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paragraph-properties fo:text-align="center" fo:break-before="page" fo:line-height="115%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T2_4" style:family="text">
      <style:text-properties fo:font-size="14pt" style:font-size-asian="14pt" style:font-size-complex="14pt"/>
    </style:style>
    <style:style style:name="T2_5" style:family="text">
      <style:text-properties fo:font-size="14pt" style:font-size-asian="14pt" style:font-size-complex="14pt"/>
    </style:style>
    <style:style style:name="T2_6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T3_3" style:family="text">
      <style:text-properties fo:font-size="14pt" style:font-size-asian="14pt" style:font-size-complex="14pt"/>
    </style:style>
    <style:style style:name="T3_4" style:family="text">
      <style:text-properties fo:font-size="14pt" style:font-size-asian="14pt" style:font-size-complex="14pt"/>
    </style:style>
    <style:style style:name="T3_5" style:family="text">
      <style:text-properties fo:font-size="14pt" style:font-size-asian="14pt" style:font-size-complex="14pt"/>
    </style:style>
    <style:style style:name="T3_6" style:family="text">
      <style:text-properties fo:font-size="14pt" style:font-size-asian="14pt" style:font-size-complex="14pt"/>
    </style:style>
    <style:style style:name="T3_7" style:family="text">
      <style:text-properties fo:font-size="14pt" style:font-size-asian="14pt" style:font-size-complex="14pt"/>
    </style:style>
    <style:style style:name="T3_8" style:family="text">
      <style:text-properties fo:font-size="14pt" style:font-size-asian="14pt" style:font-size-complex="14pt"/>
    </style:style>
    <style:style style:name="T3_9" style:family="text">
      <style:text-properties fo:font-size="14pt" style:font-size-asian="14pt" style:font-size-complex="14pt"/>
    </style:style>
    <style:style style:name="T3_10" style:family="text">
      <style:text-properties fo:font-size="14pt" style:font-size-asian="14pt" style:font-size-complex="14pt"/>
    </style:style>
    <style:style style:name="T3_11" style:family="text">
      <style:text-properties fo:font-size="14pt" style:font-size-asian="14pt" style:font-size-complex="14pt"/>
    </style:style>
    <style:style style:name="T3_12" style:family="text">
      <style:text-properties fo:font-size="14pt" style:font-size-asian="14pt" style:font-size-complex="14pt"/>
    </style:style>
    <style:style style:name="T3_13" style:family="text">
      <style:text-properties fo:font-size="14pt" style:font-size-asian="14pt" style:font-size-complex="14pt"/>
    </style:style>
    <style:style style:name="T3_14" style:family="text">
      <style:text-properties fo:font-size="14pt" style:font-size-asian="14pt" style:font-size-complex="14pt"/>
    </style:style>
    <style:style style:name="T3_15" style:family="text">
      <style:text-properties fo:font-size="14pt" style:font-size-asian="14pt" style:font-size-complex="14pt"/>
    </style:style>
    <style:style style:name="T3_16" style:family="text">
      <style:text-properties fo:font-size="14pt" style:font-size-asian="14pt" style:font-size-complex="14pt"/>
    </style:style>
    <style:style style:name="T3_17" style:family="text">
      <style:text-properties fo:font-size="14pt" style:font-size-asian="14pt" style:font-size-complex="14pt"/>
    </style:style>
    <style:style style:name="T3_18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6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27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29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0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1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2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3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4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5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6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7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8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9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1" style:family="paragraph" style:parent-style-name="Standard">
      <style:paragraph-properties fo:text-align="right" fo:break-before="auto" fo:text-indent="0cm" fo:line-height="115%" fo:margin-top="0.071cm" fo:margin-left="0cm" fo:margin-right="0cm" fo:keep-with-next="always" fo:keep-together="always" fo:orphans="2" fo:widows="2" style:writing-mode="lr-tb"/>
      <style:text-properties fo:font-size="14pt" style:font-size-asian="14pt" style:font-size-complex="14pt"/>
    </style:style>
    <style:style style:name="P42" style:family="paragraph" style:parent-style-name="Standard">
      <style:paragraph-properties fo:text-align="right" fo:break-before="auto" fo:text-indent="0cm" fo:line-height="115%" fo:margin-top="0.071cm" fo:margin-bottom="0cm" fo:margin-left="0cm" fo:margin-right="0cm" fo:keep-with-next="always" fo:keep-together="always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right" fo:break-before="auto" fo:line-height="115%" style:writing-mode="lr-tb"/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Verdana" fo:font-size="12pt" style:font-name-asian="Verdana" style:font-size-asian="12pt" style:font-name-complex="Verdana" style:font-size-complex="12pt"/>
    </style:style>
    <style:style style:name="T45_2" style:family="text">
      <style:text-properties style:font-name="Verdana" fo:font-size="12pt" style:font-name-asian="Verdana" style:font-size-asian="12pt" style:font-name-complex="Verdana" style:font-size-complex="12pt"/>
    </style:style>
    <style:style style:name="T45_3" style:family="text">
      <style:text-properties style:font-name="Verdana" fo:font-size="12pt" style:font-name-asian="Verdana" style:font-size-asian="12pt" style:font-name-complex="Verdana" style:font-size-complex="12pt"/>
    </style:style>
    <style:style style:name="T45_4" style:family="text">
      <style:text-properties style:font-name="Verdana" fo:font-size="12pt" style:font-name-asian="Verdana" style:font-size-asian="12pt" style:font-name-complex="Verdana" style:font-size-complex="12pt"/>
    </style:style>
    <style:style style:name="T45_5" style:family="text">
      <style:text-properties style:font-name="Verdana" fo:font-size="12pt" style:font-name-asian="Verdana" style:font-size-asian="12pt" style:font-name-complex="Verdana" style:font-size-complex="12pt"/>
    </style:style>
    <style:style style:name="T45_6" style:family="text">
      <style:text-properties style:font-name="Verdana" fo:font-size="12pt" style:font-name-asian="Verdana" style:font-size-asian="12pt" style:font-name-complex="Verdana" style:font-size-complex="12pt"/>
    </style:style>
    <style:style style:name="T45_7" style:family="text">
      <style:text-properties style:font-name="Verdana" fo:font-size="12pt" style:font-name-asian="Verdana" style:font-size-asian="12pt" style:font-name-complex="Verdana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Verdana" fo:font-size="12pt" style:font-name-asian="Verdana" style:font-size-asian="12pt" style:font-name-complex="Verdana" style:font-size-complex="12pt"/>
    </style:style>
    <style:style style:name="T47_2" style:family="text">
      <style:text-properties style:font-name="Verdana" fo:font-size="12pt" style:font-name-asian="Verdana" style:font-size-asian="12pt" style:font-name-complex="Verdana" style:font-size-complex="12pt"/>
    </style:style>
    <style:style style:name="T47_3" style:family="text">
      <style:text-properties style:font-name="Verdana" fo:font-size="12pt" style:font-name-asian="Verdana" style:font-size-asian="12pt" style:font-name-complex="Verdana" style:font-size-complex="12pt"/>
    </style:style>
    <style:style style:name="T47_4" style:family="text">
      <style:text-properties style:font-name="Verdana" fo:font-size="12pt" style:font-name-asian="Verdana" style:font-size-asian="12pt" style:font-name-complex="Verdana" style:font-size-complex="12pt"/>
    </style:style>
    <style:style style:name="T47_5" style:family="text">
      <style:text-properties style:font-name="Verdana" fo:font-size="12pt" style:font-name-asian="Verdana" style:font-size-asian="12pt" style:font-name-complex="Verdana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Verdana" fo:font-size="12pt" style:font-name-asian="Verdana" style:font-size-asian="12pt" style:font-name-complex="Verdana" style:font-size-complex="12pt"/>
    </style:style>
    <style:style style:name="T48_2" style:family="text">
      <style:text-properties style:font-name="Verdana" fo:font-size="12pt" style:font-name-asian="Verdana" style:font-size-asian="12pt" style:font-name-complex="Verdana" style:font-size-complex="12pt"/>
    </style:style>
    <style:style style:name="T48_3" style:family="text">
      <style:text-properties style:font-name="Verdana" fo:font-size="12pt" style:font-name-asian="Verdana" style:font-size-asian="12pt" style:font-name-complex="Verdana" style:font-size-complex="12pt"/>
    </style:style>
    <style:style style:name="T48_4" style:family="text">
      <style:text-properties style:font-name="Verdana" fo:font-size="12pt" style:font-name-asian="Verdana" style:font-size-asian="12pt" style:font-name-complex="Verdana" style:font-size-complex="12pt"/>
    </style:style>
    <style:style style:name="T48_5" style:family="text">
      <style:text-properties style:font-name="Verdana" fo:font-size="12pt" style:font-name-asian="Verdana" style:font-size-asian="12pt" style:font-name-complex="Verdana" style:font-size-complex="12pt"/>
    </style:style>
    <style:style style:name="T48_6" style:family="text">
      <style:text-properties style:font-name="Verdana" fo:font-size="12pt" style:font-name-asian="Verdana" style:font-size-asian="12pt" style:font-name-complex="Verdana" style:font-size-complex="12pt"/>
    </style:style>
    <style:style style:name="T48_7" style:family="text">
      <style:text-properties style:font-name="Verdana" fo:font-size="12pt" style:font-name-asian="Verdana" style:font-size-asian="12pt" style:font-name-complex="Verdana" style:font-size-complex="12pt"/>
    </style:style>
    <style:style style:name="T48_8" style:family="text">
      <style:text-properties style:font-name="Verdana" fo:font-size="12pt" style:font-name-asian="Verdana" style:font-size-asian="12pt" style:font-name-complex="Verdana" style:font-size-complex="12pt"/>
    </style:style>
    <style:style style:name="T48_9" style:family="text">
      <style:text-properties style:font-name="Verdana" fo:font-size="12pt" style:font-name-asian="Verdana" style:font-size-asian="12pt" style:font-name-complex="Verdana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Verdana" fo:font-size="12pt" style:font-name-asian="Verdana" style:font-size-asian="12pt" style:font-name-complex="Verdana" style:font-size-complex="12pt"/>
    </style:style>
    <style:style style:name="T49_2" style:family="text">
      <style:text-properties style:font-name="Verdana" fo:font-size="12pt" style:font-name-asian="Verdana" style:font-size-asian="12pt" style:font-name-complex="Verdana" style:font-size-complex="12pt"/>
    </style:style>
    <style:style style:name="T49_3" style:family="text">
      <style:text-properties style:font-name="Verdana" fo:font-size="12pt" style:font-name-asian="Verdana" style:font-size-asian="12pt" style:font-name-complex="Verdana" style:font-size-complex="12pt"/>
    </style:style>
    <style:style style:name="T49_4" style:family="text">
      <style:text-properties style:font-name="Verdana" fo:font-size="12pt" style:font-name-asian="Verdana" style:font-size-asian="12pt" style:font-name-complex="Verdana" style:font-size-complex="12pt"/>
    </style:style>
    <style:style style:name="T49_5" style:family="text">
      <style:text-properties style:font-name="Verdana" fo:font-size="12pt" style:font-name-asian="Verdana" style:font-size-asian="12pt" style:font-name-complex="Verdana" style:font-size-complex="12pt"/>
    </style:style>
    <style:style style:name="T49_6" style:family="text">
      <style:text-properties style:font-name="Verdana" fo:font-size="12pt" style:font-name-asian="Verdana" style:font-size-asian="12pt" style:font-name-complex="Verdana" style:font-size-complex="12pt"/>
    </style:style>
    <style:style style:name="T49_7" style:family="text">
      <style:text-properties style:font-name="Verdana" fo:font-size="12pt" style:font-name-asian="Verdana" style:font-size-asian="12pt" style:font-name-complex="Verdana" style:font-size-complex="12pt"/>
    </style:style>
    <style:style style:name="T49_8" style:family="text">
      <style:text-properties style:font-name="Verdana" fo:font-size="12pt" style:font-name-asian="Verdana" style:font-size-asian="12pt" style:font-name-complex="Verdana" style:font-size-complex="12pt"/>
    </style:style>
    <style:style style:name="T49_9" style:family="text">
      <style:text-properties style:font-name="Verdana" fo:font-size="12pt" style:font-name-asian="Verdana" style:font-size-asian="12pt" style:font-name-complex="Verdana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Verdana" fo:font-size="14pt" style:font-name-asian="Verdana" style:font-size-asian="14pt" style:font-name-complex="Verdana" style:font-size-complex="14pt"/>
    </style:style>
    <style:style style:name="T52_2" style:family="text">
      <style:text-properties style:font-name="Verdana" fo:font-size="14pt" style:font-name-asian="Verdana" style:font-size-asian="14pt" style:font-name-complex="Verdana" style:font-size-complex="14pt"/>
    </style:style>
    <style:style style:name="T52_3" style:family="text">
      <style:text-properties style:font-name="Verdana" fo:font-size="14pt" style:font-name-asian="Verdana" style:font-size-asian="14pt" style:font-name-complex="Verdana" style:font-size-complex="14pt"/>
    </style:style>
    <style:style style:name="P53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4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5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6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7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8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9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0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1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2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3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4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5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Table1" style:family="table">
      <style:table-properties table:align="left" style:width="18.198cm" fo:margin-left="0cm"/>
    </style:style>
    <style:style style:name="Column1" style:family="table-column">
      <style:table-column-properties style:column-width="3.69cm"/>
    </style:style>
    <style:style style:name="Column2" style:family="table-column">
      <style:table-column-properties style:column-width="4.166cm"/>
    </style:style>
    <style:style style:name="Column3" style:family="table-column">
      <style:table-column-properties style:column-width="3.664cm"/>
    </style:style>
    <style:style style:name="Column4" style:family="table-column">
      <style:table-column-properties style:column-width="6.678cm"/>
    </style:style>
    <style:style style:name="Row1" style:family="table-row"/>
    <style:style style:name="Cell1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2" style:family="paragraph" style:parent-style-name="Standard">
      <style:paragraph-properties fo:text-align="center" fo:break-before="auto" fo:text-indent="0cm" fo:line-height="112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5%" fo:margin-top="0.42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5%" fo:margin-top="0.423cm" fo:margin-left="0cm" fo:margin-right="0cm" fo:keep-with-next="always" fo:keep-together="always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15_1" style:family="text"/>
    <style:style style:name="T115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5_3" style:family="text"/>
    <style:style style:name="T115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5_5" style:family="text"/>
    <style:style style:name="T115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16_1" style:family="text"/>
    <style:style style:name="T116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3" style:family="text"/>
    <style:style style:name="T116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5" style:family="text"/>
    <style:style style:name="T116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7" style:family="text"/>
    <style:style style:name="T116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9" style:family="text"/>
    <style:style style:name="T116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1" style:family="text"/>
    <style:style style:name="T116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3" style:family="text"/>
    <style:style style:name="T116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5" style:family="text"/>
    <style:style style:name="T116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7" style:family="text"/>
    <style:style style:name="T116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9" style:family="text"/>
    <style:style style:name="T116_2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21" style:family="text"/>
    <style:style style:name="T116_2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17_1" style:family="text"/>
    <style:style style:name="T117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3" style:family="text"/>
    <style:style style:name="T117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5" style:family="text"/>
    <style:style style:name="T117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7" style:family="text"/>
    <style:style style:name="T117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9" style:family="text"/>
    <style:style style:name="T117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11" style:family="text"/>
    <style:style style:name="T117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13" style:family="text"/>
    <style:style style:name="T117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18_1" style:family="text"/>
    <style:style style:name="T118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3" style:family="text"/>
    <style:style style:name="T118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5" style:family="text"/>
    <style:style style:name="T118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7" style:family="text"/>
    <style:style style:name="T118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9" style:family="text"/>
    <style:style style:name="T118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11" style:family="text"/>
    <style:style style:name="T118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13" style:family="text"/>
    <style:style style:name="T118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15" style:family="text"/>
    <style:style style:name="T118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17" style:family="text"/>
    <style:style style:name="T118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5%" fo:margin-top="0cm" fo:margin-bottom="0.176cm" fo:margin-left="0.776cm" fo:margin-right="0cm" fo:orphans="2" fo:widows="2" style:writing-mode="lr-tb">
        <style:tab-stops>
          <style:tab-stop style:type="right" style:leader-style="none" style:position="15.734cm"/>
        </style:tab-stops>
      </style:paragraph-properties>
    </style:style>
    <style:style style:name="T119_1" style:family="text"/>
    <style:style style:name="T119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9_3" style:family="text"/>
    <style:style style:name="T119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9_5" style:family="text"/>
    <style:style style:name="T119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1.498cm" fo:margin-right="0cm" fo:orphans="2" fo:widows="2" style:writing-mode="lr-tb">
        <style:tab-stops>
          <style:tab-stop style:type="right" style:leader-style="none" style:position="15.012cm"/>
        </style:tab-stops>
      </style:paragraph-properties>
    </style:style>
    <style:style style:name="T120_1" style:family="text"/>
    <style:style style:name="T1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3" style:family="text"/>
    <style:style style:name="T1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5" style:family="text"/>
    <style:style style:name="T12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7" style:family="text"/>
    <style:style style:name="T12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9" style:family="text"/>
    <style:style style:name="T12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11" style:family="text"/>
    <style:style style:name="T12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13" style:family="text"/>
    <style:style style:name="T12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1.498cm" fo:margin-right="0cm" fo:orphans="2" fo:widows="2" style:writing-mode="lr-tb">
        <style:tab-stops>
          <style:tab-stop style:type="right" style:leader-style="none" style:position="15.012cm"/>
        </style:tab-stops>
      </style:paragraph-properties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3" style:family="text"/>
    <style:style style:name="T12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5" style:family="text"/>
    <style:style style:name="T12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7" style:family="text"/>
    <style:style style:name="T12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9" style:family="text"/>
    <style:style style:name="T12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1" style:family="text"/>
    <style:style style:name="T12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3" style:family="text"/>
    <style:style style:name="T12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5%" fo:margin-top="0cm" fo:margin-bottom="0.176cm" fo:margin-left="0.776cm" fo:margin-right="0cm" fo:orphans="2" fo:widows="2" style:writing-mode="lr-tb">
        <style:tab-stops>
          <style:tab-stop style:type="right" style:leader-style="none" style:position="15.734cm"/>
        </style:tab-stops>
      </style:paragraph-properties>
    </style:style>
    <style:style style:name="T122_1" style:family="text"/>
    <style:style style:name="T122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2_3" style:family="text"/>
    <style:style style:name="T122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2_5" style:family="text"/>
    <style:style style:name="T122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3_1" style:family="text"/>
    <style:style style:name="T123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3_3" style:family="text"/>
    <style:style style:name="T123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3_5" style:family="text"/>
    <style:style style:name="T123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4_1" style:family="text"/>
    <style:style style:name="T124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3" style:family="text"/>
    <style:style style:name="T124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5" style:family="text"/>
    <style:style style:name="T124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7" style:family="text"/>
    <style:style style:name="T124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9" style:family="text"/>
    <style:style style:name="T124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1" style:family="text"/>
    <style:style style:name="T124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3" style:family="text"/>
    <style:style style:name="T124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5" style:family="text"/>
    <style:style style:name="T124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7" style:family="text"/>
    <style:style style:name="T124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9" style:family="text"/>
    <style:style style:name="T124_2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21" style:family="text"/>
    <style:style style:name="T124_2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23" style:family="text"/>
    <style:style style:name="T124_2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25" style:family="text"/>
    <style:style style:name="T124_2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25_1" style:family="text"/>
    <style:style style:name="T125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3" style:family="text"/>
    <style:style style:name="T125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5" style:family="text"/>
    <style:style style:name="T125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7" style:family="text"/>
    <style:style style:name="T125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9" style:family="text"/>
    <style:style style:name="T125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11" style:family="text"/>
    <style:style style:name="T125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13" style:family="text"/>
    <style:style style:name="T125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15" style:family="text"/>
    <style:style style:name="T125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17" style:family="text"/>
    <style:style style:name="T125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6_1" style:family="text"/>
    <style:style style:name="T126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3" style:family="text"/>
    <style:style style:name="T126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5" style:family="text"/>
    <style:style style:name="T126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7" style:family="text"/>
    <style:style style:name="T126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9" style:family="text"/>
    <style:style style:name="T126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11" style:family="text"/>
    <style:style style:name="T126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13" style:family="text"/>
    <style:style style:name="T126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7_1" style:family="text"/>
    <style:style style:name="T127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3" style:family="text"/>
    <style:style style:name="T127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5" style:family="text"/>
    <style:style style:name="T127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7" style:family="text"/>
    <style:style style:name="T127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9" style:family="text"/>
    <style:style style:name="T127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11" style:family="text"/>
    <style:style style:name="T127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13" style:family="text"/>
    <style:style style:name="T127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8_1" style:family="text"/>
    <style:style style:name="T128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3" style:family="text"/>
    <style:style style:name="T128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5" style:family="text"/>
    <style:style style:name="T128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7" style:family="text"/>
    <style:style style:name="T128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9" style:family="text"/>
    <style:style style:name="T128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9_1" style:family="text"/>
    <style:style style:name="T129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3" style:family="text"/>
    <style:style style:name="T129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5" style:family="text"/>
    <style:style style:name="T129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7" style:family="text"/>
    <style:style style:name="T129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9" style:family="text"/>
    <style:style style:name="T129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11" style:family="text"/>
    <style:style style:name="T129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13" style:family="text"/>
    <style:style style:name="T129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31_1" style:family="text"/>
    <style:style style:name="T131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3" style:family="text"/>
    <style:style style:name="T131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5" style:family="text"/>
    <style:style style:name="T131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7" style:family="text"/>
    <style:style style:name="T131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9" style:family="text"/>
    <style:style style:name="T131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11" style:family="text"/>
    <style:style style:name="T131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13" style:family="text"/>
    <style:style style:name="T131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32_1" style:family="text"/>
    <style:style style:name="T132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3" style:family="text"/>
    <style:style style:name="T132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5" style:family="text"/>
    <style:style style:name="T132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7" style:family="text"/>
    <style:style style:name="T132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9" style:family="text"/>
    <style:style style:name="T132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1" style:family="text"/>
    <style:style style:name="T132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3" style:family="text"/>
    <style:style style:name="T132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5" style:family="text"/>
    <style:style style:name="T132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7" style:family="text"/>
    <style:style style:name="T132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9" style:family="text"/>
    <style:style style:name="T132_2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21" style:family="text"/>
    <style:style style:name="T132_2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3_1" style:family="text"/>
    <style:style style:name="T133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3" style:family="text"/>
    <style:style style:name="T133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5" style:family="text"/>
    <style:style style:name="T133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7" style:family="text"/>
    <style:style style:name="T133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9" style:family="text"/>
    <style:style style:name="T133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11" style:family="text"/>
    <style:style style:name="T133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4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5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6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7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8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9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0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1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2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3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4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5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6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7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8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9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.07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.071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Heading_20_1">
      <style:paragraph-properties fo:break-before="auto" fo:line-height="115%" style:writing-mode="lr-tb"/>
    </style:style>
    <style:style style:name="T193_1" style:family="text"/>
    <style:style style:name="T193_2" style:family="text"/>
    <style:style style:name="P194" style:family="paragraph" style:parent-style-name="Standard">
      <style:paragraph-properties fo:text-align="right" fo:break-before="auto" fo:line-height="115%" style:writing-mode="lr-tb"/>
    </style:style>
    <style:style style:name="P195" style:family="paragraph" style:parent-style-name="Heading_20_2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P196" style:family="paragraph" style:parent-style-name="Standard">
      <style:paragraph-properties fo:text-align="justify" fo:break-before="auto" fo:text-indent="1.27cm" fo:line-height="115%" style:writing-mode="lr-tb"/>
    </style:style>
    <style:style style:name="P197" style:family="paragraph" style:parent-style-name="Standard">
      <style:paragraph-properties fo:text-align="justify" fo:break-before="auto" fo:text-indent="1.27cm" fo:line-height="115%" style:writing-mode="lr-tb"/>
    </style:style>
    <style:style style:name="T197_1" style:family="text">
      <style:text-properties fo:font-size="12pt" style:font-size-asian="12pt" style:font-size-complex="12pt"/>
    </style:style>
    <style:style style:name="T197_2" style:family="text">
      <style:text-properties fo:font-size="12pt" style:font-size-asian="12pt" style:font-size-complex="12pt"/>
    </style:style>
    <style:style style:name="T197_3" style:family="text">
      <style:text-properties fo:font-size="12pt" style:font-size-asian="12pt" style:font-size-complex="12pt"/>
    </style:style>
    <style:style style:name="T197_4" style:family="text">
      <style:text-properties fo:font-size="12pt" style:font-size-asian="12pt" style:font-size-complex="12pt"/>
    </style:style>
    <style:style style:name="T197_5" style:family="text">
      <style:text-properties fo:font-size="12pt" style:font-size-asian="12pt" style:font-size-complex="12pt"/>
    </style:style>
    <style:style style:name="T197_6" style:family="text">
      <style:text-properties fo:font-size="12pt" style:font-size-asian="12pt" style:font-size-complex="12pt"/>
    </style:style>
    <style:style style:name="T197_7" style:family="text">
      <style:text-properties fo:font-size="12pt" style:font-size-asian="12pt" style:font-size-complex="12pt"/>
    </style:style>
    <style:style style:name="T197_8" style:family="text">
      <style:text-properties fo:font-size="12pt" style:font-size-asian="12pt" style:font-size-complex="12pt"/>
    </style:style>
    <style:style style:name="T197_9" style:family="text">
      <style:text-properties fo:font-size="12pt" style:font-size-asian="12pt" style:font-size-complex="12pt"/>
    </style:style>
    <style:style style:name="T197_10" style:family="text">
      <style:text-properties fo:font-size="12pt" style:font-size-asian="12pt" style:font-size-complex="12pt"/>
    </style:style>
    <style:style style:name="T197_11" style:family="text">
      <style:text-properties fo:font-size="12pt" style:font-size-asian="12pt" style:font-size-complex="12pt"/>
    </style:style>
    <style:style style:name="T197_12" style:family="text">
      <style:text-properties fo:font-size="12pt" style:font-size-asian="12pt" style:font-size-complex="12pt"/>
    </style:style>
    <style:style style:name="T197_13" style:family="text">
      <style:text-properties fo:font-size="12pt" style:font-size-asian="12pt" style:font-size-complex="12pt"/>
    </style:style>
    <style:style style:name="T197_14" style:family="text">
      <style:text-properties fo:font-size="12pt" style:font-size-asian="12pt" style:font-size-complex="12pt"/>
    </style:style>
    <style:style style:name="T197_15" style:family="text">
      <style:text-properties fo:font-size="12pt" style:font-size-asian="12pt" style:font-size-complex="12pt"/>
    </style:style>
    <style:style style:name="T197_16" style:family="text">
      <style:text-properties fo:font-size="12pt" style:font-size-asian="12pt" style:font-size-complex="12pt"/>
    </style:style>
    <style:style style:name="T197_17" style:family="text">
      <style:text-properties fo:font-size="12pt" style:font-size-asian="12pt" style:font-size-complex="12pt"/>
    </style:style>
    <style:style style:name="T197_18" style:family="text">
      <style:text-properties fo:font-size="12pt" style:font-size-asian="12pt" style:font-size-complex="12pt"/>
    </style:style>
    <style:style style:name="T197_19" style:family="text">
      <style:text-properties fo:font-size="12pt" style:font-size-asian="12pt" style:font-size-complex="12pt"/>
    </style:style>
    <style:style style:name="T197_20" style:family="text">
      <style:text-properties fo:font-size="12pt" style:font-size-asian="12pt" style:font-size-complex="12pt"/>
    </style:style>
    <style:style style:name="T197_21" style:family="text">
      <style:text-properties fo:font-size="12pt" style:font-size-asian="12pt" style:font-size-complex="12pt"/>
    </style:style>
    <style:style style:name="T197_22" style:family="text">
      <style:text-properties fo:font-size="12pt" style:font-size-asian="12pt" style:font-size-complex="12pt"/>
    </style:style>
    <style:style style:name="T197_23" style:family="text">
      <style:text-properties fo:font-size="12pt" style:font-size-asian="12pt" style:font-size-complex="12pt"/>
    </style:style>
    <style:style style:name="T197_24" style:family="text">
      <style:text-properties fo:font-size="12pt" style:font-size-asian="12pt" style:font-size-complex="12pt"/>
    </style:style>
    <style:style style:name="T197_25" style:family="text">
      <style:text-properties fo:font-size="12pt" style:font-size-asian="12pt" style:font-size-complex="12pt"/>
    </style:style>
    <style:style style:name="T197_26" style:family="text">
      <style:text-properties fo:font-size="12pt" style:font-size-asian="12pt" style:font-size-complex="12pt"/>
    </style:style>
    <style:style style:name="T197_27" style:family="text">
      <style:text-properties fo:font-size="12pt" style:font-size-asian="12pt" style:font-size-complex="12pt"/>
    </style:style>
    <style:style style:name="T197_28" style:family="text">
      <style:text-properties fo:font-size="12pt" style:font-size-asian="12pt" style:font-size-complex="12pt"/>
    </style:style>
    <style:style style:name="T197_29" style:family="text">
      <style:text-properties fo:font-size="12pt" style:font-size-asian="12pt" style:font-size-complex="12pt"/>
    </style:style>
    <style:style style:name="T197_30" style:family="text">
      <style:text-properties fo:font-size="12pt" style:font-size-asian="12pt" style:font-size-complex="12pt"/>
    </style:style>
    <style:style style:name="T197_31" style:family="text">
      <style:text-properties fo:font-size="12pt" style:font-size-asian="12pt" style:font-size-complex="12pt"/>
    </style:style>
    <style:style style:name="T197_32" style:family="text">
      <style:text-properties fo:font-size="12pt" style:font-size-asian="12pt" style:font-size-complex="12pt"/>
    </style:style>
    <style:style style:name="T197_33" style:family="text">
      <style:text-properties fo:font-size="12pt" style:font-size-asian="12pt" style:font-size-complex="12pt"/>
    </style:style>
    <style:style style:name="T197_34" style:family="text">
      <style:text-properties fo:font-size="12pt" style:font-size-asian="12pt" style:font-size-complex="12pt"/>
    </style:style>
    <style:style style:name="T197_35" style:family="text">
      <style:text-properties fo:font-size="12pt" style:font-size-asian="12pt" style:font-size-complex="12pt"/>
    </style:style>
    <style:style style:name="T197_36" style:family="text">
      <style:text-properties fo:font-size="12pt" style:font-size-asian="12pt" style:font-size-complex="12pt"/>
    </style:style>
    <style:style style:name="T197_37" style:family="text">
      <style:text-properties fo:font-size="12pt" style:font-size-asian="12pt" style:font-size-complex="12pt"/>
    </style:style>
    <style:style style:name="T197_38" style:family="text">
      <style:text-properties fo:font-size="12pt" style:font-size-asian="12pt" style:font-size-complex="12pt"/>
    </style:style>
    <style:style style:name="T197_39" style:family="text">
      <style:text-properties fo:font-size="12pt" style:font-size-asian="12pt" style:font-size-complex="12pt"/>
    </style:style>
    <style:style style:name="T197_40" style:family="text">
      <style:text-properties fo:font-size="12pt" style:font-size-asian="12pt" style:font-size-complex="12pt"/>
    </style:style>
    <style:style style:name="T197_41" style:family="text">
      <style:text-properties fo:font-size="12pt" style:font-size-asian="12pt" style:font-size-complex="12pt"/>
    </style:style>
    <style:style style:name="T197_42" style:family="text">
      <style:text-properties fo:font-size="12pt" style:font-size-asian="12pt" style:font-size-complex="12pt"/>
    </style:style>
    <style:style style:name="T197_43" style:family="text">
      <style:text-properties fo:font-size="12pt" style:font-size-asian="12pt" style:font-size-complex="12pt"/>
    </style:style>
    <style:style style:name="T197_44" style:family="text">
      <style:text-properties fo:font-size="12pt" style:font-size-asian="12pt" style:font-size-complex="12pt"/>
    </style:style>
    <style:style style:name="T197_45" style:family="text">
      <style:text-properties fo:font-size="12pt" style:font-size-asian="12pt" style:font-size-complex="12pt"/>
    </style:style>
    <style:style style:name="T197_46" style:family="text">
      <style:text-properties fo:font-size="12pt" style:font-size-asian="12pt" style:font-size-complex="12pt"/>
    </style:style>
    <style:style style:name="T197_47" style:family="text">
      <style:text-properties fo:font-size="12pt" style:font-size-asian="12pt" style:font-size-complex="12pt"/>
    </style:style>
    <style:style style:name="T197_48" style:family="text">
      <style:text-properties fo:font-size="12pt" style:font-size-asian="12pt" style:font-size-complex="12pt"/>
    </style:style>
    <style:style style:name="T197_49" style:family="text">
      <style:text-properties fo:font-size="12pt" style:font-size-asian="12pt" style:font-size-complex="12pt"/>
    </style:style>
    <style:style style:name="T197_50" style:family="text">
      <style:text-properties fo:font-size="12pt" style:font-size-asian="12pt" style:font-size-complex="12pt"/>
    </style:style>
    <style:style style:name="T197_51" style:family="text">
      <style:text-properties fo:font-size="12pt" style:font-size-asian="12pt" style:font-size-complex="12pt"/>
    </style:style>
    <style:style style:name="T197_52" style:family="text">
      <style:text-properties fo:font-size="12pt" style:font-size-asian="12pt" style:font-size-complex="12pt"/>
    </style:style>
    <style:style style:name="T197_53" style:family="text">
      <style:text-properties fo:font-size="12pt" style:font-size-asian="12pt" style:font-size-complex="12pt"/>
    </style:style>
    <style:style style:name="T197_54" style:family="text">
      <style:text-properties fo:font-size="12pt" style:font-size-asian="12pt" style:font-size-complex="12pt"/>
    </style:style>
    <style:style style:name="T197_55" style:family="text">
      <style:text-properties fo:font-size="12pt" style:font-size-asian="12pt" style:font-size-complex="12pt"/>
    </style:style>
    <style:style style:name="T197_56" style:family="text">
      <style:text-properties fo:font-size="12pt" style:font-size-asian="12pt" style:font-size-complex="12pt"/>
    </style:style>
    <style:style style:name="T197_57" style:family="text">
      <style:text-properties fo:font-size="12pt" style:font-size-asian="12pt" style:font-size-complex="12pt"/>
    </style:style>
    <style:style style:name="T197_58" style:family="text">
      <style:text-properties fo:font-size="12pt" style:font-size-asian="12pt" style:font-size-complex="12pt"/>
    </style:style>
    <style:style style:name="T197_59" style:family="text">
      <style:text-properties fo:font-size="12pt" style:font-size-asian="12pt" style:font-size-complex="12pt"/>
    </style:style>
    <style:style style:name="T197_60" style:family="text">
      <style:text-properties fo:font-size="12pt" style:font-size-asian="12pt" style:font-size-complex="12pt"/>
    </style:style>
    <style:style style:name="T197_61" style:family="text">
      <style:text-properties fo:font-size="12pt" style:font-size-asian="12pt" style:font-size-complex="12pt"/>
    </style:style>
    <style:style style:name="T197_62" style:family="text">
      <style:text-properties fo:font-size="12pt" style:font-size-asian="12pt" style:font-size-complex="12pt"/>
    </style:style>
    <style:style style:name="T197_63" style:family="text">
      <style:text-properties fo:font-size="12pt" style:font-size-asian="12pt" style:font-size-complex="12pt"/>
    </style:style>
    <style:style style:name="T197_64" style:family="text">
      <style:text-properties fo:font-size="12pt" style:font-size-asian="12pt" style:font-size-complex="12pt"/>
    </style:style>
    <style:style style:name="T197_65" style:family="text">
      <style:text-properties fo:font-size="12pt" style:font-size-asian="12pt" style:font-size-complex="12pt"/>
    </style:style>
    <style:style style:name="T197_66" style:family="text">
      <style:text-properties fo:font-size="12pt" style:font-size-asian="12pt" style:font-size-complex="12pt"/>
    </style:style>
    <style:style style:name="T197_67" style:family="text">
      <style:text-properties fo:font-size="12pt" style:font-size-asian="12pt" style:font-size-complex="12pt"/>
    </style:style>
    <style:style style:name="T197_68" style:family="text">
      <style:text-properties fo:font-size="12pt" style:font-size-asian="12pt" style:font-size-complex="12pt"/>
    </style:style>
    <style:style style:name="T197_69" style:family="text">
      <style:text-properties fo:font-size="12pt" style:font-size-asian="12pt" style:font-size-complex="12pt"/>
    </style:style>
    <style:style style:name="T197_70" style:family="text">
      <style:text-properties fo:font-size="12pt" style:font-size-asian="12pt" style:font-size-complex="12pt"/>
    </style:style>
    <style:style style:name="T197_71" style:family="text">
      <style:text-properties fo:font-size="12pt" style:font-size-asian="12pt" style:font-size-complex="12pt"/>
    </style:style>
    <style:style style:name="T197_72" style:family="text">
      <style:text-properties fo:font-size="12pt" style:font-size-asian="12pt" style:font-size-complex="12pt"/>
    </style:style>
    <style:style style:name="T197_73" style:family="text">
      <style:text-properties fo:font-size="12pt" style:font-size-asian="12pt" style:font-size-complex="12pt"/>
    </style:style>
    <style:style style:name="T197_74" style:family="text">
      <style:text-properties fo:font-size="12pt" style:font-size-asian="12pt" style:font-size-complex="12pt"/>
    </style:style>
    <style:style style:name="T197_75" style:family="text">
      <style:text-properties fo:font-size="12pt" style:font-size-asian="12pt" style:font-size-complex="12pt"/>
    </style:style>
    <style:style style:name="T197_76" style:family="text">
      <style:text-properties fo:font-size="12pt" style:font-size-asian="12pt" style:font-size-complex="12pt"/>
    </style:style>
    <style:style style:name="T197_77" style:family="text">
      <style:text-properties fo:font-size="12pt" style:font-size-asian="12pt" style:font-size-complex="12pt"/>
    </style:style>
    <style:style style:name="T197_78" style:family="text">
      <style:text-properties fo:font-size="12pt" style:font-size-asian="12pt" style:font-size-complex="12pt"/>
    </style:style>
    <style:style style:name="T197_79" style:family="text">
      <style:text-properties fo:font-size="12pt" style:font-size-asian="12pt" style:font-size-complex="12pt"/>
    </style:style>
    <style:style style:name="T197_80" style:family="text">
      <style:text-properties fo:font-size="12pt" style:font-size-asian="12pt" style:font-size-complex="12pt"/>
    </style:style>
    <style:style style:name="T197_81" style:family="text">
      <style:text-properties fo:font-size="12pt" style:font-size-asian="12pt" style:font-size-complex="12pt"/>
    </style:style>
    <style:style style:name="T197_82" style:family="text">
      <style:text-properties fo:font-size="12pt" style:font-size-asian="12pt" style:font-size-complex="12pt"/>
    </style:style>
    <style:style style:name="T197_83" style:family="text">
      <style:text-properties fo:font-size="12pt" style:font-size-asian="12pt" style:font-size-complex="12pt"/>
    </style:style>
    <style:style style:name="T197_84" style:family="text">
      <style:text-properties fo:font-size="12pt" style:font-size-asian="12pt" style:font-size-complex="12pt"/>
    </style:style>
    <style:style style:name="T197_85" style:family="text">
      <style:text-properties fo:font-size="12pt" style:font-size-asian="12pt" style:font-size-complex="12pt"/>
    </style:style>
    <style:style style:name="T197_86" style:family="text">
      <style:text-properties fo:font-size="12pt" style:font-size-asian="12pt" style:font-size-complex="12pt"/>
    </style:style>
    <style:style style:name="T197_87" style:family="text">
      <style:text-properties fo:font-size="12pt" style:font-size-asian="12pt" style:font-size-complex="12pt"/>
    </style:style>
    <style:style style:name="T197_88" style:family="text">
      <style:text-properties fo:font-size="12pt" style:font-size-asian="12pt" style:font-size-complex="12pt"/>
    </style:style>
    <style:style style:name="T197_89" style:family="text">
      <style:text-properties fo:font-size="12pt" style:font-size-asian="12pt" style:font-size-complex="12pt"/>
    </style:style>
    <style:style style:name="T197_90" style:family="text">
      <style:text-properties fo:font-size="12pt" style:font-size-asian="12pt" style:font-size-complex="12pt"/>
    </style:style>
    <style:style style:name="T197_91" style:family="text">
      <style:text-properties fo:font-size="12pt" style:font-size-asian="12pt" style:font-size-complex="12pt"/>
    </style:style>
    <style:style style:name="T197_92" style:family="text">
      <style:text-properties fo:font-size="12pt" style:font-size-asian="12pt" style:font-size-complex="12pt"/>
    </style:style>
    <style:style style:name="T197_93" style:family="text">
      <style:text-properties fo:font-size="12pt" style:font-size-asian="12pt" style:font-size-complex="12pt"/>
    </style:style>
    <style:style style:name="T197_94" style:family="text">
      <style:text-properties fo:font-size="12pt" style:font-size-asian="12pt" style:font-size-complex="12pt"/>
    </style:style>
    <style:style style:name="T197_95" style:family="text">
      <style:text-properties fo:font-size="12pt" style:font-size-asian="12pt" style:font-size-complex="12pt"/>
    </style:style>
    <style:style style:name="T197_96" style:family="text">
      <style:text-properties fo:font-size="12pt" style:font-size-asian="12pt" style:font-size-complex="12pt"/>
    </style:style>
    <style:style style:name="T197_97" style:family="text">
      <style:text-properties fo:font-size="12pt" style:font-size-asian="12pt" style:font-size-complex="12pt"/>
    </style:style>
    <style:style style:name="T197_98" style:family="text">
      <style:text-properties fo:font-size="12pt" style:font-size-asian="12pt" style:font-size-complex="12pt"/>
    </style:style>
    <style:style style:name="T197_99" style:family="text">
      <style:text-properties fo:font-size="12pt" style:font-size-asian="12pt" style:font-size-complex="12pt"/>
    </style:style>
    <style:style style:name="T197_100" style:family="text">
      <style:text-properties fo:font-size="12pt" style:font-size-asian="12pt" style:font-size-complex="12pt"/>
    </style:style>
    <style:style style:name="T197_101" style:family="text">
      <style:text-properties fo:font-size="12pt" style:font-size-asian="12pt" style:font-size-complex="12pt"/>
    </style:style>
    <style:style style:name="T197_102" style:family="text">
      <style:text-properties fo:font-size="12pt" style:font-size-asian="12pt" style:font-size-complex="12pt"/>
    </style:style>
    <style:style style:name="T197_103" style:family="text">
      <style:text-properties fo:font-size="12pt" style:font-size-asian="12pt" style:font-size-complex="12pt"/>
    </style:style>
    <style:style style:name="T197_104" style:family="text">
      <style:text-properties fo:font-size="12pt" style:font-size-asian="12pt" style:font-size-complex="12pt"/>
    </style:style>
    <style:style style:name="T197_105" style:family="text">
      <style:text-properties fo:font-size="12pt" style:font-size-asian="12pt" style:font-size-complex="12pt"/>
    </style:style>
    <style:style style:name="T197_106" style:family="text">
      <style:text-properties fo:font-size="12pt" style:font-size-asian="12pt" style:font-size-complex="12pt"/>
    </style:style>
    <style:style style:name="T197_107" style:family="text">
      <style:text-properties fo:font-size="12pt" style:font-size-asian="12pt" style:font-size-complex="12pt"/>
    </style:style>
    <style:style style:name="T197_108" style:family="text">
      <style:text-properties fo:font-size="12pt" style:font-size-asian="12pt" style:font-size-complex="12pt"/>
    </style:style>
    <style:style style:name="T197_109" style:family="text">
      <style:text-properties fo:font-size="12pt" style:font-size-asian="12pt" style:font-size-complex="12pt"/>
    </style:style>
    <style:style style:name="T197_110" style:family="text">
      <style:text-properties fo:font-size="12pt" style:font-size-asian="12pt" style:font-size-complex="12pt"/>
    </style:style>
    <style:style style:name="T197_111" style:family="text">
      <style:text-properties fo:font-size="12pt" style:font-size-asian="12pt" style:font-size-complex="12pt"/>
    </style:style>
    <style:style style:name="T197_112" style:family="text">
      <style:text-properties fo:font-size="12pt" style:font-size-asian="12pt" style:font-size-complex="12pt"/>
    </style:style>
    <style:style style:name="T197_113" style:family="text">
      <style:text-properties fo:font-size="12pt" style:font-size-asian="12pt" style:font-size-complex="12pt"/>
    </style:style>
    <style:style style:name="T197_114" style:family="text">
      <style:text-properties fo:font-size="12pt" style:font-size-asian="12pt" style:font-size-complex="12pt"/>
    </style:style>
    <style:style style:name="T197_115" style:family="text">
      <style:text-properties fo:font-size="12pt" style:font-size-asian="12pt" style:font-size-complex="12pt"/>
    </style:style>
    <style:style style:name="T197_116" style:family="text">
      <style:text-properties fo:font-size="12pt" style:font-size-asian="12pt" style:font-size-complex="12pt"/>
    </style:style>
    <style:style style:name="T197_117" style:family="text">
      <style:text-properties fo:font-size="12pt" style:font-size-asian="12pt" style:font-size-complex="12pt"/>
    </style:style>
    <style:style style:name="T197_118" style:family="text">
      <style:text-properties fo:font-size="12pt" style:font-size-asian="12pt" style:font-size-complex="12pt"/>
    </style:style>
    <style:style style:name="T197_119" style:family="text">
      <style:text-properties fo:font-size="12pt" style:font-size-asian="12pt" style:font-size-complex="12pt"/>
    </style:style>
    <style:style style:name="T197_120" style:family="text">
      <style:text-properties fo:font-size="12pt" style:font-size-asian="12pt" style:font-size-complex="12pt"/>
    </style:style>
    <style:style style:name="T197_121" style:family="text">
      <style:text-properties fo:font-size="12pt" style:font-size-asian="12pt" style:font-size-complex="12pt"/>
    </style:style>
    <style:style style:name="T197_122" style:family="text">
      <style:text-properties fo:font-size="12pt" style:font-size-asian="12pt" style:font-size-complex="12pt"/>
    </style:style>
    <style:style style:name="T197_123" style:family="text">
      <style:text-properties fo:font-size="12pt" style:font-size-asian="12pt" style:font-size-complex="12pt"/>
    </style:style>
    <style:style style:name="T197_124" style:family="text">
      <style:text-properties fo:font-size="12pt" style:font-size-asian="12pt" style:font-size-complex="12pt"/>
    </style:style>
    <style:style style:name="T197_125" style:family="text">
      <style:text-properties fo:font-size="12pt" style:font-size-asian="12pt" style:font-size-complex="12pt"/>
    </style:style>
    <style:style style:name="T197_126" style:family="text">
      <style:text-properties fo:font-size="12pt" style:font-size-asian="12pt" style:font-size-complex="12pt"/>
    </style:style>
    <style:style style:name="T197_127" style:family="text">
      <style:text-properties fo:font-size="12pt" style:font-size-asian="12pt" style:font-size-complex="12pt"/>
    </style:style>
    <style:style style:name="T197_128" style:family="text">
      <style:text-properties fo:font-size="12pt" style:font-size-asian="12pt" style:font-size-complex="12pt"/>
    </style:style>
    <style:style style:name="T197_129" style:family="text">
      <style:text-properties fo:font-size="12pt" style:font-size-asian="12pt" style:font-size-complex="12pt"/>
    </style:style>
    <style:style style:name="T197_130" style:family="text">
      <style:text-properties fo:font-size="12pt" style:font-size-asian="12pt" style:font-size-complex="12pt"/>
    </style:style>
    <style:style style:name="T197_131" style:family="text">
      <style:text-properties fo:font-size="12pt" style:font-size-asian="12pt" style:font-size-complex="12pt"/>
    </style:style>
    <style:style style:name="T197_132" style:family="text">
      <style:text-properties fo:font-size="12pt" style:font-size-asian="12pt" style:font-size-complex="12pt"/>
    </style:style>
    <style:style style:name="T197_133" style:family="text">
      <style:text-properties fo:font-size="12pt" style:font-size-asian="12pt" style:font-size-complex="12pt"/>
    </style:style>
    <style:style style:name="T197_134" style:family="text">
      <style:text-properties fo:font-size="12pt" style:font-size-asian="12pt" style:font-size-complex="12pt"/>
    </style:style>
    <style:style style:name="T197_135" style:family="text">
      <style:text-properties fo:font-size="12pt" style:font-size-asian="12pt" style:font-size-complex="12pt"/>
    </style:style>
    <style:style style:name="T197_136" style:family="text">
      <style:text-properties fo:font-size="12pt" style:font-size-asian="12pt" style:font-size-complex="12pt"/>
    </style:style>
    <style:style style:name="T197_137" style:family="text">
      <style:text-properties fo:font-size="12pt" style:font-size-asian="12pt" style:font-size-complex="12pt"/>
    </style:style>
    <style:style style:name="T197_138" style:family="text">
      <style:text-properties fo:font-size="12pt" style:font-size-asian="12pt" style:font-size-complex="12pt"/>
    </style:style>
    <style:style style:name="T197_139" style:family="text">
      <style:text-properties fo:font-size="12pt" style:font-size-asian="12pt" style:font-size-complex="12pt"/>
    </style:style>
    <style:style style:name="T197_140" style:family="text">
      <style:text-properties fo:font-size="12pt" style:font-size-asian="12pt" style:font-size-complex="12pt"/>
    </style:style>
    <style:style style:name="T197_141" style:family="text">
      <style:text-properties fo:font-size="12pt" style:font-size-asian="12pt" style:font-size-complex="12pt"/>
    </style:style>
    <style:style style:name="T197_142" style:family="text">
      <style:text-properties fo:font-size="12pt" style:font-size-asian="12pt" style:font-size-complex="12pt"/>
    </style:style>
    <style:style style:name="T197_143" style:family="text">
      <style:text-properties fo:font-size="12pt" style:font-size-asian="12pt" style:font-size-complex="12pt"/>
    </style:style>
    <style:style style:name="T197_144" style:family="text">
      <style:text-properties fo:font-size="12pt" style:font-size-asian="12pt" style:font-size-complex="12pt"/>
    </style:style>
    <style:style style:name="T197_145" style:family="text">
      <style:text-properties fo:font-size="12pt" style:font-size-asian="12pt" style:font-size-complex="12pt"/>
    </style:style>
    <style:style style:name="T197_146" style:family="text">
      <style:text-properties fo:font-size="12pt" style:font-size-asian="12pt" style:font-size-complex="12pt"/>
    </style:style>
    <style:style style:name="T197_147" style:family="text">
      <style:text-properties fo:font-size="12pt" style:font-size-asian="12pt" style:font-size-complex="12pt"/>
    </style:style>
    <style:style style:name="T197_148" style:family="text">
      <style:text-properties fo:font-size="12pt" style:font-size-asian="12pt" style:font-size-complex="12pt"/>
    </style:style>
    <style:style style:name="T197_149" style:family="text">
      <style:text-properties fo:font-size="12pt" style:font-size-asian="12pt" style:font-size-complex="12pt"/>
    </style:style>
    <style:style style:name="T197_150" style:family="text">
      <style:text-properties fo:font-size="12pt" style:font-size-asian="12pt" style:font-size-complex="12pt"/>
    </style:style>
    <style:style style:name="T197_151" style:family="text">
      <style:text-properties fo:font-size="12pt" style:font-size-asian="12pt" style:font-size-complex="12pt"/>
    </style:style>
    <style:style style:name="T197_152" style:family="text">
      <style:text-properties fo:font-size="12pt" style:font-size-asian="12pt" style:font-size-complex="12pt"/>
    </style:style>
    <style:style style:name="T197_153" style:family="text">
      <style:text-properties fo:font-size="12pt" style:font-size-asian="12pt" style:font-size-complex="12pt"/>
    </style:style>
    <style:style style:name="T197_154" style:family="text">
      <style:text-properties fo:font-size="12pt" style:font-size-asian="12pt" style:font-size-complex="12pt"/>
    </style:style>
    <style:style style:name="T197_155" style:family="text">
      <style:text-properties fo:font-size="12pt" style:font-size-asian="12pt" style:font-size-complex="12pt"/>
    </style:style>
    <style:style style:name="T197_156" style:family="text">
      <style:text-properties fo:font-size="12pt" style:font-size-asian="12pt" style:font-size-complex="12pt"/>
    </style:style>
    <style:style style:name="T197_157" style:family="text">
      <style:text-properties fo:font-size="12pt" style:font-size-asian="12pt" style:font-size-complex="12pt"/>
    </style:style>
    <style:style style:name="T197_158" style:family="text">
      <style:text-properties fo:font-size="12pt" style:font-size-asian="12pt" style:font-size-complex="12pt"/>
    </style:style>
    <style:style style:name="T197_159" style:family="text">
      <style:text-properties fo:font-size="12pt" style:font-size-asian="12pt" style:font-size-complex="12pt"/>
    </style:style>
    <style:style style:name="T197_160" style:family="text">
      <style:text-properties fo:font-size="12pt" style:font-size-asian="12pt" style:font-size-complex="12pt"/>
    </style:style>
    <style:style style:name="T197_161" style:family="text">
      <style:text-properties fo:font-size="12pt" style:font-size-asian="12pt" style:font-size-complex="12pt"/>
    </style:style>
    <style:style style:name="T197_162" style:family="text">
      <style:text-properties fo:font-size="12pt" style:font-size-asian="12pt" style:font-size-complex="12pt"/>
    </style:style>
    <style:style style:name="T197_163" style:family="text">
      <style:text-properties fo:font-size="12pt" style:font-size-asian="12pt" style:font-size-complex="12pt"/>
    </style:style>
    <style:style style:name="T197_164" style:family="text">
      <style:text-properties fo:font-size="12pt" style:font-size-asian="12pt" style:font-size-complex="12pt"/>
    </style:style>
    <style:style style:name="T197_165" style:family="text">
      <style:text-properties fo:font-size="12pt" style:font-size-asian="12pt" style:font-size-complex="12pt"/>
    </style:style>
    <style:style style:name="T197_166" style:family="text">
      <style:text-properties fo:font-size="12pt" style:font-size-asian="12pt" style:font-size-complex="12pt"/>
    </style:style>
    <style:style style:name="T197_167" style:family="text">
      <style:text-properties fo:font-size="12pt" style:font-size-asian="12pt" style:font-size-complex="12pt"/>
    </style:style>
    <style:style style:name="T197_168" style:family="text">
      <style:text-properties fo:font-size="12pt" style:font-size-asian="12pt" style:font-size-complex="12pt"/>
    </style:style>
    <style:style style:name="T197_169" style:family="text">
      <style:text-properties fo:font-size="12pt" style:font-size-asian="12pt" style:font-size-complex="12pt"/>
    </style:style>
    <style:style style:name="T197_170" style:family="text">
      <style:text-properties fo:font-size="12pt" style:font-size-asian="12pt" style:font-size-complex="12pt"/>
    </style:style>
    <style:style style:name="T197_171" style:family="text">
      <style:text-properties fo:font-size="12pt" style:font-size-asian="12pt" style:font-size-complex="12pt"/>
    </style:style>
    <style:style style:name="T197_172" style:family="text">
      <style:text-properties fo:font-size="12pt" style:font-size-asian="12pt" style:font-size-complex="12pt"/>
    </style:style>
    <style:style style:name="T197_173" style:family="text">
      <style:text-properties fo:font-size="12pt" style:font-size-asian="12pt" style:font-size-complex="12pt"/>
    </style:style>
    <style:style style:name="T197_174" style:family="text">
      <style:text-properties fo:font-size="12pt" style:font-size-asian="12pt" style:font-size-complex="12pt"/>
    </style:style>
    <style:style style:name="T197_175" style:family="text">
      <style:text-properties fo:font-size="12pt" style:font-size-asian="12pt" style:font-size-complex="12pt"/>
    </style:style>
    <style:style style:name="T197_176" style:family="text">
      <style:text-properties fo:font-size="12pt" style:font-size-asian="12pt" style:font-size-complex="12pt"/>
    </style:style>
    <style:style style:name="T197_177" style:family="text">
      <style:text-properties fo:font-size="12pt" style:font-size-asian="12pt" style:font-size-complex="12pt"/>
    </style:style>
    <style:style style:name="T197_178" style:family="text">
      <style:text-properties fo:font-size="12pt" style:font-size-asian="12pt" style:font-size-complex="12pt"/>
    </style:style>
    <style:style style:name="T197_179" style:family="text">
      <style:text-properties fo:font-size="12pt" style:font-size-asian="12pt" style:font-size-complex="12pt"/>
    </style:style>
    <style:style style:name="T197_180" style:family="text">
      <style:text-properties fo:font-size="12pt" style:font-size-asian="12pt" style:font-size-complex="12pt"/>
    </style:style>
    <style:style style:name="T197_181" style:family="text">
      <style:text-properties fo:font-size="12pt" style:font-size-asian="12pt" style:font-size-complex="12pt"/>
    </style:style>
    <style:style style:name="T197_182" style:family="text">
      <style:text-properties fo:font-size="12pt" style:font-size-asian="12pt" style:font-size-complex="12pt"/>
    </style:style>
    <style:style style:name="T197_183" style:family="text">
      <style:text-properties fo:font-size="12pt" style:font-size-asian="12pt" style:font-size-complex="12pt"/>
    </style:style>
    <style:style style:name="T197_184" style:family="text">
      <style:text-properties fo:font-size="12pt" style:font-size-asian="12pt" style:font-size-complex="12pt"/>
    </style:style>
    <style:style style:name="T197_185" style:family="text">
      <style:text-properties fo:font-size="12pt" style:font-size-asian="12pt" style:font-size-complex="12pt"/>
    </style:style>
    <style:style style:name="T197_186" style:family="text">
      <style:text-properties fo:font-size="12pt" style:font-size-asian="12pt" style:font-size-complex="12pt"/>
    </style:style>
    <style:style style:name="T197_187" style:family="text">
      <style:text-properties fo:font-size="12pt" style:font-size-asian="12pt" style:font-size-complex="12pt"/>
    </style:style>
    <style:style style:name="T197_188" style:family="text">
      <style:text-properties fo:font-size="12pt" style:font-size-asian="12pt" style:font-size-complex="12pt"/>
    </style:style>
    <style:style style:name="T197_189" style:family="text">
      <style:text-properties fo:font-size="12pt" style:font-size-asian="12pt" style:font-size-complex="12pt"/>
    </style:style>
    <style:style style:name="T197_190" style:family="text">
      <style:text-properties fo:font-size="12pt" style:font-size-asian="12pt" style:font-size-complex="12pt"/>
    </style:style>
    <style:style style:name="T197_191" style:family="text">
      <style:text-properties fo:font-size="12pt" style:font-size-asian="12pt" style:font-size-complex="12pt"/>
    </style:style>
    <style:style style:name="T197_192" style:family="text">
      <style:text-properties fo:font-size="12pt" style:font-size-asian="12pt" style:font-size-complex="12pt"/>
    </style:style>
    <style:style style:name="T197_193" style:family="text">
      <style:text-properties fo:font-size="12pt" style:font-size-asian="12pt" style:font-size-complex="12pt"/>
    </style:style>
    <style:style style:name="T197_194" style:family="text">
      <style:text-properties fo:font-size="12pt" style:font-size-asian="12pt" style:font-size-complex="12pt"/>
    </style:style>
    <style:style style:name="T197_195" style:family="text">
      <style:text-properties fo:font-size="12pt" style:font-size-asian="12pt" style:font-size-complex="12pt"/>
    </style:style>
    <style:style style:name="T197_196" style:family="text">
      <style:text-properties fo:font-size="12pt" style:font-size-asian="12pt" style:font-size-complex="12pt"/>
    </style:style>
    <style:style style:name="T197_197" style:family="text">
      <style:text-properties fo:font-size="12pt" style:font-size-asian="12pt" style:font-size-complex="12pt"/>
    </style:style>
    <style:style style:name="T197_198" style:family="text">
      <style:text-properties fo:font-size="12pt" style:font-size-asian="12pt" style:font-size-complex="12pt"/>
    </style:style>
    <style:style style:name="T197_199" style:family="text">
      <style:text-properties fo:font-size="12pt" style:font-size-asian="12pt" style:font-size-complex="12pt"/>
    </style:style>
    <style:style style:name="T197_200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text-align="justify" fo:break-before="auto" fo:text-indent="1.27cm" fo:line-height="115%" style:writing-mode="lr-tb"/>
    </style:style>
    <style:style style:name="P199" style:family="paragraph" style:parent-style-name="Heading_20_2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>
      <style:text-properties fo:font-size="12pt" style:font-size-asian="12pt" style:font-size-complex="12pt"/>
    </style:style>
    <style:style style:name="T200_3" style:family="text">
      <style:text-properties fo:font-size="12pt" style:font-size-asian="12pt" style:font-size-complex="12pt"/>
    </style:style>
    <style:style style:name="T200_4" style:family="text">
      <style:text-properties fo:font-size="12pt" style:font-size-asian="12pt" style:font-size-complex="12pt"/>
    </style:style>
    <style:style style:name="T200_5" style:family="text">
      <style:text-properties fo:font-size="12pt" style:font-size-asian="12pt" style:font-size-complex="12pt"/>
    </style:style>
    <style:style style:name="T200_6" style:family="text">
      <style:text-properties fo:font-size="12pt" style:font-size-asian="12pt" style:font-size-complex="12pt"/>
    </style:style>
    <style:style style:name="T200_7" style:family="text">
      <style:text-properties fo:font-size="12pt" style:font-size-asian="12pt" style:font-size-complex="12pt"/>
    </style:style>
    <style:style style:name="T200_8" style:family="text">
      <style:text-properties fo:font-size="12pt" style:font-size-asian="12pt" style:font-size-complex="12pt"/>
    </style:style>
    <style:style style:name="T200_9" style:family="text">
      <style:text-properties fo:font-size="12pt" style:font-size-asian="12pt" style:font-size-complex="12pt"/>
    </style:style>
    <style:style style:name="T200_10" style:family="text">
      <style:text-properties fo:font-size="12pt" style:font-size-asian="12pt" style:font-size-complex="12pt"/>
    </style:style>
    <style:style style:name="T200_11" style:family="text">
      <style:text-properties fo:font-size="12pt" style:font-size-asian="12pt" style:font-size-complex="12pt"/>
    </style:style>
    <style:style style:name="T200_12" style:family="text">
      <style:text-properties fo:font-size="12pt" style:font-size-asian="12pt" style:font-size-complex="12pt"/>
    </style:style>
    <style:style style:name="T200_13" style:family="text">
      <style:text-properties fo:font-size="12pt" style:font-size-asian="12pt" style:font-size-complex="12pt"/>
    </style:style>
    <style:style style:name="T200_14" style:family="text">
      <style:text-properties fo:font-size="12pt" style:font-size-asian="12pt" style:font-size-complex="12pt"/>
    </style:style>
    <style:style style:name="T200_15" style:family="text">
      <style:text-properties fo:font-size="12pt" style:font-size-asian="12pt" style:font-size-complex="12pt"/>
    </style:style>
    <style:style style:name="T200_16" style:family="text">
      <style:text-properties fo:font-size="12pt" style:font-size-asian="12pt" style:font-size-complex="12pt"/>
    </style:style>
    <style:style style:name="T200_17" style:family="text">
      <style:text-properties fo:font-size="12pt" style:font-size-asian="12pt" style:font-size-complex="12pt"/>
    </style:style>
    <style:style style:name="T200_18" style:family="text">
      <style:text-properties fo:font-size="12pt" style:font-size-asian="12pt" style:font-size-complex="12pt"/>
    </style:style>
    <style:style style:name="T200_19" style:family="text">
      <style:text-properties fo:font-size="12pt" style:font-size-asian="12pt" style:font-size-complex="12pt"/>
    </style:style>
    <style:style style:name="T200_20" style:family="text">
      <style:text-properties fo:font-size="12pt" style:font-size-asian="12pt" style:font-size-complex="12pt"/>
    </style:style>
    <style:style style:name="T200_21" style:family="text">
      <style:text-properties fo:font-size="12pt" style:font-size-asian="12pt" style:font-size-complex="12pt"/>
    </style:style>
    <style:style style:name="T200_22" style:family="text">
      <style:text-properties fo:font-size="12pt" style:font-size-asian="12pt" style:font-size-complex="12pt"/>
    </style:style>
    <style:style style:name="T200_23" style:family="text">
      <style:text-properties fo:font-size="12pt" style:font-size-asian="12pt" style:font-size-complex="12pt"/>
    </style:style>
    <style:style style:name="T200_24" style:family="text">
      <style:text-properties fo:font-size="12pt" style:font-size-asian="12pt" style:font-size-complex="12pt"/>
    </style:style>
    <style:style style:name="T200_25" style:family="text">
      <style:text-properties fo:font-size="12pt" style:font-size-asian="12pt" style:font-size-complex="12pt"/>
    </style:style>
    <style:style style:name="T200_26" style:family="text">
      <style:text-properties fo:font-size="12pt" style:font-size-asian="12pt" style:font-size-complex="12pt"/>
    </style:style>
    <style:style style:name="T200_27" style:family="text">
      <style:text-properties fo:font-size="12pt" style:font-size-asian="12pt" style:font-size-complex="12pt"/>
    </style:style>
    <style:style style:name="T200_28" style:family="text">
      <style:text-properties fo:font-size="12pt" style:font-size-asian="12pt" style:font-size-complex="12pt"/>
    </style:style>
    <style:style style:name="T200_29" style:family="text">
      <style:text-properties fo:font-size="12pt" style:font-size-asian="12pt" style:font-size-complex="12pt"/>
    </style:style>
    <style:style style:name="T200_30" style:family="text">
      <style:text-properties fo:font-size="12pt" style:font-size-asian="12pt" style:font-size-complex="12pt"/>
    </style:style>
    <style:style style:name="T200_31" style:family="text">
      <style:text-properties fo:font-size="12pt" style:font-size-asian="12pt" style:font-size-complex="12pt"/>
    </style:style>
    <style:style style:name="T200_32" style:family="text">
      <style:text-properties fo:font-size="12pt" style:font-size-asian="12pt" style:font-size-complex="12pt"/>
    </style:style>
    <style:style style:name="T200_33" style:family="text">
      <style:text-properties fo:font-size="12pt" style:font-size-asian="12pt" style:font-size-complex="12pt"/>
    </style:style>
    <style:style style:name="T200_34" style:family="text">
      <style:text-properties fo:font-size="12pt" style:font-size-asian="12pt" style:font-size-complex="12pt"/>
    </style:style>
    <style:style style:name="T200_35" style:family="text">
      <style:text-properties fo:font-size="12pt" style:font-size-asian="12pt" style:font-size-complex="12pt"/>
    </style:style>
    <style:style style:name="T200_36" style:family="text">
      <style:text-properties fo:font-size="12pt" style:font-size-asian="12pt" style:font-size-complex="12pt"/>
    </style:style>
    <style:style style:name="T200_37" style:family="text">
      <style:text-properties fo:font-size="12pt" style:font-size-asian="12pt" style:font-size-complex="12pt"/>
    </style:style>
    <style:style style:name="T200_38" style:family="text">
      <style:text-properties fo:font-size="12pt" style:font-size-asian="12pt" style:font-size-complex="12pt"/>
    </style:style>
    <style:style style:name="T200_39" style:family="text">
      <style:text-properties fo:font-size="12pt" style:font-size-asian="12pt" style:font-size-complex="12pt"/>
    </style:style>
    <style:style style:name="T200_40" style:family="text">
      <style:text-properties fo:font-size="12pt" style:font-size-asian="12pt" style:font-size-complex="12pt"/>
    </style:style>
    <style:style style:name="T200_41" style:family="text">
      <style:text-properties fo:font-size="12pt" style:font-size-asian="12pt" style:font-size-complex="12pt"/>
    </style:style>
    <style:style style:name="T200_42" style:family="text">
      <style:text-properties fo:font-size="12pt" style:font-size-asian="12pt" style:font-size-complex="12pt"/>
    </style:style>
    <style:style style:name="T200_43" style:family="text">
      <style:text-properties fo:font-size="12pt" style:font-size-asian="12pt" style:font-size-complex="12pt"/>
    </style:style>
    <style:style style:name="T200_44" style:family="text">
      <style:text-properties fo:font-size="12pt" style:font-size-asian="12pt" style:font-size-complex="12pt"/>
    </style:style>
    <style:style style:name="T200_45" style:family="text">
      <style:text-properties fo:font-size="12pt" style:font-size-asian="12pt" style:font-size-complex="12pt"/>
    </style:style>
    <style:style style:name="T200_46" style:family="text">
      <style:text-properties fo:font-size="12pt" style:font-size-asian="12pt" style:font-size-complex="12pt"/>
    </style:style>
    <style:style style:name="T200_47" style:family="text">
      <style:text-properties fo:font-size="12pt" style:font-size-asian="12pt" style:font-size-complex="12pt"/>
    </style:style>
    <style:style style:name="T200_48" style:family="text">
      <style:text-properties fo:font-size="12pt" style:font-size-asian="12pt" style:font-size-complex="12pt"/>
    </style:style>
    <style:style style:name="T200_49" style:family="text">
      <style:text-properties fo:font-size="12pt" style:font-size-asian="12pt" style:font-size-complex="12pt"/>
    </style:style>
    <style:style style:name="T200_50" style:family="text">
      <style:text-properties fo:font-size="12pt" style:font-size-asian="12pt" style:font-size-complex="12pt"/>
    </style:style>
    <style:style style:name="T200_51" style:family="text">
      <style:text-properties fo:font-size="12pt" style:font-size-asian="12pt" style:font-size-complex="12pt"/>
    </style:style>
    <style:style style:name="T200_52" style:family="text">
      <style:text-properties fo:font-size="12pt" style:font-size-asian="12pt" style:font-size-complex="12pt"/>
    </style:style>
    <style:style style:name="T200_53" style:family="text">
      <style:text-properties fo:font-size="12pt" style:font-size-asian="12pt" style:font-size-complex="12pt"/>
    </style:style>
    <style:style style:name="T200_54" style:family="text">
      <style:text-properties fo:font-size="12pt" style:font-size-asian="12pt" style:font-size-complex="12pt"/>
    </style:style>
    <style:style style:name="T200_55" style:family="text">
      <style:text-properties fo:font-size="12pt" style:font-size-asian="12pt" style:font-size-complex="12pt"/>
    </style:style>
    <style:style style:name="T200_56" style:family="text">
      <style:text-properties fo:font-size="12pt" style:font-size-asian="12pt" style:font-size-complex="12pt"/>
    </style:style>
    <style:style style:name="T200_57" style:family="text">
      <style:text-properties fo:font-size="12pt" style:font-size-asian="12pt" style:font-size-complex="12pt"/>
    </style:style>
    <style:style style:name="T200_58" style:family="text">
      <style:text-properties fo:font-size="12pt" style:font-size-asian="12pt" style:font-size-complex="12pt"/>
    </style:style>
    <style:style style:name="T200_59" style:family="text">
      <style:text-properties fo:font-size="12pt" style:font-size-asian="12pt" style:font-size-complex="12pt"/>
    </style:style>
    <style:style style:name="T200_60" style:family="text">
      <style:text-properties fo:font-size="12pt" style:font-size-asian="12pt" style:font-size-complex="12pt"/>
    </style:style>
    <style:style style:name="T200_61" style:family="text">
      <style:text-properties fo:font-size="12pt" style:font-size-asian="12pt" style:font-size-complex="12pt"/>
    </style:style>
    <style:style style:name="P201" style:family="paragraph" style:parent-style-name="Standard">
      <style:paragraph-properties fo:text-align="justify" fo:break-before="auto" fo:text-indent="1.27cm" fo:line-height="120%" fo:margin-bottom="0.247cm" style:writing-mode="lr-tb"/>
    </style:style>
    <style:style style:name="P202" style:family="paragraph" style:parent-style-name="Heading_20_2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P203" style:family="paragraph" style:parent-style-name="Heading_20_3">
      <style:paragraph-properties fo:break-before="auto" fo:line-height="115%" style:writing-mode="lr-tb"/>
    </style:style>
    <style:style style:name="T203_1" style:family="text"/>
    <style:style style:name="T203_2" style:family="text"/>
    <style:style style:name="P204" style:family="paragraph" style:parent-style-name="Heading_20_4">
      <style:paragraph-properties fo:break-before="auto" fo:line-height="115%" style:writing-mode="lr-tb"/>
    </style:style>
    <style:style style:name="T204_1" style:family="text">
      <style:text-properties fo:color="#000000" style:font-name="Arial" style:font-name-asian="Arial" style:font-name-complex="Arial"/>
    </style:style>
    <style:style style:name="T204_2" style:family="text">
      <style:text-properties fo:color="#000000" style:font-name="Arial" style:font-name-asian="Arial" style:font-name-complex="Arial"/>
    </style:style>
    <style:style style:name="T204_3" style:family="text">
      <style:text-properties fo:color="#000000" style:font-name="Arial" style:font-name-asian="Arial" style:font-name-complex="Arial"/>
    </style:style>
    <style:style style:name="T204_4" style:family="text">
      <style:text-properties fo:color="#000000" style:font-name="Arial" style:font-name-asian="Arial" style:font-name-complex="Arial"/>
    </style:style>
    <style:style style:name="T204_5" style:family="text">
      <style:text-properties fo:color="#000000" style:font-name="Arial" style:font-name-asian="Arial" style:font-name-complex="Arial"/>
    </style:style>
    <style:style style:name="T204_6" style:family="text">
      <style:text-properties fo:color="#000000" style:font-name="Arial" style:font-name-asian="Arial" style:font-name-complex="Arial"/>
    </style:style>
    <style:style style:name="P205" style:family="paragraph" style:parent-style-name="Standard">
      <style:paragraph-properties fo:break-before="auto" fo:line-height="115%" style:writing-mode="lr-tb"/>
      <style:text-properties fo:color="#000000" style:font-name="Arial" style:font-name-asian="Arial" style:font-name-complex="Arial"/>
    </style:style>
    <style:style style:name="Table2" style:family="table">
      <style:table-properties table:align="left" style:width="18.209cm" fo:margin-left="0cm"/>
    </style:style>
    <style:style style:name="Column5" style:family="table-column">
      <style:table-column-properties style:column-width="3.607cm"/>
    </style:style>
    <style:style style:name="Column6" style:family="table-column">
      <style:table-column-properties style:column-width="5.389cm"/>
    </style:style>
    <style:style style:name="Column7" style:family="table-column">
      <style:table-column-properties style:column-width="9.213cm"/>
    </style:style>
    <style:style style:name="Row9" style:family="table-row"/>
    <style:style style:name="Cell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1" style:family="table-row"/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justify" fo:break-before="auto" fo:line-height="120%" fo:margin-bottom="0.247cm" style:writing-mode="lr-tb"/>
    </style:style>
    <style:style style:name="P216" style:family="paragraph" style:parent-style-name="Standard">
      <style:paragraph-properties fo:text-align="justify" fo:break-before="auto" fo:line-height="120%" fo:margin-bottom="0.247cm" style:writing-mode="lr-tb"/>
    </style:style>
    <style:style style:name="T216_1" style:family="text">
      <style:text-properties fo:font-size="12pt" style:font-size-asian="12pt" style:font-size-complex="12pt"/>
    </style:style>
    <style:style style:name="T216_2" style:family="text">
      <style:text-properties fo:font-size="12pt" style:font-size-asian="12pt" style:font-size-complex="12pt"/>
    </style:style>
    <style:style style:name="T216_3" style:family="text">
      <style:text-properties fo:font-size="12pt" style:font-size-asian="12pt" style:font-size-complex="12pt"/>
    </style:style>
    <style:style style:name="T216_4" style:family="text">
      <style:text-properties fo:font-size="12pt" style:font-size-asian="12pt" style:font-size-complex="12pt"/>
    </style:style>
    <style:style style:name="T216_5" style:family="text">
      <style:text-properties fo:font-size="12pt" style:font-size-asian="12pt" style:font-size-complex="12pt"/>
    </style:style>
    <style:style style:name="T216_6" style:family="text">
      <style:text-properties fo:font-size="12pt" style:font-size-asian="12pt" style:font-size-complex="12pt"/>
    </style:style>
    <style:style style:name="T216_7" style:family="text">
      <style:text-properties fo:font-size="12pt" style:font-size-asian="12pt" style:font-size-complex="12pt"/>
    </style:style>
    <style:style style:name="T216_8" style:family="text">
      <style:text-properties fo:font-size="12pt" style:font-size-asian="12pt" style:font-size-complex="12pt"/>
    </style:style>
    <style:style style:name="T216_9" style:family="text">
      <style:text-properties fo:font-size="12pt" style:font-size-asian="12pt" style:font-size-complex="12pt"/>
    </style:style>
    <style:style style:name="T216_10" style:family="text">
      <style:text-properties fo:font-size="12pt" style:font-size-asian="12pt" style:font-size-complex="12pt"/>
    </style:style>
    <style:style style:name="T216_11" style:family="text">
      <style:text-properties fo:font-size="12pt" style:font-size-asian="12pt" style:font-size-complex="12pt"/>
    </style:style>
    <style:style style:name="T216_12" style:family="text">
      <style:text-properties fo:font-size="12pt" style:font-size-asian="12pt" style:font-size-complex="12pt"/>
    </style:style>
    <style:style style:name="T216_13" style:family="text">
      <style:text-properties fo:font-size="12pt" style:font-size-asian="12pt" style:font-size-complex="12pt"/>
    </style:style>
    <style:style style:name="T216_14" style:family="text">
      <style:text-properties fo:font-size="12pt" style:font-size-asian="12pt" style:font-size-complex="12pt"/>
    </style:style>
    <style:style style:name="T216_15" style:family="text">
      <style:text-properties fo:font-size="12pt" style:font-size-asian="12pt" style:font-size-complex="12pt"/>
    </style:style>
    <style:style style:name="T216_16" style:family="text">
      <style:text-properties fo:font-size="12pt" style:font-size-asian="12pt" style:font-size-complex="12pt"/>
    </style:style>
    <style:style style:name="T216_17" style:family="text">
      <style:text-properties fo:font-size="12pt" style:font-size-asian="12pt" style:font-size-complex="12pt"/>
    </style:style>
    <style:style style:name="T216_18" style:family="text">
      <style:text-properties fo:font-size="12pt" style:font-size-asian="12pt" style:font-size-complex="12pt"/>
    </style:style>
    <style:style style:name="T216_19" style:family="text">
      <style:text-properties fo:font-size="12pt" style:font-size-asian="12pt" style:font-size-complex="12pt"/>
    </style:style>
    <style:style style:name="T216_20" style:family="text">
      <style:text-properties fo:font-size="12pt" style:font-size-asian="12pt" style:font-size-complex="12pt"/>
    </style:style>
    <style:style style:name="T216_21" style:family="text">
      <style:text-properties fo:font-size="12pt" style:font-size-asian="12pt" style:font-size-complex="12pt"/>
    </style:style>
    <style:style style:name="T216_22" style:family="text">
      <style:text-properties fo:font-size="12pt" style:font-size-asian="12pt" style:font-size-complex="12pt"/>
    </style:style>
    <style:style style:name="T216_23" style:family="text">
      <style:text-properties fo:font-size="12pt" style:font-size-asian="12pt" style:font-size-complex="12pt"/>
    </style:style>
    <style:style style:name="T216_24" style:family="text">
      <style:text-properties fo:font-size="12pt" style:font-size-asian="12pt" style:font-size-complex="12pt"/>
    </style:style>
    <style:style style:name="T216_25" style:family="text">
      <style:text-properties fo:font-size="12pt" style:font-size-asian="12pt" style:font-size-complex="12pt"/>
    </style:style>
    <style:style style:name="T216_26" style:family="text">
      <style:text-properties fo:font-size="12pt" style:font-size-asian="12pt" style:font-size-complex="12pt"/>
    </style:style>
    <style:style style:name="T216_27" style:family="text">
      <style:text-properties fo:font-size="12pt" style:font-size-asian="12pt" style:font-size-complex="12pt"/>
    </style:style>
    <style:style style:name="T216_28" style:family="text">
      <style:text-properties fo:font-size="12pt" style:font-size-asian="12pt" style:font-size-complex="12pt"/>
    </style:style>
    <style:style style:name="T216_29" style:family="text">
      <style:text-properties fo:font-size="12pt" style:font-size-asian="12pt" style:font-size-complex="12pt"/>
    </style:style>
    <style:style style:name="T216_30" style:family="text">
      <style:text-properties fo:font-size="12pt" style:font-size-asian="12pt" style:font-size-complex="12pt"/>
    </style:style>
    <style:style style:name="T216_31" style:family="text">
      <style:text-properties fo:font-size="12pt" style:font-size-asian="12pt" style:font-size-complex="12pt"/>
    </style:style>
    <style:style style:name="T216_32" style:family="text">
      <style:text-properties fo:font-size="12pt" style:font-size-asian="12pt" style:font-size-complex="12pt"/>
    </style:style>
    <style:style style:name="T216_33" style:family="text">
      <style:text-properties fo:font-size="12pt" style:font-size-asian="12pt" style:font-size-complex="12pt"/>
    </style:style>
    <style:style style:name="T216_34" style:family="text">
      <style:text-properties fo:font-size="12pt" style:font-size-asian="12pt" style:font-size-complex="12pt"/>
    </style:style>
    <style:style style:name="T216_35" style:family="text">
      <style:text-properties fo:font-size="12pt" style:font-size-asian="12pt" style:font-size-complex="12pt"/>
    </style:style>
    <style:style style:name="T216_36" style:family="text">
      <style:text-properties fo:font-size="12pt" style:font-size-asian="12pt" style:font-size-complex="12pt"/>
    </style:style>
    <style:style style:name="T216_37" style:family="text">
      <style:text-properties fo:font-size="12pt" style:font-size-asian="12pt" style:font-size-complex="12pt"/>
    </style:style>
    <style:style style:name="T216_38" style:family="text">
      <style:text-properties fo:font-size="12pt" style:font-size-asian="12pt" style:font-size-complex="12pt"/>
    </style:style>
    <style:style style:name="T216_39" style:family="text">
      <style:text-properties fo:font-size="12pt" style:font-size-asian="12pt" style:font-size-complex="12pt"/>
    </style:style>
    <style:style style:name="T216_40" style:family="text">
      <style:text-properties fo:font-size="12pt" style:font-size-asian="12pt" style:font-size-complex="12pt"/>
    </style:style>
    <style:style style:name="T216_41" style:family="text">
      <style:text-properties fo:font-size="12pt" style:font-size-asian="12pt" style:font-size-complex="12pt"/>
    </style:style>
    <style:style style:name="T216_42" style:family="text">
      <style:text-properties fo:font-size="12pt" style:font-size-asian="12pt" style:font-size-complex="12pt"/>
    </style:style>
    <style:style style:name="T216_43" style:family="text">
      <style:text-properties fo:font-size="12pt" style:font-size-asian="12pt" style:font-size-complex="12pt"/>
    </style:style>
    <style:style style:name="T216_44" style:family="text">
      <style:text-properties fo:font-size="12pt" style:font-size-asian="12pt" style:font-size-complex="12pt"/>
    </style:style>
    <style:style style:name="T216_45" style:family="text">
      <style:text-properties fo:font-size="12pt" style:font-size-asian="12pt" style:font-size-complex="12pt"/>
    </style:style>
    <style:style style:name="T216_46" style:family="text">
      <style:text-properties fo:font-size="12pt" style:font-size-asian="12pt" style:font-size-complex="12pt"/>
    </style:style>
    <style:style style:name="T216_47" style:family="text">
      <style:text-properties fo:font-size="12pt" style:font-size-asian="12pt" style:font-size-complex="12pt"/>
    </style:style>
    <style:style style:name="T216_48" style:family="text">
      <style:text-properties fo:font-size="12pt" style:font-size-asian="12pt" style:font-size-complex="12pt"/>
    </style:style>
    <style:style style:name="T216_49" style:family="text">
      <style:text-properties fo:font-size="12pt" style:font-size-asian="12pt" style:font-size-complex="12pt"/>
    </style:style>
    <style:style style:name="T216_50" style:family="text">
      <style:text-properties fo:font-size="12pt" style:font-size-asian="12pt" style:font-size-complex="12pt"/>
    </style:style>
    <style:style style:name="T216_51" style:family="text">
      <style:text-properties fo:font-size="12pt" style:font-size-asian="12pt" style:font-size-complex="12pt"/>
    </style:style>
    <style:style style:name="T216_52" style:family="text">
      <style:text-properties fo:font-size="12pt" style:font-size-asian="12pt" style:font-size-complex="12pt"/>
    </style:style>
    <style:style style:name="T216_53" style:family="text">
      <style:text-properties fo:font-size="12pt" style:font-size-asian="12pt" style:font-size-complex="12pt"/>
    </style:style>
    <style:style style:name="T216_54" style:family="text">
      <style:text-properties fo:font-size="12pt" style:font-size-asian="12pt" style:font-size-complex="12pt"/>
    </style:style>
    <style:style style:name="T216_55" style:family="text">
      <style:text-properties fo:font-size="12pt" style:font-size-asian="12pt" style:font-size-complex="12pt"/>
    </style:style>
    <style:style style:name="T216_56" style:family="text">
      <style:text-properties fo:font-size="12pt" style:font-size-asian="12pt" style:font-size-complex="12pt"/>
    </style:style>
    <style:style style:name="P217" style:family="paragraph" style:parent-style-name="Standard">
      <style:paragraph-properties fo:text-align="justify" fo:break-before="auto" fo:line-height="120%" fo:margin-bottom="0.247cm" style:writing-mode="lr-tb"/>
    </style:style>
    <style:style style:name="T217_1" style:family="text">
      <style:text-properties fo:font-size="12pt" style:font-size-asian="12pt" style:font-size-complex="12pt"/>
    </style:style>
    <style:style style:name="P218" style:family="paragraph" style:parent-style-name="Standard">
      <style:paragraph-properties fo:text-align="justify" fo:break-before="auto" fo:line-height="120%" fo:margin-bottom="0.247cm" style:writing-mode="lr-tb"/>
    </style:style>
    <style:style style:name="T218_1" style:family="text">
      <style:text-properties fo:font-size="12pt" style:font-size-asian="12pt" style:font-size-complex="12pt"/>
    </style:style>
    <style:style style:name="T218_2" style:family="text">
      <style:text-properties fo:font-size="12pt" style:font-size-asian="12pt" style:font-size-complex="12pt"/>
    </style:style>
    <style:style style:name="T218_3" style:family="text">
      <style:text-properties fo:font-size="12pt" style:font-size-asian="12pt" style:font-size-complex="12pt"/>
    </style:style>
    <style:style style:name="T218_4" style:family="text">
      <style:text-properties fo:font-size="12pt" style:font-size-asian="12pt" style:font-size-complex="12pt"/>
    </style:style>
    <style:style style:name="T218_5" style:family="text">
      <style:text-properties fo:font-size="12pt" style:font-size-asian="12pt" style:font-size-complex="12pt"/>
    </style:style>
    <style:style style:name="T218_6" style:family="text">
      <style:text-properties fo:font-size="12pt" style:font-size-asian="12pt" style:font-size-complex="12pt"/>
    </style:style>
    <style:style style:name="T218_7" style:family="text">
      <style:text-properties fo:font-size="12pt" style:font-size-asian="12pt" style:font-size-complex="12pt"/>
    </style:style>
    <style:style style:name="T218_8" style:family="text">
      <style:text-properties fo:font-size="12pt" style:font-size-asian="12pt" style:font-size-complex="12pt"/>
    </style:style>
    <style:style style:name="T218_9" style:family="text">
      <style:text-properties fo:font-size="12pt" style:font-size-asian="12pt" style:font-size-complex="12pt"/>
    </style:style>
    <style:style style:name="T218_10" style:family="text">
      <style:text-properties fo:font-size="12pt" style:font-size-asian="12pt" style:font-size-complex="12pt"/>
    </style:style>
    <style:style style:name="T218_11" style:family="text">
      <style:text-properties fo:font-size="12pt" style:font-size-asian="12pt" style:font-size-complex="12pt"/>
    </style:style>
    <style:style style:name="T218_12" style:family="text">
      <style:text-properties fo:font-size="12pt" style:font-size-asian="12pt" style:font-size-complex="12pt"/>
    </style:style>
    <style:style style:name="T218_13" style:family="text">
      <style:text-properties fo:font-size="12pt" style:font-size-asian="12pt" style:font-size-complex="12pt"/>
    </style:style>
    <style:style style:name="P219" style:family="paragraph" style:parent-style-name="Standard">
      <style:paragraph-properties fo:text-align="justify" fo:break-before="auto" fo:line-height="120%" fo:margin-bottom="0.247cm" style:writing-mode="lr-tb"/>
      <style:text-properties fo:font-size="12pt" style:font-size-asian="12pt" style:font-size-complex="12pt"/>
    </style:style>
    <style:style style:name="P220" style:family="paragraph" style:parent-style-name="Standard">
      <style:paragraph-properties fo:text-align="justify" fo:break-before="auto" fo:line-height="120%" fo:margin-bottom="0.247cm" style:writing-mode="lr-tb"/>
    </style:style>
    <style:style style:name="T220_1" style:family="text">
      <style:text-properties fo:font-size="12pt" style:font-size-asian="12pt" style:font-size-complex="12pt"/>
    </style:style>
    <style:style style:name="T220_2" style:family="text">
      <style:text-properties fo:font-size="12pt" style:font-size-asian="12pt" style:font-size-complex="12pt"/>
    </style:style>
    <style:style style:name="T220_3" style:family="text">
      <style:text-properties fo:font-size="12pt" style:font-size-asian="12pt" style:font-size-complex="12pt"/>
    </style:style>
    <style:style style:name="T220_4" style:family="text">
      <style:text-properties fo:font-size="12pt" style:font-size-asian="12pt" style:font-size-complex="12pt"/>
    </style:style>
    <style:style style:name="T220_5" style:family="text">
      <style:text-properties fo:font-size="12pt" style:font-size-asian="12pt" style:font-size-complex="12pt"/>
    </style:style>
    <style:style style:name="T220_6" style:family="text">
      <style:text-properties fo:font-size="12pt" style:font-size-asian="12pt" style:font-size-complex="12pt"/>
    </style:style>
    <style:style style:name="T220_7" style:family="text">
      <style:text-properties fo:font-size="12pt" style:font-size-asian="12pt" style:font-size-complex="12pt"/>
    </style:style>
    <style:style style:name="T220_8" style:family="text">
      <style:text-properties fo:font-size="12pt" style:font-size-asian="12pt" style:font-size-complex="12pt"/>
    </style:style>
    <style:style style:name="T220_9" style:family="text">
      <style:text-properties fo:font-size="12pt" style:font-size-asian="12pt" style:font-size-complex="12pt"/>
    </style:style>
    <style:style style:name="T220_10" style:family="text">
      <style:text-properties fo:font-size="12pt" style:font-size-asian="12pt" style:font-size-complex="12pt"/>
    </style:style>
    <style:style style:name="T220_11" style:family="text">
      <style:text-properties fo:font-size="12pt" style:font-size-asian="12pt" style:font-size-complex="12pt"/>
    </style:style>
    <style:style style:name="T220_12" style:family="text">
      <style:text-properties fo:font-size="12pt" style:font-size-asian="12pt" style:font-size-complex="12pt"/>
    </style:style>
    <style:style style:name="T220_13" style:family="text">
      <style:text-properties fo:font-size="12pt" style:font-size-asian="12pt" style:font-size-complex="12pt"/>
    </style:style>
    <style:style style:name="T220_14" style:family="text">
      <style:text-properties fo:font-size="12pt" style:font-size-asian="12pt" style:font-size-complex="12pt"/>
    </style:style>
    <style:style style:name="T220_15" style:family="text">
      <style:text-properties fo:font-size="12pt" style:font-size-asian="12pt" style:font-size-complex="12pt"/>
    </style:style>
    <style:style style:name="T220_16" style:family="text">
      <style:text-properties fo:font-size="12pt" style:font-size-asian="12pt" style:font-size-complex="12pt"/>
    </style:style>
    <style:style style:name="T220_17" style:family="text">
      <style:text-properties fo:font-size="12pt" style:font-size-asian="12pt" style:font-size-complex="12pt"/>
    </style:style>
    <style:style style:name="T220_18" style:family="text">
      <style:text-properties fo:font-size="12pt" style:font-size-asian="12pt" style:font-size-complex="12pt"/>
    </style:style>
    <style:style style:name="T220_19" style:family="text">
      <style:text-properties fo:font-size="12pt" style:font-size-asian="12pt" style:font-size-complex="12pt"/>
    </style:style>
    <style:style style:name="T220_20" style:family="text">
      <style:text-properties fo:font-size="12pt" style:font-size-asian="12pt" style:font-size-complex="12pt"/>
    </style:style>
    <style:style style:name="T220_21" style:family="text">
      <style:text-properties fo:font-size="12pt" style:font-size-asian="12pt" style:font-size-complex="12pt"/>
    </style:style>
    <style:style style:name="T220_22" style:family="text">
      <style:text-properties fo:font-size="12pt" style:font-size-asian="12pt" style:font-size-complex="12pt"/>
    </style:style>
    <style:style style:name="T220_23" style:family="text">
      <style:text-properties fo:font-size="12pt" style:font-size-asian="12pt" style:font-size-complex="12pt"/>
    </style:style>
    <style:style style:name="T220_24" style:family="text">
      <style:text-properties fo:font-size="12pt" style:font-size-asian="12pt" style:font-size-complex="12pt"/>
    </style:style>
    <style:style style:name="T220_25" style:family="text">
      <style:text-properties fo:font-size="12pt" style:font-size-asian="12pt" style:font-size-complex="12pt"/>
    </style:style>
    <style:style style:name="T220_26" style:family="text">
      <style:text-properties fo:font-size="12pt" style:font-size-asian="12pt" style:font-size-complex="12pt"/>
    </style:style>
    <style:style style:name="T220_27" style:family="text">
      <style:text-properties fo:font-size="12pt" style:font-size-asian="12pt" style:font-size-complex="12pt"/>
    </style:style>
    <style:style style:name="T220_28" style:family="text">
      <style:text-properties fo:font-size="12pt" style:font-size-asian="12pt" style:font-size-complex="12pt"/>
    </style:style>
    <style:style style:name="T220_29" style:family="text">
      <style:text-properties fo:font-size="12pt" style:font-size-asian="12pt" style:font-size-complex="12pt"/>
    </style:style>
    <style:style style:name="T220_30" style:family="text">
      <style:text-properties fo:font-size="12pt" style:font-size-asian="12pt" style:font-size-complex="12pt"/>
    </style:style>
    <style:style style:name="T220_31" style:family="text">
      <style:text-properties fo:font-size="12pt" style:font-size-asian="12pt" style:font-size-complex="12pt"/>
    </style:style>
    <style:style style:name="T220_32" style:family="text">
      <style:text-properties fo:font-size="12pt" style:font-size-asian="12pt" style:font-size-complex="12pt"/>
    </style:style>
    <style:style style:name="T220_33" style:family="text">
      <style:text-properties fo:font-size="12pt" style:font-size-asian="12pt" style:font-size-complex="12pt"/>
    </style:style>
    <style:style style:name="T220_34" style:family="text">
      <style:text-properties fo:font-size="12pt" style:font-size-asian="12pt" style:font-size-complex="12pt"/>
    </style:style>
    <style:style style:name="T220_35" style:family="text">
      <style:text-properties fo:font-size="12pt" style:font-size-asian="12pt" style:font-size-complex="12pt"/>
    </style:style>
    <style:style style:name="T220_36" style:family="text">
      <style:text-properties fo:font-size="12pt" style:font-size-asian="12pt" style:font-size-complex="12pt"/>
    </style:style>
    <style:style style:name="T220_37" style:family="text">
      <style:text-properties fo:font-size="12pt" style:font-size-asian="12pt" style:font-size-complex="12pt"/>
    </style:style>
    <style:style style:name="T220_38" style:family="text">
      <style:text-properties fo:font-size="12pt" style:font-size-asian="12pt" style:font-size-complex="12pt"/>
    </style:style>
    <style:style style:name="T220_39" style:family="text">
      <style:text-properties fo:font-size="12pt" style:font-size-asian="12pt" style:font-size-complex="12pt"/>
    </style:style>
    <style:style style:name="T220_40" style:family="text">
      <style:text-properties fo:font-size="12pt" style:font-size-asian="12pt" style:font-size-complex="12pt"/>
    </style:style>
    <style:style style:name="T220_41" style:family="text">
      <style:text-properties fo:font-size="12pt" style:font-size-asian="12pt" style:font-size-complex="12pt"/>
    </style:style>
    <style:style style:name="T220_42" style:family="text">
      <style:text-properties fo:font-size="12pt" style:font-size-asian="12pt" style:font-size-complex="12pt"/>
    </style:style>
    <style:style style:name="T220_43" style:family="text">
      <style:text-properties fo:font-size="12pt" style:font-size-asian="12pt" style:font-size-complex="12pt"/>
    </style:style>
    <style:style style:name="T220_44" style:family="text">
      <style:text-properties fo:font-size="12pt" style:font-size-asian="12pt" style:font-size-complex="12pt"/>
    </style:style>
    <style:style style:name="T220_45" style:family="text">
      <style:text-properties fo:font-size="12pt" style:font-size-asian="12pt" style:font-size-complex="12pt"/>
    </style:style>
    <style:style style:name="T220_46" style:family="text">
      <style:text-properties fo:font-size="12pt" style:font-size-asian="12pt" style:font-size-complex="12pt"/>
    </style:style>
    <style:style style:name="T220_47" style:family="text">
      <style:text-properties fo:font-size="12pt" style:font-size-asian="12pt" style:font-size-complex="12pt"/>
    </style:style>
    <style:style style:name="T220_48" style:family="text">
      <style:text-properties fo:font-size="12pt" style:font-size-asian="12pt" style:font-size-complex="12pt"/>
    </style:style>
    <style:style style:name="T220_49" style:family="text">
      <style:text-properties fo:font-size="12pt" style:font-size-asian="12pt" style:font-size-complex="12pt"/>
    </style:style>
    <style:style style:name="T220_50" style:family="text">
      <style:text-properties fo:font-size="12pt" style:font-size-asian="12pt" style:font-size-complex="12pt"/>
    </style:style>
    <style:style style:name="T220_51" style:family="text">
      <style:text-properties fo:font-size="12pt" style:font-size-asian="12pt" style:font-size-complex="12pt"/>
    </style:style>
    <style:style style:name="T220_52" style:family="text">
      <style:text-properties fo:font-size="12pt" style:font-size-asian="12pt" style:font-size-complex="12pt"/>
    </style:style>
    <style:style style:name="T220_53" style:family="text">
      <style:text-properties fo:font-size="12pt" style:font-size-asian="12pt" style:font-size-complex="12pt"/>
    </style:style>
    <style:style style:name="T220_54" style:family="text">
      <style:text-properties fo:font-size="12pt" style:font-size-asian="12pt" style:font-size-complex="12pt"/>
    </style:style>
    <style:style style:name="T220_55" style:family="text">
      <style:text-properties fo:font-size="12pt" style:font-size-asian="12pt" style:font-size-complex="12pt"/>
    </style:style>
    <style:style style:name="T220_56" style:family="text">
      <style:text-properties fo:font-size="12pt" style:font-size-asian="12pt" style:font-size-complex="12pt"/>
    </style:style>
    <style:style style:name="T220_57" style:family="text">
      <style:text-properties fo:font-size="12pt" style:font-size-asian="12pt" style:font-size-complex="12pt"/>
    </style:style>
    <style:style style:name="T220_58" style:family="text">
      <style:text-properties fo:font-size="12pt" style:font-size-asian="12pt" style:font-size-complex="12pt"/>
    </style:style>
    <style:style style:name="T220_59" style:family="text">
      <style:text-properties fo:font-size="12pt" style:font-size-asian="12pt" style:font-size-complex="12pt"/>
    </style:style>
    <style:style style:name="T220_60" style:family="text">
      <style:text-properties fo:font-size="12pt" style:font-size-asian="12pt" style:font-size-complex="12pt"/>
    </style:style>
    <style:style style:name="T220_61" style:family="text">
      <style:text-properties fo:font-size="12pt" style:font-size-asian="12pt" style:font-size-complex="12pt"/>
    </style:style>
    <style:style style:name="T220_62" style:family="text">
      <style:text-properties fo:font-size="12pt" style:font-size-asian="12pt" style:font-size-complex="12pt"/>
    </style:style>
    <style:style style:name="T220_63" style:family="text">
      <style:text-properties fo:font-size="12pt" style:font-size-asian="12pt" style:font-size-complex="12pt"/>
    </style:style>
    <style:style style:name="T220_64" style:family="text">
      <style:text-properties fo:font-size="12pt" style:font-size-asian="12pt" style:font-size-complex="12pt"/>
    </style:style>
    <style:style style:name="T220_65" style:family="text">
      <style:text-properties fo:font-size="12pt" style:font-size-asian="12pt" style:font-size-complex="12pt"/>
    </style:style>
    <style:style style:name="T220_66" style:family="text">
      <style:text-properties fo:font-size="12pt" style:font-size-asian="12pt" style:font-size-complex="12pt"/>
    </style:style>
    <style:style style:name="T220_67" style:family="text">
      <style:text-properties fo:font-size="12pt" style:font-size-asian="12pt" style:font-size-complex="12pt"/>
    </style:style>
    <style:style style:name="T220_68" style:family="text">
      <style:text-properties fo:font-size="12pt" style:font-size-asian="12pt" style:font-size-complex="12pt"/>
    </style:style>
    <style:style style:name="T220_69" style:family="text">
      <style:text-properties fo:font-size="12pt" style:font-size-asian="12pt" style:font-size-complex="12pt"/>
    </style:style>
    <style:style style:name="T220_70" style:family="text">
      <style:text-properties fo:font-size="12pt" style:font-size-asian="12pt" style:font-size-complex="12pt"/>
    </style:style>
    <style:style style:name="T220_71" style:family="text">
      <style:text-properties fo:font-size="12pt" style:font-size-asian="12pt" style:font-size-complex="12pt"/>
    </style:style>
    <style:style style:name="T220_72" style:family="text">
      <style:text-properties fo:font-size="12pt" style:font-size-asian="12pt" style:font-size-complex="12pt"/>
    </style:style>
    <style:style style:name="T220_73" style:family="text">
      <style:text-properties fo:font-size="12pt" style:font-size-asian="12pt" style:font-size-complex="12pt"/>
    </style:style>
    <style:style style:name="T220_74" style:family="text">
      <style:text-properties fo:font-size="12pt" style:font-size-asian="12pt" style:font-size-complex="12pt"/>
    </style:style>
    <style:style style:name="T220_75" style:family="text">
      <style:text-properties fo:font-size="12pt" style:font-size-asian="12pt" style:font-size-complex="12pt"/>
    </style:style>
    <style:style style:name="T220_76" style:family="text">
      <style:text-properties fo:font-size="12pt" style:font-size-asian="12pt" style:font-size-complex="12pt"/>
    </style:style>
    <style:style style:name="T220_77" style:family="text">
      <style:text-properties fo:font-size="12pt" style:font-size-asian="12pt" style:font-size-complex="12pt"/>
    </style:style>
    <style:style style:name="T220_78" style:family="text">
      <style:text-properties fo:font-size="12pt" style:font-size-asian="12pt" style:font-size-complex="12pt"/>
    </style:style>
    <style:style style:name="T220_79" style:family="text">
      <style:text-properties fo:font-size="12pt" style:font-size-asian="12pt" style:font-size-complex="12pt"/>
    </style:style>
    <style:style style:name="T220_80" style:family="text">
      <style:text-properties fo:font-size="12pt" style:font-size-asian="12pt" style:font-size-complex="12pt"/>
    </style:style>
    <style:style style:name="T220_81" style:family="text">
      <style:text-properties fo:font-size="12pt" style:font-size-asian="12pt" style:font-size-complex="12pt"/>
    </style:style>
    <style:style style:name="T220_82" style:family="text">
      <style:text-properties fo:font-size="12pt" style:font-size-asian="12pt" style:font-size-complex="12pt"/>
    </style:style>
    <style:style style:name="T220_83" style:family="text">
      <style:text-properties fo:font-size="12pt" style:font-size-asian="12pt" style:font-size-complex="12pt"/>
    </style:style>
    <style:style style:name="T220_84" style:family="text">
      <style:text-properties fo:font-size="12pt" style:font-size-asian="12pt" style:font-size-complex="12pt"/>
    </style:style>
    <style:style style:name="T220_85" style:family="text">
      <style:text-properties fo:font-size="12pt" style:font-size-asian="12pt" style:font-size-complex="12pt"/>
    </style:style>
    <style:style style:name="T220_86" style:family="text">
      <style:text-properties fo:font-size="12pt" style:font-size-asian="12pt" style:font-size-complex="12pt"/>
    </style:style>
    <style:style style:name="T220_87" style:family="text">
      <style:text-properties fo:font-size="12pt" style:font-size-asian="12pt" style:font-size-complex="12pt"/>
    </style:style>
    <style:style style:name="T220_88" style:family="text">
      <style:text-properties fo:font-size="12pt" style:font-size-asian="12pt" style:font-size-complex="12pt"/>
    </style:style>
    <style:style style:name="T220_89" style:family="text">
      <style:text-properties fo:font-size="12pt" style:font-size-asian="12pt" style:font-size-complex="12pt"/>
    </style:style>
    <style:style style:name="T220_90" style:family="text">
      <style:text-properties fo:font-size="12pt" style:font-size-asian="12pt" style:font-size-complex="12pt"/>
    </style:style>
    <style:style style:name="T220_91" style:family="text">
      <style:text-properties fo:font-size="12pt" style:font-size-asian="12pt" style:font-size-complex="12pt"/>
    </style:style>
    <style:style style:name="T220_92" style:family="text">
      <style:text-properties fo:font-size="12pt" style:font-size-asian="12pt" style:font-size-complex="12pt"/>
    </style:style>
    <style:style style:name="T220_93" style:family="text">
      <style:text-properties fo:font-size="12pt" style:font-size-asian="12pt" style:font-size-complex="12pt"/>
    </style:style>
    <style:style style:name="T220_94" style:family="text">
      <style:text-properties fo:font-size="12pt" style:font-size-asian="12pt" style:font-size-complex="12pt"/>
    </style:style>
    <style:style style:name="P221" style:family="paragraph" style:parent-style-name="Heading_20_3">
      <style:paragraph-properties fo:break-before="auto" fo:line-height="115%" style:writing-mode="lr-tb"/>
    </style:style>
    <style:style style:name="P222" style:family="paragraph" style:parent-style-name="Heading_20_4">
      <style:paragraph-properties fo:break-before="auto" fo:line-height="115%" style:writing-mode="lr-tb"/>
    </style:style>
    <style:style style:name="T222_1" style:family="text">
      <style:text-properties fo:color="#000000" style:font-name="Arial" style:font-name-asian="Arial" style:font-name-complex="Arial"/>
    </style:style>
    <style:style style:name="T222_2" style:family="text">
      <style:text-properties fo:color="#000000" style:font-name="Arial" style:font-name-asian="Arial" style:font-name-complex="Arial"/>
    </style:style>
    <style:style style:name="T222_3" style:family="text">
      <style:text-properties fo:color="#000000" style:font-name="Arial" style:font-name-asian="Arial" style:font-name-complex="Arial"/>
    </style:style>
    <style:style style:name="T222_4" style:family="text">
      <style:text-properties fo:color="#000000" style:font-name="Arial" style:font-name-asian="Arial" style:font-name-complex="Arial"/>
    </style:style>
    <style:style style:name="T222_5" style:family="text">
      <style:text-properties fo:color="#000000" style:font-name="Arial" style:font-name-asian="Arial" style:font-name-complex="Arial"/>
    </style:style>
    <style:style style:name="T222_6" style:family="text">
      <style:text-properties fo:color="#000000" style:font-name="Arial" style:font-name-asian="Arial" style:font-name-complex="Arial"/>
    </style:style>
    <style:style style:name="P223" style:family="paragraph" style:parent-style-name="Standard">
      <style:paragraph-properties fo:text-align="justify" fo:break-before="auto" fo:text-indent="1.27cm" fo:line-height="115%" style:writing-mode="lr-tb"/>
      <style:text-properties fo:color="#000000" style:font-name="Arial" style:font-name-asian="Arial" style:font-name-complex="Arial"/>
    </style:style>
    <style:style style:name="P224" style:family="paragraph" style:parent-style-name="Standard">
      <style:paragraph-properties fo:text-align="justify" fo:break-before="auto" fo:line-height="120%" fo:margin-bottom="0.247cm" style:writing-mode="lr-tb"/>
    </style:style>
    <style:style style:name="T224_1" style:family="text">
      <style:text-properties fo:font-size="12pt" style:font-size-asian="12pt" style:font-size-complex="12pt"/>
    </style:style>
    <style:style style:name="T224_2" style:family="text">
      <style:text-properties fo:font-size="12pt" style:font-size-asian="12pt" style:font-size-complex="12pt"/>
    </style:style>
    <style:style style:name="T224_3" style:family="text">
      <style:text-properties fo:font-size="12pt" style:font-size-asian="12pt" style:font-size-complex="12pt"/>
    </style:style>
    <style:style style:name="T224_4" style:family="text">
      <style:text-properties fo:font-size="12pt" style:font-size-asian="12pt" style:font-size-complex="12pt"/>
    </style:style>
    <style:style style:name="T224_5" style:family="text">
      <style:text-properties fo:font-size="12pt" style:font-size-asian="12pt" style:font-size-complex="12pt"/>
    </style:style>
    <style:style style:name="T224_6" style:family="text">
      <style:text-properties fo:font-size="12pt" style:font-size-asian="12pt" style:font-size-complex="12pt"/>
    </style:style>
    <style:style style:name="T224_7" style:family="text">
      <style:text-properties fo:font-size="12pt" style:font-size-asian="12pt" style:font-size-complex="12pt"/>
    </style:style>
    <style:style style:name="T224_8" style:family="text">
      <style:text-properties fo:font-size="12pt" style:font-size-asian="12pt" style:font-size-complex="12pt"/>
    </style:style>
    <style:style style:name="T224_9" style:family="text">
      <style:text-properties fo:font-size="12pt" style:font-size-asian="12pt" style:font-size-complex="12pt"/>
    </style:style>
    <style:style style:name="T224_10" style:family="text">
      <style:text-properties fo:font-size="12pt" style:font-size-asian="12pt" style:font-size-complex="12pt"/>
    </style:style>
    <style:style style:name="T224_11" style:family="text">
      <style:text-properties fo:font-size="12pt" style:font-size-asian="12pt" style:font-size-complex="12pt"/>
    </style:style>
    <style:style style:name="T224_12" style:family="text">
      <style:text-properties fo:font-size="12pt" style:font-size-asian="12pt" style:font-size-complex="12pt"/>
    </style:style>
    <style:style style:name="T224_13" style:family="text">
      <style:text-properties fo:font-size="12pt" style:font-size-asian="12pt" style:font-size-complex="12pt"/>
    </style:style>
    <style:style style:name="T224_14" style:family="text">
      <style:text-properties fo:font-size="12pt" style:font-size-asian="12pt" style:font-size-complex="12pt"/>
    </style:style>
    <style:style style:name="T224_15" style:family="text">
      <style:text-properties fo:font-size="12pt" style:font-size-asian="12pt" style:font-size-complex="12pt"/>
    </style:style>
    <style:style style:name="T224_16" style:family="text">
      <style:text-properties fo:font-size="12pt" style:font-size-asian="12pt" style:font-size-complex="12pt"/>
    </style:style>
    <style:style style:name="T224_17" style:family="text">
      <style:text-properties fo:font-size="12pt" style:font-size-asian="12pt" style:font-size-complex="12pt"/>
    </style:style>
    <style:style style:name="T224_18" style:family="text">
      <style:text-properties fo:font-size="12pt" style:font-size-asian="12pt" style:font-size-complex="12pt"/>
    </style:style>
    <style:style style:name="T224_19" style:family="text">
      <style:text-properties fo:font-size="12pt" style:font-size-asian="12pt" style:font-size-complex="12pt"/>
    </style:style>
    <style:style style:name="T224_20" style:family="text">
      <style:text-properties fo:font-size="12pt" style:font-size-asian="12pt" style:font-size-complex="12pt"/>
    </style:style>
    <style:style style:name="T224_21" style:family="text">
      <style:text-properties fo:font-size="12pt" style:font-size-asian="12pt" style:font-size-complex="12pt"/>
    </style:style>
    <style:style style:name="T224_22" style:family="text">
      <style:text-properties fo:font-size="12pt" style:font-size-asian="12pt" style:font-size-complex="12pt"/>
    </style:style>
    <style:style style:name="T224_23" style:family="text">
      <style:text-properties fo:font-size="12pt" style:font-size-asian="12pt" style:font-size-complex="12pt"/>
    </style:style>
    <style:style style:name="T224_24" style:family="text">
      <style:text-properties fo:font-size="12pt" style:font-size-asian="12pt" style:font-size-complex="12pt"/>
    </style:style>
    <style:style style:name="T224_25" style:family="text">
      <style:text-properties fo:font-size="12pt" style:font-size-asian="12pt" style:font-size-complex="12pt"/>
    </style:style>
    <style:style style:name="T224_26" style:family="text">
      <style:text-properties fo:font-size="12pt" style:font-size-asian="12pt" style:font-size-complex="12pt"/>
    </style:style>
    <style:style style:name="T224_27" style:family="text">
      <style:text-properties fo:font-size="12pt" style:font-size-asian="12pt" style:font-size-complex="12pt"/>
    </style:style>
    <style:style style:name="T224_28" style:family="text">
      <style:text-properties fo:font-size="12pt" style:font-size-asian="12pt" style:font-size-complex="12pt"/>
    </style:style>
    <style:style style:name="P225" style:family="paragraph" style:parent-style-name="Standard">
      <style:paragraph-properties fo:text-align="justify" fo:break-before="auto" fo:line-height="120%" fo:margin-bottom="0.247cm" style:writing-mode="lr-tb"/>
      <style:text-properties fo:font-size="12pt" style:font-size-asian="12pt" style:font-size-complex="12pt"/>
    </style:style>
    <style:style style:name="P226" style:family="paragraph" style:parent-style-name="Standard">
      <style:paragraph-properties fo:text-align="justify" fo:break-before="auto" fo:line-height="120%" fo:margin-top="0cm" style:writing-mode="lr-tb"/>
    </style:style>
    <style:style style:name="T226_1" style:family="text">
      <style:text-properties fo:font-size="12pt" style:font-size-asian="12pt" style:font-size-complex="12pt"/>
    </style:style>
    <style:style style:name="T226_2" style:family="text">
      <style:text-properties fo:font-size="12pt" style:font-size-asian="12pt" style:font-size-complex="12pt"/>
    </style:style>
    <style:style style:name="T226_3" style:family="text">
      <style:text-properties fo:font-size="12pt" style:font-size-asian="12pt" style:font-size-complex="12pt"/>
    </style:style>
    <style:style style:name="T226_4" style:family="text">
      <style:text-properties fo:font-size="12pt" style:font-size-asian="12pt" style:font-size-complex="12pt"/>
    </style:style>
    <style:style style:name="T226_5" style:family="text">
      <style:text-properties fo:font-size="12pt" style:font-size-asian="12pt" style:font-size-complex="12pt"/>
    </style:style>
    <style:style style:name="T226_6" style:family="text">
      <style:text-properties fo:font-size="12pt" style:font-size-asian="12pt" style:font-size-complex="12pt"/>
    </style:style>
    <style:style style:name="T226_7" style:family="text">
      <style:text-properties fo:font-size="12pt" style:font-size-asian="12pt" style:font-size-complex="12pt"/>
    </style:style>
    <style:style style:name="T226_8" style:family="text">
      <style:text-properties fo:font-size="12pt" style:font-size-asian="12pt" style:font-size-complex="12pt"/>
    </style:style>
    <style:style style:name="T226_9" style:family="text">
      <style:text-properties fo:font-size="12pt" style:font-size-asian="12pt" style:font-size-complex="12pt"/>
    </style:style>
    <style:style style:name="T226_10" style:family="text">
      <style:text-properties fo:font-size="12pt" style:font-size-asian="12pt" style:font-size-complex="12pt"/>
    </style:style>
    <style:style style:name="T226_11" style:family="text">
      <style:text-properties fo:font-size="12pt" style:font-size-asian="12pt" style:font-size-complex="12pt"/>
    </style:style>
    <style:style style:name="T226_12" style:family="text">
      <style:text-properties fo:font-size="12pt" style:font-size-asian="12pt" style:font-size-complex="12pt"/>
    </style:style>
    <style:style style:name="T226_13" style:family="text">
      <style:text-properties fo:font-size="12pt" style:font-size-asian="12pt" style:font-size-complex="12pt"/>
    </style:style>
    <style:style style:name="T226_14" style:family="text">
      <style:text-properties fo:font-size="12pt" style:font-size-asian="12pt" style:font-size-complex="12pt"/>
    </style:style>
    <style:style style:name="T226_15" style:family="text">
      <style:text-properties fo:font-size="12pt" style:font-size-asian="12pt" style:font-size-complex="12pt"/>
    </style:style>
    <style:style style:name="T226_16" style:family="text">
      <style:text-properties fo:font-size="12pt" style:font-size-asian="12pt" style:font-size-complex="12pt"/>
    </style:style>
    <style:style style:name="T226_17" style:family="text">
      <style:text-properties fo:font-size="12pt" style:font-size-asian="12pt" style:font-size-complex="12pt"/>
    </style:style>
    <style:style style:name="T226_18" style:family="text">
      <style:text-properties fo:font-size="12pt" style:font-size-asian="12pt" style:font-size-complex="12pt"/>
    </style:style>
    <style:style style:name="T226_19" style:family="text">
      <style:text-properties fo:font-size="12pt" style:font-size-asian="12pt" style:font-size-complex="12pt"/>
    </style:style>
    <style:style style:name="T226_20" style:family="text">
      <style:text-properties fo:font-size="12pt" style:font-size-asian="12pt" style:font-size-complex="12pt"/>
    </style:style>
    <style:style style:name="T226_21" style:family="text">
      <style:text-properties fo:font-size="12pt" style:font-size-asian="12pt" style:font-size-complex="12pt"/>
    </style:style>
    <style:style style:name="T226_22" style:family="text">
      <style:text-properties fo:font-size="12pt" style:font-size-asian="12pt" style:font-size-complex="12pt"/>
    </style:style>
    <style:style style:name="T226_23" style:family="text">
      <style:text-properties fo:font-size="12pt" style:font-size-asian="12pt" style:font-size-complex="12pt"/>
    </style:style>
    <style:style style:name="T226_24" style:family="text">
      <style:text-properties fo:font-size="12pt" style:font-size-asian="12pt" style:font-size-complex="12pt"/>
    </style:style>
    <style:style style:name="T226_25" style:family="text">
      <style:text-properties fo:font-size="12pt" style:font-size-asian="12pt" style:font-size-complex="12pt"/>
    </style:style>
    <style:style style:name="T226_26" style:family="text">
      <style:text-properties fo:font-size="12pt" style:font-size-asian="12pt" style:font-size-complex="12pt"/>
    </style:style>
    <style:style style:name="T226_27" style:family="text">
      <style:text-properties fo:font-size="12pt" style:font-size-asian="12pt" style:font-size-complex="12pt"/>
    </style:style>
    <style:style style:name="T226_28" style:family="text">
      <style:text-properties fo:font-size="12pt" style:font-size-asian="12pt" style:font-size-complex="12pt"/>
    </style:style>
    <style:style style:name="T226_29" style:family="text">
      <style:text-properties fo:font-size="12pt" style:font-size-asian="12pt" style:font-size-complex="12pt"/>
    </style:style>
    <style:style style:name="T226_30" style:family="text">
      <style:text-properties fo:font-size="12pt" style:font-size-asian="12pt" style:font-size-complex="12pt"/>
    </style:style>
    <style:style style:name="T226_31" style:family="text">
      <style:text-properties fo:font-size="12pt" style:font-size-asian="12pt" style:font-size-complex="12pt"/>
    </style:style>
    <style:style style:name="T226_32" style:family="text">
      <style:text-properties fo:font-size="12pt" style:font-size-asian="12pt" style:font-size-complex="12pt"/>
    </style:style>
    <style:style style:name="T226_33" style:family="text">
      <style:text-properties fo:font-size="12pt" style:font-size-asian="12pt" style:font-size-complex="12pt"/>
    </style:style>
    <style:style style:name="T226_34" style:family="text">
      <style:text-properties fo:font-size="12pt" style:font-size-asian="12pt" style:font-size-complex="12pt"/>
    </style:style>
    <style:style style:name="T226_35" style:family="text">
      <style:text-properties fo:font-size="12pt" style:font-size-asian="12pt" style:font-size-complex="12pt"/>
    </style:style>
    <style:style style:name="T226_36" style:family="text">
      <style:text-properties fo:font-size="12pt" style:font-size-asian="12pt" style:font-size-complex="12pt"/>
    </style:style>
    <style:style style:name="T226_37" style:family="text">
      <style:text-properties fo:font-size="12pt" style:font-size-asian="12pt" style:font-size-complex="12pt"/>
    </style:style>
    <style:style style:name="T226_38" style:family="text">
      <style:text-properties fo:font-size="12pt" style:font-size-asian="12pt" style:font-size-complex="12pt"/>
    </style:style>
    <style:style style:name="T226_39" style:family="text">
      <style:text-properties fo:font-size="12pt" style:font-size-asian="12pt" style:font-size-complex="12pt"/>
    </style:style>
    <style:style style:name="T226_40" style:family="text">
      <style:text-properties fo:font-size="12pt" style:font-size-asian="12pt" style:font-size-complex="12pt"/>
    </style:style>
    <style:style style:name="T226_41" style:family="text">
      <style:text-properties fo:font-size="12pt" style:font-size-asian="12pt" style:font-size-complex="12pt"/>
    </style:style>
    <style:style style:name="T226_42" style:family="text">
      <style:text-properties fo:font-size="12pt" style:font-size-asian="12pt" style:font-size-complex="12pt"/>
    </style:style>
    <style:style style:name="T226_43" style:family="text">
      <style:text-properties fo:font-size="12pt" style:font-size-asian="12pt" style:font-size-complex="12pt"/>
    </style:style>
    <style:style style:name="T226_44" style:family="text">
      <style:text-properties fo:font-size="12pt" style:font-size-asian="12pt" style:font-size-complex="12pt"/>
    </style:style>
    <style:style style:name="T226_45" style:family="text">
      <style:text-properties fo:font-size="12pt" style:font-size-asian="12pt" style:font-size-complex="12pt"/>
    </style:style>
    <style:style style:name="T226_46" style:family="text">
      <style:text-properties fo:font-size="12pt" style:font-size-asian="12pt" style:font-size-complex="12pt"/>
    </style:style>
    <style:style style:name="T226_47" style:family="text">
      <style:text-properties fo:font-size="12pt" style:font-size-asian="12pt" style:font-size-complex="12pt"/>
    </style:style>
    <style:style style:name="T226_48" style:family="text">
      <style:text-properties fo:font-size="12pt" style:font-size-asian="12pt" style:font-size-complex="12pt"/>
    </style:style>
    <style:style style:name="P227" style:family="paragraph" style:parent-style-name="Standard">
      <style:paragraph-properties fo:text-align="justify" fo:break-before="auto" fo:line-height="120%" fo:margin-top="0cm" style:writing-mode="lr-tb"/>
    </style:style>
    <style:style style:name="T227_1" style:family="text">
      <style:text-properties fo:font-size="12pt" style:font-size-asian="12pt" style:font-size-complex="12pt"/>
    </style:style>
    <style:style style:name="T227_2" style:family="text">
      <style:text-properties fo:font-size="12pt" style:font-size-asian="12pt" style:font-size-complex="12pt"/>
    </style:style>
    <style:style style:name="T227_3" style:family="text">
      <style:text-properties fo:font-size="12pt" style:font-size-asian="12pt" style:font-size-complex="12pt"/>
    </style:style>
    <style:style style:name="T227_4" style:family="text">
      <style:text-properties fo:font-size="12pt" style:font-size-asian="12pt" style:font-size-complex="12pt"/>
    </style:style>
    <style:style style:name="T227_5" style:family="text">
      <style:text-properties fo:font-size="12pt" style:font-size-asian="12pt" style:font-size-complex="12pt"/>
    </style:style>
    <style:style style:name="T227_6" style:family="text">
      <style:text-properties fo:font-size="12pt" style:font-size-asian="12pt" style:font-size-complex="12pt"/>
    </style:style>
    <style:style style:name="T227_7" style:family="text">
      <style:text-properties fo:font-size="12pt" style:font-size-asian="12pt" style:font-size-complex="12pt"/>
    </style:style>
    <style:style style:name="T227_8" style:family="text">
      <style:text-properties fo:font-size="12pt" style:font-size-asian="12pt" style:font-size-complex="12pt"/>
    </style:style>
    <style:style style:name="T227_9" style:family="text">
      <style:text-properties fo:font-size="12pt" style:font-size-asian="12pt" style:font-size-complex="12pt"/>
    </style:style>
    <style:style style:name="T227_10" style:family="text">
      <style:text-properties fo:font-size="12pt" style:font-size-asian="12pt" style:font-size-complex="12pt"/>
    </style:style>
    <style:style style:name="T227_11" style:family="text">
      <style:text-properties fo:font-size="12pt" style:font-size-asian="12pt" style:font-size-complex="12pt"/>
    </style:style>
    <style:style style:name="T227_12" style:family="text">
      <style:text-properties fo:font-size="12pt" style:font-size-asian="12pt" style:font-size-complex="12pt"/>
    </style:style>
    <style:style style:name="T227_13" style:family="text">
      <style:text-properties fo:font-size="12pt" style:font-size-asian="12pt" style:font-size-complex="12pt"/>
    </style:style>
    <style:style style:name="T227_14" style:family="text">
      <style:text-properties fo:font-size="12pt" style:font-size-asian="12pt" style:font-size-complex="12pt"/>
    </style:style>
    <style:style style:name="T227_15" style:family="text">
      <style:text-properties fo:font-size="12pt" style:font-size-asian="12pt" style:font-size-complex="12pt"/>
    </style:style>
    <style:style style:name="T227_16" style:family="text">
      <style:text-properties fo:font-size="12pt" style:font-size-asian="12pt" style:font-size-complex="12pt"/>
    </style:style>
    <style:style style:name="T227_17" style:family="text">
      <style:text-properties fo:font-size="12pt" style:font-size-asian="12pt" style:font-size-complex="12pt"/>
    </style:style>
    <style:style style:name="T227_18" style:family="text">
      <style:text-properties fo:font-size="12pt" style:font-size-asian="12pt" style:font-size-complex="12pt"/>
    </style:style>
    <style:style style:name="T227_19" style:family="text">
      <style:text-properties fo:font-size="12pt" style:font-size-asian="12pt" style:font-size-complex="12pt"/>
    </style:style>
    <style:style style:name="T227_20" style:family="text">
      <style:text-properties fo:font-size="12pt" style:font-size-asian="12pt" style:font-size-complex="12pt"/>
    </style:style>
    <style:style style:name="T227_21" style:family="text">
      <style:text-properties fo:font-size="12pt" style:font-size-asian="12pt" style:font-size-complex="12pt"/>
    </style:style>
    <style:style style:name="T227_22" style:family="text">
      <style:text-properties fo:font-size="12pt" style:font-size-asian="12pt" style:font-size-complex="12pt"/>
    </style:style>
    <style:style style:name="T227_23" style:family="text">
      <style:text-properties fo:font-size="12pt" style:font-size-asian="12pt" style:font-size-complex="12pt"/>
    </style:style>
    <style:style style:name="T227_24" style:family="text">
      <style:text-properties fo:font-size="12pt" style:font-size-asian="12pt" style:font-size-complex="12pt"/>
    </style:style>
    <style:style style:name="T227_25" style:family="text">
      <style:text-properties fo:font-size="12pt" style:font-size-asian="12pt" style:font-size-complex="12pt"/>
    </style:style>
    <style:style style:name="T227_26" style:family="text">
      <style:text-properties fo:font-size="12pt" style:font-size-asian="12pt" style:font-size-complex="12pt"/>
    </style:style>
    <style:style style:name="T227_27" style:family="text">
      <style:text-properties fo:font-size="12pt" style:font-size-asian="12pt" style:font-size-complex="12pt"/>
    </style:style>
    <style:style style:name="T227_28" style:family="text">
      <style:text-properties fo:font-size="12pt" style:font-size-asian="12pt" style:font-size-complex="12pt"/>
    </style:style>
    <style:style style:name="T227_29" style:family="text">
      <style:text-properties fo:font-size="12pt" style:font-size-asian="12pt" style:font-size-complex="12pt"/>
    </style:style>
    <style:style style:name="T227_30" style:family="text">
      <style:text-properties fo:font-size="12pt" style:font-size-asian="12pt" style:font-size-complex="12pt"/>
    </style:style>
    <style:style style:name="T227_31" style:family="text">
      <style:text-properties fo:font-size="12pt" style:font-size-asian="12pt" style:font-size-complex="12pt"/>
    </style:style>
    <style:style style:name="T227_32" style:family="text">
      <style:text-properties fo:font-size="12pt" style:font-size-asian="12pt" style:font-size-complex="12pt"/>
    </style:style>
    <style:style style:name="T227_33" style:family="text">
      <style:text-properties fo:font-size="12pt" style:font-size-asian="12pt" style:font-size-complex="12pt"/>
    </style:style>
    <style:style style:name="T227_34" style:family="text">
      <style:text-properties fo:font-size="12pt" style:font-size-asian="12pt" style:font-size-complex="12pt"/>
    </style:style>
    <style:style style:name="T227_35" style:family="text">
      <style:text-properties fo:font-size="12pt" style:font-size-asian="12pt" style:font-size-complex="12pt"/>
    </style:style>
    <style:style style:name="T227_36" style:family="text">
      <style:text-properties fo:font-size="12pt" style:font-size-asian="12pt" style:font-size-complex="12pt"/>
    </style:style>
    <style:style style:name="T227_37" style:family="text">
      <style:text-properties fo:font-size="12pt" style:font-size-asian="12pt" style:font-size-complex="12pt"/>
    </style:style>
    <style:style style:name="T227_38" style:family="text">
      <style:text-properties fo:font-size="12pt" style:font-size-asian="12pt" style:font-size-complex="12pt"/>
    </style:style>
    <style:style style:name="T227_39" style:family="text">
      <style:text-properties fo:font-size="12pt" style:font-size-asian="12pt" style:font-size-complex="12pt"/>
    </style:style>
    <style:style style:name="T227_40" style:family="text">
      <style:text-properties fo:font-size="12pt" style:font-size-asian="12pt" style:font-size-complex="12pt"/>
    </style:style>
    <style:style style:name="T227_41" style:family="text">
      <style:text-properties fo:font-size="12pt" style:font-size-asian="12pt" style:font-size-complex="12pt"/>
    </style:style>
    <style:style style:name="T227_42" style:family="text">
      <style:text-properties fo:font-size="12pt" style:font-size-asian="12pt" style:font-size-complex="12pt"/>
    </style:style>
    <style:style style:name="T227_43" style:family="text">
      <style:text-properties fo:font-size="12pt" style:font-size-asian="12pt" style:font-size-complex="12pt"/>
    </style:style>
    <style:style style:name="T227_44" style:family="text">
      <style:text-properties fo:font-size="12pt" style:font-size-asian="12pt" style:font-size-complex="12pt"/>
    </style:style>
    <style:style style:name="T227_45" style:family="text">
      <style:text-properties fo:font-size="12pt" style:font-size-asian="12pt" style:font-size-complex="12pt"/>
    </style:style>
    <style:style style:name="T227_46" style:family="text">
      <style:text-properties fo:font-size="12pt" style:font-size-asian="12pt" style:font-size-complex="12pt"/>
    </style:style>
    <style:style style:name="T227_47" style:family="text">
      <style:text-properties fo:font-size="12pt" style:font-size-asian="12pt" style:font-size-complex="12pt"/>
    </style:style>
    <style:style style:name="T227_48" style:family="text">
      <style:text-properties fo:font-size="12pt" style:font-size-asian="12pt" style:font-size-complex="12pt"/>
    </style:style>
    <style:style style:name="T227_49" style:family="text">
      <style:text-properties fo:font-size="12pt" style:font-size-asian="12pt" style:font-size-complex="12pt"/>
    </style:style>
    <style:style style:name="T227_50" style:family="text">
      <style:text-properties fo:font-size="12pt" style:font-size-asian="12pt" style:font-size-complex="12pt"/>
    </style:style>
    <style:style style:name="T227_51" style:family="text">
      <style:text-properties fo:font-size="12pt" style:font-size-asian="12pt" style:font-size-complex="12pt"/>
    </style:style>
    <style:style style:name="T227_52" style:family="text">
      <style:text-properties fo:font-size="12pt" style:font-size-asian="12pt" style:font-size-complex="12pt"/>
    </style:style>
    <style:style style:name="T227_53" style:family="text">
      <style:text-properties fo:font-size="12pt" style:font-size-asian="12pt" style:font-size-complex="12pt"/>
    </style:style>
    <style:style style:name="T227_54" style:family="text">
      <style:text-properties fo:font-size="12pt" style:font-size-asian="12pt" style:font-size-complex="12pt"/>
    </style:style>
    <style:style style:name="T227_55" style:family="text">
      <style:text-properties fo:font-size="12pt" style:font-size-asian="12pt" style:font-size-complex="12pt"/>
    </style:style>
    <style:style style:name="T227_56" style:family="text">
      <style:text-properties fo:font-size="12pt" style:font-size-asian="12pt" style:font-size-complex="12pt"/>
    </style:style>
    <style:style style:name="T227_57" style:family="text">
      <style:text-properties fo:font-size="12pt" style:font-size-asian="12pt" style:font-size-complex="12pt"/>
    </style:style>
    <style:style style:name="T227_58" style:family="text">
      <style:text-properties fo:font-size="12pt" style:font-size-asian="12pt" style:font-size-complex="12pt"/>
    </style:style>
    <style:style style:name="T227_59" style:family="text">
      <style:text-properties fo:font-size="12pt" style:font-size-asian="12pt" style:font-size-complex="12pt"/>
    </style:style>
    <style:style style:name="T227_60" style:family="text">
      <style:text-properties fo:font-size="12pt" style:font-size-asian="12pt" style:font-size-complex="12pt"/>
    </style:style>
    <style:style style:name="T227_61" style:family="text">
      <style:text-properties fo:font-size="12pt" style:font-size-asian="12pt" style:font-size-complex="12pt"/>
    </style:style>
    <style:style style:name="T227_62" style:family="text">
      <style:text-properties fo:font-size="12pt" style:font-size-asian="12pt" style:font-size-complex="12pt"/>
    </style:style>
    <style:style style:name="T227_63" style:family="text">
      <style:text-properties fo:font-size="12pt" style:font-size-asian="12pt" style:font-size-complex="12pt"/>
    </style:style>
    <style:style style:name="T227_64" style:family="text">
      <style:text-properties fo:font-size="12pt" style:font-size-asian="12pt" style:font-size-complex="12pt"/>
    </style:style>
    <style:style style:name="T227_65" style:family="text">
      <style:text-properties fo:font-size="12pt" style:font-size-asian="12pt" style:font-size-complex="12pt"/>
    </style:style>
    <style:style style:name="T227_66" style:family="text">
      <style:text-properties fo:font-size="12pt" style:font-size-asian="12pt" style:font-size-complex="12pt"/>
    </style:style>
    <style:style style:name="T227_67" style:family="text">
      <style:text-properties fo:font-size="12pt" style:font-size-asian="12pt" style:font-size-complex="12pt"/>
    </style:style>
    <style:style style:name="T227_68" style:family="text">
      <style:text-properties fo:font-size="12pt" style:font-size-asian="12pt" style:font-size-complex="12pt"/>
    </style:style>
    <style:style style:name="T227_69" style:family="text">
      <style:text-properties fo:font-size="12pt" style:font-size-asian="12pt" style:font-size-complex="12pt"/>
    </style:style>
    <style:style style:name="T227_70" style:family="text">
      <style:text-properties fo:font-size="12pt" style:font-size-asian="12pt" style:font-size-complex="12pt"/>
    </style:style>
    <style:style style:name="P228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228_1" style:family="text">
      <style:text-properties fo:font-size="12pt" style:font-size-asian="12pt" style:font-size-complex="12pt"/>
    </style:style>
    <style:style style:name="T228_2" style:family="text">
      <style:text-properties fo:font-size="12pt" style:font-size-asian="12pt" style:font-size-complex="12pt"/>
    </style:style>
    <style:style style:name="T228_3" style:family="text">
      <style:text-properties fo:font-size="12pt" style:font-size-asian="12pt" style:font-size-complex="12pt"/>
    </style:style>
    <style:style style:name="T228_4" style:family="text">
      <style:text-properties fo:font-size="12pt" style:font-size-asian="12pt" style:font-size-complex="12pt"/>
    </style:style>
    <style:style style:name="T228_5" style:family="text">
      <style:text-properties fo:font-size="12pt" style:font-size-asian="12pt" style:font-size-complex="12pt"/>
    </style:style>
    <style:style style:name="T228_6" style:family="text">
      <style:text-properties fo:font-size="12pt" style:font-size-asian="12pt" style:font-size-complex="12pt"/>
    </style:style>
    <style:style style:name="T228_7" style:family="text">
      <style:text-properties fo:font-size="12pt" style:font-size-asian="12pt" style:font-size-complex="12pt"/>
    </style:style>
    <style:style style:name="T228_8" style:family="text">
      <style:text-properties fo:font-size="12pt" style:font-size-asian="12pt" style:font-size-complex="12pt"/>
    </style:style>
    <style:style style:name="T228_9" style:family="text">
      <style:text-properties fo:font-size="12pt" style:font-size-asian="12pt" style:font-size-complex="12pt"/>
    </style:style>
    <style:style style:name="T228_10" style:family="text">
      <style:text-properties fo:font-size="12pt" style:font-size-asian="12pt" style:font-size-complex="12pt"/>
    </style:style>
    <style:style style:name="T228_11" style:family="text">
      <style:text-properties fo:font-size="12pt" style:font-size-asian="12pt" style:font-size-complex="12pt"/>
    </style:style>
    <style:style style:name="T228_12" style:family="text">
      <style:text-properties fo:font-size="12pt" style:font-size-asian="12pt" style:font-size-complex="12pt"/>
    </style:style>
    <style:style style:name="T228_13" style:family="text">
      <style:text-properties fo:font-size="12pt" style:font-size-asian="12pt" style:font-size-complex="12pt"/>
    </style:style>
    <style:style style:name="T228_14" style:family="text">
      <style:text-properties fo:font-size="12pt" style:font-size-asian="12pt" style:font-size-complex="12pt"/>
    </style:style>
    <style:style style:name="T228_15" style:family="text">
      <style:text-properties fo:font-size="12pt" style:font-size-asian="12pt" style:font-size-complex="12pt"/>
    </style:style>
    <style:style style:name="T228_16" style:family="text">
      <style:text-properties fo:font-size="12pt" style:font-size-asian="12pt" style:font-size-complex="12pt"/>
    </style:style>
    <style:style style:name="T228_17" style:family="text">
      <style:text-properties fo:font-size="12pt" style:font-size-asian="12pt" style:font-size-complex="12pt"/>
    </style:style>
    <style:style style:name="T228_18" style:family="text">
      <style:text-properties fo:font-size="12pt" style:font-size-asian="12pt" style:font-size-complex="12pt"/>
    </style:style>
    <style:style style:name="T228_19" style:family="text">
      <style:text-properties fo:font-size="12pt" style:font-size-asian="12pt" style:font-size-complex="12pt"/>
    </style:style>
    <style:style style:name="T228_20" style:family="text">
      <style:text-properties fo:font-size="12pt" style:font-size-asian="12pt" style:font-size-complex="12pt"/>
    </style:style>
    <style:style style:name="T228_21" style:family="text">
      <style:text-properties fo:font-size="12pt" style:font-size-asian="12pt" style:font-size-complex="12pt"/>
    </style:style>
    <style:style style:name="T228_22" style:family="text">
      <style:text-properties fo:font-size="12pt" style:font-size-asian="12pt" style:font-size-complex="12pt"/>
    </style:style>
    <style:style style:name="T228_23" style:family="text">
      <style:text-properties fo:font-size="12pt" style:font-size-asian="12pt" style:font-size-complex="12pt"/>
    </style:style>
    <style:style style:name="T228_24" style:family="text">
      <style:text-properties fo:font-size="12pt" style:font-size-asian="12pt" style:font-size-complex="12pt"/>
    </style:style>
    <style:style style:name="T228_25" style:family="text">
      <style:text-properties fo:font-size="12pt" style:font-size-asian="12pt" style:font-size-complex="12pt"/>
    </style:style>
    <style:style style:name="T228_26" style:family="text">
      <style:text-properties fo:font-size="12pt" style:font-size-asian="12pt" style:font-size-complex="12pt"/>
    </style:style>
    <style:style style:name="T228_27" style:family="text">
      <style:text-properties fo:font-size="12pt" style:font-size-asian="12pt" style:font-size-complex="12pt"/>
    </style:style>
    <style:style style:name="T228_28" style:family="text">
      <style:text-properties fo:font-size="12pt" style:font-size-asian="12pt" style:font-size-complex="12pt"/>
    </style:style>
    <style:style style:name="T228_29" style:family="text">
      <style:text-properties fo:font-size="12pt" style:font-size-asian="12pt" style:font-size-complex="12pt"/>
    </style:style>
    <style:style style:name="T228_30" style:family="text">
      <style:text-properties fo:font-size="12pt" style:font-size-asian="12pt" style:font-size-complex="12pt"/>
    </style:style>
    <style:style style:name="T228_31" style:family="text">
      <style:text-properties fo:font-size="12pt" style:font-size-asian="12pt" style:font-size-complex="12pt"/>
    </style:style>
    <style:style style:name="T228_32" style:family="text">
      <style:text-properties fo:font-size="12pt" style:font-size-asian="12pt" style:font-size-complex="12pt"/>
    </style:style>
    <style:style style:name="T228_33" style:family="text">
      <style:text-properties fo:font-size="12pt" style:font-size-asian="12pt" style:font-size-complex="12pt"/>
    </style:style>
    <style:style style:name="T228_34" style:family="text">
      <style:text-properties fo:font-size="12pt" style:font-size-asian="12pt" style:font-size-complex="12pt"/>
    </style:style>
    <style:style style:name="T228_35" style:family="text">
      <style:text-properties fo:font-size="12pt" style:font-size-asian="12pt" style:font-size-complex="12pt"/>
    </style:style>
    <style:style style:name="T228_36" style:family="text">
      <style:text-properties fo:font-size="12pt" style:font-size-asian="12pt" style:font-size-complex="12pt"/>
    </style:style>
    <style:style style:name="T228_37" style:family="text">
      <style:text-properties fo:font-size="12pt" style:font-size-asian="12pt" style:font-size-complex="12pt"/>
    </style:style>
    <style:style style:name="T228_38" style:family="text">
      <style:text-properties fo:font-size="12pt" style:font-size-asian="12pt" style:font-size-complex="12pt"/>
    </style:style>
    <style:style style:name="T228_39" style:family="text">
      <style:text-properties fo:font-size="12pt" style:font-size-asian="12pt" style:font-size-complex="12pt"/>
    </style:style>
    <style:style style:name="T228_40" style:family="text">
      <style:text-properties fo:font-size="12pt" style:font-size-asian="12pt" style:font-size-complex="12pt"/>
    </style:style>
    <style:style style:name="T228_41" style:family="text">
      <style:text-properties fo:font-size="12pt" style:font-size-asian="12pt" style:font-size-complex="12pt"/>
    </style:style>
    <style:style style:name="T228_42" style:family="text">
      <style:text-properties fo:font-size="12pt" style:font-size-asian="12pt" style:font-size-complex="12pt"/>
    </style:style>
    <style:style style:name="T228_43" style:family="text">
      <style:text-properties fo:font-size="12pt" style:font-size-asian="12pt" style:font-size-complex="12pt"/>
    </style:style>
    <style:style style:name="T228_44" style:family="text">
      <style:text-properties fo:font-size="12pt" style:font-size-asian="12pt" style:font-size-complex="12pt"/>
    </style:style>
    <style:style style:name="T228_45" style:family="text">
      <style:text-properties fo:font-size="12pt" style:font-size-asian="12pt" style:font-size-complex="12pt"/>
    </style:style>
    <style:style style:name="T228_46" style:family="text">
      <style:text-properties fo:font-size="12pt" style:font-size-asian="12pt" style:font-size-complex="12pt"/>
    </style:style>
    <style:style style:name="T228_47" style:family="text">
      <style:text-properties fo:font-size="12pt" style:font-size-asian="12pt" style:font-size-complex="12pt"/>
    </style:style>
    <style:style style:name="T228_48" style:family="text">
      <style:text-properties fo:font-size="12pt" style:font-size-asian="12pt" style:font-size-complex="12pt"/>
    </style:style>
    <style:style style:name="T228_49" style:family="text">
      <style:text-properties fo:font-size="12pt" style:font-size-asian="12pt" style:font-size-complex="12pt"/>
    </style:style>
    <style:style style:name="T228_50" style:family="text">
      <style:text-properties fo:font-size="12pt" style:font-size-asian="12pt" style:font-size-complex="12pt"/>
    </style:style>
    <style:style style:name="T228_51" style:family="text">
      <style:text-properties fo:font-size="12pt" style:font-size-asian="12pt" style:font-size-complex="12pt"/>
    </style:style>
    <style:style style:name="T228_52" style:family="text">
      <style:text-properties fo:font-size="12pt" style:font-size-asian="12pt" style:font-size-complex="12pt"/>
    </style:style>
    <style:style style:name="T228_53" style:family="text">
      <style:text-properties fo:font-size="12pt" style:font-size-asian="12pt" style:font-size-complex="12pt"/>
    </style:style>
    <style:style style:name="T228_54" style:family="text">
      <style:text-properties fo:font-size="12pt" style:font-size-asian="12pt" style:font-size-complex="12pt"/>
    </style:style>
    <style:style style:name="T228_55" style:family="text">
      <style:text-properties fo:font-size="12pt" style:font-size-asian="12pt" style:font-size-complex="12pt"/>
    </style:style>
    <style:style style:name="T228_56" style:family="text">
      <style:text-properties fo:font-size="12pt" style:font-size-asian="12pt" style:font-size-complex="12pt"/>
    </style:style>
    <style:style style:name="T228_57" style:family="text">
      <style:text-properties fo:font-size="12pt" style:font-size-asian="12pt" style:font-size-complex="12pt"/>
    </style:style>
    <style:style style:name="T228_58" style:family="text">
      <style:text-properties fo:font-size="12pt" style:font-size-asian="12pt" style:font-size-complex="12pt"/>
    </style:style>
    <style:style style:name="T228_59" style:family="text">
      <style:text-properties fo:font-size="12pt" style:font-size-asian="12pt" style:font-size-complex="12pt"/>
    </style:style>
    <style:style style:name="T228_60" style:family="text">
      <style:text-properties fo:font-size="12pt" style:font-size-asian="12pt" style:font-size-complex="12pt"/>
    </style:style>
    <style:style style:name="T228_61" style:family="text">
      <style:text-properties fo:font-size="12pt" style:font-size-asian="12pt" style:font-size-complex="12pt"/>
    </style:style>
    <style:style style:name="T228_62" style:family="text">
      <style:text-properties fo:font-size="12pt" style:font-size-asian="12pt" style:font-size-complex="12pt"/>
    </style:style>
    <style:style style:name="T228_63" style:family="text">
      <style:text-properties fo:font-size="12pt" style:font-size-asian="12pt" style:font-size-complex="12pt"/>
    </style:style>
    <style:style style:name="T228_64" style:family="text">
      <style:text-properties fo:font-size="12pt" style:font-size-asian="12pt" style:font-size-complex="12pt"/>
    </style:style>
    <style:style style:name="T228_65" style:family="text">
      <style:text-properties fo:font-size="12pt" style:font-size-asian="12pt" style:font-size-complex="12pt"/>
    </style:style>
    <style:style style:name="T228_66" style:family="text">
      <style:text-properties fo:font-size="12pt" style:font-size-asian="12pt" style:font-size-complex="12pt"/>
    </style:style>
    <style:style style:name="T228_67" style:family="text">
      <style:text-properties fo:font-size="12pt" style:font-size-asian="12pt" style:font-size-complex="12pt"/>
    </style:style>
    <style:style style:name="T228_68" style:family="text">
      <style:text-properties fo:font-size="12pt" style:font-size-asian="12pt" style:font-size-complex="12pt"/>
    </style:style>
    <style:style style:name="T228_69" style:family="text">
      <style:text-properties fo:font-size="12pt" style:font-size-asian="12pt" style:font-size-complex="12pt"/>
    </style:style>
    <style:style style:name="T228_70" style:family="text">
      <style:text-properties fo:font-size="12pt" style:font-size-asian="12pt" style:font-size-complex="12pt"/>
    </style:style>
    <style:style style:name="T228_71" style:family="text">
      <style:text-properties fo:font-size="12pt" style:font-size-asian="12pt" style:font-size-complex="12pt"/>
    </style:style>
    <style:style style:name="T228_72" style:family="text">
      <style:text-properties fo:font-size="12pt" style:font-size-asian="12pt" style:font-size-complex="12pt"/>
    </style:style>
    <style:style style:name="T228_73" style:family="text">
      <style:text-properties fo:font-size="12pt" style:font-size-asian="12pt" style:font-size-complex="12pt"/>
    </style:style>
    <style:style style:name="T228_74" style:family="text">
      <style:text-properties fo:font-size="12pt" style:font-size-asian="12pt" style:font-size-complex="12pt"/>
    </style:style>
    <style:style style:name="T228_75" style:family="text">
      <style:text-properties fo:font-size="12pt" style:font-size-asian="12pt" style:font-size-complex="12pt"/>
    </style:style>
    <style:style style:name="T228_76" style:family="text">
      <style:text-properties fo:font-size="12pt" style:font-size-asian="12pt" style:font-size-complex="12pt"/>
    </style:style>
    <style:style style:name="T228_77" style:family="text">
      <style:text-properties fo:font-size="12pt" style:font-size-asian="12pt" style:font-size-complex="12pt"/>
    </style:style>
    <style:style style:name="T228_78" style:family="text">
      <style:text-properties fo:font-size="12pt" style:font-size-asian="12pt" style:font-size-complex="12pt"/>
    </style:style>
    <style:style style:name="T228_79" style:family="text">
      <style:text-properties fo:font-size="12pt" style:font-size-asian="12pt" style:font-size-complex="12pt"/>
    </style:style>
    <style:style style:name="T228_80" style:family="text">
      <style:text-properties fo:font-size="12pt" style:font-size-asian="12pt" style:font-size-complex="12pt"/>
    </style:style>
    <style:style style:name="T228_81" style:family="text">
      <style:text-properties fo:font-size="12pt" style:font-size-asian="12pt" style:font-size-complex="12pt"/>
    </style:style>
    <style:style style:name="T228_82" style:family="text">
      <style:text-properties fo:font-size="12pt" style:font-size-asian="12pt" style:font-size-complex="12pt"/>
    </style:style>
    <style:style style:name="T228_83" style:family="text">
      <style:text-properties fo:font-size="12pt" style:font-size-asian="12pt" style:font-size-complex="12pt"/>
    </style:style>
    <style:style style:name="T228_84" style:family="text">
      <style:text-properties fo:font-size="12pt" style:font-size-asian="12pt" style:font-size-complex="12pt"/>
    </style:style>
    <style:style style:name="T228_85" style:family="text">
      <style:text-properties fo:font-size="12pt" style:font-size-asian="12pt" style:font-size-complex="12pt"/>
    </style:style>
    <style:style style:name="T228_86" style:family="text">
      <style:text-properties fo:font-size="12pt" style:font-size-asian="12pt" style:font-size-complex="12pt"/>
    </style:style>
    <style:style style:name="T228_87" style:family="text">
      <style:text-properties fo:font-size="12pt" style:font-size-asian="12pt" style:font-size-complex="12pt"/>
    </style:style>
    <style:style style:name="T228_88" style:family="text">
      <style:text-properties fo:font-size="12pt" style:font-size-asian="12pt" style:font-size-complex="12pt"/>
    </style:style>
    <style:style style:name="T228_89" style:family="text">
      <style:text-properties fo:font-size="12pt" style:font-size-asian="12pt" style:font-size-complex="12pt"/>
    </style:style>
    <style:style style:name="T228_90" style:family="text">
      <style:text-properties fo:font-size="12pt" style:font-size-asian="12pt" style:font-size-complex="12pt"/>
    </style:style>
    <style:style style:name="T228_91" style:family="text">
      <style:text-properties fo:font-size="12pt" style:font-size-asian="12pt" style:font-size-complex="12pt"/>
    </style:style>
    <style:style style:name="T228_92" style:family="text">
      <style:text-properties fo:font-size="12pt" style:font-size-asian="12pt" style:font-size-complex="12pt"/>
    </style:style>
    <style:style style:name="T228_93" style:family="text">
      <style:text-properties fo:font-size="12pt" style:font-size-asian="12pt" style:font-size-complex="12pt"/>
    </style:style>
    <style:style style:name="T228_94" style:family="text">
      <style:text-properties fo:font-size="12pt" style:font-size-asian="12pt" style:font-size-complex="12pt"/>
    </style:style>
    <style:style style:name="T228_95" style:family="text">
      <style:text-properties fo:font-size="12pt" style:font-size-asian="12pt" style:font-size-complex="12pt"/>
    </style:style>
    <style:style style:name="T228_96" style:family="text">
      <style:text-properties fo:font-size="12pt" style:font-size-asian="12pt" style:font-size-complex="12pt"/>
    </style:style>
    <style:style style:name="T228_97" style:family="text">
      <style:text-properties fo:font-size="12pt" style:font-size-asian="12pt" style:font-size-complex="12pt"/>
    </style:style>
    <style:style style:name="T228_98" style:family="text">
      <style:text-properties fo:font-size="12pt" style:font-size-asian="12pt" style:font-size-complex="12pt"/>
    </style:style>
    <style:style style:name="T228_99" style:family="text">
      <style:text-properties fo:font-size="12pt" style:font-size-asian="12pt" style:font-size-complex="12pt"/>
    </style:style>
    <style:style style:name="T228_100" style:family="text">
      <style:text-properties fo:font-size="12pt" style:font-size-asian="12pt" style:font-size-complex="12pt"/>
    </style:style>
    <style:style style:name="P2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0" style:family="paragraph" style:parent-style-name="Heading_20_3">
      <style:paragraph-properties fo:break-before="auto" fo:line-height="115%" style:writing-mode="lr-tb"/>
      <style:text-properties fo:font-size="12pt" style:font-size-asian="12pt" style:font-size-complex="12pt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4" style:family="paragraph" style:parent-style-name="Heading_20_3">
      <style:paragraph-properties fo:break-before="auto" fo:line-height="115%" style:writing-mode="lr-tb"/>
      <style:text-properties fo:font-size="12pt" style:font-size-asian="12pt" style:font-size-complex="12pt"/>
    </style:style>
    <style:style style:name="P2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Heading_20_3">
      <style:paragraph-properties fo:break-before="auto" fo:line-height="115%" style:writing-mode="lr-tb"/>
    </style:style>
    <style:style style:name="T239_1" style:family="text"/>
    <style:style style:name="T239_2" style:family="text"/>
    <style:style style:name="P240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8.209cm" fo:margin-left="0cm"/>
    </style:style>
    <style:style style:name="Column8" style:family="table-column">
      <style:table-column-properties style:column-width="4.089cm"/>
    </style:style>
    <style:style style:name="Column9" style:family="table-column">
      <style:table-column-properties style:column-width="14.12cm"/>
    </style:style>
    <style:style style:name="Row12" style:family="table-row"/>
    <style:style style:name="Cell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1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2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3" style:family="table-row"/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4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4" style:family="table-row"/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5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6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5" style:family="table-row"/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8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6" style:family="table-row"/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9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0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7" style:family="table-row"/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1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2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8" style:family="table-row"/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3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4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9" style:family="table-row"/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5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7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8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1" style:family="table-row"/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9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0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Heading_20_2">
      <style:paragraph-properties fo:break-before="auto" fo:line-height="115%" style:writing-mode="lr-tb"/>
    </style:style>
    <style:style style:name="P263" style:family="paragraph" style:parent-style-name="Heading_20_2">
      <style:paragraph-properties fo:break-before="auto" fo:line-height="115%" style:writing-mode="lr-tb"/>
    </style:style>
    <style:style style:name="T263_1" style:family="text"/>
    <style:style style:name="T263_2" style:family="text"/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20%" fo:margin-bottom="0.247cm" style:writing-mode="lr-tb"/>
    </style:style>
    <style:style style:name="T265_1" style:family="text">
      <style:text-properties fo:font-size="12pt" style:font-size-asian="12pt" style:font-size-complex="12pt"/>
    </style:style>
    <style:style style:name="T265_2" style:family="text">
      <style:text-properties fo:font-size="12pt" style:font-size-asian="12pt" style:font-size-complex="12pt"/>
    </style:style>
    <style:style style:name="T265_3" style:family="text">
      <style:text-properties fo:font-size="12pt" style:font-size-asian="12pt" style:font-size-complex="12pt"/>
    </style:style>
    <style:style style:name="T265_4" style:family="text">
      <style:text-properties fo:font-size="12pt" style:font-size-asian="12pt" style:font-size-complex="12pt"/>
    </style:style>
    <style:style style:name="T265_5" style:family="text">
      <style:text-properties fo:font-size="12pt" style:font-size-asian="12pt" style:font-size-complex="12pt"/>
    </style:style>
    <style:style style:name="T265_6" style:family="text">
      <style:text-properties fo:font-size="12pt" style:font-size-asian="12pt" style:font-size-complex="12pt"/>
    </style:style>
    <style:style style:name="T265_7" style:family="text">
      <style:text-properties fo:font-size="12pt" style:font-size-asian="12pt" style:font-size-complex="12pt"/>
    </style:style>
    <style:style style:name="T265_8" style:family="text">
      <style:text-properties fo:font-size="12pt" style:font-size-asian="12pt" style:font-size-complex="12pt"/>
    </style:style>
    <style:style style:name="T265_9" style:family="text">
      <style:text-properties fo:font-size="12pt" style:font-size-asian="12pt" style:font-size-complex="12pt"/>
    </style:style>
    <style:style style:name="T265_10" style:family="text">
      <style:text-properties fo:font-size="12pt" style:font-size-asian="12pt" style:font-size-complex="12pt"/>
    </style:style>
    <style:style style:name="T265_11" style:family="text">
      <style:text-properties fo:font-size="12pt" style:font-size-asian="12pt" style:font-size-complex="12pt"/>
    </style:style>
    <style:style style:name="T265_12" style:family="text">
      <style:text-properties fo:font-size="12pt" style:font-size-asian="12pt" style:font-size-complex="12pt"/>
    </style:style>
    <style:style style:name="T265_13" style:family="text">
      <style:text-properties fo:font-size="12pt" style:font-size-asian="12pt" style:font-size-complex="12pt"/>
    </style:style>
    <style:style style:name="T265_14" style:family="text">
      <style:text-properties fo:font-size="12pt" style:font-size-asian="12pt" style:font-size-complex="12pt"/>
    </style:style>
    <style:style style:name="T265_15" style:family="text">
      <style:text-properties fo:font-size="12pt" style:font-size-asian="12pt" style:font-size-complex="12pt"/>
    </style:style>
    <style:style style:name="T265_16" style:family="text">
      <style:text-properties fo:font-size="12pt" style:font-size-asian="12pt" style:font-size-complex="12pt"/>
    </style:style>
    <style:style style:name="T265_17" style:family="text">
      <style:text-properties fo:font-size="12pt" style:font-size-asian="12pt" style:font-size-complex="12pt"/>
    </style:style>
    <style:style style:name="T265_18" style:family="text">
      <style:text-properties fo:font-size="12pt" style:font-size-asian="12pt" style:font-size-complex="12pt"/>
    </style:style>
    <style:style style:name="T265_19" style:family="text">
      <style:text-properties fo:font-size="12pt" style:font-size-asian="12pt" style:font-size-complex="12pt"/>
    </style:style>
    <style:style style:name="T265_20" style:family="text">
      <style:text-properties fo:font-size="12pt" style:font-size-asian="12pt" style:font-size-complex="12pt"/>
    </style:style>
    <style:style style:name="T265_21" style:family="text">
      <style:text-properties fo:font-size="12pt" style:font-size-asian="12pt" style:font-size-complex="12pt"/>
    </style:style>
    <style:style style:name="T265_22" style:family="text">
      <style:text-properties fo:font-size="12pt" style:font-size-asian="12pt" style:font-size-complex="12pt"/>
    </style:style>
    <style:style style:name="T265_23" style:family="text">
      <style:text-properties fo:font-size="12pt" style:font-size-asian="12pt" style:font-size-complex="12pt"/>
    </style:style>
    <style:style style:name="T265_24" style:family="text">
      <style:text-properties fo:font-size="12pt" style:font-size-asian="12pt" style:font-size-complex="12pt"/>
    </style:style>
    <style:style style:name="T265_25" style:family="text">
      <style:text-properties fo:font-size="12pt" style:font-size-asian="12pt" style:font-size-complex="12pt"/>
    </style:style>
    <style:style style:name="T265_26" style:family="text">
      <style:text-properties fo:font-size="12pt" style:font-size-asian="12pt" style:font-size-complex="12pt"/>
    </style:style>
    <style:style style:name="T265_27" style:family="text">
      <style:text-properties fo:font-size="12pt" style:font-size-asian="12pt" style:font-size-complex="12pt"/>
    </style:style>
    <style:style style:name="T265_28" style:family="text">
      <style:text-properties fo:font-size="12pt" style:font-size-asian="12pt" style:font-size-complex="12pt"/>
    </style:style>
    <style:style style:name="T265_29" style:family="text">
      <style:text-properties fo:font-size="12pt" style:font-size-asian="12pt" style:font-size-complex="12pt"/>
    </style:style>
    <style:style style:name="T265_30" style:family="text">
      <style:text-properties fo:font-size="12pt" style:font-size-asian="12pt" style:font-size-complex="12pt"/>
    </style:style>
    <style:style style:name="T265_31" style:family="text">
      <style:text-properties fo:font-size="12pt" style:font-size-asian="12pt" style:font-size-complex="12pt"/>
    </style:style>
    <style:style style:name="T265_32" style:family="text">
      <style:text-properties fo:font-size="12pt" style:font-size-asian="12pt" style:font-size-complex="12pt"/>
    </style:style>
    <style:style style:name="T265_33" style:family="text">
      <style:text-properties fo:font-size="12pt" style:font-size-asian="12pt" style:font-size-complex="12pt"/>
    </style:style>
    <style:style style:name="T265_34" style:family="text">
      <style:text-properties fo:font-size="12pt" style:font-size-asian="12pt" style:font-size-complex="12pt"/>
    </style:style>
    <style:style style:name="P266" style:family="paragraph" style:parent-style-name="Standard">
      <style:paragraph-properties fo:break-before="auto" fo:line-height="120%" fo:margin-bottom="0.247cm" style:writing-mode="lr-tb"/>
      <style:text-properties fo:font-size="12pt" style:font-size-asian="12pt" style:font-size-complex="12pt"/>
    </style:style>
    <style:style style:name="P267" style:family="paragraph" style:parent-style-name="Standard">
      <style:paragraph-properties fo:break-before="auto" fo:line-height="120%" fo:margin-top="0cm" style:writing-mode="lr-tb"/>
    </style:style>
    <style:style style:name="T267_1" style:family="text">
      <style:text-properties fo:font-size="12pt" style:font-size-asian="12pt" style:font-size-complex="12pt"/>
    </style:style>
    <style:style style:name="T267_2" style:family="text">
      <style:text-properties fo:font-size="12pt" style:font-size-asian="12pt" style:font-size-complex="12pt"/>
    </style:style>
    <style:style style:name="T267_3" style:family="text">
      <style:text-properties fo:font-size="12pt" style:font-size-asian="12pt" style:font-size-complex="12pt"/>
    </style:style>
    <style:style style:name="T267_4" style:family="text">
      <style:text-properties fo:font-size="12pt" style:font-size-asian="12pt" style:font-size-complex="12pt"/>
    </style:style>
    <style:style style:name="T267_5" style:family="text">
      <style:text-properties fo:font-size="12pt" style:font-size-asian="12pt" style:font-size-complex="12pt"/>
    </style:style>
    <style:style style:name="T267_6" style:family="text">
      <style:text-properties fo:font-size="12pt" style:font-size-asian="12pt" style:font-size-complex="12pt"/>
    </style:style>
    <style:style style:name="T267_7" style:family="text">
      <style:text-properties fo:font-size="12pt" style:font-size-asian="12pt" style:font-size-complex="12pt"/>
    </style:style>
    <style:style style:name="T267_8" style:family="text">
      <style:text-properties fo:font-size="12pt" style:font-size-asian="12pt" style:font-size-complex="12pt"/>
    </style:style>
    <style:style style:name="T267_9" style:family="text">
      <style:text-properties fo:font-size="12pt" style:font-size-asian="12pt" style:font-size-complex="12pt"/>
    </style:style>
    <style:style style:name="T267_10" style:family="text">
      <style:text-properties fo:font-size="12pt" style:font-size-asian="12pt" style:font-size-complex="12pt"/>
    </style:style>
    <style:style style:name="T267_11" style:family="text">
      <style:text-properties fo:font-size="12pt" style:font-size-asian="12pt" style:font-size-complex="12pt"/>
    </style:style>
    <style:style style:name="T267_12" style:family="text">
      <style:text-properties fo:font-size="12pt" style:font-size-asian="12pt" style:font-size-complex="12pt"/>
    </style:style>
    <style:style style:name="T267_13" style:family="text">
      <style:text-properties fo:font-size="12pt" style:font-size-asian="12pt" style:font-size-complex="12pt"/>
    </style:style>
    <style:style style:name="T267_14" style:family="text">
      <style:text-properties fo:font-size="12pt" style:font-size-asian="12pt" style:font-size-complex="12pt"/>
    </style:style>
    <style:style style:name="T267_15" style:family="text">
      <style:text-properties fo:font-size="12pt" style:font-size-asian="12pt" style:font-size-complex="12pt"/>
    </style:style>
    <style:style style:name="T267_16" style:family="text">
      <style:text-properties fo:font-size="12pt" style:font-size-asian="12pt" style:font-size-complex="12pt"/>
    </style:style>
    <style:style style:name="T267_17" style:family="text">
      <style:text-properties fo:font-size="12pt" style:font-size-asian="12pt" style:font-size-complex="12pt"/>
    </style:style>
    <style:style style:name="T267_18" style:family="text">
      <style:text-properties fo:font-size="12pt" style:font-size-asian="12pt" style:font-size-complex="12pt"/>
    </style:style>
    <style:style style:name="T267_19" style:family="text">
      <style:text-properties fo:font-size="12pt" style:font-size-asian="12pt" style:font-size-complex="12pt"/>
    </style:style>
    <style:style style:name="T267_20" style:family="text">
      <style:text-properties fo:font-size="12pt" style:font-size-asian="12pt" style:font-size-complex="12pt"/>
    </style:style>
    <style:style style:name="T267_21" style:family="text">
      <style:text-properties fo:font-size="12pt" style:font-size-asian="12pt" style:font-size-complex="12pt"/>
    </style:style>
    <style:style style:name="P268" style:family="paragraph" style:parent-style-name="Standard">
      <style:paragraph-properties fo:break-before="auto" fo:line-height="120%" fo:margin-top="0cm" fo:margin-bottom="0cm" style:writing-mode="lr-tb"/>
    </style:style>
    <style:style style:name="T268_1" style:family="text">
      <style:text-properties fo:font-size="12pt" style:font-size-asian="12pt" style:font-size-complex="12pt"/>
    </style:style>
    <style:style style:name="T268_2" style:family="text">
      <style:text-properties fo:font-size="12pt" style:font-size-asian="12pt" style:font-size-complex="12pt"/>
    </style:style>
    <style:style style:name="T268_3" style:family="text">
      <style:text-properties fo:font-size="12pt" style:font-size-asian="12pt" style:font-size-complex="12pt"/>
    </style:style>
    <style:style style:name="T268_4" style:family="text">
      <style:text-properties fo:font-size="12pt" style:font-size-asian="12pt" style:font-size-complex="12pt"/>
    </style:style>
    <style:style style:name="T268_5" style:family="text">
      <style:text-properties fo:font-size="12pt" style:font-size-asian="12pt" style:font-size-complex="12pt"/>
    </style:style>
    <style:style style:name="T268_6" style:family="text">
      <style:text-properties fo:font-size="12pt" style:font-size-asian="12pt" style:font-size-complex="12pt"/>
    </style:style>
    <style:style style:name="T268_7" style:family="text">
      <style:text-properties fo:font-size="12pt" style:font-size-asian="12pt" style:font-size-complex="12pt"/>
    </style:style>
    <style:style style:name="T268_8" style:family="text">
      <style:text-properties fo:font-size="12pt" style:font-size-asian="12pt" style:font-size-complex="12pt"/>
    </style:style>
    <style:style style:name="T268_9" style:family="text">
      <style:text-properties fo:font-size="12pt" style:font-size-asian="12pt" style:font-size-complex="12pt"/>
    </style:style>
    <style:style style:name="T268_10" style:family="text">
      <style:text-properties fo:font-size="12pt" style:font-size-asian="12pt" style:font-size-complex="12pt"/>
    </style:style>
    <style:style style:name="T268_11" style:family="text">
      <style:text-properties fo:font-size="12pt" style:font-size-asian="12pt" style:font-size-complex="12pt"/>
    </style:style>
    <style:style style:name="T268_12" style:family="text">
      <style:text-properties fo:font-size="12pt" style:font-size-asian="12pt" style:font-size-complex="12pt"/>
    </style:style>
    <style:style style:name="T268_13" style:family="text">
      <style:text-properties fo:font-size="12pt" style:font-size-asian="12pt" style:font-size-complex="12pt"/>
    </style:style>
    <style:style style:name="T268_14" style:family="text">
      <style:text-properties fo:font-size="12pt" style:font-size-asian="12pt" style:font-size-complex="12pt"/>
    </style:style>
    <style:style style:name="T268_15" style:family="text">
      <style:text-properties fo:font-size="12pt" style:font-size-asian="12pt" style:font-size-complex="12pt"/>
    </style:style>
    <style:style style:name="T268_16" style:family="text">
      <style:text-properties fo:font-size="12pt" style:font-size-asian="12pt" style:font-size-complex="12pt"/>
    </style:style>
    <style:style style:name="T268_17" style:family="text">
      <style:text-properties fo:font-size="12pt" style:font-size-asian="12pt" style:font-size-complex="12pt"/>
    </style:style>
    <style:style style:name="T268_18" style:family="text">
      <style:text-properties fo:font-size="12pt" style:font-size-asian="12pt" style:font-size-complex="12pt"/>
    </style:style>
    <style:style style:name="T268_19" style:family="text">
      <style:text-properties fo:font-size="12pt" style:font-size-asian="12pt" style:font-size-complex="12pt"/>
    </style:style>
    <style:style style:name="T268_20" style:family="text">
      <style:text-properties fo:font-size="12pt" style:font-size-asian="12pt" style:font-size-complex="12pt"/>
    </style:style>
    <style:style style:name="T268_21" style:family="text">
      <style:text-properties fo:font-size="12pt" style:font-size-asian="12pt" style:font-size-complex="12pt"/>
    </style:style>
    <style:style style:name="T268_22" style:family="text">
      <style:text-properties fo:font-size="12pt" style:font-size-asian="12pt" style:font-size-complex="12pt"/>
    </style:style>
    <style:style style:name="T268_23" style:family="text">
      <style:text-properties fo:font-size="12pt" style:font-size-asian="12pt" style:font-size-complex="12pt"/>
    </style:style>
    <style:style style:name="T268_24" style:family="text">
      <style:text-properties fo:font-size="12pt" style:font-size-asian="12pt" style:font-size-complex="12pt"/>
    </style:style>
    <style:style style:name="P269" style:family="paragraph" style:parent-style-name="Standard">
      <style:paragraph-properties fo:break-before="auto" fo:text-indent="0cm" fo:line-height="100%" fo:margin-left="1.27cm" style:writing-mode="lr-tb"/>
      <style:text-properties fo:font-size="12pt" style:font-size-asian="12pt" style:font-size-complex="12pt"/>
    </style:style>
    <style:style style:name="P270" style:family="paragraph" style:parent-style-name="Heading_20_2">
      <style:paragraph-properties fo:break-before="auto" fo:line-height="115%" style:writing-mode="lr-tb"/>
    </style:style>
    <style:style style:name="P271" style:family="paragraph" style:parent-style-name="Heading_20_2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P272" style:family="paragraph" style:parent-style-name="Standard">
      <style:paragraph-properties fo:break-before="auto" fo:text-indent="1.27cm" fo:line-height="115%" style:writing-mode="lr-tb"/>
    </style:style>
    <style:style style:name="P273" style:family="paragraph" style:parent-style-name="Standard">
      <style:paragraph-properties fo:text-align="justify" fo:break-before="auto" fo:line-height="120%" fo:margin-bottom="0.247cm" style:writing-mode="lr-tb"/>
    </style:style>
    <style:style style:name="T273_1" style:family="text">
      <style:text-properties fo:font-size="12pt" style:font-size-asian="12pt" style:font-size-complex="12pt"/>
    </style:style>
    <style:style style:name="T273_2" style:family="text">
      <style:text-properties fo:font-size="12pt" style:font-size-asian="12pt" style:font-size-complex="12pt"/>
    </style:style>
    <style:style style:name="T273_3" style:family="text">
      <style:text-properties fo:font-size="12pt" style:font-size-asian="12pt" style:font-size-complex="12pt"/>
    </style:style>
    <style:style style:name="T273_4" style:family="text">
      <style:text-properties fo:font-size="12pt" style:font-size-asian="12pt" style:font-size-complex="12pt"/>
    </style:style>
    <style:style style:name="T273_5" style:family="text">
      <style:text-properties fo:font-size="12pt" style:font-size-asian="12pt" style:font-size-complex="12pt"/>
    </style:style>
    <style:style style:name="T273_6" style:family="text">
      <style:text-properties fo:font-size="12pt" style:font-size-asian="12pt" style:font-size-complex="12pt"/>
    </style:style>
    <style:style style:name="T273_7" style:family="text">
      <style:text-properties fo:font-size="12pt" style:font-size-asian="12pt" style:font-size-complex="12pt"/>
    </style:style>
    <style:style style:name="T273_8" style:family="text">
      <style:text-properties fo:font-size="12pt" style:font-size-asian="12pt" style:font-size-complex="12pt"/>
    </style:style>
    <style:style style:name="T273_9" style:family="text">
      <style:text-properties fo:font-size="12pt" style:font-size-asian="12pt" style:font-size-complex="12pt"/>
    </style:style>
    <style:style style:name="T273_10" style:family="text">
      <style:text-properties fo:font-size="12pt" style:font-size-asian="12pt" style:font-size-complex="12pt"/>
    </style:style>
    <style:style style:name="T273_11" style:family="text">
      <style:text-properties fo:font-size="12pt" style:font-size-asian="12pt" style:font-size-complex="12pt"/>
    </style:style>
    <style:style style:name="T273_12" style:family="text">
      <style:text-properties fo:font-size="12pt" style:font-size-asian="12pt" style:font-size-complex="12pt"/>
    </style:style>
    <style:style style:name="T273_13" style:family="text">
      <style:text-properties fo:font-size="12pt" style:font-size-asian="12pt" style:font-size-complex="12pt"/>
    </style:style>
    <style:style style:name="T273_14" style:family="text">
      <style:text-properties fo:font-size="12pt" style:font-size-asian="12pt" style:font-size-complex="12pt"/>
    </style:style>
    <style:style style:name="P274" style:family="paragraph" style:parent-style-name="Standard">
      <style:paragraph-properties fo:text-align="justify" fo:break-before="auto" fo:line-height="120%" fo:margin-bottom="0.247cm" style:writing-mode="lr-tb"/>
      <style:text-properties fo:font-size="12pt" style:font-size-asian="12pt" style:font-size-complex="12pt"/>
    </style:style>
    <style:style style:name="P275" style:family="paragraph" style:parent-style-name="Standard">
      <style:paragraph-properties fo:text-align="justify" fo:break-before="auto" fo:line-height="120%" fo:margin-top="0cm" style:writing-mode="lr-tb"/>
    </style:style>
    <style:style style:name="T275_1" style:family="text">
      <style:text-properties fo:font-size="12pt" style:font-size-asian="12pt" style:font-size-complex="12pt"/>
    </style:style>
    <style:style style:name="T275_2" style:family="text">
      <style:text-properties fo:font-size="12pt" style:font-size-asian="12pt" style:font-size-complex="12pt"/>
    </style:style>
    <style:style style:name="T275_3" style:family="text">
      <style:text-properties fo:font-size="12pt" style:font-size-asian="12pt" style:font-size-complex="12pt"/>
    </style:style>
    <style:style style:name="T275_4" style:family="text">
      <style:text-properties fo:font-size="12pt" style:font-size-asian="12pt" style:font-size-complex="12pt"/>
    </style:style>
    <style:style style:name="T275_5" style:family="text">
      <style:text-properties fo:font-size="12pt" style:font-size-asian="12pt" style:font-size-complex="12pt"/>
    </style:style>
    <style:style style:name="T275_6" style:family="text">
      <style:text-properties fo:font-size="12pt" style:font-size-asian="12pt" style:font-size-complex="12pt"/>
    </style:style>
    <style:style style:name="T275_7" style:family="text">
      <style:text-properties fo:font-size="12pt" style:font-size-asian="12pt" style:font-size-complex="12pt"/>
    </style:style>
    <style:style style:name="T275_8" style:family="text">
      <style:text-properties fo:font-size="12pt" style:font-size-asian="12pt" style:font-size-complex="12pt"/>
    </style:style>
    <style:style style:name="T275_9" style:family="text">
      <style:text-properties fo:font-size="12pt" style:font-size-asian="12pt" style:font-size-complex="12pt"/>
    </style:style>
    <style:style style:name="T275_10" style:family="text">
      <style:text-properties fo:font-size="12pt" style:font-size-asian="12pt" style:font-size-complex="12pt"/>
    </style:style>
    <style:style style:name="T275_11" style:family="text">
      <style:text-properties fo:font-size="12pt" style:font-size-asian="12pt" style:font-size-complex="12pt"/>
    </style:style>
    <style:style style:name="T275_12" style:family="text">
      <style:text-properties fo:font-size="12pt" style:font-size-asian="12pt" style:font-size-complex="12pt"/>
    </style:style>
    <style:style style:name="T275_13" style:family="text">
      <style:text-properties fo:font-size="12pt" style:font-size-asian="12pt" style:font-size-complex="12pt"/>
    </style:style>
    <style:style style:name="T275_14" style:family="text">
      <style:text-properties fo:font-size="12pt" style:font-size-asian="12pt" style:font-size-complex="12pt"/>
    </style:style>
    <style:style style:name="T275_15" style:family="text">
      <style:text-properties fo:font-size="12pt" style:font-size-asian="12pt" style:font-size-complex="12pt"/>
    </style:style>
    <style:style style:name="T275_16" style:family="text">
      <style:text-properties fo:font-size="12pt" style:font-size-asian="12pt" style:font-size-complex="12pt"/>
    </style:style>
    <style:style style:name="T275_17" style:family="text">
      <style:text-properties fo:font-size="12pt" style:font-size-asian="12pt" style:font-size-complex="12pt"/>
    </style:style>
    <style:style style:name="T275_18" style:family="text">
      <style:text-properties fo:font-size="12pt" style:font-size-asian="12pt" style:font-size-complex="12pt"/>
    </style:style>
    <style:style style:name="T275_19" style:family="text">
      <style:text-properties fo:font-size="12pt" style:font-size-asian="12pt" style:font-size-complex="12pt"/>
    </style:style>
    <style:style style:name="T275_20" style:family="text">
      <style:text-properties fo:font-size="12pt" style:font-size-asian="12pt" style:font-size-complex="12pt"/>
    </style:style>
    <style:style style:name="T275_21" style:family="text">
      <style:text-properties fo:font-size="12pt" style:font-size-asian="12pt" style:font-size-complex="12pt"/>
    </style:style>
    <style:style style:name="T275_22" style:family="text">
      <style:text-properties fo:font-size="12pt" style:font-size-asian="12pt" style:font-size-complex="12pt"/>
    </style:style>
    <style:style style:name="T275_23" style:family="text">
      <style:text-properties fo:font-size="12pt" style:font-size-asian="12pt" style:font-size-complex="12pt"/>
    </style:style>
    <style:style style:name="T275_24" style:family="text">
      <style:text-properties fo:font-size="12pt" style:font-size-asian="12pt" style:font-size-complex="12pt"/>
    </style:style>
    <style:style style:name="T275_25" style:family="text">
      <style:text-properties fo:font-size="12pt" style:font-size-asian="12pt" style:font-size-complex="12pt"/>
    </style:style>
    <style:style style:name="T275_26" style:family="text">
      <style:text-properties fo:font-size="12pt" style:font-size-asian="12pt" style:font-size-complex="12pt"/>
    </style:style>
    <style:style style:name="P276" style:family="paragraph" style:parent-style-name="Standard">
      <style:paragraph-properties fo:text-align="justify" fo:break-before="auto" fo:line-height="120%" fo:margin-top="0cm" style:writing-mode="lr-tb"/>
    </style:style>
    <style:style style:name="T276_1" style:family="text">
      <style:text-properties fo:font-size="12pt" style:font-size-asian="12pt" style:font-size-complex="12pt"/>
    </style:style>
    <style:style style:name="T276_2" style:family="text">
      <style:text-properties fo:font-size="12pt" style:font-size-asian="12pt" style:font-size-complex="12pt"/>
    </style:style>
    <style:style style:name="T276_3" style:family="text">
      <style:text-properties fo:font-size="12pt" style:font-size-asian="12pt" style:font-size-complex="12pt"/>
    </style:style>
    <style:style style:name="T276_4" style:family="text">
      <style:text-properties fo:font-size="12pt" style:font-size-asian="12pt" style:font-size-complex="12pt"/>
    </style:style>
    <style:style style:name="T276_5" style:family="text">
      <style:text-properties fo:font-size="12pt" style:font-size-asian="12pt" style:font-size-complex="12pt"/>
    </style:style>
    <style:style style:name="T276_6" style:family="text">
      <style:text-properties fo:font-size="12pt" style:font-size-asian="12pt" style:font-size-complex="12pt"/>
    </style:style>
    <style:style style:name="T276_7" style:family="text">
      <style:text-properties fo:font-size="12pt" style:font-size-asian="12pt" style:font-size-complex="12pt"/>
    </style:style>
    <style:style style:name="T276_8" style:family="text">
      <style:text-properties fo:font-size="12pt" style:font-size-asian="12pt" style:font-size-complex="12pt"/>
    </style:style>
    <style:style style:name="T276_9" style:family="text">
      <style:text-properties fo:font-size="12pt" style:font-size-asian="12pt" style:font-size-complex="12pt"/>
    </style:style>
    <style:style style:name="T276_10" style:family="text">
      <style:text-properties fo:font-size="12pt" style:font-size-asian="12pt" style:font-size-complex="12pt"/>
    </style:style>
    <style:style style:name="T276_11" style:family="text">
      <style:text-properties fo:font-size="12pt" style:font-size-asian="12pt" style:font-size-complex="12pt"/>
    </style:style>
    <style:style style:name="T276_12" style:family="text">
      <style:text-properties fo:font-size="12pt" style:font-size-asian="12pt" style:font-size-complex="12pt"/>
    </style:style>
    <style:style style:name="T276_13" style:family="text">
      <style:text-properties fo:font-size="12pt" style:font-size-asian="12pt" style:font-size-complex="12pt"/>
    </style:style>
    <style:style style:name="T276_14" style:family="text">
      <style:text-properties fo:font-size="12pt" style:font-size-asian="12pt" style:font-size-complex="12pt"/>
    </style:style>
    <style:style style:name="T276_15" style:family="text">
      <style:text-properties fo:font-size="12pt" style:font-size-asian="12pt" style:font-size-complex="12pt"/>
    </style:style>
    <style:style style:name="T276_16" style:family="text">
      <style:text-properties fo:font-size="12pt" style:font-size-asian="12pt" style:font-size-complex="12pt"/>
    </style:style>
    <style:style style:name="T276_17" style:family="text">
      <style:text-properties fo:font-size="12pt" style:font-size-asian="12pt" style:font-size-complex="12pt"/>
    </style:style>
    <style:style style:name="T276_18" style:family="text">
      <style:text-properties fo:font-size="12pt" style:font-size-asian="12pt" style:font-size-complex="12pt"/>
    </style:style>
    <style:style style:name="T276_19" style:family="text">
      <style:text-properties fo:font-size="12pt" style:font-size-asian="12pt" style:font-size-complex="12pt"/>
    </style:style>
    <style:style style:name="T276_20" style:family="text">
      <style:text-properties fo:font-size="12pt" style:font-size-asian="12pt" style:font-size-complex="12pt"/>
    </style:style>
    <style:style style:name="P277" style:family="paragraph" style:parent-style-name="Standard">
      <style:paragraph-properties fo:text-align="justify" fo:break-before="auto" fo:line-height="120%" fo:margin-top="0cm" style:writing-mode="lr-tb"/>
    </style:style>
    <style:style style:name="T277_1" style:family="text">
      <style:text-properties fo:font-size="12pt" style:font-size-asian="12pt" style:font-size-complex="12pt"/>
    </style:style>
    <style:style style:name="T277_2" style:family="text">
      <style:text-properties fo:font-size="12pt" style:font-size-asian="12pt" style:font-size-complex="12pt"/>
    </style:style>
    <style:style style:name="T277_3" style:family="text">
      <style:text-properties fo:font-size="12pt" style:font-size-asian="12pt" style:font-size-complex="12pt"/>
    </style:style>
    <style:style style:name="T277_4" style:family="text">
      <style:text-properties fo:font-size="12pt" style:font-size-asian="12pt" style:font-size-complex="12pt"/>
    </style:style>
    <style:style style:name="T277_5" style:family="text">
      <style:text-properties fo:font-size="12pt" style:font-size-asian="12pt" style:font-size-complex="12pt"/>
    </style:style>
    <style:style style:name="T277_6" style:family="text">
      <style:text-properties fo:font-size="12pt" style:font-size-asian="12pt" style:font-size-complex="12pt"/>
    </style:style>
    <style:style style:name="T277_7" style:family="text">
      <style:text-properties fo:font-size="12pt" style:font-size-asian="12pt" style:font-size-complex="12pt"/>
    </style:style>
    <style:style style:name="T277_8" style:family="text">
      <style:text-properties fo:font-size="12pt" style:font-size-asian="12pt" style:font-size-complex="12pt"/>
    </style:style>
    <style:style style:name="T277_9" style:family="text">
      <style:text-properties fo:font-size="12pt" style:font-size-asian="12pt" style:font-size-complex="12pt"/>
    </style:style>
    <style:style style:name="T277_10" style:family="text">
      <style:text-properties fo:font-size="12pt" style:font-size-asian="12pt" style:font-size-complex="12pt"/>
    </style:style>
    <style:style style:name="T277_11" style:family="text">
      <style:text-properties fo:font-size="12pt" style:font-size-asian="12pt" style:font-size-complex="12pt"/>
    </style:style>
    <style:style style:name="T277_12" style:family="text">
      <style:text-properties fo:font-size="12pt" style:font-size-asian="12pt" style:font-size-complex="12pt"/>
    </style:style>
    <style:style style:name="T277_13" style:family="text">
      <style:text-properties fo:font-size="12pt" style:font-size-asian="12pt" style:font-size-complex="12pt"/>
    </style:style>
    <style:style style:name="T277_14" style:family="text">
      <style:text-properties fo:font-size="12pt" style:font-size-asian="12pt" style:font-size-complex="12pt"/>
    </style:style>
    <style:style style:name="T277_15" style:family="text">
      <style:text-properties fo:font-size="12pt" style:font-size-asian="12pt" style:font-size-complex="12pt"/>
    </style:style>
    <style:style style:name="T277_16" style:family="text">
      <style:text-properties fo:font-size="12pt" style:font-size-asian="12pt" style:font-size-complex="12pt"/>
    </style:style>
    <style:style style:name="T277_17" style:family="text">
      <style:text-properties fo:font-size="12pt" style:font-size-asian="12pt" style:font-size-complex="12pt"/>
    </style:style>
    <style:style style:name="T277_18" style:family="text">
      <style:text-properties fo:font-size="12pt" style:font-size-asian="12pt" style:font-size-complex="12pt"/>
    </style:style>
    <style:style style:name="T277_19" style:family="text">
      <style:text-properties fo:font-size="12pt" style:font-size-asian="12pt" style:font-size-complex="12pt"/>
    </style:style>
    <style:style style:name="T277_20" style:family="text">
      <style:text-properties fo:font-size="12pt" style:font-size-asian="12pt" style:font-size-complex="12pt"/>
    </style:style>
    <style:style style:name="T277_21" style:family="text">
      <style:text-properties fo:font-size="12pt" style:font-size-asian="12pt" style:font-size-complex="12pt"/>
    </style:style>
    <style:style style:name="T277_22" style:family="text">
      <style:text-properties fo:font-size="12pt" style:font-size-asian="12pt" style:font-size-complex="12pt"/>
    </style:style>
    <style:style style:name="T277_23" style:family="text">
      <style:text-properties fo:font-size="12pt" style:font-size-asian="12pt" style:font-size-complex="12pt"/>
    </style:style>
    <style:style style:name="T277_24" style:family="text">
      <style:text-properties fo:font-size="12pt" style:font-size-asian="12pt" style:font-size-complex="12pt"/>
    </style:style>
    <style:style style:name="T277_25" style:family="text">
      <style:text-properties fo:font-size="12pt" style:font-size-asian="12pt" style:font-size-complex="12pt"/>
    </style:style>
    <style:style style:name="T277_26" style:family="text">
      <style:text-properties fo:font-size="12pt" style:font-size-asian="12pt" style:font-size-complex="12pt"/>
    </style:style>
    <style:style style:name="T277_27" style:family="text">
      <style:text-properties fo:font-size="12pt" style:font-size-asian="12pt" style:font-size-complex="12pt"/>
    </style:style>
    <style:style style:name="T277_28" style:family="text">
      <style:text-properties fo:font-size="12pt" style:font-size-asian="12pt" style:font-size-complex="12pt"/>
    </style:style>
    <style:style style:name="P278" style:family="paragraph" style:parent-style-name="Standard">
      <style:paragraph-properties fo:text-align="justify" fo:break-before="auto" fo:line-height="120%" fo:margin-top="0cm" style:writing-mode="lr-tb"/>
    </style:style>
    <style:style style:name="T278_1" style:family="text">
      <style:text-properties fo:font-size="12pt" style:font-size-asian="12pt" style:font-size-complex="12pt"/>
    </style:style>
    <style:style style:name="T278_2" style:family="text">
      <style:text-properties fo:font-size="12pt" style:font-size-asian="12pt" style:font-size-complex="12pt"/>
    </style:style>
    <style:style style:name="T278_3" style:family="text">
      <style:text-properties fo:font-size="12pt" style:font-size-asian="12pt" style:font-size-complex="12pt"/>
    </style:style>
    <style:style style:name="T278_4" style:family="text">
      <style:text-properties fo:font-size="12pt" style:font-size-asian="12pt" style:font-size-complex="12pt"/>
    </style:style>
    <style:style style:name="T278_5" style:family="text">
      <style:text-properties fo:font-size="12pt" style:font-size-asian="12pt" style:font-size-complex="12pt"/>
    </style:style>
    <style:style style:name="T278_6" style:family="text">
      <style:text-properties fo:font-size="12pt" style:font-size-asian="12pt" style:font-size-complex="12pt"/>
    </style:style>
    <style:style style:name="T278_7" style:family="text">
      <style:text-properties fo:font-size="12pt" style:font-size-asian="12pt" style:font-size-complex="12pt"/>
    </style:style>
    <style:style style:name="T278_8" style:family="text">
      <style:text-properties fo:font-size="12pt" style:font-size-asian="12pt" style:font-size-complex="12pt"/>
    </style:style>
    <style:style style:name="T278_9" style:family="text">
      <style:text-properties fo:font-size="12pt" style:font-size-asian="12pt" style:font-size-complex="12pt"/>
    </style:style>
    <style:style style:name="T278_10" style:family="text">
      <style:text-properties fo:font-size="12pt" style:font-size-asian="12pt" style:font-size-complex="12pt"/>
    </style:style>
    <style:style style:name="T278_11" style:family="text">
      <style:text-properties fo:font-size="12pt" style:font-size-asian="12pt" style:font-size-complex="12pt"/>
    </style:style>
    <style:style style:name="T278_12" style:family="text">
      <style:text-properties fo:font-size="12pt" style:font-size-asian="12pt" style:font-size-complex="12pt"/>
    </style:style>
    <style:style style:name="T278_13" style:family="text">
      <style:text-properties fo:font-size="12pt" style:font-size-asian="12pt" style:font-size-complex="12pt"/>
    </style:style>
    <style:style style:name="T278_14" style:family="text">
      <style:text-properties fo:font-size="12pt" style:font-size-asian="12pt" style:font-size-complex="12pt"/>
    </style:style>
    <style:style style:name="T278_15" style:family="text">
      <style:text-properties fo:font-size="12pt" style:font-size-asian="12pt" style:font-size-complex="12pt"/>
    </style:style>
    <style:style style:name="T278_16" style:family="text">
      <style:text-properties fo:font-size="12pt" style:font-size-asian="12pt" style:font-size-complex="12pt"/>
    </style:style>
    <style:style style:name="T278_17" style:family="text">
      <style:text-properties fo:font-size="12pt" style:font-size-asian="12pt" style:font-size-complex="12pt"/>
    </style:style>
    <style:style style:name="T278_18" style:family="text">
      <style:text-properties fo:font-size="12pt" style:font-size-asian="12pt" style:font-size-complex="12pt"/>
    </style:style>
    <style:style style:name="T278_19" style:family="text">
      <style:text-properties fo:font-size="12pt" style:font-size-asian="12pt" style:font-size-complex="12pt"/>
    </style:style>
    <style:style style:name="T278_20" style:family="text">
      <style:text-properties fo:font-size="12pt" style:font-size-asian="12pt" style:font-size-complex="12pt"/>
    </style:style>
    <style:style style:name="T278_21" style:family="text">
      <style:text-properties fo:font-size="12pt" style:font-size-asian="12pt" style:font-size-complex="12pt"/>
    </style:style>
    <style:style style:name="T278_22" style:family="text">
      <style:text-properties fo:font-size="12pt" style:font-size-asian="12pt" style:font-size-complex="12pt"/>
    </style:style>
    <style:style style:name="T278_23" style:family="text">
      <style:text-properties fo:font-size="12pt" style:font-size-asian="12pt" style:font-size-complex="12pt"/>
    </style:style>
    <style:style style:name="T278_24" style:family="text">
      <style:text-properties fo:font-size="12pt" style:font-size-asian="12pt" style:font-size-complex="12pt"/>
    </style:style>
    <style:style style:name="T278_25" style:family="text">
      <style:text-properties fo:font-size="12pt" style:font-size-asian="12pt" style:font-size-complex="12pt"/>
    </style:style>
    <style:style style:name="T278_26" style:family="text">
      <style:text-properties fo:font-size="12pt" style:font-size-asian="12pt" style:font-size-complex="12pt"/>
    </style:style>
    <style:style style:name="T278_27" style:family="text">
      <style:text-properties fo:font-size="12pt" style:font-size-asian="12pt" style:font-size-complex="12pt"/>
    </style:style>
    <style:style style:name="T278_28" style:family="text">
      <style:text-properties fo:font-size="12pt" style:font-size-asian="12pt" style:font-size-complex="12pt"/>
    </style:style>
    <style:style style:name="T278_29" style:family="text">
      <style:text-properties fo:font-size="12pt" style:font-size-asian="12pt" style:font-size-complex="12pt"/>
    </style:style>
    <style:style style:name="T278_30" style:family="text">
      <style:text-properties fo:font-size="12pt" style:font-size-asian="12pt" style:font-size-complex="12pt"/>
    </style:style>
    <style:style style:name="T278_31" style:family="text">
      <style:text-properties fo:font-size="12pt" style:font-size-asian="12pt" style:font-size-complex="12pt"/>
    </style:style>
    <style:style style:name="T278_32" style:family="text">
      <style:text-properties fo:font-size="12pt" style:font-size-asian="12pt" style:font-size-complex="12pt"/>
    </style:style>
    <style:style style:name="T278_33" style:family="text">
      <style:text-properties fo:font-size="12pt" style:font-size-asian="12pt" style:font-size-complex="12pt"/>
    </style:style>
    <style:style style:name="T278_34" style:family="text">
      <style:text-properties fo:font-size="12pt" style:font-size-asian="12pt" style:font-size-complex="12pt"/>
    </style:style>
    <style:style style:name="T278_35" style:family="text">
      <style:text-properties fo:font-size="12pt" style:font-size-asian="12pt" style:font-size-complex="12pt"/>
    </style:style>
    <style:style style:name="T278_36" style:family="text">
      <style:text-properties fo:font-size="12pt" style:font-size-asian="12pt" style:font-size-complex="12pt"/>
    </style:style>
    <style:style style:name="T278_37" style:family="text">
      <style:text-properties fo:font-size="12pt" style:font-size-asian="12pt" style:font-size-complex="12pt"/>
    </style:style>
    <style:style style:name="T278_38" style:family="text">
      <style:text-properties fo:font-size="12pt" style:font-size-asian="12pt" style:font-size-complex="12pt"/>
    </style:style>
    <style:style style:name="T278_39" style:family="text">
      <style:text-properties fo:font-size="12pt" style:font-size-asian="12pt" style:font-size-complex="12pt"/>
    </style:style>
    <style:style style:name="T278_40" style:family="text">
      <style:text-properties fo:font-size="12pt" style:font-size-asian="12pt" style:font-size-complex="12pt"/>
    </style:style>
    <style:style style:name="T278_41" style:family="text">
      <style:text-properties fo:font-size="12pt" style:font-size-asian="12pt" style:font-size-complex="12pt"/>
    </style:style>
    <style:style style:name="T278_42" style:family="text">
      <style:text-properties fo:font-size="12pt" style:font-size-asian="12pt" style:font-size-complex="12pt"/>
    </style:style>
    <style:style style:name="T278_43" style:family="text">
      <style:text-properties fo:font-size="12pt" style:font-size-asian="12pt" style:font-size-complex="12pt"/>
    </style:style>
    <style:style style:name="T278_44" style:family="text">
      <style:text-properties fo:font-size="12pt" style:font-size-asian="12pt" style:font-size-complex="12pt"/>
    </style:style>
    <style:style style:name="T278_45" style:family="text">
      <style:text-properties fo:font-size="12pt" style:font-size-asian="12pt" style:font-size-complex="12pt"/>
    </style:style>
    <style:style style:name="T278_46" style:family="text">
      <style:text-properties fo:font-size="12pt" style:font-size-asian="12pt" style:font-size-complex="12pt"/>
    </style:style>
    <style:style style:name="T278_47" style:family="text">
      <style:text-properties fo:font-size="12pt" style:font-size-asian="12pt" style:font-size-complex="12pt"/>
    </style:style>
    <style:style style:name="T278_48" style:family="text">
      <style:text-properties fo:font-size="12pt" style:font-size-asian="12pt" style:font-size-complex="12pt"/>
    </style:style>
    <style:style style:name="T278_49" style:family="text">
      <style:text-properties fo:font-size="12pt" style:font-size-asian="12pt" style:font-size-complex="12pt"/>
    </style:style>
    <style:style style:name="T278_50" style:family="text">
      <style:text-properties fo:font-size="12pt" style:font-size-asian="12pt" style:font-size-complex="12pt"/>
    </style:style>
    <style:style style:name="T278_51" style:family="text">
      <style:text-properties fo:font-size="12pt" style:font-size-asian="12pt" style:font-size-complex="12pt"/>
    </style:style>
    <style:style style:name="T278_52" style:family="text">
      <style:text-properties fo:font-size="12pt" style:font-size-asian="12pt" style:font-size-complex="12pt"/>
    </style:style>
    <style:style style:name="T278_53" style:family="text">
      <style:text-properties fo:font-size="12pt" style:font-size-asian="12pt" style:font-size-complex="12pt"/>
    </style:style>
    <style:style style:name="T278_54" style:family="text">
      <style:text-properties fo:font-size="12pt" style:font-size-asian="12pt" style:font-size-complex="12pt"/>
    </style:style>
    <style:style style:name="T278_55" style:family="text">
      <style:text-properties fo:font-size="12pt" style:font-size-asian="12pt" style:font-size-complex="12pt"/>
    </style:style>
    <style:style style:name="T278_56" style:family="text">
      <style:text-properties fo:font-size="12pt" style:font-size-asian="12pt" style:font-size-complex="12pt"/>
    </style:style>
    <style:style style:name="T278_57" style:family="text">
      <style:text-properties fo:font-size="12pt" style:font-size-asian="12pt" style:font-size-complex="12pt"/>
    </style:style>
    <style:style style:name="T278_58" style:family="text">
      <style:text-properties fo:font-size="12pt" style:font-size-asian="12pt" style:font-size-complex="12pt"/>
    </style:style>
    <style:style style:name="T278_59" style:family="text">
      <style:text-properties fo:font-size="12pt" style:font-size-asian="12pt" style:font-size-complex="12pt"/>
    </style:style>
    <style:style style:name="T278_60" style:family="text">
      <style:text-properties fo:font-size="12pt" style:font-size-asian="12pt" style:font-size-complex="12pt"/>
    </style:style>
    <style:style style:name="P279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279_1" style:family="text">
      <style:text-properties fo:font-size="12pt" style:font-size-asian="12pt" style:font-size-complex="12pt"/>
    </style:style>
    <style:style style:name="T279_2" style:family="text">
      <style:text-properties fo:font-size="12pt" style:font-size-asian="12pt" style:font-size-complex="12pt"/>
    </style:style>
    <style:style style:name="T279_3" style:family="text">
      <style:text-properties fo:font-size="12pt" style:font-size-asian="12pt" style:font-size-complex="12pt"/>
    </style:style>
    <style:style style:name="T279_4" style:family="text">
      <style:text-properties fo:font-size="12pt" style:font-size-asian="12pt" style:font-size-complex="12pt"/>
    </style:style>
    <style:style style:name="T279_5" style:family="text">
      <style:text-properties fo:font-size="12pt" style:font-size-asian="12pt" style:font-size-complex="12pt"/>
    </style:style>
    <style:style style:name="T279_6" style:family="text">
      <style:text-properties fo:font-size="12pt" style:font-size-asian="12pt" style:font-size-complex="12pt"/>
    </style:style>
    <style:style style:name="T279_7" style:family="text">
      <style:text-properties fo:font-size="12pt" style:font-size-asian="12pt" style:font-size-complex="12pt"/>
    </style:style>
    <style:style style:name="T279_8" style:family="text">
      <style:text-properties fo:font-size="12pt" style:font-size-asian="12pt" style:font-size-complex="12pt"/>
    </style:style>
    <style:style style:name="T279_9" style:family="text">
      <style:text-properties fo:font-size="12pt" style:font-size-asian="12pt" style:font-size-complex="12pt"/>
    </style:style>
    <style:style style:name="T279_10" style:family="text">
      <style:text-properties fo:font-size="12pt" style:font-size-asian="12pt" style:font-size-complex="12pt"/>
    </style:style>
    <style:style style:name="T279_11" style:family="text">
      <style:text-properties fo:font-size="12pt" style:font-size-asian="12pt" style:font-size-complex="12pt"/>
    </style:style>
    <style:style style:name="T279_12" style:family="text">
      <style:text-properties fo:font-size="12pt" style:font-size-asian="12pt" style:font-size-complex="12pt"/>
    </style:style>
    <style:style style:name="T279_13" style:family="text">
      <style:text-properties fo:font-size="12pt" style:font-size-asian="12pt" style:font-size-complex="12pt"/>
    </style:style>
    <style:style style:name="T279_14" style:family="text">
      <style:text-properties fo:font-size="12pt" style:font-size-asian="12pt" style:font-size-complex="12pt"/>
    </style:style>
    <style:style style:name="T279_15" style:family="text">
      <style:text-properties fo:font-size="12pt" style:font-size-asian="12pt" style:font-size-complex="12pt"/>
    </style:style>
    <style:style style:name="T279_16" style:family="text">
      <style:text-properties fo:font-size="12pt" style:font-size-asian="12pt" style:font-size-complex="12pt"/>
    </style:style>
    <style:style style:name="T279_17" style:family="text">
      <style:text-properties fo:font-size="12pt" style:font-size-asian="12pt" style:font-size-complex="12pt"/>
    </style:style>
    <style:style style:name="T279_18" style:family="text">
      <style:text-properties fo:font-size="12pt" style:font-size-asian="12pt" style:font-size-complex="12pt"/>
    </style:style>
    <style:style style:name="T279_19" style:family="text">
      <style:text-properties fo:font-size="12pt" style:font-size-asian="12pt" style:font-size-complex="12pt"/>
    </style:style>
    <style:style style:name="T279_20" style:family="text">
      <style:text-properties fo:font-size="12pt" style:font-size-asian="12pt" style:font-size-complex="12pt"/>
    </style:style>
    <style:style style:name="P280" style:family="paragraph" style:parent-style-name="Heading_20_1">
      <style:paragraph-properties fo:break-before="auto" fo:line-height="115%" style:writing-mode="lr-tb"/>
      <style:text-properties fo:font-size="12pt" style:font-size-asian="12pt" style:font-size-complex="12pt"/>
    </style:style>
    <style:style style:name="P28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Heading_20_1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text-align="justify" fo:break-before="auto" fo:line-height="120%" fo:margin-bottom="0.247cm" style:writing-mode="lr-tb"/>
    </style:style>
    <style:style style:name="T293_1" style:family="text">
      <style:text-properties fo:font-size="12pt" style:font-size-asian="12pt" style:font-size-complex="12pt"/>
    </style:style>
    <style:style style:name="T293_2" style:family="text">
      <style:text-properties fo:font-size="12pt" style:font-size-asian="12pt" style:font-size-complex="12pt"/>
    </style:style>
    <style:style style:name="T293_3" style:family="text">
      <style:text-properties fo:font-size="12pt" style:font-size-asian="12pt" style:font-size-complex="12pt"/>
    </style:style>
    <style:style style:name="T293_4" style:family="text">
      <style:text-properties fo:font-size="12pt" style:font-size-asian="12pt" style:font-size-complex="12pt"/>
    </style:style>
    <style:style style:name="T293_5" style:family="text">
      <style:text-properties fo:font-size="12pt" style:font-size-asian="12pt" style:font-size-complex="12pt"/>
    </style:style>
    <style:style style:name="T293_6" style:family="text">
      <style:text-properties fo:font-size="12pt" style:font-size-asian="12pt" style:font-size-complex="12pt"/>
    </style:style>
    <style:style style:name="T293_7" style:family="text">
      <style:text-properties fo:font-size="12pt" style:font-size-asian="12pt" style:font-size-complex="12pt"/>
    </style:style>
    <style:style style:name="T293_8" style:family="text">
      <style:text-properties fo:font-size="12pt" style:font-size-asian="12pt" style:font-size-complex="12pt"/>
    </style:style>
    <style:style style:name="T293_9" style:family="text">
      <style:text-properties fo:font-size="12pt" style:font-size-asian="12pt" style:font-size-complex="12pt"/>
    </style:style>
    <style:style style:name="T293_10" style:family="text">
      <style:text-properties fo:font-size="12pt" style:font-size-asian="12pt" style:font-size-complex="12pt"/>
    </style:style>
    <style:style style:name="T293_11" style:family="text">
      <style:text-properties fo:font-size="12pt" style:font-size-asian="12pt" style:font-size-complex="12pt"/>
    </style:style>
    <style:style style:name="T293_12" style:family="text">
      <style:text-properties fo:font-size="12pt" style:font-size-asian="12pt" style:font-size-complex="12pt"/>
    </style:style>
    <style:style style:name="T293_13" style:family="text">
      <style:text-properties fo:font-size="12pt" style:font-size-asian="12pt" style:font-size-complex="12pt"/>
    </style:style>
    <style:style style:name="T293_14" style:family="text">
      <style:text-properties fo:font-size="12pt" style:font-size-asian="12pt" style:font-size-complex="12pt"/>
    </style:style>
    <style:style style:name="T293_15" style:family="text">
      <style:text-properties fo:font-size="12pt" style:font-size-asian="12pt" style:font-size-complex="12pt"/>
    </style:style>
    <style:style style:name="T293_16" style:family="text">
      <style:text-properties fo:font-size="12pt" style:font-size-asian="12pt" style:font-size-complex="12pt"/>
    </style:style>
    <style:style style:name="T293_17" style:family="text">
      <style:text-properties fo:font-size="12pt" style:font-size-asian="12pt" style:font-size-complex="12pt"/>
    </style:style>
    <style:style style:name="T293_18" style:family="text">
      <style:text-properties fo:font-size="12pt" style:font-size-asian="12pt" style:font-size-complex="12pt"/>
    </style:style>
    <style:style style:name="T293_19" style:family="text">
      <style:text-properties fo:font-size="12pt" style:font-size-asian="12pt" style:font-size-complex="12pt"/>
    </style:style>
    <style:style style:name="T293_20" style:family="text">
      <style:text-properties fo:font-size="12pt" style:font-size-asian="12pt" style:font-size-complex="12pt"/>
    </style:style>
    <style:style style:name="T293_21" style:family="text">
      <style:text-properties fo:font-size="12pt" style:font-size-asian="12pt" style:font-size-complex="12pt"/>
    </style:style>
    <style:style style:name="T293_22" style:family="text">
      <style:text-properties fo:font-size="12pt" style:font-size-asian="12pt" style:font-size-complex="12pt"/>
    </style:style>
    <style:style style:name="T293_23" style:family="text">
      <style:text-properties fo:font-size="12pt" style:font-size-asian="12pt" style:font-size-complex="12pt"/>
    </style:style>
    <style:style style:name="T293_24" style:family="text">
      <style:text-properties fo:font-size="12pt" style:font-size-asian="12pt" style:font-size-complex="12pt"/>
    </style:style>
    <style:style style:name="T293_25" style:family="text">
      <style:text-properties fo:font-size="12pt" style:font-size-asian="12pt" style:font-size-complex="12pt"/>
    </style:style>
    <style:style style:name="T293_26" style:family="text">
      <style:text-properties fo:font-size="12pt" style:font-size-asian="12pt" style:font-size-complex="12pt"/>
    </style:style>
    <style:style style:name="T293_27" style:family="text">
      <style:text-properties fo:font-size="12pt" style:font-size-asian="12pt" style:font-size-complex="12pt"/>
    </style:style>
    <style:style style:name="T293_28" style:family="text">
      <style:text-properties fo:font-size="12pt" style:font-size-asian="12pt" style:font-size-complex="12pt"/>
    </style:style>
    <style:style style:name="T293_29" style:family="text">
      <style:text-properties fo:font-size="12pt" style:font-size-asian="12pt" style:font-size-complex="12pt"/>
    </style:style>
    <style:style style:name="T293_30" style:family="text">
      <style:text-properties fo:font-size="12pt" style:font-size-asian="12pt" style:font-size-complex="12pt"/>
    </style:style>
    <style:style style:name="T293_31" style:family="text">
      <style:text-properties fo:font-size="12pt" style:font-size-asian="12pt" style:font-size-complex="12pt"/>
    </style:style>
    <style:style style:name="T293_32" style:family="text">
      <style:text-properties fo:font-size="12pt" style:font-size-asian="12pt" style:font-size-complex="12pt"/>
    </style:style>
    <style:style style:name="T293_33" style:family="text">
      <style:text-properties fo:font-size="12pt" style:font-size-asian="12pt" style:font-size-complex="12pt"/>
    </style:style>
    <style:style style:name="T293_34" style:family="text">
      <style:text-properties fo:font-size="12pt" style:font-size-asian="12pt" style:font-size-complex="12pt"/>
    </style:style>
    <style:style style:name="T293_35" style:family="text">
      <style:text-properties fo:font-size="12pt" style:font-size-asian="12pt" style:font-size-complex="12pt"/>
    </style:style>
    <style:style style:name="T293_36" style:family="text">
      <style:text-properties fo:font-size="12pt" style:font-size-asian="12pt" style:font-size-complex="12pt"/>
    </style:style>
    <style:style style:name="T293_37" style:family="text">
      <style:text-properties fo:font-size="12pt" style:font-size-asian="12pt" style:font-size-complex="12pt"/>
    </style:style>
    <style:style style:name="T293_38" style:family="text">
      <style:text-properties fo:font-size="12pt" style:font-size-asian="12pt" style:font-size-complex="12pt"/>
    </style:style>
    <style:style style:name="T293_39" style:family="text">
      <style:text-properties fo:font-size="12pt" style:font-size-asian="12pt" style:font-size-complex="12pt"/>
    </style:style>
    <style:style style:name="T293_40" style:family="text">
      <style:text-properties fo:font-size="12pt" style:font-size-asian="12pt" style:font-size-complex="12pt"/>
    </style:style>
    <style:style style:name="T293_41" style:family="text">
      <style:text-properties fo:font-size="12pt" style:font-size-asian="12pt" style:font-size-complex="12pt"/>
    </style:style>
    <style:style style:name="T293_42" style:family="text">
      <style:text-properties fo:font-size="12pt" style:font-size-asian="12pt" style:font-size-complex="12pt"/>
    </style:style>
    <style:style style:name="T293_43" style:family="text">
      <style:text-properties fo:font-size="12pt" style:font-size-asian="12pt" style:font-size-complex="12pt"/>
    </style:style>
    <style:style style:name="T293_44" style:family="text">
      <style:text-properties fo:font-size="12pt" style:font-size-asian="12pt" style:font-size-complex="12pt"/>
    </style:style>
    <style:style style:name="T293_45" style:family="text">
      <style:text-properties fo:font-size="12pt" style:font-size-asian="12pt" style:font-size-complex="12pt"/>
    </style:style>
    <style:style style:name="T293_46" style:family="text">
      <style:text-properties fo:font-size="12pt" style:font-size-asian="12pt" style:font-size-complex="12pt"/>
    </style:style>
    <style:style style:name="T293_47" style:family="text">
      <style:text-properties fo:font-size="12pt" style:font-size-asian="12pt" style:font-size-complex="12pt"/>
    </style:style>
    <style:style style:name="T293_48" style:family="text">
      <style:text-properties fo:font-size="12pt" style:font-size-asian="12pt" style:font-size-complex="12pt"/>
    </style:style>
    <style:style style:name="T293_49" style:family="text">
      <style:text-properties fo:font-size="12pt" style:font-size-asian="12pt" style:font-size-complex="12pt"/>
    </style:style>
    <style:style style:name="T293_50" style:family="text">
      <style:text-properties fo:font-size="12pt" style:font-size-asian="12pt" style:font-size-complex="12pt"/>
    </style:style>
    <style:style style:name="T293_51" style:family="text">
      <style:text-properties fo:font-size="12pt" style:font-size-asian="12pt" style:font-size-complex="12pt"/>
    </style:style>
    <style:style style:name="T293_52" style:family="text">
      <style:text-properties fo:font-size="12pt" style:font-size-asian="12pt" style:font-size-complex="12pt"/>
    </style:style>
    <style:style style:name="T293_53" style:family="text">
      <style:text-properties fo:font-size="12pt" style:font-size-asian="12pt" style:font-size-complex="12pt"/>
    </style:style>
    <style:style style:name="T293_54" style:family="text">
      <style:text-properties fo:font-size="12pt" style:font-size-asian="12pt" style:font-size-complex="12pt"/>
    </style:style>
    <style:style style:name="T293_55" style:family="text">
      <style:text-properties fo:font-size="12pt" style:font-size-asian="12pt" style:font-size-complex="12pt"/>
    </style:style>
    <style:style style:name="T293_56" style:family="text">
      <style:text-properties fo:font-size="12pt" style:font-size-asian="12pt" style:font-size-complex="12pt"/>
    </style:style>
    <style:style style:name="T293_57" style:family="text">
      <style:text-properties fo:font-size="12pt" style:font-size-asian="12pt" style:font-size-complex="12pt"/>
    </style:style>
    <style:style style:name="T293_58" style:family="text">
      <style:text-properties fo:font-size="12pt" style:font-size-asian="12pt" style:font-size-complex="12pt"/>
    </style:style>
    <style:style style:name="T293_59" style:family="text">
      <style:text-properties fo:font-size="12pt" style:font-size-asian="12pt" style:font-size-complex="12pt"/>
    </style:style>
    <style:style style:name="T293_60" style:family="text">
      <style:text-properties fo:font-size="12pt" style:font-size-asian="12pt" style:font-size-complex="12pt"/>
    </style:style>
    <style:style style:name="T293_61" style:family="text">
      <style:text-properties fo:font-size="12pt" style:font-size-asian="12pt" style:font-size-complex="12pt"/>
    </style:style>
    <style:style style:name="T293_62" style:family="text">
      <style:text-properties fo:font-size="12pt" style:font-size-asian="12pt" style:font-size-complex="12pt"/>
    </style:style>
    <style:style style:name="T293_63" style:family="text">
      <style:text-properties fo:font-size="12pt" style:font-size-asian="12pt" style:font-size-complex="12pt"/>
    </style:style>
    <style:style style:name="T293_64" style:family="text">
      <style:text-properties fo:font-size="12pt" style:font-size-asian="12pt" style:font-size-complex="12pt"/>
    </style:style>
    <style:style style:name="T293_65" style:family="text">
      <style:text-properties fo:font-size="12pt" style:font-size-asian="12pt" style:font-size-complex="12pt"/>
    </style:style>
    <style:style style:name="T293_66" style:family="text">
      <style:text-properties fo:font-size="12pt" style:font-size-asian="12pt" style:font-size-complex="12pt"/>
    </style:style>
    <style:style style:name="T293_67" style:family="text">
      <style:text-properties fo:font-size="12pt" style:font-size-asian="12pt" style:font-size-complex="12pt"/>
    </style:style>
    <style:style style:name="T293_68" style:family="text">
      <style:text-properties fo:font-size="12pt" style:font-size-asian="12pt" style:font-size-complex="12pt"/>
    </style:style>
    <style:style style:name="T293_69" style:family="text">
      <style:text-properties fo:font-size="12pt" style:font-size-asian="12pt" style:font-size-complex="12pt"/>
    </style:style>
    <style:style style:name="T293_70" style:family="text">
      <style:text-properties fo:font-size="12pt" style:font-size-asian="12pt" style:font-size-complex="12pt"/>
    </style:style>
    <style:style style:name="T293_71" style:family="text">
      <style:text-properties fo:font-size="12pt" style:font-size-asian="12pt" style:font-size-complex="12pt"/>
    </style:style>
    <style:style style:name="T293_72" style:family="text">
      <style:text-properties fo:font-size="12pt" style:font-size-asian="12pt" style:font-size-complex="12pt"/>
    </style:style>
    <style:style style:name="T293_73" style:family="text">
      <style:text-properties fo:font-size="12pt" style:font-size-asian="12pt" style:font-size-complex="12pt"/>
    </style:style>
    <style:style style:name="T293_74" style:family="text">
      <style:text-properties fo:font-size="12pt" style:font-size-asian="12pt" style:font-size-complex="12pt"/>
    </style:style>
    <style:style style:name="T293_75" style:family="text">
      <style:text-properties fo:font-size="12pt" style:font-size-asian="12pt" style:font-size-complex="12pt"/>
    </style:style>
    <style:style style:name="T293_76" style:family="text">
      <style:text-properties fo:font-size="12pt" style:font-size-asian="12pt" style:font-size-complex="12pt"/>
    </style:style>
    <style:style style:name="T293_77" style:family="text">
      <style:text-properties fo:font-size="12pt" style:font-size-asian="12pt" style:font-size-complex="12pt"/>
    </style:style>
    <style:style style:name="T293_78" style:family="text">
      <style:text-properties fo:font-size="12pt" style:font-size-asian="12pt" style:font-size-complex="12pt"/>
    </style:style>
    <style:style style:name="T293_79" style:family="text">
      <style:text-properties fo:font-size="12pt" style:font-size-asian="12pt" style:font-size-complex="12pt"/>
    </style:style>
    <style:style style:name="T293_80" style:family="text">
      <style:text-properties fo:font-size="12pt" style:font-size-asian="12pt" style:font-size-complex="12pt"/>
    </style:style>
    <style:style style:name="T293_81" style:family="text">
      <style:text-properties fo:font-size="12pt" style:font-size-asian="12pt" style:font-size-complex="12pt"/>
    </style:style>
    <style:style style:name="T293_82" style:family="text">
      <style:text-properties fo:font-size="12pt" style:font-size-asian="12pt" style:font-size-complex="12pt"/>
    </style:style>
    <style:style style:name="T293_83" style:family="text">
      <style:text-properties fo:font-size="12pt" style:font-size-asian="12pt" style:font-size-complex="12pt"/>
    </style:style>
    <style:style style:name="T293_84" style:family="text">
      <style:text-properties fo:font-size="12pt" style:font-size-asian="12pt" style:font-size-complex="12pt"/>
    </style:style>
    <style:style style:name="T293_85" style:family="text">
      <style:text-properties fo:font-size="12pt" style:font-size-asian="12pt" style:font-size-complex="12pt"/>
    </style:style>
    <style:style style:name="T293_86" style:family="text">
      <style:text-properties fo:font-size="12pt" style:font-size-asian="12pt" style:font-size-complex="12pt"/>
    </style:style>
    <style:style style:name="T293_87" style:family="text">
      <style:text-properties fo:font-size="12pt" style:font-size-asian="12pt" style:font-size-complex="12pt"/>
    </style:style>
    <style:style style:name="T293_88" style:family="text">
      <style:text-properties fo:font-size="12pt" style:font-size-asian="12pt" style:font-size-complex="12pt"/>
    </style:style>
    <style:style style:name="T293_89" style:family="text">
      <style:text-properties fo:font-size="12pt" style:font-size-asian="12pt" style:font-size-complex="12pt"/>
    </style:style>
    <style:style style:name="T293_90" style:family="text">
      <style:text-properties fo:font-size="12pt" style:font-size-asian="12pt" style:font-size-complex="12pt"/>
    </style:style>
    <style:style style:name="T293_91" style:family="text">
      <style:text-properties fo:font-size="12pt" style:font-size-asian="12pt" style:font-size-complex="12pt"/>
    </style:style>
    <style:style style:name="T293_92" style:family="text">
      <style:text-properties fo:font-size="12pt" style:font-size-asian="12pt" style:font-size-complex="12pt"/>
    </style:style>
    <style:style style:name="T293_93" style:family="text">
      <style:text-properties fo:font-size="12pt" style:font-size-asian="12pt" style:font-size-complex="12pt"/>
    </style:style>
    <style:style style:name="T293_94" style:family="text">
      <style:text-properties fo:font-size="12pt" style:font-size-asian="12pt" style:font-size-complex="12pt"/>
    </style:style>
    <style:style style:name="T293_95" style:family="text">
      <style:text-properties fo:font-size="12pt" style:font-size-asian="12pt" style:font-size-complex="12pt"/>
    </style:style>
    <style:style style:name="T293_96" style:family="text">
      <style:text-properties fo:font-size="12pt" style:font-size-asian="12pt" style:font-size-complex="12pt"/>
    </style:style>
    <style:style style:name="T293_97" style:family="text">
      <style:text-properties fo:font-size="12pt" style:font-size-asian="12pt" style:font-size-complex="12pt"/>
    </style:style>
    <style:style style:name="T293_98" style:family="text">
      <style:text-properties fo:font-size="12pt" style:font-size-asian="12pt" style:font-size-complex="12pt"/>
    </style:style>
    <style:style style:name="T293_99" style:family="text">
      <style:text-properties fo:font-size="12pt" style:font-size-asian="12pt" style:font-size-complex="12pt"/>
    </style:style>
    <style:style style:name="T293_100" style:family="text">
      <style:text-properties fo:font-size="12pt" style:font-size-asian="12pt" style:font-size-complex="12pt"/>
    </style:style>
    <style:style style:name="T293_101" style:family="text">
      <style:text-properties fo:font-size="12pt" style:font-size-asian="12pt" style:font-size-complex="12pt"/>
    </style:style>
    <style:style style:name="T293_102" style:family="text">
      <style:text-properties fo:font-size="12pt" style:font-size-asian="12pt" style:font-size-complex="12pt"/>
    </style:style>
    <style:style style:name="T293_103" style:family="text">
      <style:text-properties fo:font-size="12pt" style:font-size-asian="12pt" style:font-size-complex="12pt"/>
    </style:style>
    <style:style style:name="T293_104" style:family="text">
      <style:text-properties fo:font-size="12pt" style:font-size-asian="12pt" style:font-size-complex="12pt"/>
    </style:style>
    <style:style style:name="T293_105" style:family="text">
      <style:text-properties fo:font-size="12pt" style:font-size-asian="12pt" style:font-size-complex="12pt"/>
    </style:style>
    <style:style style:name="T293_106" style:family="text">
      <style:text-properties fo:font-size="12pt" style:font-size-asian="12pt" style:font-size-complex="12pt"/>
    </style:style>
    <style:style style:name="T293_107" style:family="text">
      <style:text-properties fo:font-size="12pt" style:font-size-asian="12pt" style:font-size-complex="12pt"/>
    </style:style>
    <style:style style:name="T293_108" style:family="text">
      <style:text-properties fo:font-size="12pt" style:font-size-asian="12pt" style:font-size-complex="12pt"/>
    </style:style>
    <style:style style:name="T293_109" style:family="text">
      <style:text-properties fo:font-size="12pt" style:font-size-asian="12pt" style:font-size-complex="12pt"/>
    </style:style>
    <style:style style:name="T293_110" style:family="text">
      <style:text-properties fo:font-size="12pt" style:font-size-asian="12pt" style:font-size-complex="12pt"/>
    </style:style>
    <style:style style:name="T293_111" style:family="text">
      <style:text-properties fo:font-size="12pt" style:font-size-asian="12pt" style:font-size-complex="12pt"/>
    </style:style>
    <style:style style:name="T293_112" style:family="text">
      <style:text-properties fo:font-size="12pt" style:font-size-asian="12pt" style:font-size-complex="12pt"/>
    </style:style>
    <style:style style:name="T293_113" style:family="text">
      <style:text-properties fo:font-size="12pt" style:font-size-asian="12pt" style:font-size-complex="12pt"/>
    </style:style>
    <style:style style:name="T293_114" style:family="text">
      <style:text-properties fo:font-size="12pt" style:font-size-asian="12pt" style:font-size-complex="12pt"/>
    </style:style>
    <style:style style:name="T293_115" style:family="text">
      <style:text-properties fo:font-size="12pt" style:font-size-asian="12pt" style:font-size-complex="12pt"/>
    </style:style>
    <style:style style:name="T293_116" style:family="text">
      <style:text-properties fo:font-size="12pt" style:font-size-asian="12pt" style:font-size-complex="12pt"/>
    </style:style>
    <style:style style:name="T293_117" style:family="text">
      <style:text-properties fo:font-size="12pt" style:font-size-asian="12pt" style:font-size-complex="12pt"/>
    </style:style>
    <style:style style:name="T293_118" style:family="text">
      <style:text-properties fo:font-size="12pt" style:font-size-asian="12pt" style:font-size-complex="12pt"/>
    </style:style>
    <style:style style:name="T293_119" style:family="text">
      <style:text-properties fo:font-size="12pt" style:font-size-asian="12pt" style:font-size-complex="12pt"/>
    </style:style>
    <style:style style:name="T293_120" style:family="text">
      <style:text-properties fo:font-size="12pt" style:font-size-asian="12pt" style:font-size-complex="12pt"/>
    </style:style>
    <style:style style:name="T293_121" style:family="text">
      <style:text-properties fo:font-size="12pt" style:font-size-asian="12pt" style:font-size-complex="12pt"/>
    </style:style>
    <style:style style:name="T293_122" style:family="text">
      <style:text-properties fo:font-size="12pt" style:font-size-asian="12pt" style:font-size-complex="12pt"/>
    </style:style>
    <style:style style:name="T293_123" style:family="text">
      <style:text-properties fo:font-size="12pt" style:font-size-asian="12pt" style:font-size-complex="12pt"/>
    </style:style>
    <style:style style:name="T293_124" style:family="text">
      <style:text-properties fo:font-size="12pt" style:font-size-asian="12pt" style:font-size-complex="12pt"/>
    </style:style>
    <style:style style:name="T293_125" style:family="text">
      <style:text-properties fo:font-size="12pt" style:font-size-asian="12pt" style:font-size-complex="12pt"/>
    </style:style>
    <style:style style:name="T293_126" style:family="text">
      <style:text-properties fo:font-size="12pt" style:font-size-asian="12pt" style:font-size-complex="12pt"/>
    </style:style>
    <style:style style:name="T293_127" style:family="text">
      <style:text-properties fo:font-size="12pt" style:font-size-asian="12pt" style:font-size-complex="12pt"/>
    </style:style>
    <style:style style:name="T293_128" style:family="text">
      <style:text-properties fo:font-size="12pt" style:font-size-asian="12pt" style:font-size-complex="12pt"/>
    </style:style>
    <style:style style:name="T293_129" style:family="text">
      <style:text-properties fo:font-size="12pt" style:font-size-asian="12pt" style:font-size-complex="12pt"/>
    </style:style>
    <style:style style:name="T293_130" style:family="text">
      <style:text-properties fo:font-size="12pt" style:font-size-asian="12pt" style:font-size-complex="12pt"/>
    </style:style>
    <style:style style:name="T293_131" style:family="text">
      <style:text-properties fo:font-size="12pt" style:font-size-asian="12pt" style:font-size-complex="12pt"/>
    </style:style>
    <style:style style:name="T293_132" style:family="text">
      <style:text-properties fo:font-size="12pt" style:font-size-asian="12pt" style:font-size-complex="12pt"/>
    </style:style>
    <style:style style:name="T293_133" style:family="text">
      <style:text-properties fo:font-size="12pt" style:font-size-asian="12pt" style:font-size-complex="12pt"/>
    </style:style>
    <style:style style:name="T293_134" style:family="text">
      <style:text-properties fo:font-size="12pt" style:font-size-asian="12pt" style:font-size-complex="12pt"/>
    </style:style>
    <style:style style:name="T293_135" style:family="text">
      <style:text-properties fo:font-size="12pt" style:font-size-asian="12pt" style:font-size-complex="12pt"/>
    </style:style>
    <style:style style:name="T293_136" style:family="text">
      <style:text-properties fo:font-size="12pt" style:font-size-asian="12pt" style:font-size-complex="12pt"/>
    </style:style>
    <style:style style:name="T293_137" style:family="text">
      <style:text-properties fo:font-size="12pt" style:font-size-asian="12pt" style:font-size-complex="12pt"/>
    </style:style>
    <style:style style:name="T293_138" style:family="text">
      <style:text-properties fo:font-size="12pt" style:font-size-asian="12pt" style:font-size-complex="12pt"/>
    </style:style>
    <style:style style:name="T293_139" style:family="text">
      <style:text-properties fo:font-size="12pt" style:font-size-asian="12pt" style:font-size-complex="12pt"/>
    </style:style>
    <style:style style:name="T293_140" style:family="text">
      <style:text-properties fo:font-size="12pt" style:font-size-asian="12pt" style:font-size-complex="12pt"/>
    </style:style>
    <style:style style:name="T293_141" style:family="text">
      <style:text-properties fo:font-size="12pt" style:font-size-asian="12pt" style:font-size-complex="12pt"/>
    </style:style>
    <style:style style:name="T293_142" style:family="text">
      <style:text-properties fo:font-size="12pt" style:font-size-asian="12pt" style:font-size-complex="12pt"/>
    </style:style>
    <style:style style:name="T293_143" style:family="text">
      <style:text-properties fo:font-size="12pt" style:font-size-asian="12pt" style:font-size-complex="12pt"/>
    </style:style>
    <style:style style:name="T293_144" style:family="text">
      <style:text-properties fo:font-size="12pt" style:font-size-asian="12pt" style:font-size-complex="12pt"/>
    </style:style>
    <style:style style:name="T293_145" style:family="text">
      <style:text-properties fo:font-size="12pt" style:font-size-asian="12pt" style:font-size-complex="12pt"/>
    </style:style>
    <style:style style:name="T293_146" style:family="text">
      <style:text-properties fo:font-size="12pt" style:font-size-asian="12pt" style:font-size-complex="12pt"/>
    </style:style>
    <style:style style:name="T293_147" style:family="text">
      <style:text-properties fo:font-size="12pt" style:font-size-asian="12pt" style:font-size-complex="12pt"/>
    </style:style>
    <style:style style:name="T293_148" style:family="text">
      <style:text-properties fo:font-size="12pt" style:font-size-asian="12pt" style:font-size-complex="12pt"/>
    </style:style>
    <style:style style:name="T293_149" style:family="text">
      <style:text-properties fo:font-size="12pt" style:font-size-asian="12pt" style:font-size-complex="12pt"/>
    </style:style>
    <style:style style:name="T293_150" style:family="text">
      <style:text-properties fo:font-size="12pt" style:font-size-asian="12pt" style:font-size-complex="12pt"/>
    </style:style>
    <style:style style:name="T293_151" style:family="text">
      <style:text-properties fo:font-size="12pt" style:font-size-asian="12pt" style:font-size-complex="12pt"/>
    </style:style>
    <style:style style:name="T293_152" style:family="text">
      <style:text-properties fo:font-size="12pt" style:font-size-asian="12pt" style:font-size-complex="12pt"/>
    </style:style>
    <style:style style:name="T293_153" style:family="text">
      <style:text-properties fo:font-size="12pt" style:font-size-asian="12pt" style:font-size-complex="12pt"/>
    </style:style>
    <style:style style:name="T293_154" style:family="text">
      <style:text-properties fo:font-size="12pt" style:font-size-asian="12pt" style:font-size-complex="12pt"/>
    </style:style>
    <style:style style:name="T293_155" style:family="text">
      <style:text-properties fo:font-size="12pt" style:font-size-asian="12pt" style:font-size-complex="12pt"/>
    </style:style>
    <style:style style:name="T293_156" style:family="text">
      <style:text-properties fo:font-size="12pt" style:font-size-asian="12pt" style:font-size-complex="12pt"/>
    </style:style>
    <style:style style:name="T293_157" style:family="text">
      <style:text-properties fo:font-size="12pt" style:font-size-asian="12pt" style:font-size-complex="12pt"/>
    </style:style>
    <style:style style:name="T293_158" style:family="text">
      <style:text-properties fo:font-size="12pt" style:font-size-asian="12pt" style:font-size-complex="12pt"/>
    </style:style>
    <style:style style:name="T293_159" style:family="text">
      <style:text-properties fo:font-size="12pt" style:font-size-asian="12pt" style:font-size-complex="12pt"/>
    </style:style>
    <style:style style:name="T293_160" style:family="text">
      <style:text-properties fo:font-size="12pt" style:font-size-asian="12pt" style:font-size-complex="12pt"/>
    </style:style>
    <style:style style:name="T293_161" style:family="text">
      <style:text-properties fo:font-size="12pt" style:font-size-asian="12pt" style:font-size-complex="12pt"/>
    </style:style>
    <style:style style:name="T293_162" style:family="text">
      <style:text-properties fo:font-size="12pt" style:font-size-asian="12pt" style:font-size-complex="12pt"/>
    </style:style>
    <style:style style:name="T293_163" style:family="text">
      <style:text-properties fo:font-size="12pt" style:font-size-asian="12pt" style:font-size-complex="12pt"/>
    </style:style>
    <style:style style:name="T293_164" style:family="text">
      <style:text-properties fo:font-size="12pt" style:font-size-asian="12pt" style:font-size-complex="12pt"/>
    </style:style>
    <style:style style:name="T293_165" style:family="text">
      <style:text-properties fo:font-size="12pt" style:font-size-asian="12pt" style:font-size-complex="12pt"/>
    </style:style>
    <style:style style:name="T293_166" style:family="text">
      <style:text-properties fo:font-size="12pt" style:font-size-asian="12pt" style:font-size-complex="12pt"/>
    </style:style>
    <style:style style:name="T293_167" style:family="text">
      <style:text-properties fo:font-size="12pt" style:font-size-asian="12pt" style:font-size-complex="12pt"/>
    </style:style>
    <style:style style:name="T293_168" style:family="text">
      <style:text-properties fo:font-size="12pt" style:font-size-asian="12pt" style:font-size-complex="12pt"/>
    </style:style>
    <style:style style:name="T293_169" style:family="text">
      <style:text-properties fo:font-size="12pt" style:font-size-asian="12pt" style:font-size-complex="12pt"/>
    </style:style>
    <style:style style:name="T293_170" style:family="text">
      <style:text-properties fo:font-size="12pt" style:font-size-asian="12pt" style:font-size-complex="12pt"/>
    </style:style>
    <style:style style:name="T293_171" style:family="text">
      <style:text-properties fo:font-size="12pt" style:font-size-asian="12pt" style:font-size-complex="12pt"/>
    </style:style>
    <style:style style:name="T293_172" style:family="text">
      <style:text-properties fo:font-size="12pt" style:font-size-asian="12pt" style:font-size-complex="12pt"/>
    </style:style>
    <style:style style:name="T293_173" style:family="text">
      <style:text-properties fo:font-size="12pt" style:font-size-asian="12pt" style:font-size-complex="12pt"/>
    </style:style>
    <style:style style:name="T293_174" style:family="text">
      <style:text-properties fo:font-size="12pt" style:font-size-asian="12pt" style:font-size-complex="12pt"/>
    </style:style>
    <style:style style:name="T293_175" style:family="text">
      <style:text-properties fo:font-size="12pt" style:font-size-asian="12pt" style:font-size-complex="12pt"/>
    </style:style>
    <style:style style:name="T293_176" style:family="text">
      <style:text-properties fo:font-size="12pt" style:font-size-asian="12pt" style:font-size-complex="12pt"/>
    </style:style>
    <style:style style:name="T293_177" style:family="text">
      <style:text-properties fo:font-size="12pt" style:font-size-asian="12pt" style:font-size-complex="12pt"/>
    </style:style>
    <style:style style:name="T293_178" style:family="text">
      <style:text-properties fo:font-size="12pt" style:font-size-asian="12pt" style:font-size-complex="12pt"/>
    </style:style>
    <style:style style:name="T293_179" style:family="text">
      <style:text-properties fo:font-size="12pt" style:font-size-asian="12pt" style:font-size-complex="12pt"/>
    </style:style>
    <style:style style:name="T293_180" style:family="text">
      <style:text-properties fo:font-size="12pt" style:font-size-asian="12pt" style:font-size-complex="12pt"/>
    </style:style>
    <style:style style:name="T293_181" style:family="text">
      <style:text-properties fo:font-size="12pt" style:font-size-asian="12pt" style:font-size-complex="12pt"/>
    </style:style>
    <style:style style:name="T293_182" style:family="text">
      <style:text-properties fo:font-size="12pt" style:font-size-asian="12pt" style:font-size-complex="12pt"/>
    </style:style>
    <style:style style:name="T293_183" style:family="text">
      <style:text-properties fo:font-size="12pt" style:font-size-asian="12pt" style:font-size-complex="12pt"/>
    </style:style>
    <style:style style:name="T293_184" style:family="text">
      <style:text-properties fo:font-size="12pt" style:font-size-asian="12pt" style:font-size-complex="12pt"/>
    </style:style>
    <style:style style:name="T293_185" style:family="text">
      <style:text-properties fo:font-size="12pt" style:font-size-asian="12pt" style:font-size-complex="12pt"/>
    </style:style>
    <style:style style:name="T293_186" style:family="text">
      <style:text-properties fo:font-size="12pt" style:font-size-asian="12pt" style:font-size-complex="12pt"/>
    </style:style>
    <style:style style:name="T293_187" style:family="text">
      <style:text-properties fo:font-size="12pt" style:font-size-asian="12pt" style:font-size-complex="12pt"/>
    </style:style>
    <style:style style:name="T293_188" style:family="text">
      <style:text-properties fo:font-size="12pt" style:font-size-asian="12pt" style:font-size-complex="12pt"/>
    </style:style>
    <style:style style:name="T293_189" style:family="text">
      <style:text-properties fo:font-size="12pt" style:font-size-asian="12pt" style:font-size-complex="12pt"/>
    </style:style>
    <style:style style:name="T293_190" style:family="text">
      <style:text-properties fo:font-size="12pt" style:font-size-asian="12pt" style:font-size-complex="12pt"/>
    </style:style>
    <style:style style:name="T293_191" style:family="text">
      <style:text-properties fo:font-size="12pt" style:font-size-asian="12pt" style:font-size-complex="12pt"/>
    </style:style>
    <style:style style:name="T293_192" style:family="text">
      <style:text-properties fo:font-size="12pt" style:font-size-asian="12pt" style:font-size-complex="12pt"/>
    </style:style>
    <style:style style:name="T293_193" style:family="text">
      <style:text-properties fo:font-size="12pt" style:font-size-asian="12pt" style:font-size-complex="12pt"/>
    </style:style>
    <style:style style:name="T293_194" style:family="text">
      <style:text-properties fo:font-size="12pt" style:font-size-asian="12pt" style:font-size-complex="12pt"/>
    </style:style>
    <style:style style:name="T293_195" style:family="text">
      <style:text-properties fo:font-size="12pt" style:font-size-asian="12pt" style:font-size-complex="12pt"/>
    </style:style>
    <style:style style:name="T293_196" style:family="text">
      <style:text-properties fo:font-size="12pt" style:font-size-asian="12pt" style:font-size-complex="12pt"/>
    </style:style>
    <style:style style:name="T293_197" style:family="text">
      <style:text-properties fo:font-size="12pt" style:font-size-asian="12pt" style:font-size-complex="12pt"/>
    </style:style>
    <style:style style:name="T293_198" style:family="text">
      <style:text-properties fo:font-size="12pt" style:font-size-asian="12pt" style:font-size-complex="12pt"/>
    </style:style>
    <style:style style:name="T293_199" style:family="text">
      <style:text-properties fo:font-size="12pt" style:font-size-asian="12pt" style:font-size-complex="12pt"/>
    </style:style>
    <style:style style:name="T293_200" style:family="text">
      <style:text-properties fo:font-size="12pt" style:font-size-asian="12pt" style:font-size-complex="12pt"/>
    </style:style>
    <style:style style:name="T293_201" style:family="text">
      <style:text-properties fo:font-size="12pt" style:font-size-asian="12pt" style:font-size-complex="12pt"/>
    </style:style>
    <style:style style:name="T293_202" style:family="text">
      <style:text-properties fo:font-size="12pt" style:font-size-asian="12pt" style:font-size-complex="12pt"/>
    </style:style>
    <style:style style:name="T293_203" style:family="text">
      <style:text-properties fo:font-size="12pt" style:font-size-asian="12pt" style:font-size-complex="12pt"/>
    </style:style>
    <style:style style:name="T293_204" style:family="text">
      <style:text-properties fo:font-size="12pt" style:font-size-asian="12pt" style:font-size-complex="12pt"/>
    </style:style>
    <style:style style:name="T293_205" style:family="text">
      <style:text-properties fo:font-size="12pt" style:font-size-asian="12pt" style:font-size-complex="12pt"/>
    </style:style>
    <style:style style:name="T293_206" style:family="text">
      <style:text-properties fo:font-size="12pt" style:font-size-asian="12pt" style:font-size-complex="12pt"/>
    </style:style>
    <style:style style:name="T293_207" style:family="text">
      <style:text-properties fo:font-size="12pt" style:font-size-asian="12pt" style:font-size-complex="12pt"/>
    </style:style>
    <style:style style:name="T293_208" style:family="text">
      <style:text-properties fo:font-size="12pt" style:font-size-asian="12pt" style:font-size-complex="12pt"/>
    </style:style>
    <style:style style:name="T293_209" style:family="text">
      <style:text-properties fo:font-size="12pt" style:font-size-asian="12pt" style:font-size-complex="12pt"/>
    </style:style>
    <style:style style:name="T293_210" style:family="text">
      <style:text-properties fo:font-size="12pt" style:font-size-asian="12pt" style:font-size-complex="12pt"/>
    </style:style>
    <style:style style:name="T293_211" style:family="text">
      <style:text-properties fo:font-size="12pt" style:font-size-asian="12pt" style:font-size-complex="12pt"/>
    </style:style>
    <style:style style:name="T293_212" style:family="text">
      <style:text-properties fo:font-size="12pt" style:font-size-asian="12pt" style:font-size-complex="12pt"/>
    </style:style>
    <style:style style:name="T293_213" style:family="text">
      <style:text-properties fo:font-size="12pt" style:font-size-asian="12pt" style:font-size-complex="12pt"/>
    </style:style>
    <style:style style:name="T293_214" style:family="text">
      <style:text-properties fo:font-size="12pt" style:font-size-asian="12pt" style:font-size-complex="12pt"/>
    </style:style>
    <style:style style:name="T293_215" style:family="text">
      <style:text-properties fo:font-size="12pt" style:font-size-asian="12pt" style:font-size-complex="12pt"/>
    </style:style>
    <style:style style:name="T293_216" style:family="text">
      <style:text-properties fo:font-size="12pt" style:font-size-asian="12pt" style:font-size-complex="12pt"/>
    </style:style>
    <style:style style:name="T293_217" style:family="text">
      <style:text-properties fo:font-size="12pt" style:font-size-asian="12pt" style:font-size-complex="12pt"/>
    </style:style>
    <style:style style:name="T293_218" style:family="text">
      <style:text-properties fo:font-size="12pt" style:font-size-asian="12pt" style:font-size-complex="12pt"/>
    </style:style>
    <style:style style:name="T293_219" style:family="text">
      <style:text-properties fo:font-size="12pt" style:font-size-asian="12pt" style:font-size-complex="12pt"/>
    </style:style>
    <style:style style:name="T293_220" style:family="text">
      <style:text-properties fo:font-size="12pt" style:font-size-asian="12pt" style:font-size-complex="12pt"/>
    </style:style>
    <style:style style:name="T293_221" style:family="text">
      <style:text-properties fo:font-size="12pt" style:font-size-asian="12pt" style:font-size-complex="12pt"/>
    </style:style>
    <style:style style:name="T293_222" style:family="text">
      <style:text-properties fo:font-size="12pt" style:font-size-asian="12pt" style:font-size-complex="12pt"/>
    </style:style>
    <style:style style:name="T293_223" style:family="text">
      <style:text-properties fo:font-size="12pt" style:font-size-asian="12pt" style:font-size-complex="12pt"/>
    </style:style>
    <style:style style:name="T293_224" style:family="text">
      <style:text-properties fo:font-size="12pt" style:font-size-asian="12pt" style:font-size-complex="12pt"/>
    </style:style>
    <style:style style:name="T293_225" style:family="text">
      <style:text-properties fo:font-size="12pt" style:font-size-asian="12pt" style:font-size-complex="12pt"/>
    </style:style>
    <style:style style:name="T293_226" style:family="text">
      <style:text-properties fo:font-size="12pt" style:font-size-asian="12pt" style:font-size-complex="12pt"/>
    </style:style>
    <style:style style:name="T293_227" style:family="text">
      <style:text-properties fo:font-size="12pt" style:font-size-asian="12pt" style:font-size-complex="12pt"/>
    </style:style>
    <style:style style:name="T293_228" style:family="text">
      <style:text-properties fo:font-size="12pt" style:font-size-asian="12pt" style:font-size-complex="12pt"/>
    </style:style>
    <style:style style:name="T293_229" style:family="text">
      <style:text-properties fo:font-size="12pt" style:font-size-asian="12pt" style:font-size-complex="12pt"/>
    </style:style>
    <style:style style:name="T293_230" style:family="text">
      <style:text-properties fo:font-size="12pt" style:font-size-asian="12pt" style:font-size-complex="12pt"/>
    </style:style>
    <style:style style:name="T293_231" style:family="text">
      <style:text-properties fo:font-size="12pt" style:font-size-asian="12pt" style:font-size-complex="12pt"/>
    </style:style>
    <style:style style:name="T293_232" style:family="text">
      <style:text-properties fo:font-size="12pt" style:font-size-asian="12pt" style:font-size-complex="12pt"/>
    </style:style>
    <style:style style:name="T293_233" style:family="text">
      <style:text-properties fo:font-size="12pt" style:font-size-asian="12pt" style:font-size-complex="12pt"/>
    </style:style>
    <style:style style:name="T293_234" style:family="text">
      <style:text-properties fo:font-size="12pt" style:font-size-asian="12pt" style:font-size-complex="12pt"/>
    </style:style>
    <style:style style:name="T293_235" style:family="text">
      <style:text-properties fo:font-size="12pt" style:font-size-asian="12pt" style:font-size-complex="12pt"/>
    </style:style>
    <style:style style:name="T293_236" style:family="text">
      <style:text-properties fo:font-size="12pt" style:font-size-asian="12pt" style:font-size-complex="12pt"/>
    </style:style>
    <style:style style:name="T293_237" style:family="text">
      <style:text-properties fo:font-size="12pt" style:font-size-asian="12pt" style:font-size-complex="12pt"/>
    </style:style>
    <style:style style:name="T293_238" style:family="text">
      <style:text-properties fo:font-size="12pt" style:font-size-asian="12pt" style:font-size-complex="12pt"/>
    </style:style>
    <style:style style:name="T293_239" style:family="text">
      <style:text-properties fo:font-size="12pt" style:font-size-asian="12pt" style:font-size-complex="12pt"/>
    </style:style>
    <style:style style:name="T293_240" style:family="text">
      <style:text-properties fo:font-size="12pt" style:font-size-asian="12pt" style:font-size-complex="12pt"/>
    </style:style>
    <style:style style:name="T293_241" style:family="text">
      <style:text-properties fo:font-size="12pt" style:font-size-asian="12pt" style:font-size-complex="12pt"/>
    </style:style>
    <style:style style:name="T293_242" style:family="text">
      <style:text-properties fo:font-size="12pt" style:font-size-asian="12pt" style:font-size-complex="12pt"/>
    </style:style>
    <style:style style:name="T293_243" style:family="text">
      <style:text-properties fo:font-size="12pt" style:font-size-asian="12pt" style:font-size-complex="12pt"/>
    </style:style>
    <style:style style:name="T293_244" style:family="text">
      <style:text-properties fo:font-size="12pt" style:font-size-asian="12pt" style:font-size-complex="12pt"/>
    </style:style>
    <style:style style:name="T293_245" style:family="text">
      <style:text-properties fo:font-size="12pt" style:font-size-asian="12pt" style:font-size-complex="12pt"/>
    </style:style>
    <style:style style:name="P294" style:family="paragraph" style:parent-style-name="Standard">
      <style:paragraph-properties fo:text-align="justify" fo:break-before="auto" fo:line-height="120%" fo:margin-bottom="0.247cm" style:writing-mode="lr-tb"/>
    </style:style>
    <style:style style:name="T294_1" style:family="text">
      <style:text-properties fo:font-size="12pt" style:font-size-asian="12pt" style:font-size-complex="12pt"/>
    </style:style>
    <style:style style:name="T294_2" style:family="text">
      <style:text-properties fo:font-size="12pt" style:font-size-asian="12pt" style:font-size-complex="12pt"/>
    </style:style>
    <style:style style:name="T294_3" style:family="text">
      <style:text-properties fo:font-size="12pt" style:font-size-asian="12pt" style:font-size-complex="12pt"/>
    </style:style>
    <style:style style:name="T294_4" style:family="text">
      <style:text-properties fo:font-size="12pt" style:font-size-asian="12pt" style:font-size-complex="12pt"/>
    </style:style>
    <style:style style:name="T294_5" style:family="text">
      <style:text-properties fo:font-size="12pt" style:font-size-asian="12pt" style:font-size-complex="12pt"/>
    </style:style>
    <style:style style:name="T294_6" style:family="text">
      <style:text-properties fo:font-size="12pt" style:font-size-asian="12pt" style:font-size-complex="12pt"/>
    </style:style>
    <style:style style:name="P295" style:family="paragraph" style:parent-style-name="Standard">
      <style:paragraph-properties fo:text-align="justify" fo:break-before="auto" fo:line-height="120%" fo:margin-bottom="0.247cm" style:writing-mode="lr-tb"/>
    </style:style>
    <style:style style:name="T295_1" style:family="text">
      <style:text-properties fo:font-size="12pt" style:font-size-asian="12pt" style:font-size-complex="12pt"/>
    </style:style>
    <style:style style:name="T295_2" style:family="text">
      <style:text-properties fo:font-size="12pt" style:font-size-asian="12pt" style:font-size-complex="12pt"/>
    </style:style>
    <style:style style:name="T295_3" style:family="text">
      <style:text-properties fo:font-size="12pt" style:font-size-asian="12pt" style:font-size-complex="12pt"/>
    </style:style>
    <style:style style:name="T295_4" style:family="text">
      <style:text-properties fo:font-size="12pt" style:font-size-asian="12pt" style:font-size-complex="12pt"/>
    </style:style>
    <style:style style:name="T295_5" style:family="text">
      <style:text-properties fo:font-size="12pt" style:font-size-asian="12pt" style:font-size-complex="12pt"/>
    </style:style>
    <style:style style:name="T295_6" style:family="text">
      <style:text-properties fo:font-size="12pt" style:font-size-asian="12pt" style:font-size-complex="12pt"/>
    </style:style>
    <style:style style:name="T295_7" style:family="text">
      <style:text-properties fo:font-size="12pt" style:font-size-asian="12pt" style:font-size-complex="12pt"/>
    </style:style>
    <style:style style:name="T295_8" style:family="text">
      <style:text-properties fo:font-size="12pt" style:font-size-asian="12pt" style:font-size-complex="12pt"/>
    </style:style>
    <style:style style:name="T295_9" style:family="text">
      <style:text-properties fo:font-size="12pt" style:font-size-asian="12pt" style:font-size-complex="12pt"/>
    </style:style>
    <style:style style:name="T295_10" style:family="text">
      <style:text-properties fo:font-size="12pt" style:font-size-asian="12pt" style:font-size-complex="12pt"/>
    </style:style>
    <style:style style:name="T295_11" style:family="text">
      <style:text-properties fo:font-size="12pt" style:font-size-asian="12pt" style:font-size-complex="12pt"/>
    </style:style>
    <style:style style:name="T295_12" style:family="text">
      <style:text-properties fo:font-size="12pt" style:font-size-asian="12pt" style:font-size-complex="12pt"/>
    </style:style>
    <style:style style:name="T295_13" style:family="text">
      <style:text-properties fo:font-size="12pt" style:font-size-asian="12pt" style:font-size-complex="12pt"/>
    </style:style>
    <style:style style:name="T295_14" style:family="text">
      <style:text-properties fo:font-size="12pt" style:font-size-asian="12pt" style:font-size-complex="12pt"/>
    </style:style>
    <style:style style:name="T295_15" style:family="text">
      <style:text-properties fo:font-size="12pt" style:font-size-asian="12pt" style:font-size-complex="12pt"/>
    </style:style>
    <style:style style:name="T295_16" style:family="text">
      <style:text-properties fo:font-size="12pt" style:font-size-asian="12pt" style:font-size-complex="12pt"/>
    </style:style>
    <style:style style:name="T295_17" style:family="text">
      <style:text-properties fo:font-size="12pt" style:font-size-asian="12pt" style:font-size-complex="12pt"/>
    </style:style>
    <style:style style:name="T295_18" style:family="text">
      <style:text-properties fo:font-size="12pt" style:font-size-asian="12pt" style:font-size-complex="12pt"/>
    </style:style>
    <style:style style:name="T295_19" style:family="text">
      <style:text-properties fo:font-size="12pt" style:font-size-asian="12pt" style:font-size-complex="12pt"/>
    </style:style>
    <style:style style:name="T295_20" style:family="text">
      <style:text-properties fo:font-size="12pt" style:font-size-asian="12pt" style:font-size-complex="12pt"/>
    </style:style>
    <style:style style:name="T295_21" style:family="text">
      <style:text-properties fo:font-size="12pt" style:font-size-asian="12pt" style:font-size-complex="12pt"/>
    </style:style>
    <style:style style:name="T295_22" style:family="text">
      <style:text-properties fo:font-size="12pt" style:font-size-asian="12pt" style:font-size-complex="12pt"/>
    </style:style>
    <style:style style:name="T295_23" style:family="text">
      <style:text-properties fo:font-size="12pt" style:font-size-asian="12pt" style:font-size-complex="12pt"/>
    </style:style>
    <style:style style:name="T295_24" style:family="text">
      <style:text-properties fo:font-size="12pt" style:font-size-asian="12pt" style:font-size-complex="12pt"/>
    </style:style>
    <style:style style:name="T295_25" style:family="text">
      <style:text-properties fo:font-size="12pt" style:font-size-asian="12pt" style:font-size-complex="12pt"/>
    </style:style>
    <style:style style:name="T295_26" style:family="text">
      <style:text-properties fo:font-size="12pt" style:font-size-asian="12pt" style:font-size-complex="12pt"/>
    </style:style>
    <style:style style:name="T295_27" style:family="text">
      <style:text-properties fo:font-size="12pt" style:font-size-asian="12pt" style:font-size-complex="12pt"/>
    </style:style>
    <style:style style:name="T295_28" style:family="text">
      <style:text-properties fo:font-size="12pt" style:font-size-asian="12pt" style:font-size-complex="12pt"/>
    </style:style>
    <style:style style:name="T295_29" style:family="text">
      <style:text-properties fo:font-size="12pt" style:font-size-asian="12pt" style:font-size-complex="12pt"/>
    </style:style>
    <style:style style:name="T295_30" style:family="text">
      <style:text-properties fo:font-size="12pt" style:font-size-asian="12pt" style:font-size-complex="12pt"/>
    </style:style>
    <style:style style:name="T295_31" style:family="text">
      <style:text-properties fo:font-size="12pt" style:font-size-asian="12pt" style:font-size-complex="12pt"/>
    </style:style>
    <style:style style:name="T295_32" style:family="text">
      <style:text-properties fo:font-size="12pt" style:font-size-asian="12pt" style:font-size-complex="12pt"/>
    </style:style>
    <style:style style:name="T295_33" style:family="text">
      <style:text-properties fo:font-size="12pt" style:font-size-asian="12pt" style:font-size-complex="12pt"/>
    </style:style>
    <style:style style:name="T295_34" style:family="text">
      <style:text-properties fo:font-size="12pt" style:font-size-asian="12pt" style:font-size-complex="12pt"/>
    </style:style>
    <style:style style:name="T295_35" style:family="text">
      <style:text-properties fo:font-size="12pt" style:font-size-asian="12pt" style:font-size-complex="12pt"/>
    </style:style>
    <style:style style:name="T295_36" style:family="text">
      <style:text-properties fo:font-size="12pt" style:font-size-asian="12pt" style:font-size-complex="12pt"/>
    </style:style>
    <style:style style:name="T295_37" style:family="text">
      <style:text-properties fo:font-size="12pt" style:font-size-asian="12pt" style:font-size-complex="12pt"/>
    </style:style>
    <style:style style:name="T295_38" style:family="text">
      <style:text-properties fo:font-size="12pt" style:font-size-asian="12pt" style:font-size-complex="12pt"/>
    </style:style>
    <style:style style:name="T295_39" style:family="text">
      <style:text-properties fo:font-size="12pt" style:font-size-asian="12pt" style:font-size-complex="12pt"/>
    </style:style>
    <style:style style:name="T295_40" style:family="text">
      <style:text-properties fo:font-size="12pt" style:font-size-asian="12pt" style:font-size-complex="12pt"/>
    </style:style>
    <style:style style:name="T295_41" style:family="text">
      <style:text-properties fo:font-size="12pt" style:font-size-asian="12pt" style:font-size-complex="12pt"/>
    </style:style>
    <style:style style:name="T295_42" style:family="text">
      <style:text-properties fo:font-size="12pt" style:font-size-asian="12pt" style:font-size-complex="12pt"/>
    </style:style>
    <style:style style:name="T295_43" style:family="text">
      <style:text-properties fo:font-size="12pt" style:font-size-asian="12pt" style:font-size-complex="12pt"/>
    </style:style>
    <style:style style:name="T295_44" style:family="text">
      <style:text-properties fo:font-size="12pt" style:font-size-asian="12pt" style:font-size-complex="12pt"/>
    </style:style>
    <style:style style:name="T295_45" style:family="text">
      <style:text-properties fo:font-size="12pt" style:font-size-asian="12pt" style:font-size-complex="12pt"/>
    </style:style>
    <style:style style:name="T295_46" style:family="text">
      <style:text-properties fo:font-size="12pt" style:font-size-asian="12pt" style:font-size-complex="12pt"/>
    </style:style>
    <style:style style:name="T295_47" style:family="text">
      <style:text-properties fo:font-size="12pt" style:font-size-asian="12pt" style:font-size-complex="12pt"/>
    </style:style>
    <style:style style:name="T295_48" style:family="text">
      <style:text-properties fo:font-size="12pt" style:font-size-asian="12pt" style:font-size-complex="12pt"/>
    </style:style>
    <style:style style:name="T295_49" style:family="text">
      <style:text-properties fo:font-size="12pt" style:font-size-asian="12pt" style:font-size-complex="12pt"/>
    </style:style>
    <style:style style:name="T295_50" style:family="text">
      <style:text-properties fo:font-size="12pt" style:font-size-asian="12pt" style:font-size-complex="12pt"/>
    </style:style>
    <style:style style:name="T295_51" style:family="text">
      <style:text-properties fo:font-size="12pt" style:font-size-asian="12pt" style:font-size-complex="12pt"/>
    </style:style>
    <style:style style:name="T295_52" style:family="text">
      <style:text-properties fo:font-size="12pt" style:font-size-asian="12pt" style:font-size-complex="12pt"/>
    </style:style>
    <style:style style:name="T295_53" style:family="text">
      <style:text-properties fo:font-size="12pt" style:font-size-asian="12pt" style:font-size-complex="12pt"/>
    </style:style>
    <style:style style:name="T295_54" style:family="text">
      <style:text-properties fo:font-size="12pt" style:font-size-asian="12pt" style:font-size-complex="12pt"/>
    </style:style>
    <style:style style:name="T295_55" style:family="text">
      <style:text-properties fo:font-size="12pt" style:font-size-asian="12pt" style:font-size-complex="12pt"/>
    </style:style>
    <style:style style:name="T295_56" style:family="text">
      <style:text-properties fo:font-size="12pt" style:font-size-asian="12pt" style:font-size-complex="12pt"/>
    </style:style>
    <style:style style:name="T295_57" style:family="text">
      <style:text-properties fo:font-size="12pt" style:font-size-asian="12pt" style:font-size-complex="12pt"/>
    </style:style>
    <style:style style:name="T295_58" style:family="text">
      <style:text-properties fo:font-size="12pt" style:font-size-asian="12pt" style:font-size-complex="12pt"/>
    </style:style>
    <style:style style:name="T295_59" style:family="text">
      <style:text-properties fo:font-size="12pt" style:font-size-asian="12pt" style:font-size-complex="12pt"/>
    </style:style>
    <style:style style:name="T295_60" style:family="text">
      <style:text-properties fo:font-size="12pt" style:font-size-asian="12pt" style:font-size-complex="12pt"/>
    </style:style>
    <style:style style:name="T295_61" style:family="text">
      <style:text-properties fo:font-size="12pt" style:font-size-asian="12pt" style:font-size-complex="12pt"/>
    </style:style>
    <style:style style:name="T295_62" style:family="text">
      <style:text-properties fo:font-size="12pt" style:font-size-asian="12pt" style:font-size-complex="12pt"/>
    </style:style>
    <style:style style:name="T295_63" style:family="text">
      <style:text-properties fo:font-size="12pt" style:font-size-asian="12pt" style:font-size-complex="12pt"/>
    </style:style>
    <style:style style:name="T295_64" style:family="text">
      <style:text-properties fo:font-size="12pt" style:font-size-asian="12pt" style:font-size-complex="12pt"/>
    </style:style>
    <style:style style:name="T295_65" style:family="text">
      <style:text-properties fo:font-size="12pt" style:font-size-asian="12pt" style:font-size-complex="12pt"/>
    </style:style>
    <style:style style:name="T295_66" style:family="text">
      <style:text-properties fo:font-size="12pt" style:font-size-asian="12pt" style:font-size-complex="12pt"/>
    </style:style>
    <style:style style:name="T295_67" style:family="text">
      <style:text-properties fo:font-size="12pt" style:font-size-asian="12pt" style:font-size-complex="12pt"/>
    </style:style>
    <style:style style:name="T295_68" style:family="text">
      <style:text-properties fo:font-size="12pt" style:font-size-asian="12pt" style:font-size-complex="12pt"/>
    </style:style>
    <style:style style:name="T295_69" style:family="text">
      <style:text-properties fo:font-size="12pt" style:font-size-asian="12pt" style:font-size-complex="12pt"/>
    </style:style>
    <style:style style:name="T295_70" style:family="text">
      <style:text-properties fo:font-size="12pt" style:font-size-asian="12pt" style:font-size-complex="12pt"/>
    </style:style>
    <style:style style:name="T295_71" style:family="text">
      <style:text-properties fo:font-size="12pt" style:font-size-asian="12pt" style:font-size-complex="12pt"/>
    </style:style>
    <style:style style:name="T295_72" style:family="text">
      <style:text-properties fo:font-size="12pt" style:font-size-asian="12pt" style:font-size-complex="12pt"/>
    </style:style>
    <style:style style:name="T295_73" style:family="text">
      <style:text-properties fo:font-size="12pt" style:font-size-asian="12pt" style:font-size-complex="12pt"/>
    </style:style>
    <style:style style:name="T295_74" style:family="text">
      <style:text-properties fo:font-size="12pt" style:font-size-asian="12pt" style:font-size-complex="12pt"/>
    </style:style>
    <style:style style:name="T295_75" style:family="text">
      <style:text-properties fo:font-size="12pt" style:font-size-asian="12pt" style:font-size-complex="12pt"/>
    </style:style>
    <style:style style:name="T295_76" style:family="text">
      <style:text-properties fo:font-size="12pt" style:font-size-asian="12pt" style:font-size-complex="12pt"/>
    </style:style>
    <style:style style:name="T295_77" style:family="text">
      <style:text-properties fo:font-size="12pt" style:font-size-asian="12pt" style:font-size-complex="12pt"/>
    </style:style>
    <style:style style:name="T295_78" style:family="text">
      <style:text-properties fo:font-size="12pt" style:font-size-asian="12pt" style:font-size-complex="12pt"/>
    </style:style>
    <style:style style:name="T295_79" style:family="text">
      <style:text-properties fo:font-size="12pt" style:font-size-asian="12pt" style:font-size-complex="12pt"/>
    </style:style>
    <style:style style:name="T295_80" style:family="text">
      <style:text-properties fo:font-size="12pt" style:font-size-asian="12pt" style:font-size-complex="12pt"/>
    </style:style>
    <style:style style:name="T295_81" style:family="text">
      <style:text-properties fo:font-size="12pt" style:font-size-asian="12pt" style:font-size-complex="12pt"/>
    </style:style>
    <style:style style:name="T295_82" style:family="text">
      <style:text-properties fo:font-size="12pt" style:font-size-asian="12pt" style:font-size-complex="12pt"/>
    </style:style>
    <style:style style:name="T295_83" style:family="text">
      <style:text-properties fo:font-size="12pt" style:font-size-asian="12pt" style:font-size-complex="12pt"/>
    </style:style>
    <style:style style:name="T295_84" style:family="text">
      <style:text-properties fo:font-size="12pt" style:font-size-asian="12pt" style:font-size-complex="12pt"/>
    </style:style>
    <style:style style:name="T295_85" style:family="text">
      <style:text-properties fo:font-size="12pt" style:font-size-asian="12pt" style:font-size-complex="12pt"/>
    </style:style>
    <style:style style:name="T295_86" style:family="text">
      <style:text-properties fo:font-size="12pt" style:font-size-asian="12pt" style:font-size-complex="12pt"/>
    </style:style>
    <style:style style:name="T295_87" style:family="text">
      <style:text-properties fo:font-size="12pt" style:font-size-asian="12pt" style:font-size-complex="12pt"/>
    </style:style>
    <style:style style:name="T295_88" style:family="text">
      <style:text-properties fo:font-size="12pt" style:font-size-asian="12pt" style:font-size-complex="12pt"/>
    </style:style>
    <style:style style:name="T295_89" style:family="text">
      <style:text-properties fo:font-size="12pt" style:font-size-asian="12pt" style:font-size-complex="12pt"/>
    </style:style>
    <style:style style:name="T295_90" style:family="text">
      <style:text-properties fo:font-size="12pt" style:font-size-asian="12pt" style:font-size-complex="12pt"/>
    </style:style>
    <style:style style:name="T295_91" style:family="text">
      <style:text-properties fo:font-size="12pt" style:font-size-asian="12pt" style:font-size-complex="12pt"/>
    </style:style>
    <style:style style:name="T295_92" style:family="text">
      <style:text-properties fo:font-size="12pt" style:font-size-asian="12pt" style:font-size-complex="12pt"/>
    </style:style>
    <style:style style:name="T295_93" style:family="text">
      <style:text-properties fo:font-size="12pt" style:font-size-asian="12pt" style:font-size-complex="12pt"/>
    </style:style>
    <style:style style:name="T295_94" style:family="text">
      <style:text-properties fo:font-size="12pt" style:font-size-asian="12pt" style:font-size-complex="12pt"/>
    </style:style>
    <style:style style:name="T295_95" style:family="text">
      <style:text-properties fo:font-size="12pt" style:font-size-asian="12pt" style:font-size-complex="12pt"/>
    </style:style>
    <style:style style:name="T295_96" style:family="text">
      <style:text-properties fo:font-size="12pt" style:font-size-asian="12pt" style:font-size-complex="12pt"/>
    </style:style>
    <style:style style:name="T295_97" style:family="text">
      <style:text-properties fo:font-size="12pt" style:font-size-asian="12pt" style:font-size-complex="12pt"/>
    </style:style>
    <style:style style:name="T295_98" style:family="text">
      <style:text-properties fo:font-size="12pt" style:font-size-asian="12pt" style:font-size-complex="12pt"/>
    </style:style>
    <style:style style:name="T295_99" style:family="text">
      <style:text-properties fo:font-size="12pt" style:font-size-asian="12pt" style:font-size-complex="12pt"/>
    </style:style>
    <style:style style:name="T295_100" style:family="text">
      <style:text-properties fo:font-size="12pt" style:font-size-asian="12pt" style:font-size-complex="12pt"/>
    </style:style>
    <style:style style:name="T295_101" style:family="text">
      <style:text-properties fo:font-size="12pt" style:font-size-asian="12pt" style:font-size-complex="12pt"/>
    </style:style>
    <style:style style:name="T295_102" style:family="text">
      <style:text-properties fo:font-size="12pt" style:font-size-asian="12pt" style:font-size-complex="12pt"/>
    </style:style>
    <style:style style:name="T295_103" style:family="text">
      <style:text-properties fo:font-size="12pt" style:font-size-asian="12pt" style:font-size-complex="12pt"/>
    </style:style>
    <style:style style:name="T295_104" style:family="text">
      <style:text-properties fo:font-size="12pt" style:font-size-asian="12pt" style:font-size-complex="12pt"/>
    </style:style>
    <style:style style:name="T295_105" style:family="text">
      <style:text-properties fo:font-size="12pt" style:font-size-asian="12pt" style:font-size-complex="12pt"/>
    </style:style>
    <style:style style:name="T295_106" style:family="text">
      <style:text-properties fo:font-size="12pt" style:font-size-asian="12pt" style:font-size-complex="12pt"/>
    </style:style>
    <style:style style:name="T295_107" style:family="text">
      <style:text-properties fo:font-size="12pt" style:font-size-asian="12pt" style:font-size-complex="12pt"/>
    </style:style>
    <style:style style:name="T295_108" style:family="text">
      <style:text-properties fo:font-size="12pt" style:font-size-asian="12pt" style:font-size-complex="12pt"/>
    </style:style>
    <style:style style:name="T295_109" style:family="text">
      <style:text-properties fo:font-size="12pt" style:font-size-asian="12pt" style:font-size-complex="12pt"/>
    </style:style>
    <style:style style:name="T295_110" style:family="text">
      <style:text-properties fo:font-size="12pt" style:font-size-asian="12pt" style:font-size-complex="12pt"/>
    </style:style>
    <style:style style:name="P296" style:family="paragraph" style:parent-style-name="Standard">
      <style:paragraph-properties fo:text-align="justify" fo:break-before="auto" fo:text-indent="1.249cm" fo:line-height="105%" fo:margin-bottom="0.282cm" style:writing-mode="lr-tb"/>
    </style:style>
    <style:style style:name="P297" style:family="paragraph" style:parent-style-name="Heading_20_2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>
      <style:text-properties fo:font-size="12pt" style:font-size-asian="12pt" style:font-size-complex="12pt"/>
    </style:style>
    <style:style style:name="T299_3" style:family="text">
      <style:text-properties fo:font-size="12pt" style:font-size-asian="12pt" style:font-size-complex="12pt"/>
    </style:style>
    <style:style style:name="T299_4" style:family="text">
      <style:text-properties fo:font-size="12pt" style:font-size-asian="12pt" style:font-size-complex="12pt"/>
    </style:style>
    <style:style style:name="T299_5" style:family="text">
      <style:text-properties fo:font-size="12pt" style:font-size-asian="12pt" style:font-size-complex="12pt"/>
    </style:style>
    <style:style style:name="T299_6" style:family="text">
      <style:text-properties fo:font-size="12pt" style:font-size-asian="12pt" style:font-size-complex="12pt"/>
    </style:style>
    <style:style style:name="T299_7" style:family="text">
      <style:text-properties fo:font-size="12pt" style:font-size-asian="12pt" style:font-size-complex="12pt"/>
    </style:style>
    <style:style style:name="T299_8" style:family="text">
      <style:text-properties fo:font-size="12pt" style:font-size-asian="12pt" style:font-size-complex="12pt"/>
    </style:style>
    <style:style style:name="T299_9" style:family="text">
      <style:text-properties fo:font-size="12pt" style:font-size-asian="12pt" style:font-size-complex="12pt"/>
    </style:style>
    <style:style style:name="T299_10" style:family="text">
      <style:text-properties fo:font-size="12pt" style:font-size-asian="12pt" style:font-size-complex="12pt"/>
    </style:style>
    <style:style style:name="T299_11" style:family="text">
      <style:text-properties fo:font-size="12pt" style:font-size-asian="12pt" style:font-size-complex="12pt"/>
    </style:style>
    <style:style style:name="T299_12" style:family="text">
      <style:text-properties fo:font-size="12pt" style:font-size-asian="12pt" style:font-size-complex="12pt"/>
    </style:style>
    <style:style style:name="T299_13" style:family="text">
      <style:text-properties fo:font-size="12pt" style:font-size-asian="12pt" style:font-size-complex="12pt"/>
    </style:style>
    <style:style style:name="T299_14" style:family="text">
      <style:text-properties fo:font-size="12pt" style:font-size-asian="12pt" style:font-size-complex="12pt"/>
    </style:style>
    <style:style style:name="T299_15" style:family="text">
      <style:text-properties fo:font-size="12pt" style:font-size-asian="12pt" style:font-size-complex="12pt"/>
    </style:style>
    <style:style style:name="T299_16" style:family="text">
      <style:text-properties fo:font-size="12pt" style:font-size-asian="12pt" style:font-size-complex="12pt"/>
    </style:style>
    <style:style style:name="T299_17" style:family="text">
      <style:text-properties fo:font-size="12pt" style:font-size-asian="12pt" style:font-size-complex="12pt"/>
    </style:style>
    <style:style style:name="T299_18" style:family="text">
      <style:text-properties fo:font-size="12pt" style:font-size-asian="12pt" style:font-size-complex="12pt"/>
    </style:style>
    <style:style style:name="T299_19" style:family="text">
      <style:text-properties fo:font-size="12pt" style:font-size-asian="12pt" style:font-size-complex="12pt"/>
    </style:style>
    <style:style style:name="T299_20" style:family="text">
      <style:text-properties fo:font-size="12pt" style:font-size-asian="12pt" style:font-size-complex="12pt"/>
    </style:style>
    <style:style style:name="T299_21" style:family="text">
      <style:text-properties fo:font-size="12pt" style:font-size-asian="12pt" style:font-size-complex="12pt"/>
    </style:style>
    <style:style style:name="T299_22" style:family="text">
      <style:text-properties fo:font-size="12pt" style:font-size-asian="12pt" style:font-size-complex="12pt"/>
    </style:style>
    <style:style style:name="T299_23" style:family="text">
      <style:text-properties fo:font-size="12pt" style:font-size-asian="12pt" style:font-size-complex="12pt"/>
    </style:style>
    <style:style style:name="T299_24" style:family="text">
      <style:text-properties fo:font-size="12pt" style:font-size-asian="12pt" style:font-size-complex="12pt"/>
    </style:style>
    <style:style style:name="T299_25" style:family="text">
      <style:text-properties fo:font-size="12pt" style:font-size-asian="12pt" style:font-size-complex="12pt"/>
    </style:style>
    <style:style style:name="T299_26" style:family="text">
      <style:text-properties fo:font-size="12pt" style:font-size-asian="12pt" style:font-size-complex="12pt"/>
    </style:style>
    <style:style style:name="T299_27" style:family="text">
      <style:text-properties fo:font-size="12pt" style:font-size-asian="12pt" style:font-size-complex="12pt"/>
    </style:style>
    <style:style style:name="T299_28" style:family="text">
      <style:text-properties fo:font-size="12pt" style:font-size-asian="12pt" style:font-size-complex="12pt"/>
    </style:style>
    <style:style style:name="T299_29" style:family="text">
      <style:text-properties fo:font-size="12pt" style:font-size-asian="12pt" style:font-size-complex="12pt"/>
    </style:style>
    <style:style style:name="T299_30" style:family="text">
      <style:text-properties fo:font-size="12pt" style:font-size-asian="12pt" style:font-size-complex="12pt"/>
    </style:style>
    <style:style style:name="T299_31" style:family="text">
      <style:text-properties fo:font-size="12pt" style:font-size-asian="12pt" style:font-size-complex="12pt"/>
    </style:style>
    <style:style style:name="T299_32" style:family="text">
      <style:text-properties fo:font-size="12pt" style:font-size-asian="12pt" style:font-size-complex="12pt"/>
    </style:style>
    <style:style style:name="T299_33" style:family="text">
      <style:text-properties fo:font-size="12pt" style:font-size-asian="12pt" style:font-size-complex="12pt"/>
    </style:style>
    <style:style style:name="T299_34" style:family="text">
      <style:text-properties fo:font-size="12pt" style:font-size-asian="12pt" style:font-size-complex="12pt"/>
    </style:style>
    <style:style style:name="T299_35" style:family="text">
      <style:text-properties fo:font-size="12pt" style:font-size-asian="12pt" style:font-size-complex="12pt"/>
    </style:style>
    <style:style style:name="T299_36" style:family="text">
      <style:text-properties fo:font-size="12pt" style:font-size-asian="12pt" style:font-size-complex="12pt"/>
    </style:style>
    <style:style style:name="T299_37" style:family="text">
      <style:text-properties fo:font-size="12pt" style:font-size-asian="12pt" style:font-size-complex="12pt"/>
    </style:style>
    <style:style style:name="T299_38" style:family="text">
      <style:text-properties fo:font-size="12pt" style:font-size-asian="12pt" style:font-size-complex="12pt"/>
    </style:style>
    <style:style style:name="T299_39" style:family="text">
      <style:text-properties fo:font-size="12pt" style:font-size-asian="12pt" style:font-size-complex="12pt"/>
    </style:style>
    <style:style style:name="T299_40" style:family="text">
      <style:text-properties fo:font-size="12pt" style:font-size-asian="12pt" style:font-size-complex="12pt"/>
    </style:style>
    <style:style style:name="T299_41" style:family="text">
      <style:text-properties fo:font-size="12pt" style:font-size-asian="12pt" style:font-size-complex="12pt"/>
    </style:style>
    <style:style style:name="T299_42" style:family="text">
      <style:text-properties fo:font-size="12pt" style:font-size-asian="12pt" style:font-size-complex="12pt"/>
    </style:style>
    <style:style style:name="T299_43" style:family="text">
      <style:text-properties fo:font-size="12pt" style:font-size-asian="12pt" style:font-size-complex="12pt"/>
    </style:style>
    <style:style style:name="T299_44" style:family="text">
      <style:text-properties fo:font-size="12pt" style:font-size-asian="12pt" style:font-size-complex="12pt"/>
    </style:style>
    <style:style style:name="T299_45" style:family="text">
      <style:text-properties fo:font-size="12pt" style:font-size-asian="12pt" style:font-size-complex="12pt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fo:font-size="12pt" style:font-size-asian="12pt" style:font-size-complex="12pt"/>
    </style:style>
    <style:style style:name="T300_2" style:family="text">
      <style:text-properties fo:font-size="12pt" style:font-size-asian="12pt" style:font-size-complex="12pt"/>
    </style:style>
    <style:style style:name="T300_3" style:family="text">
      <style:text-properties fo:font-size="12pt" style:font-size-asian="12pt" style:font-size-complex="12pt"/>
    </style:style>
    <style:style style:name="T300_4" style:family="text">
      <style:text-properties fo:font-size="12pt" style:font-size-asian="12pt" style:font-size-complex="12pt"/>
    </style:style>
    <style:style style:name="T300_5" style:family="text">
      <style:text-properties fo:font-size="12pt" style:font-size-asian="12pt" style:font-size-complex="12pt"/>
    </style:style>
    <style:style style:name="T300_6" style:family="text">
      <style:text-properties fo:font-size="12pt" style:font-size-asian="12pt" style:font-size-complex="12pt"/>
    </style:style>
    <style:style style:name="T300_7" style:family="text">
      <style:text-properties fo:font-size="12pt" style:font-size-asian="12pt" style:font-size-complex="12pt"/>
    </style:style>
    <style:style style:name="T300_8" style:family="text">
      <style:text-properties fo:font-size="12pt" style:font-size-asian="12pt" style:font-size-complex="12pt"/>
    </style:style>
    <style:style style:name="T300_9" style:family="text">
      <style:text-properties fo:font-size="12pt" style:font-size-asian="12pt" style:font-size-complex="12pt"/>
    </style:style>
    <style:style style:name="T300_10" style:family="text">
      <style:text-properties fo:font-size="12pt" style:font-size-asian="12pt" style:font-size-complex="12pt"/>
    </style:style>
    <style:style style:name="T300_11" style:family="text">
      <style:text-properties fo:font-size="12pt" style:font-size-asian="12pt" style:font-size-complex="12pt"/>
    </style:style>
    <style:style style:name="T300_12" style:family="text">
      <style:text-properties fo:font-size="12pt" style:font-size-asian="12pt" style:font-size-complex="12pt"/>
    </style:style>
    <style:style style:name="T300_13" style:family="text">
      <style:text-properties fo:font-size="12pt" style:font-size-asian="12pt" style:font-size-complex="12pt"/>
    </style:style>
    <style:style style:name="T300_14" style:family="text">
      <style:text-properties fo:font-size="12pt" style:font-size-asian="12pt" style:font-size-complex="12pt"/>
    </style:style>
    <style:style style:name="T300_15" style:family="text">
      <style:text-properties fo:font-size="12pt" style:font-size-asian="12pt" style:font-size-complex="12pt"/>
    </style:style>
    <style:style style:name="T300_16" style:family="text">
      <style:text-properties fo:font-size="12pt" style:font-size-asian="12pt" style:font-size-complex="12pt"/>
    </style:style>
    <style:style style:name="T300_17" style:family="text">
      <style:text-properties fo:font-size="12pt" style:font-size-asian="12pt" style:font-size-complex="12pt"/>
    </style:style>
    <style:style style:name="T300_18" style:family="text">
      <style:text-properties fo:font-size="12pt" style:font-size-asian="12pt" style:font-size-complex="12pt"/>
    </style:style>
    <style:style style:name="T300_19" style:family="text">
      <style:text-properties fo:font-size="12pt" style:font-size-asian="12pt" style:font-size-complex="12pt"/>
    </style:style>
    <style:style style:name="T300_20" style:family="text">
      <style:text-properties fo:font-size="12pt" style:font-size-asian="12pt" style:font-size-complex="12pt"/>
    </style:style>
    <style:style style:name="T300_21" style:family="text">
      <style:text-properties fo:font-size="12pt" style:font-size-asian="12pt" style:font-size-complex="12pt"/>
    </style:style>
    <style:style style:name="T300_22" style:family="text">
      <style:text-properties fo:font-size="12pt" style:font-size-asian="12pt" style:font-size-complex="12pt"/>
    </style:style>
    <style:style style:name="T300_23" style:family="text">
      <style:text-properties fo:font-size="12pt" style:font-size-asian="12pt" style:font-size-complex="12pt"/>
    </style:style>
    <style:style style:name="T300_24" style:family="text">
      <style:text-properties fo:font-size="12pt" style:font-size-asian="12pt" style:font-size-complex="12pt"/>
    </style:style>
    <style:style style:name="T300_25" style:family="text">
      <style:text-properties fo:font-size="12pt" style:font-size-asian="12pt" style:font-size-complex="12pt"/>
    </style:style>
    <style:style style:name="T300_26" style:family="text">
      <style:text-properties fo:font-size="12pt" style:font-size-asian="12pt" style:font-size-complex="12pt"/>
    </style:style>
    <style:style style:name="T300_27" style:family="text">
      <style:text-properties fo:font-size="12pt" style:font-size-asian="12pt" style:font-size-complex="12pt"/>
    </style:style>
    <style:style style:name="T300_28" style:family="text">
      <style:text-properties fo:font-size="12pt" style:font-size-asian="12pt" style:font-size-complex="12pt"/>
    </style:style>
    <style:style style:name="T300_29" style:family="text">
      <style:text-properties fo:font-size="12pt" style:font-size-asian="12pt" style:font-size-complex="12pt"/>
    </style:style>
    <style:style style:name="T300_30" style:family="text">
      <style:text-properties fo:font-size="12pt" style:font-size-asian="12pt" style:font-size-complex="12pt"/>
    </style:style>
    <style:style style:name="T300_31" style:family="text">
      <style:text-properties fo:font-size="12pt" style:font-size-asian="12pt" style:font-size-complex="12pt"/>
    </style:style>
    <style:style style:name="T300_32" style:family="text">
      <style:text-properties fo:font-size="12pt" style:font-size-asian="12pt" style:font-size-complex="12pt"/>
    </style:style>
    <style:style style:name="T300_33" style:family="text">
      <style:text-properties fo:font-size="12pt" style:font-size-asian="12pt" style:font-size-complex="12pt"/>
    </style:style>
    <style:style style:name="T300_34" style:family="text">
      <style:text-properties fo:font-size="12pt" style:font-size-asian="12pt" style:font-size-complex="12pt"/>
    </style:style>
    <style:style style:name="T300_35" style:family="text">
      <style:text-properties fo:font-size="12pt" style:font-size-asian="12pt" style:font-size-complex="12pt"/>
    </style:style>
    <style:style style:name="T300_36" style:family="text">
      <style:text-properties fo:font-size="12pt" style:font-size-asian="12pt" style:font-size-complex="12pt"/>
    </style:style>
    <style:style style:name="T300_37" style:family="text">
      <style:text-properties fo:font-size="12pt" style:font-size-asian="12pt" style:font-size-complex="12pt"/>
    </style:style>
    <style:style style:name="T300_38" style:family="text">
      <style:text-properties fo:font-size="12pt" style:font-size-asian="12pt" style:font-size-complex="12pt"/>
    </style:style>
    <style:style style:name="T300_39" style:family="text">
      <style:text-properties fo:font-size="12pt" style:font-size-asian="12pt" style:font-size-complex="12pt"/>
    </style:style>
    <style:style style:name="T300_40" style:family="text">
      <style:text-properties fo:font-size="12pt" style:font-size-asian="12pt" style:font-size-complex="12pt"/>
    </style:style>
    <style:style style:name="T300_41" style:family="text">
      <style:text-properties fo:font-size="12pt" style:font-size-asian="12pt" style:font-size-complex="12pt"/>
    </style:style>
    <style:style style:name="T300_42" style:family="text">
      <style:text-properties fo:font-size="12pt" style:font-size-asian="12pt" style:font-size-complex="12pt"/>
    </style:style>
    <style:style style:name="T300_43" style:family="text">
      <style:text-properties fo:font-size="12pt" style:font-size-asian="12pt" style:font-size-complex="12pt"/>
    </style:style>
    <style:style style:name="T300_44" style:family="text">
      <style:text-properties fo:font-size="12pt" style:font-size-asian="12pt" style:font-size-complex="12pt"/>
    </style:style>
    <style:style style:name="T300_45" style:family="text">
      <style:text-properties fo:font-size="12pt" style:font-size-asian="12pt" style:font-size-complex="12pt"/>
    </style:style>
    <style:style style:name="T300_46" style:family="text">
      <style:text-properties fo:font-size="12pt" style:font-size-asian="12pt" style:font-size-complex="12pt"/>
    </style:style>
    <style:style style:name="T300_47" style:family="text">
      <style:text-properties fo:font-size="12pt" style:font-size-asian="12pt" style:font-size-complex="12pt"/>
    </style:style>
    <style:style style:name="P301" style:family="paragraph" style:parent-style-name="Standard">
      <style:paragraph-properties fo:break-before="auto" fo:line-height="115%" style:writing-mode="lr-tb"/>
    </style:style>
    <style:style style:name="P302" style:family="paragraph" style:parent-style-name="Heading_20_2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P303" style:family="paragraph" style:parent-style-name="Standard">
      <style:paragraph-properties fo:break-before="auto" fo:line-height="115%" style:writing-mode="lr-tb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>
      <style:text-properties fo:font-size="12pt" style:font-size-asian="12pt" style:font-size-complex="12pt"/>
    </style:style>
    <style:style style:name="T304_3" style:family="text">
      <style:text-properties fo:font-size="12pt" style:font-size-asian="12pt" style:font-size-complex="12pt"/>
    </style:style>
    <style:style style:name="T304_4" style:family="text">
      <style:text-properties fo:font-size="12pt" style:font-size-asian="12pt" style:font-size-complex="12pt"/>
    </style:style>
    <style:style style:name="T304_5" style:family="text">
      <style:text-properties fo:font-size="12pt" style:font-size-asian="12pt" style:font-size-complex="12pt"/>
    </style:style>
    <style:style style:name="T304_6" style:family="text">
      <style:text-properties fo:font-size="12pt" style:font-size-asian="12pt" style:font-size-complex="12pt"/>
    </style:style>
    <style:style style:name="T304_7" style:family="text">
      <style:text-properties fo:font-size="12pt" style:font-size-asian="12pt" style:font-size-complex="12pt"/>
    </style:style>
    <style:style style:name="T304_8" style:family="text">
      <style:text-properties fo:font-size="12pt" style:font-size-asian="12pt" style:font-size-complex="12pt"/>
    </style:style>
    <style:style style:name="T304_9" style:family="text">
      <style:text-properties fo:font-size="12pt" style:font-size-asian="12pt" style:font-size-complex="12pt"/>
    </style:style>
    <style:style style:name="T304_10" style:family="text">
      <style:text-properties fo:font-size="12pt" style:font-size-asian="12pt" style:font-size-complex="12pt"/>
    </style:style>
    <style:style style:name="T304_11" style:family="text">
      <style:text-properties fo:font-size="12pt" style:font-size-asian="12pt" style:font-size-complex="12pt"/>
    </style:style>
    <style:style style:name="T304_12" style:family="text">
      <style:text-properties fo:font-size="12pt" style:font-size-asian="12pt" style:font-size-complex="12pt"/>
    </style:style>
    <style:style style:name="T304_13" style:family="text">
      <style:text-properties fo:font-size="12pt" style:font-size-asian="12pt" style:font-size-complex="12pt"/>
    </style:style>
    <style:style style:name="T304_14" style:family="text">
      <style:text-properties fo:font-size="12pt" style:font-size-asian="12pt" style:font-size-complex="12pt"/>
    </style:style>
    <style:style style:name="T304_15" style:family="text">
      <style:text-properties fo:font-size="12pt" style:font-size-asian="12pt" style:font-size-complex="12pt"/>
    </style:style>
    <style:style style:name="T304_16" style:family="text">
      <style:text-properties fo:font-size="12pt" style:font-size-asian="12pt" style:font-size-complex="12pt"/>
    </style:style>
    <style:style style:name="T304_17" style:family="text">
      <style:text-properties fo:font-size="12pt" style:font-size-asian="12pt" style:font-size-complex="12pt"/>
    </style:style>
    <style:style style:name="T304_18" style:family="text">
      <style:text-properties fo:font-size="12pt" style:font-size-asian="12pt" style:font-size-complex="12pt"/>
    </style:style>
    <style:style style:name="T304_19" style:family="text">
      <style:text-properties fo:font-size="12pt" style:font-size-asian="12pt" style:font-size-complex="12pt"/>
    </style:style>
    <style:style style:name="T304_20" style:family="text">
      <style:text-properties fo:font-size="12pt" style:font-size-asian="12pt" style:font-size-complex="12pt"/>
    </style:style>
    <style:style style:name="T304_21" style:family="text">
      <style:text-properties fo:font-size="12pt" style:font-size-asian="12pt" style:font-size-complex="12pt"/>
    </style:style>
    <style:style style:name="T304_22" style:family="text">
      <style:text-properties fo:font-size="12pt" style:font-size-asian="12pt" style:font-size-complex="12pt"/>
    </style:style>
    <style:style style:name="T304_23" style:family="text">
      <style:text-properties fo:font-size="12pt" style:font-size-asian="12pt" style:font-size-complex="12pt"/>
    </style:style>
    <style:style style:name="T304_24" style:family="text">
      <style:text-properties fo:font-size="12pt" style:font-size-asian="12pt" style:font-size-complex="12pt"/>
    </style:style>
    <style:style style:name="T304_25" style:family="text">
      <style:text-properties fo:font-size="12pt" style:font-size-asian="12pt" style:font-size-complex="12pt"/>
    </style:style>
    <style:style style:name="T304_26" style:family="text">
      <style:text-properties fo:font-size="12pt" style:font-size-asian="12pt" style:font-size-complex="12pt"/>
    </style:style>
    <style:style style:name="T304_27" style:family="text">
      <style:text-properties fo:font-size="12pt" style:font-size-asian="12pt" style:font-size-complex="12pt"/>
    </style:style>
    <style:style style:name="T304_28" style:family="text">
      <style:text-properties fo:font-size="12pt" style:font-size-asian="12pt" style:font-size-complex="12pt"/>
    </style:style>
    <style:style style:name="T304_29" style:family="text">
      <style:text-properties fo:font-size="12pt" style:font-size-asian="12pt" style:font-size-complex="12pt"/>
    </style:style>
    <style:style style:name="T304_30" style:family="text">
      <style:text-properties fo:font-size="12pt" style:font-size-asian="12pt" style:font-size-complex="12pt"/>
    </style:style>
    <style:style style:name="T304_31" style:family="text">
      <style:text-properties fo:font-size="12pt" style:font-size-asian="12pt" style:font-size-complex="12pt"/>
    </style:style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P307" style:family="paragraph" style:parent-style-name="Heading_20_2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P308" style:family="paragraph" style:parent-style-name="Standard">
      <style:paragraph-properties fo:break-before="auto" fo:line-height="115%" style:writing-mode="lr-tb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>
      <style:text-properties fo:font-size="12pt" style:font-size-asian="12pt" style:font-size-complex="12pt"/>
    </style:style>
    <style:style style:name="T309_3" style:family="text">
      <style:text-properties fo:font-size="12pt" style:font-size-asian="12pt" style:font-size-complex="12pt"/>
    </style:style>
    <style:style style:name="T309_4" style:family="text">
      <style:text-properties fo:font-size="12pt" style:font-size-asian="12pt" style:font-size-complex="12pt"/>
    </style:style>
    <style:style style:name="T309_5" style:family="text">
      <style:text-properties fo:font-size="12pt" style:font-size-asian="12pt" style:font-size-complex="12pt"/>
    </style:style>
    <style:style style:name="T309_6" style:family="text">
      <style:text-properties fo:font-size="12pt" style:font-size-asian="12pt" style:font-size-complex="12pt"/>
    </style:style>
    <style:style style:name="T309_7" style:family="text">
      <style:text-properties fo:font-size="12pt" style:font-size-asian="12pt" style:font-size-complex="12pt"/>
    </style:style>
    <style:style style:name="T309_8" style:family="text">
      <style:text-properties fo:font-size="12pt" style:font-size-asian="12pt" style:font-size-complex="12pt"/>
    </style:style>
    <style:style style:name="T309_9" style:family="text">
      <style:text-properties fo:font-size="12pt" style:font-size-asian="12pt" style:font-size-complex="12pt"/>
    </style:style>
    <style:style style:name="T309_10" style:family="text">
      <style:text-properties fo:font-size="12pt" style:font-size-asian="12pt" style:font-size-complex="12pt"/>
    </style:style>
    <style:style style:name="T309_11" style:family="text">
      <style:text-properties fo:font-size="12pt" style:font-size-asian="12pt" style:font-size-complex="12pt"/>
    </style:style>
    <style:style style:name="T309_12" style:family="text">
      <style:text-properties fo:font-size="12pt" style:font-size-asian="12pt" style:font-size-complex="12pt"/>
    </style:style>
    <style:style style:name="T309_13" style:family="text">
      <style:text-properties fo:font-size="12pt" style:font-size-asian="12pt" style:font-size-complex="12pt"/>
    </style:style>
    <style:style style:name="T309_14" style:family="text">
      <style:text-properties fo:font-size="12pt" style:font-size-asian="12pt" style:font-size-complex="12pt"/>
    </style:style>
    <style:style style:name="T309_15" style:family="text">
      <style:text-properties fo:font-size="12pt" style:font-size-asian="12pt" style:font-size-complex="12pt"/>
    </style:style>
    <style:style style:name="T309_16" style:family="text">
      <style:text-properties fo:font-size="12pt" style:font-size-asian="12pt" style:font-size-complex="12pt"/>
    </style:style>
    <style:style style:name="T309_17" style:family="text">
      <style:text-properties fo:font-size="12pt" style:font-size-asian="12pt" style:font-size-complex="12pt"/>
    </style:style>
    <style:style style:name="T309_18" style:family="text">
      <style:text-properties fo:font-size="12pt" style:font-size-asian="12pt" style:font-size-complex="12pt"/>
    </style:style>
    <style:style style:name="T309_19" style:family="text">
      <style:text-properties fo:font-size="12pt" style:font-size-asian="12pt" style:font-size-complex="12pt"/>
    </style:style>
    <style:style style:name="T309_20" style:family="text">
      <style:text-properties fo:font-size="12pt" style:font-size-asian="12pt" style:font-size-complex="12pt"/>
    </style:style>
    <style:style style:name="T309_21" style:family="text">
      <style:text-properties fo:font-size="12pt" style:font-size-asian="12pt" style:font-size-complex="12pt"/>
    </style:style>
    <style:style style:name="T309_22" style:family="text">
      <style:text-properties fo:font-size="12pt" style:font-size-asian="12pt" style:font-size-complex="12pt"/>
    </style:style>
    <style:style style:name="T309_23" style:family="text">
      <style:text-properties fo:font-size="12pt" style:font-size-asian="12pt" style:font-size-complex="12pt"/>
    </style:style>
    <style:style style:name="T309_24" style:family="text">
      <style:text-properties fo:font-size="12pt" style:font-size-asian="12pt" style:font-size-complex="12pt"/>
    </style:style>
    <style:style style:name="T309_25" style:family="text">
      <style:text-properties fo:font-size="12pt" style:font-size-asian="12pt" style:font-size-complex="12pt"/>
    </style:style>
    <style:style style:name="T309_26" style:family="text">
      <style:text-properties fo:font-size="12pt" style:font-size-asian="12pt" style:font-size-complex="12pt"/>
    </style:style>
    <style:style style:name="T309_27" style:family="text">
      <style:text-properties fo:font-size="12pt" style:font-size-asian="12pt" style:font-size-complex="12pt"/>
    </style:style>
    <style:style style:name="T309_28" style:family="text">
      <style:text-properties fo:font-size="12pt" style:font-size-asian="12pt" style:font-size-complex="12pt"/>
    </style:style>
    <style:style style:name="T309_29" style:family="text">
      <style:text-properties fo:font-size="12pt" style:font-size-asian="12pt" style:font-size-complex="12pt"/>
    </style:style>
    <style:style style:name="T309_30" style:family="text">
      <style:text-properties fo:font-size="12pt" style:font-size-asian="12pt" style:font-size-complex="12pt"/>
    </style:style>
    <style:style style:name="T309_31" style:family="text">
      <style:text-properties fo:font-size="12pt" style:font-size-asian="12pt" style:font-size-complex="12pt"/>
    </style:style>
    <style:style style:name="T309_32" style:family="text">
      <style:text-properties fo:font-size="12pt" style:font-size-asian="12pt" style:font-size-complex="12pt"/>
    </style:style>
    <style:style style:name="T309_33" style:family="text">
      <style:text-properties fo:font-size="12pt" style:font-size-asian="12pt" style:font-size-complex="12pt"/>
    </style:style>
    <style:style style:name="T309_34" style:family="text">
      <style:text-properties fo:font-size="12pt" style:font-size-asian="12pt" style:font-size-complex="12pt"/>
    </style:style>
    <style:style style:name="T309_35" style:family="text">
      <style:text-properties fo:font-size="12pt" style:font-size-asian="12pt" style:font-size-complex="12pt"/>
    </style:style>
    <style:style style:name="T309_36" style:family="text">
      <style:text-properties fo:font-size="12pt" style:font-size-asian="12pt" style:font-size-complex="12pt"/>
    </style:style>
    <style:style style:name="T309_37" style:family="text">
      <style:text-properties fo:font-size="12pt" style:font-size-asian="12pt" style:font-size-complex="12pt"/>
    </style:style>
    <style:style style:name="T309_38" style:family="text">
      <style:text-properties fo:font-size="12pt" style:font-size-asian="12pt" style:font-size-complex="12pt"/>
    </style:style>
    <style:style style:name="T309_39" style:family="text">
      <style:text-properties fo:font-size="12pt" style:font-size-asian="12pt" style:font-size-complex="12pt"/>
    </style:style>
    <style:style style:name="T309_40" style:family="text">
      <style:text-properties fo:font-size="12pt" style:font-size-asian="12pt" style:font-size-complex="12pt"/>
    </style:style>
    <style:style style:name="T309_41" style:family="text">
      <style:text-properties fo:font-size="12pt" style:font-size-asian="12pt" style:font-size-complex="12pt"/>
    </style:style>
    <style:style style:name="T309_42" style:family="text">
      <style:text-properties fo:font-size="12pt" style:font-size-asian="12pt" style:font-size-complex="12pt"/>
    </style:style>
    <style:style style:name="T309_43" style:family="text">
      <style:text-properties fo:font-size="12pt" style:font-size-asian="12pt" style:font-size-complex="12pt"/>
    </style:style>
    <style:style style:name="T309_44" style:family="text">
      <style:text-properties fo:font-size="12pt" style:font-size-asian="12pt" style:font-size-complex="12pt"/>
    </style:style>
    <style:style style:name="T309_45" style:family="text">
      <style:text-properties fo:font-size="12pt" style:font-size-asian="12pt" style:font-size-complex="12pt"/>
    </style:style>
    <style:style style:name="T309_46" style:family="text">
      <style:text-properties fo:font-size="12pt" style:font-size-asian="12pt" style:font-size-complex="12pt"/>
    </style:style>
    <style:style style:name="T309_47" style:family="text">
      <style:text-properties fo:font-size="12pt" style:font-size-asian="12pt" style:font-size-complex="12pt"/>
    </style:style>
    <style:style style:name="T309_48" style:family="text">
      <style:text-properties fo:font-size="12pt" style:font-size-asian="12pt" style:font-size-complex="12pt"/>
    </style:style>
    <style:style style:name="T309_49" style:family="text">
      <style:text-properties fo:font-size="12pt" style:font-size-asian="12pt" style:font-size-complex="12pt"/>
    </style:style>
    <style:style style:name="T309_50" style:family="text">
      <style:text-properties fo:font-size="12pt" style:font-size-asian="12pt" style:font-size-complex="12pt"/>
    </style:style>
    <style:style style:name="T309_51" style:family="text">
      <style:text-properties fo:font-size="12pt" style:font-size-asian="12pt" style:font-size-complex="12pt"/>
    </style:style>
    <style:style style:name="T309_52" style:family="text">
      <style:text-properties fo:font-size="12pt" style:font-size-asian="12pt" style:font-size-complex="12pt"/>
    </style:style>
    <style:style style:name="T309_53" style:family="text">
      <style:text-properties fo:font-size="12pt" style:font-size-asian="12pt" style:font-size-complex="12pt"/>
    </style:style>
    <style:style style:name="T309_54" style:family="text">
      <style:text-properties fo:font-size="12pt" style:font-size-asian="12pt" style:font-size-complex="12pt"/>
    </style:style>
    <style:style style:name="T309_55" style:family="text">
      <style:text-properties fo:font-size="12pt" style:font-size-asian="12pt" style:font-size-complex="12pt"/>
    </style:style>
    <style:style style:name="T309_56" style:family="text">
      <style:text-properties fo:font-size="12pt" style:font-size-asian="12pt" style:font-size-complex="12pt"/>
    </style:style>
    <style:style style:name="T309_57" style:family="text">
      <style:text-properties fo:font-size="12pt" style:font-size-asian="12pt" style:font-size-complex="12pt"/>
    </style:style>
    <style:style style:name="T309_58" style:family="text">
      <style:text-properties fo:font-size="12pt" style:font-size-asian="12pt" style:font-size-complex="12pt"/>
    </style:style>
    <style:style style:name="T309_59" style:family="text">
      <style:text-properties fo:font-size="12pt" style:font-size-asian="12pt" style:font-size-complex="12pt"/>
    </style:style>
    <style:style style:name="T309_60" style:family="text">
      <style:text-properties fo:font-size="12pt" style:font-size-asian="12pt" style:font-size-complex="12pt"/>
    </style:style>
    <style:style style:name="T309_61" style:family="text">
      <style:text-properties fo:font-size="12pt" style:font-size-asian="12pt" style:font-size-complex="12pt"/>
    </style:style>
    <style:style style:name="T309_62" style:family="text">
      <style:text-properties fo:font-size="12pt" style:font-size-asian="12pt" style:font-size-complex="12pt"/>
    </style:style>
    <style:style style:name="T309_63" style:family="text">
      <style:text-properties fo:font-size="12pt" style:font-size-asian="12pt" style:font-size-complex="12pt"/>
    </style:style>
    <style:style style:name="T309_64" style:family="text">
      <style:text-properties fo:font-size="12pt" style:font-size-asian="12pt" style:font-size-complex="12pt"/>
    </style:style>
    <style:style style:name="T309_65" style:family="text">
      <style:text-properties fo:font-size="12pt" style:font-size-asian="12pt" style:font-size-complex="12pt"/>
    </style:style>
    <style:style style:name="T309_66" style:family="text">
      <style:text-properties fo:font-size="12pt" style:font-size-asian="12pt" style:font-size-complex="12pt"/>
    </style:style>
    <style:style style:name="T309_67" style:family="text">
      <style:text-properties fo:font-size="12pt" style:font-size-asian="12pt" style:font-size-complex="12pt"/>
    </style:style>
    <style:style style:name="T309_68" style:family="text">
      <style:text-properties fo:font-size="12pt" style:font-size-asian="12pt" style:font-size-complex="12pt"/>
    </style:style>
    <style:style style:name="T309_69" style:family="text">
      <style:text-properties fo:font-size="12pt" style:font-size-asian="12pt" style:font-size-complex="12pt"/>
    </style:style>
    <style:style style:name="T309_70" style:family="text">
      <style:text-properties fo:font-size="12pt" style:font-size-asian="12pt" style:font-size-complex="12pt"/>
    </style:style>
    <style:style style:name="T309_71" style:family="text">
      <style:text-properties fo:font-size="12pt" style:font-size-asian="12pt" style:font-size-complex="12pt"/>
    </style:style>
    <style:style style:name="T309_72" style:family="text">
      <style:text-properties fo:font-size="12pt" style:font-size-asian="12pt" style:font-size-complex="12pt"/>
    </style:style>
    <style:style style:name="T309_73" style:family="text">
      <style:text-properties fo:font-size="12pt" style:font-size-asian="12pt" style:font-size-complex="12pt"/>
    </style:style>
    <style:style style:name="T309_74" style:family="text">
      <style:text-properties fo:font-size="12pt" style:font-size-asian="12pt" style:font-size-complex="12pt"/>
    </style:style>
    <style:style style:name="T309_75" style:family="text">
      <style:text-properties fo:font-size="12pt" style:font-size-asian="12pt" style:font-size-complex="12pt"/>
    </style:style>
    <style:style style:name="T309_76" style:family="text">
      <style:text-properties fo:font-size="12pt" style:font-size-asian="12pt" style:font-size-complex="12pt"/>
    </style:style>
    <style:style style:name="T309_77" style:family="text">
      <style:text-properties fo:font-size="12pt" style:font-size-asian="12pt" style:font-size-complex="12pt"/>
    </style:style>
    <style:style style:name="T309_78" style:family="text">
      <style:text-properties fo:font-size="12pt" style:font-size-asian="12pt" style:font-size-complex="12pt"/>
    </style:style>
    <style:style style:name="T309_79" style:family="text">
      <style:text-properties fo:font-size="12pt" style:font-size-asian="12pt" style:font-size-complex="12pt"/>
    </style:style>
    <style:style style:name="T309_80" style:family="text">
      <style:text-properties fo:font-size="12pt" style:font-size-asian="12pt" style:font-size-complex="12pt"/>
    </style:style>
    <style:style style:name="T309_81" style:family="text">
      <style:text-properties fo:font-size="12pt" style:font-size-asian="12pt" style:font-size-complex="12pt"/>
    </style:style>
    <style:style style:name="T309_82" style:family="text">
      <style:text-properties fo:font-size="12pt" style:font-size-asian="12pt" style:font-size-complex="12pt"/>
    </style:style>
    <style:style style:name="T309_83" style:family="text">
      <style:text-properties fo:font-size="12pt" style:font-size-asian="12pt" style:font-size-complex="12pt"/>
    </style:style>
    <style:style style:name="T309_84" style:family="text">
      <style:text-properties fo:font-size="12pt" style:font-size-asian="12pt" style:font-size-complex="12pt"/>
    </style:style>
    <style:style style:name="T309_85" style:family="text">
      <style:text-properties fo:font-size="12pt" style:font-size-asian="12pt" style:font-size-complex="12pt"/>
    </style:style>
    <style:style style:name="T309_86" style:family="text">
      <style:text-properties fo:font-size="12pt" style:font-size-asian="12pt" style:font-size-complex="12pt"/>
    </style:style>
    <style:style style:name="T309_87" style:family="text">
      <style:text-properties fo:font-size="12pt" style:font-size-asian="12pt" style:font-size-complex="12pt"/>
    </style:style>
    <style:style style:name="T309_88" style:family="text">
      <style:text-properties fo:font-size="12pt" style:font-size-asian="12pt" style:font-size-complex="12pt"/>
    </style:style>
    <style:style style:name="T309_89" style:family="text">
      <style:text-properties fo:font-size="12pt" style:font-size-asian="12pt" style:font-size-complex="12pt"/>
    </style:style>
    <style:style style:name="T309_90" style:family="text">
      <style:text-properties fo:font-size="12pt" style:font-size-asian="12pt" style:font-size-complex="12pt"/>
    </style:style>
    <style:style style:name="T309_91" style:family="text">
      <style:text-properties fo:font-size="12pt" style:font-size-asian="12pt" style:font-size-complex="12pt"/>
    </style:style>
    <style:style style:name="T309_92" style:family="text">
      <style:text-properties fo:font-size="12pt" style:font-size-asian="12pt" style:font-size-complex="12pt"/>
    </style:style>
    <style:style style:name="T309_93" style:family="text">
      <style:text-properties fo:font-size="12pt" style:font-size-asian="12pt" style:font-size-complex="12pt"/>
    </style:style>
    <style:style style:name="T309_94" style:family="text">
      <style:text-properties fo:font-size="12pt" style:font-size-asian="12pt" style:font-size-complex="12pt"/>
    </style:style>
    <style:style style:name="T309_95" style:family="text">
      <style:text-properties fo:font-size="12pt" style:font-size-asian="12pt" style:font-size-complex="12pt"/>
    </style:style>
    <style:style style:name="T309_96" style:family="text">
      <style:text-properties fo:font-size="12pt" style:font-size-asian="12pt" style:font-size-complex="12pt"/>
    </style:style>
    <style:style style:name="T309_97" style:family="text">
      <style:text-properties fo:font-size="12pt" style:font-size-asian="12pt" style:font-size-complex="12pt"/>
    </style:style>
    <style:style style:name="T309_98" style:family="text">
      <style:text-properties fo:font-size="12pt" style:font-size-asian="12pt" style:font-size-complex="12pt"/>
    </style:style>
    <style:style style:name="T309_99" style:family="text">
      <style:text-properties fo:font-size="12pt" style:font-size-asian="12pt" style:font-size-complex="12pt"/>
    </style:style>
    <style:style style:name="T309_100" style:family="text">
      <style:text-properties fo:font-size="12pt" style:font-size-asian="12pt" style:font-size-complex="12pt"/>
    </style:style>
    <style:style style:name="T309_101" style:family="text">
      <style:text-properties fo:font-size="12pt" style:font-size-asian="12pt" style:font-size-complex="12pt"/>
    </style:style>
    <style:style style:name="T309_102" style:family="text">
      <style:text-properties fo:font-size="12pt" style:font-size-asian="12pt" style:font-size-complex="12pt"/>
    </style:style>
    <style:style style:name="T309_103" style:family="text">
      <style:text-properties fo:font-size="12pt" style:font-size-asian="12pt" style:font-size-complex="12pt"/>
    </style:style>
    <style:style style:name="T309_104" style:family="text">
      <style:text-properties fo:font-size="12pt" style:font-size-asian="12pt" style:font-size-complex="12pt"/>
    </style:style>
    <style:style style:name="T309_105" style:family="text">
      <style:text-properties fo:font-size="12pt" style:font-size-asian="12pt" style:font-size-complex="12pt"/>
    </style:style>
    <style:style style:name="T309_106" style:family="text">
      <style:text-properties fo:font-size="12pt" style:font-size-asian="12pt" style:font-size-complex="12pt"/>
    </style:style>
    <style:style style:name="T309_107" style:family="text">
      <style:text-properties fo:font-size="12pt" style:font-size-asian="12pt" style:font-size-complex="12pt"/>
    </style:style>
    <style:style style:name="T309_108" style:family="text">
      <style:text-properties fo:font-size="12pt" style:font-size-asian="12pt" style:font-size-complex="12pt"/>
    </style:style>
    <style:style style:name="P310" style:family="paragraph" style:parent-style-name="Standard">
      <style:paragraph-properties fo:break-before="auto" fo:line-height="115%" style:writing-mode="lr-tb"/>
    </style:style>
    <style:style style:name="P311" style:family="paragraph" style:parent-style-name="Standard">
      <style:paragraph-properties fo:break-before="auto" fo:line-height="115%" style:writing-mode="lr-tb"/>
    </style:style>
    <style:style style:name="P312" style:family="paragraph" style:parent-style-name="Heading_20_2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>
      <style:text-properties fo:font-size="12pt" style:font-size-asian="12pt" style:font-size-complex="12pt"/>
    </style:style>
    <style:style style:name="T314_3" style:family="text">
      <style:text-properties fo:font-size="12pt" style:font-size-asian="12pt" style:font-size-complex="12pt"/>
    </style:style>
    <style:style style:name="T314_4" style:family="text">
      <style:text-properties fo:font-size="12pt" style:font-size-asian="12pt" style:font-size-complex="12pt"/>
    </style:style>
    <style:style style:name="T314_5" style:family="text">
      <style:text-properties fo:font-size="12pt" style:font-size-asian="12pt" style:font-size-complex="12pt"/>
    </style:style>
    <style:style style:name="T314_6" style:family="text">
      <style:text-properties fo:font-size="12pt" style:font-size-asian="12pt" style:font-size-complex="12pt"/>
    </style:style>
    <style:style style:name="T314_7" style:family="text">
      <style:text-properties fo:font-size="12pt" style:font-size-asian="12pt" style:font-size-complex="12pt"/>
    </style:style>
    <style:style style:name="T314_8" style:family="text">
      <style:text-properties fo:font-size="12pt" style:font-size-asian="12pt" style:font-size-complex="12pt"/>
    </style:style>
    <style:style style:name="T314_9" style:family="text">
      <style:text-properties fo:font-size="12pt" style:font-size-asian="12pt" style:font-size-complex="12pt"/>
    </style:style>
    <style:style style:name="T314_10" style:family="text">
      <style:text-properties fo:font-size="12pt" style:font-size-asian="12pt" style:font-size-complex="12pt"/>
    </style:style>
    <style:style style:name="T314_11" style:family="text">
      <style:text-properties fo:font-size="12pt" style:font-size-asian="12pt" style:font-size-complex="12pt"/>
    </style:style>
    <style:style style:name="T314_12" style:family="text">
      <style:text-properties fo:font-size="12pt" style:font-size-asian="12pt" style:font-size-complex="12pt"/>
    </style:style>
    <style:style style:name="T314_13" style:family="text">
      <style:text-properties fo:font-size="12pt" style:font-size-asian="12pt" style:font-size-complex="12pt"/>
    </style:style>
    <style:style style:name="T314_14" style:family="text">
      <style:text-properties fo:font-size="12pt" style:font-size-asian="12pt" style:font-size-complex="12pt"/>
    </style:style>
    <style:style style:name="T314_15" style:family="text">
      <style:text-properties fo:font-size="12pt" style:font-size-asian="12pt" style:font-size-complex="12pt"/>
    </style:style>
    <style:style style:name="T314_16" style:family="text">
      <style:text-properties fo:font-size="12pt" style:font-size-asian="12pt" style:font-size-complex="12pt"/>
    </style:style>
    <style:style style:name="T314_17" style:family="text">
      <style:text-properties fo:font-size="12pt" style:font-size-asian="12pt" style:font-size-complex="12pt"/>
    </style:style>
    <style:style style:name="T314_18" style:family="text">
      <style:text-properties fo:font-size="12pt" style:font-size-asian="12pt" style:font-size-complex="12pt"/>
    </style:style>
    <style:style style:name="T314_19" style:family="text">
      <style:text-properties fo:font-size="12pt" style:font-size-asian="12pt" style:font-size-complex="12pt"/>
    </style:style>
    <style:style style:name="T314_20" style:family="text">
      <style:text-properties fo:font-size="12pt" style:font-size-asian="12pt" style:font-size-complex="12pt"/>
    </style:style>
    <style:style style:name="T314_21" style:family="text">
      <style:text-properties fo:font-size="12pt" style:font-size-asian="12pt" style:font-size-complex="12pt"/>
    </style:style>
    <style:style style:name="T314_22" style:family="text">
      <style:text-properties fo:font-size="12pt" style:font-size-asian="12pt" style:font-size-complex="12pt"/>
    </style:style>
    <style:style style:name="T314_23" style:family="text">
      <style:text-properties fo:font-size="12pt" style:font-size-asian="12pt" style:font-size-complex="12pt"/>
    </style:style>
    <style:style style:name="T314_24" style:family="text">
      <style:text-properties fo:font-size="12pt" style:font-size-asian="12pt" style:font-size-complex="12pt"/>
    </style:style>
    <style:style style:name="T314_25" style:family="text">
      <style:text-properties fo:font-size="12pt" style:font-size-asian="12pt" style:font-size-complex="12pt"/>
    </style:style>
    <style:style style:name="T314_26" style:family="text">
      <style:text-properties fo:font-size="12pt" style:font-size-asian="12pt" style:font-size-complex="12pt"/>
    </style:style>
    <style:style style:name="T314_27" style:family="text">
      <style:text-properties fo:font-size="12pt" style:font-size-asian="12pt" style:font-size-complex="12pt"/>
    </style:style>
    <style:style style:name="T314_28" style:family="text">
      <style:text-properties fo:font-size="12pt" style:font-size-asian="12pt" style:font-size-complex="12pt"/>
    </style:style>
    <style:style style:name="T314_29" style:family="text">
      <style:text-properties fo:font-size="12pt" style:font-size-asian="12pt" style:font-size-complex="12pt"/>
    </style:style>
    <style:style style:name="T314_30" style:family="text">
      <style:text-properties fo:font-size="12pt" style:font-size-asian="12pt" style:font-size-complex="12pt"/>
    </style:style>
    <style:style style:name="T314_31" style:family="text">
      <style:text-properties fo:font-size="12pt" style:font-size-asian="12pt" style:font-size-complex="12pt"/>
    </style:style>
    <style:style style:name="T314_32" style:family="text">
      <style:text-properties fo:font-size="12pt" style:font-size-asian="12pt" style:font-size-complex="12pt"/>
    </style:style>
    <style:style style:name="T314_33" style:family="text">
      <style:text-properties fo:font-size="12pt" style:font-size-asian="12pt" style:font-size-complex="12pt"/>
    </style:style>
    <style:style style:name="T314_34" style:family="text">
      <style:text-properties fo:font-size="12pt" style:font-size-asian="12pt" style:font-size-complex="12pt"/>
    </style:style>
    <style:style style:name="T314_35" style:family="text">
      <style:text-properties fo:font-size="12pt" style:font-size-asian="12pt" style:font-size-complex="12pt"/>
    </style:style>
    <style:style style:name="T314_36" style:family="text">
      <style:text-properties fo:font-size="12pt" style:font-size-asian="12pt" style:font-size-complex="12pt"/>
    </style:style>
    <style:style style:name="T314_37" style:family="text">
      <style:text-properties fo:font-size="12pt" style:font-size-asian="12pt" style:font-size-complex="12pt"/>
    </style:style>
    <style:style style:name="T314_38" style:family="text">
      <style:text-properties fo:font-size="12pt" style:font-size-asian="12pt" style:font-size-complex="12pt"/>
    </style:style>
    <style:style style:name="T314_39" style:family="text">
      <style:text-properties fo:font-size="12pt" style:font-size-asian="12pt" style:font-size-complex="12pt"/>
    </style:style>
    <style:style style:name="T314_40" style:family="text">
      <style:text-properties fo:font-size="12pt" style:font-size-asian="12pt" style:font-size-complex="12pt"/>
    </style:style>
    <style:style style:name="T314_41" style:family="text">
      <style:text-properties fo:font-size="12pt" style:font-size-asian="12pt" style:font-size-complex="12pt"/>
    </style:style>
    <style:style style:name="T314_42" style:family="text">
      <style:text-properties fo:font-size="12pt" style:font-size-asian="12pt" style:font-size-complex="12pt"/>
    </style:style>
    <style:style style:name="T314_43" style:family="text">
      <style:text-properties fo:font-size="12pt" style:font-size-asian="12pt" style:font-size-complex="12pt"/>
    </style:style>
    <style:style style:name="T314_44" style:family="text">
      <style:text-properties fo:font-size="12pt" style:font-size-asian="12pt" style:font-size-complex="12pt"/>
    </style:style>
    <style:style style:name="T314_45" style:family="text">
      <style:text-properties fo:font-size="12pt" style:font-size-asian="12pt" style:font-size-complex="12pt"/>
    </style:style>
    <style:style style:name="T314_46" style:family="text">
      <style:text-properties fo:font-size="12pt" style:font-size-asian="12pt" style:font-size-complex="12pt"/>
    </style:style>
    <style:style style:name="T314_47" style:family="text">
      <style:text-properties fo:font-size="12pt" style:font-size-asian="12pt" style:font-size-complex="12pt"/>
    </style:style>
    <style:style style:name="T314_48" style:family="text">
      <style:text-properties fo:font-size="12pt" style:font-size-asian="12pt" style:font-size-complex="12pt"/>
    </style:style>
    <style:style style:name="T314_49" style:family="text">
      <style:text-properties fo:font-size="12pt" style:font-size-asian="12pt" style:font-size-complex="12pt"/>
    </style:style>
    <style:style style:name="T314_50" style:family="text">
      <style:text-properties fo:font-size="12pt" style:font-size-asian="12pt" style:font-size-complex="12pt"/>
    </style:style>
    <style:style style:name="T314_51" style:family="text">
      <style:text-properties fo:font-size="12pt" style:font-size-asian="12pt" style:font-size-complex="12pt"/>
    </style:style>
    <style:style style:name="T314_52" style:family="text">
      <style:text-properties fo:font-size="12pt" style:font-size-asian="12pt" style:font-size-complex="12pt"/>
    </style:style>
    <style:style style:name="T314_53" style:family="text">
      <style:text-properties fo:font-size="12pt" style:font-size-asian="12pt" style:font-size-complex="12pt"/>
    </style:style>
    <style:style style:name="T314_54" style:family="text">
      <style:text-properties fo:font-size="12pt" style:font-size-asian="12pt" style:font-size-complex="12pt"/>
    </style:style>
    <style:style style:name="T314_55" style:family="text">
      <style:text-properties fo:font-size="12pt" style:font-size-asian="12pt" style:font-size-complex="12pt"/>
    </style:style>
    <style:style style:name="T314_56" style:family="text">
      <style:text-properties fo:font-size="12pt" style:font-size-asian="12pt" style:font-size-complex="12pt"/>
    </style:style>
    <style:style style:name="T314_57" style:family="text">
      <style:text-properties fo:font-size="12pt" style:font-size-asian="12pt" style:font-size-complex="12pt"/>
    </style:style>
    <style:style style:name="T314_58" style:family="text">
      <style:text-properties fo:font-size="12pt" style:font-size-asian="12pt" style:font-size-complex="12pt"/>
    </style:style>
    <style:style style:name="T314_59" style:family="text">
      <style:text-properties fo:font-size="12pt" style:font-size-asian="12pt" style:font-size-complex="12pt"/>
    </style:style>
    <style:style style:name="T314_60" style:family="text">
      <style:text-properties fo:font-size="12pt" style:font-size-asian="12pt" style:font-size-complex="12pt"/>
    </style:style>
    <style:style style:name="T314_61" style:family="text">
      <style:text-properties fo:font-size="12pt" style:font-size-asian="12pt" style:font-size-complex="12pt"/>
    </style:style>
    <style:style style:name="T314_62" style:family="text">
      <style:text-properties fo:font-size="12pt" style:font-size-asian="12pt" style:font-size-complex="12pt"/>
    </style:style>
    <style:style style:name="T314_63" style:family="text">
      <style:text-properties fo:font-size="12pt" style:font-size-asian="12pt" style:font-size-complex="12pt"/>
    </style:style>
    <style:style style:name="T314_64" style:family="text">
      <style:text-properties fo:font-size="12pt" style:font-size-asian="12pt" style:font-size-complex="12pt"/>
    </style:style>
    <style:style style:name="T314_65" style:family="text">
      <style:text-properties fo:font-size="12pt" style:font-size-asian="12pt" style:font-size-complex="12pt"/>
    </style:style>
    <style:style style:name="T314_66" style:family="text">
      <style:text-properties fo:font-size="12pt" style:font-size-asian="12pt" style:font-size-complex="12pt"/>
    </style:style>
    <style:style style:name="T314_67" style:family="text">
      <style:text-properties fo:font-size="12pt" style:font-size-asian="12pt" style:font-size-complex="12pt"/>
    </style:style>
    <style:style style:name="T314_68" style:family="text">
      <style:text-properties fo:font-size="12pt" style:font-size-asian="12pt" style:font-size-complex="12pt"/>
    </style:style>
    <style:style style:name="T314_69" style:family="text">
      <style:text-properties fo:font-size="12pt" style:font-size-asian="12pt" style:font-size-complex="12pt"/>
    </style:style>
    <style:style style:name="T314_70" style:family="text">
      <style:text-properties fo:font-size="12pt" style:font-size-asian="12pt" style:font-size-complex="12pt"/>
    </style:style>
    <style:style style:name="T314_71" style:family="text">
      <style:text-properties fo:font-size="12pt" style:font-size-asian="12pt" style:font-size-complex="12pt"/>
    </style:style>
    <style:style style:name="T314_72" style:family="text">
      <style:text-properties fo:font-size="12pt" style:font-size-asian="12pt" style:font-size-complex="12pt"/>
    </style:style>
    <style:style style:name="T314_73" style:family="text">
      <style:text-properties fo:font-size="12pt" style:font-size-asian="12pt" style:font-size-complex="12pt"/>
    </style:style>
    <style:style style:name="T314_74" style:family="text">
      <style:text-properties fo:font-size="12pt" style:font-size-asian="12pt" style:font-size-complex="12pt"/>
    </style:style>
    <style:style style:name="T314_75" style:family="text">
      <style:text-properties fo:font-size="12pt" style:font-size-asian="12pt" style:font-size-complex="12pt"/>
    </style:style>
    <style:style style:name="T314_76" style:family="text">
      <style:text-properties fo:font-size="12pt" style:font-size-asian="12pt" style:font-size-complex="12pt"/>
    </style:style>
    <style:style style:name="T314_77" style:family="text">
      <style:text-properties fo:font-size="12pt" style:font-size-asian="12pt" style:font-size-complex="12pt"/>
    </style:style>
    <style:style style:name="T314_78" style:family="text">
      <style:text-properties fo:font-size="12pt" style:font-size-asian="12pt" style:font-size-complex="12pt"/>
    </style:style>
    <style:style style:name="T314_79" style:family="text">
      <style:text-properties fo:font-size="12pt" style:font-size-asian="12pt" style:font-size-complex="12pt"/>
    </style:style>
    <style:style style:name="T314_80" style:family="text">
      <style:text-properties fo:font-size="12pt" style:font-size-asian="12pt" style:font-size-complex="12pt"/>
    </style:style>
    <style:style style:name="T314_81" style:family="text">
      <style:text-properties fo:font-size="12pt" style:font-size-asian="12pt" style:font-size-complex="12pt"/>
    </style:style>
    <style:style style:name="T314_82" style:family="text">
      <style:text-properties fo:font-size="12pt" style:font-size-asian="12pt" style:font-size-complex="12pt"/>
    </style:style>
    <style:style style:name="T314_83" style:family="text">
      <style:text-properties fo:font-size="12pt" style:font-size-asian="12pt" style:font-size-complex="12pt"/>
    </style:style>
    <style:style style:name="P315" style:family="paragraph" style:parent-style-name="Standard">
      <style:paragraph-properties fo:text-align="justify"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P317" style:family="paragraph" style:parent-style-name="Heading_20_1">
      <style:paragraph-properties fo:text-align="justify" fo:break-before="auto" fo:line-height="115%" style:writing-mode="lr-tb"/>
    </style:style>
    <style:style style:name="P318" style:family="paragraph" style:parent-style-name="Heading_20_1">
      <style:paragraph-properties fo:text-align="justify" fo:break-before="auto" fo:line-height="115%" style:writing-mode="lr-tb"/>
    </style:style>
    <style:style style:name="P319" style:family="paragraph" style:parent-style-name="Heading_20_1">
      <style:paragraph-properties fo:text-align="justify" fo:break-before="auto" fo:line-height="115%" style:writing-mode="lr-tb"/>
    </style:style>
    <style:style style:name="P320" style:family="paragraph" style:parent-style-name="Heading_20_1">
      <style:paragraph-properties fo:text-align="justify"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P321" style:family="paragraph" style:parent-style-name="Standard">
      <style:paragraph-properties fo:text-align="justify" fo:break-before="auto" fo:line-height="115%" style:writing-mode="lr-tb"/>
    </style:style>
    <style:style style:name="P322" style:family="paragraph" style:parent-style-name="Standard">
      <style:paragraph-properties fo:text-align="justify" fo:break-before="auto" fo:line-height="115%" style:writing-mode="lr-tb"/>
    </style:style>
    <style:style style:name="T322_1" style:family="text">
      <style:text-properties fo:font-size="12pt" style:font-size-asian="12pt" style:font-size-complex="12pt"/>
    </style:style>
    <style:style style:name="T322_2" style:family="text">
      <style:text-properties fo:font-size="12pt" style:font-size-asian="12pt" style:font-size-complex="12pt"/>
    </style:style>
    <style:style style:name="T322_3" style:family="text">
      <style:text-properties fo:font-size="12pt" style:font-size-asian="12pt" style:font-size-complex="12pt"/>
    </style:style>
    <style:style style:name="T322_4" style:family="text">
      <style:text-properties fo:font-size="12pt" style:font-size-asian="12pt" style:font-size-complex="12pt"/>
    </style:style>
    <style:style style:name="T322_5" style:family="text">
      <style:text-properties fo:font-size="12pt" style:font-size-asian="12pt" style:font-size-complex="12pt"/>
    </style:style>
    <style:style style:name="T322_6" style:family="text">
      <style:text-properties fo:font-size="12pt" style:font-size-asian="12pt" style:font-size-complex="12pt"/>
    </style:style>
    <style:style style:name="T322_7" style:family="text">
      <style:text-properties fo:font-size="12pt" style:font-size-asian="12pt" style:font-size-complex="12pt"/>
    </style:style>
    <style:style style:name="T322_8" style:family="text">
      <style:text-properties fo:font-size="12pt" style:font-size-asian="12pt" style:font-size-complex="12pt"/>
    </style:style>
    <style:style style:name="T322_9" style:family="text">
      <style:text-properties fo:font-size="12pt" style:font-size-asian="12pt" style:font-size-complex="12pt"/>
    </style:style>
    <style:style style:name="T322_10" style:family="text">
      <style:text-properties fo:font-size="12pt" style:font-size-asian="12pt" style:font-size-complex="12pt"/>
    </style:style>
    <style:style style:name="T322_11" style:family="text">
      <style:text-properties fo:font-size="12pt" style:font-size-asian="12pt" style:font-size-complex="12pt"/>
    </style:style>
    <style:style style:name="T322_12" style:family="text">
      <style:text-properties fo:font-size="12pt" style:font-size-asian="12pt" style:font-size-complex="12pt"/>
    </style:style>
    <style:style style:name="T322_13" style:family="text">
      <style:text-properties fo:font-size="12pt" style:font-size-asian="12pt" style:font-size-complex="12pt"/>
    </style:style>
    <style:style style:name="T322_14" style:family="text">
      <style:text-properties fo:font-size="12pt" style:font-size-asian="12pt" style:font-size-complex="12pt"/>
    </style:style>
    <style:style style:name="P32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24" style:family="paragraph" style:parent-style-name="Standard">
      <style:paragraph-properties fo:text-align="justify" fo:break-before="auto" fo:line-height="115%" style:writing-mode="lr-tb"/>
    </style:style>
    <style:style style:name="T324_1" style:family="text">
      <style:text-properties fo:font-size="12pt" style:font-size-asian="12pt" style:font-size-complex="12pt"/>
    </style:style>
    <style:style style:name="T324_2" style:family="text">
      <style:text-properties fo:font-size="12pt" style:font-size-asian="12pt" style:font-size-complex="12pt"/>
    </style:style>
    <style:style style:name="T324_3" style:family="text">
      <style:text-properties fo:font-size="12pt" style:font-size-asian="12pt" style:font-size-complex="12pt"/>
    </style:style>
    <style:style style:name="T324_4" style:family="text">
      <style:text-properties fo:font-size="12pt" style:font-size-asian="12pt" style:font-size-complex="12pt"/>
    </style:style>
    <style:style style:name="T324_5" style:family="text">
      <style:text-properties fo:font-size="12pt" style:font-size-asian="12pt" style:font-size-complex="12pt"/>
    </style:style>
    <style:style style:name="T324_6" style:family="text">
      <style:text-properties fo:font-size="12pt" style:font-size-asian="12pt" style:font-size-complex="12pt"/>
    </style:style>
    <style:style style:name="T324_7" style:family="text">
      <style:text-properties fo:font-size="12pt" style:font-size-asian="12pt" style:font-size-complex="12pt"/>
    </style:style>
    <style:style style:name="T324_8" style:family="text">
      <style:text-properties fo:font-size="12pt" style:font-size-asian="12pt" style:font-size-complex="12pt"/>
    </style:style>
    <style:style style:name="T324_9" style:family="text">
      <style:text-properties fo:font-size="12pt" style:font-size-asian="12pt" style:font-size-complex="12pt"/>
    </style:style>
    <style:style style:name="T324_10" style:family="text">
      <style:text-properties fo:font-size="12pt" style:font-size-asian="12pt" style:font-size-complex="12pt"/>
    </style:style>
    <style:style style:name="T324_11" style:family="text">
      <style:text-properties fo:font-size="12pt" style:font-size-asian="12pt" style:font-size-complex="12pt"/>
    </style:style>
    <style:style style:name="P325" style:family="paragraph" style:parent-style-name="Standard">
      <style:paragraph-properties fo:text-align="justify" fo:break-before="auto" fo:line-height="115%" style:writing-mode="lr-tb"/>
    </style:style>
    <style:style style:name="T325_1" style:family="text">
      <style:text-properties fo:font-size="12pt" style:font-size-asian="12pt" style:font-size-complex="12pt"/>
    </style:style>
    <style:style style:name="T325_2" style:family="text">
      <style:text-properties fo:font-size="12pt" style:font-size-asian="12pt" style:font-size-complex="12pt"/>
    </style:style>
    <style:style style:name="T325_3" style:family="text">
      <style:text-properties fo:font-size="12pt" style:font-size-asian="12pt" style:font-size-complex="12pt"/>
    </style:style>
    <style:style style:name="T325_4" style:family="text">
      <style:text-properties fo:font-size="12pt" style:font-size-asian="12pt" style:font-size-complex="12pt"/>
    </style:style>
    <style:style style:name="T325_5" style:family="text">
      <style:text-properties fo:font-size="12pt" style:font-size-asian="12pt" style:font-size-complex="12pt"/>
    </style:style>
    <style:style style:name="T325_6" style:family="text">
      <style:text-properties fo:font-size="12pt" style:font-size-asian="12pt" style:font-size-complex="12pt"/>
    </style:style>
    <style:style style:name="T325_7" style:family="text">
      <style:text-properties fo:font-size="12pt" style:font-size-asian="12pt" style:font-size-complex="12pt"/>
    </style:style>
    <style:style style:name="T325_8" style:family="text">
      <style:text-properties fo:font-size="12pt" style:font-size-asian="12pt" style:font-size-complex="12pt"/>
    </style:style>
    <style:style style:name="T325_9" style:family="text">
      <style:text-properties fo:font-size="12pt" style:font-size-asian="12pt" style:font-size-complex="12pt"/>
    </style:style>
    <style:style style:name="T325_10" style:family="text">
      <style:text-properties fo:font-size="12pt" style:font-size-asian="12pt" style:font-size-complex="12pt"/>
    </style:style>
    <style:style style:name="T325_11" style:family="text">
      <style:text-properties fo:font-size="12pt" style:font-size-asian="12pt" style:font-size-complex="12pt"/>
    </style:style>
    <style:style style:name="T325_12" style:family="text">
      <style:text-properties fo:font-size="12pt" style:font-size-asian="12pt" style:font-size-complex="12pt"/>
    </style:style>
    <style:style style:name="T325_13" style:family="text">
      <style:text-properties fo:font-size="12pt" style:font-size-asian="12pt" style:font-size-complex="12pt"/>
    </style:style>
    <style:style style:name="T325_14" style:family="text">
      <style:text-properties fo:font-size="12pt" style:font-size-asian="12pt" style:font-size-complex="12pt"/>
    </style:style>
    <style:style style:name="T325_15" style:family="text">
      <style:text-properties fo:font-size="12pt" style:font-size-asian="12pt" style:font-size-complex="12pt"/>
    </style:style>
    <style:style style:name="T325_16" style:family="text">
      <style:text-properties fo:font-size="12pt" style:font-size-asian="12pt" style:font-size-complex="12pt"/>
    </style:style>
    <style:style style:name="T325_17" style:family="text">
      <style:text-properties fo:font-size="12pt" style:font-size-asian="12pt" style:font-size-complex="12pt"/>
    </style:style>
    <style:style style:name="T325_18" style:family="text">
      <style:text-properties fo:font-size="12pt" style:font-size-asian="12pt" style:font-size-complex="12pt"/>
    </style:style>
    <style:style style:name="T325_19" style:family="text">
      <style:text-properties fo:font-size="12pt" style:font-size-asian="12pt" style:font-size-complex="12pt"/>
    </style:style>
    <style:style style:name="T325_20" style:family="text">
      <style:text-properties fo:font-size="12pt" style:font-size-asian="12pt" style:font-size-complex="12pt"/>
    </style:style>
    <style:style style:name="T325_21" style:family="text">
      <style:text-properties fo:font-size="12pt" style:font-size-asian="12pt" style:font-size-complex="12pt"/>
    </style:style>
    <style:style style:name="T325_22" style:family="text">
      <style:text-properties fo:font-size="12pt" style:font-size-asian="12pt" style:font-size-complex="12pt"/>
    </style:style>
    <style:style style:name="T325_23" style:family="text">
      <style:text-properties fo:font-size="12pt" style:font-size-asian="12pt" style:font-size-complex="12pt"/>
    </style:style>
    <style:style style:name="T325_24" style:family="text">
      <style:text-properties fo:font-size="12pt" style:font-size-asian="12pt" style:font-size-complex="12pt"/>
    </style:style>
    <style:style style:name="T325_25" style:family="text">
      <style:text-properties fo:font-size="12pt" style:font-size-asian="12pt" style:font-size-complex="12pt"/>
    </style:style>
    <style:style style:name="T325_26" style:family="text">
      <style:text-properties fo:font-size="12pt" style:font-size-asian="12pt" style:font-size-complex="12pt"/>
    </style:style>
    <style:style style:name="T325_27" style:family="text">
      <style:text-properties fo:font-size="12pt" style:font-size-asian="12pt" style:font-size-complex="12pt"/>
    </style:style>
    <style:style style:name="T325_28" style:family="text">
      <style:text-properties fo:font-size="12pt" style:font-size-asian="12pt" style:font-size-complex="12pt"/>
    </style:style>
    <style:style style:name="T325_29" style:family="text">
      <style:text-properties fo:font-size="12pt" style:font-size-asian="12pt" style:font-size-complex="12pt"/>
    </style:style>
    <style:style style:name="T325_30" style:family="text">
      <style:text-properties fo:font-size="12pt" style:font-size-asian="12pt" style:font-size-complex="12pt"/>
    </style:style>
    <style:style style:name="T325_31" style:family="text">
      <style:text-properties fo:font-size="12pt" style:font-size-asian="12pt" style:font-size-complex="12pt"/>
    </style:style>
    <style:style style:name="T325_32" style:family="text">
      <style:text-properties fo:font-size="12pt" style:font-size-asian="12pt" style:font-size-complex="12pt"/>
    </style:style>
    <style:style style:name="T325_33" style:family="text">
      <style:text-properties fo:font-size="12pt" style:font-size-asian="12pt" style:font-size-complex="12pt"/>
    </style:style>
    <style:style style:name="T325_34" style:family="text">
      <style:text-properties fo:font-size="12pt" style:font-size-asian="12pt" style:font-size-complex="12pt"/>
    </style:style>
    <style:style style:name="T325_35" style:family="text">
      <style:text-properties fo:font-size="12pt" style:font-size-asian="12pt" style:font-size-complex="12pt"/>
    </style:style>
    <style:style style:name="T325_36" style:family="text">
      <style:text-properties fo:font-size="12pt" style:font-size-asian="12pt" style:font-size-complex="12pt"/>
    </style:style>
    <style:style style:name="T325_37" style:family="text">
      <style:text-properties fo:font-size="12pt" style:font-size-asian="12pt" style:font-size-complex="12pt"/>
    </style:style>
    <style:style style:name="T325_38" style:family="text">
      <style:text-properties fo:font-size="12pt" style:font-size-asian="12pt" style:font-size-complex="12pt"/>
    </style:style>
    <style:style style:name="T325_39" style:family="text">
      <style:text-properties fo:font-size="12pt" style:font-size-asian="12pt" style:font-size-complex="12pt"/>
    </style:style>
    <style:style style:name="T325_40" style:family="text">
      <style:text-properties fo:font-size="12pt" style:font-size-asian="12pt" style:font-size-complex="12pt"/>
    </style:style>
    <style:style style:name="T325_41" style:family="text">
      <style:text-properties fo:font-size="12pt" style:font-size-asian="12pt" style:font-size-complex="12pt"/>
    </style:style>
    <style:style style:name="T325_42" style:family="text">
      <style:text-properties fo:font-size="12pt" style:font-size-asian="12pt" style:font-size-complex="12pt"/>
    </style:style>
    <style:style style:name="T325_43" style:family="text">
      <style:text-properties fo:font-size="12pt" style:font-size-asian="12pt" style:font-size-complex="12pt"/>
    </style:style>
    <style:style style:name="T325_44" style:family="text">
      <style:text-properties fo:font-size="12pt" style:font-size-asian="12pt" style:font-size-complex="12pt"/>
    </style:style>
    <style:style style:name="T325_45" style:family="text">
      <style:text-properties fo:font-size="12pt" style:font-size-asian="12pt" style:font-size-complex="12pt"/>
    </style:style>
    <style:style style:name="T325_46" style:family="text">
      <style:text-properties fo:font-size="12pt" style:font-size-asian="12pt" style:font-size-complex="12pt"/>
    </style:style>
    <style:style style:name="T325_47" style:family="text">
      <style:text-properties fo:font-size="12pt" style:font-size-asian="12pt" style:font-size-complex="12pt"/>
    </style:style>
    <style:style style:name="T325_48" style:family="text">
      <style:text-properties fo:font-size="12pt" style:font-size-asian="12pt" style:font-size-complex="12pt"/>
    </style:style>
    <style:style style:name="T325_49" style:family="text">
      <style:text-properties fo:font-size="12pt" style:font-size-asian="12pt" style:font-size-complex="12pt"/>
    </style:style>
    <style:style style:name="T325_50" style:family="text">
      <style:text-properties fo:font-size="12pt" style:font-size-asian="12pt" style:font-size-complex="12pt"/>
    </style:style>
    <style:style style:name="T325_51" style:family="text">
      <style:text-properties fo:font-size="12pt" style:font-size-asian="12pt" style:font-size-complex="12pt"/>
    </style:style>
    <style:style style:name="T325_52" style:family="text">
      <style:text-properties fo:font-size="12pt" style:font-size-asian="12pt" style:font-size-complex="12pt"/>
    </style:style>
    <style:style style:name="T325_53" style:family="text">
      <style:text-properties fo:font-size="12pt" style:font-size-asian="12pt" style:font-size-complex="12pt"/>
    </style:style>
    <style:style style:name="T325_54" style:family="text">
      <style:text-properties fo:font-size="12pt" style:font-size-asian="12pt" style:font-size-complex="12pt"/>
    </style:style>
    <style:style style:name="T325_55" style:family="text">
      <style:text-properties fo:font-size="12pt" style:font-size-asian="12pt" style:font-size-complex="12pt"/>
    </style:style>
    <style:style style:name="T325_56" style:family="text">
      <style:text-properties fo:font-size="12pt" style:font-size-asian="12pt" style:font-size-complex="12pt"/>
    </style:style>
    <style:style style:name="T325_57" style:family="text">
      <style:text-properties fo:font-size="12pt" style:font-size-asian="12pt" style:font-size-complex="12pt"/>
    </style:style>
    <style:style style:name="T325_58" style:family="text">
      <style:text-properties fo:font-size="12pt" style:font-size-asian="12pt" style:font-size-complex="12pt"/>
    </style:style>
    <style:style style:name="T325_59" style:family="text">
      <style:text-properties fo:font-size="12pt" style:font-size-asian="12pt" style:font-size-complex="12pt"/>
    </style:style>
    <style:style style:name="T325_60" style:family="text">
      <style:text-properties fo:font-size="12pt" style:font-size-asian="12pt" style:font-size-complex="12pt"/>
    </style:style>
    <style:style style:name="T325_61" style:family="text">
      <style:text-properties fo:font-size="12pt" style:font-size-asian="12pt" style:font-size-complex="12pt"/>
    </style:style>
    <style:style style:name="T325_62" style:family="text">
      <style:text-properties fo:font-size="12pt" style:font-size-asian="12pt" style:font-size-complex="12pt"/>
    </style:style>
    <style:style style:name="T325_63" style:family="text">
      <style:text-properties fo:font-size="12pt" style:font-size-asian="12pt" style:font-size-complex="12pt"/>
    </style:style>
    <style:style style:name="T325_64" style:family="text">
      <style:text-properties fo:font-size="12pt" style:font-size-asian="12pt" style:font-size-complex="12pt"/>
    </style:style>
    <style:style style:name="T325_65" style:family="text">
      <style:text-properties fo:font-size="12pt" style:font-size-asian="12pt" style:font-size-complex="12pt"/>
    </style:style>
    <style:style style:name="P32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27" style:family="paragraph" style:parent-style-name="Standard">
      <style:paragraph-properties fo:text-align="justify" fo:break-before="auto" fo:line-height="115%" style:writing-mode="lr-tb"/>
    </style:style>
    <style:style style:name="T327_1" style:family="text">
      <style:text-properties fo:font-size="12pt" style:font-size-asian="12pt" style:font-size-complex="12pt"/>
    </style:style>
    <style:style style:name="T327_2" style:family="text">
      <style:text-properties fo:font-size="12pt" style:font-size-asian="12pt" style:font-size-complex="12pt"/>
    </style:style>
    <style:style style:name="T327_3" style:family="text">
      <style:text-properties fo:font-size="12pt" style:font-size-asian="12pt" style:font-size-complex="12pt"/>
    </style:style>
    <style:style style:name="T327_4" style:family="text">
      <style:text-properties fo:font-size="12pt" style:font-size-asian="12pt" style:font-size-complex="12pt"/>
    </style:style>
    <style:style style:name="T327_5" style:family="text">
      <style:text-properties fo:font-size="12pt" style:font-size-asian="12pt" style:font-size-complex="12pt"/>
    </style:style>
    <style:style style:name="T327_6" style:family="text">
      <style:text-properties fo:font-size="12pt" style:font-size-asian="12pt" style:font-size-complex="12pt"/>
    </style:style>
    <style:style style:name="T327_7" style:family="text">
      <style:text-properties fo:font-size="12pt" style:font-size-asian="12pt" style:font-size-complex="12pt"/>
    </style:style>
    <style:style style:name="T327_8" style:family="text">
      <style:text-properties fo:font-size="12pt" style:font-size-asian="12pt" style:font-size-complex="12pt"/>
    </style:style>
    <style:style style:name="T327_9" style:family="text">
      <style:text-properties fo:font-size="12pt" style:font-size-asian="12pt" style:font-size-complex="12pt"/>
    </style:style>
    <style:style style:name="T327_10" style:family="text">
      <style:text-properties fo:font-size="12pt" style:font-size-asian="12pt" style:font-size-complex="12pt"/>
    </style:style>
    <style:style style:name="T327_11" style:family="text">
      <style:text-properties fo:font-size="12pt" style:font-size-asian="12pt" style:font-size-complex="12pt"/>
    </style:style>
    <style:style style:name="T327_12" style:family="text">
      <style:text-properties fo:font-size="12pt" style:font-size-asian="12pt" style:font-size-complex="12pt"/>
    </style:style>
    <style:style style:name="T327_13" style:family="text">
      <style:text-properties fo:font-size="12pt" style:font-size-asian="12pt" style:font-size-complex="12pt"/>
    </style:style>
    <style:style style:name="T327_14" style:family="text">
      <style:text-properties fo:font-size="12pt" style:font-size-asian="12pt" style:font-size-complex="12pt"/>
    </style:style>
    <style:style style:name="T327_15" style:family="text">
      <style:text-properties fo:font-size="12pt" style:font-size-asian="12pt" style:font-size-complex="12pt"/>
    </style:style>
    <style:style style:name="T327_16" style:family="text">
      <style:text-properties fo:font-size="12pt" style:font-size-asian="12pt" style:font-size-complex="12pt"/>
    </style:style>
    <style:style style:name="T327_17" style:family="text">
      <style:text-properties fo:font-size="12pt" style:font-size-asian="12pt" style:font-size-complex="12pt"/>
    </style:style>
    <style:style style:name="T327_18" style:family="text">
      <style:text-properties fo:font-size="12pt" style:font-size-asian="12pt" style:font-size-complex="12pt"/>
    </style:style>
    <style:style style:name="T327_19" style:family="text">
      <style:text-properties fo:font-size="12pt" style:font-size-asian="12pt" style:font-size-complex="12pt"/>
    </style:style>
    <style:style style:name="T327_20" style:family="text">
      <style:text-properties fo:font-size="12pt" style:font-size-asian="12pt" style:font-size-complex="12pt"/>
    </style:style>
    <style:style style:name="T327_21" style:family="text">
      <style:text-properties fo:font-size="12pt" style:font-size-asian="12pt" style:font-size-complex="12pt"/>
    </style:style>
    <style:style style:name="T327_22" style:family="text">
      <style:text-properties fo:font-size="12pt" style:font-size-asian="12pt" style:font-size-complex="12pt"/>
    </style:style>
    <style:style style:name="T327_23" style:family="text">
      <style:text-properties fo:font-size="12pt" style:font-size-asian="12pt" style:font-size-complex="12pt"/>
    </style:style>
    <style:style style:name="P328" style:family="paragraph" style:parent-style-name="Standard">
      <style:paragraph-properties fo:text-align="justify" fo:break-before="auto" fo:line-height="115%" style:writing-mode="lr-tb"/>
    </style:style>
    <style:style style:name="T328_1" style:family="text">
      <style:text-properties fo:font-size="12pt" style:font-size-asian="12pt" style:font-size-complex="12pt"/>
    </style:style>
    <style:style style:name="T328_2" style:family="text">
      <style:text-properties fo:font-size="12pt" style:font-size-asian="12pt" style:font-size-complex="12pt"/>
    </style:style>
    <style:style style:name="T328_3" style:family="text">
      <style:text-properties fo:font-size="12pt" style:font-size-asian="12pt" style:font-size-complex="12pt"/>
    </style:style>
    <style:style style:name="T328_4" style:family="text">
      <style:text-properties fo:font-size="12pt" style:font-size-asian="12pt" style:font-size-complex="12pt"/>
    </style:style>
    <style:style style:name="T328_5" style:family="text">
      <style:text-properties fo:font-size="12pt" style:font-size-asian="12pt" style:font-size-complex="12pt"/>
    </style:style>
    <style:style style:name="T328_6" style:family="text">
      <style:text-properties fo:font-size="12pt" style:font-size-asian="12pt" style:font-size-complex="12pt"/>
    </style:style>
    <style:style style:name="T328_7" style:family="text">
      <style:text-properties fo:font-size="12pt" style:font-size-asian="12pt" style:font-size-complex="12pt"/>
    </style:style>
    <style:style style:name="T328_8" style:family="text">
      <style:text-properties fo:font-size="12pt" style:font-size-asian="12pt" style:font-size-complex="12pt"/>
    </style:style>
    <style:style style:name="T328_9" style:family="text">
      <style:text-properties fo:font-size="12pt" style:font-size-asian="12pt" style:font-size-complex="12pt"/>
    </style:style>
    <style:style style:name="T328_10" style:family="text">
      <style:text-properties fo:font-size="12pt" style:font-size-asian="12pt" style:font-size-complex="12pt"/>
    </style:style>
    <style:style style:name="T328_11" style:family="text">
      <style:text-properties fo:font-size="12pt" style:font-size-asian="12pt" style:font-size-complex="12pt"/>
    </style:style>
    <style:style style:name="T328_12" style:family="text">
      <style:text-properties fo:font-size="12pt" style:font-size-asian="12pt" style:font-size-complex="12pt"/>
    </style:style>
    <style:style style:name="T328_13" style:family="text">
      <style:text-properties fo:font-size="12pt" style:font-size-asian="12pt" style:font-size-complex="12pt"/>
    </style:style>
    <style:style style:name="T328_14" style:family="text">
      <style:text-properties fo:font-size="12pt" style:font-size-asian="12pt" style:font-size-complex="12pt"/>
    </style:style>
    <style:style style:name="T328_15" style:family="text">
      <style:text-properties fo:font-size="12pt" style:font-size-asian="12pt" style:font-size-complex="12pt"/>
    </style:style>
    <style:style style:name="T328_16" style:family="text">
      <style:text-properties fo:font-size="12pt" style:font-size-asian="12pt" style:font-size-complex="12pt"/>
    </style:style>
    <style:style style:name="T328_17" style:family="text">
      <style:text-properties fo:font-size="12pt" style:font-size-asian="12pt" style:font-size-complex="12pt"/>
    </style:style>
    <style:style style:name="T328_18" style:family="text">
      <style:text-properties fo:font-size="12pt" style:font-size-asian="12pt" style:font-size-complex="12pt"/>
    </style:style>
    <style:style style:name="T328_19" style:family="text">
      <style:text-properties fo:font-size="12pt" style:font-size-asian="12pt" style:font-size-complex="12pt"/>
    </style:style>
    <style:style style:name="T328_20" style:family="text">
      <style:text-properties fo:font-size="12pt" style:font-size-asian="12pt" style:font-size-complex="12pt"/>
    </style:style>
    <style:style style:name="T328_21" style:family="text">
      <style:text-properties fo:font-size="12pt" style:font-size-asian="12pt" style:font-size-complex="12pt"/>
    </style:style>
    <style:style style:name="T328_22" style:family="text">
      <style:text-properties fo:font-size="12pt" style:font-size-asian="12pt" style:font-size-complex="12pt"/>
    </style:style>
    <style:style style:name="T328_23" style:family="text">
      <style:text-properties fo:font-size="12pt" style:font-size-asian="12pt" style:font-size-complex="12pt"/>
    </style:style>
    <style:style style:name="T328_24" style:family="text">
      <style:text-properties fo:font-size="12pt" style:font-size-asian="12pt" style:font-size-complex="12pt"/>
    </style:style>
    <style:style style:name="T328_25" style:family="text">
      <style:text-properties fo:font-size="12pt" style:font-size-asian="12pt" style:font-size-complex="12pt"/>
    </style:style>
    <style:style style:name="T328_26" style:family="text">
      <style:text-properties fo:font-size="12pt" style:font-size-asian="12pt" style:font-size-complex="12pt"/>
    </style:style>
    <style:style style:name="T328_27" style:family="text">
      <style:text-properties fo:font-size="12pt" style:font-size-asian="12pt" style:font-size-complex="12pt"/>
    </style:style>
    <style:style style:name="T328_28" style:family="text">
      <style:text-properties fo:font-size="12pt" style:font-size-asian="12pt" style:font-size-complex="12pt"/>
    </style:style>
    <style:style style:name="T328_29" style:family="text">
      <style:text-properties fo:font-size="12pt" style:font-size-asian="12pt" style:font-size-complex="12pt"/>
    </style:style>
    <style:style style:name="T328_30" style:family="text">
      <style:text-properties fo:font-size="12pt" style:font-size-asian="12pt" style:font-size-complex="12pt"/>
    </style:style>
    <style:style style:name="T328_31" style:family="text">
      <style:text-properties fo:font-size="12pt" style:font-size-asian="12pt" style:font-size-complex="12pt"/>
    </style:style>
    <style:style style:name="T328_32" style:family="text">
      <style:text-properties fo:font-size="12pt" style:font-size-asian="12pt" style:font-size-complex="12pt"/>
    </style:style>
    <style:style style:name="T328_33" style:family="text">
      <style:text-properties fo:font-size="12pt" style:font-size-asian="12pt" style:font-size-complex="12pt"/>
    </style:style>
    <style:style style:name="T328_34" style:family="text">
      <style:text-properties fo:font-size="12pt" style:font-size-asian="12pt" style:font-size-complex="12pt"/>
    </style:style>
    <style:style style:name="T328_35" style:family="text">
      <style:text-properties fo:font-size="12pt" style:font-size-asian="12pt" style:font-size-complex="12pt"/>
    </style:style>
    <style:style style:name="T328_36" style:family="text">
      <style:text-properties fo:font-size="12pt" style:font-size-asian="12pt" style:font-size-complex="12pt"/>
    </style:style>
    <style:style style:name="T328_37" style:family="text">
      <style:text-properties fo:font-size="12pt" style:font-size-asian="12pt" style:font-size-complex="12pt"/>
    </style:style>
    <style:style style:name="T328_38" style:family="text">
      <style:text-properties fo:font-size="12pt" style:font-size-asian="12pt" style:font-size-complex="12pt"/>
    </style:style>
    <style:style style:name="T328_39" style:family="text">
      <style:text-properties fo:font-size="12pt" style:font-size-asian="12pt" style:font-size-complex="12pt"/>
    </style:style>
    <style:style style:name="T328_40" style:family="text">
      <style:text-properties fo:font-size="12pt" style:font-size-asian="12pt" style:font-size-complex="12pt"/>
    </style:style>
    <style:style style:name="T328_41" style:family="text">
      <style:text-properties fo:font-size="12pt" style:font-size-asian="12pt" style:font-size-complex="12pt"/>
    </style:style>
    <style:style style:name="T328_42" style:family="text">
      <style:text-properties fo:font-size="12pt" style:font-size-asian="12pt" style:font-size-complex="12pt"/>
    </style:style>
    <style:style style:name="T328_43" style:family="text">
      <style:text-properties fo:font-size="12pt" style:font-size-asian="12pt" style:font-size-complex="12pt"/>
    </style:style>
    <style:style style:name="T328_44" style:family="text">
      <style:text-properties fo:font-size="12pt" style:font-size-asian="12pt" style:font-size-complex="12pt"/>
    </style:style>
    <style:style style:name="T328_45" style:family="text">
      <style:text-properties fo:font-size="12pt" style:font-size-asian="12pt" style:font-size-complex="12pt"/>
    </style:style>
    <style:style style:name="T328_46" style:family="text">
      <style:text-properties fo:font-size="12pt" style:font-size-asian="12pt" style:font-size-complex="12pt"/>
    </style:style>
    <style:style style:name="T328_47" style:family="text">
      <style:text-properties fo:font-size="12pt" style:font-size-asian="12pt" style:font-size-complex="12pt"/>
    </style:style>
    <style:style style:name="T328_48" style:family="text">
      <style:text-properties fo:font-size="12pt" style:font-size-asian="12pt" style:font-size-complex="12pt"/>
    </style:style>
    <style:style style:name="T328_49" style:family="text">
      <style:text-properties fo:font-size="12pt" style:font-size-asian="12pt" style:font-size-complex="12pt"/>
    </style:style>
    <style:style style:name="T328_50" style:family="text">
      <style:text-properties fo:font-size="12pt" style:font-size-asian="12pt" style:font-size-complex="12pt"/>
    </style:style>
    <style:style style:name="T328_51" style:family="text">
      <style:text-properties fo:font-size="12pt" style:font-size-asian="12pt" style:font-size-complex="12pt"/>
    </style:style>
    <style:style style:name="T328_52" style:family="text">
      <style:text-properties fo:font-size="12pt" style:font-size-asian="12pt" style:font-size-complex="12pt"/>
    </style:style>
    <style:style style:name="T328_53" style:family="text">
      <style:text-properties fo:font-size="12pt" style:font-size-asian="12pt" style:font-size-complex="12pt"/>
    </style:style>
    <style:style style:name="T328_54" style:family="text">
      <style:text-properties fo:font-size="12pt" style:font-size-asian="12pt" style:font-size-complex="12pt"/>
    </style:style>
    <style:style style:name="T328_55" style:family="text">
      <style:text-properties fo:font-size="12pt" style:font-size-asian="12pt" style:font-size-complex="12pt"/>
    </style:style>
    <style:style style:name="T328_56" style:family="text">
      <style:text-properties fo:font-size="12pt" style:font-size-asian="12pt" style:font-size-complex="12pt"/>
    </style:style>
    <style:style style:name="T328_57" style:family="text">
      <style:text-properties fo:font-size="12pt" style:font-size-asian="12pt" style:font-size-complex="12pt"/>
    </style:style>
    <style:style style:name="T328_58" style:family="text">
      <style:text-properties fo:font-size="12pt" style:font-size-asian="12pt" style:font-size-complex="12pt"/>
    </style:style>
    <style:style style:name="T328_59" style:family="text">
      <style:text-properties fo:font-size="12pt" style:font-size-asian="12pt" style:font-size-complex="12pt"/>
    </style:style>
    <style:style style:name="T328_60" style:family="text">
      <style:text-properties fo:font-size="12pt" style:font-size-asian="12pt" style:font-size-complex="12pt"/>
    </style:style>
    <style:style style:name="T328_61" style:family="text">
      <style:text-properties fo:font-size="12pt" style:font-size-asian="12pt" style:font-size-complex="12pt"/>
    </style:style>
    <style:style style:name="T328_62" style:family="text">
      <style:text-properties fo:font-size="12pt" style:font-size-asian="12pt" style:font-size-complex="12pt"/>
    </style:style>
    <style:style style:name="T328_63" style:family="text">
      <style:text-properties fo:font-size="12pt" style:font-size-asian="12pt" style:font-size-complex="12pt"/>
    </style:style>
    <style:style style:name="T328_64" style:family="text">
      <style:text-properties fo:font-size="12pt" style:font-size-asian="12pt" style:font-size-complex="12pt"/>
    </style:style>
    <style:style style:name="T328_65" style:family="text">
      <style:text-properties fo:font-size="12pt" style:font-size-asian="12pt" style:font-size-complex="12pt"/>
    </style:style>
    <style:style style:name="T328_66" style:family="text">
      <style:text-properties fo:font-size="12pt" style:font-size-asian="12pt" style:font-size-complex="12pt"/>
    </style:style>
    <style:style style:name="T328_67" style:family="text">
      <style:text-properties fo:font-size="12pt" style:font-size-asian="12pt" style:font-size-complex="12pt"/>
    </style:style>
    <style:style style:name="T328_68" style:family="text">
      <style:text-properties fo:font-size="12pt" style:font-size-asian="12pt" style:font-size-complex="12pt"/>
    </style:style>
    <style:style style:name="T328_69" style:family="text">
      <style:text-properties fo:font-size="12pt" style:font-size-asian="12pt" style:font-size-complex="12pt"/>
    </style:style>
    <style:style style:name="T328_70" style:family="text">
      <style:text-properties fo:font-size="12pt" style:font-size-asian="12pt" style:font-size-complex="12pt"/>
    </style:style>
    <style:style style:name="T328_71" style:family="text">
      <style:text-properties fo:font-size="12pt" style:font-size-asian="12pt" style:font-size-complex="12pt"/>
    </style:style>
    <style:style style:name="T328_72" style:family="text">
      <style:text-properties fo:font-size="12pt" style:font-size-asian="12pt" style:font-size-complex="12pt"/>
    </style:style>
    <style:style style:name="T328_73" style:family="text">
      <style:text-properties fo:font-size="12pt" style:font-size-asian="12pt" style:font-size-complex="12pt"/>
    </style:style>
    <style:style style:name="T328_74" style:family="text">
      <style:text-properties fo:font-size="12pt" style:font-size-asian="12pt" style:font-size-complex="12pt"/>
    </style:style>
    <style:style style:name="T328_75" style:family="text">
      <style:text-properties fo:font-size="12pt" style:font-size-asian="12pt" style:font-size-complex="12pt"/>
    </style:style>
    <style:style style:name="T328_76" style:family="text">
      <style:text-properties fo:font-size="12pt" style:font-size-asian="12pt" style:font-size-complex="12pt"/>
    </style:style>
    <style:style style:name="T328_77" style:family="text">
      <style:text-properties fo:font-size="12pt" style:font-size-asian="12pt" style:font-size-complex="12pt"/>
    </style:style>
    <style:style style:name="T328_78" style:family="text">
      <style:text-properties fo:font-size="12pt" style:font-size-asian="12pt" style:font-size-complex="12pt"/>
    </style:style>
    <style:style style:name="T328_79" style:family="text">
      <style:text-properties fo:font-size="12pt" style:font-size-asian="12pt" style:font-size-complex="12pt"/>
    </style:style>
    <style:style style:name="T328_80" style:family="text">
      <style:text-properties fo:font-size="12pt" style:font-size-asian="12pt" style:font-size-complex="12pt"/>
    </style:style>
    <style:style style:name="T328_81" style:family="text">
      <style:text-properties fo:font-size="12pt" style:font-size-asian="12pt" style:font-size-complex="12pt"/>
    </style:style>
    <style:style style:name="T328_82" style:family="text">
      <style:text-properties fo:font-size="12pt" style:font-size-asian="12pt" style:font-size-complex="12pt"/>
    </style:style>
    <style:style style:name="T328_83" style:family="text">
      <style:text-properties fo:font-size="12pt" style:font-size-asian="12pt" style:font-size-complex="12pt"/>
    </style:style>
    <style:style style:name="T328_84" style:family="text">
      <style:text-properties fo:font-size="12pt" style:font-size-asian="12pt" style:font-size-complex="12pt"/>
    </style:style>
    <style:style style:name="T328_85" style:family="text">
      <style:text-properties fo:font-size="12pt" style:font-size-asian="12pt" style:font-size-complex="12pt"/>
    </style:style>
    <style:style style:name="T328_86" style:family="text">
      <style:text-properties fo:font-size="12pt" style:font-size-asian="12pt" style:font-size-complex="12pt"/>
    </style:style>
    <style:style style:name="T328_87" style:family="text">
      <style:text-properties fo:font-size="12pt" style:font-size-asian="12pt" style:font-size-complex="12pt"/>
    </style:style>
    <style:style style:name="T328_88" style:family="text">
      <style:text-properties fo:font-size="12pt" style:font-size-asian="12pt" style:font-size-complex="12pt"/>
    </style:style>
    <style:style style:name="T328_89" style:family="text">
      <style:text-properties fo:font-size="12pt" style:font-size-asian="12pt" style:font-size-complex="12pt"/>
    </style:style>
    <style:style style:name="T328_90" style:family="text">
      <style:text-properties fo:font-size="12pt" style:font-size-asian="12pt" style:font-size-complex="12pt"/>
    </style:style>
    <style:style style:name="T328_91" style:family="text">
      <style:text-properties fo:font-size="12pt" style:font-size-asian="12pt" style:font-size-complex="12pt"/>
    </style:style>
    <style:style style:name="T328_92" style:family="text">
      <style:text-properties fo:font-size="12pt" style:font-size-asian="12pt" style:font-size-complex="12pt"/>
    </style:style>
    <style:style style:name="T328_93" style:family="text">
      <style:text-properties fo:font-size="12pt" style:font-size-asian="12pt" style:font-size-complex="12pt"/>
    </style:style>
    <style:style style:name="T328_94" style:family="text">
      <style:text-properties fo:font-size="12pt" style:font-size-asian="12pt" style:font-size-complex="12pt"/>
    </style:style>
    <style:style style:name="T328_95" style:family="text">
      <style:text-properties fo:font-size="12pt" style:font-size-asian="12pt" style:font-size-complex="12pt"/>
    </style:style>
    <style:style style:name="T328_96" style:family="text">
      <style:text-properties fo:font-size="12pt" style:font-size-asian="12pt" style:font-size-complex="12pt"/>
    </style:style>
    <style:style style:name="T328_97" style:family="text">
      <style:text-properties fo:font-size="12pt" style:font-size-asian="12pt" style:font-size-complex="12pt"/>
    </style:style>
    <style:style style:name="P32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30" style:family="paragraph" style:parent-style-name="Standard">
      <style:paragraph-properties fo:text-align="justify" fo:break-before="auto" fo:line-height="115%" style:writing-mode="lr-tb"/>
    </style:style>
    <style:style style:name="T330_1" style:family="text">
      <style:text-properties fo:font-size="12pt" style:font-size-asian="12pt" style:font-size-complex="12pt"/>
    </style:style>
    <style:style style:name="T330_2" style:family="text">
      <style:text-properties fo:font-size="12pt" style:font-size-asian="12pt" style:font-size-complex="12pt"/>
    </style:style>
    <style:style style:name="T330_3" style:family="text">
      <style:text-properties fo:font-size="12pt" style:font-size-asian="12pt" style:font-size-complex="12pt"/>
    </style:style>
    <style:style style:name="T330_4" style:family="text">
      <style:text-properties fo:font-size="12pt" style:font-size-asian="12pt" style:font-size-complex="12pt"/>
    </style:style>
    <style:style style:name="T330_5" style:family="text">
      <style:text-properties fo:font-size="12pt" style:font-size-asian="12pt" style:font-size-complex="12pt"/>
    </style:style>
    <style:style style:name="T330_6" style:family="text">
      <style:text-properties fo:font-size="12pt" style:font-size-asian="12pt" style:font-size-complex="12pt"/>
    </style:style>
    <style:style style:name="T330_7" style:family="text">
      <style:text-properties fo:font-size="12pt" style:font-size-asian="12pt" style:font-size-complex="12pt"/>
    </style:style>
    <style:style style:name="T330_8" style:family="text">
      <style:text-properties fo:font-size="12pt" style:font-size-asian="12pt" style:font-size-complex="12pt"/>
    </style:style>
    <style:style style:name="T330_9" style:family="text">
      <style:text-properties fo:font-size="12pt" style:font-size-asian="12pt" style:font-size-complex="12pt"/>
    </style:style>
    <style:style style:name="T330_10" style:family="text">
      <style:text-properties fo:font-size="12pt" style:font-size-asian="12pt" style:font-size-complex="12pt"/>
    </style:style>
    <style:style style:name="T330_11" style:family="text">
      <style:text-properties fo:font-size="12pt" style:font-size-asian="12pt" style:font-size-complex="12pt"/>
    </style:style>
    <style:style style:name="T330_12" style:family="text">
      <style:text-properties fo:font-size="12pt" style:font-size-asian="12pt" style:font-size-complex="12pt"/>
    </style:style>
    <style:style style:name="T330_13" style:family="text">
      <style:text-properties fo:font-size="12pt" style:font-size-asian="12pt" style:font-size-complex="12pt"/>
    </style:style>
    <style:style style:name="T330_14" style:family="text">
      <style:text-properties fo:font-size="12pt" style:font-size-asian="12pt" style:font-size-complex="12pt"/>
    </style:style>
    <style:style style:name="T330_15" style:family="text">
      <style:text-properties fo:font-size="12pt" style:font-size-asian="12pt" style:font-size-complex="12pt"/>
    </style:style>
    <style:style style:name="T330_16" style:family="text">
      <style:text-properties fo:font-size="12pt" style:font-size-asian="12pt" style:font-size-complex="12pt"/>
    </style:style>
    <style:style style:name="T330_17" style:family="text">
      <style:text-properties fo:font-size="12pt" style:font-size-asian="12pt" style:font-size-complex="12pt"/>
    </style:style>
    <style:style style:name="T330_18" style:family="text">
      <style:text-properties fo:font-size="12pt" style:font-size-asian="12pt" style:font-size-complex="12pt"/>
    </style:style>
    <style:style style:name="T330_19" style:family="text">
      <style:text-properties fo:font-size="12pt" style:font-size-asian="12pt" style:font-size-complex="12pt"/>
    </style:style>
    <style:style style:name="T330_20" style:family="text">
      <style:text-properties fo:font-size="12pt" style:font-size-asian="12pt" style:font-size-complex="12pt"/>
    </style:style>
    <style:style style:name="T330_21" style:family="text">
      <style:text-properties fo:font-size="12pt" style:font-size-asian="12pt" style:font-size-complex="12pt"/>
    </style:style>
    <style:style style:name="T330_22" style:family="text">
      <style:text-properties fo:font-size="12pt" style:font-size-asian="12pt" style:font-size-complex="12pt"/>
    </style:style>
    <style:style style:name="T330_23" style:family="text">
      <style:text-properties fo:font-size="12pt" style:font-size-asian="12pt" style:font-size-complex="12pt"/>
    </style:style>
    <style:style style:name="P331" style:family="paragraph" style:parent-style-name="Standard">
      <style:paragraph-properties fo:text-align="justify" fo:break-before="auto" fo:line-height="115%" style:writing-mode="lr-tb"/>
    </style:style>
    <style:style style:name="T331_1" style:family="text">
      <style:text-properties fo:font-size="12pt" style:font-size-asian="12pt" style:font-size-complex="12pt"/>
    </style:style>
    <style:style style:name="T331_2" style:family="text">
      <style:text-properties fo:font-size="12pt" style:font-size-asian="12pt" style:font-size-complex="12pt"/>
    </style:style>
    <style:style style:name="T331_3" style:family="text">
      <style:text-properties fo:font-size="12pt" style:font-size-asian="12pt" style:font-size-complex="12pt"/>
    </style:style>
    <style:style style:name="T331_4" style:family="text">
      <style:text-properties fo:font-size="12pt" style:font-size-asian="12pt" style:font-size-complex="12pt"/>
    </style:style>
    <style:style style:name="T331_5" style:family="text">
      <style:text-properties fo:font-size="12pt" style:font-size-asian="12pt" style:font-size-complex="12pt"/>
    </style:style>
    <style:style style:name="T331_6" style:family="text">
      <style:text-properties fo:font-size="12pt" style:font-size-asian="12pt" style:font-size-complex="12pt"/>
    </style:style>
    <style:style style:name="T331_7" style:family="text">
      <style:text-properties fo:font-size="12pt" style:font-size-asian="12pt" style:font-size-complex="12pt"/>
    </style:style>
    <style:style style:name="T331_8" style:family="text">
      <style:text-properties fo:font-size="12pt" style:font-size-asian="12pt" style:font-size-complex="12pt"/>
    </style:style>
    <style:style style:name="T331_9" style:family="text">
      <style:text-properties fo:font-size="12pt" style:font-size-asian="12pt" style:font-size-complex="12pt"/>
    </style:style>
    <style:style style:name="T331_10" style:family="text">
      <style:text-properties fo:font-size="12pt" style:font-size-asian="12pt" style:font-size-complex="12pt"/>
    </style:style>
    <style:style style:name="T331_11" style:family="text">
      <style:text-properties fo:font-size="12pt" style:font-size-asian="12pt" style:font-size-complex="12pt"/>
    </style:style>
    <style:style style:name="T331_12" style:family="text">
      <style:text-properties fo:font-size="12pt" style:font-size-asian="12pt" style:font-size-complex="12pt"/>
    </style:style>
    <style:style style:name="T331_13" style:family="text">
      <style:text-properties fo:font-size="12pt" style:font-size-asian="12pt" style:font-size-complex="12pt"/>
    </style:style>
    <style:style style:name="T331_14" style:family="text">
      <style:text-properties fo:font-size="12pt" style:font-size-asian="12pt" style:font-size-complex="12pt"/>
    </style:style>
    <style:style style:name="T331_15" style:family="text">
      <style:text-properties fo:font-size="12pt" style:font-size-asian="12pt" style:font-size-complex="12pt"/>
    </style:style>
    <style:style style:name="T331_16" style:family="text">
      <style:text-properties fo:font-size="12pt" style:font-size-asian="12pt" style:font-size-complex="12pt"/>
    </style:style>
    <style:style style:name="T331_17" style:family="text">
      <style:text-properties fo:font-size="12pt" style:font-size-asian="12pt" style:font-size-complex="12pt"/>
    </style:style>
    <style:style style:name="T331_18" style:family="text">
      <style:text-properties fo:font-size="12pt" style:font-size-asian="12pt" style:font-size-complex="12pt"/>
    </style:style>
    <style:style style:name="T331_19" style:family="text">
      <style:text-properties fo:font-size="12pt" style:font-size-asian="12pt" style:font-size-complex="12pt"/>
    </style:style>
    <style:style style:name="T331_20" style:family="text">
      <style:text-properties fo:font-size="12pt" style:font-size-asian="12pt" style:font-size-complex="12pt"/>
    </style:style>
    <style:style style:name="T331_21" style:family="text">
      <style:text-properties fo:font-size="12pt" style:font-size-asian="12pt" style:font-size-complex="12pt"/>
    </style:style>
    <style:style style:name="T331_22" style:family="text">
      <style:text-properties fo:font-size="12pt" style:font-size-asian="12pt" style:font-size-complex="12pt"/>
    </style:style>
    <style:style style:name="T331_23" style:family="text">
      <style:text-properties fo:font-size="12pt" style:font-size-asian="12pt" style:font-size-complex="12pt"/>
    </style:style>
    <style:style style:name="T331_24" style:family="text">
      <style:text-properties fo:font-size="12pt" style:font-size-asian="12pt" style:font-size-complex="12pt"/>
    </style:style>
    <style:style style:name="T331_25" style:family="text">
      <style:text-properties fo:font-size="12pt" style:font-size-asian="12pt" style:font-size-complex="12pt"/>
    </style:style>
    <style:style style:name="T331_26" style:family="text">
      <style:text-properties fo:font-size="12pt" style:font-size-asian="12pt" style:font-size-complex="12pt"/>
    </style:style>
    <style:style style:name="T331_27" style:family="text">
      <style:text-properties fo:font-size="12pt" style:font-size-asian="12pt" style:font-size-complex="12pt"/>
    </style:style>
    <style:style style:name="T331_28" style:family="text">
      <style:text-properties fo:font-size="12pt" style:font-size-asian="12pt" style:font-size-complex="12pt"/>
    </style:style>
    <style:style style:name="T331_29" style:family="text">
      <style:text-properties fo:font-size="12pt" style:font-size-asian="12pt" style:font-size-complex="12pt"/>
    </style:style>
    <style:style style:name="T331_30" style:family="text">
      <style:text-properties fo:font-size="12pt" style:font-size-asian="12pt" style:font-size-complex="12pt"/>
    </style:style>
    <style:style style:name="T331_31" style:family="text">
      <style:text-properties fo:font-size="12pt" style:font-size-asian="12pt" style:font-size-complex="12pt"/>
    </style:style>
    <style:style style:name="T331_32" style:family="text">
      <style:text-properties fo:font-size="12pt" style:font-size-asian="12pt" style:font-size-complex="12pt"/>
    </style:style>
    <style:style style:name="T331_33" style:family="text">
      <style:text-properties fo:font-size="12pt" style:font-size-asian="12pt" style:font-size-complex="12pt"/>
    </style:style>
    <style:style style:name="T331_34" style:family="text">
      <style:text-properties fo:font-size="12pt" style:font-size-asian="12pt" style:font-size-complex="12pt"/>
    </style:style>
    <style:style style:name="T331_35" style:family="text">
      <style:text-properties fo:font-size="12pt" style:font-size-asian="12pt" style:font-size-complex="12pt"/>
    </style:style>
    <style:style style:name="T331_36" style:family="text">
      <style:text-properties fo:font-size="12pt" style:font-size-asian="12pt" style:font-size-complex="12pt"/>
    </style:style>
    <style:style style:name="T331_37" style:family="text">
      <style:text-properties fo:font-size="12pt" style:font-size-asian="12pt" style:font-size-complex="12pt"/>
    </style:style>
    <style:style style:name="T331_38" style:family="text">
      <style:text-properties fo:font-size="12pt" style:font-size-asian="12pt" style:font-size-complex="12pt"/>
    </style:style>
    <style:style style:name="T331_39" style:family="text">
      <style:text-properties fo:font-size="12pt" style:font-size-asian="12pt" style:font-size-complex="12pt"/>
    </style:style>
    <style:style style:name="T331_40" style:family="text">
      <style:text-properties fo:font-size="12pt" style:font-size-asian="12pt" style:font-size-complex="12pt"/>
    </style:style>
    <style:style style:name="T331_41" style:family="text">
      <style:text-properties fo:font-size="12pt" style:font-size-asian="12pt" style:font-size-complex="12pt"/>
    </style:style>
    <style:style style:name="T331_42" style:family="text">
      <style:text-properties fo:font-size="12pt" style:font-size-asian="12pt" style:font-size-complex="12pt"/>
    </style:style>
    <style:style style:name="T331_43" style:family="text">
      <style:text-properties fo:font-size="12pt" style:font-size-asian="12pt" style:font-size-complex="12pt"/>
    </style:style>
    <style:style style:name="T331_44" style:family="text">
      <style:text-properties fo:font-size="12pt" style:font-size-asian="12pt" style:font-size-complex="12pt"/>
    </style:style>
    <style:style style:name="T331_45" style:family="text">
      <style:text-properties fo:font-size="12pt" style:font-size-asian="12pt" style:font-size-complex="12pt"/>
    </style:style>
    <style:style style:name="T331_46" style:family="text">
      <style:text-properties fo:font-size="12pt" style:font-size-asian="12pt" style:font-size-complex="12pt"/>
    </style:style>
    <style:style style:name="T331_47" style:family="text">
      <style:text-properties fo:font-size="12pt" style:font-size-asian="12pt" style:font-size-complex="12pt"/>
    </style:style>
    <style:style style:name="T331_48" style:family="text">
      <style:text-properties fo:font-size="12pt" style:font-size-asian="12pt" style:font-size-complex="12pt"/>
    </style:style>
    <style:style style:name="T331_49" style:family="text">
      <style:text-properties fo:font-size="12pt" style:font-size-asian="12pt" style:font-size-complex="12pt"/>
    </style:style>
    <style:style style:name="T331_50" style:family="text">
      <style:text-properties fo:font-size="12pt" style:font-size-asian="12pt" style:font-size-complex="12pt"/>
    </style:style>
    <style:style style:name="T331_51" style:family="text">
      <style:text-properties fo:font-size="12pt" style:font-size-asian="12pt" style:font-size-complex="12pt"/>
    </style:style>
    <style:style style:name="T331_52" style:family="text">
      <style:text-properties fo:font-size="12pt" style:font-size-asian="12pt" style:font-size-complex="12pt"/>
    </style:style>
    <style:style style:name="T331_53" style:family="text">
      <style:text-properties fo:font-size="12pt" style:font-size-asian="12pt" style:font-size-complex="12pt"/>
    </style:style>
    <style:style style:name="T331_54" style:family="text">
      <style:text-properties fo:font-size="12pt" style:font-size-asian="12pt" style:font-size-complex="12pt"/>
    </style:style>
    <style:style style:name="T331_55" style:family="text">
      <style:text-properties fo:font-size="12pt" style:font-size-asian="12pt" style:font-size-complex="12pt"/>
    </style:style>
    <style:style style:name="T331_56" style:family="text">
      <style:text-properties fo:font-size="12pt" style:font-size-asian="12pt" style:font-size-complex="12pt"/>
    </style:style>
    <style:style style:name="T331_57" style:family="text">
      <style:text-properties fo:font-size="12pt" style:font-size-asian="12pt" style:font-size-complex="12pt"/>
    </style:style>
    <style:style style:name="T331_58" style:family="text">
      <style:text-properties fo:font-size="12pt" style:font-size-asian="12pt" style:font-size-complex="12pt"/>
    </style:style>
    <style:style style:name="T331_59" style:family="text">
      <style:text-properties fo:font-size="12pt" style:font-size-asian="12pt" style:font-size-complex="12pt"/>
    </style:style>
    <style:style style:name="T331_60" style:family="text">
      <style:text-properties fo:font-size="12pt" style:font-size-asian="12pt" style:font-size-complex="12pt"/>
    </style:style>
    <style:style style:name="T331_61" style:family="text">
      <style:text-properties fo:font-size="12pt" style:font-size-asian="12pt" style:font-size-complex="12pt"/>
    </style:style>
    <style:style style:name="T331_62" style:family="text">
      <style:text-properties fo:font-size="12pt" style:font-size-asian="12pt" style:font-size-complex="12pt"/>
    </style:style>
    <style:style style:name="T331_63" style:family="text">
      <style:text-properties fo:font-size="12pt" style:font-size-asian="12pt" style:font-size-complex="12pt"/>
    </style:style>
    <style:style style:name="T331_64" style:family="text">
      <style:text-properties fo:font-size="12pt" style:font-size-asian="12pt" style:font-size-complex="12pt"/>
    </style:style>
    <style:style style:name="T331_65" style:family="text">
      <style:text-properties fo:font-size="12pt" style:font-size-asian="12pt" style:font-size-complex="12pt"/>
    </style:style>
    <style:style style:name="T331_66" style:family="text">
      <style:text-properties fo:font-size="12pt" style:font-size-asian="12pt" style:font-size-complex="12pt"/>
    </style:style>
    <style:style style:name="T331_67" style:family="text">
      <style:text-properties fo:font-size="12pt" style:font-size-asian="12pt" style:font-size-complex="12pt"/>
    </style:style>
    <style:style style:name="T331_68" style:family="text">
      <style:text-properties fo:font-size="12pt" style:font-size-asian="12pt" style:font-size-complex="12pt"/>
    </style:style>
    <style:style style:name="T331_69" style:family="text">
      <style:text-properties fo:font-size="12pt" style:font-size-asian="12pt" style:font-size-complex="12pt"/>
    </style:style>
    <style:style style:name="T331_70" style:family="text">
      <style:text-properties fo:font-size="12pt" style:font-size-asian="12pt" style:font-size-complex="12pt"/>
    </style:style>
    <style:style style:name="T331_71" style:family="text">
      <style:text-properties fo:font-size="12pt" style:font-size-asian="12pt" style:font-size-complex="12pt"/>
    </style:style>
    <style:style style:name="T331_72" style:family="text">
      <style:text-properties fo:font-size="12pt" style:font-size-asian="12pt" style:font-size-complex="12pt"/>
    </style:style>
    <style:style style:name="T331_73" style:family="text">
      <style:text-properties fo:font-size="12pt" style:font-size-asian="12pt" style:font-size-complex="12pt"/>
    </style:style>
    <style:style style:name="T331_74" style:family="text">
      <style:text-properties fo:font-size="12pt" style:font-size-asian="12pt" style:font-size-complex="12pt"/>
    </style:style>
    <style:style style:name="T331_75" style:family="text">
      <style:text-properties fo:font-size="12pt" style:font-size-asian="12pt" style:font-size-complex="12pt"/>
    </style:style>
    <style:style style:name="T331_76" style:family="text">
      <style:text-properties fo:font-size="12pt" style:font-size-asian="12pt" style:font-size-complex="12pt"/>
    </style:style>
    <style:style style:name="T331_77" style:family="text">
      <style:text-properties fo:font-size="12pt" style:font-size-asian="12pt" style:font-size-complex="12pt"/>
    </style:style>
    <style:style style:name="T331_78" style:family="text">
      <style:text-properties fo:font-size="12pt" style:font-size-asian="12pt" style:font-size-complex="12pt"/>
    </style:style>
    <style:style style:name="T331_79" style:family="text">
      <style:text-properties fo:font-size="12pt" style:font-size-asian="12pt" style:font-size-complex="12pt"/>
    </style:style>
    <style:style style:name="T331_80" style:family="text">
      <style:text-properties fo:font-size="12pt" style:font-size-asian="12pt" style:font-size-complex="12pt"/>
    </style:style>
    <style:style style:name="T331_81" style:family="text">
      <style:text-properties fo:font-size="12pt" style:font-size-asian="12pt" style:font-size-complex="12pt"/>
    </style:style>
    <style:style style:name="T331_82" style:family="text">
      <style:text-properties fo:font-size="12pt" style:font-size-asian="12pt" style:font-size-complex="12pt"/>
    </style:style>
    <style:style style:name="T331_83" style:family="text">
      <style:text-properties fo:font-size="12pt" style:font-size-asian="12pt" style:font-size-complex="12pt"/>
    </style:style>
    <style:style style:name="P33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33" style:family="paragraph" style:parent-style-name="Standard">
      <style:paragraph-properties fo:text-align="justify" fo:break-before="auto" fo:line-height="115%" style:writing-mode="lr-tb"/>
    </style:style>
    <style:style style:name="T333_1" style:family="text">
      <style:text-properties fo:font-size="12pt" style:font-size-asian="12pt" style:font-size-complex="12pt"/>
    </style:style>
    <style:style style:name="T333_2" style:family="text">
      <style:text-properties fo:font-size="12pt" style:font-size-asian="12pt" style:font-size-complex="12pt"/>
    </style:style>
    <style:style style:name="T333_3" style:family="text">
      <style:text-properties fo:font-size="12pt" style:font-size-asian="12pt" style:font-size-complex="12pt"/>
    </style:style>
    <style:style style:name="T333_4" style:family="text">
      <style:text-properties fo:font-size="12pt" style:font-size-asian="12pt" style:font-size-complex="12pt"/>
    </style:style>
    <style:style style:name="T333_5" style:family="text">
      <style:text-properties fo:font-size="12pt" style:font-size-asian="12pt" style:font-size-complex="12pt"/>
    </style:style>
    <style:style style:name="T333_6" style:family="text">
      <style:text-properties fo:font-size="12pt" style:font-size-asian="12pt" style:font-size-complex="12pt"/>
    </style:style>
    <style:style style:name="T333_7" style:family="text">
      <style:text-properties fo:font-size="12pt" style:font-size-asian="12pt" style:font-size-complex="12pt"/>
    </style:style>
    <style:style style:name="T333_8" style:family="text">
      <style:text-properties fo:font-size="12pt" style:font-size-asian="12pt" style:font-size-complex="12pt"/>
    </style:style>
    <style:style style:name="T333_9" style:family="text">
      <style:text-properties fo:font-size="12pt" style:font-size-asian="12pt" style:font-size-complex="12pt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T334_1" style:family="text">
      <style:text-properties fo:font-size="12pt" style:font-size-asian="12pt" style:font-size-complex="12pt"/>
    </style:style>
    <style:style style:name="T334_2" style:family="text">
      <style:text-properties fo:font-size="12pt" style:font-size-asian="12pt" style:font-size-complex="12pt"/>
    </style:style>
    <style:style style:name="T334_3" style:family="text">
      <style:text-properties fo:font-size="12pt" style:font-size-asian="12pt" style:font-size-complex="12pt"/>
    </style:style>
    <style:style style:name="T334_4" style:family="text">
      <style:text-properties fo:font-size="12pt" style:font-size-asian="12pt" style:font-size-complex="12pt"/>
    </style:style>
    <style:style style:name="T334_5" style:family="text">
      <style:text-properties fo:font-size="12pt" style:font-size-asian="12pt" style:font-size-complex="12pt"/>
    </style:style>
    <style:style style:name="T334_6" style:family="text">
      <style:text-properties fo:font-size="12pt" style:font-size-asian="12pt" style:font-size-complex="12pt"/>
    </style:style>
    <style:style style:name="T334_7" style:family="text">
      <style:text-properties fo:font-size="12pt" style:font-size-asian="12pt" style:font-size-complex="12pt"/>
    </style:style>
    <style:style style:name="T334_8" style:family="text">
      <style:text-properties fo:font-size="12pt" style:font-size-asian="12pt" style:font-size-complex="12pt"/>
    </style:style>
    <style:style style:name="T334_9" style:family="text">
      <style:text-properties fo:font-size="12pt" style:font-size-asian="12pt" style:font-size-complex="12pt"/>
    </style:style>
    <style:style style:name="T334_10" style:family="text">
      <style:text-properties fo:font-size="12pt" style:font-size-asian="12pt" style:font-size-complex="12pt"/>
    </style:style>
    <style:style style:name="T334_11" style:family="text">
      <style:text-properties fo:font-size="12pt" style:font-size-asian="12pt" style:font-size-complex="12pt"/>
    </style:style>
    <style:style style:name="T334_12" style:family="text">
      <style:text-properties fo:font-size="12pt" style:font-size-asian="12pt" style:font-size-complex="12pt"/>
    </style:style>
    <style:style style:name="T334_13" style:family="text">
      <style:text-properties fo:font-size="12pt" style:font-size-asian="12pt" style:font-size-complex="12pt"/>
    </style:style>
    <style:style style:name="T334_14" style:family="text">
      <style:text-properties fo:font-size="12pt" style:font-size-asian="12pt" style:font-size-complex="12pt"/>
    </style:style>
    <style:style style:name="T334_15" style:family="text">
      <style:text-properties fo:font-size="12pt" style:font-size-asian="12pt" style:font-size-complex="12pt"/>
    </style:style>
    <style:style style:name="T334_16" style:family="text">
      <style:text-properties fo:font-size="12pt" style:font-size-asian="12pt" style:font-size-complex="12pt"/>
    </style:style>
    <style:style style:name="T334_17" style:family="text">
      <style:text-properties fo:font-size="12pt" style:font-size-asian="12pt" style:font-size-complex="12pt"/>
    </style:style>
    <style:style style:name="T334_18" style:family="text">
      <style:text-properties fo:font-size="12pt" style:font-size-asian="12pt" style:font-size-complex="12pt"/>
    </style:style>
    <style:style style:name="T334_19" style:family="text">
      <style:text-properties fo:font-size="12pt" style:font-size-asian="12pt" style:font-size-complex="12pt"/>
    </style:style>
    <style:style style:name="T334_20" style:family="text">
      <style:text-properties fo:font-size="12pt" style:font-size-asian="12pt" style:font-size-complex="12pt"/>
    </style:style>
    <style:style style:name="T334_21" style:family="text">
      <style:text-properties fo:font-size="12pt" style:font-size-asian="12pt" style:font-size-complex="12pt"/>
    </style:style>
    <style:style style:name="T334_22" style:family="text">
      <style:text-properties fo:font-size="12pt" style:font-size-asian="12pt" style:font-size-complex="12pt"/>
    </style:style>
    <style:style style:name="T334_23" style:family="text">
      <style:text-properties fo:font-size="12pt" style:font-size-asian="12pt" style:font-size-complex="12pt"/>
    </style:style>
    <style:style style:name="T334_24" style:family="text">
      <style:text-properties fo:font-size="12pt" style:font-size-asian="12pt" style:font-size-complex="12pt"/>
    </style:style>
    <style:style style:name="T334_25" style:family="text">
      <style:text-properties fo:font-size="12pt" style:font-size-asian="12pt" style:font-size-complex="12pt"/>
    </style:style>
    <style:style style:name="T334_26" style:family="text">
      <style:text-properties fo:font-size="12pt" style:font-size-asian="12pt" style:font-size-complex="12pt"/>
    </style:style>
    <style:style style:name="T334_27" style:family="text">
      <style:text-properties fo:font-size="12pt" style:font-size-asian="12pt" style:font-size-complex="12pt"/>
    </style:style>
    <style:style style:name="T334_28" style:family="text">
      <style:text-properties fo:font-size="12pt" style:font-size-asian="12pt" style:font-size-complex="12pt"/>
    </style:style>
    <style:style style:name="T334_29" style:family="text">
      <style:text-properties fo:font-size="12pt" style:font-size-asian="12pt" style:font-size-complex="12pt"/>
    </style:style>
    <style:style style:name="T334_30" style:family="text">
      <style:text-properties fo:font-size="12pt" style:font-size-asian="12pt" style:font-size-complex="12pt"/>
    </style:style>
    <style:style style:name="T334_31" style:family="text">
      <style:text-properties fo:font-size="12pt" style:font-size-asian="12pt" style:font-size-complex="12pt"/>
    </style:style>
    <style:style style:name="T334_32" style:family="text">
      <style:text-properties fo:font-size="12pt" style:font-size-asian="12pt" style:font-size-complex="12pt"/>
    </style:style>
    <style:style style:name="T334_33" style:family="text">
      <style:text-properties fo:font-size="12pt" style:font-size-asian="12pt" style:font-size-complex="12pt"/>
    </style:style>
    <style:style style:name="T334_34" style:family="text">
      <style:text-properties fo:font-size="12pt" style:font-size-asian="12pt" style:font-size-complex="12pt"/>
    </style:style>
    <style:style style:name="T334_35" style:family="text">
      <style:text-properties fo:font-size="12pt" style:font-size-asian="12pt" style:font-size-complex="12pt"/>
    </style:style>
    <style:style style:name="T334_36" style:family="text">
      <style:text-properties fo:font-size="12pt" style:font-size-asian="12pt" style:font-size-complex="12pt"/>
    </style:style>
    <style:style style:name="T334_37" style:family="text">
      <style:text-properties fo:font-size="12pt" style:font-size-asian="12pt" style:font-size-complex="12pt"/>
    </style:style>
    <style:style style:name="T334_38" style:family="text">
      <style:text-properties fo:font-size="12pt" style:font-size-asian="12pt" style:font-size-complex="12pt"/>
    </style:style>
    <style:style style:name="T334_39" style:family="text">
      <style:text-properties fo:font-size="12pt" style:font-size-asian="12pt" style:font-size-complex="12pt"/>
    </style:style>
    <style:style style:name="T334_40" style:family="text">
      <style:text-properties fo:font-size="12pt" style:font-size-asian="12pt" style:font-size-complex="12pt"/>
    </style:style>
    <style:style style:name="T334_41" style:family="text">
      <style:text-properties fo:font-size="12pt" style:font-size-asian="12pt" style:font-size-complex="12pt"/>
    </style:style>
    <style:style style:name="T334_42" style:family="text">
      <style:text-properties fo:font-size="12pt" style:font-size-asian="12pt" style:font-size-complex="12pt"/>
    </style:style>
    <style:style style:name="T334_43" style:family="text">
      <style:text-properties fo:font-size="12pt" style:font-size-asian="12pt" style:font-size-complex="12pt"/>
    </style:style>
    <style:style style:name="T334_44" style:family="text">
      <style:text-properties fo:font-size="12pt" style:font-size-asian="12pt" style:font-size-complex="12pt"/>
    </style:style>
    <style:style style:name="T334_45" style:family="text">
      <style:text-properties fo:font-size="12pt" style:font-size-asian="12pt" style:font-size-complex="12pt"/>
    </style:style>
    <style:style style:name="T334_46" style:family="text">
      <style:text-properties fo:font-size="12pt" style:font-size-asian="12pt" style:font-size-complex="12pt"/>
    </style:style>
    <style:style style:name="T334_47" style:family="text">
      <style:text-properties fo:font-size="12pt" style:font-size-asian="12pt" style:font-size-complex="12pt"/>
    </style:style>
    <style:style style:name="T334_48" style:family="text">
      <style:text-properties fo:font-size="12pt" style:font-size-asian="12pt" style:font-size-complex="12pt"/>
    </style:style>
    <style:style style:name="T334_49" style:family="text">
      <style:text-properties fo:font-size="12pt" style:font-size-asian="12pt" style:font-size-complex="12pt"/>
    </style:style>
    <style:style style:name="T334_50" style:family="text">
      <style:text-properties fo:font-size="12pt" style:font-size-asian="12pt" style:font-size-complex="12pt"/>
    </style:style>
    <style:style style:name="T334_51" style:family="text">
      <style:text-properties fo:font-size="12pt" style:font-size-asian="12pt" style:font-size-complex="12pt"/>
    </style:style>
    <style:style style:name="T334_52" style:family="text">
      <style:text-properties fo:font-size="12pt" style:font-size-asian="12pt" style:font-size-complex="12pt"/>
    </style:style>
    <style:style style:name="T334_53" style:family="text">
      <style:text-properties fo:font-size="12pt" style:font-size-asian="12pt" style:font-size-complex="12pt"/>
    </style:style>
    <style:style style:name="T334_54" style:family="text">
      <style:text-properties fo:font-size="12pt" style:font-size-asian="12pt" style:font-size-complex="12pt"/>
    </style:style>
    <style:style style:name="T334_55" style:family="text">
      <style:text-properties fo:font-size="12pt" style:font-size-asian="12pt" style:font-size-complex="12pt"/>
    </style:style>
    <style:style style:name="T334_56" style:family="text">
      <style:text-properties fo:font-size="12pt" style:font-size-asian="12pt" style:font-size-complex="12pt"/>
    </style:style>
    <style:style style:name="T334_57" style:family="text">
      <style:text-properties fo:font-size="12pt" style:font-size-asian="12pt" style:font-size-complex="12pt"/>
    </style:style>
    <style:style style:name="T334_58" style:family="text">
      <style:text-properties fo:font-size="12pt" style:font-size-asian="12pt" style:font-size-complex="12pt"/>
    </style:style>
    <style:style style:name="T334_59" style:family="text">
      <style:text-properties fo:font-size="12pt" style:font-size-asian="12pt" style:font-size-complex="12pt"/>
    </style:style>
    <style:style style:name="T334_60" style:family="text">
      <style:text-properties fo:font-size="12pt" style:font-size-asian="12pt" style:font-size-complex="12pt"/>
    </style:style>
    <style:style style:name="T334_61" style:family="text">
      <style:text-properties fo:font-size="12pt" style:font-size-asian="12pt" style:font-size-complex="12pt"/>
    </style:style>
    <style:style style:name="T334_62" style:family="text">
      <style:text-properties fo:font-size="12pt" style:font-size-asian="12pt" style:font-size-complex="12pt"/>
    </style:style>
    <style:style style:name="T334_63" style:family="text">
      <style:text-properties fo:font-size="12pt" style:font-size-asian="12pt" style:font-size-complex="12pt"/>
    </style:style>
    <style:style style:name="T334_64" style:family="text">
      <style:text-properties fo:font-size="12pt" style:font-size-asian="12pt" style:font-size-complex="12pt"/>
    </style:style>
    <style:style style:name="T334_65" style:family="text">
      <style:text-properties fo:font-size="12pt" style:font-size-asian="12pt" style:font-size-complex="12pt"/>
    </style:style>
    <style:style style:name="T334_66" style:family="text">
      <style:text-properties fo:font-size="12pt" style:font-size-asian="12pt" style:font-size-complex="12pt"/>
    </style:style>
    <style:style style:name="T334_67" style:family="text">
      <style:text-properties fo:font-size="12pt" style:font-size-asian="12pt" style:font-size-complex="12pt"/>
    </style:style>
    <style:style style:name="T334_68" style:family="text">
      <style:text-properties fo:font-size="12pt" style:font-size-asian="12pt" style:font-size-complex="12pt"/>
    </style:style>
    <style:style style:name="T334_69" style:family="text">
      <style:text-properties fo:font-size="12pt" style:font-size-asian="12pt" style:font-size-complex="12pt"/>
    </style:style>
    <style:style style:name="T334_70" style:family="text">
      <style:text-properties fo:font-size="12pt" style:font-size-asian="12pt" style:font-size-complex="12pt"/>
    </style:style>
    <style:style style:name="T334_71" style:family="text">
      <style:text-properties fo:font-size="12pt" style:font-size-asian="12pt" style:font-size-complex="12pt"/>
    </style:style>
    <style:style style:name="T334_72" style:family="text">
      <style:text-properties fo:font-size="12pt" style:font-size-asian="12pt" style:font-size-complex="12pt"/>
    </style:style>
    <style:style style:name="T334_73" style:family="text">
      <style:text-properties fo:font-size="12pt" style:font-size-asian="12pt" style:font-size-complex="12pt"/>
    </style:style>
    <style:style style:name="T334_74" style:family="text">
      <style:text-properties fo:font-size="12pt" style:font-size-asian="12pt" style:font-size-complex="12pt"/>
    </style:style>
    <style:style style:name="T334_75" style:family="text">
      <style:text-properties fo:font-size="12pt" style:font-size-asian="12pt" style:font-size-complex="12pt"/>
    </style:style>
    <style:style style:name="T334_76" style:family="text">
      <style:text-properties fo:font-size="12pt" style:font-size-asian="12pt" style:font-size-complex="12pt"/>
    </style:style>
    <style:style style:name="T334_77" style:family="text">
      <style:text-properties fo:font-size="12pt" style:font-size-asian="12pt" style:font-size-complex="12pt"/>
    </style:style>
    <style:style style:name="T334_78" style:family="text">
      <style:text-properties fo:font-size="12pt" style:font-size-asian="12pt" style:font-size-complex="12pt"/>
    </style:style>
    <style:style style:name="T334_79" style:family="text">
      <style:text-properties fo:font-size="12pt" style:font-size-asian="12pt" style:font-size-complex="12pt"/>
    </style:style>
    <style:style style:name="T334_80" style:family="text">
      <style:text-properties fo:font-size="12pt" style:font-size-asian="12pt" style:font-size-complex="12pt"/>
    </style:style>
    <style:style style:name="T334_81" style:family="text">
      <style:text-properties fo:font-size="12pt" style:font-size-asian="12pt" style:font-size-complex="12pt"/>
    </style:style>
    <style:style style:name="T334_82" style:family="text">
      <style:text-properties fo:font-size="12pt" style:font-size-asian="12pt" style:font-size-complex="12pt"/>
    </style:style>
    <style:style style:name="T334_83" style:family="text">
      <style:text-properties fo:font-size="12pt" style:font-size-asian="12pt" style:font-size-complex="12pt"/>
    </style:style>
    <style:style style:name="T334_84" style:family="text">
      <style:text-properties fo:font-size="12pt" style:font-size-asian="12pt" style:font-size-complex="12pt"/>
    </style:style>
    <style:style style:name="T334_85" style:family="text">
      <style:text-properties fo:font-size="12pt" style:font-size-asian="12pt" style:font-size-complex="12pt"/>
    </style:style>
    <style:style style:name="T334_86" style:family="text">
      <style:text-properties fo:font-size="12pt" style:font-size-asian="12pt" style:font-size-complex="12pt"/>
    </style:style>
    <style:style style:name="T334_87" style:family="text">
      <style:text-properties fo:font-size="12pt" style:font-size-asian="12pt" style:font-size-complex="12pt"/>
    </style:style>
    <style:style style:name="T334_88" style:family="text">
      <style:text-properties fo:font-size="12pt" style:font-size-asian="12pt" style:font-size-complex="12pt"/>
    </style:style>
    <style:style style:name="T334_89" style:family="text">
      <style:text-properties fo:font-size="12pt" style:font-size-asian="12pt" style:font-size-complex="12pt"/>
    </style:style>
    <style:style style:name="T334_90" style:family="text">
      <style:text-properties fo:font-size="12pt" style:font-size-asian="12pt" style:font-size-complex="12pt"/>
    </style:style>
    <style:style style:name="T334_91" style:family="text">
      <style:text-properties fo:font-size="12pt" style:font-size-asian="12pt" style:font-size-complex="12pt"/>
    </style:style>
    <style:style style:name="P335" style:family="paragraph" style:parent-style-name="Standard">
      <style:paragraph-properties fo:text-align="justify" fo:break-before="auto" fo:line-height="115%" style:writing-mode="lr-tb"/>
    </style:style>
    <style:style style:name="T335_1" style:family="text">
      <style:text-properties fo:font-size="12pt" style:font-size-asian="12pt" style:font-size-complex="12pt"/>
    </style:style>
    <style:style style:name="P336" style:family="paragraph" style:parent-style-name="Standard">
      <style:paragraph-properties fo:text-align="justify" fo:break-before="auto" fo:line-height="115%" style:writing-mode="lr-tb"/>
    </style:style>
    <style:style style:name="T336_1" style:family="text">
      <style:text-properties fo:font-size="12pt" style:font-size-asian="12pt" style:font-size-complex="12pt"/>
    </style:style>
    <style:style style:name="T336_2" style:family="text">
      <style:text-properties fo:font-size="12pt" style:font-size-asian="12pt" style:font-size-complex="12pt"/>
    </style:style>
    <style:style style:name="T336_3" style:family="text">
      <style:text-properties fo:font-size="12pt" style:font-size-asian="12pt" style:font-size-complex="12pt"/>
    </style:style>
    <style:style style:name="T336_4" style:family="text">
      <style:text-properties fo:font-size="12pt" style:font-size-asian="12pt" style:font-size-complex="12pt"/>
    </style:style>
    <style:style style:name="T336_5" style:family="text">
      <style:text-properties fo:font-size="12pt" style:font-size-asian="12pt" style:font-size-complex="12pt"/>
    </style:style>
    <style:style style:name="T336_6" style:family="text">
      <style:text-properties fo:font-size="12pt" style:font-size-asian="12pt" style:font-size-complex="12pt"/>
    </style:style>
    <style:style style:name="T336_7" style:family="text">
      <style:text-properties fo:font-size="12pt" style:font-size-asian="12pt" style:font-size-complex="12pt"/>
    </style:style>
    <style:style style:name="P337" style:family="paragraph" style:parent-style-name="Standard">
      <style:paragraph-properties fo:text-align="justify" fo:break-before="auto" fo:line-height="115%" style:writing-mode="lr-tb"/>
    </style:style>
    <style:style style:name="T337_1" style:family="text">
      <style:text-properties fo:font-size="12pt" style:font-size-asian="12pt" style:font-size-complex="12pt"/>
    </style:style>
    <style:style style:name="T337_2" style:family="text">
      <style:text-properties fo:font-size="12pt" style:font-size-asian="12pt" style:font-size-complex="12pt"/>
    </style:style>
    <style:style style:name="T337_3" style:family="text">
      <style:text-properties fo:font-size="12pt" style:font-size-asian="12pt" style:font-size-complex="12pt"/>
    </style:style>
    <style:style style:name="T337_4" style:family="text">
      <style:text-properties fo:font-size="12pt" style:font-size-asian="12pt" style:font-size-complex="12pt"/>
    </style:style>
    <style:style style:name="T337_5" style:family="text">
      <style:text-properties fo:font-size="12pt" style:font-size-asian="12pt" style:font-size-complex="12pt"/>
    </style:style>
    <style:style style:name="T337_6" style:family="text">
      <style:text-properties fo:font-size="12pt" style:font-size-asian="12pt" style:font-size-complex="12pt"/>
    </style:style>
    <style:style style:name="T337_7" style:family="text">
      <style:text-properties fo:font-size="12pt" style:font-size-asian="12pt" style:font-size-complex="12pt"/>
    </style:style>
    <style:style style:name="T337_8" style:family="text">
      <style:text-properties fo:font-size="12pt" style:font-size-asian="12pt" style:font-size-complex="12pt"/>
    </style:style>
    <style:style style:name="T337_9" style:family="text">
      <style:text-properties fo:font-size="12pt" style:font-size-asian="12pt" style:font-size-complex="12pt"/>
    </style:style>
    <style:style style:name="T337_10" style:family="text">
      <style:text-properties fo:font-size="12pt" style:font-size-asian="12pt" style:font-size-complex="12pt"/>
    </style:style>
    <style:style style:name="T337_11" style:family="text">
      <style:text-properties fo:font-size="12pt" style:font-size-asian="12pt" style:font-size-complex="12pt"/>
    </style:style>
    <style:style style:name="T337_12" style:family="text">
      <style:text-properties fo:font-size="12pt" style:font-size-asian="12pt" style:font-size-complex="12pt"/>
    </style:style>
    <style:style style:name="T337_13" style:family="text">
      <style:text-properties fo:font-size="12pt" style:font-size-asian="12pt" style:font-size-complex="12pt"/>
    </style:style>
    <style:style style:name="T337_14" style:family="text">
      <style:text-properties fo:font-size="12pt" style:font-size-asian="12pt" style:font-size-complex="12pt"/>
    </style:style>
    <style:style style:name="T337_15" style:family="text">
      <style:text-properties fo:font-size="12pt" style:font-size-asian="12pt" style:font-size-complex="12pt"/>
    </style:style>
    <style:style style:name="T337_16" style:family="text">
      <style:text-properties fo:font-size="12pt" style:font-size-asian="12pt" style:font-size-complex="12pt"/>
    </style:style>
    <style:style style:name="T337_17" style:family="text">
      <style:text-properties fo:font-size="12pt" style:font-size-asian="12pt" style:font-size-complex="12pt"/>
    </style:style>
    <style:style style:name="T337_18" style:family="text">
      <style:text-properties fo:font-size="12pt" style:font-size-asian="12pt" style:font-size-complex="12pt"/>
    </style:style>
    <style:style style:name="T337_19" style:family="text">
      <style:text-properties fo:font-size="12pt" style:font-size-asian="12pt" style:font-size-complex="12pt"/>
    </style:style>
    <style:style style:name="T337_20" style:family="text">
      <style:text-properties fo:font-size="12pt" style:font-size-asian="12pt" style:font-size-complex="12pt"/>
    </style:style>
    <style:style style:name="T337_21" style:family="text">
      <style:text-properties fo:font-size="12pt" style:font-size-asian="12pt" style:font-size-complex="12pt"/>
    </style:style>
    <style:style style:name="T337_22" style:family="text">
      <style:text-properties fo:font-size="12pt" style:font-size-asian="12pt" style:font-size-complex="12pt"/>
    </style:style>
    <style:style style:name="T337_23" style:family="text">
      <style:text-properties fo:font-size="12pt" style:font-size-asian="12pt" style:font-size-complex="12pt"/>
    </style:style>
    <style:style style:name="T337_24" style:family="text">
      <style:text-properties fo:font-size="12pt" style:font-size-asian="12pt" style:font-size-complex="12pt"/>
    </style:style>
    <style:style style:name="T337_25" style:family="text">
      <style:text-properties fo:font-size="12pt" style:font-size-asian="12pt" style:font-size-complex="12pt"/>
    </style:style>
    <style:style style:name="T337_26" style:family="text">
      <style:text-properties fo:font-size="12pt" style:font-size-asian="12pt" style:font-size-complex="12pt"/>
    </style:style>
    <style:style style:name="T337_27" style:family="text">
      <style:text-properties fo:font-size="12pt" style:font-size-asian="12pt" style:font-size-complex="12pt"/>
    </style:style>
    <style:style style:name="T337_28" style:family="text">
      <style:text-properties fo:font-size="12pt" style:font-size-asian="12pt" style:font-size-complex="12pt"/>
    </style:style>
    <style:style style:name="T337_29" style:family="text">
      <style:text-properties fo:font-size="12pt" style:font-size-asian="12pt" style:font-size-complex="12pt"/>
    </style:style>
    <style:style style:name="T337_30" style:family="text">
      <style:text-properties fo:font-size="12pt" style:font-size-asian="12pt" style:font-size-complex="12pt"/>
    </style:style>
    <style:style style:name="T337_31" style:family="text">
      <style:text-properties fo:font-size="12pt" style:font-size-asian="12pt" style:font-size-complex="12pt"/>
    </style:style>
    <style:style style:name="T337_32" style:family="text">
      <style:text-properties fo:font-size="12pt" style:font-size-asian="12pt" style:font-size-complex="12pt"/>
    </style:style>
    <style:style style:name="T337_33" style:family="text">
      <style:text-properties fo:font-size="12pt" style:font-size-asian="12pt" style:font-size-complex="12pt"/>
    </style:style>
    <style:style style:name="T337_34" style:family="text">
      <style:text-properties fo:font-size="12pt" style:font-size-asian="12pt" style:font-size-complex="12pt"/>
    </style:style>
    <style:style style:name="T337_35" style:family="text">
      <style:text-properties fo:font-size="12pt" style:font-size-asian="12pt" style:font-size-complex="12pt"/>
    </style:style>
    <style:style style:name="T337_36" style:family="text">
      <style:text-properties fo:font-size="12pt" style:font-size-asian="12pt" style:font-size-complex="12pt"/>
    </style:style>
    <style:style style:name="T337_37" style:family="text">
      <style:text-properties fo:font-size="12pt" style:font-size-asian="12pt" style:font-size-complex="12pt"/>
    </style:style>
    <style:style style:name="T337_38" style:family="text">
      <style:text-properties fo:font-size="12pt" style:font-size-asian="12pt" style:font-size-complex="12pt"/>
    </style:style>
    <style:style style:name="T337_39" style:family="text">
      <style:text-properties fo:font-size="12pt" style:font-size-asian="12pt" style:font-size-complex="12pt"/>
    </style:style>
    <style:style style:name="T337_40" style:family="text">
      <style:text-properties fo:font-size="12pt" style:font-size-asian="12pt" style:font-size-complex="12pt"/>
    </style:style>
    <style:style style:name="T337_41" style:family="text">
      <style:text-properties fo:font-size="12pt" style:font-size-asian="12pt" style:font-size-complex="12pt"/>
    </style:style>
    <style:style style:name="T337_42" style:family="text">
      <style:text-properties fo:font-size="12pt" style:font-size-asian="12pt" style:font-size-complex="12pt"/>
    </style:style>
    <style:style style:name="T337_43" style:family="text">
      <style:text-properties fo:font-size="12pt" style:font-size-asian="12pt" style:font-size-complex="12pt"/>
    </style:style>
    <style:style style:name="T337_44" style:family="text">
      <style:text-properties fo:font-size="12pt" style:font-size-asian="12pt" style:font-size-complex="12pt"/>
    </style:style>
    <style:style style:name="T337_45" style:family="text">
      <style:text-properties fo:font-size="12pt" style:font-size-asian="12pt" style:font-size-complex="12pt"/>
    </style:style>
    <style:style style:name="T337_46" style:family="text">
      <style:text-properties fo:font-size="12pt" style:font-size-asian="12pt" style:font-size-complex="12pt"/>
    </style:style>
    <style:style style:name="T337_47" style:family="text">
      <style:text-properties fo:font-size="12pt" style:font-size-asian="12pt" style:font-size-complex="12pt"/>
    </style:style>
    <style:style style:name="T337_48" style:family="text">
      <style:text-properties fo:font-size="12pt" style:font-size-asian="12pt" style:font-size-complex="12pt"/>
    </style:style>
    <style:style style:name="T337_49" style:family="text">
      <style:text-properties fo:font-size="12pt" style:font-size-asian="12pt" style:font-size-complex="12pt"/>
    </style:style>
    <style:style style:name="T337_50" style:family="text">
      <style:text-properties fo:font-size="12pt" style:font-size-asian="12pt" style:font-size-complex="12pt"/>
    </style:style>
    <style:style style:name="T337_51" style:family="text">
      <style:text-properties fo:font-size="12pt" style:font-size-asian="12pt" style:font-size-complex="12pt"/>
    </style:style>
    <style:style style:name="T337_52" style:family="text">
      <style:text-properties fo:font-size="12pt" style:font-size-asian="12pt" style:font-size-complex="12pt"/>
    </style:style>
    <style:style style:name="T337_53" style:family="text">
      <style:text-properties fo:font-size="12pt" style:font-size-asian="12pt" style:font-size-complex="12pt"/>
    </style:style>
    <style:style style:name="T337_54" style:family="text">
      <style:text-properties fo:font-size="12pt" style:font-size-asian="12pt" style:font-size-complex="12pt"/>
    </style:style>
    <style:style style:name="T337_55" style:family="text">
      <style:text-properties fo:font-size="12pt" style:font-size-asian="12pt" style:font-size-complex="12pt"/>
    </style:style>
    <style:style style:name="T337_56" style:family="text">
      <style:text-properties fo:font-size="12pt" style:font-size-asian="12pt" style:font-size-complex="12pt"/>
    </style:style>
    <style:style style:name="T337_57" style:family="text">
      <style:text-properties fo:font-size="12pt" style:font-size-asian="12pt" style:font-size-complex="12pt"/>
    </style:style>
    <style:style style:name="T337_58" style:family="text">
      <style:text-properties fo:font-size="12pt" style:font-size-asian="12pt" style:font-size-complex="12pt"/>
    </style:style>
    <style:style style:name="T337_59" style:family="text">
      <style:text-properties fo:font-size="12pt" style:font-size-asian="12pt" style:font-size-complex="12pt"/>
    </style:style>
    <style:style style:name="T337_60" style:family="text">
      <style:text-properties fo:font-size="12pt" style:font-size-asian="12pt" style:font-size-complex="12pt"/>
    </style:style>
    <style:style style:name="T337_61" style:family="text">
      <style:text-properties fo:font-size="12pt" style:font-size-asian="12pt" style:font-size-complex="12pt"/>
    </style:style>
    <style:style style:name="T337_62" style:family="text">
      <style:text-properties fo:font-size="12pt" style:font-size-asian="12pt" style:font-size-complex="12pt"/>
    </style:style>
    <style:style style:name="T337_63" style:family="text">
      <style:text-properties fo:font-size="12pt" style:font-size-asian="12pt" style:font-size-complex="12pt"/>
    </style:style>
    <style:style style:name="T337_64" style:family="text">
      <style:text-properties fo:font-size="12pt" style:font-size-asian="12pt" style:font-size-complex="12pt"/>
    </style:style>
    <style:style style:name="T337_65" style:family="text">
      <style:text-properties fo:font-size="12pt" style:font-size-asian="12pt" style:font-size-complex="12pt"/>
    </style:style>
    <style:style style:name="T337_66" style:family="text">
      <style:text-properties fo:font-size="12pt" style:font-size-asian="12pt" style:font-size-complex="12pt"/>
    </style:style>
    <style:style style:name="T337_67" style:family="text">
      <style:text-properties fo:font-size="12pt" style:font-size-asian="12pt" style:font-size-complex="12pt"/>
    </style:style>
    <style:style style:name="T337_68" style:family="text">
      <style:text-properties fo:font-size="12pt" style:font-size-asian="12pt" style:font-size-complex="12pt"/>
    </style:style>
    <style:style style:name="T337_69" style:family="text">
      <style:text-properties fo:font-size="12pt" style:font-size-asian="12pt" style:font-size-complex="12pt"/>
    </style:style>
    <style:style style:name="T337_70" style:family="text">
      <style:text-properties fo:font-size="12pt" style:font-size-asian="12pt" style:font-size-complex="12pt"/>
    </style:style>
    <style:style style:name="T337_71" style:family="text">
      <style:text-properties fo:font-size="12pt" style:font-size-asian="12pt" style:font-size-complex="12pt"/>
    </style:style>
    <style:style style:name="T337_72" style:family="text">
      <style:text-properties fo:font-size="12pt" style:font-size-asian="12pt" style:font-size-complex="12pt"/>
    </style:style>
    <style:style style:name="T337_73" style:family="text">
      <style:text-properties fo:font-size="12pt" style:font-size-asian="12pt" style:font-size-complex="12pt"/>
    </style:style>
    <style:style style:name="T337_74" style:family="text">
      <style:text-properties fo:font-size="12pt" style:font-size-asian="12pt" style:font-size-complex="12pt"/>
    </style:style>
    <style:style style:name="T337_75" style:family="text">
      <style:text-properties fo:font-size="12pt" style:font-size-asian="12pt" style:font-size-complex="12pt"/>
    </style:style>
    <style:style style:name="T337_76" style:family="text">
      <style:text-properties fo:font-size="12pt" style:font-size-asian="12pt" style:font-size-complex="12pt"/>
    </style:style>
    <style:style style:name="T337_77" style:family="text">
      <style:text-properties fo:font-size="12pt" style:font-size-asian="12pt" style:font-size-complex="12pt"/>
    </style:style>
    <style:style style:name="T337_78" style:family="text">
      <style:text-properties fo:font-size="12pt" style:font-size-asian="12pt" style:font-size-complex="12pt"/>
    </style:style>
    <style:style style:name="T337_79" style:family="text">
      <style:text-properties fo:font-size="12pt" style:font-size-asian="12pt" style:font-size-complex="12pt"/>
    </style:style>
    <style:style style:name="T337_80" style:family="text">
      <style:text-properties fo:font-size="12pt" style:font-size-asian="12pt" style:font-size-complex="12pt"/>
    </style:style>
    <style:style style:name="T337_81" style:family="text">
      <style:text-properties fo:font-size="12pt" style:font-size-asian="12pt" style:font-size-complex="12pt"/>
    </style:style>
    <style:style style:name="T337_82" style:family="text">
      <style:text-properties fo:font-size="12pt" style:font-size-asian="12pt" style:font-size-complex="12pt"/>
    </style:style>
    <style:style style:name="T337_83" style:family="text">
      <style:text-properties fo:font-size="12pt" style:font-size-asian="12pt" style:font-size-complex="12pt"/>
    </style:style>
    <style:style style:name="T337_84" style:family="text">
      <style:text-properties fo:font-size="12pt" style:font-size-asian="12pt" style:font-size-complex="12pt"/>
    </style:style>
    <style:style style:name="T337_85" style:family="text">
      <style:text-properties fo:font-size="12pt" style:font-size-asian="12pt" style:font-size-complex="12pt"/>
    </style:style>
    <style:style style:name="T337_86" style:family="text">
      <style:text-properties fo:font-size="12pt" style:font-size-asian="12pt" style:font-size-complex="12pt"/>
    </style:style>
    <style:style style:name="T337_87" style:family="text">
      <style:text-properties fo:font-size="12pt" style:font-size-asian="12pt" style:font-size-complex="12pt"/>
    </style:style>
    <style:style style:name="T337_88" style:family="text">
      <style:text-properties fo:font-size="12pt" style:font-size-asian="12pt" style:font-size-complex="12pt"/>
    </style:style>
    <style:style style:name="T337_89" style:family="text">
      <style:text-properties fo:font-size="12pt" style:font-size-asian="12pt" style:font-size-complex="12pt"/>
    </style:style>
    <style:style style:name="T337_90" style:family="text">
      <style:text-properties fo:font-size="12pt" style:font-size-asian="12pt" style:font-size-complex="12pt"/>
    </style:style>
    <style:style style:name="T337_91" style:family="text">
      <style:text-properties fo:font-size="12pt" style:font-size-asian="12pt" style:font-size-complex="12pt"/>
    </style:style>
    <style:style style:name="T337_92" style:family="text">
      <style:text-properties fo:font-size="12pt" style:font-size-asian="12pt" style:font-size-complex="12pt"/>
    </style:style>
    <style:style style:name="T337_93" style:family="text">
      <style:text-properties fo:font-size="12pt" style:font-size-asian="12pt" style:font-size-complex="12pt"/>
    </style:style>
    <style:style style:name="T337_94" style:family="text">
      <style:text-properties fo:font-size="12pt" style:font-size-asian="12pt" style:font-size-complex="12pt"/>
    </style:style>
    <style:style style:name="T337_95" style:family="text">
      <style:text-properties fo:font-size="12pt" style:font-size-asian="12pt" style:font-size-complex="12pt"/>
    </style:style>
    <style:style style:name="T337_96" style:family="text">
      <style:text-properties fo:font-size="12pt" style:font-size-asian="12pt" style:font-size-complex="12pt"/>
    </style:style>
    <style:style style:name="T337_97" style:family="text">
      <style:text-properties fo:font-size="12pt" style:font-size-asian="12pt" style:font-size-complex="12pt"/>
    </style:style>
    <style:style style:name="P33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39" style:family="paragraph" style:parent-style-name="Standard">
      <style:paragraph-properties fo:text-align="justify" fo:break-before="auto" fo:line-height="115%" style:writing-mode="lr-tb"/>
    </style:style>
    <style:style style:name="T339_1" style:family="text">
      <style:text-properties fo:font-size="12pt" style:font-size-asian="12pt" style:font-size-complex="12pt"/>
    </style:style>
    <style:style style:name="T339_2" style:family="text">
      <style:text-properties fo:font-size="12pt" style:font-size-asian="12pt" style:font-size-complex="12pt"/>
    </style:style>
    <style:style style:name="T339_3" style:family="text">
      <style:text-properties fo:font-size="12pt" style:font-size-asian="12pt" style:font-size-complex="12pt"/>
    </style:style>
    <style:style style:name="T339_4" style:family="text">
      <style:text-properties fo:font-size="12pt" style:font-size-asian="12pt" style:font-size-complex="12pt"/>
    </style:style>
    <style:style style:name="T339_5" style:family="text">
      <style:text-properties fo:font-size="12pt" style:font-size-asian="12pt" style:font-size-complex="12pt"/>
    </style:style>
    <style:style style:name="T339_6" style:family="text">
      <style:text-properties fo:font-size="12pt" style:font-size-asian="12pt" style:font-size-complex="12pt"/>
    </style:style>
    <style:style style:name="T339_7" style:family="text">
      <style:text-properties fo:font-size="12pt" style:font-size-asian="12pt" style:font-size-complex="12pt"/>
    </style:style>
    <style:style style:name="T339_8" style:family="text">
      <style:text-properties fo:font-size="12pt" style:font-size-asian="12pt" style:font-size-complex="12pt"/>
    </style:style>
    <style:style style:name="T339_9" style:family="text">
      <style:text-properties fo:font-size="12pt" style:font-size-asian="12pt" style:font-size-complex="12pt"/>
    </style:style>
    <style:style style:name="T339_10" style:family="text">
      <style:text-properties fo:font-size="12pt" style:font-size-asian="12pt" style:font-size-complex="12pt"/>
    </style:style>
    <style:style style:name="T339_11" style:family="text">
      <style:text-properties fo:font-size="12pt" style:font-size-asian="12pt" style:font-size-complex="12pt"/>
    </style:style>
    <style:style style:name="T339_12" style:family="text">
      <style:text-properties fo:font-size="12pt" style:font-size-asian="12pt" style:font-size-complex="12pt"/>
    </style:style>
    <style:style style:name="T339_13" style:family="text">
      <style:text-properties fo:font-size="12pt" style:font-size-asian="12pt" style:font-size-complex="12pt"/>
    </style:style>
    <style:style style:name="T339_14" style:family="text">
      <style:text-properties fo:font-size="12pt" style:font-size-asian="12pt" style:font-size-complex="12pt"/>
    </style:style>
    <style:style style:name="T339_15" style:family="text">
      <style:text-properties fo:font-size="12pt" style:font-size-asian="12pt" style:font-size-complex="12pt"/>
    </style:style>
    <style:style style:name="T339_16" style:family="text">
      <style:text-properties fo:font-size="12pt" style:font-size-asian="12pt" style:font-size-complex="12pt"/>
    </style:style>
    <style:style style:name="T339_17" style:family="text">
      <style:text-properties fo:font-size="12pt" style:font-size-asian="12pt" style:font-size-complex="12pt"/>
    </style:style>
    <style:style style:name="P34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41" style:family="paragraph" style:parent-style-name="Standard">
      <style:paragraph-properties fo:text-align="justify" fo:break-before="auto" fo:line-height="115%" style:writing-mode="lr-tb"/>
    </style:style>
    <style:style style:name="T341_1" style:family="text">
      <style:text-properties fo:font-size="12pt" style:font-size-asian="12pt" style:font-size-complex="12pt"/>
    </style:style>
    <style:style style:name="T341_2" style:family="text">
      <style:text-properties fo:font-size="12pt" style:font-size-asian="12pt" style:font-size-complex="12pt"/>
    </style:style>
    <style:style style:name="T341_3" style:family="text">
      <style:text-properties fo:font-size="12pt" style:font-size-asian="12pt" style:font-size-complex="12pt"/>
    </style:style>
    <style:style style:name="T341_4" style:family="text">
      <style:text-properties fo:font-size="12pt" style:font-size-asian="12pt" style:font-size-complex="12pt"/>
    </style:style>
    <style:style style:name="T341_5" style:family="text">
      <style:text-properties fo:font-size="12pt" style:font-size-asian="12pt" style:font-size-complex="12pt"/>
    </style:style>
    <style:style style:name="T341_6" style:family="text">
      <style:text-properties fo:font-size="12pt" style:font-size-asian="12pt" style:font-size-complex="12pt"/>
    </style:style>
    <style:style style:name="T341_7" style:family="text">
      <style:text-properties fo:font-size="12pt" style:font-size-asian="12pt" style:font-size-complex="12pt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>
      <style:text-properties fo:font-size="12pt" style:font-size-asian="12pt" style:font-size-complex="12pt"/>
    </style:style>
    <style:style style:name="T342_2" style:family="text">
      <style:text-properties fo:font-size="12pt" style:font-size-asian="12pt" style:font-size-complex="12pt"/>
    </style:style>
    <style:style style:name="T342_3" style:family="text">
      <style:text-properties fo:font-size="12pt" style:font-size-asian="12pt" style:font-size-complex="12pt"/>
    </style:style>
    <style:style style:name="T342_4" style:family="text">
      <style:text-properties fo:font-size="12pt" style:font-size-asian="12pt" style:font-size-complex="12pt"/>
    </style:style>
    <style:style style:name="T342_5" style:family="text">
      <style:text-properties fo:font-size="12pt" style:font-size-asian="12pt" style:font-size-complex="12pt"/>
    </style:style>
    <style:style style:name="T342_6" style:family="text">
      <style:text-properties fo:font-size="12pt" style:font-size-asian="12pt" style:font-size-complex="12pt"/>
    </style:style>
    <style:style style:name="T342_7" style:family="text">
      <style:text-properties fo:font-size="12pt" style:font-size-asian="12pt" style:font-size-complex="12pt"/>
    </style:style>
    <style:style style:name="T342_8" style:family="text">
      <style:text-properties fo:font-size="12pt" style:font-size-asian="12pt" style:font-size-complex="12pt"/>
    </style:style>
    <style:style style:name="T342_9" style:family="text">
      <style:text-properties fo:font-size="12pt" style:font-size-asian="12pt" style:font-size-complex="12pt"/>
    </style:style>
    <style:style style:name="T342_10" style:family="text">
      <style:text-properties fo:font-size="12pt" style:font-size-asian="12pt" style:font-size-complex="12pt"/>
    </style:style>
    <style:style style:name="T342_11" style:family="text">
      <style:text-properties fo:font-size="12pt" style:font-size-asian="12pt" style:font-size-complex="12pt"/>
    </style:style>
    <style:style style:name="T342_12" style:family="text">
      <style:text-properties fo:font-size="12pt" style:font-size-asian="12pt" style:font-size-complex="12pt"/>
    </style:style>
    <style:style style:name="T342_13" style:family="text">
      <style:text-properties fo:font-size="12pt" style:font-size-asian="12pt" style:font-size-complex="12pt"/>
    </style:style>
    <style:style style:name="T342_14" style:family="text">
      <style:text-properties fo:font-size="12pt" style:font-size-asian="12pt" style:font-size-complex="12pt"/>
    </style:style>
    <style:style style:name="T342_15" style:family="text">
      <style:text-properties fo:font-size="12pt" style:font-size-asian="12pt" style:font-size-complex="12pt"/>
    </style:style>
    <style:style style:name="T342_16" style:family="text">
      <style:text-properties fo:font-size="12pt" style:font-size-asian="12pt" style:font-size-complex="12pt"/>
    </style:style>
    <style:style style:name="T342_17" style:family="text">
      <style:text-properties fo:font-size="12pt" style:font-size-asian="12pt" style:font-size-complex="12pt"/>
    </style:style>
    <style:style style:name="T342_18" style:family="text">
      <style:text-properties fo:font-size="12pt" style:font-size-asian="12pt" style:font-size-complex="12pt"/>
    </style:style>
    <style:style style:name="T342_19" style:family="text">
      <style:text-properties fo:font-size="12pt" style:font-size-asian="12pt" style:font-size-complex="12pt"/>
    </style:style>
    <style:style style:name="T342_20" style:family="text">
      <style:text-properties fo:font-size="12pt" style:font-size-asian="12pt" style:font-size-complex="12pt"/>
    </style:style>
    <style:style style:name="T342_21" style:family="text">
      <style:text-properties fo:font-size="12pt" style:font-size-asian="12pt" style:font-size-complex="12pt"/>
    </style:style>
    <style:style style:name="T342_22" style:family="text">
      <style:text-properties fo:font-size="12pt" style:font-size-asian="12pt" style:font-size-complex="12pt"/>
    </style:style>
    <style:style style:name="T342_23" style:family="text">
      <style:text-properties fo:font-size="12pt" style:font-size-asian="12pt" style:font-size-complex="12pt"/>
    </style:style>
    <style:style style:name="T342_24" style:family="text">
      <style:text-properties fo:font-size="12pt" style:font-size-asian="12pt" style:font-size-complex="12pt"/>
    </style:style>
    <style:style style:name="T342_25" style:family="text">
      <style:text-properties fo:font-size="12pt" style:font-size-asian="12pt" style:font-size-complex="12pt"/>
    </style:style>
    <style:style style:name="T342_26" style:family="text">
      <style:text-properties fo:font-size="12pt" style:font-size-asian="12pt" style:font-size-complex="12pt"/>
    </style:style>
    <style:style style:name="T342_27" style:family="text">
      <style:text-properties fo:font-size="12pt" style:font-size-asian="12pt" style:font-size-complex="12pt"/>
    </style:style>
    <style:style style:name="T342_28" style:family="text">
      <style:text-properties fo:font-size="12pt" style:font-size-asian="12pt" style:font-size-complex="12pt"/>
    </style:style>
    <style:style style:name="T342_29" style:family="text">
      <style:text-properties fo:font-size="12pt" style:font-size-asian="12pt" style:font-size-complex="12pt"/>
    </style:style>
    <style:style style:name="T342_30" style:family="text">
      <style:text-properties fo:font-size="12pt" style:font-size-asian="12pt" style:font-size-complex="12pt"/>
    </style:style>
    <style:style style:name="T342_31" style:family="text">
      <style:text-properties fo:font-size="12pt" style:font-size-asian="12pt" style:font-size-complex="12pt"/>
    </style:style>
    <style:style style:name="T342_32" style:family="text">
      <style:text-properties fo:font-size="12pt" style:font-size-asian="12pt" style:font-size-complex="12pt"/>
    </style:style>
    <style:style style:name="T342_33" style:family="text">
      <style:text-properties fo:font-size="12pt" style:font-size-asian="12pt" style:font-size-complex="12pt"/>
    </style:style>
    <style:style style:name="T342_34" style:family="text">
      <style:text-properties fo:font-size="12pt" style:font-size-asian="12pt" style:font-size-complex="12pt"/>
    </style:style>
    <style:style style:name="T342_35" style:family="text">
      <style:text-properties fo:font-size="12pt" style:font-size-asian="12pt" style:font-size-complex="12pt"/>
    </style:style>
    <style:style style:name="T342_36" style:family="text">
      <style:text-properties fo:font-size="12pt" style:font-size-asian="12pt" style:font-size-complex="12pt"/>
    </style:style>
    <style:style style:name="T342_37" style:family="text">
      <style:text-properties fo:font-size="12pt" style:font-size-asian="12pt" style:font-size-complex="12pt"/>
    </style:style>
    <style:style style:name="T342_38" style:family="text">
      <style:text-properties fo:font-size="12pt" style:font-size-asian="12pt" style:font-size-complex="12pt"/>
    </style:style>
    <style:style style:name="T342_39" style:family="text">
      <style:text-properties fo:font-size="12pt" style:font-size-asian="12pt" style:font-size-complex="12pt"/>
    </style:style>
    <style:style style:name="T342_40" style:family="text">
      <style:text-properties fo:font-size="12pt" style:font-size-asian="12pt" style:font-size-complex="12pt"/>
    </style:style>
    <style:style style:name="T342_41" style:family="text">
      <style:text-properties fo:font-size="12pt" style:font-size-asian="12pt" style:font-size-complex="12pt"/>
    </style:style>
    <style:style style:name="T342_42" style:family="text">
      <style:text-properties fo:font-size="12pt" style:font-size-asian="12pt" style:font-size-complex="12pt"/>
    </style:style>
    <style:style style:name="T342_43" style:family="text">
      <style:text-properties fo:font-size="12pt" style:font-size-asian="12pt" style:font-size-complex="12pt"/>
    </style:style>
    <style:style style:name="T342_44" style:family="text">
      <style:text-properties fo:font-size="12pt" style:font-size-asian="12pt" style:font-size-complex="12pt"/>
    </style:style>
    <style:style style:name="T342_45" style:family="text">
      <style:text-properties fo:font-size="12pt" style:font-size-asian="12pt" style:font-size-complex="12pt"/>
    </style:style>
    <style:style style:name="T342_46" style:family="text">
      <style:text-properties fo:font-size="12pt" style:font-size-asian="12pt" style:font-size-complex="12pt"/>
    </style:style>
    <style:style style:name="T342_47" style:family="text">
      <style:text-properties fo:font-size="12pt" style:font-size-asian="12pt" style:font-size-complex="12pt"/>
    </style:style>
    <style:style style:name="T342_48" style:family="text">
      <style:text-properties fo:font-size="12pt" style:font-size-asian="12pt" style:font-size-complex="12pt"/>
    </style:style>
    <style:style style:name="T342_49" style:family="text">
      <style:text-properties fo:font-size="12pt" style:font-size-asian="12pt" style:font-size-complex="12pt"/>
    </style:style>
    <style:style style:name="T342_50" style:family="text">
      <style:text-properties fo:font-size="12pt" style:font-size-asian="12pt" style:font-size-complex="12pt"/>
    </style:style>
    <style:style style:name="T342_51" style:family="text">
      <style:text-properties fo:font-size="12pt" style:font-size-asian="12pt" style:font-size-complex="12pt"/>
    </style:style>
    <style:style style:name="T342_52" style:family="text">
      <style:text-properties fo:font-size="12pt" style:font-size-asian="12pt" style:font-size-complex="12pt"/>
    </style:style>
    <style:style style:name="T342_53" style:family="text">
      <style:text-properties fo:font-size="12pt" style:font-size-asian="12pt" style:font-size-complex="12pt"/>
    </style:style>
    <style:style style:name="T342_54" style:family="text">
      <style:text-properties fo:font-size="12pt" style:font-size-asian="12pt" style:font-size-complex="12pt"/>
    </style:style>
    <style:style style:name="T342_55" style:family="text">
      <style:text-properties fo:font-size="12pt" style:font-size-asian="12pt" style:font-size-complex="12pt"/>
    </style:style>
    <style:style style:name="T342_56" style:family="text">
      <style:text-properties fo:font-size="12pt" style:font-size-asian="12pt" style:font-size-complex="12pt"/>
    </style:style>
    <style:style style:name="T342_57" style:family="text">
      <style:text-properties fo:font-size="12pt" style:font-size-asian="12pt" style:font-size-complex="12pt"/>
    </style:style>
    <style:style style:name="T342_58" style:family="text">
      <style:text-properties fo:font-size="12pt" style:font-size-asian="12pt" style:font-size-complex="12pt"/>
    </style:style>
    <style:style style:name="T342_59" style:family="text">
      <style:text-properties fo:font-size="12pt" style:font-size-asian="12pt" style:font-size-complex="12pt"/>
    </style:style>
    <style:style style:name="T342_60" style:family="text">
      <style:text-properties fo:font-size="12pt" style:font-size-asian="12pt" style:font-size-complex="12pt"/>
    </style:style>
    <style:style style:name="T342_61" style:family="text">
      <style:text-properties fo:font-size="12pt" style:font-size-asian="12pt" style:font-size-complex="12pt"/>
    </style:style>
    <style:style style:name="T342_62" style:family="text">
      <style:text-properties fo:font-size="12pt" style:font-size-asian="12pt" style:font-size-complex="12pt"/>
    </style:style>
    <style:style style:name="T342_63" style:family="text">
      <style:text-properties fo:font-size="12pt" style:font-size-asian="12pt" style:font-size-complex="12pt"/>
    </style:style>
    <style:style style:name="T342_64" style:family="text">
      <style:text-properties fo:font-size="12pt" style:font-size-asian="12pt" style:font-size-complex="12pt"/>
    </style:style>
    <style:style style:name="T342_65" style:family="text">
      <style:text-properties fo:font-size="12pt" style:font-size-asian="12pt" style:font-size-complex="12pt"/>
    </style:style>
    <style:style style:name="T342_66" style:family="text">
      <style:text-properties fo:font-size="12pt" style:font-size-asian="12pt" style:font-size-complex="12pt"/>
    </style:style>
    <style:style style:name="T342_67" style:family="text">
      <style:text-properties fo:font-size="12pt" style:font-size-asian="12pt" style:font-size-complex="12pt"/>
    </style:style>
    <style:style style:name="T342_68" style:family="text">
      <style:text-properties fo:font-size="12pt" style:font-size-asian="12pt" style:font-size-complex="12pt"/>
    </style:style>
    <style:style style:name="T342_69" style:family="text">
      <style:text-properties fo:font-size="12pt" style:font-size-asian="12pt" style:font-size-complex="12pt"/>
    </style:style>
    <style:style style:name="T342_70" style:family="text">
      <style:text-properties fo:font-size="12pt" style:font-size-asian="12pt" style:font-size-complex="12pt"/>
    </style:style>
    <style:style style:name="T342_71" style:family="text">
      <style:text-properties fo:font-size="12pt" style:font-size-asian="12pt" style:font-size-complex="12pt"/>
    </style:style>
    <style:style style:name="T342_72" style:family="text">
      <style:text-properties fo:font-size="12pt" style:font-size-asian="12pt" style:font-size-complex="12pt"/>
    </style:style>
    <style:style style:name="T342_73" style:family="text">
      <style:text-properties fo:font-size="12pt" style:font-size-asian="12pt" style:font-size-complex="12pt"/>
    </style:style>
    <style:style style:name="T342_74" style:family="text">
      <style:text-properties fo:font-size="12pt" style:font-size-asian="12pt" style:font-size-complex="12pt"/>
    </style:style>
    <style:style style:name="T342_75" style:family="text">
      <style:text-properties fo:font-size="12pt" style:font-size-asian="12pt" style:font-size-complex="12pt"/>
    </style:style>
    <style:style style:name="T342_76" style:family="text">
      <style:text-properties fo:font-size="12pt" style:font-size-asian="12pt" style:font-size-complex="12pt"/>
    </style:style>
    <style:style style:name="T342_77" style:family="text">
      <style:text-properties fo:font-size="12pt" style:font-size-asian="12pt" style:font-size-complex="12pt"/>
    </style:style>
    <style:style style:name="T342_78" style:family="text">
      <style:text-properties fo:font-size="12pt" style:font-size-asian="12pt" style:font-size-complex="12pt"/>
    </style:style>
    <style:style style:name="T342_79" style:family="text">
      <style:text-properties fo:font-size="12pt" style:font-size-asian="12pt" style:font-size-complex="12pt"/>
    </style:style>
    <style:style style:name="T342_80" style:family="text">
      <style:text-properties fo:font-size="12pt" style:font-size-asian="12pt" style:font-size-complex="12pt"/>
    </style:style>
    <style:style style:name="T342_81" style:family="text">
      <style:text-properties fo:font-size="12pt" style:font-size-asian="12pt" style:font-size-complex="12pt"/>
    </style:style>
    <style:style style:name="T342_82" style:family="text">
      <style:text-properties fo:font-size="12pt" style:font-size-asian="12pt" style:font-size-complex="12pt"/>
    </style:style>
    <style:style style:name="T342_83" style:family="text">
      <style:text-properties fo:font-size="12pt" style:font-size-asian="12pt" style:font-size-complex="12pt"/>
    </style:style>
    <style:style style:name="T342_84" style:family="text">
      <style:text-properties fo:font-size="12pt" style:font-size-asian="12pt" style:font-size-complex="12pt"/>
    </style:style>
    <style:style style:name="T342_85" style:family="text">
      <style:text-properties fo:font-size="12pt" style:font-size-asian="12pt" style:font-size-complex="12pt"/>
    </style:style>
    <style:style style:name="T342_86" style:family="text">
      <style:text-properties fo:font-size="12pt" style:font-size-asian="12pt" style:font-size-complex="12pt"/>
    </style:style>
    <style:style style:name="T342_87" style:family="text">
      <style:text-properties fo:font-size="12pt" style:font-size-asian="12pt" style:font-size-complex="12pt"/>
    </style:style>
    <style:style style:name="T342_88" style:family="text">
      <style:text-properties fo:font-size="12pt" style:font-size-asian="12pt" style:font-size-complex="12pt"/>
    </style:style>
    <style:style style:name="T342_89" style:family="text">
      <style:text-properties fo:font-size="12pt" style:font-size-asian="12pt" style:font-size-complex="12pt"/>
    </style:style>
    <style:style style:name="T342_90" style:family="text">
      <style:text-properties fo:font-size="12pt" style:font-size-asian="12pt" style:font-size-complex="12pt"/>
    </style:style>
    <style:style style:name="T342_91" style:family="text">
      <style:text-properties fo:font-size="12pt" style:font-size-asian="12pt" style:font-size-complex="12pt"/>
    </style:style>
    <style:style style:name="T342_92" style:family="text">
      <style:text-properties fo:font-size="12pt" style:font-size-asian="12pt" style:font-size-complex="12pt"/>
    </style:style>
    <style:style style:name="T342_93" style:family="text">
      <style:text-properties fo:font-size="12pt" style:font-size-asian="12pt" style:font-size-complex="12pt"/>
    </style:style>
    <style:style style:name="T342_94" style:family="text">
      <style:text-properties fo:font-size="12pt" style:font-size-asian="12pt" style:font-size-complex="12pt"/>
    </style:style>
    <style:style style:name="T342_95" style:family="text">
      <style:text-properties fo:font-size="12pt" style:font-size-asian="12pt" style:font-size-complex="12pt"/>
    </style:style>
    <style:style style:name="T342_96" style:family="text">
      <style:text-properties fo:font-size="12pt" style:font-size-asian="12pt" style:font-size-complex="12pt"/>
    </style:style>
    <style:style style:name="T342_97" style:family="text">
      <style:text-properties fo:font-size="12pt" style:font-size-asian="12pt" style:font-size-complex="12pt"/>
    </style:style>
    <style:style style:name="T342_98" style:family="text">
      <style:text-properties fo:font-size="12pt" style:font-size-asian="12pt" style:font-size-complex="12pt"/>
    </style:style>
    <style:style style:name="T342_99" style:family="text">
      <style:text-properties fo:font-size="12pt" style:font-size-asian="12pt" style:font-size-complex="12pt"/>
    </style:style>
    <style:style style:name="T342_100" style:family="text">
      <style:text-properties fo:font-size="12pt" style:font-size-asian="12pt" style:font-size-complex="12pt"/>
    </style:style>
    <style:style style:name="T342_101" style:family="text">
      <style:text-properties fo:font-size="12pt" style:font-size-asian="12pt" style:font-size-complex="12pt"/>
    </style:style>
    <style:style style:name="T342_102" style:family="text">
      <style:text-properties fo:font-size="12pt" style:font-size-asian="12pt" style:font-size-complex="12pt"/>
    </style:style>
    <style:style style:name="T342_103" style:family="text">
      <style:text-properties fo:font-size="12pt" style:font-size-asian="12pt" style:font-size-complex="12pt"/>
    </style:style>
    <style:style style:name="T342_104" style:family="text">
      <style:text-properties fo:font-size="12pt" style:font-size-asian="12pt" style:font-size-complex="12pt"/>
    </style:style>
    <style:style style:name="T342_105" style:family="text">
      <style:text-properties fo:font-size="12pt" style:font-size-asian="12pt" style:font-size-complex="12pt"/>
    </style:style>
    <style:style style:name="T342_106" style:family="text">
      <style:text-properties fo:font-size="12pt" style:font-size-asian="12pt" style:font-size-complex="12pt"/>
    </style:style>
    <style:style style:name="T342_107" style:family="text">
      <style:text-properties fo:font-size="12pt" style:font-size-asian="12pt" style:font-size-complex="12pt"/>
    </style:style>
    <style:style style:name="T342_108" style:family="text">
      <style:text-properties fo:font-size="12pt" style:font-size-asian="12pt" style:font-size-complex="12pt"/>
    </style:style>
    <style:style style:name="T342_109" style:family="text">
      <style:text-properties fo:font-size="12pt" style:font-size-asian="12pt" style:font-size-complex="12pt"/>
    </style:style>
    <style:style style:name="T342_110" style:family="text">
      <style:text-properties fo:font-size="12pt" style:font-size-asian="12pt" style:font-size-complex="12pt"/>
    </style:style>
    <style:style style:name="T342_111" style:family="text">
      <style:text-properties fo:font-size="12pt" style:font-size-asian="12pt" style:font-size-complex="12pt"/>
    </style:style>
    <style:style style:name="T342_112" style:family="text">
      <style:text-properties fo:font-size="12pt" style:font-size-asian="12pt" style:font-size-complex="12pt"/>
    </style:style>
    <style:style style:name="T342_113" style:family="text">
      <style:text-properties fo:font-size="12pt" style:font-size-asian="12pt" style:font-size-complex="12pt"/>
    </style:style>
    <style:style style:name="T342_114" style:family="text">
      <style:text-properties fo:font-size="12pt" style:font-size-asian="12pt" style:font-size-complex="12pt"/>
    </style:style>
    <style:style style:name="T342_115" style:family="text">
      <style:text-properties fo:font-size="12pt" style:font-size-asian="12pt" style:font-size-complex="12pt"/>
    </style:style>
    <style:style style:name="T342_116" style:family="text">
      <style:text-properties fo:font-size="12pt" style:font-size-asian="12pt" style:font-size-complex="12pt"/>
    </style:style>
    <style:style style:name="T342_117" style:family="text">
      <style:text-properties fo:font-size="12pt" style:font-size-asian="12pt" style:font-size-complex="12pt"/>
    </style:style>
    <style:style style:name="T342_118" style:family="text">
      <style:text-properties fo:font-size="12pt" style:font-size-asian="12pt" style:font-size-complex="12pt"/>
    </style:style>
    <style:style style:name="T342_119" style:family="text">
      <style:text-properties fo:font-size="12pt" style:font-size-asian="12pt" style:font-size-complex="12pt"/>
    </style:style>
    <style:style style:name="T342_120" style:family="text">
      <style:text-properties fo:font-size="12pt" style:font-size-asian="12pt" style:font-size-complex="12pt"/>
    </style:style>
    <style:style style:name="T342_121" style:family="text">
      <style:text-properties fo:font-size="12pt" style:font-size-asian="12pt" style:font-size-complex="12pt"/>
    </style:style>
    <style:style style:name="T342_122" style:family="text">
      <style:text-properties fo:font-size="12pt" style:font-size-asian="12pt" style:font-size-complex="12pt"/>
    </style:style>
    <style:style style:name="T342_123" style:family="text">
      <style:text-properties fo:font-size="12pt" style:font-size-asian="12pt" style:font-size-complex="12pt"/>
    </style:style>
    <style:style style:name="T342_124" style:family="text">
      <style:text-properties fo:font-size="12pt" style:font-size-asian="12pt" style:font-size-complex="12pt"/>
    </style:style>
    <style:style style:name="T342_125" style:family="text">
      <style:text-properties fo:font-size="12pt" style:font-size-asian="12pt" style:font-size-complex="12pt"/>
    </style:style>
    <style:style style:name="T342_126" style:family="text">
      <style:text-properties fo:font-size="12pt" style:font-size-asian="12pt" style:font-size-complex="12pt"/>
    </style:style>
    <style:style style:name="T342_127" style:family="text">
      <style:text-properties fo:font-size="12pt" style:font-size-asian="12pt" style:font-size-complex="12pt"/>
    </style:style>
    <style:style style:name="T342_128" style:family="text">
      <style:text-properties fo:font-size="12pt" style:font-size-asian="12pt" style:font-size-complex="12pt"/>
    </style:style>
    <style:style style:name="T342_129" style:family="text">
      <style:text-properties fo:font-size="12pt" style:font-size-asian="12pt" style:font-size-complex="12pt"/>
    </style:style>
    <style:style style:name="T342_130" style:family="text">
      <style:text-properties fo:font-size="12pt" style:font-size-asian="12pt" style:font-size-complex="12pt"/>
    </style:style>
    <style:style style:name="T342_131" style:family="text">
      <style:text-properties fo:font-size="12pt" style:font-size-asian="12pt" style:font-size-complex="12pt"/>
    </style:style>
    <style:style style:name="T342_132" style:family="text">
      <style:text-properties fo:font-size="12pt" style:font-size-asian="12pt" style:font-size-complex="12pt"/>
    </style:style>
    <style:style style:name="T342_133" style:family="text">
      <style:text-properties fo:font-size="12pt" style:font-size-asian="12pt" style:font-size-complex="12pt"/>
    </style:style>
    <style:style style:name="T342_134" style:family="text">
      <style:text-properties fo:font-size="12pt" style:font-size-asian="12pt" style:font-size-complex="12pt"/>
    </style:style>
    <style:style style:name="T342_135" style:family="text">
      <style:text-properties fo:font-size="12pt" style:font-size-asian="12pt" style:font-size-complex="12pt"/>
    </style:style>
    <style:style style:name="T342_136" style:family="text">
      <style:text-properties fo:font-size="12pt" style:font-size-asian="12pt" style:font-size-complex="12pt"/>
    </style:style>
    <style:style style:name="T342_137" style:family="text">
      <style:text-properties fo:font-size="12pt" style:font-size-asian="12pt" style:font-size-complex="12pt"/>
    </style:style>
    <style:style style:name="T342_138" style:family="text">
      <style:text-properties fo:font-size="12pt" style:font-size-asian="12pt" style:font-size-complex="12pt"/>
    </style:style>
    <style:style style:name="T342_139" style:family="text">
      <style:text-properties fo:font-size="12pt" style:font-size-asian="12pt" style:font-size-complex="12pt"/>
    </style:style>
    <style:style style:name="T342_140" style:family="text">
      <style:text-properties fo:font-size="12pt" style:font-size-asian="12pt" style:font-size-complex="12pt"/>
    </style:style>
    <style:style style:name="T342_141" style:family="text">
      <style:text-properties fo:font-size="12pt" style:font-size-asian="12pt" style:font-size-complex="12pt"/>
    </style:style>
    <style:style style:name="T342_142" style:family="text">
      <style:text-properties fo:font-size="12pt" style:font-size-asian="12pt" style:font-size-complex="12pt"/>
    </style:style>
    <style:style style:name="T342_143" style:family="text">
      <style:text-properties fo:font-size="12pt" style:font-size-asian="12pt" style:font-size-complex="12pt"/>
    </style:style>
    <style:style style:name="T342_144" style:family="text">
      <style:text-properties fo:font-size="12pt" style:font-size-asian="12pt" style:font-size-complex="12pt"/>
    </style:style>
    <style:style style:name="T342_145" style:family="text">
      <style:text-properties fo:font-size="12pt" style:font-size-asian="12pt" style:font-size-complex="12pt"/>
    </style:style>
    <style:style style:name="T342_146" style:family="text">
      <style:text-properties fo:font-size="12pt" style:font-size-asian="12pt" style:font-size-complex="12pt"/>
    </style:style>
    <style:style style:name="T342_147" style:family="text">
      <style:text-properties fo:font-size="12pt" style:font-size-asian="12pt" style:font-size-complex="12pt"/>
    </style:style>
    <style:style style:name="T342_148" style:family="text">
      <style:text-properties fo:font-size="12pt" style:font-size-asian="12pt" style:font-size-complex="12pt"/>
    </style:style>
    <style:style style:name="T342_149" style:family="text">
      <style:text-properties fo:font-size="12pt" style:font-size-asian="12pt" style:font-size-complex="12pt"/>
    </style:style>
    <style:style style:name="T342_150" style:family="text">
      <style:text-properties fo:font-size="12pt" style:font-size-asian="12pt" style:font-size-complex="12pt"/>
    </style:style>
    <style:style style:name="T342_151" style:family="text">
      <style:text-properties fo:font-size="12pt" style:font-size-asian="12pt" style:font-size-complex="12pt"/>
    </style:style>
    <style:style style:name="T342_152" style:family="text">
      <style:text-properties fo:font-size="12pt" style:font-size-asian="12pt" style:font-size-complex="12pt"/>
    </style:style>
    <style:style style:name="T342_153" style:family="text">
      <style:text-properties fo:font-size="12pt" style:font-size-asian="12pt" style:font-size-complex="12pt"/>
    </style:style>
    <style:style style:name="T342_154" style:family="text">
      <style:text-properties fo:font-size="12pt" style:font-size-asian="12pt" style:font-size-complex="12pt"/>
    </style:style>
    <style:style style:name="T342_155" style:family="text">
      <style:text-properties fo:font-size="12pt" style:font-size-asian="12pt" style:font-size-complex="12pt"/>
    </style:style>
    <style:style style:name="T342_156" style:family="text">
      <style:text-properties fo:font-size="12pt" style:font-size-asian="12pt" style:font-size-complex="12pt"/>
    </style:style>
    <style:style style:name="T342_157" style:family="text">
      <style:text-properties fo:font-size="12pt" style:font-size-asian="12pt" style:font-size-complex="12pt"/>
    </style:style>
    <style:style style:name="T342_158" style:family="text">
      <style:text-properties fo:font-size="12pt" style:font-size-asian="12pt" style:font-size-complex="12pt"/>
    </style:style>
    <style:style style:name="T342_159" style:family="text">
      <style:text-properties fo:font-size="12pt" style:font-size-asian="12pt" style:font-size-complex="12pt"/>
    </style:style>
    <style:style style:name="T342_160" style:family="text">
      <style:text-properties fo:font-size="12pt" style:font-size-asian="12pt" style:font-size-complex="12pt"/>
    </style:style>
    <style:style style:name="T342_161" style:family="text">
      <style:text-properties fo:font-size="12pt" style:font-size-asian="12pt" style:font-size-complex="12pt"/>
    </style:style>
    <style:style style:name="T342_162" style:family="text">
      <style:text-properties fo:font-size="12pt" style:font-size-asian="12pt" style:font-size-complex="12pt"/>
    </style:style>
    <style:style style:name="T342_163" style:family="text">
      <style:text-properties fo:font-size="12pt" style:font-size-asian="12pt" style:font-size-complex="12pt"/>
    </style:style>
    <style:style style:name="T342_164" style:family="text">
      <style:text-properties fo:font-size="12pt" style:font-size-asian="12pt" style:font-size-complex="12pt"/>
    </style:style>
    <style:style style:name="T342_165" style:family="text">
      <style:text-properties fo:font-size="12pt" style:font-size-asian="12pt" style:font-size-complex="12pt"/>
    </style:style>
    <style:style style:name="T342_166" style:family="text">
      <style:text-properties fo:font-size="12pt" style:font-size-asian="12pt" style:font-size-complex="12pt"/>
    </style:style>
    <style:style style:name="T342_167" style:family="text">
      <style:text-properties fo:font-size="12pt" style:font-size-asian="12pt" style:font-size-complex="12pt"/>
    </style:style>
    <style:style style:name="T342_168" style:family="text">
      <style:text-properties fo:font-size="12pt" style:font-size-asian="12pt" style:font-size-complex="12pt"/>
    </style:style>
    <style:style style:name="T342_169" style:family="text">
      <style:text-properties fo:font-size="12pt" style:font-size-asian="12pt" style:font-size-complex="12pt"/>
    </style:style>
    <style:style style:name="T342_170" style:family="text">
      <style:text-properties fo:font-size="12pt" style:font-size-asian="12pt" style:font-size-complex="12pt"/>
    </style:style>
    <style:style style:name="T342_171" style:family="text">
      <style:text-properties fo:font-size="12pt" style:font-size-asian="12pt" style:font-size-complex="12pt"/>
    </style:style>
    <style:style style:name="T342_172" style:family="text">
      <style:text-properties fo:font-size="12pt" style:font-size-asian="12pt" style:font-size-complex="12pt"/>
    </style:style>
    <style:style style:name="T342_173" style:family="text">
      <style:text-properties fo:font-size="12pt" style:font-size-asian="12pt" style:font-size-complex="12pt"/>
    </style:style>
    <style:style style:name="T342_174" style:family="text">
      <style:text-properties fo:font-size="12pt" style:font-size-asian="12pt" style:font-size-complex="12pt"/>
    </style:style>
    <style:style style:name="T342_175" style:family="text">
      <style:text-properties fo:font-size="12pt" style:font-size-asian="12pt" style:font-size-complex="12pt"/>
    </style:style>
    <style:style style:name="T342_176" style:family="text">
      <style:text-properties fo:font-size="12pt" style:font-size-asian="12pt" style:font-size-complex="12pt"/>
    </style:style>
    <style:style style:name="T342_177" style:family="text">
      <style:text-properties fo:font-size="12pt" style:font-size-asian="12pt" style:font-size-complex="12pt"/>
    </style:style>
    <style:style style:name="T342_178" style:family="text">
      <style:text-properties fo:font-size="12pt" style:font-size-asian="12pt" style:font-size-complex="12pt"/>
    </style:style>
    <style:style style:name="T342_179" style:family="text">
      <style:text-properties fo:font-size="12pt" style:font-size-asian="12pt" style:font-size-complex="12pt"/>
    </style:style>
    <style:style style:name="T342_180" style:family="text">
      <style:text-properties fo:font-size="12pt" style:font-size-asian="12pt" style:font-size-complex="12pt"/>
    </style:style>
    <style:style style:name="T342_181" style:family="text">
      <style:text-properties fo:font-size="12pt" style:font-size-asian="12pt" style:font-size-complex="12pt"/>
    </style:style>
    <style:style style:name="T342_182" style:family="text">
      <style:text-properties fo:font-size="12pt" style:font-size-asian="12pt" style:font-size-complex="12pt"/>
    </style:style>
    <style:style style:name="T342_183" style:family="text">
      <style:text-properties fo:font-size="12pt" style:font-size-asian="12pt" style:font-size-complex="12pt"/>
    </style:style>
    <style:style style:name="T342_184" style:family="text">
      <style:text-properties fo:font-size="12pt" style:font-size-asian="12pt" style:font-size-complex="12pt"/>
    </style:style>
    <style:style style:name="T342_185" style:family="text">
      <style:text-properties fo:font-size="12pt" style:font-size-asian="12pt" style:font-size-complex="12pt"/>
    </style:style>
    <style:style style:name="T342_186" style:family="text">
      <style:text-properties fo:font-size="12pt" style:font-size-asian="12pt" style:font-size-complex="12pt"/>
    </style:style>
    <style:style style:name="T342_187" style:family="text">
      <style:text-properties fo:font-size="12pt" style:font-size-asian="12pt" style:font-size-complex="12pt"/>
    </style:style>
    <style:style style:name="T342_188" style:family="text">
      <style:text-properties fo:font-size="12pt" style:font-size-asian="12pt" style:font-size-complex="12pt"/>
    </style:style>
    <style:style style:name="T342_189" style:family="text">
      <style:text-properties fo:font-size="12pt" style:font-size-asian="12pt" style:font-size-complex="12pt"/>
    </style:style>
    <style:style style:name="P34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44" style:family="paragraph" style:parent-style-name="Standard">
      <style:paragraph-properties fo:text-align="justify" fo:break-before="auto" fo:line-height="115%" style:writing-mode="lr-tb"/>
    </style:style>
    <style:style style:name="T344_1" style:family="text">
      <style:text-properties fo:font-size="12pt" style:font-size-asian="12pt" style:font-size-complex="12pt"/>
    </style:style>
    <style:style style:name="T344_2" style:family="text">
      <style:text-properties fo:font-size="12pt" style:font-size-asian="12pt" style:font-size-complex="12pt"/>
    </style:style>
    <style:style style:name="T344_3" style:family="text">
      <style:text-properties fo:font-size="12pt" style:font-size-asian="12pt" style:font-size-complex="12pt"/>
    </style:style>
    <style:style style:name="T344_4" style:family="text">
      <style:text-properties fo:font-size="12pt" style:font-size-asian="12pt" style:font-size-complex="12pt"/>
    </style:style>
    <style:style style:name="T344_5" style:family="text">
      <style:text-properties fo:font-size="12pt" style:font-size-asian="12pt" style:font-size-complex="12pt"/>
    </style:style>
    <style:style style:name="T344_6" style:family="text">
      <style:text-properties fo:font-size="12pt" style:font-size-asian="12pt" style:font-size-complex="12pt"/>
    </style:style>
    <style:style style:name="T344_7" style:family="text">
      <style:text-properties fo:font-size="12pt" style:font-size-asian="12pt" style:font-size-complex="12pt"/>
    </style:style>
    <style:style style:name="T344_8" style:family="text">
      <style:text-properties fo:font-size="12pt" style:font-size-asian="12pt" style:font-size-complex="12pt"/>
    </style:style>
    <style:style style:name="T344_9" style:family="text">
      <style:text-properties fo:font-size="12pt" style:font-size-asian="12pt" style:font-size-complex="12pt"/>
    </style:style>
    <style:style style:name="T344_10" style:family="text">
      <style:text-properties fo:font-size="12pt" style:font-size-asian="12pt" style:font-size-complex="12pt"/>
    </style:style>
    <style:style style:name="T344_11" style:family="text">
      <style:text-properties fo:font-size="12pt" style:font-size-asian="12pt" style:font-size-complex="12pt"/>
    </style:style>
    <style:style style:name="T344_12" style:family="text">
      <style:text-properties fo:font-size="12pt" style:font-size-asian="12pt" style:font-size-complex="12pt"/>
    </style:style>
    <style:style style:name="T344_13" style:family="text">
      <style:text-properties fo:font-size="12pt" style:font-size-asian="12pt" style:font-size-complex="12pt"/>
    </style:style>
    <style:style style:name="P345" style:family="paragraph" style:parent-style-name="Standard">
      <style:paragraph-properties fo:text-align="justify" fo:break-before="auto" fo:line-height="115%" style:writing-mode="lr-tb"/>
    </style:style>
    <style:style style:name="T345_1" style:family="text">
      <style:text-properties fo:font-size="12pt" style:font-size-asian="12pt" style:font-size-complex="12pt"/>
    </style:style>
    <style:style style:name="T345_2" style:family="text">
      <style:text-properties fo:font-size="12pt" style:font-size-asian="12pt" style:font-size-complex="12pt"/>
    </style:style>
    <style:style style:name="T345_3" style:family="text">
      <style:text-properties fo:font-size="12pt" style:font-size-asian="12pt" style:font-size-complex="12pt"/>
    </style:style>
    <style:style style:name="T345_4" style:family="text">
      <style:text-properties fo:font-size="12pt" style:font-size-asian="12pt" style:font-size-complex="12pt"/>
    </style:style>
    <style:style style:name="T345_5" style:family="text">
      <style:text-properties fo:font-size="12pt" style:font-size-asian="12pt" style:font-size-complex="12pt"/>
    </style:style>
    <style:style style:name="T345_6" style:family="text">
      <style:text-properties fo:font-size="12pt" style:font-size-asian="12pt" style:font-size-complex="12pt"/>
    </style:style>
    <style:style style:name="T345_7" style:family="text">
      <style:text-properties fo:font-size="12pt" style:font-size-asian="12pt" style:font-size-complex="12pt"/>
    </style:style>
    <style:style style:name="T345_8" style:family="text">
      <style:text-properties fo:font-size="12pt" style:font-size-asian="12pt" style:font-size-complex="12pt"/>
    </style:style>
    <style:style style:name="T345_9" style:family="text">
      <style:text-properties fo:font-size="12pt" style:font-size-asian="12pt" style:font-size-complex="12pt"/>
    </style:style>
    <style:style style:name="T345_10" style:family="text">
      <style:text-properties fo:font-size="12pt" style:font-size-asian="12pt" style:font-size-complex="12pt"/>
    </style:style>
    <style:style style:name="T345_11" style:family="text">
      <style:text-properties fo:font-size="12pt" style:font-size-asian="12pt" style:font-size-complex="12pt"/>
    </style:style>
    <style:style style:name="T345_12" style:family="text">
      <style:text-properties fo:font-size="12pt" style:font-size-asian="12pt" style:font-size-complex="12pt"/>
    </style:style>
    <style:style style:name="T345_13" style:family="text">
      <style:text-properties fo:font-size="12pt" style:font-size-asian="12pt" style:font-size-complex="12pt"/>
    </style:style>
    <style:style style:name="T345_14" style:family="text">
      <style:text-properties fo:font-size="12pt" style:font-size-asian="12pt" style:font-size-complex="12pt"/>
    </style:style>
    <style:style style:name="T345_15" style:family="text">
      <style:text-properties fo:font-size="12pt" style:font-size-asian="12pt" style:font-size-complex="12pt"/>
    </style:style>
    <style:style style:name="T345_16" style:family="text">
      <style:text-properties fo:font-size="12pt" style:font-size-asian="12pt" style:font-size-complex="12pt"/>
    </style:style>
    <style:style style:name="T345_17" style:family="text">
      <style:text-properties fo:font-size="12pt" style:font-size-asian="12pt" style:font-size-complex="12pt"/>
    </style:style>
    <style:style style:name="T345_18" style:family="text">
      <style:text-properties fo:font-size="12pt" style:font-size-asian="12pt" style:font-size-complex="12pt"/>
    </style:style>
    <style:style style:name="T345_19" style:family="text">
      <style:text-properties fo:font-size="12pt" style:font-size-asian="12pt" style:font-size-complex="12pt"/>
    </style:style>
    <style:style style:name="T345_20" style:family="text">
      <style:text-properties fo:font-size="12pt" style:font-size-asian="12pt" style:font-size-complex="12pt"/>
    </style:style>
    <style:style style:name="T345_21" style:family="text">
      <style:text-properties fo:font-size="12pt" style:font-size-asian="12pt" style:font-size-complex="12pt"/>
    </style:style>
    <style:style style:name="T345_22" style:family="text">
      <style:text-properties fo:font-size="12pt" style:font-size-asian="12pt" style:font-size-complex="12pt"/>
    </style:style>
    <style:style style:name="T345_23" style:family="text">
      <style:text-properties fo:font-size="12pt" style:font-size-asian="12pt" style:font-size-complex="12pt"/>
    </style:style>
    <style:style style:name="T345_24" style:family="text">
      <style:text-properties fo:font-size="12pt" style:font-size-asian="12pt" style:font-size-complex="12pt"/>
    </style:style>
    <style:style style:name="T345_25" style:family="text">
      <style:text-properties fo:font-size="12pt" style:font-size-asian="12pt" style:font-size-complex="12pt"/>
    </style:style>
    <style:style style:name="T345_26" style:family="text">
      <style:text-properties fo:font-size="12pt" style:font-size-asian="12pt" style:font-size-complex="12pt"/>
    </style:style>
    <style:style style:name="T345_27" style:family="text">
      <style:text-properties fo:font-size="12pt" style:font-size-asian="12pt" style:font-size-complex="12pt"/>
    </style:style>
    <style:style style:name="T345_28" style:family="text">
      <style:text-properties fo:font-size="12pt" style:font-size-asian="12pt" style:font-size-complex="12pt"/>
    </style:style>
    <style:style style:name="T345_29" style:family="text">
      <style:text-properties fo:font-size="12pt" style:font-size-asian="12pt" style:font-size-complex="12pt"/>
    </style:style>
    <style:style style:name="T345_30" style:family="text">
      <style:text-properties fo:font-size="12pt" style:font-size-asian="12pt" style:font-size-complex="12pt"/>
    </style:style>
    <style:style style:name="T345_31" style:family="text">
      <style:text-properties fo:font-size="12pt" style:font-size-asian="12pt" style:font-size-complex="12pt"/>
    </style:style>
    <style:style style:name="T345_32" style:family="text">
      <style:text-properties fo:font-size="12pt" style:font-size-asian="12pt" style:font-size-complex="12pt"/>
    </style:style>
    <style:style style:name="T345_33" style:family="text">
      <style:text-properties fo:font-size="12pt" style:font-size-asian="12pt" style:font-size-complex="12pt"/>
    </style:style>
    <style:style style:name="T345_34" style:family="text">
      <style:text-properties fo:font-size="12pt" style:font-size-asian="12pt" style:font-size-complex="12pt"/>
    </style:style>
    <style:style style:name="T345_35" style:family="text">
      <style:text-properties fo:font-size="12pt" style:font-size-asian="12pt" style:font-size-complex="12pt"/>
    </style:style>
    <style:style style:name="T345_36" style:family="text">
      <style:text-properties fo:font-size="12pt" style:font-size-asian="12pt" style:font-size-complex="12pt"/>
    </style:style>
    <style:style style:name="T345_37" style:family="text">
      <style:text-properties fo:font-size="12pt" style:font-size-asian="12pt" style:font-size-complex="12pt"/>
    </style:style>
    <style:style style:name="T345_38" style:family="text">
      <style:text-properties fo:font-size="12pt" style:font-size-asian="12pt" style:font-size-complex="12pt"/>
    </style:style>
    <style:style style:name="T345_39" style:family="text">
      <style:text-properties fo:font-size="12pt" style:font-size-asian="12pt" style:font-size-complex="12pt"/>
    </style:style>
    <style:style style:name="T345_40" style:family="text">
      <style:text-properties fo:font-size="12pt" style:font-size-asian="12pt" style:font-size-complex="12pt"/>
    </style:style>
    <style:style style:name="T345_41" style:family="text">
      <style:text-properties fo:font-size="12pt" style:font-size-asian="12pt" style:font-size-complex="12pt"/>
    </style:style>
    <style:style style:name="T345_42" style:family="text">
      <style:text-properties fo:font-size="12pt" style:font-size-asian="12pt" style:font-size-complex="12pt"/>
    </style:style>
    <style:style style:name="T345_43" style:family="text">
      <style:text-properties fo:font-size="12pt" style:font-size-asian="12pt" style:font-size-complex="12pt"/>
    </style:style>
    <style:style style:name="T345_44" style:family="text">
      <style:text-properties fo:font-size="12pt" style:font-size-asian="12pt" style:font-size-complex="12pt"/>
    </style:style>
    <style:style style:name="T345_45" style:family="text">
      <style:text-properties fo:font-size="12pt" style:font-size-asian="12pt" style:font-size-complex="12pt"/>
    </style:style>
    <style:style style:name="T345_46" style:family="text">
      <style:text-properties fo:font-size="12pt" style:font-size-asian="12pt" style:font-size-complex="12pt"/>
    </style:style>
    <style:style style:name="T345_47" style:family="text">
      <style:text-properties fo:font-size="12pt" style:font-size-asian="12pt" style:font-size-complex="12pt"/>
    </style:style>
    <style:style style:name="T345_48" style:family="text">
      <style:text-properties fo:font-size="12pt" style:font-size-asian="12pt" style:font-size-complex="12pt"/>
    </style:style>
    <style:style style:name="T345_49" style:family="text">
      <style:text-properties fo:font-size="12pt" style:font-size-asian="12pt" style:font-size-complex="12pt"/>
    </style:style>
    <style:style style:name="T345_50" style:family="text">
      <style:text-properties fo:font-size="12pt" style:font-size-asian="12pt" style:font-size-complex="12pt"/>
    </style:style>
    <style:style style:name="T345_51" style:family="text">
      <style:text-properties fo:font-size="12pt" style:font-size-asian="12pt" style:font-size-complex="12pt"/>
    </style:style>
    <style:style style:name="T345_52" style:family="text">
      <style:text-properties fo:font-size="12pt" style:font-size-asian="12pt" style:font-size-complex="12pt"/>
    </style:style>
    <style:style style:name="T345_53" style:family="text">
      <style:text-properties fo:font-size="12pt" style:font-size-asian="12pt" style:font-size-complex="12pt"/>
    </style:style>
    <style:style style:name="T345_54" style:family="text">
      <style:text-properties fo:font-size="12pt" style:font-size-asian="12pt" style:font-size-complex="12pt"/>
    </style:style>
    <style:style style:name="T345_55" style:family="text">
      <style:text-properties fo:font-size="12pt" style:font-size-asian="12pt" style:font-size-complex="12pt"/>
    </style:style>
    <style:style style:name="T345_56" style:family="text">
      <style:text-properties fo:font-size="12pt" style:font-size-asian="12pt" style:font-size-complex="12pt"/>
    </style:style>
    <style:style style:name="T345_57" style:family="text">
      <style:text-properties fo:font-size="12pt" style:font-size-asian="12pt" style:font-size-complex="12pt"/>
    </style:style>
    <style:style style:name="T345_58" style:family="text">
      <style:text-properties fo:font-size="12pt" style:font-size-asian="12pt" style:font-size-complex="12pt"/>
    </style:style>
    <style:style style:name="T345_59" style:family="text">
      <style:text-properties fo:font-size="12pt" style:font-size-asian="12pt" style:font-size-complex="12pt"/>
    </style:style>
    <style:style style:name="T345_60" style:family="text">
      <style:text-properties fo:font-size="12pt" style:font-size-asian="12pt" style:font-size-complex="12pt"/>
    </style:style>
    <style:style style:name="T345_61" style:family="text">
      <style:text-properties fo:font-size="12pt" style:font-size-asian="12pt" style:font-size-complex="12pt"/>
    </style:style>
    <style:style style:name="P34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47" style:family="paragraph" style:parent-style-name="Standard">
      <style:paragraph-properties fo:text-align="justify" fo:break-before="auto" fo:line-height="115%" style:writing-mode="lr-tb"/>
    </style:style>
    <style:style style:name="T347_1" style:family="text">
      <style:text-properties fo:font-size="12pt" style:font-size-asian="12pt" style:font-size-complex="12pt"/>
    </style:style>
    <style:style style:name="T347_2" style:family="text">
      <style:text-properties fo:font-size="12pt" style:font-size-asian="12pt" style:font-size-complex="12pt"/>
    </style:style>
    <style:style style:name="T347_3" style:family="text">
      <style:text-properties fo:font-size="12pt" style:font-size-asian="12pt" style:font-size-complex="12pt"/>
    </style:style>
    <style:style style:name="T347_4" style:family="text">
      <style:text-properties fo:font-size="12pt" style:font-size-asian="12pt" style:font-size-complex="12pt"/>
    </style:style>
    <style:style style:name="T347_5" style:family="text">
      <style:text-properties fo:font-size="12pt" style:font-size-asian="12pt" style:font-size-complex="12pt"/>
    </style:style>
    <style:style style:name="T347_6" style:family="text">
      <style:text-properties fo:font-size="12pt" style:font-size-asian="12pt" style:font-size-complex="12pt"/>
    </style:style>
    <style:style style:name="T347_7" style:family="text">
      <style:text-properties fo:font-size="12pt" style:font-size-asian="12pt" style:font-size-complex="12pt"/>
    </style:style>
    <style:style style:name="T347_8" style:family="text">
      <style:text-properties fo:font-size="12pt" style:font-size-asian="12pt" style:font-size-complex="12pt"/>
    </style:style>
    <style:style style:name="T347_9" style:family="text">
      <style:text-properties fo:font-size="12pt" style:font-size-asian="12pt" style:font-size-complex="12pt"/>
    </style:style>
    <style:style style:name="P348" style:family="paragraph" style:parent-style-name="Standard">
      <style:paragraph-properties fo:text-align="justify" fo:break-before="auto" fo:line-height="115%" style:writing-mode="lr-tb"/>
    </style:style>
    <style:style style:name="T348_1" style:family="text">
      <style:text-properties fo:font-size="12pt" style:font-size-asian="12pt" style:font-size-complex="12pt"/>
    </style:style>
    <style:style style:name="T348_2" style:family="text">
      <style:text-properties fo:font-size="12pt" style:font-size-asian="12pt" style:font-size-complex="12pt"/>
    </style:style>
    <style:style style:name="T348_3" style:family="text">
      <style:text-properties fo:font-size="12pt" style:font-size-asian="12pt" style:font-size-complex="12pt"/>
    </style:style>
    <style:style style:name="T348_4" style:family="text">
      <style:text-properties fo:font-size="12pt" style:font-size-asian="12pt" style:font-size-complex="12pt"/>
    </style:style>
    <style:style style:name="T348_5" style:family="text">
      <style:text-properties fo:font-size="12pt" style:font-size-asian="12pt" style:font-size-complex="12pt"/>
    </style:style>
    <style:style style:name="T348_6" style:family="text">
      <style:text-properties fo:font-size="12pt" style:font-size-asian="12pt" style:font-size-complex="12pt"/>
    </style:style>
    <style:style style:name="T348_7" style:family="text">
      <style:text-properties fo:font-size="12pt" style:font-size-asian="12pt" style:font-size-complex="12pt"/>
    </style:style>
    <style:style style:name="T348_8" style:family="text">
      <style:text-properties fo:font-size="12pt" style:font-size-asian="12pt" style:font-size-complex="12pt"/>
    </style:style>
    <style:style style:name="T348_9" style:family="text">
      <style:text-properties fo:font-size="12pt" style:font-size-asian="12pt" style:font-size-complex="12pt"/>
    </style:style>
    <style:style style:name="T348_10" style:family="text">
      <style:text-properties fo:font-size="12pt" style:font-size-asian="12pt" style:font-size-complex="12pt"/>
    </style:style>
    <style:style style:name="T348_11" style:family="text">
      <style:text-properties fo:font-size="12pt" style:font-size-asian="12pt" style:font-size-complex="12pt"/>
    </style:style>
    <style:style style:name="T348_12" style:family="text">
      <style:text-properties fo:font-size="12pt" style:font-size-asian="12pt" style:font-size-complex="12pt"/>
    </style:style>
    <style:style style:name="T348_13" style:family="text">
      <style:text-properties fo:font-size="12pt" style:font-size-asian="12pt" style:font-size-complex="12pt"/>
    </style:style>
    <style:style style:name="T348_14" style:family="text">
      <style:text-properties fo:font-size="12pt" style:font-size-asian="12pt" style:font-size-complex="12pt"/>
    </style:style>
    <style:style style:name="T348_15" style:family="text">
      <style:text-properties fo:font-size="12pt" style:font-size-asian="12pt" style:font-size-complex="12pt"/>
    </style:style>
    <style:style style:name="T348_16" style:family="text">
      <style:text-properties fo:font-size="12pt" style:font-size-asian="12pt" style:font-size-complex="12pt"/>
    </style:style>
    <style:style style:name="T348_17" style:family="text">
      <style:text-properties fo:font-size="12pt" style:font-size-asian="12pt" style:font-size-complex="12pt"/>
    </style:style>
    <style:style style:name="T348_18" style:family="text">
      <style:text-properties fo:font-size="12pt" style:font-size-asian="12pt" style:font-size-complex="12pt"/>
    </style:style>
    <style:style style:name="T348_19" style:family="text">
      <style:text-properties fo:font-size="12pt" style:font-size-asian="12pt" style:font-size-complex="12pt"/>
    </style:style>
    <style:style style:name="T348_20" style:family="text">
      <style:text-properties fo:font-size="12pt" style:font-size-asian="12pt" style:font-size-complex="12pt"/>
    </style:style>
    <style:style style:name="T348_21" style:family="text">
      <style:text-properties fo:font-size="12pt" style:font-size-asian="12pt" style:font-size-complex="12pt"/>
    </style:style>
    <style:style style:name="T348_22" style:family="text">
      <style:text-properties fo:font-size="12pt" style:font-size-asian="12pt" style:font-size-complex="12pt"/>
    </style:style>
    <style:style style:name="T348_23" style:family="text">
      <style:text-properties fo:font-size="12pt" style:font-size-asian="12pt" style:font-size-complex="12pt"/>
    </style:style>
    <style:style style:name="T348_24" style:family="text">
      <style:text-properties fo:font-size="12pt" style:font-size-asian="12pt" style:font-size-complex="12pt"/>
    </style:style>
    <style:style style:name="T348_25" style:family="text">
      <style:text-properties fo:font-size="12pt" style:font-size-asian="12pt" style:font-size-complex="12pt"/>
    </style:style>
    <style:style style:name="T348_26" style:family="text">
      <style:text-properties fo:font-size="12pt" style:font-size-asian="12pt" style:font-size-complex="12pt"/>
    </style:style>
    <style:style style:name="T348_27" style:family="text">
      <style:text-properties fo:font-size="12pt" style:font-size-asian="12pt" style:font-size-complex="12pt"/>
    </style:style>
    <style:style style:name="T348_28" style:family="text">
      <style:text-properties fo:font-size="12pt" style:font-size-asian="12pt" style:font-size-complex="12pt"/>
    </style:style>
    <style:style style:name="T348_29" style:family="text">
      <style:text-properties fo:font-size="12pt" style:font-size-asian="12pt" style:font-size-complex="12pt"/>
    </style:style>
    <style:style style:name="T348_30" style:family="text">
      <style:text-properties fo:font-size="12pt" style:font-size-asian="12pt" style:font-size-complex="12pt"/>
    </style:style>
    <style:style style:name="T348_31" style:family="text">
      <style:text-properties fo:font-size="12pt" style:font-size-asian="12pt" style:font-size-complex="12pt"/>
    </style:style>
    <style:style style:name="T348_32" style:family="text">
      <style:text-properties fo:font-size="12pt" style:font-size-asian="12pt" style:font-size-complex="12pt"/>
    </style:style>
    <style:style style:name="T348_33" style:family="text">
      <style:text-properties fo:font-size="12pt" style:font-size-asian="12pt" style:font-size-complex="12pt"/>
    </style:style>
    <style:style style:name="T348_34" style:family="text">
      <style:text-properties fo:font-size="12pt" style:font-size-asian="12pt" style:font-size-complex="12pt"/>
    </style:style>
    <style:style style:name="T348_35" style:family="text">
      <style:text-properties fo:font-size="12pt" style:font-size-asian="12pt" style:font-size-complex="12pt"/>
    </style:style>
    <style:style style:name="P34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50" style:family="paragraph" style:parent-style-name="Standard">
      <style:paragraph-properties fo:text-align="justify" fo:break-before="auto" fo:line-height="115%" style:writing-mode="lr-tb"/>
    </style:style>
    <style:style style:name="T350_1" style:family="text">
      <style:text-properties fo:font-size="12pt" style:font-size-asian="12pt" style:font-size-complex="12pt"/>
    </style:style>
    <style:style style:name="T350_2" style:family="text">
      <style:text-properties fo:font-size="12pt" style:font-size-asian="12pt" style:font-size-complex="12pt"/>
    </style:style>
    <style:style style:name="T350_3" style:family="text">
      <style:text-properties fo:font-size="12pt" style:font-size-asian="12pt" style:font-size-complex="12pt"/>
    </style:style>
    <style:style style:name="T350_4" style:family="text">
      <style:text-properties fo:font-size="12pt" style:font-size-asian="12pt" style:font-size-complex="12pt"/>
    </style:style>
    <style:style style:name="T350_5" style:family="text">
      <style:text-properties fo:font-size="12pt" style:font-size-asian="12pt" style:font-size-complex="12pt"/>
    </style:style>
    <style:style style:name="T350_6" style:family="text">
      <style:text-properties fo:font-size="12pt" style:font-size-asian="12pt" style:font-size-complex="12pt"/>
    </style:style>
    <style:style style:name="T350_7" style:family="text">
      <style:text-properties fo:font-size="12pt" style:font-size-asian="12pt" style:font-size-complex="12pt"/>
    </style:style>
    <style:style style:name="T350_8" style:family="text">
      <style:text-properties fo:font-size="12pt" style:font-size-asian="12pt" style:font-size-complex="12pt"/>
    </style:style>
    <style:style style:name="T350_9" style:family="text">
      <style:text-properties fo:font-size="12pt" style:font-size-asian="12pt" style:font-size-complex="12pt"/>
    </style:style>
    <style:style style:name="T350_10" style:family="text">
      <style:text-properties fo:font-size="12pt" style:font-size-asian="12pt" style:font-size-complex="12pt"/>
    </style:style>
    <style:style style:name="T350_11" style:family="text">
      <style:text-properties fo:font-size="12pt" style:font-size-asian="12pt" style:font-size-complex="12pt"/>
    </style:style>
    <style:style style:name="T350_12" style:family="text">
      <style:text-properties fo:font-size="12pt" style:font-size-asian="12pt" style:font-size-complex="12pt"/>
    </style:style>
    <style:style style:name="T350_13" style:family="text">
      <style:text-properties fo:font-size="12pt" style:font-size-asian="12pt" style:font-size-complex="12pt"/>
    </style:style>
    <style:style style:name="P351" style:family="paragraph" style:parent-style-name="Standard">
      <style:paragraph-properties fo:text-align="justify" fo:break-before="auto" fo:line-height="115%" style:writing-mode="lr-tb"/>
    </style:style>
    <style:style style:name="T351_1" style:family="text">
      <style:text-properties fo:font-size="12pt" style:font-size-asian="12pt" style:font-size-complex="12pt"/>
    </style:style>
    <style:style style:name="T351_2" style:family="text">
      <style:text-properties fo:font-size="12pt" style:font-size-asian="12pt" style:font-size-complex="12pt"/>
    </style:style>
    <style:style style:name="T351_3" style:family="text">
      <style:text-properties fo:font-size="12pt" style:font-size-asian="12pt" style:font-size-complex="12pt"/>
    </style:style>
    <style:style style:name="T351_4" style:family="text">
      <style:text-properties fo:font-size="12pt" style:font-size-asian="12pt" style:font-size-complex="12pt"/>
    </style:style>
    <style:style style:name="T351_5" style:family="text">
      <style:text-properties fo:font-size="12pt" style:font-size-asian="12pt" style:font-size-complex="12pt"/>
    </style:style>
    <style:style style:name="T351_6" style:family="text">
      <style:text-properties fo:font-size="12pt" style:font-size-asian="12pt" style:font-size-complex="12pt"/>
    </style:style>
    <style:style style:name="T351_7" style:family="text">
      <style:text-properties fo:font-size="12pt" style:font-size-asian="12pt" style:font-size-complex="12pt"/>
    </style:style>
    <style:style style:name="T351_8" style:family="text">
      <style:text-properties fo:font-size="12pt" style:font-size-asian="12pt" style:font-size-complex="12pt"/>
    </style:style>
    <style:style style:name="T351_9" style:family="text">
      <style:text-properties fo:font-size="12pt" style:font-size-asian="12pt" style:font-size-complex="12pt"/>
    </style:style>
    <style:style style:name="T351_10" style:family="text">
      <style:text-properties fo:font-size="12pt" style:font-size-asian="12pt" style:font-size-complex="12pt"/>
    </style:style>
    <style:style style:name="T351_11" style:family="text">
      <style:text-properties fo:font-size="12pt" style:font-size-asian="12pt" style:font-size-complex="12pt"/>
    </style:style>
    <style:style style:name="T351_12" style:family="text">
      <style:text-properties fo:font-size="12pt" style:font-size-asian="12pt" style:font-size-complex="12pt"/>
    </style:style>
    <style:style style:name="T351_13" style:family="text">
      <style:text-properties fo:font-size="12pt" style:font-size-asian="12pt" style:font-size-complex="12pt"/>
    </style:style>
    <style:style style:name="T351_14" style:family="text">
      <style:text-properties fo:font-size="12pt" style:font-size-asian="12pt" style:font-size-complex="12pt"/>
    </style:style>
    <style:style style:name="T351_15" style:family="text">
      <style:text-properties fo:font-size="12pt" style:font-size-asian="12pt" style:font-size-complex="12pt"/>
    </style:style>
    <style:style style:name="T351_16" style:family="text">
      <style:text-properties fo:font-size="12pt" style:font-size-asian="12pt" style:font-size-complex="12pt"/>
    </style:style>
    <style:style style:name="T351_17" style:family="text">
      <style:text-properties fo:font-size="12pt" style:font-size-asian="12pt" style:font-size-complex="12pt"/>
    </style:style>
    <style:style style:name="T351_18" style:family="text">
      <style:text-properties fo:font-size="12pt" style:font-size-asian="12pt" style:font-size-complex="12pt"/>
    </style:style>
    <style:style style:name="T351_19" style:family="text">
      <style:text-properties fo:font-size="12pt" style:font-size-asian="12pt" style:font-size-complex="12pt"/>
    </style:style>
    <style:style style:name="T351_20" style:family="text">
      <style:text-properties fo:font-size="12pt" style:font-size-asian="12pt" style:font-size-complex="12pt"/>
    </style:style>
    <style:style style:name="T351_21" style:family="text">
      <style:text-properties fo:font-size="12pt" style:font-size-asian="12pt" style:font-size-complex="12pt"/>
    </style:style>
    <style:style style:name="T351_22" style:family="text">
      <style:text-properties fo:font-size="12pt" style:font-size-asian="12pt" style:font-size-complex="12pt"/>
    </style:style>
    <style:style style:name="T351_23" style:family="text">
      <style:text-properties fo:font-size="12pt" style:font-size-asian="12pt" style:font-size-complex="12pt"/>
    </style:style>
    <style:style style:name="T351_24" style:family="text">
      <style:text-properties fo:font-size="12pt" style:font-size-asian="12pt" style:font-size-complex="12pt"/>
    </style:style>
    <style:style style:name="T351_25" style:family="text">
      <style:text-properties fo:font-size="12pt" style:font-size-asian="12pt" style:font-size-complex="12pt"/>
    </style:style>
    <style:style style:name="T351_26" style:family="text">
      <style:text-properties fo:font-size="12pt" style:font-size-asian="12pt" style:font-size-complex="12pt"/>
    </style:style>
    <style:style style:name="T351_27" style:family="text">
      <style:text-properties fo:font-size="12pt" style:font-size-asian="12pt" style:font-size-complex="12pt"/>
    </style:style>
    <style:style style:name="T351_28" style:family="text">
      <style:text-properties fo:font-size="12pt" style:font-size-asian="12pt" style:font-size-complex="12pt"/>
    </style:style>
    <style:style style:name="T351_29" style:family="text">
      <style:text-properties fo:font-size="12pt" style:font-size-asian="12pt" style:font-size-complex="12pt"/>
    </style:style>
    <style:style style:name="T351_30" style:family="text">
      <style:text-properties fo:font-size="12pt" style:font-size-asian="12pt" style:font-size-complex="12pt"/>
    </style:style>
    <style:style style:name="T351_31" style:family="text">
      <style:text-properties fo:font-size="12pt" style:font-size-asian="12pt" style:font-size-complex="12pt"/>
    </style:style>
    <style:style style:name="T351_32" style:family="text">
      <style:text-properties fo:font-size="12pt" style:font-size-asian="12pt" style:font-size-complex="12pt"/>
    </style:style>
    <style:style style:name="T351_33" style:family="text">
      <style:text-properties fo:font-size="12pt" style:font-size-asian="12pt" style:font-size-complex="12pt"/>
    </style:style>
    <style:style style:name="T351_34" style:family="text">
      <style:text-properties fo:font-size="12pt" style:font-size-asian="12pt" style:font-size-complex="12pt"/>
    </style:style>
    <style:style style:name="T351_35" style:family="text">
      <style:text-properties fo:font-size="12pt" style:font-size-asian="12pt" style:font-size-complex="12pt"/>
    </style:style>
    <style:style style:name="T351_36" style:family="text">
      <style:text-properties fo:font-size="12pt" style:font-size-asian="12pt" style:font-size-complex="12pt"/>
    </style:style>
    <style:style style:name="T351_37" style:family="text">
      <style:text-properties fo:font-size="12pt" style:font-size-asian="12pt" style:font-size-complex="12pt"/>
    </style:style>
    <style:style style:name="T351_38" style:family="text">
      <style:text-properties fo:font-size="12pt" style:font-size-asian="12pt" style:font-size-complex="12pt"/>
    </style:style>
    <style:style style:name="T351_39" style:family="text">
      <style:text-properties fo:font-size="12pt" style:font-size-asian="12pt" style:font-size-complex="12pt"/>
    </style:style>
    <style:style style:name="T351_40" style:family="text">
      <style:text-properties fo:font-size="12pt" style:font-size-asian="12pt" style:font-size-complex="12pt"/>
    </style:style>
    <style:style style:name="T351_41" style:family="text">
      <style:text-properties fo:font-size="12pt" style:font-size-asian="12pt" style:font-size-complex="12pt"/>
    </style:style>
    <style:style style:name="T351_42" style:family="text">
      <style:text-properties fo:font-size="12pt" style:font-size-asian="12pt" style:font-size-complex="12pt"/>
    </style:style>
    <style:style style:name="T351_43" style:family="text">
      <style:text-properties fo:font-size="12pt" style:font-size-asian="12pt" style:font-size-complex="12pt"/>
    </style:style>
    <style:style style:name="T351_44" style:family="text">
      <style:text-properties fo:font-size="12pt" style:font-size-asian="12pt" style:font-size-complex="12pt"/>
    </style:style>
    <style:style style:name="T351_45" style:family="text">
      <style:text-properties fo:font-size="12pt" style:font-size-asian="12pt" style:font-size-complex="12pt"/>
    </style:style>
    <style:style style:name="T351_46" style:family="text">
      <style:text-properties fo:font-size="12pt" style:font-size-asian="12pt" style:font-size-complex="12pt"/>
    </style:style>
    <style:style style:name="T351_47" style:family="text">
      <style:text-properties fo:font-size="12pt" style:font-size-asian="12pt" style:font-size-complex="12pt"/>
    </style:style>
    <style:style style:name="T351_48" style:family="text">
      <style:text-properties fo:font-size="12pt" style:font-size-asian="12pt" style:font-size-complex="12pt"/>
    </style:style>
    <style:style style:name="T351_49" style:family="text">
      <style:text-properties fo:font-size="12pt" style:font-size-asian="12pt" style:font-size-complex="12pt"/>
    </style:style>
    <style:style style:name="T351_50" style:family="text">
      <style:text-properties fo:font-size="12pt" style:font-size-asian="12pt" style:font-size-complex="12pt"/>
    </style:style>
    <style:style style:name="T351_51" style:family="text">
      <style:text-properties fo:font-size="12pt" style:font-size-asian="12pt" style:font-size-complex="12pt"/>
    </style:style>
    <style:style style:name="T351_52" style:family="text">
      <style:text-properties fo:font-size="12pt" style:font-size-asian="12pt" style:font-size-complex="12pt"/>
    </style:style>
    <style:style style:name="T351_53" style:family="text">
      <style:text-properties fo:font-size="12pt" style:font-size-asian="12pt" style:font-size-complex="12pt"/>
    </style:style>
    <style:style style:name="T351_54" style:family="text">
      <style:text-properties fo:font-size="12pt" style:font-size-asian="12pt" style:font-size-complex="12pt"/>
    </style:style>
    <style:style style:name="T351_55" style:family="text">
      <style:text-properties fo:font-size="12pt" style:font-size-asian="12pt" style:font-size-complex="12pt"/>
    </style:style>
    <style:style style:name="T351_56" style:family="text">
      <style:text-properties fo:font-size="12pt" style:font-size-asian="12pt" style:font-size-complex="12pt"/>
    </style:style>
    <style:style style:name="T351_57" style:family="text">
      <style:text-properties fo:font-size="12pt" style:font-size-asian="12pt" style:font-size-complex="12pt"/>
    </style:style>
    <style:style style:name="T351_58" style:family="text">
      <style:text-properties fo:font-size="12pt" style:font-size-asian="12pt" style:font-size-complex="12pt"/>
    </style:style>
    <style:style style:name="T351_59" style:family="text">
      <style:text-properties fo:font-size="12pt" style:font-size-asian="12pt" style:font-size-complex="12pt"/>
    </style:style>
    <style:style style:name="T351_60" style:family="text">
      <style:text-properties fo:font-size="12pt" style:font-size-asian="12pt" style:font-size-complex="12pt"/>
    </style:style>
    <style:style style:name="T351_61" style:family="text">
      <style:text-properties fo:font-size="12pt" style:font-size-asian="12pt" style:font-size-complex="12pt"/>
    </style:style>
    <style:style style:name="P35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53" style:family="paragraph" style:parent-style-name="Standard">
      <style:paragraph-properties fo:text-align="justify" fo:break-before="auto" fo:line-height="115%" style:writing-mode="lr-tb"/>
    </style:style>
    <style:style style:name="T353_1" style:family="text">
      <style:text-properties fo:font-size="12pt" style:font-size-asian="12pt" style:font-size-complex="12pt"/>
    </style:style>
    <style:style style:name="T353_2" style:family="text">
      <style:text-properties fo:font-size="12pt" style:font-size-asian="12pt" style:font-size-complex="12pt"/>
    </style:style>
    <style:style style:name="T353_3" style:family="text">
      <style:text-properties fo:font-size="12pt" style:font-size-asian="12pt" style:font-size-complex="12pt"/>
    </style:style>
    <style:style style:name="T353_4" style:family="text">
      <style:text-properties fo:font-size="12pt" style:font-size-asian="12pt" style:font-size-complex="12pt"/>
    </style:style>
    <style:style style:name="T353_5" style:family="text">
      <style:text-properties fo:font-size="12pt" style:font-size-asian="12pt" style:font-size-complex="12pt"/>
    </style:style>
    <style:style style:name="P354" style:family="paragraph" style:parent-style-name="Standard">
      <style:paragraph-properties fo:text-align="justify" fo:break-before="auto" fo:line-height="115%" style:writing-mode="lr-tb"/>
    </style:style>
    <style:style style:name="T354_1" style:family="text">
      <style:text-properties fo:font-size="12pt" style:font-size-asian="12pt" style:font-size-complex="12pt"/>
    </style:style>
    <style:style style:name="T354_2" style:family="text">
      <style:text-properties fo:font-size="12pt" style:font-size-asian="12pt" style:font-size-complex="12pt"/>
    </style:style>
    <style:style style:name="T354_3" style:family="text">
      <style:text-properties fo:font-size="12pt" style:font-size-asian="12pt" style:font-size-complex="12pt"/>
    </style:style>
    <style:style style:name="T354_4" style:family="text">
      <style:text-properties fo:font-size="12pt" style:font-size-asian="12pt" style:font-size-complex="12pt"/>
    </style:style>
    <style:style style:name="T354_5" style:family="text">
      <style:text-properties fo:font-size="12pt" style:font-size-asian="12pt" style:font-size-complex="12pt"/>
    </style:style>
    <style:style style:name="T354_6" style:family="text">
      <style:text-properties fo:font-size="12pt" style:font-size-asian="12pt" style:font-size-complex="12pt"/>
    </style:style>
    <style:style style:name="T354_7" style:family="text">
      <style:text-properties fo:font-size="12pt" style:font-size-asian="12pt" style:font-size-complex="12pt"/>
    </style:style>
    <style:style style:name="T354_8" style:family="text">
      <style:text-properties fo:font-size="12pt" style:font-size-asian="12pt" style:font-size-complex="12pt"/>
    </style:style>
    <style:style style:name="T354_9" style:family="text">
      <style:text-properties fo:font-size="12pt" style:font-size-asian="12pt" style:font-size-complex="12pt"/>
    </style:style>
    <style:style style:name="T354_10" style:family="text">
      <style:text-properties fo:font-size="12pt" style:font-size-asian="12pt" style:font-size-complex="12pt"/>
    </style:style>
    <style:style style:name="T354_11" style:family="text">
      <style:text-properties fo:font-size="12pt" style:font-size-asian="12pt" style:font-size-complex="12pt"/>
    </style:style>
    <style:style style:name="T354_12" style:family="text">
      <style:text-properties fo:font-size="12pt" style:font-size-asian="12pt" style:font-size-complex="12pt"/>
    </style:style>
    <style:style style:name="T354_13" style:family="text">
      <style:text-properties fo:font-size="12pt" style:font-size-asian="12pt" style:font-size-complex="12pt"/>
    </style:style>
    <style:style style:name="T354_14" style:family="text">
      <style:text-properties fo:font-size="12pt" style:font-size-asian="12pt" style:font-size-complex="12pt"/>
    </style:style>
    <style:style style:name="T354_15" style:family="text">
      <style:text-properties fo:font-size="12pt" style:font-size-asian="12pt" style:font-size-complex="12pt"/>
    </style:style>
    <style:style style:name="T354_16" style:family="text">
      <style:text-properties fo:font-size="12pt" style:font-size-asian="12pt" style:font-size-complex="12pt"/>
    </style:style>
    <style:style style:name="T354_17" style:family="text">
      <style:text-properties fo:font-size="12pt" style:font-size-asian="12pt" style:font-size-complex="12pt"/>
    </style:style>
    <style:style style:name="T354_18" style:family="text">
      <style:text-properties fo:font-size="12pt" style:font-size-asian="12pt" style:font-size-complex="12pt"/>
    </style:style>
    <style:style style:name="T354_19" style:family="text">
      <style:text-properties fo:font-size="12pt" style:font-size-asian="12pt" style:font-size-complex="12pt"/>
    </style:style>
    <style:style style:name="T354_20" style:family="text">
      <style:text-properties fo:font-size="12pt" style:font-size-asian="12pt" style:font-size-complex="12pt"/>
    </style:style>
    <style:style style:name="T354_21" style:family="text">
      <style:text-properties fo:font-size="12pt" style:font-size-asian="12pt" style:font-size-complex="12pt"/>
    </style:style>
    <style:style style:name="T354_22" style:family="text">
      <style:text-properties fo:font-size="12pt" style:font-size-asian="12pt" style:font-size-complex="12pt"/>
    </style:style>
    <style:style style:name="T354_23" style:family="text">
      <style:text-properties fo:font-size="12pt" style:font-size-asian="12pt" style:font-size-complex="12pt"/>
    </style:style>
    <style:style style:name="T354_24" style:family="text">
      <style:text-properties fo:font-size="12pt" style:font-size-asian="12pt" style:font-size-complex="12pt"/>
    </style:style>
    <style:style style:name="T354_25" style:family="text">
      <style:text-properties fo:font-size="12pt" style:font-size-asian="12pt" style:font-size-complex="12pt"/>
    </style:style>
    <style:style style:name="T354_26" style:family="text">
      <style:text-properties fo:font-size="12pt" style:font-size-asian="12pt" style:font-size-complex="12pt"/>
    </style:style>
    <style:style style:name="T354_27" style:family="text">
      <style:text-properties fo:font-size="12pt" style:font-size-asian="12pt" style:font-size-complex="12pt"/>
    </style:style>
    <style:style style:name="T354_28" style:family="text">
      <style:text-properties fo:font-size="12pt" style:font-size-asian="12pt" style:font-size-complex="12pt"/>
    </style:style>
    <style:style style:name="T354_29" style:family="text">
      <style:text-properties fo:font-size="12pt" style:font-size-asian="12pt" style:font-size-complex="12pt"/>
    </style:style>
    <style:style style:name="T354_30" style:family="text">
      <style:text-properties fo:font-size="12pt" style:font-size-asian="12pt" style:font-size-complex="12pt"/>
    </style:style>
    <style:style style:name="T354_31" style:family="text">
      <style:text-properties fo:font-size="12pt" style:font-size-asian="12pt" style:font-size-complex="12pt"/>
    </style:style>
    <style:style style:name="T354_32" style:family="text">
      <style:text-properties fo:font-size="12pt" style:font-size-asian="12pt" style:font-size-complex="12pt"/>
    </style:style>
    <style:style style:name="T354_33" style:family="text">
      <style:text-properties fo:font-size="12pt" style:font-size-asian="12pt" style:font-size-complex="12pt"/>
    </style:style>
    <style:style style:name="T354_34" style:family="text">
      <style:text-properties fo:font-size="12pt" style:font-size-asian="12pt" style:font-size-complex="12pt"/>
    </style:style>
    <style:style style:name="T354_35" style:family="text">
      <style:text-properties fo:font-size="12pt" style:font-size-asian="12pt" style:font-size-complex="12pt"/>
    </style:style>
    <style:style style:name="T354_36" style:family="text">
      <style:text-properties fo:font-size="12pt" style:font-size-asian="12pt" style:font-size-complex="12pt"/>
    </style:style>
    <style:style style:name="T354_37" style:family="text">
      <style:text-properties fo:font-size="12pt" style:font-size-asian="12pt" style:font-size-complex="12pt"/>
    </style:style>
    <style:style style:name="T354_38" style:family="text">
      <style:text-properties fo:font-size="12pt" style:font-size-asian="12pt" style:font-size-complex="12pt"/>
    </style:style>
    <style:style style:name="T354_39" style:family="text">
      <style:text-properties fo:font-size="12pt" style:font-size-asian="12pt" style:font-size-complex="12pt"/>
    </style:style>
    <style:style style:name="T354_40" style:family="text">
      <style:text-properties fo:font-size="12pt" style:font-size-asian="12pt" style:font-size-complex="12pt"/>
    </style:style>
    <style:style style:name="T354_41" style:family="text">
      <style:text-properties fo:font-size="12pt" style:font-size-asian="12pt" style:font-size-complex="12pt"/>
    </style:style>
    <style:style style:name="T354_42" style:family="text">
      <style:text-properties fo:font-size="12pt" style:font-size-asian="12pt" style:font-size-complex="12pt"/>
    </style:style>
    <style:style style:name="T354_43" style:family="text">
      <style:text-properties fo:font-size="12pt" style:font-size-asian="12pt" style:font-size-complex="12pt"/>
    </style:style>
    <style:style style:name="T354_44" style:family="text">
      <style:text-properties fo:font-size="12pt" style:font-size-asian="12pt" style:font-size-complex="12pt"/>
    </style:style>
    <style:style style:name="T354_45" style:family="text">
      <style:text-properties fo:font-size="12pt" style:font-size-asian="12pt" style:font-size-complex="12pt"/>
    </style:style>
    <style:style style:name="T354_46" style:family="text">
      <style:text-properties fo:font-size="12pt" style:font-size-asian="12pt" style:font-size-complex="12pt"/>
    </style:style>
    <style:style style:name="T354_47" style:family="text">
      <style:text-properties fo:font-size="12pt" style:font-size-asian="12pt" style:font-size-complex="12pt"/>
    </style:style>
    <style:style style:name="T354_48" style:family="text">
      <style:text-properties fo:font-size="12pt" style:font-size-asian="12pt" style:font-size-complex="12pt"/>
    </style:style>
    <style:style style:name="T354_49" style:family="text">
      <style:text-properties fo:font-size="12pt" style:font-size-asian="12pt" style:font-size-complex="12pt"/>
    </style:style>
    <style:style style:name="T354_50" style:family="text">
      <style:text-properties fo:font-size="12pt" style:font-size-asian="12pt" style:font-size-complex="12pt"/>
    </style:style>
    <style:style style:name="T354_51" style:family="text">
      <style:text-properties fo:font-size="12pt" style:font-size-asian="12pt" style:font-size-complex="12pt"/>
    </style:style>
    <style:style style:name="T354_52" style:family="text">
      <style:text-properties fo:font-size="12pt" style:font-size-asian="12pt" style:font-size-complex="12pt"/>
    </style:style>
    <style:style style:name="T354_53" style:family="text">
      <style:text-properties fo:font-size="12pt" style:font-size-asian="12pt" style:font-size-complex="12pt"/>
    </style:style>
    <style:style style:name="T354_54" style:family="text">
      <style:text-properties fo:font-size="12pt" style:font-size-asian="12pt" style:font-size-complex="12pt"/>
    </style:style>
    <style:style style:name="T354_55" style:family="text">
      <style:text-properties fo:font-size="12pt" style:font-size-asian="12pt" style:font-size-complex="12pt"/>
    </style:style>
    <style:style style:name="T354_56" style:family="text">
      <style:text-properties fo:font-size="12pt" style:font-size-asian="12pt" style:font-size-complex="12pt"/>
    </style:style>
    <style:style style:name="T354_57" style:family="text">
      <style:text-properties fo:font-size="12pt" style:font-size-asian="12pt" style:font-size-complex="12pt"/>
    </style:style>
    <style:style style:name="T354_58" style:family="text">
      <style:text-properties fo:font-size="12pt" style:font-size-asian="12pt" style:font-size-complex="12pt"/>
    </style:style>
    <style:style style:name="T354_59" style:family="text">
      <style:text-properties fo:font-size="12pt" style:font-size-asian="12pt" style:font-size-complex="12pt"/>
    </style:style>
    <style:style style:name="T354_60" style:family="text">
      <style:text-properties fo:font-size="12pt" style:font-size-asian="12pt" style:font-size-complex="12pt"/>
    </style:style>
    <style:style style:name="T354_61" style:family="text">
      <style:text-properties fo:font-size="12pt" style:font-size-asian="12pt" style:font-size-complex="12pt"/>
    </style:style>
    <style:style style:name="T354_62" style:family="text">
      <style:text-properties fo:font-size="12pt" style:font-size-asian="12pt" style:font-size-complex="12pt"/>
    </style:style>
    <style:style style:name="T354_63" style:family="text">
      <style:text-properties fo:font-size="12pt" style:font-size-asian="12pt" style:font-size-complex="12pt"/>
    </style:style>
    <style:style style:name="T354_64" style:family="text">
      <style:text-properties fo:font-size="12pt" style:font-size-asian="12pt" style:font-size-complex="12pt"/>
    </style:style>
    <style:style style:name="T354_65" style:family="text">
      <style:text-properties fo:font-size="12pt" style:font-size-asian="12pt" style:font-size-complex="12pt"/>
    </style:style>
    <style:style style:name="T354_66" style:family="text">
      <style:text-properties fo:font-size="12pt" style:font-size-asian="12pt" style:font-size-complex="12pt"/>
    </style:style>
    <style:style style:name="T354_67" style:family="text">
      <style:text-properties fo:font-size="12pt" style:font-size-asian="12pt" style:font-size-complex="12pt"/>
    </style:style>
    <style:style style:name="T354_68" style:family="text">
      <style:text-properties fo:font-size="12pt" style:font-size-asian="12pt" style:font-size-complex="12pt"/>
    </style:style>
    <style:style style:name="T354_69" style:family="text">
      <style:text-properties fo:font-size="12pt" style:font-size-asian="12pt" style:font-size-complex="12pt"/>
    </style:style>
    <style:style style:name="T354_70" style:family="text">
      <style:text-properties fo:font-size="12pt" style:font-size-asian="12pt" style:font-size-complex="12pt"/>
    </style:style>
    <style:style style:name="T354_71" style:family="text">
      <style:text-properties fo:font-size="12pt" style:font-size-asian="12pt" style:font-size-complex="12pt"/>
    </style:style>
    <style:style style:name="T354_72" style:family="text">
      <style:text-properties fo:font-size="12pt" style:font-size-asian="12pt" style:font-size-complex="12pt"/>
    </style:style>
    <style:style style:name="T354_73" style:family="text">
      <style:text-properties fo:font-size="12pt" style:font-size-asian="12pt" style:font-size-complex="12pt"/>
    </style:style>
    <style:style style:name="T354_74" style:family="text">
      <style:text-properties fo:font-size="12pt" style:font-size-asian="12pt" style:font-size-complex="12pt"/>
    </style:style>
    <style:style style:name="T354_75" style:family="text">
      <style:text-properties fo:font-size="12pt" style:font-size-asian="12pt" style:font-size-complex="12pt"/>
    </style:style>
    <style:style style:name="T354_76" style:family="text">
      <style:text-properties fo:font-size="12pt" style:font-size-asian="12pt" style:font-size-complex="12pt"/>
    </style:style>
    <style:style style:name="T354_77" style:family="text">
      <style:text-properties fo:font-size="12pt" style:font-size-asian="12pt" style:font-size-complex="12pt"/>
    </style:style>
    <style:style style:name="T354_78" style:family="text">
      <style:text-properties fo:font-size="12pt" style:font-size-asian="12pt" style:font-size-complex="12pt"/>
    </style:style>
    <style:style style:name="T354_79" style:family="text">
      <style:text-properties fo:font-size="12pt" style:font-size-asian="12pt" style:font-size-complex="12pt"/>
    </style:style>
    <style:style style:name="T354_80" style:family="text">
      <style:text-properties fo:font-size="12pt" style:font-size-asian="12pt" style:font-size-complex="12pt"/>
    </style:style>
    <style:style style:name="T354_81" style:family="text">
      <style:text-properties fo:font-size="12pt" style:font-size-asian="12pt" style:font-size-complex="12pt"/>
    </style:style>
    <style:style style:name="T354_82" style:family="text">
      <style:text-properties fo:font-size="12pt" style:font-size-asian="12pt" style:font-size-complex="12pt"/>
    </style:style>
    <style:style style:name="T354_83" style:family="text">
      <style:text-properties fo:font-size="12pt" style:font-size-asian="12pt" style:font-size-complex="12pt"/>
    </style:style>
    <style:style style:name="T354_84" style:family="text">
      <style:text-properties fo:font-size="12pt" style:font-size-asian="12pt" style:font-size-complex="12pt"/>
    </style:style>
    <style:style style:name="T354_85" style:family="text">
      <style:text-properties fo:font-size="12pt" style:font-size-asian="12pt" style:font-size-complex="12pt"/>
    </style:style>
    <style:style style:name="T354_86" style:family="text">
      <style:text-properties fo:font-size="12pt" style:font-size-asian="12pt" style:font-size-complex="12pt"/>
    </style:style>
    <style:style style:name="T354_87" style:family="text">
      <style:text-properties fo:font-size="12pt" style:font-size-asian="12pt" style:font-size-complex="12pt"/>
    </style:style>
    <style:style style:name="T354_88" style:family="text">
      <style:text-properties fo:font-size="12pt" style:font-size-asian="12pt" style:font-size-complex="12pt"/>
    </style:style>
    <style:style style:name="T354_89" style:family="text">
      <style:text-properties fo:font-size="12pt" style:font-size-asian="12pt" style:font-size-complex="12pt"/>
    </style:style>
    <style:style style:name="T354_90" style:family="text">
      <style:text-properties fo:font-size="12pt" style:font-size-asian="12pt" style:font-size-complex="12pt"/>
    </style:style>
    <style:style style:name="T354_91" style:family="text">
      <style:text-properties fo:font-size="12pt" style:font-size-asian="12pt" style:font-size-complex="12pt"/>
    </style:style>
    <style:style style:name="P35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56" style:family="paragraph" style:parent-style-name="Standard">
      <style:paragraph-properties fo:text-align="justify" fo:break-before="auto" fo:line-height="115%" style:writing-mode="lr-tb"/>
    </style:style>
    <style:style style:name="T356_1" style:family="text">
      <style:text-properties fo:font-size="12pt" style:font-size-asian="12pt" style:font-size-complex="12pt"/>
    </style:style>
    <style:style style:name="T356_2" style:family="text">
      <style:text-properties fo:font-size="12pt" style:font-size-asian="12pt" style:font-size-complex="12pt"/>
    </style:style>
    <style:style style:name="T356_3" style:family="text">
      <style:text-properties fo:font-size="12pt" style:font-size-asian="12pt" style:font-size-complex="12pt"/>
    </style:style>
    <style:style style:name="T356_4" style:family="text">
      <style:text-properties fo:font-size="12pt" style:font-size-asian="12pt" style:font-size-complex="12pt"/>
    </style:style>
    <style:style style:name="T356_5" style:family="text">
      <style:text-properties fo:font-size="12pt" style:font-size-asian="12pt" style:font-size-complex="12pt"/>
    </style:style>
    <style:style style:name="T356_6" style:family="text">
      <style:text-properties fo:font-size="12pt" style:font-size-asian="12pt" style:font-size-complex="12pt"/>
    </style:style>
    <style:style style:name="T356_7" style:family="text">
      <style:text-properties fo:font-size="12pt" style:font-size-asian="12pt" style:font-size-complex="12pt"/>
    </style:style>
    <style:style style:name="T356_8" style:family="text">
      <style:text-properties fo:font-size="12pt" style:font-size-asian="12pt" style:font-size-complex="12pt"/>
    </style:style>
    <style:style style:name="T356_9" style:family="text">
      <style:text-properties fo:font-size="12pt" style:font-size-asian="12pt" style:font-size-complex="12pt"/>
    </style:style>
    <style:style style:name="T356_10" style:family="text">
      <style:text-properties fo:font-size="12pt" style:font-size-asian="12pt" style:font-size-complex="12pt"/>
    </style:style>
    <style:style style:name="T356_11" style:family="text">
      <style:text-properties fo:font-size="12pt" style:font-size-asian="12pt" style:font-size-complex="12pt"/>
    </style:style>
    <style:style style:name="T356_12" style:family="text">
      <style:text-properties fo:font-size="12pt" style:font-size-asian="12pt" style:font-size-complex="12pt"/>
    </style:style>
    <style:style style:name="T356_13" style:family="text">
      <style:text-properties fo:font-size="12pt" style:font-size-asian="12pt" style:font-size-complex="12pt"/>
    </style:style>
    <style:style style:name="T356_14" style:family="text">
      <style:text-properties fo:font-size="12pt" style:font-size-asian="12pt" style:font-size-complex="12pt"/>
    </style:style>
    <style:style style:name="T356_15" style:family="text">
      <style:text-properties fo:font-size="12pt" style:font-size-asian="12pt" style:font-size-complex="12pt"/>
    </style:style>
    <style:style style:name="P357" style:family="paragraph" style:parent-style-name="Standard">
      <style:paragraph-properties fo:text-align="justify" fo:break-before="auto" fo:line-height="115%" style:writing-mode="lr-tb"/>
    </style:style>
    <style:style style:name="T357_1" style:family="text">
      <style:text-properties fo:font-size="12pt" style:font-size-asian="12pt" style:font-size-complex="12pt"/>
    </style:style>
    <style:style style:name="T357_2" style:family="text">
      <style:text-properties fo:font-size="12pt" style:font-size-asian="12pt" style:font-size-complex="12pt"/>
    </style:style>
    <style:style style:name="T357_3" style:family="text">
      <style:text-properties fo:font-size="12pt" style:font-size-asian="12pt" style:font-size-complex="12pt"/>
    </style:style>
    <style:style style:name="T357_4" style:family="text">
      <style:text-properties fo:font-size="12pt" style:font-size-asian="12pt" style:font-size-complex="12pt"/>
    </style:style>
    <style:style style:name="T357_5" style:family="text">
      <style:text-properties fo:font-size="12pt" style:font-size-asian="12pt" style:font-size-complex="12pt"/>
    </style:style>
    <style:style style:name="T357_6" style:family="text">
      <style:text-properties fo:font-size="12pt" style:font-size-asian="12pt" style:font-size-complex="12pt"/>
    </style:style>
    <style:style style:name="T357_7" style:family="text">
      <style:text-properties fo:font-size="12pt" style:font-size-asian="12pt" style:font-size-complex="12pt"/>
    </style:style>
    <style:style style:name="T357_8" style:family="text">
      <style:text-properties fo:font-size="12pt" style:font-size-asian="12pt" style:font-size-complex="12pt"/>
    </style:style>
    <style:style style:name="T357_9" style:family="text">
      <style:text-properties fo:font-size="12pt" style:font-size-asian="12pt" style:font-size-complex="12pt"/>
    </style:style>
    <style:style style:name="T357_10" style:family="text">
      <style:text-properties fo:font-size="12pt" style:font-size-asian="12pt" style:font-size-complex="12pt"/>
    </style:style>
    <style:style style:name="T357_11" style:family="text">
      <style:text-properties fo:font-size="12pt" style:font-size-asian="12pt" style:font-size-complex="12pt"/>
    </style:style>
    <style:style style:name="T357_12" style:family="text">
      <style:text-properties fo:font-size="12pt" style:font-size-asian="12pt" style:font-size-complex="12pt"/>
    </style:style>
    <style:style style:name="T357_13" style:family="text">
      <style:text-properties fo:font-size="12pt" style:font-size-asian="12pt" style:font-size-complex="12pt"/>
    </style:style>
    <style:style style:name="T357_14" style:family="text">
      <style:text-properties fo:font-size="12pt" style:font-size-asian="12pt" style:font-size-complex="12pt"/>
    </style:style>
    <style:style style:name="T357_15" style:family="text">
      <style:text-properties fo:font-size="12pt" style:font-size-asian="12pt" style:font-size-complex="12pt"/>
    </style:style>
    <style:style style:name="T357_16" style:family="text">
      <style:text-properties fo:font-size="12pt" style:font-size-asian="12pt" style:font-size-complex="12pt"/>
    </style:style>
    <style:style style:name="T357_17" style:family="text">
      <style:text-properties fo:font-size="12pt" style:font-size-asian="12pt" style:font-size-complex="12pt"/>
    </style:style>
    <style:style style:name="T357_18" style:family="text">
      <style:text-properties fo:font-size="12pt" style:font-size-asian="12pt" style:font-size-complex="12pt"/>
    </style:style>
    <style:style style:name="T357_19" style:family="text">
      <style:text-properties fo:font-size="12pt" style:font-size-asian="12pt" style:font-size-complex="12pt"/>
    </style:style>
    <style:style style:name="T357_20" style:family="text">
      <style:text-properties fo:font-size="12pt" style:font-size-asian="12pt" style:font-size-complex="12pt"/>
    </style:style>
    <style:style style:name="T357_21" style:family="text">
      <style:text-properties fo:font-size="12pt" style:font-size-asian="12pt" style:font-size-complex="12pt"/>
    </style:style>
    <style:style style:name="T357_22" style:family="text">
      <style:text-properties fo:font-size="12pt" style:font-size-asian="12pt" style:font-size-complex="12pt"/>
    </style:style>
    <style:style style:name="T357_23" style:family="text">
      <style:text-properties fo:font-size="12pt" style:font-size-asian="12pt" style:font-size-complex="12pt"/>
    </style:style>
    <style:style style:name="T357_24" style:family="text">
      <style:text-properties fo:font-size="12pt" style:font-size-asian="12pt" style:font-size-complex="12pt"/>
    </style:style>
    <style:style style:name="T357_25" style:family="text">
      <style:text-properties fo:font-size="12pt" style:font-size-asian="12pt" style:font-size-complex="12pt"/>
    </style:style>
    <style:style style:name="T357_26" style:family="text">
      <style:text-properties fo:font-size="12pt" style:font-size-asian="12pt" style:font-size-complex="12pt"/>
    </style:style>
    <style:style style:name="T357_27" style:family="text">
      <style:text-properties fo:font-size="12pt" style:font-size-asian="12pt" style:font-size-complex="12pt"/>
    </style:style>
    <style:style style:name="T357_28" style:family="text">
      <style:text-properties fo:font-size="12pt" style:font-size-asian="12pt" style:font-size-complex="12pt"/>
    </style:style>
    <style:style style:name="T357_29" style:family="text">
      <style:text-properties fo:font-size="12pt" style:font-size-asian="12pt" style:font-size-complex="12pt"/>
    </style:style>
    <style:style style:name="T357_30" style:family="text">
      <style:text-properties fo:font-size="12pt" style:font-size-asian="12pt" style:font-size-complex="12pt"/>
    </style:style>
    <style:style style:name="T357_31" style:family="text">
      <style:text-properties fo:font-size="12pt" style:font-size-asian="12pt" style:font-size-complex="12pt"/>
    </style:style>
    <style:style style:name="T357_32" style:family="text">
      <style:text-properties fo:font-size="12pt" style:font-size-asian="12pt" style:font-size-complex="12pt"/>
    </style:style>
    <style:style style:name="T357_33" style:family="text">
      <style:text-properties fo:font-size="12pt" style:font-size-asian="12pt" style:font-size-complex="12pt"/>
    </style:style>
    <style:style style:name="T357_34" style:family="text">
      <style:text-properties fo:font-size="12pt" style:font-size-asian="12pt" style:font-size-complex="12pt"/>
    </style:style>
    <style:style style:name="T357_35" style:family="text">
      <style:text-properties fo:font-size="12pt" style:font-size-asian="12pt" style:font-size-complex="12pt"/>
    </style:style>
    <style:style style:name="T357_36" style:family="text">
      <style:text-properties fo:font-size="12pt" style:font-size-asian="12pt" style:font-size-complex="12pt"/>
    </style:style>
    <style:style style:name="T357_37" style:family="text">
      <style:text-properties fo:font-size="12pt" style:font-size-asian="12pt" style:font-size-complex="12pt"/>
    </style:style>
    <style:style style:name="T357_38" style:family="text">
      <style:text-properties fo:font-size="12pt" style:font-size-asian="12pt" style:font-size-complex="12pt"/>
    </style:style>
    <style:style style:name="T357_39" style:family="text">
      <style:text-properties fo:font-size="12pt" style:font-size-asian="12pt" style:font-size-complex="12pt"/>
    </style:style>
    <style:style style:name="T357_40" style:family="text">
      <style:text-properties fo:font-size="12pt" style:font-size-asian="12pt" style:font-size-complex="12pt"/>
    </style:style>
    <style:style style:name="T357_41" style:family="text">
      <style:text-properties fo:font-size="12pt" style:font-size-asian="12pt" style:font-size-complex="12pt"/>
    </style:style>
    <style:style style:name="T357_42" style:family="text">
      <style:text-properties fo:font-size="12pt" style:font-size-asian="12pt" style:font-size-complex="12pt"/>
    </style:style>
    <style:style style:name="T357_43" style:family="text">
      <style:text-properties fo:font-size="12pt" style:font-size-asian="12pt" style:font-size-complex="12pt"/>
    </style:style>
    <style:style style:name="T357_44" style:family="text">
      <style:text-properties fo:font-size="12pt" style:font-size-asian="12pt" style:font-size-complex="12pt"/>
    </style:style>
    <style:style style:name="T357_45" style:family="text">
      <style:text-properties fo:font-size="12pt" style:font-size-asian="12pt" style:font-size-complex="12pt"/>
    </style:style>
    <style:style style:name="T357_46" style:family="text">
      <style:text-properties fo:font-size="12pt" style:font-size-asian="12pt" style:font-size-complex="12pt"/>
    </style:style>
    <style:style style:name="T357_47" style:family="text">
      <style:text-properties fo:font-size="12pt" style:font-size-asian="12pt" style:font-size-complex="12pt"/>
    </style:style>
    <style:style style:name="T357_48" style:family="text">
      <style:text-properties fo:font-size="12pt" style:font-size-asian="12pt" style:font-size-complex="12pt"/>
    </style:style>
    <style:style style:name="T357_49" style:family="text">
      <style:text-properties fo:font-size="12pt" style:font-size-asian="12pt" style:font-size-complex="12pt"/>
    </style:style>
    <style:style style:name="T357_50" style:family="text">
      <style:text-properties fo:font-size="12pt" style:font-size-asian="12pt" style:font-size-complex="12pt"/>
    </style:style>
    <style:style style:name="T357_51" style:family="text">
      <style:text-properties fo:font-size="12pt" style:font-size-asian="12pt" style:font-size-complex="12pt"/>
    </style:style>
    <style:style style:name="T357_52" style:family="text">
      <style:text-properties fo:font-size="12pt" style:font-size-asian="12pt" style:font-size-complex="12pt"/>
    </style:style>
    <style:style style:name="T357_53" style:family="text">
      <style:text-properties fo:font-size="12pt" style:font-size-asian="12pt" style:font-size-complex="12pt"/>
    </style:style>
    <style:style style:name="T357_54" style:family="text">
      <style:text-properties fo:font-size="12pt" style:font-size-asian="12pt" style:font-size-complex="12pt"/>
    </style:style>
    <style:style style:name="T357_55" style:family="text">
      <style:text-properties fo:font-size="12pt" style:font-size-asian="12pt" style:font-size-complex="12pt"/>
    </style:style>
    <style:style style:name="T357_56" style:family="text">
      <style:text-properties fo:font-size="12pt" style:font-size-asian="12pt" style:font-size-complex="12pt"/>
    </style:style>
    <style:style style:name="T357_57" style:family="text">
      <style:text-properties fo:font-size="12pt" style:font-size-asian="12pt" style:font-size-complex="12pt"/>
    </style:style>
    <style:style style:name="T357_58" style:family="text">
      <style:text-properties fo:font-size="12pt" style:font-size-asian="12pt" style:font-size-complex="12pt"/>
    </style:style>
    <style:style style:name="T357_59" style:family="text">
      <style:text-properties fo:font-size="12pt" style:font-size-asian="12pt" style:font-size-complex="12pt"/>
    </style:style>
    <style:style style:name="T357_60" style:family="text">
      <style:text-properties fo:font-size="12pt" style:font-size-asian="12pt" style:font-size-complex="12pt"/>
    </style:style>
    <style:style style:name="T357_61" style:family="text">
      <style:text-properties fo:font-size="12pt" style:font-size-asian="12pt" style:font-size-complex="12pt"/>
    </style:style>
    <style:style style:name="T357_62" style:family="text">
      <style:text-properties fo:font-size="12pt" style:font-size-asian="12pt" style:font-size-complex="12pt"/>
    </style:style>
    <style:style style:name="T357_63" style:family="text">
      <style:text-properties fo:font-size="12pt" style:font-size-asian="12pt" style:font-size-complex="12pt"/>
    </style:style>
    <style:style style:name="T357_64" style:family="text">
      <style:text-properties fo:font-size="12pt" style:font-size-asian="12pt" style:font-size-complex="12pt"/>
    </style:style>
    <style:style style:name="T357_65" style:family="text">
      <style:text-properties fo:font-size="12pt" style:font-size-asian="12pt" style:font-size-complex="12pt"/>
    </style:style>
    <style:style style:name="T357_66" style:family="text">
      <style:text-properties fo:font-size="12pt" style:font-size-asian="12pt" style:font-size-complex="12pt"/>
    </style:style>
    <style:style style:name="T357_67" style:family="text">
      <style:text-properties fo:font-size="12pt" style:font-size-asian="12pt" style:font-size-complex="12pt"/>
    </style:style>
    <style:style style:name="T357_68" style:family="text">
      <style:text-properties fo:font-size="12pt" style:font-size-asian="12pt" style:font-size-complex="12pt"/>
    </style:style>
    <style:style style:name="T357_69" style:family="text">
      <style:text-properties fo:font-size="12pt" style:font-size-asian="12pt" style:font-size-complex="12pt"/>
    </style:style>
    <style:style style:name="T357_70" style:family="text">
      <style:text-properties fo:font-size="12pt" style:font-size-asian="12pt" style:font-size-complex="12pt"/>
    </style:style>
    <style:style style:name="T357_71" style:family="text">
      <style:text-properties fo:font-size="12pt" style:font-size-asian="12pt" style:font-size-complex="12pt"/>
    </style:style>
    <style:style style:name="T357_72" style:family="text">
      <style:text-properties fo:font-size="12pt" style:font-size-asian="12pt" style:font-size-complex="12pt"/>
    </style:style>
    <style:style style:name="T357_73" style:family="text">
      <style:text-properties fo:font-size="12pt" style:font-size-asian="12pt" style:font-size-complex="12pt"/>
    </style:style>
    <style:style style:name="T357_74" style:family="text">
      <style:text-properties fo:font-size="12pt" style:font-size-asian="12pt" style:font-size-complex="12pt"/>
    </style:style>
    <style:style style:name="T357_75" style:family="text">
      <style:text-properties fo:font-size="12pt" style:font-size-asian="12pt" style:font-size-complex="12pt"/>
    </style:style>
    <style:style style:name="T357_76" style:family="text">
      <style:text-properties fo:font-size="12pt" style:font-size-asian="12pt" style:font-size-complex="12pt"/>
    </style:style>
    <style:style style:name="T357_77" style:family="text">
      <style:text-properties fo:font-size="12pt" style:font-size-asian="12pt" style:font-size-complex="12pt"/>
    </style:style>
    <style:style style:name="T357_78" style:family="text">
      <style:text-properties fo:font-size="12pt" style:font-size-asian="12pt" style:font-size-complex="12pt"/>
    </style:style>
    <style:style style:name="T357_79" style:family="text">
      <style:text-properties fo:font-size="12pt" style:font-size-asian="12pt" style:font-size-complex="12pt"/>
    </style:style>
    <style:style style:name="T357_80" style:family="text">
      <style:text-properties fo:font-size="12pt" style:font-size-asian="12pt" style:font-size-complex="12pt"/>
    </style:style>
    <style:style style:name="T357_81" style:family="text">
      <style:text-properties fo:font-size="12pt" style:font-size-asian="12pt" style:font-size-complex="12pt"/>
    </style:style>
    <style:style style:name="T357_82" style:family="text">
      <style:text-properties fo:font-size="12pt" style:font-size-asian="12pt" style:font-size-complex="12pt"/>
    </style:style>
    <style:style style:name="T357_83" style:family="text">
      <style:text-properties fo:font-size="12pt" style:font-size-asian="12pt" style:font-size-complex="12pt"/>
    </style:style>
    <style:style style:name="T357_84" style:family="text">
      <style:text-properties fo:font-size="12pt" style:font-size-asian="12pt" style:font-size-complex="12pt"/>
    </style:style>
    <style:style style:name="T357_85" style:family="text">
      <style:text-properties fo:font-size="12pt" style:font-size-asian="12pt" style:font-size-complex="12pt"/>
    </style:style>
    <style:style style:name="T357_86" style:family="text">
      <style:text-properties fo:font-size="12pt" style:font-size-asian="12pt" style:font-size-complex="12pt"/>
    </style:style>
    <style:style style:name="T357_87" style:family="text">
      <style:text-properties fo:font-size="12pt" style:font-size-asian="12pt" style:font-size-complex="12pt"/>
    </style:style>
    <style:style style:name="P358" style:family="paragraph" style:parent-style-name="Standard">
      <style:paragraph-properties fo:text-align="justify" fo:break-before="auto" fo:line-height="115%" style:writing-mode="lr-tb"/>
    </style:style>
    <style:style style:name="T358_1" style:family="text">
      <style:text-properties fo:font-size="12pt" style:font-size-asian="12pt" style:font-size-complex="12pt"/>
    </style:style>
    <style:style style:name="T358_2" style:family="text">
      <style:text-properties fo:font-size="12pt" style:font-size-asian="12pt" style:font-size-complex="12pt"/>
    </style:style>
    <style:style style:name="T358_3" style:family="text">
      <style:text-properties fo:font-size="12pt" style:font-size-asian="12pt" style:font-size-complex="12pt"/>
    </style:style>
    <style:style style:name="T358_4" style:family="text">
      <style:text-properties fo:font-size="12pt" style:font-size-asian="12pt" style:font-size-complex="12pt"/>
    </style:style>
    <style:style style:name="T358_5" style:family="text">
      <style:text-properties fo:font-size="12pt" style:font-size-asian="12pt" style:font-size-complex="12pt"/>
    </style:style>
    <style:style style:name="T358_6" style:family="text">
      <style:text-properties fo:font-size="12pt" style:font-size-asian="12pt" style:font-size-complex="12pt"/>
    </style:style>
    <style:style style:name="T358_7" style:family="text">
      <style:text-properties fo:font-size="12pt" style:font-size-asian="12pt" style:font-size-complex="12pt"/>
    </style:style>
    <style:style style:name="T358_8" style:family="text">
      <style:text-properties fo:font-size="12pt" style:font-size-asian="12pt" style:font-size-complex="12pt"/>
    </style:style>
    <style:style style:name="P35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60" style:family="paragraph" style:parent-style-name="Standard">
      <style:paragraph-properties fo:text-align="justify" fo:break-before="auto" fo:line-height="115%" style:writing-mode="lr-tb"/>
    </style:style>
    <style:style style:name="T360_1" style:family="text">
      <style:text-properties fo:font-size="12pt" style:font-size-asian="12pt" style:font-size-complex="12pt"/>
    </style:style>
    <style:style style:name="T360_2" style:family="text">
      <style:text-properties fo:font-size="12pt" style:font-size-asian="12pt" style:font-size-complex="12pt"/>
    </style:style>
    <style:style style:name="T360_3" style:family="text">
      <style:text-properties fo:font-size="12pt" style:font-size-asian="12pt" style:font-size-complex="12pt"/>
    </style:style>
    <style:style style:name="T360_4" style:family="text">
      <style:text-properties fo:font-size="12pt" style:font-size-asian="12pt" style:font-size-complex="12pt"/>
    </style:style>
    <style:style style:name="T360_5" style:family="text">
      <style:text-properties fo:font-size="12pt" style:font-size-asian="12pt" style:font-size-complex="12pt"/>
    </style:style>
    <style:style style:name="T360_6" style:family="text">
      <style:text-properties fo:font-size="12pt" style:font-size-asian="12pt" style:font-size-complex="12pt"/>
    </style:style>
    <style:style style:name="T360_7" style:family="text">
      <style:text-properties fo:font-size="12pt" style:font-size-asian="12pt" style:font-size-complex="12pt"/>
    </style:style>
    <style:style style:name="T360_8" style:family="text">
      <style:text-properties fo:font-size="12pt" style:font-size-asian="12pt" style:font-size-complex="12pt"/>
    </style:style>
    <style:style style:name="T360_9" style:family="text">
      <style:text-properties fo:font-size="12pt" style:font-size-asian="12pt" style:font-size-complex="12pt"/>
    </style:style>
    <style:style style:name="T360_10" style:family="text">
      <style:text-properties fo:font-size="12pt" style:font-size-asian="12pt" style:font-size-complex="12pt"/>
    </style:style>
    <style:style style:name="T360_11" style:family="text">
      <style:text-properties fo:font-size="12pt" style:font-size-asian="12pt" style:font-size-complex="12pt"/>
    </style:style>
    <style:style style:name="T360_12" style:family="text">
      <style:text-properties fo:font-size="12pt" style:font-size-asian="12pt" style:font-size-complex="12pt"/>
    </style:style>
    <style:style style:name="T360_13" style:family="text">
      <style:text-properties fo:font-size="12pt" style:font-size-asian="12pt" style:font-size-complex="12pt"/>
    </style:style>
    <style:style style:name="T360_14" style:family="text">
      <style:text-properties fo:font-size="12pt" style:font-size-asian="12pt" style:font-size-complex="12pt"/>
    </style:style>
    <style:style style:name="T360_15" style:family="text">
      <style:text-properties fo:font-size="12pt" style:font-size-asian="12pt" style:font-size-complex="12pt"/>
    </style:style>
    <style:style style:name="T360_16" style:family="text">
      <style:text-properties fo:font-size="12pt" style:font-size-asian="12pt" style:font-size-complex="12pt"/>
    </style:style>
    <style:style style:name="T360_17" style:family="text">
      <style:text-properties fo:font-size="12pt" style:font-size-asian="12pt" style:font-size-complex="12pt"/>
    </style:style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>
      <style:text-properties fo:font-size="12pt" style:font-size-asian="12pt" style:font-size-complex="12pt"/>
    </style:style>
    <style:style style:name="T361_2" style:family="text">
      <style:text-properties fo:font-size="12pt" style:font-size-asian="12pt" style:font-size-complex="12pt"/>
    </style:style>
    <style:style style:name="T361_3" style:family="text">
      <style:text-properties fo:font-size="12pt" style:font-size-asian="12pt" style:font-size-complex="12pt"/>
    </style:style>
    <style:style style:name="T361_4" style:family="text">
      <style:text-properties fo:font-size="12pt" style:font-size-asian="12pt" style:font-size-complex="12pt"/>
    </style:style>
    <style:style style:name="T361_5" style:family="text">
      <style:text-properties fo:font-size="12pt" style:font-size-asian="12pt" style:font-size-complex="12pt"/>
    </style:style>
    <style:style style:name="T361_6" style:family="text">
      <style:text-properties fo:font-size="12pt" style:font-size-asian="12pt" style:font-size-complex="12pt"/>
    </style:style>
    <style:style style:name="T361_7" style:family="text">
      <style:text-properties fo:font-size="12pt" style:font-size-asian="12pt" style:font-size-complex="12pt"/>
    </style:style>
    <style:style style:name="T361_8" style:family="text">
      <style:text-properties fo:font-size="12pt" style:font-size-asian="12pt" style:font-size-complex="12pt"/>
    </style:style>
    <style:style style:name="T361_9" style:family="text">
      <style:text-properties fo:font-size="12pt" style:font-size-asian="12pt" style:font-size-complex="12pt"/>
    </style:style>
    <style:style style:name="T361_10" style:family="text">
      <style:text-properties fo:font-size="12pt" style:font-size-asian="12pt" style:font-size-complex="12pt"/>
    </style:style>
    <style:style style:name="T361_11" style:family="text">
      <style:text-properties fo:font-size="12pt" style:font-size-asian="12pt" style:font-size-complex="12pt"/>
    </style:style>
    <style:style style:name="T361_12" style:family="text">
      <style:text-properties fo:font-size="12pt" style:font-size-asian="12pt" style:font-size-complex="12pt"/>
    </style:style>
    <style:style style:name="T361_13" style:family="text">
      <style:text-properties fo:font-size="12pt" style:font-size-asian="12pt" style:font-size-complex="12pt"/>
    </style:style>
    <style:style style:name="T361_14" style:family="text">
      <style:text-properties fo:font-size="12pt" style:font-size-asian="12pt" style:font-size-complex="12pt"/>
    </style:style>
    <style:style style:name="T361_15" style:family="text">
      <style:text-properties fo:font-size="12pt" style:font-size-asian="12pt" style:font-size-complex="12pt"/>
    </style:style>
    <style:style style:name="T361_16" style:family="text">
      <style:text-properties fo:font-size="12pt" style:font-size-asian="12pt" style:font-size-complex="12pt"/>
    </style:style>
    <style:style style:name="T361_17" style:family="text">
      <style:text-properties fo:font-size="12pt" style:font-size-asian="12pt" style:font-size-complex="12pt"/>
    </style:style>
    <style:style style:name="T361_18" style:family="text">
      <style:text-properties fo:font-size="12pt" style:font-size-asian="12pt" style:font-size-complex="12pt"/>
    </style:style>
    <style:style style:name="T361_19" style:family="text">
      <style:text-properties fo:font-size="12pt" style:font-size-asian="12pt" style:font-size-complex="12pt"/>
    </style:style>
    <style:style style:name="T361_20" style:family="text">
      <style:text-properties fo:font-size="12pt" style:font-size-asian="12pt" style:font-size-complex="12pt"/>
    </style:style>
    <style:style style:name="T361_21" style:family="text">
      <style:text-properties fo:font-size="12pt" style:font-size-asian="12pt" style:font-size-complex="12pt"/>
    </style:style>
    <style:style style:name="T361_22" style:family="text">
      <style:text-properties fo:font-size="12pt" style:font-size-asian="12pt" style:font-size-complex="12pt"/>
    </style:style>
    <style:style style:name="T361_23" style:family="text">
      <style:text-properties fo:font-size="12pt" style:font-size-asian="12pt" style:font-size-complex="12pt"/>
    </style:style>
    <style:style style:name="T361_24" style:family="text">
      <style:text-properties fo:font-size="12pt" style:font-size-asian="12pt" style:font-size-complex="12pt"/>
    </style:style>
    <style:style style:name="T361_25" style:family="text">
      <style:text-properties fo:font-size="12pt" style:font-size-asian="12pt" style:font-size-complex="12pt"/>
    </style:style>
    <style:style style:name="T361_26" style:family="text">
      <style:text-properties fo:font-size="12pt" style:font-size-asian="12pt" style:font-size-complex="12pt"/>
    </style:style>
    <style:style style:name="T361_27" style:family="text">
      <style:text-properties fo:font-size="12pt" style:font-size-asian="12pt" style:font-size-complex="12pt"/>
    </style:style>
    <style:style style:name="T361_28" style:family="text">
      <style:text-properties fo:font-size="12pt" style:font-size-asian="12pt" style:font-size-complex="12pt"/>
    </style:style>
    <style:style style:name="T361_29" style:family="text">
      <style:text-properties fo:font-size="12pt" style:font-size-asian="12pt" style:font-size-complex="12pt"/>
    </style:style>
    <style:style style:name="T361_30" style:family="text">
      <style:text-properties fo:font-size="12pt" style:font-size-asian="12pt" style:font-size-complex="12pt"/>
    </style:style>
    <style:style style:name="T361_31" style:family="text">
      <style:text-properties fo:font-size="12pt" style:font-size-asian="12pt" style:font-size-complex="12pt"/>
    </style:style>
    <style:style style:name="T361_32" style:family="text">
      <style:text-properties fo:font-size="12pt" style:font-size-asian="12pt" style:font-size-complex="12pt"/>
    </style:style>
    <style:style style:name="T361_33" style:family="text">
      <style:text-properties fo:font-size="12pt" style:font-size-asian="12pt" style:font-size-complex="12pt"/>
    </style:style>
    <style:style style:name="T361_34" style:family="text">
      <style:text-properties fo:font-size="12pt" style:font-size-asian="12pt" style:font-size-complex="12pt"/>
    </style:style>
    <style:style style:name="T361_35" style:family="text">
      <style:text-properties fo:font-size="12pt" style:font-size-asian="12pt" style:font-size-complex="12pt"/>
    </style:style>
    <style:style style:name="T361_36" style:family="text">
      <style:text-properties fo:font-size="12pt" style:font-size-asian="12pt" style:font-size-complex="12pt"/>
    </style:style>
    <style:style style:name="T361_37" style:family="text">
      <style:text-properties fo:font-size="12pt" style:font-size-asian="12pt" style:font-size-complex="12pt"/>
    </style:style>
    <style:style style:name="T361_38" style:family="text">
      <style:text-properties fo:font-size="12pt" style:font-size-asian="12pt" style:font-size-complex="12pt"/>
    </style:style>
    <style:style style:name="T361_39" style:family="text">
      <style:text-properties fo:font-size="12pt" style:font-size-asian="12pt" style:font-size-complex="12pt"/>
    </style:style>
    <style:style style:name="T361_40" style:family="text">
      <style:text-properties fo:font-size="12pt" style:font-size-asian="12pt" style:font-size-complex="12pt"/>
    </style:style>
    <style:style style:name="T361_41" style:family="text">
      <style:text-properties fo:font-size="12pt" style:font-size-asian="12pt" style:font-size-complex="12pt"/>
    </style:style>
    <style:style style:name="T361_42" style:family="text">
      <style:text-properties fo:font-size="12pt" style:font-size-asian="12pt" style:font-size-complex="12pt"/>
    </style:style>
    <style:style style:name="T361_43" style:family="text">
      <style:text-properties fo:font-size="12pt" style:font-size-asian="12pt" style:font-size-complex="12pt"/>
    </style:style>
    <style:style style:name="T361_44" style:family="text">
      <style:text-properties fo:font-size="12pt" style:font-size-asian="12pt" style:font-size-complex="12pt"/>
    </style:style>
    <style:style style:name="T361_45" style:family="text">
      <style:text-properties fo:font-size="12pt" style:font-size-asian="12pt" style:font-size-complex="12pt"/>
    </style:style>
    <style:style style:name="T361_46" style:family="text">
      <style:text-properties fo:font-size="12pt" style:font-size-asian="12pt" style:font-size-complex="12pt"/>
    </style:style>
    <style:style style:name="T361_47" style:family="text">
      <style:text-properties fo:font-size="12pt" style:font-size-asian="12pt" style:font-size-complex="12pt"/>
    </style:style>
    <style:style style:name="T361_48" style:family="text">
      <style:text-properties fo:font-size="12pt" style:font-size-asian="12pt" style:font-size-complex="12pt"/>
    </style:style>
    <style:style style:name="T361_49" style:family="text">
      <style:text-properties fo:font-size="12pt" style:font-size-asian="12pt" style:font-size-complex="12pt"/>
    </style:style>
    <style:style style:name="T361_50" style:family="text">
      <style:text-properties fo:font-size="12pt" style:font-size-asian="12pt" style:font-size-complex="12pt"/>
    </style:style>
    <style:style style:name="T361_51" style:family="text">
      <style:text-properties fo:font-size="12pt" style:font-size-asian="12pt" style:font-size-complex="12pt"/>
    </style:style>
    <style:style style:name="T361_52" style:family="text">
      <style:text-properties fo:font-size="12pt" style:font-size-asian="12pt" style:font-size-complex="12pt"/>
    </style:style>
    <style:style style:name="T361_53" style:family="text">
      <style:text-properties fo:font-size="12pt" style:font-size-asian="12pt" style:font-size-complex="12pt"/>
    </style:style>
    <style:style style:name="T361_54" style:family="text">
      <style:text-properties fo:font-size="12pt" style:font-size-asian="12pt" style:font-size-complex="12pt"/>
    </style:style>
    <style:style style:name="T361_55" style:family="text">
      <style:text-properties fo:font-size="12pt" style:font-size-asian="12pt" style:font-size-complex="12pt"/>
    </style:style>
    <style:style style:name="T361_56" style:family="text">
      <style:text-properties fo:font-size="12pt" style:font-size-asian="12pt" style:font-size-complex="12pt"/>
    </style:style>
    <style:style style:name="T361_57" style:family="text">
      <style:text-properties fo:font-size="12pt" style:font-size-asian="12pt" style:font-size-complex="12pt"/>
    </style:style>
    <style:style style:name="T361_58" style:family="text">
      <style:text-properties fo:font-size="12pt" style:font-size-asian="12pt" style:font-size-complex="12pt"/>
    </style:style>
    <style:style style:name="T361_59" style:family="text">
      <style:text-properties fo:font-size="12pt" style:font-size-asian="12pt" style:font-size-complex="12pt"/>
    </style:style>
    <style:style style:name="T361_60" style:family="text">
      <style:text-properties fo:font-size="12pt" style:font-size-asian="12pt" style:font-size-complex="12pt"/>
    </style:style>
    <style:style style:name="T361_61" style:family="text">
      <style:text-properties fo:font-size="12pt" style:font-size-asian="12pt" style:font-size-complex="12pt"/>
    </style:style>
    <style:style style:name="T361_62" style:family="text">
      <style:text-properties fo:font-size="12pt" style:font-size-asian="12pt" style:font-size-complex="12pt"/>
    </style:style>
    <style:style style:name="T361_63" style:family="text">
      <style:text-properties fo:font-size="12pt" style:font-size-asian="12pt" style:font-size-complex="12pt"/>
    </style:style>
    <style:style style:name="T361_64" style:family="text">
      <style:text-properties fo:font-size="12pt" style:font-size-asian="12pt" style:font-size-complex="12pt"/>
    </style:style>
    <style:style style:name="T361_65" style:family="text">
      <style:text-properties fo:font-size="12pt" style:font-size-asian="12pt" style:font-size-complex="12pt"/>
    </style:style>
    <style:style style:name="T361_66" style:family="text">
      <style:text-properties fo:font-size="12pt" style:font-size-asian="12pt" style:font-size-complex="12pt"/>
    </style:style>
    <style:style style:name="T361_67" style:family="text">
      <style:text-properties fo:font-size="12pt" style:font-size-asian="12pt" style:font-size-complex="12pt"/>
    </style:style>
    <style:style style:name="T361_68" style:family="text">
      <style:text-properties fo:font-size="12pt" style:font-size-asian="12pt" style:font-size-complex="12pt"/>
    </style:style>
    <style:style style:name="T361_69" style:family="text">
      <style:text-properties fo:font-size="12pt" style:font-size-asian="12pt" style:font-size-complex="12pt"/>
    </style:style>
    <style:style style:name="T361_70" style:family="text">
      <style:text-properties fo:font-size="12pt" style:font-size-asian="12pt" style:font-size-complex="12pt"/>
    </style:style>
    <style:style style:name="T361_71" style:family="text">
      <style:text-properties fo:font-size="12pt" style:font-size-asian="12pt" style:font-size-complex="12pt"/>
    </style:style>
    <style:style style:name="T361_72" style:family="text">
      <style:text-properties fo:font-size="12pt" style:font-size-asian="12pt" style:font-size-complex="12pt"/>
    </style:style>
    <style:style style:name="T361_73" style:family="text">
      <style:text-properties fo:font-size="12pt" style:font-size-asian="12pt" style:font-size-complex="12pt"/>
    </style:style>
    <style:style style:name="T361_74" style:family="text">
      <style:text-properties fo:font-size="12pt" style:font-size-asian="12pt" style:font-size-complex="12pt"/>
    </style:style>
    <style:style style:name="T361_75" style:family="text">
      <style:text-properties fo:font-size="12pt" style:font-size-asian="12pt" style:font-size-complex="12pt"/>
    </style:style>
    <style:style style:name="T361_76" style:family="text">
      <style:text-properties fo:font-size="12pt" style:font-size-asian="12pt" style:font-size-complex="12pt"/>
    </style:style>
    <style:style style:name="T361_77" style:family="text">
      <style:text-properties fo:font-size="12pt" style:font-size-asian="12pt" style:font-size-complex="12pt"/>
    </style:style>
    <style:style style:name="T361_78" style:family="text">
      <style:text-properties fo:font-size="12pt" style:font-size-asian="12pt" style:font-size-complex="12pt"/>
    </style:style>
    <style:style style:name="T361_79" style:family="text">
      <style:text-properties fo:font-size="12pt" style:font-size-asian="12pt" style:font-size-complex="12pt"/>
    </style:style>
    <style:style style:name="T361_80" style:family="text">
      <style:text-properties fo:font-size="12pt" style:font-size-asian="12pt" style:font-size-complex="12pt"/>
    </style:style>
    <style:style style:name="T361_81" style:family="text">
      <style:text-properties fo:font-size="12pt" style:font-size-asian="12pt" style:font-size-complex="12pt"/>
    </style:style>
    <style:style style:name="T361_82" style:family="text">
      <style:text-properties fo:font-size="12pt" style:font-size-asian="12pt" style:font-size-complex="12pt"/>
    </style:style>
    <style:style style:name="T361_83" style:family="text">
      <style:text-properties fo:font-size="12pt" style:font-size-asian="12pt" style:font-size-complex="12pt"/>
    </style:style>
    <style:style style:name="T361_84" style:family="text">
      <style:text-properties fo:font-size="12pt" style:font-size-asian="12pt" style:font-size-complex="12pt"/>
    </style:style>
    <style:style style:name="T361_85" style:family="text">
      <style:text-properties fo:font-size="12pt" style:font-size-asian="12pt" style:font-size-complex="12pt"/>
    </style:style>
    <style:style style:name="T361_86" style:family="text">
      <style:text-properties fo:font-size="12pt" style:font-size-asian="12pt" style:font-size-complex="12pt"/>
    </style:style>
    <style:style style:name="T361_87" style:family="text">
      <style:text-properties fo:font-size="12pt" style:font-size-asian="12pt" style:font-size-complex="12pt"/>
    </style:style>
    <style:style style:name="T361_88" style:family="text">
      <style:text-properties fo:font-size="12pt" style:font-size-asian="12pt" style:font-size-complex="12pt"/>
    </style:style>
    <style:style style:name="T361_89" style:family="text">
      <style:text-properties fo:font-size="12pt" style:font-size-asian="12pt" style:font-size-complex="12pt"/>
    </style:style>
    <style:style style:name="T361_90" style:family="text">
      <style:text-properties fo:font-size="12pt" style:font-size-asian="12pt" style:font-size-complex="12pt"/>
    </style:style>
    <style:style style:name="T361_91" style:family="text">
      <style:text-properties fo:font-size="12pt" style:font-size-asian="12pt" style:font-size-complex="12pt"/>
    </style:style>
    <style:style style:name="T361_92" style:family="text">
      <style:text-properties fo:font-size="12pt" style:font-size-asian="12pt" style:font-size-complex="12pt"/>
    </style:style>
    <style:style style:name="T361_93" style:family="text">
      <style:text-properties fo:font-size="12pt" style:font-size-asian="12pt" style:font-size-complex="12pt"/>
    </style:style>
    <style:style style:name="T361_94" style:family="text">
      <style:text-properties fo:font-size="12pt" style:font-size-asian="12pt" style:font-size-complex="12pt"/>
    </style:style>
    <style:style style:name="T361_95" style:family="text">
      <style:text-properties fo:font-size="12pt" style:font-size-asian="12pt" style:font-size-complex="12pt"/>
    </style:style>
    <style:style style:name="T361_96" style:family="text">
      <style:text-properties fo:font-size="12pt" style:font-size-asian="12pt" style:font-size-complex="12pt"/>
    </style:style>
    <style:style style:name="T361_97" style:family="text">
      <style:text-properties fo:font-size="12pt" style:font-size-asian="12pt" style:font-size-complex="12pt"/>
    </style:style>
    <style:style style:name="T361_98" style:family="text">
      <style:text-properties fo:font-size="12pt" style:font-size-asian="12pt" style:font-size-complex="12pt"/>
    </style:style>
    <style:style style:name="T361_99" style:family="text">
      <style:text-properties fo:font-size="12pt" style:font-size-asian="12pt" style:font-size-complex="12pt"/>
    </style:style>
    <style:style style:name="T361_100" style:family="text">
      <style:text-properties fo:font-size="12pt" style:font-size-asian="12pt" style:font-size-complex="12pt"/>
    </style:style>
    <style:style style:name="T361_101" style:family="text">
      <style:text-properties fo:font-size="12pt" style:font-size-asian="12pt" style:font-size-complex="12pt"/>
    </style:style>
    <style:style style:name="T361_102" style:family="text">
      <style:text-properties fo:font-size="12pt" style:font-size-asian="12pt" style:font-size-complex="12pt"/>
    </style:style>
    <style:style style:name="T361_103" style:family="text">
      <style:text-properties fo:font-size="12pt" style:font-size-asian="12pt" style:font-size-complex="12pt"/>
    </style:style>
    <style:style style:name="P36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63" style:family="paragraph" style:parent-style-name="Standard">
      <style:paragraph-properties fo:text-align="justify" fo:break-before="auto" fo:line-height="115%" style:writing-mode="lr-tb"/>
    </style:style>
    <style:style style:name="T363_1" style:family="text">
      <style:text-properties fo:font-size="12pt" style:font-size-asian="12pt" style:font-size-complex="12pt"/>
    </style:style>
    <style:style style:name="T363_2" style:family="text">
      <style:text-properties fo:font-size="12pt" style:font-size-asian="12pt" style:font-size-complex="12pt"/>
    </style:style>
    <style:style style:name="T363_3" style:family="text">
      <style:text-properties fo:font-size="12pt" style:font-size-asian="12pt" style:font-size-complex="12pt"/>
    </style:style>
    <style:style style:name="T363_4" style:family="text">
      <style:text-properties fo:font-size="12pt" style:font-size-asian="12pt" style:font-size-complex="12pt"/>
    </style:style>
    <style:style style:name="T363_5" style:family="text">
      <style:text-properties fo:font-size="12pt" style:font-size-asian="12pt" style:font-size-complex="12pt"/>
    </style:style>
    <style:style style:name="T363_6" style:family="text">
      <style:text-properties fo:font-size="12pt" style:font-size-asian="12pt" style:font-size-complex="12pt"/>
    </style:style>
    <style:style style:name="T363_7" style:family="text">
      <style:text-properties fo:font-size="12pt" style:font-size-asian="12pt" style:font-size-complex="12pt"/>
    </style:style>
    <style:style style:name="T363_8" style:family="text">
      <style:text-properties fo:font-size="12pt" style:font-size-asian="12pt" style:font-size-complex="12pt"/>
    </style:style>
    <style:style style:name="T363_9" style:family="text">
      <style:text-properties fo:font-size="12pt" style:font-size-asian="12pt" style:font-size-complex="12pt"/>
    </style:style>
    <style:style style:name="T363_10" style:family="text">
      <style:text-properties fo:font-size="12pt" style:font-size-asian="12pt" style:font-size-complex="12pt"/>
    </style:style>
    <style:style style:name="T363_11" style:family="text">
      <style:text-properties fo:font-size="12pt" style:font-size-asian="12pt" style:font-size-complex="12pt"/>
    </style:style>
    <style:style style:name="T363_12" style:family="text">
      <style:text-properties fo:font-size="12pt" style:font-size-asian="12pt" style:font-size-complex="12pt"/>
    </style:style>
    <style:style style:name="T363_13" style:family="text">
      <style:text-properties fo:font-size="12pt" style:font-size-asian="12pt" style:font-size-complex="12pt"/>
    </style:style>
    <style:style style:name="T363_14" style:family="text">
      <style:text-properties fo:font-size="12pt" style:font-size-asian="12pt" style:font-size-complex="12pt"/>
    </style:style>
    <style:style style:name="T363_15" style:family="text">
      <style:text-properties fo:font-size="12pt" style:font-size-asian="12pt" style:font-size-complex="12pt"/>
    </style:style>
    <style:style style:name="T363_16" style:family="text">
      <style:text-properties fo:font-size="12pt" style:font-size-asian="12pt" style:font-size-complex="12pt"/>
    </style:style>
    <style:style style:name="T363_17" style:family="text">
      <style:text-properties fo:font-size="12pt" style:font-size-asian="12pt" style:font-size-complex="12pt"/>
    </style:style>
    <style:style style:name="T363_18" style:family="text">
      <style:text-properties fo:font-size="12pt" style:font-size-asian="12pt" style:font-size-complex="12pt"/>
    </style:style>
    <style:style style:name="T363_19" style:family="text">
      <style:text-properties fo:font-size="12pt" style:font-size-asian="12pt" style:font-size-complex="12pt"/>
    </style:style>
    <style:style style:name="T363_20" style:family="text">
      <style:text-properties fo:font-size="12pt" style:font-size-asian="12pt" style:font-size-complex="12pt"/>
    </style:style>
    <style:style style:name="T363_21" style:family="text">
      <style:text-properties fo:font-size="12pt" style:font-size-asian="12pt" style:font-size-complex="12pt"/>
    </style:style>
    <style:style style:name="P364" style:family="paragraph" style:parent-style-name="Standard">
      <style:paragraph-properties fo:text-align="justify" fo:break-before="auto" fo:line-height="115%" style:writing-mode="lr-tb"/>
    </style:style>
    <style:style style:name="T364_1" style:family="text">
      <style:text-properties fo:font-size="12pt" style:font-size-asian="12pt" style:font-size-complex="12pt"/>
    </style:style>
    <style:style style:name="T364_2" style:family="text">
      <style:text-properties fo:font-size="12pt" style:font-size-asian="12pt" style:font-size-complex="12pt"/>
    </style:style>
    <style:style style:name="T364_3" style:family="text">
      <style:text-properties fo:font-size="12pt" style:font-size-asian="12pt" style:font-size-complex="12pt"/>
    </style:style>
    <style:style style:name="T364_4" style:family="text">
      <style:text-properties fo:font-size="12pt" style:font-size-asian="12pt" style:font-size-complex="12pt"/>
    </style:style>
    <style:style style:name="T364_5" style:family="text">
      <style:text-properties fo:font-size="12pt" style:font-size-asian="12pt" style:font-size-complex="12pt"/>
    </style:style>
    <style:style style:name="T364_6" style:family="text">
      <style:text-properties fo:font-size="12pt" style:font-size-asian="12pt" style:font-size-complex="12pt"/>
    </style:style>
    <style:style style:name="T364_7" style:family="text">
      <style:text-properties fo:font-size="12pt" style:font-size-asian="12pt" style:font-size-complex="12pt"/>
    </style:style>
    <style:style style:name="T364_8" style:family="text">
      <style:text-properties fo:font-size="12pt" style:font-size-asian="12pt" style:font-size-complex="12pt"/>
    </style:style>
    <style:style style:name="T364_9" style:family="text">
      <style:text-properties fo:font-size="12pt" style:font-size-asian="12pt" style:font-size-complex="12pt"/>
    </style:style>
    <style:style style:name="T364_10" style:family="text">
      <style:text-properties fo:font-size="12pt" style:font-size-asian="12pt" style:font-size-complex="12pt"/>
    </style:style>
    <style:style style:name="T364_11" style:family="text">
      <style:text-properties fo:font-size="12pt" style:font-size-asian="12pt" style:font-size-complex="12pt"/>
    </style:style>
    <style:style style:name="T364_12" style:family="text">
      <style:text-properties fo:font-size="12pt" style:font-size-asian="12pt" style:font-size-complex="12pt"/>
    </style:style>
    <style:style style:name="T364_13" style:family="text">
      <style:text-properties fo:font-size="12pt" style:font-size-asian="12pt" style:font-size-complex="12pt"/>
    </style:style>
    <style:style style:name="T364_14" style:family="text">
      <style:text-properties fo:font-size="12pt" style:font-size-asian="12pt" style:font-size-complex="12pt"/>
    </style:style>
    <style:style style:name="T364_15" style:family="text">
      <style:text-properties fo:font-size="12pt" style:font-size-asian="12pt" style:font-size-complex="12pt"/>
    </style:style>
    <style:style style:name="T364_16" style:family="text">
      <style:text-properties fo:font-size="12pt" style:font-size-asian="12pt" style:font-size-complex="12pt"/>
    </style:style>
    <style:style style:name="T364_17" style:family="text">
      <style:text-properties fo:font-size="12pt" style:font-size-asian="12pt" style:font-size-complex="12pt"/>
    </style:style>
    <style:style style:name="T364_18" style:family="text">
      <style:text-properties fo:font-size="12pt" style:font-size-asian="12pt" style:font-size-complex="12pt"/>
    </style:style>
    <style:style style:name="T364_19" style:family="text">
      <style:text-properties fo:font-size="12pt" style:font-size-asian="12pt" style:font-size-complex="12pt"/>
    </style:style>
    <style:style style:name="T364_20" style:family="text">
      <style:text-properties fo:font-size="12pt" style:font-size-asian="12pt" style:font-size-complex="12pt"/>
    </style:style>
    <style:style style:name="T364_21" style:family="text">
      <style:text-properties fo:font-size="12pt" style:font-size-asian="12pt" style:font-size-complex="12pt"/>
    </style:style>
    <style:style style:name="T364_22" style:family="text">
      <style:text-properties fo:font-size="12pt" style:font-size-asian="12pt" style:font-size-complex="12pt"/>
    </style:style>
    <style:style style:name="T364_23" style:family="text">
      <style:text-properties fo:font-size="12pt" style:font-size-asian="12pt" style:font-size-complex="12pt"/>
    </style:style>
    <style:style style:name="T364_24" style:family="text">
      <style:text-properties fo:font-size="12pt" style:font-size-asian="12pt" style:font-size-complex="12pt"/>
    </style:style>
    <style:style style:name="T364_25" style:family="text">
      <style:text-properties fo:font-size="12pt" style:font-size-asian="12pt" style:font-size-complex="12pt"/>
    </style:style>
    <style:style style:name="T364_26" style:family="text">
      <style:text-properties fo:font-size="12pt" style:font-size-asian="12pt" style:font-size-complex="12pt"/>
    </style:style>
    <style:style style:name="T364_27" style:family="text">
      <style:text-properties fo:font-size="12pt" style:font-size-asian="12pt" style:font-size-complex="12pt"/>
    </style:style>
    <style:style style:name="T364_28" style:family="text">
      <style:text-properties fo:font-size="12pt" style:font-size-asian="12pt" style:font-size-complex="12pt"/>
    </style:style>
    <style:style style:name="T364_29" style:family="text">
      <style:text-properties fo:font-size="12pt" style:font-size-asian="12pt" style:font-size-complex="12pt"/>
    </style:style>
    <style:style style:name="T364_30" style:family="text">
      <style:text-properties fo:font-size="12pt" style:font-size-asian="12pt" style:font-size-complex="12pt"/>
    </style:style>
    <style:style style:name="T364_31" style:family="text">
      <style:text-properties fo:font-size="12pt" style:font-size-asian="12pt" style:font-size-complex="12pt"/>
    </style:style>
    <style:style style:name="T364_32" style:family="text">
      <style:text-properties fo:font-size="12pt" style:font-size-asian="12pt" style:font-size-complex="12pt"/>
    </style:style>
    <style:style style:name="T364_33" style:family="text">
      <style:text-properties fo:font-size="12pt" style:font-size-asian="12pt" style:font-size-complex="12pt"/>
    </style:style>
    <style:style style:name="T364_34" style:family="text">
      <style:text-properties fo:font-size="12pt" style:font-size-asian="12pt" style:font-size-complex="12pt"/>
    </style:style>
    <style:style style:name="T364_35" style:family="text">
      <style:text-properties fo:font-size="12pt" style:font-size-asian="12pt" style:font-size-complex="12pt"/>
    </style:style>
    <style:style style:name="T364_36" style:family="text">
      <style:text-properties fo:font-size="12pt" style:font-size-asian="12pt" style:font-size-complex="12pt"/>
    </style:style>
    <style:style style:name="T364_37" style:family="text">
      <style:text-properties fo:font-size="12pt" style:font-size-asian="12pt" style:font-size-complex="12pt"/>
    </style:style>
    <style:style style:name="T364_38" style:family="text">
      <style:text-properties fo:font-size="12pt" style:font-size-asian="12pt" style:font-size-complex="12pt"/>
    </style:style>
    <style:style style:name="T364_39" style:family="text">
      <style:text-properties fo:font-size="12pt" style:font-size-asian="12pt" style:font-size-complex="12pt"/>
    </style:style>
    <style:style style:name="T364_40" style:family="text">
      <style:text-properties fo:font-size="12pt" style:font-size-asian="12pt" style:font-size-complex="12pt"/>
    </style:style>
    <style:style style:name="T364_41" style:family="text">
      <style:text-properties fo:font-size="12pt" style:font-size-asian="12pt" style:font-size-complex="12pt"/>
    </style:style>
    <style:style style:name="T364_42" style:family="text">
      <style:text-properties fo:font-size="12pt" style:font-size-asian="12pt" style:font-size-complex="12pt"/>
    </style:style>
    <style:style style:name="T364_43" style:family="text">
      <style:text-properties fo:font-size="12pt" style:font-size-asian="12pt" style:font-size-complex="12pt"/>
    </style:style>
    <style:style style:name="T364_44" style:family="text">
      <style:text-properties fo:font-size="12pt" style:font-size-asian="12pt" style:font-size-complex="12pt"/>
    </style:style>
    <style:style style:name="T364_45" style:family="text">
      <style:text-properties fo:font-size="12pt" style:font-size-asian="12pt" style:font-size-complex="12pt"/>
    </style:style>
    <style:style style:name="P36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66" style:family="paragraph" style:parent-style-name="Standard">
      <style:paragraph-properties fo:text-align="justify" fo:break-before="auto" fo:line-height="115%" style:writing-mode="lr-tb"/>
    </style:style>
    <style:style style:name="T366_1" style:family="text">
      <style:text-properties fo:font-size="12pt" style:font-size-asian="12pt" style:font-size-complex="12pt"/>
    </style:style>
    <style:style style:name="T366_2" style:family="text">
      <style:text-properties fo:font-size="12pt" style:font-size-asian="12pt" style:font-size-complex="12pt"/>
    </style:style>
    <style:style style:name="T366_3" style:family="text">
      <style:text-properties fo:font-size="12pt" style:font-size-asian="12pt" style:font-size-complex="12pt"/>
    </style:style>
    <style:style style:name="T366_4" style:family="text">
      <style:text-properties fo:font-size="12pt" style:font-size-asian="12pt" style:font-size-complex="12pt"/>
    </style:style>
    <style:style style:name="T366_5" style:family="text">
      <style:text-properties fo:font-size="12pt" style:font-size-asian="12pt" style:font-size-complex="12pt"/>
    </style:style>
    <style:style style:name="T366_6" style:family="text">
      <style:text-properties fo:font-size="12pt" style:font-size-asian="12pt" style:font-size-complex="12pt"/>
    </style:style>
    <style:style style:name="T366_7" style:family="text">
      <style:text-properties fo:font-size="12pt" style:font-size-asian="12pt" style:font-size-complex="12pt"/>
    </style:style>
    <style:style style:name="T366_8" style:family="text">
      <style:text-properties fo:font-size="12pt" style:font-size-asian="12pt" style:font-size-complex="12pt"/>
    </style:style>
    <style:style style:name="T366_9" style:family="text">
      <style:text-properties fo:font-size="12pt" style:font-size-asian="12pt" style:font-size-complex="12pt"/>
    </style:style>
    <style:style style:name="T366_10" style:family="text">
      <style:text-properties fo:font-size="12pt" style:font-size-asian="12pt" style:font-size-complex="12pt"/>
    </style:style>
    <style:style style:name="T366_11" style:family="text">
      <style:text-properties fo:font-size="12pt" style:font-size-asian="12pt" style:font-size-complex="12pt"/>
    </style:style>
    <style:style style:name="T366_12" style:family="text">
      <style:text-properties fo:font-size="12pt" style:font-size-asian="12pt" style:font-size-complex="12pt"/>
    </style:style>
    <style:style style:name="T366_13" style:family="text">
      <style:text-properties fo:font-size="12pt" style:font-size-asian="12pt" style:font-size-complex="12pt"/>
    </style:style>
    <style:style style:name="T366_14" style:family="text">
      <style:text-properties fo:font-size="12pt" style:font-size-asian="12pt" style:font-size-complex="12pt"/>
    </style:style>
    <style:style style:name="T366_15" style:family="text">
      <style:text-properties fo:font-size="12pt" style:font-size-asian="12pt" style:font-size-complex="12pt"/>
    </style:style>
    <style:style style:name="T366_16" style:family="text">
      <style:text-properties fo:font-size="12pt" style:font-size-asian="12pt" style:font-size-complex="12pt"/>
    </style:style>
    <style:style style:name="T366_17" style:family="text">
      <style:text-properties fo:font-size="12pt" style:font-size-asian="12pt" style:font-size-complex="12pt"/>
    </style:style>
    <style:style style:name="T366_18" style:family="text">
      <style:text-properties fo:font-size="12pt" style:font-size-asian="12pt" style:font-size-complex="12pt"/>
    </style:style>
    <style:style style:name="T366_19" style:family="text">
      <style:text-properties fo:font-size="12pt" style:font-size-asian="12pt" style:font-size-complex="12pt"/>
    </style:style>
    <style:style style:name="T366_20" style:family="text">
      <style:text-properties fo:font-size="12pt" style:font-size-asian="12pt" style:font-size-complex="12pt"/>
    </style:style>
    <style:style style:name="T366_21" style:family="text">
      <style:text-properties fo:font-size="12pt" style:font-size-asian="12pt" style:font-size-complex="12pt"/>
    </style:style>
    <style:style style:name="P367" style:family="paragraph" style:parent-style-name="Standard">
      <style:paragraph-properties fo:text-align="justify" fo:break-before="auto" fo:line-height="115%" style:writing-mode="lr-tb"/>
    </style:style>
    <style:style style:name="T367_1" style:family="text">
      <style:text-properties fo:font-size="12pt" style:font-size-asian="12pt" style:font-size-complex="12pt"/>
    </style:style>
    <style:style style:name="T367_2" style:family="text">
      <style:text-properties fo:font-size="12pt" style:font-size-asian="12pt" style:font-size-complex="12pt"/>
    </style:style>
    <style:style style:name="T367_3" style:family="text">
      <style:text-properties fo:font-size="12pt" style:font-size-asian="12pt" style:font-size-complex="12pt"/>
    </style:style>
    <style:style style:name="T367_4" style:family="text">
      <style:text-properties fo:font-size="12pt" style:font-size-asian="12pt" style:font-size-complex="12pt"/>
    </style:style>
    <style:style style:name="T367_5" style:family="text">
      <style:text-properties fo:font-size="12pt" style:font-size-asian="12pt" style:font-size-complex="12pt"/>
    </style:style>
    <style:style style:name="T367_6" style:family="text">
      <style:text-properties fo:font-size="12pt" style:font-size-asian="12pt" style:font-size-complex="12pt"/>
    </style:style>
    <style:style style:name="T367_7" style:family="text">
      <style:text-properties fo:font-size="12pt" style:font-size-asian="12pt" style:font-size-complex="12pt"/>
    </style:style>
    <style:style style:name="T367_8" style:family="text">
      <style:text-properties fo:font-size="12pt" style:font-size-asian="12pt" style:font-size-complex="12pt"/>
    </style:style>
    <style:style style:name="T367_9" style:family="text">
      <style:text-properties fo:font-size="12pt" style:font-size-asian="12pt" style:font-size-complex="12pt"/>
    </style:style>
    <style:style style:name="T367_10" style:family="text">
      <style:text-properties fo:font-size="12pt" style:font-size-asian="12pt" style:font-size-complex="12pt"/>
    </style:style>
    <style:style style:name="T367_11" style:family="text">
      <style:text-properties fo:font-size="12pt" style:font-size-asian="12pt" style:font-size-complex="12pt"/>
    </style:style>
    <style:style style:name="T367_12" style:family="text">
      <style:text-properties fo:font-size="12pt" style:font-size-asian="12pt" style:font-size-complex="12pt"/>
    </style:style>
    <style:style style:name="T367_13" style:family="text">
      <style:text-properties fo:font-size="12pt" style:font-size-asian="12pt" style:font-size-complex="12pt"/>
    </style:style>
    <style:style style:name="T367_14" style:family="text">
      <style:text-properties fo:font-size="12pt" style:font-size-asian="12pt" style:font-size-complex="12pt"/>
    </style:style>
    <style:style style:name="T367_15" style:family="text">
      <style:text-properties fo:font-size="12pt" style:font-size-asian="12pt" style:font-size-complex="12pt"/>
    </style:style>
    <style:style style:name="T367_16" style:family="text">
      <style:text-properties fo:font-size="12pt" style:font-size-asian="12pt" style:font-size-complex="12pt"/>
    </style:style>
    <style:style style:name="T367_17" style:family="text">
      <style:text-properties fo:font-size="12pt" style:font-size-asian="12pt" style:font-size-complex="12pt"/>
    </style:style>
    <style:style style:name="T367_18" style:family="text">
      <style:text-properties fo:font-size="12pt" style:font-size-asian="12pt" style:font-size-complex="12pt"/>
    </style:style>
    <style:style style:name="T367_19" style:family="text">
      <style:text-properties fo:font-size="12pt" style:font-size-asian="12pt" style:font-size-complex="12pt"/>
    </style:style>
    <style:style style:name="T367_20" style:family="text">
      <style:text-properties fo:font-size="12pt" style:font-size-asian="12pt" style:font-size-complex="12pt"/>
    </style:style>
    <style:style style:name="T367_21" style:family="text">
      <style:text-properties fo:font-size="12pt" style:font-size-asian="12pt" style:font-size-complex="12pt"/>
    </style:style>
    <style:style style:name="T367_22" style:family="text">
      <style:text-properties fo:font-size="12pt" style:font-size-asian="12pt" style:font-size-complex="12pt"/>
    </style:style>
    <style:style style:name="T367_23" style:family="text">
      <style:text-properties fo:font-size="12pt" style:font-size-asian="12pt" style:font-size-complex="12pt"/>
    </style:style>
    <style:style style:name="T367_24" style:family="text">
      <style:text-properties fo:font-size="12pt" style:font-size-asian="12pt" style:font-size-complex="12pt"/>
    </style:style>
    <style:style style:name="T367_25" style:family="text">
      <style:text-properties fo:font-size="12pt" style:font-size-asian="12pt" style:font-size-complex="12pt"/>
    </style:style>
    <style:style style:name="T367_26" style:family="text">
      <style:text-properties fo:font-size="12pt" style:font-size-asian="12pt" style:font-size-complex="12pt"/>
    </style:style>
    <style:style style:name="T367_27" style:family="text">
      <style:text-properties fo:font-size="12pt" style:font-size-asian="12pt" style:font-size-complex="12pt"/>
    </style:style>
    <style:style style:name="T367_28" style:family="text">
      <style:text-properties fo:font-size="12pt" style:font-size-asian="12pt" style:font-size-complex="12pt"/>
    </style:style>
    <style:style style:name="T367_29" style:family="text">
      <style:text-properties fo:font-size="12pt" style:font-size-asian="12pt" style:font-size-complex="12pt"/>
    </style:style>
    <style:style style:name="T367_30" style:family="text">
      <style:text-properties fo:font-size="12pt" style:font-size-asian="12pt" style:font-size-complex="12pt"/>
    </style:style>
    <style:style style:name="T367_31" style:family="text">
      <style:text-properties fo:font-size="12pt" style:font-size-asian="12pt" style:font-size-complex="12pt"/>
    </style:style>
    <style:style style:name="T367_32" style:family="text">
      <style:text-properties fo:font-size="12pt" style:font-size-asian="12pt" style:font-size-complex="12pt"/>
    </style:style>
    <style:style style:name="T367_33" style:family="text">
      <style:text-properties fo:font-size="12pt" style:font-size-asian="12pt" style:font-size-complex="12pt"/>
    </style:style>
    <style:style style:name="T367_34" style:family="text">
      <style:text-properties fo:font-size="12pt" style:font-size-asian="12pt" style:font-size-complex="12pt"/>
    </style:style>
    <style:style style:name="T367_35" style:family="text">
      <style:text-properties fo:font-size="12pt" style:font-size-asian="12pt" style:font-size-complex="12pt"/>
    </style:style>
    <style:style style:name="T367_36" style:family="text">
      <style:text-properties fo:font-size="12pt" style:font-size-asian="12pt" style:font-size-complex="12pt"/>
    </style:style>
    <style:style style:name="T367_37" style:family="text">
      <style:text-properties fo:font-size="12pt" style:font-size-asian="12pt" style:font-size-complex="12pt"/>
    </style:style>
    <style:style style:name="T367_38" style:family="text">
      <style:text-properties fo:font-size="12pt" style:font-size-asian="12pt" style:font-size-complex="12pt"/>
    </style:style>
    <style:style style:name="T367_39" style:family="text">
      <style:text-properties fo:font-size="12pt" style:font-size-asian="12pt" style:font-size-complex="12pt"/>
    </style:style>
    <style:style style:name="T367_40" style:family="text">
      <style:text-properties fo:font-size="12pt" style:font-size-asian="12pt" style:font-size-complex="12pt"/>
    </style:style>
    <style:style style:name="T367_41" style:family="text">
      <style:text-properties fo:font-size="12pt" style:font-size-asian="12pt" style:font-size-complex="12pt"/>
    </style:style>
    <style:style style:name="T367_42" style:family="text">
      <style:text-properties fo:font-size="12pt" style:font-size-asian="12pt" style:font-size-complex="12pt"/>
    </style:style>
    <style:style style:name="T367_43" style:family="text">
      <style:text-properties fo:font-size="12pt" style:font-size-asian="12pt" style:font-size-complex="12pt"/>
    </style:style>
    <style:style style:name="T367_44" style:family="text">
      <style:text-properties fo:font-size="12pt" style:font-size-asian="12pt" style:font-size-complex="12pt"/>
    </style:style>
    <style:style style:name="T367_45" style:family="text">
      <style:text-properties fo:font-size="12pt" style:font-size-asian="12pt" style:font-size-complex="12pt"/>
    </style:style>
    <style:style style:name="T367_46" style:family="text">
      <style:text-properties fo:font-size="12pt" style:font-size-asian="12pt" style:font-size-complex="12pt"/>
    </style:style>
    <style:style style:name="T367_47" style:family="text">
      <style:text-properties fo:font-size="12pt" style:font-size-asian="12pt" style:font-size-complex="12pt"/>
    </style:style>
    <style:style style:name="T367_48" style:family="text">
      <style:text-properties fo:font-size="12pt" style:font-size-asian="12pt" style:font-size-complex="12pt"/>
    </style:style>
    <style:style style:name="T367_49" style:family="text">
      <style:text-properties fo:font-size="12pt" style:font-size-asian="12pt" style:font-size-complex="12pt"/>
    </style:style>
    <style:style style:name="T367_50" style:family="text">
      <style:text-properties fo:font-size="12pt" style:font-size-asian="12pt" style:font-size-complex="12pt"/>
    </style:style>
    <style:style style:name="T367_51" style:family="text">
      <style:text-properties fo:font-size="12pt" style:font-size-asian="12pt" style:font-size-complex="12pt"/>
    </style:style>
    <style:style style:name="T367_52" style:family="text">
      <style:text-properties fo:font-size="12pt" style:font-size-asian="12pt" style:font-size-complex="12pt"/>
    </style:style>
    <style:style style:name="T367_53" style:family="text">
      <style:text-properties fo:font-size="12pt" style:font-size-asian="12pt" style:font-size-complex="12pt"/>
    </style:style>
    <style:style style:name="T367_54" style:family="text">
      <style:text-properties fo:font-size="12pt" style:font-size-asian="12pt" style:font-size-complex="12pt"/>
    </style:style>
    <style:style style:name="T367_55" style:family="text">
      <style:text-properties fo:font-size="12pt" style:font-size-asian="12pt" style:font-size-complex="12pt"/>
    </style:style>
    <style:style style:name="T367_56" style:family="text">
      <style:text-properties fo:font-size="12pt" style:font-size-asian="12pt" style:font-size-complex="12pt"/>
    </style:style>
    <style:style style:name="T367_57" style:family="text">
      <style:text-properties fo:font-size="12pt" style:font-size-asian="12pt" style:font-size-complex="12pt"/>
    </style:style>
    <style:style style:name="T367_58" style:family="text">
      <style:text-properties fo:font-size="12pt" style:font-size-asian="12pt" style:font-size-complex="12pt"/>
    </style:style>
    <style:style style:name="T367_59" style:family="text">
      <style:text-properties fo:font-size="12pt" style:font-size-asian="12pt" style:font-size-complex="12pt"/>
    </style:style>
    <style:style style:name="T367_60" style:family="text">
      <style:text-properties fo:font-size="12pt" style:font-size-asian="12pt" style:font-size-complex="12pt"/>
    </style:style>
    <style:style style:name="T367_61" style:family="text">
      <style:text-properties fo:font-size="12pt" style:font-size-asian="12pt" style:font-size-complex="12pt"/>
    </style:style>
    <style:style style:name="P36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69" style:family="paragraph" style:parent-style-name="Standard">
      <style:paragraph-properties fo:text-align="justify" fo:break-before="auto" fo:line-height="115%" style:writing-mode="lr-tb"/>
    </style:style>
    <style:style style:name="T369_1" style:family="text">
      <style:text-properties fo:font-size="12pt" style:font-size-asian="12pt" style:font-size-complex="12pt"/>
    </style:style>
    <style:style style:name="T369_2" style:family="text">
      <style:text-properties fo:font-size="12pt" style:font-size-asian="12pt" style:font-size-complex="12pt"/>
    </style:style>
    <style:style style:name="T369_3" style:family="text">
      <style:text-properties fo:font-size="12pt" style:font-size-asian="12pt" style:font-size-complex="12pt"/>
    </style:style>
    <style:style style:name="T369_4" style:family="text">
      <style:text-properties fo:font-size="12pt" style:font-size-asian="12pt" style:font-size-complex="12pt"/>
    </style:style>
    <style:style style:name="T369_5" style:family="text">
      <style:text-properties fo:font-size="12pt" style:font-size-asian="12pt" style:font-size-complex="12pt"/>
    </style:style>
    <style:style style:name="T369_6" style:family="text">
      <style:text-properties fo:font-size="12pt" style:font-size-asian="12pt" style:font-size-complex="12pt"/>
    </style:style>
    <style:style style:name="T369_7" style:family="text">
      <style:text-properties fo:font-size="12pt" style:font-size-asian="12pt" style:font-size-complex="12pt"/>
    </style:style>
    <style:style style:name="T369_8" style:family="text">
      <style:text-properties fo:font-size="12pt" style:font-size-asian="12pt" style:font-size-complex="12pt"/>
    </style:style>
    <style:style style:name="T369_9" style:family="text">
      <style:text-properties fo:font-size="12pt" style:font-size-asian="12pt" style:font-size-complex="12pt"/>
    </style:style>
    <style:style style:name="T369_10" style:family="text">
      <style:text-properties fo:font-size="12pt" style:font-size-asian="12pt" style:font-size-complex="12pt"/>
    </style:style>
    <style:style style:name="T369_11" style:family="text">
      <style:text-properties fo:font-size="12pt" style:font-size-asian="12pt" style:font-size-complex="12pt"/>
    </style:style>
    <style:style style:name="T369_12" style:family="text">
      <style:text-properties fo:font-size="12pt" style:font-size-asian="12pt" style:font-size-complex="12pt"/>
    </style:style>
    <style:style style:name="T369_13" style:family="text">
      <style:text-properties fo:font-size="12pt" style:font-size-asian="12pt" style:font-size-complex="12pt"/>
    </style:style>
    <style:style style:name="T369_14" style:family="text">
      <style:text-properties fo:font-size="12pt" style:font-size-asian="12pt" style:font-size-complex="12pt"/>
    </style:style>
    <style:style style:name="T369_15" style:family="text">
      <style:text-properties fo:font-size="12pt" style:font-size-asian="12pt" style:font-size-complex="12pt"/>
    </style:style>
    <style:style style:name="T369_16" style:family="text">
      <style:text-properties fo:font-size="12pt" style:font-size-asian="12pt" style:font-size-complex="12pt"/>
    </style:style>
    <style:style style:name="T369_17" style:family="text">
      <style:text-properties fo:font-size="12pt" style:font-size-asian="12pt" style:font-size-complex="12pt"/>
    </style:style>
    <style:style style:name="T369_18" style:family="text">
      <style:text-properties fo:font-size="12pt" style:font-size-asian="12pt" style:font-size-complex="12pt"/>
    </style:style>
    <style:style style:name="T369_19" style:family="text">
      <style:text-properties fo:font-size="12pt" style:font-size-asian="12pt" style:font-size-complex="12pt"/>
    </style:style>
    <style:style style:name="T369_20" style:family="text">
      <style:text-properties fo:font-size="12pt" style:font-size-asian="12pt" style:font-size-complex="12pt"/>
    </style:style>
    <style:style style:name="T369_21" style:family="text">
      <style:text-properties fo:font-size="12pt" style:font-size-asian="12pt" style:font-size-complex="12pt"/>
    </style:style>
    <style:style style:name="P370" style:family="paragraph" style:parent-style-name="Standard">
      <style:paragraph-properties fo:text-align="justify" fo:break-before="auto" fo:line-height="115%" style:writing-mode="lr-tb"/>
    </style:style>
    <style:style style:name="T370_1" style:family="text">
      <style:text-properties fo:font-size="12pt" style:font-size-asian="12pt" style:font-size-complex="12pt"/>
    </style:style>
    <style:style style:name="T370_2" style:family="text">
      <style:text-properties fo:font-size="12pt" style:font-size-asian="12pt" style:font-size-complex="12pt"/>
    </style:style>
    <style:style style:name="T370_3" style:family="text">
      <style:text-properties fo:font-size="12pt" style:font-size-asian="12pt" style:font-size-complex="12pt"/>
    </style:style>
    <style:style style:name="T370_4" style:family="text">
      <style:text-properties fo:font-size="12pt" style:font-size-asian="12pt" style:font-size-complex="12pt"/>
    </style:style>
    <style:style style:name="T370_5" style:family="text">
      <style:text-properties fo:font-size="12pt" style:font-size-asian="12pt" style:font-size-complex="12pt"/>
    </style:style>
    <style:style style:name="T370_6" style:family="text">
      <style:text-properties fo:font-size="12pt" style:font-size-asian="12pt" style:font-size-complex="12pt"/>
    </style:style>
    <style:style style:name="T370_7" style:family="text">
      <style:text-properties fo:font-size="12pt" style:font-size-asian="12pt" style:font-size-complex="12pt"/>
    </style:style>
    <style:style style:name="T370_8" style:family="text">
      <style:text-properties fo:font-size="12pt" style:font-size-asian="12pt" style:font-size-complex="12pt"/>
    </style:style>
    <style:style style:name="T370_9" style:family="text">
      <style:text-properties fo:font-size="12pt" style:font-size-asian="12pt" style:font-size-complex="12pt"/>
    </style:style>
    <style:style style:name="T370_10" style:family="text">
      <style:text-properties fo:font-size="12pt" style:font-size-asian="12pt" style:font-size-complex="12pt"/>
    </style:style>
    <style:style style:name="T370_11" style:family="text">
      <style:text-properties fo:font-size="12pt" style:font-size-asian="12pt" style:font-size-complex="12pt"/>
    </style:style>
    <style:style style:name="T370_12" style:family="text">
      <style:text-properties fo:font-size="12pt" style:font-size-asian="12pt" style:font-size-complex="12pt"/>
    </style:style>
    <style:style style:name="T370_13" style:family="text">
      <style:text-properties fo:font-size="12pt" style:font-size-asian="12pt" style:font-size-complex="12pt"/>
    </style:style>
    <style:style style:name="T370_14" style:family="text">
      <style:text-properties fo:font-size="12pt" style:font-size-asian="12pt" style:font-size-complex="12pt"/>
    </style:style>
    <style:style style:name="T370_15" style:family="text">
      <style:text-properties fo:font-size="12pt" style:font-size-asian="12pt" style:font-size-complex="12pt"/>
    </style:style>
    <style:style style:name="T370_16" style:family="text">
      <style:text-properties fo:font-size="12pt" style:font-size-asian="12pt" style:font-size-complex="12pt"/>
    </style:style>
    <style:style style:name="T370_17" style:family="text">
      <style:text-properties fo:font-size="12pt" style:font-size-asian="12pt" style:font-size-complex="12pt"/>
    </style:style>
    <style:style style:name="T370_18" style:family="text">
      <style:text-properties fo:font-size="12pt" style:font-size-asian="12pt" style:font-size-complex="12pt"/>
    </style:style>
    <style:style style:name="T370_19" style:family="text">
      <style:text-properties fo:font-size="12pt" style:font-size-asian="12pt" style:font-size-complex="12pt"/>
    </style:style>
    <style:style style:name="T370_20" style:family="text">
      <style:text-properties fo:font-size="12pt" style:font-size-asian="12pt" style:font-size-complex="12pt"/>
    </style:style>
    <style:style style:name="T370_21" style:family="text">
      <style:text-properties fo:font-size="12pt" style:font-size-asian="12pt" style:font-size-complex="12pt"/>
    </style:style>
    <style:style style:name="T370_22" style:family="text">
      <style:text-properties fo:font-size="12pt" style:font-size-asian="12pt" style:font-size-complex="12pt"/>
    </style:style>
    <style:style style:name="T370_23" style:family="text">
      <style:text-properties fo:font-size="12pt" style:font-size-asian="12pt" style:font-size-complex="12pt"/>
    </style:style>
    <style:style style:name="T370_24" style:family="text">
      <style:text-properties fo:font-size="12pt" style:font-size-asian="12pt" style:font-size-complex="12pt"/>
    </style:style>
    <style:style style:name="T370_25" style:family="text">
      <style:text-properties fo:font-size="12pt" style:font-size-asian="12pt" style:font-size-complex="12pt"/>
    </style:style>
    <style:style style:name="T370_26" style:family="text">
      <style:text-properties fo:font-size="12pt" style:font-size-asian="12pt" style:font-size-complex="12pt"/>
    </style:style>
    <style:style style:name="T370_27" style:family="text">
      <style:text-properties fo:font-size="12pt" style:font-size-asian="12pt" style:font-size-complex="12pt"/>
    </style:style>
    <style:style style:name="T370_28" style:family="text">
      <style:text-properties fo:font-size="12pt" style:font-size-asian="12pt" style:font-size-complex="12pt"/>
    </style:style>
    <style:style style:name="T370_29" style:family="text">
      <style:text-properties fo:font-size="12pt" style:font-size-asian="12pt" style:font-size-complex="12pt"/>
    </style:style>
    <style:style style:name="T370_30" style:family="text">
      <style:text-properties fo:font-size="12pt" style:font-size-asian="12pt" style:font-size-complex="12pt"/>
    </style:style>
    <style:style style:name="T370_31" style:family="text">
      <style:text-properties fo:font-size="12pt" style:font-size-asian="12pt" style:font-size-complex="12pt"/>
    </style:style>
    <style:style style:name="T370_32" style:family="text">
      <style:text-properties fo:font-size="12pt" style:font-size-asian="12pt" style:font-size-complex="12pt"/>
    </style:style>
    <style:style style:name="T370_33" style:family="text">
      <style:text-properties fo:font-size="12pt" style:font-size-asian="12pt" style:font-size-complex="12pt"/>
    </style:style>
    <style:style style:name="T370_34" style:family="text">
      <style:text-properties fo:font-size="12pt" style:font-size-asian="12pt" style:font-size-complex="12pt"/>
    </style:style>
    <style:style style:name="T370_35" style:family="text">
      <style:text-properties fo:font-size="12pt" style:font-size-asian="12pt" style:font-size-complex="12pt"/>
    </style:style>
    <style:style style:name="T370_36" style:family="text">
      <style:text-properties fo:font-size="12pt" style:font-size-asian="12pt" style:font-size-complex="12pt"/>
    </style:style>
    <style:style style:name="T370_37" style:family="text">
      <style:text-properties fo:font-size="12pt" style:font-size-asian="12pt" style:font-size-complex="12pt"/>
    </style:style>
    <style:style style:name="T370_38" style:family="text">
      <style:text-properties fo:font-size="12pt" style:font-size-asian="12pt" style:font-size-complex="12pt"/>
    </style:style>
    <style:style style:name="T370_39" style:family="text">
      <style:text-properties fo:font-size="12pt" style:font-size-asian="12pt" style:font-size-complex="12pt"/>
    </style:style>
    <style:style style:name="T370_40" style:family="text">
      <style:text-properties fo:font-size="12pt" style:font-size-asian="12pt" style:font-size-complex="12pt"/>
    </style:style>
    <style:style style:name="T370_41" style:family="text">
      <style:text-properties fo:font-size="12pt" style:font-size-asian="12pt" style:font-size-complex="12pt"/>
    </style:style>
    <style:style style:name="T370_42" style:family="text">
      <style:text-properties fo:font-size="12pt" style:font-size-asian="12pt" style:font-size-complex="12pt"/>
    </style:style>
    <style:style style:name="T370_43" style:family="text">
      <style:text-properties fo:font-size="12pt" style:font-size-asian="12pt" style:font-size-complex="12pt"/>
    </style:style>
    <style:style style:name="T370_44" style:family="text">
      <style:text-properties fo:font-size="12pt" style:font-size-asian="12pt" style:font-size-complex="12pt"/>
    </style:style>
    <style:style style:name="T370_45" style:family="text">
      <style:text-properties fo:font-size="12pt" style:font-size-asian="12pt" style:font-size-complex="12pt"/>
    </style:style>
    <style:style style:name="T370_46" style:family="text">
      <style:text-properties fo:font-size="12pt" style:font-size-asian="12pt" style:font-size-complex="12pt"/>
    </style:style>
    <style:style style:name="T370_47" style:family="text">
      <style:text-properties fo:font-size="12pt" style:font-size-asian="12pt" style:font-size-complex="12pt"/>
    </style:style>
    <style:style style:name="T370_48" style:family="text">
      <style:text-properties fo:font-size="12pt" style:font-size-asian="12pt" style:font-size-complex="12pt"/>
    </style:style>
    <style:style style:name="T370_49" style:family="text">
      <style:text-properties fo:font-size="12pt" style:font-size-asian="12pt" style:font-size-complex="12pt"/>
    </style:style>
    <style:style style:name="T370_50" style:family="text">
      <style:text-properties fo:font-size="12pt" style:font-size-asian="12pt" style:font-size-complex="12pt"/>
    </style:style>
    <style:style style:name="T370_51" style:family="text">
      <style:text-properties fo:font-size="12pt" style:font-size-asian="12pt" style:font-size-complex="12pt"/>
    </style:style>
    <style:style style:name="T370_52" style:family="text">
      <style:text-properties fo:font-size="12pt" style:font-size-asian="12pt" style:font-size-complex="12pt"/>
    </style:style>
    <style:style style:name="T370_53" style:family="text">
      <style:text-properties fo:font-size="12pt" style:font-size-asian="12pt" style:font-size-complex="12pt"/>
    </style:style>
    <style:style style:name="T370_54" style:family="text">
      <style:text-properties fo:font-size="12pt" style:font-size-asian="12pt" style:font-size-complex="12pt"/>
    </style:style>
    <style:style style:name="T370_55" style:family="text">
      <style:text-properties fo:font-size="12pt" style:font-size-asian="12pt" style:font-size-complex="12pt"/>
    </style:style>
    <style:style style:name="T370_56" style:family="text">
      <style:text-properties fo:font-size="12pt" style:font-size-asian="12pt" style:font-size-complex="12pt"/>
    </style:style>
    <style:style style:name="T370_57" style:family="text">
      <style:text-properties fo:font-size="12pt" style:font-size-asian="12pt" style:font-size-complex="12pt"/>
    </style:style>
    <style:style style:name="T370_58" style:family="text">
      <style:text-properties fo:font-size="12pt" style:font-size-asian="12pt" style:font-size-complex="12pt"/>
    </style:style>
    <style:style style:name="T370_59" style:family="text">
      <style:text-properties fo:font-size="12pt" style:font-size-asian="12pt" style:font-size-complex="12pt"/>
    </style:style>
    <style:style style:name="T370_60" style:family="text">
      <style:text-properties fo:font-size="12pt" style:font-size-asian="12pt" style:font-size-complex="12pt"/>
    </style:style>
    <style:style style:name="T370_61" style:family="text">
      <style:text-properties fo:font-size="12pt" style:font-size-asian="12pt" style:font-size-complex="12pt"/>
    </style:style>
    <style:style style:name="T370_62" style:family="text">
      <style:text-properties fo:font-size="12pt" style:font-size-asian="12pt" style:font-size-complex="12pt"/>
    </style:style>
    <style:style style:name="T370_63" style:family="text">
      <style:text-properties fo:font-size="12pt" style:font-size-asian="12pt" style:font-size-complex="12pt"/>
    </style:style>
    <style:style style:name="T370_64" style:family="text">
      <style:text-properties fo:font-size="12pt" style:font-size-asian="12pt" style:font-size-complex="12pt"/>
    </style:style>
    <style:style style:name="T370_65" style:family="text">
      <style:text-properties fo:font-size="12pt" style:font-size-asian="12pt" style:font-size-complex="12pt"/>
    </style:style>
    <style:style style:name="T370_66" style:family="text">
      <style:text-properties fo:font-size="12pt" style:font-size-asian="12pt" style:font-size-complex="12pt"/>
    </style:style>
    <style:style style:name="T370_67" style:family="text">
      <style:text-properties fo:font-size="12pt" style:font-size-asian="12pt" style:font-size-complex="12pt"/>
    </style:style>
    <style:style style:name="T370_68" style:family="text">
      <style:text-properties fo:font-size="12pt" style:font-size-asian="12pt" style:font-size-complex="12pt"/>
    </style:style>
    <style:style style:name="T370_69" style:family="text">
      <style:text-properties fo:font-size="12pt" style:font-size-asian="12pt" style:font-size-complex="12pt"/>
    </style:style>
    <style:style style:name="T370_70" style:family="text">
      <style:text-properties fo:font-size="12pt" style:font-size-asian="12pt" style:font-size-complex="12pt"/>
    </style:style>
    <style:style style:name="T370_71" style:family="text">
      <style:text-properties fo:font-size="12pt" style:font-size-asian="12pt" style:font-size-complex="12pt"/>
    </style:style>
    <style:style style:name="T370_72" style:family="text">
      <style:text-properties fo:font-size="12pt" style:font-size-asian="12pt" style:font-size-complex="12pt"/>
    </style:style>
    <style:style style:name="T370_73" style:family="text">
      <style:text-properties fo:font-size="12pt" style:font-size-asian="12pt" style:font-size-complex="12pt"/>
    </style:style>
    <style:style style:name="T370_74" style:family="text">
      <style:text-properties fo:font-size="12pt" style:font-size-asian="12pt" style:font-size-complex="12pt"/>
    </style:style>
    <style:style style:name="T370_75" style:family="text">
      <style:text-properties fo:font-size="12pt" style:font-size-asian="12pt" style:font-size-complex="12pt"/>
    </style:style>
    <style:style style:name="T370_76" style:family="text">
      <style:text-properties fo:font-size="12pt" style:font-size-asian="12pt" style:font-size-complex="12pt"/>
    </style:style>
    <style:style style:name="T370_77" style:family="text">
      <style:text-properties fo:font-size="12pt" style:font-size-asian="12pt" style:font-size-complex="12pt"/>
    </style:style>
    <style:style style:name="T370_78" style:family="text">
      <style:text-properties fo:font-size="12pt" style:font-size-asian="12pt" style:font-size-complex="12pt"/>
    </style:style>
    <style:style style:name="T370_79" style:family="text">
      <style:text-properties fo:font-size="12pt" style:font-size-asian="12pt" style:font-size-complex="12pt"/>
    </style:style>
    <style:style style:name="T370_80" style:family="text">
      <style:text-properties fo:font-size="12pt" style:font-size-asian="12pt" style:font-size-complex="12pt"/>
    </style:style>
    <style:style style:name="T370_81" style:family="text">
      <style:text-properties fo:font-size="12pt" style:font-size-asian="12pt" style:font-size-complex="12pt"/>
    </style:style>
    <style:style style:name="T370_82" style:family="text">
      <style:text-properties fo:font-size="12pt" style:font-size-asian="12pt" style:font-size-complex="12pt"/>
    </style:style>
    <style:style style:name="T370_83" style:family="text">
      <style:text-properties fo:font-size="12pt" style:font-size-asian="12pt" style:font-size-complex="12pt"/>
    </style:style>
    <style:style style:name="T370_84" style:family="text">
      <style:text-properties fo:font-size="12pt" style:font-size-asian="12pt" style:font-size-complex="12pt"/>
    </style:style>
    <style:style style:name="T370_85" style:family="text">
      <style:text-properties fo:font-size="12pt" style:font-size-asian="12pt" style:font-size-complex="12pt"/>
    </style:style>
    <style:style style:name="T370_86" style:family="text">
      <style:text-properties fo:font-size="12pt" style:font-size-asian="12pt" style:font-size-complex="12pt"/>
    </style:style>
    <style:style style:name="T370_87" style:family="text">
      <style:text-properties fo:font-size="12pt" style:font-size-asian="12pt" style:font-size-complex="12pt"/>
    </style:style>
    <style:style style:name="T370_88" style:family="text">
      <style:text-properties fo:font-size="12pt" style:font-size-asian="12pt" style:font-size-complex="12pt"/>
    </style:style>
    <style:style style:name="T370_89" style:family="text">
      <style:text-properties fo:font-size="12pt" style:font-size-asian="12pt" style:font-size-complex="12pt"/>
    </style:style>
    <style:style style:name="T370_90" style:family="text">
      <style:text-properties fo:font-size="12pt" style:font-size-asian="12pt" style:font-size-complex="12pt"/>
    </style:style>
    <style:style style:name="T370_91" style:family="text">
      <style:text-properties fo:font-size="12pt" style:font-size-asian="12pt" style:font-size-complex="12pt"/>
    </style:style>
    <style:style style:name="T370_92" style:family="text">
      <style:text-properties fo:font-size="12pt" style:font-size-asian="12pt" style:font-size-complex="12pt"/>
    </style:style>
    <style:style style:name="T370_93" style:family="text">
      <style:text-properties fo:font-size="12pt" style:font-size-asian="12pt" style:font-size-complex="12pt"/>
    </style:style>
    <style:style style:name="T370_94" style:family="text">
      <style:text-properties fo:font-size="12pt" style:font-size-asian="12pt" style:font-size-complex="12pt"/>
    </style:style>
    <style:style style:name="T370_95" style:family="text">
      <style:text-properties fo:font-size="12pt" style:font-size-asian="12pt" style:font-size-complex="12pt"/>
    </style:style>
    <style:style style:name="T370_96" style:family="text">
      <style:text-properties fo:font-size="12pt" style:font-size-asian="12pt" style:font-size-complex="12pt"/>
    </style:style>
    <style:style style:name="T370_97" style:family="text">
      <style:text-properties fo:font-size="12pt" style:font-size-asian="12pt" style:font-size-complex="12pt"/>
    </style:style>
    <style:style style:name="T370_98" style:family="text">
      <style:text-properties fo:font-size="12pt" style:font-size-asian="12pt" style:font-size-complex="12pt"/>
    </style:style>
    <style:style style:name="T370_99" style:family="text">
      <style:text-properties fo:font-size="12pt" style:font-size-asian="12pt" style:font-size-complex="12pt"/>
    </style:style>
    <style:style style:name="T370_100" style:family="text">
      <style:text-properties fo:font-size="12pt" style:font-size-asian="12pt" style:font-size-complex="12pt"/>
    </style:style>
    <style:style style:name="T370_101" style:family="text">
      <style:text-properties fo:font-size="12pt" style:font-size-asian="12pt" style:font-size-complex="12pt"/>
    </style:style>
    <style:style style:name="T370_102" style:family="text">
      <style:text-properties fo:font-size="12pt" style:font-size-asian="12pt" style:font-size-complex="12pt"/>
    </style:style>
    <style:style style:name="T370_103" style:family="text">
      <style:text-properties fo:font-size="12pt" style:font-size-asian="12pt" style:font-size-complex="12pt"/>
    </style:style>
    <style:style style:name="T370_104" style:family="text">
      <style:text-properties fo:font-size="12pt" style:font-size-asian="12pt" style:font-size-complex="12pt"/>
    </style:style>
    <style:style style:name="T370_105" style:family="text">
      <style:text-properties fo:font-size="12pt" style:font-size-asian="12pt" style:font-size-complex="12pt"/>
    </style:style>
    <style:style style:name="T370_106" style:family="text">
      <style:text-properties fo:font-size="12pt" style:font-size-asian="12pt" style:font-size-complex="12pt"/>
    </style:style>
    <style:style style:name="T370_107" style:family="text">
      <style:text-properties fo:font-size="12pt" style:font-size-asian="12pt" style:font-size-complex="12pt"/>
    </style:style>
    <style:style style:name="T370_108" style:family="text">
      <style:text-properties fo:font-size="12pt" style:font-size-asian="12pt" style:font-size-complex="12pt"/>
    </style:style>
    <style:style style:name="T370_109" style:family="text">
      <style:text-properties fo:font-size="12pt" style:font-size-asian="12pt" style:font-size-complex="12pt"/>
    </style:style>
    <style:style style:name="T370_110" style:family="text">
      <style:text-properties fo:font-size="12pt" style:font-size-asian="12pt" style:font-size-complex="12pt"/>
    </style:style>
    <style:style style:name="T370_111" style:family="text">
      <style:text-properties fo:font-size="12pt" style:font-size-asian="12pt" style:font-size-complex="12pt"/>
    </style:style>
    <style:style style:name="T370_112" style:family="text">
      <style:text-properties fo:font-size="12pt" style:font-size-asian="12pt" style:font-size-complex="12pt"/>
    </style:style>
    <style:style style:name="T370_113" style:family="text">
      <style:text-properties fo:font-size="12pt" style:font-size-asian="12pt" style:font-size-complex="12pt"/>
    </style:style>
    <style:style style:name="T370_114" style:family="text">
      <style:text-properties fo:font-size="12pt" style:font-size-asian="12pt" style:font-size-complex="12pt"/>
    </style:style>
    <style:style style:name="T370_115" style:family="text">
      <style:text-properties fo:font-size="12pt" style:font-size-asian="12pt" style:font-size-complex="12pt"/>
    </style:style>
    <style:style style:name="T370_116" style:family="text">
      <style:text-properties fo:font-size="12pt" style:font-size-asian="12pt" style:font-size-complex="12pt"/>
    </style:style>
    <style:style style:name="T370_117" style:family="text">
      <style:text-properties fo:font-size="12pt" style:font-size-asian="12pt" style:font-size-complex="12pt"/>
    </style:style>
    <style:style style:name="T370_118" style:family="text">
      <style:text-properties fo:font-size="12pt" style:font-size-asian="12pt" style:font-size-complex="12pt"/>
    </style:style>
    <style:style style:name="T370_119" style:family="text">
      <style:text-properties fo:font-size="12pt" style:font-size-asian="12pt" style:font-size-complex="12pt"/>
    </style:style>
    <style:style style:name="P37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2" style:family="paragraph" style:parent-style-name="Standard">
      <style:paragraph-properties fo:text-align="justify" fo:break-before="auto" fo:line-height="115%" style:writing-mode="lr-tb"/>
    </style:style>
    <style:style style:name="T372_1" style:family="text">
      <style:text-properties fo:font-size="12pt" style:font-size-asian="12pt" style:font-size-complex="12pt"/>
    </style:style>
    <style:style style:name="T372_2" style:family="text">
      <style:text-properties fo:font-size="12pt" style:font-size-asian="12pt" style:font-size-complex="12pt"/>
    </style:style>
    <style:style style:name="T372_3" style:family="text">
      <style:text-properties fo:font-size="12pt" style:font-size-asian="12pt" style:font-size-complex="12pt"/>
    </style:style>
    <style:style style:name="T372_4" style:family="text">
      <style:text-properties fo:font-size="12pt" style:font-size-asian="12pt" style:font-size-complex="12pt"/>
    </style:style>
    <style:style style:name="T372_5" style:family="text">
      <style:text-properties fo:font-size="12pt" style:font-size-asian="12pt" style:font-size-complex="12pt"/>
    </style:style>
    <style:style style:name="T372_6" style:family="text">
      <style:text-properties fo:font-size="12pt" style:font-size-asian="12pt" style:font-size-complex="12pt"/>
    </style:style>
    <style:style style:name="T372_7" style:family="text">
      <style:text-properties fo:font-size="12pt" style:font-size-asian="12pt" style:font-size-complex="12pt"/>
    </style:style>
    <style:style style:name="T372_8" style:family="text">
      <style:text-properties fo:font-size="12pt" style:font-size-asian="12pt" style:font-size-complex="12pt"/>
    </style:style>
    <style:style style:name="T372_9" style:family="text">
      <style:text-properties fo:font-size="12pt" style:font-size-asian="12pt" style:font-size-complex="12pt"/>
    </style:style>
    <style:style style:name="T372_10" style:family="text">
      <style:text-properties fo:font-size="12pt" style:font-size-asian="12pt" style:font-size-complex="12pt"/>
    </style:style>
    <style:style style:name="T372_11" style:family="text">
      <style:text-properties fo:font-size="12pt" style:font-size-asian="12pt" style:font-size-complex="12pt"/>
    </style:style>
    <style:style style:name="T372_12" style:family="text">
      <style:text-properties fo:font-size="12pt" style:font-size-asian="12pt" style:font-size-complex="12pt"/>
    </style:style>
    <style:style style:name="T372_13" style:family="text">
      <style:text-properties fo:font-size="12pt" style:font-size-asian="12pt" style:font-size-complex="12pt"/>
    </style:style>
    <style:style style:name="P373" style:family="paragraph" style:parent-style-name="Standard">
      <style:paragraph-properties fo:text-align="justify" fo:break-before="auto" fo:line-height="115%" style:writing-mode="lr-tb"/>
    </style:style>
    <style:style style:name="T373_1" style:family="text">
      <style:text-properties fo:font-size="12pt" style:font-size-asian="12pt" style:font-size-complex="12pt"/>
    </style:style>
    <style:style style:name="T373_2" style:family="text">
      <style:text-properties fo:font-size="12pt" style:font-size-asian="12pt" style:font-size-complex="12pt"/>
    </style:style>
    <style:style style:name="T373_3" style:family="text">
      <style:text-properties fo:font-size="12pt" style:font-size-asian="12pt" style:font-size-complex="12pt"/>
    </style:style>
    <style:style style:name="T373_4" style:family="text">
      <style:text-properties fo:font-size="12pt" style:font-size-asian="12pt" style:font-size-complex="12pt"/>
    </style:style>
    <style:style style:name="T373_5" style:family="text">
      <style:text-properties fo:font-size="12pt" style:font-size-asian="12pt" style:font-size-complex="12pt"/>
    </style:style>
    <style:style style:name="T373_6" style:family="text">
      <style:text-properties fo:font-size="12pt" style:font-size-asian="12pt" style:font-size-complex="12pt"/>
    </style:style>
    <style:style style:name="T373_7" style:family="text">
      <style:text-properties fo:font-size="12pt" style:font-size-asian="12pt" style:font-size-complex="12pt"/>
    </style:style>
    <style:style style:name="T373_8" style:family="text">
      <style:text-properties fo:font-size="12pt" style:font-size-asian="12pt" style:font-size-complex="12pt"/>
    </style:style>
    <style:style style:name="T373_9" style:family="text">
      <style:text-properties fo:font-size="12pt" style:font-size-asian="12pt" style:font-size-complex="12pt"/>
    </style:style>
    <style:style style:name="T373_10" style:family="text">
      <style:text-properties fo:font-size="12pt" style:font-size-asian="12pt" style:font-size-complex="12pt"/>
    </style:style>
    <style:style style:name="T373_11" style:family="text">
      <style:text-properties fo:font-size="12pt" style:font-size-asian="12pt" style:font-size-complex="12pt"/>
    </style:style>
    <style:style style:name="T373_12" style:family="text">
      <style:text-properties fo:font-size="12pt" style:font-size-asian="12pt" style:font-size-complex="12pt"/>
    </style:style>
    <style:style style:name="T373_13" style:family="text">
      <style:text-properties fo:font-size="12pt" style:font-size-asian="12pt" style:font-size-complex="12pt"/>
    </style:style>
    <style:style style:name="T373_14" style:family="text">
      <style:text-properties fo:font-size="12pt" style:font-size-asian="12pt" style:font-size-complex="12pt"/>
    </style:style>
    <style:style style:name="T373_15" style:family="text">
      <style:text-properties fo:font-size="12pt" style:font-size-asian="12pt" style:font-size-complex="12pt"/>
    </style:style>
    <style:style style:name="T373_16" style:family="text">
      <style:text-properties fo:font-size="12pt" style:font-size-asian="12pt" style:font-size-complex="12pt"/>
    </style:style>
    <style:style style:name="T373_17" style:family="text">
      <style:text-properties fo:font-size="12pt" style:font-size-asian="12pt" style:font-size-complex="12pt"/>
    </style:style>
    <style:style style:name="T373_18" style:family="text">
      <style:text-properties fo:font-size="12pt" style:font-size-asian="12pt" style:font-size-complex="12pt"/>
    </style:style>
    <style:style style:name="T373_19" style:family="text">
      <style:text-properties fo:font-size="12pt" style:font-size-asian="12pt" style:font-size-complex="12pt"/>
    </style:style>
    <style:style style:name="T373_20" style:family="text">
      <style:text-properties fo:font-size="12pt" style:font-size-asian="12pt" style:font-size-complex="12pt"/>
    </style:style>
    <style:style style:name="T373_21" style:family="text">
      <style:text-properties fo:font-size="12pt" style:font-size-asian="12pt" style:font-size-complex="12pt"/>
    </style:style>
    <style:style style:name="T373_22" style:family="text">
      <style:text-properties fo:font-size="12pt" style:font-size-asian="12pt" style:font-size-complex="12pt"/>
    </style:style>
    <style:style style:name="T373_23" style:family="text">
      <style:text-properties fo:font-size="12pt" style:font-size-asian="12pt" style:font-size-complex="12pt"/>
    </style:style>
    <style:style style:name="T373_24" style:family="text">
      <style:text-properties fo:font-size="12pt" style:font-size-asian="12pt" style:font-size-complex="12pt"/>
    </style:style>
    <style:style style:name="T373_25" style:family="text">
      <style:text-properties fo:font-size="12pt" style:font-size-asian="12pt" style:font-size-complex="12pt"/>
    </style:style>
    <style:style style:name="T373_26" style:family="text">
      <style:text-properties fo:font-size="12pt" style:font-size-asian="12pt" style:font-size-complex="12pt"/>
    </style:style>
    <style:style style:name="T373_27" style:family="text">
      <style:text-properties fo:font-size="12pt" style:font-size-asian="12pt" style:font-size-complex="12pt"/>
    </style:style>
    <style:style style:name="T373_28" style:family="text">
      <style:text-properties fo:font-size="12pt" style:font-size-asian="12pt" style:font-size-complex="12pt"/>
    </style:style>
    <style:style style:name="T373_29" style:family="text">
      <style:text-properties fo:font-size="12pt" style:font-size-asian="12pt" style:font-size-complex="12pt"/>
    </style:style>
    <style:style style:name="T373_30" style:family="text">
      <style:text-properties fo:font-size="12pt" style:font-size-asian="12pt" style:font-size-complex="12pt"/>
    </style:style>
    <style:style style:name="T373_31" style:family="text">
      <style:text-properties fo:font-size="12pt" style:font-size-asian="12pt" style:font-size-complex="12pt"/>
    </style:style>
    <style:style style:name="T373_32" style:family="text">
      <style:text-properties fo:font-size="12pt" style:font-size-asian="12pt" style:font-size-complex="12pt"/>
    </style:style>
    <style:style style:name="T373_33" style:family="text">
      <style:text-properties fo:font-size="12pt" style:font-size-asian="12pt" style:font-size-complex="12pt"/>
    </style:style>
    <style:style style:name="T373_34" style:family="text">
      <style:text-properties fo:font-size="12pt" style:font-size-asian="12pt" style:font-size-complex="12pt"/>
    </style:style>
    <style:style style:name="T373_35" style:family="text">
      <style:text-properties fo:font-size="12pt" style:font-size-asian="12pt" style:font-size-complex="12pt"/>
    </style:style>
    <style:style style:name="T373_36" style:family="text">
      <style:text-properties fo:font-size="12pt" style:font-size-asian="12pt" style:font-size-complex="12pt"/>
    </style:style>
    <style:style style:name="T373_37" style:family="text">
      <style:text-properties fo:font-size="12pt" style:font-size-asian="12pt" style:font-size-complex="12pt"/>
    </style:style>
    <style:style style:name="T373_38" style:family="text">
      <style:text-properties fo:font-size="12pt" style:font-size-asian="12pt" style:font-size-complex="12pt"/>
    </style:style>
    <style:style style:name="T373_39" style:family="text">
      <style:text-properties fo:font-size="12pt" style:font-size-asian="12pt" style:font-size-complex="12pt"/>
    </style:style>
    <style:style style:name="T373_40" style:family="text">
      <style:text-properties fo:font-size="12pt" style:font-size-asian="12pt" style:font-size-complex="12pt"/>
    </style:style>
    <style:style style:name="T373_41" style:family="text">
      <style:text-properties fo:font-size="12pt" style:font-size-asian="12pt" style:font-size-complex="12pt"/>
    </style:style>
    <style:style style:name="T373_42" style:family="text">
      <style:text-properties fo:font-size="12pt" style:font-size-asian="12pt" style:font-size-complex="12pt"/>
    </style:style>
    <style:style style:name="T373_43" style:family="text">
      <style:text-properties fo:font-size="12pt" style:font-size-asian="12pt" style:font-size-complex="12pt"/>
    </style:style>
    <style:style style:name="T373_44" style:family="text">
      <style:text-properties fo:font-size="12pt" style:font-size-asian="12pt" style:font-size-complex="12pt"/>
    </style:style>
    <style:style style:name="T373_45" style:family="text">
      <style:text-properties fo:font-size="12pt" style:font-size-asian="12pt" style:font-size-complex="12pt"/>
    </style:style>
    <style:style style:name="T373_46" style:family="text">
      <style:text-properties fo:font-size="12pt" style:font-size-asian="12pt" style:font-size-complex="12pt"/>
    </style:style>
    <style:style style:name="T373_47" style:family="text">
      <style:text-properties fo:font-size="12pt" style:font-size-asian="12pt" style:font-size-complex="12pt"/>
    </style:style>
    <style:style style:name="T373_48" style:family="text">
      <style:text-properties fo:font-size="12pt" style:font-size-asian="12pt" style:font-size-complex="12pt"/>
    </style:style>
    <style:style style:name="T373_49" style:family="text">
      <style:text-properties fo:font-size="12pt" style:font-size-asian="12pt" style:font-size-complex="12pt"/>
    </style:style>
    <style:style style:name="T373_50" style:family="text">
      <style:text-properties fo:font-size="12pt" style:font-size-asian="12pt" style:font-size-complex="12pt"/>
    </style:style>
    <style:style style:name="T373_51" style:family="text">
      <style:text-properties fo:font-size="12pt" style:font-size-asian="12pt" style:font-size-complex="12pt"/>
    </style:style>
    <style:style style:name="T373_52" style:family="text">
      <style:text-properties fo:font-size="12pt" style:font-size-asian="12pt" style:font-size-complex="12pt"/>
    </style:style>
    <style:style style:name="T373_53" style:family="text">
      <style:text-properties fo:font-size="12pt" style:font-size-asian="12pt" style:font-size-complex="12pt"/>
    </style:style>
    <style:style style:name="T373_54" style:family="text">
      <style:text-properties fo:font-size="12pt" style:font-size-asian="12pt" style:font-size-complex="12pt"/>
    </style:style>
    <style:style style:name="T373_55" style:family="text">
      <style:text-properties fo:font-size="12pt" style:font-size-asian="12pt" style:font-size-complex="12pt"/>
    </style:style>
    <style:style style:name="T373_56" style:family="text">
      <style:text-properties fo:font-size="12pt" style:font-size-asian="12pt" style:font-size-complex="12pt"/>
    </style:style>
    <style:style style:name="T373_57" style:family="text">
      <style:text-properties fo:font-size="12pt" style:font-size-asian="12pt" style:font-size-complex="12pt"/>
    </style:style>
    <style:style style:name="T373_58" style:family="text">
      <style:text-properties fo:font-size="12pt" style:font-size-asian="12pt" style:font-size-complex="12pt"/>
    </style:style>
    <style:style style:name="T373_59" style:family="text">
      <style:text-properties fo:font-size="12pt" style:font-size-asian="12pt" style:font-size-complex="12pt"/>
    </style:style>
    <style:style style:name="T373_60" style:family="text">
      <style:text-properties fo:font-size="12pt" style:font-size-asian="12pt" style:font-size-complex="12pt"/>
    </style:style>
    <style:style style:name="T373_61" style:family="text">
      <style:text-properties fo:font-size="12pt" style:font-size-asian="12pt" style:font-size-complex="12pt"/>
    </style:style>
    <style:style style:name="T373_62" style:family="text">
      <style:text-properties fo:font-size="12pt" style:font-size-asian="12pt" style:font-size-complex="12pt"/>
    </style:style>
    <style:style style:name="T373_63" style:family="text">
      <style:text-properties fo:font-size="12pt" style:font-size-asian="12pt" style:font-size-complex="12pt"/>
    </style:style>
    <style:style style:name="T373_64" style:family="text">
      <style:text-properties fo:font-size="12pt" style:font-size-asian="12pt" style:font-size-complex="12pt"/>
    </style:style>
    <style:style style:name="T373_65" style:family="text">
      <style:text-properties fo:font-size="12pt" style:font-size-asian="12pt" style:font-size-complex="12pt"/>
    </style:style>
    <style:style style:name="T373_66" style:family="text">
      <style:text-properties fo:font-size="12pt" style:font-size-asian="12pt" style:font-size-complex="12pt"/>
    </style:style>
    <style:style style:name="T373_67" style:family="text">
      <style:text-properties fo:font-size="12pt" style:font-size-asian="12pt" style:font-size-complex="12pt"/>
    </style:style>
    <style:style style:name="T373_68" style:family="text">
      <style:text-properties fo:font-size="12pt" style:font-size-asian="12pt" style:font-size-complex="12pt"/>
    </style:style>
    <style:style style:name="T373_69" style:family="text">
      <style:text-properties fo:font-size="12pt" style:font-size-asian="12pt" style:font-size-complex="12pt"/>
    </style:style>
    <style:style style:name="T373_70" style:family="text">
      <style:text-properties fo:font-size="12pt" style:font-size-asian="12pt" style:font-size-complex="12pt"/>
    </style:style>
    <style:style style:name="T373_71" style:family="text">
      <style:text-properties fo:font-size="12pt" style:font-size-asian="12pt" style:font-size-complex="12pt"/>
    </style:style>
    <style:style style:name="T373_72" style:family="text">
      <style:text-properties fo:font-size="12pt" style:font-size-asian="12pt" style:font-size-complex="12pt"/>
    </style:style>
    <style:style style:name="T373_73" style:family="text">
      <style:text-properties fo:font-size="12pt" style:font-size-asian="12pt" style:font-size-complex="12pt"/>
    </style:style>
    <style:style style:name="T373_74" style:family="text">
      <style:text-properties fo:font-size="12pt" style:font-size-asian="12pt" style:font-size-complex="12pt"/>
    </style:style>
    <style:style style:name="T373_75" style:family="text">
      <style:text-properties fo:font-size="12pt" style:font-size-asian="12pt" style:font-size-complex="12pt"/>
    </style:style>
    <style:style style:name="T373_76" style:family="text">
      <style:text-properties fo:font-size="12pt" style:font-size-asian="12pt" style:font-size-complex="12pt"/>
    </style:style>
    <style:style style:name="T373_77" style:family="text">
      <style:text-properties fo:font-size="12pt" style:font-size-asian="12pt" style:font-size-complex="12pt"/>
    </style:style>
    <style:style style:name="T373_78" style:family="text">
      <style:text-properties fo:font-size="12pt" style:font-size-asian="12pt" style:font-size-complex="12pt"/>
    </style:style>
    <style:style style:name="T373_79" style:family="text">
      <style:text-properties fo:font-size="12pt" style:font-size-asian="12pt" style:font-size-complex="12pt"/>
    </style:style>
    <style:style style:name="T373_80" style:family="text">
      <style:text-properties fo:font-size="12pt" style:font-size-asian="12pt" style:font-size-complex="12pt"/>
    </style:style>
    <style:style style:name="T373_81" style:family="text">
      <style:text-properties fo:font-size="12pt" style:font-size-asian="12pt" style:font-size-complex="12pt"/>
    </style:style>
    <style:style style:name="T373_82" style:family="text">
      <style:text-properties fo:font-size="12pt" style:font-size-asian="12pt" style:font-size-complex="12pt"/>
    </style:style>
    <style:style style:name="T373_83" style:family="text">
      <style:text-properties fo:font-size="12pt" style:font-size-asian="12pt" style:font-size-complex="12pt"/>
    </style:style>
    <style:style style:name="T373_84" style:family="text">
      <style:text-properties fo:font-size="12pt" style:font-size-asian="12pt" style:font-size-complex="12pt"/>
    </style:style>
    <style:style style:name="T373_85" style:family="text">
      <style:text-properties fo:font-size="12pt" style:font-size-asian="12pt" style:font-size-complex="12pt"/>
    </style:style>
    <style:style style:name="T373_86" style:family="text">
      <style:text-properties fo:font-size="12pt" style:font-size-asian="12pt" style:font-size-complex="12pt"/>
    </style:style>
    <style:style style:name="T373_87" style:family="text">
      <style:text-properties fo:font-size="12pt" style:font-size-asian="12pt" style:font-size-complex="12pt"/>
    </style:style>
    <style:style style:name="T373_88" style:family="text">
      <style:text-properties fo:font-size="12pt" style:font-size-asian="12pt" style:font-size-complex="12pt"/>
    </style:style>
    <style:style style:name="T373_89" style:family="text">
      <style:text-properties fo:font-size="12pt" style:font-size-asian="12pt" style:font-size-complex="12pt"/>
    </style:style>
    <style:style style:name="T373_90" style:family="text">
      <style:text-properties fo:font-size="12pt" style:font-size-asian="12pt" style:font-size-complex="12pt"/>
    </style:style>
    <style:style style:name="T373_91" style:family="text">
      <style:text-properties fo:font-size="12pt" style:font-size-asian="12pt" style:font-size-complex="12pt"/>
    </style:style>
    <style:style style:name="T373_92" style:family="text">
      <style:text-properties fo:font-size="12pt" style:font-size-asian="12pt" style:font-size-complex="12pt"/>
    </style:style>
    <style:style style:name="T373_93" style:family="text">
      <style:text-properties fo:font-size="12pt" style:font-size-asian="12pt" style:font-size-complex="12pt"/>
    </style:style>
    <style:style style:name="T373_94" style:family="text">
      <style:text-properties fo:font-size="12pt" style:font-size-asian="12pt" style:font-size-complex="12pt"/>
    </style:style>
    <style:style style:name="T373_95" style:family="text">
      <style:text-properties fo:font-size="12pt" style:font-size-asian="12pt" style:font-size-complex="12pt"/>
    </style:style>
    <style:style style:name="T373_96" style:family="text">
      <style:text-properties fo:font-size="12pt" style:font-size-asian="12pt" style:font-size-complex="12pt"/>
    </style:style>
    <style:style style:name="T373_97" style:family="text">
      <style:text-properties fo:font-size="12pt" style:font-size-asian="12pt" style:font-size-complex="12pt"/>
    </style:style>
    <style:style style:name="T373_98" style:family="text">
      <style:text-properties fo:font-size="12pt" style:font-size-asian="12pt" style:font-size-complex="12pt"/>
    </style:style>
    <style:style style:name="T373_99" style:family="text">
      <style:text-properties fo:font-size="12pt" style:font-size-asian="12pt" style:font-size-complex="12pt"/>
    </style:style>
    <style:style style:name="T373_100" style:family="text">
      <style:text-properties fo:font-size="12pt" style:font-size-asian="12pt" style:font-size-complex="12pt"/>
    </style:style>
    <style:style style:name="T373_101" style:family="text">
      <style:text-properties fo:font-size="12pt" style:font-size-asian="12pt" style:font-size-complex="12pt"/>
    </style:style>
    <style:style style:name="T373_102" style:family="text">
      <style:text-properties fo:font-size="12pt" style:font-size-asian="12pt" style:font-size-complex="12pt"/>
    </style:style>
    <style:style style:name="T373_103" style:family="text">
      <style:text-properties fo:font-size="12pt" style:font-size-asian="12pt" style:font-size-complex="12pt"/>
    </style:style>
    <style:style style:name="T373_104" style:family="text">
      <style:text-properties fo:font-size="12pt" style:font-size-asian="12pt" style:font-size-complex="12pt"/>
    </style:style>
    <style:style style:name="T373_105" style:family="text">
      <style:text-properties fo:font-size="12pt" style:font-size-asian="12pt" style:font-size-complex="12pt"/>
    </style:style>
    <style:style style:name="T373_106" style:family="text">
      <style:text-properties fo:font-size="12pt" style:font-size-asian="12pt" style:font-size-complex="12pt"/>
    </style:style>
    <style:style style:name="T373_107" style:family="text">
      <style:text-properties fo:font-size="12pt" style:font-size-asian="12pt" style:font-size-complex="12pt"/>
    </style:style>
    <style:style style:name="T373_108" style:family="text">
      <style:text-properties fo:font-size="12pt" style:font-size-asian="12pt" style:font-size-complex="12pt"/>
    </style:style>
    <style:style style:name="T373_109" style:family="text">
      <style:text-properties fo:font-size="12pt" style:font-size-asian="12pt" style:font-size-complex="12pt"/>
    </style:style>
    <style:style style:name="T373_110" style:family="text">
      <style:text-properties fo:font-size="12pt" style:font-size-asian="12pt" style:font-size-complex="12pt"/>
    </style:style>
    <style:style style:name="T373_111" style:family="text">
      <style:text-properties fo:font-size="12pt" style:font-size-asian="12pt" style:font-size-complex="12pt"/>
    </style:style>
    <style:style style:name="T373_112" style:family="text">
      <style:text-properties fo:font-size="12pt" style:font-size-asian="12pt" style:font-size-complex="12pt"/>
    </style:style>
    <style:style style:name="T373_113" style:family="text">
      <style:text-properties fo:font-size="12pt" style:font-size-asian="12pt" style:font-size-complex="12pt"/>
    </style:style>
    <style:style style:name="T373_114" style:family="text">
      <style:text-properties fo:font-size="12pt" style:font-size-asian="12pt" style:font-size-complex="12pt"/>
    </style:style>
    <style:style style:name="T373_115" style:family="text">
      <style:text-properties fo:font-size="12pt" style:font-size-asian="12pt" style:font-size-complex="12pt"/>
    </style:style>
    <style:style style:name="T373_116" style:family="text">
      <style:text-properties fo:font-size="12pt" style:font-size-asian="12pt" style:font-size-complex="12pt"/>
    </style:style>
    <style:style style:name="T373_117" style:family="text">
      <style:text-properties fo:font-size="12pt" style:font-size-asian="12pt" style:font-size-complex="12pt"/>
    </style:style>
    <style:style style:name="T373_118" style:family="text">
      <style:text-properties fo:font-size="12pt" style:font-size-asian="12pt" style:font-size-complex="12pt"/>
    </style:style>
    <style:style style:name="T373_119" style:family="text">
      <style:text-properties fo:font-size="12pt" style:font-size-asian="12pt" style:font-size-complex="12pt"/>
    </style:style>
    <style:style style:name="T373_120" style:family="text">
      <style:text-properties fo:font-size="12pt" style:font-size-asian="12pt" style:font-size-complex="12pt"/>
    </style:style>
    <style:style style:name="T373_121" style:family="text">
      <style:text-properties fo:font-size="12pt" style:font-size-asian="12pt" style:font-size-complex="12pt"/>
    </style:style>
    <style:style style:name="T373_122" style:family="text">
      <style:text-properties fo:font-size="12pt" style:font-size-asian="12pt" style:font-size-complex="12pt"/>
    </style:style>
    <style:style style:name="T373_123" style:family="text">
      <style:text-properties fo:font-size="12pt" style:font-size-asian="12pt" style:font-size-complex="12pt"/>
    </style:style>
    <style:style style:name="T373_124" style:family="text">
      <style:text-properties fo:font-size="12pt" style:font-size-asian="12pt" style:font-size-complex="12pt"/>
    </style:style>
    <style:style style:name="T373_125" style:family="text">
      <style:text-properties fo:font-size="12pt" style:font-size-asian="12pt" style:font-size-complex="12pt"/>
    </style:style>
    <style:style style:name="T373_126" style:family="text">
      <style:text-properties fo:font-size="12pt" style:font-size-asian="12pt" style:font-size-complex="12pt"/>
    </style:style>
    <style:style style:name="T373_127" style:family="text">
      <style:text-properties fo:font-size="12pt" style:font-size-asian="12pt" style:font-size-complex="12pt"/>
    </style:style>
    <style:style style:name="T373_128" style:family="text">
      <style:text-properties fo:font-size="12pt" style:font-size-asian="12pt" style:font-size-complex="12pt"/>
    </style:style>
    <style:style style:name="T373_129" style:family="text">
      <style:text-properties fo:font-size="12pt" style:font-size-asian="12pt" style:font-size-complex="12pt"/>
    </style:style>
    <style:style style:name="T373_130" style:family="text">
      <style:text-properties fo:font-size="12pt" style:font-size-asian="12pt" style:font-size-complex="12pt"/>
    </style:style>
    <style:style style:name="T373_131" style:family="text">
      <style:text-properties fo:font-size="12pt" style:font-size-asian="12pt" style:font-size-complex="12pt"/>
    </style:style>
    <style:style style:name="T373_132" style:family="text">
      <style:text-properties fo:font-size="12pt" style:font-size-asian="12pt" style:font-size-complex="12pt"/>
    </style:style>
    <style:style style:name="T373_133" style:family="text">
      <style:text-properties fo:font-size="12pt" style:font-size-asian="12pt" style:font-size-complex="12pt"/>
    </style:style>
    <style:style style:name="T373_134" style:family="text">
      <style:text-properties fo:font-size="12pt" style:font-size-asian="12pt" style:font-size-complex="12pt"/>
    </style:style>
    <style:style style:name="T373_135" style:family="text">
      <style:text-properties fo:font-size="12pt" style:font-size-asian="12pt" style:font-size-complex="12pt"/>
    </style:style>
    <style:style style:name="T373_136" style:family="text">
      <style:text-properties fo:font-size="12pt" style:font-size-asian="12pt" style:font-size-complex="12pt"/>
    </style:style>
    <style:style style:name="T373_137" style:family="text">
      <style:text-properties fo:font-size="12pt" style:font-size-asian="12pt" style:font-size-complex="12pt"/>
    </style:style>
    <style:style style:name="T373_138" style:family="text">
      <style:text-properties fo:font-size="12pt" style:font-size-asian="12pt" style:font-size-complex="12pt"/>
    </style:style>
    <style:style style:name="T373_139" style:family="text">
      <style:text-properties fo:font-size="12pt" style:font-size-asian="12pt" style:font-size-complex="12pt"/>
    </style:style>
    <style:style style:name="T373_140" style:family="text">
      <style:text-properties fo:font-size="12pt" style:font-size-asian="12pt" style:font-size-complex="12pt"/>
    </style:style>
    <style:style style:name="T373_141" style:family="text">
      <style:text-properties fo:font-size="12pt" style:font-size-asian="12pt" style:font-size-complex="12pt"/>
    </style:style>
    <style:style style:name="T373_142" style:family="text">
      <style:text-properties fo:font-size="12pt" style:font-size-asian="12pt" style:font-size-complex="12pt"/>
    </style:style>
    <style:style style:name="T373_143" style:family="text">
      <style:text-properties fo:font-size="12pt" style:font-size-asian="12pt" style:font-size-complex="12pt"/>
    </style:style>
    <style:style style:name="T373_144" style:family="text">
      <style:text-properties fo:font-size="12pt" style:font-size-asian="12pt" style:font-size-complex="12pt"/>
    </style:style>
    <style:style style:name="T373_145" style:family="text">
      <style:text-properties fo:font-size="12pt" style:font-size-asian="12pt" style:font-size-complex="12pt"/>
    </style:style>
    <style:style style:name="T373_146" style:family="text">
      <style:text-properties fo:font-size="12pt" style:font-size-asian="12pt" style:font-size-complex="12pt"/>
    </style:style>
    <style:style style:name="T373_147" style:family="text">
      <style:text-properties fo:font-size="12pt" style:font-size-asian="12pt" style:font-size-complex="12pt"/>
    </style:style>
    <style:style style:name="T373_148" style:family="text">
      <style:text-properties fo:font-size="12pt" style:font-size-asian="12pt" style:font-size-complex="12pt"/>
    </style:style>
    <style:style style:name="T373_149" style:family="text">
      <style:text-properties fo:font-size="12pt" style:font-size-asian="12pt" style:font-size-complex="12pt"/>
    </style:style>
    <style:style style:name="T373_150" style:family="text">
      <style:text-properties fo:font-size="12pt" style:font-size-asian="12pt" style:font-size-complex="12pt"/>
    </style:style>
    <style:style style:name="T373_151" style:family="text">
      <style:text-properties fo:font-size="12pt" style:font-size-asian="12pt" style:font-size-complex="12pt"/>
    </style:style>
    <style:style style:name="T373_152" style:family="text">
      <style:text-properties fo:font-size="12pt" style:font-size-asian="12pt" style:font-size-complex="12pt"/>
    </style:style>
    <style:style style:name="T373_153" style:family="text">
      <style:text-properties fo:font-size="12pt" style:font-size-asian="12pt" style:font-size-complex="12pt"/>
    </style:style>
    <style:style style:name="T373_154" style:family="text">
      <style:text-properties fo:font-size="12pt" style:font-size-asian="12pt" style:font-size-complex="12pt"/>
    </style:style>
    <style:style style:name="T373_155" style:family="text">
      <style:text-properties fo:font-size="12pt" style:font-size-asian="12pt" style:font-size-complex="12pt"/>
    </style:style>
    <style:style style:name="T373_156" style:family="text">
      <style:text-properties fo:font-size="12pt" style:font-size-asian="12pt" style:font-size-complex="12pt"/>
    </style:style>
    <style:style style:name="T373_157" style:family="text">
      <style:text-properties fo:font-size="12pt" style:font-size-asian="12pt" style:font-size-complex="12pt"/>
    </style:style>
    <style:style style:name="T373_158" style:family="text">
      <style:text-properties fo:font-size="12pt" style:font-size-asian="12pt" style:font-size-complex="12pt"/>
    </style:style>
    <style:style style:name="T373_159" style:family="text">
      <style:text-properties fo:font-size="12pt" style:font-size-asian="12pt" style:font-size-complex="12pt"/>
    </style:style>
    <style:style style:name="T373_160" style:family="text">
      <style:text-properties fo:font-size="12pt" style:font-size-asian="12pt" style:font-size-complex="12pt"/>
    </style:style>
    <style:style style:name="T373_161" style:family="text">
      <style:text-properties fo:font-size="12pt" style:font-size-asian="12pt" style:font-size-complex="12pt"/>
    </style:style>
    <style:style style:name="T373_162" style:family="text">
      <style:text-properties fo:font-size="12pt" style:font-size-asian="12pt" style:font-size-complex="12pt"/>
    </style:style>
    <style:style style:name="T373_163" style:family="text">
      <style:text-properties fo:font-size="12pt" style:font-size-asian="12pt" style:font-size-complex="12pt"/>
    </style:style>
    <style:style style:name="T373_164" style:family="text">
      <style:text-properties fo:font-size="12pt" style:font-size-asian="12pt" style:font-size-complex="12pt"/>
    </style:style>
    <style:style style:name="T373_165" style:family="text">
      <style:text-properties fo:font-size="12pt" style:font-size-asian="12pt" style:font-size-complex="12pt"/>
    </style:style>
    <style:style style:name="T373_166" style:family="text">
      <style:text-properties fo:font-size="12pt" style:font-size-asian="12pt" style:font-size-complex="12pt"/>
    </style:style>
    <style:style style:name="T373_167" style:family="text">
      <style:text-properties fo:font-size="12pt" style:font-size-asian="12pt" style:font-size-complex="12pt"/>
    </style:style>
    <style:style style:name="T373_168" style:family="text">
      <style:text-properties fo:font-size="12pt" style:font-size-asian="12pt" style:font-size-complex="12pt"/>
    </style:style>
    <style:style style:name="T373_169" style:family="text">
      <style:text-properties fo:font-size="12pt" style:font-size-asian="12pt" style:font-size-complex="12pt"/>
    </style:style>
    <style:style style:name="T373_170" style:family="text">
      <style:text-properties fo:font-size="12pt" style:font-size-asian="12pt" style:font-size-complex="12pt"/>
    </style:style>
    <style:style style:name="T373_171" style:family="text">
      <style:text-properties fo:font-size="12pt" style:font-size-asian="12pt" style:font-size-complex="12pt"/>
    </style:style>
    <style:style style:name="T373_172" style:family="text">
      <style:text-properties fo:font-size="12pt" style:font-size-asian="12pt" style:font-size-complex="12pt"/>
    </style:style>
    <style:style style:name="T373_173" style:family="text">
      <style:text-properties fo:font-size="12pt" style:font-size-asian="12pt" style:font-size-complex="12pt"/>
    </style:style>
    <style:style style:name="T373_174" style:family="text">
      <style:text-properties fo:font-size="12pt" style:font-size-asian="12pt" style:font-size-complex="12pt"/>
    </style:style>
    <style:style style:name="T373_175" style:family="text">
      <style:text-properties fo:font-size="12pt" style:font-size-asian="12pt" style:font-size-complex="12pt"/>
    </style:style>
    <style:style style:name="T373_176" style:family="text">
      <style:text-properties fo:font-size="12pt" style:font-size-asian="12pt" style:font-size-complex="12pt"/>
    </style:style>
    <style:style style:name="T373_177" style:family="text">
      <style:text-properties fo:font-size="12pt" style:font-size-asian="12pt" style:font-size-complex="12pt"/>
    </style:style>
    <style:style style:name="T373_178" style:family="text">
      <style:text-properties fo:font-size="12pt" style:font-size-asian="12pt" style:font-size-complex="12pt"/>
    </style:style>
    <style:style style:name="T373_179" style:family="text">
      <style:text-properties fo:font-size="12pt" style:font-size-asian="12pt" style:font-size-complex="12pt"/>
    </style:style>
    <style:style style:name="T373_180" style:family="text">
      <style:text-properties fo:font-size="12pt" style:font-size-asian="12pt" style:font-size-complex="12pt"/>
    </style:style>
    <style:style style:name="T373_181" style:family="text">
      <style:text-properties fo:font-size="12pt" style:font-size-asian="12pt" style:font-size-complex="12pt"/>
    </style:style>
    <style:style style:name="T373_182" style:family="text">
      <style:text-properties fo:font-size="12pt" style:font-size-asian="12pt" style:font-size-complex="12pt"/>
    </style:style>
    <style:style style:name="T373_183" style:family="text">
      <style:text-properties fo:font-size="12pt" style:font-size-asian="12pt" style:font-size-complex="12pt"/>
    </style:style>
    <style:style style:name="T373_184" style:family="text">
      <style:text-properties fo:font-size="12pt" style:font-size-asian="12pt" style:font-size-complex="12pt"/>
    </style:style>
    <style:style style:name="T373_185" style:family="text">
      <style:text-properties fo:font-size="12pt" style:font-size-asian="12pt" style:font-size-complex="12pt"/>
    </style:style>
    <style:style style:name="T373_186" style:family="text">
      <style:text-properties fo:font-size="12pt" style:font-size-asian="12pt" style:font-size-complex="12pt"/>
    </style:style>
    <style:style style:name="T373_187" style:family="text">
      <style:text-properties fo:font-size="12pt" style:font-size-asian="12pt" style:font-size-complex="12pt"/>
    </style:style>
    <style:style style:name="T373_188" style:family="text">
      <style:text-properties fo:font-size="12pt" style:font-size-asian="12pt" style:font-size-complex="12pt"/>
    </style:style>
    <style:style style:name="T373_189" style:family="text">
      <style:text-properties fo:font-size="12pt" style:font-size-asian="12pt" style:font-size-complex="12pt"/>
    </style:style>
    <style:style style:name="T373_190" style:family="text">
      <style:text-properties fo:font-size="12pt" style:font-size-asian="12pt" style:font-size-complex="12pt"/>
    </style:style>
    <style:style style:name="T373_191" style:family="text">
      <style:text-properties fo:font-size="12pt" style:font-size-asian="12pt" style:font-size-complex="12pt"/>
    </style:style>
    <style:style style:name="T373_192" style:family="text">
      <style:text-properties fo:font-size="12pt" style:font-size-asian="12pt" style:font-size-complex="12pt"/>
    </style:style>
    <style:style style:name="T373_193" style:family="text">
      <style:text-properties fo:font-size="12pt" style:font-size-asian="12pt" style:font-size-complex="12pt"/>
    </style:style>
    <style:style style:name="T373_194" style:family="text">
      <style:text-properties fo:font-size="12pt" style:font-size-asian="12pt" style:font-size-complex="12pt"/>
    </style:style>
    <style:style style:name="T373_195" style:family="text">
      <style:text-properties fo:font-size="12pt" style:font-size-asian="12pt" style:font-size-complex="12pt"/>
    </style:style>
    <style:style style:name="T373_196" style:family="text">
      <style:text-properties fo:font-size="12pt" style:font-size-asian="12pt" style:font-size-complex="12pt"/>
    </style:style>
    <style:style style:name="T373_197" style:family="text">
      <style:text-properties fo:font-size="12pt" style:font-size-asian="12pt" style:font-size-complex="12pt"/>
    </style:style>
    <style:style style:name="T373_198" style:family="text">
      <style:text-properties fo:font-size="12pt" style:font-size-asian="12pt" style:font-size-complex="12pt"/>
    </style:style>
    <style:style style:name="T373_199" style:family="text">
      <style:text-properties fo:font-size="12pt" style:font-size-asian="12pt" style:font-size-complex="12pt"/>
    </style:style>
    <style:style style:name="T373_200" style:family="text">
      <style:text-properties fo:font-size="12pt" style:font-size-asian="12pt" style:font-size-complex="12pt"/>
    </style:style>
    <style:style style:name="T373_201" style:family="text">
      <style:text-properties fo:font-size="12pt" style:font-size-asian="12pt" style:font-size-complex="12pt"/>
    </style:style>
    <style:style style:name="T373_202" style:family="text">
      <style:text-properties fo:font-size="12pt" style:font-size-asian="12pt" style:font-size-complex="12pt"/>
    </style:style>
    <style:style style:name="T373_203" style:family="text">
      <style:text-properties fo:font-size="12pt" style:font-size-asian="12pt" style:font-size-complex="12pt"/>
    </style:style>
    <style:style style:name="T373_204" style:family="text">
      <style:text-properties fo:font-size="12pt" style:font-size-asian="12pt" style:font-size-complex="12pt"/>
    </style:style>
    <style:style style:name="T373_205" style:family="text">
      <style:text-properties fo:font-size="12pt" style:font-size-asian="12pt" style:font-size-complex="12pt"/>
    </style:style>
    <style:style style:name="T373_206" style:family="text">
      <style:text-properties fo:font-size="12pt" style:font-size-asian="12pt" style:font-size-complex="12pt"/>
    </style:style>
    <style:style style:name="T373_207" style:family="text">
      <style:text-properties fo:font-size="12pt" style:font-size-asian="12pt" style:font-size-complex="12pt"/>
    </style:style>
    <style:style style:name="T373_208" style:family="text">
      <style:text-properties fo:font-size="12pt" style:font-size-asian="12pt" style:font-size-complex="12pt"/>
    </style:style>
    <style:style style:name="T373_209" style:family="text">
      <style:text-properties fo:font-size="12pt" style:font-size-asian="12pt" style:font-size-complex="12pt"/>
    </style:style>
    <style:style style:name="T373_210" style:family="text">
      <style:text-properties fo:font-size="12pt" style:font-size-asian="12pt" style:font-size-complex="12pt"/>
    </style:style>
    <style:style style:name="T373_211" style:family="text">
      <style:text-properties fo:font-size="12pt" style:font-size-asian="12pt" style:font-size-complex="12pt"/>
    </style:style>
    <style:style style:name="T373_212" style:family="text">
      <style:text-properties fo:font-size="12pt" style:font-size-asian="12pt" style:font-size-complex="12pt"/>
    </style:style>
    <style:style style:name="T373_213" style:family="text">
      <style:text-properties fo:font-size="12pt" style:font-size-asian="12pt" style:font-size-complex="12pt"/>
    </style:style>
    <style:style style:name="T373_214" style:family="text">
      <style:text-properties fo:font-size="12pt" style:font-size-asian="12pt" style:font-size-complex="12pt"/>
    </style:style>
    <style:style style:name="T373_215" style:family="text">
      <style:text-properties fo:font-size="12pt" style:font-size-asian="12pt" style:font-size-complex="12pt"/>
    </style:style>
    <style:style style:name="T373_216" style:family="text">
      <style:text-properties fo:font-size="12pt" style:font-size-asian="12pt" style:font-size-complex="12pt"/>
    </style:style>
    <style:style style:name="T373_217" style:family="text">
      <style:text-properties fo:font-size="12pt" style:font-size-asian="12pt" style:font-size-complex="12pt"/>
    </style:style>
    <style:style style:name="T373_218" style:family="text">
      <style:text-properties fo:font-size="12pt" style:font-size-asian="12pt" style:font-size-complex="12pt"/>
    </style:style>
    <style:style style:name="T373_219" style:family="text">
      <style:text-properties fo:font-size="12pt" style:font-size-asian="12pt" style:font-size-complex="12pt"/>
    </style:style>
    <style:style style:name="T373_220" style:family="text">
      <style:text-properties fo:font-size="12pt" style:font-size-asian="12pt" style:font-size-complex="12pt"/>
    </style:style>
    <style:style style:name="T373_221" style:family="text">
      <style:text-properties fo:font-size="12pt" style:font-size-asian="12pt" style:font-size-complex="12pt"/>
    </style:style>
    <style:style style:name="T373_222" style:family="text">
      <style:text-properties fo:font-size="12pt" style:font-size-asian="12pt" style:font-size-complex="12pt"/>
    </style:style>
    <style:style style:name="T373_223" style:family="text">
      <style:text-properties fo:font-size="12pt" style:font-size-asian="12pt" style:font-size-complex="12pt"/>
    </style:style>
    <style:style style:name="T373_224" style:family="text">
      <style:text-properties fo:font-size="12pt" style:font-size-asian="12pt" style:font-size-complex="12pt"/>
    </style:style>
    <style:style style:name="T373_225" style:family="text">
      <style:text-properties fo:font-size="12pt" style:font-size-asian="12pt" style:font-size-complex="12pt"/>
    </style:style>
    <style:style style:name="T373_226" style:family="text">
      <style:text-properties fo:font-size="12pt" style:font-size-asian="12pt" style:font-size-complex="12pt"/>
    </style:style>
    <style:style style:name="T373_227" style:family="text">
      <style:text-properties fo:font-size="12pt" style:font-size-asian="12pt" style:font-size-complex="12pt"/>
    </style:style>
    <style:style style:name="T373_228" style:family="text">
      <style:text-properties fo:font-size="12pt" style:font-size-asian="12pt" style:font-size-complex="12pt"/>
    </style:style>
    <style:style style:name="T373_229" style:family="text">
      <style:text-properties fo:font-size="12pt" style:font-size-asian="12pt" style:font-size-complex="12pt"/>
    </style:style>
    <style:style style:name="T373_230" style:family="text">
      <style:text-properties fo:font-size="12pt" style:font-size-asian="12pt" style:font-size-complex="12pt"/>
    </style:style>
    <style:style style:name="T373_231" style:family="text">
      <style:text-properties fo:font-size="12pt" style:font-size-asian="12pt" style:font-size-complex="12pt"/>
    </style:style>
    <style:style style:name="T373_232" style:family="text">
      <style:text-properties fo:font-size="12pt" style:font-size-asian="12pt" style:font-size-complex="12pt"/>
    </style:style>
    <style:style style:name="T373_233" style:family="text">
      <style:text-properties fo:font-size="12pt" style:font-size-asian="12pt" style:font-size-complex="12pt"/>
    </style:style>
    <style:style style:name="T373_234" style:family="text">
      <style:text-properties fo:font-size="12pt" style:font-size-asian="12pt" style:font-size-complex="12pt"/>
    </style:style>
    <style:style style:name="T373_235" style:family="text">
      <style:text-properties fo:font-size="12pt" style:font-size-asian="12pt" style:font-size-complex="12pt"/>
    </style:style>
    <style:style style:name="T373_236" style:family="text">
      <style:text-properties fo:font-size="12pt" style:font-size-asian="12pt" style:font-size-complex="12pt"/>
    </style:style>
    <style:style style:name="T373_237" style:family="text">
      <style:text-properties fo:font-size="12pt" style:font-size-asian="12pt" style:font-size-complex="12pt"/>
    </style:style>
    <style:style style:name="P37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5" style:family="paragraph" style:parent-style-name="Standard">
      <style:paragraph-properties fo:text-align="justify" fo:break-before="auto" fo:line-height="115%" style:writing-mode="lr-tb"/>
    </style:style>
    <style:style style:name="T375_1" style:family="text">
      <style:text-properties fo:font-size="12pt" style:font-size-asian="12pt" style:font-size-complex="12pt"/>
    </style:style>
    <style:style style:name="T375_2" style:family="text">
      <style:text-properties fo:font-size="12pt" style:font-size-asian="12pt" style:font-size-complex="12pt"/>
    </style:style>
    <style:style style:name="T375_3" style:family="text">
      <style:text-properties fo:font-size="12pt" style:font-size-asian="12pt" style:font-size-complex="12pt"/>
    </style:style>
    <style:style style:name="T375_4" style:family="text">
      <style:text-properties fo:font-size="12pt" style:font-size-asian="12pt" style:font-size-complex="12pt"/>
    </style:style>
    <style:style style:name="T375_5" style:family="text">
      <style:text-properties fo:font-size="12pt" style:font-size-asian="12pt" style:font-size-complex="12pt"/>
    </style:style>
    <style:style style:name="T375_6" style:family="text">
      <style:text-properties fo:font-size="12pt" style:font-size-asian="12pt" style:font-size-complex="12pt"/>
    </style:style>
    <style:style style:name="T375_7" style:family="text">
      <style:text-properties fo:font-size="12pt" style:font-size-asian="12pt" style:font-size-complex="12pt"/>
    </style:style>
    <style:style style:name="T375_8" style:family="text">
      <style:text-properties fo:font-size="12pt" style:font-size-asian="12pt" style:font-size-complex="12pt"/>
    </style:style>
    <style:style style:name="T375_9" style:family="text">
      <style:text-properties fo:font-size="12pt" style:font-size-asian="12pt" style:font-size-complex="12pt"/>
    </style:style>
    <style:style style:name="P376" style:family="paragraph" style:parent-style-name="Standard">
      <style:paragraph-properties fo:text-align="justify" fo:break-before="auto" fo:line-height="115%" style:writing-mode="lr-tb"/>
    </style:style>
    <style:style style:name="T376_1" style:family="text">
      <style:text-properties fo:font-size="12pt" style:font-size-asian="12pt" style:font-size-complex="12pt"/>
    </style:style>
    <style:style style:name="T376_2" style:family="text">
      <style:text-properties fo:font-size="12pt" style:font-size-asian="12pt" style:font-size-complex="12pt"/>
    </style:style>
    <style:style style:name="T376_3" style:family="text">
      <style:text-properties fo:font-size="12pt" style:font-size-asian="12pt" style:font-size-complex="12pt"/>
    </style:style>
    <style:style style:name="T376_4" style:family="text">
      <style:text-properties fo:font-size="12pt" style:font-size-asian="12pt" style:font-size-complex="12pt"/>
    </style:style>
    <style:style style:name="T376_5" style:family="text">
      <style:text-properties fo:font-size="12pt" style:font-size-asian="12pt" style:font-size-complex="12pt"/>
    </style:style>
    <style:style style:name="T376_6" style:family="text">
      <style:text-properties fo:font-size="12pt" style:font-size-asian="12pt" style:font-size-complex="12pt"/>
    </style:style>
    <style:style style:name="T376_7" style:family="text">
      <style:text-properties fo:font-size="12pt" style:font-size-asian="12pt" style:font-size-complex="12pt"/>
    </style:style>
    <style:style style:name="T376_8" style:family="text">
      <style:text-properties fo:font-size="12pt" style:font-size-asian="12pt" style:font-size-complex="12pt"/>
    </style:style>
    <style:style style:name="T376_9" style:family="text">
      <style:text-properties fo:font-size="12pt" style:font-size-asian="12pt" style:font-size-complex="12pt"/>
    </style:style>
    <style:style style:name="T376_10" style:family="text">
      <style:text-properties fo:font-size="12pt" style:font-size-asian="12pt" style:font-size-complex="12pt"/>
    </style:style>
    <style:style style:name="T376_11" style:family="text">
      <style:text-properties fo:font-size="12pt" style:font-size-asian="12pt" style:font-size-complex="12pt"/>
    </style:style>
    <style:style style:name="T376_12" style:family="text">
      <style:text-properties fo:font-size="12pt" style:font-size-asian="12pt" style:font-size-complex="12pt"/>
    </style:style>
    <style:style style:name="T376_13" style:family="text">
      <style:text-properties fo:font-size="12pt" style:font-size-asian="12pt" style:font-size-complex="12pt"/>
    </style:style>
    <style:style style:name="T376_14" style:family="text">
      <style:text-properties fo:font-size="12pt" style:font-size-asian="12pt" style:font-size-complex="12pt"/>
    </style:style>
    <style:style style:name="T376_15" style:family="text">
      <style:text-properties fo:font-size="12pt" style:font-size-asian="12pt" style:font-size-complex="12pt"/>
    </style:style>
    <style:style style:name="T376_16" style:family="text">
      <style:text-properties fo:font-size="12pt" style:font-size-asian="12pt" style:font-size-complex="12pt"/>
    </style:style>
    <style:style style:name="T376_17" style:family="text">
      <style:text-properties fo:font-size="12pt" style:font-size-asian="12pt" style:font-size-complex="12pt"/>
    </style:style>
    <style:style style:name="T376_18" style:family="text">
      <style:text-properties fo:font-size="12pt" style:font-size-asian="12pt" style:font-size-complex="12pt"/>
    </style:style>
    <style:style style:name="T376_19" style:family="text">
      <style:text-properties fo:font-size="12pt" style:font-size-asian="12pt" style:font-size-complex="12pt"/>
    </style:style>
    <style:style style:name="T376_20" style:family="text">
      <style:text-properties fo:font-size="12pt" style:font-size-asian="12pt" style:font-size-complex="12pt"/>
    </style:style>
    <style:style style:name="T376_21" style:family="text">
      <style:text-properties fo:font-size="12pt" style:font-size-asian="12pt" style:font-size-complex="12pt"/>
    </style:style>
    <style:style style:name="T376_22" style:family="text">
      <style:text-properties fo:font-size="12pt" style:font-size-asian="12pt" style:font-size-complex="12pt"/>
    </style:style>
    <style:style style:name="T376_23" style:family="text">
      <style:text-properties fo:font-size="12pt" style:font-size-asian="12pt" style:font-size-complex="12pt"/>
    </style:style>
    <style:style style:name="T376_24" style:family="text">
      <style:text-properties fo:font-size="12pt" style:font-size-asian="12pt" style:font-size-complex="12pt"/>
    </style:style>
    <style:style style:name="T376_25" style:family="text">
      <style:text-properties fo:font-size="12pt" style:font-size-asian="12pt" style:font-size-complex="12pt"/>
    </style:style>
    <style:style style:name="T376_26" style:family="text">
      <style:text-properties fo:font-size="12pt" style:font-size-asian="12pt" style:font-size-complex="12pt"/>
    </style:style>
    <style:style style:name="T376_27" style:family="text">
      <style:text-properties fo:font-size="12pt" style:font-size-asian="12pt" style:font-size-complex="12pt"/>
    </style:style>
    <style:style style:name="T376_28" style:family="text">
      <style:text-properties fo:font-size="12pt" style:font-size-asian="12pt" style:font-size-complex="12pt"/>
    </style:style>
    <style:style style:name="T376_29" style:family="text">
      <style:text-properties fo:font-size="12pt" style:font-size-asian="12pt" style:font-size-complex="12pt"/>
    </style:style>
    <style:style style:name="T376_30" style:family="text">
      <style:text-properties fo:font-size="12pt" style:font-size-asian="12pt" style:font-size-complex="12pt"/>
    </style:style>
    <style:style style:name="T376_31" style:family="text">
      <style:text-properties fo:font-size="12pt" style:font-size-asian="12pt" style:font-size-complex="12pt"/>
    </style:style>
    <style:style style:name="T376_32" style:family="text">
      <style:text-properties fo:font-size="12pt" style:font-size-asian="12pt" style:font-size-complex="12pt"/>
    </style:style>
    <style:style style:name="T376_33" style:family="text">
      <style:text-properties fo:font-size="12pt" style:font-size-asian="12pt" style:font-size-complex="12pt"/>
    </style:style>
    <style:style style:name="T376_34" style:family="text">
      <style:text-properties fo:font-size="12pt" style:font-size-asian="12pt" style:font-size-complex="12pt"/>
    </style:style>
    <style:style style:name="T376_35" style:family="text">
      <style:text-properties fo:font-size="12pt" style:font-size-asian="12pt" style:font-size-complex="12pt"/>
    </style:style>
    <style:style style:name="T376_36" style:family="text">
      <style:text-properties fo:font-size="12pt" style:font-size-asian="12pt" style:font-size-complex="12pt"/>
    </style:style>
    <style:style style:name="T376_37" style:family="text">
      <style:text-properties fo:font-size="12pt" style:font-size-asian="12pt" style:font-size-complex="12pt"/>
    </style:style>
    <style:style style:name="T376_38" style:family="text">
      <style:text-properties fo:font-size="12pt" style:font-size-asian="12pt" style:font-size-complex="12pt"/>
    </style:style>
    <style:style style:name="T376_39" style:family="text">
      <style:text-properties fo:font-size="12pt" style:font-size-asian="12pt" style:font-size-complex="12pt"/>
    </style:style>
    <style:style style:name="T376_40" style:family="text">
      <style:text-properties fo:font-size="12pt" style:font-size-asian="12pt" style:font-size-complex="12pt"/>
    </style:style>
    <style:style style:name="T376_41" style:family="text">
      <style:text-properties fo:font-size="12pt" style:font-size-asian="12pt" style:font-size-complex="12pt"/>
    </style:style>
    <style:style style:name="T376_42" style:family="text">
      <style:text-properties fo:font-size="12pt" style:font-size-asian="12pt" style:font-size-complex="12pt"/>
    </style:style>
    <style:style style:name="T376_43" style:family="text">
      <style:text-properties fo:font-size="12pt" style:font-size-asian="12pt" style:font-size-complex="12pt"/>
    </style:style>
    <style:style style:name="T376_44" style:family="text">
      <style:text-properties fo:font-size="12pt" style:font-size-asian="12pt" style:font-size-complex="12pt"/>
    </style:style>
    <style:style style:name="T376_45" style:family="text">
      <style:text-properties fo:font-size="12pt" style:font-size-asian="12pt" style:font-size-complex="12pt"/>
    </style:style>
    <style:style style:name="T376_46" style:family="text">
      <style:text-properties fo:font-size="12pt" style:font-size-asian="12pt" style:font-size-complex="12pt"/>
    </style:style>
    <style:style style:name="T376_47" style:family="text">
      <style:text-properties fo:font-size="12pt" style:font-size-asian="12pt" style:font-size-complex="12pt"/>
    </style:style>
    <style:style style:name="T376_48" style:family="text">
      <style:text-properties fo:font-size="12pt" style:font-size-asian="12pt" style:font-size-complex="12pt"/>
    </style:style>
    <style:style style:name="T376_49" style:family="text">
      <style:text-properties fo:font-size="12pt" style:font-size-asian="12pt" style:font-size-complex="12pt"/>
    </style:style>
    <style:style style:name="T376_50" style:family="text">
      <style:text-properties fo:font-size="12pt" style:font-size-asian="12pt" style:font-size-complex="12pt"/>
    </style:style>
    <style:style style:name="T376_51" style:family="text">
      <style:text-properties fo:font-size="12pt" style:font-size-asian="12pt" style:font-size-complex="12pt"/>
    </style:style>
    <style:style style:name="T376_52" style:family="text">
      <style:text-properties fo:font-size="12pt" style:font-size-asian="12pt" style:font-size-complex="12pt"/>
    </style:style>
    <style:style style:name="T376_53" style:family="text">
      <style:text-properties fo:font-size="12pt" style:font-size-asian="12pt" style:font-size-complex="12pt"/>
    </style:style>
    <style:style style:name="T376_54" style:family="text">
      <style:text-properties fo:font-size="12pt" style:font-size-asian="12pt" style:font-size-complex="12pt"/>
    </style:style>
    <style:style style:name="T376_55" style:family="text">
      <style:text-properties fo:font-size="12pt" style:font-size-asian="12pt" style:font-size-complex="12pt"/>
    </style:style>
    <style:style style:name="T376_56" style:family="text">
      <style:text-properties fo:font-size="12pt" style:font-size-asian="12pt" style:font-size-complex="12pt"/>
    </style:style>
    <style:style style:name="T376_57" style:family="text">
      <style:text-properties fo:font-size="12pt" style:font-size-asian="12pt" style:font-size-complex="12pt"/>
    </style:style>
    <style:style style:name="P37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8" style:family="paragraph" style:parent-style-name="Standard">
      <style:paragraph-properties fo:text-align="justify" fo:break-before="auto" fo:line-height="115%" style:writing-mode="lr-tb"/>
    </style:style>
    <style:style style:name="T378_1" style:family="text">
      <style:text-properties fo:font-size="12pt" style:font-size-asian="12pt" style:font-size-complex="12pt"/>
    </style:style>
    <style:style style:name="T378_2" style:family="text">
      <style:text-properties fo:font-size="12pt" style:font-size-asian="12pt" style:font-size-complex="12pt"/>
    </style:style>
    <style:style style:name="T378_3" style:family="text">
      <style:text-properties fo:font-size="12pt" style:font-size-asian="12pt" style:font-size-complex="12pt"/>
    </style:style>
    <style:style style:name="T378_4" style:family="text">
      <style:text-properties fo:font-size="12pt" style:font-size-asian="12pt" style:font-size-complex="12pt"/>
    </style:style>
    <style:style style:name="T378_5" style:family="text">
      <style:text-properties fo:font-size="12pt" style:font-size-asian="12pt" style:font-size-complex="12pt"/>
    </style:style>
    <style:style style:name="T378_6" style:family="text">
      <style:text-properties fo:font-size="12pt" style:font-size-asian="12pt" style:font-size-complex="12pt"/>
    </style:style>
    <style:style style:name="T378_7" style:family="text">
      <style:text-properties fo:font-size="12pt" style:font-size-asian="12pt" style:font-size-complex="12pt"/>
    </style:style>
    <style:style style:name="T378_8" style:family="text">
      <style:text-properties fo:font-size="12pt" style:font-size-asian="12pt" style:font-size-complex="12pt"/>
    </style:style>
    <style:style style:name="T378_9" style:family="text">
      <style:text-properties fo:font-size="12pt" style:font-size-asian="12pt" style:font-size-complex="12pt"/>
    </style:style>
    <style:style style:name="T378_10" style:family="text">
      <style:text-properties fo:font-size="12pt" style:font-size-asian="12pt" style:font-size-complex="12pt"/>
    </style:style>
    <style:style style:name="T378_11" style:family="text">
      <style:text-properties fo:font-size="12pt" style:font-size-asian="12pt" style:font-size-complex="12pt"/>
    </style:style>
    <style:style style:name="T378_12" style:family="text">
      <style:text-properties fo:font-size="12pt" style:font-size-asian="12pt" style:font-size-complex="12pt"/>
    </style:style>
    <style:style style:name="T378_13" style:family="text">
      <style:text-properties fo:font-size="12pt" style:font-size-asian="12pt" style:font-size-complex="12pt"/>
    </style:style>
    <style:style style:name="T378_14" style:family="text">
      <style:text-properties fo:font-size="12pt" style:font-size-asian="12pt" style:font-size-complex="12pt"/>
    </style:style>
    <style:style style:name="T378_15" style:family="text">
      <style:text-properties fo:font-size="12pt" style:font-size-asian="12pt" style:font-size-complex="12pt"/>
    </style:style>
    <style:style style:name="T378_16" style:family="text">
      <style:text-properties fo:font-size="12pt" style:font-size-asian="12pt" style:font-size-complex="12pt"/>
    </style:style>
    <style:style style:name="T378_17" style:family="text">
      <style:text-properties fo:font-size="12pt" style:font-size-asian="12pt" style:font-size-complex="12pt"/>
    </style:style>
    <style:style style:name="P379" style:family="paragraph" style:parent-style-name="Standard">
      <style:paragraph-properties fo:text-align="justify" fo:break-before="auto" fo:line-height="115%" style:writing-mode="lr-tb"/>
    </style:style>
    <style:style style:name="T379_1" style:family="text">
      <style:text-properties fo:font-size="12pt" style:font-size-asian="12pt" style:font-size-complex="12pt"/>
    </style:style>
    <style:style style:name="T379_2" style:family="text">
      <style:text-properties fo:font-size="12pt" style:font-size-asian="12pt" style:font-size-complex="12pt"/>
    </style:style>
    <style:style style:name="T379_3" style:family="text">
      <style:text-properties fo:font-size="12pt" style:font-size-asian="12pt" style:font-size-complex="12pt"/>
    </style:style>
    <style:style style:name="T379_4" style:family="text">
      <style:text-properties fo:font-size="12pt" style:font-size-asian="12pt" style:font-size-complex="12pt"/>
    </style:style>
    <style:style style:name="T379_5" style:family="text">
      <style:text-properties fo:font-size="12pt" style:font-size-asian="12pt" style:font-size-complex="12pt"/>
    </style:style>
    <style:style style:name="T379_6" style:family="text">
      <style:text-properties fo:font-size="12pt" style:font-size-asian="12pt" style:font-size-complex="12pt"/>
    </style:style>
    <style:style style:name="T379_7" style:family="text">
      <style:text-properties fo:font-size="12pt" style:font-size-asian="12pt" style:font-size-complex="12pt"/>
    </style:style>
    <style:style style:name="T379_8" style:family="text">
      <style:text-properties fo:font-size="12pt" style:font-size-asian="12pt" style:font-size-complex="12pt"/>
    </style:style>
    <style:style style:name="T379_9" style:family="text">
      <style:text-properties fo:font-size="12pt" style:font-size-asian="12pt" style:font-size-complex="12pt"/>
    </style:style>
    <style:style style:name="T379_10" style:family="text">
      <style:text-properties fo:font-size="12pt" style:font-size-asian="12pt" style:font-size-complex="12pt"/>
    </style:style>
    <style:style style:name="T379_11" style:family="text">
      <style:text-properties fo:font-size="12pt" style:font-size-asian="12pt" style:font-size-complex="12pt"/>
    </style:style>
    <style:style style:name="T379_12" style:family="text">
      <style:text-properties fo:font-size="12pt" style:font-size-asian="12pt" style:font-size-complex="12pt"/>
    </style:style>
    <style:style style:name="T379_13" style:family="text">
      <style:text-properties fo:font-size="12pt" style:font-size-asian="12pt" style:font-size-complex="12pt"/>
    </style:style>
    <style:style style:name="T379_14" style:family="text">
      <style:text-properties fo:font-size="12pt" style:font-size-asian="12pt" style:font-size-complex="12pt"/>
    </style:style>
    <style:style style:name="T379_15" style:family="text">
      <style:text-properties fo:font-size="12pt" style:font-size-asian="12pt" style:font-size-complex="12pt"/>
    </style:style>
    <style:style style:name="T379_16" style:family="text">
      <style:text-properties fo:font-size="12pt" style:font-size-asian="12pt" style:font-size-complex="12pt"/>
    </style:style>
    <style:style style:name="T379_17" style:family="text">
      <style:text-properties fo:font-size="12pt" style:font-size-asian="12pt" style:font-size-complex="12pt"/>
    </style:style>
    <style:style style:name="T379_18" style:family="text">
      <style:text-properties fo:font-size="12pt" style:font-size-asian="12pt" style:font-size-complex="12pt"/>
    </style:style>
    <style:style style:name="T379_19" style:family="text">
      <style:text-properties fo:font-size="12pt" style:font-size-asian="12pt" style:font-size-complex="12pt"/>
    </style:style>
    <style:style style:name="T379_20" style:family="text">
      <style:text-properties fo:font-size="12pt" style:font-size-asian="12pt" style:font-size-complex="12pt"/>
    </style:style>
    <style:style style:name="T379_21" style:family="text">
      <style:text-properties fo:font-size="12pt" style:font-size-asian="12pt" style:font-size-complex="12pt"/>
    </style:style>
    <style:style style:name="T379_22" style:family="text">
      <style:text-properties fo:font-size="12pt" style:font-size-asian="12pt" style:font-size-complex="12pt"/>
    </style:style>
    <style:style style:name="T379_23" style:family="text">
      <style:text-properties fo:font-size="12pt" style:font-size-asian="12pt" style:font-size-complex="12pt"/>
    </style:style>
    <style:style style:name="T379_24" style:family="text">
      <style:text-properties fo:font-size="12pt" style:font-size-asian="12pt" style:font-size-complex="12pt"/>
    </style:style>
    <style:style style:name="T379_25" style:family="text">
      <style:text-properties fo:font-size="12pt" style:font-size-asian="12pt" style:font-size-complex="12pt"/>
    </style:style>
    <style:style style:name="T379_26" style:family="text">
      <style:text-properties fo:font-size="12pt" style:font-size-asian="12pt" style:font-size-complex="12pt"/>
    </style:style>
    <style:style style:name="T379_27" style:family="text">
      <style:text-properties fo:font-size="12pt" style:font-size-asian="12pt" style:font-size-complex="12pt"/>
    </style:style>
    <style:style style:name="T379_28" style:family="text">
      <style:text-properties fo:font-size="12pt" style:font-size-asian="12pt" style:font-size-complex="12pt"/>
    </style:style>
    <style:style style:name="T379_29" style:family="text">
      <style:text-properties fo:font-size="12pt" style:font-size-asian="12pt" style:font-size-complex="12pt"/>
    </style:style>
    <style:style style:name="T379_30" style:family="text">
      <style:text-properties fo:font-size="12pt" style:font-size-asian="12pt" style:font-size-complex="12pt"/>
    </style:style>
    <style:style style:name="T379_31" style:family="text">
      <style:text-properties fo:font-size="12pt" style:font-size-asian="12pt" style:font-size-complex="12pt"/>
    </style:style>
    <style:style style:name="T379_32" style:family="text">
      <style:text-properties fo:font-size="12pt" style:font-size-asian="12pt" style:font-size-complex="12pt"/>
    </style:style>
    <style:style style:name="T379_33" style:family="text">
      <style:text-properties fo:font-size="12pt" style:font-size-asian="12pt" style:font-size-complex="12pt"/>
    </style:style>
    <style:style style:name="T379_34" style:family="text">
      <style:text-properties fo:font-size="12pt" style:font-size-asian="12pt" style:font-size-complex="12pt"/>
    </style:style>
    <style:style style:name="T379_35" style:family="text">
      <style:text-properties fo:font-size="12pt" style:font-size-asian="12pt" style:font-size-complex="12pt"/>
    </style:style>
    <style:style style:name="T379_36" style:family="text">
      <style:text-properties fo:font-size="12pt" style:font-size-asian="12pt" style:font-size-complex="12pt"/>
    </style:style>
    <style:style style:name="T379_37" style:family="text">
      <style:text-properties fo:font-size="12pt" style:font-size-asian="12pt" style:font-size-complex="12pt"/>
    </style:style>
    <style:style style:name="T379_38" style:family="text">
      <style:text-properties fo:font-size="12pt" style:font-size-asian="12pt" style:font-size-complex="12pt"/>
    </style:style>
    <style:style style:name="T379_39" style:family="text">
      <style:text-properties fo:font-size="12pt" style:font-size-asian="12pt" style:font-size-complex="12pt"/>
    </style:style>
    <style:style style:name="T379_40" style:family="text">
      <style:text-properties fo:font-size="12pt" style:font-size-asian="12pt" style:font-size-complex="12pt"/>
    </style:style>
    <style:style style:name="T379_41" style:family="text">
      <style:text-properties fo:font-size="12pt" style:font-size-asian="12pt" style:font-size-complex="12pt"/>
    </style:style>
    <style:style style:name="T379_42" style:family="text">
      <style:text-properties fo:font-size="12pt" style:font-size-asian="12pt" style:font-size-complex="12pt"/>
    </style:style>
    <style:style style:name="T379_43" style:family="text">
      <style:text-properties fo:font-size="12pt" style:font-size-asian="12pt" style:font-size-complex="12pt"/>
    </style:style>
    <style:style style:name="T379_44" style:family="text">
      <style:text-properties fo:font-size="12pt" style:font-size-asian="12pt" style:font-size-complex="12pt"/>
    </style:style>
    <style:style style:name="T379_45" style:family="text">
      <style:text-properties fo:font-size="12pt" style:font-size-asian="12pt" style:font-size-complex="12pt"/>
    </style:style>
    <style:style style:name="T379_46" style:family="text">
      <style:text-properties fo:font-size="12pt" style:font-size-asian="12pt" style:font-size-complex="12pt"/>
    </style:style>
    <style:style style:name="T379_47" style:family="text">
      <style:text-properties fo:font-size="12pt" style:font-size-asian="12pt" style:font-size-complex="12pt"/>
    </style:style>
    <style:style style:name="T379_48" style:family="text">
      <style:text-properties fo:font-size="12pt" style:font-size-asian="12pt" style:font-size-complex="12pt"/>
    </style:style>
    <style:style style:name="T379_49" style:family="text">
      <style:text-properties fo:font-size="12pt" style:font-size-asian="12pt" style:font-size-complex="12pt"/>
    </style:style>
    <style:style style:name="T379_50" style:family="text">
      <style:text-properties fo:font-size="12pt" style:font-size-asian="12pt" style:font-size-complex="12pt"/>
    </style:style>
    <style:style style:name="T379_51" style:family="text">
      <style:text-properties fo:font-size="12pt" style:font-size-asian="12pt" style:font-size-complex="12pt"/>
    </style:style>
    <style:style style:name="T379_52" style:family="text">
      <style:text-properties fo:font-size="12pt" style:font-size-asian="12pt" style:font-size-complex="12pt"/>
    </style:style>
    <style:style style:name="T379_53" style:family="text">
      <style:text-properties fo:font-size="12pt" style:font-size-asian="12pt" style:font-size-complex="12pt"/>
    </style:style>
    <style:style style:name="T379_54" style:family="text">
      <style:text-properties fo:font-size="12pt" style:font-size-asian="12pt" style:font-size-complex="12pt"/>
    </style:style>
    <style:style style:name="T379_55" style:family="text">
      <style:text-properties fo:font-size="12pt" style:font-size-asian="12pt" style:font-size-complex="12pt"/>
    </style:style>
    <style:style style:name="T379_56" style:family="text">
      <style:text-properties fo:font-size="12pt" style:font-size-asian="12pt" style:font-size-complex="12pt"/>
    </style:style>
    <style:style style:name="T379_57" style:family="text">
      <style:text-properties fo:font-size="12pt" style:font-size-asian="12pt" style:font-size-complex="12pt"/>
    </style:style>
    <style:style style:name="T379_58" style:family="text">
      <style:text-properties fo:font-size="12pt" style:font-size-asian="12pt" style:font-size-complex="12pt"/>
    </style:style>
    <style:style style:name="T379_59" style:family="text">
      <style:text-properties fo:font-size="12pt" style:font-size-asian="12pt" style:font-size-complex="12pt"/>
    </style:style>
    <style:style style:name="P38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81" style:family="paragraph" style:parent-style-name="Standard">
      <style:paragraph-properties fo:text-align="justify" fo:break-before="auto" fo:line-height="115%" style:writing-mode="lr-tb"/>
    </style:style>
    <style:style style:name="T381_1" style:family="text">
      <style:text-properties fo:font-size="12pt" style:font-size-asian="12pt" style:font-size-complex="12pt"/>
    </style:style>
    <style:style style:name="T381_2" style:family="text">
      <style:text-properties fo:font-size="12pt" style:font-size-asian="12pt" style:font-size-complex="12pt"/>
    </style:style>
    <style:style style:name="T381_3" style:family="text">
      <style:text-properties fo:font-size="12pt" style:font-size-asian="12pt" style:font-size-complex="12pt"/>
    </style:style>
    <style:style style:name="T381_4" style:family="text">
      <style:text-properties fo:font-size="12pt" style:font-size-asian="12pt" style:font-size-complex="12pt"/>
    </style:style>
    <style:style style:name="T381_5" style:family="text">
      <style:text-properties fo:font-size="12pt" style:font-size-asian="12pt" style:font-size-complex="12pt"/>
    </style:style>
    <style:style style:name="T381_6" style:family="text">
      <style:text-properties fo:font-size="12pt" style:font-size-asian="12pt" style:font-size-complex="12pt"/>
    </style:style>
    <style:style style:name="T381_7" style:family="text">
      <style:text-properties fo:font-size="12pt" style:font-size-asian="12pt" style:font-size-complex="12pt"/>
    </style:style>
    <style:style style:name="T381_8" style:family="text">
      <style:text-properties fo:font-size="12pt" style:font-size-asian="12pt" style:font-size-complex="12pt"/>
    </style:style>
    <style:style style:name="T381_9" style:family="text">
      <style:text-properties fo:font-size="12pt" style:font-size-asian="12pt" style:font-size-complex="12pt"/>
    </style:style>
    <style:style style:name="T381_10" style:family="text">
      <style:text-properties fo:font-size="12pt" style:font-size-asian="12pt" style:font-size-complex="12pt"/>
    </style:style>
    <style:style style:name="T381_11" style:family="text">
      <style:text-properties fo:font-size="12pt" style:font-size-asian="12pt" style:font-size-complex="12pt"/>
    </style:style>
    <style:style style:name="T381_12" style:family="text">
      <style:text-properties fo:font-size="12pt" style:font-size-asian="12pt" style:font-size-complex="12pt"/>
    </style:style>
    <style:style style:name="T381_13" style:family="text">
      <style:text-properties fo:font-size="12pt" style:font-size-asian="12pt" style:font-size-complex="12pt"/>
    </style:style>
    <style:style style:name="T381_14" style:family="text">
      <style:text-properties fo:font-size="12pt" style:font-size-asian="12pt" style:font-size-complex="12pt"/>
    </style:style>
    <style:style style:name="T381_15" style:family="text">
      <style:text-properties fo:font-size="12pt" style:font-size-asian="12pt" style:font-size-complex="12pt"/>
    </style:style>
    <style:style style:name="P382" style:family="paragraph" style:parent-style-name="Standard">
      <style:paragraph-properties fo:text-align="justify" fo:break-before="auto" fo:line-height="115%" style:writing-mode="lr-tb"/>
    </style:style>
    <style:style style:name="T382_1" style:family="text">
      <style:text-properties fo:font-size="12pt" style:font-size-asian="12pt" style:font-size-complex="12pt"/>
    </style:style>
    <style:style style:name="T382_2" style:family="text">
      <style:text-properties fo:font-size="12pt" style:font-size-asian="12pt" style:font-size-complex="12pt"/>
    </style:style>
    <style:style style:name="T382_3" style:family="text">
      <style:text-properties fo:font-size="12pt" style:font-size-asian="12pt" style:font-size-complex="12pt"/>
    </style:style>
    <style:style style:name="T382_4" style:family="text">
      <style:text-properties fo:font-size="12pt" style:font-size-asian="12pt" style:font-size-complex="12pt"/>
    </style:style>
    <style:style style:name="T382_5" style:family="text">
      <style:text-properties fo:font-size="12pt" style:font-size-asian="12pt" style:font-size-complex="12pt"/>
    </style:style>
    <style:style style:name="T382_6" style:family="text">
      <style:text-properties fo:font-size="12pt" style:font-size-asian="12pt" style:font-size-complex="12pt"/>
    </style:style>
    <style:style style:name="T382_7" style:family="text">
      <style:text-properties fo:font-size="12pt" style:font-size-asian="12pt" style:font-size-complex="12pt"/>
    </style:style>
    <style:style style:name="T382_8" style:family="text">
      <style:text-properties fo:font-size="12pt" style:font-size-asian="12pt" style:font-size-complex="12pt"/>
    </style:style>
    <style:style style:name="T382_9" style:family="text">
      <style:text-properties fo:font-size="12pt" style:font-size-asian="12pt" style:font-size-complex="12pt"/>
    </style:style>
    <style:style style:name="T382_10" style:family="text">
      <style:text-properties fo:font-size="12pt" style:font-size-asian="12pt" style:font-size-complex="12pt"/>
    </style:style>
    <style:style style:name="T382_11" style:family="text">
      <style:text-properties fo:font-size="12pt" style:font-size-asian="12pt" style:font-size-complex="12pt"/>
    </style:style>
    <style:style style:name="T382_12" style:family="text">
      <style:text-properties fo:font-size="12pt" style:font-size-asian="12pt" style:font-size-complex="12pt"/>
    </style:style>
    <style:style style:name="T382_13" style:family="text">
      <style:text-properties fo:font-size="12pt" style:font-size-asian="12pt" style:font-size-complex="12pt"/>
    </style:style>
    <style:style style:name="T382_14" style:family="text">
      <style:text-properties fo:font-size="12pt" style:font-size-asian="12pt" style:font-size-complex="12pt"/>
    </style:style>
    <style:style style:name="T382_15" style:family="text">
      <style:text-properties fo:font-size="12pt" style:font-size-asian="12pt" style:font-size-complex="12pt"/>
    </style:style>
    <style:style style:name="T382_16" style:family="text">
      <style:text-properties fo:font-size="12pt" style:font-size-asian="12pt" style:font-size-complex="12pt"/>
    </style:style>
    <style:style style:name="T382_17" style:family="text">
      <style:text-properties fo:font-size="12pt" style:font-size-asian="12pt" style:font-size-complex="12pt"/>
    </style:style>
    <style:style style:name="T382_18" style:family="text">
      <style:text-properties fo:font-size="12pt" style:font-size-asian="12pt" style:font-size-complex="12pt"/>
    </style:style>
    <style:style style:name="T382_19" style:family="text">
      <style:text-properties fo:font-size="12pt" style:font-size-asian="12pt" style:font-size-complex="12pt"/>
    </style:style>
    <style:style style:name="T382_20" style:family="text">
      <style:text-properties fo:font-size="12pt" style:font-size-asian="12pt" style:font-size-complex="12pt"/>
    </style:style>
    <style:style style:name="T382_21" style:family="text">
      <style:text-properties fo:font-size="12pt" style:font-size-asian="12pt" style:font-size-complex="12pt"/>
    </style:style>
    <style:style style:name="T382_22" style:family="text">
      <style:text-properties fo:font-size="12pt" style:font-size-asian="12pt" style:font-size-complex="12pt"/>
    </style:style>
    <style:style style:name="T382_23" style:family="text">
      <style:text-properties fo:font-size="12pt" style:font-size-asian="12pt" style:font-size-complex="12pt"/>
    </style:style>
    <style:style style:name="T382_24" style:family="text">
      <style:text-properties fo:font-size="12pt" style:font-size-asian="12pt" style:font-size-complex="12pt"/>
    </style:style>
    <style:style style:name="T382_25" style:family="text">
      <style:text-properties fo:font-size="12pt" style:font-size-asian="12pt" style:font-size-complex="12pt"/>
    </style:style>
    <style:style style:name="T382_26" style:family="text">
      <style:text-properties fo:font-size="12pt" style:font-size-asian="12pt" style:font-size-complex="12pt"/>
    </style:style>
    <style:style style:name="T382_27" style:family="text">
      <style:text-properties fo:font-size="12pt" style:font-size-asian="12pt" style:font-size-complex="12pt"/>
    </style:style>
    <style:style style:name="T382_28" style:family="text">
      <style:text-properties fo:font-size="12pt" style:font-size-asian="12pt" style:font-size-complex="12pt"/>
    </style:style>
    <style:style style:name="T382_29" style:family="text">
      <style:text-properties fo:font-size="12pt" style:font-size-asian="12pt" style:font-size-complex="12pt"/>
    </style:style>
    <style:style style:name="T382_30" style:family="text">
      <style:text-properties fo:font-size="12pt" style:font-size-asian="12pt" style:font-size-complex="12pt"/>
    </style:style>
    <style:style style:name="T382_31" style:family="text">
      <style:text-properties fo:font-size="12pt" style:font-size-asian="12pt" style:font-size-complex="12pt"/>
    </style:style>
    <style:style style:name="T382_32" style:family="text">
      <style:text-properties fo:font-size="12pt" style:font-size-asian="12pt" style:font-size-complex="12pt"/>
    </style:style>
    <style:style style:name="T382_33" style:family="text">
      <style:text-properties fo:font-size="12pt" style:font-size-asian="12pt" style:font-size-complex="12pt"/>
    </style:style>
    <style:style style:name="T382_34" style:family="text">
      <style:text-properties fo:font-size="12pt" style:font-size-asian="12pt" style:font-size-complex="12pt"/>
    </style:style>
    <style:style style:name="T382_35" style:family="text">
      <style:text-properties fo:font-size="12pt" style:font-size-asian="12pt" style:font-size-complex="12pt"/>
    </style:style>
    <style:style style:name="T382_36" style:family="text">
      <style:text-properties fo:font-size="12pt" style:font-size-asian="12pt" style:font-size-complex="12pt"/>
    </style:style>
    <style:style style:name="T382_37" style:family="text">
      <style:text-properties fo:font-size="12pt" style:font-size-asian="12pt" style:font-size-complex="12pt"/>
    </style:style>
    <style:style style:name="T382_38" style:family="text">
      <style:text-properties fo:font-size="12pt" style:font-size-asian="12pt" style:font-size-complex="12pt"/>
    </style:style>
    <style:style style:name="T382_39" style:family="text">
      <style:text-properties fo:font-size="12pt" style:font-size-asian="12pt" style:font-size-complex="12pt"/>
    </style:style>
    <style:style style:name="T382_40" style:family="text">
      <style:text-properties fo:font-size="12pt" style:font-size-asian="12pt" style:font-size-complex="12pt"/>
    </style:style>
    <style:style style:name="T382_41" style:family="text">
      <style:text-properties fo:font-size="12pt" style:font-size-asian="12pt" style:font-size-complex="12pt"/>
    </style:style>
    <style:style style:name="T382_42" style:family="text">
      <style:text-properties fo:font-size="12pt" style:font-size-asian="12pt" style:font-size-complex="12pt"/>
    </style:style>
    <style:style style:name="T382_43" style:family="text">
      <style:text-properties fo:font-size="12pt" style:font-size-asian="12pt" style:font-size-complex="12pt"/>
    </style:style>
    <style:style style:name="T382_44" style:family="text">
      <style:text-properties fo:font-size="12pt" style:font-size-asian="12pt" style:font-size-complex="12pt"/>
    </style:style>
    <style:style style:name="T382_45" style:family="text">
      <style:text-properties fo:font-size="12pt" style:font-size-asian="12pt" style:font-size-complex="12pt"/>
    </style:style>
    <style:style style:name="T382_46" style:family="text">
      <style:text-properties fo:font-size="12pt" style:font-size-asian="12pt" style:font-size-complex="12pt"/>
    </style:style>
    <style:style style:name="T382_47" style:family="text">
      <style:text-properties fo:font-size="12pt" style:font-size-asian="12pt" style:font-size-complex="12pt"/>
    </style:style>
    <style:style style:name="T382_48" style:family="text">
      <style:text-properties fo:font-size="12pt" style:font-size-asian="12pt" style:font-size-complex="12pt"/>
    </style:style>
    <style:style style:name="T382_49" style:family="text">
      <style:text-properties fo:font-size="12pt" style:font-size-asian="12pt" style:font-size-complex="12pt"/>
    </style:style>
    <style:style style:name="T382_50" style:family="text">
      <style:text-properties fo:font-size="12pt" style:font-size-asian="12pt" style:font-size-complex="12pt"/>
    </style:style>
    <style:style style:name="T382_51" style:family="text">
      <style:text-properties fo:font-size="12pt" style:font-size-asian="12pt" style:font-size-complex="12pt"/>
    </style:style>
    <style:style style:name="T382_52" style:family="text">
      <style:text-properties fo:font-size="12pt" style:font-size-asian="12pt" style:font-size-complex="12pt"/>
    </style:style>
    <style:style style:name="T382_53" style:family="text">
      <style:text-properties fo:font-size="12pt" style:font-size-asian="12pt" style:font-size-complex="12pt"/>
    </style:style>
    <style:style style:name="T382_54" style:family="text">
      <style:text-properties fo:font-size="12pt" style:font-size-asian="12pt" style:font-size-complex="12pt"/>
    </style:style>
    <style:style style:name="T382_55" style:family="text">
      <style:text-properties fo:font-size="12pt" style:font-size-asian="12pt" style:font-size-complex="12pt"/>
    </style:style>
    <style:style style:name="T382_56" style:family="text">
      <style:text-properties fo:font-size="12pt" style:font-size-asian="12pt" style:font-size-complex="12pt"/>
    </style:style>
    <style:style style:name="T382_57" style:family="text">
      <style:text-properties fo:font-size="12pt" style:font-size-asian="12pt" style:font-size-complex="12pt"/>
    </style:style>
    <style:style style:name="T382_58" style:family="text">
      <style:text-properties fo:font-size="12pt" style:font-size-asian="12pt" style:font-size-complex="12pt"/>
    </style:style>
    <style:style style:name="T382_59" style:family="text">
      <style:text-properties fo:font-size="12pt" style:font-size-asian="12pt" style:font-size-complex="12pt"/>
    </style:style>
    <style:style style:name="T382_60" style:family="text">
      <style:text-properties fo:font-size="12pt" style:font-size-asian="12pt" style:font-size-complex="12pt"/>
    </style:style>
    <style:style style:name="T382_61" style:family="text">
      <style:text-properties fo:font-size="12pt" style:font-size-asian="12pt" style:font-size-complex="12pt"/>
    </style:style>
    <style:style style:name="T382_62" style:family="text">
      <style:text-properties fo:font-size="12pt" style:font-size-asian="12pt" style:font-size-complex="12pt"/>
    </style:style>
    <style:style style:name="T382_63" style:family="text">
      <style:text-properties fo:font-size="12pt" style:font-size-asian="12pt" style:font-size-complex="12pt"/>
    </style:style>
    <style:style style:name="T382_64" style:family="text">
      <style:text-properties fo:font-size="12pt" style:font-size-asian="12pt" style:font-size-complex="12pt"/>
    </style:style>
    <style:style style:name="T382_65" style:family="text">
      <style:text-properties fo:font-size="12pt" style:font-size-asian="12pt" style:font-size-complex="12pt"/>
    </style:style>
    <style:style style:name="T382_66" style:family="text">
      <style:text-properties fo:font-size="12pt" style:font-size-asian="12pt" style:font-size-complex="12pt"/>
    </style:style>
    <style:style style:name="T382_67" style:family="text">
      <style:text-properties fo:font-size="12pt" style:font-size-asian="12pt" style:font-size-complex="12pt"/>
    </style:style>
    <style:style style:name="T382_68" style:family="text">
      <style:text-properties fo:font-size="12pt" style:font-size-asian="12pt" style:font-size-complex="12pt"/>
    </style:style>
    <style:style style:name="T382_69" style:family="text">
      <style:text-properties fo:font-size="12pt" style:font-size-asian="12pt" style:font-size-complex="12pt"/>
    </style:style>
    <style:style style:name="T382_70" style:family="text">
      <style:text-properties fo:font-size="12pt" style:font-size-asian="12pt" style:font-size-complex="12pt"/>
    </style:style>
    <style:style style:name="T382_71" style:family="text">
      <style:text-properties fo:font-size="12pt" style:font-size-asian="12pt" style:font-size-complex="12pt"/>
    </style:style>
    <style:style style:name="T382_72" style:family="text">
      <style:text-properties fo:font-size="12pt" style:font-size-asian="12pt" style:font-size-complex="12pt"/>
    </style:style>
    <style:style style:name="T382_73" style:family="text">
      <style:text-properties fo:font-size="12pt" style:font-size-asian="12pt" style:font-size-complex="12pt"/>
    </style:style>
    <style:style style:name="T382_74" style:family="text">
      <style:text-properties fo:font-size="12pt" style:font-size-asian="12pt" style:font-size-complex="12pt"/>
    </style:style>
    <style:style style:name="T382_75" style:family="text">
      <style:text-properties fo:font-size="12pt" style:font-size-asian="12pt" style:font-size-complex="12pt"/>
    </style:style>
    <style:style style:name="T382_76" style:family="text">
      <style:text-properties fo:font-size="12pt" style:font-size-asian="12pt" style:font-size-complex="12pt"/>
    </style:style>
    <style:style style:name="T382_77" style:family="text">
      <style:text-properties fo:font-size="12pt" style:font-size-asian="12pt" style:font-size-complex="12pt"/>
    </style:style>
    <style:style style:name="T382_78" style:family="text">
      <style:text-properties fo:font-size="12pt" style:font-size-asian="12pt" style:font-size-complex="12pt"/>
    </style:style>
    <style:style style:name="T382_79" style:family="text">
      <style:text-properties fo:font-size="12pt" style:font-size-asian="12pt" style:font-size-complex="12pt"/>
    </style:style>
    <style:style style:name="T382_80" style:family="text">
      <style:text-properties fo:font-size="12pt" style:font-size-asian="12pt" style:font-size-complex="12pt"/>
    </style:style>
    <style:style style:name="T382_81" style:family="text">
      <style:text-properties fo:font-size="12pt" style:font-size-asian="12pt" style:font-size-complex="12pt"/>
    </style:style>
    <style:style style:name="T382_82" style:family="text">
      <style:text-properties fo:font-size="12pt" style:font-size-asian="12pt" style:font-size-complex="12pt"/>
    </style:style>
    <style:style style:name="T382_83" style:family="text">
      <style:text-properties fo:font-size="12pt" style:font-size-asian="12pt" style:font-size-complex="12pt"/>
    </style:style>
    <style:style style:name="T382_84" style:family="text">
      <style:text-properties fo:font-size="12pt" style:font-size-asian="12pt" style:font-size-complex="12pt"/>
    </style:style>
    <style:style style:name="T382_85" style:family="text">
      <style:text-properties fo:font-size="12pt" style:font-size-asian="12pt" style:font-size-complex="12pt"/>
    </style:style>
    <style:style style:name="T382_86" style:family="text">
      <style:text-properties fo:font-size="12pt" style:font-size-asian="12pt" style:font-size-complex="12pt"/>
    </style:style>
    <style:style style:name="T382_87" style:family="text">
      <style:text-properties fo:font-size="12pt" style:font-size-asian="12pt" style:font-size-complex="12pt"/>
    </style:style>
    <style:style style:name="T382_88" style:family="text">
      <style:text-properties fo:font-size="12pt" style:font-size-asian="12pt" style:font-size-complex="12pt"/>
    </style:style>
    <style:style style:name="T382_89" style:family="text">
      <style:text-properties fo:font-size="12pt" style:font-size-asian="12pt" style:font-size-complex="12pt"/>
    </style:style>
    <style:style style:name="T382_90" style:family="text">
      <style:text-properties fo:font-size="12pt" style:font-size-asian="12pt" style:font-size-complex="12pt"/>
    </style:style>
    <style:style style:name="T382_91" style:family="text">
      <style:text-properties fo:font-size="12pt" style:font-size-asian="12pt" style:font-size-complex="12pt"/>
    </style:style>
    <style:style style:name="T382_92" style:family="text">
      <style:text-properties fo:font-size="12pt" style:font-size-asian="12pt" style:font-size-complex="12pt"/>
    </style:style>
    <style:style style:name="T382_93" style:family="text">
      <style:text-properties fo:font-size="12pt" style:font-size-asian="12pt" style:font-size-complex="12pt"/>
    </style:style>
    <style:style style:name="T382_94" style:family="text">
      <style:text-properties fo:font-size="12pt" style:font-size-asian="12pt" style:font-size-complex="12pt"/>
    </style:style>
    <style:style style:name="T382_95" style:family="text">
      <style:text-properties fo:font-size="12pt" style:font-size-asian="12pt" style:font-size-complex="12pt"/>
    </style:style>
    <style:style style:name="T382_96" style:family="text">
      <style:text-properties fo:font-size="12pt" style:font-size-asian="12pt" style:font-size-complex="12pt"/>
    </style:style>
    <style:style style:name="T382_97" style:family="text">
      <style:text-properties fo:font-size="12pt" style:font-size-asian="12pt" style:font-size-complex="12pt"/>
    </style:style>
    <style:style style:name="T382_98" style:family="text">
      <style:text-properties fo:font-size="12pt" style:font-size-asian="12pt" style:font-size-complex="12pt"/>
    </style:style>
    <style:style style:name="T382_99" style:family="text">
      <style:text-properties fo:font-size="12pt" style:font-size-asian="12pt" style:font-size-complex="12pt"/>
    </style:style>
    <style:style style:name="T382_100" style:family="text">
      <style:text-properties fo:font-size="12pt" style:font-size-asian="12pt" style:font-size-complex="12pt"/>
    </style:style>
    <style:style style:name="T382_101" style:family="text">
      <style:text-properties fo:font-size="12pt" style:font-size-asian="12pt" style:font-size-complex="12pt"/>
    </style:style>
    <style:style style:name="T382_102" style:family="text">
      <style:text-properties fo:font-size="12pt" style:font-size-asian="12pt" style:font-size-complex="12pt"/>
    </style:style>
    <style:style style:name="T382_103" style:family="text">
      <style:text-properties fo:font-size="12pt" style:font-size-asian="12pt" style:font-size-complex="12pt"/>
    </style:style>
    <style:style style:name="T382_104" style:family="text">
      <style:text-properties fo:font-size="12pt" style:font-size-asian="12pt" style:font-size-complex="12pt"/>
    </style:style>
    <style:style style:name="T382_105" style:family="text">
      <style:text-properties fo:font-size="12pt" style:font-size-asian="12pt" style:font-size-complex="12pt"/>
    </style:style>
    <style:style style:name="T382_106" style:family="text">
      <style:text-properties fo:font-size="12pt" style:font-size-asian="12pt" style:font-size-complex="12pt"/>
    </style:style>
    <style:style style:name="T382_107" style:family="text">
      <style:text-properties fo:font-size="12pt" style:font-size-asian="12pt" style:font-size-complex="12pt"/>
    </style:style>
    <style:style style:name="T382_108" style:family="text">
      <style:text-properties fo:font-size="12pt" style:font-size-asian="12pt" style:font-size-complex="12pt"/>
    </style:style>
    <style:style style:name="T382_109" style:family="text">
      <style:text-properties fo:font-size="12pt" style:font-size-asian="12pt" style:font-size-complex="12pt"/>
    </style:style>
    <style:style style:name="T382_110" style:family="text">
      <style:text-properties fo:font-size="12pt" style:font-size-asian="12pt" style:font-size-complex="12pt"/>
    </style:style>
    <style:style style:name="T382_111" style:family="text">
      <style:text-properties fo:font-size="12pt" style:font-size-asian="12pt" style:font-size-complex="12pt"/>
    </style:style>
    <style:style style:name="T382_112" style:family="text">
      <style:text-properties fo:font-size="12pt" style:font-size-asian="12pt" style:font-size-complex="12pt"/>
    </style:style>
    <style:style style:name="T382_113" style:family="text">
      <style:text-properties fo:font-size="12pt" style:font-size-asian="12pt" style:font-size-complex="12pt"/>
    </style:style>
    <style:style style:name="T382_114" style:family="text">
      <style:text-properties fo:font-size="12pt" style:font-size-asian="12pt" style:font-size-complex="12pt"/>
    </style:style>
    <style:style style:name="T382_115" style:family="text">
      <style:text-properties fo:font-size="12pt" style:font-size-asian="12pt" style:font-size-complex="12pt"/>
    </style:style>
    <style:style style:name="T382_116" style:family="text">
      <style:text-properties fo:font-size="12pt" style:font-size-asian="12pt" style:font-size-complex="12pt"/>
    </style:style>
    <style:style style:name="T382_117" style:family="text">
      <style:text-properties fo:font-size="12pt" style:font-size-asian="12pt" style:font-size-complex="12pt"/>
    </style:style>
    <style:style style:name="T382_118" style:family="text">
      <style:text-properties fo:font-size="12pt" style:font-size-asian="12pt" style:font-size-complex="12pt"/>
    </style:style>
    <style:style style:name="T382_119" style:family="text">
      <style:text-properties fo:font-size="12pt" style:font-size-asian="12pt" style:font-size-complex="12pt"/>
    </style:style>
    <style:style style:name="T382_120" style:family="text">
      <style:text-properties fo:font-size="12pt" style:font-size-asian="12pt" style:font-size-complex="12pt"/>
    </style:style>
    <style:style style:name="T382_121" style:family="text">
      <style:text-properties fo:font-size="12pt" style:font-size-asian="12pt" style:font-size-complex="12pt"/>
    </style:style>
    <style:style style:name="T382_122" style:family="text">
      <style:text-properties fo:font-size="12pt" style:font-size-asian="12pt" style:font-size-complex="12pt"/>
    </style:style>
    <style:style style:name="T382_123" style:family="text">
      <style:text-properties fo:font-size="12pt" style:font-size-asian="12pt" style:font-size-complex="12pt"/>
    </style:style>
    <style:style style:name="T382_124" style:family="text">
      <style:text-properties fo:font-size="12pt" style:font-size-asian="12pt" style:font-size-complex="12pt"/>
    </style:style>
    <style:style style:name="T382_125" style:family="text">
      <style:text-properties fo:font-size="12pt" style:font-size-asian="12pt" style:font-size-complex="12pt"/>
    </style:style>
    <style:style style:name="T382_126" style:family="text">
      <style:text-properties fo:font-size="12pt" style:font-size-asian="12pt" style:font-size-complex="12pt"/>
    </style:style>
    <style:style style:name="T382_127" style:family="text">
      <style:text-properties fo:font-size="12pt" style:font-size-asian="12pt" style:font-size-complex="12pt"/>
    </style:style>
    <style:style style:name="T382_128" style:family="text">
      <style:text-properties fo:font-size="12pt" style:font-size-asian="12pt" style:font-size-complex="12pt"/>
    </style:style>
    <style:style style:name="T382_129" style:family="text">
      <style:text-properties fo:font-size="12pt" style:font-size-asian="12pt" style:font-size-complex="12pt"/>
    </style:style>
    <style:style style:name="T382_130" style:family="text">
      <style:text-properties fo:font-size="12pt" style:font-size-asian="12pt" style:font-size-complex="12pt"/>
    </style:style>
    <style:style style:name="T382_131" style:family="text">
      <style:text-properties fo:font-size="12pt" style:font-size-asian="12pt" style:font-size-complex="12pt"/>
    </style:style>
    <style:style style:name="T382_132" style:family="text">
      <style:text-properties fo:font-size="12pt" style:font-size-asian="12pt" style:font-size-complex="12pt"/>
    </style:style>
    <style:style style:name="T382_133" style:family="text">
      <style:text-properties fo:font-size="12pt" style:font-size-asian="12pt" style:font-size-complex="12pt"/>
    </style:style>
    <style:style style:name="T382_134" style:family="text">
      <style:text-properties fo:font-size="12pt" style:font-size-asian="12pt" style:font-size-complex="12pt"/>
    </style:style>
    <style:style style:name="T382_135" style:family="text">
      <style:text-properties fo:font-size="12pt" style:font-size-asian="12pt" style:font-size-complex="12pt"/>
    </style:style>
    <style:style style:name="T382_136" style:family="text">
      <style:text-properties fo:font-size="12pt" style:font-size-asian="12pt" style:font-size-complex="12pt"/>
    </style:style>
    <style:style style:name="T382_137" style:family="text">
      <style:text-properties fo:font-size="12pt" style:font-size-asian="12pt" style:font-size-complex="12pt"/>
    </style:style>
    <style:style style:name="T382_138" style:family="text">
      <style:text-properties fo:font-size="12pt" style:font-size-asian="12pt" style:font-size-complex="12pt"/>
    </style:style>
    <style:style style:name="T382_139" style:family="text">
      <style:text-properties fo:font-size="12pt" style:font-size-asian="12pt" style:font-size-complex="12pt"/>
    </style:style>
    <style:style style:name="T382_140" style:family="text">
      <style:text-properties fo:font-size="12pt" style:font-size-asian="12pt" style:font-size-complex="12pt"/>
    </style:style>
    <style:style style:name="T382_141" style:family="text">
      <style:text-properties fo:font-size="12pt" style:font-size-asian="12pt" style:font-size-complex="12pt"/>
    </style:style>
    <style:style style:name="T382_142" style:family="text">
      <style:text-properties fo:font-size="12pt" style:font-size-asian="12pt" style:font-size-complex="12pt"/>
    </style:style>
    <style:style style:name="T382_143" style:family="text">
      <style:text-properties fo:font-size="12pt" style:font-size-asian="12pt" style:font-size-complex="12pt"/>
    </style:style>
    <style:style style:name="T382_144" style:family="text">
      <style:text-properties fo:font-size="12pt" style:font-size-asian="12pt" style:font-size-complex="12pt"/>
    </style:style>
    <style:style style:name="T382_145" style:family="text">
      <style:text-properties fo:font-size="12pt" style:font-size-asian="12pt" style:font-size-complex="12pt"/>
    </style:style>
    <style:style style:name="T382_146" style:family="text">
      <style:text-properties fo:font-size="12pt" style:font-size-asian="12pt" style:font-size-complex="12pt"/>
    </style:style>
    <style:style style:name="T382_147" style:family="text">
      <style:text-properties fo:font-size="12pt" style:font-size-asian="12pt" style:font-size-complex="12pt"/>
    </style:style>
    <style:style style:name="T382_148" style:family="text">
      <style:text-properties fo:font-size="12pt" style:font-size-asian="12pt" style:font-size-complex="12pt"/>
    </style:style>
    <style:style style:name="T382_149" style:family="text">
      <style:text-properties fo:font-size="12pt" style:font-size-asian="12pt" style:font-size-complex="12pt"/>
    </style:style>
    <style:style style:name="T382_150" style:family="text">
      <style:text-properties fo:font-size="12pt" style:font-size-asian="12pt" style:font-size-complex="12pt"/>
    </style:style>
    <style:style style:name="T382_151" style:family="text">
      <style:text-properties fo:font-size="12pt" style:font-size-asian="12pt" style:font-size-complex="12pt"/>
    </style:style>
    <style:style style:name="T382_152" style:family="text">
      <style:text-properties fo:font-size="12pt" style:font-size-asian="12pt" style:font-size-complex="12pt"/>
    </style:style>
    <style:style style:name="T382_153" style:family="text">
      <style:text-properties fo:font-size="12pt" style:font-size-asian="12pt" style:font-size-complex="12pt"/>
    </style:style>
    <style:style style:name="T382_154" style:family="text">
      <style:text-properties fo:font-size="12pt" style:font-size-asian="12pt" style:font-size-complex="12pt"/>
    </style:style>
    <style:style style:name="T382_155" style:family="text">
      <style:text-properties fo:font-size="12pt" style:font-size-asian="12pt" style:font-size-complex="12pt"/>
    </style:style>
    <style:style style:name="T382_156" style:family="text">
      <style:text-properties fo:font-size="12pt" style:font-size-asian="12pt" style:font-size-complex="12pt"/>
    </style:style>
    <style:style style:name="T382_157" style:family="text">
      <style:text-properties fo:font-size="12pt" style:font-size-asian="12pt" style:font-size-complex="12pt"/>
    </style:style>
    <style:style style:name="T382_158" style:family="text">
      <style:text-properties fo:font-size="12pt" style:font-size-asian="12pt" style:font-size-complex="12pt"/>
    </style:style>
    <style:style style:name="T382_159" style:family="text">
      <style:text-properties fo:font-size="12pt" style:font-size-asian="12pt" style:font-size-complex="12pt"/>
    </style:style>
    <style:style style:name="T382_160" style:family="text">
      <style:text-properties fo:font-size="12pt" style:font-size-asian="12pt" style:font-size-complex="12pt"/>
    </style:style>
    <style:style style:name="T382_161" style:family="text">
      <style:text-properties fo:font-size="12pt" style:font-size-asian="12pt" style:font-size-complex="12pt"/>
    </style:style>
    <style:style style:name="T382_162" style:family="text">
      <style:text-properties fo:font-size="12pt" style:font-size-asian="12pt" style:font-size-complex="12pt"/>
    </style:style>
    <style:style style:name="T382_163" style:family="text">
      <style:text-properties fo:font-size="12pt" style:font-size-asian="12pt" style:font-size-complex="12pt"/>
    </style:style>
    <style:style style:name="T382_164" style:family="text">
      <style:text-properties fo:font-size="12pt" style:font-size-asian="12pt" style:font-size-complex="12pt"/>
    </style:style>
    <style:style style:name="T382_165" style:family="text">
      <style:text-properties fo:font-size="12pt" style:font-size-asian="12pt" style:font-size-complex="12pt"/>
    </style:style>
    <style:style style:name="T382_166" style:family="text">
      <style:text-properties fo:font-size="12pt" style:font-size-asian="12pt" style:font-size-complex="12pt"/>
    </style:style>
    <style:style style:name="T382_167" style:family="text">
      <style:text-properties fo:font-size="12pt" style:font-size-asian="12pt" style:font-size-complex="12pt"/>
    </style:style>
    <style:style style:name="T382_168" style:family="text">
      <style:text-properties fo:font-size="12pt" style:font-size-asian="12pt" style:font-size-complex="12pt"/>
    </style:style>
    <style:style style:name="T382_169" style:family="text">
      <style:text-properties fo:font-size="12pt" style:font-size-asian="12pt" style:font-size-complex="12pt"/>
    </style:style>
    <style:style style:name="T382_170" style:family="text">
      <style:text-properties fo:font-size="12pt" style:font-size-asian="12pt" style:font-size-complex="12pt"/>
    </style:style>
    <style:style style:name="T382_171" style:family="text">
      <style:text-properties fo:font-size="12pt" style:font-size-asian="12pt" style:font-size-complex="12pt"/>
    </style:style>
    <style:style style:name="P38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>
      <style:text-properties fo:font-size="12pt" style:font-size-asian="12pt" style:font-size-complex="12pt"/>
    </style:style>
    <style:style style:name="T402_2" style:family="text">
      <style:text-properties fo:font-size="12pt" style:font-size-asian="12pt" style:font-size-complex="12pt"/>
    </style:style>
    <style:style style:name="T402_3" style:family="text">
      <style:text-properties fo:font-size="12pt" style:font-size-asian="12pt" style:font-size-complex="12pt"/>
    </style:style>
    <style:style style:name="T402_4" style:family="text">
      <style:text-properties fo:font-size="12pt" style:font-size-asian="12pt" style:font-size-complex="12pt"/>
    </style:style>
    <style:style style:name="T402_5" style:family="text">
      <style:text-properties fo:font-size="12pt" style:font-size-asian="12pt" style:font-size-complex="12pt"/>
    </style:style>
    <style:style style:name="T402_6" style:family="text">
      <style:text-properties fo:font-size="12pt" style:font-size-asian="12pt" style:font-size-complex="12pt"/>
    </style:style>
    <style:style style:name="T402_7" style:family="text">
      <style:text-properties fo:font-size="12pt" style:font-size-asian="12pt" style:font-size-complex="12pt"/>
    </style:style>
    <style:style style:name="T402_8" style:family="text">
      <style:text-properties fo:font-size="12pt" style:font-size-asian="12pt" style:font-size-complex="12pt"/>
    </style:style>
    <style:style style:name="T402_9" style:family="text">
      <style:text-properties fo:font-size="12pt" style:font-size-asian="12pt" style:font-size-complex="12pt"/>
    </style:style>
    <style:style style:name="T402_10" style:family="text">
      <style:text-properties fo:font-size="12pt" style:font-size-asian="12pt" style:font-size-complex="12pt"/>
    </style:style>
    <style:style style:name="T402_11" style:family="text">
      <style:text-properties fo:font-size="12pt" style:font-size-asian="12pt" style:font-size-complex="12pt"/>
    </style:style>
    <style:style style:name="T402_12" style:family="text">
      <style:text-properties fo:font-size="12pt" style:font-size-asian="12pt" style:font-size-complex="12pt"/>
    </style:style>
    <style:style style:name="T402_13" style:family="text">
      <style:text-properties fo:font-size="12pt" style:font-size-asian="12pt" style:font-size-complex="12pt"/>
    </style:style>
    <style:style style:name="T402_14" style:family="text">
      <style:text-properties fo:font-size="12pt" style:font-size-asian="12pt" style:font-size-complex="12pt"/>
    </style:style>
    <style:style style:name="T402_15" style:family="text">
      <style:text-properties fo:font-size="12pt" style:font-size-asian="12pt" style:font-size-complex="12pt"/>
    </style:style>
    <style:style style:name="T402_16" style:family="text">
      <style:text-properties fo:font-size="12pt" style:font-size-asian="12pt" style:font-size-complex="12pt"/>
    </style:style>
    <style:style style:name="P40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4" style:family="paragraph" style:parent-style-name="Standard">
      <style:paragraph-properties fo:text-align="justify" fo:break-before="auto" fo:line-height="115%" style:writing-mode="lr-tb"/>
    </style:style>
    <style:style style:name="T404_1" style:family="text">
      <style:text-properties fo:font-size="12pt" style:font-size-asian="12pt" style:font-size-complex="12pt"/>
    </style:style>
    <style:style style:name="T404_2" style:family="text">
      <style:text-properties fo:font-size="12pt" style:font-size-asian="12pt" style:font-size-complex="12pt"/>
    </style:style>
    <style:style style:name="T404_3" style:family="text">
      <style:text-properties fo:font-size="12pt" style:font-size-asian="12pt" style:font-size-complex="12pt"/>
    </style:style>
    <style:style style:name="T404_4" style:family="text">
      <style:text-properties fo:font-size="12pt" style:font-size-asian="12pt" style:font-size-complex="12pt"/>
    </style:style>
    <style:style style:name="T404_5" style:family="text">
      <style:text-properties fo:font-size="12pt" style:font-size-asian="12pt" style:font-size-complex="12pt"/>
    </style:style>
    <style:style style:name="T404_6" style:family="text">
      <style:text-properties fo:font-size="12pt" style:font-size-asian="12pt" style:font-size-complex="12pt"/>
    </style:style>
    <style:style style:name="T404_7" style:family="text">
      <style:text-properties fo:font-size="12pt" style:font-size-asian="12pt" style:font-size-complex="12pt"/>
    </style:style>
    <style:style style:name="T404_8" style:family="text">
      <style:text-properties fo:font-size="12pt" style:font-size-asian="12pt" style:font-size-complex="12pt"/>
    </style:style>
    <style:style style:name="T404_9" style:family="text">
      <style:text-properties fo:font-size="12pt" style:font-size-asian="12pt" style:font-size-complex="12pt"/>
    </style:style>
    <style:style style:name="T404_10" style:family="text">
      <style:text-properties fo:font-size="12pt" style:font-size-asian="12pt" style:font-size-complex="12pt"/>
    </style:style>
    <style:style style:name="T404_11" style:family="text">
      <style:text-properties fo:font-size="12pt" style:font-size-asian="12pt" style:font-size-complex="12pt"/>
    </style:style>
    <style:style style:name="P405" style:family="paragraph" style:parent-style-name="Standard">
      <style:paragraph-properties fo:text-align="justify" fo:break-before="auto" fo:line-height="115%" style:writing-mode="lr-tb"/>
    </style:style>
    <style:style style:name="T405_1" style:family="text">
      <style:text-properties fo:font-size="12pt" style:font-size-asian="12pt" style:font-size-complex="12pt"/>
    </style:style>
    <style:style style:name="T405_2" style:family="text">
      <style:text-properties fo:font-size="12pt" style:font-size-asian="12pt" style:font-size-complex="12pt"/>
    </style:style>
    <style:style style:name="T405_3" style:family="text">
      <style:text-properties fo:font-size="12pt" style:font-size-asian="12pt" style:font-size-complex="12pt"/>
    </style:style>
    <style:style style:name="T405_4" style:family="text">
      <style:text-properties fo:font-size="12pt" style:font-size-asian="12pt" style:font-size-complex="12pt"/>
    </style:style>
    <style:style style:name="T405_5" style:family="text">
      <style:text-properties fo:font-size="12pt" style:font-size-asian="12pt" style:font-size-complex="12pt"/>
    </style:style>
    <style:style style:name="T405_6" style:family="text">
      <style:text-properties fo:font-size="12pt" style:font-size-asian="12pt" style:font-size-complex="12pt"/>
    </style:style>
    <style:style style:name="T405_7" style:family="text">
      <style:text-properties fo:font-size="12pt" style:font-size-asian="12pt" style:font-size-complex="12pt"/>
    </style:style>
    <style:style style:name="T405_8" style:family="text">
      <style:text-properties fo:font-size="12pt" style:font-size-asian="12pt" style:font-size-complex="12pt"/>
    </style:style>
    <style:style style:name="T405_9" style:family="text">
      <style:text-properties fo:font-size="12pt" style:font-size-asian="12pt" style:font-size-complex="12pt"/>
    </style:style>
    <style:style style:name="T405_10" style:family="text">
      <style:text-properties fo:font-size="12pt" style:font-size-asian="12pt" style:font-size-complex="12pt"/>
    </style:style>
    <style:style style:name="T405_11" style:family="text">
      <style:text-properties fo:font-size="12pt" style:font-size-asian="12pt" style:font-size-complex="12pt"/>
    </style:style>
    <style:style style:name="T405_12" style:family="text">
      <style:text-properties fo:font-size="12pt" style:font-size-asian="12pt" style:font-size-complex="12pt"/>
    </style:style>
    <style:style style:name="T405_13" style:family="text">
      <style:text-properties fo:font-size="12pt" style:font-size-asian="12pt" style:font-size-complex="12pt"/>
    </style:style>
    <style:style style:name="T405_14" style:family="text">
      <style:text-properties fo:font-size="12pt" style:font-size-asian="12pt" style:font-size-complex="12pt"/>
    </style:style>
    <style:style style:name="T405_15" style:family="text">
      <style:text-properties fo:font-size="12pt" style:font-size-asian="12pt" style:font-size-complex="12pt"/>
    </style:style>
    <style:style style:name="T405_16" style:family="text">
      <style:text-properties fo:font-size="12pt" style:font-size-asian="12pt" style:font-size-complex="12pt"/>
    </style:style>
    <style:style style:name="T405_17" style:family="text">
      <style:text-properties fo:font-size="12pt" style:font-size-asian="12pt" style:font-size-complex="12pt"/>
    </style:style>
    <style:style style:name="T405_18" style:family="text">
      <style:text-properties fo:font-size="12pt" style:font-size-asian="12pt" style:font-size-complex="12pt"/>
    </style:style>
    <style:style style:name="T405_19" style:family="text">
      <style:text-properties fo:font-size="12pt" style:font-size-asian="12pt" style:font-size-complex="12pt"/>
    </style:style>
    <style:style style:name="T405_20" style:family="text">
      <style:text-properties fo:font-size="12pt" style:font-size-asian="12pt" style:font-size-complex="12pt"/>
    </style:style>
    <style:style style:name="T405_21" style:family="text">
      <style:text-properties fo:font-size="12pt" style:font-size-asian="12pt" style:font-size-complex="12pt"/>
    </style:style>
    <style:style style:name="T405_22" style:family="text">
      <style:text-properties fo:font-size="12pt" style:font-size-asian="12pt" style:font-size-complex="12pt"/>
    </style:style>
    <style:style style:name="T405_23" style:family="text">
      <style:text-properties fo:font-size="12pt" style:font-size-asian="12pt" style:font-size-complex="12pt"/>
    </style:style>
    <style:style style:name="T405_24" style:family="text">
      <style:text-properties fo:font-size="12pt" style:font-size-asian="12pt" style:font-size-complex="12pt"/>
    </style:style>
    <style:style style:name="T405_25" style:family="text">
      <style:text-properties fo:font-size="12pt" style:font-size-asian="12pt" style:font-size-complex="12pt"/>
    </style:style>
    <style:style style:name="T405_26" style:family="text">
      <style:text-properties fo:font-size="12pt" style:font-size-asian="12pt" style:font-size-complex="12pt"/>
    </style:style>
    <style:style style:name="T405_27" style:family="text">
      <style:text-properties fo:font-size="12pt" style:font-size-asian="12pt" style:font-size-complex="12pt"/>
    </style:style>
    <style:style style:name="T405_28" style:family="text">
      <style:text-properties fo:font-size="12pt" style:font-size-asian="12pt" style:font-size-complex="12pt"/>
    </style:style>
    <style:style style:name="T405_29" style:family="text">
      <style:text-properties fo:font-size="12pt" style:font-size-asian="12pt" style:font-size-complex="12pt"/>
    </style:style>
    <style:style style:name="T405_30" style:family="text">
      <style:text-properties fo:font-size="12pt" style:font-size-asian="12pt" style:font-size-complex="12pt"/>
    </style:style>
    <style:style style:name="T405_31" style:family="text">
      <style:text-properties fo:font-size="12pt" style:font-size-asian="12pt" style:font-size-complex="12pt"/>
    </style:style>
    <style:style style:name="T405_32" style:family="text">
      <style:text-properties fo:font-size="12pt" style:font-size-asian="12pt" style:font-size-complex="12pt"/>
    </style:style>
    <style:style style:name="T405_33" style:family="text">
      <style:text-properties fo:font-size="12pt" style:font-size-asian="12pt" style:font-size-complex="12pt"/>
    </style:style>
    <style:style style:name="T405_34" style:family="text">
      <style:text-properties fo:font-size="12pt" style:font-size-asian="12pt" style:font-size-complex="12pt"/>
    </style:style>
    <style:style style:name="T405_35" style:family="text">
      <style:text-properties fo:font-size="12pt" style:font-size-asian="12pt" style:font-size-complex="12pt"/>
    </style:style>
    <style:style style:name="T405_36" style:family="text">
      <style:text-properties fo:font-size="12pt" style:font-size-asian="12pt" style:font-size-complex="12pt"/>
    </style:style>
    <style:style style:name="T405_37" style:family="text">
      <style:text-properties fo:font-size="12pt" style:font-size-asian="12pt" style:font-size-complex="12pt"/>
    </style:style>
    <style:style style:name="T405_38" style:family="text">
      <style:text-properties fo:font-size="12pt" style:font-size-asian="12pt" style:font-size-complex="12pt"/>
    </style:style>
    <style:style style:name="T405_39" style:family="text">
      <style:text-properties fo:font-size="12pt" style:font-size-asian="12pt" style:font-size-complex="12pt"/>
    </style:style>
    <style:style style:name="T405_40" style:family="text">
      <style:text-properties fo:font-size="12pt" style:font-size-asian="12pt" style:font-size-complex="12pt"/>
    </style:style>
    <style:style style:name="T405_41" style:family="text">
      <style:text-properties fo:font-size="12pt" style:font-size-asian="12pt" style:font-size-complex="12pt"/>
    </style:style>
    <style:style style:name="T405_42" style:family="text">
      <style:text-properties fo:font-size="12pt" style:font-size-asian="12pt" style:font-size-complex="12pt"/>
    </style:style>
    <style:style style:name="T405_43" style:family="text">
      <style:text-properties fo:font-size="12pt" style:font-size-asian="12pt" style:font-size-complex="12pt"/>
    </style:style>
    <style:style style:name="T405_44" style:family="text">
      <style:text-properties fo:font-size="12pt" style:font-size-asian="12pt" style:font-size-complex="12pt"/>
    </style:style>
    <style:style style:name="T405_45" style:family="text">
      <style:text-properties fo:font-size="12pt" style:font-size-asian="12pt" style:font-size-complex="12pt"/>
    </style:style>
    <style:style style:name="T405_46" style:family="text">
      <style:text-properties fo:font-size="12pt" style:font-size-asian="12pt" style:font-size-complex="12pt"/>
    </style:style>
    <style:style style:name="T405_47" style:family="text">
      <style:text-properties fo:font-size="12pt" style:font-size-asian="12pt" style:font-size-complex="12pt"/>
    </style:style>
    <style:style style:name="T405_48" style:family="text">
      <style:text-properties fo:font-size="12pt" style:font-size-asian="12pt" style:font-size-complex="12pt"/>
    </style:style>
    <style:style style:name="T405_49" style:family="text">
      <style:text-properties fo:font-size="12pt" style:font-size-asian="12pt" style:font-size-complex="12pt"/>
    </style:style>
    <style:style style:name="T405_50" style:family="text">
      <style:text-properties fo:font-size="12pt" style:font-size-asian="12pt" style:font-size-complex="12pt"/>
    </style:style>
    <style:style style:name="T405_51" style:family="text">
      <style:text-properties fo:font-size="12pt" style:font-size-asian="12pt" style:font-size-complex="12pt"/>
    </style:style>
    <style:style style:name="T405_52" style:family="text">
      <style:text-properties fo:font-size="12pt" style:font-size-asian="12pt" style:font-size-complex="12pt"/>
    </style:style>
    <style:style style:name="T405_53" style:family="text">
      <style:text-properties fo:font-size="12pt" style:font-size-asian="12pt" style:font-size-complex="12pt"/>
    </style:style>
    <style:style style:name="T405_54" style:family="text">
      <style:text-properties fo:font-size="12pt" style:font-size-asian="12pt" style:font-size-complex="12pt"/>
    </style:style>
    <style:style style:name="T405_55" style:family="text">
      <style:text-properties fo:font-size="12pt" style:font-size-asian="12pt" style:font-size-complex="12pt"/>
    </style:style>
    <style:style style:name="T405_56" style:family="text">
      <style:text-properties fo:font-size="12pt" style:font-size-asian="12pt" style:font-size-complex="12pt"/>
    </style:style>
    <style:style style:name="T405_57" style:family="text">
      <style:text-properties fo:font-size="12pt" style:font-size-asian="12pt" style:font-size-complex="12pt"/>
    </style:style>
    <style:style style:name="T405_58" style:family="text">
      <style:text-properties fo:font-size="12pt" style:font-size-asian="12pt" style:font-size-complex="12pt"/>
    </style:style>
    <style:style style:name="T405_59" style:family="text">
      <style:text-properties fo:font-size="12pt" style:font-size-asian="12pt" style:font-size-complex="12pt"/>
    </style:style>
    <style:style style:name="T405_60" style:family="text">
      <style:text-properties fo:font-size="12pt" style:font-size-asian="12pt" style:font-size-complex="12pt"/>
    </style:style>
    <style:style style:name="T405_61" style:family="text">
      <style:text-properties fo:font-size="12pt" style:font-size-asian="12pt" style:font-size-complex="12pt"/>
    </style:style>
    <style:style style:name="T405_62" style:family="text">
      <style:text-properties fo:font-size="12pt" style:font-size-asian="12pt" style:font-size-complex="12pt"/>
    </style:style>
    <style:style style:name="T405_63" style:family="text">
      <style:text-properties fo:font-size="12pt" style:font-size-asian="12pt" style:font-size-complex="12pt"/>
    </style:style>
    <style:style style:name="T405_64" style:family="text">
      <style:text-properties fo:font-size="12pt" style:font-size-asian="12pt" style:font-size-complex="12pt"/>
    </style:style>
    <style:style style:name="T405_65" style:family="text">
      <style:text-properties fo:font-size="12pt" style:font-size-asian="12pt" style:font-size-complex="12pt"/>
    </style:style>
    <style:style style:name="T405_66" style:family="text">
      <style:text-properties fo:font-size="12pt" style:font-size-asian="12pt" style:font-size-complex="12pt"/>
    </style:style>
    <style:style style:name="T405_67" style:family="text">
      <style:text-properties fo:font-size="12pt" style:font-size-asian="12pt" style:font-size-complex="12pt"/>
    </style:style>
    <style:style style:name="T405_68" style:family="text">
      <style:text-properties fo:font-size="12pt" style:font-size-asian="12pt" style:font-size-complex="12pt"/>
    </style:style>
    <style:style style:name="T405_69" style:family="text">
      <style:text-properties fo:font-size="12pt" style:font-size-asian="12pt" style:font-size-complex="12pt"/>
    </style:style>
    <style:style style:name="T405_70" style:family="text">
      <style:text-properties fo:font-size="12pt" style:font-size-asian="12pt" style:font-size-complex="12pt"/>
    </style:style>
    <style:style style:name="T405_71" style:family="text">
      <style:text-properties fo:font-size="12pt" style:font-size-asian="12pt" style:font-size-complex="12pt"/>
    </style:style>
    <style:style style:name="T405_72" style:family="text">
      <style:text-properties fo:font-size="12pt" style:font-size-asian="12pt" style:font-size-complex="12pt"/>
    </style:style>
    <style:style style:name="T405_73" style:family="text">
      <style:text-properties fo:font-size="12pt" style:font-size-asian="12pt" style:font-size-complex="12pt"/>
    </style:style>
    <style:style style:name="T405_74" style:family="text">
      <style:text-properties fo:font-size="12pt" style:font-size-asian="12pt" style:font-size-complex="12pt"/>
    </style:style>
    <style:style style:name="T405_75" style:family="text">
      <style:text-properties fo:font-size="12pt" style:font-size-asian="12pt" style:font-size-complex="12pt"/>
    </style:style>
    <style:style style:name="T405_76" style:family="text">
      <style:text-properties fo:font-size="12pt" style:font-size-asian="12pt" style:font-size-complex="12pt"/>
    </style:style>
    <style:style style:name="T405_77" style:family="text">
      <style:text-properties fo:font-size="12pt" style:font-size-asian="12pt" style:font-size-complex="12pt"/>
    </style:style>
    <style:style style:name="T405_78" style:family="text">
      <style:text-properties fo:font-size="12pt" style:font-size-asian="12pt" style:font-size-complex="12pt"/>
    </style:style>
    <style:style style:name="T405_79" style:family="text">
      <style:text-properties fo:font-size="12pt" style:font-size-asian="12pt" style:font-size-complex="12pt"/>
    </style:style>
    <style:style style:name="T405_80" style:family="text">
      <style:text-properties fo:font-size="12pt" style:font-size-asian="12pt" style:font-size-complex="12pt"/>
    </style:style>
    <style:style style:name="T405_81" style:family="text">
      <style:text-properties fo:font-size="12pt" style:font-size-asian="12pt" style:font-size-complex="12pt"/>
    </style:style>
    <style:style style:name="T405_82" style:family="text">
      <style:text-properties fo:font-size="12pt" style:font-size-asian="12pt" style:font-size-complex="12pt"/>
    </style:style>
    <style:style style:name="T405_83" style:family="text">
      <style:text-properties fo:font-size="12pt" style:font-size-asian="12pt" style:font-size-complex="12pt"/>
    </style:style>
    <style:style style:name="T405_84" style:family="text">
      <style:text-properties fo:font-size="12pt" style:font-size-asian="12pt" style:font-size-complex="12pt"/>
    </style:style>
    <style:style style:name="T405_85" style:family="text">
      <style:text-properties fo:font-size="12pt" style:font-size-asian="12pt" style:font-size-complex="12pt"/>
    </style:style>
    <style:style style:name="T405_86" style:family="text">
      <style:text-properties fo:font-size="12pt" style:font-size-asian="12pt" style:font-size-complex="12pt"/>
    </style:style>
    <style:style style:name="T405_87" style:family="text">
      <style:text-properties fo:font-size="12pt" style:font-size-asian="12pt" style:font-size-complex="12pt"/>
    </style:style>
    <style:style style:name="T405_88" style:family="text">
      <style:text-properties fo:font-size="12pt" style:font-size-asian="12pt" style:font-size-complex="12pt"/>
    </style:style>
    <style:style style:name="T405_89" style:family="text">
      <style:text-properties fo:font-size="12pt" style:font-size-asian="12pt" style:font-size-complex="12pt"/>
    </style:style>
    <style:style style:name="T405_90" style:family="text">
      <style:text-properties fo:font-size="12pt" style:font-size-asian="12pt" style:font-size-complex="12pt"/>
    </style:style>
    <style:style style:name="T405_91" style:family="text">
      <style:text-properties fo:font-size="12pt" style:font-size-asian="12pt" style:font-size-complex="12pt"/>
    </style:style>
    <style:style style:name="T405_92" style:family="text">
      <style:text-properties fo:font-size="12pt" style:font-size-asian="12pt" style:font-size-complex="12pt"/>
    </style:style>
    <style:style style:name="T405_93" style:family="text">
      <style:text-properties fo:font-size="12pt" style:font-size-asian="12pt" style:font-size-complex="12pt"/>
    </style:style>
    <style:style style:name="P40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9" style:family="paragraph" style:parent-style-name="Standard">
      <style:paragraph-properties fo:text-align="justify" fo:break-before="auto" fo:line-height="115%" style:writing-mode="lr-tb"/>
    </style:style>
    <style:style style:name="T409_1" style:family="text">
      <style:text-properties fo:font-size="12pt" style:font-size-asian="12pt" style:font-size-complex="12pt"/>
    </style:style>
    <style:style style:name="T409_2" style:family="text">
      <style:text-properties fo:font-size="12pt" style:font-size-asian="12pt" style:font-size-complex="12pt"/>
    </style:style>
    <style:style style:name="T409_3" style:family="text">
      <style:text-properties fo:font-size="12pt" style:font-size-asian="12pt" style:font-size-complex="12pt"/>
    </style:style>
    <style:style style:name="T409_4" style:family="text">
      <style:text-properties fo:font-size="12pt" style:font-size-asian="12pt" style:font-size-complex="12pt"/>
    </style:style>
    <style:style style:name="T409_5" style:family="text">
      <style:text-properties fo:font-size="12pt" style:font-size-asian="12pt" style:font-size-complex="12pt"/>
    </style:style>
    <style:style style:name="T409_6" style:family="text">
      <style:text-properties fo:font-size="12pt" style:font-size-asian="12pt" style:font-size-complex="12pt"/>
    </style:style>
    <style:style style:name="T409_7" style:family="text">
      <style:text-properties fo:font-size="12pt" style:font-size-asian="12pt" style:font-size-complex="12pt"/>
    </style:style>
    <style:style style:name="T409_8" style:family="text">
      <style:text-properties fo:font-size="12pt" style:font-size-asian="12pt" style:font-size-complex="12pt"/>
    </style:style>
    <style:style style:name="T409_9" style:family="text">
      <style:text-properties fo:font-size="12pt" style:font-size-asian="12pt" style:font-size-complex="12pt"/>
    </style:style>
    <style:style style:name="T409_10" style:family="text">
      <style:text-properties fo:font-size="12pt" style:font-size-asian="12pt" style:font-size-complex="12pt"/>
    </style:style>
    <style:style style:name="T409_11" style:family="text">
      <style:text-properties fo:font-size="12pt" style:font-size-asian="12pt" style:font-size-complex="12pt"/>
    </style:style>
    <style:style style:name="T409_12" style:family="text">
      <style:text-properties fo:font-size="12pt" style:font-size-asian="12pt" style:font-size-complex="12pt"/>
    </style:style>
    <style:style style:name="T409_13" style:family="text">
      <style:text-properties fo:font-size="12pt" style:font-size-asian="12pt" style:font-size-complex="12pt"/>
    </style:style>
    <style:style style:name="T409_14" style:family="text">
      <style:text-properties fo:font-size="12pt" style:font-size-asian="12pt" style:font-size-complex="12pt"/>
    </style:style>
    <style:style style:name="T409_15" style:family="text">
      <style:text-properties fo:font-size="12pt" style:font-size-asian="12pt" style:font-size-complex="12pt"/>
    </style:style>
    <style:style style:name="T409_16" style:family="text">
      <style:text-properties fo:font-size="12pt" style:font-size-asian="12pt" style:font-size-complex="12pt"/>
    </style:style>
    <style:style style:name="T409_17" style:family="text">
      <style:text-properties fo:font-size="12pt" style:font-size-asian="12pt" style:font-size-complex="12pt"/>
    </style:style>
    <style:style style:name="P410" style:family="paragraph" style:parent-style-name="Standard">
      <style:paragraph-properties fo:text-align="justify" fo:break-before="auto" fo:line-height="115%" style:writing-mode="lr-tb"/>
    </style:style>
    <style:style style:name="T410_1" style:family="text">
      <style:text-properties fo:font-size="12pt" style:font-size-asian="12pt" style:font-size-complex="12pt"/>
    </style:style>
    <style:style style:name="T410_2" style:family="text">
      <style:text-properties fo:font-size="12pt" style:font-size-asian="12pt" style:font-size-complex="12pt"/>
    </style:style>
    <style:style style:name="T410_3" style:family="text">
      <style:text-properties fo:font-size="12pt" style:font-size-asian="12pt" style:font-size-complex="12pt"/>
    </style:style>
    <style:style style:name="T410_4" style:family="text">
      <style:text-properties fo:font-size="12pt" style:font-size-asian="12pt" style:font-size-complex="12pt"/>
    </style:style>
    <style:style style:name="T410_5" style:family="text">
      <style:text-properties fo:font-size="12pt" style:font-size-asian="12pt" style:font-size-complex="12pt"/>
    </style:style>
    <style:style style:name="T410_6" style:family="text">
      <style:text-properties fo:font-size="12pt" style:font-size-asian="12pt" style:font-size-complex="12pt"/>
    </style:style>
    <style:style style:name="T410_7" style:family="text">
      <style:text-properties fo:font-size="12pt" style:font-size-asian="12pt" style:font-size-complex="12pt"/>
    </style:style>
    <style:style style:name="T410_8" style:family="text">
      <style:text-properties fo:font-size="12pt" style:font-size-asian="12pt" style:font-size-complex="12pt"/>
    </style:style>
    <style:style style:name="T410_9" style:family="text">
      <style:text-properties fo:font-size="12pt" style:font-size-asian="12pt" style:font-size-complex="12pt"/>
    </style:style>
    <style:style style:name="T410_10" style:family="text">
      <style:text-properties fo:font-size="12pt" style:font-size-asian="12pt" style:font-size-complex="12pt"/>
    </style:style>
    <style:style style:name="T410_11" style:family="text">
      <style:text-properties fo:font-size="12pt" style:font-size-asian="12pt" style:font-size-complex="12pt"/>
    </style:style>
    <style:style style:name="T410_12" style:family="text">
      <style:text-properties fo:font-size="12pt" style:font-size-asian="12pt" style:font-size-complex="12pt"/>
    </style:style>
    <style:style style:name="T410_13" style:family="text">
      <style:text-properties fo:font-size="12pt" style:font-size-asian="12pt" style:font-size-complex="12pt"/>
    </style:style>
    <style:style style:name="T410_14" style:family="text">
      <style:text-properties fo:font-size="12pt" style:font-size-asian="12pt" style:font-size-complex="12pt"/>
    </style:style>
    <style:style style:name="T410_15" style:family="text">
      <style:text-properties fo:font-size="12pt" style:font-size-asian="12pt" style:font-size-complex="12pt"/>
    </style:style>
    <style:style style:name="T410_16" style:family="text">
      <style:text-properties fo:font-size="12pt" style:font-size-asian="12pt" style:font-size-complex="12pt"/>
    </style:style>
    <style:style style:name="T410_17" style:family="text">
      <style:text-properties fo:font-size="12pt" style:font-size-asian="12pt" style:font-size-complex="12pt"/>
    </style:style>
    <style:style style:name="T410_18" style:family="text">
      <style:text-properties fo:font-size="12pt" style:font-size-asian="12pt" style:font-size-complex="12pt"/>
    </style:style>
    <style:style style:name="T410_19" style:family="text">
      <style:text-properties fo:font-size="12pt" style:font-size-asian="12pt" style:font-size-complex="12pt"/>
    </style:style>
    <style:style style:name="T410_20" style:family="text">
      <style:text-properties fo:font-size="12pt" style:font-size-asian="12pt" style:font-size-complex="12pt"/>
    </style:style>
    <style:style style:name="T410_21" style:family="text">
      <style:text-properties fo:font-size="12pt" style:font-size-asian="12pt" style:font-size-complex="12pt"/>
    </style:style>
    <style:style style:name="T410_22" style:family="text">
      <style:text-properties fo:font-size="12pt" style:font-size-asian="12pt" style:font-size-complex="12pt"/>
    </style:style>
    <style:style style:name="T410_23" style:family="text">
      <style:text-properties fo:font-size="12pt" style:font-size-asian="12pt" style:font-size-complex="12pt"/>
    </style:style>
    <style:style style:name="T410_24" style:family="text">
      <style:text-properties fo:font-size="12pt" style:font-size-asian="12pt" style:font-size-complex="12pt"/>
    </style:style>
    <style:style style:name="T410_25" style:family="text">
      <style:text-properties fo:font-size="12pt" style:font-size-asian="12pt" style:font-size-complex="12pt"/>
    </style:style>
    <style:style style:name="T410_26" style:family="text">
      <style:text-properties fo:font-size="12pt" style:font-size-asian="12pt" style:font-size-complex="12pt"/>
    </style:style>
    <style:style style:name="T410_27" style:family="text">
      <style:text-properties fo:font-size="12pt" style:font-size-asian="12pt" style:font-size-complex="12pt"/>
    </style:style>
    <style:style style:name="T410_28" style:family="text">
      <style:text-properties fo:font-size="12pt" style:font-size-asian="12pt" style:font-size-complex="12pt"/>
    </style:style>
    <style:style style:name="T410_29" style:family="text">
      <style:text-properties fo:font-size="12pt" style:font-size-asian="12pt" style:font-size-complex="12pt"/>
    </style:style>
    <style:style style:name="T410_30" style:family="text">
      <style:text-properties fo:font-size="12pt" style:font-size-asian="12pt" style:font-size-complex="12pt"/>
    </style:style>
    <style:style style:name="T410_31" style:family="text">
      <style:text-properties fo:font-size="12pt" style:font-size-asian="12pt" style:font-size-complex="12pt"/>
    </style:style>
    <style:style style:name="T410_32" style:family="text">
      <style:text-properties fo:font-size="12pt" style:font-size-asian="12pt" style:font-size-complex="12pt"/>
    </style:style>
    <style:style style:name="T410_33" style:family="text">
      <style:text-properties fo:font-size="12pt" style:font-size-asian="12pt" style:font-size-complex="12pt"/>
    </style:style>
    <style:style style:name="T410_34" style:family="text">
      <style:text-properties fo:font-size="12pt" style:font-size-asian="12pt" style:font-size-complex="12pt"/>
    </style:style>
    <style:style style:name="T410_35" style:family="text">
      <style:text-properties fo:font-size="12pt" style:font-size-asian="12pt" style:font-size-complex="12pt"/>
    </style:style>
    <style:style style:name="T410_36" style:family="text">
      <style:text-properties fo:font-size="12pt" style:font-size-asian="12pt" style:font-size-complex="12pt"/>
    </style:style>
    <style:style style:name="T410_37" style:family="text">
      <style:text-properties fo:font-size="12pt" style:font-size-asian="12pt" style:font-size-complex="12pt"/>
    </style:style>
    <style:style style:name="T410_38" style:family="text">
      <style:text-properties fo:font-size="12pt" style:font-size-asian="12pt" style:font-size-complex="12pt"/>
    </style:style>
    <style:style style:name="T410_39" style:family="text">
      <style:text-properties fo:font-size="12pt" style:font-size-asian="12pt" style:font-size-complex="12pt"/>
    </style:style>
    <style:style style:name="T410_40" style:family="text">
      <style:text-properties fo:font-size="12pt" style:font-size-asian="12pt" style:font-size-complex="12pt"/>
    </style:style>
    <style:style style:name="T410_41" style:family="text">
      <style:text-properties fo:font-size="12pt" style:font-size-asian="12pt" style:font-size-complex="12pt"/>
    </style:style>
    <style:style style:name="T410_42" style:family="text">
      <style:text-properties fo:font-size="12pt" style:font-size-asian="12pt" style:font-size-complex="12pt"/>
    </style:style>
    <style:style style:name="T410_43" style:family="text">
      <style:text-properties fo:font-size="12pt" style:font-size-asian="12pt" style:font-size-complex="12pt"/>
    </style:style>
    <style:style style:name="T410_44" style:family="text">
      <style:text-properties fo:font-size="12pt" style:font-size-asian="12pt" style:font-size-complex="12pt"/>
    </style:style>
    <style:style style:name="T410_45" style:family="text">
      <style:text-properties fo:font-size="12pt" style:font-size-asian="12pt" style:font-size-complex="12pt"/>
    </style:style>
    <style:style style:name="T410_46" style:family="text">
      <style:text-properties fo:font-size="12pt" style:font-size-asian="12pt" style:font-size-complex="12pt"/>
    </style:style>
    <style:style style:name="T410_47" style:family="text">
      <style:text-properties fo:font-size="12pt" style:font-size-asian="12pt" style:font-size-complex="12pt"/>
    </style:style>
    <style:style style:name="T410_48" style:family="text">
      <style:text-properties fo:font-size="12pt" style:font-size-asian="12pt" style:font-size-complex="12pt"/>
    </style:style>
    <style:style style:name="T410_49" style:family="text">
      <style:text-properties fo:font-size="12pt" style:font-size-asian="12pt" style:font-size-complex="12pt"/>
    </style:style>
    <style:style style:name="T410_50" style:family="text">
      <style:text-properties fo:font-size="12pt" style:font-size-asian="12pt" style:font-size-complex="12pt"/>
    </style:style>
    <style:style style:name="T410_51" style:family="text">
      <style:text-properties fo:font-size="12pt" style:font-size-asian="12pt" style:font-size-complex="12pt"/>
    </style:style>
    <style:style style:name="T410_52" style:family="text">
      <style:text-properties fo:font-size="12pt" style:font-size-asian="12pt" style:font-size-complex="12pt"/>
    </style:style>
    <style:style style:name="T410_53" style:family="text">
      <style:text-properties fo:font-size="12pt" style:font-size-asian="12pt" style:font-size-complex="12pt"/>
    </style:style>
    <style:style style:name="T410_54" style:family="text">
      <style:text-properties fo:font-size="12pt" style:font-size-asian="12pt" style:font-size-complex="12pt"/>
    </style:style>
    <style:style style:name="T410_55" style:family="text">
      <style:text-properties fo:font-size="12pt" style:font-size-asian="12pt" style:font-size-complex="12pt"/>
    </style:style>
    <style:style style:name="T410_56" style:family="text">
      <style:text-properties fo:font-size="12pt" style:font-size-asian="12pt" style:font-size-complex="12pt"/>
    </style:style>
    <style:style style:name="T410_57" style:family="text">
      <style:text-properties fo:font-size="12pt" style:font-size-asian="12pt" style:font-size-complex="12pt"/>
    </style:style>
    <style:style style:name="T410_58" style:family="text">
      <style:text-properties fo:font-size="12pt" style:font-size-asian="12pt" style:font-size-complex="12pt"/>
    </style:style>
    <style:style style:name="T410_59" style:family="text">
      <style:text-properties fo:font-size="12pt" style:font-size-asian="12pt" style:font-size-complex="12pt"/>
    </style:style>
    <style:style style:name="T410_60" style:family="text">
      <style:text-properties fo:font-size="12pt" style:font-size-asian="12pt" style:font-size-complex="12pt"/>
    </style:style>
    <style:style style:name="T410_61" style:family="text">
      <style:text-properties fo:font-size="12pt" style:font-size-asian="12pt" style:font-size-complex="12pt"/>
    </style:style>
    <style:style style:name="T410_62" style:family="text">
      <style:text-properties fo:font-size="12pt" style:font-size-asian="12pt" style:font-size-complex="12pt"/>
    </style:style>
    <style:style style:name="T410_63" style:family="text">
      <style:text-properties fo:font-size="12pt" style:font-size-asian="12pt" style:font-size-complex="12pt"/>
    </style:style>
    <style:style style:name="T410_64" style:family="text">
      <style:text-properties fo:font-size="12pt" style:font-size-asian="12pt" style:font-size-complex="12pt"/>
    </style:style>
    <style:style style:name="T410_65" style:family="text">
      <style:text-properties fo:font-size="12pt" style:font-size-asian="12pt" style:font-size-complex="12pt"/>
    </style:style>
    <style:style style:name="T410_66" style:family="text">
      <style:text-properties fo:font-size="12pt" style:font-size-asian="12pt" style:font-size-complex="12pt"/>
    </style:style>
    <style:style style:name="T410_67" style:family="text">
      <style:text-properties fo:font-size="12pt" style:font-size-asian="12pt" style:font-size-complex="12pt"/>
    </style:style>
    <style:style style:name="T410_68" style:family="text">
      <style:text-properties fo:font-size="12pt" style:font-size-asian="12pt" style:font-size-complex="12pt"/>
    </style:style>
    <style:style style:name="T410_69" style:family="text">
      <style:text-properties fo:font-size="12pt" style:font-size-asian="12pt" style:font-size-complex="12pt"/>
    </style:style>
    <style:style style:name="T410_70" style:family="text">
      <style:text-properties fo:font-size="12pt" style:font-size-asian="12pt" style:font-size-complex="12pt"/>
    </style:style>
    <style:style style:name="T410_71" style:family="text">
      <style:text-properties fo:font-size="12pt" style:font-size-asian="12pt" style:font-size-complex="12pt"/>
    </style:style>
    <style:style style:name="T410_72" style:family="text">
      <style:text-properties fo:font-size="12pt" style:font-size-asian="12pt" style:font-size-complex="12pt"/>
    </style:style>
    <style:style style:name="T410_73" style:family="text">
      <style:text-properties fo:font-size="12pt" style:font-size-asian="12pt" style:font-size-complex="12pt"/>
    </style:style>
    <style:style style:name="T410_74" style:family="text">
      <style:text-properties fo:font-size="12pt" style:font-size-asian="12pt" style:font-size-complex="12pt"/>
    </style:style>
    <style:style style:name="T410_75" style:family="text">
      <style:text-properties fo:font-size="12pt" style:font-size-asian="12pt" style:font-size-complex="12pt"/>
    </style:style>
    <style:style style:name="T410_76" style:family="text">
      <style:text-properties fo:font-size="12pt" style:font-size-asian="12pt" style:font-size-complex="12pt"/>
    </style:style>
    <style:style style:name="T410_77" style:family="text">
      <style:text-properties fo:font-size="12pt" style:font-size-asian="12pt" style:font-size-complex="12pt"/>
    </style:style>
    <style:style style:name="T410_78" style:family="text">
      <style:text-properties fo:font-size="12pt" style:font-size-asian="12pt" style:font-size-complex="12pt"/>
    </style:style>
    <style:style style:name="T410_79" style:family="text">
      <style:text-properties fo:font-size="12pt" style:font-size-asian="12pt" style:font-size-complex="12pt"/>
    </style:style>
    <style:style style:name="T410_80" style:family="text">
      <style:text-properties fo:font-size="12pt" style:font-size-asian="12pt" style:font-size-complex="12pt"/>
    </style:style>
    <style:style style:name="T410_81" style:family="text">
      <style:text-properties fo:font-size="12pt" style:font-size-asian="12pt" style:font-size-complex="12pt"/>
    </style:style>
    <style:style style:name="T410_82" style:family="text">
      <style:text-properties fo:font-size="12pt" style:font-size-asian="12pt" style:font-size-complex="12pt"/>
    </style:style>
    <style:style style:name="T410_83" style:family="text">
      <style:text-properties fo:font-size="12pt" style:font-size-asian="12pt" style:font-size-complex="12pt"/>
    </style:style>
    <style:style style:name="T410_84" style:family="text">
      <style:text-properties fo:font-size="12pt" style:font-size-asian="12pt" style:font-size-complex="12pt"/>
    </style:style>
    <style:style style:name="T410_85" style:family="text">
      <style:text-properties fo:font-size="12pt" style:font-size-asian="12pt" style:font-size-complex="12pt"/>
    </style:style>
    <style:style style:name="T410_86" style:family="text">
      <style:text-properties fo:font-size="12pt" style:font-size-asian="12pt" style:font-size-complex="12pt"/>
    </style:style>
    <style:style style:name="T410_87" style:family="text">
      <style:text-properties fo:font-size="12pt" style:font-size-asian="12pt" style:font-size-complex="12pt"/>
    </style:style>
    <style:style style:name="T410_88" style:family="text">
      <style:text-properties fo:font-size="12pt" style:font-size-asian="12pt" style:font-size-complex="12pt"/>
    </style:style>
    <style:style style:name="T410_89" style:family="text">
      <style:text-properties fo:font-size="12pt" style:font-size-asian="12pt" style:font-size-complex="12pt"/>
    </style:style>
    <style:style style:name="T410_90" style:family="text">
      <style:text-properties fo:font-size="12pt" style:font-size-asian="12pt" style:font-size-complex="12pt"/>
    </style:style>
    <style:style style:name="T410_91" style:family="text">
      <style:text-properties fo:font-size="12pt" style:font-size-asian="12pt" style:font-size-complex="12pt"/>
    </style:style>
    <style:style style:name="T410_92" style:family="text">
      <style:text-properties fo:font-size="12pt" style:font-size-asian="12pt" style:font-size-complex="12pt"/>
    </style:style>
    <style:style style:name="T410_93" style:family="text">
      <style:text-properties fo:font-size="12pt" style:font-size-asian="12pt" style:font-size-complex="12pt"/>
    </style:style>
    <style:style style:name="T410_94" style:family="text">
      <style:text-properties fo:font-size="12pt" style:font-size-asian="12pt" style:font-size-complex="12pt"/>
    </style:style>
    <style:style style:name="T410_95" style:family="text">
      <style:text-properties fo:font-size="12pt" style:font-size-asian="12pt" style:font-size-complex="12pt"/>
    </style:style>
    <style:style style:name="T410_96" style:family="text">
      <style:text-properties fo:font-size="12pt" style:font-size-asian="12pt" style:font-size-complex="12pt"/>
    </style:style>
    <style:style style:name="T410_97" style:family="text">
      <style:text-properties fo:font-size="12pt" style:font-size-asian="12pt" style:font-size-complex="12pt"/>
    </style:style>
    <style:style style:name="T410_98" style:family="text">
      <style:text-properties fo:font-size="12pt" style:font-size-asian="12pt" style:font-size-complex="12pt"/>
    </style:style>
    <style:style style:name="T410_99" style:family="text">
      <style:text-properties fo:font-size="12pt" style:font-size-asian="12pt" style:font-size-complex="12pt"/>
    </style:style>
    <style:style style:name="T410_100" style:family="text">
      <style:text-properties fo:font-size="12pt" style:font-size-asian="12pt" style:font-size-complex="12pt"/>
    </style:style>
    <style:style style:name="T410_101" style:family="text">
      <style:text-properties fo:font-size="12pt" style:font-size-asian="12pt" style:font-size-complex="12pt"/>
    </style:style>
    <style:style style:name="T410_102" style:family="text">
      <style:text-properties fo:font-size="12pt" style:font-size-asian="12pt" style:font-size-complex="12pt"/>
    </style:style>
    <style:style style:name="T410_103" style:family="text">
      <style:text-properties fo:font-size="12pt" style:font-size-asian="12pt" style:font-size-complex="12pt"/>
    </style:style>
    <style:style style:name="T410_104" style:family="text">
      <style:text-properties fo:font-size="12pt" style:font-size-asian="12pt" style:font-size-complex="12pt"/>
    </style:style>
    <style:style style:name="T410_105" style:family="text">
      <style:text-properties fo:font-size="12pt" style:font-size-asian="12pt" style:font-size-complex="12pt"/>
    </style:style>
    <style:style style:name="T410_106" style:family="text">
      <style:text-properties fo:font-size="12pt" style:font-size-asian="12pt" style:font-size-complex="12pt"/>
    </style:style>
    <style:style style:name="T410_107" style:family="text">
      <style:text-properties fo:font-size="12pt" style:font-size-asian="12pt" style:font-size-complex="12pt"/>
    </style:style>
    <style:style style:name="T410_108" style:family="text">
      <style:text-properties fo:font-size="12pt" style:font-size-asian="12pt" style:font-size-complex="12pt"/>
    </style:style>
    <style:style style:name="T410_109" style:family="text">
      <style:text-properties fo:font-size="12pt" style:font-size-asian="12pt" style:font-size-complex="12pt"/>
    </style:style>
    <style:style style:name="T410_110" style:family="text">
      <style:text-properties fo:font-size="12pt" style:font-size-asian="12pt" style:font-size-complex="12pt"/>
    </style:style>
    <style:style style:name="T410_111" style:family="text">
      <style:text-properties fo:font-size="12pt" style:font-size-asian="12pt" style:font-size-complex="12pt"/>
    </style:style>
    <style:style style:name="T410_112" style:family="text">
      <style:text-properties fo:font-size="12pt" style:font-size-asian="12pt" style:font-size-complex="12pt"/>
    </style:style>
    <style:style style:name="T410_113" style:family="text">
      <style:text-properties fo:font-size="12pt" style:font-size-asian="12pt" style:font-size-complex="12pt"/>
    </style:style>
    <style:style style:name="T410_114" style:family="text">
      <style:text-properties fo:font-size="12pt" style:font-size-asian="12pt" style:font-size-complex="12pt"/>
    </style:style>
    <style:style style:name="T410_115" style:family="text">
      <style:text-properties fo:font-size="12pt" style:font-size-asian="12pt" style:font-size-complex="12pt"/>
    </style:style>
    <style:style style:name="T410_116" style:family="text">
      <style:text-properties fo:font-size="12pt" style:font-size-asian="12pt" style:font-size-complex="12pt"/>
    </style:style>
    <style:style style:name="T410_117" style:family="text">
      <style:text-properties fo:font-size="12pt" style:font-size-asian="12pt" style:font-size-complex="12pt"/>
    </style:style>
    <style:style style:name="T410_118" style:family="text">
      <style:text-properties fo:font-size="12pt" style:font-size-asian="12pt" style:font-size-complex="12pt"/>
    </style:style>
    <style:style style:name="T410_119" style:family="text">
      <style:text-properties fo:font-size="12pt" style:font-size-asian="12pt" style:font-size-complex="12pt"/>
    </style:style>
    <style:style style:name="T410_120" style:family="text">
      <style:text-properties fo:font-size="12pt" style:font-size-asian="12pt" style:font-size-complex="12pt"/>
    </style:style>
    <style:style style:name="T410_121" style:family="text">
      <style:text-properties fo:font-size="12pt" style:font-size-asian="12pt" style:font-size-complex="12pt"/>
    </style:style>
    <style:style style:name="T410_122" style:family="text">
      <style:text-properties fo:font-size="12pt" style:font-size-asian="12pt" style:font-size-complex="12pt"/>
    </style:style>
    <style:style style:name="T410_123" style:family="text">
      <style:text-properties fo:font-size="12pt" style:font-size-asian="12pt" style:font-size-complex="12pt"/>
    </style:style>
    <style:style style:name="T410_124" style:family="text">
      <style:text-properties fo:font-size="12pt" style:font-size-asian="12pt" style:font-size-complex="12pt"/>
    </style:style>
    <style:style style:name="T410_125" style:family="text">
      <style:text-properties fo:font-size="12pt" style:font-size-asian="12pt" style:font-size-complex="12pt"/>
    </style:style>
    <style:style style:name="T410_126" style:family="text">
      <style:text-properties fo:font-size="12pt" style:font-size-asian="12pt" style:font-size-complex="12pt"/>
    </style:style>
    <style:style style:name="T410_127" style:family="text">
      <style:text-properties fo:font-size="12pt" style:font-size-asian="12pt" style:font-size-complex="12pt"/>
    </style:style>
    <style:style style:name="T410_128" style:family="text">
      <style:text-properties fo:font-size="12pt" style:font-size-asian="12pt" style:font-size-complex="12pt"/>
    </style:style>
    <style:style style:name="T410_129" style:family="text">
      <style:text-properties fo:font-size="12pt" style:font-size-asian="12pt" style:font-size-complex="12pt"/>
    </style:style>
    <style:style style:name="T410_130" style:family="text">
      <style:text-properties fo:font-size="12pt" style:font-size-asian="12pt" style:font-size-complex="12pt"/>
    </style:style>
    <style:style style:name="T410_131" style:family="text">
      <style:text-properties fo:font-size="12pt" style:font-size-asian="12pt" style:font-size-complex="12pt"/>
    </style:style>
    <style:style style:name="T410_132" style:family="text">
      <style:text-properties fo:font-size="12pt" style:font-size-asian="12pt" style:font-size-complex="12pt"/>
    </style:style>
    <style:style style:name="T410_133" style:family="text">
      <style:text-properties fo:font-size="12pt" style:font-size-asian="12pt" style:font-size-complex="12pt"/>
    </style:style>
    <style:style style:name="T410_134" style:family="text">
      <style:text-properties fo:font-size="12pt" style:font-size-asian="12pt" style:font-size-complex="12pt"/>
    </style:style>
    <style:style style:name="T410_135" style:family="text">
      <style:text-properties fo:font-size="12pt" style:font-size-asian="12pt" style:font-size-complex="12pt"/>
    </style:style>
    <style:style style:name="T410_136" style:family="text">
      <style:text-properties fo:font-size="12pt" style:font-size-asian="12pt" style:font-size-complex="12pt"/>
    </style:style>
    <style:style style:name="T410_137" style:family="text">
      <style:text-properties fo:font-size="12pt" style:font-size-asian="12pt" style:font-size-complex="12pt"/>
    </style:style>
    <style:style style:name="T410_138" style:family="text">
      <style:text-properties fo:font-size="12pt" style:font-size-asian="12pt" style:font-size-complex="12pt"/>
    </style:style>
    <style:style style:name="T410_139" style:family="text">
      <style:text-properties fo:font-size="12pt" style:font-size-asian="12pt" style:font-size-complex="12pt"/>
    </style:style>
    <style:style style:name="T410_140" style:family="text">
      <style:text-properties fo:font-size="12pt" style:font-size-asian="12pt" style:font-size-complex="12pt"/>
    </style:style>
    <style:style style:name="T410_141" style:family="text">
      <style:text-properties fo:font-size="12pt" style:font-size-asian="12pt" style:font-size-complex="12pt"/>
    </style:style>
    <style:style style:name="T410_142" style:family="text">
      <style:text-properties fo:font-size="12pt" style:font-size-asian="12pt" style:font-size-complex="12pt"/>
    </style:style>
    <style:style style:name="T410_143" style:family="text">
      <style:text-properties fo:font-size="12pt" style:font-size-asian="12pt" style:font-size-complex="12pt"/>
    </style:style>
    <style:style style:name="T410_144" style:family="text">
      <style:text-properties fo:font-size="12pt" style:font-size-asian="12pt" style:font-size-complex="12pt"/>
    </style:style>
    <style:style style:name="T410_145" style:family="text">
      <style:text-properties fo:font-size="12pt" style:font-size-asian="12pt" style:font-size-complex="12pt"/>
    </style:style>
    <style:style style:name="T410_146" style:family="text">
      <style:text-properties fo:font-size="12pt" style:font-size-asian="12pt" style:font-size-complex="12pt"/>
    </style:style>
    <style:style style:name="T410_147" style:family="text">
      <style:text-properties fo:font-size="12pt" style:font-size-asian="12pt" style:font-size-complex="12pt"/>
    </style:style>
    <style:style style:name="T410_148" style:family="text">
      <style:text-properties fo:font-size="12pt" style:font-size-asian="12pt" style:font-size-complex="12pt"/>
    </style:style>
    <style:style style:name="T410_149" style:family="text">
      <style:text-properties fo:font-size="12pt" style:font-size-asian="12pt" style:font-size-complex="12pt"/>
    </style:style>
    <style:style style:name="T410_150" style:family="text">
      <style:text-properties fo:font-size="12pt" style:font-size-asian="12pt" style:font-size-complex="12pt"/>
    </style:style>
    <style:style style:name="T410_151" style:family="text">
      <style:text-properties fo:font-size="12pt" style:font-size-asian="12pt" style:font-size-complex="12pt"/>
    </style:style>
    <style:style style:name="T410_152" style:family="text">
      <style:text-properties fo:font-size="12pt" style:font-size-asian="12pt" style:font-size-complex="12pt"/>
    </style:style>
    <style:style style:name="T410_153" style:family="text">
      <style:text-properties fo:font-size="12pt" style:font-size-asian="12pt" style:font-size-complex="12pt"/>
    </style:style>
    <style:style style:name="T410_154" style:family="text">
      <style:text-properties fo:font-size="12pt" style:font-size-asian="12pt" style:font-size-complex="12pt"/>
    </style:style>
    <style:style style:name="T410_155" style:family="text">
      <style:text-properties fo:font-size="12pt" style:font-size-asian="12pt" style:font-size-complex="12pt"/>
    </style:style>
    <style:style style:name="T410_156" style:family="text">
      <style:text-properties fo:font-size="12pt" style:font-size-asian="12pt" style:font-size-complex="12pt"/>
    </style:style>
    <style:style style:name="T410_157" style:family="text">
      <style:text-properties fo:font-size="12pt" style:font-size-asian="12pt" style:font-size-complex="12pt"/>
    </style:style>
    <style:style style:name="T410_158" style:family="text">
      <style:text-properties fo:font-size="12pt" style:font-size-asian="12pt" style:font-size-complex="12pt"/>
    </style:style>
    <style:style style:name="T410_159" style:family="text">
      <style:text-properties fo:font-size="12pt" style:font-size-asian="12pt" style:font-size-complex="12pt"/>
    </style:style>
    <style:style style:name="T410_160" style:family="text">
      <style:text-properties fo:font-size="12pt" style:font-size-asian="12pt" style:font-size-complex="12pt"/>
    </style:style>
    <style:style style:name="T410_161" style:family="text">
      <style:text-properties fo:font-size="12pt" style:font-size-asian="12pt" style:font-size-complex="12pt"/>
    </style:style>
    <style:style style:name="T410_162" style:family="text">
      <style:text-properties fo:font-size="12pt" style:font-size-asian="12pt" style:font-size-complex="12pt"/>
    </style:style>
    <style:style style:name="T410_163" style:family="text">
      <style:text-properties fo:font-size="12pt" style:font-size-asian="12pt" style:font-size-complex="12pt"/>
    </style:style>
    <style:style style:name="T410_164" style:family="text">
      <style:text-properties fo:font-size="12pt" style:font-size-asian="12pt" style:font-size-complex="12pt"/>
    </style:style>
    <style:style style:name="T410_165" style:family="text">
      <style:text-properties fo:font-size="12pt" style:font-size-asian="12pt" style:font-size-complex="12pt"/>
    </style:style>
    <style:style style:name="T410_166" style:family="text">
      <style:text-properties fo:font-size="12pt" style:font-size-asian="12pt" style:font-size-complex="12pt"/>
    </style:style>
    <style:style style:name="T410_167" style:family="text">
      <style:text-properties fo:font-size="12pt" style:font-size-asian="12pt" style:font-size-complex="12pt"/>
    </style:style>
    <style:style style:name="T410_168" style:family="text">
      <style:text-properties fo:font-size="12pt" style:font-size-asian="12pt" style:font-size-complex="12pt"/>
    </style:style>
    <style:style style:name="T410_169" style:family="text">
      <style:text-properties fo:font-size="12pt" style:font-size-asian="12pt" style:font-size-complex="12pt"/>
    </style:style>
    <style:style style:name="T410_170" style:family="text">
      <style:text-properties fo:font-size="12pt" style:font-size-asian="12pt" style:font-size-complex="12pt"/>
    </style:style>
    <style:style style:name="T410_171" style:family="text">
      <style:text-properties fo:font-size="12pt" style:font-size-asian="12pt" style:font-size-complex="12pt"/>
    </style:style>
    <style:style style:name="T410_172" style:family="text">
      <style:text-properties fo:font-size="12pt" style:font-size-asian="12pt" style:font-size-complex="12pt"/>
    </style:style>
    <style:style style:name="T410_173" style:family="text">
      <style:text-properties fo:font-size="12pt" style:font-size-asian="12pt" style:font-size-complex="12pt"/>
    </style:style>
    <style:style style:name="T410_174" style:family="text">
      <style:text-properties fo:font-size="12pt" style:font-size-asian="12pt" style:font-size-complex="12pt"/>
    </style:style>
    <style:style style:name="T410_175" style:family="text">
      <style:text-properties fo:font-size="12pt" style:font-size-asian="12pt" style:font-size-complex="12pt"/>
    </style:style>
    <style:style style:name="T410_176" style:family="text">
      <style:text-properties fo:font-size="12pt" style:font-size-asian="12pt" style:font-size-complex="12pt"/>
    </style:style>
    <style:style style:name="T410_177" style:family="text">
      <style:text-properties fo:font-size="12pt" style:font-size-asian="12pt" style:font-size-complex="12pt"/>
    </style:style>
    <style:style style:name="T410_178" style:family="text">
      <style:text-properties fo:font-size="12pt" style:font-size-asian="12pt" style:font-size-complex="12pt"/>
    </style:style>
    <style:style style:name="T410_179" style:family="text">
      <style:text-properties fo:font-size="12pt" style:font-size-asian="12pt" style:font-size-complex="12pt"/>
    </style:style>
    <style:style style:name="T410_180" style:family="text">
      <style:text-properties fo:font-size="12pt" style:font-size-asian="12pt" style:font-size-complex="12pt"/>
    </style:style>
    <style:style style:name="T410_181" style:family="text">
      <style:text-properties fo:font-size="12pt" style:font-size-asian="12pt" style:font-size-complex="12pt"/>
    </style:style>
    <style:style style:name="T410_182" style:family="text">
      <style:text-properties fo:font-size="12pt" style:font-size-asian="12pt" style:font-size-complex="12pt"/>
    </style:style>
    <style:style style:name="T410_183" style:family="text">
      <style:text-properties fo:font-size="12pt" style:font-size-asian="12pt" style:font-size-complex="12pt"/>
    </style:style>
    <style:style style:name="P41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12" style:family="paragraph" style:parent-style-name="Standard">
      <style:paragraph-properties fo:text-align="justify" fo:break-before="auto" fo:line-height="115%" style:writing-mode="lr-tb"/>
    </style:style>
    <style:style style:name="T412_1" style:family="text">
      <style:text-properties fo:font-size="12pt" style:font-size-asian="12pt" style:font-size-complex="12pt"/>
    </style:style>
    <style:style style:name="T412_2" style:family="text">
      <style:text-properties fo:font-size="12pt" style:font-size-asian="12pt" style:font-size-complex="12pt"/>
    </style:style>
    <style:style style:name="T412_3" style:family="text">
      <style:text-properties fo:font-size="12pt" style:font-size-asian="12pt" style:font-size-complex="12pt"/>
    </style:style>
    <style:style style:name="T412_4" style:family="text">
      <style:text-properties fo:font-size="12pt" style:font-size-asian="12pt" style:font-size-complex="12pt"/>
    </style:style>
    <style:style style:name="T412_5" style:family="text">
      <style:text-properties fo:font-size="12pt" style:font-size-asian="12pt" style:font-size-complex="12pt"/>
    </style:style>
    <style:style style:name="T412_6" style:family="text">
      <style:text-properties fo:font-size="12pt" style:font-size-asian="12pt" style:font-size-complex="12pt"/>
    </style:style>
    <style:style style:name="T412_7" style:family="text">
      <style:text-properties fo:font-size="12pt" style:font-size-asian="12pt" style:font-size-complex="12pt"/>
    </style:style>
    <style:style style:name="T412_8" style:family="text">
      <style:text-properties fo:font-size="12pt" style:font-size-asian="12pt" style:font-size-complex="12pt"/>
    </style:style>
    <style:style style:name="T412_9" style:family="text">
      <style:text-properties fo:font-size="12pt" style:font-size-asian="12pt" style:font-size-complex="12pt"/>
    </style:style>
    <style:style style:name="P413" style:family="paragraph" style:parent-style-name="Standard">
      <style:paragraph-properties fo:text-align="justify" fo:break-before="auto" fo:line-height="115%" style:writing-mode="lr-tb"/>
    </style:style>
    <style:style style:name="T413_1" style:family="text">
      <style:text-properties fo:font-size="12pt" style:font-size-asian="12pt" style:font-size-complex="12pt"/>
    </style:style>
    <style:style style:name="T413_2" style:family="text">
      <style:text-properties fo:font-size="12pt" style:font-size-asian="12pt" style:font-size-complex="12pt"/>
    </style:style>
    <style:style style:name="T413_3" style:family="text">
      <style:text-properties fo:font-size="12pt" style:font-size-asian="12pt" style:font-size-complex="12pt"/>
    </style:style>
    <style:style style:name="T413_4" style:family="text">
      <style:text-properties fo:font-size="12pt" style:font-size-asian="12pt" style:font-size-complex="12pt"/>
    </style:style>
    <style:style style:name="T413_5" style:family="text">
      <style:text-properties fo:font-size="12pt" style:font-size-asian="12pt" style:font-size-complex="12pt"/>
    </style:style>
    <style:style style:name="T413_6" style:family="text">
      <style:text-properties fo:font-size="12pt" style:font-size-asian="12pt" style:font-size-complex="12pt"/>
    </style:style>
    <style:style style:name="T413_7" style:family="text">
      <style:text-properties fo:font-size="12pt" style:font-size-asian="12pt" style:font-size-complex="12pt"/>
    </style:style>
    <style:style style:name="T413_8" style:family="text">
      <style:text-properties fo:font-size="12pt" style:font-size-asian="12pt" style:font-size-complex="12pt"/>
    </style:style>
    <style:style style:name="T413_9" style:family="text">
      <style:text-properties fo:font-size="12pt" style:font-size-asian="12pt" style:font-size-complex="12pt"/>
    </style:style>
    <style:style style:name="T413_10" style:family="text">
      <style:text-properties fo:font-size="12pt" style:font-size-asian="12pt" style:font-size-complex="12pt"/>
    </style:style>
    <style:style style:name="T413_11" style:family="text">
      <style:text-properties fo:font-size="12pt" style:font-size-asian="12pt" style:font-size-complex="12pt"/>
    </style:style>
    <style:style style:name="T413_12" style:family="text">
      <style:text-properties fo:font-size="12pt" style:font-size-asian="12pt" style:font-size-complex="12pt"/>
    </style:style>
    <style:style style:name="T413_13" style:family="text">
      <style:text-properties fo:font-size="12pt" style:font-size-asian="12pt" style:font-size-complex="12pt"/>
    </style:style>
    <style:style style:name="T413_14" style:family="text">
      <style:text-properties fo:font-size="12pt" style:font-size-asian="12pt" style:font-size-complex="12pt"/>
    </style:style>
    <style:style style:name="T413_15" style:family="text">
      <style:text-properties fo:font-size="12pt" style:font-size-asian="12pt" style:font-size-complex="12pt"/>
    </style:style>
    <style:style style:name="T413_16" style:family="text">
      <style:text-properties fo:font-size="12pt" style:font-size-asian="12pt" style:font-size-complex="12pt"/>
    </style:style>
    <style:style style:name="T413_17" style:family="text">
      <style:text-properties fo:font-size="12pt" style:font-size-asian="12pt" style:font-size-complex="12pt"/>
    </style:style>
    <style:style style:name="T413_18" style:family="text">
      <style:text-properties fo:font-size="12pt" style:font-size-asian="12pt" style:font-size-complex="12pt"/>
    </style:style>
    <style:style style:name="T413_19" style:family="text">
      <style:text-properties fo:font-size="12pt" style:font-size-asian="12pt" style:font-size-complex="12pt"/>
    </style:style>
    <style:style style:name="T413_20" style:family="text">
      <style:text-properties fo:font-size="12pt" style:font-size-asian="12pt" style:font-size-complex="12pt"/>
    </style:style>
    <style:style style:name="T413_21" style:family="text">
      <style:text-properties fo:font-size="12pt" style:font-size-asian="12pt" style:font-size-complex="12pt"/>
    </style:style>
    <style:style style:name="T413_22" style:family="text">
      <style:text-properties fo:font-size="12pt" style:font-size-asian="12pt" style:font-size-complex="12pt"/>
    </style:style>
    <style:style style:name="T413_23" style:family="text">
      <style:text-properties fo:font-size="12pt" style:font-size-asian="12pt" style:font-size-complex="12pt"/>
    </style:style>
    <style:style style:name="T413_24" style:family="text">
      <style:text-properties fo:font-size="12pt" style:font-size-asian="12pt" style:font-size-complex="12pt"/>
    </style:style>
    <style:style style:name="T413_25" style:family="text">
      <style:text-properties fo:font-size="12pt" style:font-size-asian="12pt" style:font-size-complex="12pt"/>
    </style:style>
    <style:style style:name="T413_26" style:family="text">
      <style:text-properties fo:font-size="12pt" style:font-size-asian="12pt" style:font-size-complex="12pt"/>
    </style:style>
    <style:style style:name="T413_27" style:family="text">
      <style:text-properties fo:font-size="12pt" style:font-size-asian="12pt" style:font-size-complex="12pt"/>
    </style:style>
    <style:style style:name="T413_28" style:family="text">
      <style:text-properties fo:font-size="12pt" style:font-size-asian="12pt" style:font-size-complex="12pt"/>
    </style:style>
    <style:style style:name="T413_29" style:family="text">
      <style:text-properties fo:font-size="12pt" style:font-size-asian="12pt" style:font-size-complex="12pt"/>
    </style:style>
    <style:style style:name="T413_30" style:family="text">
      <style:text-properties fo:font-size="12pt" style:font-size-asian="12pt" style:font-size-complex="12pt"/>
    </style:style>
    <style:style style:name="T413_31" style:family="text">
      <style:text-properties fo:font-size="12pt" style:font-size-asian="12pt" style:font-size-complex="12pt"/>
    </style:style>
    <style:style style:name="T413_32" style:family="text">
      <style:text-properties fo:font-size="12pt" style:font-size-asian="12pt" style:font-size-complex="12pt"/>
    </style:style>
    <style:style style:name="T413_33" style:family="text">
      <style:text-properties fo:font-size="12pt" style:font-size-asian="12pt" style:font-size-complex="12pt"/>
    </style:style>
    <style:style style:name="T413_34" style:family="text">
      <style:text-properties fo:font-size="12pt" style:font-size-asian="12pt" style:font-size-complex="12pt"/>
    </style:style>
    <style:style style:name="T413_35" style:family="text">
      <style:text-properties fo:font-size="12pt" style:font-size-asian="12pt" style:font-size-complex="12pt"/>
    </style:style>
    <style:style style:name="T413_36" style:family="text">
      <style:text-properties fo:font-size="12pt" style:font-size-asian="12pt" style:font-size-complex="12pt"/>
    </style:style>
    <style:style style:name="T413_37" style:family="text">
      <style:text-properties fo:font-size="12pt" style:font-size-asian="12pt" style:font-size-complex="12pt"/>
    </style:style>
    <style:style style:name="T413_38" style:family="text">
      <style:text-properties fo:font-size="12pt" style:font-size-asian="12pt" style:font-size-complex="12pt"/>
    </style:style>
    <style:style style:name="T413_39" style:family="text">
      <style:text-properties fo:font-size="12pt" style:font-size-asian="12pt" style:font-size-complex="12pt"/>
    </style:style>
    <style:style style:name="T413_40" style:family="text">
      <style:text-properties fo:font-size="12pt" style:font-size-asian="12pt" style:font-size-complex="12pt"/>
    </style:style>
    <style:style style:name="T413_41" style:family="text">
      <style:text-properties fo:font-size="12pt" style:font-size-asian="12pt" style:font-size-complex="12pt"/>
    </style:style>
    <style:style style:name="T413_42" style:family="text">
      <style:text-properties fo:font-size="12pt" style:font-size-asian="12pt" style:font-size-complex="12pt"/>
    </style:style>
    <style:style style:name="T413_43" style:family="text">
      <style:text-properties fo:font-size="12pt" style:font-size-asian="12pt" style:font-size-complex="12pt"/>
    </style:style>
    <style:style style:name="T413_44" style:family="text">
      <style:text-properties fo:font-size="12pt" style:font-size-asian="12pt" style:font-size-complex="12pt"/>
    </style:style>
    <style:style style:name="T413_45" style:family="text">
      <style:text-properties fo:font-size="12pt" style:font-size-asian="12pt" style:font-size-complex="12pt"/>
    </style:style>
    <style:style style:name="T413_46" style:family="text">
      <style:text-properties fo:font-size="12pt" style:font-size-asian="12pt" style:font-size-complex="12pt"/>
    </style:style>
    <style:style style:name="T413_47" style:family="text">
      <style:text-properties fo:font-size="12pt" style:font-size-asian="12pt" style:font-size-complex="12pt"/>
    </style:style>
    <style:style style:name="T413_48" style:family="text">
      <style:text-properties fo:font-size="12pt" style:font-size-asian="12pt" style:font-size-complex="12pt"/>
    </style:style>
    <style:style style:name="T413_49" style:family="text">
      <style:text-properties fo:font-size="12pt" style:font-size-asian="12pt" style:font-size-complex="12pt"/>
    </style:style>
    <style:style style:name="T413_50" style:family="text">
      <style:text-properties fo:font-size="12pt" style:font-size-asian="12pt" style:font-size-complex="12pt"/>
    </style:style>
    <style:style style:name="T413_51" style:family="text">
      <style:text-properties fo:font-size="12pt" style:font-size-asian="12pt" style:font-size-complex="12pt"/>
    </style:style>
    <style:style style:name="P41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1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16" style:family="paragraph" style:parent-style-name="Standard">
      <style:paragraph-properties fo:text-align="justify" fo:break-before="auto" fo:line-height="115%" style:writing-mode="lr-tb"/>
    </style:style>
    <style:style style:name="T416_1" style:family="text">
      <style:text-properties fo:font-size="12pt" style:font-size-asian="12pt" style:font-size-complex="12pt"/>
    </style:style>
    <style:style style:name="T416_2" style:family="text">
      <style:text-properties fo:font-size="12pt" style:font-size-asian="12pt" style:font-size-complex="12pt"/>
    </style:style>
    <style:style style:name="T416_3" style:family="text">
      <style:text-properties fo:font-size="12pt" style:font-size-asian="12pt" style:font-size-complex="12pt"/>
    </style:style>
    <style:style style:name="T416_4" style:family="text">
      <style:text-properties fo:font-size="12pt" style:font-size-asian="12pt" style:font-size-complex="12pt"/>
    </style:style>
    <style:style style:name="T416_5" style:family="text">
      <style:text-properties fo:font-size="12pt" style:font-size-asian="12pt" style:font-size-complex="12pt"/>
    </style:style>
    <style:style style:name="T416_6" style:family="text">
      <style:text-properties fo:font-size="12pt" style:font-size-asian="12pt" style:font-size-complex="12pt"/>
    </style:style>
    <style:style style:name="T416_7" style:family="text">
      <style:text-properties fo:font-size="12pt" style:font-size-asian="12pt" style:font-size-complex="12pt"/>
    </style:style>
    <style:style style:name="T416_8" style:family="text">
      <style:text-properties fo:font-size="12pt" style:font-size-asian="12pt" style:font-size-complex="12pt"/>
    </style:style>
    <style:style style:name="T416_9" style:family="text">
      <style:text-properties fo:font-size="12pt" style:font-size-asian="12pt" style:font-size-complex="12pt"/>
    </style:style>
    <style:style style:name="T416_10" style:family="text">
      <style:text-properties fo:font-size="12pt" style:font-size-asian="12pt" style:font-size-complex="12pt"/>
    </style:style>
    <style:style style:name="T416_11" style:family="text">
      <style:text-properties fo:font-size="12pt" style:font-size-asian="12pt" style:font-size-complex="12pt"/>
    </style:style>
    <style:style style:name="T416_12" style:family="text">
      <style:text-properties fo:font-size="12pt" style:font-size-asian="12pt" style:font-size-complex="12pt"/>
    </style:style>
    <style:style style:name="T416_13" style:family="text">
      <style:text-properties fo:font-size="12pt" style:font-size-asian="12pt" style:font-size-complex="12pt"/>
    </style:style>
    <style:style style:name="P417" style:family="paragraph" style:parent-style-name="Standard">
      <style:paragraph-properties fo:text-align="justify" fo:break-before="auto" fo:line-height="115%" style:writing-mode="lr-tb"/>
    </style:style>
    <style:style style:name="T417_1" style:family="text">
      <style:text-properties fo:font-size="12pt" style:font-size-asian="12pt" style:font-size-complex="12pt"/>
    </style:style>
    <style:style style:name="T417_2" style:family="text">
      <style:text-properties fo:font-size="12pt" style:font-size-asian="12pt" style:font-size-complex="12pt"/>
    </style:style>
    <style:style style:name="T417_3" style:family="text">
      <style:text-properties fo:font-size="12pt" style:font-size-asian="12pt" style:font-size-complex="12pt"/>
    </style:style>
    <style:style style:name="T417_4" style:family="text">
      <style:text-properties fo:font-size="12pt" style:font-size-asian="12pt" style:font-size-complex="12pt"/>
    </style:style>
    <style:style style:name="T417_5" style:family="text">
      <style:text-properties fo:font-size="12pt" style:font-size-asian="12pt" style:font-size-complex="12pt"/>
    </style:style>
    <style:style style:name="T417_6" style:family="text">
      <style:text-properties fo:font-size="12pt" style:font-size-asian="12pt" style:font-size-complex="12pt"/>
    </style:style>
    <style:style style:name="T417_7" style:family="text">
      <style:text-properties fo:font-size="12pt" style:font-size-asian="12pt" style:font-size-complex="12pt"/>
    </style:style>
    <style:style style:name="T417_8" style:family="text">
      <style:text-properties fo:font-size="12pt" style:font-size-asian="12pt" style:font-size-complex="12pt"/>
    </style:style>
    <style:style style:name="T417_9" style:family="text">
      <style:text-properties fo:font-size="12pt" style:font-size-asian="12pt" style:font-size-complex="12pt"/>
    </style:style>
    <style:style style:name="T417_10" style:family="text">
      <style:text-properties fo:font-size="12pt" style:font-size-asian="12pt" style:font-size-complex="12pt"/>
    </style:style>
    <style:style style:name="T417_11" style:family="text">
      <style:text-properties fo:font-size="12pt" style:font-size-asian="12pt" style:font-size-complex="12pt"/>
    </style:style>
    <style:style style:name="T417_12" style:family="text">
      <style:text-properties fo:font-size="12pt" style:font-size-asian="12pt" style:font-size-complex="12pt"/>
    </style:style>
    <style:style style:name="T417_13" style:family="text">
      <style:text-properties fo:font-size="12pt" style:font-size-asian="12pt" style:font-size-complex="12pt"/>
    </style:style>
    <style:style style:name="T417_14" style:family="text">
      <style:text-properties fo:font-size="12pt" style:font-size-asian="12pt" style:font-size-complex="12pt"/>
    </style:style>
    <style:style style:name="T417_15" style:family="text">
      <style:text-properties fo:font-size="12pt" style:font-size-asian="12pt" style:font-size-complex="12pt"/>
    </style:style>
    <style:style style:name="T417_16" style:family="text">
      <style:text-properties fo:font-size="12pt" style:font-size-asian="12pt" style:font-size-complex="12pt"/>
    </style:style>
    <style:style style:name="T417_17" style:family="text">
      <style:text-properties fo:font-size="12pt" style:font-size-asian="12pt" style:font-size-complex="12pt"/>
    </style:style>
    <style:style style:name="T417_18" style:family="text">
      <style:text-properties fo:font-size="12pt" style:font-size-asian="12pt" style:font-size-complex="12pt"/>
    </style:style>
    <style:style style:name="T417_19" style:family="text">
      <style:text-properties fo:font-size="12pt" style:font-size-asian="12pt" style:font-size-complex="12pt"/>
    </style:style>
    <style:style style:name="T417_20" style:family="text">
      <style:text-properties fo:font-size="12pt" style:font-size-asian="12pt" style:font-size-complex="12pt"/>
    </style:style>
    <style:style style:name="T417_21" style:family="text">
      <style:text-properties fo:font-size="12pt" style:font-size-asian="12pt" style:font-size-complex="12pt"/>
    </style:style>
    <style:style style:name="T417_22" style:family="text">
      <style:text-properties fo:font-size="12pt" style:font-size-asian="12pt" style:font-size-complex="12pt"/>
    </style:style>
    <style:style style:name="T417_23" style:family="text">
      <style:text-properties fo:font-size="12pt" style:font-size-asian="12pt" style:font-size-complex="12pt"/>
    </style:style>
    <style:style style:name="T417_24" style:family="text">
      <style:text-properties fo:font-size="12pt" style:font-size-asian="12pt" style:font-size-complex="12pt"/>
    </style:style>
    <style:style style:name="T417_25" style:family="text">
      <style:text-properties fo:font-size="12pt" style:font-size-asian="12pt" style:font-size-complex="12pt"/>
    </style:style>
    <style:style style:name="T417_26" style:family="text">
      <style:text-properties fo:font-size="12pt" style:font-size-asian="12pt" style:font-size-complex="12pt"/>
    </style:style>
    <style:style style:name="T417_27" style:family="text">
      <style:text-properties fo:font-size="12pt" style:font-size-asian="12pt" style:font-size-complex="12pt"/>
    </style:style>
    <style:style style:name="T417_28" style:family="text">
      <style:text-properties fo:font-size="12pt" style:font-size-asian="12pt" style:font-size-complex="12pt"/>
    </style:style>
    <style:style style:name="T417_29" style:family="text">
      <style:text-properties fo:font-size="12pt" style:font-size-asian="12pt" style:font-size-complex="12pt"/>
    </style:style>
    <style:style style:name="T417_30" style:family="text">
      <style:text-properties fo:font-size="12pt" style:font-size-asian="12pt" style:font-size-complex="12pt"/>
    </style:style>
    <style:style style:name="T417_31" style:family="text">
      <style:text-properties fo:font-size="12pt" style:font-size-asian="12pt" style:font-size-complex="12pt"/>
    </style:style>
    <style:style style:name="T417_32" style:family="text">
      <style:text-properties fo:font-size="12pt" style:font-size-asian="12pt" style:font-size-complex="12pt"/>
    </style:style>
    <style:style style:name="T417_33" style:family="text">
      <style:text-properties fo:font-size="12pt" style:font-size-asian="12pt" style:font-size-complex="12pt"/>
    </style:style>
    <style:style style:name="T417_34" style:family="text">
      <style:text-properties fo:font-size="12pt" style:font-size-asian="12pt" style:font-size-complex="12pt"/>
    </style:style>
    <style:style style:name="T417_35" style:family="text">
      <style:text-properties fo:font-size="12pt" style:font-size-asian="12pt" style:font-size-complex="12pt"/>
    </style:style>
    <style:style style:name="T417_36" style:family="text">
      <style:text-properties fo:font-size="12pt" style:font-size-asian="12pt" style:font-size-complex="12pt"/>
    </style:style>
    <style:style style:name="T417_37" style:family="text">
      <style:text-properties fo:font-size="12pt" style:font-size-asian="12pt" style:font-size-complex="12pt"/>
    </style:style>
    <style:style style:name="T417_38" style:family="text">
      <style:text-properties fo:font-size="12pt" style:font-size-asian="12pt" style:font-size-complex="12pt"/>
    </style:style>
    <style:style style:name="T417_39" style:family="text">
      <style:text-properties fo:font-size="12pt" style:font-size-asian="12pt" style:font-size-complex="12pt"/>
    </style:style>
    <style:style style:name="T417_40" style:family="text">
      <style:text-properties fo:font-size="12pt" style:font-size-asian="12pt" style:font-size-complex="12pt"/>
    </style:style>
    <style:style style:name="T417_41" style:family="text">
      <style:text-properties fo:font-size="12pt" style:font-size-asian="12pt" style:font-size-complex="12pt"/>
    </style:style>
    <style:style style:name="T417_42" style:family="text">
      <style:text-properties fo:font-size="12pt" style:font-size-asian="12pt" style:font-size-complex="12pt"/>
    </style:style>
    <style:style style:name="T417_43" style:family="text">
      <style:text-properties fo:font-size="12pt" style:font-size-asian="12pt" style:font-size-complex="12pt"/>
    </style:style>
    <style:style style:name="T417_44" style:family="text">
      <style:text-properties fo:font-size="12pt" style:font-size-asian="12pt" style:font-size-complex="12pt"/>
    </style:style>
    <style:style style:name="T417_45" style:family="text">
      <style:text-properties fo:font-size="12pt" style:font-size-asian="12pt" style:font-size-complex="12pt"/>
    </style:style>
    <style:style style:name="T417_46" style:family="text">
      <style:text-properties fo:font-size="12pt" style:font-size-asian="12pt" style:font-size-complex="12pt"/>
    </style:style>
    <style:style style:name="T417_47" style:family="text">
      <style:text-properties fo:font-size="12pt" style:font-size-asian="12pt" style:font-size-complex="12pt"/>
    </style:style>
    <style:style style:name="T417_48" style:family="text">
      <style:text-properties fo:font-size="12pt" style:font-size-asian="12pt" style:font-size-complex="12pt"/>
    </style:style>
    <style:style style:name="T417_49" style:family="text">
      <style:text-properties fo:font-size="12pt" style:font-size-asian="12pt" style:font-size-complex="12pt"/>
    </style:style>
    <style:style style:name="T417_50" style:family="text">
      <style:text-properties fo:font-size="12pt" style:font-size-asian="12pt" style:font-size-complex="12pt"/>
    </style:style>
    <style:style style:name="T417_51" style:family="text">
      <style:text-properties fo:font-size="12pt" style:font-size-asian="12pt" style:font-size-complex="12pt"/>
    </style:style>
    <style:style style:name="T417_52" style:family="text">
      <style:text-properties fo:font-size="12pt" style:font-size-asian="12pt" style:font-size-complex="12pt"/>
    </style:style>
    <style:style style:name="T417_53" style:family="text">
      <style:text-properties fo:font-size="12pt" style:font-size-asian="12pt" style:font-size-complex="12pt"/>
    </style:style>
    <style:style style:name="T417_54" style:family="text">
      <style:text-properties fo:font-size="12pt" style:font-size-asian="12pt" style:font-size-complex="12pt"/>
    </style:style>
    <style:style style:name="T417_55" style:family="text">
      <style:text-properties fo:font-size="12pt" style:font-size-asian="12pt" style:font-size-complex="12pt"/>
    </style:style>
    <style:style style:name="T417_56" style:family="text">
      <style:text-properties fo:font-size="12pt" style:font-size-asian="12pt" style:font-size-complex="12pt"/>
    </style:style>
    <style:style style:name="T417_57" style:family="text">
      <style:text-properties fo:font-size="12pt" style:font-size-asian="12pt" style:font-size-complex="12pt"/>
    </style:style>
    <style:style style:name="T417_58" style:family="text">
      <style:text-properties fo:font-size="12pt" style:font-size-asian="12pt" style:font-size-complex="12pt"/>
    </style:style>
    <style:style style:name="T417_59" style:family="text">
      <style:text-properties fo:font-size="12pt" style:font-size-asian="12pt" style:font-size-complex="12pt"/>
    </style:style>
    <style:style style:name="T417_60" style:family="text">
      <style:text-properties fo:font-size="12pt" style:font-size-asian="12pt" style:font-size-complex="12pt"/>
    </style:style>
    <style:style style:name="T417_61" style:family="text">
      <style:text-properties fo:font-size="12pt" style:font-size-asian="12pt" style:font-size-complex="12pt"/>
    </style:style>
    <style:style style:name="T417_62" style:family="text">
      <style:text-properties fo:font-size="12pt" style:font-size-asian="12pt" style:font-size-complex="12pt"/>
    </style:style>
    <style:style style:name="T417_63" style:family="text">
      <style:text-properties fo:font-size="12pt" style:font-size-asian="12pt" style:font-size-complex="12pt"/>
    </style:style>
    <style:style style:name="T417_64" style:family="text">
      <style:text-properties fo:font-size="12pt" style:font-size-asian="12pt" style:font-size-complex="12pt"/>
    </style:style>
    <style:style style:name="T417_65" style:family="text">
      <style:text-properties fo:font-size="12pt" style:font-size-asian="12pt" style:font-size-complex="12pt"/>
    </style:style>
    <style:style style:name="T417_66" style:family="text">
      <style:text-properties fo:font-size="12pt" style:font-size-asian="12pt" style:font-size-complex="12pt"/>
    </style:style>
    <style:style style:name="T417_67" style:family="text">
      <style:text-properties fo:font-size="12pt" style:font-size-asian="12pt" style:font-size-complex="12pt"/>
    </style:style>
    <style:style style:name="T417_68" style:family="text">
      <style:text-properties fo:font-size="12pt" style:font-size-asian="12pt" style:font-size-complex="12pt"/>
    </style:style>
    <style:style style:name="T417_69" style:family="text">
      <style:text-properties fo:font-size="12pt" style:font-size-asian="12pt" style:font-size-complex="12pt"/>
    </style:style>
    <style:style style:name="T417_70" style:family="text">
      <style:text-properties fo:font-size="12pt" style:font-size-asian="12pt" style:font-size-complex="12pt"/>
    </style:style>
    <style:style style:name="T417_71" style:family="text">
      <style:text-properties fo:font-size="12pt" style:font-size-asian="12pt" style:font-size-complex="12pt"/>
    </style:style>
    <style:style style:name="T417_72" style:family="text">
      <style:text-properties fo:font-size="12pt" style:font-size-asian="12pt" style:font-size-complex="12pt"/>
    </style:style>
    <style:style style:name="T417_73" style:family="text">
      <style:text-properties fo:font-size="12pt" style:font-size-asian="12pt" style:font-size-complex="12pt"/>
    </style:style>
    <style:style style:name="T417_74" style:family="text">
      <style:text-properties fo:font-size="12pt" style:font-size-asian="12pt" style:font-size-complex="12pt"/>
    </style:style>
    <style:style style:name="T417_75" style:family="text">
      <style:text-properties fo:font-size="12pt" style:font-size-asian="12pt" style:font-size-complex="12pt"/>
    </style:style>
    <style:style style:name="T417_76" style:family="text">
      <style:text-properties fo:font-size="12pt" style:font-size-asian="12pt" style:font-size-complex="12pt"/>
    </style:style>
    <style:style style:name="T417_77" style:family="text">
      <style:text-properties fo:font-size="12pt" style:font-size-asian="12pt" style:font-size-complex="12pt"/>
    </style:style>
    <style:style style:name="T417_78" style:family="text">
      <style:text-properties fo:font-size="12pt" style:font-size-asian="12pt" style:font-size-complex="12pt"/>
    </style:style>
    <style:style style:name="T417_79" style:family="text">
      <style:text-properties fo:font-size="12pt" style:font-size-asian="12pt" style:font-size-complex="12pt"/>
    </style:style>
    <style:style style:name="T417_80" style:family="text">
      <style:text-properties fo:font-size="12pt" style:font-size-asian="12pt" style:font-size-complex="12pt"/>
    </style:style>
    <style:style style:name="T417_81" style:family="text">
      <style:text-properties fo:font-size="12pt" style:font-size-asian="12pt" style:font-size-complex="12pt"/>
    </style:style>
    <style:style style:name="T417_82" style:family="text">
      <style:text-properties fo:font-size="12pt" style:font-size-asian="12pt" style:font-size-complex="12pt"/>
    </style:style>
    <style:style style:name="T417_83" style:family="text">
      <style:text-properties fo:font-size="12pt" style:font-size-asian="12pt" style:font-size-complex="12pt"/>
    </style:style>
    <style:style style:name="T417_84" style:family="text">
      <style:text-properties fo:font-size="12pt" style:font-size-asian="12pt" style:font-size-complex="12pt"/>
    </style:style>
    <style:style style:name="T417_85" style:family="text">
      <style:text-properties fo:font-size="12pt" style:font-size-asian="12pt" style:font-size-complex="12pt"/>
    </style:style>
    <style:style style:name="T417_86" style:family="text">
      <style:text-properties fo:font-size="12pt" style:font-size-asian="12pt" style:font-size-complex="12pt"/>
    </style:style>
    <style:style style:name="T417_87" style:family="text">
      <style:text-properties fo:font-size="12pt" style:font-size-asian="12pt" style:font-size-complex="12pt"/>
    </style:style>
    <style:style style:name="T417_88" style:family="text">
      <style:text-properties fo:font-size="12pt" style:font-size-asian="12pt" style:font-size-complex="12pt"/>
    </style:style>
    <style:style style:name="T417_89" style:family="text">
      <style:text-properties fo:font-size="12pt" style:font-size-asian="12pt" style:font-size-complex="12pt"/>
    </style:style>
    <style:style style:name="T417_90" style:family="text">
      <style:text-properties fo:font-size="12pt" style:font-size-asian="12pt" style:font-size-complex="12pt"/>
    </style:style>
    <style:style style:name="T417_91" style:family="text">
      <style:text-properties fo:font-size="12pt" style:font-size-asian="12pt" style:font-size-complex="12pt"/>
    </style:style>
    <style:style style:name="T417_92" style:family="text">
      <style:text-properties fo:font-size="12pt" style:font-size-asian="12pt" style:font-size-complex="12pt"/>
    </style:style>
    <style:style style:name="T417_93" style:family="text">
      <style:text-properties fo:font-size="12pt" style:font-size-asian="12pt" style:font-size-complex="12pt"/>
    </style:style>
    <style:style style:name="T417_94" style:family="text">
      <style:text-properties fo:font-size="12pt" style:font-size-asian="12pt" style:font-size-complex="12pt"/>
    </style:style>
    <style:style style:name="T417_95" style:family="text">
      <style:text-properties fo:font-size="12pt" style:font-size-asian="12pt" style:font-size-complex="12pt"/>
    </style:style>
    <style:style style:name="T417_96" style:family="text">
      <style:text-properties fo:font-size="12pt" style:font-size-asian="12pt" style:font-size-complex="12pt"/>
    </style:style>
    <style:style style:name="T417_97" style:family="text">
      <style:text-properties fo:font-size="12pt" style:font-size-asian="12pt" style:font-size-complex="12pt"/>
    </style:style>
    <style:style style:name="T417_98" style:family="text">
      <style:text-properties fo:font-size="12pt" style:font-size-asian="12pt" style:font-size-complex="12pt"/>
    </style:style>
    <style:style style:name="T417_99" style:family="text">
      <style:text-properties fo:font-size="12pt" style:font-size-asian="12pt" style:font-size-complex="12pt"/>
    </style:style>
    <style:style style:name="T417_100" style:family="text">
      <style:text-properties fo:font-size="12pt" style:font-size-asian="12pt" style:font-size-complex="12pt"/>
    </style:style>
    <style:style style:name="T417_101" style:family="text">
      <style:text-properties fo:font-size="12pt" style:font-size-asian="12pt" style:font-size-complex="12pt"/>
    </style:style>
    <style:style style:name="T417_102" style:family="text">
      <style:text-properties fo:font-size="12pt" style:font-size-asian="12pt" style:font-size-complex="12pt"/>
    </style:style>
    <style:style style:name="T417_103" style:family="text">
      <style:text-properties fo:font-size="12pt" style:font-size-asian="12pt" style:font-size-complex="12pt"/>
    </style:style>
    <style:style style:name="T417_104" style:family="text">
      <style:text-properties fo:font-size="12pt" style:font-size-asian="12pt" style:font-size-complex="12pt"/>
    </style:style>
    <style:style style:name="T417_105" style:family="text">
      <style:text-properties fo:font-size="12pt" style:font-size-asian="12pt" style:font-size-complex="12pt"/>
    </style:style>
    <style:style style:name="T417_106" style:family="text">
      <style:text-properties fo:font-size="12pt" style:font-size-asian="12pt" style:font-size-complex="12pt"/>
    </style:style>
    <style:style style:name="T417_107" style:family="text">
      <style:text-properties fo:font-size="12pt" style:font-size-asian="12pt" style:font-size-complex="12pt"/>
    </style:style>
    <style:style style:name="T417_108" style:family="text">
      <style:text-properties fo:font-size="12pt" style:font-size-asian="12pt" style:font-size-complex="12pt"/>
    </style:style>
    <style:style style:name="T417_109" style:family="text">
      <style:text-properties fo:font-size="12pt" style:font-size-asian="12pt" style:font-size-complex="12pt"/>
    </style:style>
    <style:style style:name="T417_110" style:family="text">
      <style:text-properties fo:font-size="12pt" style:font-size-asian="12pt" style:font-size-complex="12pt"/>
    </style:style>
    <style:style style:name="T417_111" style:family="text">
      <style:text-properties fo:font-size="12pt" style:font-size-asian="12pt" style:font-size-complex="12pt"/>
    </style:style>
    <style:style style:name="T417_112" style:family="text">
      <style:text-properties fo:font-size="12pt" style:font-size-asian="12pt" style:font-size-complex="12pt"/>
    </style:style>
    <style:style style:name="T417_113" style:family="text">
      <style:text-properties fo:font-size="12pt" style:font-size-asian="12pt" style:font-size-complex="12pt"/>
    </style:style>
    <style:style style:name="T417_114" style:family="text">
      <style:text-properties fo:font-size="12pt" style:font-size-asian="12pt" style:font-size-complex="12pt"/>
    </style:style>
    <style:style style:name="T417_115" style:family="text">
      <style:text-properties fo:font-size="12pt" style:font-size-asian="12pt" style:font-size-complex="12pt"/>
    </style:style>
    <style:style style:name="T417_116" style:family="text">
      <style:text-properties fo:font-size="12pt" style:font-size-asian="12pt" style:font-size-complex="12pt"/>
    </style:style>
    <style:style style:name="T417_117" style:family="text">
      <style:text-properties fo:font-size="12pt" style:font-size-asian="12pt" style:font-size-complex="12pt"/>
    </style:style>
    <style:style style:name="T417_118" style:family="text">
      <style:text-properties fo:font-size="12pt" style:font-size-asian="12pt" style:font-size-complex="12pt"/>
    </style:style>
    <style:style style:name="T417_119" style:family="text">
      <style:text-properties fo:font-size="12pt" style:font-size-asian="12pt" style:font-size-complex="12pt"/>
    </style:style>
    <style:style style:name="T417_120" style:family="text">
      <style:text-properties fo:font-size="12pt" style:font-size-asian="12pt" style:font-size-complex="12pt"/>
    </style:style>
    <style:style style:name="T417_121" style:family="text">
      <style:text-properties fo:font-size="12pt" style:font-size-asian="12pt" style:font-size-complex="12pt"/>
    </style:style>
    <style:style style:name="T417_122" style:family="text">
      <style:text-properties fo:font-size="12pt" style:font-size-asian="12pt" style:font-size-complex="12pt"/>
    </style:style>
    <style:style style:name="T417_123" style:family="text">
      <style:text-properties fo:font-size="12pt" style:font-size-asian="12pt" style:font-size-complex="12pt"/>
    </style:style>
    <style:style style:name="T417_124" style:family="text">
      <style:text-properties fo:font-size="12pt" style:font-size-asian="12pt" style:font-size-complex="12pt"/>
    </style:style>
    <style:style style:name="T417_125" style:family="text">
      <style:text-properties fo:font-size="12pt" style:font-size-asian="12pt" style:font-size-complex="12pt"/>
    </style:style>
    <style:style style:name="T417_126" style:family="text">
      <style:text-properties fo:font-size="12pt" style:font-size-asian="12pt" style:font-size-complex="12pt"/>
    </style:style>
    <style:style style:name="T417_127" style:family="text">
      <style:text-properties fo:font-size="12pt" style:font-size-asian="12pt" style:font-size-complex="12pt"/>
    </style:style>
    <style:style style:name="T417_128" style:family="text">
      <style:text-properties fo:font-size="12pt" style:font-size-asian="12pt" style:font-size-complex="12pt"/>
    </style:style>
    <style:style style:name="T417_129" style:family="text">
      <style:text-properties fo:font-size="12pt" style:font-size-asian="12pt" style:font-size-complex="12pt"/>
    </style:style>
    <style:style style:name="T417_130" style:family="text">
      <style:text-properties fo:font-size="12pt" style:font-size-asian="12pt" style:font-size-complex="12pt"/>
    </style:style>
    <style:style style:name="T417_131" style:family="text">
      <style:text-properties fo:font-size="12pt" style:font-size-asian="12pt" style:font-size-complex="12pt"/>
    </style:style>
    <style:style style:name="T417_132" style:family="text">
      <style:text-properties fo:font-size="12pt" style:font-size-asian="12pt" style:font-size-complex="12pt"/>
    </style:style>
    <style:style style:name="T417_133" style:family="text">
      <style:text-properties fo:font-size="12pt" style:font-size-asian="12pt" style:font-size-complex="12pt"/>
    </style:style>
    <style:style style:name="T417_134" style:family="text">
      <style:text-properties fo:font-size="12pt" style:font-size-asian="12pt" style:font-size-complex="12pt"/>
    </style:style>
    <style:style style:name="T417_135" style:family="text">
      <style:text-properties fo:font-size="12pt" style:font-size-asian="12pt" style:font-size-complex="12pt"/>
    </style:style>
    <style:style style:name="T417_136" style:family="text">
      <style:text-properties fo:font-size="12pt" style:font-size-asian="12pt" style:font-size-complex="12pt"/>
    </style:style>
    <style:style style:name="T417_137" style:family="text">
      <style:text-properties fo:font-size="12pt" style:font-size-asian="12pt" style:font-size-complex="12pt"/>
    </style:style>
    <style:style style:name="T417_138" style:family="text">
      <style:text-properties fo:font-size="12pt" style:font-size-asian="12pt" style:font-size-complex="12pt"/>
    </style:style>
    <style:style style:name="T417_139" style:family="text">
      <style:text-properties fo:font-size="12pt" style:font-size-asian="12pt" style:font-size-complex="12pt"/>
    </style:style>
    <style:style style:name="T417_140" style:family="text">
      <style:text-properties fo:font-size="12pt" style:font-size-asian="12pt" style:font-size-complex="12pt"/>
    </style:style>
    <style:style style:name="T417_141" style:family="text">
      <style:text-properties fo:font-size="12pt" style:font-size-asian="12pt" style:font-size-complex="12pt"/>
    </style:style>
    <style:style style:name="T417_142" style:family="text">
      <style:text-properties fo:font-size="12pt" style:font-size-asian="12pt" style:font-size-complex="12pt"/>
    </style:style>
    <style:style style:name="T417_143" style:family="text">
      <style:text-properties fo:font-size="12pt" style:font-size-asian="12pt" style:font-size-complex="12pt"/>
    </style:style>
    <style:style style:name="T417_144" style:family="text">
      <style:text-properties fo:font-size="12pt" style:font-size-asian="12pt" style:font-size-complex="12pt"/>
    </style:style>
    <style:style style:name="T417_145" style:family="text">
      <style:text-properties fo:font-size="12pt" style:font-size-asian="12pt" style:font-size-complex="12pt"/>
    </style:style>
    <style:style style:name="T417_146" style:family="text">
      <style:text-properties fo:font-size="12pt" style:font-size-asian="12pt" style:font-size-complex="12pt"/>
    </style:style>
    <style:style style:name="T417_147" style:family="text">
      <style:text-properties fo:font-size="12pt" style:font-size-asian="12pt" style:font-size-complex="12pt"/>
    </style:style>
    <style:style style:name="T417_148" style:family="text">
      <style:text-properties fo:font-size="12pt" style:font-size-asian="12pt" style:font-size-complex="12pt"/>
    </style:style>
    <style:style style:name="T417_149" style:family="text">
      <style:text-properties fo:font-size="12pt" style:font-size-asian="12pt" style:font-size-complex="12pt"/>
    </style:style>
    <style:style style:name="T417_150" style:family="text">
      <style:text-properties fo:font-size="12pt" style:font-size-asian="12pt" style:font-size-complex="12pt"/>
    </style:style>
    <style:style style:name="T417_151" style:family="text">
      <style:text-properties fo:font-size="12pt" style:font-size-asian="12pt" style:font-size-complex="12pt"/>
    </style:style>
    <style:style style:name="T417_152" style:family="text">
      <style:text-properties fo:font-size="12pt" style:font-size-asian="12pt" style:font-size-complex="12pt"/>
    </style:style>
    <style:style style:name="T417_153" style:family="text">
      <style:text-properties fo:font-size="12pt" style:font-size-asian="12pt" style:font-size-complex="12pt"/>
    </style:style>
    <style:style style:name="T417_154" style:family="text">
      <style:text-properties fo:font-size="12pt" style:font-size-asian="12pt" style:font-size-complex="12pt"/>
    </style:style>
    <style:style style:name="T417_155" style:family="text">
      <style:text-properties fo:font-size="12pt" style:font-size-asian="12pt" style:font-size-complex="12pt"/>
    </style:style>
    <style:style style:name="T417_156" style:family="text">
      <style:text-properties fo:font-size="12pt" style:font-size-asian="12pt" style:font-size-complex="12pt"/>
    </style:style>
    <style:style style:name="T417_157" style:family="text">
      <style:text-properties fo:font-size="12pt" style:font-size-asian="12pt" style:font-size-complex="12pt"/>
    </style:style>
    <style:style style:name="T417_158" style:family="text">
      <style:text-properties fo:font-size="12pt" style:font-size-asian="12pt" style:font-size-complex="12pt"/>
    </style:style>
    <style:style style:name="T417_159" style:family="text">
      <style:text-properties fo:font-size="12pt" style:font-size-asian="12pt" style:font-size-complex="12pt"/>
    </style:style>
    <style:style style:name="T417_160" style:family="text">
      <style:text-properties fo:font-size="12pt" style:font-size-asian="12pt" style:font-size-complex="12pt"/>
    </style:style>
    <style:style style:name="T417_161" style:family="text">
      <style:text-properties fo:font-size="12pt" style:font-size-asian="12pt" style:font-size-complex="12pt"/>
    </style:style>
    <style:style style:name="T417_162" style:family="text">
      <style:text-properties fo:font-size="12pt" style:font-size-asian="12pt" style:font-size-complex="12pt"/>
    </style:style>
    <style:style style:name="T417_163" style:family="text">
      <style:text-properties fo:font-size="12pt" style:font-size-asian="12pt" style:font-size-complex="12pt"/>
    </style:style>
    <style:style style:name="T417_164" style:family="text">
      <style:text-properties fo:font-size="12pt" style:font-size-asian="12pt" style:font-size-complex="12pt"/>
    </style:style>
    <style:style style:name="T417_165" style:family="text">
      <style:text-properties fo:font-size="12pt" style:font-size-asian="12pt" style:font-size-complex="12pt"/>
    </style:style>
    <style:style style:name="T417_166" style:family="text">
      <style:text-properties fo:font-size="12pt" style:font-size-asian="12pt" style:font-size-complex="12pt"/>
    </style:style>
    <style:style style:name="T417_167" style:family="text">
      <style:text-properties fo:font-size="12pt" style:font-size-asian="12pt" style:font-size-complex="12pt"/>
    </style:style>
    <style:style style:name="T417_168" style:family="text">
      <style:text-properties fo:font-size="12pt" style:font-size-asian="12pt" style:font-size-complex="12pt"/>
    </style:style>
    <style:style style:name="T417_169" style:family="text">
      <style:text-properties fo:font-size="12pt" style:font-size-asian="12pt" style:font-size-complex="12pt"/>
    </style:style>
    <style:style style:name="T417_170" style:family="text">
      <style:text-properties fo:font-size="12pt" style:font-size-asian="12pt" style:font-size-complex="12pt"/>
    </style:style>
    <style:style style:name="T417_171" style:family="text">
      <style:text-properties fo:font-size="12pt" style:font-size-asian="12pt" style:font-size-complex="12pt"/>
    </style:style>
    <style:style style:name="T417_172" style:family="text">
      <style:text-properties fo:font-size="12pt" style:font-size-asian="12pt" style:font-size-complex="12pt"/>
    </style:style>
    <style:style style:name="T417_173" style:family="text">
      <style:text-properties fo:font-size="12pt" style:font-size-asian="12pt" style:font-size-complex="12pt"/>
    </style:style>
    <style:style style:name="T417_174" style:family="text">
      <style:text-properties fo:font-size="12pt" style:font-size-asian="12pt" style:font-size-complex="12pt"/>
    </style:style>
    <style:style style:name="T417_175" style:family="text">
      <style:text-properties fo:font-size="12pt" style:font-size-asian="12pt" style:font-size-complex="12pt"/>
    </style:style>
    <style:style style:name="T417_176" style:family="text">
      <style:text-properties fo:font-size="12pt" style:font-size-asian="12pt" style:font-size-complex="12pt"/>
    </style:style>
    <style:style style:name="T417_177" style:family="text">
      <style:text-properties fo:font-size="12pt" style:font-size-asian="12pt" style:font-size-complex="12pt"/>
    </style:style>
    <style:style style:name="T417_178" style:family="text">
      <style:text-properties fo:font-size="12pt" style:font-size-asian="12pt" style:font-size-complex="12pt"/>
    </style:style>
    <style:style style:name="T417_179" style:family="text">
      <style:text-properties fo:font-size="12pt" style:font-size-asian="12pt" style:font-size-complex="12pt"/>
    </style:style>
    <style:style style:name="T417_180" style:family="text">
      <style:text-properties fo:font-size="12pt" style:font-size-asian="12pt" style:font-size-complex="12pt"/>
    </style:style>
    <style:style style:name="T417_181" style:family="text">
      <style:text-properties fo:font-size="12pt" style:font-size-asian="12pt" style:font-size-complex="12pt"/>
    </style:style>
    <style:style style:name="T417_182" style:family="text">
      <style:text-properties fo:font-size="12pt" style:font-size-asian="12pt" style:font-size-complex="12pt"/>
    </style:style>
    <style:style style:name="T417_183" style:family="text">
      <style:text-properties fo:font-size="12pt" style:font-size-asian="12pt" style:font-size-complex="12pt"/>
    </style:style>
    <style:style style:name="T417_184" style:family="text">
      <style:text-properties fo:font-size="12pt" style:font-size-asian="12pt" style:font-size-complex="12pt"/>
    </style:style>
    <style:style style:name="T417_185" style:family="text">
      <style:text-properties fo:font-size="12pt" style:font-size-asian="12pt" style:font-size-complex="12pt"/>
    </style:style>
    <style:style style:name="T417_186" style:family="text">
      <style:text-properties fo:font-size="12pt" style:font-size-asian="12pt" style:font-size-complex="12pt"/>
    </style:style>
    <style:style style:name="T417_187" style:family="text">
      <style:text-properties fo:font-size="12pt" style:font-size-asian="12pt" style:font-size-complex="12pt"/>
    </style:style>
    <style:style style:name="T417_188" style:family="text">
      <style:text-properties fo:font-size="12pt" style:font-size-asian="12pt" style:font-size-complex="12pt"/>
    </style:style>
    <style:style style:name="T417_189" style:family="text">
      <style:text-properties fo:font-size="12pt" style:font-size-asian="12pt" style:font-size-complex="12pt"/>
    </style:style>
    <style:style style:name="T417_190" style:family="text">
      <style:text-properties fo:font-size="12pt" style:font-size-asian="12pt" style:font-size-complex="12pt"/>
    </style:style>
    <style:style style:name="T417_191" style:family="text">
      <style:text-properties fo:font-size="12pt" style:font-size-asian="12pt" style:font-size-complex="12pt"/>
    </style:style>
    <style:style style:name="T417_192" style:family="text">
      <style:text-properties fo:font-size="12pt" style:font-size-asian="12pt" style:font-size-complex="12pt"/>
    </style:style>
    <style:style style:name="T417_193" style:family="text">
      <style:text-properties fo:font-size="12pt" style:font-size-asian="12pt" style:font-size-complex="12pt"/>
    </style:style>
    <style:style style:name="T417_194" style:family="text">
      <style:text-properties fo:font-size="12pt" style:font-size-asian="12pt" style:font-size-complex="12pt"/>
    </style:style>
    <style:style style:name="T417_195" style:family="text">
      <style:text-properties fo:font-size="12pt" style:font-size-asian="12pt" style:font-size-complex="12pt"/>
    </style:style>
    <style:style style:name="T417_196" style:family="text">
      <style:text-properties fo:font-size="12pt" style:font-size-asian="12pt" style:font-size-complex="12pt"/>
    </style:style>
    <style:style style:name="T417_197" style:family="text">
      <style:text-properties fo:font-size="12pt" style:font-size-asian="12pt" style:font-size-complex="12pt"/>
    </style:style>
    <style:style style:name="T417_198" style:family="text">
      <style:text-properties fo:font-size="12pt" style:font-size-asian="12pt" style:font-size-complex="12pt"/>
    </style:style>
    <style:style style:name="T417_199" style:family="text">
      <style:text-properties fo:font-size="12pt" style:font-size-asian="12pt" style:font-size-complex="12pt"/>
    </style:style>
    <style:style style:name="T417_200" style:family="text">
      <style:text-properties fo:font-size="12pt" style:font-size-asian="12pt" style:font-size-complex="12pt"/>
    </style:style>
    <style:style style:name="T417_201" style:family="text">
      <style:text-properties fo:font-size="12pt" style:font-size-asian="12pt" style:font-size-complex="12pt"/>
    </style:style>
    <style:style style:name="T417_202" style:family="text">
      <style:text-properties fo:font-size="12pt" style:font-size-asian="12pt" style:font-size-complex="12pt"/>
    </style:style>
    <style:style style:name="T417_203" style:family="text">
      <style:text-properties fo:font-size="12pt" style:font-size-asian="12pt" style:font-size-complex="12pt"/>
    </style:style>
    <style:style style:name="T417_204" style:family="text">
      <style:text-properties fo:font-size="12pt" style:font-size-asian="12pt" style:font-size-complex="12pt"/>
    </style:style>
    <style:style style:name="T417_205" style:family="text">
      <style:text-properties fo:font-size="12pt" style:font-size-asian="12pt" style:font-size-complex="12pt"/>
    </style:style>
    <style:style style:name="T417_206" style:family="text">
      <style:text-properties fo:font-size="12pt" style:font-size-asian="12pt" style:font-size-complex="12pt"/>
    </style:style>
    <style:style style:name="T417_207" style:family="text">
      <style:text-properties fo:font-size="12pt" style:font-size-asian="12pt" style:font-size-complex="12pt"/>
    </style:style>
    <style:style style:name="T417_208" style:family="text">
      <style:text-properties fo:font-size="12pt" style:font-size-asian="12pt" style:font-size-complex="12pt"/>
    </style:style>
    <style:style style:name="T417_209" style:family="text">
      <style:text-properties fo:font-size="12pt" style:font-size-asian="12pt" style:font-size-complex="12pt"/>
    </style:style>
    <style:style style:name="T417_210" style:family="text">
      <style:text-properties fo:font-size="12pt" style:font-size-asian="12pt" style:font-size-complex="12pt"/>
    </style:style>
    <style:style style:name="T417_211" style:family="text">
      <style:text-properties fo:font-size="12pt" style:font-size-asian="12pt" style:font-size-complex="12pt"/>
    </style:style>
    <style:style style:name="T417_212" style:family="text">
      <style:text-properties fo:font-size="12pt" style:font-size-asian="12pt" style:font-size-complex="12pt"/>
    </style:style>
    <style:style style:name="T417_213" style:family="text">
      <style:text-properties fo:font-size="12pt" style:font-size-asian="12pt" style:font-size-complex="12pt"/>
    </style:style>
    <style:style style:name="T417_214" style:family="text">
      <style:text-properties fo:font-size="12pt" style:font-size-asian="12pt" style:font-size-complex="12pt"/>
    </style:style>
    <style:style style:name="T417_215" style:family="text">
      <style:text-properties fo:font-size="12pt" style:font-size-asian="12pt" style:font-size-complex="12pt"/>
    </style:style>
    <style:style style:name="T417_216" style:family="text">
      <style:text-properties fo:font-size="12pt" style:font-size-asian="12pt" style:font-size-complex="12pt"/>
    </style:style>
    <style:style style:name="T417_217" style:family="text">
      <style:text-properties fo:font-size="12pt" style:font-size-asian="12pt" style:font-size-complex="12pt"/>
    </style:style>
    <style:style style:name="T417_218" style:family="text">
      <style:text-properties fo:font-size="12pt" style:font-size-asian="12pt" style:font-size-complex="12pt"/>
    </style:style>
    <style:style style:name="T417_219" style:family="text">
      <style:text-properties fo:font-size="12pt" style:font-size-asian="12pt" style:font-size-complex="12pt"/>
    </style:style>
    <style:style style:name="P41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19" style:family="paragraph" style:parent-style-name="Standard">
      <style:paragraph-properties fo:text-align="justify" fo:break-before="auto" fo:line-height="115%" style:writing-mode="lr-tb"/>
    </style:style>
    <style:style style:name="T419_1" style:family="text">
      <style:text-properties fo:font-size="12pt" style:font-size-asian="12pt" style:font-size-complex="12pt"/>
    </style:style>
    <style:style style:name="T419_2" style:family="text">
      <style:text-properties fo:font-size="12pt" style:font-size-asian="12pt" style:font-size-complex="12pt"/>
    </style:style>
    <style:style style:name="T419_3" style:family="text">
      <style:text-properties fo:font-size="12pt" style:font-size-asian="12pt" style:font-size-complex="12pt"/>
    </style:style>
    <style:style style:name="T419_4" style:family="text">
      <style:text-properties fo:font-size="12pt" style:font-size-asian="12pt" style:font-size-complex="12pt"/>
    </style:style>
    <style:style style:name="T419_5" style:family="text">
      <style:text-properties fo:font-size="12pt" style:font-size-asian="12pt" style:font-size-complex="12pt"/>
    </style:style>
    <style:style style:name="T419_6" style:family="text">
      <style:text-properties fo:font-size="12pt" style:font-size-asian="12pt" style:font-size-complex="12pt"/>
    </style:style>
    <style:style style:name="T419_7" style:family="text">
      <style:text-properties fo:font-size="12pt" style:font-size-asian="12pt" style:font-size-complex="12pt"/>
    </style:style>
    <style:style style:name="T419_8" style:family="text">
      <style:text-properties fo:font-size="12pt" style:font-size-asian="12pt" style:font-size-complex="12pt"/>
    </style:style>
    <style:style style:name="T419_9" style:family="text">
      <style:text-properties fo:font-size="12pt" style:font-size-asian="12pt" style:font-size-complex="12pt"/>
    </style:style>
    <style:style style:name="P420" style:family="paragraph" style:parent-style-name="Standard">
      <style:paragraph-properties fo:text-align="justify" fo:break-before="auto" fo:line-height="115%" style:writing-mode="lr-tb"/>
    </style:style>
    <style:style style:name="T420_1" style:family="text">
      <style:text-properties fo:font-size="12pt" style:font-size-asian="12pt" style:font-size-complex="12pt"/>
    </style:style>
    <style:style style:name="T420_2" style:family="text">
      <style:text-properties fo:font-size="12pt" style:font-size-asian="12pt" style:font-size-complex="12pt"/>
    </style:style>
    <style:style style:name="T420_3" style:family="text">
      <style:text-properties fo:font-size="12pt" style:font-size-asian="12pt" style:font-size-complex="12pt"/>
    </style:style>
    <style:style style:name="T420_4" style:family="text">
      <style:text-properties fo:font-size="12pt" style:font-size-asian="12pt" style:font-size-complex="12pt"/>
    </style:style>
    <style:style style:name="T420_5" style:family="text">
      <style:text-properties fo:font-size="12pt" style:font-size-asian="12pt" style:font-size-complex="12pt"/>
    </style:style>
    <style:style style:name="T420_6" style:family="text">
      <style:text-properties fo:font-size="12pt" style:font-size-asian="12pt" style:font-size-complex="12pt"/>
    </style:style>
    <style:style style:name="T420_7" style:family="text">
      <style:text-properties fo:font-size="12pt" style:font-size-asian="12pt" style:font-size-complex="12pt"/>
    </style:style>
    <style:style style:name="T420_8" style:family="text">
      <style:text-properties fo:font-size="12pt" style:font-size-asian="12pt" style:font-size-complex="12pt"/>
    </style:style>
    <style:style style:name="T420_9" style:family="text">
      <style:text-properties fo:font-size="12pt" style:font-size-asian="12pt" style:font-size-complex="12pt"/>
    </style:style>
    <style:style style:name="T420_10" style:family="text">
      <style:text-properties fo:font-size="12pt" style:font-size-asian="12pt" style:font-size-complex="12pt"/>
    </style:style>
    <style:style style:name="T420_11" style:family="text">
      <style:text-properties fo:font-size="12pt" style:font-size-asian="12pt" style:font-size-complex="12pt"/>
    </style:style>
    <style:style style:name="T420_12" style:family="text">
      <style:text-properties fo:font-size="12pt" style:font-size-asian="12pt" style:font-size-complex="12pt"/>
    </style:style>
    <style:style style:name="T420_13" style:family="text">
      <style:text-properties fo:font-size="12pt" style:font-size-asian="12pt" style:font-size-complex="12pt"/>
    </style:style>
    <style:style style:name="T420_14" style:family="text">
      <style:text-properties fo:font-size="12pt" style:font-size-asian="12pt" style:font-size-complex="12pt"/>
    </style:style>
    <style:style style:name="T420_15" style:family="text">
      <style:text-properties fo:font-size="12pt" style:font-size-asian="12pt" style:font-size-complex="12pt"/>
    </style:style>
    <style:style style:name="T420_16" style:family="text">
      <style:text-properties fo:font-size="12pt" style:font-size-asian="12pt" style:font-size-complex="12pt"/>
    </style:style>
    <style:style style:name="T420_17" style:family="text">
      <style:text-properties fo:font-size="12pt" style:font-size-asian="12pt" style:font-size-complex="12pt"/>
    </style:style>
    <style:style style:name="T420_18" style:family="text">
      <style:text-properties fo:font-size="12pt" style:font-size-asian="12pt" style:font-size-complex="12pt"/>
    </style:style>
    <style:style style:name="T420_19" style:family="text">
      <style:text-properties fo:font-size="12pt" style:font-size-asian="12pt" style:font-size-complex="12pt"/>
    </style:style>
    <style:style style:name="T420_20" style:family="text">
      <style:text-properties fo:font-size="12pt" style:font-size-asian="12pt" style:font-size-complex="12pt"/>
    </style:style>
    <style:style style:name="T420_21" style:family="text">
      <style:text-properties fo:font-size="12pt" style:font-size-asian="12pt" style:font-size-complex="12pt"/>
    </style:style>
    <style:style style:name="T420_22" style:family="text">
      <style:text-properties fo:font-size="12pt" style:font-size-asian="12pt" style:font-size-complex="12pt"/>
    </style:style>
    <style:style style:name="T420_23" style:family="text">
      <style:text-properties fo:font-size="12pt" style:font-size-asian="12pt" style:font-size-complex="12pt"/>
    </style:style>
    <style:style style:name="T420_24" style:family="text">
      <style:text-properties fo:font-size="12pt" style:font-size-asian="12pt" style:font-size-complex="12pt"/>
    </style:style>
    <style:style style:name="T420_25" style:family="text">
      <style:text-properties fo:font-size="12pt" style:font-size-asian="12pt" style:font-size-complex="12pt"/>
    </style:style>
    <style:style style:name="T420_26" style:family="text">
      <style:text-properties fo:font-size="12pt" style:font-size-asian="12pt" style:font-size-complex="12pt"/>
    </style:style>
    <style:style style:name="T420_27" style:family="text">
      <style:text-properties fo:font-size="12pt" style:font-size-asian="12pt" style:font-size-complex="12pt"/>
    </style:style>
    <style:style style:name="T420_28" style:family="text">
      <style:text-properties fo:font-size="12pt" style:font-size-asian="12pt" style:font-size-complex="12pt"/>
    </style:style>
    <style:style style:name="T420_29" style:family="text">
      <style:text-properties fo:font-size="12pt" style:font-size-asian="12pt" style:font-size-complex="12pt"/>
    </style:style>
    <style:style style:name="T420_30" style:family="text">
      <style:text-properties fo:font-size="12pt" style:font-size-asian="12pt" style:font-size-complex="12pt"/>
    </style:style>
    <style:style style:name="T420_31" style:family="text">
      <style:text-properties fo:font-size="12pt" style:font-size-asian="12pt" style:font-size-complex="12pt"/>
    </style:style>
    <style:style style:name="T420_32" style:family="text">
      <style:text-properties fo:font-size="12pt" style:font-size-asian="12pt" style:font-size-complex="12pt"/>
    </style:style>
    <style:style style:name="T420_33" style:family="text">
      <style:text-properties fo:font-size="12pt" style:font-size-asian="12pt" style:font-size-complex="12pt"/>
    </style:style>
    <style:style style:name="T420_34" style:family="text">
      <style:text-properties fo:font-size="12pt" style:font-size-asian="12pt" style:font-size-complex="12pt"/>
    </style:style>
    <style:style style:name="T420_35" style:family="text">
      <style:text-properties fo:font-size="12pt" style:font-size-asian="12pt" style:font-size-complex="12pt"/>
    </style:style>
    <style:style style:name="T420_36" style:family="text">
      <style:text-properties fo:font-size="12pt" style:font-size-asian="12pt" style:font-size-complex="12pt"/>
    </style:style>
    <style:style style:name="T420_37" style:family="text">
      <style:text-properties fo:font-size="12pt" style:font-size-asian="12pt" style:font-size-complex="12pt"/>
    </style:style>
    <style:style style:name="P42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2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23" style:family="paragraph" style:parent-style-name="Standard">
      <style:paragraph-properties fo:text-align="justify" fo:break-before="auto" fo:line-height="115%" style:writing-mode="lr-tb"/>
    </style:style>
    <style:style style:name="T423_1" style:family="text">
      <style:text-properties fo:font-size="12pt" style:font-size-asian="12pt" style:font-size-complex="12pt"/>
    </style:style>
    <style:style style:name="T423_2" style:family="text">
      <style:text-properties fo:font-size="12pt" style:font-size-asian="12pt" style:font-size-complex="12pt"/>
    </style:style>
    <style:style style:name="T423_3" style:family="text">
      <style:text-properties fo:font-size="12pt" style:font-size-asian="12pt" style:font-size-complex="12pt"/>
    </style:style>
    <style:style style:name="T423_4" style:family="text">
      <style:text-properties fo:font-size="12pt" style:font-size-asian="12pt" style:font-size-complex="12pt"/>
    </style:style>
    <style:style style:name="T423_5" style:family="text">
      <style:text-properties fo:font-size="12pt" style:font-size-asian="12pt" style:font-size-complex="12pt"/>
    </style:style>
    <style:style style:name="T423_6" style:family="text">
      <style:text-properties fo:font-size="12pt" style:font-size-asian="12pt" style:font-size-complex="12pt"/>
    </style:style>
    <style:style style:name="T423_7" style:family="text">
      <style:text-properties fo:font-size="12pt" style:font-size-asian="12pt" style:font-size-complex="12pt"/>
    </style:style>
    <style:style style:name="P424" style:family="paragraph" style:parent-style-name="Standard">
      <style:paragraph-properties fo:text-align="justify" fo:break-before="auto" fo:line-height="115%" style:writing-mode="lr-tb"/>
    </style:style>
    <style:style style:name="T424_1" style:family="text">
      <style:text-properties fo:font-size="12pt" style:font-size-asian="12pt" style:font-size-complex="12pt"/>
    </style:style>
    <style:style style:name="T424_2" style:family="text">
      <style:text-properties fo:font-size="12pt" style:font-size-asian="12pt" style:font-size-complex="12pt"/>
    </style:style>
    <style:style style:name="T424_3" style:family="text">
      <style:text-properties fo:font-size="12pt" style:font-size-asian="12pt" style:font-size-complex="12pt"/>
    </style:style>
    <style:style style:name="T424_4" style:family="text">
      <style:text-properties fo:font-size="12pt" style:font-size-asian="12pt" style:font-size-complex="12pt"/>
    </style:style>
    <style:style style:name="T424_5" style:family="text">
      <style:text-properties fo:font-size="12pt" style:font-size-asian="12pt" style:font-size-complex="12pt"/>
    </style:style>
    <style:style style:name="T424_6" style:family="text">
      <style:text-properties fo:font-size="12pt" style:font-size-asian="12pt" style:font-size-complex="12pt"/>
    </style:style>
    <style:style style:name="T424_7" style:family="text">
      <style:text-properties fo:font-size="12pt" style:font-size-asian="12pt" style:font-size-complex="12pt"/>
    </style:style>
    <style:style style:name="T424_8" style:family="text">
      <style:text-properties fo:font-size="12pt" style:font-size-asian="12pt" style:font-size-complex="12pt"/>
    </style:style>
    <style:style style:name="T424_9" style:family="text">
      <style:text-properties fo:font-size="12pt" style:font-size-asian="12pt" style:font-size-complex="12pt"/>
    </style:style>
    <style:style style:name="T424_10" style:family="text">
      <style:text-properties fo:font-size="12pt" style:font-size-asian="12pt" style:font-size-complex="12pt"/>
    </style:style>
    <style:style style:name="T424_11" style:family="text">
      <style:text-properties fo:font-size="12pt" style:font-size-asian="12pt" style:font-size-complex="12pt"/>
    </style:style>
    <style:style style:name="T424_12" style:family="text">
      <style:text-properties fo:font-size="12pt" style:font-size-asian="12pt" style:font-size-complex="12pt"/>
    </style:style>
    <style:style style:name="T424_13" style:family="text">
      <style:text-properties fo:font-size="12pt" style:font-size-asian="12pt" style:font-size-complex="12pt"/>
    </style:style>
    <style:style style:name="T424_14" style:family="text">
      <style:text-properties fo:font-size="12pt" style:font-size-asian="12pt" style:font-size-complex="12pt"/>
    </style:style>
    <style:style style:name="T424_15" style:family="text">
      <style:text-properties fo:font-size="12pt" style:font-size-asian="12pt" style:font-size-complex="12pt"/>
    </style:style>
    <style:style style:name="T424_16" style:family="text">
      <style:text-properties fo:font-size="12pt" style:font-size-asian="12pt" style:font-size-complex="12pt"/>
    </style:style>
    <style:style style:name="T424_17" style:family="text">
      <style:text-properties fo:font-size="12pt" style:font-size-asian="12pt" style:font-size-complex="12pt"/>
    </style:style>
    <style:style style:name="T424_18" style:family="text">
      <style:text-properties fo:font-size="12pt" style:font-size-asian="12pt" style:font-size-complex="12pt"/>
    </style:style>
    <style:style style:name="T424_19" style:family="text">
      <style:text-properties fo:font-size="12pt" style:font-size-asian="12pt" style:font-size-complex="12pt"/>
    </style:style>
    <style:style style:name="T424_20" style:family="text">
      <style:text-properties fo:font-size="12pt" style:font-size-asian="12pt" style:font-size-complex="12pt"/>
    </style:style>
    <style:style style:name="T424_21" style:family="text">
      <style:text-properties fo:font-size="12pt" style:font-size-asian="12pt" style:font-size-complex="12pt"/>
    </style:style>
    <style:style style:name="T424_22" style:family="text">
      <style:text-properties fo:font-size="12pt" style:font-size-asian="12pt" style:font-size-complex="12pt"/>
    </style:style>
    <style:style style:name="T424_23" style:family="text">
      <style:text-properties fo:font-size="12pt" style:font-size-asian="12pt" style:font-size-complex="12pt"/>
    </style:style>
    <style:style style:name="T424_24" style:family="text">
      <style:text-properties fo:font-size="12pt" style:font-size-asian="12pt" style:font-size-complex="12pt"/>
    </style:style>
    <style:style style:name="T424_25" style:family="text">
      <style:text-properties fo:font-size="12pt" style:font-size-asian="12pt" style:font-size-complex="12pt"/>
    </style:style>
    <style:style style:name="T424_26" style:family="text">
      <style:text-properties fo:font-size="12pt" style:font-size-asian="12pt" style:font-size-complex="12pt"/>
    </style:style>
    <style:style style:name="T424_27" style:family="text">
      <style:text-properties fo:font-size="12pt" style:font-size-asian="12pt" style:font-size-complex="12pt"/>
    </style:style>
    <style:style style:name="T424_28" style:family="text">
      <style:text-properties fo:font-size="12pt" style:font-size-asian="12pt" style:font-size-complex="12pt"/>
    </style:style>
    <style:style style:name="T424_29" style:family="text">
      <style:text-properties fo:font-size="12pt" style:font-size-asian="12pt" style:font-size-complex="12pt"/>
    </style:style>
    <style:style style:name="T424_30" style:family="text">
      <style:text-properties fo:font-size="12pt" style:font-size-asian="12pt" style:font-size-complex="12pt"/>
    </style:style>
    <style:style style:name="T424_31" style:family="text">
      <style:text-properties fo:font-size="12pt" style:font-size-asian="12pt" style:font-size-complex="12pt"/>
    </style:style>
    <style:style style:name="T424_32" style:family="text">
      <style:text-properties fo:font-size="12pt" style:font-size-asian="12pt" style:font-size-complex="12pt"/>
    </style:style>
    <style:style style:name="T424_33" style:family="text">
      <style:text-properties fo:font-size="12pt" style:font-size-asian="12pt" style:font-size-complex="12pt"/>
    </style:style>
    <style:style style:name="T424_34" style:family="text">
      <style:text-properties fo:font-size="12pt" style:font-size-asian="12pt" style:font-size-complex="12pt"/>
    </style:style>
    <style:style style:name="T424_35" style:family="text">
      <style:text-properties fo:font-size="12pt" style:font-size-asian="12pt" style:font-size-complex="12pt"/>
    </style:style>
    <style:style style:name="T424_36" style:family="text">
      <style:text-properties fo:font-size="12pt" style:font-size-asian="12pt" style:font-size-complex="12pt"/>
    </style:style>
    <style:style style:name="T424_37" style:family="text">
      <style:text-properties fo:font-size="12pt" style:font-size-asian="12pt" style:font-size-complex="12pt"/>
    </style:style>
    <style:style style:name="T424_38" style:family="text">
      <style:text-properties fo:font-size="12pt" style:font-size-asian="12pt" style:font-size-complex="12pt"/>
    </style:style>
    <style:style style:name="T424_39" style:family="text">
      <style:text-properties fo:font-size="12pt" style:font-size-asian="12pt" style:font-size-complex="12pt"/>
    </style:style>
    <style:style style:name="T424_40" style:family="text">
      <style:text-properties fo:font-size="12pt" style:font-size-asian="12pt" style:font-size-complex="12pt"/>
    </style:style>
    <style:style style:name="T424_41" style:family="text">
      <style:text-properties fo:font-size="12pt" style:font-size-asian="12pt" style:font-size-complex="12pt"/>
    </style:style>
    <style:style style:name="T424_42" style:family="text">
      <style:text-properties fo:font-size="12pt" style:font-size-asian="12pt" style:font-size-complex="12pt"/>
    </style:style>
    <style:style style:name="T424_43" style:family="text">
      <style:text-properties fo:font-size="12pt" style:font-size-asian="12pt" style:font-size-complex="12pt"/>
    </style:style>
    <style:style style:name="T424_44" style:family="text">
      <style:text-properties fo:font-size="12pt" style:font-size-asian="12pt" style:font-size-complex="12pt"/>
    </style:style>
    <style:style style:name="T424_45" style:family="text">
      <style:text-properties fo:font-size="12pt" style:font-size-asian="12pt" style:font-size-complex="12pt"/>
    </style:style>
    <style:style style:name="T424_46" style:family="text">
      <style:text-properties fo:font-size="12pt" style:font-size-asian="12pt" style:font-size-complex="12pt"/>
    </style:style>
    <style:style style:name="T424_47" style:family="text">
      <style:text-properties fo:font-size="12pt" style:font-size-asian="12pt" style:font-size-complex="12pt"/>
    </style:style>
    <style:style style:name="T424_48" style:family="text">
      <style:text-properties fo:font-size="12pt" style:font-size-asian="12pt" style:font-size-complex="12pt"/>
    </style:style>
    <style:style style:name="T424_49" style:family="text">
      <style:text-properties fo:font-size="12pt" style:font-size-asian="12pt" style:font-size-complex="12pt"/>
    </style:style>
    <style:style style:name="T424_50" style:family="text">
      <style:text-properties fo:font-size="12pt" style:font-size-asian="12pt" style:font-size-complex="12pt"/>
    </style:style>
    <style:style style:name="T424_51" style:family="text">
      <style:text-properties fo:font-size="12pt" style:font-size-asian="12pt" style:font-size-complex="12pt"/>
    </style:style>
    <style:style style:name="T424_52" style:family="text">
      <style:text-properties fo:font-size="12pt" style:font-size-asian="12pt" style:font-size-complex="12pt"/>
    </style:style>
    <style:style style:name="T424_53" style:family="text">
      <style:text-properties fo:font-size="12pt" style:font-size-asian="12pt" style:font-size-complex="12pt"/>
    </style:style>
    <style:style style:name="T424_54" style:family="text">
      <style:text-properties fo:font-size="12pt" style:font-size-asian="12pt" style:font-size-complex="12pt"/>
    </style:style>
    <style:style style:name="T424_55" style:family="text">
      <style:text-properties fo:font-size="12pt" style:font-size-asian="12pt" style:font-size-complex="12pt"/>
    </style:style>
    <style:style style:name="T424_56" style:family="text">
      <style:text-properties fo:font-size="12pt" style:font-size-asian="12pt" style:font-size-complex="12pt"/>
    </style:style>
    <style:style style:name="T424_57" style:family="text">
      <style:text-properties fo:font-size="12pt" style:font-size-asian="12pt" style:font-size-complex="12pt"/>
    </style:style>
    <style:style style:name="T424_58" style:family="text">
      <style:text-properties fo:font-size="12pt" style:font-size-asian="12pt" style:font-size-complex="12pt"/>
    </style:style>
    <style:style style:name="T424_59" style:family="text">
      <style:text-properties fo:font-size="12pt" style:font-size-asian="12pt" style:font-size-complex="12pt"/>
    </style:style>
    <style:style style:name="T424_60" style:family="text">
      <style:text-properties fo:font-size="12pt" style:font-size-asian="12pt" style:font-size-complex="12pt"/>
    </style:style>
    <style:style style:name="T424_61" style:family="text">
      <style:text-properties fo:font-size="12pt" style:font-size-asian="12pt" style:font-size-complex="12pt"/>
    </style:style>
    <style:style style:name="T424_62" style:family="text">
      <style:text-properties fo:font-size="12pt" style:font-size-asian="12pt" style:font-size-complex="12pt"/>
    </style:style>
    <style:style style:name="T424_63" style:family="text">
      <style:text-properties fo:font-size="12pt" style:font-size-asian="12pt" style:font-size-complex="12pt"/>
    </style:style>
    <style:style style:name="T424_64" style:family="text">
      <style:text-properties fo:font-size="12pt" style:font-size-asian="12pt" style:font-size-complex="12pt"/>
    </style:style>
    <style:style style:name="T424_65" style:family="text">
      <style:text-properties fo:font-size="12pt" style:font-size-asian="12pt" style:font-size-complex="12pt"/>
    </style:style>
    <style:style style:name="T424_66" style:family="text">
      <style:text-properties fo:font-size="12pt" style:font-size-asian="12pt" style:font-size-complex="12pt"/>
    </style:style>
    <style:style style:name="T424_67" style:family="text">
      <style:text-properties fo:font-size="12pt" style:font-size-asian="12pt" style:font-size-complex="12pt"/>
    </style:style>
    <style:style style:name="T424_68" style:family="text">
      <style:text-properties fo:font-size="12pt" style:font-size-asian="12pt" style:font-size-complex="12pt"/>
    </style:style>
    <style:style style:name="T424_69" style:family="text">
      <style:text-properties fo:font-size="12pt" style:font-size-asian="12pt" style:font-size-complex="12pt"/>
    </style:style>
    <style:style style:name="T424_70" style:family="text">
      <style:text-properties fo:font-size="12pt" style:font-size-asian="12pt" style:font-size-complex="12pt"/>
    </style:style>
    <style:style style:name="T424_71" style:family="text">
      <style:text-properties fo:font-size="12pt" style:font-size-asian="12pt" style:font-size-complex="12pt"/>
    </style:style>
    <style:style style:name="T424_72" style:family="text">
      <style:text-properties fo:font-size="12pt" style:font-size-asian="12pt" style:font-size-complex="12pt"/>
    </style:style>
    <style:style style:name="T424_73" style:family="text">
      <style:text-properties fo:font-size="12pt" style:font-size-asian="12pt" style:font-size-complex="12pt"/>
    </style:style>
    <style:style style:name="T424_74" style:family="text">
      <style:text-properties fo:font-size="12pt" style:font-size-asian="12pt" style:font-size-complex="12pt"/>
    </style:style>
    <style:style style:name="T424_75" style:family="text">
      <style:text-properties fo:font-size="12pt" style:font-size-asian="12pt" style:font-size-complex="12pt"/>
    </style:style>
    <style:style style:name="T424_76" style:family="text">
      <style:text-properties fo:font-size="12pt" style:font-size-asian="12pt" style:font-size-complex="12pt"/>
    </style:style>
    <style:style style:name="T424_77" style:family="text">
      <style:text-properties fo:font-size="12pt" style:font-size-asian="12pt" style:font-size-complex="12pt"/>
    </style:style>
    <style:style style:name="T424_78" style:family="text">
      <style:text-properties fo:font-size="12pt" style:font-size-asian="12pt" style:font-size-complex="12pt"/>
    </style:style>
    <style:style style:name="T424_79" style:family="text">
      <style:text-properties fo:font-size="12pt" style:font-size-asian="12pt" style:font-size-complex="12pt"/>
    </style:style>
    <style:style style:name="T424_80" style:family="text">
      <style:text-properties fo:font-size="12pt" style:font-size-asian="12pt" style:font-size-complex="12pt"/>
    </style:style>
    <style:style style:name="T424_81" style:family="text">
      <style:text-properties fo:font-size="12pt" style:font-size-asian="12pt" style:font-size-complex="12pt"/>
    </style:style>
    <style:style style:name="T424_82" style:family="text">
      <style:text-properties fo:font-size="12pt" style:font-size-asian="12pt" style:font-size-complex="12pt"/>
    </style:style>
    <style:style style:name="T424_83" style:family="text">
      <style:text-properties fo:font-size="12pt" style:font-size-asian="12pt" style:font-size-complex="12pt"/>
    </style:style>
    <style:style style:name="T424_84" style:family="text">
      <style:text-properties fo:font-size="12pt" style:font-size-asian="12pt" style:font-size-complex="12pt"/>
    </style:style>
    <style:style style:name="T424_85" style:family="text">
      <style:text-properties fo:font-size="12pt" style:font-size-asian="12pt" style:font-size-complex="12pt"/>
    </style:style>
    <style:style style:name="T424_86" style:family="text">
      <style:text-properties fo:font-size="12pt" style:font-size-asian="12pt" style:font-size-complex="12pt"/>
    </style:style>
    <style:style style:name="T424_87" style:family="text">
      <style:text-properties fo:font-size="12pt" style:font-size-asian="12pt" style:font-size-complex="12pt"/>
    </style:style>
    <style:style style:name="T424_88" style:family="text">
      <style:text-properties fo:font-size="12pt" style:font-size-asian="12pt" style:font-size-complex="12pt"/>
    </style:style>
    <style:style style:name="T424_89" style:family="text">
      <style:text-properties fo:font-size="12pt" style:font-size-asian="12pt" style:font-size-complex="12pt"/>
    </style:style>
    <style:style style:name="T424_90" style:family="text">
      <style:text-properties fo:font-size="12pt" style:font-size-asian="12pt" style:font-size-complex="12pt"/>
    </style:style>
    <style:style style:name="T424_91" style:family="text">
      <style:text-properties fo:font-size="12pt" style:font-size-asian="12pt" style:font-size-complex="12pt"/>
    </style:style>
    <style:style style:name="T424_92" style:family="text">
      <style:text-properties fo:font-size="12pt" style:font-size-asian="12pt" style:font-size-complex="12pt"/>
    </style:style>
    <style:style style:name="T424_93" style:family="text">
      <style:text-properties fo:font-size="12pt" style:font-size-asian="12pt" style:font-size-complex="12pt"/>
    </style:style>
    <style:style style:name="T424_94" style:family="text">
      <style:text-properties fo:font-size="12pt" style:font-size-asian="12pt" style:font-size-complex="12pt"/>
    </style:style>
    <style:style style:name="T424_95" style:family="text">
      <style:text-properties fo:font-size="12pt" style:font-size-asian="12pt" style:font-size-complex="12pt"/>
    </style:style>
    <style:style style:name="T424_96" style:family="text">
      <style:text-properties fo:font-size="12pt" style:font-size-asian="12pt" style:font-size-complex="12pt"/>
    </style:style>
    <style:style style:name="T424_97" style:family="text">
      <style:text-properties fo:font-size="12pt" style:font-size-asian="12pt" style:font-size-complex="12pt"/>
    </style:style>
    <style:style style:name="T424_98" style:family="text">
      <style:text-properties fo:font-size="12pt" style:font-size-asian="12pt" style:font-size-complex="12pt"/>
    </style:style>
    <style:style style:name="T424_99" style:family="text">
      <style:text-properties fo:font-size="12pt" style:font-size-asian="12pt" style:font-size-complex="12pt"/>
    </style:style>
    <style:style style:name="T424_100" style:family="text">
      <style:text-properties fo:font-size="12pt" style:font-size-asian="12pt" style:font-size-complex="12pt"/>
    </style:style>
    <style:style style:name="T424_101" style:family="text">
      <style:text-properties fo:font-size="12pt" style:font-size-asian="12pt" style:font-size-complex="12pt"/>
    </style:style>
    <style:style style:name="P42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26" style:family="paragraph" style:parent-style-name="Standard">
      <style:paragraph-properties fo:text-align="justify" fo:break-before="auto" fo:line-height="115%" style:writing-mode="lr-tb"/>
    </style:style>
    <style:style style:name="T426_1" style:family="text">
      <style:text-properties fo:font-size="12pt" style:font-size-asian="12pt" style:font-size-complex="12pt"/>
    </style:style>
    <style:style style:name="T426_2" style:family="text">
      <style:text-properties fo:font-size="12pt" style:font-size-asian="12pt" style:font-size-complex="12pt"/>
    </style:style>
    <style:style style:name="T426_3" style:family="text">
      <style:text-properties fo:font-size="12pt" style:font-size-asian="12pt" style:font-size-complex="12pt"/>
    </style:style>
    <style:style style:name="T426_4" style:family="text">
      <style:text-properties fo:font-size="12pt" style:font-size-asian="12pt" style:font-size-complex="12pt"/>
    </style:style>
    <style:style style:name="T426_5" style:family="text">
      <style:text-properties fo:font-size="12pt" style:font-size-asian="12pt" style:font-size-complex="12pt"/>
    </style:style>
    <style:style style:name="T426_6" style:family="text">
      <style:text-properties fo:font-size="12pt" style:font-size-asian="12pt" style:font-size-complex="12pt"/>
    </style:style>
    <style:style style:name="T426_7" style:family="text">
      <style:text-properties fo:font-size="12pt" style:font-size-asian="12pt" style:font-size-complex="12pt"/>
    </style:style>
    <style:style style:name="T426_8" style:family="text">
      <style:text-properties fo:font-size="12pt" style:font-size-asian="12pt" style:font-size-complex="12pt"/>
    </style:style>
    <style:style style:name="T426_9" style:family="text">
      <style:text-properties fo:font-size="12pt" style:font-size-asian="12pt" style:font-size-complex="12pt"/>
    </style:style>
    <style:style style:name="T426_10" style:family="text">
      <style:text-properties fo:font-size="12pt" style:font-size-asian="12pt" style:font-size-complex="12pt"/>
    </style:style>
    <style:style style:name="T426_11" style:family="text">
      <style:text-properties fo:font-size="12pt" style:font-size-asian="12pt" style:font-size-complex="12pt"/>
    </style:style>
    <style:style style:name="P427" style:family="paragraph" style:parent-style-name="Standard">
      <style:paragraph-properties fo:text-align="justify" fo:break-before="auto" fo:line-height="115%" style:writing-mode="lr-tb"/>
    </style:style>
    <style:style style:name="T427_1" style:family="text">
      <style:text-properties fo:font-size="12pt" style:font-size-asian="12pt" style:font-size-complex="12pt"/>
    </style:style>
    <style:style style:name="T427_2" style:family="text">
      <style:text-properties fo:font-size="12pt" style:font-size-asian="12pt" style:font-size-complex="12pt"/>
    </style:style>
    <style:style style:name="T427_3" style:family="text">
      <style:text-properties fo:font-size="12pt" style:font-size-asian="12pt" style:font-size-complex="12pt"/>
    </style:style>
    <style:style style:name="T427_4" style:family="text">
      <style:text-properties fo:font-size="12pt" style:font-size-asian="12pt" style:font-size-complex="12pt"/>
    </style:style>
    <style:style style:name="T427_5" style:family="text">
      <style:text-properties fo:font-size="12pt" style:font-size-asian="12pt" style:font-size-complex="12pt"/>
    </style:style>
    <style:style style:name="T427_6" style:family="text">
      <style:text-properties fo:font-size="12pt" style:font-size-asian="12pt" style:font-size-complex="12pt"/>
    </style:style>
    <style:style style:name="T427_7" style:family="text">
      <style:text-properties fo:font-size="12pt" style:font-size-asian="12pt" style:font-size-complex="12pt"/>
    </style:style>
    <style:style style:name="T427_8" style:family="text">
      <style:text-properties fo:font-size="12pt" style:font-size-asian="12pt" style:font-size-complex="12pt"/>
    </style:style>
    <style:style style:name="T427_9" style:family="text">
      <style:text-properties fo:font-size="12pt" style:font-size-asian="12pt" style:font-size-complex="12pt"/>
    </style:style>
    <style:style style:name="T427_10" style:family="text">
      <style:text-properties fo:font-size="12pt" style:font-size-asian="12pt" style:font-size-complex="12pt"/>
    </style:style>
    <style:style style:name="T427_11" style:family="text">
      <style:text-properties fo:font-size="12pt" style:font-size-asian="12pt" style:font-size-complex="12pt"/>
    </style:style>
    <style:style style:name="T427_12" style:family="text">
      <style:text-properties fo:font-size="12pt" style:font-size-asian="12pt" style:font-size-complex="12pt"/>
    </style:style>
    <style:style style:name="T427_13" style:family="text">
      <style:text-properties fo:font-size="12pt" style:font-size-asian="12pt" style:font-size-complex="12pt"/>
    </style:style>
    <style:style style:name="T427_14" style:family="text">
      <style:text-properties fo:font-size="12pt" style:font-size-asian="12pt" style:font-size-complex="12pt"/>
    </style:style>
    <style:style style:name="T427_15" style:family="text">
      <style:text-properties fo:font-size="12pt" style:font-size-asian="12pt" style:font-size-complex="12pt"/>
    </style:style>
    <style:style style:name="T427_16" style:family="text">
      <style:text-properties fo:font-size="12pt" style:font-size-asian="12pt" style:font-size-complex="12pt"/>
    </style:style>
    <style:style style:name="T427_17" style:family="text">
      <style:text-properties fo:font-size="12pt" style:font-size-asian="12pt" style:font-size-complex="12pt"/>
    </style:style>
    <style:style style:name="T427_18" style:family="text">
      <style:text-properties fo:font-size="12pt" style:font-size-asian="12pt" style:font-size-complex="12pt"/>
    </style:style>
    <style:style style:name="T427_19" style:family="text">
      <style:text-properties fo:font-size="12pt" style:font-size-asian="12pt" style:font-size-complex="12pt"/>
    </style:style>
    <style:style style:name="T427_20" style:family="text">
      <style:text-properties fo:font-size="12pt" style:font-size-asian="12pt" style:font-size-complex="12pt"/>
    </style:style>
    <style:style style:name="T427_21" style:family="text">
      <style:text-properties fo:font-size="12pt" style:font-size-asian="12pt" style:font-size-complex="12pt"/>
    </style:style>
    <style:style style:name="T427_22" style:family="text">
      <style:text-properties fo:font-size="12pt" style:font-size-asian="12pt" style:font-size-complex="12pt"/>
    </style:style>
    <style:style style:name="T427_23" style:family="text">
      <style:text-properties fo:font-size="12pt" style:font-size-asian="12pt" style:font-size-complex="12pt"/>
    </style:style>
    <style:style style:name="T427_24" style:family="text">
      <style:text-properties fo:font-size="12pt" style:font-size-asian="12pt" style:font-size-complex="12pt"/>
    </style:style>
    <style:style style:name="T427_25" style:family="text">
      <style:text-properties fo:font-size="12pt" style:font-size-asian="12pt" style:font-size-complex="12pt"/>
    </style:style>
    <style:style style:name="T427_26" style:family="text">
      <style:text-properties fo:font-size="12pt" style:font-size-asian="12pt" style:font-size-complex="12pt"/>
    </style:style>
    <style:style style:name="T427_27" style:family="text">
      <style:text-properties fo:font-size="12pt" style:font-size-asian="12pt" style:font-size-complex="12pt"/>
    </style:style>
    <style:style style:name="T427_28" style:family="text">
      <style:text-properties fo:font-size="12pt" style:font-size-asian="12pt" style:font-size-complex="12pt"/>
    </style:style>
    <style:style style:name="T427_29" style:family="text">
      <style:text-properties fo:font-size="12pt" style:font-size-asian="12pt" style:font-size-complex="12pt"/>
    </style:style>
    <style:style style:name="T427_30" style:family="text">
      <style:text-properties fo:font-size="12pt" style:font-size-asian="12pt" style:font-size-complex="12pt"/>
    </style:style>
    <style:style style:name="T427_31" style:family="text">
      <style:text-properties fo:font-size="12pt" style:font-size-asian="12pt" style:font-size-complex="12pt"/>
    </style:style>
    <style:style style:name="T427_32" style:family="text">
      <style:text-properties fo:font-size="12pt" style:font-size-asian="12pt" style:font-size-complex="12pt"/>
    </style:style>
    <style:style style:name="T427_33" style:family="text">
      <style:text-properties fo:font-size="12pt" style:font-size-asian="12pt" style:font-size-complex="12pt"/>
    </style:style>
    <style:style style:name="T427_34" style:family="text">
      <style:text-properties fo:font-size="12pt" style:font-size-asian="12pt" style:font-size-complex="12pt"/>
    </style:style>
    <style:style style:name="T427_35" style:family="text">
      <style:text-properties fo:font-size="12pt" style:font-size-asian="12pt" style:font-size-complex="12pt"/>
    </style:style>
    <style:style style:name="T427_36" style:family="text">
      <style:text-properties fo:font-size="12pt" style:font-size-asian="12pt" style:font-size-complex="12pt"/>
    </style:style>
    <style:style style:name="T427_37" style:family="text">
      <style:text-properties fo:font-size="12pt" style:font-size-asian="12pt" style:font-size-complex="12pt"/>
    </style:style>
    <style:style style:name="T427_38" style:family="text">
      <style:text-properties fo:font-size="12pt" style:font-size-asian="12pt" style:font-size-complex="12pt"/>
    </style:style>
    <style:style style:name="T427_39" style:family="text">
      <style:text-properties fo:font-size="12pt" style:font-size-asian="12pt" style:font-size-complex="12pt"/>
    </style:style>
    <style:style style:name="P42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2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30" style:family="paragraph" style:parent-style-name="Standard">
      <style:paragraph-properties fo:text-align="justify" fo:break-before="auto" fo:line-height="115%" style:writing-mode="lr-tb"/>
    </style:style>
    <style:style style:name="T430_1" style:family="text">
      <style:text-properties fo:font-size="12pt" style:font-size-asian="12pt" style:font-size-complex="12pt"/>
    </style:style>
    <style:style style:name="T430_2" style:family="text">
      <style:text-properties fo:font-size="12pt" style:font-size-asian="12pt" style:font-size-complex="12pt"/>
    </style:style>
    <style:style style:name="T430_3" style:family="text">
      <style:text-properties fo:font-size="12pt" style:font-size-asian="12pt" style:font-size-complex="12pt"/>
    </style:style>
    <style:style style:name="T430_4" style:family="text">
      <style:text-properties fo:font-size="12pt" style:font-size-asian="12pt" style:font-size-complex="12pt"/>
    </style:style>
    <style:style style:name="T430_5" style:family="text">
      <style:text-properties fo:font-size="12pt" style:font-size-asian="12pt" style:font-size-complex="12pt"/>
    </style:style>
    <style:style style:name="T430_6" style:family="text">
      <style:text-properties fo:font-size="12pt" style:font-size-asian="12pt" style:font-size-complex="12pt"/>
    </style:style>
    <style:style style:name="T430_7" style:family="text">
      <style:text-properties fo:font-size="12pt" style:font-size-asian="12pt" style:font-size-complex="12pt"/>
    </style:style>
    <style:style style:name="T430_8" style:family="text">
      <style:text-properties fo:font-size="12pt" style:font-size-asian="12pt" style:font-size-complex="12pt"/>
    </style:style>
    <style:style style:name="T430_9" style:family="text">
      <style:text-properties fo:font-size="12pt" style:font-size-asian="12pt" style:font-size-complex="12pt"/>
    </style:style>
    <style:style style:name="T430_10" style:family="text">
      <style:text-properties fo:font-size="12pt" style:font-size-asian="12pt" style:font-size-complex="12pt"/>
    </style:style>
    <style:style style:name="T430_11" style:family="text">
      <style:text-properties fo:font-size="12pt" style:font-size-asian="12pt" style:font-size-complex="12pt"/>
    </style:style>
    <style:style style:name="P431" style:family="paragraph" style:parent-style-name="Standard">
      <style:paragraph-properties fo:text-align="justify" fo:break-before="auto" fo:line-height="115%" style:writing-mode="lr-tb"/>
    </style:style>
    <style:style style:name="T431_1" style:family="text">
      <style:text-properties fo:font-size="12pt" style:font-size-asian="12pt" style:font-size-complex="12pt"/>
    </style:style>
    <style:style style:name="T431_2" style:family="text">
      <style:text-properties fo:font-size="12pt" style:font-size-asian="12pt" style:font-size-complex="12pt"/>
    </style:style>
    <style:style style:name="T431_3" style:family="text">
      <style:text-properties fo:font-size="12pt" style:font-size-asian="12pt" style:font-size-complex="12pt"/>
    </style:style>
    <style:style style:name="T431_4" style:family="text">
      <style:text-properties fo:font-size="12pt" style:font-size-asian="12pt" style:font-size-complex="12pt"/>
    </style:style>
    <style:style style:name="T431_5" style:family="text">
      <style:text-properties fo:font-size="12pt" style:font-size-asian="12pt" style:font-size-complex="12pt"/>
    </style:style>
    <style:style style:name="T431_6" style:family="text">
      <style:text-properties fo:font-size="12pt" style:font-size-asian="12pt" style:font-size-complex="12pt"/>
    </style:style>
    <style:style style:name="T431_7" style:family="text">
      <style:text-properties fo:font-size="12pt" style:font-size-asian="12pt" style:font-size-complex="12pt"/>
    </style:style>
    <style:style style:name="T431_8" style:family="text">
      <style:text-properties fo:font-size="12pt" style:font-size-asian="12pt" style:font-size-complex="12pt"/>
    </style:style>
    <style:style style:name="T431_9" style:family="text">
      <style:text-properties fo:font-size="12pt" style:font-size-asian="12pt" style:font-size-complex="12pt"/>
    </style:style>
    <style:style style:name="T431_10" style:family="text">
      <style:text-properties fo:font-size="12pt" style:font-size-asian="12pt" style:font-size-complex="12pt"/>
    </style:style>
    <style:style style:name="T431_11" style:family="text">
      <style:text-properties fo:font-size="12pt" style:font-size-asian="12pt" style:font-size-complex="12pt"/>
    </style:style>
    <style:style style:name="T431_12" style:family="text">
      <style:text-properties fo:font-size="12pt" style:font-size-asian="12pt" style:font-size-complex="12pt"/>
    </style:style>
    <style:style style:name="T431_13" style:family="text">
      <style:text-properties fo:font-size="12pt" style:font-size-asian="12pt" style:font-size-complex="12pt"/>
    </style:style>
    <style:style style:name="T431_14" style:family="text">
      <style:text-properties fo:font-size="12pt" style:font-size-asian="12pt" style:font-size-complex="12pt"/>
    </style:style>
    <style:style style:name="T431_15" style:family="text">
      <style:text-properties fo:font-size="12pt" style:font-size-asian="12pt" style:font-size-complex="12pt"/>
    </style:style>
    <style:style style:name="T431_16" style:family="text">
      <style:text-properties fo:font-size="12pt" style:font-size-asian="12pt" style:font-size-complex="12pt"/>
    </style:style>
    <style:style style:name="T431_17" style:family="text">
      <style:text-properties fo:font-size="12pt" style:font-size-asian="12pt" style:font-size-complex="12pt"/>
    </style:style>
    <style:style style:name="T431_18" style:family="text">
      <style:text-properties fo:font-size="12pt" style:font-size-asian="12pt" style:font-size-complex="12pt"/>
    </style:style>
    <style:style style:name="T431_19" style:family="text">
      <style:text-properties fo:font-size="12pt" style:font-size-asian="12pt" style:font-size-complex="12pt"/>
    </style:style>
    <style:style style:name="T431_20" style:family="text">
      <style:text-properties fo:font-size="12pt" style:font-size-asian="12pt" style:font-size-complex="12pt"/>
    </style:style>
    <style:style style:name="T431_21" style:family="text">
      <style:text-properties fo:font-size="12pt" style:font-size-asian="12pt" style:font-size-complex="12pt"/>
    </style:style>
    <style:style style:name="T431_22" style:family="text">
      <style:text-properties fo:font-size="12pt" style:font-size-asian="12pt" style:font-size-complex="12pt"/>
    </style:style>
    <style:style style:name="T431_23" style:family="text">
      <style:text-properties fo:font-size="12pt" style:font-size-asian="12pt" style:font-size-complex="12pt"/>
    </style:style>
    <style:style style:name="T431_24" style:family="text">
      <style:text-properties fo:font-size="12pt" style:font-size-asian="12pt" style:font-size-complex="12pt"/>
    </style:style>
    <style:style style:name="T431_25" style:family="text">
      <style:text-properties fo:font-size="12pt" style:font-size-asian="12pt" style:font-size-complex="12pt"/>
    </style:style>
    <style:style style:name="T431_26" style:family="text">
      <style:text-properties fo:font-size="12pt" style:font-size-asian="12pt" style:font-size-complex="12pt"/>
    </style:style>
    <style:style style:name="T431_27" style:family="text">
      <style:text-properties fo:font-size="12pt" style:font-size-asian="12pt" style:font-size-complex="12pt"/>
    </style:style>
    <style:style style:name="T431_28" style:family="text">
      <style:text-properties fo:font-size="12pt" style:font-size-asian="12pt" style:font-size-complex="12pt"/>
    </style:style>
    <style:style style:name="T431_29" style:family="text">
      <style:text-properties fo:font-size="12pt" style:font-size-asian="12pt" style:font-size-complex="12pt"/>
    </style:style>
    <style:style style:name="T431_30" style:family="text">
      <style:text-properties fo:font-size="12pt" style:font-size-asian="12pt" style:font-size-complex="12pt"/>
    </style:style>
    <style:style style:name="T431_31" style:family="text">
      <style:text-properties fo:font-size="12pt" style:font-size-asian="12pt" style:font-size-complex="12pt"/>
    </style:style>
    <style:style style:name="T431_32" style:family="text">
      <style:text-properties fo:font-size="12pt" style:font-size-asian="12pt" style:font-size-complex="12pt"/>
    </style:style>
    <style:style style:name="T431_33" style:family="text">
      <style:text-properties fo:font-size="12pt" style:font-size-asian="12pt" style:font-size-complex="12pt"/>
    </style:style>
    <style:style style:name="T431_34" style:family="text">
      <style:text-properties fo:font-size="12pt" style:font-size-asian="12pt" style:font-size-complex="12pt"/>
    </style:style>
    <style:style style:name="T431_35" style:family="text">
      <style:text-properties fo:font-size="12pt" style:font-size-asian="12pt" style:font-size-complex="12pt"/>
    </style:style>
    <style:style style:name="T431_36" style:family="text">
      <style:text-properties fo:font-size="12pt" style:font-size-asian="12pt" style:font-size-complex="12pt"/>
    </style:style>
    <style:style style:name="T431_37" style:family="text">
      <style:text-properties fo:font-size="12pt" style:font-size-asian="12pt" style:font-size-complex="12pt"/>
    </style:style>
    <style:style style:name="T431_38" style:family="text">
      <style:text-properties fo:font-size="12pt" style:font-size-asian="12pt" style:font-size-complex="12pt"/>
    </style:style>
    <style:style style:name="T431_39" style:family="text">
      <style:text-properties fo:font-size="12pt" style:font-size-asian="12pt" style:font-size-complex="12pt"/>
    </style:style>
    <style:style style:name="T431_40" style:family="text">
      <style:text-properties fo:font-size="12pt" style:font-size-asian="12pt" style:font-size-complex="12pt"/>
    </style:style>
    <style:style style:name="T431_41" style:family="text">
      <style:text-properties fo:font-size="12pt" style:font-size-asian="12pt" style:font-size-complex="12pt"/>
    </style:style>
    <style:style style:name="T431_42" style:family="text">
      <style:text-properties fo:font-size="12pt" style:font-size-asian="12pt" style:font-size-complex="12pt"/>
    </style:style>
    <style:style style:name="T431_43" style:family="text">
      <style:text-properties fo:font-size="12pt" style:font-size-asian="12pt" style:font-size-complex="12pt"/>
    </style:style>
    <style:style style:name="T431_44" style:family="text">
      <style:text-properties fo:font-size="12pt" style:font-size-asian="12pt" style:font-size-complex="12pt"/>
    </style:style>
    <style:style style:name="T431_45" style:family="text">
      <style:text-properties fo:font-size="12pt" style:font-size-asian="12pt" style:font-size-complex="12pt"/>
    </style:style>
    <style:style style:name="T431_46" style:family="text">
      <style:text-properties fo:font-size="12pt" style:font-size-asian="12pt" style:font-size-complex="12pt"/>
    </style:style>
    <style:style style:name="T431_47" style:family="text">
      <style:text-properties fo:font-size="12pt" style:font-size-asian="12pt" style:font-size-complex="12pt"/>
    </style:style>
    <style:style style:name="T431_48" style:family="text">
      <style:text-properties fo:font-size="12pt" style:font-size-asian="12pt" style:font-size-complex="12pt"/>
    </style:style>
    <style:style style:name="T431_49" style:family="text">
      <style:text-properties fo:font-size="12pt" style:font-size-asian="12pt" style:font-size-complex="12pt"/>
    </style:style>
    <style:style style:name="T431_50" style:family="text">
      <style:text-properties fo:font-size="12pt" style:font-size-asian="12pt" style:font-size-complex="12pt"/>
    </style:style>
    <style:style style:name="T431_51" style:family="text">
      <style:text-properties fo:font-size="12pt" style:font-size-asian="12pt" style:font-size-complex="12pt"/>
    </style:style>
    <style:style style:name="T431_52" style:family="text">
      <style:text-properties fo:font-size="12pt" style:font-size-asian="12pt" style:font-size-complex="12pt"/>
    </style:style>
    <style:style style:name="T431_53" style:family="text">
      <style:text-properties fo:font-size="12pt" style:font-size-asian="12pt" style:font-size-complex="12pt"/>
    </style:style>
    <style:style style:name="T431_54" style:family="text">
      <style:text-properties fo:font-size="12pt" style:font-size-asian="12pt" style:font-size-complex="12pt"/>
    </style:style>
    <style:style style:name="T431_55" style:family="text">
      <style:text-properties fo:font-size="12pt" style:font-size-asian="12pt" style:font-size-complex="12pt"/>
    </style:style>
    <style:style style:name="T431_56" style:family="text">
      <style:text-properties fo:font-size="12pt" style:font-size-asian="12pt" style:font-size-complex="12pt"/>
    </style:style>
    <style:style style:name="T431_57" style:family="text">
      <style:text-properties fo:font-size="12pt" style:font-size-asian="12pt" style:font-size-complex="12pt"/>
    </style:style>
    <style:style style:name="T431_58" style:family="text">
      <style:text-properties fo:font-size="12pt" style:font-size-asian="12pt" style:font-size-complex="12pt"/>
    </style:style>
    <style:style style:name="T431_59" style:family="text">
      <style:text-properties fo:font-size="12pt" style:font-size-asian="12pt" style:font-size-complex="12pt"/>
    </style:style>
    <style:style style:name="T431_60" style:family="text">
      <style:text-properties fo:font-size="12pt" style:font-size-asian="12pt" style:font-size-complex="12pt"/>
    </style:style>
    <style:style style:name="T431_61" style:family="text">
      <style:text-properties fo:font-size="12pt" style:font-size-asian="12pt" style:font-size-complex="12pt"/>
    </style:style>
    <style:style style:name="T431_62" style:family="text">
      <style:text-properties fo:font-size="12pt" style:font-size-asian="12pt" style:font-size-complex="12pt"/>
    </style:style>
    <style:style style:name="T431_63" style:family="text">
      <style:text-properties fo:font-size="12pt" style:font-size-asian="12pt" style:font-size-complex="12pt"/>
    </style:style>
    <style:style style:name="T431_64" style:family="text">
      <style:text-properties fo:font-size="12pt" style:font-size-asian="12pt" style:font-size-complex="12pt"/>
    </style:style>
    <style:style style:name="T431_65" style:family="text">
      <style:text-properties fo:font-size="12pt" style:font-size-asian="12pt" style:font-size-complex="12pt"/>
    </style:style>
    <style:style style:name="T431_66" style:family="text">
      <style:text-properties fo:font-size="12pt" style:font-size-asian="12pt" style:font-size-complex="12pt"/>
    </style:style>
    <style:style style:name="T431_67" style:family="text">
      <style:text-properties fo:font-size="12pt" style:font-size-asian="12pt" style:font-size-complex="12pt"/>
    </style:style>
    <style:style style:name="T431_68" style:family="text">
      <style:text-properties fo:font-size="12pt" style:font-size-asian="12pt" style:font-size-complex="12pt"/>
    </style:style>
    <style:style style:name="T431_69" style:family="text">
      <style:text-properties fo:font-size="12pt" style:font-size-asian="12pt" style:font-size-complex="12pt"/>
    </style:style>
    <style:style style:name="T431_70" style:family="text">
      <style:text-properties fo:font-size="12pt" style:font-size-asian="12pt" style:font-size-complex="12pt"/>
    </style:style>
    <style:style style:name="T431_71" style:family="text">
      <style:text-properties fo:font-size="12pt" style:font-size-asian="12pt" style:font-size-complex="12pt"/>
    </style:style>
    <style:style style:name="T431_72" style:family="text">
      <style:text-properties fo:font-size="12pt" style:font-size-asian="12pt" style:font-size-complex="12pt"/>
    </style:style>
    <style:style style:name="T431_73" style:family="text">
      <style:text-properties fo:font-size="12pt" style:font-size-asian="12pt" style:font-size-complex="12pt"/>
    </style:style>
    <style:style style:name="T431_74" style:family="text">
      <style:text-properties fo:font-size="12pt" style:font-size-asian="12pt" style:font-size-complex="12pt"/>
    </style:style>
    <style:style style:name="T431_75" style:family="text">
      <style:text-properties fo:font-size="12pt" style:font-size-asian="12pt" style:font-size-complex="12pt"/>
    </style:style>
    <style:style style:name="T431_76" style:family="text">
      <style:text-properties fo:font-size="12pt" style:font-size-asian="12pt" style:font-size-complex="12pt"/>
    </style:style>
    <style:style style:name="T431_77" style:family="text">
      <style:text-properties fo:font-size="12pt" style:font-size-asian="12pt" style:font-size-complex="12pt"/>
    </style:style>
    <style:style style:name="T431_78" style:family="text">
      <style:text-properties fo:font-size="12pt" style:font-size-asian="12pt" style:font-size-complex="12pt"/>
    </style:style>
    <style:style style:name="T431_79" style:family="text">
      <style:text-properties fo:font-size="12pt" style:font-size-asian="12pt" style:font-size-complex="12pt"/>
    </style:style>
    <style:style style:name="T431_80" style:family="text">
      <style:text-properties fo:font-size="12pt" style:font-size-asian="12pt" style:font-size-complex="12pt"/>
    </style:style>
    <style:style style:name="T431_81" style:family="text">
      <style:text-properties fo:font-size="12pt" style:font-size-asian="12pt" style:font-size-complex="12pt"/>
    </style:style>
    <style:style style:name="T431_82" style:family="text">
      <style:text-properties fo:font-size="12pt" style:font-size-asian="12pt" style:font-size-complex="12pt"/>
    </style:style>
    <style:style style:name="T431_83" style:family="text">
      <style:text-properties fo:font-size="12pt" style:font-size-asian="12pt" style:font-size-complex="12pt"/>
    </style:style>
    <style:style style:name="T431_84" style:family="text">
      <style:text-properties fo:font-size="12pt" style:font-size-asian="12pt" style:font-size-complex="12pt"/>
    </style:style>
    <style:style style:name="T431_85" style:family="text">
      <style:text-properties fo:font-size="12pt" style:font-size-asian="12pt" style:font-size-complex="12pt"/>
    </style:style>
    <style:style style:name="P43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33" style:family="paragraph" style:parent-style-name="Standard">
      <style:paragraph-properties fo:text-align="justify" fo:break-before="auto" fo:line-height="115%" style:writing-mode="lr-tb"/>
    </style:style>
    <style:style style:name="T433_1" style:family="text">
      <style:text-properties fo:font-size="12pt" style:font-size-asian="12pt" style:font-size-complex="12pt"/>
    </style:style>
    <style:style style:name="T433_2" style:family="text">
      <style:text-properties fo:font-size="12pt" style:font-size-asian="12pt" style:font-size-complex="12pt"/>
    </style:style>
    <style:style style:name="T433_3" style:family="text">
      <style:text-properties fo:font-size="12pt" style:font-size-asian="12pt" style:font-size-complex="12pt"/>
    </style:style>
    <style:style style:name="T433_4" style:family="text">
      <style:text-properties fo:font-size="12pt" style:font-size-asian="12pt" style:font-size-complex="12pt"/>
    </style:style>
    <style:style style:name="T433_5" style:family="text">
      <style:text-properties fo:font-size="12pt" style:font-size-asian="12pt" style:font-size-complex="12pt"/>
    </style:style>
    <style:style style:name="T433_6" style:family="text">
      <style:text-properties fo:font-size="12pt" style:font-size-asian="12pt" style:font-size-complex="12pt"/>
    </style:style>
    <style:style style:name="T433_7" style:family="text">
      <style:text-properties fo:font-size="12pt" style:font-size-asian="12pt" style:font-size-complex="12pt"/>
    </style:style>
    <style:style style:name="T433_8" style:family="text">
      <style:text-properties fo:font-size="12pt" style:font-size-asian="12pt" style:font-size-complex="12pt"/>
    </style:style>
    <style:style style:name="T433_9" style:family="text">
      <style:text-properties fo:font-size="12pt" style:font-size-asian="12pt" style:font-size-complex="12pt"/>
    </style:style>
    <style:style style:name="T433_10" style:family="text">
      <style:text-properties fo:font-size="12pt" style:font-size-asian="12pt" style:font-size-complex="12pt"/>
    </style:style>
    <style:style style:name="T433_11" style:family="text">
      <style:text-properties fo:font-size="12pt" style:font-size-asian="12pt" style:font-size-complex="12pt"/>
    </style:style>
    <style:style style:name="T433_12" style:family="text">
      <style:text-properties fo:font-size="12pt" style:font-size-asian="12pt" style:font-size-complex="12pt"/>
    </style:style>
    <style:style style:name="T433_13" style:family="text">
      <style:text-properties fo:font-size="12pt" style:font-size-asian="12pt" style:font-size-complex="12pt"/>
    </style:style>
    <style:style style:name="P434" style:family="paragraph" style:parent-style-name="Standard">
      <style:paragraph-properties fo:text-align="justify" fo:break-before="auto" fo:line-height="115%" style:writing-mode="lr-tb"/>
    </style:style>
    <style:style style:name="T434_1" style:family="text">
      <style:text-properties fo:font-size="12pt" style:font-size-asian="12pt" style:font-size-complex="12pt"/>
    </style:style>
    <style:style style:name="T434_2" style:family="text">
      <style:text-properties fo:font-size="12pt" style:font-size-asian="12pt" style:font-size-complex="12pt"/>
    </style:style>
    <style:style style:name="T434_3" style:family="text">
      <style:text-properties fo:font-size="12pt" style:font-size-asian="12pt" style:font-size-complex="12pt"/>
    </style:style>
    <style:style style:name="T434_4" style:family="text">
      <style:text-properties fo:font-size="12pt" style:font-size-asian="12pt" style:font-size-complex="12pt"/>
    </style:style>
    <style:style style:name="T434_5" style:family="text">
      <style:text-properties fo:font-size="12pt" style:font-size-asian="12pt" style:font-size-complex="12pt"/>
    </style:style>
    <style:style style:name="T434_6" style:family="text">
      <style:text-properties fo:font-size="12pt" style:font-size-asian="12pt" style:font-size-complex="12pt"/>
    </style:style>
    <style:style style:name="T434_7" style:family="text">
      <style:text-properties fo:font-size="12pt" style:font-size-asian="12pt" style:font-size-complex="12pt"/>
    </style:style>
    <style:style style:name="T434_8" style:family="text">
      <style:text-properties fo:font-size="12pt" style:font-size-asian="12pt" style:font-size-complex="12pt"/>
    </style:style>
    <style:style style:name="T434_9" style:family="text">
      <style:text-properties fo:font-size="12pt" style:font-size-asian="12pt" style:font-size-complex="12pt"/>
    </style:style>
    <style:style style:name="T434_10" style:family="text">
      <style:text-properties fo:font-size="12pt" style:font-size-asian="12pt" style:font-size-complex="12pt"/>
    </style:style>
    <style:style style:name="T434_11" style:family="text">
      <style:text-properties fo:font-size="12pt" style:font-size-asian="12pt" style:font-size-complex="12pt"/>
    </style:style>
    <style:style style:name="T434_12" style:family="text">
      <style:text-properties fo:font-size="12pt" style:font-size-asian="12pt" style:font-size-complex="12pt"/>
    </style:style>
    <style:style style:name="T434_13" style:family="text">
      <style:text-properties fo:font-size="12pt" style:font-size-asian="12pt" style:font-size-complex="12pt"/>
    </style:style>
    <style:style style:name="T434_14" style:family="text">
      <style:text-properties fo:font-size="12pt" style:font-size-asian="12pt" style:font-size-complex="12pt"/>
    </style:style>
    <style:style style:name="T434_15" style:family="text">
      <style:text-properties fo:font-size="12pt" style:font-size-asian="12pt" style:font-size-complex="12pt"/>
    </style:style>
    <style:style style:name="T434_16" style:family="text">
      <style:text-properties fo:font-size="12pt" style:font-size-asian="12pt" style:font-size-complex="12pt"/>
    </style:style>
    <style:style style:name="T434_17" style:family="text">
      <style:text-properties fo:font-size="12pt" style:font-size-asian="12pt" style:font-size-complex="12pt"/>
    </style:style>
    <style:style style:name="T434_18" style:family="text">
      <style:text-properties fo:font-size="12pt" style:font-size-asian="12pt" style:font-size-complex="12pt"/>
    </style:style>
    <style:style style:name="T434_19" style:family="text">
      <style:text-properties fo:font-size="12pt" style:font-size-asian="12pt" style:font-size-complex="12pt"/>
    </style:style>
    <style:style style:name="T434_20" style:family="text">
      <style:text-properties fo:font-size="12pt" style:font-size-asian="12pt" style:font-size-complex="12pt"/>
    </style:style>
    <style:style style:name="T434_21" style:family="text">
      <style:text-properties fo:font-size="12pt" style:font-size-asian="12pt" style:font-size-complex="12pt"/>
    </style:style>
    <style:style style:name="T434_22" style:family="text">
      <style:text-properties fo:font-size="12pt" style:font-size-asian="12pt" style:font-size-complex="12pt"/>
    </style:style>
    <style:style style:name="T434_23" style:family="text">
      <style:text-properties fo:font-size="12pt" style:font-size-asian="12pt" style:font-size-complex="12pt"/>
    </style:style>
    <style:style style:name="T434_24" style:family="text">
      <style:text-properties fo:font-size="12pt" style:font-size-asian="12pt" style:font-size-complex="12pt"/>
    </style:style>
    <style:style style:name="T434_25" style:family="text">
      <style:text-properties fo:font-size="12pt" style:font-size-asian="12pt" style:font-size-complex="12pt"/>
    </style:style>
    <style:style style:name="T434_26" style:family="text">
      <style:text-properties fo:font-size="12pt" style:font-size-asian="12pt" style:font-size-complex="12pt"/>
    </style:style>
    <style:style style:name="T434_27" style:family="text">
      <style:text-properties fo:font-size="12pt" style:font-size-asian="12pt" style:font-size-complex="12pt"/>
    </style:style>
    <style:style style:name="T434_28" style:family="text">
      <style:text-properties fo:font-size="12pt" style:font-size-asian="12pt" style:font-size-complex="12pt"/>
    </style:style>
    <style:style style:name="T434_29" style:family="text">
      <style:text-properties fo:font-size="12pt" style:font-size-asian="12pt" style:font-size-complex="12pt"/>
    </style:style>
    <style:style style:name="T434_30" style:family="text">
      <style:text-properties fo:font-size="12pt" style:font-size-asian="12pt" style:font-size-complex="12pt"/>
    </style:style>
    <style:style style:name="T434_31" style:family="text">
      <style:text-properties fo:font-size="12pt" style:font-size-asian="12pt" style:font-size-complex="12pt"/>
    </style:style>
    <style:style style:name="T434_32" style:family="text">
      <style:text-properties fo:font-size="12pt" style:font-size-asian="12pt" style:font-size-complex="12pt"/>
    </style:style>
    <style:style style:name="T434_33" style:family="text">
      <style:text-properties fo:font-size="12pt" style:font-size-asian="12pt" style:font-size-complex="12pt"/>
    </style:style>
    <style:style style:name="T434_34" style:family="text">
      <style:text-properties fo:font-size="12pt" style:font-size-asian="12pt" style:font-size-complex="12pt"/>
    </style:style>
    <style:style style:name="T434_35" style:family="text">
      <style:text-properties fo:font-size="12pt" style:font-size-asian="12pt" style:font-size-complex="12pt"/>
    </style:style>
    <style:style style:name="T434_36" style:family="text">
      <style:text-properties fo:font-size="12pt" style:font-size-asian="12pt" style:font-size-complex="12pt"/>
    </style:style>
    <style:style style:name="T434_37" style:family="text">
      <style:text-properties fo:font-size="12pt" style:font-size-asian="12pt" style:font-size-complex="12pt"/>
    </style:style>
    <style:style style:name="T434_38" style:family="text">
      <style:text-properties fo:font-size="12pt" style:font-size-asian="12pt" style:font-size-complex="12pt"/>
    </style:style>
    <style:style style:name="T434_39" style:family="text">
      <style:text-properties fo:font-size="12pt" style:font-size-asian="12pt" style:font-size-complex="12pt"/>
    </style:style>
    <style:style style:name="T434_40" style:family="text">
      <style:text-properties fo:font-size="12pt" style:font-size-asian="12pt" style:font-size-complex="12pt"/>
    </style:style>
    <style:style style:name="T434_41" style:family="text">
      <style:text-properties fo:font-size="12pt" style:font-size-asian="12pt" style:font-size-complex="12pt"/>
    </style:style>
    <style:style style:name="T434_42" style:family="text">
      <style:text-properties fo:font-size="12pt" style:font-size-asian="12pt" style:font-size-complex="12pt"/>
    </style:style>
    <style:style style:name="T434_43" style:family="text">
      <style:text-properties fo:font-size="12pt" style:font-size-asian="12pt" style:font-size-complex="12pt"/>
    </style:style>
    <style:style style:name="T434_44" style:family="text">
      <style:text-properties fo:font-size="12pt" style:font-size-asian="12pt" style:font-size-complex="12pt"/>
    </style:style>
    <style:style style:name="T434_45" style:family="text">
      <style:text-properties fo:font-size="12pt" style:font-size-asian="12pt" style:font-size-complex="12pt"/>
    </style:style>
    <style:style style:name="T434_46" style:family="text">
      <style:text-properties fo:font-size="12pt" style:font-size-asian="12pt" style:font-size-complex="12pt"/>
    </style:style>
    <style:style style:name="T434_47" style:family="text">
      <style:text-properties fo:font-size="12pt" style:font-size-asian="12pt" style:font-size-complex="12pt"/>
    </style:style>
    <style:style style:name="T434_48" style:family="text">
      <style:text-properties fo:font-size="12pt" style:font-size-asian="12pt" style:font-size-complex="12pt"/>
    </style:style>
    <style:style style:name="T434_49" style:family="text">
      <style:text-properties fo:font-size="12pt" style:font-size-asian="12pt" style:font-size-complex="12pt"/>
    </style:style>
    <style:style style:name="T434_50" style:family="text">
      <style:text-properties fo:font-size="12pt" style:font-size-asian="12pt" style:font-size-complex="12pt"/>
    </style:style>
    <style:style style:name="T434_51" style:family="text">
      <style:text-properties fo:font-size="12pt" style:font-size-asian="12pt" style:font-size-complex="12pt"/>
    </style:style>
    <style:style style:name="T434_52" style:family="text">
      <style:text-properties fo:font-size="12pt" style:font-size-asian="12pt" style:font-size-complex="12pt"/>
    </style:style>
    <style:style style:name="T434_53" style:family="text">
      <style:text-properties fo:font-size="12pt" style:font-size-asian="12pt" style:font-size-complex="12pt"/>
    </style:style>
    <style:style style:name="T434_54" style:family="text">
      <style:text-properties fo:font-size="12pt" style:font-size-asian="12pt" style:font-size-complex="12pt"/>
    </style:style>
    <style:style style:name="T434_55" style:family="text">
      <style:text-properties fo:font-size="12pt" style:font-size-asian="12pt" style:font-size-complex="12pt"/>
    </style:style>
    <style:style style:name="T434_56" style:family="text">
      <style:text-properties fo:font-size="12pt" style:font-size-asian="12pt" style:font-size-complex="12pt"/>
    </style:style>
    <style:style style:name="T434_57" style:family="text">
      <style:text-properties fo:font-size="12pt" style:font-size-asian="12pt" style:font-size-complex="12pt"/>
    </style:style>
    <style:style style:name="T434_58" style:family="text">
      <style:text-properties fo:font-size="12pt" style:font-size-asian="12pt" style:font-size-complex="12pt"/>
    </style:style>
    <style:style style:name="T434_59" style:family="text">
      <style:text-properties fo:font-size="12pt" style:font-size-asian="12pt" style:font-size-complex="12pt"/>
    </style:style>
    <style:style style:name="T434_60" style:family="text">
      <style:text-properties fo:font-size="12pt" style:font-size-asian="12pt" style:font-size-complex="12pt"/>
    </style:style>
    <style:style style:name="T434_61" style:family="text">
      <style:text-properties fo:font-size="12pt" style:font-size-asian="12pt" style:font-size-complex="12pt"/>
    </style:style>
    <style:style style:name="T434_62" style:family="text">
      <style:text-properties fo:font-size="12pt" style:font-size-asian="12pt" style:font-size-complex="12pt"/>
    </style:style>
    <style:style style:name="T434_63" style:family="text">
      <style:text-properties fo:font-size="12pt" style:font-size-asian="12pt" style:font-size-complex="12pt"/>
    </style:style>
    <style:style style:name="T434_64" style:family="text">
      <style:text-properties fo:font-size="12pt" style:font-size-asian="12pt" style:font-size-complex="12pt"/>
    </style:style>
    <style:style style:name="T434_65" style:family="text">
      <style:text-properties fo:font-size="12pt" style:font-size-asian="12pt" style:font-size-complex="12pt"/>
    </style:style>
    <style:style style:name="T434_66" style:family="text">
      <style:text-properties fo:font-size="12pt" style:font-size-asian="12pt" style:font-size-complex="12pt"/>
    </style:style>
    <style:style style:name="T434_67" style:family="text">
      <style:text-properties fo:font-size="12pt" style:font-size-asian="12pt" style:font-size-complex="12pt"/>
    </style:style>
    <style:style style:name="T434_68" style:family="text">
      <style:text-properties fo:font-size="12pt" style:font-size-asian="12pt" style:font-size-complex="12pt"/>
    </style:style>
    <style:style style:name="T434_69" style:family="text">
      <style:text-properties fo:font-size="12pt" style:font-size-asian="12pt" style:font-size-complex="12pt"/>
    </style:style>
    <style:style style:name="T434_70" style:family="text">
      <style:text-properties fo:font-size="12pt" style:font-size-asian="12pt" style:font-size-complex="12pt"/>
    </style:style>
    <style:style style:name="T434_71" style:family="text">
      <style:text-properties fo:font-size="12pt" style:font-size-asian="12pt" style:font-size-complex="12pt"/>
    </style:style>
    <style:style style:name="T434_72" style:family="text">
      <style:text-properties fo:font-size="12pt" style:font-size-asian="12pt" style:font-size-complex="12pt"/>
    </style:style>
    <style:style style:name="T434_73" style:family="text">
      <style:text-properties fo:font-size="12pt" style:font-size-asian="12pt" style:font-size-complex="12pt"/>
    </style:style>
    <style:style style:name="T434_74" style:family="text">
      <style:text-properties fo:font-size="12pt" style:font-size-asian="12pt" style:font-size-complex="12pt"/>
    </style:style>
    <style:style style:name="T434_75" style:family="text">
      <style:text-properties fo:font-size="12pt" style:font-size-asian="12pt" style:font-size-complex="12pt"/>
    </style:style>
    <style:style style:name="T434_76" style:family="text">
      <style:text-properties fo:font-size="12pt" style:font-size-asian="12pt" style:font-size-complex="12pt"/>
    </style:style>
    <style:style style:name="T434_77" style:family="text">
      <style:text-properties fo:font-size="12pt" style:font-size-asian="12pt" style:font-size-complex="12pt"/>
    </style:style>
    <style:style style:name="T434_78" style:family="text">
      <style:text-properties fo:font-size="12pt" style:font-size-asian="12pt" style:font-size-complex="12pt"/>
    </style:style>
    <style:style style:name="T434_79" style:family="text">
      <style:text-properties fo:font-size="12pt" style:font-size-asian="12pt" style:font-size-complex="12pt"/>
    </style:style>
    <style:style style:name="T434_80" style:family="text">
      <style:text-properties fo:font-size="12pt" style:font-size-asian="12pt" style:font-size-complex="12pt"/>
    </style:style>
    <style:style style:name="T434_81" style:family="text">
      <style:text-properties fo:font-size="12pt" style:font-size-asian="12pt" style:font-size-complex="12pt"/>
    </style:style>
    <style:style style:name="T434_82" style:family="text">
      <style:text-properties fo:font-size="12pt" style:font-size-asian="12pt" style:font-size-complex="12pt"/>
    </style:style>
    <style:style style:name="T434_83" style:family="text">
      <style:text-properties fo:font-size="12pt" style:font-size-asian="12pt" style:font-size-complex="12pt"/>
    </style:style>
    <style:style style:name="T434_84" style:family="text">
      <style:text-properties fo:font-size="12pt" style:font-size-asian="12pt" style:font-size-complex="12pt"/>
    </style:style>
    <style:style style:name="T434_85" style:family="text">
      <style:text-properties fo:font-size="12pt" style:font-size-asian="12pt" style:font-size-complex="12pt"/>
    </style:style>
    <style:style style:name="T434_86" style:family="text">
      <style:text-properties fo:font-size="12pt" style:font-size-asian="12pt" style:font-size-complex="12pt"/>
    </style:style>
    <style:style style:name="T434_87" style:family="text">
      <style:text-properties fo:font-size="12pt" style:font-size-asian="12pt" style:font-size-complex="12pt"/>
    </style:style>
    <style:style style:name="P43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36" style:family="paragraph" style:parent-style-name="Standard">
      <style:paragraph-properties fo:text-align="justify" fo:break-before="auto" fo:line-height="115%" style:writing-mode="lr-tb"/>
    </style:style>
    <style:style style:name="T436_1" style:family="text">
      <style:text-properties fo:font-size="12pt" style:font-size-asian="12pt" style:font-size-complex="12pt"/>
    </style:style>
    <style:style style:name="T436_2" style:family="text">
      <style:text-properties fo:font-size="12pt" style:font-size-asian="12pt" style:font-size-complex="12pt"/>
    </style:style>
    <style:style style:name="T436_3" style:family="text">
      <style:text-properties fo:font-size="12pt" style:font-size-asian="12pt" style:font-size-complex="12pt"/>
    </style:style>
    <style:style style:name="T436_4" style:family="text">
      <style:text-properties fo:font-size="12pt" style:font-size-asian="12pt" style:font-size-complex="12pt"/>
    </style:style>
    <style:style style:name="T436_5" style:family="text">
      <style:text-properties fo:font-size="12pt" style:font-size-asian="12pt" style:font-size-complex="12pt"/>
    </style:style>
    <style:style style:name="T436_6" style:family="text">
      <style:text-properties fo:font-size="12pt" style:font-size-asian="12pt" style:font-size-complex="12pt"/>
    </style:style>
    <style:style style:name="T436_7" style:family="text">
      <style:text-properties fo:font-size="12pt" style:font-size-asian="12pt" style:font-size-complex="12pt"/>
    </style:style>
    <style:style style:name="T436_8" style:family="text">
      <style:text-properties fo:font-size="12pt" style:font-size-asian="12pt" style:font-size-complex="12pt"/>
    </style:style>
    <style:style style:name="T436_9" style:family="text">
      <style:text-properties fo:font-size="12pt" style:font-size-asian="12pt" style:font-size-complex="12pt"/>
    </style:style>
    <style:style style:name="P437" style:family="paragraph" style:parent-style-name="Standard">
      <style:paragraph-properties fo:text-align="justify" fo:break-before="auto" fo:line-height="115%" style:writing-mode="lr-tb"/>
    </style:style>
    <style:style style:name="T437_1" style:family="text">
      <style:text-properties fo:font-size="12pt" style:font-size-asian="12pt" style:font-size-complex="12pt"/>
    </style:style>
    <style:style style:name="T437_2" style:family="text">
      <style:text-properties fo:font-size="12pt" style:font-size-asian="12pt" style:font-size-complex="12pt"/>
    </style:style>
    <style:style style:name="T437_3" style:family="text">
      <style:text-properties fo:font-size="12pt" style:font-size-asian="12pt" style:font-size-complex="12pt"/>
    </style:style>
    <style:style style:name="T437_4" style:family="text">
      <style:text-properties fo:font-size="12pt" style:font-size-asian="12pt" style:font-size-complex="12pt"/>
    </style:style>
    <style:style style:name="T437_5" style:family="text">
      <style:text-properties fo:font-size="12pt" style:font-size-asian="12pt" style:font-size-complex="12pt"/>
    </style:style>
    <style:style style:name="T437_6" style:family="text">
      <style:text-properties fo:font-size="12pt" style:font-size-asian="12pt" style:font-size-complex="12pt"/>
    </style:style>
    <style:style style:name="T437_7" style:family="text">
      <style:text-properties fo:font-size="12pt" style:font-size-asian="12pt" style:font-size-complex="12pt"/>
    </style:style>
    <style:style style:name="T437_8" style:family="text">
      <style:text-properties fo:font-size="12pt" style:font-size-asian="12pt" style:font-size-complex="12pt"/>
    </style:style>
    <style:style style:name="T437_9" style:family="text">
      <style:text-properties fo:font-size="12pt" style:font-size-asian="12pt" style:font-size-complex="12pt"/>
    </style:style>
    <style:style style:name="T437_10" style:family="text">
      <style:text-properties fo:font-size="12pt" style:font-size-asian="12pt" style:font-size-complex="12pt"/>
    </style:style>
    <style:style style:name="T437_11" style:family="text">
      <style:text-properties fo:font-size="12pt" style:font-size-asian="12pt" style:font-size-complex="12pt"/>
    </style:style>
    <style:style style:name="T437_12" style:family="text">
      <style:text-properties fo:font-size="12pt" style:font-size-asian="12pt" style:font-size-complex="12pt"/>
    </style:style>
    <style:style style:name="T437_13" style:family="text">
      <style:text-properties fo:font-size="12pt" style:font-size-asian="12pt" style:font-size-complex="12pt"/>
    </style:style>
    <style:style style:name="T437_14" style:family="text">
      <style:text-properties fo:font-size="12pt" style:font-size-asian="12pt" style:font-size-complex="12pt"/>
    </style:style>
    <style:style style:name="T437_15" style:family="text">
      <style:text-properties fo:font-size="12pt" style:font-size-asian="12pt" style:font-size-complex="12pt"/>
    </style:style>
    <style:style style:name="T437_16" style:family="text">
      <style:text-properties fo:font-size="12pt" style:font-size-asian="12pt" style:font-size-complex="12pt"/>
    </style:style>
    <style:style style:name="T437_17" style:family="text">
      <style:text-properties fo:font-size="12pt" style:font-size-asian="12pt" style:font-size-complex="12pt"/>
    </style:style>
    <style:style style:name="T437_18" style:family="text">
      <style:text-properties fo:font-size="12pt" style:font-size-asian="12pt" style:font-size-complex="12pt"/>
    </style:style>
    <style:style style:name="T437_19" style:family="text">
      <style:text-properties fo:font-size="12pt" style:font-size-asian="12pt" style:font-size-complex="12pt"/>
    </style:style>
    <style:style style:name="T437_20" style:family="text">
      <style:text-properties fo:font-size="12pt" style:font-size-asian="12pt" style:font-size-complex="12pt"/>
    </style:style>
    <style:style style:name="T437_21" style:family="text">
      <style:text-properties fo:font-size="12pt" style:font-size-asian="12pt" style:font-size-complex="12pt"/>
    </style:style>
    <style:style style:name="T437_22" style:family="text">
      <style:text-properties fo:font-size="12pt" style:font-size-asian="12pt" style:font-size-complex="12pt"/>
    </style:style>
    <style:style style:name="T437_23" style:family="text">
      <style:text-properties fo:font-size="12pt" style:font-size-asian="12pt" style:font-size-complex="12pt"/>
    </style:style>
    <style:style style:name="T437_24" style:family="text">
      <style:text-properties fo:font-size="12pt" style:font-size-asian="12pt" style:font-size-complex="12pt"/>
    </style:style>
    <style:style style:name="T437_25" style:family="text">
      <style:text-properties fo:font-size="12pt" style:font-size-asian="12pt" style:font-size-complex="12pt"/>
    </style:style>
    <style:style style:name="T437_26" style:family="text">
      <style:text-properties fo:font-size="12pt" style:font-size-asian="12pt" style:font-size-complex="12pt"/>
    </style:style>
    <style:style style:name="T437_27" style:family="text">
      <style:text-properties fo:font-size="12pt" style:font-size-asian="12pt" style:font-size-complex="12pt"/>
    </style:style>
    <style:style style:name="T437_28" style:family="text">
      <style:text-properties fo:font-size="12pt" style:font-size-asian="12pt" style:font-size-complex="12pt"/>
    </style:style>
    <style:style style:name="T437_29" style:family="text">
      <style:text-properties fo:font-size="12pt" style:font-size-asian="12pt" style:font-size-complex="12pt"/>
    </style:style>
    <style:style style:name="T437_30" style:family="text">
      <style:text-properties fo:font-size="12pt" style:font-size-asian="12pt" style:font-size-complex="12pt"/>
    </style:style>
    <style:style style:name="T437_31" style:family="text">
      <style:text-properties fo:font-size="12pt" style:font-size-asian="12pt" style:font-size-complex="12pt"/>
    </style:style>
    <style:style style:name="T437_32" style:family="text">
      <style:text-properties fo:font-size="12pt" style:font-size-asian="12pt" style:font-size-complex="12pt"/>
    </style:style>
    <style:style style:name="T437_33" style:family="text">
      <style:text-properties fo:font-size="12pt" style:font-size-asian="12pt" style:font-size-complex="12pt"/>
    </style:style>
    <style:style style:name="T437_34" style:family="text">
      <style:text-properties fo:font-size="12pt" style:font-size-asian="12pt" style:font-size-complex="12pt"/>
    </style:style>
    <style:style style:name="T437_35" style:family="text">
      <style:text-properties fo:font-size="12pt" style:font-size-asian="12pt" style:font-size-complex="12pt"/>
    </style:style>
    <style:style style:name="T437_36" style:family="text">
      <style:text-properties fo:font-size="12pt" style:font-size-asian="12pt" style:font-size-complex="12pt"/>
    </style:style>
    <style:style style:name="T437_37" style:family="text">
      <style:text-properties fo:font-size="12pt" style:font-size-asian="12pt" style:font-size-complex="12pt"/>
    </style:style>
    <style:style style:name="T437_38" style:family="text">
      <style:text-properties fo:font-size="12pt" style:font-size-asian="12pt" style:font-size-complex="12pt"/>
    </style:style>
    <style:style style:name="T437_39" style:family="text">
      <style:text-properties fo:font-size="12pt" style:font-size-asian="12pt" style:font-size-complex="12pt"/>
    </style:style>
    <style:style style:name="T437_40" style:family="text">
      <style:text-properties fo:font-size="12pt" style:font-size-asian="12pt" style:font-size-complex="12pt"/>
    </style:style>
    <style:style style:name="T437_41" style:family="text">
      <style:text-properties fo:font-size="12pt" style:font-size-asian="12pt" style:font-size-complex="12pt"/>
    </style:style>
    <style:style style:name="T437_42" style:family="text">
      <style:text-properties fo:font-size="12pt" style:font-size-asian="12pt" style:font-size-complex="12pt"/>
    </style:style>
    <style:style style:name="T437_43" style:family="text">
      <style:text-properties fo:font-size="12pt" style:font-size-asian="12pt" style:font-size-complex="12pt"/>
    </style:style>
    <style:style style:name="T437_44" style:family="text">
      <style:text-properties fo:font-size="12pt" style:font-size-asian="12pt" style:font-size-complex="12pt"/>
    </style:style>
    <style:style style:name="T437_45" style:family="text">
      <style:text-properties fo:font-size="12pt" style:font-size-asian="12pt" style:font-size-complex="12pt"/>
    </style:style>
    <style:style style:name="T437_46" style:family="text">
      <style:text-properties fo:font-size="12pt" style:font-size-asian="12pt" style:font-size-complex="12pt"/>
    </style:style>
    <style:style style:name="T437_47" style:family="text">
      <style:text-properties fo:font-size="12pt" style:font-size-asian="12pt" style:font-size-complex="12pt"/>
    </style:style>
    <style:style style:name="T437_48" style:family="text">
      <style:text-properties fo:font-size="12pt" style:font-size-asian="12pt" style:font-size-complex="12pt"/>
    </style:style>
    <style:style style:name="T437_49" style:family="text">
      <style:text-properties fo:font-size="12pt" style:font-size-asian="12pt" style:font-size-complex="12pt"/>
    </style:style>
    <style:style style:name="T437_50" style:family="text">
      <style:text-properties fo:font-size="12pt" style:font-size-asian="12pt" style:font-size-complex="12pt"/>
    </style:style>
    <style:style style:name="T437_51" style:family="text">
      <style:text-properties fo:font-size="12pt" style:font-size-asian="12pt" style:font-size-complex="12pt"/>
    </style:style>
    <style:style style:name="T437_52" style:family="text">
      <style:text-properties fo:font-size="12pt" style:font-size-asian="12pt" style:font-size-complex="12pt"/>
    </style:style>
    <style:style style:name="T437_53" style:family="text">
      <style:text-properties fo:font-size="12pt" style:font-size-asian="12pt" style:font-size-complex="12pt"/>
    </style:style>
    <style:style style:name="T437_54" style:family="text">
      <style:text-properties fo:font-size="12pt" style:font-size-asian="12pt" style:font-size-complex="12pt"/>
    </style:style>
    <style:style style:name="T437_55" style:family="text">
      <style:text-properties fo:font-size="12pt" style:font-size-asian="12pt" style:font-size-complex="12pt"/>
    </style:style>
    <style:style style:name="T437_56" style:family="text">
      <style:text-properties fo:font-size="12pt" style:font-size-asian="12pt" style:font-size-complex="12pt"/>
    </style:style>
    <style:style style:name="T437_57" style:family="text">
      <style:text-properties fo:font-size="12pt" style:font-size-asian="12pt" style:font-size-complex="12pt"/>
    </style:style>
    <style:style style:name="T437_58" style:family="text">
      <style:text-properties fo:font-size="12pt" style:font-size-asian="12pt" style:font-size-complex="12pt"/>
    </style:style>
    <style:style style:name="T437_59" style:family="text">
      <style:text-properties fo:font-size="12pt" style:font-size-asian="12pt" style:font-size-complex="12pt"/>
    </style:style>
    <style:style style:name="T437_60" style:family="text">
      <style:text-properties fo:font-size="12pt" style:font-size-asian="12pt" style:font-size-complex="12pt"/>
    </style:style>
    <style:style style:name="T437_61" style:family="text">
      <style:text-properties fo:font-size="12pt" style:font-size-asian="12pt" style:font-size-complex="12pt"/>
    </style:style>
    <style:style style:name="T437_62" style:family="text">
      <style:text-properties fo:font-size="12pt" style:font-size-asian="12pt" style:font-size-complex="12pt"/>
    </style:style>
    <style:style style:name="T437_63" style:family="text">
      <style:text-properties fo:font-size="12pt" style:font-size-asian="12pt" style:font-size-complex="12pt"/>
    </style:style>
    <style:style style:name="T437_64" style:family="text">
      <style:text-properties fo:font-size="12pt" style:font-size-asian="12pt" style:font-size-complex="12pt"/>
    </style:style>
    <style:style style:name="T437_65" style:family="text">
      <style:text-properties fo:font-size="12pt" style:font-size-asian="12pt" style:font-size-complex="12pt"/>
    </style:style>
    <style:style style:name="T437_66" style:family="text">
      <style:text-properties fo:font-size="12pt" style:font-size-asian="12pt" style:font-size-complex="12pt"/>
    </style:style>
    <style:style style:name="T437_67" style:family="text">
      <style:text-properties fo:font-size="12pt" style:font-size-asian="12pt" style:font-size-complex="12pt"/>
    </style:style>
    <style:style style:name="T437_68" style:family="text">
      <style:text-properties fo:font-size="12pt" style:font-size-asian="12pt" style:font-size-complex="12pt"/>
    </style:style>
    <style:style style:name="T437_69" style:family="text">
      <style:text-properties fo:font-size="12pt" style:font-size-asian="12pt" style:font-size-complex="12pt"/>
    </style:style>
    <style:style style:name="T437_70" style:family="text">
      <style:text-properties fo:font-size="12pt" style:font-size-asian="12pt" style:font-size-complex="12pt"/>
    </style:style>
    <style:style style:name="T437_71" style:family="text">
      <style:text-properties fo:font-size="12pt" style:font-size-asian="12pt" style:font-size-complex="12pt"/>
    </style:style>
    <style:style style:name="T437_72" style:family="text">
      <style:text-properties fo:font-size="12pt" style:font-size-asian="12pt" style:font-size-complex="12pt"/>
    </style:style>
    <style:style style:name="T437_73" style:family="text">
      <style:text-properties fo:font-size="12pt" style:font-size-asian="12pt" style:font-size-complex="12pt"/>
    </style:style>
    <style:style style:name="T437_74" style:family="text">
      <style:text-properties fo:font-size="12pt" style:font-size-asian="12pt" style:font-size-complex="12pt"/>
    </style:style>
    <style:style style:name="T437_75" style:family="text">
      <style:text-properties fo:font-size="12pt" style:font-size-asian="12pt" style:font-size-complex="12pt"/>
    </style:style>
    <style:style style:name="T437_76" style:family="text">
      <style:text-properties fo:font-size="12pt" style:font-size-asian="12pt" style:font-size-complex="12pt"/>
    </style:style>
    <style:style style:name="T437_77" style:family="text">
      <style:text-properties fo:font-size="12pt" style:font-size-asian="12pt" style:font-size-complex="12pt"/>
    </style:style>
    <style:style style:name="T437_78" style:family="text">
      <style:text-properties fo:font-size="12pt" style:font-size-asian="12pt" style:font-size-complex="12pt"/>
    </style:style>
    <style:style style:name="T437_79" style:family="text">
      <style:text-properties fo:font-size="12pt" style:font-size-asian="12pt" style:font-size-complex="12pt"/>
    </style:style>
    <style:style style:name="T437_80" style:family="text">
      <style:text-properties fo:font-size="12pt" style:font-size-asian="12pt" style:font-size-complex="12pt"/>
    </style:style>
    <style:style style:name="T437_81" style:family="text">
      <style:text-properties fo:font-size="12pt" style:font-size-asian="12pt" style:font-size-complex="12pt"/>
    </style:style>
    <style:style style:name="T437_82" style:family="text">
      <style:text-properties fo:font-size="12pt" style:font-size-asian="12pt" style:font-size-complex="12pt"/>
    </style:style>
    <style:style style:name="T437_83" style:family="text">
      <style:text-properties fo:font-size="12pt" style:font-size-asian="12pt" style:font-size-complex="12pt"/>
    </style:style>
    <style:style style:name="T437_84" style:family="text">
      <style:text-properties fo:font-size="12pt" style:font-size-asian="12pt" style:font-size-complex="12pt"/>
    </style:style>
    <style:style style:name="T437_85" style:family="text">
      <style:text-properties fo:font-size="12pt" style:font-size-asian="12pt" style:font-size-complex="12pt"/>
    </style:style>
    <style:style style:name="T437_86" style:family="text">
      <style:text-properties fo:font-size="12pt" style:font-size-asian="12pt" style:font-size-complex="12pt"/>
    </style:style>
    <style:style style:name="T437_87" style:family="text">
      <style:text-properties fo:font-size="12pt" style:font-size-asian="12pt" style:font-size-complex="12pt"/>
    </style:style>
    <style:style style:name="T437_88" style:family="text">
      <style:text-properties fo:font-size="12pt" style:font-size-asian="12pt" style:font-size-complex="12pt"/>
    </style:style>
    <style:style style:name="T437_89" style:family="text">
      <style:text-properties fo:font-size="12pt" style:font-size-asian="12pt" style:font-size-complex="12pt"/>
    </style:style>
    <style:style style:name="T437_90" style:family="text">
      <style:text-properties fo:font-size="12pt" style:font-size-asian="12pt" style:font-size-complex="12pt"/>
    </style:style>
    <style:style style:name="T437_91" style:family="text">
      <style:text-properties fo:font-size="12pt" style:font-size-asian="12pt" style:font-size-complex="12pt"/>
    </style:style>
    <style:style style:name="T437_92" style:family="text">
      <style:text-properties fo:font-size="12pt" style:font-size-asian="12pt" style:font-size-complex="12pt"/>
    </style:style>
    <style:style style:name="T437_93" style:family="text">
      <style:text-properties fo:font-size="12pt" style:font-size-asian="12pt" style:font-size-complex="12pt"/>
    </style:style>
    <style:style style:name="T437_94" style:family="text">
      <style:text-properties fo:font-size="12pt" style:font-size-asian="12pt" style:font-size-complex="12pt"/>
    </style:style>
    <style:style style:name="T437_95" style:family="text">
      <style:text-properties fo:font-size="12pt" style:font-size-asian="12pt" style:font-size-complex="12pt"/>
    </style:style>
    <style:style style:name="T437_96" style:family="text">
      <style:text-properties fo:font-size="12pt" style:font-size-asian="12pt" style:font-size-complex="12pt"/>
    </style:style>
    <style:style style:name="T437_97" style:family="text">
      <style:text-properties fo:font-size="12pt" style:font-size-asian="12pt" style:font-size-complex="12pt"/>
    </style:style>
    <style:style style:name="T437_98" style:family="text">
      <style:text-properties fo:font-size="12pt" style:font-size-asian="12pt" style:font-size-complex="12pt"/>
    </style:style>
    <style:style style:name="T437_99" style:family="text">
      <style:text-properties fo:font-size="12pt" style:font-size-asian="12pt" style:font-size-complex="12pt"/>
    </style:style>
    <style:style style:name="T437_100" style:family="text">
      <style:text-properties fo:font-size="12pt" style:font-size-asian="12pt" style:font-size-complex="12pt"/>
    </style:style>
    <style:style style:name="T437_101" style:family="text">
      <style:text-properties fo:font-size="12pt" style:font-size-asian="12pt" style:font-size-complex="12pt"/>
    </style:style>
    <style:style style:name="T437_102" style:family="text">
      <style:text-properties fo:font-size="12pt" style:font-size-asian="12pt" style:font-size-complex="12pt"/>
    </style:style>
    <style:style style:name="T437_103" style:family="text">
      <style:text-properties fo:font-size="12pt" style:font-size-asian="12pt" style:font-size-complex="12pt"/>
    </style:style>
    <style:style style:name="T437_104" style:family="text">
      <style:text-properties fo:font-size="12pt" style:font-size-asian="12pt" style:font-size-complex="12pt"/>
    </style:style>
    <style:style style:name="T437_105" style:family="text">
      <style:text-properties fo:font-size="12pt" style:font-size-asian="12pt" style:font-size-complex="12pt"/>
    </style:style>
    <style:style style:name="T437_106" style:family="text">
      <style:text-properties fo:font-size="12pt" style:font-size-asian="12pt" style:font-size-complex="12pt"/>
    </style:style>
    <style:style style:name="T437_107" style:family="text">
      <style:text-properties fo:font-size="12pt" style:font-size-asian="12pt" style:font-size-complex="12pt"/>
    </style:style>
    <style:style style:name="T437_108" style:family="text">
      <style:text-properties fo:font-size="12pt" style:font-size-asian="12pt" style:font-size-complex="12pt"/>
    </style:style>
    <style:style style:name="T437_109" style:family="text">
      <style:text-properties fo:font-size="12pt" style:font-size-asian="12pt" style:font-size-complex="12pt"/>
    </style:style>
    <style:style style:name="T437_110" style:family="text">
      <style:text-properties fo:font-size="12pt" style:font-size-asian="12pt" style:font-size-complex="12pt"/>
    </style:style>
    <style:style style:name="T437_111" style:family="text">
      <style:text-properties fo:font-size="12pt" style:font-size-asian="12pt" style:font-size-complex="12pt"/>
    </style:style>
    <style:style style:name="T437_112" style:family="text">
      <style:text-properties fo:font-size="12pt" style:font-size-asian="12pt" style:font-size-complex="12pt"/>
    </style:style>
    <style:style style:name="T437_113" style:family="text">
      <style:text-properties fo:font-size="12pt" style:font-size-asian="12pt" style:font-size-complex="12pt"/>
    </style:style>
    <style:style style:name="T437_114" style:family="text">
      <style:text-properties fo:font-size="12pt" style:font-size-asian="12pt" style:font-size-complex="12pt"/>
    </style:style>
    <style:style style:name="T437_115" style:family="text">
      <style:text-properties fo:font-size="12pt" style:font-size-asian="12pt" style:font-size-complex="12pt"/>
    </style:style>
    <style:style style:name="P43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39" style:family="paragraph" style:parent-style-name="Standard">
      <style:paragraph-properties fo:text-align="justify" fo:break-before="auto" fo:line-height="115%" style:writing-mode="lr-tb"/>
    </style:style>
    <style:style style:name="T439_1" style:family="text">
      <style:text-properties fo:font-size="12pt" style:font-size-asian="12pt" style:font-size-complex="12pt"/>
    </style:style>
    <style:style style:name="T439_2" style:family="text">
      <style:text-properties fo:font-size="12pt" style:font-size-asian="12pt" style:font-size-complex="12pt"/>
    </style:style>
    <style:style style:name="T439_3" style:family="text">
      <style:text-properties fo:font-size="12pt" style:font-size-asian="12pt" style:font-size-complex="12pt"/>
    </style:style>
    <style:style style:name="T439_4" style:family="text">
      <style:text-properties fo:font-size="12pt" style:font-size-asian="12pt" style:font-size-complex="12pt"/>
    </style:style>
    <style:style style:name="T439_5" style:family="text">
      <style:text-properties fo:font-size="12pt" style:font-size-asian="12pt" style:font-size-complex="12pt"/>
    </style:style>
    <style:style style:name="T439_6" style:family="text">
      <style:text-properties fo:font-size="12pt" style:font-size-asian="12pt" style:font-size-complex="12pt"/>
    </style:style>
    <style:style style:name="T439_7" style:family="text">
      <style:text-properties fo:font-size="12pt" style:font-size-asian="12pt" style:font-size-complex="12pt"/>
    </style:style>
    <style:style style:name="T439_8" style:family="text">
      <style:text-properties fo:font-size="12pt" style:font-size-asian="12pt" style:font-size-complex="12pt"/>
    </style:style>
    <style:style style:name="T439_9" style:family="text">
      <style:text-properties fo:font-size="12pt" style:font-size-asian="12pt" style:font-size-complex="12pt"/>
    </style:style>
    <style:style style:name="T439_10" style:family="text">
      <style:text-properties fo:font-size="12pt" style:font-size-asian="12pt" style:font-size-complex="12pt"/>
    </style:style>
    <style:style style:name="T439_11" style:family="text">
      <style:text-properties fo:font-size="12pt" style:font-size-asian="12pt" style:font-size-complex="12pt"/>
    </style:style>
    <style:style style:name="T439_12" style:family="text">
      <style:text-properties fo:font-size="12pt" style:font-size-asian="12pt" style:font-size-complex="12pt"/>
    </style:style>
    <style:style style:name="T439_13" style:family="text">
      <style:text-properties fo:font-size="12pt" style:font-size-asian="12pt" style:font-size-complex="12pt"/>
    </style:style>
    <style:style style:name="P440" style:family="paragraph" style:parent-style-name="Standard">
      <style:paragraph-properties fo:text-align="justify" fo:break-before="auto" fo:line-height="115%" style:writing-mode="lr-tb"/>
    </style:style>
    <style:style style:name="T440_1" style:family="text">
      <style:text-properties fo:font-size="12pt" style:font-size-asian="12pt" style:font-size-complex="12pt"/>
    </style:style>
    <style:style style:name="T440_2" style:family="text">
      <style:text-properties fo:font-size="12pt" style:font-size-asian="12pt" style:font-size-complex="12pt"/>
    </style:style>
    <style:style style:name="T440_3" style:family="text">
      <style:text-properties fo:font-size="12pt" style:font-size-asian="12pt" style:font-size-complex="12pt"/>
    </style:style>
    <style:style style:name="T440_4" style:family="text">
      <style:text-properties fo:font-size="12pt" style:font-size-asian="12pt" style:font-size-complex="12pt"/>
    </style:style>
    <style:style style:name="T440_5" style:family="text">
      <style:text-properties fo:font-size="12pt" style:font-size-asian="12pt" style:font-size-complex="12pt"/>
    </style:style>
    <style:style style:name="T440_6" style:family="text">
      <style:text-properties fo:font-size="12pt" style:font-size-asian="12pt" style:font-size-complex="12pt"/>
    </style:style>
    <style:style style:name="T440_7" style:family="text">
      <style:text-properties fo:font-size="12pt" style:font-size-asian="12pt" style:font-size-complex="12pt"/>
    </style:style>
    <style:style style:name="T440_8" style:family="text">
      <style:text-properties fo:font-size="12pt" style:font-size-asian="12pt" style:font-size-complex="12pt"/>
    </style:style>
    <style:style style:name="T440_9" style:family="text">
      <style:text-properties fo:font-size="12pt" style:font-size-asian="12pt" style:font-size-complex="12pt"/>
    </style:style>
    <style:style style:name="T440_10" style:family="text">
      <style:text-properties fo:font-size="12pt" style:font-size-asian="12pt" style:font-size-complex="12pt"/>
    </style:style>
    <style:style style:name="T440_11" style:family="text">
      <style:text-properties fo:font-size="12pt" style:font-size-asian="12pt" style:font-size-complex="12pt"/>
    </style:style>
    <style:style style:name="T440_12" style:family="text">
      <style:text-properties fo:font-size="12pt" style:font-size-asian="12pt" style:font-size-complex="12pt"/>
    </style:style>
    <style:style style:name="T440_13" style:family="text">
      <style:text-properties fo:font-size="12pt" style:font-size-asian="12pt" style:font-size-complex="12pt"/>
    </style:style>
    <style:style style:name="T440_14" style:family="text">
      <style:text-properties fo:font-size="12pt" style:font-size-asian="12pt" style:font-size-complex="12pt"/>
    </style:style>
    <style:style style:name="T440_15" style:family="text">
      <style:text-properties fo:font-size="12pt" style:font-size-asian="12pt" style:font-size-complex="12pt"/>
    </style:style>
    <style:style style:name="T440_16" style:family="text">
      <style:text-properties fo:font-size="12pt" style:font-size-asian="12pt" style:font-size-complex="12pt"/>
    </style:style>
    <style:style style:name="T440_17" style:family="text">
      <style:text-properties fo:font-size="12pt" style:font-size-asian="12pt" style:font-size-complex="12pt"/>
    </style:style>
    <style:style style:name="T440_18" style:family="text">
      <style:text-properties fo:font-size="12pt" style:font-size-asian="12pt" style:font-size-complex="12pt"/>
    </style:style>
    <style:style style:name="T440_19" style:family="text">
      <style:text-properties fo:font-size="12pt" style:font-size-asian="12pt" style:font-size-complex="12pt"/>
    </style:style>
    <style:style style:name="T440_20" style:family="text">
      <style:text-properties fo:font-size="12pt" style:font-size-asian="12pt" style:font-size-complex="12pt"/>
    </style:style>
    <style:style style:name="T440_21" style:family="text">
      <style:text-properties fo:font-size="12pt" style:font-size-asian="12pt" style:font-size-complex="12pt"/>
    </style:style>
    <style:style style:name="T440_22" style:family="text">
      <style:text-properties fo:font-size="12pt" style:font-size-asian="12pt" style:font-size-complex="12pt"/>
    </style:style>
    <style:style style:name="T440_23" style:family="text">
      <style:text-properties fo:font-size="12pt" style:font-size-asian="12pt" style:font-size-complex="12pt"/>
    </style:style>
    <style:style style:name="T440_24" style:family="text">
      <style:text-properties fo:font-size="12pt" style:font-size-asian="12pt" style:font-size-complex="12pt"/>
    </style:style>
    <style:style style:name="T440_25" style:family="text">
      <style:text-properties fo:font-size="12pt" style:font-size-asian="12pt" style:font-size-complex="12pt"/>
    </style:style>
    <style:style style:name="T440_26" style:family="text">
      <style:text-properties fo:font-size="12pt" style:font-size-asian="12pt" style:font-size-complex="12pt"/>
    </style:style>
    <style:style style:name="T440_27" style:family="text">
      <style:text-properties fo:font-size="12pt" style:font-size-asian="12pt" style:font-size-complex="12pt"/>
    </style:style>
    <style:style style:name="T440_28" style:family="text">
      <style:text-properties fo:font-size="12pt" style:font-size-asian="12pt" style:font-size-complex="12pt"/>
    </style:style>
    <style:style style:name="T440_29" style:family="text">
      <style:text-properties fo:font-size="12pt" style:font-size-asian="12pt" style:font-size-complex="12pt"/>
    </style:style>
    <style:style style:name="T440_30" style:family="text">
      <style:text-properties fo:font-size="12pt" style:font-size-asian="12pt" style:font-size-complex="12pt"/>
    </style:style>
    <style:style style:name="T440_31" style:family="text">
      <style:text-properties fo:font-size="12pt" style:font-size-asian="12pt" style:font-size-complex="12pt"/>
    </style:style>
    <style:style style:name="T440_32" style:family="text">
      <style:text-properties fo:font-size="12pt" style:font-size-asian="12pt" style:font-size-complex="12pt"/>
    </style:style>
    <style:style style:name="T440_33" style:family="text">
      <style:text-properties fo:font-size="12pt" style:font-size-asian="12pt" style:font-size-complex="12pt"/>
    </style:style>
    <style:style style:name="T440_34" style:family="text">
      <style:text-properties fo:font-size="12pt" style:font-size-asian="12pt" style:font-size-complex="12pt"/>
    </style:style>
    <style:style style:name="T440_35" style:family="text">
      <style:text-properties fo:font-size="12pt" style:font-size-asian="12pt" style:font-size-complex="12pt"/>
    </style:style>
    <style:style style:name="T440_36" style:family="text">
      <style:text-properties fo:font-size="12pt" style:font-size-asian="12pt" style:font-size-complex="12pt"/>
    </style:style>
    <style:style style:name="T440_37" style:family="text">
      <style:text-properties fo:font-size="12pt" style:font-size-asian="12pt" style:font-size-complex="12pt"/>
    </style:style>
    <style:style style:name="T440_38" style:family="text">
      <style:text-properties fo:font-size="12pt" style:font-size-asian="12pt" style:font-size-complex="12pt"/>
    </style:style>
    <style:style style:name="T440_39" style:family="text">
      <style:text-properties fo:font-size="12pt" style:font-size-asian="12pt" style:font-size-complex="12pt"/>
    </style:style>
    <style:style style:name="T440_40" style:family="text">
      <style:text-properties fo:font-size="12pt" style:font-size-asian="12pt" style:font-size-complex="12pt"/>
    </style:style>
    <style:style style:name="T440_41" style:family="text">
      <style:text-properties fo:font-size="12pt" style:font-size-asian="12pt" style:font-size-complex="12pt"/>
    </style:style>
    <style:style style:name="T440_42" style:family="text">
      <style:text-properties fo:font-size="12pt" style:font-size-asian="12pt" style:font-size-complex="12pt"/>
    </style:style>
    <style:style style:name="T440_43" style:family="text">
      <style:text-properties fo:font-size="12pt" style:font-size-asian="12pt" style:font-size-complex="12pt"/>
    </style:style>
    <style:style style:name="P44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42" style:family="paragraph" style:parent-style-name="Standard">
      <style:paragraph-properties fo:text-align="justify" fo:break-before="auto" fo:line-height="115%" style:writing-mode="lr-tb"/>
    </style:style>
    <style:style style:name="T442_1" style:family="text">
      <style:text-properties fo:font-size="12pt" style:font-size-asian="12pt" style:font-size-complex="12pt"/>
    </style:style>
    <style:style style:name="T442_2" style:family="text">
      <style:text-properties fo:font-size="12pt" style:font-size-asian="12pt" style:font-size-complex="12pt"/>
    </style:style>
    <style:style style:name="T442_3" style:family="text">
      <style:text-properties fo:font-size="12pt" style:font-size-asian="12pt" style:font-size-complex="12pt"/>
    </style:style>
    <style:style style:name="T442_4" style:family="text">
      <style:text-properties fo:font-size="12pt" style:font-size-asian="12pt" style:font-size-complex="12pt"/>
    </style:style>
    <style:style style:name="T442_5" style:family="text">
      <style:text-properties fo:font-size="12pt" style:font-size-asian="12pt" style:font-size-complex="12pt"/>
    </style:style>
    <style:style style:name="T442_6" style:family="text">
      <style:text-properties fo:font-size="12pt" style:font-size-asian="12pt" style:font-size-complex="12pt"/>
    </style:style>
    <style:style style:name="T442_7" style:family="text">
      <style:text-properties fo:font-size="12pt" style:font-size-asian="12pt" style:font-size-complex="12pt"/>
    </style:style>
    <style:style style:name="T442_8" style:family="text">
      <style:text-properties fo:font-size="12pt" style:font-size-asian="12pt" style:font-size-complex="12pt"/>
    </style:style>
    <style:style style:name="T442_9" style:family="text">
      <style:text-properties fo:font-size="12pt" style:font-size-asian="12pt" style:font-size-complex="12pt"/>
    </style:style>
    <style:style style:name="T442_10" style:family="text">
      <style:text-properties fo:font-size="12pt" style:font-size-asian="12pt" style:font-size-complex="12pt"/>
    </style:style>
    <style:style style:name="T442_11" style:family="text">
      <style:text-properties fo:font-size="12pt" style:font-size-asian="12pt" style:font-size-complex="12pt"/>
    </style:style>
    <style:style style:name="T442_12" style:family="text">
      <style:text-properties fo:font-size="12pt" style:font-size-asian="12pt" style:font-size-complex="12pt"/>
    </style:style>
    <style:style style:name="T442_13" style:family="text">
      <style:text-properties fo:font-size="12pt" style:font-size-asian="12pt" style:font-size-complex="12pt"/>
    </style:style>
    <style:style style:name="P443" style:family="paragraph" style:parent-style-name="Standard">
      <style:paragraph-properties fo:text-align="justify" fo:break-before="auto" fo:line-height="115%" style:writing-mode="lr-tb"/>
    </style:style>
    <style:style style:name="T443_1" style:family="text">
      <style:text-properties fo:font-size="12pt" style:font-size-asian="12pt" style:font-size-complex="12pt"/>
    </style:style>
    <style:style style:name="T443_2" style:family="text">
      <style:text-properties fo:font-size="12pt" style:font-size-asian="12pt" style:font-size-complex="12pt"/>
    </style:style>
    <style:style style:name="T443_3" style:family="text">
      <style:text-properties fo:font-size="12pt" style:font-size-asian="12pt" style:font-size-complex="12pt"/>
    </style:style>
    <style:style style:name="T443_4" style:family="text">
      <style:text-properties fo:font-size="12pt" style:font-size-asian="12pt" style:font-size-complex="12pt"/>
    </style:style>
    <style:style style:name="T443_5" style:family="text">
      <style:text-properties fo:font-size="12pt" style:font-size-asian="12pt" style:font-size-complex="12pt"/>
    </style:style>
    <style:style style:name="T443_6" style:family="text">
      <style:text-properties fo:font-size="12pt" style:font-size-asian="12pt" style:font-size-complex="12pt"/>
    </style:style>
    <style:style style:name="T443_7" style:family="text">
      <style:text-properties fo:font-size="12pt" style:font-size-asian="12pt" style:font-size-complex="12pt"/>
    </style:style>
    <style:style style:name="T443_8" style:family="text">
      <style:text-properties fo:font-size="12pt" style:font-size-asian="12pt" style:font-size-complex="12pt"/>
    </style:style>
    <style:style style:name="T443_9" style:family="text">
      <style:text-properties fo:font-size="12pt" style:font-size-asian="12pt" style:font-size-complex="12pt"/>
    </style:style>
    <style:style style:name="T443_10" style:family="text">
      <style:text-properties fo:font-size="12pt" style:font-size-asian="12pt" style:font-size-complex="12pt"/>
    </style:style>
    <style:style style:name="T443_11" style:family="text">
      <style:text-properties fo:font-size="12pt" style:font-size-asian="12pt" style:font-size-complex="12pt"/>
    </style:style>
    <style:style style:name="T443_12" style:family="text">
      <style:text-properties fo:font-size="12pt" style:font-size-asian="12pt" style:font-size-complex="12pt"/>
    </style:style>
    <style:style style:name="T443_13" style:family="text">
      <style:text-properties fo:font-size="12pt" style:font-size-asian="12pt" style:font-size-complex="12pt"/>
    </style:style>
    <style:style style:name="T443_14" style:family="text">
      <style:text-properties fo:font-size="12pt" style:font-size-asian="12pt" style:font-size-complex="12pt"/>
    </style:style>
    <style:style style:name="T443_15" style:family="text">
      <style:text-properties fo:font-size="12pt" style:font-size-asian="12pt" style:font-size-complex="12pt"/>
    </style:style>
    <style:style style:name="T443_16" style:family="text">
      <style:text-properties fo:font-size="12pt" style:font-size-asian="12pt" style:font-size-complex="12pt"/>
    </style:style>
    <style:style style:name="T443_17" style:family="text">
      <style:text-properties fo:font-size="12pt" style:font-size-asian="12pt" style:font-size-complex="12pt"/>
    </style:style>
    <style:style style:name="T443_18" style:family="text">
      <style:text-properties fo:font-size="12pt" style:font-size-asian="12pt" style:font-size-complex="12pt"/>
    </style:style>
    <style:style style:name="T443_19" style:family="text">
      <style:text-properties fo:font-size="12pt" style:font-size-asian="12pt" style:font-size-complex="12pt"/>
    </style:style>
    <style:style style:name="T443_20" style:family="text">
      <style:text-properties fo:font-size="12pt" style:font-size-asian="12pt" style:font-size-complex="12pt"/>
    </style:style>
    <style:style style:name="T443_21" style:family="text">
      <style:text-properties fo:font-size="12pt" style:font-size-asian="12pt" style:font-size-complex="12pt"/>
    </style:style>
    <style:style style:name="T443_22" style:family="text">
      <style:text-properties fo:font-size="12pt" style:font-size-asian="12pt" style:font-size-complex="12pt"/>
    </style:style>
    <style:style style:name="T443_23" style:family="text">
      <style:text-properties fo:font-size="12pt" style:font-size-asian="12pt" style:font-size-complex="12pt"/>
    </style:style>
    <style:style style:name="T443_24" style:family="text">
      <style:text-properties fo:font-size="12pt" style:font-size-asian="12pt" style:font-size-complex="12pt"/>
    </style:style>
    <style:style style:name="T443_25" style:family="text">
      <style:text-properties fo:font-size="12pt" style:font-size-asian="12pt" style:font-size-complex="12pt"/>
    </style:style>
    <style:style style:name="T443_26" style:family="text">
      <style:text-properties fo:font-size="12pt" style:font-size-asian="12pt" style:font-size-complex="12pt"/>
    </style:style>
    <style:style style:name="T443_27" style:family="text">
      <style:text-properties fo:font-size="12pt" style:font-size-asian="12pt" style:font-size-complex="12pt"/>
    </style:style>
    <style:style style:name="T443_28" style:family="text">
      <style:text-properties fo:font-size="12pt" style:font-size-asian="12pt" style:font-size-complex="12pt"/>
    </style:style>
    <style:style style:name="T443_29" style:family="text">
      <style:text-properties fo:font-size="12pt" style:font-size-asian="12pt" style:font-size-complex="12pt"/>
    </style:style>
    <style:style style:name="T443_30" style:family="text">
      <style:text-properties fo:font-size="12pt" style:font-size-asian="12pt" style:font-size-complex="12pt"/>
    </style:style>
    <style:style style:name="T443_31" style:family="text">
      <style:text-properties fo:font-size="12pt" style:font-size-asian="12pt" style:font-size-complex="12pt"/>
    </style:style>
    <style:style style:name="T443_32" style:family="text">
      <style:text-properties fo:font-size="12pt" style:font-size-asian="12pt" style:font-size-complex="12pt"/>
    </style:style>
    <style:style style:name="T443_33" style:family="text">
      <style:text-properties fo:font-size="12pt" style:font-size-asian="12pt" style:font-size-complex="12pt"/>
    </style:style>
    <style:style style:name="T443_34" style:family="text">
      <style:text-properties fo:font-size="12pt" style:font-size-asian="12pt" style:font-size-complex="12pt"/>
    </style:style>
    <style:style style:name="T443_35" style:family="text">
      <style:text-properties fo:font-size="12pt" style:font-size-asian="12pt" style:font-size-complex="12pt"/>
    </style:style>
    <style:style style:name="T443_36" style:family="text">
      <style:text-properties fo:font-size="12pt" style:font-size-asian="12pt" style:font-size-complex="12pt"/>
    </style:style>
    <style:style style:name="T443_37" style:family="text">
      <style:text-properties fo:font-size="12pt" style:font-size-asian="12pt" style:font-size-complex="12pt"/>
    </style:style>
    <style:style style:name="T443_38" style:family="text">
      <style:text-properties fo:font-size="12pt" style:font-size-asian="12pt" style:font-size-complex="12pt"/>
    </style:style>
    <style:style style:name="T443_39" style:family="text">
      <style:text-properties fo:font-size="12pt" style:font-size-asian="12pt" style:font-size-complex="12pt"/>
    </style:style>
    <style:style style:name="T443_40" style:family="text">
      <style:text-properties fo:font-size="12pt" style:font-size-asian="12pt" style:font-size-complex="12pt"/>
    </style:style>
    <style:style style:name="T443_41" style:family="text">
      <style:text-properties fo:font-size="12pt" style:font-size-asian="12pt" style:font-size-complex="12pt"/>
    </style:style>
    <style:style style:name="T443_42" style:family="text">
      <style:text-properties fo:font-size="12pt" style:font-size-asian="12pt" style:font-size-complex="12pt"/>
    </style:style>
    <style:style style:name="T443_43" style:family="text">
      <style:text-properties fo:font-size="12pt" style:font-size-asian="12pt" style:font-size-complex="12pt"/>
    </style:style>
    <style:style style:name="T443_44" style:family="text">
      <style:text-properties fo:font-size="12pt" style:font-size-asian="12pt" style:font-size-complex="12pt"/>
    </style:style>
    <style:style style:name="T443_45" style:family="text">
      <style:text-properties fo:font-size="12pt" style:font-size-asian="12pt" style:font-size-complex="12pt"/>
    </style:style>
    <style:style style:name="T443_46" style:family="text">
      <style:text-properties fo:font-size="12pt" style:font-size-asian="12pt" style:font-size-complex="12pt"/>
    </style:style>
    <style:style style:name="T443_47" style:family="text">
      <style:text-properties fo:font-size="12pt" style:font-size-asian="12pt" style:font-size-complex="12pt"/>
    </style:style>
    <style:style style:name="T443_48" style:family="text">
      <style:text-properties fo:font-size="12pt" style:font-size-asian="12pt" style:font-size-complex="12pt"/>
    </style:style>
    <style:style style:name="T443_49" style:family="text">
      <style:text-properties fo:font-size="12pt" style:font-size-asian="12pt" style:font-size-complex="12pt"/>
    </style:style>
    <style:style style:name="T443_50" style:family="text">
      <style:text-properties fo:font-size="12pt" style:font-size-asian="12pt" style:font-size-complex="12pt"/>
    </style:style>
    <style:style style:name="T443_51" style:family="text">
      <style:text-properties fo:font-size="12pt" style:font-size-asian="12pt" style:font-size-complex="12pt"/>
    </style:style>
    <style:style style:name="P44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4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4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4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48" style:family="paragraph" style:parent-style-name="Standard">
      <style:paragraph-properties fo:text-align="justify" fo:break-before="auto" fo:line-height="115%" style:writing-mode="lr-tb"/>
    </style:style>
    <style:style style:name="P449" style:family="paragraph" style:parent-style-name="Heading_20_1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P450" style:family="paragraph" style:parent-style-name="Standard">
      <style:paragraph-properties fo:break-before="auto" fo:line-height="115%" style:writing-mode="lr-tb"/>
    </style:style>
    <style:style style:name="P451" style:family="paragraph" style:parent-style-name="Standard">
      <style:paragraph-properties fo:text-align="justify" fo:break-before="auto" fo:line-height="115%" style:writing-mode="lr-tb"/>
    </style:style>
    <style:style style:name="T451_1" style:family="text">
      <style:text-properties fo:font-size="12pt" style:font-size-asian="12pt" style:font-size-complex="12pt"/>
    </style:style>
    <style:style style:name="T451_2" style:family="text">
      <style:text-properties fo:font-size="12pt" style:font-size-asian="12pt" style:font-size-complex="12pt"/>
    </style:style>
    <style:style style:name="T451_3" style:family="text">
      <style:text-properties fo:font-size="12pt" style:font-size-asian="12pt" style:font-size-complex="12pt"/>
    </style:style>
    <style:style style:name="P452" style:family="paragraph" style:parent-style-name="Standard">
      <style:paragraph-properties fo:text-align="justify" fo:break-before="auto" fo:line-height="115%" style:writing-mode="lr-tb"/>
    </style:style>
    <style:style style:name="T452_1" style:family="text">
      <style:text-properties fo:font-size="12pt" style:font-size-asian="12pt" style:font-size-complex="12pt"/>
    </style:style>
    <style:style style:name="T452_2" style:family="text">
      <style:text-properties fo:font-size="12pt" style:font-size-asian="12pt" style:font-size-complex="12pt"/>
    </style:style>
    <style:style style:name="T452_3" style:family="text">
      <style:text-properties fo:font-size="12pt" style:font-size-asian="12pt" style:font-size-complex="12pt"/>
    </style:style>
    <style:style style:name="T452_4" style:family="text">
      <style:text-properties fo:font-size="12pt" style:font-size-asian="12pt" style:font-size-complex="12pt"/>
    </style:style>
    <style:style style:name="T452_5" style:family="text">
      <style:text-properties fo:font-size="12pt" style:font-size-asian="12pt" style:font-size-complex="12pt"/>
    </style:style>
    <style:style style:name="T452_6" style:family="text">
      <style:text-properties fo:font-size="12pt" style:font-size-asian="12pt" style:font-size-complex="12pt"/>
    </style:style>
    <style:style style:name="T452_7" style:family="text">
      <style:text-properties fo:font-size="12pt" style:font-size-asian="12pt" style:font-size-complex="12pt"/>
    </style:style>
    <style:style style:name="T452_8" style:family="text">
      <style:text-properties fo:font-size="12pt" style:font-size-asian="12pt" style:font-size-complex="12pt"/>
    </style:style>
    <style:style style:name="T452_9" style:family="text">
      <style:text-properties fo:font-size="12pt" style:font-size-asian="12pt" style:font-size-complex="12pt"/>
    </style:style>
    <style:style style:name="T452_10" style:family="text">
      <style:text-properties fo:font-size="12pt" style:font-size-asian="12pt" style:font-size-complex="12pt"/>
    </style:style>
    <style:style style:name="T452_11" style:family="text">
      <style:text-properties fo:font-size="12pt" style:font-size-asian="12pt" style:font-size-complex="12pt"/>
    </style:style>
    <style:style style:name="T452_12" style:family="text">
      <style:text-properties fo:font-size="12pt" style:font-size-asian="12pt" style:font-size-complex="12pt"/>
    </style:style>
    <style:style style:name="T452_13" style:family="text">
      <style:text-properties fo:font-size="12pt" style:font-size-asian="12pt" style:font-size-complex="12pt"/>
    </style:style>
    <style:style style:name="T452_14" style:family="text">
      <style:text-properties fo:font-size="12pt" style:font-size-asian="12pt" style:font-size-complex="12pt"/>
    </style:style>
    <style:style style:name="T452_15" style:family="text">
      <style:text-properties fo:font-size="12pt" style:font-size-asian="12pt" style:font-size-complex="12pt"/>
    </style:style>
    <style:style style:name="T452_16" style:family="text">
      <style:text-properties fo:font-size="12pt" style:font-size-asian="12pt" style:font-size-complex="12pt"/>
    </style:style>
    <style:style style:name="T452_17" style:family="text">
      <style:text-properties fo:font-size="12pt" style:font-size-asian="12pt" style:font-size-complex="12pt"/>
    </style:style>
    <style:style style:name="T452_18" style:family="text">
      <style:text-properties fo:font-size="12pt" style:font-size-asian="12pt" style:font-size-complex="12pt"/>
    </style:style>
    <style:style style:name="T452_19" style:family="text">
      <style:text-properties fo:font-size="12pt" style:font-size-asian="12pt" style:font-size-complex="12pt"/>
    </style:style>
    <style:style style:name="T452_20" style:family="text">
      <style:text-properties fo:font-size="12pt" style:font-size-asian="12pt" style:font-size-complex="12pt"/>
    </style:style>
    <style:style style:name="T452_21" style:family="text">
      <style:text-properties fo:font-size="12pt" style:font-size-asian="12pt" style:font-size-complex="12pt"/>
    </style:style>
    <style:style style:name="T452_22" style:family="text">
      <style:text-properties fo:font-size="12pt" style:font-size-asian="12pt" style:font-size-complex="12pt"/>
    </style:style>
    <style:style style:name="T452_23" style:family="text">
      <style:text-properties fo:font-size="12pt" style:font-size-asian="12pt" style:font-size-complex="12pt"/>
    </style:style>
    <style:style style:name="T452_24" style:family="text">
      <style:text-properties fo:font-size="12pt" style:font-size-asian="12pt" style:font-size-complex="12pt"/>
    </style:style>
    <style:style style:name="T452_25" style:family="text">
      <style:text-properties fo:font-size="12pt" style:font-size-asian="12pt" style:font-size-complex="12pt"/>
    </style:style>
    <style:style style:name="T452_26" style:family="text">
      <style:text-properties fo:font-size="12pt" style:font-size-asian="12pt" style:font-size-complex="12pt"/>
    </style:style>
    <style:style style:name="T452_27" style:family="text">
      <style:text-properties fo:font-size="12pt" style:font-size-asian="12pt" style:font-size-complex="12pt"/>
    </style:style>
    <style:style style:name="T452_28" style:family="text">
      <style:text-properties fo:font-size="12pt" style:font-size-asian="12pt" style:font-size-complex="12pt"/>
    </style:style>
    <style:style style:name="T452_29" style:family="text">
      <style:text-properties fo:font-size="12pt" style:font-size-asian="12pt" style:font-size-complex="12pt"/>
    </style:style>
    <style:style style:name="T452_30" style:family="text">
      <style:text-properties fo:font-size="12pt" style:font-size-asian="12pt" style:font-size-complex="12pt"/>
    </style:style>
    <style:style style:name="T452_31" style:family="text">
      <style:text-properties fo:font-size="12pt" style:font-size-asian="12pt" style:font-size-complex="12pt"/>
    </style:style>
    <style:style style:name="T452_32" style:family="text">
      <style:text-properties fo:font-size="12pt" style:font-size-asian="12pt" style:font-size-complex="12pt"/>
    </style:style>
    <style:style style:name="T452_33" style:family="text">
      <style:text-properties fo:font-size="12pt" style:font-size-asian="12pt" style:font-size-complex="12pt"/>
    </style:style>
    <style:style style:name="T452_34" style:family="text">
      <style:text-properties fo:font-size="12pt" style:font-size-asian="12pt" style:font-size-complex="12pt"/>
    </style:style>
    <style:style style:name="T452_35" style:family="text">
      <style:text-properties fo:font-size="12pt" style:font-size-asian="12pt" style:font-size-complex="12pt"/>
    </style:style>
    <style:style style:name="T452_36" style:family="text">
      <style:text-properties fo:font-size="12pt" style:font-size-asian="12pt" style:font-size-complex="12pt"/>
    </style:style>
    <style:style style:name="T452_37" style:family="text">
      <style:text-properties fo:font-size="12pt" style:font-size-asian="12pt" style:font-size-complex="12pt"/>
    </style:style>
    <style:style style:name="T452_38" style:family="text">
      <style:text-properties fo:font-size="12pt" style:font-size-asian="12pt" style:font-size-complex="12pt"/>
    </style:style>
    <style:style style:name="T452_39" style:family="text">
      <style:text-properties fo:font-size="12pt" style:font-size-asian="12pt" style:font-size-complex="12pt"/>
    </style:style>
    <style:style style:name="T452_40" style:family="text">
      <style:text-properties fo:font-size="12pt" style:font-size-asian="12pt" style:font-size-complex="12pt"/>
    </style:style>
    <style:style style:name="T452_41" style:family="text">
      <style:text-properties fo:font-size="12pt" style:font-size-asian="12pt" style:font-size-complex="12pt"/>
    </style:style>
    <style:style style:name="T452_42" style:family="text">
      <style:text-properties fo:font-size="12pt" style:font-size-asian="12pt" style:font-size-complex="12pt"/>
    </style:style>
    <style:style style:name="T452_43" style:family="text">
      <style:text-properties fo:font-size="12pt" style:font-size-asian="12pt" style:font-size-complex="12pt"/>
    </style:style>
    <style:style style:name="T452_44" style:family="text">
      <style:text-properties fo:font-size="12pt" style:font-size-asian="12pt" style:font-size-complex="12pt"/>
    </style:style>
    <style:style style:name="T452_45" style:family="text">
      <style:text-properties fo:font-size="12pt" style:font-size-asian="12pt" style:font-size-complex="12pt"/>
    </style:style>
    <style:style style:name="T452_46" style:family="text">
      <style:text-properties fo:font-size="12pt" style:font-size-asian="12pt" style:font-size-complex="12pt"/>
    </style:style>
    <style:style style:name="T452_47" style:family="text">
      <style:text-properties fo:font-size="12pt" style:font-size-asian="12pt" style:font-size-complex="12pt"/>
    </style:style>
    <style:style style:name="T452_48" style:family="text">
      <style:text-properties fo:font-size="12pt" style:font-size-asian="12pt" style:font-size-complex="12pt"/>
    </style:style>
    <style:style style:name="T452_49" style:family="text">
      <style:text-properties fo:font-size="12pt" style:font-size-asian="12pt" style:font-size-complex="12pt"/>
    </style:style>
    <style:style style:name="T452_50" style:family="text">
      <style:text-properties fo:font-size="12pt" style:font-size-asian="12pt" style:font-size-complex="12pt"/>
    </style:style>
    <style:style style:name="T452_51" style:family="text">
      <style:text-properties fo:font-size="12pt" style:font-size-asian="12pt" style:font-size-complex="12pt"/>
    </style:style>
    <style:style style:name="T452_52" style:family="text">
      <style:text-properties fo:font-size="12pt" style:font-size-asian="12pt" style:font-size-complex="12pt"/>
    </style:style>
    <style:style style:name="T452_53" style:family="text">
      <style:text-properties fo:font-size="12pt" style:font-size-asian="12pt" style:font-size-complex="12pt"/>
    </style:style>
    <style:style style:name="T452_54" style:family="text">
      <style:text-properties fo:font-size="12pt" style:font-size-asian="12pt" style:font-size-complex="12pt"/>
    </style:style>
    <style:style style:name="T452_55" style:family="text">
      <style:text-properties fo:font-size="12pt" style:font-size-asian="12pt" style:font-size-complex="12pt"/>
    </style:style>
    <style:style style:name="T452_56" style:family="text">
      <style:text-properties fo:font-size="12pt" style:font-size-asian="12pt" style:font-size-complex="12pt"/>
    </style:style>
    <style:style style:name="T452_57" style:family="text">
      <style:text-properties fo:font-size="12pt" style:font-size-asian="12pt" style:font-size-complex="12pt"/>
    </style:style>
    <style:style style:name="T452_58" style:family="text">
      <style:text-properties fo:font-size="12pt" style:font-size-asian="12pt" style:font-size-complex="12pt"/>
    </style:style>
    <style:style style:name="T452_59" style:family="text">
      <style:text-properties fo:font-size="12pt" style:font-size-asian="12pt" style:font-size-complex="12pt"/>
    </style:style>
    <style:style style:name="T452_60" style:family="text">
      <style:text-properties fo:font-size="12pt" style:font-size-asian="12pt" style:font-size-complex="12pt"/>
    </style:style>
    <style:style style:name="T452_61" style:family="text">
      <style:text-properties fo:font-size="12pt" style:font-size-asian="12pt" style:font-size-complex="12pt"/>
    </style:style>
    <style:style style:name="T452_62" style:family="text">
      <style:text-properties fo:font-size="12pt" style:font-size-asian="12pt" style:font-size-complex="12pt"/>
    </style:style>
    <style:style style:name="T452_63" style:family="text">
      <style:text-properties fo:font-size="12pt" style:font-size-asian="12pt" style:font-size-complex="12pt"/>
    </style:style>
    <style:style style:name="T452_64" style:family="text">
      <style:text-properties fo:font-size="12pt" style:font-size-asian="12pt" style:font-size-complex="12pt"/>
    </style:style>
    <style:style style:name="T452_65" style:family="text">
      <style:text-properties fo:font-size="12pt" style:font-size-asian="12pt" style:font-size-complex="12pt"/>
    </style:style>
    <style:style style:name="T452_66" style:family="text">
      <style:text-properties fo:font-size="12pt" style:font-size-asian="12pt" style:font-size-complex="12pt"/>
    </style:style>
    <style:style style:name="T452_67" style:family="text">
      <style:text-properties fo:font-size="12pt" style:font-size-asian="12pt" style:font-size-complex="12pt"/>
    </style:style>
    <style:style style:name="T452_68" style:family="text">
      <style:text-properties fo:font-size="12pt" style:font-size-asian="12pt" style:font-size-complex="12pt"/>
    </style:style>
    <style:style style:name="T452_69" style:family="text">
      <style:text-properties fo:font-size="12pt" style:font-size-asian="12pt" style:font-size-complex="12pt"/>
    </style:style>
    <style:style style:name="T452_70" style:family="text">
      <style:text-properties fo:font-size="12pt" style:font-size-asian="12pt" style:font-size-complex="12pt"/>
    </style:style>
    <style:style style:name="T452_71" style:family="text">
      <style:text-properties fo:font-size="12pt" style:font-size-asian="12pt" style:font-size-complex="12pt"/>
    </style:style>
    <style:style style:name="T452_72" style:family="text">
      <style:text-properties fo:font-size="12pt" style:font-size-asian="12pt" style:font-size-complex="12pt"/>
    </style:style>
    <style:style style:name="T452_73" style:family="text">
      <style:text-properties fo:font-size="12pt" style:font-size-asian="12pt" style:font-size-complex="12pt"/>
    </style:style>
    <style:style style:name="T452_74" style:family="text">
      <style:text-properties fo:font-size="12pt" style:font-size-asian="12pt" style:font-size-complex="12pt"/>
    </style:style>
    <style:style style:name="T452_75" style:family="text">
      <style:text-properties fo:font-size="12pt" style:font-size-asian="12pt" style:font-size-complex="12pt"/>
    </style:style>
    <style:style style:name="T452_76" style:family="text">
      <style:text-properties fo:font-size="12pt" style:font-size-asian="12pt" style:font-size-complex="12pt"/>
    </style:style>
    <style:style style:name="T452_77" style:family="text">
      <style:text-properties fo:font-size="12pt" style:font-size-asian="12pt" style:font-size-complex="12pt"/>
    </style:style>
    <style:style style:name="T452_78" style:family="text">
      <style:text-properties fo:font-size="12pt" style:font-size-asian="12pt" style:font-size-complex="12pt"/>
    </style:style>
    <style:style style:name="T452_79" style:family="text">
      <style:text-properties fo:font-size="12pt" style:font-size-asian="12pt" style:font-size-complex="12pt"/>
    </style:style>
    <style:style style:name="T452_80" style:family="text">
      <style:text-properties fo:font-size="12pt" style:font-size-asian="12pt" style:font-size-complex="12pt"/>
    </style:style>
    <style:style style:name="T452_81" style:family="text">
      <style:text-properties fo:font-size="12pt" style:font-size-asian="12pt" style:font-size-complex="12pt"/>
    </style:style>
    <style:style style:name="T452_82" style:family="text">
      <style:text-properties fo:font-size="12pt" style:font-size-asian="12pt" style:font-size-complex="12pt"/>
    </style:style>
    <style:style style:name="T452_83" style:family="text">
      <style:text-properties fo:font-size="12pt" style:font-size-asian="12pt" style:font-size-complex="12pt"/>
    </style:style>
    <style:style style:name="T452_84" style:family="text">
      <style:text-properties fo:font-size="12pt" style:font-size-asian="12pt" style:font-size-complex="12pt"/>
    </style:style>
    <style:style style:name="T452_85" style:family="text">
      <style:text-properties fo:font-size="12pt" style:font-size-asian="12pt" style:font-size-complex="12pt"/>
    </style:style>
    <style:style style:name="T452_86" style:family="text">
      <style:text-properties fo:font-size="12pt" style:font-size-asian="12pt" style:font-size-complex="12pt"/>
    </style:style>
    <style:style style:name="T452_87" style:family="text">
      <style:text-properties fo:font-size="12pt" style:font-size-asian="12pt" style:font-size-complex="12pt"/>
    </style:style>
    <style:style style:name="T452_88" style:family="text">
      <style:text-properties fo:font-size="12pt" style:font-size-asian="12pt" style:font-size-complex="12pt"/>
    </style:style>
    <style:style style:name="T452_89" style:family="text">
      <style:text-properties fo:font-size="12pt" style:font-size-asian="12pt" style:font-size-complex="12pt"/>
    </style:style>
    <style:style style:name="T452_90" style:family="text">
      <style:text-properties fo:font-size="12pt" style:font-size-asian="12pt" style:font-size-complex="12pt"/>
    </style:style>
    <style:style style:name="T452_91" style:family="text">
      <style:text-properties fo:font-size="12pt" style:font-size-asian="12pt" style:font-size-complex="12pt"/>
    </style:style>
    <style:style style:name="T452_92" style:family="text">
      <style:text-properties fo:font-size="12pt" style:font-size-asian="12pt" style:font-size-complex="12pt"/>
    </style:style>
    <style:style style:name="T452_93" style:family="text">
      <style:text-properties fo:font-size="12pt" style:font-size-asian="12pt" style:font-size-complex="12pt"/>
    </style:style>
    <style:style style:name="T452_94" style:family="text">
      <style:text-properties fo:font-size="12pt" style:font-size-asian="12pt" style:font-size-complex="12pt"/>
    </style:style>
    <style:style style:name="T452_95" style:family="text">
      <style:text-properties fo:font-size="12pt" style:font-size-asian="12pt" style:font-size-complex="12pt"/>
    </style:style>
    <style:style style:name="T452_96" style:family="text">
      <style:text-properties fo:font-size="12pt" style:font-size-asian="12pt" style:font-size-complex="12pt"/>
    </style:style>
    <style:style style:name="T452_97" style:family="text">
      <style:text-properties fo:font-size="12pt" style:font-size-asian="12pt" style:font-size-complex="12pt"/>
    </style:style>
    <style:style style:name="T452_98" style:family="text">
      <style:text-properties fo:font-size="12pt" style:font-size-asian="12pt" style:font-size-complex="12pt"/>
    </style:style>
    <style:style style:name="T452_99" style:family="text">
      <style:text-properties fo:font-size="12pt" style:font-size-asian="12pt" style:font-size-complex="12pt"/>
    </style:style>
    <style:style style:name="T452_100" style:family="text">
      <style:text-properties fo:font-size="12pt" style:font-size-asian="12pt" style:font-size-complex="12pt"/>
    </style:style>
    <style:style style:name="T452_101" style:family="text">
      <style:text-properties fo:font-size="12pt" style:font-size-asian="12pt" style:font-size-complex="12pt"/>
    </style:style>
    <style:style style:name="T452_102" style:family="text">
      <style:text-properties fo:font-size="12pt" style:font-size-asian="12pt" style:font-size-complex="12pt"/>
    </style:style>
    <style:style style:name="T452_103" style:family="text">
      <style:text-properties fo:font-size="12pt" style:font-size-asian="12pt" style:font-size-complex="12pt"/>
    </style:style>
    <style:style style:name="T452_104" style:family="text">
      <style:text-properties fo:font-size="12pt" style:font-size-asian="12pt" style:font-size-complex="12pt"/>
    </style:style>
    <style:style style:name="T452_105" style:family="text">
      <style:text-properties fo:font-size="12pt" style:font-size-asian="12pt" style:font-size-complex="12pt"/>
    </style:style>
    <style:style style:name="T452_106" style:family="text">
      <style:text-properties fo:font-size="12pt" style:font-size-asian="12pt" style:font-size-complex="12pt"/>
    </style:style>
    <style:style style:name="T452_107" style:family="text">
      <style:text-properties fo:font-size="12pt" style:font-size-asian="12pt" style:font-size-complex="12pt"/>
    </style:style>
    <style:style style:name="T452_108" style:family="text">
      <style:text-properties fo:font-size="12pt" style:font-size-asian="12pt" style:font-size-complex="12pt"/>
    </style:style>
    <style:style style:name="T452_109" style:family="text">
      <style:text-properties fo:font-size="12pt" style:font-size-asian="12pt" style:font-size-complex="12pt"/>
    </style:style>
    <style:style style:name="T452_110" style:family="text">
      <style:text-properties fo:font-size="12pt" style:font-size-asian="12pt" style:font-size-complex="12pt"/>
    </style:style>
    <style:style style:name="T452_111" style:family="text">
      <style:text-properties fo:font-size="12pt" style:font-size-asian="12pt" style:font-size-complex="12pt"/>
    </style:style>
    <style:style style:name="T452_112" style:family="text">
      <style:text-properties fo:font-size="12pt" style:font-size-asian="12pt" style:font-size-complex="12pt"/>
    </style:style>
    <style:style style:name="T452_113" style:family="text">
      <style:text-properties fo:font-size="12pt" style:font-size-asian="12pt" style:font-size-complex="12pt"/>
    </style:style>
    <style:style style:name="T452_114" style:family="text">
      <style:text-properties fo:font-size="12pt" style:font-size-asian="12pt" style:font-size-complex="12pt"/>
    </style:style>
    <style:style style:name="T452_115" style:family="text">
      <style:text-properties fo:font-size="12pt" style:font-size-asian="12pt" style:font-size-complex="12pt"/>
    </style:style>
    <style:style style:name="P45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54" style:family="paragraph" style:parent-style-name="Standard">
      <style:paragraph-properties fo:text-align="justify" fo:break-before="auto" fo:line-height="115%" style:writing-mode="lr-tb"/>
    </style:style>
    <style:style style:name="T454_1" style:family="text">
      <style:text-properties fo:font-size="12pt" style:font-size-asian="12pt" style:font-size-complex="12pt"/>
    </style:style>
    <style:style style:name="T454_2" style:family="text">
      <style:text-properties fo:font-size="12pt" style:font-size-asian="12pt" style:font-size-complex="12pt"/>
    </style:style>
    <style:style style:name="T454_3" style:family="text">
      <style:text-properties fo:font-size="12pt" style:font-size-asian="12pt" style:font-size-complex="12pt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fo:font-size="12pt" style:font-size-asian="12pt" style:font-size-complex="12pt"/>
    </style:style>
    <style:style style:name="T455_2" style:family="text">
      <style:text-properties fo:font-size="12pt" style:font-size-asian="12pt" style:font-size-complex="12pt"/>
    </style:style>
    <style:style style:name="T455_3" style:family="text">
      <style:text-properties fo:font-size="12pt" style:font-size-asian="12pt" style:font-size-complex="12pt"/>
    </style:style>
    <style:style style:name="T455_4" style:family="text">
      <style:text-properties fo:font-size="12pt" style:font-size-asian="12pt" style:font-size-complex="12pt"/>
    </style:style>
    <style:style style:name="T455_5" style:family="text">
      <style:text-properties fo:font-size="12pt" style:font-size-asian="12pt" style:font-size-complex="12pt"/>
    </style:style>
    <style:style style:name="T455_6" style:family="text">
      <style:text-properties fo:font-size="12pt" style:font-size-asian="12pt" style:font-size-complex="12pt"/>
    </style:style>
    <style:style style:name="T455_7" style:family="text">
      <style:text-properties fo:font-size="12pt" style:font-size-asian="12pt" style:font-size-complex="12pt"/>
    </style:style>
    <style:style style:name="T455_8" style:family="text">
      <style:text-properties fo:font-size="12pt" style:font-size-asian="12pt" style:font-size-complex="12pt"/>
    </style:style>
    <style:style style:name="T455_9" style:family="text">
      <style:text-properties fo:font-size="12pt" style:font-size-asian="12pt" style:font-size-complex="12pt"/>
    </style:style>
    <style:style style:name="T455_10" style:family="text">
      <style:text-properties fo:font-size="12pt" style:font-size-asian="12pt" style:font-size-complex="12pt"/>
    </style:style>
    <style:style style:name="T455_11" style:family="text">
      <style:text-properties fo:font-size="12pt" style:font-size-asian="12pt" style:font-size-complex="12pt"/>
    </style:style>
    <style:style style:name="T455_12" style:family="text">
      <style:text-properties fo:font-size="12pt" style:font-size-asian="12pt" style:font-size-complex="12pt"/>
    </style:style>
    <style:style style:name="T455_13" style:family="text">
      <style:text-properties fo:font-size="12pt" style:font-size-asian="12pt" style:font-size-complex="12pt"/>
    </style:style>
    <style:style style:name="T455_14" style:family="text">
      <style:text-properties fo:font-size="12pt" style:font-size-asian="12pt" style:font-size-complex="12pt"/>
    </style:style>
    <style:style style:name="T455_15" style:family="text">
      <style:text-properties fo:font-size="12pt" style:font-size-asian="12pt" style:font-size-complex="12pt"/>
    </style:style>
    <style:style style:name="T455_16" style:family="text">
      <style:text-properties fo:font-size="12pt" style:font-size-asian="12pt" style:font-size-complex="12pt"/>
    </style:style>
    <style:style style:name="T455_17" style:family="text">
      <style:text-properties fo:font-size="12pt" style:font-size-asian="12pt" style:font-size-complex="12pt"/>
    </style:style>
    <style:style style:name="T455_18" style:family="text">
      <style:text-properties fo:font-size="12pt" style:font-size-asian="12pt" style:font-size-complex="12pt"/>
    </style:style>
    <style:style style:name="T455_19" style:family="text">
      <style:text-properties fo:font-size="12pt" style:font-size-asian="12pt" style:font-size-complex="12pt"/>
    </style:style>
    <style:style style:name="T455_20" style:family="text">
      <style:text-properties fo:font-size="12pt" style:font-size-asian="12pt" style:font-size-complex="12pt"/>
    </style:style>
    <style:style style:name="T455_21" style:family="text">
      <style:text-properties fo:font-size="12pt" style:font-size-asian="12pt" style:font-size-complex="12pt"/>
    </style:style>
    <style:style style:name="T455_22" style:family="text">
      <style:text-properties fo:font-size="12pt" style:font-size-asian="12pt" style:font-size-complex="12pt"/>
    </style:style>
    <style:style style:name="T455_23" style:family="text">
      <style:text-properties fo:font-size="12pt" style:font-size-asian="12pt" style:font-size-complex="12pt"/>
    </style:style>
    <style:style style:name="T455_24" style:family="text">
      <style:text-properties fo:font-size="12pt" style:font-size-asian="12pt" style:font-size-complex="12pt"/>
    </style:style>
    <style:style style:name="T455_25" style:family="text">
      <style:text-properties fo:font-size="12pt" style:font-size-asian="12pt" style:font-size-complex="12pt"/>
    </style:style>
    <style:style style:name="T455_26" style:family="text">
      <style:text-properties fo:font-size="12pt" style:font-size-asian="12pt" style:font-size-complex="12pt"/>
    </style:style>
    <style:style style:name="T455_27" style:family="text">
      <style:text-properties fo:font-size="12pt" style:font-size-asian="12pt" style:font-size-complex="12pt"/>
    </style:style>
    <style:style style:name="T455_28" style:family="text">
      <style:text-properties fo:font-size="12pt" style:font-size-asian="12pt" style:font-size-complex="12pt"/>
    </style:style>
    <style:style style:name="T455_29" style:family="text">
      <style:text-properties fo:font-size="12pt" style:font-size-asian="12pt" style:font-size-complex="12pt"/>
    </style:style>
    <style:style style:name="T455_30" style:family="text">
      <style:text-properties fo:font-size="12pt" style:font-size-asian="12pt" style:font-size-complex="12pt"/>
    </style:style>
    <style:style style:name="T455_31" style:family="text">
      <style:text-properties fo:font-size="12pt" style:font-size-asian="12pt" style:font-size-complex="12pt"/>
    </style:style>
    <style:style style:name="T455_32" style:family="text">
      <style:text-properties fo:font-size="12pt" style:font-size-asian="12pt" style:font-size-complex="12pt"/>
    </style:style>
    <style:style style:name="T455_33" style:family="text">
      <style:text-properties fo:font-size="12pt" style:font-size-asian="12pt" style:font-size-complex="12pt"/>
    </style:style>
    <style:style style:name="T455_34" style:family="text">
      <style:text-properties fo:font-size="12pt" style:font-size-asian="12pt" style:font-size-complex="12pt"/>
    </style:style>
    <style:style style:name="T455_35" style:family="text">
      <style:text-properties fo:font-size="12pt" style:font-size-asian="12pt" style:font-size-complex="12pt"/>
    </style:style>
    <style:style style:name="T455_36" style:family="text">
      <style:text-properties fo:font-size="12pt" style:font-size-asian="12pt" style:font-size-complex="12pt"/>
    </style:style>
    <style:style style:name="T455_37" style:family="text">
      <style:text-properties fo:font-size="12pt" style:font-size-asian="12pt" style:font-size-complex="12pt"/>
    </style:style>
    <style:style style:name="T455_38" style:family="text">
      <style:text-properties fo:font-size="12pt" style:font-size-asian="12pt" style:font-size-complex="12pt"/>
    </style:style>
    <style:style style:name="T455_39" style:family="text">
      <style:text-properties fo:font-size="12pt" style:font-size-asian="12pt" style:font-size-complex="12pt"/>
    </style:style>
    <style:style style:name="T455_40" style:family="text">
      <style:text-properties fo:font-size="12pt" style:font-size-asian="12pt" style:font-size-complex="12pt"/>
    </style:style>
    <style:style style:name="T455_41" style:family="text">
      <style:text-properties fo:font-size="12pt" style:font-size-asian="12pt" style:font-size-complex="12pt"/>
    </style:style>
    <style:style style:name="T455_42" style:family="text">
      <style:text-properties fo:font-size="12pt" style:font-size-asian="12pt" style:font-size-complex="12pt"/>
    </style:style>
    <style:style style:name="T455_43" style:family="text">
      <style:text-properties fo:font-size="12pt" style:font-size-asian="12pt" style:font-size-complex="12pt"/>
    </style:style>
    <style:style style:name="T455_44" style:family="text">
      <style:text-properties fo:font-size="12pt" style:font-size-asian="12pt" style:font-size-complex="12pt"/>
    </style:style>
    <style:style style:name="T455_45" style:family="text">
      <style:text-properties fo:font-size="12pt" style:font-size-asian="12pt" style:font-size-complex="12pt"/>
    </style:style>
    <style:style style:name="T455_46" style:family="text">
      <style:text-properties fo:font-size="12pt" style:font-size-asian="12pt" style:font-size-complex="12pt"/>
    </style:style>
    <style:style style:name="T455_47" style:family="text">
      <style:text-properties fo:font-size="12pt" style:font-size-asian="12pt" style:font-size-complex="12pt"/>
    </style:style>
    <style:style style:name="T455_48" style:family="text">
      <style:text-properties fo:font-size="12pt" style:font-size-asian="12pt" style:font-size-complex="12pt"/>
    </style:style>
    <style:style style:name="T455_49" style:family="text">
      <style:text-properties fo:font-size="12pt" style:font-size-asian="12pt" style:font-size-complex="12pt"/>
    </style:style>
    <style:style style:name="T455_50" style:family="text">
      <style:text-properties fo:font-size="12pt" style:font-size-asian="12pt" style:font-size-complex="12pt"/>
    </style:style>
    <style:style style:name="T455_51" style:family="text">
      <style:text-properties fo:font-size="12pt" style:font-size-asian="12pt" style:font-size-complex="12pt"/>
    </style:style>
    <style:style style:name="P4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fo:font-size="12pt" style:font-size-asian="12pt" style:font-size-complex="12pt"/>
    </style:style>
    <style:style style:name="T457_2" style:family="text">
      <style:text-properties fo:font-size="12pt" style:font-size-asian="12pt" style:font-size-complex="12pt"/>
    </style:style>
    <style:style style:name="T457_3" style:family="text">
      <style:text-properties fo:font-size="12pt" style:font-size-asian="12pt" style:font-size-complex="12pt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fo:font-size="12pt" style:font-size-asian="12pt" style:font-size-complex="12pt"/>
    </style:style>
    <style:style style:name="T458_2" style:family="text">
      <style:text-properties fo:font-size="12pt" style:font-size-asian="12pt" style:font-size-complex="12pt"/>
    </style:style>
    <style:style style:name="T458_3" style:family="text">
      <style:text-properties fo:font-size="12pt" style:font-size-asian="12pt" style:font-size-complex="12pt"/>
    </style:style>
    <style:style style:name="T458_4" style:family="text">
      <style:text-properties fo:font-size="12pt" style:font-size-asian="12pt" style:font-size-complex="12pt"/>
    </style:style>
    <style:style style:name="T458_5" style:family="text">
      <style:text-properties fo:font-size="12pt" style:font-size-asian="12pt" style:font-size-complex="12pt"/>
    </style:style>
    <style:style style:name="T458_6" style:family="text">
      <style:text-properties fo:font-size="12pt" style:font-size-asian="12pt" style:font-size-complex="12pt"/>
    </style:style>
    <style:style style:name="T458_7" style:family="text">
      <style:text-properties fo:font-size="12pt" style:font-size-asian="12pt" style:font-size-complex="12pt"/>
    </style:style>
    <style:style style:name="T458_8" style:family="text">
      <style:text-properties fo:font-size="12pt" style:font-size-asian="12pt" style:font-size-complex="12pt"/>
    </style:style>
    <style:style style:name="T458_9" style:family="text">
      <style:text-properties fo:font-size="12pt" style:font-size-asian="12pt" style:font-size-complex="12pt"/>
    </style:style>
    <style:style style:name="T458_10" style:family="text">
      <style:text-properties fo:font-size="12pt" style:font-size-asian="12pt" style:font-size-complex="12pt"/>
    </style:style>
    <style:style style:name="T458_11" style:family="text">
      <style:text-properties fo:font-size="12pt" style:font-size-asian="12pt" style:font-size-complex="12pt"/>
    </style:style>
    <style:style style:name="T458_12" style:family="text">
      <style:text-properties fo:font-size="12pt" style:font-size-asian="12pt" style:font-size-complex="12pt"/>
    </style:style>
    <style:style style:name="T458_13" style:family="text">
      <style:text-properties fo:font-size="12pt" style:font-size-asian="12pt" style:font-size-complex="12pt"/>
    </style:style>
    <style:style style:name="T458_14" style:family="text">
      <style:text-properties fo:font-size="12pt" style:font-size-asian="12pt" style:font-size-complex="12pt"/>
    </style:style>
    <style:style style:name="T458_15" style:family="text">
      <style:text-properties fo:font-size="12pt" style:font-size-asian="12pt" style:font-size-complex="12pt"/>
    </style:style>
    <style:style style:name="T458_16" style:family="text">
      <style:text-properties fo:font-size="12pt" style:font-size-asian="12pt" style:font-size-complex="12pt"/>
    </style:style>
    <style:style style:name="T458_17" style:family="text">
      <style:text-properties fo:font-size="12pt" style:font-size-asian="12pt" style:font-size-complex="12pt"/>
    </style:style>
    <style:style style:name="T458_18" style:family="text">
      <style:text-properties fo:font-size="12pt" style:font-size-asian="12pt" style:font-size-complex="12pt"/>
    </style:style>
    <style:style style:name="T458_19" style:family="text">
      <style:text-properties fo:font-size="12pt" style:font-size-asian="12pt" style:font-size-complex="12pt"/>
    </style:style>
    <style:style style:name="T458_20" style:family="text">
      <style:text-properties fo:font-size="12pt" style:font-size-asian="12pt" style:font-size-complex="12pt"/>
    </style:style>
    <style:style style:name="T458_21" style:family="text">
      <style:text-properties fo:font-size="12pt" style:font-size-asian="12pt" style:font-size-complex="12pt"/>
    </style:style>
    <style:style style:name="T458_22" style:family="text">
      <style:text-properties fo:font-size="12pt" style:font-size-asian="12pt" style:font-size-complex="12pt"/>
    </style:style>
    <style:style style:name="T458_23" style:family="text">
      <style:text-properties fo:font-size="12pt" style:font-size-asian="12pt" style:font-size-complex="12pt"/>
    </style:style>
    <style:style style:name="T458_24" style:family="text">
      <style:text-properties fo:font-size="12pt" style:font-size-asian="12pt" style:font-size-complex="12pt"/>
    </style:style>
    <style:style style:name="T458_25" style:family="text">
      <style:text-properties fo:font-size="12pt" style:font-size-asian="12pt" style:font-size-complex="12pt"/>
    </style:style>
    <style:style style:name="T458_26" style:family="text">
      <style:text-properties fo:font-size="12pt" style:font-size-asian="12pt" style:font-size-complex="12pt"/>
    </style:style>
    <style:style style:name="T458_27" style:family="text">
      <style:text-properties fo:font-size="12pt" style:font-size-asian="12pt" style:font-size-complex="12pt"/>
    </style:style>
    <style:style style:name="T458_28" style:family="text">
      <style:text-properties fo:font-size="12pt" style:font-size-asian="12pt" style:font-size-complex="12pt"/>
    </style:style>
    <style:style style:name="T458_29" style:family="text">
      <style:text-properties fo:font-size="12pt" style:font-size-asian="12pt" style:font-size-complex="12pt"/>
    </style:style>
    <style:style style:name="T458_30" style:family="text">
      <style:text-properties fo:font-size="12pt" style:font-size-asian="12pt" style:font-size-complex="12pt"/>
    </style:style>
    <style:style style:name="T458_31" style:family="text">
      <style:text-properties fo:font-size="12pt" style:font-size-asian="12pt" style:font-size-complex="12pt"/>
    </style:style>
    <style:style style:name="T458_32" style:family="text">
      <style:text-properties fo:font-size="12pt" style:font-size-asian="12pt" style:font-size-complex="12pt"/>
    </style:style>
    <style:style style:name="T458_33" style:family="text">
      <style:text-properties fo:font-size="12pt" style:font-size-asian="12pt" style:font-size-complex="12pt"/>
    </style:style>
    <style:style style:name="T458_34" style:family="text">
      <style:text-properties fo:font-size="12pt" style:font-size-asian="12pt" style:font-size-complex="12pt"/>
    </style:style>
    <style:style style:name="T458_35" style:family="text">
      <style:text-properties fo:font-size="12pt" style:font-size-asian="12pt" style:font-size-complex="12pt"/>
    </style:style>
    <style:style style:name="T458_36" style:family="text">
      <style:text-properties fo:font-size="12pt" style:font-size-asian="12pt" style:font-size-complex="12pt"/>
    </style:style>
    <style:style style:name="T458_37" style:family="text">
      <style:text-properties fo:font-size="12pt" style:font-size-asian="12pt" style:font-size-complex="12pt"/>
    </style:style>
    <style:style style:name="T458_38" style:family="text">
      <style:text-properties fo:font-size="12pt" style:font-size-asian="12pt" style:font-size-complex="12pt"/>
    </style:style>
    <style:style style:name="T458_39" style:family="text">
      <style:text-properties fo:font-size="12pt" style:font-size-asian="12pt" style:font-size-complex="12pt"/>
    </style:style>
    <style:style style:name="T458_40" style:family="text">
      <style:text-properties fo:font-size="12pt" style:font-size-asian="12pt" style:font-size-complex="12pt"/>
    </style:style>
    <style:style style:name="T458_41" style:family="text">
      <style:text-properties fo:font-size="12pt" style:font-size-asian="12pt" style:font-size-complex="12pt"/>
    </style:style>
    <style:style style:name="T458_42" style:family="text">
      <style:text-properties fo:font-size="12pt" style:font-size-asian="12pt" style:font-size-complex="12pt"/>
    </style:style>
    <style:style style:name="T458_43" style:family="text">
      <style:text-properties fo:font-size="12pt" style:font-size-asian="12pt" style:font-size-complex="12pt"/>
    </style:style>
    <style:style style:name="T458_44" style:family="text">
      <style:text-properties fo:font-size="12pt" style:font-size-asian="12pt" style:font-size-complex="12pt"/>
    </style:style>
    <style:style style:name="T458_45" style:family="text">
      <style:text-properties fo:font-size="12pt" style:font-size-asian="12pt" style:font-size-complex="12pt"/>
    </style:style>
    <style:style style:name="T458_46" style:family="text">
      <style:text-properties fo:font-size="12pt" style:font-size-asian="12pt" style:font-size-complex="12pt"/>
    </style:style>
    <style:style style:name="T458_47" style:family="text">
      <style:text-properties fo:font-size="12pt" style:font-size-asian="12pt" style:font-size-complex="12pt"/>
    </style:style>
    <style:style style:name="T458_48" style:family="text">
      <style:text-properties fo:font-size="12pt" style:font-size-asian="12pt" style:font-size-complex="12pt"/>
    </style:style>
    <style:style style:name="T458_49" style:family="text">
      <style:text-properties fo:font-size="12pt" style:font-size-asian="12pt" style:font-size-complex="12pt"/>
    </style:style>
    <style:style style:name="T458_50" style:family="text">
      <style:text-properties fo:font-size="12pt" style:font-size-asian="12pt" style:font-size-complex="12pt"/>
    </style:style>
    <style:style style:name="T458_51" style:family="text">
      <style:text-properties fo:font-size="12pt" style:font-size-asian="12pt" style:font-size-complex="12pt"/>
    </style:style>
    <style:style style:name="T458_52" style:family="text">
      <style:text-properties fo:font-size="12pt" style:font-size-asian="12pt" style:font-size-complex="12pt"/>
    </style:style>
    <style:style style:name="T458_53" style:family="text">
      <style:text-properties fo:font-size="12pt" style:font-size-asian="12pt" style:font-size-complex="12pt"/>
    </style:style>
    <style:style style:name="T458_54" style:family="text">
      <style:text-properties fo:font-size="12pt" style:font-size-asian="12pt" style:font-size-complex="12pt"/>
    </style:style>
    <style:style style:name="T458_55" style:family="text">
      <style:text-properties fo:font-size="12pt" style:font-size-asian="12pt" style:font-size-complex="12pt"/>
    </style:style>
    <style:style style:name="T458_56" style:family="text">
      <style:text-properties fo:font-size="12pt" style:font-size-asian="12pt" style:font-size-complex="12pt"/>
    </style:style>
    <style:style style:name="T458_57" style:family="text">
      <style:text-properties fo:font-size="12pt" style:font-size-asian="12pt" style:font-size-complex="12pt"/>
    </style:style>
    <style:style style:name="T458_58" style:family="text">
      <style:text-properties fo:font-size="12pt" style:font-size-asian="12pt" style:font-size-complex="12pt"/>
    </style:style>
    <style:style style:name="T458_59" style:family="text">
      <style:text-properties fo:font-size="12pt" style:font-size-asian="12pt" style:font-size-complex="12pt"/>
    </style:style>
    <style:style style:name="T458_60" style:family="text">
      <style:text-properties fo:font-size="12pt" style:font-size-asian="12pt" style:font-size-complex="12pt"/>
    </style:style>
    <style:style style:name="T458_61" style:family="text">
      <style:text-properties fo:font-size="12pt" style:font-size-asian="12pt" style:font-size-complex="12pt"/>
    </style:style>
    <style:style style:name="T458_62" style:family="text">
      <style:text-properties fo:font-size="12pt" style:font-size-asian="12pt" style:font-size-complex="12pt"/>
    </style:style>
    <style:style style:name="T458_63" style:family="text">
      <style:text-properties fo:font-size="12pt" style:font-size-asian="12pt" style:font-size-complex="12pt"/>
    </style:style>
    <style:style style:name="T458_64" style:family="text">
      <style:text-properties fo:font-size="12pt" style:font-size-asian="12pt" style:font-size-complex="12pt"/>
    </style:style>
    <style:style style:name="T458_65" style:family="text">
      <style:text-properties fo:font-size="12pt" style:font-size-asian="12pt" style:font-size-complex="12pt"/>
    </style:style>
    <style:style style:name="T458_66" style:family="text">
      <style:text-properties fo:font-size="12pt" style:font-size-asian="12pt" style:font-size-complex="12pt"/>
    </style:style>
    <style:style style:name="T458_67" style:family="text">
      <style:text-properties fo:font-size="12pt" style:font-size-asian="12pt" style:font-size-complex="12pt"/>
    </style:style>
    <style:style style:name="T458_68" style:family="text">
      <style:text-properties fo:font-size="12pt" style:font-size-asian="12pt" style:font-size-complex="12pt"/>
    </style:style>
    <style:style style:name="T458_69" style:family="text">
      <style:text-properties fo:font-size="12pt" style:font-size-asian="12pt" style:font-size-complex="12pt"/>
    </style:style>
    <style:style style:name="T458_70" style:family="text">
      <style:text-properties fo:font-size="12pt" style:font-size-asian="12pt" style:font-size-complex="12pt"/>
    </style:style>
    <style:style style:name="T458_71" style:family="text">
      <style:text-properties fo:font-size="12pt" style:font-size-asian="12pt" style:font-size-complex="12pt"/>
    </style:style>
    <style:style style:name="P4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>
      <style:text-properties fo:font-size="12pt" style:font-size-asian="12pt" style:font-size-complex="12pt"/>
    </style:style>
    <style:style style:name="T460_2" style:family="text">
      <style:text-properties fo:font-size="12pt" style:font-size-asian="12pt" style:font-size-complex="12pt"/>
    </style:style>
    <style:style style:name="T460_3" style:family="text">
      <style:text-properties fo:font-size="12pt" style:font-size-asian="12pt" style:font-size-complex="12pt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>
      <style:text-properties fo:font-size="12pt" style:font-size-asian="12pt" style:font-size-complex="12pt"/>
    </style:style>
    <style:style style:name="T461_2" style:family="text">
      <style:text-properties fo:font-size="12pt" style:font-size-asian="12pt" style:font-size-complex="12pt"/>
    </style:style>
    <style:style style:name="T461_3" style:family="text">
      <style:text-properties fo:font-size="12pt" style:font-size-asian="12pt" style:font-size-complex="12pt"/>
    </style:style>
    <style:style style:name="T461_4" style:family="text">
      <style:text-properties fo:font-size="12pt" style:font-size-asian="12pt" style:font-size-complex="12pt"/>
    </style:style>
    <style:style style:name="T461_5" style:family="text">
      <style:text-properties fo:font-size="12pt" style:font-size-asian="12pt" style:font-size-complex="12pt"/>
    </style:style>
    <style:style style:name="T461_6" style:family="text">
      <style:text-properties fo:font-size="12pt" style:font-size-asian="12pt" style:font-size-complex="12pt"/>
    </style:style>
    <style:style style:name="T461_7" style:family="text">
      <style:text-properties fo:font-size="12pt" style:font-size-asian="12pt" style:font-size-complex="12pt"/>
    </style:style>
    <style:style style:name="T461_8" style:family="text">
      <style:text-properties fo:font-size="12pt" style:font-size-asian="12pt" style:font-size-complex="12pt"/>
    </style:style>
    <style:style style:name="T461_9" style:family="text">
      <style:text-properties fo:font-size="12pt" style:font-size-asian="12pt" style:font-size-complex="12pt"/>
    </style:style>
    <style:style style:name="T461_10" style:family="text">
      <style:text-properties fo:font-size="12pt" style:font-size-asian="12pt" style:font-size-complex="12pt"/>
    </style:style>
    <style:style style:name="T461_11" style:family="text">
      <style:text-properties fo:font-size="12pt" style:font-size-asian="12pt" style:font-size-complex="12pt"/>
    </style:style>
    <style:style style:name="T461_12" style:family="text">
      <style:text-properties fo:font-size="12pt" style:font-size-asian="12pt" style:font-size-complex="12pt"/>
    </style:style>
    <style:style style:name="T461_13" style:family="text">
      <style:text-properties fo:font-size="12pt" style:font-size-asian="12pt" style:font-size-complex="12pt"/>
    </style:style>
    <style:style style:name="T461_14" style:family="text">
      <style:text-properties fo:font-size="12pt" style:font-size-asian="12pt" style:font-size-complex="12pt"/>
    </style:style>
    <style:style style:name="T461_15" style:family="text">
      <style:text-properties fo:font-size="12pt" style:font-size-asian="12pt" style:font-size-complex="12pt"/>
    </style:style>
    <style:style style:name="T461_16" style:family="text">
      <style:text-properties fo:font-size="12pt" style:font-size-asian="12pt" style:font-size-complex="12pt"/>
    </style:style>
    <style:style style:name="T461_17" style:family="text">
      <style:text-properties fo:font-size="12pt" style:font-size-asian="12pt" style:font-size-complex="12pt"/>
    </style:style>
    <style:style style:name="T461_18" style:family="text">
      <style:text-properties fo:font-size="12pt" style:font-size-asian="12pt" style:font-size-complex="12pt"/>
    </style:style>
    <style:style style:name="T461_19" style:family="text">
      <style:text-properties fo:font-size="12pt" style:font-size-asian="12pt" style:font-size-complex="12pt"/>
    </style:style>
    <style:style style:name="T461_20" style:family="text">
      <style:text-properties fo:font-size="12pt" style:font-size-asian="12pt" style:font-size-complex="12pt"/>
    </style:style>
    <style:style style:name="T461_21" style:family="text">
      <style:text-properties fo:font-size="12pt" style:font-size-asian="12pt" style:font-size-complex="12pt"/>
    </style:style>
    <style:style style:name="T461_22" style:family="text">
      <style:text-properties fo:font-size="12pt" style:font-size-asian="12pt" style:font-size-complex="12pt"/>
    </style:style>
    <style:style style:name="T461_23" style:family="text">
      <style:text-properties fo:font-size="12pt" style:font-size-asian="12pt" style:font-size-complex="12pt"/>
    </style:style>
    <style:style style:name="T461_24" style:family="text">
      <style:text-properties fo:font-size="12pt" style:font-size-asian="12pt" style:font-size-complex="12pt"/>
    </style:style>
    <style:style style:name="T461_25" style:family="text">
      <style:text-properties fo:font-size="12pt" style:font-size-asian="12pt" style:font-size-complex="12pt"/>
    </style:style>
    <style:style style:name="T461_26" style:family="text">
      <style:text-properties fo:font-size="12pt" style:font-size-asian="12pt" style:font-size-complex="12pt"/>
    </style:style>
    <style:style style:name="T461_27" style:family="text">
      <style:text-properties fo:font-size="12pt" style:font-size-asian="12pt" style:font-size-complex="12pt"/>
    </style:style>
    <style:style style:name="T461_28" style:family="text">
      <style:text-properties fo:font-size="12pt" style:font-size-asian="12pt" style:font-size-complex="12pt"/>
    </style:style>
    <style:style style:name="T461_29" style:family="text">
      <style:text-properties fo:font-size="12pt" style:font-size-asian="12pt" style:font-size-complex="12pt"/>
    </style:style>
    <style:style style:name="T461_30" style:family="text">
      <style:text-properties fo:font-size="12pt" style:font-size-asian="12pt" style:font-size-complex="12pt"/>
    </style:style>
    <style:style style:name="T461_31" style:family="text">
      <style:text-properties fo:font-size="12pt" style:font-size-asian="12pt" style:font-size-complex="12pt"/>
    </style:style>
    <style:style style:name="T461_32" style:family="text">
      <style:text-properties fo:font-size="12pt" style:font-size-asian="12pt" style:font-size-complex="12pt"/>
    </style:style>
    <style:style style:name="T461_33" style:family="text">
      <style:text-properties fo:font-size="12pt" style:font-size-asian="12pt" style:font-size-complex="12pt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>
      <style:text-properties fo:font-size="12pt" style:font-size-asian="12pt" style:font-size-complex="12pt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>
      <style:text-properties fo:font-size="12pt" style:font-size-asian="12pt" style:font-size-complex="12pt"/>
    </style:style>
    <style:style style:name="T463_2" style:family="text">
      <style:text-properties fo:font-size="12pt" style:font-size-asian="12pt" style:font-size-complex="12pt"/>
    </style:style>
    <style:style style:name="T463_3" style:family="text">
      <style:text-properties fo:font-size="12pt" style:font-size-asian="12pt" style:font-size-complex="12pt"/>
    </style:style>
    <style:style style:name="T463_4" style:family="text">
      <style:text-properties fo:font-size="12pt" style:font-size-asian="12pt" style:font-size-complex="12pt"/>
    </style:style>
    <style:style style:name="T463_5" style:family="text">
      <style:text-properties fo:font-size="12pt" style:font-size-asian="12pt" style:font-size-complex="12pt"/>
    </style:style>
    <style:style style:name="T463_6" style:family="text">
      <style:text-properties fo:font-size="12pt" style:font-size-asian="12pt" style:font-size-complex="12pt"/>
    </style:style>
    <style:style style:name="T463_7" style:family="text">
      <style:text-properties fo:font-size="12pt" style:font-size-asian="12pt" style:font-size-complex="12pt"/>
    </style:style>
    <style:style style:name="T463_8" style:family="text">
      <style:text-properties fo:font-size="12pt" style:font-size-asian="12pt" style:font-size-complex="12pt"/>
    </style:style>
    <style:style style:name="T463_9" style:family="text">
      <style:text-properties fo:font-size="12pt" style:font-size-asian="12pt" style:font-size-complex="12pt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>
      <style:text-properties fo:font-size="12pt" style:font-size-asian="12pt" style:font-size-complex="12pt"/>
    </style:style>
    <style:style style:name="T464_2" style:family="text">
      <style:text-properties fo:font-size="12pt" style:font-size-asian="12pt" style:font-size-complex="12pt"/>
    </style:style>
    <style:style style:name="T464_3" style:family="text">
      <style:text-properties fo:font-size="12pt" style:font-size-asian="12pt" style:font-size-complex="12pt"/>
    </style:style>
    <style:style style:name="T464_4" style:family="text">
      <style:text-properties fo:font-size="12pt" style:font-size-asian="12pt" style:font-size-complex="12pt"/>
    </style:style>
    <style:style style:name="T464_5" style:family="text">
      <style:text-properties fo:font-size="12pt" style:font-size-asian="12pt" style:font-size-complex="12pt"/>
    </style:style>
    <style:style style:name="T464_6" style:family="text">
      <style:text-properties fo:font-size="12pt" style:font-size-asian="12pt" style:font-size-complex="12pt"/>
    </style:style>
    <style:style style:name="T464_7" style:family="text">
      <style:text-properties fo:font-size="12pt" style:font-size-asian="12pt" style:font-size-complex="12pt"/>
    </style:style>
    <style:style style:name="T464_8" style:family="text">
      <style:text-properties fo:font-size="12pt" style:font-size-asian="12pt" style:font-size-complex="12pt"/>
    </style:style>
    <style:style style:name="T464_9" style:family="text">
      <style:text-properties fo:font-size="12pt" style:font-size-asian="12pt" style:font-size-complex="12pt"/>
    </style:style>
    <style:style style:name="T464_10" style:family="text">
      <style:text-properties fo:font-size="12pt" style:font-size-asian="12pt" style:font-size-complex="12pt"/>
    </style:style>
    <style:style style:name="T464_11" style:family="text">
      <style:text-properties fo:font-size="12pt" style:font-size-asian="12pt" style:font-size-complex="12pt"/>
    </style:style>
    <style:style style:name="T464_12" style:family="text">
      <style:text-properties fo:font-size="12pt" style:font-size-asian="12pt" style:font-size-complex="12pt"/>
    </style:style>
    <style:style style:name="T464_13" style:family="text">
      <style:text-properties fo:font-size="12pt" style:font-size-asian="12pt" style:font-size-complex="12pt"/>
    </style:style>
    <style:style style:name="T464_14" style:family="text">
      <style:text-properties fo:font-size="12pt" style:font-size-asian="12pt" style:font-size-complex="12pt"/>
    </style:style>
    <style:style style:name="T464_15" style:family="text">
      <style:text-properties fo:font-size="12pt" style:font-size-asian="12pt" style:font-size-complex="12pt"/>
    </style:style>
    <style:style style:name="T464_16" style:family="text">
      <style:text-properties fo:font-size="12pt" style:font-size-asian="12pt" style:font-size-complex="12pt"/>
    </style:style>
    <style:style style:name="T464_17" style:family="text">
      <style:text-properties fo:font-size="12pt" style:font-size-asian="12pt" style:font-size-complex="12pt"/>
    </style:style>
    <style:style style:name="T464_18" style:family="text">
      <style:text-properties fo:font-size="12pt" style:font-size-asian="12pt" style:font-size-complex="12pt"/>
    </style:style>
    <style:style style:name="T464_19" style:family="text">
      <style:text-properties fo:font-size="12pt" style:font-size-asian="12pt" style:font-size-complex="12pt"/>
    </style:style>
    <style:style style:name="T464_20" style:family="text">
      <style:text-properties fo:font-size="12pt" style:font-size-asian="12pt" style:font-size-complex="12pt"/>
    </style:style>
    <style:style style:name="T464_21" style:family="text">
      <style:text-properties fo:font-size="12pt" style:font-size-asian="12pt" style:font-size-complex="12pt"/>
    </style:style>
    <style:style style:name="T464_22" style:family="text">
      <style:text-properties fo:font-size="12pt" style:font-size-asian="12pt" style:font-size-complex="12pt"/>
    </style:style>
    <style:style style:name="T464_23" style:family="text">
      <style:text-properties fo:font-size="12pt" style:font-size-asian="12pt" style:font-size-complex="12pt"/>
    </style:style>
    <style:style style:name="T464_24" style:family="text">
      <style:text-properties fo:font-size="12pt" style:font-size-asian="12pt" style:font-size-complex="12pt"/>
    </style:style>
    <style:style style:name="T464_25" style:family="text">
      <style:text-properties fo:font-size="12pt" style:font-size-asian="12pt" style:font-size-complex="12pt"/>
    </style:style>
    <style:style style:name="T464_26" style:family="text">
      <style:text-properties fo:font-size="12pt" style:font-size-asian="12pt" style:font-size-complex="12pt"/>
    </style:style>
    <style:style style:name="T464_27" style:family="text">
      <style:text-properties fo:font-size="12pt" style:font-size-asian="12pt" style:font-size-complex="12pt"/>
    </style:style>
    <style:style style:name="T464_28" style:family="text">
      <style:text-properties fo:font-size="12pt" style:font-size-asian="12pt" style:font-size-complex="12pt"/>
    </style:style>
    <style:style style:name="T464_29" style:family="text">
      <style:text-properties fo:font-size="12pt" style:font-size-asian="12pt" style:font-size-complex="12pt"/>
    </style:style>
    <style:style style:name="P4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>
      <style:text-properties fo:font-size="12pt" style:font-size-asian="12pt" style:font-size-complex="12pt"/>
    </style:style>
    <style:style style:name="T466_2" style:family="text">
      <style:text-properties fo:font-size="12pt" style:font-size-asian="12pt" style:font-size-complex="12pt"/>
    </style:style>
    <style:style style:name="T466_3" style:family="text">
      <style:text-properties fo:font-size="12pt" style:font-size-asian="12pt" style:font-size-complex="12pt"/>
    </style:style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>
      <style:text-properties fo:font-size="12pt" style:font-size-asian="12pt" style:font-size-complex="12pt"/>
    </style:style>
    <style:style style:name="T467_2" style:family="text">
      <style:text-properties fo:font-size="12pt" style:font-size-asian="12pt" style:font-size-complex="12pt"/>
    </style:style>
    <style:style style:name="T467_3" style:family="text">
      <style:text-properties fo:font-size="12pt" style:font-size-asian="12pt" style:font-size-complex="12pt"/>
    </style:style>
    <style:style style:name="T467_4" style:family="text">
      <style:text-properties fo:font-size="12pt" style:font-size-asian="12pt" style:font-size-complex="12pt"/>
    </style:style>
    <style:style style:name="T467_5" style:family="text">
      <style:text-properties fo:font-size="12pt" style:font-size-asian="12pt" style:font-size-complex="12pt"/>
    </style:style>
    <style:style style:name="T467_6" style:family="text">
      <style:text-properties fo:font-size="12pt" style:font-size-asian="12pt" style:font-size-complex="12pt"/>
    </style:style>
    <style:style style:name="T467_7" style:family="text">
      <style:text-properties fo:font-size="12pt" style:font-size-asian="12pt" style:font-size-complex="12pt"/>
    </style:style>
    <style:style style:name="T467_8" style:family="text">
      <style:text-properties fo:font-size="12pt" style:font-size-asian="12pt" style:font-size-complex="12pt"/>
    </style:style>
    <style:style style:name="T467_9" style:family="text">
      <style:text-properties fo:font-size="12pt" style:font-size-asian="12pt" style:font-size-complex="12pt"/>
    </style:style>
    <style:style style:name="T467_10" style:family="text">
      <style:text-properties fo:font-size="12pt" style:font-size-asian="12pt" style:font-size-complex="12pt"/>
    </style:style>
    <style:style style:name="T467_11" style:family="text">
      <style:text-properties fo:font-size="12pt" style:font-size-asian="12pt" style:font-size-complex="12pt"/>
    </style:style>
    <style:style style:name="T467_12" style:family="text">
      <style:text-properties fo:font-size="12pt" style:font-size-asian="12pt" style:font-size-complex="12pt"/>
    </style:style>
    <style:style style:name="T467_13" style:family="text">
      <style:text-properties fo:font-size="12pt" style:font-size-asian="12pt" style:font-size-complex="12pt"/>
    </style:style>
    <style:style style:name="T467_14" style:family="text">
      <style:text-properties fo:font-size="12pt" style:font-size-asian="12pt" style:font-size-complex="12pt"/>
    </style:style>
    <style:style style:name="T467_15" style:family="text">
      <style:text-properties fo:font-size="12pt" style:font-size-asian="12pt" style:font-size-complex="12pt"/>
    </style:style>
    <style:style style:name="T467_16" style:family="text">
      <style:text-properties fo:font-size="12pt" style:font-size-asian="12pt" style:font-size-complex="12pt"/>
    </style:style>
    <style:style style:name="T467_17" style:family="text">
      <style:text-properties fo:font-size="12pt" style:font-size-asian="12pt" style:font-size-complex="12pt"/>
    </style:style>
    <style:style style:name="T467_18" style:family="text">
      <style:text-properties fo:font-size="12pt" style:font-size-asian="12pt" style:font-size-complex="12pt"/>
    </style:style>
    <style:style style:name="T467_19" style:family="text">
      <style:text-properties fo:font-size="12pt" style:font-size-asian="12pt" style:font-size-complex="12pt"/>
    </style:style>
    <style:style style:name="T467_20" style:family="text">
      <style:text-properties fo:font-size="12pt" style:font-size-asian="12pt" style:font-size-complex="12pt"/>
    </style:style>
    <style:style style:name="T467_21" style:family="text">
      <style:text-properties fo:font-size="12pt" style:font-size-asian="12pt" style:font-size-complex="12pt"/>
    </style:style>
    <style:style style:name="T467_22" style:family="text">
      <style:text-properties fo:font-size="12pt" style:font-size-asian="12pt" style:font-size-complex="12pt"/>
    </style:style>
    <style:style style:name="T467_23" style:family="text">
      <style:text-properties fo:font-size="12pt" style:font-size-asian="12pt" style:font-size-complex="12pt"/>
    </style:style>
    <style:style style:name="T467_24" style:family="text">
      <style:text-properties fo:font-size="12pt" style:font-size-asian="12pt" style:font-size-complex="12pt"/>
    </style:style>
    <style:style style:name="T467_25" style:family="text">
      <style:text-properties fo:font-size="12pt" style:font-size-asian="12pt" style:font-size-complex="12pt"/>
    </style:style>
    <style:style style:name="T467_26" style:family="text">
      <style:text-properties fo:font-size="12pt" style:font-size-asian="12pt" style:font-size-complex="12pt"/>
    </style:style>
    <style:style style:name="T467_27" style:family="text">
      <style:text-properties fo:font-size="12pt" style:font-size-asian="12pt" style:font-size-complex="12pt"/>
    </style:style>
    <style:style style:name="T467_28" style:family="text">
      <style:text-properties fo:font-size="12pt" style:font-size-asian="12pt" style:font-size-complex="12pt"/>
    </style:style>
    <style:style style:name="T467_29" style:family="text">
      <style:text-properties fo:font-size="12pt" style:font-size-asian="12pt" style:font-size-complex="12pt"/>
    </style:style>
    <style:style style:name="T467_30" style:family="text">
      <style:text-properties fo:font-size="12pt" style:font-size-asian="12pt" style:font-size-complex="12pt"/>
    </style:style>
    <style:style style:name="T467_31" style:family="text">
      <style:text-properties fo:font-size="12pt" style:font-size-asian="12pt" style:font-size-complex="12pt"/>
    </style:style>
    <style:style style:name="T467_32" style:family="text">
      <style:text-properties fo:font-size="12pt" style:font-size-asian="12pt" style:font-size-complex="12pt"/>
    </style:style>
    <style:style style:name="T467_33" style:family="text">
      <style:text-properties fo:font-size="12pt" style:font-size-asian="12pt" style:font-size-complex="12pt"/>
    </style:style>
    <style:style style:name="T467_34" style:family="text">
      <style:text-properties fo:font-size="12pt" style:font-size-asian="12pt" style:font-size-complex="12pt"/>
    </style:style>
    <style:style style:name="T467_35" style:family="text">
      <style:text-properties fo:font-size="12pt" style:font-size-asian="12pt" style:font-size-complex="12pt"/>
    </style:style>
    <style:style style:name="T467_36" style:family="text">
      <style:text-properties fo:font-size="12pt" style:font-size-asian="12pt" style:font-size-complex="12pt"/>
    </style:style>
    <style:style style:name="T467_37" style:family="text">
      <style:text-properties fo:font-size="12pt" style:font-size-asian="12pt" style:font-size-complex="12pt"/>
    </style:style>
    <style:style style:name="P4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>
      <style:text-properties fo:font-size="12pt" style:font-size-asian="12pt" style:font-size-complex="12pt"/>
    </style:style>
    <style:style style:name="T469_2" style:family="text">
      <style:text-properties fo:font-size="12pt" style:font-size-asian="12pt" style:font-size-complex="12pt"/>
    </style:style>
    <style:style style:name="T469_3" style:family="text">
      <style:text-properties fo:font-size="12pt" style:font-size-asian="12pt" style:font-size-complex="12pt"/>
    </style:style>
    <style:style style:name="T469_4" style:family="text">
      <style:text-properties fo:font-size="12pt" style:font-size-asian="12pt" style:font-size-complex="12pt"/>
    </style:style>
    <style:style style:name="T469_5" style:family="text">
      <style:text-properties fo:font-size="12pt" style:font-size-asian="12pt" style:font-size-complex="12pt"/>
    </style:style>
    <style:style style:name="T469_6" style:family="text">
      <style:text-properties fo:font-size="12pt" style:font-size-asian="12pt" style:font-size-complex="12pt"/>
    </style:style>
    <style:style style:name="T469_7" style:family="text">
      <style:text-properties fo:font-size="12pt" style:font-size-asian="12pt" style:font-size-complex="12pt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>
      <style:text-properties fo:font-size="12pt" style:font-size-asian="12pt" style:font-size-complex="12pt"/>
    </style:style>
    <style:style style:name="T470_2" style:family="text">
      <style:text-properties fo:font-size="12pt" style:font-size-asian="12pt" style:font-size-complex="12pt"/>
    </style:style>
    <style:style style:name="T470_3" style:family="text">
      <style:text-properties fo:font-size="12pt" style:font-size-asian="12pt" style:font-size-complex="12pt"/>
    </style:style>
    <style:style style:name="T470_4" style:family="text">
      <style:text-properties fo:font-size="12pt" style:font-size-asian="12pt" style:font-size-complex="12pt"/>
    </style:style>
    <style:style style:name="T470_5" style:family="text">
      <style:text-properties fo:font-size="12pt" style:font-size-asian="12pt" style:font-size-complex="12pt"/>
    </style:style>
    <style:style style:name="T470_6" style:family="text">
      <style:text-properties fo:font-size="12pt" style:font-size-asian="12pt" style:font-size-complex="12pt"/>
    </style:style>
    <style:style style:name="T470_7" style:family="text">
      <style:text-properties fo:font-size="12pt" style:font-size-asian="12pt" style:font-size-complex="12pt"/>
    </style:style>
    <style:style style:name="T470_8" style:family="text">
      <style:text-properties fo:font-size="12pt" style:font-size-asian="12pt" style:font-size-complex="12pt"/>
    </style:style>
    <style:style style:name="T470_9" style:family="text">
      <style:text-properties fo:font-size="12pt" style:font-size-asian="12pt" style:font-size-complex="12pt"/>
    </style:style>
    <style:style style:name="T470_10" style:family="text">
      <style:text-properties fo:font-size="12pt" style:font-size-asian="12pt" style:font-size-complex="12pt"/>
    </style:style>
    <style:style style:name="T470_11" style:family="text">
      <style:text-properties fo:font-size="12pt" style:font-size-asian="12pt" style:font-size-complex="12pt"/>
    </style:style>
    <style:style style:name="T470_12" style:family="text">
      <style:text-properties fo:font-size="12pt" style:font-size-asian="12pt" style:font-size-complex="12pt"/>
    </style:style>
    <style:style style:name="T470_13" style:family="text">
      <style:text-properties fo:font-size="12pt" style:font-size-asian="12pt" style:font-size-complex="12pt"/>
    </style:style>
    <style:style style:name="T470_14" style:family="text">
      <style:text-properties fo:font-size="12pt" style:font-size-asian="12pt" style:font-size-complex="12pt"/>
    </style:style>
    <style:style style:name="T470_15" style:family="text">
      <style:text-properties fo:font-size="12pt" style:font-size-asian="12pt" style:font-size-complex="12pt"/>
    </style:style>
    <style:style style:name="T470_16" style:family="text">
      <style:text-properties fo:font-size="12pt" style:font-size-asian="12pt" style:font-size-complex="12pt"/>
    </style:style>
    <style:style style:name="T470_17" style:family="text">
      <style:text-properties fo:font-size="12pt" style:font-size-asian="12pt" style:font-size-complex="12pt"/>
    </style:style>
    <style:style style:name="T470_18" style:family="text">
      <style:text-properties fo:font-size="12pt" style:font-size-asian="12pt" style:font-size-complex="12pt"/>
    </style:style>
    <style:style style:name="T470_19" style:family="text">
      <style:text-properties fo:font-size="12pt" style:font-size-asian="12pt" style:font-size-complex="12pt"/>
    </style:style>
    <style:style style:name="T470_20" style:family="text">
      <style:text-properties fo:font-size="12pt" style:font-size-asian="12pt" style:font-size-complex="12pt"/>
    </style:style>
    <style:style style:name="T470_21" style:family="text">
      <style:text-properties fo:font-size="12pt" style:font-size-asian="12pt" style:font-size-complex="12pt"/>
    </style:style>
    <style:style style:name="T470_22" style:family="text">
      <style:text-properties fo:font-size="12pt" style:font-size-asian="12pt" style:font-size-complex="12pt"/>
    </style:style>
    <style:style style:name="T470_23" style:family="text">
      <style:text-properties fo:font-size="12pt" style:font-size-asian="12pt" style:font-size-complex="12pt"/>
    </style:style>
    <style:style style:name="T470_24" style:family="text">
      <style:text-properties fo:font-size="12pt" style:font-size-asian="12pt" style:font-size-complex="12pt"/>
    </style:style>
    <style:style style:name="T470_25" style:family="text">
      <style:text-properties fo:font-size="12pt" style:font-size-asian="12pt" style:font-size-complex="12pt"/>
    </style:style>
    <style:style style:name="T470_26" style:family="text">
      <style:text-properties fo:font-size="12pt" style:font-size-asian="12pt" style:font-size-complex="12pt"/>
    </style:style>
    <style:style style:name="T470_27" style:family="text">
      <style:text-properties fo:font-size="12pt" style:font-size-asian="12pt" style:font-size-complex="12pt"/>
    </style:style>
    <style:style style:name="P4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>
      <style:text-properties fo:font-size="12pt" style:font-size-asian="12pt" style:font-size-complex="12pt"/>
    </style:style>
    <style:style style:name="T472_2" style:family="text">
      <style:text-properties fo:font-size="12pt" style:font-size-asian="12pt" style:font-size-complex="12pt"/>
    </style:style>
    <style:style style:name="T472_3" style:family="text">
      <style:text-properties fo:font-size="12pt" style:font-size-asian="12pt" style:font-size-complex="12pt"/>
    </style:style>
    <style:style style:name="T472_4" style:family="text">
      <style:text-properties fo:font-size="12pt" style:font-size-asian="12pt" style:font-size-complex="12pt"/>
    </style:style>
    <style:style style:name="T472_5" style:family="text">
      <style:text-properties fo:font-size="12pt" style:font-size-asian="12pt" style:font-size-complex="12pt"/>
    </style:style>
    <style:style style:name="T472_6" style:family="text">
      <style:text-properties fo:font-size="12pt" style:font-size-asian="12pt" style:font-size-complex="12pt"/>
    </style:style>
    <style:style style:name="T472_7" style:family="text">
      <style:text-properties fo:font-size="12pt" style:font-size-asian="12pt" style:font-size-complex="12pt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>
      <style:text-properties fo:font-size="12pt" style:font-size-asian="12pt" style:font-size-complex="12pt"/>
    </style:style>
    <style:style style:name="T473_2" style:family="text">
      <style:text-properties fo:font-size="12pt" style:font-size-asian="12pt" style:font-size-complex="12pt"/>
    </style:style>
    <style:style style:name="T473_3" style:family="text">
      <style:text-properties fo:font-size="12pt" style:font-size-asian="12pt" style:font-size-complex="12pt"/>
    </style:style>
    <style:style style:name="T473_4" style:family="text">
      <style:text-properties fo:font-size="12pt" style:font-size-asian="12pt" style:font-size-complex="12pt"/>
    </style:style>
    <style:style style:name="T473_5" style:family="text">
      <style:text-properties fo:font-size="12pt" style:font-size-asian="12pt" style:font-size-complex="12pt"/>
    </style:style>
    <style:style style:name="T473_6" style:family="text">
      <style:text-properties fo:font-size="12pt" style:font-size-asian="12pt" style:font-size-complex="12pt"/>
    </style:style>
    <style:style style:name="T473_7" style:family="text">
      <style:text-properties fo:font-size="12pt" style:font-size-asian="12pt" style:font-size-complex="12pt"/>
    </style:style>
    <style:style style:name="T473_8" style:family="text">
      <style:text-properties fo:font-size="12pt" style:font-size-asian="12pt" style:font-size-complex="12pt"/>
    </style:style>
    <style:style style:name="T473_9" style:family="text">
      <style:text-properties fo:font-size="12pt" style:font-size-asian="12pt" style:font-size-complex="12pt"/>
    </style:style>
    <style:style style:name="T473_10" style:family="text">
      <style:text-properties fo:font-size="12pt" style:font-size-asian="12pt" style:font-size-complex="12pt"/>
    </style:style>
    <style:style style:name="T473_11" style:family="text">
      <style:text-properties fo:font-size="12pt" style:font-size-asian="12pt" style:font-size-complex="12pt"/>
    </style:style>
    <style:style style:name="T473_12" style:family="text">
      <style:text-properties fo:font-size="12pt" style:font-size-asian="12pt" style:font-size-complex="12pt"/>
    </style:style>
    <style:style style:name="T473_13" style:family="text">
      <style:text-properties fo:font-size="12pt" style:font-size-asian="12pt" style:font-size-complex="12pt"/>
    </style:style>
    <style:style style:name="T473_14" style:family="text">
      <style:text-properties fo:font-size="12pt" style:font-size-asian="12pt" style:font-size-complex="12pt"/>
    </style:style>
    <style:style style:name="T473_15" style:family="text">
      <style:text-properties fo:font-size="12pt" style:font-size-asian="12pt" style:font-size-complex="12pt"/>
    </style:style>
    <style:style style:name="T473_16" style:family="text">
      <style:text-properties fo:font-size="12pt" style:font-size-asian="12pt" style:font-size-complex="12pt"/>
    </style:style>
    <style:style style:name="T473_17" style:family="text">
      <style:text-properties fo:font-size="12pt" style:font-size-asian="12pt" style:font-size-complex="12pt"/>
    </style:style>
    <style:style style:name="T473_18" style:family="text">
      <style:text-properties fo:font-size="12pt" style:font-size-asian="12pt" style:font-size-complex="12pt"/>
    </style:style>
    <style:style style:name="T473_19" style:family="text">
      <style:text-properties fo:font-size="12pt" style:font-size-asian="12pt" style:font-size-complex="12pt"/>
    </style:style>
    <style:style style:name="P4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>
      <style:text-properties fo:font-size="12pt" style:font-size-asian="12pt" style:font-size-complex="12pt"/>
    </style:style>
    <style:style style:name="T477_2" style:family="text">
      <style:text-properties fo:font-size="12pt" style:font-size-asian="12pt" style:font-size-complex="12pt"/>
    </style:style>
    <style:style style:name="T477_3" style:family="text">
      <style:text-properties fo:font-size="12pt" style:font-size-asian="12pt" style:font-size-complex="12pt"/>
    </style:style>
    <style:style style:name="T477_4" style:family="text">
      <style:text-properties fo:font-size="12pt" style:font-size-asian="12pt" style:font-size-complex="12pt"/>
    </style:style>
    <style:style style:name="T477_5" style:family="text">
      <style:text-properties fo:font-size="12pt" style:font-size-asian="12pt" style:font-size-complex="12pt"/>
    </style:style>
    <style:style style:name="T477_6" style:family="text">
      <style:text-properties fo:font-size="12pt" style:font-size-asian="12pt" style:font-size-complex="12pt"/>
    </style:style>
    <style:style style:name="T477_7" style:family="text">
      <style:text-properties fo:font-size="12pt" style:font-size-asian="12pt" style:font-size-complex="12pt"/>
    </style:style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>
      <style:text-properties fo:font-size="12pt" style:font-size-asian="12pt" style:font-size-complex="12pt"/>
    </style:style>
    <style:style style:name="T478_2" style:family="text">
      <style:text-properties fo:font-size="12pt" style:font-size-asian="12pt" style:font-size-complex="12pt"/>
    </style:style>
    <style:style style:name="T478_3" style:family="text">
      <style:text-properties fo:font-size="12pt" style:font-size-asian="12pt" style:font-size-complex="12pt"/>
    </style:style>
    <style:style style:name="T478_4" style:family="text">
      <style:text-properties fo:font-size="12pt" style:font-size-asian="12pt" style:font-size-complex="12pt"/>
    </style:style>
    <style:style style:name="T478_5" style:family="text">
      <style:text-properties fo:font-size="12pt" style:font-size-asian="12pt" style:font-size-complex="12pt"/>
    </style:style>
    <style:style style:name="T478_6" style:family="text">
      <style:text-properties fo:font-size="12pt" style:font-size-asian="12pt" style:font-size-complex="12pt"/>
    </style:style>
    <style:style style:name="T478_7" style:family="text">
      <style:text-properties fo:font-size="12pt" style:font-size-asian="12pt" style:font-size-complex="12pt"/>
    </style:style>
    <style:style style:name="T478_8" style:family="text">
      <style:text-properties fo:font-size="12pt" style:font-size-asian="12pt" style:font-size-complex="12pt"/>
    </style:style>
    <style:style style:name="T478_9" style:family="text">
      <style:text-properties fo:font-size="12pt" style:font-size-asian="12pt" style:font-size-complex="12pt"/>
    </style:style>
    <style:style style:name="T478_10" style:family="text">
      <style:text-properties fo:font-size="12pt" style:font-size-asian="12pt" style:font-size-complex="12pt"/>
    </style:style>
    <style:style style:name="T478_11" style:family="text">
      <style:text-properties fo:font-size="12pt" style:font-size-asian="12pt" style:font-size-complex="12pt"/>
    </style:style>
    <style:style style:name="T478_12" style:family="text">
      <style:text-properties fo:font-size="12pt" style:font-size-asian="12pt" style:font-size-complex="12pt"/>
    </style:style>
    <style:style style:name="T478_13" style:family="text">
      <style:text-properties fo:font-size="12pt" style:font-size-asian="12pt" style:font-size-complex="12pt"/>
    </style:style>
    <style:style style:name="T478_14" style:family="text">
      <style:text-properties fo:font-size="12pt" style:font-size-asian="12pt" style:font-size-complex="12pt"/>
    </style:style>
    <style:style style:name="T478_15" style:family="text">
      <style:text-properties fo:font-size="12pt" style:font-size-asian="12pt" style:font-size-complex="12pt"/>
    </style:style>
    <style:style style:name="T478_16" style:family="text">
      <style:text-properties fo:font-size="12pt" style:font-size-asian="12pt" style:font-size-complex="12pt"/>
    </style:style>
    <style:style style:name="T478_17" style:family="text">
      <style:text-properties fo:font-size="12pt" style:font-size-asian="12pt" style:font-size-complex="12pt"/>
    </style:style>
    <style:style style:name="T478_18" style:family="text">
      <style:text-properties fo:font-size="12pt" style:font-size-asian="12pt" style:font-size-complex="12pt"/>
    </style:style>
    <style:style style:name="T478_19" style:family="text">
      <style:text-properties fo:font-size="12pt" style:font-size-asian="12pt" style:font-size-complex="12pt"/>
    </style:style>
    <style:style style:name="T478_20" style:family="text">
      <style:text-properties fo:font-size="12pt" style:font-size-asian="12pt" style:font-size-complex="12pt"/>
    </style:style>
    <style:style style:name="T478_21" style:family="text">
      <style:text-properties fo:font-size="12pt" style:font-size-asian="12pt" style:font-size-complex="12pt"/>
    </style:style>
    <style:style style:name="T478_22" style:family="text">
      <style:text-properties fo:font-size="12pt" style:font-size-asian="12pt" style:font-size-complex="12pt"/>
    </style:style>
    <style:style style:name="T478_23" style:family="text">
      <style:text-properties fo:font-size="12pt" style:font-size-asian="12pt" style:font-size-complex="12pt"/>
    </style:style>
    <style:style style:name="T478_24" style:family="text">
      <style:text-properties fo:font-size="12pt" style:font-size-asian="12pt" style:font-size-complex="12pt"/>
    </style:style>
    <style:style style:name="T478_25" style:family="text">
      <style:text-properties fo:font-size="12pt" style:font-size-asian="12pt" style:font-size-complex="12pt"/>
    </style:style>
    <style:style style:name="T478_26" style:family="text">
      <style:text-properties fo:font-size="12pt" style:font-size-asian="12pt" style:font-size-complex="12pt"/>
    </style:style>
    <style:style style:name="T478_27" style:family="text">
      <style:text-properties fo:font-size="12pt" style:font-size-asian="12pt" style:font-size-complex="12pt"/>
    </style:style>
    <style:style style:name="T478_28" style:family="text">
      <style:text-properties fo:font-size="12pt" style:font-size-asian="12pt" style:font-size-complex="12pt"/>
    </style:style>
    <style:style style:name="T478_29" style:family="text">
      <style:text-properties fo:font-size="12pt" style:font-size-asian="12pt" style:font-size-complex="12pt"/>
    </style:style>
    <style:style style:name="T478_30" style:family="text">
      <style:text-properties fo:font-size="12pt" style:font-size-asian="12pt" style:font-size-complex="12pt"/>
    </style:style>
    <style:style style:name="T478_31" style:family="text">
      <style:text-properties fo:font-size="12pt" style:font-size-asian="12pt" style:font-size-complex="12pt"/>
    </style:style>
    <style:style style:name="T478_32" style:family="text">
      <style:text-properties fo:font-size="12pt" style:font-size-asian="12pt" style:font-size-complex="12pt"/>
    </style:style>
    <style:style style:name="T478_33" style:family="text">
      <style:text-properties fo:font-size="12pt" style:font-size-asian="12pt" style:font-size-complex="12pt"/>
    </style:style>
    <style:style style:name="T478_34" style:family="text">
      <style:text-properties fo:font-size="12pt" style:font-size-asian="12pt" style:font-size-complex="12pt"/>
    </style:style>
    <style:style style:name="T478_35" style:family="text">
      <style:text-properties fo:font-size="12pt" style:font-size-asian="12pt" style:font-size-complex="12pt"/>
    </style:style>
    <style:style style:name="T478_36" style:family="text">
      <style:text-properties fo:font-size="12pt" style:font-size-asian="12pt" style:font-size-complex="12pt"/>
    </style:style>
    <style:style style:name="T478_37" style:family="text">
      <style:text-properties fo:font-size="12pt" style:font-size-asian="12pt" style:font-size-complex="12pt"/>
    </style:style>
    <style:style style:name="T478_38" style:family="text">
      <style:text-properties fo:font-size="12pt" style:font-size-asian="12pt" style:font-size-complex="12pt"/>
    </style:style>
    <style:style style:name="T478_39" style:family="text">
      <style:text-properties fo:font-size="12pt" style:font-size-asian="12pt" style:font-size-complex="12pt"/>
    </style:style>
    <style:style style:name="T478_40" style:family="text">
      <style:text-properties fo:font-size="12pt" style:font-size-asian="12pt" style:font-size-complex="12pt"/>
    </style:style>
    <style:style style:name="T478_41" style:family="text">
      <style:text-properties fo:font-size="12pt" style:font-size-asian="12pt" style:font-size-complex="12pt"/>
    </style:style>
    <style:style style:name="T478_42" style:family="text">
      <style:text-properties fo:font-size="12pt" style:font-size-asian="12pt" style:font-size-complex="12pt"/>
    </style:style>
    <style:style style:name="T478_43" style:family="text">
      <style:text-properties fo:font-size="12pt" style:font-size-asian="12pt" style:font-size-complex="12pt"/>
    </style:style>
    <style:style style:name="T478_44" style:family="text">
      <style:text-properties fo:font-size="12pt" style:font-size-asian="12pt" style:font-size-complex="12pt"/>
    </style:style>
    <style:style style:name="T478_45" style:family="text">
      <style:text-properties fo:font-size="12pt" style:font-size-asian="12pt" style:font-size-complex="12pt"/>
    </style:style>
    <style:style style:name="T478_46" style:family="text">
      <style:text-properties fo:font-size="12pt" style:font-size-asian="12pt" style:font-size-complex="12pt"/>
    </style:style>
    <style:style style:name="T478_47" style:family="text">
      <style:text-properties fo:font-size="12pt" style:font-size-asian="12pt" style:font-size-complex="12pt"/>
    </style:style>
    <style:style style:name="T478_48" style:family="text">
      <style:text-properties fo:font-size="12pt" style:font-size-asian="12pt" style:font-size-complex="12pt"/>
    </style:style>
    <style:style style:name="T478_49" style:family="text">
      <style:text-properties fo:font-size="12pt" style:font-size-asian="12pt" style:font-size-complex="12pt"/>
    </style:style>
    <style:style style:name="T478_50" style:family="text">
      <style:text-properties fo:font-size="12pt" style:font-size-asian="12pt" style:font-size-complex="12pt"/>
    </style:style>
    <style:style style:name="T478_51" style:family="text">
      <style:text-properties fo:font-size="12pt" style:font-size-asian="12pt" style:font-size-complex="12pt"/>
    </style:style>
    <style:style style:name="T478_52" style:family="text">
      <style:text-properties fo:font-size="12pt" style:font-size-asian="12pt" style:font-size-complex="12pt"/>
    </style:style>
    <style:style style:name="T478_53" style:family="text">
      <style:text-properties fo:font-size="12pt" style:font-size-asian="12pt" style:font-size-complex="12pt"/>
    </style:style>
    <style:style style:name="T478_54" style:family="text">
      <style:text-properties fo:font-size="12pt" style:font-size-asian="12pt" style:font-size-complex="12pt"/>
    </style:style>
    <style:style style:name="T478_55" style:family="text">
      <style:text-properties fo:font-size="12pt" style:font-size-asian="12pt" style:font-size-complex="12pt"/>
    </style:style>
    <style:style style:name="T478_56" style:family="text">
      <style:text-properties fo:font-size="12pt" style:font-size-asian="12pt" style:font-size-complex="12pt"/>
    </style:style>
    <style:style style:name="T478_57" style:family="text">
      <style:text-properties fo:font-size="12pt" style:font-size-asian="12pt" style:font-size-complex="12pt"/>
    </style:style>
    <style:style style:name="P47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>
      <style:text-properties fo:font-size="12pt" style:font-size-asian="12pt" style:font-size-complex="12pt"/>
    </style:style>
    <style:style style:name="T480_2" style:family="text">
      <style:text-properties fo:font-size="12pt" style:font-size-asian="12pt" style:font-size-complex="12pt"/>
    </style:style>
    <style:style style:name="T480_3" style:family="text">
      <style:text-properties fo:font-size="12pt" style:font-size-asian="12pt" style:font-size-complex="12pt"/>
    </style:style>
    <style:style style:name="T480_4" style:family="text">
      <style:text-properties fo:font-size="12pt" style:font-size-asian="12pt" style:font-size-complex="12pt"/>
    </style:style>
    <style:style style:name="T480_5" style:family="text">
      <style:text-properties fo:font-size="12pt" style:font-size-asian="12pt" style:font-size-complex="12pt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fo:font-size="12pt" style:font-size-asian="12pt" style:font-size-complex="12pt"/>
    </style:style>
    <style:style style:name="T481_2" style:family="text">
      <style:text-properties fo:font-size="12pt" style:font-size-asian="12pt" style:font-size-complex="12pt"/>
    </style:style>
    <style:style style:name="T481_3" style:family="text">
      <style:text-properties fo:font-size="12pt" style:font-size-asian="12pt" style:font-size-complex="12pt"/>
    </style:style>
    <style:style style:name="T481_4" style:family="text">
      <style:text-properties fo:font-size="12pt" style:font-size-asian="12pt" style:font-size-complex="12pt"/>
    </style:style>
    <style:style style:name="T481_5" style:family="text">
      <style:text-properties fo:font-size="12pt" style:font-size-asian="12pt" style:font-size-complex="12pt"/>
    </style:style>
    <style:style style:name="T481_6" style:family="text">
      <style:text-properties fo:font-size="12pt" style:font-size-asian="12pt" style:font-size-complex="12pt"/>
    </style:style>
    <style:style style:name="T481_7" style:family="text">
      <style:text-properties fo:font-size="12pt" style:font-size-asian="12pt" style:font-size-complex="12pt"/>
    </style:style>
    <style:style style:name="T481_8" style:family="text">
      <style:text-properties fo:font-size="12pt" style:font-size-asian="12pt" style:font-size-complex="12pt"/>
    </style:style>
    <style:style style:name="T481_9" style:family="text">
      <style:text-properties fo:font-size="12pt" style:font-size-asian="12pt" style:font-size-complex="12pt"/>
    </style:style>
    <style:style style:name="T481_10" style:family="text">
      <style:text-properties fo:font-size="12pt" style:font-size-asian="12pt" style:font-size-complex="12pt"/>
    </style:style>
    <style:style style:name="T481_11" style:family="text">
      <style:text-properties fo:font-size="12pt" style:font-size-asian="12pt" style:font-size-complex="12pt"/>
    </style:style>
    <style:style style:name="T481_12" style:family="text">
      <style:text-properties fo:font-size="12pt" style:font-size-asian="12pt" style:font-size-complex="12pt"/>
    </style:style>
    <style:style style:name="T481_13" style:family="text">
      <style:text-properties fo:font-size="12pt" style:font-size-asian="12pt" style:font-size-complex="12pt"/>
    </style:style>
    <style:style style:name="T481_14" style:family="text">
      <style:text-properties fo:font-size="12pt" style:font-size-asian="12pt" style:font-size-complex="12pt"/>
    </style:style>
    <style:style style:name="T481_15" style:family="text">
      <style:text-properties fo:font-size="12pt" style:font-size-asian="12pt" style:font-size-complex="12pt"/>
    </style:style>
    <style:style style:name="T481_16" style:family="text">
      <style:text-properties fo:font-size="12pt" style:font-size-asian="12pt" style:font-size-complex="12pt"/>
    </style:style>
    <style:style style:name="T481_17" style:family="text">
      <style:text-properties fo:font-size="12pt" style:font-size-asian="12pt" style:font-size-complex="12pt"/>
    </style:style>
    <style:style style:name="T481_18" style:family="text">
      <style:text-properties fo:font-size="12pt" style:font-size-asian="12pt" style:font-size-complex="12pt"/>
    </style:style>
    <style:style style:name="T481_19" style:family="text">
      <style:text-properties fo:font-size="12pt" style:font-size-asian="12pt" style:font-size-complex="12pt"/>
    </style:style>
    <style:style style:name="T481_20" style:family="text">
      <style:text-properties fo:font-size="12pt" style:font-size-asian="12pt" style:font-size-complex="12pt"/>
    </style:style>
    <style:style style:name="T481_21" style:family="text">
      <style:text-properties fo:font-size="12pt" style:font-size-asian="12pt" style:font-size-complex="12pt"/>
    </style:style>
    <style:style style:name="T481_22" style:family="text">
      <style:text-properties fo:font-size="12pt" style:font-size-asian="12pt" style:font-size-complex="12pt"/>
    </style:style>
    <style:style style:name="T481_23" style:family="text">
      <style:text-properties fo:font-size="12pt" style:font-size-asian="12pt" style:font-size-complex="12pt"/>
    </style:style>
    <style:style style:name="T481_24" style:family="text">
      <style:text-properties fo:font-size="12pt" style:font-size-asian="12pt" style:font-size-complex="12pt"/>
    </style:style>
    <style:style style:name="T481_25" style:family="text">
      <style:text-properties fo:font-size="12pt" style:font-size-asian="12pt" style:font-size-complex="12pt"/>
    </style:style>
    <style:style style:name="T481_26" style:family="text">
      <style:text-properties fo:font-size="12pt" style:font-size-asian="12pt" style:font-size-complex="12pt"/>
    </style:style>
    <style:style style:name="T481_27" style:family="text">
      <style:text-properties fo:font-size="12pt" style:font-size-asian="12pt" style:font-size-complex="12pt"/>
    </style:style>
    <style:style style:name="T481_28" style:family="text">
      <style:text-properties fo:font-size="12pt" style:font-size-asian="12pt" style:font-size-complex="12pt"/>
    </style:style>
    <style:style style:name="T481_29" style:family="text">
      <style:text-properties fo:font-size="12pt" style:font-size-asian="12pt" style:font-size-complex="12pt"/>
    </style:style>
    <style:style style:name="T481_30" style:family="text">
      <style:text-properties fo:font-size="12pt" style:font-size-asian="12pt" style:font-size-complex="12pt"/>
    </style:style>
    <style:style style:name="T481_31" style:family="text">
      <style:text-properties fo:font-size="12pt" style:font-size-asian="12pt" style:font-size-complex="12pt"/>
    </style:style>
    <style:style style:name="T481_32" style:family="text">
      <style:text-properties fo:font-size="12pt" style:font-size-asian="12pt" style:font-size-complex="12pt"/>
    </style:style>
    <style:style style:name="T481_33" style:family="text">
      <style:text-properties fo:font-size="12pt" style:font-size-asian="12pt" style:font-size-complex="12pt"/>
    </style:style>
    <style:style style:name="T481_34" style:family="text">
      <style:text-properties fo:font-size="12pt" style:font-size-asian="12pt" style:font-size-complex="12pt"/>
    </style:style>
    <style:style style:name="T481_35" style:family="text">
      <style:text-properties fo:font-size="12pt" style:font-size-asian="12pt" style:font-size-complex="12pt"/>
    </style:style>
    <style:style style:name="T481_36" style:family="text">
      <style:text-properties fo:font-size="12pt" style:font-size-asian="12pt" style:font-size-complex="12pt"/>
    </style:style>
    <style:style style:name="T481_37" style:family="text">
      <style:text-properties fo:font-size="12pt" style:font-size-asian="12pt" style:font-size-complex="12pt"/>
    </style:style>
    <style:style style:name="T481_38" style:family="text">
      <style:text-properties fo:font-size="12pt" style:font-size-asian="12pt" style:font-size-complex="12pt"/>
    </style:style>
    <style:style style:name="T481_39" style:family="text">
      <style:text-properties fo:font-size="12pt" style:font-size-asian="12pt" style:font-size-complex="12pt"/>
    </style:style>
    <style:style style:name="T481_40" style:family="text">
      <style:text-properties fo:font-size="12pt" style:font-size-asian="12pt" style:font-size-complex="12pt"/>
    </style:style>
    <style:style style:name="T481_41" style:family="text">
      <style:text-properties fo:font-size="12pt" style:font-size-asian="12pt" style:font-size-complex="12pt"/>
    </style:style>
    <style:style style:name="T481_42" style:family="text">
      <style:text-properties fo:font-size="12pt" style:font-size-asian="12pt" style:font-size-complex="12pt"/>
    </style:style>
    <style:style style:name="T481_43" style:family="text">
      <style:text-properties fo:font-size="12pt" style:font-size-asian="12pt" style:font-size-complex="12pt"/>
    </style:style>
    <style:style style:name="T481_44" style:family="text">
      <style:text-properties fo:font-size="12pt" style:font-size-asian="12pt" style:font-size-complex="12pt"/>
    </style:style>
    <style:style style:name="T481_45" style:family="text">
      <style:text-properties fo:font-size="12pt" style:font-size-asian="12pt" style:font-size-complex="12pt"/>
    </style:style>
    <style:style style:name="T481_46" style:family="text">
      <style:text-properties fo:font-size="12pt" style:font-size-asian="12pt" style:font-size-complex="12pt"/>
    </style:style>
    <style:style style:name="T481_47" style:family="text">
      <style:text-properties fo:font-size="12pt" style:font-size-asian="12pt" style:font-size-complex="12pt"/>
    </style:style>
    <style:style style:name="T481_48" style:family="text">
      <style:text-properties fo:font-size="12pt" style:font-size-asian="12pt" style:font-size-complex="12pt"/>
    </style:style>
    <style:style style:name="T481_49" style:family="text">
      <style:text-properties fo:font-size="12pt" style:font-size-asian="12pt" style:font-size-complex="12pt"/>
    </style:style>
    <style:style style:name="T481_50" style:family="text">
      <style:text-properties fo:font-size="12pt" style:font-size-asian="12pt" style:font-size-complex="12pt"/>
    </style:style>
    <style:style style:name="T481_51" style:family="text">
      <style:text-properties fo:font-size="12pt" style:font-size-asian="12pt" style:font-size-complex="12pt"/>
    </style:style>
    <style:style style:name="T481_52" style:family="text">
      <style:text-properties fo:font-size="12pt" style:font-size-asian="12pt" style:font-size-complex="12pt"/>
    </style:style>
    <style:style style:name="T481_53" style:family="text">
      <style:text-properties fo:font-size="12pt" style:font-size-asian="12pt" style:font-size-complex="12pt"/>
    </style:style>
    <style:style style:name="T481_54" style:family="text">
      <style:text-properties fo:font-size="12pt" style:font-size-asian="12pt" style:font-size-complex="12pt"/>
    </style:style>
    <style:style style:name="T481_55" style:family="text">
      <style:text-properties fo:font-size="12pt" style:font-size-asian="12pt" style:font-size-complex="12pt"/>
    </style:style>
    <style:style style:name="T481_56" style:family="text">
      <style:text-properties fo:font-size="12pt" style:font-size-asian="12pt" style:font-size-complex="12pt"/>
    </style:style>
    <style:style style:name="T481_57" style:family="text">
      <style:text-properties fo:font-size="12pt" style:font-size-asian="12pt" style:font-size-complex="12pt"/>
    </style:style>
    <style:style style:name="T481_58" style:family="text">
      <style:text-properties fo:font-size="12pt" style:font-size-asian="12pt" style:font-size-complex="12pt"/>
    </style:style>
    <style:style style:name="T481_59" style:family="text">
      <style:text-properties fo:font-size="12pt" style:font-size-asian="12pt" style:font-size-complex="12pt"/>
    </style:style>
    <style:style style:name="T481_60" style:family="text">
      <style:text-properties fo:font-size="12pt" style:font-size-asian="12pt" style:font-size-complex="12pt"/>
    </style:style>
    <style:style style:name="T481_61" style:family="text">
      <style:text-properties fo:font-size="12pt" style:font-size-asian="12pt" style:font-size-complex="12pt"/>
    </style:style>
    <style:style style:name="T481_62" style:family="text">
      <style:text-properties fo:font-size="12pt" style:font-size-asian="12pt" style:font-size-complex="12pt"/>
    </style:style>
    <style:style style:name="T481_63" style:family="text">
      <style:text-properties fo:font-size="12pt" style:font-size-asian="12pt" style:font-size-complex="12pt"/>
    </style:style>
    <style:style style:name="P4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>
      <style:text-properties fo:font-size="12pt" style:font-size-asian="12pt" style:font-size-complex="12pt"/>
    </style:style>
    <style:style style:name="T483_2" style:family="text">
      <style:text-properties fo:font-size="12pt" style:font-size-asian="12pt" style:font-size-complex="12pt"/>
    </style:style>
    <style:style style:name="T483_3" style:family="text">
      <style:text-properties fo:font-size="12pt" style:font-size-asian="12pt" style:font-size-complex="12pt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>
      <style:text-properties fo:font-size="12pt" style:font-size-asian="12pt" style:font-size-complex="12pt"/>
    </style:style>
    <style:style style:name="T484_2" style:family="text">
      <style:text-properties fo:font-size="12pt" style:font-size-asian="12pt" style:font-size-complex="12pt"/>
    </style:style>
    <style:style style:name="T484_3" style:family="text">
      <style:text-properties fo:font-size="12pt" style:font-size-asian="12pt" style:font-size-complex="12pt"/>
    </style:style>
    <style:style style:name="T484_4" style:family="text">
      <style:text-properties fo:font-size="12pt" style:font-size-asian="12pt" style:font-size-complex="12pt"/>
    </style:style>
    <style:style style:name="T484_5" style:family="text">
      <style:text-properties fo:font-size="12pt" style:font-size-asian="12pt" style:font-size-complex="12pt"/>
    </style:style>
    <style:style style:name="T484_6" style:family="text">
      <style:text-properties fo:font-size="12pt" style:font-size-asian="12pt" style:font-size-complex="12pt"/>
    </style:style>
    <style:style style:name="T484_7" style:family="text">
      <style:text-properties fo:font-size="12pt" style:font-size-asian="12pt" style:font-size-complex="12pt"/>
    </style:style>
    <style:style style:name="T484_8" style:family="text">
      <style:text-properties fo:font-size="12pt" style:font-size-asian="12pt" style:font-size-complex="12pt"/>
    </style:style>
    <style:style style:name="T484_9" style:family="text">
      <style:text-properties fo:font-size="12pt" style:font-size-asian="12pt" style:font-size-complex="12pt"/>
    </style:style>
    <style:style style:name="T484_10" style:family="text">
      <style:text-properties fo:font-size="12pt" style:font-size-asian="12pt" style:font-size-complex="12pt"/>
    </style:style>
    <style:style style:name="T484_11" style:family="text">
      <style:text-properties fo:font-size="12pt" style:font-size-asian="12pt" style:font-size-complex="12pt"/>
    </style:style>
    <style:style style:name="T484_12" style:family="text">
      <style:text-properties fo:font-size="12pt" style:font-size-asian="12pt" style:font-size-complex="12pt"/>
    </style:style>
    <style:style style:name="T484_13" style:family="text">
      <style:text-properties fo:font-size="12pt" style:font-size-asian="12pt" style:font-size-complex="12pt"/>
    </style:style>
    <style:style style:name="T484_14" style:family="text">
      <style:text-properties fo:font-size="12pt" style:font-size-asian="12pt" style:font-size-complex="12pt"/>
    </style:style>
    <style:style style:name="T484_15" style:family="text">
      <style:text-properties fo:font-size="12pt" style:font-size-asian="12pt" style:font-size-complex="12pt"/>
    </style:style>
    <style:style style:name="T484_16" style:family="text">
      <style:text-properties fo:font-size="12pt" style:font-size-asian="12pt" style:font-size-complex="12pt"/>
    </style:style>
    <style:style style:name="T484_17" style:family="text">
      <style:text-properties fo:font-size="12pt" style:font-size-asian="12pt" style:font-size-complex="12pt"/>
    </style:style>
    <style:style style:name="T484_18" style:family="text">
      <style:text-properties fo:font-size="12pt" style:font-size-asian="12pt" style:font-size-complex="12pt"/>
    </style:style>
    <style:style style:name="T484_19" style:family="text">
      <style:text-properties fo:font-size="12pt" style:font-size-asian="12pt" style:font-size-complex="12pt"/>
    </style:style>
    <style:style style:name="T484_20" style:family="text">
      <style:text-properties fo:font-size="12pt" style:font-size-asian="12pt" style:font-size-complex="12pt"/>
    </style:style>
    <style:style style:name="T484_21" style:family="text">
      <style:text-properties fo:font-size="12pt" style:font-size-asian="12pt" style:font-size-complex="12pt"/>
    </style:style>
    <style:style style:name="T484_22" style:family="text">
      <style:text-properties fo:font-size="12pt" style:font-size-asian="12pt" style:font-size-complex="12pt"/>
    </style:style>
    <style:style style:name="T484_23" style:family="text">
      <style:text-properties fo:font-size="12pt" style:font-size-asian="12pt" style:font-size-complex="12pt"/>
    </style:style>
    <style:style style:name="T484_24" style:family="text">
      <style:text-properties fo:font-size="12pt" style:font-size-asian="12pt" style:font-size-complex="12pt"/>
    </style:style>
    <style:style style:name="T484_25" style:family="text">
      <style:text-properties fo:font-size="12pt" style:font-size-asian="12pt" style:font-size-complex="12pt"/>
    </style:style>
    <style:style style:name="T484_26" style:family="text">
      <style:text-properties fo:font-size="12pt" style:font-size-asian="12pt" style:font-size-complex="12pt"/>
    </style:style>
    <style:style style:name="T484_27" style:family="text">
      <style:text-properties fo:font-size="12pt" style:font-size-asian="12pt" style:font-size-complex="12pt"/>
    </style:style>
    <style:style style:name="T484_28" style:family="text">
      <style:text-properties fo:font-size="12pt" style:font-size-asian="12pt" style:font-size-complex="12pt"/>
    </style:style>
    <style:style style:name="T484_29" style:family="text">
      <style:text-properties fo:font-size="12pt" style:font-size-asian="12pt" style:font-size-complex="12pt"/>
    </style:style>
    <style:style style:name="T484_30" style:family="text">
      <style:text-properties fo:font-size="12pt" style:font-size-asian="12pt" style:font-size-complex="12pt"/>
    </style:style>
    <style:style style:name="T484_31" style:family="text">
      <style:text-properties fo:font-size="12pt" style:font-size-asian="12pt" style:font-size-complex="12pt"/>
    </style:style>
    <style:style style:name="T484_32" style:family="text">
      <style:text-properties fo:font-size="12pt" style:font-size-asian="12pt" style:font-size-complex="12pt"/>
    </style:style>
    <style:style style:name="T484_33" style:family="text">
      <style:text-properties fo:font-size="12pt" style:font-size-asian="12pt" style:font-size-complex="12pt"/>
    </style:style>
    <style:style style:name="T484_34" style:family="text">
      <style:text-properties fo:font-size="12pt" style:font-size-asian="12pt" style:font-size-complex="12pt"/>
    </style:style>
    <style:style style:name="T484_35" style:family="text">
      <style:text-properties fo:font-size="12pt" style:font-size-asian="12pt" style:font-size-complex="12pt"/>
    </style:style>
    <style:style style:name="T484_36" style:family="text">
      <style:text-properties fo:font-size="12pt" style:font-size-asian="12pt" style:font-size-complex="12pt"/>
    </style:style>
    <style:style style:name="T484_37" style:family="text">
      <style:text-properties fo:font-size="12pt" style:font-size-asian="12pt" style:font-size-complex="12pt"/>
    </style:style>
    <style:style style:name="T484_38" style:family="text">
      <style:text-properties fo:font-size="12pt" style:font-size-asian="12pt" style:font-size-complex="12pt"/>
    </style:style>
    <style:style style:name="T484_39" style:family="text">
      <style:text-properties fo:font-size="12pt" style:font-size-asian="12pt" style:font-size-complex="12pt"/>
    </style:style>
    <style:style style:name="T484_40" style:family="text">
      <style:text-properties fo:font-size="12pt" style:font-size-asian="12pt" style:font-size-complex="12pt"/>
    </style:style>
    <style:style style:name="T484_41" style:family="text">
      <style:text-properties fo:font-size="12pt" style:font-size-asian="12pt" style:font-size-complex="12pt"/>
    </style:style>
    <style:style style:name="T484_42" style:family="text">
      <style:text-properties fo:font-size="12pt" style:font-size-asian="12pt" style:font-size-complex="12pt"/>
    </style:style>
    <style:style style:name="T484_43" style:family="text">
      <style:text-properties fo:font-size="12pt" style:font-size-asian="12pt" style:font-size-complex="12pt"/>
    </style:style>
    <style:style style:name="P4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2" style:family="paragraph" style:parent-style-name="Heading_20_1">
      <style:paragraph-properties fo:break-before="auto" fo:line-height="115%" style:writing-mode="lr-tb"/>
      <style:text-properties fo:font-size="12pt" style:font-size-asian="12pt" style:font-size-complex="12pt"/>
    </style:style>
    <style:style style:name="P503" style:family="paragraph" style:parent-style-name="Heading_20_1">
      <style:paragraph-properties fo:break-before="auto" fo:line-height="115%" style:writing-mode="lr-tb"/>
      <style:text-properties fo:font-size="12pt" style:font-size-asian="12pt" style:font-size-complex="12pt"/>
    </style:style>
    <style:style style:name="P50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0" style:family="paragraph" style:parent-style-name="Standard">
      <style:paragraph-properties fo:break-before="auto" fo:line-height="115%" style:writing-mode="lr-tb"/>
    </style:style>
    <style:style style:name="P511" style:family="paragraph" style:parent-style-name="Heading_20_1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P512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P513" style:family="paragraph" style:parent-style-name="Heading_20_2">
      <style:paragraph-properties fo:break-before="auto" fo:line-height="115%" style:writing-mode="lr-tb"/>
    </style:style>
    <style:style style:name="T513_1" style:family="text">
      <style:text-properties fo:font-weight="bold" style:font-weight-asian="bold" style:font-weight-complex="bold"/>
    </style:style>
    <style:style style:name="T513_2" style:family="text">
      <style:text-properties fo:font-weight="bold" style:font-weight-asian="bold" style:font-weight-complex="bold"/>
    </style:style>
    <style:style style:name="T513_3" style:family="text"/>
    <style:style style:name="T513_4" style:family="text"/>
    <style:style style:name="T513_5" style:family="text"/>
    <style:style style:name="T513_6" style:family="text"/>
    <style:style style:name="P514" style:family="paragraph" style:parent-style-name="Standard">
      <style:paragraph-properties fo:text-align="justify" fo:break-before="auto" fo:line-height="100%" style:writing-mode="lr-tb"/>
    </style:style>
    <style:style style:name="P515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15_1" style:family="text">
      <style:text-properties fo:font-size="12pt" style:font-size-asian="12pt" style:font-size-complex="12pt" fo:font-weight="bold" style:font-weight-asian="bold" style:font-weight-complex="bold"/>
    </style:style>
    <style:style style:name="T515_2" style:family="text">
      <style:text-properties fo:font-size="12pt" style:font-size-asian="12pt" style:font-size-complex="12pt"/>
    </style:style>
    <style:style style:name="T515_3" style:family="text">
      <style:text-properties fo:font-size="12pt" style:font-size-asian="12pt" style:font-size-complex="12pt"/>
    </style:style>
    <style:style style:name="P516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17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17_1" style:family="text">
      <style:text-properties fo:font-size="12pt" style:font-size-asian="12pt" style:font-size-complex="12pt" fo:font-weight="bold" style:font-weight-asian="bold" style:font-weight-complex="bold"/>
    </style:style>
    <style:style style:name="T517_2" style:family="text">
      <style:text-properties fo:font-size="12pt" style:font-size-asian="12pt" style:font-size-complex="12pt"/>
    </style:style>
    <style:style style:name="T517_3" style:family="text">
      <style:text-properties fo:font-size="12pt" style:font-size-asian="12pt" style:font-size-complex="12pt"/>
    </style:style>
    <style:style style:name="T517_4" style:family="text">
      <style:text-properties fo:font-size="12pt" style:font-size-asian="12pt" style:font-size-complex="12pt"/>
    </style:style>
    <style:style style:name="T517_5" style:family="text">
      <style:text-properties fo:font-size="12pt" style:font-size-asian="12pt" style:font-size-complex="12pt"/>
    </style:style>
    <style:style style:name="T517_6" style:family="text">
      <style:text-properties fo:font-size="12pt" style:font-size-asian="12pt" style:font-size-complex="12pt"/>
    </style:style>
    <style:style style:name="T517_7" style:family="text">
      <style:text-properties fo:font-size="12pt" style:font-size-asian="12pt" style:font-size-complex="12pt"/>
    </style:style>
    <style:style style:name="T517_8" style:family="text">
      <style:text-properties fo:font-size="12pt" style:font-size-asian="12pt" style:font-size-complex="12pt"/>
    </style:style>
    <style:style style:name="T517_9" style:family="text">
      <style:text-properties fo:font-size="12pt" style:font-size-asian="12pt" style:font-size-complex="12pt"/>
    </style:style>
    <style:style style:name="T517_10" style:family="text">
      <style:text-properties fo:font-size="12pt" style:font-size-asian="12pt" style:font-size-complex="12pt"/>
    </style:style>
    <style:style style:name="T517_11" style:family="text">
      <style:text-properties fo:font-size="12pt" style:font-size-asian="12pt" style:font-size-complex="12pt"/>
    </style:style>
    <style:style style:name="T517_12" style:family="text">
      <style:text-properties fo:font-size="12pt" style:font-size-asian="12pt" style:font-size-complex="12pt"/>
    </style:style>
    <style:style style:name="T517_13" style:family="text">
      <style:text-properties fo:font-size="12pt" style:font-size-asian="12pt" style:font-size-complex="12pt"/>
    </style:style>
    <style:style style:name="T517_14" style:family="text">
      <style:text-properties fo:font-size="12pt" style:font-size-asian="12pt" style:font-size-complex="12pt"/>
    </style:style>
    <style:style style:name="T517_15" style:family="text">
      <style:text-properties fo:font-size="12pt" style:font-size-asian="12pt" style:font-size-complex="12pt"/>
    </style:style>
    <style:style style:name="T517_16" style:family="text">
      <style:text-properties fo:font-size="12pt" style:font-size-asian="12pt" style:font-size-complex="12pt"/>
    </style:style>
    <style:style style:name="T517_17" style:family="text">
      <style:text-properties fo:font-size="12pt" style:font-size-asian="12pt" style:font-size-complex="12pt"/>
    </style:style>
    <style:style style:name="T517_18" style:family="text">
      <style:text-properties fo:font-size="12pt" style:font-size-asian="12pt" style:font-size-complex="12pt"/>
    </style:style>
    <style:style style:name="T517_19" style:family="text">
      <style:text-properties fo:font-size="12pt" style:font-size-asian="12pt" style:font-size-complex="12pt"/>
    </style:style>
    <style:style style:name="T517_20" style:family="text">
      <style:text-properties fo:font-size="12pt" style:font-size-asian="12pt" style:font-size-complex="12pt"/>
    </style:style>
    <style:style style:name="T517_21" style:family="text">
      <style:text-properties fo:font-size="12pt" style:font-size-asian="12pt" style:font-size-complex="12pt"/>
    </style:style>
    <style:style style:name="T517_22" style:family="text">
      <style:text-properties fo:font-size="12pt" style:font-size-asian="12pt" style:font-size-complex="12pt"/>
    </style:style>
    <style:style style:name="T517_23" style:family="text">
      <style:text-properties fo:font-size="12pt" style:font-size-asian="12pt" style:font-size-complex="12pt"/>
    </style:style>
    <style:style style:name="T517_24" style:family="text">
      <style:text-properties fo:font-size="12pt" style:font-size-asian="12pt" style:font-size-complex="12pt"/>
    </style:style>
    <style:style style:name="T517_25" style:family="text">
      <style:text-properties fo:font-size="12pt" style:font-size-asian="12pt" style:font-size-complex="12pt"/>
    </style:style>
    <style:style style:name="T517_26" style:family="text">
      <style:text-properties fo:font-size="12pt" style:font-size-asian="12pt" style:font-size-complex="12pt"/>
    </style:style>
    <style:style style:name="T517_27" style:family="text">
      <style:text-properties fo:font-size="12pt" style:font-size-asian="12pt" style:font-size-complex="12pt"/>
    </style:style>
    <style:style style:name="T517_28" style:family="text">
      <style:text-properties fo:font-size="12pt" style:font-size-asian="12pt" style:font-size-complex="12pt"/>
    </style:style>
    <style:style style:name="T517_29" style:family="text">
      <style:text-properties fo:font-size="12pt" style:font-size-asian="12pt" style:font-size-complex="12pt"/>
    </style:style>
    <style:style style:name="T517_30" style:family="text">
      <style:text-properties fo:font-size="12pt" style:font-size-asian="12pt" style:font-size-complex="12pt"/>
    </style:style>
    <style:style style:name="T517_31" style:family="text">
      <style:text-properties fo:font-size="12pt" style:font-size-asian="12pt" style:font-size-complex="12pt"/>
    </style:style>
    <style:style style:name="T517_32" style:family="text">
      <style:text-properties fo:font-size="12pt" style:font-size-asian="12pt" style:font-size-complex="12pt"/>
    </style:style>
    <style:style style:name="T517_33" style:family="text">
      <style:text-properties fo:font-size="12pt" style:font-size-asian="12pt" style:font-size-complex="12pt"/>
    </style:style>
    <style:style style:name="T517_34" style:family="text">
      <style:text-properties fo:font-size="12pt" style:font-size-asian="12pt" style:font-size-complex="12pt"/>
    </style:style>
    <style:style style:name="T517_35" style:family="text">
      <style:text-properties fo:font-size="12pt" style:font-size-asian="12pt" style:font-size-complex="12pt"/>
    </style:style>
    <style:style style:name="T517_36" style:family="text">
      <style:text-properties fo:font-size="12pt" style:font-size-asian="12pt" style:font-size-complex="12pt"/>
    </style:style>
    <style:style style:name="T517_37" style:family="text">
      <style:text-properties fo:font-size="12pt" style:font-size-asian="12pt" style:font-size-complex="12pt"/>
    </style:style>
    <style:style style:name="T517_38" style:family="text">
      <style:text-properties fo:font-size="12pt" style:font-size-asian="12pt" style:font-size-complex="12pt"/>
    </style:style>
    <style:style style:name="T517_39" style:family="text">
      <style:text-properties fo:font-size="12pt" style:font-size-asian="12pt" style:font-size-complex="12pt"/>
    </style:style>
    <style:style style:name="T517_40" style:family="text">
      <style:text-properties fo:font-size="12pt" style:font-size-asian="12pt" style:font-size-complex="12pt"/>
    </style:style>
    <style:style style:name="T517_41" style:family="text">
      <style:text-properties fo:font-size="12pt" style:font-size-asian="12pt" style:font-size-complex="12pt"/>
    </style:style>
    <style:style style:name="T517_42" style:family="text">
      <style:text-properties fo:font-size="12pt" style:font-size-asian="12pt" style:font-size-complex="12pt"/>
    </style:style>
    <style:style style:name="P518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19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19_1" style:family="text">
      <style:text-properties fo:font-size="12pt" style:font-size-asian="12pt" style:font-size-complex="12pt" fo:font-weight="bold" style:font-weight-asian="bold" style:font-weight-complex="bold"/>
    </style:style>
    <style:style style:name="T519_2" style:family="text">
      <style:text-properties fo:font-size="12pt" style:font-size-asian="12pt" style:font-size-complex="12pt"/>
    </style:style>
    <style:style style:name="P520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21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21_1" style:family="text">
      <style:text-properties fo:font-size="12pt" style:font-size-asian="12pt" style:font-size-complex="12pt" fo:font-weight="bold" style:font-weight-asian="bold" style:font-weight-complex="bold"/>
    </style:style>
    <style:style style:name="T521_2" style:family="text">
      <style:text-properties fo:font-size="12pt" style:font-size-asian="12pt" style:font-size-complex="12pt" fo:font-weight="bold" style:font-weight-asian="bold" style:font-weight-complex="bold"/>
    </style:style>
    <style:style style:name="T521_3" style:family="text">
      <style:text-properties fo:font-size="12pt" style:font-size-asian="12pt" style:font-size-complex="12pt" fo:font-weight="bold" style:font-weight-asian="bold" style:font-weight-complex="bold"/>
    </style:style>
    <style:style style:name="T521_4" style:family="text">
      <style:text-properties fo:font-size="12pt" style:font-size-asian="12pt" style:font-size-complex="12pt"/>
    </style:style>
    <style:style style:name="T521_5" style:family="text">
      <style:text-properties fo:font-size="12pt" style:font-size-asian="12pt" style:font-size-complex="12pt"/>
    </style:style>
    <style:style style:name="T521_6" style:family="text">
      <style:text-properties fo:font-size="12pt" style:font-size-asian="12pt" style:font-size-complex="12pt"/>
    </style:style>
    <style:style style:name="T521_7" style:family="text">
      <style:text-properties fo:font-size="12pt" style:font-size-asian="12pt" style:font-size-complex="12pt"/>
    </style:style>
    <style:style style:name="T521_8" style:family="text">
      <style:text-properties fo:font-size="12pt" style:font-size-asian="12pt" style:font-size-complex="12pt"/>
    </style:style>
    <style:style style:name="T521_9" style:family="text">
      <style:text-properties fo:font-size="12pt" style:font-size-asian="12pt" style:font-size-complex="12pt"/>
    </style:style>
    <style:style style:name="T521_10" style:family="text">
      <style:text-properties fo:font-size="12pt" style:font-size-asian="12pt" style:font-size-complex="12pt"/>
    </style:style>
    <style:style style:name="T521_11" style:family="text">
      <style:text-properties fo:font-size="12pt" style:font-size-asian="12pt" style:font-size-complex="12pt"/>
    </style:style>
    <style:style style:name="T521_12" style:family="text">
      <style:text-properties fo:font-size="12pt" style:font-size-asian="12pt" style:font-size-complex="12pt"/>
    </style:style>
    <style:style style:name="T521_13" style:family="text">
      <style:text-properties fo:font-size="12pt" style:font-size-asian="12pt" style:font-size-complex="12pt"/>
    </style:style>
    <style:style style:name="T521_14" style:family="text">
      <style:text-properties fo:font-size="12pt" style:font-size-asian="12pt" style:font-size-complex="12pt"/>
    </style:style>
    <style:style style:name="T521_15" style:family="text">
      <style:text-properties fo:font-size="12pt" style:font-size-asian="12pt" style:font-size-complex="12pt"/>
    </style:style>
    <style:style style:name="T521_16" style:family="text">
      <style:text-properties fo:font-size="12pt" style:font-size-asian="12pt" style:font-size-complex="12pt"/>
    </style:style>
    <style:style style:name="T521_17" style:family="text">
      <style:text-properties fo:font-size="12pt" style:font-size-asian="12pt" style:font-size-complex="12pt"/>
    </style:style>
    <style:style style:name="T521_18" style:family="text">
      <style:text-properties fo:font-size="12pt" style:font-size-asian="12pt" style:font-size-complex="12pt"/>
    </style:style>
    <style:style style:name="T521_19" style:family="text">
      <style:text-properties fo:font-size="12pt" style:font-size-asian="12pt" style:font-size-complex="12pt"/>
    </style:style>
    <style:style style:name="T521_20" style:family="text">
      <style:text-properties fo:font-size="12pt" style:font-size-asian="12pt" style:font-size-complex="12pt"/>
    </style:style>
    <style:style style:name="T521_21" style:family="text">
      <style:text-properties fo:font-size="12pt" style:font-size-asian="12pt" style:font-size-complex="12pt"/>
    </style:style>
    <style:style style:name="T521_22" style:family="text">
      <style:text-properties fo:font-size="12pt" style:font-size-asian="12pt" style:font-size-complex="12pt"/>
    </style:style>
    <style:style style:name="T521_23" style:family="text">
      <style:text-properties fo:font-size="12pt" style:font-size-asian="12pt" style:font-size-complex="12pt"/>
    </style:style>
    <style:style style:name="T521_24" style:family="text">
      <style:text-properties fo:font-size="12pt" style:font-size-asian="12pt" style:font-size-complex="12pt"/>
    </style:style>
    <style:style style:name="T521_25" style:family="text">
      <style:text-properties fo:font-size="12pt" style:font-size-asian="12pt" style:font-size-complex="12pt"/>
    </style:style>
    <style:style style:name="T521_26" style:family="text">
      <style:text-properties fo:font-size="12pt" style:font-size-asian="12pt" style:font-size-complex="12pt"/>
    </style:style>
    <style:style style:name="T521_27" style:family="text">
      <style:text-properties fo:font-size="12pt" style:font-size-asian="12pt" style:font-size-complex="12pt"/>
    </style:style>
    <style:style style:name="T521_28" style:family="text">
      <style:text-properties fo:font-size="12pt" style:font-size-asian="12pt" style:font-size-complex="12pt"/>
    </style:style>
    <style:style style:name="T521_29" style:family="text">
      <style:text-properties fo:font-size="12pt" style:font-size-asian="12pt" style:font-size-complex="12pt"/>
    </style:style>
    <style:style style:name="T521_30" style:family="text">
      <style:text-properties fo:font-size="12pt" style:font-size-asian="12pt" style:font-size-complex="12pt"/>
    </style:style>
    <style:style style:name="T521_31" style:family="text">
      <style:text-properties fo:font-size="12pt" style:font-size-asian="12pt" style:font-size-complex="12pt"/>
    </style:style>
    <style:style style:name="T521_32" style:family="text">
      <style:text-properties fo:font-size="12pt" style:font-size-asian="12pt" style:font-size-complex="12pt"/>
    </style:style>
    <style:style style:name="P522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23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23_1" style:family="text">
      <style:text-properties fo:font-size="12pt" style:font-size-asian="12pt" style:font-size-complex="12pt" fo:font-weight="bold" style:font-weight-asian="bold" style:font-weight-complex="bold"/>
    </style:style>
    <style:style style:name="T523_2" style:family="text">
      <style:text-properties fo:font-size="12pt" style:font-size-asian="12pt" style:font-size-complex="12pt" fo:font-weight="bold" style:font-weight-asian="bold" style:font-weight-complex="bold"/>
    </style:style>
    <style:style style:name="T523_3" style:family="text">
      <style:text-properties fo:font-size="12pt" style:font-size-asian="12pt" style:font-size-complex="12pt" fo:font-weight="bold" style:font-weight-asian="bold" style:font-weight-complex="bold"/>
    </style:style>
    <style:style style:name="T523_4" style:family="text">
      <style:text-properties fo:font-size="12pt" style:font-size-asian="12pt" style:font-size-complex="12pt"/>
    </style:style>
    <style:style style:name="T523_5" style:family="text">
      <style:text-properties fo:font-size="12pt" style:font-size-asian="12pt" style:font-size-complex="12pt"/>
    </style:style>
    <style:style style:name="T523_6" style:family="text">
      <style:text-properties fo:font-size="12pt" style:font-size-asian="12pt" style:font-size-complex="12pt"/>
    </style:style>
    <style:style style:name="T523_7" style:family="text">
      <style:text-properties fo:font-size="12pt" style:font-size-asian="12pt" style:font-size-complex="12pt"/>
    </style:style>
    <style:style style:name="T523_8" style:family="text">
      <style:text-properties fo:font-size="12pt" style:font-size-asian="12pt" style:font-size-complex="12pt"/>
    </style:style>
    <style:style style:name="T523_9" style:family="text">
      <style:text-properties fo:font-size="12pt" style:font-size-asian="12pt" style:font-size-complex="12pt"/>
    </style:style>
    <style:style style:name="T523_10" style:family="text">
      <style:text-properties fo:font-size="12pt" style:font-size-asian="12pt" style:font-size-complex="12pt"/>
    </style:style>
    <style:style style:name="T523_11" style:family="text">
      <style:text-properties fo:font-size="12pt" style:font-size-asian="12pt" style:font-size-complex="12pt"/>
    </style:style>
    <style:style style:name="P524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25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25_1" style:family="text">
      <style:text-properties fo:font-size="12pt" style:font-size-asian="12pt" style:font-size-complex="12pt" fo:font-weight="bold" style:font-weight-asian="bold" style:font-weight-complex="bold"/>
    </style:style>
    <style:style style:name="T525_2" style:family="text">
      <style:text-properties fo:font-size="12pt" style:font-size-asian="12pt" style:font-size-complex="12pt" fo:font-weight="bold" style:font-weight-asian="bold" style:font-weight-complex="bold"/>
    </style:style>
    <style:style style:name="T525_3" style:family="text">
      <style:text-properties fo:font-size="12pt" style:font-size-asian="12pt" style:font-size-complex="12pt" fo:font-weight="bold" style:font-weight-asian="bold" style:font-weight-complex="bold"/>
    </style:style>
    <style:style style:name="T525_4" style:family="text">
      <style:text-properties fo:font-size="12pt" style:font-size-asian="12pt" style:font-size-complex="12pt" fo:font-weight="bold" style:font-weight-asian="bold" style:font-weight-complex="bold"/>
    </style:style>
    <style:style style:name="P526" style:family="paragraph" style:parent-style-name="Standard">
      <style:paragraph-properties fo:text-align="justify" fo:break-before="auto" fo:line-height="100%" style:writing-mode="lr-tb"/>
    </style:style>
    <style:style style:name="T526_1" style:family="text">
      <style:text-properties fo:font-size="12pt" style:font-size-asian="12pt" style:font-size-complex="12pt"/>
    </style:style>
    <style:style style:name="P527" style:family="paragraph" style:parent-style-name="Standard">
      <style:paragraph-properties fo:text-align="justify" fo:break-before="auto" fo:line-height="100%" fo:margin-top="0.018cm" style:writing-mode="lr-tb"/>
    </style:style>
    <style:style style:name="T527_1" style:family="text">
      <style:text-properties fo:font-size="12pt" style:font-size-asian="12pt" style:font-size-complex="12pt"/>
    </style:style>
    <style:style style:name="T527_2" style:family="text">
      <style:text-properties fo:font-size="12pt" style:font-size-asian="12pt" style:font-size-complex="12pt" fo:font-weight="bold" style:font-weight-asian="bold" style:font-weight-complex="bold"/>
    </style:style>
    <style:style style:name="T527_3" style:family="text">
      <style:text-properties fo:font-size="12pt" style:font-size-asian="12pt" style:font-size-complex="12pt"/>
    </style:style>
    <style:style style:name="T527_4" style:family="text">
      <style:text-properties fo:font-size="12pt" style:font-size-asian="12pt" style:font-size-complex="12pt"/>
    </style:style>
    <style:style style:name="T527_5" style:family="text">
      <style:text-properties fo:font-size="12pt" style:font-size-asian="12pt" style:font-size-complex="12pt"/>
    </style:style>
    <style:style style:name="T527_6" style:family="text">
      <style:text-properties fo:font-size="12pt" style:font-size-asian="12pt" style:font-size-complex="12pt"/>
    </style:style>
    <style:style style:name="T527_7" style:family="text">
      <style:text-properties fo:font-size="12pt" style:font-size-asian="12pt" style:font-size-complex="12pt"/>
    </style:style>
    <style:style style:name="T527_8" style:family="text">
      <style:text-properties fo:font-size="12pt" style:font-size-asian="12pt" style:font-size-complex="12pt"/>
    </style:style>
    <style:style style:name="T527_9" style:family="text">
      <style:text-properties fo:font-size="12pt" style:font-size-asian="12pt" style:font-size-complex="12pt"/>
    </style:style>
    <style:style style:name="T527_10" style:family="text">
      <style:text-properties fo:font-size="12pt" style:font-size-asian="12pt" style:font-size-complex="12pt"/>
    </style:style>
    <style:style style:name="T527_11" style:family="text">
      <style:text-properties fo:font-size="12pt" style:font-size-asian="12pt" style:font-size-complex="12pt"/>
    </style:style>
    <style:style style:name="T527_12" style:family="text">
      <style:text-properties fo:font-size="12pt" style:font-size-asian="12pt" style:font-size-complex="12pt"/>
    </style:style>
    <style:style style:name="T527_13" style:family="text">
      <style:text-properties fo:font-size="12pt" style:font-size-asian="12pt" style:font-size-complex="12pt"/>
    </style:style>
    <style:style style:name="T527_14" style:family="text">
      <style:text-properties fo:font-size="12pt" style:font-size-asian="12pt" style:font-size-complex="12pt"/>
    </style:style>
    <style:style style:name="T527_15" style:family="text">
      <style:text-properties fo:font-size="12pt" style:font-size-asian="12pt" style:font-size-complex="12pt"/>
    </style:style>
    <style:style style:name="T527_16" style:family="text">
      <style:text-properties fo:font-size="12pt" style:font-size-asian="12pt" style:font-size-complex="12pt"/>
    </style:style>
    <style:style style:name="T527_17" style:family="text">
      <style:text-properties fo:font-size="12pt" style:font-size-asian="12pt" style:font-size-complex="12pt"/>
    </style:style>
    <style:style style:name="T527_18" style:family="text">
      <style:text-properties fo:font-size="12pt" style:font-size-asian="12pt" style:font-size-complex="12pt"/>
    </style:style>
    <style:style style:name="T527_19" style:family="text">
      <style:text-properties fo:font-size="12pt" style:font-size-asian="12pt" style:font-size-complex="12pt"/>
    </style:style>
    <style:style style:name="T527_20" style:family="text">
      <style:text-properties fo:font-size="12pt" style:font-size-asian="12pt" style:font-size-complex="12pt"/>
    </style:style>
    <style:style style:name="T527_21" style:family="text">
      <style:text-properties fo:font-size="12pt" style:font-size-asian="12pt" style:font-size-complex="12pt"/>
    </style:style>
    <style:style style:name="T527_22" style:family="text">
      <style:text-properties fo:font-size="12pt" style:font-size-asian="12pt" style:font-size-complex="12pt"/>
    </style:style>
    <style:style style:name="T527_23" style:family="text">
      <style:text-properties fo:font-size="12pt" style:font-size-asian="12pt" style:font-size-complex="12pt"/>
    </style:style>
    <style:style style:name="T527_24" style:family="text">
      <style:text-properties fo:font-size="12pt" style:font-size-asian="12pt" style:font-size-complex="12pt"/>
    </style:style>
    <style:style style:name="P528" style:family="paragraph" style:parent-style-name="Standard">
      <style:paragraph-properties fo:text-align="justify" fo:break-before="auto" fo:line-height="100%" fo:margin-top="0.018cm" style:writing-mode="lr-tb"/>
    </style:style>
    <style:style style:name="T528_1" style:family="text">
      <style:text-properties fo:font-size="12pt" style:font-size-asian="12pt" style:font-size-complex="12pt"/>
    </style:style>
    <style:style style:name="T528_2" style:family="text">
      <style:text-properties fo:font-size="12pt" style:font-size-asian="12pt" style:font-size-complex="12pt" fo:font-weight="bold" style:font-weight-asian="bold" style:font-weight-complex="bold"/>
    </style:style>
    <style:style style:name="T528_3" style:family="text">
      <style:text-properties fo:font-size="12pt" style:font-size-asian="12pt" style:font-size-complex="12pt" fo:font-weight="bold" style:font-weight-asian="bold" style:font-weight-complex="bold"/>
    </style:style>
    <style:style style:name="T528_4" style:family="text">
      <style:text-properties fo:font-size="12pt" style:font-size-asian="12pt" style:font-size-complex="12pt"/>
    </style:style>
    <style:style style:name="T528_5" style:family="text">
      <style:text-properties fo:font-size="12pt" style:font-size-asian="12pt" style:font-size-complex="12pt"/>
    </style:style>
    <style:style style:name="T528_6" style:family="text">
      <style:text-properties fo:font-size="12pt" style:font-size-asian="12pt" style:font-size-complex="12pt"/>
    </style:style>
    <style:style style:name="T528_7" style:family="text">
      <style:text-properties fo:font-size="12pt" style:font-size-asian="12pt" style:font-size-complex="12pt"/>
    </style:style>
    <style:style style:name="T528_8" style:family="text">
      <style:text-properties fo:font-size="12pt" style:font-size-asian="12pt" style:font-size-complex="12pt"/>
    </style:style>
    <style:style style:name="T528_9" style:family="text">
      <style:text-properties fo:font-size="12pt" style:font-size-asian="12pt" style:font-size-complex="12pt"/>
    </style:style>
    <style:style style:name="T528_10" style:family="text">
      <style:text-properties fo:font-size="12pt" style:font-size-asian="12pt" style:font-size-complex="12pt"/>
    </style:style>
    <style:style style:name="T528_11" style:family="text">
      <style:text-properties fo:font-size="12pt" style:font-size-asian="12pt" style:font-size-complex="12pt"/>
    </style:style>
    <style:style style:name="P529" style:family="paragraph" style:parent-style-name="Standard">
      <style:paragraph-properties fo:text-align="justify" fo:break-before="auto" fo:line-height="100%" fo:margin-top="0.018cm" style:writing-mode="lr-tb"/>
    </style:style>
    <style:style style:name="T529_1" style:family="text">
      <style:text-properties fo:font-size="12pt" style:font-size-asian="12pt" style:font-size-complex="12pt"/>
    </style:style>
    <style:style style:name="T529_2" style:family="text">
      <style:text-properties fo:font-size="12pt" style:font-size-asian="12pt" style:font-size-complex="12pt" fo:font-weight="bold" style:font-weight-asian="bold" style:font-weight-complex="bold"/>
    </style:style>
    <style:style style:name="T529_3" style:family="text">
      <style:text-properties fo:font-size="12pt" style:font-size-asian="12pt" style:font-size-complex="12pt" fo:font-weight="bold" style:font-weight-asian="bold" style:font-weight-complex="bold"/>
    </style:style>
    <style:style style:name="T529_4" style:family="text">
      <style:text-properties fo:font-size="12pt" style:font-size-asian="12pt" style:font-size-complex="12pt"/>
    </style:style>
    <style:style style:name="T529_5" style:family="text">
      <style:text-properties fo:font-size="12pt" style:font-size-asian="12pt" style:font-size-complex="12pt"/>
    </style:style>
    <style:style style:name="T529_6" style:family="text">
      <style:text-properties fo:font-size="12pt" style:font-size-asian="12pt" style:font-size-complex="12pt"/>
    </style:style>
    <style:style style:name="T529_7" style:family="text">
      <style:text-properties fo:font-size="12pt" style:font-size-asian="12pt" style:font-size-complex="12pt"/>
    </style:style>
    <style:style style:name="T529_8" style:family="text">
      <style:text-properties fo:font-size="12pt" style:font-size-asian="12pt" style:font-size-complex="12pt"/>
    </style:style>
    <style:style style:name="T529_9" style:family="text">
      <style:text-properties fo:font-size="12pt" style:font-size-asian="12pt" style:font-size-complex="12pt"/>
    </style:style>
    <style:style style:name="P530" style:family="paragraph" style:parent-style-name="Standard">
      <style:paragraph-properties fo:text-align="justify" fo:break-before="auto" fo:line-height="100%" fo:margin-top="0.018cm" style:writing-mode="lr-tb"/>
    </style:style>
    <style:style style:name="T530_1" style:family="text">
      <style:text-properties fo:font-size="12pt" style:font-size-asian="12pt" style:font-size-complex="12pt"/>
    </style:style>
    <style:style style:name="T530_2" style:family="text">
      <style:text-properties fo:font-size="12pt" style:font-size-asian="12pt" style:font-size-complex="12pt" fo:font-weight="bold" style:font-weight-asian="bold" style:font-weight-complex="bold"/>
    </style:style>
    <style:style style:name="T530_3" style:family="text">
      <style:text-properties fo:font-size="12pt" style:font-size-asian="12pt" style:font-size-complex="12pt" fo:font-weight="bold" style:font-weight-asian="bold" style:font-weight-complex="bold"/>
    </style:style>
    <style:style style:name="T530_4" style:family="text">
      <style:text-properties fo:font-size="12pt" style:font-size-asian="12pt" style:font-size-complex="12pt"/>
    </style:style>
    <style:style style:name="T530_5" style:family="text">
      <style:text-properties fo:font-size="12pt" style:font-size-asian="12pt" style:font-size-complex="12pt"/>
    </style:style>
    <style:style style:name="T530_6" style:family="text">
      <style:text-properties fo:font-size="12pt" style:font-size-asian="12pt" style:font-size-complex="12pt"/>
    </style:style>
    <style:style style:name="T530_7" style:family="text">
      <style:text-properties fo:font-size="12pt" style:font-size-asian="12pt" style:font-size-complex="12pt"/>
    </style:style>
    <style:style style:name="T530_8" style:family="text">
      <style:text-properties fo:font-size="12pt" style:font-size-asian="12pt" style:font-size-complex="12pt"/>
    </style:style>
    <style:style style:name="T530_9" style:family="text">
      <style:text-properties fo:font-size="12pt" style:font-size-asian="12pt" style:font-size-complex="12pt"/>
    </style:style>
    <style:style style:name="P531" style:family="paragraph" style:parent-style-name="Standard">
      <style:paragraph-properties fo:text-align="justify" fo:break-before="auto" fo:line-height="100%" fo:margin-top="0.018cm" style:writing-mode="lr-tb"/>
    </style:style>
    <style:style style:name="T531_1" style:family="text">
      <style:text-properties fo:font-size="12pt" style:font-size-asian="12pt" style:font-size-complex="12pt" fo:font-weight="bold" style:font-weight-asian="bold" style:font-weight-complex="bold"/>
    </style:style>
    <style:style style:name="T531_2" style:family="text">
      <style:text-properties fo:font-size="12pt" style:font-size-asian="12pt" style:font-size-complex="12pt" fo:font-weight="bold" style:font-weight-asian="bold" style:font-weight-complex="bold"/>
    </style:style>
    <style:style style:name="T531_3" style:family="text">
      <style:text-properties fo:font-size="12pt" style:font-size-asian="12pt" style:font-size-complex="12pt" fo:font-weight="bold" style:font-weight-asian="bold" style:font-weight-complex="bold"/>
    </style:style>
    <style:style style:name="T531_4" style:family="text">
      <style:text-properties fo:font-size="12pt" style:font-size-asian="12pt" style:font-size-complex="12pt"/>
    </style:style>
    <style:style style:name="T531_5" style:family="text">
      <style:text-properties fo:font-size="12pt" style:font-size-asian="12pt" style:font-size-complex="12pt"/>
    </style:style>
    <style:style style:name="T531_6" style:family="text">
      <style:text-properties fo:font-size="12pt" style:font-size-asian="12pt" style:font-size-complex="12pt"/>
    </style:style>
    <style:style style:name="T531_7" style:family="text">
      <style:text-properties fo:font-size="12pt" style:font-size-asian="12pt" style:font-size-complex="12pt"/>
    </style:style>
    <style:style style:name="T531_8" style:family="text">
      <style:text-properties fo:font-size="12pt" style:font-size-asian="12pt" style:font-size-complex="12pt"/>
    </style:style>
    <style:style style:name="T531_9" style:family="text">
      <style:text-properties fo:font-size="12pt" style:font-size-asian="12pt" style:font-size-complex="12pt"/>
    </style:style>
    <style:style style:name="T531_10" style:family="text">
      <style:text-properties fo:font-size="12pt" style:font-size-asian="12pt" style:font-size-complex="12pt"/>
    </style:style>
    <style:style style:name="T531_11" style:family="text">
      <style:text-properties fo:font-size="12pt" style:font-size-asian="12pt" style:font-size-complex="12pt"/>
    </style:style>
    <style:style style:name="T531_12" style:family="text">
      <style:text-properties fo:font-size="12pt" style:font-size-asian="12pt" style:font-size-complex="12pt"/>
    </style:style>
    <style:style style:name="T531_13" style:family="text">
      <style:text-properties fo:font-size="12pt" style:font-size-asian="12pt" style:font-size-complex="12pt"/>
    </style:style>
    <style:style style:name="P532" style:family="paragraph" style:parent-style-name="Standard">
      <style:paragraph-properties fo:text-align="justify" fo:break-before="auto" fo:line-height="100%" fo:margin-top="0.018cm" style:writing-mode="lr-tb"/>
    </style:style>
    <style:style style:name="T532_1" style:family="text">
      <style:text-properties fo:font-size="12pt" style:font-size-asian="12pt" style:font-size-complex="12pt"/>
    </style:style>
    <style:style style:name="P533" style:family="paragraph" style:parent-style-name="Standard">
      <style:paragraph-properties fo:text-align="justify" fo:break-before="auto" fo:line-height="100%" fo:margin-top="0.018cm" style:writing-mode="lr-tb"/>
    </style:style>
    <style:style style:name="T533_1" style:family="text">
      <style:text-properties fo:font-size="12pt" style:font-size-asian="12pt" style:font-size-complex="12pt" fo:font-weight="bold" style:font-weight-asian="bold" style:font-weight-complex="bold"/>
    </style:style>
    <style:style style:name="T533_2" style:family="text">
      <style:text-properties fo:font-size="12pt" style:font-size-asian="12pt" style:font-size-complex="12pt"/>
    </style:style>
    <style:style style:name="T533_3" style:family="text">
      <style:text-properties fo:font-size="12pt" style:font-size-asian="12pt" style:font-size-complex="12pt"/>
    </style:style>
    <style:style style:name="T533_4" style:family="text">
      <style:text-properties fo:font-size="12pt" style:font-size-asian="12pt" style:font-size-complex="12pt"/>
    </style:style>
    <style:style style:name="T533_5" style:family="text">
      <style:text-properties fo:font-size="12pt" style:font-size-asian="12pt" style:font-size-complex="12pt"/>
    </style:style>
    <style:style style:name="T533_6" style:family="text">
      <style:text-properties fo:font-size="12pt" style:font-size-asian="12pt" style:font-size-complex="12pt"/>
    </style:style>
    <style:style style:name="T533_7" style:family="text">
      <style:text-properties fo:font-size="12pt" style:font-size-asian="12pt" style:font-size-complex="12pt"/>
    </style:style>
    <style:style style:name="T533_8" style:family="text">
      <style:text-properties fo:font-size="12pt" style:font-size-asian="12pt" style:font-size-complex="12pt"/>
    </style:style>
    <style:style style:name="T533_9" style:family="text">
      <style:text-properties fo:font-size="12pt" style:font-size-asian="12pt" style:font-size-complex="12pt"/>
    </style:style>
    <style:style style:name="T533_10" style:family="text">
      <style:text-properties fo:font-size="12pt" style:font-size-asian="12pt" style:font-size-complex="12pt"/>
    </style:style>
    <style:style style:name="T533_11" style:family="text">
      <style:text-properties fo:font-size="12pt" style:font-size-asian="12pt" style:font-size-complex="12pt"/>
    </style:style>
    <style:style style:name="T533_12" style:family="text">
      <style:text-properties fo:font-size="12pt" style:font-size-asian="12pt" style:font-size-complex="12pt"/>
    </style:style>
    <style:style style:name="T533_13" style:family="text">
      <style:text-properties fo:font-size="12pt" style:font-size-asian="12pt" style:font-size-complex="12pt"/>
    </style:style>
    <style:style style:name="P534" style:family="paragraph" style:parent-style-name="Standard">
      <style:paragraph-properties fo:text-align="justify" fo:break-before="auto" fo:line-height="100%" fo:margin-top="0.018cm" style:writing-mode="lr-tb"/>
    </style:style>
    <style:style style:name="T534_1" style:family="text">
      <style:text-properties fo:font-size="12pt" style:font-size-asian="12pt" style:font-size-complex="12pt"/>
    </style:style>
    <style:style style:name="T534_2" style:family="text">
      <style:text-properties fo:font-size="12pt" style:font-size-asian="12pt" style:font-size-complex="12pt" fo:font-weight="bold" style:font-weight-asian="bold" style:font-weight-complex="bold"/>
    </style:style>
    <style:style style:name="T534_3" style:family="text">
      <style:text-properties fo:font-size="12pt" style:font-size-asian="12pt" style:font-size-complex="12pt"/>
    </style:style>
    <style:style style:name="T534_4" style:family="text">
      <style:text-properties fo:font-size="12pt" style:font-size-asian="12pt" style:font-size-complex="12pt"/>
    </style:style>
    <style:style style:name="T534_5" style:family="text">
      <style:text-properties fo:font-size="12pt" style:font-size-asian="12pt" style:font-size-complex="12pt"/>
    </style:style>
    <style:style style:name="T534_6" style:family="text">
      <style:text-properties fo:font-size="12pt" style:font-size-asian="12pt" style:font-size-complex="12pt"/>
    </style:style>
    <style:style style:name="T534_7" style:family="text">
      <style:text-properties fo:font-size="12pt" style:font-size-asian="12pt" style:font-size-complex="12pt"/>
    </style:style>
    <style:style style:name="T534_8" style:family="text">
      <style:text-properties fo:font-size="12pt" style:font-size-asian="12pt" style:font-size-complex="12pt"/>
    </style:style>
    <style:style style:name="T534_9" style:family="text">
      <style:text-properties fo:font-size="12pt" style:font-size-asian="12pt" style:font-size-complex="12pt"/>
    </style:style>
    <style:style style:name="T534_10" style:family="text">
      <style:text-properties fo:font-size="12pt" style:font-size-asian="12pt" style:font-size-complex="12pt"/>
    </style:style>
    <style:style style:name="T534_11" style:family="text">
      <style:text-properties fo:font-size="12pt" style:font-size-asian="12pt" style:font-size-complex="12pt"/>
    </style:style>
    <style:style style:name="T534_12" style:family="text">
      <style:text-properties fo:font-size="12pt" style:font-size-asian="12pt" style:font-size-complex="12pt"/>
    </style:style>
    <style:style style:name="T534_13" style:family="text">
      <style:text-properties fo:font-size="12pt" style:font-size-asian="12pt" style:font-size-complex="12pt"/>
    </style:style>
    <style:style style:name="T534_14" style:family="text">
      <style:text-properties fo:font-size="12pt" style:font-size-asian="12pt" style:font-size-complex="12pt"/>
    </style:style>
    <style:style style:name="T534_15" style:family="text">
      <style:text-properties fo:font-size="12pt" style:font-size-asian="12pt" style:font-size-complex="12pt"/>
    </style:style>
    <style:style style:name="T534_16" style:family="text">
      <style:text-properties fo:font-size="12pt" style:font-size-asian="12pt" style:font-size-complex="12pt"/>
    </style:style>
    <style:style style:name="T534_17" style:family="text">
      <style:text-properties fo:font-size="12pt" style:font-size-asian="12pt" style:font-size-complex="12pt"/>
    </style:style>
    <style:style style:name="T534_18" style:family="text">
      <style:text-properties fo:font-size="12pt" style:font-size-asian="12pt" style:font-size-complex="12pt"/>
    </style:style>
    <style:style style:name="T534_19" style:family="text">
      <style:text-properties fo:font-size="12pt" style:font-size-asian="12pt" style:font-size-complex="12pt"/>
    </style:style>
    <style:style style:name="T534_20" style:family="text">
      <style:text-properties fo:font-size="12pt" style:font-size-asian="12pt" style:font-size-complex="12pt"/>
    </style:style>
    <style:style style:name="T534_21" style:family="text">
      <style:text-properties fo:font-size="12pt" style:font-size-asian="12pt" style:font-size-complex="12pt"/>
    </style:style>
    <style:style style:name="T534_22" style:family="text">
      <style:text-properties fo:font-size="12pt" style:font-size-asian="12pt" style:font-size-complex="12pt"/>
    </style:style>
    <style:style style:name="T534_23" style:family="text">
      <style:text-properties fo:font-size="12pt" style:font-size-asian="12pt" style:font-size-complex="12pt"/>
    </style:style>
    <style:style style:name="P535" style:family="paragraph" style:parent-style-name="Standard">
      <style:paragraph-properties fo:text-align="justify" fo:break-before="auto" fo:line-height="100%" fo:margin-top="0.018cm" style:writing-mode="lr-tb"/>
    </style:style>
    <style:style style:name="T535_1" style:family="text">
      <style:text-properties fo:font-size="12pt" style:font-size-asian="12pt" style:font-size-complex="12pt"/>
    </style:style>
    <style:style style:name="T535_2" style:family="text">
      <style:text-properties fo:font-size="12pt" style:font-size-asian="12pt" style:font-size-complex="12pt" fo:font-weight="bold" style:font-weight-asian="bold" style:font-weight-complex="bold"/>
    </style:style>
    <style:style style:name="T535_3" style:family="text">
      <style:text-properties fo:font-size="12pt" style:font-size-asian="12pt" style:font-size-complex="12pt"/>
    </style:style>
    <style:style style:name="T535_4" style:family="text">
      <style:text-properties fo:font-size="12pt" style:font-size-asian="12pt" style:font-size-complex="12pt"/>
    </style:style>
    <style:style style:name="T535_5" style:family="text">
      <style:text-properties fo:font-size="12pt" style:font-size-asian="12pt" style:font-size-complex="12pt"/>
    </style:style>
    <style:style style:name="T535_6" style:family="text">
      <style:text-properties fo:font-size="12pt" style:font-size-asian="12pt" style:font-size-complex="12pt"/>
    </style:style>
    <style:style style:name="T535_7" style:family="text">
      <style:text-properties fo:font-size="12pt" style:font-size-asian="12pt" style:font-size-complex="12pt"/>
    </style:style>
    <style:style style:name="T535_8" style:family="text">
      <style:text-properties fo:font-size="12pt" style:font-size-asian="12pt" style:font-size-complex="12pt"/>
    </style:style>
    <style:style style:name="T535_9" style:family="text">
      <style:text-properties fo:font-size="12pt" style:font-size-asian="12pt" style:font-size-complex="12pt"/>
    </style:style>
    <style:style style:name="T535_10" style:family="text">
      <style:text-properties fo:font-size="12pt" style:font-size-asian="12pt" style:font-size-complex="12pt"/>
    </style:style>
    <style:style style:name="T535_11" style:family="text">
      <style:text-properties fo:font-size="12pt" style:font-size-asian="12pt" style:font-size-complex="12pt"/>
    </style:style>
    <style:style style:name="T535_12" style:family="text">
      <style:text-properties fo:font-size="12pt" style:font-size-asian="12pt" style:font-size-complex="12pt"/>
    </style:style>
    <style:style style:name="T535_13" style:family="text">
      <style:text-properties fo:font-size="12pt" style:font-size-asian="12pt" style:font-size-complex="12pt"/>
    </style:style>
    <style:style style:name="T535_14" style:family="text">
      <style:text-properties fo:font-size="12pt" style:font-size-asian="12pt" style:font-size-complex="12pt"/>
    </style:style>
    <style:style style:name="T535_15" style:family="text">
      <style:text-properties fo:font-size="12pt" style:font-size-asian="12pt" style:font-size-complex="12pt"/>
    </style:style>
    <style:style style:name="T535_16" style:family="text">
      <style:text-properties fo:font-size="12pt" style:font-size-asian="12pt" style:font-size-complex="12pt"/>
    </style:style>
    <style:style style:name="T535_17" style:family="text">
      <style:text-properties fo:font-size="12pt" style:font-size-asian="12pt" style:font-size-complex="12pt"/>
    </style:style>
    <style:style style:name="T535_18" style:family="text">
      <style:text-properties fo:font-size="12pt" style:font-size-asian="12pt" style:font-size-complex="12pt"/>
    </style:style>
    <style:style style:name="T535_19" style:family="text">
      <style:text-properties fo:font-size="12pt" style:font-size-asian="12pt" style:font-size-complex="12pt"/>
    </style:style>
    <style:style style:name="T535_20" style:family="text">
      <style:text-properties fo:font-size="12pt" style:font-size-asian="12pt" style:font-size-complex="12pt"/>
    </style:style>
    <style:style style:name="P536" style:family="paragraph" style:parent-style-name="Standard">
      <style:paragraph-properties fo:text-align="justify" fo:break-before="auto" fo:line-height="100%" fo:margin-top="0.018cm" style:writing-mode="lr-tb"/>
    </style:style>
    <style:style style:name="T536_1" style:family="text">
      <style:text-properties fo:font-size="12pt" style:font-size-asian="12pt" style:font-size-complex="12pt"/>
    </style:style>
    <style:style style:name="T536_2" style:family="text">
      <style:text-properties fo:font-size="12pt" style:font-size-asian="12pt" style:font-size-complex="12pt" fo:font-weight="bold" style:font-weight-asian="bold" style:font-weight-complex="bold"/>
    </style:style>
    <style:style style:name="T536_3" style:family="text">
      <style:text-properties fo:font-size="12pt" style:font-size-asian="12pt" style:font-size-complex="12pt"/>
    </style:style>
    <style:style style:name="T536_4" style:family="text">
      <style:text-properties fo:font-size="12pt" style:font-size-asian="12pt" style:font-size-complex="12pt"/>
    </style:style>
    <style:style style:name="T536_5" style:family="text">
      <style:text-properties fo:font-size="12pt" style:font-size-asian="12pt" style:font-size-complex="12pt"/>
    </style:style>
    <style:style style:name="T536_6" style:family="text">
      <style:text-properties fo:font-size="12pt" style:font-size-asian="12pt" style:font-size-complex="12pt"/>
    </style:style>
    <style:style style:name="T536_7" style:family="text">
      <style:text-properties fo:font-size="12pt" style:font-size-asian="12pt" style:font-size-complex="12pt"/>
    </style:style>
    <style:style style:name="T536_8" style:family="text">
      <style:text-properties fo:font-size="12pt" style:font-size-asian="12pt" style:font-size-complex="12pt"/>
    </style:style>
    <style:style style:name="T536_9" style:family="text">
      <style:text-properties fo:font-size="12pt" style:font-size-asian="12pt" style:font-size-complex="12pt"/>
    </style:style>
    <style:style style:name="T536_10" style:family="text">
      <style:text-properties fo:font-size="12pt" style:font-size-asian="12pt" style:font-size-complex="12pt"/>
    </style:style>
    <style:style style:name="T536_11" style:family="text">
      <style:text-properties fo:font-size="12pt" style:font-size-asian="12pt" style:font-size-complex="12pt"/>
    </style:style>
    <style:style style:name="T536_12" style:family="text">
      <style:text-properties fo:font-size="12pt" style:font-size-asian="12pt" style:font-size-complex="12pt"/>
    </style:style>
    <style:style style:name="T536_13" style:family="text">
      <style:text-properties fo:font-size="12pt" style:font-size-asian="12pt" style:font-size-complex="12pt"/>
    </style:style>
    <style:style style:name="T536_14" style:family="text">
      <style:text-properties fo:font-size="12pt" style:font-size-asian="12pt" style:font-size-complex="12pt"/>
    </style:style>
    <style:style style:name="T536_15" style:family="text">
      <style:text-properties fo:font-size="12pt" style:font-size-asian="12pt" style:font-size-complex="12pt"/>
    </style:style>
    <style:style style:name="T536_16" style:family="text">
      <style:text-properties fo:font-size="12pt" style:font-size-asian="12pt" style:font-size-complex="12pt"/>
    </style:style>
    <style:style style:name="T536_17" style:family="text">
      <style:text-properties fo:font-size="12pt" style:font-size-asian="12pt" style:font-size-complex="12pt"/>
    </style:style>
    <style:style style:name="T536_18" style:family="text">
      <style:text-properties fo:font-size="12pt" style:font-size-asian="12pt" style:font-size-complex="12pt"/>
    </style:style>
    <style:style style:name="T536_19" style:family="text">
      <style:text-properties fo:font-size="12pt" style:font-size-asian="12pt" style:font-size-complex="12pt"/>
    </style:style>
    <style:style style:name="P537" style:family="paragraph" style:parent-style-name="Standard">
      <style:paragraph-properties fo:text-align="justify" fo:break-before="auto" fo:line-height="100%" fo:margin-top="0.018cm" style:writing-mode="lr-tb"/>
    </style:style>
    <style:style style:name="T537_1" style:family="text">
      <style:text-properties fo:font-size="12pt" style:font-size-asian="12pt" style:font-size-complex="12pt"/>
    </style:style>
    <style:style style:name="T537_2" style:family="text">
      <style:text-properties fo:font-size="12pt" style:font-size-asian="12pt" style:font-size-complex="12pt" fo:font-weight="bold" style:font-weight-asian="bold" style:font-weight-complex="bold"/>
    </style:style>
    <style:style style:name="T537_3" style:family="text">
      <style:text-properties fo:font-size="12pt" style:font-size-asian="12pt" style:font-size-complex="12pt"/>
    </style:style>
    <style:style style:name="T537_4" style:family="text">
      <style:text-properties fo:font-size="12pt" style:font-size-asian="12pt" style:font-size-complex="12pt"/>
    </style:style>
    <style:style style:name="T537_5" style:family="text">
      <style:text-properties fo:font-size="12pt" style:font-size-asian="12pt" style:font-size-complex="12pt"/>
    </style:style>
    <style:style style:name="T537_6" style:family="text">
      <style:text-properties fo:font-size="12pt" style:font-size-asian="12pt" style:font-size-complex="12pt"/>
    </style:style>
    <style:style style:name="T537_7" style:family="text">
      <style:text-properties fo:font-size="12pt" style:font-size-asian="12pt" style:font-size-complex="12pt"/>
    </style:style>
    <style:style style:name="T537_8" style:family="text">
      <style:text-properties fo:font-size="12pt" style:font-size-asian="12pt" style:font-size-complex="12pt"/>
    </style:style>
    <style:style style:name="T537_9" style:family="text">
      <style:text-properties fo:font-size="12pt" style:font-size-asian="12pt" style:font-size-complex="12pt"/>
    </style:style>
    <style:style style:name="T537_10" style:family="text">
      <style:text-properties fo:font-size="12pt" style:font-size-asian="12pt" style:font-size-complex="12pt"/>
    </style:style>
    <style:style style:name="T537_11" style:family="text">
      <style:text-properties fo:font-size="12pt" style:font-size-asian="12pt" style:font-size-complex="12pt"/>
    </style:style>
    <style:style style:name="T537_12" style:family="text">
      <style:text-properties fo:font-size="12pt" style:font-size-asian="12pt" style:font-size-complex="12pt"/>
    </style:style>
    <style:style style:name="T537_13" style:family="text">
      <style:text-properties fo:font-size="12pt" style:font-size-asian="12pt" style:font-size-complex="12pt"/>
    </style:style>
    <style:style style:name="T537_14" style:family="text">
      <style:text-properties fo:font-size="12pt" style:font-size-asian="12pt" style:font-size-complex="12pt"/>
    </style:style>
    <style:style style:name="T537_15" style:family="text">
      <style:text-properties fo:font-size="12pt" style:font-size-asian="12pt" style:font-size-complex="12pt"/>
    </style:style>
    <style:style style:name="T537_16" style:family="text">
      <style:text-properties fo:font-size="12pt" style:font-size-asian="12pt" style:font-size-complex="12pt"/>
    </style:style>
    <style:style style:name="T537_17" style:family="text">
      <style:text-properties fo:font-size="12pt" style:font-size-asian="12pt" style:font-size-complex="12pt"/>
    </style:style>
    <style:style style:name="T537_18" style:family="text">
      <style:text-properties fo:font-size="12pt" style:font-size-asian="12pt" style:font-size-complex="12pt"/>
    </style:style>
    <style:style style:name="T537_19" style:family="text">
      <style:text-properties fo:font-size="12pt" style:font-size-asian="12pt" style:font-size-complex="12pt"/>
    </style:style>
    <style:style style:name="T537_20" style:family="text">
      <style:text-properties fo:font-size="12pt" style:font-size-asian="12pt" style:font-size-complex="12pt"/>
    </style:style>
    <style:style style:name="T537_21" style:family="text">
      <style:text-properties fo:font-size="12pt" style:font-size-asian="12pt" style:font-size-complex="12pt"/>
    </style:style>
    <style:style style:name="P538" style:family="paragraph" style:parent-style-name="Standard">
      <style:paragraph-properties fo:text-align="justify" fo:break-before="auto" fo:line-height="100%" fo:margin-top="0.018cm" style:writing-mode="lr-tb"/>
    </style:style>
    <style:style style:name="T538_1" style:family="text">
      <style:text-properties fo:font-size="12pt" style:font-size-asian="12pt" style:font-size-complex="12pt"/>
    </style:style>
    <style:style style:name="T538_2" style:family="text">
      <style:text-properties fo:font-size="12pt" style:font-size-asian="12pt" style:font-size-complex="12pt" fo:font-weight="bold" style:font-weight-asian="bold" style:font-weight-complex="bold"/>
    </style:style>
    <style:style style:name="T538_3" style:family="text">
      <style:text-properties fo:font-size="12pt" style:font-size-asian="12pt" style:font-size-complex="12pt"/>
    </style:style>
    <style:style style:name="T538_4" style:family="text">
      <style:text-properties fo:font-size="12pt" style:font-size-asian="12pt" style:font-size-complex="12pt"/>
    </style:style>
    <style:style style:name="T538_5" style:family="text">
      <style:text-properties fo:font-size="12pt" style:font-size-asian="12pt" style:font-size-complex="12pt"/>
    </style:style>
    <style:style style:name="T538_6" style:family="text">
      <style:text-properties fo:font-size="12pt" style:font-size-asian="12pt" style:font-size-complex="12pt"/>
    </style:style>
    <style:style style:name="T538_7" style:family="text">
      <style:text-properties fo:font-size="12pt" style:font-size-asian="12pt" style:font-size-complex="12pt"/>
    </style:style>
    <style:style style:name="T538_8" style:family="text">
      <style:text-properties fo:font-size="12pt" style:font-size-asian="12pt" style:font-size-complex="12pt"/>
    </style:style>
    <style:style style:name="T538_9" style:family="text">
      <style:text-properties fo:font-size="12pt" style:font-size-asian="12pt" style:font-size-complex="12pt"/>
    </style:style>
    <style:style style:name="T538_10" style:family="text">
      <style:text-properties fo:font-size="12pt" style:font-size-asian="12pt" style:font-size-complex="12pt"/>
    </style:style>
    <style:style style:name="T538_11" style:family="text">
      <style:text-properties fo:font-size="12pt" style:font-size-asian="12pt" style:font-size-complex="12pt"/>
    </style:style>
    <style:style style:name="T538_12" style:family="text">
      <style:text-properties fo:font-size="12pt" style:font-size-asian="12pt" style:font-size-complex="12pt"/>
    </style:style>
    <style:style style:name="T538_13" style:family="text">
      <style:text-properties fo:font-size="12pt" style:font-size-asian="12pt" style:font-size-complex="12pt"/>
    </style:style>
    <style:style style:name="T538_14" style:family="text">
      <style:text-properties fo:font-size="12pt" style:font-size-asian="12pt" style:font-size-complex="12pt"/>
    </style:style>
    <style:style style:name="T538_15" style:family="text">
      <style:text-properties fo:font-size="12pt" style:font-size-asian="12pt" style:font-size-complex="12pt"/>
    </style:style>
    <style:style style:name="T538_16" style:family="text">
      <style:text-properties fo:font-size="12pt" style:font-size-asian="12pt" style:font-size-complex="12pt"/>
    </style:style>
    <style:style style:name="T538_17" style:family="text">
      <style:text-properties fo:font-size="12pt" style:font-size-asian="12pt" style:font-size-complex="12pt"/>
    </style:style>
    <style:style style:name="T538_18" style:family="text">
      <style:text-properties fo:font-size="12pt" style:font-size-asian="12pt" style:font-size-complex="12pt"/>
    </style:style>
    <style:style style:name="T538_19" style:family="text">
      <style:text-properties fo:font-size="12pt" style:font-size-asian="12pt" style:font-size-complex="12pt"/>
    </style:style>
    <style:style style:name="P539" style:family="paragraph" style:parent-style-name="Standard">
      <style:paragraph-properties fo:text-align="justify" fo:break-before="auto" fo:line-height="100%" fo:margin-top="0.018cm" style:writing-mode="lr-tb"/>
    </style:style>
    <style:style style:name="T539_1" style:family="text">
      <style:text-properties fo:font-size="12pt" style:font-size-asian="12pt" style:font-size-complex="12pt"/>
    </style:style>
    <style:style style:name="T539_2" style:family="text">
      <style:text-properties fo:font-size="12pt" style:font-size-asian="12pt" style:font-size-complex="12pt" fo:font-weight="bold" style:font-weight-asian="bold" style:font-weight-complex="bold"/>
    </style:style>
    <style:style style:name="T539_3" style:family="text">
      <style:text-properties fo:font-size="12pt" style:font-size-asian="12pt" style:font-size-complex="12pt"/>
    </style:style>
    <style:style style:name="T539_4" style:family="text">
      <style:text-properties fo:font-size="12pt" style:font-size-asian="12pt" style:font-size-complex="12pt"/>
    </style:style>
    <style:style style:name="T539_5" style:family="text">
      <style:text-properties fo:font-size="12pt" style:font-size-asian="12pt" style:font-size-complex="12pt"/>
    </style:style>
    <style:style style:name="T539_6" style:family="text">
      <style:text-properties fo:font-size="12pt" style:font-size-asian="12pt" style:font-size-complex="12pt"/>
    </style:style>
    <style:style style:name="T539_7" style:family="text">
      <style:text-properties fo:font-size="12pt" style:font-size-asian="12pt" style:font-size-complex="12pt"/>
    </style:style>
    <style:style style:name="T539_8" style:family="text">
      <style:text-properties fo:font-size="12pt" style:font-size-asian="12pt" style:font-size-complex="12pt"/>
    </style:style>
    <style:style style:name="T539_9" style:family="text">
      <style:text-properties fo:font-size="12pt" style:font-size-asian="12pt" style:font-size-complex="12pt"/>
    </style:style>
    <style:style style:name="T539_10" style:family="text">
      <style:text-properties fo:font-size="12pt" style:font-size-asian="12pt" style:font-size-complex="12pt"/>
    </style:style>
    <style:style style:name="T539_11" style:family="text">
      <style:text-properties fo:font-size="12pt" style:font-size-asian="12pt" style:font-size-complex="12pt"/>
    </style:style>
    <style:style style:name="P540" style:family="paragraph" style:parent-style-name="Standard">
      <style:paragraph-properties fo:text-align="justify" fo:break-before="auto" fo:line-height="100%" fo:margin-top="0.018cm" style:writing-mode="lr-tb"/>
    </style:style>
    <style:style style:name="T540_1" style:family="text">
      <style:text-properties fo:font-size="12pt" style:font-size-asian="12pt" style:font-size-complex="12pt" fo:font-weight="bold" style:font-weight-asian="bold" style:font-weight-complex="bold"/>
    </style:style>
    <style:style style:name="P541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41_1" style:family="text">
      <style:text-properties fo:font-size="12pt" style:font-size-asian="12pt" style:font-size-complex="12pt" fo:font-weight="bold" style:font-weight-asian="bold" style:font-weight-complex="bold"/>
    </style:style>
    <style:style style:name="T541_2" style:family="text">
      <style:text-properties fo:font-size="12pt" style:font-size-asian="12pt" style:font-size-complex="12pt" fo:font-weight="bold" style:font-weight-asian="bold" style:font-weight-complex="bold"/>
    </style:style>
    <style:style style:name="T541_3" style:family="text">
      <style:text-properties fo:font-size="12pt" style:font-size-asian="12pt" style:font-size-complex="12pt" fo:font-weight="bold" style:font-weight-asian="bold" style:font-weight-complex="bold"/>
    </style:style>
    <style:style style:name="T541_4" style:family="text">
      <style:text-properties fo:font-size="12pt" style:font-size-asian="12pt" style:font-size-complex="12pt" fo:font-weight="bold" style:font-weight-asian="bold" style:font-weight-complex="bold"/>
    </style:style>
    <style:style style:name="P542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 fo:font-weight="bold" style:font-weight-asian="bold" style:font-weight-complex="bold"/>
    </style:style>
    <style:style style:name="P543" style:family="paragraph" style:parent-style-name="Standard">
      <style:paragraph-properties fo:text-align="justify" fo:break-before="auto" fo:line-height="100%" fo:margin-top="0.018cm" style:writing-mode="lr-tb"/>
    </style:style>
    <style:style style:name="T543_1" style:family="text">
      <style:text-properties fo:font-size="12pt" style:font-size-asian="12pt" style:font-size-complex="12pt" fo:font-weight="bold" style:font-weight-asian="bold" style:font-weight-complex="bold"/>
    </style:style>
    <style:style style:name="T543_2" style:family="text">
      <style:text-properties fo:font-size="12pt" style:font-size-asian="12pt" style:font-size-complex="12pt"/>
    </style:style>
    <style:style style:name="T543_3" style:family="text">
      <style:text-properties fo:font-size="12pt" style:font-size-asian="12pt" style:font-size-complex="12pt"/>
    </style:style>
    <style:style style:name="T543_4" style:family="text">
      <style:text-properties fo:font-size="12pt" style:font-size-asian="12pt" style:font-size-complex="12pt"/>
    </style:style>
    <style:style style:name="T543_5" style:family="text">
      <style:text-properties fo:font-size="12pt" style:font-size-asian="12pt" style:font-size-complex="12pt"/>
    </style:style>
    <style:style style:name="T543_6" style:family="text">
      <style:text-properties fo:font-size="12pt" style:font-size-asian="12pt" style:font-size-complex="12pt"/>
    </style:style>
    <style:style style:name="T543_7" style:family="text">
      <style:text-properties fo:font-size="12pt" style:font-size-asian="12pt" style:font-size-complex="12pt"/>
    </style:style>
    <style:style style:name="T543_8" style:family="text">
      <style:text-properties fo:font-size="12pt" style:font-size-asian="12pt" style:font-size-complex="12pt"/>
    </style:style>
    <style:style style:name="T543_9" style:family="text">
      <style:text-properties fo:font-size="12pt" style:font-size-asian="12pt" style:font-size-complex="12pt"/>
    </style:style>
    <style:style style:name="T543_10" style:family="text">
      <style:text-properties fo:font-size="12pt" style:font-size-asian="12pt" style:font-size-complex="12pt"/>
    </style:style>
    <style:style style:name="T543_11" style:family="text">
      <style:text-properties fo:font-size="12pt" style:font-size-asian="12pt" style:font-size-complex="12pt"/>
    </style:style>
    <style:style style:name="T543_12" style:family="text">
      <style:text-properties fo:font-size="12pt" style:font-size-asian="12pt" style:font-size-complex="12pt"/>
    </style:style>
    <style:style style:name="T543_13" style:family="text">
      <style:text-properties fo:font-size="12pt" style:font-size-asian="12pt" style:font-size-complex="12pt"/>
    </style:style>
    <style:style style:name="T543_14" style:family="text">
      <style:text-properties fo:font-size="12pt" style:font-size-asian="12pt" style:font-size-complex="12pt"/>
    </style:style>
    <style:style style:name="T543_15" style:family="text">
      <style:text-properties fo:font-size="12pt" style:font-size-asian="12pt" style:font-size-complex="12pt"/>
    </style:style>
    <style:style style:name="T543_16" style:family="text">
      <style:text-properties fo:font-size="12pt" style:font-size-asian="12pt" style:font-size-complex="12pt"/>
    </style:style>
    <style:style style:name="T543_17" style:family="text">
      <style:text-properties fo:font-size="12pt" style:font-size-asian="12pt" style:font-size-complex="12pt"/>
    </style:style>
    <style:style style:name="T543_18" style:family="text">
      <style:text-properties fo:font-size="12pt" style:font-size-asian="12pt" style:font-size-complex="12pt"/>
    </style:style>
    <style:style style:name="T543_19" style:family="text">
      <style:text-properties fo:font-size="12pt" style:font-size-asian="12pt" style:font-size-complex="12pt"/>
    </style:style>
    <style:style style:name="T543_20" style:family="text">
      <style:text-properties fo:font-size="12pt" style:font-size-asian="12pt" style:font-size-complex="12pt"/>
    </style:style>
    <style:style style:name="T543_21" style:family="text">
      <style:text-properties fo:font-size="12pt" style:font-size-asian="12pt" style:font-size-complex="12pt"/>
    </style:style>
    <style:style style:name="T543_22" style:family="text">
      <style:text-properties fo:font-size="12pt" style:font-size-asian="12pt" style:font-size-complex="12pt"/>
    </style:style>
    <style:style style:name="T543_23" style:family="text">
      <style:text-properties fo:font-size="12pt" style:font-size-asian="12pt" style:font-size-complex="12pt"/>
    </style:style>
    <style:style style:name="T543_24" style:family="text">
      <style:text-properties fo:font-size="12pt" style:font-size-asian="12pt" style:font-size-complex="12pt"/>
    </style:style>
    <style:style style:name="T543_25" style:family="text">
      <style:text-properties fo:font-size="12pt" style:font-size-asian="12pt" style:font-size-complex="12pt"/>
    </style:style>
    <style:style style:name="T543_26" style:family="text">
      <style:text-properties fo:font-size="12pt" style:font-size-asian="12pt" style:font-size-complex="12pt"/>
    </style:style>
    <style:style style:name="T543_27" style:family="text">
      <style:text-properties fo:font-size="12pt" style:font-size-asian="12pt" style:font-size-complex="12pt"/>
    </style:style>
    <style:style style:name="T543_28" style:family="text">
      <style:text-properties fo:font-size="12pt" style:font-size-asian="12pt" style:font-size-complex="12pt"/>
    </style:style>
    <style:style style:name="T543_29" style:family="text">
      <style:text-properties fo:font-size="12pt" style:font-size-asian="12pt" style:font-size-complex="12pt"/>
    </style:style>
    <style:style style:name="T543_30" style:family="text">
      <style:text-properties fo:font-size="12pt" style:font-size-asian="12pt" style:font-size-complex="12pt"/>
    </style:style>
    <style:style style:name="T543_31" style:family="text">
      <style:text-properties fo:font-size="12pt" style:font-size-asian="12pt" style:font-size-complex="12pt"/>
    </style:style>
    <style:style style:name="T543_32" style:family="text">
      <style:text-properties fo:font-size="12pt" style:font-size-asian="12pt" style:font-size-complex="12pt"/>
    </style:style>
    <style:style style:name="T543_33" style:family="text">
      <style:text-properties fo:font-size="12pt" style:font-size-asian="12pt" style:font-size-complex="12pt"/>
    </style:style>
    <style:style style:name="T543_34" style:family="text">
      <style:text-properties fo:font-size="12pt" style:font-size-asian="12pt" style:font-size-complex="12pt"/>
    </style:style>
    <style:style style:name="T543_35" style:family="text">
      <style:text-properties fo:font-size="12pt" style:font-size-asian="12pt" style:font-size-complex="12pt"/>
    </style:style>
    <style:style style:name="T543_36" style:family="text">
      <style:text-properties fo:font-size="12pt" style:font-size-asian="12pt" style:font-size-complex="12pt"/>
    </style:style>
    <style:style style:name="T543_37" style:family="text">
      <style:text-properties fo:font-size="12pt" style:font-size-asian="12pt" style:font-size-complex="12pt"/>
    </style:style>
    <style:style style:name="T543_38" style:family="text">
      <style:text-properties fo:font-size="12pt" style:font-size-asian="12pt" style:font-size-complex="12pt"/>
    </style:style>
    <style:style style:name="T543_39" style:family="text">
      <style:text-properties fo:font-size="12pt" style:font-size-asian="12pt" style:font-size-complex="12pt"/>
    </style:style>
    <style:style style:name="T543_40" style:family="text">
      <style:text-properties fo:font-size="12pt" style:font-size-asian="12pt" style:font-size-complex="12pt"/>
    </style:style>
    <style:style style:name="T543_41" style:family="text">
      <style:text-properties fo:font-size="12pt" style:font-size-asian="12pt" style:font-size-complex="12pt"/>
    </style:style>
    <style:style style:name="T543_42" style:family="text">
      <style:text-properties fo:font-size="12pt" style:font-size-asian="12pt" style:font-size-complex="12pt"/>
    </style:style>
    <style:style style:name="T543_43" style:family="text">
      <style:text-properties fo:font-size="12pt" style:font-size-asian="12pt" style:font-size-complex="12pt"/>
    </style:style>
    <style:style style:name="T543_44" style:family="text">
      <style:text-properties fo:font-size="12pt" style:font-size-asian="12pt" style:font-size-complex="12pt"/>
    </style:style>
    <style:style style:name="T543_45" style:family="text">
      <style:text-properties fo:font-size="12pt" style:font-size-asian="12pt" style:font-size-complex="12pt"/>
    </style:style>
    <style:style style:name="T543_46" style:family="text">
      <style:text-properties fo:font-size="12pt" style:font-size-asian="12pt" style:font-size-complex="12pt"/>
    </style:style>
    <style:style style:name="T543_47" style:family="text">
      <style:text-properties fo:font-size="12pt" style:font-size-asian="12pt" style:font-size-complex="12pt"/>
    </style:style>
    <style:style style:name="T543_48" style:family="text">
      <style:text-properties fo:font-size="12pt" style:font-size-asian="12pt" style:font-size-complex="12pt"/>
    </style:style>
    <style:style style:name="T543_49" style:family="text">
      <style:text-properties fo:font-size="12pt" style:font-size-asian="12pt" style:font-size-complex="12pt"/>
    </style:style>
    <style:style style:name="T543_50" style:family="text">
      <style:text-properties fo:font-size="12pt" style:font-size-asian="12pt" style:font-size-complex="12pt"/>
    </style:style>
    <style:style style:name="T543_51" style:family="text">
      <style:text-properties fo:font-size="12pt" style:font-size-asian="12pt" style:font-size-complex="12pt"/>
    </style:style>
    <style:style style:name="T543_52" style:family="text">
      <style:text-properties fo:font-size="12pt" style:font-size-asian="12pt" style:font-size-complex="12pt"/>
    </style:style>
    <style:style style:name="T543_53" style:family="text">
      <style:text-properties fo:font-size="12pt" style:font-size-asian="12pt" style:font-size-complex="12pt"/>
    </style:style>
    <style:style style:name="T543_54" style:family="text">
      <style:text-properties fo:font-size="12pt" style:font-size-asian="12pt" style:font-size-complex="12pt"/>
    </style:style>
    <style:style style:name="T543_55" style:family="text">
      <style:text-properties fo:font-size="12pt" style:font-size-asian="12pt" style:font-size-complex="12pt"/>
    </style:style>
    <style:style style:name="T543_56" style:family="text">
      <style:text-properties fo:font-size="12pt" style:font-size-asian="12pt" style:font-size-complex="12pt"/>
    </style:style>
    <style:style style:name="T543_57" style:family="text">
      <style:text-properties fo:font-size="12pt" style:font-size-asian="12pt" style:font-size-complex="12pt"/>
    </style:style>
    <style:style style:name="T543_58" style:family="text">
      <style:text-properties fo:font-size="12pt" style:font-size-asian="12pt" style:font-size-complex="12pt"/>
    </style:style>
    <style:style style:name="T543_59" style:family="text">
      <style:text-properties fo:font-size="12pt" style:font-size-asian="12pt" style:font-size-complex="12pt"/>
    </style:style>
    <style:style style:name="T543_60" style:family="text">
      <style:text-properties fo:font-size="12pt" style:font-size-asian="12pt" style:font-size-complex="12pt"/>
    </style:style>
    <style:style style:name="T543_61" style:family="text">
      <style:text-properties fo:font-size="12pt" style:font-size-asian="12pt" style:font-size-complex="12pt"/>
    </style:style>
    <style:style style:name="T543_62" style:family="text">
      <style:text-properties fo:font-size="12pt" style:font-size-asian="12pt" style:font-size-complex="12pt"/>
    </style:style>
    <style:style style:name="T543_63" style:family="text">
      <style:text-properties fo:font-size="12pt" style:font-size-asian="12pt" style:font-size-complex="12pt"/>
    </style:style>
    <style:style style:name="T543_64" style:family="text">
      <style:text-properties fo:font-size="12pt" style:font-size-asian="12pt" style:font-size-complex="12pt"/>
    </style:style>
    <style:style style:name="T543_65" style:family="text">
      <style:text-properties fo:font-size="12pt" style:font-size-asian="12pt" style:font-size-complex="12pt"/>
    </style:style>
    <style:style style:name="T543_66" style:family="text">
      <style:text-properties fo:font-size="12pt" style:font-size-asian="12pt" style:font-size-complex="12pt"/>
    </style:style>
    <style:style style:name="T543_67" style:family="text">
      <style:text-properties fo:font-size="12pt" style:font-size-asian="12pt" style:font-size-complex="12pt"/>
    </style:style>
    <style:style style:name="T543_68" style:family="text">
      <style:text-properties fo:font-size="12pt" style:font-size-asian="12pt" style:font-size-complex="12pt"/>
    </style:style>
    <style:style style:name="T543_69" style:family="text">
      <style:text-properties fo:font-size="12pt" style:font-size-asian="12pt" style:font-size-complex="12pt"/>
    </style:style>
    <style:style style:name="T543_70" style:family="text">
      <style:text-properties fo:font-size="12pt" style:font-size-asian="12pt" style:font-size-complex="12pt"/>
    </style:style>
    <style:style style:name="T543_71" style:family="text">
      <style:text-properties fo:font-size="12pt" style:font-size-asian="12pt" style:font-size-complex="12pt"/>
    </style:style>
    <style:style style:name="T543_72" style:family="text">
      <style:text-properties fo:font-size="12pt" style:font-size-asian="12pt" style:font-size-complex="12pt"/>
    </style:style>
    <style:style style:name="T543_73" style:family="text">
      <style:text-properties fo:font-size="12pt" style:font-size-asian="12pt" style:font-size-complex="12pt"/>
    </style:style>
    <style:style style:name="T543_74" style:family="text">
      <style:text-properties fo:font-size="12pt" style:font-size-asian="12pt" style:font-size-complex="12pt"/>
    </style:style>
    <style:style style:name="T543_75" style:family="text">
      <style:text-properties fo:font-size="12pt" style:font-size-asian="12pt" style:font-size-complex="12pt"/>
    </style:style>
    <style:style style:name="T543_76" style:family="text">
      <style:text-properties fo:font-size="12pt" style:font-size-asian="12pt" style:font-size-complex="12pt"/>
    </style:style>
    <style:style style:name="T543_77" style:family="text">
      <style:text-properties fo:font-size="12pt" style:font-size-asian="12pt" style:font-size-complex="12pt"/>
    </style:style>
    <style:style style:name="T543_78" style:family="text">
      <style:text-properties fo:font-size="12pt" style:font-size-asian="12pt" style:font-size-complex="12pt"/>
    </style:style>
    <style:style style:name="T543_79" style:family="text">
      <style:text-properties fo:font-size="12pt" style:font-size-asian="12pt" style:font-size-complex="12pt"/>
    </style:style>
    <style:style style:name="T543_80" style:family="text">
      <style:text-properties fo:font-size="12pt" style:font-size-asian="12pt" style:font-size-complex="12pt"/>
    </style:style>
    <style:style style:name="T543_81" style:family="text">
      <style:text-properties fo:font-size="12pt" style:font-size-asian="12pt" style:font-size-complex="12pt"/>
    </style:style>
    <style:style style:name="T543_82" style:family="text">
      <style:text-properties fo:font-size="12pt" style:font-size-asian="12pt" style:font-size-complex="12pt"/>
    </style:style>
    <style:style style:name="T543_83" style:family="text">
      <style:text-properties fo:font-size="12pt" style:font-size-asian="12pt" style:font-size-complex="12pt"/>
    </style:style>
    <style:style style:name="T543_84" style:family="text">
      <style:text-properties fo:font-size="12pt" style:font-size-asian="12pt" style:font-size-complex="12pt"/>
    </style:style>
    <style:style style:name="T543_85" style:family="text">
      <style:text-properties fo:font-size="12pt" style:font-size-asian="12pt" style:font-size-complex="12pt"/>
    </style:style>
    <style:style style:name="T543_86" style:family="text">
      <style:text-properties fo:font-size="12pt" style:font-size-asian="12pt" style:font-size-complex="12pt"/>
    </style:style>
    <style:style style:name="T543_87" style:family="text">
      <style:text-properties fo:font-size="12pt" style:font-size-asian="12pt" style:font-size-complex="12pt"/>
    </style:style>
    <style:style style:name="T543_88" style:family="text">
      <style:text-properties fo:font-size="12pt" style:font-size-asian="12pt" style:font-size-complex="12pt"/>
    </style:style>
    <style:style style:name="T543_89" style:family="text">
      <style:text-properties fo:font-size="12pt" style:font-size-asian="12pt" style:font-size-complex="12pt"/>
    </style:style>
    <style:style style:name="T543_90" style:family="text">
      <style:text-properties fo:font-size="12pt" style:font-size-asian="12pt" style:font-size-complex="12pt"/>
    </style:style>
    <style:style style:name="T543_91" style:family="text">
      <style:text-properties fo:font-size="12pt" style:font-size-asian="12pt" style:font-size-complex="12pt"/>
    </style:style>
    <style:style style:name="T543_92" style:family="text">
      <style:text-properties fo:font-size="12pt" style:font-size-asian="12pt" style:font-size-complex="12pt"/>
    </style:style>
    <style:style style:name="T543_93" style:family="text">
      <style:text-properties fo:font-size="12pt" style:font-size-asian="12pt" style:font-size-complex="12pt"/>
    </style:style>
    <style:style style:name="T543_94" style:family="text">
      <style:text-properties fo:font-size="12pt" style:font-size-asian="12pt" style:font-size-complex="12pt"/>
    </style:style>
    <style:style style:name="T543_95" style:family="text">
      <style:text-properties fo:font-size="12pt" style:font-size-asian="12pt" style:font-size-complex="12pt"/>
    </style:style>
    <style:style style:name="P544" style:family="paragraph" style:parent-style-name="Standard">
      <style:paragraph-properties fo:text-align="justify" fo:break-before="auto" fo:line-height="100%" fo:margin-top="0.018cm" fo:margin-bottom="0.018cm" style:writing-mode="lr-tb"/>
      <style:text-properties fo:font-size="12pt" style:font-size-asian="12pt" style:font-size-complex="12pt"/>
    </style:style>
    <style:style style:name="P545" style:family="paragraph" style:parent-style-name="Heading_20_2">
      <style:paragraph-properties fo:break-before="auto" fo:line-height="115%" style:writing-mode="lr-tb"/>
      <style:text-properties fo:font-size="12pt" style:font-size-asian="12pt" style:font-size-complex="12pt"/>
    </style:style>
    <style:style style:name="P546" style:family="paragraph" style:parent-style-name="Heading_20_2">
      <style:paragraph-properties fo:break-before="auto" fo:line-height="115%" style:writing-mode="lr-tb"/>
    </style:style>
    <style:style style:name="T546_1" style:family="text">
      <style:text-properties fo:font-weight="bold" style:font-weight-asian="bold" style:font-weight-complex="bold"/>
    </style:style>
    <style:style style:name="T546_2" style:family="text">
      <style:text-properties fo:font-weight="bold" style:font-weight-asian="bold" style:font-weight-complex="bold"/>
    </style:style>
    <style:style style:name="T546_3" style:family="text"/>
    <style:style style:name="T546_4" style:family="text"/>
    <style:style style:name="T546_5" style:family="text"/>
    <style:style style:name="T546_6" style:family="text"/>
    <style:style style:name="P547" style:family="paragraph" style:parent-style-name="Standard">
      <style:paragraph-properties fo:text-align="justify" fo:break-before="auto" fo:line-height="100%" style:writing-mode="lr-tb"/>
    </style:style>
    <style:style style:name="P548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48_1" style:family="text">
      <style:text-properties fo:font-size="12pt" style:font-size-asian="12pt" style:font-size-complex="12pt" fo:font-weight="bold" style:font-weight-asian="bold" style:font-weight-complex="bold"/>
    </style:style>
    <style:style style:name="T548_2" style:family="text">
      <style:text-properties fo:font-size="12pt" style:font-size-asian="12pt" style:font-size-complex="12pt"/>
    </style:style>
    <style:style style:name="T548_3" style:family="text">
      <style:text-properties fo:font-size="12pt" style:font-size-asian="12pt" style:font-size-complex="12pt"/>
    </style:style>
    <style:style style:name="P549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50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50_1" style:family="text">
      <style:text-properties fo:font-size="12pt" style:font-size-asian="12pt" style:font-size-complex="12pt" fo:font-weight="bold" style:font-weight-asian="bold" style:font-weight-complex="bold"/>
    </style:style>
    <style:style style:name="T550_2" style:family="text">
      <style:text-properties fo:font-size="12pt" style:font-size-asian="12pt" style:font-size-complex="12pt"/>
    </style:style>
    <style:style style:name="T550_3" style:family="text">
      <style:text-properties fo:font-size="12pt" style:font-size-asian="12pt" style:font-size-complex="12pt"/>
    </style:style>
    <style:style style:name="T550_4" style:family="text">
      <style:text-properties fo:font-size="12pt" style:font-size-asian="12pt" style:font-size-complex="12pt"/>
    </style:style>
    <style:style style:name="T550_5" style:family="text">
      <style:text-properties fo:font-size="12pt" style:font-size-asian="12pt" style:font-size-complex="12pt"/>
    </style:style>
    <style:style style:name="T550_6" style:family="text">
      <style:text-properties fo:font-size="12pt" style:font-size-asian="12pt" style:font-size-complex="12pt"/>
    </style:style>
    <style:style style:name="T550_7" style:family="text">
      <style:text-properties fo:font-size="12pt" style:font-size-asian="12pt" style:font-size-complex="12pt"/>
    </style:style>
    <style:style style:name="T550_8" style:family="text">
      <style:text-properties fo:font-size="12pt" style:font-size-asian="12pt" style:font-size-complex="12pt"/>
    </style:style>
    <style:style style:name="T550_9" style:family="text">
      <style:text-properties fo:font-size="12pt" style:font-size-asian="12pt" style:font-size-complex="12pt"/>
    </style:style>
    <style:style style:name="T550_10" style:family="text">
      <style:text-properties fo:font-size="12pt" style:font-size-asian="12pt" style:font-size-complex="12pt"/>
    </style:style>
    <style:style style:name="T550_11" style:family="text">
      <style:text-properties fo:font-size="12pt" style:font-size-asian="12pt" style:font-size-complex="12pt"/>
    </style:style>
    <style:style style:name="T550_12" style:family="text">
      <style:text-properties fo:font-size="12pt" style:font-size-asian="12pt" style:font-size-complex="12pt"/>
    </style:style>
    <style:style style:name="T550_13" style:family="text">
      <style:text-properties fo:font-size="12pt" style:font-size-asian="12pt" style:font-size-complex="12pt"/>
    </style:style>
    <style:style style:name="T550_14" style:family="text">
      <style:text-properties fo:font-size="12pt" style:font-size-asian="12pt" style:font-size-complex="12pt"/>
    </style:style>
    <style:style style:name="T550_15" style:family="text">
      <style:text-properties fo:font-size="12pt" style:font-size-asian="12pt" style:font-size-complex="12pt"/>
    </style:style>
    <style:style style:name="T550_16" style:family="text">
      <style:text-properties fo:font-size="12pt" style:font-size-asian="12pt" style:font-size-complex="12pt"/>
    </style:style>
    <style:style style:name="T550_17" style:family="text">
      <style:text-properties fo:font-size="12pt" style:font-size-asian="12pt" style:font-size-complex="12pt"/>
    </style:style>
    <style:style style:name="T550_18" style:family="text">
      <style:text-properties fo:font-size="12pt" style:font-size-asian="12pt" style:font-size-complex="12pt"/>
    </style:style>
    <style:style style:name="T550_19" style:family="text">
      <style:text-properties fo:font-size="12pt" style:font-size-asian="12pt" style:font-size-complex="12pt"/>
    </style:style>
    <style:style style:name="T550_20" style:family="text">
      <style:text-properties fo:font-size="12pt" style:font-size-asian="12pt" style:font-size-complex="12pt"/>
    </style:style>
    <style:style style:name="T550_21" style:family="text">
      <style:text-properties fo:font-size="12pt" style:font-size-asian="12pt" style:font-size-complex="12pt"/>
    </style:style>
    <style:style style:name="T550_22" style:family="text">
      <style:text-properties fo:font-size="12pt" style:font-size-asian="12pt" style:font-size-complex="12pt"/>
    </style:style>
    <style:style style:name="T550_23" style:family="text">
      <style:text-properties fo:font-size="12pt" style:font-size-asian="12pt" style:font-size-complex="12pt"/>
    </style:style>
    <style:style style:name="T550_24" style:family="text">
      <style:text-properties fo:font-size="12pt" style:font-size-asian="12pt" style:font-size-complex="12pt"/>
    </style:style>
    <style:style style:name="T550_25" style:family="text">
      <style:text-properties fo:font-size="12pt" style:font-size-asian="12pt" style:font-size-complex="12pt"/>
    </style:style>
    <style:style style:name="T550_26" style:family="text">
      <style:text-properties fo:font-size="12pt" style:font-size-asian="12pt" style:font-size-complex="12pt"/>
    </style:style>
    <style:style style:name="T550_27" style:family="text">
      <style:text-properties fo:font-size="12pt" style:font-size-asian="12pt" style:font-size-complex="12pt"/>
    </style:style>
    <style:style style:name="T550_28" style:family="text">
      <style:text-properties fo:font-size="12pt" style:font-size-asian="12pt" style:font-size-complex="12pt"/>
    </style:style>
    <style:style style:name="T550_29" style:family="text">
      <style:text-properties fo:font-size="12pt" style:font-size-asian="12pt" style:font-size-complex="12pt"/>
    </style:style>
    <style:style style:name="T550_30" style:family="text">
      <style:text-properties fo:font-size="12pt" style:font-size-asian="12pt" style:font-size-complex="12pt"/>
    </style:style>
    <style:style style:name="T550_31" style:family="text">
      <style:text-properties fo:font-size="12pt" style:font-size-asian="12pt" style:font-size-complex="12pt"/>
    </style:style>
    <style:style style:name="T550_32" style:family="text">
      <style:text-properties fo:font-size="12pt" style:font-size-asian="12pt" style:font-size-complex="12pt"/>
    </style:style>
    <style:style style:name="T550_33" style:family="text">
      <style:text-properties fo:font-size="12pt" style:font-size-asian="12pt" style:font-size-complex="12pt"/>
    </style:style>
    <style:style style:name="T550_34" style:family="text">
      <style:text-properties fo:font-size="12pt" style:font-size-asian="12pt" style:font-size-complex="12pt"/>
    </style:style>
    <style:style style:name="T550_35" style:family="text">
      <style:text-properties fo:font-size="12pt" style:font-size-asian="12pt" style:font-size-complex="12pt"/>
    </style:style>
    <style:style style:name="T550_36" style:family="text">
      <style:text-properties fo:font-size="12pt" style:font-size-asian="12pt" style:font-size-complex="12pt"/>
    </style:style>
    <style:style style:name="T550_37" style:family="text">
      <style:text-properties fo:font-size="12pt" style:font-size-asian="12pt" style:font-size-complex="12pt"/>
    </style:style>
    <style:style style:name="T550_38" style:family="text">
      <style:text-properties fo:font-size="12pt" style:font-size-asian="12pt" style:font-size-complex="12pt"/>
    </style:style>
    <style:style style:name="T550_39" style:family="text">
      <style:text-properties fo:font-size="12pt" style:font-size-asian="12pt" style:font-size-complex="12pt"/>
    </style:style>
    <style:style style:name="T550_40" style:family="text">
      <style:text-properties fo:font-size="12pt" style:font-size-asian="12pt" style:font-size-complex="12pt"/>
    </style:style>
    <style:style style:name="T550_41" style:family="text">
      <style:text-properties fo:font-size="12pt" style:font-size-asian="12pt" style:font-size-complex="12pt"/>
    </style:style>
    <style:style style:name="T550_42" style:family="text">
      <style:text-properties fo:font-size="12pt" style:font-size-asian="12pt" style:font-size-complex="12pt"/>
    </style:style>
    <style:style style:name="T550_43" style:family="text">
      <style:text-properties fo:font-size="12pt" style:font-size-asian="12pt" style:font-size-complex="12pt"/>
    </style:style>
    <style:style style:name="T550_44" style:family="text">
      <style:text-properties fo:font-size="12pt" style:font-size-asian="12pt" style:font-size-complex="12pt"/>
    </style:style>
    <style:style style:name="T550_45" style:family="text">
      <style:text-properties fo:font-size="12pt" style:font-size-asian="12pt" style:font-size-complex="12pt"/>
    </style:style>
    <style:style style:name="T550_46" style:family="text">
      <style:text-properties fo:font-size="12pt" style:font-size-asian="12pt" style:font-size-complex="12pt"/>
    </style:style>
    <style:style style:name="T550_47" style:family="text">
      <style:text-properties fo:font-size="12pt" style:font-size-asian="12pt" style:font-size-complex="12pt"/>
    </style:style>
    <style:style style:name="T550_48" style:family="text">
      <style:text-properties fo:font-size="12pt" style:font-size-asian="12pt" style:font-size-complex="12pt"/>
    </style:style>
    <style:style style:name="T550_49" style:family="text">
      <style:text-properties fo:font-size="12pt" style:font-size-asian="12pt" style:font-size-complex="12pt"/>
    </style:style>
    <style:style style:name="T550_50" style:family="text">
      <style:text-properties fo:font-size="12pt" style:font-size-asian="12pt" style:font-size-complex="12pt"/>
    </style:style>
    <style:style style:name="T550_51" style:family="text">
      <style:text-properties fo:font-size="12pt" style:font-size-asian="12pt" style:font-size-complex="12pt"/>
    </style:style>
    <style:style style:name="T550_52" style:family="text">
      <style:text-properties fo:font-size="12pt" style:font-size-asian="12pt" style:font-size-complex="12pt"/>
    </style:style>
    <style:style style:name="T550_53" style:family="text">
      <style:text-properties fo:font-size="12pt" style:font-size-asian="12pt" style:font-size-complex="12pt"/>
    </style:style>
    <style:style style:name="T550_54" style:family="text">
      <style:text-properties fo:font-size="12pt" style:font-size-asian="12pt" style:font-size-complex="12pt"/>
    </style:style>
    <style:style style:name="T550_55" style:family="text">
      <style:text-properties fo:font-size="12pt" style:font-size-asian="12pt" style:font-size-complex="12pt"/>
    </style:style>
    <style:style style:name="T550_56" style:family="text">
      <style:text-properties fo:font-size="12pt" style:font-size-asian="12pt" style:font-size-complex="12pt"/>
    </style:style>
    <style:style style:name="T550_57" style:family="text">
      <style:text-properties fo:font-size="12pt" style:font-size-asian="12pt" style:font-size-complex="12pt"/>
    </style:style>
    <style:style style:name="T550_58" style:family="text">
      <style:text-properties fo:font-size="12pt" style:font-size-asian="12pt" style:font-size-complex="12pt"/>
    </style:style>
    <style:style style:name="T550_59" style:family="text">
      <style:text-properties fo:font-size="12pt" style:font-size-asian="12pt" style:font-size-complex="12pt"/>
    </style:style>
    <style:style style:name="T550_60" style:family="text">
      <style:text-properties fo:font-size="12pt" style:font-size-asian="12pt" style:font-size-complex="12pt"/>
    </style:style>
    <style:style style:name="T550_61" style:family="text">
      <style:text-properties fo:font-size="12pt" style:font-size-asian="12pt" style:font-size-complex="12pt"/>
    </style:style>
    <style:style style:name="T550_62" style:family="text">
      <style:text-properties fo:font-size="12pt" style:font-size-asian="12pt" style:font-size-complex="12pt"/>
    </style:style>
    <style:style style:name="T550_63" style:family="text">
      <style:text-properties fo:font-size="12pt" style:font-size-asian="12pt" style:font-size-complex="12pt"/>
    </style:style>
    <style:style style:name="T550_64" style:family="text">
      <style:text-properties fo:font-size="12pt" style:font-size-asian="12pt" style:font-size-complex="12pt"/>
    </style:style>
    <style:style style:name="P551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52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52_1" style:family="text">
      <style:text-properties fo:font-size="12pt" style:font-size-asian="12pt" style:font-size-complex="12pt" fo:font-weight="bold" style:font-weight-asian="bold" style:font-weight-complex="bold"/>
    </style:style>
    <style:style style:name="T552_2" style:family="text">
      <style:text-properties fo:font-size="12pt" style:font-size-asian="12pt" style:font-size-complex="12pt"/>
    </style:style>
    <style:style style:name="P553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54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54_1" style:family="text">
      <style:text-properties fo:font-size="12pt" style:font-size-asian="12pt" style:font-size-complex="12pt" fo:font-weight="bold" style:font-weight-asian="bold" style:font-weight-complex="bold"/>
    </style:style>
    <style:style style:name="T554_2" style:family="text">
      <style:text-properties fo:font-size="12pt" style:font-size-asian="12pt" style:font-size-complex="12pt" fo:font-weight="bold" style:font-weight-asian="bold" style:font-weight-complex="bold"/>
    </style:style>
    <style:style style:name="T554_3" style:family="text">
      <style:text-properties fo:font-size="12pt" style:font-size-asian="12pt" style:font-size-complex="12pt" fo:font-weight="bold" style:font-weight-asian="bold" style:font-weight-complex="bold"/>
    </style:style>
    <style:style style:name="T554_4" style:family="text">
      <style:text-properties fo:font-size="12pt" style:font-size-asian="12pt" style:font-size-complex="12pt"/>
    </style:style>
    <style:style style:name="T554_5" style:family="text">
      <style:text-properties fo:font-size="12pt" style:font-size-asian="12pt" style:font-size-complex="12pt"/>
    </style:style>
    <style:style style:name="T554_6" style:family="text">
      <style:text-properties fo:font-size="12pt" style:font-size-asian="12pt" style:font-size-complex="12pt"/>
    </style:style>
    <style:style style:name="T554_7" style:family="text">
      <style:text-properties fo:font-size="12pt" style:font-size-asian="12pt" style:font-size-complex="12pt"/>
    </style:style>
    <style:style style:name="T554_8" style:family="text">
      <style:text-properties fo:font-size="12pt" style:font-size-asian="12pt" style:font-size-complex="12pt"/>
    </style:style>
    <style:style style:name="T554_9" style:family="text">
      <style:text-properties fo:font-size="12pt" style:font-size-asian="12pt" style:font-size-complex="12pt"/>
    </style:style>
    <style:style style:name="T554_10" style:family="text">
      <style:text-properties fo:font-size="12pt" style:font-size-asian="12pt" style:font-size-complex="12pt"/>
    </style:style>
    <style:style style:name="T554_11" style:family="text">
      <style:text-properties fo:font-size="12pt" style:font-size-asian="12pt" style:font-size-complex="12pt"/>
    </style:style>
    <style:style style:name="T554_12" style:family="text">
      <style:text-properties fo:font-size="12pt" style:font-size-asian="12pt" style:font-size-complex="12pt"/>
    </style:style>
    <style:style style:name="T554_13" style:family="text">
      <style:text-properties fo:font-size="12pt" style:font-size-asian="12pt" style:font-size-complex="12pt"/>
    </style:style>
    <style:style style:name="T554_14" style:family="text">
      <style:text-properties fo:font-size="12pt" style:font-size-asian="12pt" style:font-size-complex="12pt"/>
    </style:style>
    <style:style style:name="T554_15" style:family="text">
      <style:text-properties fo:font-size="12pt" style:font-size-asian="12pt" style:font-size-complex="12pt"/>
    </style:style>
    <style:style style:name="T554_16" style:family="text">
      <style:text-properties fo:font-size="12pt" style:font-size-asian="12pt" style:font-size-complex="12pt"/>
    </style:style>
    <style:style style:name="T554_17" style:family="text">
      <style:text-properties fo:font-size="12pt" style:font-size-asian="12pt" style:font-size-complex="12pt"/>
    </style:style>
    <style:style style:name="T554_18" style:family="text">
      <style:text-properties fo:font-size="12pt" style:font-size-asian="12pt" style:font-size-complex="12pt"/>
    </style:style>
    <style:style style:name="T554_19" style:family="text">
      <style:text-properties fo:font-size="12pt" style:font-size-asian="12pt" style:font-size-complex="12pt"/>
    </style:style>
    <style:style style:name="T554_20" style:family="text">
      <style:text-properties fo:font-size="12pt" style:font-size-asian="12pt" style:font-size-complex="12pt"/>
    </style:style>
    <style:style style:name="T554_21" style:family="text">
      <style:text-properties fo:font-size="12pt" style:font-size-asian="12pt" style:font-size-complex="12pt"/>
    </style:style>
    <style:style style:name="T554_22" style:family="text">
      <style:text-properties fo:font-size="12pt" style:font-size-asian="12pt" style:font-size-complex="12pt"/>
    </style:style>
    <style:style style:name="T554_23" style:family="text">
      <style:text-properties fo:font-size="12pt" style:font-size-asian="12pt" style:font-size-complex="12pt"/>
    </style:style>
    <style:style style:name="T554_24" style:family="text">
      <style:text-properties fo:font-size="12pt" style:font-size-asian="12pt" style:font-size-complex="12pt"/>
    </style:style>
    <style:style style:name="T554_25" style:family="text">
      <style:text-properties fo:font-size="12pt" style:font-size-asian="12pt" style:font-size-complex="12pt"/>
    </style:style>
    <style:style style:name="T554_26" style:family="text">
      <style:text-properties fo:font-size="12pt" style:font-size-asian="12pt" style:font-size-complex="12pt"/>
    </style:style>
    <style:style style:name="T554_27" style:family="text">
      <style:text-properties fo:font-size="12pt" style:font-size-asian="12pt" style:font-size-complex="12pt"/>
    </style:style>
    <style:style style:name="T554_28" style:family="text">
      <style:text-properties fo:font-size="12pt" style:font-size-asian="12pt" style:font-size-complex="12pt"/>
    </style:style>
    <style:style style:name="T554_29" style:family="text">
      <style:text-properties fo:font-size="12pt" style:font-size-asian="12pt" style:font-size-complex="12pt"/>
    </style:style>
    <style:style style:name="T554_30" style:family="text">
      <style:text-properties fo:font-size="12pt" style:font-size-asian="12pt" style:font-size-complex="12pt"/>
    </style:style>
    <style:style style:name="T554_31" style:family="text">
      <style:text-properties fo:font-size="12pt" style:font-size-asian="12pt" style:font-size-complex="12pt"/>
    </style:style>
    <style:style style:name="T554_32" style:family="text">
      <style:text-properties fo:font-size="12pt" style:font-size-asian="12pt" style:font-size-complex="12pt"/>
    </style:style>
    <style:style style:name="P555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56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56_1" style:family="text">
      <style:text-properties fo:font-size="12pt" style:font-size-asian="12pt" style:font-size-complex="12pt" fo:font-weight="bold" style:font-weight-asian="bold" style:font-weight-complex="bold"/>
    </style:style>
    <style:style style:name="T556_2" style:family="text">
      <style:text-properties fo:font-size="12pt" style:font-size-asian="12pt" style:font-size-complex="12pt" fo:font-weight="bold" style:font-weight-asian="bold" style:font-weight-complex="bold"/>
    </style:style>
    <style:style style:name="T556_3" style:family="text">
      <style:text-properties fo:font-size="12pt" style:font-size-asian="12pt" style:font-size-complex="12pt" fo:font-weight="bold" style:font-weight-asian="bold" style:font-weight-complex="bold"/>
    </style:style>
    <style:style style:name="T556_4" style:family="text">
      <style:text-properties fo:font-size="12pt" style:font-size-asian="12pt" style:font-size-complex="12pt"/>
    </style:style>
    <style:style style:name="T556_5" style:family="text">
      <style:text-properties fo:font-size="12pt" style:font-size-asian="12pt" style:font-size-complex="12pt"/>
    </style:style>
    <style:style style:name="T556_6" style:family="text">
      <style:text-properties fo:font-size="12pt" style:font-size-asian="12pt" style:font-size-complex="12pt"/>
    </style:style>
    <style:style style:name="T556_7" style:family="text">
      <style:text-properties fo:font-size="12pt" style:font-size-asian="12pt" style:font-size-complex="12pt"/>
    </style:style>
    <style:style style:name="T556_8" style:family="text">
      <style:text-properties fo:font-size="12pt" style:font-size-asian="12pt" style:font-size-complex="12pt"/>
    </style:style>
    <style:style style:name="T556_9" style:family="text">
      <style:text-properties fo:font-size="12pt" style:font-size-asian="12pt" style:font-size-complex="12pt"/>
    </style:style>
    <style:style style:name="T556_10" style:family="text">
      <style:text-properties fo:font-size="12pt" style:font-size-asian="12pt" style:font-size-complex="12pt"/>
    </style:style>
    <style:style style:name="T556_11" style:family="text">
      <style:text-properties fo:font-size="12pt" style:font-size-asian="12pt" style:font-size-complex="12pt"/>
    </style:style>
    <style:style style:name="T556_12" style:family="text">
      <style:text-properties fo:font-size="12pt" style:font-size-asian="12pt" style:font-size-complex="12pt"/>
    </style:style>
    <style:style style:name="T556_13" style:family="text">
      <style:text-properties fo:font-size="12pt" style:font-size-asian="12pt" style:font-size-complex="12pt"/>
    </style:style>
    <style:style style:name="T556_14" style:family="text">
      <style:text-properties fo:font-size="12pt" style:font-size-asian="12pt" style:font-size-complex="12pt"/>
    </style:style>
    <style:style style:name="T556_15" style:family="text">
      <style:text-properties fo:font-size="12pt" style:font-size-asian="12pt" style:font-size-complex="12pt"/>
    </style:style>
    <style:style style:name="T556_16" style:family="text">
      <style:text-properties fo:font-size="12pt" style:font-size-asian="12pt" style:font-size-complex="12pt"/>
    </style:style>
    <style:style style:name="T556_17" style:family="text">
      <style:text-properties fo:font-size="12pt" style:font-size-asian="12pt" style:font-size-complex="12pt"/>
    </style:style>
    <style:style style:name="T556_18" style:family="text">
      <style:text-properties fo:font-size="12pt" style:font-size-asian="12pt" style:font-size-complex="12pt"/>
    </style:style>
    <style:style style:name="T556_19" style:family="text">
      <style:text-properties fo:font-size="12pt" style:font-size-asian="12pt" style:font-size-complex="12pt"/>
    </style:style>
    <style:style style:name="T556_20" style:family="text">
      <style:text-properties fo:font-size="12pt" style:font-size-asian="12pt" style:font-size-complex="12pt"/>
    </style:style>
    <style:style style:name="T556_21" style:family="text">
      <style:text-properties fo:font-size="12pt" style:font-size-asian="12pt" style:font-size-complex="12pt"/>
    </style:style>
    <style:style style:name="T556_22" style:family="text">
      <style:text-properties fo:font-size="12pt" style:font-size-asian="12pt" style:font-size-complex="12pt"/>
    </style:style>
    <style:style style:name="T556_23" style:family="text">
      <style:text-properties fo:font-size="12pt" style:font-size-asian="12pt" style:font-size-complex="12pt"/>
    </style:style>
    <style:style style:name="T556_24" style:family="text">
      <style:text-properties fo:font-size="12pt" style:font-size-asian="12pt" style:font-size-complex="12pt"/>
    </style:style>
    <style:style style:name="P557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58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58_1" style:family="text">
      <style:text-properties fo:font-size="12pt" style:font-size-asian="12pt" style:font-size-complex="12pt" fo:font-weight="bold" style:font-weight-asian="bold" style:font-weight-complex="bold"/>
    </style:style>
    <style:style style:name="T558_2" style:family="text">
      <style:text-properties fo:font-size="12pt" style:font-size-asian="12pt" style:font-size-complex="12pt" fo:font-weight="bold" style:font-weight-asian="bold" style:font-weight-complex="bold"/>
    </style:style>
    <style:style style:name="T558_3" style:family="text">
      <style:text-properties fo:font-size="12pt" style:font-size-asian="12pt" style:font-size-complex="12pt" fo:font-weight="bold" style:font-weight-asian="bold" style:font-weight-complex="bold"/>
    </style:style>
    <style:style style:name="T558_4" style:family="text">
      <style:text-properties fo:font-size="12pt" style:font-size-asian="12pt" style:font-size-complex="12pt" fo:font-weight="bold" style:font-weight-asian="bold" style:font-weight-complex="bold"/>
    </style:style>
    <style:style style:name="P559" style:family="paragraph" style:parent-style-name="Standard">
      <style:paragraph-properties fo:text-align="justify" fo:break-before="auto" fo:line-height="100%" style:writing-mode="lr-tb"/>
    </style:style>
    <style:style style:name="T559_1" style:family="text">
      <style:text-properties fo:font-size="12pt" style:font-size-asian="12pt" style:font-size-complex="12pt"/>
    </style:style>
    <style:style style:name="P560" style:family="paragraph" style:parent-style-name="Standard">
      <style:paragraph-properties fo:text-align="justify" fo:break-before="auto" fo:line-height="100%" fo:margin-top="0.018cm" style:writing-mode="lr-tb"/>
    </style:style>
    <style:style style:name="T560_1" style:family="text">
      <style:text-properties fo:font-size="12pt" style:font-size-asian="12pt" style:font-size-complex="12pt"/>
    </style:style>
    <style:style style:name="T560_2" style:family="text">
      <style:text-properties fo:font-size="12pt" style:font-size-asian="12pt" style:font-size-complex="12pt" fo:font-weight="bold" style:font-weight-asian="bold" style:font-weight-complex="bold"/>
    </style:style>
    <style:style style:name="T560_3" style:family="text">
      <style:text-properties fo:font-size="12pt" style:font-size-asian="12pt" style:font-size-complex="12pt"/>
    </style:style>
    <style:style style:name="T560_4" style:family="text">
      <style:text-properties fo:font-size="12pt" style:font-size-asian="12pt" style:font-size-complex="12pt"/>
    </style:style>
    <style:style style:name="T560_5" style:family="text">
      <style:text-properties fo:font-size="12pt" style:font-size-asian="12pt" style:font-size-complex="12pt"/>
    </style:style>
    <style:style style:name="T560_6" style:family="text">
      <style:text-properties fo:font-size="12pt" style:font-size-asian="12pt" style:font-size-complex="12pt"/>
    </style:style>
    <style:style style:name="T560_7" style:family="text">
      <style:text-properties fo:font-size="12pt" style:font-size-asian="12pt" style:font-size-complex="12pt"/>
    </style:style>
    <style:style style:name="T560_8" style:family="text">
      <style:text-properties fo:font-size="12pt" style:font-size-asian="12pt" style:font-size-complex="12pt"/>
    </style:style>
    <style:style style:name="T560_9" style:family="text">
      <style:text-properties fo:font-size="12pt" style:font-size-asian="12pt" style:font-size-complex="12pt"/>
    </style:style>
    <style:style style:name="T560_10" style:family="text">
      <style:text-properties fo:font-size="12pt" style:font-size-asian="12pt" style:font-size-complex="12pt"/>
    </style:style>
    <style:style style:name="T560_11" style:family="text">
      <style:text-properties fo:font-size="12pt" style:font-size-asian="12pt" style:font-size-complex="12pt"/>
    </style:style>
    <style:style style:name="T560_12" style:family="text">
      <style:text-properties fo:font-size="12pt" style:font-size-asian="12pt" style:font-size-complex="12pt"/>
    </style:style>
    <style:style style:name="T560_13" style:family="text">
      <style:text-properties fo:font-size="12pt" style:font-size-asian="12pt" style:font-size-complex="12pt"/>
    </style:style>
    <style:style style:name="T560_14" style:family="text">
      <style:text-properties fo:font-size="12pt" style:font-size-asian="12pt" style:font-size-complex="12pt"/>
    </style:style>
    <style:style style:name="T560_15" style:family="text">
      <style:text-properties fo:font-size="12pt" style:font-size-asian="12pt" style:font-size-complex="12pt"/>
    </style:style>
    <style:style style:name="T560_16" style:family="text">
      <style:text-properties fo:font-size="12pt" style:font-size-asian="12pt" style:font-size-complex="12pt"/>
    </style:style>
    <style:style style:name="T560_17" style:family="text">
      <style:text-properties fo:font-size="12pt" style:font-size-asian="12pt" style:font-size-complex="12pt"/>
    </style:style>
    <style:style style:name="T560_18" style:family="text">
      <style:text-properties fo:font-size="12pt" style:font-size-asian="12pt" style:font-size-complex="12pt"/>
    </style:style>
    <style:style style:name="T560_19" style:family="text">
      <style:text-properties fo:font-size="12pt" style:font-size-asian="12pt" style:font-size-complex="12pt"/>
    </style:style>
    <style:style style:name="T560_20" style:family="text">
      <style:text-properties fo:font-size="12pt" style:font-size-asian="12pt" style:font-size-complex="12pt"/>
    </style:style>
    <style:style style:name="T560_21" style:family="text">
      <style:text-properties fo:font-size="12pt" style:font-size-asian="12pt" style:font-size-complex="12pt"/>
    </style:style>
    <style:style style:name="T560_22" style:family="text">
      <style:text-properties fo:font-size="12pt" style:font-size-asian="12pt" style:font-size-complex="12pt"/>
    </style:style>
    <style:style style:name="T560_23" style:family="text">
      <style:text-properties fo:font-size="12pt" style:font-size-asian="12pt" style:font-size-complex="12pt"/>
    </style:style>
    <style:style style:name="T560_24" style:family="text">
      <style:text-properties fo:font-size="12pt" style:font-size-asian="12pt" style:font-size-complex="12pt"/>
    </style:style>
    <style:style style:name="T560_25" style:family="text">
      <style:text-properties fo:font-size="12pt" style:font-size-asian="12pt" style:font-size-complex="12pt"/>
    </style:style>
    <style:style style:name="T560_26" style:family="text">
      <style:text-properties fo:font-size="12pt" style:font-size-asian="12pt" style:font-size-complex="12pt"/>
    </style:style>
    <style:style style:name="T560_27" style:family="text">
      <style:text-properties fo:font-size="12pt" style:font-size-asian="12pt" style:font-size-complex="12pt"/>
    </style:style>
    <style:style style:name="T560_28" style:family="text">
      <style:text-properties fo:font-size="12pt" style:font-size-asian="12pt" style:font-size-complex="12pt"/>
    </style:style>
    <style:style style:name="T560_29" style:family="text">
      <style:text-properties fo:font-size="12pt" style:font-size-asian="12pt" style:font-size-complex="12pt"/>
    </style:style>
    <style:style style:name="T560_30" style:family="text">
      <style:text-properties fo:font-size="12pt" style:font-size-asian="12pt" style:font-size-complex="12pt"/>
    </style:style>
    <style:style style:name="T560_31" style:family="text">
      <style:text-properties fo:font-size="12pt" style:font-size-asian="12pt" style:font-size-complex="12pt"/>
    </style:style>
    <style:style style:name="T560_32" style:family="text">
      <style:text-properties fo:font-size="12pt" style:font-size-asian="12pt" style:font-size-complex="12pt"/>
    </style:style>
    <style:style style:name="T560_33" style:family="text">
      <style:text-properties fo:font-size="12pt" style:font-size-asian="12pt" style:font-size-complex="12pt"/>
    </style:style>
    <style:style style:name="T560_34" style:family="text">
      <style:text-properties fo:font-size="12pt" style:font-size-asian="12pt" style:font-size-complex="12pt"/>
    </style:style>
    <style:style style:name="T560_35" style:family="text">
      <style:text-properties fo:font-size="12pt" style:font-size-asian="12pt" style:font-size-complex="12pt"/>
    </style:style>
    <style:style style:name="T560_36" style:family="text">
      <style:text-properties fo:font-size="12pt" style:font-size-asian="12pt" style:font-size-complex="12pt"/>
    </style:style>
    <style:style style:name="T560_37" style:family="text">
      <style:text-properties fo:font-size="12pt" style:font-size-asian="12pt" style:font-size-complex="12pt"/>
    </style:style>
    <style:style style:name="T560_38" style:family="text">
      <style:text-properties fo:font-size="12pt" style:font-size-asian="12pt" style:font-size-complex="12pt"/>
    </style:style>
    <style:style style:name="T560_39" style:family="text">
      <style:text-properties fo:font-size="12pt" style:font-size-asian="12pt" style:font-size-complex="12pt"/>
    </style:style>
    <style:style style:name="T560_40" style:family="text">
      <style:text-properties fo:font-size="12pt" style:font-size-asian="12pt" style:font-size-complex="12pt"/>
    </style:style>
    <style:style style:name="T560_41" style:family="text">
      <style:text-properties fo:font-size="12pt" style:font-size-asian="12pt" style:font-size-complex="12pt"/>
    </style:style>
    <style:style style:name="T560_42" style:family="text">
      <style:text-properties fo:font-size="12pt" style:font-size-asian="12pt" style:font-size-complex="12pt"/>
    </style:style>
    <style:style style:name="T560_43" style:family="text">
      <style:text-properties fo:font-size="12pt" style:font-size-asian="12pt" style:font-size-complex="12pt"/>
    </style:style>
    <style:style style:name="T560_44" style:family="text">
      <style:text-properties fo:font-size="12pt" style:font-size-asian="12pt" style:font-size-complex="12pt"/>
    </style:style>
    <style:style style:name="P561" style:family="paragraph" style:parent-style-name="Standard">
      <style:paragraph-properties fo:text-align="justify" fo:break-before="auto" fo:line-height="100%" fo:margin-top="0.018cm" style:writing-mode="lr-tb"/>
    </style:style>
    <style:style style:name="T561_1" style:family="text">
      <style:text-properties fo:font-size="12pt" style:font-size-asian="12pt" style:font-size-complex="12pt"/>
    </style:style>
    <style:style style:name="T561_2" style:family="text">
      <style:text-properties fo:font-size="12pt" style:font-size-asian="12pt" style:font-size-complex="12pt" fo:font-weight="bold" style:font-weight-asian="bold" style:font-weight-complex="bold"/>
    </style:style>
    <style:style style:name="T561_3" style:family="text">
      <style:text-properties fo:font-size="12pt" style:font-size-asian="12pt" style:font-size-complex="12pt"/>
    </style:style>
    <style:style style:name="T561_4" style:family="text">
      <style:text-properties fo:font-size="12pt" style:font-size-asian="12pt" style:font-size-complex="12pt"/>
    </style:style>
    <style:style style:name="T561_5" style:family="text">
      <style:text-properties fo:font-size="12pt" style:font-size-asian="12pt" style:font-size-complex="12pt"/>
    </style:style>
    <style:style style:name="T561_6" style:family="text">
      <style:text-properties fo:font-size="12pt" style:font-size-asian="12pt" style:font-size-complex="12pt"/>
    </style:style>
    <style:style style:name="T561_7" style:family="text">
      <style:text-properties fo:font-size="12pt" style:font-size-asian="12pt" style:font-size-complex="12pt"/>
    </style:style>
    <style:style style:name="T561_8" style:family="text">
      <style:text-properties fo:font-size="12pt" style:font-size-asian="12pt" style:font-size-complex="12pt"/>
    </style:style>
    <style:style style:name="T561_9" style:family="text">
      <style:text-properties fo:font-size="12pt" style:font-size-asian="12pt" style:font-size-complex="12pt"/>
    </style:style>
    <style:style style:name="T561_10" style:family="text">
      <style:text-properties fo:font-size="12pt" style:font-size-asian="12pt" style:font-size-complex="12pt"/>
    </style:style>
    <style:style style:name="T561_11" style:family="text">
      <style:text-properties fo:font-size="12pt" style:font-size-asian="12pt" style:font-size-complex="12pt"/>
    </style:style>
    <style:style style:name="T561_12" style:family="text">
      <style:text-properties fo:font-size="12pt" style:font-size-asian="12pt" style:font-size-complex="12pt"/>
    </style:style>
    <style:style style:name="T561_13" style:family="text">
      <style:text-properties fo:font-size="12pt" style:font-size-asian="12pt" style:font-size-complex="12pt"/>
    </style:style>
    <style:style style:name="T561_14" style:family="text">
      <style:text-properties fo:font-size="12pt" style:font-size-asian="12pt" style:font-size-complex="12pt"/>
    </style:style>
    <style:style style:name="T561_15" style:family="text">
      <style:text-properties fo:font-size="12pt" style:font-size-asian="12pt" style:font-size-complex="12pt"/>
    </style:style>
    <style:style style:name="T561_16" style:family="text">
      <style:text-properties fo:font-size="12pt" style:font-size-asian="12pt" style:font-size-complex="12pt"/>
    </style:style>
    <style:style style:name="T561_17" style:family="text">
      <style:text-properties fo:font-size="12pt" style:font-size-asian="12pt" style:font-size-complex="12pt"/>
    </style:style>
    <style:style style:name="T561_18" style:family="text">
      <style:text-properties fo:font-size="12pt" style:font-size-asian="12pt" style:font-size-complex="12pt"/>
    </style:style>
    <style:style style:name="T561_19" style:family="text">
      <style:text-properties fo:font-size="12pt" style:font-size-asian="12pt" style:font-size-complex="12pt"/>
    </style:style>
    <style:style style:name="T561_20" style:family="text">
      <style:text-properties fo:font-size="12pt" style:font-size-asian="12pt" style:font-size-complex="12pt"/>
    </style:style>
    <style:style style:name="T561_21" style:family="text">
      <style:text-properties fo:font-size="12pt" style:font-size-asian="12pt" style:font-size-complex="12pt"/>
    </style:style>
    <style:style style:name="T561_22" style:family="text">
      <style:text-properties fo:font-size="12pt" style:font-size-asian="12pt" style:font-size-complex="12pt"/>
    </style:style>
    <style:style style:name="T561_23" style:family="text">
      <style:text-properties fo:font-size="12pt" style:font-size-asian="12pt" style:font-size-complex="12pt"/>
    </style:style>
    <style:style style:name="T561_24" style:family="text">
      <style:text-properties fo:font-size="12pt" style:font-size-asian="12pt" style:font-size-complex="12pt"/>
    </style:style>
    <style:style style:name="T561_25" style:family="text">
      <style:text-properties fo:font-size="12pt" style:font-size-asian="12pt" style:font-size-complex="12pt"/>
    </style:style>
    <style:style style:name="T561_26" style:family="text">
      <style:text-properties fo:font-size="12pt" style:font-size-asian="12pt" style:font-size-complex="12pt"/>
    </style:style>
    <style:style style:name="P562" style:family="paragraph" style:parent-style-name="Standard">
      <style:paragraph-properties fo:text-align="justify" fo:break-before="auto" fo:line-height="100%" fo:margin-top="0.018cm" style:writing-mode="lr-tb"/>
    </style:style>
    <style:style style:name="T562_1" style:family="text">
      <style:text-properties fo:font-size="12pt" style:font-size-asian="12pt" style:font-size-complex="12pt"/>
    </style:style>
    <style:style style:name="T562_2" style:family="text">
      <style:text-properties fo:font-size="12pt" style:font-size-asian="12pt" style:font-size-complex="12pt" fo:font-weight="bold" style:font-weight-asian="bold" style:font-weight-complex="bold"/>
    </style:style>
    <style:style style:name="T562_3" style:family="text">
      <style:text-properties fo:font-size="12pt" style:font-size-asian="12pt" style:font-size-complex="12pt"/>
    </style:style>
    <style:style style:name="T562_4" style:family="text">
      <style:text-properties fo:font-size="12pt" style:font-size-asian="12pt" style:font-size-complex="12pt"/>
    </style:style>
    <style:style style:name="T562_5" style:family="text">
      <style:text-properties fo:font-size="12pt" style:font-size-asian="12pt" style:font-size-complex="12pt"/>
    </style:style>
    <style:style style:name="T562_6" style:family="text">
      <style:text-properties fo:font-size="12pt" style:font-size-asian="12pt" style:font-size-complex="12pt"/>
    </style:style>
    <style:style style:name="T562_7" style:family="text">
      <style:text-properties fo:font-size="12pt" style:font-size-asian="12pt" style:font-size-complex="12pt"/>
    </style:style>
    <style:style style:name="T562_8" style:family="text">
      <style:text-properties fo:font-size="12pt" style:font-size-asian="12pt" style:font-size-complex="12pt"/>
    </style:style>
    <style:style style:name="T562_9" style:family="text">
      <style:text-properties fo:font-size="12pt" style:font-size-asian="12pt" style:font-size-complex="12pt"/>
    </style:style>
    <style:style style:name="T562_10" style:family="text">
      <style:text-properties fo:font-size="12pt" style:font-size-asian="12pt" style:font-size-complex="12pt"/>
    </style:style>
    <style:style style:name="T562_11" style:family="text">
      <style:text-properties fo:font-size="12pt" style:font-size-asian="12pt" style:font-size-complex="12pt"/>
    </style:style>
    <style:style style:name="T562_12" style:family="text">
      <style:text-properties fo:font-size="12pt" style:font-size-asian="12pt" style:font-size-complex="12pt"/>
    </style:style>
    <style:style style:name="T562_13" style:family="text">
      <style:text-properties fo:font-size="12pt" style:font-size-asian="12pt" style:font-size-complex="12pt"/>
    </style:style>
    <style:style style:name="T562_14" style:family="text">
      <style:text-properties fo:font-size="12pt" style:font-size-asian="12pt" style:font-size-complex="12pt"/>
    </style:style>
    <style:style style:name="T562_15" style:family="text">
      <style:text-properties fo:font-size="12pt" style:font-size-asian="12pt" style:font-size-complex="12pt"/>
    </style:style>
    <style:style style:name="T562_16" style:family="text">
      <style:text-properties fo:font-size="12pt" style:font-size-asian="12pt" style:font-size-complex="12pt"/>
    </style:style>
    <style:style style:name="T562_17" style:family="text">
      <style:text-properties fo:font-size="12pt" style:font-size-asian="12pt" style:font-size-complex="12pt"/>
    </style:style>
    <style:style style:name="T562_18" style:family="text">
      <style:text-properties fo:font-size="12pt" style:font-size-asian="12pt" style:font-size-complex="12pt"/>
    </style:style>
    <style:style style:name="T562_19" style:family="text">
      <style:text-properties fo:font-size="12pt" style:font-size-asian="12pt" style:font-size-complex="12pt"/>
    </style:style>
    <style:style style:name="T562_20" style:family="text">
      <style:text-properties fo:font-size="12pt" style:font-size-asian="12pt" style:font-size-complex="12pt"/>
    </style:style>
    <style:style style:name="T562_21" style:family="text">
      <style:text-properties fo:font-size="12pt" style:font-size-asian="12pt" style:font-size-complex="12pt"/>
    </style:style>
    <style:style style:name="T562_22" style:family="text">
      <style:text-properties fo:font-size="12pt" style:font-size-asian="12pt" style:font-size-complex="12pt"/>
    </style:style>
    <style:style style:name="T562_23" style:family="text">
      <style:text-properties fo:font-size="12pt" style:font-size-asian="12pt" style:font-size-complex="12pt"/>
    </style:style>
    <style:style style:name="T562_24" style:family="text">
      <style:text-properties fo:font-size="12pt" style:font-size-asian="12pt" style:font-size-complex="12pt"/>
    </style:style>
    <style:style style:name="T562_25" style:family="text">
      <style:text-properties fo:font-size="12pt" style:font-size-asian="12pt" style:font-size-complex="12pt"/>
    </style:style>
    <style:style style:name="T562_26" style:family="text">
      <style:text-properties fo:font-size="12pt" style:font-size-asian="12pt" style:font-size-complex="12pt"/>
    </style:style>
    <style:style style:name="T562_27" style:family="text">
      <style:text-properties fo:font-size="12pt" style:font-size-asian="12pt" style:font-size-complex="12pt"/>
    </style:style>
    <style:style style:name="T562_28" style:family="text">
      <style:text-properties fo:font-size="12pt" style:font-size-asian="12pt" style:font-size-complex="12pt"/>
    </style:style>
    <style:style style:name="T562_29" style:family="text">
      <style:text-properties fo:font-size="12pt" style:font-size-asian="12pt" style:font-size-complex="12pt"/>
    </style:style>
    <style:style style:name="T562_30" style:family="text">
      <style:text-properties fo:font-size="12pt" style:font-size-asian="12pt" style:font-size-complex="12pt"/>
    </style:style>
    <style:style style:name="T562_31" style:family="text">
      <style:text-properties fo:font-size="12pt" style:font-size-asian="12pt" style:font-size-complex="12pt"/>
    </style:style>
    <style:style style:name="T562_32" style:family="text">
      <style:text-properties fo:font-size="12pt" style:font-size-asian="12pt" style:font-size-complex="12pt"/>
    </style:style>
    <style:style style:name="P563" style:family="paragraph" style:parent-style-name="Standard">
      <style:paragraph-properties fo:text-align="justify" fo:break-before="auto" fo:line-height="100%" fo:margin-top="0.018cm" style:writing-mode="lr-tb"/>
    </style:style>
    <style:style style:name="T563_1" style:family="text">
      <style:text-properties fo:font-size="12pt" style:font-size-asian="12pt" style:font-size-complex="12pt"/>
    </style:style>
    <style:style style:name="T563_2" style:family="text">
      <style:text-properties fo:font-size="12pt" style:font-size-asian="12pt" style:font-size-complex="12pt" fo:font-weight="bold" style:font-weight-asian="bold" style:font-weight-complex="bold"/>
    </style:style>
    <style:style style:name="T563_3" style:family="text">
      <style:text-properties fo:font-size="12pt" style:font-size-asian="12pt" style:font-size-complex="12pt"/>
    </style:style>
    <style:style style:name="T563_4" style:family="text">
      <style:text-properties fo:font-size="12pt" style:font-size-asian="12pt" style:font-size-complex="12pt"/>
    </style:style>
    <style:style style:name="T563_5" style:family="text">
      <style:text-properties fo:font-size="12pt" style:font-size-asian="12pt" style:font-size-complex="12pt"/>
    </style:style>
    <style:style style:name="T563_6" style:family="text">
      <style:text-properties fo:font-size="12pt" style:font-size-asian="12pt" style:font-size-complex="12pt"/>
    </style:style>
    <style:style style:name="T563_7" style:family="text">
      <style:text-properties fo:font-size="12pt" style:font-size-asian="12pt" style:font-size-complex="12pt"/>
    </style:style>
    <style:style style:name="T563_8" style:family="text">
      <style:text-properties fo:font-size="12pt" style:font-size-asian="12pt" style:font-size-complex="12pt"/>
    </style:style>
    <style:style style:name="T563_9" style:family="text">
      <style:text-properties fo:font-size="12pt" style:font-size-asian="12pt" style:font-size-complex="12pt"/>
    </style:style>
    <style:style style:name="T563_10" style:family="text">
      <style:text-properties fo:font-size="12pt" style:font-size-asian="12pt" style:font-size-complex="12pt"/>
    </style:style>
    <style:style style:name="T563_11" style:family="text">
      <style:text-properties fo:font-size="12pt" style:font-size-asian="12pt" style:font-size-complex="12pt"/>
    </style:style>
    <style:style style:name="T563_12" style:family="text">
      <style:text-properties fo:font-size="12pt" style:font-size-asian="12pt" style:font-size-complex="12pt"/>
    </style:style>
    <style:style style:name="T563_13" style:family="text">
      <style:text-properties fo:font-size="12pt" style:font-size-asian="12pt" style:font-size-complex="12pt"/>
    </style:style>
    <style:style style:name="T563_14" style:family="text">
      <style:text-properties fo:font-size="12pt" style:font-size-asian="12pt" style:font-size-complex="12pt"/>
    </style:style>
    <style:style style:name="T563_15" style:family="text">
      <style:text-properties fo:font-size="12pt" style:font-size-asian="12pt" style:font-size-complex="12pt"/>
    </style:style>
    <style:style style:name="T563_16" style:family="text">
      <style:text-properties fo:font-size="12pt" style:font-size-asian="12pt" style:font-size-complex="12pt"/>
    </style:style>
    <style:style style:name="T563_17" style:family="text">
      <style:text-properties fo:font-size="12pt" style:font-size-asian="12pt" style:font-size-complex="12pt"/>
    </style:style>
    <style:style style:name="T563_18" style:family="text">
      <style:text-properties fo:font-size="12pt" style:font-size-asian="12pt" style:font-size-complex="12pt"/>
    </style:style>
    <style:style style:name="T563_19" style:family="text">
      <style:text-properties fo:font-size="12pt" style:font-size-asian="12pt" style:font-size-complex="12pt"/>
    </style:style>
    <style:style style:name="T563_20" style:family="text">
      <style:text-properties fo:font-size="12pt" style:font-size-asian="12pt" style:font-size-complex="12pt"/>
    </style:style>
    <style:style style:name="T563_21" style:family="text">
      <style:text-properties fo:font-size="12pt" style:font-size-asian="12pt" style:font-size-complex="12pt"/>
    </style:style>
    <style:style style:name="T563_22" style:family="text">
      <style:text-properties fo:font-size="12pt" style:font-size-asian="12pt" style:font-size-complex="12pt"/>
    </style:style>
    <style:style style:name="T563_23" style:family="text">
      <style:text-properties fo:font-size="12pt" style:font-size-asian="12pt" style:font-size-complex="12pt"/>
    </style:style>
    <style:style style:name="T563_24" style:family="text">
      <style:text-properties fo:font-size="12pt" style:font-size-asian="12pt" style:font-size-complex="12pt"/>
    </style:style>
    <style:style style:name="T563_25" style:family="text">
      <style:text-properties fo:font-size="12pt" style:font-size-asian="12pt" style:font-size-complex="12pt"/>
    </style:style>
    <style:style style:name="T563_26" style:family="text">
      <style:text-properties fo:font-size="12pt" style:font-size-asian="12pt" style:font-size-complex="12pt"/>
    </style:style>
    <style:style style:name="T563_27" style:family="text">
      <style:text-properties fo:font-size="12pt" style:font-size-asian="12pt" style:font-size-complex="12pt"/>
    </style:style>
    <style:style style:name="T563_28" style:family="text">
      <style:text-properties fo:font-size="12pt" style:font-size-asian="12pt" style:font-size-complex="12pt"/>
    </style:style>
    <style:style style:name="T563_29" style:family="text">
      <style:text-properties fo:font-size="12pt" style:font-size-asian="12pt" style:font-size-complex="12pt"/>
    </style:style>
    <style:style style:name="T563_30" style:family="text">
      <style:text-properties fo:font-size="12pt" style:font-size-asian="12pt" style:font-size-complex="12pt"/>
    </style:style>
    <style:style style:name="T563_31" style:family="text">
      <style:text-properties fo:font-size="12pt" style:font-size-asian="12pt" style:font-size-complex="12pt"/>
    </style:style>
    <style:style style:name="T563_32" style:family="text">
      <style:text-properties fo:font-size="12pt" style:font-size-asian="12pt" style:font-size-complex="12pt"/>
    </style:style>
    <style:style style:name="T563_33" style:family="text">
      <style:text-properties fo:font-size="12pt" style:font-size-asian="12pt" style:font-size-complex="12pt"/>
    </style:style>
    <style:style style:name="T563_34" style:family="text">
      <style:text-properties fo:font-size="12pt" style:font-size-asian="12pt" style:font-size-complex="12pt"/>
    </style:style>
    <style:style style:name="T563_35" style:family="text">
      <style:text-properties fo:font-size="12pt" style:font-size-asian="12pt" style:font-size-complex="12pt"/>
    </style:style>
    <style:style style:name="T563_36" style:family="text">
      <style:text-properties fo:font-size="12pt" style:font-size-asian="12pt" style:font-size-complex="12pt"/>
    </style:style>
    <style:style style:name="T563_37" style:family="text">
      <style:text-properties fo:font-size="12pt" style:font-size-asian="12pt" style:font-size-complex="12pt"/>
    </style:style>
    <style:style style:name="T563_38" style:family="text">
      <style:text-properties fo:font-size="12pt" style:font-size-asian="12pt" style:font-size-complex="12pt"/>
    </style:style>
    <style:style style:name="T563_39" style:family="text">
      <style:text-properties fo:font-size="12pt" style:font-size-asian="12pt" style:font-size-complex="12pt"/>
    </style:style>
    <style:style style:name="T563_40" style:family="text">
      <style:text-properties fo:font-size="12pt" style:font-size-asian="12pt" style:font-size-complex="12pt"/>
    </style:style>
    <style:style style:name="T563_41" style:family="text">
      <style:text-properties fo:font-size="12pt" style:font-size-asian="12pt" style:font-size-complex="12pt"/>
    </style:style>
    <style:style style:name="T563_42" style:family="text">
      <style:text-properties fo:font-size="12pt" style:font-size-asian="12pt" style:font-size-complex="12pt"/>
    </style:style>
    <style:style style:name="T563_43" style:family="text">
      <style:text-properties fo:font-size="12pt" style:font-size-asian="12pt" style:font-size-complex="12pt"/>
    </style:style>
    <style:style style:name="T563_44" style:family="text">
      <style:text-properties fo:font-size="12pt" style:font-size-asian="12pt" style:font-size-complex="12pt"/>
    </style:style>
    <style:style style:name="T563_45" style:family="text">
      <style:text-properties fo:font-size="12pt" style:font-size-asian="12pt" style:font-size-complex="12pt"/>
    </style:style>
    <style:style style:name="T563_46" style:family="text">
      <style:text-properties fo:font-size="12pt" style:font-size-asian="12pt" style:font-size-complex="12pt"/>
    </style:style>
    <style:style style:name="T563_47" style:family="text">
      <style:text-properties fo:font-size="12pt" style:font-size-asian="12pt" style:font-size-complex="12pt"/>
    </style:style>
    <style:style style:name="T563_48" style:family="text">
      <style:text-properties fo:font-size="12pt" style:font-size-asian="12pt" style:font-size-complex="12pt"/>
    </style:style>
    <style:style style:name="T563_49" style:family="text">
      <style:text-properties fo:font-size="12pt" style:font-size-asian="12pt" style:font-size-complex="12pt"/>
    </style:style>
    <style:style style:name="T563_50" style:family="text">
      <style:text-properties fo:font-size="12pt" style:font-size-asian="12pt" style:font-size-complex="12pt"/>
    </style:style>
    <style:style style:name="T563_51" style:family="text">
      <style:text-properties fo:font-size="12pt" style:font-size-asian="12pt" style:font-size-complex="12pt"/>
    </style:style>
    <style:style style:name="T563_52" style:family="text">
      <style:text-properties fo:font-size="12pt" style:font-size-asian="12pt" style:font-size-complex="12pt"/>
    </style:style>
    <style:style style:name="T563_53" style:family="text">
      <style:text-properties fo:font-size="12pt" style:font-size-asian="12pt" style:font-size-complex="12pt"/>
    </style:style>
    <style:style style:name="T563_54" style:family="text">
      <style:text-properties fo:font-size="12pt" style:font-size-asian="12pt" style:font-size-complex="12pt"/>
    </style:style>
    <style:style style:name="T563_55" style:family="text">
      <style:text-properties fo:font-size="12pt" style:font-size-asian="12pt" style:font-size-complex="12pt"/>
    </style:style>
    <style:style style:name="T563_56" style:family="text">
      <style:text-properties fo:font-size="12pt" style:font-size-asian="12pt" style:font-size-complex="12pt"/>
    </style:style>
    <style:style style:name="T563_57" style:family="text">
      <style:text-properties fo:font-size="12pt" style:font-size-asian="12pt" style:font-size-complex="12pt"/>
    </style:style>
    <style:style style:name="T563_58" style:family="text">
      <style:text-properties fo:font-size="12pt" style:font-size-asian="12pt" style:font-size-complex="12pt"/>
    </style:style>
    <style:style style:name="T563_59" style:family="text">
      <style:text-properties fo:font-size="12pt" style:font-size-asian="12pt" style:font-size-complex="12pt"/>
    </style:style>
    <style:style style:name="T563_60" style:family="text">
      <style:text-properties fo:font-size="12pt" style:font-size-asian="12pt" style:font-size-complex="12pt"/>
    </style:style>
    <style:style style:name="T563_61" style:family="text">
      <style:text-properties fo:font-size="12pt" style:font-size-asian="12pt" style:font-size-complex="12pt"/>
    </style:style>
    <style:style style:name="T563_62" style:family="text">
      <style:text-properties fo:font-size="12pt" style:font-size-asian="12pt" style:font-size-complex="12pt"/>
    </style:style>
    <style:style style:name="T563_63" style:family="text">
      <style:text-properties fo:font-size="12pt" style:font-size-asian="12pt" style:font-size-complex="12pt"/>
    </style:style>
    <style:style style:name="T563_64" style:family="text">
      <style:text-properties fo:font-size="12pt" style:font-size-asian="12pt" style:font-size-complex="12pt"/>
    </style:style>
    <style:style style:name="T563_65" style:family="text">
      <style:text-properties fo:font-size="12pt" style:font-size-asian="12pt" style:font-size-complex="12pt"/>
    </style:style>
    <style:style style:name="T563_66" style:family="text">
      <style:text-properties fo:font-size="12pt" style:font-size-asian="12pt" style:font-size-complex="12pt"/>
    </style:style>
    <style:style style:name="T563_67" style:family="text">
      <style:text-properties fo:font-size="12pt" style:font-size-asian="12pt" style:font-size-complex="12pt"/>
    </style:style>
    <style:style style:name="T563_68" style:family="text">
      <style:text-properties fo:font-size="12pt" style:font-size-asian="12pt" style:font-size-complex="12pt"/>
    </style:style>
    <style:style style:name="T563_69" style:family="text">
      <style:text-properties fo:font-size="12pt" style:font-size-asian="12pt" style:font-size-complex="12pt"/>
    </style:style>
    <style:style style:name="T563_70" style:family="text">
      <style:text-properties fo:font-size="12pt" style:font-size-asian="12pt" style:font-size-complex="12pt"/>
    </style:style>
    <style:style style:name="T563_71" style:family="text">
      <style:text-properties fo:font-size="12pt" style:font-size-asian="12pt" style:font-size-complex="12pt"/>
    </style:style>
    <style:style style:name="T563_72" style:family="text">
      <style:text-properties fo:font-size="12pt" style:font-size-asian="12pt" style:font-size-complex="12pt"/>
    </style:style>
    <style:style style:name="P564" style:family="paragraph" style:parent-style-name="Standard">
      <style:paragraph-properties fo:text-align="justify" fo:break-before="auto" fo:line-height="100%" fo:margin-top="0.018cm" style:writing-mode="lr-tb"/>
    </style:style>
    <style:style style:name="T564_1" style:family="text">
      <style:text-properties fo:font-size="12pt" style:font-size-asian="12pt" style:font-size-complex="12pt"/>
    </style:style>
    <style:style style:name="T564_2" style:family="text">
      <style:text-properties fo:font-size="12pt" style:font-size-asian="12pt" style:font-size-complex="12pt" fo:font-weight="bold" style:font-weight-asian="bold" style:font-weight-complex="bold"/>
    </style:style>
    <style:style style:name="T564_3" style:family="text">
      <style:text-properties fo:font-size="12pt" style:font-size-asian="12pt" style:font-size-complex="12pt"/>
    </style:style>
    <style:style style:name="T564_4" style:family="text">
      <style:text-properties fo:font-size="12pt" style:font-size-asian="12pt" style:font-size-complex="12pt"/>
    </style:style>
    <style:style style:name="T564_5" style:family="text">
      <style:text-properties fo:font-size="12pt" style:font-size-asian="12pt" style:font-size-complex="12pt"/>
    </style:style>
    <style:style style:name="T564_6" style:family="text">
      <style:text-properties fo:font-size="12pt" style:font-size-asian="12pt" style:font-size-complex="12pt"/>
    </style:style>
    <style:style style:name="T564_7" style:family="text">
      <style:text-properties fo:font-size="12pt" style:font-size-asian="12pt" style:font-size-complex="12pt"/>
    </style:style>
    <style:style style:name="T564_8" style:family="text">
      <style:text-properties fo:font-size="12pt" style:font-size-asian="12pt" style:font-size-complex="12pt"/>
    </style:style>
    <style:style style:name="T564_9" style:family="text">
      <style:text-properties fo:font-size="12pt" style:font-size-asian="12pt" style:font-size-complex="12pt"/>
    </style:style>
    <style:style style:name="T564_10" style:family="text">
      <style:text-properties fo:font-size="12pt" style:font-size-asian="12pt" style:font-size-complex="12pt"/>
    </style:style>
    <style:style style:name="P565" style:family="paragraph" style:parent-style-name="Standard">
      <style:paragraph-properties fo:text-align="justify" fo:break-before="auto" fo:line-height="100%" fo:margin-top="0.018cm" style:writing-mode="lr-tb"/>
    </style:style>
    <style:style style:name="T565_1" style:family="text">
      <style:text-properties fo:font-size="12pt" style:font-size-asian="12pt" style:font-size-complex="12pt"/>
    </style:style>
    <style:style style:name="T565_2" style:family="text">
      <style:text-properties fo:font-size="12pt" style:font-size-asian="12pt" style:font-size-complex="12pt" fo:font-weight="bold" style:font-weight-asian="bold" style:font-weight-complex="bold"/>
    </style:style>
    <style:style style:name="T565_3" style:family="text">
      <style:text-properties fo:font-size="12pt" style:font-size-asian="12pt" style:font-size-complex="12pt"/>
    </style:style>
    <style:style style:name="T565_4" style:family="text">
      <style:text-properties fo:font-size="12pt" style:font-size-asian="12pt" style:font-size-complex="12pt"/>
    </style:style>
    <style:style style:name="T565_5" style:family="text">
      <style:text-properties fo:font-size="12pt" style:font-size-asian="12pt" style:font-size-complex="12pt"/>
    </style:style>
    <style:style style:name="T565_6" style:family="text">
      <style:text-properties fo:font-size="12pt" style:font-size-asian="12pt" style:font-size-complex="12pt"/>
    </style:style>
    <style:style style:name="T565_7" style:family="text">
      <style:text-properties fo:font-size="12pt" style:font-size-asian="12pt" style:font-size-complex="12pt"/>
    </style:style>
    <style:style style:name="T565_8" style:family="text">
      <style:text-properties fo:font-size="12pt" style:font-size-asian="12pt" style:font-size-complex="12pt"/>
    </style:style>
    <style:style style:name="P566" style:family="paragraph" style:parent-style-name="Standard">
      <style:paragraph-properties fo:text-align="justify" fo:break-before="auto" fo:line-height="100%" fo:margin-top="0.018cm" style:writing-mode="lr-tb"/>
    </style:style>
    <style:style style:name="T566_1" style:family="text">
      <style:text-properties fo:font-size="12pt" style:font-size-asian="12pt" style:font-size-complex="12pt"/>
    </style:style>
    <style:style style:name="T566_2" style:family="text">
      <style:text-properties fo:font-size="12pt" style:font-size-asian="12pt" style:font-size-complex="12pt" fo:font-weight="bold" style:font-weight-asian="bold" style:font-weight-complex="bold"/>
    </style:style>
    <style:style style:name="T566_3" style:family="text">
      <style:text-properties fo:font-size="12pt" style:font-size-asian="12pt" style:font-size-complex="12pt"/>
    </style:style>
    <style:style style:name="T566_4" style:family="text">
      <style:text-properties fo:font-size="12pt" style:font-size-asian="12pt" style:font-size-complex="12pt"/>
    </style:style>
    <style:style style:name="T566_5" style:family="text">
      <style:text-properties fo:font-size="12pt" style:font-size-asian="12pt" style:font-size-complex="12pt"/>
    </style:style>
    <style:style style:name="T566_6" style:family="text">
      <style:text-properties fo:font-size="12pt" style:font-size-asian="12pt" style:font-size-complex="12pt"/>
    </style:style>
    <style:style style:name="T566_7" style:family="text">
      <style:text-properties fo:font-size="12pt" style:font-size-asian="12pt" style:font-size-complex="12pt"/>
    </style:style>
    <style:style style:name="T566_8" style:family="text">
      <style:text-properties fo:font-size="12pt" style:font-size-asian="12pt" style:font-size-complex="12pt"/>
    </style:style>
    <style:style style:name="T566_9" style:family="text">
      <style:text-properties fo:font-size="12pt" style:font-size-asian="12pt" style:font-size-complex="12pt"/>
    </style:style>
    <style:style style:name="T566_10" style:family="text">
      <style:text-properties fo:font-size="12pt" style:font-size-asian="12pt" style:font-size-complex="12pt"/>
    </style:style>
    <style:style style:name="T566_11" style:family="text">
      <style:text-properties fo:font-size="12pt" style:font-size-asian="12pt" style:font-size-complex="12pt"/>
    </style:style>
    <style:style style:name="T566_12" style:family="text">
      <style:text-properties fo:font-size="12pt" style:font-size-asian="12pt" style:font-size-complex="12pt"/>
    </style:style>
    <style:style style:name="T566_13" style:family="text">
      <style:text-properties fo:font-size="12pt" style:font-size-asian="12pt" style:font-size-complex="12pt"/>
    </style:style>
    <style:style style:name="T566_14" style:family="text">
      <style:text-properties fo:font-size="12pt" style:font-size-asian="12pt" style:font-size-complex="12pt"/>
    </style:style>
    <style:style style:name="T566_15" style:family="text">
      <style:text-properties fo:font-size="12pt" style:font-size-asian="12pt" style:font-size-complex="12pt"/>
    </style:style>
    <style:style style:name="T566_16" style:family="text">
      <style:text-properties fo:font-size="12pt" style:font-size-asian="12pt" style:font-size-complex="12pt"/>
    </style:style>
    <style:style style:name="T566_17" style:family="text">
      <style:text-properties fo:font-size="12pt" style:font-size-asian="12pt" style:font-size-complex="12pt"/>
    </style:style>
    <style:style style:name="T566_18" style:family="text">
      <style:text-properties fo:font-size="12pt" style:font-size-asian="12pt" style:font-size-complex="12pt"/>
    </style:style>
    <style:style style:name="P567" style:family="paragraph" style:parent-style-name="Standard">
      <style:paragraph-properties fo:text-align="justify" fo:break-before="auto" fo:line-height="100%" fo:margin-top="0.018cm" style:writing-mode="lr-tb"/>
    </style:style>
    <style:style style:name="T567_1" style:family="text">
      <style:text-properties fo:font-size="12pt" style:font-size-asian="12pt" style:font-size-complex="12pt"/>
    </style:style>
    <style:style style:name="T567_2" style:family="text">
      <style:text-properties fo:font-size="12pt" style:font-size-asian="12pt" style:font-size-complex="12pt" fo:font-weight="bold" style:font-weight-asian="bold" style:font-weight-complex="bold"/>
    </style:style>
    <style:style style:name="T567_3" style:family="text">
      <style:text-properties fo:font-size="12pt" style:font-size-asian="12pt" style:font-size-complex="12pt"/>
    </style:style>
    <style:style style:name="T567_4" style:family="text">
      <style:text-properties fo:font-size="12pt" style:font-size-asian="12pt" style:font-size-complex="12pt"/>
    </style:style>
    <style:style style:name="T567_5" style:family="text">
      <style:text-properties fo:font-size="12pt" style:font-size-asian="12pt" style:font-size-complex="12pt"/>
    </style:style>
    <style:style style:name="T567_6" style:family="text">
      <style:text-properties fo:font-size="12pt" style:font-size-asian="12pt" style:font-size-complex="12pt"/>
    </style:style>
    <style:style style:name="T567_7" style:family="text">
      <style:text-properties fo:font-size="12pt" style:font-size-asian="12pt" style:font-size-complex="12pt"/>
    </style:style>
    <style:style style:name="T567_8" style:family="text">
      <style:text-properties fo:font-size="12pt" style:font-size-asian="12pt" style:font-size-complex="12pt"/>
    </style:style>
    <style:style style:name="T567_9" style:family="text">
      <style:text-properties fo:font-size="12pt" style:font-size-asian="12pt" style:font-size-complex="12pt"/>
    </style:style>
    <style:style style:name="T567_10" style:family="text">
      <style:text-properties fo:font-size="12pt" style:font-size-asian="12pt" style:font-size-complex="12pt"/>
    </style:style>
    <style:style style:name="T567_11" style:family="text">
      <style:text-properties fo:font-size="12pt" style:font-size-asian="12pt" style:font-size-complex="12pt"/>
    </style:style>
    <style:style style:name="T567_12" style:family="text">
      <style:text-properties fo:font-size="12pt" style:font-size-asian="12pt" style:font-size-complex="12pt"/>
    </style:style>
    <style:style style:name="T567_13" style:family="text">
      <style:text-properties fo:font-size="12pt" style:font-size-asian="12pt" style:font-size-complex="12pt"/>
    </style:style>
    <style:style style:name="T567_14" style:family="text">
      <style:text-properties fo:font-size="12pt" style:font-size-asian="12pt" style:font-size-complex="12pt"/>
    </style:style>
    <style:style style:name="T567_15" style:family="text">
      <style:text-properties fo:font-size="12pt" style:font-size-asian="12pt" style:font-size-complex="12pt"/>
    </style:style>
    <style:style style:name="P568" style:family="paragraph" style:parent-style-name="Standard">
      <style:paragraph-properties fo:text-align="justify" fo:break-before="auto" fo:line-height="100%" fo:margin-top="0.018cm" style:writing-mode="lr-tb"/>
    </style:style>
    <style:style style:name="T568_1" style:family="text">
      <style:text-properties fo:font-size="12pt" style:font-size-asian="12pt" style:font-size-complex="12pt"/>
    </style:style>
    <style:style style:name="P569" style:family="paragraph" style:parent-style-name="Standard">
      <style:paragraph-properties fo:text-align="justify" fo:break-before="auto" fo:line-height="100%" fo:margin-top="0.018cm" style:writing-mode="lr-tb"/>
      <style:text-properties fo:font-size="12pt" style:font-size-asian="12pt" style:font-size-complex="12pt"/>
    </style:style>
    <style:style style:name="P570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70_1" style:family="text">
      <style:text-properties fo:font-size="12pt" style:font-size-asian="12pt" style:font-size-complex="12pt" fo:font-weight="bold" style:font-weight-asian="bold" style:font-weight-complex="bold"/>
    </style:style>
    <style:style style:name="T570_2" style:family="text">
      <style:text-properties fo:font-size="12pt" style:font-size-asian="12pt" style:font-size-complex="12pt" fo:font-weight="bold" style:font-weight-asian="bold" style:font-weight-complex="bold"/>
    </style:style>
    <style:style style:name="T570_3" style:family="text">
      <style:text-properties fo:font-size="12pt" style:font-size-asian="12pt" style:font-size-complex="12pt" fo:font-weight="bold" style:font-weight-asian="bold" style:font-weight-complex="bold"/>
    </style:style>
    <style:style style:name="T570_4" style:family="text">
      <style:text-properties fo:font-size="12pt" style:font-size-asian="12pt" style:font-size-complex="12pt" fo:font-weight="bold" style:font-weight-asian="bold" style:font-weight-complex="bold"/>
    </style:style>
    <style:style style:name="P571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 fo:font-weight="bold" style:font-weight-asian="bold" style:font-weight-complex="bold"/>
    </style:style>
    <style:style style:name="P572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72_1" style:family="text">
      <style:text-properties fo:font-size="12pt" style:font-size-asian="12pt" style:font-size-complex="12pt" fo:font-weight="bold" style:font-weight-asian="bold" style:font-weight-complex="bold"/>
    </style:style>
    <style:style style:name="T572_2" style:family="text">
      <style:text-properties fo:font-size="12pt" style:font-size-asian="12pt" style:font-size-complex="12pt"/>
    </style:style>
    <style:style style:name="T572_3" style:family="text">
      <style:text-properties fo:font-size="12pt" style:font-size-asian="12pt" style:font-size-complex="12pt"/>
    </style:style>
    <style:style style:name="T572_4" style:family="text">
      <style:text-properties fo:font-size="12pt" style:font-size-asian="12pt" style:font-size-complex="12pt"/>
    </style:style>
    <style:style style:name="T572_5" style:family="text">
      <style:text-properties fo:font-size="12pt" style:font-size-asian="12pt" style:font-size-complex="12pt"/>
    </style:style>
    <style:style style:name="T572_6" style:family="text">
      <style:text-properties fo:font-size="12pt" style:font-size-asian="12pt" style:font-size-complex="12pt"/>
    </style:style>
    <style:style style:name="T572_7" style:family="text">
      <style:text-properties fo:font-size="12pt" style:font-size-asian="12pt" style:font-size-complex="12pt"/>
    </style:style>
    <style:style style:name="T572_8" style:family="text">
      <style:text-properties fo:font-size="12pt" style:font-size-asian="12pt" style:font-size-complex="12pt"/>
    </style:style>
    <style:style style:name="T572_9" style:family="text">
      <style:text-properties fo:font-size="12pt" style:font-size-asian="12pt" style:font-size-complex="12pt"/>
    </style:style>
    <style:style style:name="T572_10" style:family="text">
      <style:text-properties fo:font-size="12pt" style:font-size-asian="12pt" style:font-size-complex="12pt"/>
    </style:style>
    <style:style style:name="T572_11" style:family="text">
      <style:text-properties fo:font-size="12pt" style:font-size-asian="12pt" style:font-size-complex="12pt"/>
    </style:style>
    <style:style style:name="T572_12" style:family="text">
      <style:text-properties fo:font-size="12pt" style:font-size-asian="12pt" style:font-size-complex="12pt"/>
    </style:style>
    <style:style style:name="T572_13" style:family="text">
      <style:text-properties fo:font-size="12pt" style:font-size-asian="12pt" style:font-size-complex="12pt"/>
    </style:style>
    <style:style style:name="T572_14" style:family="text">
      <style:text-properties fo:font-size="12pt" style:font-size-asian="12pt" style:font-size-complex="12pt"/>
    </style:style>
    <style:style style:name="T572_15" style:family="text">
      <style:text-properties fo:font-size="12pt" style:font-size-asian="12pt" style:font-size-complex="12pt"/>
    </style:style>
    <style:style style:name="T572_16" style:family="text">
      <style:text-properties fo:font-size="12pt" style:font-size-asian="12pt" style:font-size-complex="12pt"/>
    </style:style>
    <style:style style:name="T572_17" style:family="text">
      <style:text-properties fo:font-size="12pt" style:font-size-asian="12pt" style:font-size-complex="12pt"/>
    </style:style>
    <style:style style:name="T572_18" style:family="text">
      <style:text-properties fo:font-size="12pt" style:font-size-asian="12pt" style:font-size-complex="12pt"/>
    </style:style>
    <style:style style:name="T572_19" style:family="text">
      <style:text-properties fo:font-size="12pt" style:font-size-asian="12pt" style:font-size-complex="12pt"/>
    </style:style>
    <style:style style:name="T572_20" style:family="text">
      <style:text-properties fo:font-size="12pt" style:font-size-asian="12pt" style:font-size-complex="12pt"/>
    </style:style>
    <style:style style:name="T572_21" style:family="text">
      <style:text-properties fo:font-size="12pt" style:font-size-asian="12pt" style:font-size-complex="12pt"/>
    </style:style>
    <style:style style:name="T572_22" style:family="text">
      <style:text-properties fo:font-size="12pt" style:font-size-asian="12pt" style:font-size-complex="12pt"/>
    </style:style>
    <style:style style:name="T572_23" style:family="text">
      <style:text-properties fo:font-size="12pt" style:font-size-asian="12pt" style:font-size-complex="12pt"/>
    </style:style>
    <style:style style:name="T572_24" style:family="text">
      <style:text-properties fo:font-size="12pt" style:font-size-asian="12pt" style:font-size-complex="12pt"/>
    </style:style>
    <style:style style:name="T572_25" style:family="text">
      <style:text-properties fo:font-size="12pt" style:font-size-asian="12pt" style:font-size-complex="12pt"/>
    </style:style>
    <style:style style:name="T572_26" style:family="text">
      <style:text-properties fo:font-size="12pt" style:font-size-asian="12pt" style:font-size-complex="12pt"/>
    </style:style>
    <style:style style:name="T572_27" style:family="text">
      <style:text-properties fo:font-size="12pt" style:font-size-asian="12pt" style:font-size-complex="12pt"/>
    </style:style>
    <style:style style:name="T572_28" style:family="text">
      <style:text-properties fo:font-size="12pt" style:font-size-asian="12pt" style:font-size-complex="12pt"/>
    </style:style>
    <style:style style:name="T572_29" style:family="text">
      <style:text-properties fo:font-size="12pt" style:font-size-asian="12pt" style:font-size-complex="12pt"/>
    </style:style>
    <style:style style:name="T572_30" style:family="text">
      <style:text-properties fo:font-size="12pt" style:font-size-asian="12pt" style:font-size-complex="12pt"/>
    </style:style>
    <style:style style:name="T572_31" style:family="text">
      <style:text-properties fo:font-size="12pt" style:font-size-asian="12pt" style:font-size-complex="12pt"/>
    </style:style>
    <style:style style:name="T572_32" style:family="text">
      <style:text-properties fo:font-size="12pt" style:font-size-asian="12pt" style:font-size-complex="12pt"/>
    </style:style>
    <style:style style:name="T572_33" style:family="text">
      <style:text-properties fo:font-size="12pt" style:font-size-asian="12pt" style:font-size-complex="12pt"/>
    </style:style>
    <style:style style:name="T572_34" style:family="text">
      <style:text-properties fo:font-size="12pt" style:font-size-asian="12pt" style:font-size-complex="12pt"/>
    </style:style>
    <style:style style:name="T572_35" style:family="text">
      <style:text-properties fo:font-size="12pt" style:font-size-asian="12pt" style:font-size-complex="12pt"/>
    </style:style>
    <style:style style:name="T572_36" style:family="text">
      <style:text-properties fo:font-size="12pt" style:font-size-asian="12pt" style:font-size-complex="12pt"/>
    </style:style>
    <style:style style:name="T572_37" style:family="text">
      <style:text-properties fo:font-size="12pt" style:font-size-asian="12pt" style:font-size-complex="12pt"/>
    </style:style>
    <style:style style:name="T572_38" style:family="text">
      <style:text-properties fo:font-size="12pt" style:font-size-asian="12pt" style:font-size-complex="12pt"/>
    </style:style>
    <style:style style:name="T572_39" style:family="text">
      <style:text-properties fo:font-size="12pt" style:font-size-asian="12pt" style:font-size-complex="12pt"/>
    </style:style>
    <style:style style:name="T572_40" style:family="text">
      <style:text-properties fo:font-size="12pt" style:font-size-asian="12pt" style:font-size-complex="12pt"/>
    </style:style>
    <style:style style:name="T572_41" style:family="text">
      <style:text-properties fo:font-size="12pt" style:font-size-asian="12pt" style:font-size-complex="12pt"/>
    </style:style>
    <style:style style:name="T572_42" style:family="text">
      <style:text-properties fo:font-size="12pt" style:font-size-asian="12pt" style:font-size-complex="12pt"/>
    </style:style>
    <style:style style:name="T572_43" style:family="text">
      <style:text-properties fo:font-size="12pt" style:font-size-asian="12pt" style:font-size-complex="12pt"/>
    </style:style>
    <style:style style:name="T572_44" style:family="text">
      <style:text-properties fo:font-size="12pt" style:font-size-asian="12pt" style:font-size-complex="12pt"/>
    </style:style>
    <style:style style:name="T572_45" style:family="text">
      <style:text-properties fo:font-size="12pt" style:font-size-asian="12pt" style:font-size-complex="12pt"/>
    </style:style>
    <style:style style:name="T572_46" style:family="text">
      <style:text-properties fo:font-size="12pt" style:font-size-asian="12pt" style:font-size-complex="12pt"/>
    </style:style>
    <style:style style:name="T572_47" style:family="text">
      <style:text-properties fo:font-size="12pt" style:font-size-asian="12pt" style:font-size-complex="12pt"/>
    </style:style>
    <style:style style:name="T572_48" style:family="text">
      <style:text-properties fo:font-size="12pt" style:font-size-asian="12pt" style:font-size-complex="12pt"/>
    </style:style>
    <style:style style:name="T572_49" style:family="text">
      <style:text-properties fo:font-size="12pt" style:font-size-asian="12pt" style:font-size-complex="12pt"/>
    </style:style>
    <style:style style:name="T572_50" style:family="text">
      <style:text-properties fo:font-size="12pt" style:font-size-asian="12pt" style:font-size-complex="12pt"/>
    </style:style>
    <style:style style:name="T572_51" style:family="text">
      <style:text-properties fo:font-size="12pt" style:font-size-asian="12pt" style:font-size-complex="12pt"/>
    </style:style>
    <style:style style:name="T572_52" style:family="text">
      <style:text-properties fo:font-size="12pt" style:font-size-asian="12pt" style:font-size-complex="12pt"/>
    </style:style>
    <style:style style:name="T572_53" style:family="text">
      <style:text-properties fo:font-size="12pt" style:font-size-asian="12pt" style:font-size-complex="12pt"/>
    </style:style>
    <style:style style:name="T572_54" style:family="text">
      <style:text-properties fo:font-size="12pt" style:font-size-asian="12pt" style:font-size-complex="12pt"/>
    </style:style>
    <style:style style:name="T572_55" style:family="text">
      <style:text-properties fo:font-size="12pt" style:font-size-asian="12pt" style:font-size-complex="12pt"/>
    </style:style>
    <style:style style:name="T572_56" style:family="text">
      <style:text-properties fo:font-size="12pt" style:font-size-asian="12pt" style:font-size-complex="12pt"/>
    </style:style>
    <style:style style:name="T572_57" style:family="text">
      <style:text-properties fo:font-size="12pt" style:font-size-asian="12pt" style:font-size-complex="12pt"/>
    </style:style>
    <style:style style:name="T572_58" style:family="text">
      <style:text-properties fo:font-size="12pt" style:font-size-asian="12pt" style:font-size-complex="12pt"/>
    </style:style>
    <style:style style:name="T572_59" style:family="text">
      <style:text-properties fo:font-size="12pt" style:font-size-asian="12pt" style:font-size-complex="12pt"/>
    </style:style>
    <style:style style:name="T572_60" style:family="text">
      <style:text-properties fo:font-size="12pt" style:font-size-asian="12pt" style:font-size-complex="12pt"/>
    </style:style>
    <style:style style:name="T572_61" style:family="text">
      <style:text-properties fo:font-size="12pt" style:font-size-asian="12pt" style:font-size-complex="12pt"/>
    </style:style>
    <style:style style:name="T572_62" style:family="text">
      <style:text-properties fo:font-size="12pt" style:font-size-asian="12pt" style:font-size-complex="12pt"/>
    </style:style>
    <style:style style:name="T572_63" style:family="text">
      <style:text-properties fo:font-size="12pt" style:font-size-asian="12pt" style:font-size-complex="12pt"/>
    </style:style>
    <style:style style:name="T572_64" style:family="text">
      <style:text-properties fo:font-size="12pt" style:font-size-asian="12pt" style:font-size-complex="12pt"/>
    </style:style>
    <style:style style:name="T572_65" style:family="text">
      <style:text-properties fo:font-size="12pt" style:font-size-asian="12pt" style:font-size-complex="12pt"/>
    </style:style>
    <style:style style:name="T572_66" style:family="text">
      <style:text-properties fo:font-size="12pt" style:font-size-asian="12pt" style:font-size-complex="12pt"/>
    </style:style>
    <style:style style:name="T572_67" style:family="text">
      <style:text-properties fo:font-size="12pt" style:font-size-asian="12pt" style:font-size-complex="12pt"/>
    </style:style>
    <style:style style:name="T572_68" style:family="text">
      <style:text-properties fo:font-size="12pt" style:font-size-asian="12pt" style:font-size-complex="12pt"/>
    </style:style>
    <style:style style:name="T572_69" style:family="text">
      <style:text-properties fo:font-size="12pt" style:font-size-asian="12pt" style:font-size-complex="12pt"/>
    </style:style>
    <style:style style:name="T572_70" style:family="text">
      <style:text-properties fo:font-size="12pt" style:font-size-asian="12pt" style:font-size-complex="12pt"/>
    </style:style>
    <style:style style:name="T572_71" style:family="text">
      <style:text-properties fo:font-size="12pt" style:font-size-asian="12pt" style:font-size-complex="12pt"/>
    </style:style>
    <style:style style:name="T572_72" style:family="text">
      <style:text-properties fo:font-size="12pt" style:font-size-asian="12pt" style:font-size-complex="12pt"/>
    </style:style>
    <style:style style:name="T572_73" style:family="text">
      <style:text-properties fo:font-size="12pt" style:font-size-asian="12pt" style:font-size-complex="12pt"/>
    </style:style>
    <style:style style:name="P57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574" style:family="paragraph" style:parent-style-name="Heading_20_2">
      <style:paragraph-properties fo:break-before="auto" fo:line-height="115%" style:writing-mode="lr-tb"/>
      <style:text-properties fo:font-size="12pt" style:font-size-asian="12pt" style:font-size-complex="12pt"/>
    </style:style>
    <style:style style:name="P5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8" style:family="paragraph" style:parent-style-name="Heading_20_2">
      <style:paragraph-properties fo:break-before="auto" fo:line-height="115%" style:writing-mode="lr-tb"/>
    </style:style>
    <style:style style:name="T578_1" style:family="text">
      <style:text-properties fo:font-weight="bold" style:font-weight-asian="bold" style:font-weight-complex="bold"/>
    </style:style>
    <style:style style:name="T578_2" style:family="text">
      <style:text-properties fo:font-weight="bold" style:font-weight-asian="bold" style:font-weight-complex="bold"/>
    </style:style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T578_12" style:family="text"/>
    <style:style style:name="P579" style:family="paragraph" style:parent-style-name="Standard">
      <style:paragraph-properties fo:text-align="justify" fo:break-before="auto" fo:line-height="100%" style:writing-mode="lr-tb"/>
    </style:style>
    <style:style style:name="P580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80_1" style:family="text">
      <style:text-properties fo:font-size="12pt" style:font-size-asian="12pt" style:font-size-complex="12pt" fo:font-weight="bold" style:font-weight-asian="bold" style:font-weight-complex="bold"/>
    </style:style>
    <style:style style:name="T580_2" style:family="text">
      <style:text-properties fo:font-size="12pt" style:font-size-asian="12pt" style:font-size-complex="12pt"/>
    </style:style>
    <style:style style:name="T580_3" style:family="text">
      <style:text-properties fo:font-size="12pt" style:font-size-asian="12pt" style:font-size-complex="12pt"/>
    </style:style>
    <style:style style:name="P581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82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82_1" style:family="text">
      <style:text-properties fo:font-size="12pt" style:font-size-asian="12pt" style:font-size-complex="12pt" fo:font-weight="bold" style:font-weight-asian="bold" style:font-weight-complex="bold"/>
    </style:style>
    <style:style style:name="T582_2" style:family="text">
      <style:text-properties fo:font-size="12pt" style:font-size-asian="12pt" style:font-size-complex="12pt"/>
    </style:style>
    <style:style style:name="T582_3" style:family="text">
      <style:text-properties fo:font-size="12pt" style:font-size-asian="12pt" style:font-size-complex="12pt"/>
    </style:style>
    <style:style style:name="T582_4" style:family="text">
      <style:text-properties fo:font-size="12pt" style:font-size-asian="12pt" style:font-size-complex="12pt"/>
    </style:style>
    <style:style style:name="T582_5" style:family="text">
      <style:text-properties fo:font-size="12pt" style:font-size-asian="12pt" style:font-size-complex="12pt"/>
    </style:style>
    <style:style style:name="T582_6" style:family="text">
      <style:text-properties fo:font-size="12pt" style:font-size-asian="12pt" style:font-size-complex="12pt"/>
    </style:style>
    <style:style style:name="T582_7" style:family="text">
      <style:text-properties fo:font-size="12pt" style:font-size-asian="12pt" style:font-size-complex="12pt"/>
    </style:style>
    <style:style style:name="T582_8" style:family="text">
      <style:text-properties fo:font-size="12pt" style:font-size-asian="12pt" style:font-size-complex="12pt"/>
    </style:style>
    <style:style style:name="T582_9" style:family="text">
      <style:text-properties fo:font-size="12pt" style:font-size-asian="12pt" style:font-size-complex="12pt"/>
    </style:style>
    <style:style style:name="T582_10" style:family="text">
      <style:text-properties fo:font-size="12pt" style:font-size-asian="12pt" style:font-size-complex="12pt"/>
    </style:style>
    <style:style style:name="T582_11" style:family="text">
      <style:text-properties fo:font-size="12pt" style:font-size-asian="12pt" style:font-size-complex="12pt"/>
    </style:style>
    <style:style style:name="T582_12" style:family="text">
      <style:text-properties fo:font-size="12pt" style:font-size-asian="12pt" style:font-size-complex="12pt"/>
    </style:style>
    <style:style style:name="T582_13" style:family="text">
      <style:text-properties fo:font-size="12pt" style:font-size-asian="12pt" style:font-size-complex="12pt"/>
    </style:style>
    <style:style style:name="T582_14" style:family="text">
      <style:text-properties fo:font-size="12pt" style:font-size-asian="12pt" style:font-size-complex="12pt"/>
    </style:style>
    <style:style style:name="T582_15" style:family="text">
      <style:text-properties fo:font-size="12pt" style:font-size-asian="12pt" style:font-size-complex="12pt"/>
    </style:style>
    <style:style style:name="T582_16" style:family="text">
      <style:text-properties fo:font-size="12pt" style:font-size-asian="12pt" style:font-size-complex="12pt"/>
    </style:style>
    <style:style style:name="T582_17" style:family="text">
      <style:text-properties fo:font-size="12pt" style:font-size-asian="12pt" style:font-size-complex="12pt"/>
    </style:style>
    <style:style style:name="T582_18" style:family="text">
      <style:text-properties fo:font-size="12pt" style:font-size-asian="12pt" style:font-size-complex="12pt"/>
    </style:style>
    <style:style style:name="T582_19" style:family="text">
      <style:text-properties fo:font-size="12pt" style:font-size-asian="12pt" style:font-size-complex="12pt"/>
    </style:style>
    <style:style style:name="T582_20" style:family="text">
      <style:text-properties fo:font-size="12pt" style:font-size-asian="12pt" style:font-size-complex="12pt"/>
    </style:style>
    <style:style style:name="T582_21" style:family="text">
      <style:text-properties fo:font-size="12pt" style:font-size-asian="12pt" style:font-size-complex="12pt"/>
    </style:style>
    <style:style style:name="T582_22" style:family="text">
      <style:text-properties fo:font-size="12pt" style:font-size-asian="12pt" style:font-size-complex="12pt"/>
    </style:style>
    <style:style style:name="T582_23" style:family="text">
      <style:text-properties fo:font-size="12pt" style:font-size-asian="12pt" style:font-size-complex="12pt"/>
    </style:style>
    <style:style style:name="T582_24" style:family="text">
      <style:text-properties fo:font-size="12pt" style:font-size-asian="12pt" style:font-size-complex="12pt"/>
    </style:style>
    <style:style style:name="T582_25" style:family="text">
      <style:text-properties fo:font-size="12pt" style:font-size-asian="12pt" style:font-size-complex="12pt"/>
    </style:style>
    <style:style style:name="T582_26" style:family="text">
      <style:text-properties fo:font-size="12pt" style:font-size-asian="12pt" style:font-size-complex="12pt"/>
    </style:style>
    <style:style style:name="T582_27" style:family="text">
      <style:text-properties fo:font-size="12pt" style:font-size-asian="12pt" style:font-size-complex="12pt"/>
    </style:style>
    <style:style style:name="T582_28" style:family="text">
      <style:text-properties fo:font-size="12pt" style:font-size-asian="12pt" style:font-size-complex="12pt"/>
    </style:style>
    <style:style style:name="T582_29" style:family="text">
      <style:text-properties fo:font-size="12pt" style:font-size-asian="12pt" style:font-size-complex="12pt"/>
    </style:style>
    <style:style style:name="T582_30" style:family="text">
      <style:text-properties fo:font-size="12pt" style:font-size-asian="12pt" style:font-size-complex="12pt"/>
    </style:style>
    <style:style style:name="P583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84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84_1" style:family="text">
      <style:text-properties fo:font-size="12pt" style:font-size-asian="12pt" style:font-size-complex="12pt" fo:font-weight="bold" style:font-weight-asian="bold" style:font-weight-complex="bold"/>
    </style:style>
    <style:style style:name="T584_2" style:family="text">
      <style:text-properties fo:font-size="12pt" style:font-size-asian="12pt" style:font-size-complex="12pt"/>
    </style:style>
    <style:style style:name="P585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86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86_1" style:family="text">
      <style:text-properties fo:font-size="12pt" style:font-size-asian="12pt" style:font-size-complex="12pt" fo:font-weight="bold" style:font-weight-asian="bold" style:font-weight-complex="bold"/>
    </style:style>
    <style:style style:name="T586_2" style:family="text">
      <style:text-properties fo:font-size="12pt" style:font-size-asian="12pt" style:font-size-complex="12pt" fo:font-weight="bold" style:font-weight-asian="bold" style:font-weight-complex="bold"/>
    </style:style>
    <style:style style:name="T586_3" style:family="text">
      <style:text-properties fo:font-size="12pt" style:font-size-asian="12pt" style:font-size-complex="12pt" fo:font-weight="bold" style:font-weight-asian="bold" style:font-weight-complex="bold"/>
    </style:style>
    <style:style style:name="T586_4" style:family="text">
      <style:text-properties fo:font-size="12pt" style:font-size-asian="12pt" style:font-size-complex="12pt"/>
    </style:style>
    <style:style style:name="T586_5" style:family="text">
      <style:text-properties fo:font-size="12pt" style:font-size-asian="12pt" style:font-size-complex="12pt"/>
    </style:style>
    <style:style style:name="T586_6" style:family="text">
      <style:text-properties fo:font-size="12pt" style:font-size-asian="12pt" style:font-size-complex="12pt"/>
    </style:style>
    <style:style style:name="T586_7" style:family="text">
      <style:text-properties fo:font-size="12pt" style:font-size-asian="12pt" style:font-size-complex="12pt"/>
    </style:style>
    <style:style style:name="T586_8" style:family="text">
      <style:text-properties fo:font-size="12pt" style:font-size-asian="12pt" style:font-size-complex="12pt"/>
    </style:style>
    <style:style style:name="T586_9" style:family="text">
      <style:text-properties fo:font-size="12pt" style:font-size-asian="12pt" style:font-size-complex="12pt"/>
    </style:style>
    <style:style style:name="T586_10" style:family="text">
      <style:text-properties fo:font-size="12pt" style:font-size-asian="12pt" style:font-size-complex="12pt"/>
    </style:style>
    <style:style style:name="T586_11" style:family="text">
      <style:text-properties fo:font-size="12pt" style:font-size-asian="12pt" style:font-size-complex="12pt"/>
    </style:style>
    <style:style style:name="T586_12" style:family="text">
      <style:text-properties fo:font-size="12pt" style:font-size-asian="12pt" style:font-size-complex="12pt"/>
    </style:style>
    <style:style style:name="T586_13" style:family="text">
      <style:text-properties fo:font-size="12pt" style:font-size-asian="12pt" style:font-size-complex="12pt"/>
    </style:style>
    <style:style style:name="T586_14" style:family="text">
      <style:text-properties fo:font-size="12pt" style:font-size-asian="12pt" style:font-size-complex="12pt"/>
    </style:style>
    <style:style style:name="P587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88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88_1" style:family="text">
      <style:text-properties fo:font-size="12pt" style:font-size-asian="12pt" style:font-size-complex="12pt" fo:font-weight="bold" style:font-weight-asian="bold" style:font-weight-complex="bold"/>
    </style:style>
    <style:style style:name="T588_2" style:family="text">
      <style:text-properties fo:font-size="12pt" style:font-size-asian="12pt" style:font-size-complex="12pt" fo:font-weight="bold" style:font-weight-asian="bold" style:font-weight-complex="bold"/>
    </style:style>
    <style:style style:name="T588_3" style:family="text">
      <style:text-properties fo:font-size="12pt" style:font-size-asian="12pt" style:font-size-complex="12pt" fo:font-weight="bold" style:font-weight-asian="bold" style:font-weight-complex="bold"/>
    </style:style>
    <style:style style:name="T588_4" style:family="text">
      <style:text-properties fo:font-size="12pt" style:font-size-asian="12pt" style:font-size-complex="12pt"/>
    </style:style>
    <style:style style:name="P589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90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90_1" style:family="text">
      <style:text-properties fo:font-size="12pt" style:font-size-asian="12pt" style:font-size-complex="12pt" fo:font-weight="bold" style:font-weight-asian="bold" style:font-weight-complex="bold"/>
    </style:style>
    <style:style style:name="T590_2" style:family="text">
      <style:text-properties fo:font-size="12pt" style:font-size-asian="12pt" style:font-size-complex="12pt" fo:font-weight="bold" style:font-weight-asian="bold" style:font-weight-complex="bold"/>
    </style:style>
    <style:style style:name="T590_3" style:family="text">
      <style:text-properties fo:font-size="12pt" style:font-size-asian="12pt" style:font-size-complex="12pt" fo:font-weight="bold" style:font-weight-asian="bold" style:font-weight-complex="bold"/>
    </style:style>
    <style:style style:name="T590_4" style:family="text">
      <style:text-properties fo:font-size="12pt" style:font-size-asian="12pt" style:font-size-complex="12pt" fo:font-weight="bold" style:font-weight-asian="bold" style:font-weight-complex="bold"/>
    </style:style>
    <style:style style:name="P591" style:family="paragraph" style:parent-style-name="Standard">
      <style:paragraph-properties fo:text-align="justify" fo:break-before="auto" fo:line-height="100%" style:writing-mode="lr-tb"/>
    </style:style>
    <style:style style:name="T591_1" style:family="text">
      <style:text-properties fo:font-size="12pt" style:font-size-asian="12pt" style:font-size-complex="12pt"/>
    </style:style>
    <style:style style:name="P592" style:family="paragraph" style:parent-style-name="Standard">
      <style:paragraph-properties fo:text-align="justify" fo:break-before="auto" fo:line-height="100%" fo:margin-top="0.018cm" style:writing-mode="lr-tb"/>
    </style:style>
    <style:style style:name="T592_1" style:family="text">
      <style:text-properties fo:font-size="12pt" style:font-size-asian="12pt" style:font-size-complex="12pt"/>
    </style:style>
    <style:style style:name="P593" style:family="paragraph" style:parent-style-name="Standard">
      <style:paragraph-properties fo:text-align="justify" fo:break-before="auto" fo:line-height="100%" fo:margin-top="0.018cm" style:writing-mode="lr-tb"/>
    </style:style>
    <style:style style:name="T593_1" style:family="text">
      <style:text-properties fo:font-size="12pt" style:font-size-asian="12pt" style:font-size-complex="12pt"/>
    </style:style>
    <style:style style:name="P594" style:family="paragraph" style:parent-style-name="Standard">
      <style:paragraph-properties fo:text-align="justify" fo:break-before="auto" fo:line-height="100%" fo:margin-top="0.018cm" style:writing-mode="lr-tb"/>
      <style:text-properties fo:font-size="12pt" style:font-size-asian="12pt" style:font-size-complex="12pt"/>
    </style:style>
    <style:style style:name="P595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95_1" style:family="text">
      <style:text-properties fo:font-size="12pt" style:font-size-asian="12pt" style:font-size-complex="12pt" fo:font-weight="bold" style:font-weight-asian="bold" style:font-weight-complex="bold"/>
    </style:style>
    <style:style style:name="T595_2" style:family="text">
      <style:text-properties fo:font-size="12pt" style:font-size-asian="12pt" style:font-size-complex="12pt" fo:font-weight="bold" style:font-weight-asian="bold" style:font-weight-complex="bold"/>
    </style:style>
    <style:style style:name="T595_3" style:family="text">
      <style:text-properties fo:font-size="12pt" style:font-size-asian="12pt" style:font-size-complex="12pt" fo:font-weight="bold" style:font-weight-asian="bold" style:font-weight-complex="bold"/>
    </style:style>
    <style:style style:name="T595_4" style:family="text">
      <style:text-properties fo:font-size="12pt" style:font-size-asian="12pt" style:font-size-complex="12pt" fo:font-weight="bold" style:font-weight-asian="bold" style:font-weight-complex="bold"/>
    </style:style>
    <style:style style:name="P596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 fo:font-weight="bold" style:font-weight-asian="bold" style:font-weight-complex="bold"/>
    </style:style>
    <style:style style:name="P597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97_1" style:family="text">
      <style:text-properties fo:font-size="12pt" style:font-size-asian="12pt" style:font-size-complex="12pt" fo:font-weight="bold" style:font-weight-asian="bold" style:font-weight-complex="bold"/>
    </style:style>
    <style:style style:name="P59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9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0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01" style:family="paragraph" style:parent-style-name="Standard">
      <style:paragraph-properties fo:break-before="auto" fo:line-height="115%" fo:margin-top="0.353cm" style:writing-mode="lr-tb"/>
    </style:style>
    <style:style style:name="T601_1" style:family="text">
      <style:text-properties fo:font-size="14pt" style:font-size-asian="14pt" style:font-size-complex="14pt" fo:font-weight="bold" style:font-weight-asian="bold" style:font-weight-complex="bold"/>
    </style:style>
    <style:style style:name="T601_2" style:family="text">
      <style:text-properties fo:font-size="14pt" style:font-size-asian="14pt" style:font-size-complex="14pt" fo:font-weight="bold" style:font-weight-asian="bold" style:font-weight-complex="bold"/>
    </style:style>
    <style:style style:name="T601_3" style:family="text">
      <style:text-properties fo:font-size="14pt" style:font-size-asian="14pt" style:font-size-complex="14pt"/>
    </style:style>
    <style:style style:name="T601_4" style:family="text">
      <style:text-properties fo:font-size="14pt" style:font-size-asian="14pt" style:font-size-complex="14pt"/>
    </style:style>
    <style:style style:name="T601_5" style:family="text">
      <style:text-properties fo:font-size="14pt" style:font-size-asian="14pt" style:font-size-complex="14pt"/>
    </style:style>
    <style:style style:name="T601_6" style:family="text">
      <style:text-properties fo:font-size="14pt" style:font-size-asian="14pt" style:font-size-complex="14pt"/>
    </style:style>
    <style:style style:name="T601_7" style:family="text">
      <style:text-properties fo:font-size="14pt" style:font-size-asian="14pt" style:font-size-complex="14pt"/>
    </style:style>
    <style:style style:name="T601_8" style:family="text">
      <style:text-properties fo:font-size="14pt" style:font-size-asian="14pt" style:font-size-complex="14pt"/>
    </style:style>
    <style:style style:name="T601_9" style:family="text">
      <style:text-properties fo:font-size="14pt" style:font-size-asian="14pt" style:font-size-complex="14pt"/>
    </style:style>
    <style:style style:name="T601_10" style:family="text">
      <style:text-properties fo:font-size="14pt" style:font-size-asian="14pt" style:font-size-complex="14pt"/>
    </style:style>
    <style:style style:name="P602" style:family="paragraph" style:parent-style-name="Standard">
      <style:paragraph-properties fo:break-before="auto" fo:line-height="115%" fo:margin-top="0.353cm" style:writing-mode="lr-tb"/>
    </style:style>
    <style:style style:name="T602_1" style:family="text">
      <style:text-properties fo:font-weight="bold" style:font-weight-asian="bold" style:font-weight-complex="bold"/>
    </style:style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P603" style:family="paragraph" style:parent-style-name="Standard">
      <style:paragraph-properties fo:break-before="auto" fo:line-height="115%" fo:margin-top="0.353cm" style:writing-mode="lr-tb"/>
    </style:style>
    <style:style style:name="T603_1" style:family="text">
      <style:text-properties fo:font-weight="bold" style:font-weight-asian="bold" style:font-weight-complex="bold"/>
    </style:style>
    <style:style style:name="T603_2" style:family="text">
      <style:text-properties fo:font-weight="bold" style:font-weight-asian="bold" style:font-weight-complex="bold"/>
    </style:style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T603_17" style:family="text"/>
    <style:style style:name="T603_18" style:family="text"/>
    <style:style style:name="T603_19" style:family="text"/>
    <style:style style:name="T603_20" style:family="text"/>
    <style:style style:name="T603_21" style:family="text"/>
    <style:style style:name="T603_22" style:family="text"/>
    <style:style style:name="T603_23" style:family="text"/>
    <style:style style:name="T603_24" style:family="text"/>
    <style:style style:name="T603_25" style:family="text"/>
    <style:style style:name="T603_26" style:family="text"/>
    <style:style style:name="T603_27" style:family="text"/>
    <style:style style:name="T603_28" style:family="text"/>
    <style:style style:name="T603_29" style:family="text"/>
    <style:style style:name="T603_30" style:family="text"/>
    <style:style style:name="T603_31" style:family="text"/>
    <style:style style:name="T603_32" style:family="text"/>
    <style:style style:name="T603_33" style:family="text"/>
    <style:style style:name="T603_34" style:family="text"/>
    <style:style style:name="T603_35" style:family="text"/>
    <style:style style:name="T603_36" style:family="text"/>
    <style:style style:name="T603_37" style:family="text"/>
    <style:style style:name="T603_38" style:family="text"/>
    <style:style style:name="T603_39" style:family="text"/>
    <style:style style:name="T603_40" style:family="text"/>
    <style:style style:name="T603_41" style:family="text"/>
    <style:style style:name="T603_42" style:family="text"/>
    <style:style style:name="T603_43" style:family="text"/>
    <style:style style:name="T603_44" style:family="text"/>
    <style:style style:name="T603_45" style:family="text"/>
    <style:style style:name="T603_46" style:family="text"/>
    <style:style style:name="T603_47" style:family="text"/>
    <style:style style:name="T603_48" style:family="text"/>
    <style:style style:name="T603_49" style:family="text"/>
    <style:style style:name="T603_50" style:family="text"/>
    <style:style style:name="T603_51" style:family="text"/>
    <style:style style:name="T603_52" style:family="text"/>
    <style:style style:name="P604" style:family="paragraph" style:parent-style-name="Standard">
      <style:paragraph-properties fo:break-before="auto" fo:line-height="115%" fo:margin-top="0.353cm" style:writing-mode="lr-tb"/>
    </style:style>
    <style:style style:name="T604_1" style:family="text">
      <style:text-properties fo:font-weight="bold" style:font-weight-asian="bold" style:font-weight-complex="bold"/>
    </style:style>
    <style:style style:name="T604_2" style:family="text">
      <style:text-properties fo:font-weight="bold" style:font-weight-asian="bold" style:font-weight-complex="bold"/>
    </style:style>
    <style:style style:name="T604_3" style:family="text"/>
    <style:style style:name="T604_4" style:family="text"/>
    <style:style style:name="P605" style:family="paragraph" style:parent-style-name="Standard">
      <style:paragraph-properties fo:break-before="auto" fo:line-height="115%" fo:margin-top="0.353cm" style:writing-mode="lr-tb"/>
    </style:style>
    <style:style style:name="T605_1" style:family="text">
      <style:text-properties fo:font-weight="bold" style:font-weight-asian="bold" style:font-weight-complex="bold"/>
    </style:style>
    <style:style style:name="T605_2" style:family="text">
      <style:text-properties fo:font-weight="bold" style:font-weight-asian="bold" style:font-weight-complex="bold"/>
    </style:style>
    <style:style style:name="T605_3" style:family="text">
      <style:text-properties fo:font-weight="bold" style:font-weight-asian="bold" style:font-weight-complex="bold"/>
    </style:style>
    <style:style style:name="T605_4" style:family="text">
      <style:text-properties fo:font-weight="bold" style:font-weight-asian="bold" style:font-weight-complex="bold"/>
    </style:style>
    <style:style style:name="T605_5" style:family="text"/>
    <style:style style:name="T605_6" style:family="text"/>
    <style:style style:name="T605_7" style:family="text"/>
    <style:style style:name="T605_8" style:family="text"/>
    <style:style style:name="T605_9" style:family="text"/>
    <style:style style:name="T605_10" style:family="text"/>
    <style:style style:name="T605_11" style:family="text"/>
    <style:style style:name="T605_12" style:family="text"/>
    <style:style style:name="T605_13" style:family="text"/>
    <style:style style:name="T605_14" style:family="text"/>
    <style:style style:name="T605_15" style:family="text"/>
    <style:style style:name="T605_16" style:family="text"/>
    <style:style style:name="T605_17" style:family="text"/>
    <style:style style:name="T605_18" style:family="text"/>
    <style:style style:name="T605_19" style:family="text"/>
    <style:style style:name="T605_20" style:family="text"/>
    <style:style style:name="T605_21" style:family="text"/>
    <style:style style:name="T605_22" style:family="text"/>
    <style:style style:name="T605_23" style:family="text"/>
    <style:style style:name="P606" style:family="paragraph" style:parent-style-name="Standard">
      <style:paragraph-properties fo:break-before="auto" fo:line-height="115%" fo:margin-top="0.353cm" style:writing-mode="lr-tb"/>
    </style:style>
    <style:style style:name="T606_1" style:family="text">
      <style:text-properties fo:font-weight="bold" style:font-weight-asian="bold" style:font-weight-complex="bold"/>
    </style:style>
    <style:style style:name="T606_2" style:family="text">
      <style:text-properties fo:font-weight="bold" style:font-weight-asian="bold" style:font-weight-complex="bold"/>
    </style:style>
    <style:style style:name="T606_3" style:family="text">
      <style:text-properties fo:font-weight="bold" style:font-weight-asian="bold" style:font-weight-complex="bold"/>
    </style:style>
    <style:style style:name="T606_4" style:family="text">
      <style:text-properties fo:font-weight="bold" style:font-weight-asian="bold" style:font-weight-complex="bold"/>
    </style:style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T606_14" style:family="text"/>
    <style:style style:name="T606_15" style:family="text"/>
    <style:style style:name="T606_16" style:family="text"/>
    <style:style style:name="T606_17" style:family="text"/>
    <style:style style:name="T606_18" style:family="text"/>
    <style:style style:name="T606_19" style:family="text"/>
    <style:style style:name="T606_20" style:family="text"/>
    <style:style style:name="T606_21" style:family="text"/>
    <style:style style:name="T606_22" style:family="text"/>
    <style:style style:name="T606_23" style:family="text"/>
    <style:style style:name="T606_24" style:family="text"/>
    <style:style style:name="T606_25" style:family="text"/>
    <style:style style:name="T606_26" style:family="text"/>
    <style:style style:name="T606_27" style:family="text"/>
    <style:style style:name="T606_28" style:family="text"/>
    <style:style style:name="T606_29" style:family="text"/>
    <style:style style:name="T606_30" style:family="text"/>
    <style:style style:name="T606_31" style:family="text"/>
    <style:style style:name="T606_32" style:family="text"/>
    <style:style style:name="T606_33" style:family="text"/>
    <style:style style:name="T606_34" style:family="text"/>
    <style:style style:name="T606_35" style:family="text"/>
    <style:style style:name="T606_36" style:family="text"/>
    <style:style style:name="T606_37" style:family="text"/>
    <style:style style:name="T606_38" style:family="text"/>
    <style:style style:name="T606_39" style:family="text"/>
    <style:style style:name="T606_40" style:family="text"/>
    <style:style style:name="T606_41" style:family="text"/>
    <style:style style:name="T606_42" style:family="text"/>
    <style:style style:name="T606_43" style:family="text"/>
    <style:style style:name="T606_44" style:family="text"/>
    <style:style style:name="T606_45" style:family="text"/>
    <style:style style:name="T606_46" style:family="text"/>
    <style:style style:name="T606_47" style:family="text"/>
    <style:style style:name="T606_48" style:family="text"/>
    <style:style style:name="T606_49" style:family="text"/>
    <style:style style:name="T606_50" style:family="text"/>
    <style:style style:name="T606_51" style:family="text"/>
    <style:style style:name="T606_52" style:family="text"/>
    <style:style style:name="T606_53" style:family="text"/>
    <style:style style:name="T606_54" style:family="text"/>
    <style:style style:name="P607" style:family="paragraph" style:parent-style-name="Standard">
      <style:paragraph-properties fo:break-before="auto" fo:line-height="115%" fo:margin-top="0.353cm" style:writing-mode="lr-tb"/>
    </style:style>
    <style:style style:name="T607_1" style:family="text">
      <style:text-properties fo:font-weight="bold" style:font-weight-asian="bold" style:font-weight-complex="bold"/>
    </style:style>
    <style:style style:name="T607_2" style:family="text">
      <style:text-properties fo:font-weight="bold" style:font-weight-asian="bold" style:font-weight-complex="bold"/>
    </style:style>
    <style:style style:name="T607_3" style:family="text">
      <style:text-properties fo:font-weight="bold" style:font-weight-asian="bold" style:font-weight-complex="bold"/>
    </style:style>
    <style:style style:name="T607_4" style:family="text">
      <style:text-properties fo:font-weight="bold" style:font-weight-asian="bold" style:font-weight-complex="bold"/>
    </style:style>
    <style:style style:name="P608" style:family="paragraph" style:parent-style-name="Standard">
      <style:paragraph-properties fo:break-before="auto" fo:line-height="115%" fo:margin-top="0.353cm" style:writing-mode="lr-tb"/>
    </style:style>
    <style:style style:name="T608_1" style:family="text">
      <style:text-properties fo:font-weight="bold" style:font-weight-asian="bold" style:font-weight-complex="bold"/>
    </style:style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P609" style:family="paragraph" style:parent-style-name="Standard">
      <style:paragraph-properties fo:break-before="auto" fo:line-height="115%" fo:margin-top="0.353cm" style:writing-mode="lr-tb"/>
    </style:style>
    <style:style style:name="T609_1" style:family="text">
      <style:text-properties fo:font-weight="bold" style:font-weight-asian="bold" style:font-weight-complex="bold"/>
    </style:style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T609_10" style:family="text"/>
    <style:style style:name="T609_11" style:family="text"/>
    <style:style style:name="T609_12" style:family="text"/>
    <style:style style:name="T609_13" style:family="text"/>
    <style:style style:name="T609_14" style:family="text"/>
    <style:style style:name="T609_15" style:family="text"/>
    <style:style style:name="T609_16" style:family="text"/>
    <style:style style:name="T609_17" style:family="text"/>
    <style:style style:name="T609_18" style:family="text"/>
    <style:style style:name="T609_19" style:family="text"/>
    <style:style style:name="T609_20" style:family="text"/>
    <style:style style:name="T609_21" style:family="text"/>
    <style:style style:name="T609_22" style:family="text"/>
    <style:style style:name="T609_23" style:family="text"/>
    <style:style style:name="T609_24" style:family="text"/>
    <style:style style:name="T609_25" style:family="text"/>
    <style:style style:name="P610" style:family="paragraph" style:parent-style-name="Standard">
      <style:paragraph-properties fo:break-before="auto" fo:line-height="115%" fo:margin-top="0.353cm" style:writing-mode="lr-tb"/>
    </style:style>
    <style:style style:name="T610_1" style:family="text">
      <style:text-properties fo:font-weight="bold" style:font-weight-asian="bold" style:font-weight-complex="bold"/>
    </style:style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P611" style:family="paragraph" style:parent-style-name="Standard">
      <style:paragraph-properties fo:break-before="auto" fo:line-height="115%" fo:margin-top="0.353cm" style:writing-mode="lr-tb"/>
    </style:style>
    <style:style style:name="T611_1" style:family="text">
      <style:text-properties fo:font-weight="bold" style:font-weight-asian="bold" style:font-weight-complex="bold"/>
    </style:style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T611_11" style:family="text"/>
    <style:style style:name="T611_12" style:family="text"/>
    <style:style style:name="T611_13" style:family="text"/>
    <style:style style:name="T611_14" style:family="text"/>
    <style:style style:name="T611_15" style:family="text"/>
    <style:style style:name="T611_16" style:family="text"/>
    <style:style style:name="T611_17" style:family="text"/>
    <style:style style:name="T611_18" style:family="text"/>
    <style:style style:name="T611_19" style:family="text"/>
    <style:style style:name="P612" style:family="paragraph" style:parent-style-name="Standard">
      <style:paragraph-properties fo:break-before="auto" fo:line-height="115%" fo:margin-top="0.353cm" style:writing-mode="lr-tb"/>
    </style:style>
    <style:style style:name="T612_1" style:family="text">
      <style:text-properties fo:font-weight="bold" style:font-weight-asian="bold" style:font-weight-complex="bold"/>
    </style:style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T612_16" style:family="text"/>
    <style:style style:name="T612_17" style:family="text"/>
    <style:style style:name="T612_18" style:family="text"/>
    <style:style style:name="T612_19" style:family="text"/>
    <style:style style:name="T612_20" style:family="text"/>
    <style:style style:name="T612_21" style:family="text"/>
    <style:style style:name="T612_22" style:family="text"/>
    <style:style style:name="T612_23" style:family="text"/>
    <style:style style:name="T612_24" style:family="text"/>
    <style:style style:name="T612_25" style:family="text"/>
    <style:style style:name="T612_26" style:family="text"/>
    <style:style style:name="T612_27" style:family="text"/>
    <style:style style:name="T612_28" style:family="text"/>
    <style:style style:name="T612_29" style:family="text"/>
    <style:style style:name="P613" style:family="paragraph" style:parent-style-name="Standard">
      <style:paragraph-properties fo:break-before="auto" fo:line-height="115%" fo:margin-top="0.353cm" style:writing-mode="lr-tb"/>
    </style:style>
    <style:style style:name="T613_1" style:family="text">
      <style:text-properties fo:font-weight="bold" style:font-weight-asian="bold" style:font-weight-complex="bold"/>
    </style:style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T613_12" style:family="text"/>
    <style:style style:name="T613_13" style:family="text"/>
    <style:style style:name="T613_14" style:family="text"/>
    <style:style style:name="T613_15" style:family="text"/>
    <style:style style:name="T613_16" style:family="text"/>
    <style:style style:name="T613_17" style:family="text"/>
    <style:style style:name="T613_18" style:family="text"/>
    <style:style style:name="T613_19" style:family="text"/>
    <style:style style:name="P614" style:family="paragraph" style:parent-style-name="Standard">
      <style:paragraph-properties fo:break-before="auto" fo:line-height="115%" fo:margin-top="0.353cm" style:writing-mode="lr-tb"/>
    </style:style>
    <style:style style:name="T614_1" style:family="text">
      <style:text-properties fo:font-weight="bold" style:font-weight-asian="bold" style:font-weight-complex="bold"/>
    </style:style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T614_13" style:family="text"/>
    <style:style style:name="T614_14" style:family="text"/>
    <style:style style:name="T614_15" style:family="text"/>
    <style:style style:name="T614_16" style:family="text"/>
    <style:style style:name="T614_17" style:family="text"/>
    <style:style style:name="T614_18" style:family="text"/>
    <style:style style:name="T614_19" style:family="text"/>
    <style:style style:name="T614_20" style:family="text"/>
    <style:style style:name="T614_21" style:family="text"/>
    <style:style style:name="T614_22" style:family="text"/>
    <style:style style:name="T614_23" style:family="text"/>
    <style:style style:name="T614_24" style:family="text"/>
    <style:style style:name="T614_25" style:family="text"/>
    <style:style style:name="T614_26" style:family="text"/>
    <style:style style:name="T614_27" style:family="text"/>
    <style:style style:name="T614_28" style:family="text"/>
    <style:style style:name="T614_29" style:family="text"/>
    <style:style style:name="T614_30" style:family="text"/>
    <style:style style:name="T614_31" style:family="text"/>
    <style:style style:name="T614_32" style:family="text"/>
    <style:style style:name="T614_33" style:family="text"/>
    <style:style style:name="T614_34" style:family="text"/>
    <style:style style:name="T614_35" style:family="text"/>
    <style:style style:name="T614_36" style:family="text"/>
    <style:style style:name="T614_37" style:family="text"/>
    <style:style style:name="T614_38" style:family="text"/>
    <style:style style:name="T614_39" style:family="text"/>
    <style:style style:name="T614_40" style:family="text"/>
    <style:style style:name="T614_41" style:family="text"/>
    <style:style style:name="P615" style:family="paragraph" style:parent-style-name="Standard">
      <style:paragraph-properties fo:break-before="auto" fo:line-height="115%" fo:margin-top="0.353cm" style:writing-mode="lr-tb"/>
    </style:style>
    <style:style style:name="T615_1" style:family="text">
      <style:text-properties fo:font-weight="bold" style:font-weight-asian="bold" style:font-weight-complex="bold"/>
    </style:style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T615_13" style:family="text"/>
    <style:style style:name="T615_14" style:family="text"/>
    <style:style style:name="T615_15" style:family="text"/>
    <style:style style:name="T615_16" style:family="text"/>
    <style:style style:name="T615_17" style:family="text"/>
    <style:style style:name="T615_18" style:family="text"/>
    <style:style style:name="T615_19" style:family="text"/>
    <style:style style:name="T615_20" style:family="text"/>
    <style:style style:name="T615_21" style:family="text"/>
    <style:style style:name="T615_22" style:family="text"/>
    <style:style style:name="T615_23" style:family="text"/>
    <style:style style:name="T615_24" style:family="text"/>
    <style:style style:name="T615_25" style:family="text"/>
    <style:style style:name="T615_26" style:family="text"/>
    <style:style style:name="T615_27" style:family="text"/>
    <style:style style:name="T615_28" style:family="text"/>
    <style:style style:name="T615_29" style:family="text"/>
    <style:style style:name="T615_30" style:family="text"/>
    <style:style style:name="T615_31" style:family="text"/>
    <style:style style:name="T615_32" style:family="text"/>
    <style:style style:name="T615_33" style:family="text"/>
    <style:style style:name="T615_34" style:family="text"/>
    <style:style style:name="T615_35" style:family="text"/>
    <style:style style:name="T615_36" style:family="text"/>
    <style:style style:name="T615_37" style:family="text"/>
    <style:style style:name="T615_38" style:family="text"/>
    <style:style style:name="T615_39" style:family="text"/>
    <style:style style:name="T615_40" style:family="text"/>
    <style:style style:name="T615_41" style:family="text"/>
    <style:style style:name="T615_42" style:family="text"/>
    <style:style style:name="T615_43" style:family="text"/>
    <style:style style:name="T615_44" style:family="text"/>
    <style:style style:name="T615_45" style:family="text"/>
    <style:style style:name="T615_46" style:family="text"/>
    <style:style style:name="T615_47" style:family="text"/>
    <style:style style:name="T615_48" style:family="text"/>
    <style:style style:name="T615_49" style:family="text"/>
    <style:style style:name="T615_50" style:family="text"/>
    <style:style style:name="T615_51" style:family="text"/>
    <style:style style:name="T615_52" style:family="text"/>
    <style:style style:name="T615_53" style:family="text"/>
    <style:style style:name="T615_54" style:family="text"/>
    <style:style style:name="T615_55" style:family="text"/>
    <style:style style:name="T615_56" style:family="text"/>
    <style:style style:name="T615_57" style:family="text"/>
    <style:style style:name="T615_58" style:family="text"/>
    <style:style style:name="T615_59" style:family="text"/>
    <style:style style:name="T615_60" style:family="text"/>
    <style:style style:name="T615_61" style:family="text"/>
    <style:style style:name="T615_62" style:family="text"/>
    <style:style style:name="T615_63" style:family="text"/>
    <style:style style:name="T615_64" style:family="text"/>
    <style:style style:name="T615_65" style:family="text"/>
    <style:style style:name="T615_66" style:family="text"/>
    <style:style style:name="P616" style:family="paragraph" style:parent-style-name="Standard">
      <style:paragraph-properties fo:break-before="auto" fo:line-height="115%" fo:margin-top="0.353cm" style:writing-mode="lr-tb"/>
    </style:style>
    <style:style style:name="T616_1" style:family="text">
      <style:text-properties fo:font-weight="bold" style:font-weight-asian="bold" style:font-weight-complex="bold"/>
    </style:style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T616_12" style:family="text"/>
    <style:style style:name="T616_13" style:family="text"/>
    <style:style style:name="T616_14" style:family="text"/>
    <style:style style:name="T616_15" style:family="text"/>
    <style:style style:name="T616_16" style:family="text"/>
    <style:style style:name="T616_17" style:family="text"/>
    <style:style style:name="T616_18" style:family="text"/>
    <style:style style:name="T616_19" style:family="text"/>
    <style:style style:name="T616_20" style:family="text"/>
    <style:style style:name="T616_21" style:family="text"/>
    <style:style style:name="T616_22" style:family="text"/>
    <style:style style:name="T616_23" style:family="text"/>
    <style:style style:name="T616_24" style:family="text"/>
    <style:style style:name="T616_25" style:family="text"/>
    <style:style style:name="T616_26" style:family="text"/>
    <style:style style:name="T616_27" style:family="text"/>
    <style:style style:name="T616_28" style:family="text"/>
    <style:style style:name="T616_29" style:family="text"/>
    <style:style style:name="T616_30" style:family="text"/>
    <style:style style:name="T616_31" style:family="text"/>
    <style:style style:name="T616_32" style:family="text"/>
    <style:style style:name="T616_33" style:family="text"/>
    <style:style style:name="T616_34" style:family="text"/>
    <style:style style:name="T616_35" style:family="text"/>
    <style:style style:name="T616_36" style:family="text"/>
    <style:style style:name="T616_37" style:family="text"/>
    <style:style style:name="T616_38" style:family="text"/>
    <style:style style:name="T616_39" style:family="text"/>
    <style:style style:name="T616_40" style:family="text"/>
    <style:style style:name="T616_41" style:family="text"/>
    <style:style style:name="T616_42" style:family="text"/>
    <style:style style:name="T616_43" style:family="text"/>
    <style:style style:name="T616_44" style:family="text"/>
    <style:style style:name="T616_45" style:family="text"/>
    <style:style style:name="T616_46" style:family="text"/>
    <style:style style:name="T616_47" style:family="text"/>
    <style:style style:name="T616_48" style:family="text"/>
    <style:style style:name="T616_49" style:family="text"/>
    <style:style style:name="T616_50" style:family="text"/>
    <style:style style:name="T616_51" style:family="text"/>
    <style:style style:name="T616_52" style:family="text"/>
    <style:style style:name="P617" style:family="paragraph" style:parent-style-name="Standard">
      <style:paragraph-properties fo:break-before="auto" fo:line-height="115%" fo:margin-top="0.353cm" style:writing-mode="lr-tb"/>
    </style:style>
    <style:style style:name="P618" style:family="paragraph" style:parent-style-name="Standard">
      <style:paragraph-properties fo:break-before="auto" fo:line-height="115%" fo:margin-top="0.353cm" style:writing-mode="lr-tb"/>
    </style:style>
    <style:style style:name="T618_1" style:family="text">
      <style:text-properties fo:font-weight="bold" style:font-weight-asian="bold" style:font-weight-complex="bold"/>
    </style:style>
    <style:style style:name="T618_2" style:family="text">
      <style:text-properties fo:font-weight="bold" style:font-weight-asian="bold" style:font-weight-complex="bold"/>
    </style:style>
    <style:style style:name="T618_3" style:family="text">
      <style:text-properties fo:font-weight="bold" style:font-weight-asian="bold" style:font-weight-complex="bold"/>
    </style:style>
    <style:style style:name="T618_4" style:family="text">
      <style:text-properties fo:font-weight="bold" style:font-weight-asian="bold" style:font-weight-complex="bold"/>
    </style:style>
    <style:style style:name="P619" style:family="paragraph" style:parent-style-name="Standard">
      <style:paragraph-properties fo:break-before="auto" fo:line-height="115%" fo:margin-top="0.353cm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T619_12" style:family="text"/>
    <style:style style:name="T619_13" style:family="text"/>
    <style:style style:name="T619_14" style:family="text"/>
    <style:style style:name="T619_15" style:family="text"/>
    <style:style style:name="T619_16" style:family="text"/>
    <style:style style:name="T619_17" style:family="text"/>
    <style:style style:name="T619_18" style:family="text"/>
    <style:style style:name="T619_19" style:family="text"/>
    <style:style style:name="T619_20" style:family="text"/>
    <style:style style:name="T619_21" style:family="text"/>
    <style:style style:name="T619_22" style:family="text"/>
    <style:style style:name="T619_23" style:family="text"/>
    <style:style style:name="T619_24" style:family="text"/>
    <style:style style:name="T619_25" style:family="text"/>
    <style:style style:name="T619_26" style:family="text"/>
    <style:style style:name="T619_27" style:family="text"/>
    <style:style style:name="T619_28" style:family="text"/>
    <style:style style:name="T619_29" style:family="text"/>
    <style:style style:name="T619_30" style:family="text"/>
    <style:style style:name="T619_31" style:family="text"/>
    <style:style style:name="T619_32" style:family="text"/>
    <style:style style:name="T619_33" style:family="text"/>
    <style:style style:name="T619_34" style:family="text"/>
    <style:style style:name="T619_35" style:family="text"/>
    <style:style style:name="T619_36" style:family="text"/>
    <style:style style:name="T619_37" style:family="text"/>
    <style:style style:name="T619_38" style:family="text"/>
    <style:style style:name="T619_39" style:family="text"/>
    <style:style style:name="T619_40" style:family="text"/>
    <style:style style:name="T619_41" style:family="text"/>
    <style:style style:name="T619_42" style:family="text"/>
    <style:style style:name="T619_43" style:family="text"/>
    <style:style style:name="T619_44" style:family="text"/>
    <style:style style:name="T619_45" style:family="text"/>
    <style:style style:name="T619_46" style:family="text"/>
    <style:style style:name="T619_47" style:family="text"/>
    <style:style style:name="T619_48" style:family="text"/>
    <style:style style:name="T619_49" style:family="text"/>
    <style:style style:name="T619_50" style:family="text"/>
    <style:style style:name="T619_51" style:family="text"/>
    <style:style style:name="T619_52" style:family="text"/>
    <style:style style:name="T619_53" style:family="text"/>
    <style:style style:name="T619_54" style:family="text"/>
    <style:style style:name="T619_55" style:family="text"/>
    <style:style style:name="T619_56" style:family="text"/>
    <style:style style:name="T619_57" style:family="text"/>
    <style:style style:name="T619_58" style:family="text"/>
    <style:style style:name="T619_59" style:family="text"/>
    <style:style style:name="T619_60" style:family="text"/>
    <style:style style:name="T619_61" style:family="text"/>
    <style:style style:name="T619_62" style:family="text"/>
    <style:style style:name="T619_63" style:family="text"/>
    <style:style style:name="T619_64" style:family="text"/>
    <style:style style:name="T619_65" style:family="text"/>
    <style:style style:name="T619_66" style:family="text"/>
    <style:style style:name="T619_67" style:family="text"/>
    <style:style style:name="T619_68" style:family="text"/>
    <style:style style:name="T619_69" style:family="text"/>
    <style:style style:name="T619_70" style:family="text"/>
    <style:style style:name="T619_71" style:family="text"/>
    <style:style style:name="T619_72" style:family="text"/>
    <style:style style:name="T619_73" style:family="text"/>
    <style:style style:name="T619_74" style:family="text"/>
    <style:style style:name="T619_75" style:family="text"/>
    <style:style style:name="T619_76" style:family="text"/>
    <style:style style:name="T619_77" style:family="text"/>
    <style:style style:name="T619_78" style:family="text"/>
    <style:style style:name="T619_79" style:family="text"/>
    <style:style style:name="T619_80" style:family="text"/>
    <style:style style:name="T619_81" style:family="text"/>
    <style:style style:name="T619_82" style:family="text"/>
    <style:style style:name="T619_83" style:family="text"/>
    <style:style style:name="T619_84" style:family="text"/>
    <style:style style:name="T619_85" style:family="text"/>
    <style:style style:name="T619_86" style:family="text"/>
    <style:style style:name="T619_87" style:family="text"/>
    <style:style style:name="T619_88" style:family="text"/>
    <style:style style:name="T619_89" style:family="text"/>
    <style:style style:name="T619_90" style:family="text"/>
    <style:style style:name="T619_91" style:family="text"/>
    <style:style style:name="T619_92" style:family="text"/>
    <style:style style:name="T619_93" style:family="text"/>
    <style:style style:name="T619_94" style:family="text"/>
    <style:style style:name="T619_95" style:family="text"/>
    <style:style style:name="T619_96" style:family="text"/>
    <style:style style:name="T619_97" style:family="text"/>
    <style:style style:name="T619_98" style:family="text"/>
    <style:style style:name="T619_99" style:family="text"/>
    <style:style style:name="T619_100" style:family="text"/>
    <style:style style:name="P620" style:family="paragraph" style:parent-style-name="Standard">
      <style:paragraph-properties fo:break-before="auto" fo:line-height="115%" fo:margin-top="0.353cm" style:writing-mode="lr-tb"/>
    </style:style>
    <style:style style:name="P621" style:family="paragraph" style:parent-style-name="Standard">
      <style:paragraph-properties fo:break-before="auto" fo:line-height="115%" fo:margin-top="0.353cm" style:writing-mode="lr-tb"/>
    </style:style>
    <style:style style:name="T621_1" style:family="text">
      <style:text-properties fo:font-weight="bold" style:font-weight-asian="bold" style:font-weight-complex="bold"/>
    </style:style>
    <style:style style:name="T621_2" style:family="text">
      <style:text-properties fo:font-weight="bold" style:font-weight-asian="bold" style:font-weight-complex="bold"/>
    </style:style>
    <style:style style:name="T621_3" style:family="text"/>
    <style:style style:name="T621_4" style:family="text"/>
    <style:style style:name="T621_5" style:family="text"/>
    <style:style style:name="T621_6" style:family="text"/>
    <style:style style:name="T621_7" style:family="text"/>
    <style:style style:name="T621_8" style:family="text"/>
    <style:style style:name="T621_9" style:family="text"/>
    <style:style style:name="T621_10" style:family="text"/>
    <style:style style:name="T621_11" style:family="text"/>
    <style:style style:name="T621_12" style:family="text"/>
    <style:style style:name="T621_13" style:family="text"/>
    <style:style style:name="T621_14" style:family="text"/>
    <style:style style:name="P622" style:family="paragraph" style:parent-style-name="Standard">
      <style:paragraph-properties fo:break-before="auto" fo:line-height="115%" fo:margin-top="0.353cm" style:writing-mode="lr-tb"/>
    </style:style>
    <style:style style:name="T622_1" style:family="text">
      <style:text-properties fo:font-weight="bold" style:font-weight-asian="bold" style:font-weight-complex="bold"/>
    </style:style>
    <style:style style:name="T622_2" style:family="text">
      <style:text-properties fo:font-weight="bold" style:font-weight-asian="bold" style:font-weight-complex="bold"/>
    </style:style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P623" style:family="paragraph" style:parent-style-name="Standard">
      <style:paragraph-properties fo:break-before="auto" fo:line-height="115%" fo:margin-top="0.353cm" style:writing-mode="lr-tb"/>
    </style:style>
    <style:style style:name="T623_1" style:family="text">
      <style:text-properties fo:font-weight="bold" style:font-weight-asian="bold" style:font-weight-complex="bold"/>
    </style:style>
    <style:style style:name="T623_2" style:family="text">
      <style:text-properties fo:font-weight="bold" style:font-weight-asian="bold" style:font-weight-complex="bold"/>
    </style:style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T623_9" style:family="text"/>
    <style:style style:name="T623_10" style:family="text"/>
    <style:style style:name="T623_11" style:family="text"/>
    <style:style style:name="T623_12" style:family="text"/>
    <style:style style:name="T623_13" style:family="text"/>
    <style:style style:name="T623_14" style:family="text"/>
    <style:style style:name="T623_15" style:family="text"/>
    <style:style style:name="T623_16" style:family="text"/>
    <style:style style:name="T623_17" style:family="text"/>
    <style:style style:name="T623_18" style:family="text"/>
    <style:style style:name="T623_19" style:family="text"/>
    <style:style style:name="T623_20" style:family="text"/>
    <style:style style:name="T623_21" style:family="text"/>
    <style:style style:name="T623_22" style:family="text"/>
    <style:style style:name="T623_23" style:family="text"/>
    <style:style style:name="T623_24" style:family="text"/>
    <style:style style:name="T623_25" style:family="text"/>
    <style:style style:name="T623_26" style:family="text"/>
    <style:style style:name="T623_27" style:family="text"/>
    <style:style style:name="T623_28" style:family="text"/>
    <style:style style:name="T623_29" style:family="text"/>
    <style:style style:name="T623_30" style:family="text"/>
    <style:style style:name="T623_31" style:family="text"/>
    <style:style style:name="T623_32" style:family="text"/>
    <style:style style:name="T623_33" style:family="text"/>
    <style:style style:name="T623_34" style:family="text"/>
    <style:style style:name="T623_35" style:family="text"/>
    <style:style style:name="T623_36" style:family="text"/>
    <style:style style:name="T623_37" style:family="text"/>
    <style:style style:name="T623_38" style:family="text"/>
    <style:style style:name="T623_39" style:family="text"/>
    <style:style style:name="T623_40" style:family="text"/>
    <style:style style:name="T623_41" style:family="text"/>
    <style:style style:name="T623_42" style:family="text"/>
    <style:style style:name="T623_43" style:family="text"/>
    <style:style style:name="T623_44" style:family="text"/>
    <style:style style:name="T623_45" style:family="text"/>
    <style:style style:name="T623_46" style:family="text"/>
    <style:style style:name="T623_47" style:family="text"/>
    <style:style style:name="T623_48" style:family="text"/>
    <style:style style:name="T623_49" style:family="text"/>
    <style:style style:name="T623_50" style:family="text"/>
    <style:style style:name="T623_51" style:family="text"/>
    <style:style style:name="T623_52" style:family="text"/>
    <style:style style:name="T623_53" style:family="text"/>
    <style:style style:name="T623_54" style:family="text"/>
    <style:style style:name="T623_55" style:family="text"/>
    <style:style style:name="T623_56" style:family="text"/>
    <style:style style:name="T623_57" style:family="text"/>
    <style:style style:name="T623_58" style:family="text"/>
    <style:style style:name="T623_59" style:family="text"/>
    <style:style style:name="T623_60" style:family="text"/>
    <style:style style:name="T623_61" style:family="text"/>
    <style:style style:name="T623_62" style:family="text"/>
    <style:style style:name="T623_63" style:family="text"/>
    <style:style style:name="P624" style:family="paragraph" style:parent-style-name="Standard">
      <style:paragraph-properties fo:break-before="auto" fo:line-height="115%" fo:margin-top="0.353cm" style:writing-mode="lr-tb"/>
    </style:style>
    <style:style style:name="T624_1" style:family="text">
      <style:text-properties fo:font-weight="bold" style:font-weight-asian="bold" style:font-weight-complex="bold"/>
    </style:style>
    <style:style style:name="T624_2" style:family="text">
      <style:text-properties fo:font-weight="bold" style:font-weight-asian="bold" style:font-weight-complex="bold"/>
    </style:style>
    <style:style style:name="T624_3" style:family="text"/>
    <style:style style:name="T624_4" style:family="text"/>
    <style:style style:name="P625" style:family="paragraph" style:parent-style-name="Standard">
      <style:paragraph-properties fo:break-before="auto" fo:line-height="115%" fo:margin-top="0.353cm" style:writing-mode="lr-tb"/>
    </style:style>
    <style:style style:name="T625_1" style:family="text">
      <style:text-properties fo:font-weight="bold" style:font-weight-asian="bold" style:font-weight-complex="bold"/>
    </style:style>
    <style:style style:name="T625_2" style:family="text">
      <style:text-properties fo:font-weight="bold" style:font-weight-asian="bold" style:font-weight-complex="bold"/>
    </style:style>
    <style:style style:name="T625_3" style:family="text">
      <style:text-properties fo:font-weight="bold" style:font-weight-asian="bold" style:font-weight-complex="bold"/>
    </style:style>
    <style:style style:name="T625_4" style:family="text">
      <style:text-properties fo:font-weight="bold" style:font-weight-asian="bold" style:font-weight-complex="bold"/>
    </style:style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T625_12" style:family="text"/>
    <style:style style:name="T625_13" style:family="text"/>
    <style:style style:name="T625_14" style:family="text"/>
    <style:style style:name="T625_15" style:family="text"/>
    <style:style style:name="T625_16" style:family="text"/>
    <style:style style:name="T625_17" style:family="text"/>
    <style:style style:name="T625_18" style:family="text"/>
    <style:style style:name="T625_19" style:family="text"/>
    <style:style style:name="T625_20" style:family="text"/>
    <style:style style:name="T625_21" style:family="text"/>
    <style:style style:name="T625_22" style:family="text"/>
    <style:style style:name="T625_23" style:family="text"/>
    <style:style style:name="T625_24" style:family="text"/>
    <style:style style:name="T625_25" style:family="text"/>
    <style:style style:name="T625_26" style:family="text"/>
    <style:style style:name="T625_27" style:family="text"/>
    <style:style style:name="T625_28" style:family="text"/>
    <style:style style:name="T625_29" style:family="text"/>
    <style:style style:name="T625_30" style:family="text"/>
    <style:style style:name="T625_31" style:family="text"/>
    <style:style style:name="T625_32" style:family="text"/>
    <style:style style:name="T625_33" style:family="text"/>
    <style:style style:name="T625_34" style:family="text"/>
    <style:style style:name="T625_35" style:family="text"/>
    <style:style style:name="T625_36" style:family="text"/>
    <style:style style:name="T625_37" style:family="text"/>
    <style:style style:name="T625_38" style:family="text"/>
    <style:style style:name="P626" style:family="paragraph" style:parent-style-name="Standard">
      <style:paragraph-properties fo:break-before="auto" fo:line-height="115%" fo:margin-top="0.353cm" style:writing-mode="lr-tb"/>
    </style:style>
    <style:style style:name="T626_1" style:family="text">
      <style:text-properties fo:font-weight="bold" style:font-weight-asian="bold" style:font-weight-complex="bold"/>
    </style:style>
    <style:style style:name="T626_2" style:family="text">
      <style:text-properties fo:font-weight="bold" style:font-weight-asian="bold" style:font-weight-complex="bold"/>
    </style:style>
    <style:style style:name="T626_3" style:family="text">
      <style:text-properties fo:font-weight="bold" style:font-weight-asian="bold" style:font-weight-complex="bold"/>
    </style:style>
    <style:style style:name="T626_4" style:family="text">
      <style:text-properties fo:font-weight="bold" style:font-weight-asian="bold" style:font-weight-complex="bold"/>
    </style:style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T626_11" style:family="text"/>
    <style:style style:name="T626_12" style:family="text"/>
    <style:style style:name="T626_13" style:family="text"/>
    <style:style style:name="T626_14" style:family="text"/>
    <style:style style:name="T626_15" style:family="text"/>
    <style:style style:name="T626_16" style:family="text"/>
    <style:style style:name="T626_17" style:family="text"/>
    <style:style style:name="T626_18" style:family="text"/>
    <style:style style:name="T626_19" style:family="text"/>
    <style:style style:name="T626_20" style:family="text"/>
    <style:style style:name="T626_21" style:family="text"/>
    <style:style style:name="T626_22" style:family="text"/>
    <style:style style:name="T626_23" style:family="text"/>
    <style:style style:name="T626_24" style:family="text"/>
    <style:style style:name="T626_25" style:family="text"/>
    <style:style style:name="T626_26" style:family="text"/>
    <style:style style:name="P627" style:family="paragraph" style:parent-style-name="Standard">
      <style:paragraph-properties fo:break-before="auto" fo:line-height="115%" fo:margin-top="0.353cm" style:writing-mode="lr-tb"/>
    </style:style>
    <style:style style:name="T627_1" style:family="text">
      <style:text-properties fo:font-weight="bold" style:font-weight-asian="bold" style:font-weight-complex="bold"/>
    </style:style>
    <style:style style:name="T627_2" style:family="text">
      <style:text-properties fo:font-weight="bold" style:font-weight-asian="bold" style:font-weight-complex="bold"/>
    </style:style>
    <style:style style:name="T627_3" style:family="text">
      <style:text-properties fo:font-weight="bold" style:font-weight-asian="bold" style:font-weight-complex="bold"/>
    </style:style>
    <style:style style:name="T627_4" style:family="text">
      <style:text-properties fo:font-weight="bold" style:font-weight-asian="bold" style:font-weight-complex="bold"/>
    </style:style>
    <style:style style:name="P628" style:family="paragraph" style:parent-style-name="Standard">
      <style:paragraph-properties fo:break-before="auto" fo:line-height="115%" fo:margin-top="0.353cm" style:writing-mode="lr-tb"/>
    </style:style>
    <style:style style:name="T628_1" style:family="text">
      <style:text-properties fo:font-weight="bold" style:font-weight-asian="bold" style:font-weight-complex="bold"/>
    </style:style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T628_21" style:family="text"/>
    <style:style style:name="T628_22" style:family="text"/>
    <style:style style:name="T628_23" style:family="text"/>
    <style:style style:name="T628_24" style:family="text"/>
    <style:style style:name="T628_25" style:family="text"/>
    <style:style style:name="T628_26" style:family="text"/>
    <style:style style:name="T628_27" style:family="text"/>
    <style:style style:name="T628_28" style:family="text"/>
    <style:style style:name="T628_29" style:family="text"/>
    <style:style style:name="T628_30" style:family="text"/>
    <style:style style:name="T628_31" style:family="text"/>
    <style:style style:name="T628_32" style:family="text"/>
    <style:style style:name="T628_33" style:family="text"/>
    <style:style style:name="T628_34" style:family="text"/>
    <style:style style:name="T628_35" style:family="text"/>
    <style:style style:name="T628_36" style:family="text"/>
    <style:style style:name="T628_37" style:family="text"/>
    <style:style style:name="T628_38" style:family="text"/>
    <style:style style:name="T628_39" style:family="text"/>
    <style:style style:name="T628_40" style:family="text"/>
    <style:style style:name="T628_41" style:family="text"/>
    <style:style style:name="T628_42" style:family="text"/>
    <style:style style:name="T628_43" style:family="text"/>
    <style:style style:name="T628_44" style:family="text"/>
    <style:style style:name="T628_45" style:family="text"/>
    <style:style style:name="T628_46" style:family="text"/>
    <style:style style:name="T628_47" style:family="text"/>
    <style:style style:name="T628_48" style:family="text"/>
    <style:style style:name="T628_49" style:family="text"/>
    <style:style style:name="T628_50" style:family="text"/>
    <style:style style:name="T628_51" style:family="text"/>
    <style:style style:name="T628_52" style:family="text"/>
    <style:style style:name="T628_53" style:family="text"/>
    <style:style style:name="T628_54" style:family="text"/>
    <style:style style:name="T628_55" style:family="text"/>
    <style:style style:name="T628_56" style:family="text"/>
    <style:style style:name="T628_57" style:family="text"/>
    <style:style style:name="T628_58" style:family="text"/>
    <style:style style:name="T628_59" style:family="text"/>
    <style:style style:name="T628_60" style:family="text"/>
    <style:style style:name="T628_61" style:family="text"/>
    <style:style style:name="T628_62" style:family="text"/>
    <style:style style:name="T628_63" style:family="text"/>
    <style:style style:name="T628_64" style:family="text"/>
    <style:style style:name="T628_65" style:family="text"/>
    <style:style style:name="T628_66" style:family="text"/>
    <style:style style:name="P629" style:family="paragraph" style:parent-style-name="Standard">
      <style:paragraph-properties fo:break-before="auto" fo:line-height="115%" fo:margin-top="0.353cm" style:writing-mode="lr-tb"/>
    </style:style>
    <style:style style:name="T629_1" style:family="text">
      <style:text-properties fo:font-weight="bold" style:font-weight-asian="bold" style:font-weight-complex="bold"/>
    </style:style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T629_11" style:family="text"/>
    <style:style style:name="T629_12" style:family="text"/>
    <style:style style:name="T629_13" style:family="text"/>
    <style:style style:name="T629_14" style:family="text"/>
    <style:style style:name="T629_15" style:family="text"/>
    <style:style style:name="T629_16" style:family="text"/>
    <style:style style:name="T629_17" style:family="text"/>
    <style:style style:name="T629_18" style:family="text"/>
    <style:style style:name="T629_19" style:family="text"/>
    <style:style style:name="T629_20" style:family="text"/>
    <style:style style:name="T629_21" style:family="text"/>
    <style:style style:name="T629_22" style:family="text"/>
    <style:style style:name="T629_23" style:family="text"/>
    <style:style style:name="T629_24" style:family="text"/>
    <style:style style:name="T629_25" style:family="text"/>
    <style:style style:name="T629_26" style:family="text"/>
    <style:style style:name="T629_27" style:family="text"/>
    <style:style style:name="T629_28" style:family="text"/>
    <style:style style:name="T629_29" style:family="text"/>
    <style:style style:name="T629_30" style:family="text"/>
    <style:style style:name="T629_31" style:family="text"/>
    <style:style style:name="T629_32" style:family="text"/>
    <style:style style:name="T629_33" style:family="text"/>
    <style:style style:name="T629_34" style:family="text"/>
    <style:style style:name="P630" style:family="paragraph" style:parent-style-name="Standard">
      <style:paragraph-properties fo:break-before="auto" fo:line-height="115%" fo:margin-top="0.353cm" style:writing-mode="lr-tb"/>
    </style:style>
    <style:style style:name="T630_1" style:family="text">
      <style:text-properties fo:font-weight="bold" style:font-weight-asian="bold" style:font-weight-complex="bold"/>
    </style:style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/>
    <style:style style:name="T630_18" style:family="text"/>
    <style:style style:name="T630_19" style:family="text"/>
    <style:style style:name="T630_20" style:family="text"/>
    <style:style style:name="T630_21" style:family="text"/>
    <style:style style:name="T630_22" style:family="text"/>
    <style:style style:name="T630_23" style:family="text"/>
    <style:style style:name="T630_24" style:family="text"/>
    <style:style style:name="T630_25" style:family="text"/>
    <style:style style:name="T630_26" style:family="text"/>
    <style:style style:name="T630_27" style:family="text"/>
    <style:style style:name="T630_28" style:family="text"/>
    <style:style style:name="P631" style:family="paragraph" style:parent-style-name="Standard">
      <style:paragraph-properties fo:break-before="auto" fo:line-height="115%" fo:margin-top="0.353cm" style:writing-mode="lr-tb"/>
    </style:style>
    <style:style style:name="T631_1" style:family="text">
      <style:text-properties fo:font-weight="bold" style:font-weight-asian="bold" style:font-weight-complex="bold"/>
    </style:style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T631_13" style:family="text"/>
    <style:style style:name="T631_14" style:family="text"/>
    <style:style style:name="T631_15" style:family="text"/>
    <style:style style:name="T631_16" style:family="text"/>
    <style:style style:name="T631_17" style:family="text"/>
    <style:style style:name="T631_18" style:family="text"/>
    <style:style style:name="T631_19" style:family="text"/>
    <style:style style:name="T631_20" style:family="text"/>
    <style:style style:name="T631_21" style:family="text"/>
    <style:style style:name="T631_22" style:family="text"/>
    <style:style style:name="T631_23" style:family="text"/>
    <style:style style:name="P632" style:family="paragraph" style:parent-style-name="Standard">
      <style:paragraph-properties fo:break-before="auto" fo:line-height="115%" fo:margin-top="0.353cm" style:writing-mode="lr-tb"/>
    </style:style>
    <style:style style:name="T632_1" style:family="text">
      <style:text-properties fo:font-weight="bold" style:font-weight-asian="bold" style:font-weight-complex="bold"/>
    </style:style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T632_10" style:family="text"/>
    <style:style style:name="T632_11" style:family="text"/>
    <style:style style:name="T632_12" style:family="text"/>
    <style:style style:name="T632_13" style:family="text"/>
    <style:style style:name="T632_14" style:family="text"/>
    <style:style style:name="T632_15" style:family="text"/>
    <style:style style:name="T632_16" style:family="text"/>
    <style:style style:name="T632_17" style:family="text"/>
    <style:style style:name="T632_18" style:family="text"/>
    <style:style style:name="T632_19" style:family="text"/>
    <style:style style:name="T632_20" style:family="text"/>
    <style:style style:name="T632_21" style:family="text"/>
    <style:style style:name="P633" style:family="paragraph" style:parent-style-name="Standard">
      <style:paragraph-properties fo:break-before="auto" fo:line-height="115%" fo:margin-top="0.353cm" style:writing-mode="lr-tb"/>
    </style:style>
    <style:style style:name="T633_1" style:family="text">
      <style:text-properties fo:color="#9900ff"/>
    </style:style>
    <style:style style:name="T633_2" style:family="text">
      <style:text-properties fo:color="#9900ff"/>
    </style:style>
    <style:style style:name="T633_3" style:family="text">
      <style:text-properties fo:color="#9900ff"/>
    </style:style>
    <style:style style:name="T633_4" style:family="text">
      <style:text-properties fo:color="#9900ff"/>
    </style:style>
    <style:style style:name="T633_5" style:family="text">
      <style:text-properties fo:color="#9900ff"/>
    </style:style>
    <style:style style:name="T633_6" style:family="text">
      <style:text-properties fo:color="#9900ff"/>
    </style:style>
    <style:style style:name="T633_7" style:family="text">
      <style:text-properties fo:color="#9900ff"/>
    </style:style>
    <style:style style:name="P634" style:family="paragraph" style:parent-style-name="Standard">
      <style:paragraph-properties fo:break-before="auto" fo:line-height="115%" fo:margin-top="0.353cm" style:writing-mode="lr-tb"/>
    </style:style>
    <style:style style:name="T634_1" style:family="text">
      <style:text-properties fo:font-weight="bold" style:font-weight-asian="bold" style:font-weight-complex="bold"/>
    </style:style>
    <style:style style:name="T634_2" style:family="text">
      <style:text-properties fo:font-weight="bold" style:font-weight-asian="bold" style:font-weight-complex="bold"/>
    </style:style>
    <style:style style:name="T634_3" style:family="text">
      <style:text-properties fo:font-weight="bold" style:font-weight-asian="bold" style:font-weight-complex="bold"/>
    </style:style>
    <style:style style:name="T634_4" style:family="text">
      <style:text-properties fo:font-weight="bold" style:font-weight-asian="bold" style:font-weight-complex="bold"/>
    </style:style>
    <style:style style:name="P635" style:family="paragraph" style:parent-style-name="Standard">
      <style:paragraph-properties fo:break-before="auto" fo:line-height="115%" fo:margin-top="0.353cm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T635_10" style:family="text"/>
    <style:style style:name="T635_11" style:family="text"/>
    <style:style style:name="T635_12" style:family="text"/>
    <style:style style:name="T635_13" style:family="text"/>
    <style:style style:name="T635_14" style:family="text"/>
    <style:style style:name="T635_15" style:family="text"/>
    <style:style style:name="T635_16" style:family="text"/>
    <style:style style:name="T635_17" style:family="text"/>
    <style:style style:name="T635_18" style:family="text"/>
    <style:style style:name="T635_19" style:family="text"/>
    <style:style style:name="T635_20" style:family="text"/>
    <style:style style:name="T635_21" style:family="text"/>
    <style:style style:name="T635_22" style:family="text"/>
    <style:style style:name="T635_23" style:family="text"/>
    <style:style style:name="T635_24" style:family="text"/>
    <style:style style:name="T635_25" style:family="text"/>
    <style:style style:name="T635_26" style:family="text"/>
    <style:style style:name="T635_27" style:family="text"/>
    <style:style style:name="T635_28" style:family="text"/>
    <style:style style:name="T635_29" style:family="text"/>
    <style:style style:name="T635_30" style:family="text"/>
    <style:style style:name="T635_31" style:family="text"/>
    <style:style style:name="T635_32" style:family="text"/>
    <style:style style:name="T635_33" style:family="text"/>
    <style:style style:name="T635_34" style:family="text"/>
    <style:style style:name="T635_35" style:family="text"/>
    <style:style style:name="T635_36" style:family="text"/>
    <style:style style:name="T635_37" style:family="text"/>
    <style:style style:name="T635_38" style:family="text"/>
    <style:style style:name="P636" style:family="paragraph" style:parent-style-name="Standard">
      <style:paragraph-properties fo:break-before="auto" fo:line-height="115%" fo:margin-top="0.353cm" style:writing-mode="lr-tb"/>
    </style:style>
    <style:style style:name="T636_1" style:family="text"/>
    <style:style style:name="P637" style:family="paragraph" style:parent-style-name="Standard">
      <style:paragraph-properties fo:break-before="auto" fo:line-height="115%" fo:margin-top="0.353cm" style:writing-mode="lr-tb"/>
    </style:style>
    <style:style style:name="T637_1" style:family="text">
      <style:text-properties fo:font-weight="bold" style:font-weight-asian="bold" style:font-weight-complex="bold"/>
    </style:style>
    <style:style style:name="T637_2" style:family="text">
      <style:text-properties fo:font-weight="bold" style:font-weight-asian="bold" style:font-weight-complex="bold"/>
    </style:style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P638" style:family="paragraph" style:parent-style-name="Standard">
      <style:paragraph-properties fo:break-before="auto" fo:line-height="115%" fo:margin-top="0.353cm" style:writing-mode="lr-tb"/>
    </style:style>
    <style:style style:name="T638_1" style:family="text">
      <style:text-properties fo:font-weight="bold" style:font-weight-asian="bold" style:font-weight-complex="bold"/>
    </style:style>
    <style:style style:name="T638_2" style:family="text">
      <style:text-properties fo:font-weight="bold" style:font-weight-asian="bold" style:font-weight-complex="bold"/>
    </style:style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P639" style:family="paragraph" style:parent-style-name="Standard">
      <style:paragraph-properties fo:break-before="auto" fo:line-height="115%" fo:margin-top="0.353cm" style:writing-mode="lr-tb"/>
    </style:style>
    <style:style style:name="T639_1" style:family="text">
      <style:text-properties fo:font-weight="bold" style:font-weight-asian="bold" style:font-weight-complex="bold"/>
    </style:style>
    <style:style style:name="T639_2" style:family="text">
      <style:text-properties fo:font-weight="bold" style:font-weight-asian="bold" style:font-weight-complex="bold"/>
    </style:style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T639_13" style:family="text"/>
    <style:style style:name="T639_14" style:family="text"/>
    <style:style style:name="T639_15" style:family="text"/>
    <style:style style:name="T639_16" style:family="text"/>
    <style:style style:name="T639_17" style:family="text"/>
    <style:style style:name="T639_18" style:family="text"/>
    <style:style style:name="T639_19" style:family="text"/>
    <style:style style:name="T639_20" style:family="text"/>
    <style:style style:name="T639_21" style:family="text"/>
    <style:style style:name="T639_22" style:family="text"/>
    <style:style style:name="T639_23" style:family="text"/>
    <style:style style:name="T639_24" style:family="text"/>
    <style:style style:name="T639_25" style:family="text"/>
    <style:style style:name="T639_26" style:family="text"/>
    <style:style style:name="T639_27" style:family="text"/>
    <style:style style:name="T639_28" style:family="text"/>
    <style:style style:name="T639_29" style:family="text"/>
    <style:style style:name="T639_30" style:family="text"/>
    <style:style style:name="T639_31" style:family="text"/>
    <style:style style:name="T639_32" style:family="text"/>
    <style:style style:name="T639_33" style:family="text"/>
    <style:style style:name="T639_34" style:family="text"/>
    <style:style style:name="T639_35" style:family="text"/>
    <style:style style:name="T639_36" style:family="text"/>
    <style:style style:name="T639_37" style:family="text"/>
    <style:style style:name="T639_38" style:family="text"/>
    <style:style style:name="P640" style:family="paragraph" style:parent-style-name="Standard">
      <style:paragraph-properties fo:break-before="auto" fo:line-height="115%" fo:margin-top="0.353cm" style:writing-mode="lr-tb"/>
    </style:style>
    <style:style style:name="T640_1" style:family="text">
      <style:text-properties fo:font-weight="bold" style:font-weight-asian="bold" style:font-weight-complex="bold"/>
    </style:style>
    <style:style style:name="T640_2" style:family="text">
      <style:text-properties fo:font-weight="bold" style:font-weight-asian="bold" style:font-weight-complex="bold"/>
    </style:style>
    <style:style style:name="T640_3" style:family="text"/>
    <style:style style:name="T640_4" style:family="text"/>
    <style:style style:name="P641" style:family="paragraph" style:parent-style-name="Standard">
      <style:paragraph-properties fo:break-before="auto" fo:line-height="115%" fo:margin-top="0.353cm" style:writing-mode="lr-tb"/>
    </style:style>
    <style:style style:name="T641_1" style:family="text">
      <style:text-properties fo:font-weight="bold" style:font-weight-asian="bold" style:font-weight-complex="bold"/>
    </style:style>
    <style:style style:name="T641_2" style:family="text">
      <style:text-properties fo:font-weight="bold" style:font-weight-asian="bold" style:font-weight-complex="bold"/>
    </style:style>
    <style:style style:name="T641_3" style:family="text">
      <style:text-properties fo:font-weight="bold" style:font-weight-asian="bold" style:font-weight-complex="bold"/>
    </style:style>
    <style:style style:name="T641_4" style:family="text">
      <style:text-properties fo:font-weight="bold" style:font-weight-asian="bold" style:font-weight-complex="bold"/>
    </style:style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T641_12" style:family="text"/>
    <style:style style:name="T641_13" style:family="text"/>
    <style:style style:name="T641_14" style:family="text"/>
    <style:style style:name="T641_15" style:family="text"/>
    <style:style style:name="T641_16" style:family="text"/>
    <style:style style:name="T641_17" style:family="text"/>
    <style:style style:name="T641_18" style:family="text"/>
    <style:style style:name="T641_19" style:family="text"/>
    <style:style style:name="T641_20" style:family="text"/>
    <style:style style:name="P642" style:family="paragraph" style:parent-style-name="Standard">
      <style:paragraph-properties fo:break-before="auto" fo:line-height="115%" fo:margin-top="0.353cm" style:writing-mode="lr-tb"/>
    </style:style>
    <style:style style:name="T642_1" style:family="text">
      <style:text-properties fo:font-weight="bold" style:font-weight-asian="bold" style:font-weight-complex="bold"/>
    </style:style>
    <style:style style:name="T642_2" style:family="text">
      <style:text-properties fo:font-weight="bold" style:font-weight-asian="bold" style:font-weight-complex="bold"/>
    </style:style>
    <style:style style:name="T642_3" style:family="text">
      <style:text-properties fo:font-weight="bold" style:font-weight-asian="bold" style:font-weight-complex="bold"/>
    </style:style>
    <style:style style:name="T642_4" style:family="text">
      <style:text-properties fo:font-weight="bold" style:font-weight-asian="bold" style:font-weight-complex="bold"/>
    </style:style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P643" style:family="paragraph" style:parent-style-name="Standard">
      <style:paragraph-properties fo:break-before="auto" fo:line-height="115%" fo:margin-top="0.353cm" style:writing-mode="lr-tb"/>
    </style:style>
    <style:style style:name="T643_1" style:family="text">
      <style:text-properties fo:font-weight="bold" style:font-weight-asian="bold" style:font-weight-complex="bold"/>
    </style:style>
    <style:style style:name="T643_2" style:family="text">
      <style:text-properties fo:font-weight="bold" style:font-weight-asian="bold" style:font-weight-complex="bold"/>
    </style:style>
    <style:style style:name="T643_3" style:family="text">
      <style:text-properties fo:font-weight="bold" style:font-weight-asian="bold" style:font-weight-complex="bold"/>
    </style:style>
    <style:style style:name="T643_4" style:family="text">
      <style:text-properties fo:font-weight="bold" style:font-weight-asian="bold" style:font-weight-complex="bold"/>
    </style:style>
    <style:style style:name="P644" style:family="paragraph" style:parent-style-name="Standard">
      <style:paragraph-properties fo:break-before="auto" fo:line-height="115%" fo:margin-top="0.353cm" style:writing-mode="lr-tb"/>
    </style:style>
    <style:style style:name="T644_1" style:family="text">
      <style:text-properties fo:font-weight="bold" style:font-weight-asian="bold" style:font-weight-complex="bold"/>
    </style:style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P645" style:family="paragraph" style:parent-style-name="Standard">
      <style:paragraph-properties fo:break-before="auto" fo:line-height="115%" fo:margin-top="0.353cm" style:writing-mode="lr-tb"/>
    </style:style>
    <style:style style:name="T645_1" style:family="text">
      <style:text-properties fo:font-weight="bold" style:font-weight-asian="bold" style:font-weight-complex="bold"/>
    </style:style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T645_16" style:family="text"/>
    <style:style style:name="T645_17" style:family="text"/>
    <style:style style:name="T645_18" style:family="text"/>
    <style:style style:name="T645_19" style:family="text"/>
    <style:style style:name="T645_20" style:family="text"/>
    <style:style style:name="P646" style:family="paragraph" style:parent-style-name="Standard">
      <style:paragraph-properties fo:break-before="auto" fo:line-height="115%" fo:margin-top="0.353cm" style:writing-mode="lr-tb"/>
    </style:style>
    <style:style style:name="T646_1" style:family="text">
      <style:text-properties fo:font-weight="bold" style:font-weight-asian="bold" style:font-weight-complex="bold"/>
    </style:style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T646_10" style:family="text"/>
    <style:style style:name="T646_11" style:family="text"/>
    <style:style style:name="T646_12" style:family="text"/>
    <style:style style:name="T646_13" style:family="text"/>
    <style:style style:name="T646_14" style:family="text"/>
    <style:style style:name="T646_15" style:family="text"/>
    <style:style style:name="T646_16" style:family="text"/>
    <style:style style:name="T646_17" style:family="text"/>
    <style:style style:name="T646_18" style:family="text"/>
    <style:style style:name="T646_19" style:family="text"/>
    <style:style style:name="T646_20" style:family="text"/>
    <style:style style:name="T646_21" style:family="text"/>
    <style:style style:name="P647" style:family="paragraph" style:parent-style-name="Standard">
      <style:paragraph-properties fo:break-before="auto" fo:line-height="115%" fo:margin-top="0.353cm" style:writing-mode="lr-tb"/>
    </style:style>
    <style:style style:name="T647_1" style:family="text">
      <style:text-properties fo:font-weight="bold" style:font-weight-asian="bold" style:font-weight-complex="bold"/>
    </style:style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T647_12" style:family="text"/>
    <style:style style:name="T647_13" style:family="text"/>
    <style:style style:name="T647_14" style:family="text"/>
    <style:style style:name="T647_15" style:family="text"/>
    <style:style style:name="T647_16" style:family="text"/>
    <style:style style:name="T647_17" style:family="text"/>
    <style:style style:name="P648" style:family="paragraph" style:parent-style-name="Standard">
      <style:paragraph-properties fo:break-before="auto" fo:line-height="115%" fo:margin-top="0.353cm" style:writing-mode="lr-tb"/>
    </style:style>
    <style:style style:name="T648_1" style:family="text">
      <style:text-properties fo:font-weight="bold" style:font-weight-asian="bold" style:font-weight-complex="bold"/>
    </style:style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T648_12" style:family="text"/>
    <style:style style:name="T648_13" style:family="text"/>
    <style:style style:name="T648_14" style:family="text"/>
    <style:style style:name="T648_15" style:family="text"/>
    <style:style style:name="T648_16" style:family="text"/>
    <style:style style:name="T648_17" style:family="text"/>
    <style:style style:name="T648_18" style:family="text"/>
    <style:style style:name="T648_19" style:family="text"/>
    <style:style style:name="T648_20" style:family="text"/>
    <style:style style:name="T648_21" style:family="text"/>
    <style:style style:name="T648_22" style:family="text"/>
    <style:style style:name="T648_23" style:family="text"/>
    <style:style style:name="T648_24" style:family="text"/>
    <style:style style:name="T648_25" style:family="text"/>
    <style:style style:name="T648_26" style:family="text"/>
    <style:style style:name="T648_27" style:family="text"/>
    <style:style style:name="P649" style:family="paragraph" style:parent-style-name="Standard">
      <style:paragraph-properties fo:break-before="auto" fo:line-height="115%" fo:margin-top="0.353cm" style:writing-mode="lr-tb"/>
    </style:style>
    <style:style style:name="T649_1" style:family="text">
      <style:text-properties fo:font-weight="bold" style:font-weight-asian="bold" style:font-weight-complex="bold"/>
    </style:style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T649_14" style:family="text"/>
    <style:style style:name="T649_15" style:family="text"/>
    <style:style style:name="T649_16" style:family="text"/>
    <style:style style:name="T649_17" style:family="text"/>
    <style:style style:name="T649_18" style:family="text"/>
    <style:style style:name="T649_19" style:family="text"/>
    <style:style style:name="T649_20" style:family="text"/>
    <style:style style:name="T649_21" style:family="text"/>
    <style:style style:name="T649_22" style:family="text"/>
    <style:style style:name="T649_23" style:family="text"/>
    <style:style style:name="T649_24" style:family="text"/>
    <style:style style:name="T649_25" style:family="text"/>
    <style:style style:name="T649_26" style:family="text"/>
    <style:style style:name="T649_27" style:family="text"/>
    <style:style style:name="T649_28" style:family="text"/>
    <style:style style:name="T649_29" style:family="text"/>
    <style:style style:name="T649_30" style:family="text"/>
    <style:style style:name="P650" style:family="paragraph" style:parent-style-name="Standard">
      <style:paragraph-properties fo:break-before="auto" fo:line-height="115%" fo:margin-top="0.353cm" style:writing-mode="lr-tb"/>
    </style:style>
    <style:style style:name="T650_1" style:family="text">
      <style:text-properties fo:font-weight="bold" style:font-weight-asian="bold" style:font-weight-complex="bold"/>
    </style:style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T650_11" style:family="text"/>
    <style:style style:name="T650_12" style:family="text"/>
    <style:style style:name="T650_13" style:family="text"/>
    <style:style style:name="T650_14" style:family="text"/>
    <style:style style:name="T650_15" style:family="text"/>
    <style:style style:name="T650_16" style:family="text"/>
    <style:style style:name="T650_17" style:family="text"/>
    <style:style style:name="T650_18" style:family="text"/>
    <style:style style:name="T650_19" style:family="text"/>
    <style:style style:name="T650_20" style:family="text"/>
    <style:style style:name="T650_21" style:family="text"/>
    <style:style style:name="T650_22" style:family="text"/>
    <style:style style:name="T650_23" style:family="text"/>
    <style:style style:name="T650_24" style:family="text"/>
    <style:style style:name="T650_25" style:family="text"/>
    <style:style style:name="T650_26" style:family="text"/>
    <style:style style:name="T650_27" style:family="text"/>
    <style:style style:name="T650_28" style:family="text"/>
    <style:style style:name="T650_29" style:family="text"/>
    <style:style style:name="T650_30" style:family="text"/>
    <style:style style:name="T650_31" style:family="text"/>
    <style:style style:name="T650_32" style:family="text"/>
    <style:style style:name="T650_33" style:family="text"/>
    <style:style style:name="T650_34" style:family="text"/>
    <style:style style:name="T650_35" style:family="text"/>
    <style:style style:name="T650_36" style:family="text"/>
    <style:style style:name="T650_37" style:family="text"/>
    <style:style style:name="T650_38" style:family="text"/>
    <style:style style:name="T650_39" style:family="text"/>
    <style:style style:name="T650_40" style:family="text"/>
    <style:style style:name="T650_41" style:family="text"/>
    <style:style style:name="T650_42" style:family="text"/>
    <style:style style:name="T650_43" style:family="text"/>
    <style:style style:name="T650_44" style:family="text"/>
    <style:style style:name="P651" style:family="paragraph" style:parent-style-name="Standard">
      <style:paragraph-properties fo:break-before="auto" fo:line-height="115%" fo:margin-top="0.353cm" style:writing-mode="lr-tb"/>
    </style:style>
    <style:style style:name="T651_1" style:family="text">
      <style:text-properties fo:font-weight="bold" style:font-weight-asian="bold" style:font-weight-complex="bold"/>
    </style:style>
    <style:style style:name="T651_2" style:family="text"/>
    <style:style style:name="T651_3" style:family="text"/>
    <style:style style:name="T651_4" style:family="text"/>
    <style:style style:name="T651_5" style:family="text"/>
    <style:style style:name="T651_6" style:family="text"/>
    <style:style style:name="T651_7" style:family="text"/>
    <style:style style:name="T651_8" style:family="text"/>
    <style:style style:name="T651_9" style:family="text"/>
    <style:style style:name="T651_10" style:family="text"/>
    <style:style style:name="T651_11" style:family="text"/>
    <style:style style:name="T651_12" style:family="text"/>
    <style:style style:name="T651_13" style:family="text"/>
    <style:style style:name="T651_14" style:family="text"/>
    <style:style style:name="T651_15" style:family="text"/>
    <style:style style:name="T651_16" style:family="text"/>
    <style:style style:name="T651_17" style:family="text"/>
    <style:style style:name="T651_18" style:family="text"/>
    <style:style style:name="T651_19" style:family="text"/>
    <style:style style:name="T651_20" style:family="text"/>
    <style:style style:name="T651_21" style:family="text"/>
    <style:style style:name="T651_22" style:family="text"/>
    <style:style style:name="T651_23" style:family="text"/>
    <style:style style:name="T651_24" style:family="text"/>
    <style:style style:name="T651_25" style:family="text"/>
    <style:style style:name="T651_26" style:family="text"/>
    <style:style style:name="T651_27" style:family="text"/>
    <style:style style:name="T651_28" style:family="text"/>
    <style:style style:name="T651_29" style:family="text"/>
    <style:style style:name="T651_30" style:family="text"/>
    <style:style style:name="T651_31" style:family="text"/>
    <style:style style:name="T651_32" style:family="text"/>
    <style:style style:name="T651_33" style:family="text"/>
    <style:style style:name="T651_34" style:family="text"/>
    <style:style style:name="T651_35" style:family="text"/>
    <style:style style:name="T651_36" style:family="text"/>
    <style:style style:name="T651_37" style:family="text"/>
    <style:style style:name="T651_38" style:family="text"/>
    <style:style style:name="T651_39" style:family="text"/>
    <style:style style:name="T651_40" style:family="text"/>
    <style:style style:name="T651_41" style:family="text"/>
    <style:style style:name="T651_42" style:family="text"/>
    <style:style style:name="T651_43" style:family="text"/>
    <style:style style:name="T651_44" style:family="text"/>
    <style:style style:name="T651_45" style:family="text"/>
    <style:style style:name="T651_46" style:family="text"/>
    <style:style style:name="T651_47" style:family="text"/>
    <style:style style:name="T651_48" style:family="text"/>
    <style:style style:name="T651_49" style:family="text"/>
    <style:style style:name="T651_50" style:family="text"/>
    <style:style style:name="T651_51" style:family="text"/>
    <style:style style:name="T651_52" style:family="text"/>
    <style:style style:name="T651_53" style:family="text"/>
    <style:style style:name="T651_54" style:family="text"/>
    <style:style style:name="T651_55" style:family="text"/>
    <style:style style:name="T651_56" style:family="text"/>
    <style:style style:name="T651_57" style:family="text"/>
    <style:style style:name="T651_58" style:family="text"/>
    <style:style style:name="T651_59" style:family="text"/>
    <style:style style:name="T651_60" style:family="text"/>
    <style:style style:name="P652" style:family="paragraph" style:parent-style-name="Standard">
      <style:paragraph-properties fo:break-before="auto" fo:line-height="115%" fo:margin-top="0.353cm" style:writing-mode="lr-tb"/>
    </style:style>
    <style:style style:name="T652_1" style:family="text">
      <style:text-properties fo:font-weight="bold" style:font-weight-asian="bold" style:font-weight-complex="bold"/>
    </style:style>
    <style:style style:name="T652_2" style:family="text">
      <style:text-properties fo:font-weight="bold" style:font-weight-asian="bold" style:font-weight-complex="bold"/>
    </style:style>
    <style:style style:name="T652_3" style:family="text">
      <style:text-properties fo:font-weight="bold" style:font-weight-asian="bold" style:font-weight-complex="bold"/>
    </style:style>
    <style:style style:name="T652_4" style:family="text">
      <style:text-properties fo:font-weight="bold" style:font-weight-asian="bold" style:font-weight-complex="bold"/>
    </style:style>
    <style:style style:name="P653" style:family="paragraph" style:parent-style-name="Standard">
      <style:paragraph-properties fo:break-before="auto" fo:line-height="115%" fo:margin-top="0.353cm" style:writing-mode="lr-tb"/>
    </style:style>
    <style:style style:name="T653_1" style:family="text"/>
    <style:style style:name="T653_2" style:family="text"/>
    <style:style style:name="T653_3" style:family="text"/>
    <style:style style:name="T653_4" style:family="text"/>
    <style:style style:name="T653_5" style:family="text"/>
    <style:style style:name="T653_6" style:family="text"/>
    <style:style style:name="T653_7" style:family="text"/>
    <style:style style:name="T653_8" style:family="text"/>
    <style:style style:name="T653_9" style:family="text"/>
    <style:style style:name="T653_10" style:family="text"/>
    <style:style style:name="T653_11" style:family="text"/>
    <style:style style:name="T653_12" style:family="text"/>
    <style:style style:name="T653_13" style:family="text"/>
    <style:style style:name="T653_14" style:family="text"/>
    <style:style style:name="T653_15" style:family="text"/>
    <style:style style:name="T653_16" style:family="text"/>
    <style:style style:name="T653_17" style:family="text"/>
    <style:style style:name="T653_18" style:family="text"/>
    <style:style style:name="T653_19" style:family="text"/>
    <style:style style:name="T653_20" style:family="text"/>
    <style:style style:name="T653_21" style:family="text"/>
    <style:style style:name="T653_22" style:family="text"/>
    <style:style style:name="T653_23" style:family="text"/>
    <style:style style:name="T653_24" style:family="text"/>
    <style:style style:name="T653_25" style:family="text"/>
    <style:style style:name="T653_26" style:family="text"/>
    <style:style style:name="T653_27" style:family="text"/>
    <style:style style:name="T653_28" style:family="text"/>
    <style:style style:name="T653_29" style:family="text"/>
    <style:style style:name="T653_30" style:family="text"/>
    <style:style style:name="T653_31" style:family="text"/>
    <style:style style:name="T653_32" style:family="text"/>
    <style:style style:name="T653_33" style:family="text"/>
    <style:style style:name="T653_34" style:family="text"/>
    <style:style style:name="T653_35" style:family="text"/>
    <style:style style:name="T653_36" style:family="text"/>
    <style:style style:name="T653_37" style:family="text"/>
    <style:style style:name="T653_38" style:family="text"/>
    <style:style style:name="T653_39" style:family="text"/>
    <style:style style:name="T653_40" style:family="text"/>
    <style:style style:name="T653_41" style:family="text"/>
    <style:style style:name="T653_42" style:family="text"/>
    <style:style style:name="T653_43" style:family="text"/>
    <style:style style:name="T653_44" style:family="text"/>
    <style:style style:name="T653_45" style:family="text"/>
    <style:style style:name="T653_46" style:family="text"/>
    <style:style style:name="T653_47" style:family="text"/>
    <style:style style:name="T653_48" style:family="text"/>
    <style:style style:name="T653_49" style:family="text"/>
    <style:style style:name="T653_50" style:family="text"/>
    <style:style style:name="T653_51" style:family="text"/>
    <style:style style:name="T653_52" style:family="text"/>
    <style:style style:name="T653_53" style:family="text"/>
    <style:style style:name="T653_54" style:family="text"/>
    <style:style style:name="T653_55" style:family="text"/>
    <style:style style:name="T653_56" style:family="text"/>
    <style:style style:name="T653_57" style:family="text"/>
    <style:style style:name="T653_58" style:family="text"/>
    <style:style style:name="T653_59" style:family="text"/>
    <style:style style:name="T653_60" style:family="text"/>
    <style:style style:name="T653_61" style:family="text"/>
    <style:style style:name="T653_62" style:family="text"/>
    <style:style style:name="T653_63" style:family="text"/>
    <style:style style:name="T653_64" style:family="text"/>
    <style:style style:name="T653_65" style:family="text"/>
    <style:style style:name="T653_66" style:family="text"/>
    <style:style style:name="T653_67" style:family="text"/>
    <style:style style:name="T653_68" style:family="text"/>
    <style:style style:name="T653_69" style:family="text"/>
    <style:style style:name="T653_70" style:family="text"/>
    <style:style style:name="T653_71" style:family="text"/>
    <style:style style:name="T653_72" style:family="text"/>
    <style:style style:name="T653_73" style:family="text"/>
    <style:style style:name="T653_74" style:family="text"/>
    <style:style style:name="T653_75" style:family="text"/>
    <style:style style:name="T653_76" style:family="text"/>
    <style:style style:name="T653_77" style:family="text"/>
    <style:style style:name="T653_78" style:family="text"/>
    <style:style style:name="T653_79" style:family="text"/>
    <style:style style:name="T653_80" style:family="text"/>
    <style:style style:name="T653_81" style:family="text"/>
    <style:style style:name="T653_82" style:family="text"/>
    <style:style style:name="T653_83" style:family="text"/>
    <style:style style:name="T653_84" style:family="text"/>
    <style:style style:name="T653_85" style:family="text"/>
    <style:style style:name="T653_86" style:family="text"/>
    <style:style style:name="T653_87" style:family="text"/>
    <style:style style:name="T653_88" style:family="text"/>
    <style:style style:name="T653_89" style:family="text"/>
    <style:style style:name="T653_90" style:family="text"/>
    <style:style style:name="T653_91" style:family="text"/>
    <style:style style:name="T653_92" style:family="text"/>
    <style:style style:name="T653_93" style:family="text"/>
    <style:style style:name="T653_94" style:family="text"/>
    <style:style style:name="T653_95" style:family="text"/>
    <style:style style:name="T653_96" style:family="text"/>
    <style:style style:name="T653_97" style:family="text"/>
    <style:style style:name="P654" style:family="paragraph" style:parent-style-name="Standard">
      <style:paragraph-properties fo:break-before="auto" fo:line-height="115%" fo:margin-top="0.353cm" style:writing-mode="lr-tb"/>
    </style:style>
    <style:style style:name="P655" style:family="paragraph" style:parent-style-name="Standard">
      <style:paragraph-properties fo:break-before="auto" fo:line-height="115%" fo:margin-top="0.353cm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T655_6" style:family="text"/>
    <style:style style:name="T655_7" style:family="text"/>
    <style:style style:name="P656" style:family="paragraph" style:parent-style-name="Standard">
      <style:paragraph-properties fo:break-before="auto" fo:line-height="115%" fo:margin-top="0.353cm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P657" style:family="paragraph" style:parent-style-name="Standard">
      <style:paragraph-properties fo:break-before="auto" fo:line-height="115%" fo:margin-top="0.353cm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T657_12" style:family="text"/>
    <style:style style:name="T657_13" style:family="text"/>
    <style:style style:name="T657_14" style:family="text"/>
    <style:style style:name="T657_15" style:family="text"/>
    <style:style style:name="T657_16" style:family="text"/>
    <style:style style:name="T657_17" style:family="text"/>
    <style:style style:name="T657_18" style:family="text"/>
    <style:style style:name="T657_19" style:family="text"/>
    <style:style style:name="T657_20" style:family="text"/>
    <style:style style:name="T657_21" style:family="text"/>
    <style:style style:name="T657_22" style:family="text"/>
    <style:style style:name="T657_23" style:family="text"/>
    <style:style style:name="T657_24" style:family="text"/>
    <style:style style:name="T657_25" style:family="text"/>
    <style:style style:name="T657_26" style:family="text"/>
    <style:style style:name="P658" style:family="paragraph" style:parent-style-name="Standard">
      <style:paragraph-properties fo:break-before="auto" fo:line-height="115%" fo:margin-top="0.353cm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P659" style:family="paragraph" style:parent-style-name="Standard">
      <style:paragraph-properties fo:break-before="auto" fo:line-height="115%" fo:margin-top="0.353cm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T659_12" style:family="text"/>
    <style:style style:name="P660" style:family="paragraph" style:parent-style-name="Standard">
      <style:paragraph-properties fo:break-before="auto" fo:line-height="115%" fo:margin-top="0.353cm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T660_12" style:family="text"/>
    <style:style style:name="T660_13" style:family="text"/>
    <style:style style:name="T660_14" style:family="text"/>
    <style:style style:name="T660_15" style:family="text"/>
    <style:style style:name="T660_16" style:family="text"/>
    <style:style style:name="T660_17" style:family="text"/>
    <style:style style:name="T660_18" style:family="text"/>
    <style:style style:name="T660_19" style:family="text"/>
    <style:style style:name="T660_20" style:family="text"/>
    <style:style style:name="T660_21" style:family="text"/>
    <style:style style:name="T660_22" style:family="text"/>
    <style:style style:name="P661" style:family="paragraph" style:parent-style-name="Standard">
      <style:paragraph-properties fo:break-before="auto" fo:line-height="115%" fo:margin-top="0.353cm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P662" style:family="paragraph" style:parent-style-name="Standard">
      <style:paragraph-properties fo:break-before="auto" fo:line-height="115%" fo:margin-top="0.353cm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T662_6" style:family="text"/>
    <style:style style:name="T662_7" style:family="text"/>
    <style:style style:name="T662_8" style:family="text"/>
    <style:style style:name="T662_9" style:family="text"/>
    <style:style style:name="T662_10" style:family="text"/>
    <style:style style:name="T662_11" style:family="text"/>
    <style:style style:name="T662_12" style:family="text"/>
    <style:style style:name="P663" style:family="paragraph" style:parent-style-name="Standard">
      <style:paragraph-properties fo:break-before="auto" fo:line-height="115%" fo:margin-top="0.353cm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T663_11" style:family="text"/>
    <style:style style:name="T663_12" style:family="text"/>
    <style:style style:name="T663_13" style:family="text"/>
    <style:style style:name="T663_14" style:family="text"/>
    <style:style style:name="T663_15" style:family="text"/>
    <style:style style:name="T663_16" style:family="text"/>
    <style:style style:name="T663_17" style:family="text"/>
    <style:style style:name="T663_18" style:family="text"/>
    <style:style style:name="T663_19" style:family="text"/>
    <style:style style:name="T663_20" style:family="text"/>
    <style:style style:name="T663_21" style:family="text"/>
    <style:style style:name="T663_22" style:family="text"/>
    <style:style style:name="P664" style:family="paragraph" style:parent-style-name="Standard">
      <style:paragraph-properties fo:break-before="auto" fo:line-height="115%" fo:margin-top="0.353cm" style:writing-mode="lr-tb"/>
    </style:style>
    <style:style style:name="T664_1" style:family="text"/>
    <style:style style:name="T664_2" style:family="text"/>
    <style:style style:name="T664_3" style:family="text"/>
    <style:style style:name="T664_4" style:family="text"/>
    <style:style style:name="T664_5" style:family="text"/>
    <style:style style:name="T664_6" style:family="text"/>
    <style:style style:name="T664_7" style:family="text"/>
    <style:style style:name="T664_8" style:family="text"/>
    <style:style style:name="T664_9" style:family="text"/>
    <style:style style:name="T664_10" style:family="text"/>
    <style:style style:name="T664_11" style:family="text"/>
    <style:style style:name="T664_12" style:family="text"/>
    <style:style style:name="T664_13" style:family="text"/>
    <style:style style:name="T664_14" style:family="text"/>
    <style:style style:name="T664_15" style:family="text"/>
    <style:style style:name="T664_16" style:family="text"/>
    <style:style style:name="T664_17" style:family="text"/>
    <style:style style:name="T664_18" style:family="text"/>
    <style:style style:name="T664_19" style:family="text"/>
    <style:style style:name="T664_20" style:family="text"/>
    <style:style style:name="T664_21" style:family="text"/>
    <style:style style:name="T664_22" style:family="text"/>
    <style:style style:name="T664_23" style:family="text"/>
    <style:style style:name="T664_24" style:family="text"/>
    <style:style style:name="T664_25" style:family="text"/>
    <style:style style:name="T664_26" style:family="text"/>
    <style:style style:name="P665" style:family="paragraph" style:parent-style-name="Standard">
      <style:paragraph-properties fo:break-before="auto" fo:line-height="115%" fo:margin-top="0.353cm" style:writing-mode="lr-tb"/>
    </style:style>
    <style:style style:name="T665_1" style:family="text"/>
    <style:style style:name="T665_2" style:family="text"/>
    <style:style style:name="T665_3" style:family="text"/>
    <style:style style:name="T665_4" style:family="text"/>
    <style:style style:name="T665_5" style:family="text"/>
    <style:style style:name="T665_6" style:family="text"/>
    <style:style style:name="T665_7" style:family="text"/>
    <style:style style:name="T665_8" style:family="text"/>
    <style:style style:name="T665_9" style:family="text"/>
    <style:style style:name="T665_10" style:family="text"/>
    <style:style style:name="T665_11" style:family="text"/>
    <style:style style:name="T665_12" style:family="text"/>
    <style:style style:name="T665_13" style:family="text"/>
    <style:style style:name="T665_14" style:family="text"/>
    <style:style style:name="T665_15" style:family="text"/>
    <style:style style:name="T665_16" style:family="text"/>
    <style:style style:name="T665_17" style:family="text"/>
    <style:style style:name="T665_18" style:family="text"/>
    <style:style style:name="T665_19" style:family="text"/>
    <style:style style:name="T665_20" style:family="text"/>
    <style:style style:name="T665_21" style:family="text"/>
    <style:style style:name="T665_22" style:family="text"/>
    <style:style style:name="T665_23" style:family="text"/>
    <style:style style:name="T665_24" style:family="text"/>
    <style:style style:name="T665_25" style:family="text"/>
    <style:style style:name="T665_26" style:family="text"/>
    <style:style style:name="T665_27" style:family="text"/>
    <style:style style:name="T665_28" style:family="text"/>
    <style:style style:name="T665_29" style:family="text"/>
    <style:style style:name="P666" style:family="paragraph" style:parent-style-name="Standard">
      <style:paragraph-properties fo:text-align="justify" fo:break-before="auto" fo:line-height="100%" fo:margin-top="0.018cm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T666_5" style:family="text"/>
    <style:style style:name="T666_6" style:family="text"/>
    <style:style style:name="T666_7" style:family="text"/>
    <style:style style:name="T666_8" style:family="text"/>
    <style:style style:name="T666_9" style:family="text"/>
    <style:style style:name="T666_10" style:family="text"/>
    <style:style style:name="T666_11" style:family="text"/>
    <style:style style:name="T666_12" style:family="text"/>
    <style:style style:name="T666_13" style:family="text"/>
    <style:style style:name="T666_14" style:family="text"/>
    <style:style style:name="T666_15" style:family="text"/>
    <style:style style:name="T666_16" style:family="text"/>
    <style:style style:name="T666_17" style:family="text"/>
    <style:style style:name="T666_18" style:family="text"/>
    <style:style style:name="T666_19" style:family="text"/>
    <style:style style:name="T666_20" style:family="text"/>
    <style:style style:name="T666_21" style:family="text"/>
    <style:style style:name="T666_22" style:family="text"/>
    <style:style style:name="T666_23" style:family="text"/>
    <style:style style:name="T666_24" style:family="text"/>
    <style:style style:name="T666_25" style:family="text"/>
    <style:style style:name="T666_26" style:family="text"/>
    <style:style style:name="T666_27" style:family="text"/>
    <style:style style:name="T666_28" style:family="text"/>
    <style:style style:name="T666_29" style:family="text"/>
    <style:style style:name="T666_30" style:family="text"/>
    <style:style style:name="T666_31" style:family="text"/>
    <style:style style:name="T666_32" style:family="text"/>
    <style:style style:name="T666_33" style:family="text"/>
    <style:style style:name="T666_34" style:family="text"/>
    <style:style style:name="T666_35" style:family="text"/>
    <style:style style:name="T666_36" style:family="text"/>
    <style:style style:name="T666_37" style:family="text"/>
    <style:style style:name="T666_38" style:family="text"/>
    <style:style style:name="P667" style:family="paragraph" style:parent-style-name="Standard">
      <style:paragraph-properties fo:text-align="justify" fo:break-before="auto" fo:line-height="100%" fo:margin-top="0.018cm" style:writing-mode="lr-tb"/>
    </style:style>
    <style:style style:name="P668" style:family="paragraph" style:parent-style-name="Standard">
      <style:paragraph-properties fo:text-align="justify" fo:break-before="auto" fo:line-height="100%" fo:margin-top="0.018cm" style:writing-mode="lr-tb"/>
    </style:style>
    <style:style style:name="T668_1" style:family="text"/>
    <style:style style:name="T668_2" style:family="text"/>
    <style:style style:name="T668_3" style:family="text"/>
    <style:style style:name="T668_4" style:family="text"/>
    <style:style style:name="T668_5" style:family="text"/>
    <style:style style:name="P669" style:family="paragraph" style:parent-style-name="Standard">
      <style:paragraph-properties fo:text-align="justify" fo:break-before="auto" fo:line-height="100%" fo:margin-top="0.018cm" style:writing-mode="lr-tb"/>
    </style:style>
    <style:style style:name="P67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3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6" style:family="paragraph" style:parent-style-name="Standard">
      <style:paragraph-properties fo:text-align="left" fo:break-before="auto" fo:text-indent="1.27cm" fo:line-height="138%" fo:margin-top="0cm" fo:margin-left="0cm" fo:margin-right="0cm" fo:orphans="2" fo:widows="2" style:writing-mode="lr-tb"/>
    </style:style>
    <style:style style:name="T7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7" style:family="paragraph" style:parent-style-name="Standard">
      <style:paragraph-properties fo:text-align="left" fo:break-before="auto" fo:text-indent="0cm" fo:line-height="138%" fo:margin-top="0cm" fo:margin-left="1.27cm" fo:margin-right="0cm" fo:orphans="2" fo:widows="2" style:writing-mode="lr-tb"/>
    </style:style>
    <style:style style:name="T7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3" style:family="paragraph" style:parent-style-name="Standard">
      <style:paragraph-properties fo:text-align="left" fo:break-before="auto" fo:text-indent="1.27cm" fo:line-height="138%" fo:margin-top="0cm" fo:margin-left="0cm" fo:margin-right="0cm" fo:orphans="2" fo:widows="2" style:writing-mode="lr-tb"/>
    </style:style>
    <style:style style:name="T7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7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8" style:family="paragraph" style:parent-style-name="Standard">
      <style:paragraph-properties fo:text-align="left" fo:break-before="auto" fo:text-indent="0cm" fo:line-height="138%" fo:margin-top="0cm" fo:border-bottom="#808080 0.053cm solid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9_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1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2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3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4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4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9_4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2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20_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2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3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4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5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6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7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8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9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0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0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0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0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0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0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0_10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2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2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0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4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5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0" style:family="paragraph" style:parent-style-name="Standard">
      <style:paragraph-properties fo:text-align="justify" fo:break-before="auto" fo:text-indent="0cm" fo:line-height="100%" fo:margin-top="0.018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1" style:family="paragraph" style:parent-style-name="Standard">
      <style:paragraph-properties fo:text-align="justify" fo:break-before="auto" fo:line-height="100%" fo:margin-top="0.018cm" fo:margin-bottom="0.018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<text:s/></text:span><text:span text:style-name="T2_2">Documento</text:span><text:span text:style-name="T2_3"><text:s/></text:span><text:span text:style-name="T2_4">de</text:span><text:span text:style-name="T2_5"><text:s/></text:span><text:span text:style-name="T2_6">Requisitos</text:span></text:p>
      <text:p text:style-name="P3"><text:span text:style-name="T3_1">Sistema</text:span><text:span text:style-name="T3_2"><text:s/></text:span><text:span text:style-name="T3_3">para</text:span><text:span text:style-name="T3_4"><text:s/></text:span><text:span text:style-name="T3_5">acompanhamento</text:span><text:span text:style-name="T3_6"><text:s/></text:span><text:span text:style-name="T3_7">de</text:span><text:span text:style-name="T3_8"><text:s/></text:span><text:span text:style-name="T3_9">atividades</text:span><text:span text:style-name="T3_10"><text:s/></text:span><text:span text:style-name="T3_11">acadêmicas</text:span><text:span text:style-name="T3_12">,<text:s/></text:span><text:span text:style-name="T3_13">pesquisa</text:span><text:span text:style-name="T3_14"><text:s/></text:span><text:span text:style-name="T3_15">e</text:span><text:span text:style-name="T3_16"><text:s/></text:span><text:span text:style-name="T3_17">monitoria</text:span><text:span text:style-name="T3_18">.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2_1">Ficha</text:span><text:span text:style-name="T42_2"><text:s/></text:span><text:span text:style-name="T42_3">Técnica</text:span></text:p>
      <text:p text:style-name="P43"/>
      <text:p text:style-name="P44"/>
      <text:p text:style-name="P45"><text:span text:style-name="T45_1">Equipe</text:span><text:span text:style-name="T45_2"><text:s/></text:span><text:span text:style-name="T45_3">responsável</text:span><text:span text:style-name="T45_4"><text:s/></text:span><text:span text:style-name="T45_5">pela</text:span><text:span text:style-name="T45_6"><text:s/></text:span><text:span text:style-name="T45_7">elaboração</text:span></text:p>
      <text:p text:style-name="P46"/>
      <text:p text:style-name="P47"><text:span text:style-name="T47_1">Douglas</text:span><text:span text:style-name="T47_2"><text:s/></text:span><text:span text:style-name="T47_3">Albuquerque</text:span><text:span text:style-name="T47_4"><text:s/></text:span><text:span text:style-name="T47_5">Santana</text:span></text:p>
      <text:p text:style-name="P48"><text:span text:style-name="T48_1">Edmilson</text:span><text:span text:style-name="T48_2"><text:s/></text:span><text:span text:style-name="T48_3">Manoel</text:span><text:span text:style-name="T48_4"><text:s/></text:span><text:span text:style-name="T48_5">Guilherme</text:span><text:span text:style-name="T48_6"><text:s/></text:span><text:span text:style-name="T48_7">de</text:span><text:span text:style-name="T48_8"><text:s/></text:span><text:span text:style-name="T48_9">Santana</text:span></text:p>
      <text:p text:style-name="P49"><text:span text:style-name="T49_1">Laura</text:span><text:span text:style-name="T49_2"><text:s/></text:span><text:span text:style-name="T49_3">Regina</text:span><text:span text:style-name="T49_4"><text:s/></text:span><text:span text:style-name="T49_5">Morais</text:span><text:span text:style-name="T49_6"><text:s/></text:span><text:span text:style-name="T49_7">de</text:span><text:span text:style-name="T49_8"><text:s/></text:span><text:span text:style-name="T49_9">Oliveira</text:span></text:p>
      <text:p text:style-name="P50"/>
      <text:p text:style-name="P51"/>
      <text:p text:style-name="P52"><text:span text:style-name="T52_1">Público</text:span><text:span text:style-name="T52_2"><text:s/></text:span><text:span text:style-name="T52_3">Alvo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<text:bookmark-start text:name="id.gjdgxs"/><text:bookmark-end text:name="id.gjdgxs"/></text:p>
      <text:p text:style-name="P6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8"><text:span text:style-name="T68_1">Data</text:span></text:p>
          </table:table-cell>
          <table:table-cell table:style-name="Cell2">
            <text:p text:style-name="P69"><text:span text:style-name="T69_1">Versão</text:span></text:p>
          </table:table-cell>
          <table:table-cell table:style-name="Cell3">
            <text:p text:style-name="P70"><text:span text:style-name="T70_1">Autor</text:span></text:p>
          </table:table-cell>
          <table:table-cell table:style-name="Cell4">
            <text:p text:style-name="P71"><text:span text:style-name="T71_1"><text:s text:c="10"/></text:span><text:span text:style-name="T71_2">Descrição</text:span></text:p>
          </table:table-cell>
        </table:table-row>
        <table:table-row table:style-name="Row2">
          <table:table-cell table:style-name="Cell5">
            <text:p text:style-name="P72"><text:span text:style-name="T72_1">12/09</text:span></text:p>
          </table:table-cell>
          <table:table-cell table:style-name="Cell6">
            <text:p text:style-name="P73"><text:span text:style-name="T73_1"><text:s text:c="11"/>1.0.0</text:span></text:p>
          </table:table-cell>
          <table:table-cell table:style-name="Cell7">
            <text:p text:style-name="P74"><text:span text:style-name="T74_1">Laura</text:span></text:p>
          </table:table-cell>
          <table:table-cell table:style-name="Cell8">
            <text:p text:style-name="P75"><text:span text:style-name="T75_1">Descrição</text:span><text:span text:style-name="T75_2"><text:s/></text:span><text:span text:style-name="T75_3">dos</text:span><text:span text:style-name="T75_4"><text:s/></text:span><text:span text:style-name="T75_5">requisitos</text:span><text:span text:style-name="T75_6"><text:s/></text:span><text:span text:style-name="T75_7">não</text:span><text:span text:style-name="T75_8"><text:s/></text:span><text:span text:style-name="T75_9">funcionais</text:span></text:p>
          </table:table-cell>
        </table:table-row>
        <table:table-row table:style-name="Row3">
          <table:table-cell table:style-name="Cell9">
            <text:p text:style-name="P76"/>
          </table:table-cell>
          <table:table-cell table:style-name="Cell10">
            <text:p text:style-name="P77"/>
          </table:table-cell>
          <table:table-cell table:style-name="Cell11">
            <text:p text:style-name="P78"/>
          </table:table-cell>
          <table:table-cell table:style-name="Cell12">
            <text:p text:style-name="P79"/>
          </table:table-cell>
        </table:table-row>
        <table:table-row table:style-name="Row4">
          <table:table-cell table:style-name="Cell13">
            <text:p text:style-name="P80"/>
          </table:table-cell>
          <table:table-cell table:style-name="Cell14">
            <text:p text:style-name="P81"/>
          </table:table-cell>
          <table:table-cell table:style-name="Cell15">
            <text:p text:style-name="P82"/>
          </table:table-cell>
          <table:table-cell table:style-name="Cell16">
            <text:p text:style-name="P83"/>
          </table:table-cell>
        </table:table-row>
        <table:table-row table:style-name="Row5">
          <table:table-cell table:style-name="Cell17">
            <text:p text:style-name="P84"/>
          </table:table-cell>
          <table:table-cell table:style-name="Cell18">
            <text:p text:style-name="P85"/>
          </table:table-cell>
          <table:table-cell table:style-name="Cell19">
            <text:p text:style-name="P86"/>
          </table:table-cell>
          <table:table-cell table:style-name="Cell20">
            <text:p text:style-name="P87"/>
          </table:table-cell>
        </table:table-row>
        <table:table-row table:style-name="Row6">
          <table:table-cell table:style-name="Cell21">
            <text:p text:style-name="P88"/>
          </table:table-cell>
          <table:table-cell table:style-name="Cell22">
            <text:p text:style-name="P89"/>
          </table:table-cell>
          <table:table-cell table:style-name="Cell23">
            <text:p text:style-name="P90"/>
          </table:table-cell>
          <table:table-cell table:style-name="Cell24">
            <text:p text:style-name="P91"/>
          </table:table-cell>
        </table:table-row>
        <table:table-row table:style-name="Row7">
          <table:table-cell table:style-name="Cell25">
            <text:p text:style-name="P92"/>
          </table:table-cell>
          <table:table-cell table:style-name="Cell26">
            <text:p text:style-name="P93"/>
          </table:table-cell>
          <table:table-cell table:style-name="Cell27">
            <text:p text:style-name="P94"/>
          </table:table-cell>
          <table:table-cell table:style-name="Cell28">
            <text:p text:style-name="P95"/>
          </table:table-cell>
        </table:table-row>
        <table:table-row table:style-name="Row8">
          <table:table-cell table:style-name="Cell29">
            <text:p text:style-name="P96"/>
          </table:table-cell>
          <table:table-cell table:style-name="Cell30">
            <text:p text:style-name="P97"/>
          </table:table-cell>
          <table:table-cell table:style-name="Cell31">
            <text:p text:style-name="P98"/>
          </table:table-cell>
          <table:table-cell table:style-name="Cell32">
            <text:p text:style-name="P99"/>
          </table:table-cell>
        </table:table-row>
      </table:table>
      <text:p text:style-name="P100"><text:span text:style-name="T100_1"><text:line-break/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<text:span text:style-name="T114_1">Índice</text:span></text:p>
      <text:p text:style-name="P115"><text:span text:style-name="T115_1"><text:a xlink:type="simple" xlink:href="#id.30j0zll"><text:span text:style-name="T115_2">1.<text:s/></text:span></text:a></text:span><text:span text:style-name="T115_3"><text:a xlink:type="simple" xlink:href="#id.30j0zll"><text:span text:style-name="T115_4">Introdução</text:span></text:a></text:span><text:span text:style-name="T115_5"><text:a xlink:type="simple" xlink:href="#id.30j0zll"><text:span text:style-name="T115_6"><text:tab/>5</text:span></text:a></text:span></text:p>
      <text:p text:style-name="P116"><text:span text:style-name="T116_1"><text:a xlink:type="simple" xlink:href="#id.3znysh7"><text:span text:style-name="T116_2">1.1<text:s/></text:span></text:a></text:span><text:span text:style-name="T116_3"><text:a xlink:type="simple" xlink:href="#id.3znysh7"><text:span text:style-name="T116_4">Propósito</text:span></text:a></text:span><text:span text:style-name="T116_5"><text:a xlink:type="simple" xlink:href="#id.3znysh7"><text:span text:style-name="T116_6"><text:s/></text:span></text:a></text:span><text:span text:style-name="T116_7"><text:a xlink:type="simple" xlink:href="#id.3znysh7"><text:span text:style-name="T116_8">do</text:span></text:a></text:span><text:span text:style-name="T116_9"><text:a xlink:type="simple" xlink:href="#id.3znysh7"><text:span text:style-name="T116_10"><text:s/></text:span></text:a></text:span><text:span text:style-name="T116_11"><text:a xlink:type="simple" xlink:href="#id.3znysh7"><text:span text:style-name="T116_12">documento</text:span></text:a></text:span><text:span text:style-name="T116_13"><text:a xlink:type="simple" xlink:href="#id.3znysh7"><text:span text:style-name="T116_14"><text:s/></text:span></text:a></text:span><text:span text:style-name="T116_15"><text:a xlink:type="simple" xlink:href="#id.3znysh7"><text:span text:style-name="T116_16">de</text:span></text:a></text:span><text:span text:style-name="T116_17"><text:a xlink:type="simple" xlink:href="#id.3znysh7"><text:span text:style-name="T116_18"><text:s/></text:span></text:a></text:span><text:span text:style-name="T116_19"><text:a xlink:type="simple" xlink:href="#id.3znysh7"><text:span text:style-name="T116_20">requisitos</text:span></text:a></text:span><text:span text:style-name="T116_21"><text:a xlink:type="simple" xlink:href="#id.3znysh7"><text:span text:style-name="T116_22"><text:tab/>5</text:span></text:a></text:span></text:p>
      <text:p text:style-name="P117"><text:span text:style-name="T117_1"><text:a xlink:type="simple" xlink:href="#id.tyjcwt"><text:span text:style-name="T117_2">1.2<text:s/></text:span></text:a></text:span><text:span text:style-name="T117_3"><text:a xlink:type="simple" xlink:href="#id.tyjcwt"><text:span text:style-name="T117_4">Escopo</text:span></text:a></text:span><text:span text:style-name="T117_5"><text:a xlink:type="simple" xlink:href="#id.tyjcwt"><text:span text:style-name="T117_6"><text:s/></text:span></text:a></text:span><text:span text:style-name="T117_7"><text:a xlink:type="simple" xlink:href="#id.tyjcwt"><text:span text:style-name="T117_8">do</text:span></text:a></text:span><text:span text:style-name="T117_9"><text:a xlink:type="simple" xlink:href="#id.tyjcwt"><text:span text:style-name="T117_10"><text:s/></text:span></text:a></text:span><text:span text:style-name="T117_11"><text:a xlink:type="simple" xlink:href="#id.tyjcwt"><text:span text:style-name="T117_12">Produto</text:span></text:a></text:span><text:span text:style-name="T117_13"><text:a xlink:type="simple" xlink:href="#id.tyjcwt"><text:span text:style-name="T117_14"><text:tab/>6</text:span></text:a></text:span></text:p>
      <text:p text:style-name="P118"><text:span text:style-name="T118_1"><text:a xlink:type="simple" xlink:href="#id.1t3h5sf"><text:span text:style-name="T118_2">1.3<text:s/></text:span></text:a></text:span><text:span text:style-name="T118_3"><text:a xlink:type="simple" xlink:href="#id.1t3h5sf"><text:span text:style-name="T118_4">Definições</text:span></text:a></text:span><text:span text:style-name="T118_5"><text:a xlink:type="simple" xlink:href="#id.1t3h5sf"><text:span text:style-name="T118_6">,<text:s/></text:span></text:a></text:span><text:span text:style-name="T118_7"><text:a xlink:type="simple" xlink:href="#id.1t3h5sf"><text:span text:style-name="T118_8">convenções</text:span></text:a></text:span><text:span text:style-name="T118_9"><text:a xlink:type="simple" xlink:href="#id.1t3h5sf"><text:span text:style-name="T118_10"><text:s/></text:span></text:a></text:span><text:span text:style-name="T118_11"><text:a xlink:type="simple" xlink:href="#id.1t3h5sf"><text:span text:style-name="T118_12">e</text:span></text:a></text:span><text:span text:style-name="T118_13"><text:a xlink:type="simple" xlink:href="#id.1t3h5sf"><text:span text:style-name="T118_14"><text:s/></text:span></text:a></text:span><text:span text:style-name="T118_15"><text:a xlink:type="simple" xlink:href="#id.1t3h5sf"><text:span text:style-name="T118_16">acrônimos</text:span></text:a></text:span><text:span text:style-name="T118_17"><text:a xlink:type="simple" xlink:href="#id.1t3h5sf"><text:span text:style-name="T118_18"><text:tab/>6</text:span></text:a></text:span></text:p>
      <text:p text:style-name="P119"><text:span text:style-name="T119_1"><text:a xlink:type="simple" xlink:href="#id.2s8eyo1"><text:span text:style-name="T119_2">1.3.1<text:s/></text:span></text:a></text:span><text:span text:style-name="T119_3"><text:a xlink:type="simple" xlink:href="#id.2s8eyo1"><text:span text:style-name="T119_4">Convenções</text:span></text:a></text:span><text:span text:style-name="T119_5"><text:a xlink:type="simple" xlink:href="#id.2s8eyo1"><text:span text:style-name="T119_6"><text:tab/>6</text:span></text:a></text:span></text:p>
      <text:p text:style-name="P120"><text:span text:style-name="T120_1"><text:a xlink:type="simple" xlink:href="#id.17dp8vu"><text:span text:style-name="T120_2">1.3.1.1<text:s/></text:span></text:a></text:span><text:span text:style-name="T120_3"><text:a xlink:type="simple" xlink:href="#id.17dp8vu"><text:span text:style-name="T120_4">Identificação</text:span></text:a></text:span><text:span text:style-name="T120_5"><text:a xlink:type="simple" xlink:href="#id.17dp8vu"><text:span text:style-name="T120_6"><text:s/></text:span></text:a></text:span><text:span text:style-name="T120_7"><text:a xlink:type="simple" xlink:href="#id.17dp8vu"><text:span text:style-name="T120_8">dos</text:span></text:a></text:span><text:span text:style-name="T120_9"><text:a xlink:type="simple" xlink:href="#id.17dp8vu"><text:span text:style-name="T120_10"><text:s/></text:span></text:a></text:span><text:span text:style-name="T120_11"><text:a xlink:type="simple" xlink:href="#id.17dp8vu"><text:span text:style-name="T120_12">Requisitos</text:span></text:a></text:span><text:span text:style-name="T120_13"><text:a xlink:type="simple" xlink:href="#id.17dp8vu"><text:span text:style-name="T120_14"><text:tab/>6</text:span></text:a></text:span></text:p>
      <text:p text:style-name="P121"><text:span text:style-name="T121_1"><text:a xlink:type="simple" xlink:href="#id.26in1rg"><text:span text:style-name="T121_2">1.3.1.2<text:s/></text:span></text:a></text:span><text:span text:style-name="T121_3"><text:a xlink:type="simple" xlink:href="#id.26in1rg"><text:span text:style-name="T121_4">Prioridade</text:span></text:a></text:span><text:span text:style-name="T121_5"><text:a xlink:type="simple" xlink:href="#id.26in1rg"><text:span text:style-name="T121_6"><text:s/></text:span></text:a></text:span><text:span text:style-name="T121_7"><text:a xlink:type="simple" xlink:href="#id.26in1rg"><text:span text:style-name="T121_8">dos</text:span></text:a></text:span><text:span text:style-name="T121_9"><text:a xlink:type="simple" xlink:href="#id.26in1rg"><text:span text:style-name="T121_10"><text:s/></text:span></text:a></text:span><text:span text:style-name="T121_11"><text:a xlink:type="simple" xlink:href="#id.26in1rg"><text:span text:style-name="T121_12">requisitos</text:span></text:a></text:span><text:span text:style-name="T121_13"><text:a xlink:type="simple" xlink:href="#id.26in1rg"><text:span text:style-name="T121_14"><text:tab/>7</text:span></text:a></text:span></text:p>
      <text:p text:style-name="P122"><text:span text:style-name="T122_1"><text:a xlink:type="simple" xlink:href="#id.1ksv4uv"><text:span text:style-name="T122_2">1.3.2<text:s/></text:span></text:a></text:span><text:span text:style-name="T122_3"><text:a xlink:type="simple" xlink:href="#id.1ksv4uv"><text:span text:style-name="T122_4">Definições</text:span></text:a></text:span><text:span text:style-name="T122_5"><text:a xlink:type="simple" xlink:href="#id.1ksv4uv"><text:span text:style-name="T122_6"><text:tab/>7</text:span></text:a></text:span></text:p>
      <text:p text:style-name="P123"><text:span text:style-name="T123_1"><text:a xlink:type="simple" xlink:href="#id.44sinio"><text:span text:style-name="T123_2">1.4<text:s/></text:span></text:a></text:span><text:span text:style-name="T123_3"><text:a xlink:type="simple" xlink:href="#id.44sinio"><text:span text:style-name="T123_4">Referências</text:span></text:a></text:span><text:span text:style-name="T123_5"><text:a xlink:type="simple" xlink:href="#id.44sinio"><text:span text:style-name="T123_6"><text:tab/>8</text:span></text:a></text:span></text:p>
      <text:p text:style-name="P124"><text:span text:style-name="T124_1"><text:a xlink:type="simple" xlink:href="#id.2jxsxqh"><text:span text:style-name="T124_2">1.5<text:s/></text:span></text:a></text:span><text:span text:style-name="T124_3"><text:a xlink:type="simple" xlink:href="#id.2jxsxqh"><text:span text:style-name="T124_4">Visão</text:span></text:a></text:span><text:span text:style-name="T124_5"><text:a xlink:type="simple" xlink:href="#id.2jxsxqh"><text:span text:style-name="T124_6"><text:s/></text:span></text:a></text:span><text:span text:style-name="T124_7"><text:a xlink:type="simple" xlink:href="#id.2jxsxqh"><text:span text:style-name="T124_8">Geral</text:span></text:a></text:span><text:span text:style-name="T124_9"><text:a xlink:type="simple" xlink:href="#id.2jxsxqh"><text:span text:style-name="T124_10"><text:s/></text:span></text:a></text:span><text:span text:style-name="T124_11"><text:a xlink:type="simple" xlink:href="#id.2jxsxqh"><text:span text:style-name="T124_12">do</text:span></text:a></text:span><text:span text:style-name="T124_13"><text:a xlink:type="simple" xlink:href="#id.2jxsxqh"><text:span text:style-name="T124_14"><text:s/></text:span></text:a></text:span><text:span text:style-name="T124_15"><text:a xlink:type="simple" xlink:href="#id.2jxsxqh"><text:span text:style-name="T124_16">Restante</text:span></text:a></text:span><text:span text:style-name="T124_17"><text:a xlink:type="simple" xlink:href="#id.2jxsxqh"><text:span text:style-name="T124_18"><text:s/></text:span></text:a></text:span><text:span text:style-name="T124_19"><text:a xlink:type="simple" xlink:href="#id.2jxsxqh"><text:span text:style-name="T124_20">do</text:span></text:a></text:span><text:span text:style-name="T124_21"><text:a xlink:type="simple" xlink:href="#id.2jxsxqh"><text:span text:style-name="T124_22"><text:s/></text:span></text:a></text:span><text:span text:style-name="T124_23"><text:a xlink:type="simple" xlink:href="#id.2jxsxqh"><text:span text:style-name="T124_24">Documento</text:span></text:a></text:span><text:span text:style-name="T124_25"><text:a xlink:type="simple" xlink:href="#id.2jxsxqh"><text:span text:style-name="T124_26"><text:tab/>8</text:span></text:a></text:span></text:p>
      <text:p text:style-name="P125"><text:span text:style-name="T125_1"><text:a xlink:type="simple" xlink:href="#id.3j2qqm3"><text:span text:style-name="T125_2">2.<text:s/></text:span></text:a></text:span><text:span text:style-name="T125_3"><text:a xlink:type="simple" xlink:href="#id.3j2qqm3"><text:span text:style-name="T125_4">Descrição</text:span></text:a></text:span><text:span text:style-name="T125_5"><text:a xlink:type="simple" xlink:href="#id.3j2qqm3"><text:span text:style-name="T125_6"><text:s/></text:span></text:a></text:span><text:span text:style-name="T125_7"><text:a xlink:type="simple" xlink:href="#id.3j2qqm3"><text:span text:style-name="T125_8">geral</text:span></text:a></text:span><text:span text:style-name="T125_9"><text:a xlink:type="simple" xlink:href="#id.3j2qqm3"><text:span text:style-name="T125_10"><text:s/></text:span></text:a></text:span><text:span text:style-name="T125_11"><text:a xlink:type="simple" xlink:href="#id.3j2qqm3"><text:span text:style-name="T125_12">do</text:span></text:a></text:span><text:span text:style-name="T125_13"><text:a xlink:type="simple" xlink:href="#id.3j2qqm3"><text:span text:style-name="T125_14"><text:s/></text:span></text:a></text:span><text:span text:style-name="T125_15"><text:a xlink:type="simple" xlink:href="#id.3j2qqm3"><text:span text:style-name="T125_16">sistema</text:span></text:a></text:span><text:span text:style-name="T125_17"><text:a xlink:type="simple" xlink:href="#id.3j2qqm3"><text:span text:style-name="T125_18"><text:tab/>9</text:span></text:a></text:span></text:p>
      <text:p text:style-name="P126"><text:span text:style-name="T126_1"><text:a xlink:type="simple" xlink:href="#id.4i7ojhp"><text:span text:style-name="T126_2">2.1<text:s/></text:span></text:a></text:span><text:span text:style-name="T126_3"><text:a xlink:type="simple" xlink:href="#id.4i7ojhp"><text:span text:style-name="T126_4">Funções</text:span></text:a></text:span><text:span text:style-name="T126_5"><text:a xlink:type="simple" xlink:href="#id.4i7ojhp"><text:span text:style-name="T126_6"><text:s/></text:span></text:a></text:span><text:span text:style-name="T126_7"><text:a xlink:type="simple" xlink:href="#id.4i7ojhp"><text:span text:style-name="T126_8">do</text:span></text:a></text:span><text:span text:style-name="T126_9"><text:a xlink:type="simple" xlink:href="#id.4i7ojhp"><text:span text:style-name="T126_10"><text:s/></text:span></text:a></text:span><text:span text:style-name="T126_11"><text:a xlink:type="simple" xlink:href="#id.4i7ojhp"><text:span text:style-name="T126_12">produto</text:span></text:a></text:span><text:span text:style-name="T126_13"><text:a xlink:type="simple" xlink:href="#id.4i7ojhp"><text:span text:style-name="T126_14"><text:tab/>10</text:span></text:a></text:span></text:p>
      <text:p text:style-name="P127"><text:span text:style-name="T127_1"><text:a xlink:type="simple" xlink:href="#id.1ci93xb"><text:span text:style-name="T127_2">2.2<text:s/></text:span></text:a></text:span><text:span text:style-name="T127_3"><text:a xlink:type="simple" xlink:href="#id.1ci93xb"><text:span text:style-name="T127_4">Descrições</text:span></text:a></text:span><text:span text:style-name="T127_5"><text:a xlink:type="simple" xlink:href="#id.1ci93xb"><text:span text:style-name="T127_6"><text:s/></text:span></text:a></text:span><text:span text:style-name="T127_7"><text:a xlink:type="simple" xlink:href="#id.1ci93xb"><text:span text:style-name="T127_8">dos</text:span></text:a></text:span><text:span text:style-name="T127_9"><text:a xlink:type="simple" xlink:href="#id.1ci93xb"><text:span text:style-name="T127_10"><text:s/></text:span></text:a></text:span><text:span text:style-name="T127_11"><text:a xlink:type="simple" xlink:href="#id.1ci93xb"><text:span text:style-name="T127_12">usuários</text:span></text:a></text:span><text:span text:style-name="T127_13"><text:a xlink:type="simple" xlink:href="#id.1ci93xb"><text:span text:style-name="T127_14"><text:tab/>10</text:span></text:a></text:span></text:p>
      <text:p text:style-name="P128"><text:span text:style-name="T128_1"><text:a xlink:type="simple" xlink:href="#id.3whwml4"><text:span text:style-name="T128_2">2.3<text:s/></text:span></text:a></text:span><text:span text:style-name="T128_3"><text:a xlink:type="simple" xlink:href="#id.3whwml4"><text:span text:style-name="T128_4">Restrições</text:span></text:a></text:span><text:span text:style-name="T128_5"><text:a xlink:type="simple" xlink:href="#id.3whwml4"><text:span text:style-name="T128_6"><text:s/></text:span></text:a></text:span><text:span text:style-name="T128_7"><text:a xlink:type="simple" xlink:href="#id.3whwml4"><text:span text:style-name="T128_8">gerais</text:span></text:a></text:span><text:span text:style-name="T128_9"><text:a xlink:type="simple" xlink:href="#id.3whwml4"><text:span text:style-name="T128_10"><text:tab/>10</text:span></text:a></text:span></text:p>
      <text:p text:style-name="P129"><text:span text:style-name="T129_1"><text:a xlink:type="simple" xlink:href="#id.2bn6wsx"><text:span text:style-name="T129_2">2.4<text:s/></text:span></text:a></text:span><text:span text:style-name="T129_3"><text:a xlink:type="simple" xlink:href="#id.2bn6wsx"><text:span text:style-name="T129_4">Suposições</text:span></text:a></text:span><text:span text:style-name="T129_5"><text:a xlink:type="simple" xlink:href="#id.2bn6wsx"><text:span text:style-name="T129_6"><text:s/></text:span></text:a></text:span><text:span text:style-name="T129_7"><text:a xlink:type="simple" xlink:href="#id.2bn6wsx"><text:span text:style-name="T129_8">de</text:span></text:a></text:span><text:span text:style-name="T129_9"><text:a xlink:type="simple" xlink:href="#id.2bn6wsx"><text:span text:style-name="T129_10"><text:s/></text:span></text:a></text:span><text:span text:style-name="T129_11"><text:a xlink:type="simple" xlink:href="#id.2bn6wsx"><text:span text:style-name="T129_12">dependências</text:span></text:a></text:span><text:span text:style-name="T129_13"><text:a xlink:type="simple" xlink:href="#id.2bn6wsx"><text:span text:style-name="T129_14"><text:tab/>10</text:span></text:a></text:span></text:p>
      <text:p text:style-name="P130"><text:span text:style-name="T130_1"><text:a xlink:type="simple" xlink:href="#id.qsh70q"><text:span text:style-name="T130_2">3.<text:s/></text:span></text:a></text:span><text:span text:style-name="T130_3"><text:a xlink:type="simple" xlink:href="#id.qsh70q"><text:span text:style-name="T130_4">Requisitos</text:span></text:a></text:span><text:span text:style-name="T130_5"><text:a xlink:type="simple" xlink:href="#id.qsh70q"><text:span text:style-name="T130_6"><text:s/></text:span></text:a></text:span><text:span text:style-name="T130_7"><text:a xlink:type="simple" xlink:href="#id.qsh70q"><text:span text:style-name="T130_8">Funcionais</text:span></text:a></text:span><text:span text:style-name="T130_9"><text:a xlink:type="simple" xlink:href="#id.qsh70q"><text:span text:style-name="T130_10"><text:tab/>10</text:span></text:a></text:span></text:p>
      <text:p text:style-name="P131"><text:span text:style-name="T131_1"><text:a xlink:type="simple" xlink:href="#id.3as4poj"><text:span text:style-name="T131_2">4.<text:s/></text:span></text:a></text:span><text:span text:style-name="T131_3"><text:a xlink:type="simple" xlink:href="#id.3as4poj"><text:span text:style-name="T131_4">Requisitos</text:span></text:a></text:span><text:span text:style-name="T131_5"><text:a xlink:type="simple" xlink:href="#id.3as4poj"><text:span text:style-name="T131_6"><text:s/></text:span></text:a></text:span><text:span text:style-name="T131_7"><text:a xlink:type="simple" xlink:href="#id.3as4poj"><text:span text:style-name="T131_8">Não</text:span></text:a></text:span><text:span text:style-name="T131_9"><text:a xlink:type="simple" xlink:href="#id.3as4poj"><text:span text:style-name="T131_10"><text:s/></text:span></text:a></text:span><text:span text:style-name="T131_11"><text:a xlink:type="simple" xlink:href="#id.3as4poj"><text:span text:style-name="T131_12">funcionais</text:span></text:a></text:span><text:span text:style-name="T131_13"><text:a xlink:type="simple" xlink:href="#id.3as4poj"><text:span text:style-name="T131_14"><text:tab/>10</text:span></text:a></text:span></text:p>
      <text:p text:style-name="P132"><text:span text:style-name="T132_1"><text:a xlink:type="simple" xlink:href="#id.1pxezwc"><text:span text:style-name="T132_2">5.<text:s/></text:span></text:a></text:span><text:span text:style-name="T132_3"><text:a xlink:type="simple" xlink:href="#id.1pxezwc"><text:span text:style-name="T132_4">Descrições</text:span></text:a></text:span><text:span text:style-name="T132_5"><text:a xlink:type="simple" xlink:href="#id.1pxezwc"><text:span text:style-name="T132_6"><text:s/></text:span></text:a></text:span><text:span text:style-name="T132_7"><text:a xlink:type="simple" xlink:href="#id.1pxezwc"><text:span text:style-name="T132_8">de</text:span></text:a></text:span><text:span text:style-name="T132_9"><text:a xlink:type="simple" xlink:href="#id.1pxezwc"><text:span text:style-name="T132_10"><text:s/></text:span></text:a></text:span><text:span text:style-name="T132_11"><text:a xlink:type="simple" xlink:href="#id.1pxezwc"><text:span text:style-name="T132_12">Casos</text:span></text:a></text:span><text:span text:style-name="T132_13"><text:a xlink:type="simple" xlink:href="#id.1pxezwc"><text:span text:style-name="T132_14"><text:s/></text:span></text:a></text:span><text:span text:style-name="T132_15"><text:a xlink:type="simple" xlink:href="#id.1pxezwc"><text:span text:style-name="T132_16">de</text:span></text:a></text:span><text:span text:style-name="T132_17"><text:a xlink:type="simple" xlink:href="#id.1pxezwc"><text:span text:style-name="T132_18"><text:s/></text:span></text:a></text:span><text:span text:style-name="T132_19"><text:a xlink:type="simple" xlink:href="#id.1pxezwc"><text:span text:style-name="T132_20">Uso</text:span></text:a></text:span><text:span text:style-name="T132_21"><text:a xlink:type="simple" xlink:href="#id.1pxezwc"><text:span text:style-name="T132_22"><text:tab/>10</text:span></text:a></text:span></text:p>
      <text:p text:style-name="P133"><text:span text:style-name="T133_1"><text:a xlink:type="simple" xlink:href="#id.49x2ik5"><text:span text:style-name="T133_2">UC</text:span></text:a></text:span><text:span text:style-name="T133_3"><text:a xlink:type="simple" xlink:href="#id.49x2ik5"><text:span text:style-name="T133_4">001:<text:s/></text:span></text:a></text:span><text:span text:style-name="T133_5"><text:a xlink:type="simple" xlink:href="#id.49x2ik5"><text:span text:style-name="T133_6">Cadastrar</text:span></text:a></text:span><text:span text:style-name="T133_7"><text:a xlink:type="simple" xlink:href="#id.49x2ik5"><text:span text:style-name="T133_8"><text:s/></text:span></text:a></text:span><text:span text:style-name="T133_9"><text:a xlink:type="simple" xlink:href="#id.49x2ik5"><text:span text:style-name="T133_10">cliente</text:span></text:a></text:span><text:span text:style-name="T133_11"><text:a xlink:type="simple" xlink:href="#id.49x2ik5"><text:span text:style-name="T133_12"><text:tab/>10</text:span></text:a></text:span></text:p>
      <text:p text:style-name="P134"><text:span text:style-name="T134_1">UC</text:span><text:span text:style-name="T134_2">002:<text:s/></text:span><text:span text:style-name="T134_3">Selecionar</text:span><text:span text:style-name="T134_4"><text:s/></text:span><text:span text:style-name="T134_5">menu</text:span><text:span text:style-name="T134_6"><text:s/></text:span><text:span text:style-name="T134_7">do</text:span><text:span text:style-name="T134_8"><text:s/></text:span><text:span text:style-name="T134_9">cliente</text:span><text:span text:style-name="T134_10"><text:tab/>12</text:span></text:p>
      <text:p text:style-name="P135"><text:span text:style-name="T135_1">UC</text:span><text:span text:style-name="T135_2">020:<text:s/></text:span><text:span text:style-name="T135_3">Ver</text:span><text:span text:style-name="T135_4"><text:s/></text:span><text:span text:style-name="T135_5">dados</text:span><text:span text:style-name="T135_6"><text:s/></text:span><text:span text:style-name="T135_7">do</text:span><text:span text:style-name="T135_8"><text:s/></text:span><text:span text:style-name="T135_9">cliente</text:span><text:span text:style-name="T135_10"><text:tab/>13</text:span></text:p>
      <text:p text:style-name="P136"><text:span text:style-name="T136_1">UC</text:span><text:span text:style-name="T136_2">04:<text:s/></text:span><text:span text:style-name="T136_3">Remover</text:span><text:span text:style-name="T136_4"><text:s/></text:span><text:span text:style-name="T136_5">cadastro</text:span><text:span text:style-name="T136_6"><text:s/></text:span><text:span text:style-name="T136_7">do</text:span><text:span text:style-name="T136_8"><text:s/></text:span><text:span text:style-name="T136_9">cliente</text:span><text:span text:style-name="T136_10"><text:tab/>14</text:span></text:p>
      <text:p text:style-name="P137"><text:span text:style-name="T137_1">UC</text:span><text:span text:style-name="T137_2">005:<text:s/></text:span><text:span text:style-name="T137_3">Listar</text:span><text:span text:style-name="T137_4"><text:s/></text:span><text:span text:style-name="T137_5">pedido</text:span><text:span text:style-name="T137_6"><text:s/></text:span><text:span text:style-name="T137_7">do</text:span><text:span text:style-name="T137_8"><text:s/></text:span><text:span text:style-name="T137_9">cliente</text:span><text:span text:style-name="T137_10"><text:tab/>15</text:span></text:p>
      <text:p text:style-name="P138"><text:span text:style-name="T138_1">UC</text:span><text:span text:style-name="T138_2">006:<text:s/></text:span><text:span text:style-name="T138_3">Pesquisar</text:span><text:span text:style-name="T138_4"><text:s/></text:span><text:span text:style-name="T138_5">Cliente</text:span><text:span text:style-name="T138_6"><text:tab/>15</text:span></text:p>
      <text:p text:style-name="P139"><text:span text:style-name="T139_1">UC</text:span><text:span text:style-name="T139_2">007:<text:s/></text:span><text:span text:style-name="T139_3">Pesquisar</text:span><text:span text:style-name="T139_4"><text:s/></text:span><text:span text:style-name="T139_5">Produto</text:span><text:span text:style-name="T139_6"><text:tab/>17</text:span></text:p>
      <text:p text:style-name="P140"><text:span text:style-name="T140_1">UC</text:span><text:span text:style-name="T140_2">008:<text:s/></text:span><text:span text:style-name="T140_3">Selecionar</text:span><text:span text:style-name="T140_4"><text:s/></text:span><text:span text:style-name="T140_5">Menu</text:span><text:span text:style-name="T140_6"><text:s/></text:span><text:span text:style-name="T140_7">do</text:span><text:span text:style-name="T140_8"><text:s/></text:span><text:span text:style-name="T140_9">Produto</text:span><text:span text:style-name="T140_10"><text:tab/>18</text:span></text:p>
      <text:p text:style-name="P141"><text:span text:style-name="T141_1">UC</text:span><text:span text:style-name="T141_2">009:<text:s/></text:span><text:span text:style-name="T141_3">Ver</text:span><text:span text:style-name="T141_4"><text:s/></text:span><text:span text:style-name="T141_5">Dados</text:span><text:span text:style-name="T141_6"><text:s/></text:span><text:span text:style-name="T141_7">do</text:span><text:span text:style-name="T141_8"><text:s/></text:span><text:span text:style-name="T141_9">Produto</text:span><text:span text:style-name="T141_10"><text:tab/>19</text:span></text:p>
      <text:p text:style-name="P142"><text:span text:style-name="T142_1">UC</text:span><text:span text:style-name="T142_2">021:<text:s/></text:span><text:span text:style-name="T142_3">Remover</text:span><text:span text:style-name="T142_4"><text:s/></text:span><text:span text:style-name="T142_5">Produto</text:span><text:span text:style-name="T142_6"><text:tab/>20</text:span></text:p>
      <text:p text:style-name="P143"><text:span text:style-name="T143_1">UC</text:span><text:span text:style-name="T143_2">010:<text:s/></text:span><text:span text:style-name="T143_3">Cadastrar</text:span><text:span text:style-name="T143_4"><text:s/></text:span><text:span text:style-name="T143_5">Produto</text:span><text:span text:style-name="T143_6"><text:tab/>21</text:span></text:p>
      <text:p text:style-name="P144"><text:span text:style-name="T144_1">UC</text:span><text:span text:style-name="T144_2">011:<text:s/></text:span><text:span text:style-name="T144_3">Registrar</text:span><text:span text:style-name="T144_4"><text:s/></text:span><text:span text:style-name="T144_5">Pedido</text:span><text:span text:style-name="T144_6"><text:tab/>24</text:span></text:p>
      <text:p text:style-name="P145"><text:span text:style-name="T145_1">UC</text:span><text:span text:style-name="T145_2">012:<text:s/></text:span><text:span text:style-name="T145_3">Selecionar</text:span><text:span text:style-name="T145_4"><text:s/></text:span><text:span text:style-name="T145_5">Menu</text:span><text:span text:style-name="T145_6"><text:s/></text:span><text:span text:style-name="T145_7">de</text:span><text:span text:style-name="T145_8"><text:s/></text:span><text:span text:style-name="T145_9">Pedidos</text:span><text:span text:style-name="T145_10"><text:tab/>25</text:span></text:p>
      <text:p text:style-name="P146"><text:span text:style-name="T146_1">UC</text:span><text:span text:style-name="T146_2">013:<text:s/></text:span><text:span text:style-name="T146_3">Ver</text:span><text:span text:style-name="T146_4"><text:s/></text:span><text:span text:style-name="T146_5">Dados</text:span><text:span text:style-name="T146_6"><text:s/></text:span><text:span text:style-name="T146_7">do</text:span><text:span text:style-name="T146_8"><text:s/></text:span><text:span text:style-name="T146_9">Pedido</text:span><text:span text:style-name="T146_10"><text:tab/>26</text:span></text:p>
      <text:p text:style-name="P147"><text:span text:style-name="T147_1">UC</text:span><text:span text:style-name="T147_2">014:<text:s/></text:span><text:span text:style-name="T147_3">Remover</text:span><text:span text:style-name="T147_4"><text:s/></text:span><text:span text:style-name="T147_5">Registro</text:span><text:span text:style-name="T147_6"><text:s/></text:span><text:span text:style-name="T147_7">do</text:span><text:span text:style-name="T147_8"><text:s/></text:span><text:span text:style-name="T147_9">Pedido</text:span><text:span text:style-name="T147_10"><text:tab/>27</text:span></text:p>
      <text:p text:style-name="P148"><text:span text:style-name="T148_1">UC</text:span><text:span text:style-name="T148_2">015:<text:s/></text:span><text:span text:style-name="T148_3">Exibir</text:span><text:span text:style-name="T148_4"><text:s/></text:span><text:span text:style-name="T148_5">relatório</text:span><text:span text:style-name="T148_6"><text:s/></text:span><text:span text:style-name="T148_7">de</text:span><text:span text:style-name="T148_8"><text:s/></text:span><text:span text:style-name="T148_9">vendas</text:span><text:span text:style-name="T148_10"><text:tab/>28</text:span></text:p>
      <text:p text:style-name="P149"><text:span text:style-name="T149_1">UC</text:span><text:span text:style-name="T149_2">018:<text:s/></text:span><text:span text:style-name="T149_3">Apagar</text:span><text:span text:style-name="T149_4"><text:s/></text:span><text:span text:style-name="T149_5">dados</text:span><text:span text:style-name="T149_6"><text:s/></text:span><text:span text:style-name="T149_7">do</text:span><text:span text:style-name="T149_8"><text:s/></text:span><text:span text:style-name="T149_9">sistema</text:span><text:span text:style-name="T149_10"><text:tab/>30</text:span></text:p>
      <text:p text:style-name="P150"><text:span text:style-name="T150_1">UC</text:span><text:span text:style-name="T150_2">019:<text:s/></text:span><text:span text:style-name="T150_3">Ler</text:span><text:span text:style-name="T150_4"><text:s/></text:span><text:span text:style-name="T150_5">manual</text:span><text:span text:style-name="T150_6"><text:s/></text:span><text:span text:style-name="T150_7">do</text:span><text:span text:style-name="T150_8"><text:s/></text:span><text:span text:style-name="T150_9">sistema</text:span><text:span text:style-name="T150_10"><text:tab/>31</text:span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bookmark-start text:name="id.30j0zll"/><text:bookmark-end text:name="id.30j0zll"/></text:p>
      <text:h text:style-name="P193" text:outline-level="10"><text:span text:style-name="T193_1">1.<text:s/></text:span><text:span text:style-name="T193_2">Introdução</text:span><text:bookmark-start text:name="id.1fob9te"/><text:bookmark-end text:name="id.1fob9te"/></text:h>
      <text:p text:style-name="P194"><text:bookmark-start text:name="id.3znysh7"/><text:bookmark-end text:name="id.3znysh7"/></text:p>
      <text:h text:style-name="P195" text:outline-level="10"><text:span text:style-name="T195_1">1.1<text:s/></text:span><text:span text:style-name="T195_2">Propósito</text:span><text:span text:style-name="T195_3"><text:s/></text:span><text:span text:style-name="T195_4">do</text:span><text:span text:style-name="T195_5"><text:s/></text:span><text:span text:style-name="T195_6">documento</text:span><text:span text:style-name="T195_7"><text:s/></text:span><text:span text:style-name="T195_8">de</text:span><text:span text:style-name="T195_9"><text:s/></text:span><text:span text:style-name="T195_10">requisitos</text:span></text:h>
      <text:p text:style-name="P196"/>
      <text:p text:style-name="P197"><text:span text:style-name="T197_1">Este</text:span><text:span text:style-name="T197_2"><text:s/></text:span><text:span text:style-name="T197_3">documento</text:span><text:span text:style-name="T197_4"><text:s/></text:span><text:span text:style-name="T197_5">especifica</text:span><text:span text:style-name="T197_6"><text:s/></text:span><text:span text:style-name="T197_7">um</text:span><text:span text:style-name="T197_8"><text:s/></text:span><text:span text:style-name="T197_9">sistema</text:span><text:span text:style-name="T197_10"><text:s/></text:span><text:span text:style-name="T197_11">de</text:span><text:span text:style-name="T197_12"><text:s/></text:span><text:span text:style-name="T197_13">gerenciamento</text:span><text:span text:style-name="T197_14"><text:s/></text:span><text:span text:style-name="T197_15">e</text:span><text:span text:style-name="T197_16"><text:s/></text:span><text:span text:style-name="T197_17">controle</text:span><text:span text:style-name="T197_18"><text:s/></text:span><text:span text:style-name="T197_19">de</text:span><text:span text:style-name="T197_20"><text:s/></text:span><text:span text:style-name="T197_21">vendas</text:span><text:span text:style-name="T197_22"><text:s/></text:span><text:span text:style-name="T197_23">para</text:span><text:span text:style-name="T197_24"><text:s/></text:span><text:span text:style-name="T197_25">revendedores</text:span><text:span text:style-name="T197_26"><text:s/></text:span><text:span text:style-name="T197_27">autônomos</text:span><text:span text:style-name="T197_28"><text:s/></text:span><text:span text:style-name="T197_29">e</text:span><text:span text:style-name="T197_30"><text:s/></text:span><text:span text:style-name="T197_31">destina</text:span><text:span text:style-name="T197_32">-</text:span><text:span text:style-name="T197_33">se</text:span><text:span text:style-name="T197_34"><text:s/></text:span><text:span text:style-name="T197_35">a</text:span><text:span text:style-name="T197_36"><text:s/></text:span><text:span text:style-name="T197_37">clientes</text:span><text:span text:style-name="T197_38">,<text:s/></text:span><text:span text:style-name="T197_39">engenheiros</text:span><text:span text:style-name="T197_40">,<text:s/></text:span><text:span text:style-name="T197_41">analistas</text:span><text:span text:style-name="T197_42"><text:s/></text:span><text:span text:style-name="T197_43">e</text:span><text:span text:style-name="T197_44"><text:s/></text:span><text:span text:style-name="T197_45">gerentes</text:span><text:span text:style-name="T197_46"><text:s/></text:span><text:span text:style-name="T197_47">envolvidos</text:span><text:span text:style-name="T197_48"><text:s/></text:span><text:span text:style-name="T197_49">no</text:span><text:span text:style-name="T197_50"><text:s/></text:span><text:span text:style-name="T197_51">desenvolvimento</text:span><text:span text:style-name="T197_52"><text:s/></text:span><text:span text:style-name="T197_53">do</text:span><text:span text:style-name="T197_54"><text:s/></text:span><text:span text:style-name="T197_55">sistema</text:span><text:span text:style-name="T197_56">.<text:s/></text:span><text:span text:style-name="T197_57">O</text:span><text:span text:style-name="T197_58"><text:s/></text:span><text:span text:style-name="T197_59">objetivo</text:span><text:span text:style-name="T197_60"><text:s/></text:span><text:span text:style-name="T197_61">deste</text:span><text:span text:style-name="T197_62"><text:s/></text:span><text:span text:style-name="T197_63">documento</text:span><text:span text:style-name="T197_64"><text:s/></text:span><text:span text:style-name="T197_65">é</text:span><text:span text:style-name="T197_66"><text:s/></text:span><text:span text:style-name="T197_67">apresentar</text:span><text:span text:style-name="T197_68"><text:s/></text:span><text:span text:style-name="T197_69">a</text:span><text:span text:style-name="T197_70"><text:s/></text:span><text:span text:style-name="T197_71">descrição</text:span><text:span text:style-name="T197_72"><text:s/></text:span><text:span text:style-name="T197_73">dos</text:span><text:span text:style-name="T197_74"><text:s/></text:span><text:span text:style-name="T197_75">serviços</text:span><text:span text:style-name="T197_76"><text:s/></text:span><text:span text:style-name="T197_77">e</text:span><text:span text:style-name="T197_78"><text:s/></text:span><text:span text:style-name="T197_79">funções</text:span><text:span text:style-name="T197_80"><text:s/></text:span><text:span text:style-name="T197_81">do</text:span><text:span text:style-name="T197_82"><text:s/></text:span><text:span text:style-name="T197_83">sistema</text:span><text:span text:style-name="T197_84">,<text:s/></text:span><text:span text:style-name="T197_85">assim</text:span><text:span text:style-name="T197_86"><text:s/></text:span><text:span text:style-name="T197_87">como</text:span><text:span text:style-name="T197_88"><text:s/></text:span><text:span text:style-name="T197_89">as</text:span><text:span text:style-name="T197_90"><text:s/></text:span><text:span text:style-name="T197_91">restrições</text:span><text:span text:style-name="T197_92"><text:s/></text:span><text:span text:style-name="T197_93">de</text:span><text:span text:style-name="T197_94"><text:s/></text:span><text:span text:style-name="T197_95">operação</text:span><text:span text:style-name="T197_96"><text:s/></text:span><text:span text:style-name="T197_97">e</text:span><text:span text:style-name="T197_98"><text:s/></text:span><text:span text:style-name="T197_99">propriedades</text:span><text:span text:style-name="T197_100"><text:s/></text:span><text:span text:style-name="T197_101">gerais</text:span><text:span text:style-name="T197_102">,<text:s/></text:span><text:span text:style-name="T197_103">com</text:span><text:span text:style-name="T197_104"><text:s/></text:span><text:span text:style-name="T197_105">o</text:span><text:span text:style-name="T197_106"><text:s/></text:span><text:span text:style-name="T197_107">intuito</text:span><text:span text:style-name="T197_108"><text:s/></text:span><text:span text:style-name="T197_109">de</text:span><text:span text:style-name="T197_110"><text:s/></text:span><text:span text:style-name="T197_111">descrever</text:span><text:span text:style-name="T197_112"><text:s/></text:span><text:span text:style-name="T197_113">de</text:span><text:span text:style-name="T197_114"><text:s/></text:span><text:span text:style-name="T197_115">forma</text:span><text:span text:style-name="T197_116"><text:s/></text:span><text:span text:style-name="T197_117">detalhada</text:span><text:span text:style-name="T197_118"><text:s/></text:span><text:span text:style-name="T197_119">o</text:span><text:span text:style-name="T197_120"><text:s/></text:span><text:span text:style-name="T197_121">sistema</text:span><text:span text:style-name="T197_122"><text:s/></text:span><text:span text:style-name="T197_123">para</text:span><text:span text:style-name="T197_124"><text:s/></text:span><text:span text:style-name="T197_125">um</text:span><text:span text:style-name="T197_126"><text:s/></text:span><text:span text:style-name="T197_127">auxílio</text:span><text:span text:style-name="T197_128">,<text:s/></text:span><text:span text:style-name="T197_129">no</text:span><text:span text:style-name="T197_130"><text:s/></text:span><text:span text:style-name="T197_131">caso</text:span><text:span text:style-name="T197_132"><text:s/></text:span><text:span text:style-name="T197_133">de</text:span><text:span text:style-name="T197_134"><text:s/></text:span><text:span text:style-name="T197_135">dúvidas</text:span><text:span text:style-name="T197_136">,<text:s/></text:span><text:span text:style-name="T197_137">durante</text:span><text:span text:style-name="T197_138"><text:s/></text:span><text:span text:style-name="T197_139">as</text:span><text:span text:style-name="T197_140"><text:s/></text:span><text:span text:style-name="T197_141">fases</text:span><text:span text:style-name="T197_142"><text:s/></text:span><text:span text:style-name="T197_143">de</text:span><text:span text:style-name="T197_144"><text:s/></text:span><text:span text:style-name="T197_145">análise</text:span><text:span text:style-name="T197_146">,<text:s/></text:span><text:span text:style-name="T197_147">projeto</text:span><text:span text:style-name="T197_148"><text:s/></text:span><text:span text:style-name="T197_149">e</text:span><text:span text:style-name="T197_150"><text:s/></text:span><text:span text:style-name="T197_151">testes</text:span><text:span text:style-name="T197_152">.<text:s/></text:span><text:span text:style-name="T197_153">O</text:span><text:span text:style-name="T197_154"><text:s/></text:span><text:span text:style-name="T197_155">mesmo</text:span><text:span text:style-name="T197_156"><text:s/></text:span><text:span text:style-name="T197_157">especifica</text:span><text:span text:style-name="T197_158"><text:s/></text:span><text:span text:style-name="T197_159">os</text:span><text:span text:style-name="T197_160"><text:s/></text:span><text:span text:style-name="T197_161">requisitos</text:span><text:span text:style-name="T197_162"><text:s/></text:span><text:span text:style-name="T197_163">funcionais</text:span><text:span text:style-name="T197_164"><text:s/></text:span><text:span text:style-name="T197_165">e</text:span><text:span text:style-name="T197_166"><text:s/></text:span><text:span text:style-name="T197_167">não</text:span><text:span text:style-name="T197_168"><text:s/></text:span><text:span text:style-name="T197_169">funcionais</text:span><text:span text:style-name="T197_170">,<text:s/></text:span><text:span text:style-name="T197_171">levantados</text:span><text:span text:style-name="T197_172"><text:s/></text:span><text:span text:style-name="T197_173">durante</text:span><text:span text:style-name="T197_174"><text:s/></text:span><text:span text:style-name="T197_175">a</text:span><text:span text:style-name="T197_176"><text:s/></text:span><text:span text:style-name="T197_177">concepção</text:span><text:span text:style-name="T197_178"><text:s/></text:span><text:span text:style-name="T197_179">do</text:span><text:span text:style-name="T197_180"><text:s/></text:span><text:span text:style-name="T197_181">sistema</text:span><text:span text:style-name="T197_182"><text:s/></text:span><text:span text:style-name="T197_183">e</text:span><text:span text:style-name="T197_184"><text:s/></text:span><text:span text:style-name="T197_185">as</text:span><text:span text:style-name="T197_186"><text:s/></text:span><text:span text:style-name="T197_187">descrições</text:span><text:span text:style-name="T197_188"><text:s/></text:span><text:span text:style-name="T197_189">e</text:span><text:span text:style-name="T197_190"><text:s/></text:span><text:span text:style-name="T197_191">diagramas</text:span><text:span text:style-name="T197_192"><text:s/></text:span><text:span text:style-name="T197_193">de</text:span><text:span text:style-name="T197_194"><text:s/></text:span><text:span text:style-name="T197_195">caso</text:span><text:span text:style-name="T197_196"><text:s/></text:span><text:span text:style-name="T197_197">de</text:span><text:span text:style-name="T197_198"><text:s/></text:span><text:span text:style-name="T197_199">uso</text:span><text:span text:style-name="T197_200">.</text:span><text:bookmark-start text:name="id.2et92p0"/><text:bookmark-end text:name="id.2et92p0"/></text:p>
      <text:p text:style-name="P198"><text:bookmark-start text:name="id.tyjcwt"/><text:bookmark-end text:name="id.tyjcwt"/></text:p>
      <text:h text:style-name="P199" text:outline-level="10"><text:span text:style-name="T199_1">1.2<text:s/></text:span><text:span text:style-name="T199_2">Escopo</text:span><text:span text:style-name="T199_3"><text:s/></text:span><text:span text:style-name="T199_4">do</text:span><text:span text:style-name="T199_5"><text:s/></text:span><text:span text:style-name="T199_6">Produto</text:span></text:h>
      <text:p text:style-name="P200"><text:span text:style-name="T200_1"><text:tab/></text:span><text:span text:style-name="T200_2">O</text:span><text:span text:style-name="T200_3"><text:s/></text:span><text:span text:style-name="T200_4">projeto</text:span><text:span text:style-name="T200_5"><text:s/></text:span><text:span text:style-name="T200_6">consiste</text:span><text:span text:style-name="T200_7"><text:s/></text:span><text:span text:style-name="T200_8">na</text:span><text:span text:style-name="T200_9"><text:s/></text:span><text:span text:style-name="T200_10">construção</text:span><text:span text:style-name="T200_11"><text:s/></text:span><text:span text:style-name="T200_12">de</text:span><text:span text:style-name="T200_13"><text:s/></text:span><text:span text:style-name="T200_14">um</text:span><text:span text:style-name="T200_15"><text:s/></text:span><text:span text:style-name="T200_16">sistema</text:span><text:span text:style-name="T200_17"><text:s/></text:span><text:span text:style-name="T200_18">Web</text:span><text:span text:style-name="T200_19"><text:s/></text:span><text:span text:style-name="T200_20">que</text:span><text:span text:style-name="T200_21"><text:s/></text:span><text:span text:style-name="T200_22">auxiliará</text:span><text:span text:style-name="T200_23"><text:s/></text:span><text:span text:style-name="T200_24">o</text:span><text:span text:style-name="T200_25"><text:s/></text:span><text:span text:style-name="T200_26">processo</text:span><text:span text:style-name="T200_27"><text:s/></text:span><text:span text:style-name="T200_28">referente</text:span><text:span text:style-name="T200_29"><text:s/></text:span><text:span text:style-name="T200_30">a</text:span><text:span text:style-name="T200_31"><text:s/></text:span><text:span text:style-name="T200_32">documentação</text:span><text:span text:style-name="T200_33"><text:s/></text:span><text:span text:style-name="T200_34">de</text:span><text:span text:style-name="T200_35"><text:s/></text:span><text:span text:style-name="T200_36">alunos</text:span><text:span text:style-name="T200_37"><text:s/></text:span><text:span text:style-name="T200_38">que</text:span><text:span text:style-name="T200_39"><text:s/></text:span><text:span text:style-name="T200_40">realizam</text:span><text:span text:style-name="T200_41"><text:s/></text:span><text:span text:style-name="T200_42">monitoria</text:span><text:span text:style-name="T200_43"><text:s/></text:span><text:span text:style-name="T200_44">e</text:span><text:span text:style-name="T200_45">/</text:span><text:span text:style-name="T200_46">ou</text:span><text:span text:style-name="T200_47"><text:s/></text:span><text:span text:style-name="T200_48">pesquisa</text:span><text:span text:style-name="T200_49"><text:s/></text:span><text:span text:style-name="T200_50">em</text:span><text:span text:style-name="T200_51"><text:s/></text:span><text:span text:style-name="T200_52">alguma</text:span><text:span text:style-name="T200_53"><text:s/></text:span><text:span text:style-name="T200_54">instituição</text:span><text:span text:style-name="T200_55"><text:s/></text:span><text:span text:style-name="T200_56">superior</text:span><text:span text:style-name="T200_57"><text:s/></text:span><text:span text:style-name="T200_58">de</text:span><text:span text:style-name="T200_59"><text:s/></text:span><text:span text:style-name="T200_60">ensino</text:span><text:span text:style-name="T200_61">.</text:span><text:bookmark-start text:name="id.3dy6vkm"/><text:bookmark-end text:name="id.3dy6vkm"/></text:p>
      <text:p text:style-name="P201"><text:bookmark-start text:name="id.1t3h5sf"/><text:bookmark-end text:name="id.1t3h5sf"/></text:p>
      <text:h text:style-name="P202" text:outline-level="10"><text:bookmark-start text:name="id.4d34og8"/><text:bookmark-end text:name="id.4d34og8"/><text:span text:style-name="T202_1">1.3<text:s/></text:span><text:span text:style-name="T202_2">Definições</text:span><text:span text:style-name="T202_3">,<text:s/></text:span><text:span text:style-name="T202_4">convenções</text:span><text:span text:style-name="T202_5"><text:s/></text:span><text:span text:style-name="T202_6">e</text:span><text:span text:style-name="T202_7"><text:s/></text:span><text:span text:style-name="T202_8">acrônimos</text:span><text:bookmark-start text:name="id.2s8eyo1"/><text:bookmark-end text:name="id.2s8eyo1"/></text:h>
      <text:h text:style-name="P203" text:outline-level="10"><text:span text:style-name="T203_1">1.3.1<text:s/></text:span><text:span text:style-name="T203_2">Convenções</text:span><text:bookmark-start text:name="id.17dp8vu"/><text:bookmark-end text:name="id.17dp8vu"/></text:h>
      <text:h text:style-name="P204" text:outline-level="10"><text:span text:style-name="T204_1">1.3.1.1<text:s/></text:span><text:span text:style-name="T204_2">Identificação</text:span><text:span text:style-name="T204_3"><text:s/></text:span><text:span text:style-name="T204_4">dos</text:span><text:span text:style-name="T204_5"><text:s/></text:span><text:span text:style-name="T204_6">Requisitos</text:span></text:h>
      <text:p text:style-name="P205"/>
      <table:table table:style-name="Table2">
        <table:table-column table:style-name="Column5"/>
        <table:table-column table:style-name="Column6"/>
        <table:table-column table:style-name="Column7"/>
        <table:table-row table:style-name="Row9">
          <table:table-cell table:style-name="Cell33">
            <text:p text:style-name="P206"><text:span text:style-name="T206_1">Acrônimo</text:span></text:p>
          </table:table-cell>
          <table:table-cell table:style-name="Cell34">
            <text:p text:style-name="P207"><text:span text:style-name="T207_1">Significado</text:span></text:p>
          </table:table-cell>
          <table:table-cell table:style-name="Cell35">
            <text:p text:style-name="P208"><text:span text:style-name="T208_1">Descrição</text:span></text:p>
          </table:table-cell>
        </table:table-row>
        <table:table-row table:style-name="Row10">
          <table:table-cell table:style-name="Cell36">
            <text:p text:style-name="P209"><text:span text:style-name="T209_1">RF</text:span></text:p>
          </table:table-cell>
          <table:table-cell table:style-name="Cell37">
            <text:p text:style-name="P210"><text:span text:style-name="T210_1">Requisitos</text:span><text:span text:style-name="T210_2"><text:s/></text:span><text:span text:style-name="T210_3">funcionais</text:span></text:p>
          </table:table-cell>
          <table:table-cell table:style-name="Cell38">
            <text:p text:style-name="P211"><text:span text:style-name="T211_1">Requisitos</text:span><text:span text:style-name="T211_2"><text:s/></text:span><text:span text:style-name="T211_3">técnicos</text:span><text:span text:style-name="T211_4"><text:s/></text:span><text:span text:style-name="T211_5">do</text:span><text:span text:style-name="T211_6"><text:s/></text:span><text:span text:style-name="T211_7">software</text:span><text:span text:style-name="T211_8"><text:s/></text:span><text:span text:style-name="T211_9">que</text:span><text:span text:style-name="T211_10"><text:s/></text:span><text:span text:style-name="T211_11">compõe</text:span><text:span text:style-name="T211_12"><text:s/></text:span><text:span text:style-name="T211_13">o</text:span><text:span text:style-name="T211_14"><text:s/></text:span><text:span text:style-name="T211_15">sistema</text:span><text:span text:style-name="T211_16">,<text:s/></text:span><text:span text:style-name="T211_17">que</text:span><text:span text:style-name="T211_18"><text:s/></text:span><text:span text:style-name="T211_19">descrevem</text:span><text:span text:style-name="T211_20"><text:s/></text:span><text:span text:style-name="T211_21">ações</text:span><text:span text:style-name="T211_22"><text:s/></text:span><text:span text:style-name="T211_23">que</text:span><text:span text:style-name="T211_24"><text:s/></text:span><text:span text:style-name="T211_25">o</text:span><text:span text:style-name="T211_26"><text:s/></text:span><text:span text:style-name="T211_27">sistema</text:span><text:span text:style-name="T211_28"><text:s/></text:span><text:span text:style-name="T211_29">deve</text:span><text:span text:style-name="T211_30"><text:s/></text:span><text:span text:style-name="T211_31">estar</text:span><text:span text:style-name="T211_32"><text:s/></text:span><text:span text:style-name="T211_33">apto</text:span><text:span text:style-name="T211_34"><text:s/></text:span><text:span text:style-name="T211_35">a</text:span><text:span text:style-name="T211_36"><text:s/></text:span><text:span text:style-name="T211_37">executar</text:span><text:span text:style-name="T211_38">,<text:s/></text:span><text:span text:style-name="T211_39">ou</text:span><text:span text:style-name="T211_40"><text:s/></text:span><text:span text:style-name="T211_41">seja</text:span><text:span text:style-name="T211_42">,<text:s/></text:span><text:span text:style-name="T211_43">o</text:span><text:span text:style-name="T211_44"><text:s/></text:span><text:span text:style-name="T211_45">que</text:span><text:span text:style-name="T211_46"><text:s/></text:span><text:span text:style-name="T211_47">o</text:span><text:span text:style-name="T211_48"><text:s/></text:span><text:span text:style-name="T211_49">sistema</text:span><text:span text:style-name="T211_50"><text:s/></text:span><text:span text:style-name="T211_51">deve</text:span><text:span text:style-name="T211_52"><text:s/></text:span><text:span text:style-name="T211_53">fazer</text:span><text:span text:style-name="T211_54">.</text:span></text:p>
          </table:table-cell>
        </table:table-row>
        <table:table-row table:style-name="Row11">
          <table:table-cell table:style-name="Cell39">
            <text:p text:style-name="P212"><text:span text:style-name="T212_1">RNF</text:span></text:p>
          </table:table-cell>
          <table:table-cell table:style-name="Cell40">
            <text:p text:style-name="P213"><text:span text:style-name="T213_1">Requisitos</text:span><text:span text:style-name="T213_2"><text:s/></text:span><text:span text:style-name="T213_3">não</text:span><text:span text:style-name="T213_4"><text:s/></text:span><text:span text:style-name="T213_5">funcionais</text:span></text:p>
          </table:table-cell>
          <table:table-cell table:style-name="Cell41">
            <text:p text:style-name="P214"><text:span text:style-name="T214_1">Requisitos</text:span><text:span text:style-name="T214_2"><text:s/></text:span><text:span text:style-name="T214_3">técnicos</text:span><text:span text:style-name="T214_4"><text:s/></text:span><text:span text:style-name="T214_5">do</text:span><text:span text:style-name="T214_6"><text:s/></text:span><text:span text:style-name="T214_7">software</text:span><text:span text:style-name="T214_8"><text:s/></text:span><text:span text:style-name="T214_9">que</text:span><text:span text:style-name="T214_10"><text:s/></text:span><text:span text:style-name="T214_11">compõe</text:span><text:span text:style-name="T214_12"><text:s/></text:span><text:span text:style-name="T214_13">o</text:span><text:span text:style-name="T214_14"><text:s/></text:span><text:span text:style-name="T214_15">sistema</text:span><text:span text:style-name="T214_16">,<text:s/></text:span><text:span text:style-name="T214_17">que</text:span><text:span text:style-name="T214_18"><text:s/></text:span><text:span text:style-name="T214_19">descrevem</text:span><text:span text:style-name="T214_20"><text:s/></text:span><text:span text:style-name="T214_21">atributos</text:span><text:span text:style-name="T214_22"><text:s/></text:span><text:span text:style-name="T214_23">que</text:span><text:span text:style-name="T214_24"><text:s/></text:span><text:span text:style-name="T214_25">o</text:span><text:span text:style-name="T214_26"><text:s/></text:span><text:span text:style-name="T214_27">sistema</text:span><text:span text:style-name="T214_28"><text:s/></text:span><text:span text:style-name="T214_29">deve</text:span><text:span text:style-name="T214_30"><text:s/></text:span><text:span text:style-name="T214_31">possuir</text:span><text:span text:style-name="T214_32"><text:s/></text:span><text:span text:style-name="T214_33">ou</text:span><text:span text:style-name="T214_34"><text:s/></text:span><text:span text:style-name="T214_35">restrições</text:span><text:span text:style-name="T214_36"><text:s/></text:span><text:span text:style-name="T214_37">sob</text:span><text:span text:style-name="T214_38"><text:s/></text:span><text:span text:style-name="T214_39">as</text:span><text:span text:style-name="T214_40"><text:s/></text:span><text:span text:style-name="T214_41">quais</text:span><text:span text:style-name="T214_42"><text:s/></text:span><text:span text:style-name="T214_43">ele</text:span><text:span text:style-name="T214_44"><text:s/></text:span><text:span text:style-name="T214_45">deve</text:span><text:span text:style-name="T214_46"><text:s/></text:span><text:span text:style-name="T214_47">operar</text:span><text:span text:style-name="T214_48">.</text:span></text:p>
          </table:table-cell>
        </table:table-row>
      </table:table>
      <text:p text:style-name="P215"/>
      <text:p text:style-name="P216"><text:span text:style-name="T216_1">Por</text:span><text:span text:style-name="T216_2"><text:s/></text:span><text:span text:style-name="T216_3">convenção</text:span><text:span text:style-name="T216_4">,<text:s/></text:span><text:span text:style-name="T216_5">a</text:span><text:span text:style-name="T216_6"><text:s/></text:span><text:span text:style-name="T216_7">referência</text:span><text:span text:style-name="T216_8"><text:s/></text:span><text:span text:style-name="T216_9">a</text:span><text:span text:style-name="T216_10"><text:s/></text:span><text:span text:style-name="T216_11">requisitos</text:span><text:span text:style-name="T216_12"><text:s/></text:span><text:span text:style-name="T216_13">é</text:span><text:span text:style-name="T216_14"><text:s/></text:span><text:span text:style-name="T216_15">feita</text:span><text:span text:style-name="T216_16"><text:s/></text:span><text:span text:style-name="T216_17">através</text:span><text:span text:style-name="T216_18"><text:s/></text:span><text:span text:style-name="T216_19">do</text:span><text:span text:style-name="T216_20"><text:s/></text:span><text:span text:style-name="T216_21">nome</text:span><text:span text:style-name="T216_22"><text:s/></text:span><text:span text:style-name="T216_23">da</text:span><text:span text:style-name="T216_24"><text:s/></text:span><text:span text:style-name="T216_25">subseção</text:span><text:span text:style-name="T216_26"><text:s/></text:span><text:span text:style-name="T216_27">onde</text:span><text:span text:style-name="T216_28"><text:s/></text:span><text:span text:style-name="T216_29">eles</text:span><text:span text:style-name="T216_30"><text:s/></text:span><text:span text:style-name="T216_31">estão</text:span><text:span text:style-name="T216_32"><text:s/></text:span><text:span text:style-name="T216_33">descritos</text:span><text:span text:style-name="T216_34">,<text:s/></text:span><text:span text:style-name="T216_35">seguido</text:span><text:span text:style-name="T216_36"><text:s/></text:span><text:span text:style-name="T216_37">do</text:span><text:span text:style-name="T216_38"><text:s/></text:span><text:span text:style-name="T216_39">identificador</text:span><text:span text:style-name="T216_40"><text:s/></text:span><text:span text:style-name="T216_41">do</text:span><text:span text:style-name="T216_42"><text:s/></text:span><text:span text:style-name="T216_43">requisito</text:span><text:span text:style-name="T216_44">,<text:s/></text:span><text:span text:style-name="T216_45">de</text:span><text:span text:style-name="T216_46"><text:s/></text:span><text:span text:style-name="T216_47">acordo</text:span><text:span text:style-name="T216_48"><text:s/></text:span><text:span text:style-name="T216_49">com</text:span><text:span text:style-name="T216_50"><text:s/></text:span><text:span text:style-name="T216_51">o</text:span><text:span text:style-name="T216_52"><text:s/></text:span><text:span text:style-name="T216_53">esquema</text:span><text:span text:style-name="T216_54"><text:s/></text:span><text:span text:style-name="T216_55">abaixo</text:span><text:span text:style-name="T216_56">:</text:span></text:p>
      <text:p text:style-name="P217"><text:span text:style-name="T217_1"><text:tab/></text:span></text:p>
      <text:p text:style-name="P218"><text:span text:style-name="T218_1">[</text:span><text:span text:style-name="T218_2">Nome</text:span><text:span text:style-name="T218_3"><text:s/></text:span><text:span text:style-name="T218_4">da</text:span><text:span text:style-name="T218_5"><text:s/></text:span><text:span text:style-name="T218_6">subseção</text:span><text:span text:style-name="T218_7">.<text:s/></text:span><text:span text:style-name="T218_8">Identificador</text:span><text:span text:style-name="T218_9"><text:s/></text:span><text:span text:style-name="T218_10">do</text:span><text:span text:style-name="T218_11"><text:s/></text:span><text:span text:style-name="T218_12">requisito</text:span><text:span text:style-name="T218_13">]</text:span></text:p>
      <text:p text:style-name="P219"/>
      <text:p text:style-name="P220"><text:span text:style-name="T220_1">Por</text:span><text:span text:style-name="T220_2"><text:s/></text:span><text:span text:style-name="T220_3">exemplo</text:span><text:span text:style-name="T220_4">,<text:s/></text:span><text:span text:style-name="T220_5">o</text:span><text:span text:style-name="T220_6"><text:s/></text:span><text:span text:style-name="T220_7">requisito</text:span><text:span text:style-name="T220_8"><text:s/>[</text:span><text:span text:style-name="T220_9">Recuperação</text:span><text:span text:style-name="T220_10"><text:s/></text:span><text:span text:style-name="T220_11">de</text:span><text:span text:style-name="T220_12"><text:s/></text:span><text:span text:style-name="T220_13">dados</text:span><text:span text:style-name="T220_14">.</text:span><text:span text:style-name="T220_15">RF</text:span><text:span text:style-name="T220_16">016]<text:s/></text:span><text:span text:style-name="T220_17">está</text:span><text:span text:style-name="T220_18"><text:s/></text:span><text:span text:style-name="T220_19">descrito</text:span><text:span text:style-name="T220_20"><text:s/></text:span><text:span text:style-name="T220_21">em</text:span><text:span text:style-name="T220_22"><text:s/></text:span><text:span text:style-name="T220_23">uma</text:span><text:span text:style-name="T220_24"><text:s/></text:span><text:span text:style-name="T220_25">subseção</text:span><text:span text:style-name="T220_26"><text:s/></text:span><text:span text:style-name="T220_27">chamada</text:span><text:span text:style-name="T220_28"><text:s/>“</text:span><text:span text:style-name="T220_29">Recuperação</text:span><text:span text:style-name="T220_30"><text:s/></text:span><text:span text:style-name="T220_31">de</text:span><text:span text:style-name="T220_32"><text:s/></text:span><text:span text:style-name="T220_33">dados</text:span><text:span text:style-name="T220_34">”,<text:s/></text:span><text:span text:style-name="T220_35">em</text:span><text:span text:style-name="T220_36"><text:s/></text:span><text:span text:style-name="T220_37">um</text:span><text:span text:style-name="T220_38"><text:s/></text:span><text:span text:style-name="T220_39">bloco</text:span><text:span text:style-name="T220_40"><text:s/></text:span><text:span text:style-name="T220_41">identificado</text:span><text:span text:style-name="T220_42"><text:s/></text:span><text:span text:style-name="T220_43">pelo</text:span><text:span text:style-name="T220_44"><text:s/></text:span><text:span text:style-name="T220_45">número</text:span><text:span text:style-name="T220_46"><text:s/>[</text:span><text:span text:style-name="T220_47">RF</text:span><text:span text:style-name="T220_48">016].<text:s/></text:span><text:span text:style-name="T220_49">Já</text:span><text:span text:style-name="T220_50"><text:s/></text:span><text:span text:style-name="T220_51">o</text:span><text:span text:style-name="T220_52"><text:s/></text:span><text:span text:style-name="T220_53">requisito</text:span><text:span text:style-name="T220_54"><text:s/></text:span><text:span text:style-name="T220_55">não</text:span><text:span text:style-name="T220_56"><text:s/></text:span><text:span text:style-name="T220_57">funcional</text:span><text:span text:style-name="T220_58"><text:s/>[</text:span><text:span text:style-name="T220_59">Confiabilidade</text:span><text:span text:style-name="T220_60">.</text:span><text:span text:style-name="T220_61">NF</text:span><text:span text:style-name="T220_62">008]<text:s/></text:span><text:span text:style-name="T220_63">está</text:span><text:span text:style-name="T220_64"><text:s/></text:span><text:span text:style-name="T220_65">descrito</text:span><text:span text:style-name="T220_66"><text:s/></text:span><text:span text:style-name="T220_67">na</text:span><text:span text:style-name="T220_68"><text:s/></text:span><text:span text:style-name="T220_69">seção</text:span><text:span text:style-name="T220_70"><text:s/></text:span><text:span text:style-name="T220_71">de</text:span><text:span text:style-name="T220_72"><text:s/></text:span><text:span text:style-name="T220_73">requisitos</text:span><text:span text:style-name="T220_74"><text:s/></text:span><text:span text:style-name="T220_75">não</text:span><text:span text:style-name="T220_76"><text:s/></text:span><text:span text:style-name="T220_77">funcionais</text:span><text:span text:style-name="T220_78"><text:s/></text:span><text:span text:style-name="T220_79">de</text:span><text:span text:style-name="T220_80"><text:s/></text:span><text:span text:style-name="T220_81">Confiabilidade</text:span><text:span text:style-name="T220_82">,<text:s/></text:span><text:span text:style-name="T220_83">em</text:span><text:span text:style-name="T220_84"><text:s/></text:span><text:span text:style-name="T220_85">um</text:span><text:span text:style-name="T220_86"><text:s/></text:span><text:span text:style-name="T220_87">bloco</text:span><text:span text:style-name="T220_88"><text:s/></text:span><text:span text:style-name="T220_89">identificado</text:span><text:span text:style-name="T220_90"><text:s/></text:span><text:span text:style-name="T220_91">por</text:span><text:span text:style-name="T220_92"><text:s/>[</text:span><text:span text:style-name="T220_93">NF</text:span><text:span text:style-name="T220_94">008].</text:span><text:bookmark-start text:name="id.3rdcrjn"/><text:bookmark-end text:name="id.3rdcrjn"/></text:p>
      <text:h text:style-name="P221" text:outline-level="10"><text:bookmark-start text:name="id.26in1rg"/><text:bookmark-end text:name="id.26in1rg"/></text:h>
      <text:h text:style-name="P222" text:outline-level="10"><text:span text:style-name="T222_1">1.3.1.2<text:s/></text:span><text:span text:style-name="T222_2">Prioridade</text:span><text:span text:style-name="T222_3"><text:s/></text:span><text:span text:style-name="T222_4">dos</text:span><text:span text:style-name="T222_5"><text:s/></text:span><text:span text:style-name="T222_6">requisitos</text:span></text:h>
      <text:p text:style-name="P223"/>
      <text:p text:style-name="P224"><text:span text:style-name="T224_1">Para</text:span><text:span text:style-name="T224_2"><text:s/></text:span><text:span text:style-name="T224_3">estabelecer</text:span><text:span text:style-name="T224_4"><text:s/></text:span><text:span text:style-name="T224_5">a</text:span><text:span text:style-name="T224_6"><text:s/></text:span><text:span text:style-name="T224_7">prioridade</text:span><text:span text:style-name="T224_8"><text:s/></text:span><text:span text:style-name="T224_9">dos</text:span><text:span text:style-name="T224_10"><text:s/></text:span><text:span text:style-name="T224_11">requisitos</text:span><text:span text:style-name="T224_12"><text:s/></text:span><text:span text:style-name="T224_13">foram</text:span><text:span text:style-name="T224_14"><text:s/></text:span><text:span text:style-name="T224_15">adotadas</text:span><text:span text:style-name="T224_16"><text:s/></text:span><text:span text:style-name="T224_17">as</text:span><text:span text:style-name="T224_18"><text:s/></text:span><text:span text:style-name="T224_19">denominações</text:span><text:span text:style-name="T224_20"><text:s/>“</text:span><text:span text:style-name="T224_21">essencial</text:span><text:span text:style-name="T224_22">”,<text:s/>“</text:span><text:span text:style-name="T224_23">importante</text:span><text:span text:style-name="T224_24">”<text:s/></text:span><text:span text:style-name="T224_25">e</text:span><text:span text:style-name="T224_26"><text:s/>“</text:span><text:span text:style-name="T224_27">desejável</text:span><text:span text:style-name="T224_28">”.</text:span></text:p>
      <text:p text:style-name="P225"/>
      <text:list text:style-name="LS1" xml:id="list0">
        <text:list-item>
          <text:p text:style-name="P226"><text:span text:style-name="T226_1">Essencial</text:span><text:span text:style-name="T226_2"><text:s/></text:span><text:span text:style-name="T226_3">é</text:span><text:span text:style-name="T226_4"><text:s/></text:span><text:span text:style-name="T226_5">o</text:span><text:span text:style-name="T226_6"><text:s/></text:span><text:span text:style-name="T226_7">requisito</text:span><text:span text:style-name="T226_8"><text:s/></text:span><text:span text:style-name="T226_9">sem</text:span><text:span text:style-name="T226_10"><text:s/></text:span><text:span text:style-name="T226_11">o</text:span><text:span text:style-name="T226_12"><text:s/></text:span><text:span text:style-name="T226_13">qual</text:span><text:span text:style-name="T226_14"><text:s/></text:span><text:span text:style-name="T226_15">o</text:span><text:span text:style-name="T226_16"><text:s/></text:span><text:span text:style-name="T226_17">sistema</text:span><text:span text:style-name="T226_18"><text:s/></text:span><text:span text:style-name="T226_19">não</text:span><text:span text:style-name="T226_20"><text:s/></text:span><text:span text:style-name="T226_21">entra</text:span><text:span text:style-name="T226_22"><text:s/></text:span><text:span text:style-name="T226_23">em</text:span><text:span text:style-name="T226_24"><text:s/></text:span><text:span text:style-name="T226_25">funcionamento</text:span><text:span text:style-name="T226_26">.<text:s/></text:span><text:span text:style-name="T226_27">Requisitos</text:span><text:span text:style-name="T226_28"><text:s/></text:span><text:span text:style-name="T226_29">essenciais</text:span><text:span text:style-name="T226_30"><text:s/></text:span><text:span text:style-name="T226_31">são</text:span><text:span text:style-name="T226_32"><text:s/></text:span><text:span text:style-name="T226_33">requisitos</text:span><text:span text:style-name="T226_34"><text:s/></text:span><text:span text:style-name="T226_35">imprescindíveis</text:span><text:span text:style-name="T226_36">,<text:s/></text:span><text:span text:style-name="T226_37">que</text:span><text:span text:style-name="T226_38"><text:s/></text:span><text:span text:style-name="T226_39">têm</text:span><text:span text:style-name="T226_40"><text:s/></text:span><text:span text:style-name="T226_41">que</text:span><text:span text:style-name="T226_42"><text:s/></text:span><text:span text:style-name="T226_43">ser</text:span><text:span text:style-name="T226_44"><text:s/></text:span><text:span text:style-name="T226_45">implementados</text:span><text:span text:style-name="T226_46"><text:s/></text:span><text:span text:style-name="T226_47">impreterivelmente</text:span><text:span text:style-name="T226_48">.</text:span></text:p>
        </text:list-item>
        <text:list-item>
          <text:p text:style-name="P227"><text:span text:style-name="T227_1">Importante</text:span><text:span text:style-name="T227_2"><text:s/></text:span><text:span text:style-name="T227_3">é</text:span><text:span text:style-name="T227_4"><text:s/></text:span><text:span text:style-name="T227_5">o</text:span><text:span text:style-name="T227_6"><text:s/></text:span><text:span text:style-name="T227_7">requisito</text:span><text:span text:style-name="T227_8"><text:s/></text:span><text:span text:style-name="T227_9">sem</text:span><text:span text:style-name="T227_10"><text:s/></text:span><text:span text:style-name="T227_11">o</text:span><text:span text:style-name="T227_12"><text:s/></text:span><text:span text:style-name="T227_13">qual</text:span><text:span text:style-name="T227_14"><text:s/></text:span><text:span text:style-name="T227_15">o</text:span><text:span text:style-name="T227_16"><text:s/></text:span><text:span text:style-name="T227_17">sistema</text:span><text:span text:style-name="T227_18"><text:s/></text:span><text:span text:style-name="T227_19">entra</text:span><text:span text:style-name="T227_20"><text:s/></text:span><text:span text:style-name="T227_21">em</text:span><text:span text:style-name="T227_22"><text:s/></text:span><text:span text:style-name="T227_23">funcionamento</text:span><text:span text:style-name="T227_24">,<text:s/></text:span><text:span text:style-name="T227_25">mas</text:span><text:span text:style-name="T227_26"><text:s/></text:span><text:span text:style-name="T227_27">de</text:span><text:span text:style-name="T227_28"><text:s/></text:span><text:span text:style-name="T227_29">forma</text:span><text:span text:style-name="T227_30"><text:s/></text:span><text:span text:style-name="T227_31">não</text:span><text:span text:style-name="T227_32"><text:s/></text:span><text:span text:style-name="T227_33">satisfatória</text:span><text:span text:style-name="T227_34">.<text:s/></text:span><text:span text:style-name="T227_35">Requisitos</text:span><text:span text:style-name="T227_36"><text:s/></text:span><text:span text:style-name="T227_37">importantes</text:span><text:span text:style-name="T227_38"><text:s/></text:span><text:span text:style-name="T227_39">devem</text:span><text:span text:style-name="T227_40"><text:s/></text:span><text:span text:style-name="T227_41">ser</text:span><text:span text:style-name="T227_42"><text:s/></text:span><text:span text:style-name="T227_43">implementados</text:span><text:span text:style-name="T227_44">,<text:s/></text:span><text:span text:style-name="T227_45">mas</text:span><text:span text:style-name="T227_46">,<text:s/></text:span><text:span text:style-name="T227_47">se</text:span><text:span text:style-name="T227_48"><text:s/></text:span><text:span text:style-name="T227_49">não</text:span><text:span text:style-name="T227_50"><text:s/></text:span><text:span text:style-name="T227_51">forem</text:span><text:span text:style-name="T227_52">,<text:s/></text:span><text:span text:style-name="T227_53">o</text:span><text:span text:style-name="T227_54"><text:s/></text:span><text:span text:style-name="T227_55">sistema</text:span><text:span text:style-name="T227_56"><text:s/></text:span><text:span text:style-name="T227_57">poderá</text:span><text:span text:style-name="T227_58"><text:s/></text:span><text:span text:style-name="T227_59">ser</text:span><text:span text:style-name="T227_60"><text:s/></text:span><text:span text:style-name="T227_61">implantado</text:span><text:span text:style-name="T227_62"><text:s/></text:span><text:span text:style-name="T227_63">e</text:span><text:span text:style-name="T227_64"><text:s/></text:span><text:span text:style-name="T227_65">usado</text:span><text:span text:style-name="T227_66"><text:s/></text:span><text:span text:style-name="T227_67">mesmo</text:span><text:span text:style-name="T227_68"><text:s/></text:span><text:span text:style-name="T227_69">assim</text:span><text:span text:style-name="T227_70">.</text:span></text:p>
        </text:list-item>
        <text:list-item>
          <text:p text:style-name="P228"><text:span text:style-name="T228_1">Desejável</text:span><text:span text:style-name="T228_2"><text:s/></text:span><text:span text:style-name="T228_3">é</text:span><text:span text:style-name="T228_4"><text:s/></text:span><text:span text:style-name="T228_5">o</text:span><text:span text:style-name="T228_6"><text:s/></text:span><text:span text:style-name="T228_7">requisito</text:span><text:span text:style-name="T228_8"><text:s/></text:span><text:span text:style-name="T228_9">que</text:span><text:span text:style-name="T228_10"><text:s/></text:span><text:span text:style-name="T228_11">não</text:span><text:span text:style-name="T228_12"><text:s/></text:span><text:span text:style-name="T228_13">compromete</text:span><text:span text:style-name="T228_14"><text:s/></text:span><text:span text:style-name="T228_15">as</text:span><text:span text:style-name="T228_16"><text:s/></text:span><text:span text:style-name="T228_17">funcionalidades</text:span><text:span text:style-name="T228_18"><text:s/></text:span><text:span text:style-name="T228_19">básicas</text:span><text:span text:style-name="T228_20"><text:s/></text:span><text:span text:style-name="T228_21">do</text:span><text:span text:style-name="T228_22"><text:s/></text:span><text:span text:style-name="T228_23">sistema</text:span><text:span text:style-name="T228_24">,<text:s/></text:span><text:span text:style-name="T228_25">isto</text:span><text:span text:style-name="T228_26"><text:s/></text:span><text:span text:style-name="T228_27">é</text:span><text:span text:style-name="T228_28">,<text:s/></text:span><text:span text:style-name="T228_29">o</text:span><text:span text:style-name="T228_30"><text:s/></text:span><text:span text:style-name="T228_31">sistema</text:span><text:span text:style-name="T228_32"><text:s/></text:span><text:span text:style-name="T228_33">pode</text:span><text:span text:style-name="T228_34"><text:s/></text:span><text:span text:style-name="T228_35">funcionar</text:span><text:span text:style-name="T228_36"><text:s/></text:span><text:span text:style-name="T228_37">de</text:span><text:span text:style-name="T228_38"><text:s/></text:span><text:span text:style-name="T228_39">forma</text:span><text:span text:style-name="T228_40"><text:s/></text:span><text:span text:style-name="T228_41">satisfatória</text:span><text:span text:style-name="T228_42"><text:s/></text:span><text:span text:style-name="T228_43">sem</text:span><text:span text:style-name="T228_44"><text:s/></text:span><text:span text:style-name="T228_45">ele</text:span><text:span text:style-name="T228_46">.<text:s/></text:span><text:span text:style-name="T228_47">Requisitos</text:span><text:span text:style-name="T228_48"><text:s/></text:span><text:span text:style-name="T228_49">desejáveis</text:span><text:span text:style-name="T228_50"><text:s/></text:span><text:span text:style-name="T228_51">são</text:span><text:span text:style-name="T228_52"><text:s/></text:span><text:span text:style-name="T228_53">requisitos</text:span><text:span text:style-name="T228_54"><text:s/></text:span><text:span text:style-name="T228_55">que</text:span><text:span text:style-name="T228_56"><text:s/></text:span><text:span text:style-name="T228_57">podem</text:span><text:span text:style-name="T228_58"><text:s/></text:span><text:span text:style-name="T228_59">ser</text:span><text:span text:style-name="T228_60"><text:s/></text:span><text:span text:style-name="T228_61">deixados</text:span><text:span text:style-name="T228_62"><text:s/></text:span><text:span text:style-name="T228_63">para</text:span><text:span text:style-name="T228_64"><text:s/></text:span><text:span text:style-name="T228_65">versões</text:span><text:span text:style-name="T228_66"><text:s/></text:span><text:span text:style-name="T228_67">posteriores</text:span><text:span text:style-name="T228_68"><text:s/></text:span><text:span text:style-name="T228_69">do</text:span><text:span text:style-name="T228_70"><text:s/></text:span><text:span text:style-name="T228_71">sistema</text:span><text:span text:style-name="T228_72">,<text:s/></text:span><text:span text:style-name="T228_73">caso</text:span><text:span text:style-name="T228_74"><text:s/></text:span><text:span text:style-name="T228_75">não</text:span><text:span text:style-name="T228_76"><text:s/></text:span><text:span text:style-name="T228_77">haja</text:span><text:span text:style-name="T228_78"><text:s/></text:span><text:span text:style-name="T228_79">tempo</text:span><text:span text:style-name="T228_80"><text:s/></text:span><text:span text:style-name="T228_81">hábil</text:span><text:span text:style-name="T228_82"><text:s/></text:span><text:span text:style-name="T228_83">para</text:span><text:span text:style-name="T228_84"><text:s/></text:span><text:span text:style-name="T228_85">implementá</text:span><text:span text:style-name="T228_86">-</text:span><text:span text:style-name="T228_87">los</text:span><text:span text:style-name="T228_88"><text:s/></text:span><text:span text:style-name="T228_89">na</text:span><text:span text:style-name="T228_90"><text:s/></text:span><text:span text:style-name="T228_91">versão</text:span><text:span text:style-name="T228_92"><text:s/></text:span><text:span text:style-name="T228_93">que</text:span><text:span text:style-name="T228_94"><text:s/></text:span><text:span text:style-name="T228_95">está</text:span><text:span text:style-name="T228_96"><text:s/></text:span><text:span text:style-name="T228_97">sendo</text:span><text:span text:style-name="T228_98"><text:s/></text:span><text:span text:style-name="T228_99">especificada</text:span><text:span text:style-name="T228_100">.</text:span></text:p>
        </text:list-item>
      </text:list>
      <text:p text:style-name="P229"/>
      <text:h text:style-name="P230" text:outline-level="10"/>
      <text:p text:style-name="P231"><text:bookmark-start text:name="id.lnxbz9"/><text:bookmark-end text:name="id.lnxbz9"/></text:p>
      <text:p text:style-name="P232"/>
      <text:p text:style-name="P233"/>
      <text:h text:style-name="P234" text:outline-level="10"/>
      <text:p text:style-name="P235"/>
      <text:p text:style-name="P236"/>
      <text:p text:style-name="P237"><text:bookmark-start text:name="id.35nkun2"/><text:bookmark-end text:name="id.35nkun2"/></text:p>
      <text:p text:style-name="P238"><text:bookmark-start text:name="id.1ksv4uv"/><text:bookmark-end text:name="id.1ksv4uv"/></text:p>
      <text:h text:style-name="P239" text:outline-level="10"><text:span text:style-name="T239_1">1.3.2<text:s/></text:span><text:span text:style-name="T239_2">Definições</text:span></text:h>
      <text:p text:style-name="P240"/>
      <table:table table:style-name="Table3">
        <table:table-column table:style-name="Column8"/>
        <table:table-column table:style-name="Column9"/>
        <table:table-row table:style-name="Row12">
          <table:table-cell table:style-name="Cell42">
            <text:p text:style-name="P241"><text:span text:style-name="T241_1">Termo</text:span></text:p>
          </table:table-cell>
          <table:table-cell table:style-name="Cell43">
            <text:p text:style-name="P242"><text:span text:style-name="T242_1">Descrição</text:span></text:p>
          </table:table-cell>
        </table:table-row>
        <table:table-row table:style-name="Row13">
          <table:table-cell table:style-name="Cell44">
            <text:p text:style-name="P243"><text:span text:style-name="T243_1">PDF</text:span></text:p>
          </table:table-cell>
          <table:table-cell table:style-name="Cell45">
            <text:p text:style-name="P244"><text:span text:style-name="T244_1">O</text:span><text:span text:style-name="T244_2"><text:s/></text:span><text:span text:style-name="T244_3">PDF</text:span><text:span text:style-name="T244_4"><text:s/>(</text:span><text:span text:style-name="T244_5">Portable</text:span><text:span text:style-name="T244_6"><text:s/></text:span><text:span text:style-name="T244_7">Document</text:span><text:span text:style-name="T244_8"><text:s/></text:span><text:span text:style-name="T244_9">Format</text:span><text:span text:style-name="T244_10">)<text:s/></text:span><text:span text:style-name="T244_11">é</text:span><text:span text:style-name="T244_12"><text:s/></text:span><text:span text:style-name="T244_13">um</text:span><text:span text:style-name="T244_14"><text:s/></text:span><text:span text:style-name="T244_15">formato</text:span><text:span text:style-name="T244_16"><text:s/></text:span><text:span text:style-name="T244_17">de</text:span><text:span text:style-name="T244_18"><text:s/></text:span><text:span text:style-name="T244_19">arquivo</text:span><text:span text:style-name="T244_20">,<text:s/></text:span><text:span text:style-name="T244_21">desenvolvido</text:span><text:span text:style-name="T244_22"><text:s/></text:span><text:span text:style-name="T244_23">pela</text:span><text:span text:style-name="T244_24"><text:s/></text:span><text:span text:style-name="T244_25">Adobe</text:span><text:span text:style-name="T244_26"><text:s/></text:span><text:span text:style-name="T244_27">Systems</text:span><text:span text:style-name="T244_28"><text:s/></text:span><text:span text:style-name="T244_29">em</text:span><text:span text:style-name="T244_30"><text:s/>1993,<text:s/></text:span><text:span text:style-name="T244_31">para</text:span><text:span text:style-name="T244_32"><text:s/></text:span><text:span text:style-name="T244_33">representar</text:span><text:span text:style-name="T244_34"><text:s/></text:span><text:span text:style-name="T244_35">documentos</text:span><text:span text:style-name="T244_36"><text:s/></text:span><text:span text:style-name="T244_37">de</text:span><text:span text:style-name="T244_38"><text:s/></text:span><text:span text:style-name="T244_39">maneira</text:span><text:span text:style-name="T244_40"><text:s/></text:span><text:span text:style-name="T244_41">independente</text:span><text:span text:style-name="T244_42"><text:s/></text:span><text:span text:style-name="T244_43">do</text:span><text:span text:style-name="T244_44"><text:s/></text:span><text:span text:style-name="T244_45">aplicativo</text:span><text:span text:style-name="T244_46">,<text:s/></text:span><text:span text:style-name="T244_47">do</text:span><text:span text:style-name="T244_48"><text:s/></text:span><text:span text:style-name="T244_49">hardware</text:span><text:span text:style-name="T244_50"><text:s/></text:span><text:span text:style-name="T244_51">e</text:span><text:span text:style-name="T244_52"><text:s/></text:span><text:span text:style-name="T244_53">do</text:span><text:span text:style-name="T244_54"><text:s/></text:span><text:span text:style-name="T244_55">sistema</text:span><text:span text:style-name="T244_56"><text:s/></text:span><text:span text:style-name="T244_57">operacional</text:span><text:span text:style-name="T244_58"><text:s/></text:span><text:span text:style-name="T244_59">usados</text:span><text:span text:style-name="T244_60"><text:s/></text:span><text:span text:style-name="T244_61">para</text:span><text:span text:style-name="T244_62"><text:s/></text:span><text:span text:style-name="T244_63">criá</text:span><text:span text:style-name="T244_64">-</text:span><text:span text:style-name="T244_65">los</text:span></text:p>
          </table:table-cell>
        </table:table-row>
        <table:table-row table:style-name="Row14">
          <table:table-cell table:style-name="Cell46">
            <text:p text:style-name="P245"><text:span text:style-name="T245_1">TCP</text:span><text:span text:style-name="T245_2">/</text:span><text:span text:style-name="T245_3">IP</text:span></text:p>
          </table:table-cell>
          <table:table-cell table:style-name="Cell47">
            <text:p text:style-name="P246"><text:span text:style-name="T246_1">TCP</text:span><text:span text:style-name="T246_2">/</text:span><text:span text:style-name="T246_3">IP</text:span><text:span text:style-name="T246_4"><text:s/></text:span><text:span text:style-name="T246_5">é</text:span><text:span text:style-name="T246_6"><text:s/></text:span><text:span text:style-name="T246_7">o</text:span><text:span text:style-name="T246_8"><text:s/></text:span><text:span text:style-name="T246_9">principal</text:span><text:span text:style-name="T246_10"><text:s/></text:span><text:span text:style-name="T246_11">protocolo</text:span><text:span text:style-name="T246_12"><text:s/></text:span><text:span text:style-name="T246_13">de</text:span><text:span text:style-name="T246_14"><text:s/></text:span><text:span text:style-name="T246_15">envio</text:span><text:span text:style-name="T246_16"><text:s/></text:span><text:span text:style-name="T246_17">e</text:span><text:span text:style-name="T246_18"><text:s/></text:span><text:span text:style-name="T246_19">recebimento</text:span><text:span text:style-name="T246_20"><text:s/></text:span><text:span text:style-name="T246_21">de</text:span><text:span text:style-name="T246_22"><text:s/></text:span><text:span text:style-name="T246_23">dados</text:span><text:span text:style-name="T246_24"><text:s/></text:span><text:span text:style-name="T246_25">na</text:span><text:span text:style-name="T246_26"><text:s/></text:span><text:span text:style-name="T246_27">Internet</text:span><text:span text:style-name="T246_28">.<text:s/></text:span><text:span text:style-name="T246_29">TCP</text:span><text:span text:style-name="T246_30"><text:s/></text:span><text:span text:style-name="T246_31">significa</text:span><text:span text:style-name="T246_32"><text:s/></text:span><text:span text:style-name="T246_33">Transmission</text:span><text:span text:style-name="T246_34"><text:s/></text:span><text:span text:style-name="T246_35">Control</text:span><text:span text:style-name="T246_36"><text:s/></text:span><text:span text:style-name="T246_37">Protocol</text:span><text:span text:style-name="T246_38"><text:s/>(</text:span><text:span text:style-name="T246_39">Protocolo</text:span><text:span text:style-name="T246_40"><text:s/></text:span><text:span text:style-name="T246_41">de</text:span><text:span text:style-name="T246_42"><text:s/></text:span><text:span text:style-name="T246_43">Controle</text:span><text:span text:style-name="T246_44"><text:s/></text:span><text:span text:style-name="T246_45">de</text:span><text:span text:style-name="T246_46"><text:s/></text:span><text:span text:style-name="T246_47">Transmissão</text:span><text:span text:style-name="T246_48">)<text:s/></text:span><text:span text:style-name="T246_49">e</text:span><text:span text:style-name="T246_50"><text:s/></text:span><text:span text:style-name="T246_51">o</text:span><text:span text:style-name="T246_52"><text:s/></text:span><text:span text:style-name="T246_53">IP</text:span><text:span text:style-name="T246_54">,<text:s/></text:span><text:span text:style-name="T246_55">Internet</text:span><text:span text:style-name="T246_56"><text:s/></text:span><text:span text:style-name="T246_57">Protocol</text:span><text:span text:style-name="T246_58"><text:s/>(</text:span><text:span text:style-name="T246_59">Protocolo</text:span><text:span text:style-name="T246_60"><text:s/></text:span><text:span text:style-name="T246_61">de</text:span><text:span text:style-name="T246_62"><text:s/></text:span><text:span text:style-name="T246_63">Internet</text:span><text:span text:style-name="T246_64">).</text:span></text:p>
          </table:table-cell>
        </table:table-row>
        <table:table-row table:style-name="Row15">
          <table:table-cell table:style-name="Cell48">
            <text:p text:style-name="P247"><text:span text:style-name="T247_1">Protocolo</text:span></text:p>
          </table:table-cell>
          <table:table-cell table:style-name="Cell49">
            <text:p text:style-name="P248"><text:span text:style-name="T248_1"><text:s/></text:span><text:span text:style-name="T248_2">Protocolo</text:span><text:span text:style-name="T248_3"><text:s/></text:span><text:span text:style-name="T248_4">é</text:span><text:span text:style-name="T248_5"><text:s/></text:span><text:span text:style-name="T248_6">uma</text:span><text:span text:style-name="T248_7"><text:s/></text:span><text:span text:style-name="T248_8">espécie</text:span><text:span text:style-name="T248_9"><text:s/></text:span><text:span text:style-name="T248_10">de</text:span><text:span text:style-name="T248_11"><text:s/></text:span><text:span text:style-name="T248_12">linguagem</text:span><text:span text:style-name="T248_13"><text:s/></text:span><text:span text:style-name="T248_14">que</text:span><text:span text:style-name="T248_15"><text:s/></text:span><text:span text:style-name="T248_16">permite</text:span><text:span text:style-name="T248_17"><text:s/></text:span><text:span text:style-name="T248_18">com</text:span><text:span text:style-name="T248_19"><text:s/></text:span><text:span text:style-name="T248_20">que</text:span><text:span text:style-name="T248_21"><text:s/></text:span><text:span text:style-name="T248_22">dois</text:span><text:span text:style-name="T248_23"><text:s/></text:span><text:span text:style-name="T248_24">ou</text:span><text:span text:style-name="T248_25"><text:s/></text:span><text:span text:style-name="T248_26">mais</text:span><text:span text:style-name="T248_27"><text:s/></text:span><text:span text:style-name="T248_28">computadores</text:span><text:span text:style-name="T248_29"><text:s/></text:span><text:span text:style-name="T248_30">se</text:span><text:span text:style-name="T248_31"><text:s/></text:span><text:span text:style-name="T248_32">comuniquem</text:span><text:span text:style-name="T248_33"><text:s/></text:span><text:span text:style-name="T248_34">na</text:span><text:span text:style-name="T248_35"><text:s/></text:span><text:span text:style-name="T248_36">rede</text:span><text:span text:style-name="T248_37">,<text:s/></text:span><text:span text:style-name="T248_38">independente</text:span><text:span text:style-name="T248_39"><text:s/></text:span><text:span text:style-name="T248_40">de</text:span><text:span text:style-name="T248_41"><text:s/></text:span><text:span text:style-name="T248_42">estarem</text:span><text:span text:style-name="T248_43"><text:s/></text:span><text:span text:style-name="T248_44">na</text:span><text:span text:style-name="T248_45"><text:s/></text:span><text:span text:style-name="T248_46">mesma</text:span><text:span text:style-name="T248_47"><text:s/></text:span><text:span text:style-name="T248_48">rede</text:span><text:span text:style-name="T248_49"><text:s/></text:span><text:span text:style-name="T248_50">ou</text:span><text:span text:style-name="T248_51"><text:s/></text:span><text:span text:style-name="T248_52">não</text:span><text:span text:style-name="T248_53">.</text:span></text:p>
          </table:table-cell>
        </table:table-row>
        <table:table-row table:style-name="Row16">
          <table:table-cell table:style-name="Cell50">
            <text:p text:style-name="P249"><text:span text:style-name="T249_1">Servidor</text:span><text:span text:style-name="T249_2"><text:s/></text:span><text:span text:style-name="T249_3">Web</text:span></text:p>
          </table:table-cell>
          <table:table-cell table:style-name="Cell51">
            <text:p text:style-name="P250"><text:span text:style-name="T250_1">Servidor</text:span><text:span text:style-name="T250_2"><text:s/></text:span><text:span text:style-name="T250_3">Web</text:span><text:span text:style-name="T250_4"><text:s/></text:span><text:span text:style-name="T250_5">é</text:span><text:span text:style-name="T250_6"><text:s/></text:span><text:span text:style-name="T250_7">uma</text:span><text:span text:style-name="T250_8"><text:s/></text:span><text:span text:style-name="T250_9">máquina</text:span><text:span text:style-name="T250_10"><text:s/></text:span><text:span text:style-name="T250_11">que</text:span><text:span text:style-name="T250_12"><text:s/></text:span><text:span text:style-name="T250_13">possui</text:span><text:span text:style-name="T250_14"><text:s/></text:span><text:span text:style-name="T250_15">um</text:span><text:span text:style-name="T250_16"><text:s/></text:span><text:span text:style-name="T250_17">alto</text:span><text:span text:style-name="T250_18"><text:s/></text:span><text:span text:style-name="T250_19">poder</text:span><text:span text:style-name="T250_20"><text:s/></text:span><text:span text:style-name="T250_21">de</text:span><text:span text:style-name="T250_22"><text:s/></text:span><text:span text:style-name="T250_23">processamento</text:span><text:span text:style-name="T250_24">,<text:s/></text:span><text:span text:style-name="T250_25">e</text:span><text:span text:style-name="T250_26"><text:s/></text:span><text:span text:style-name="T250_27">que</text:span><text:span text:style-name="T250_28"><text:s/></text:span><text:span text:style-name="T250_29">nela</text:span><text:span text:style-name="T250_30"><text:s/></text:span><text:span text:style-name="T250_31">se</text:span><text:span text:style-name="T250_32"><text:s/></text:span><text:span text:style-name="T250_33">encontra</text:span><text:span text:style-name="T250_34"><text:s/></text:span><text:span text:style-name="T250_35">um</text:span><text:span text:style-name="T250_36"><text:s/></text:span><text:span text:style-name="T250_37">software</text:span><text:span text:style-name="T250_38"><text:s/></text:span><text:span text:style-name="T250_39">que</text:span><text:span text:style-name="T250_40"><text:s/></text:span><text:span text:style-name="T250_41">administra</text:span><text:span text:style-name="T250_42"><text:s/></text:span><text:span text:style-name="T250_43">e</text:span><text:span text:style-name="T250_44"><text:s/></text:span><text:span text:style-name="T250_45">armazena</text:span><text:span text:style-name="T250_46"><text:s/></text:span><text:span text:style-name="T250_47">dados</text:span><text:span text:style-name="T250_48"><text:s/>(</text:span><text:span text:style-name="T250_49">geralmente</text:span><text:span text:style-name="T250_50"><text:s/></text:span><text:span text:style-name="T250_51">páginas</text:span><text:span text:style-name="T250_52"><text:s/></text:span><text:span text:style-name="T250_53">Web</text:span><text:span text:style-name="T250_54">),<text:s/></text:span><text:span text:style-name="T250_55">os</text:span><text:span text:style-name="T250_56"><text:s/></text:span><text:span text:style-name="T250_57">quais</text:span><text:span text:style-name="T250_58"><text:s/></text:span><text:span text:style-name="T250_59">são</text:span><text:span text:style-name="T250_60"><text:s/></text:span><text:span text:style-name="T250_61">acessados</text:span><text:span text:style-name="T250_62"><text:s/></text:span><text:span text:style-name="T250_63">por</text:span><text:span text:style-name="T250_64"><text:s/></text:span><text:span text:style-name="T250_65">qualquer</text:span><text:span text:style-name="T250_66"><text:s/></text:span><text:span text:style-name="T250_67">usuário</text:span><text:span text:style-name="T250_68">,<text:s/></text:span><text:span text:style-name="T250_69">independente</text:span><text:span text:style-name="T250_70"><text:s/></text:span><text:span text:style-name="T250_71">de</text:span><text:span text:style-name="T250_72"><text:s/></text:span><text:span text:style-name="T250_73">sua</text:span><text:span text:style-name="T250_74"><text:s/></text:span><text:span text:style-name="T250_75">geolocalização</text:span><text:span text:style-name="T250_76">.</text:span></text:p>
          </table:table-cell>
        </table:table-row>
        <table:table-row table:style-name="Row17">
          <table:table-cell table:style-name="Cell52">
            <text:p text:style-name="P251"><text:span text:style-name="T251_1">Banco</text:span><text:span text:style-name="T251_2"><text:s/></text:span><text:span text:style-name="T251_3">de</text:span><text:span text:style-name="T251_4"><text:s/></text:span><text:span text:style-name="T251_5">dados</text:span></text:p>
          </table:table-cell>
          <table:table-cell table:style-name="Cell53">
            <text:p text:style-name="P252"><text:span text:style-name="T252_1">Banco</text:span><text:span text:style-name="T252_2"><text:s/></text:span><text:span text:style-name="T252_3">de</text:span><text:span text:style-name="T252_4"><text:s/></text:span><text:span text:style-name="T252_5">dados</text:span><text:span text:style-name="T252_6"><text:s/></text:span><text:span text:style-name="T252_7">é</text:span><text:span text:style-name="T252_8"><text:s/></text:span><text:span text:style-name="T252_9">uma</text:span><text:span text:style-name="T252_10"><text:s/></text:span><text:span text:style-name="T252_11">coleção</text:span><text:span text:style-name="T252_12"><text:s/></text:span><text:span text:style-name="T252_13">de</text:span><text:span text:style-name="T252_14"><text:s/></text:span><text:span text:style-name="T252_15">dados</text:span><text:span text:style-name="T252_16"><text:s/></text:span><text:span text:style-name="T252_17">relacionados</text:span><text:span text:style-name="T252_18"><text:s/></text:span><text:span text:style-name="T252_19">e</text:span><text:span text:style-name="T252_20"><text:s/></text:span><text:span text:style-name="T252_21">armazenados</text:span><text:span text:style-name="T252_22"><text:s/></text:span><text:span text:style-name="T252_23">em</text:span><text:span text:style-name="T252_24"><text:s/></text:span><text:span text:style-name="T252_25">algum</text:span><text:span text:style-name="T252_26"><text:s/></text:span><text:span text:style-name="T252_27">dispositivo</text:span><text:span text:style-name="T252_28">.</text:span></text:p>
          </table:table-cell>
        </table:table-row>
        <table:table-row table:style-name="Row18">
          <table:table-cell table:style-name="Cell54">
            <text:p text:style-name="P253"><text:span text:style-name="T253_1">Internet</text:span></text:p>
          </table:table-cell>
          <table:table-cell table:style-name="Cell55">
            <text:p text:style-name="P254"><text:span text:style-name="T254_1">Internet</text:span><text:span text:style-name="T254_2"><text:s/></text:span><text:span text:style-name="T254_3">é</text:span><text:span text:style-name="T254_4"><text:s/></text:span><text:span text:style-name="T254_5">um</text:span><text:span text:style-name="T254_6"><text:s/></text:span><text:span text:style-name="T254_7">conjunto</text:span><text:span text:style-name="T254_8"><text:s/></text:span><text:span text:style-name="T254_9">de</text:span><text:span text:style-name="T254_10"><text:s/></text:span><text:span text:style-name="T254_11">redes</text:span><text:span text:style-name="T254_12"><text:s/></text:span><text:span text:style-name="T254_13">mundialmente</text:span><text:span text:style-name="T254_14"><text:s/></text:span><text:span text:style-name="T254_15">conectadas</text:span><text:span text:style-name="T254_16">,<text:s/></text:span><text:span text:style-name="T254_17">permitindo</text:span><text:span text:style-name="T254_18"><text:s/></text:span><text:span text:style-name="T254_19">que</text:span><text:span text:style-name="T254_20"><text:s/></text:span><text:span text:style-name="T254_21">computadores</text:span><text:span text:style-name="T254_22"><text:s/></text:span><text:span text:style-name="T254_23">consigam</text:span><text:span text:style-name="T254_24"><text:s/></text:span><text:span text:style-name="T254_25">se</text:span><text:span text:style-name="T254_26"><text:s/></text:span><text:span text:style-name="T254_27">conectar</text:span><text:span text:style-name="T254_28"><text:s/></text:span><text:span text:style-name="T254_29">e</text:span><text:span text:style-name="T254_30"><text:s/></text:span><text:span text:style-name="T254_31">trocar</text:span><text:span text:style-name="T254_32"><text:s/></text:span><text:span text:style-name="T254_33">informações</text:span><text:span text:style-name="T254_34"><text:s/></text:span><text:span text:style-name="T254_35">independente</text:span><text:span text:style-name="T254_36"><text:s/></text:span><text:span text:style-name="T254_37">de</text:span><text:span text:style-name="T254_38"><text:s/></text:span><text:span text:style-name="T254_39">sua</text:span><text:span text:style-name="T254_40"><text:s/></text:span><text:span text:style-name="T254_41">geolocalização</text:span><text:span text:style-name="T254_42">.</text:span></text:p>
          </table:table-cell>
        </table:table-row>
        <table:table-row table:style-name="Row19">
          <table:table-cell table:style-name="Cell56">
            <text:p text:style-name="P255"><text:span text:style-name="T255_1">Componente</text:span><text:span text:style-name="T255_2"><text:s/></text:span><text:span text:style-name="T255_3">computacional</text:span></text:p>
          </table:table-cell>
          <table:table-cell table:style-name="Cell57">
            <text:p text:style-name="P256"><text:span text:style-name="T256_1">Um</text:span><text:span text:style-name="T256_2"><text:s/></text:span><text:span text:style-name="T256_3">componente</text:span><text:span text:style-name="T256_4"><text:s/></text:span><text:span text:style-name="T256_5">computacional</text:span><text:span text:style-name="T256_6"><text:s/></text:span><text:span text:style-name="T256_7">é</text:span><text:span text:style-name="T256_8"><text:s/></text:span><text:span text:style-name="T256_9">um</text:span><text:span text:style-name="T256_10"><text:s/></text:span><text:span text:style-name="T256_11">dispositivo</text:span><text:span text:style-name="T256_12"><text:s/></text:span><text:span text:style-name="T256_13">eletrônico</text:span><text:span text:style-name="T256_14"><text:s/></text:span><text:span text:style-name="T256_15">que</text:span><text:span text:style-name="T256_16"><text:s/></text:span><text:span text:style-name="T256_17">se</text:span><text:span text:style-name="T256_18"><text:s/></text:span><text:span text:style-name="T256_19">destina</text:span><text:span text:style-name="T256_20"><text:s/></text:span><text:span text:style-name="T256_21">a</text:span><text:span text:style-name="T256_22"><text:s/></text:span><text:span text:style-name="T256_23">receber</text:span><text:span text:style-name="T256_24"><text:s/></text:span><text:span text:style-name="T256_25">e</text:span><text:span text:style-name="T256_26"><text:s/></text:span><text:span text:style-name="T256_27">processar</text:span><text:span text:style-name="T256_28"><text:s/></text:span><text:span text:style-name="T256_29">dados</text:span><text:span text:style-name="T256_30"><text:s/></text:span><text:span text:style-name="T256_31">para</text:span><text:span text:style-name="T256_32"><text:s/></text:span><text:span text:style-name="T256_33">a</text:span><text:span text:style-name="T256_34"><text:s/></text:span><text:span text:style-name="T256_35">realização</text:span><text:span text:style-name="T256_36"><text:s/></text:span><text:span text:style-name="T256_37">de</text:span><text:span text:style-name="T256_38"><text:s/></text:span><text:span text:style-name="T256_39">diversas</text:span><text:span text:style-name="T256_40"><text:s/></text:span><text:span text:style-name="T256_41">operações</text:span></text:p>
          </table:table-cell>
        </table:table-row>
        <table:table-row table:style-name="Row20">
          <table:table-cell table:style-name="Cell58">
            <text:p text:style-name="P257"><text:span text:style-name="T257_1">Tempo</text:span><text:span text:style-name="T257_2"><text:s/></text:span><text:span text:style-name="T257_3">de</text:span><text:span text:style-name="T257_4"><text:s/></text:span><text:span text:style-name="T257_5">resposta</text:span></text:p>
          </table:table-cell>
          <table:table-cell table:style-name="Cell59">
            <text:p text:style-name="P258"><text:span text:style-name="T258_1">Tempo</text:span><text:span text:style-name="T258_2"><text:s/></text:span><text:span text:style-name="T258_3">de</text:span><text:span text:style-name="T258_4"><text:s/></text:span><text:span text:style-name="T258_5">resposta</text:span><text:span text:style-name="T258_6"><text:s/></text:span><text:span text:style-name="T258_7">é</text:span><text:span text:style-name="T258_8"><text:s/></text:span><text:span text:style-name="T258_9">o</text:span><text:span text:style-name="T258_10"><text:s/></text:span><text:span text:style-name="T258_11">espaço</text:span><text:span text:style-name="T258_12"><text:s/></text:span><text:span text:style-name="T258_13">de</text:span><text:span text:style-name="T258_14"><text:s/></text:span><text:span text:style-name="T258_15">tempo</text:span><text:span text:style-name="T258_16"><text:s/></text:span><text:span text:style-name="T258_17">utilizado</text:span><text:span text:style-name="T258_18"><text:s/></text:span><text:span text:style-name="T258_19">por</text:span><text:span text:style-name="T258_20"><text:s/></text:span><text:span text:style-name="T258_21">algum</text:span><text:span text:style-name="T258_22"><text:s/></text:span><text:span text:style-name="T258_23">componente</text:span><text:span text:style-name="T258_24"><text:s/></text:span><text:span text:style-name="T258_25">computacional</text:span><text:span text:style-name="T258_26"><text:s/></text:span><text:span text:style-name="T258_27">para</text:span><text:span text:style-name="T258_28"><text:s/></text:span><text:span text:style-name="T258_29">processar</text:span><text:span text:style-name="T258_30"><text:s/></text:span><text:span text:style-name="T258_31">a</text:span><text:span text:style-name="T258_32"><text:s/></text:span><text:span text:style-name="T258_33">informação</text:span><text:span text:style-name="T258_34"><text:s/></text:span><text:span text:style-name="T258_35">inserida</text:span><text:span text:style-name="T258_36"><text:s/></text:span><text:span text:style-name="T258_37">pelo</text:span><text:span text:style-name="T258_38"><text:s/></text:span><text:span text:style-name="T258_39">usuário</text:span></text:p>
          </table:table-cell>
        </table:table-row>
        <table:table-row table:style-name="Row21">
          <table:table-cell table:style-name="Cell60">
            <text:p text:style-name="P259"><text:span text:style-name="T259_1">Hospedagem</text:span></text:p>
          </table:table-cell>
          <table:table-cell table:style-name="Cell61">
            <text:p text:style-name="P260"><text:span text:style-name="T260_1">Hospedagem</text:span><text:span text:style-name="T260_2"><text:s/></text:span><text:span text:style-name="T260_3">no</text:span><text:span text:style-name="T260_4"><text:s/></text:span><text:span text:style-name="T260_5">âmbito</text:span><text:span text:style-name="T260_6"><text:s/></text:span><text:span text:style-name="T260_7">computacional</text:span><text:span text:style-name="T260_8"><text:s/></text:span><text:span text:style-name="T260_9">é</text:span><text:span text:style-name="T260_10"><text:s/></text:span><text:span text:style-name="T260_11">o</text:span><text:span text:style-name="T260_12"><text:s/></text:span><text:span text:style-name="T260_13">armazenamento</text:span><text:span text:style-name="T260_14"><text:s/></text:span><text:span text:style-name="T260_15">dos</text:span><text:span text:style-name="T260_16"><text:s/></text:span><text:span text:style-name="T260_17">arquivos</text:span><text:span text:style-name="T260_18"><text:s/></text:span><text:span text:style-name="T260_19">necessários</text:span><text:span text:style-name="T260_20"><text:s/></text:span><text:span text:style-name="T260_21">à</text:span><text:span text:style-name="T260_22"><text:s/></text:span><text:span text:style-name="T260_23">uma</text:span><text:span text:style-name="T260_24"><text:s/></text:span><text:span text:style-name="T260_25">aplicação</text:span><text:span text:style-name="T260_26"><text:s/></text:span><text:span text:style-name="T260_27">Web</text:span><text:span text:style-name="T260_28"><text:s/></text:span><text:span text:style-name="T260_29">em</text:span><text:span text:style-name="T260_30"><text:s/></text:span><text:span text:style-name="T260_31">um</text:span><text:span text:style-name="T260_32"><text:s/></text:span><text:span text:style-name="T260_33">servidor</text:span><text:span text:style-name="T260_34"><text:s/></text:span><text:span text:style-name="T260_35">Web</text:span><text:span text:style-name="T260_36">,<text:s/></text:span><text:span text:style-name="T260_37">e</text:span><text:span text:style-name="T260_38"><text:s/></text:span><text:span text:style-name="T260_39">dessa</text:span><text:span text:style-name="T260_40"><text:s/></text:span><text:span text:style-name="T260_41">forma</text:span><text:span text:style-name="T260_42"><text:s/></text:span><text:span text:style-name="T260_43">permitindo</text:span><text:span text:style-name="T260_44"><text:s/></text:span><text:span text:style-name="T260_45">que</text:span><text:span text:style-name="T260_46"><text:s/></text:span><text:span text:style-name="T260_47">qualquer</text:span><text:span text:style-name="T260_48"><text:s/></text:span><text:span text:style-name="T260_49">usuário</text:span><text:span text:style-name="T260_50"><text:s/></text:span><text:span text:style-name="T260_51">que</text:span><text:span text:style-name="T260_52"><text:s/></text:span><text:span text:style-name="T260_53">possua</text:span><text:span text:style-name="T260_54"><text:s/></text:span><text:span text:style-name="T260_55">algum</text:span><text:span text:style-name="T260_56"><text:s/></text:span><text:span text:style-name="T260_57">componente</text:span><text:span text:style-name="T260_58"><text:s/></text:span><text:span text:style-name="T260_59">computacional</text:span><text:span text:style-name="T260_60"><text:s/></text:span><text:span text:style-name="T260_61">possa</text:span><text:span text:style-name="T260_62"><text:s/></text:span><text:span text:style-name="T260_63">acessar</text:span><text:span text:style-name="T260_64"><text:s/></text:span><text:span text:style-name="T260_65">seu</text:span><text:span text:style-name="T260_66"><text:s/></text:span><text:span text:style-name="T260_67">sistema</text:span><text:span text:style-name="T260_68">,<text:s/></text:span><text:span text:style-name="T260_69">independente</text:span><text:span text:style-name="T260_70"><text:s/></text:span><text:span text:style-name="T260_71">da</text:span><text:span text:style-name="T260_72"><text:s/></text:span><text:span text:style-name="T260_73">sua</text:span><text:span text:style-name="T260_74"><text:s/></text:span><text:span text:style-name="T260_75">geolocalização</text:span><text:span text:style-name="T260_76">.</text:span></text:p>
          </table:table-cell>
        </table:table-row>
      </table:table>
      <text:p text:style-name="P261"/>
      <text:h text:style-name="P262" text:outline-level="10"><text:bookmark-start text:name="id.44sinio"/><text:bookmark-end text:name="id.44sinio"/></text:h>
      <text:h text:style-name="P263" text:outline-level="10"><text:span text:style-name="T263_1">1.4<text:s/></text:span><text:span text:style-name="T263_2">Referências</text:span></text:h>
      <text:p text:style-name="P264"/>
      <text:p text:style-name="P265"><text:span text:style-name="T265_1">Esta</text:span><text:span text:style-name="T265_2"><text:s/></text:span><text:span text:style-name="T265_3">subseção</text:span><text:span text:style-name="T265_4"><text:s/></text:span><text:span text:style-name="T265_5">apresenta</text:span><text:span text:style-name="T265_6"><text:s/></text:span><text:span text:style-name="T265_7">as</text:span><text:span text:style-name="T265_8"><text:s/></text:span><text:span text:style-name="T265_9">referências</text:span><text:span text:style-name="T265_10"><text:s/></text:span><text:span text:style-name="T265_11">aos</text:span><text:span text:style-name="T265_12"><text:s/></text:span><text:span text:style-name="T265_13">documentos</text:span><text:span text:style-name="T265_14"><text:s/></text:span><text:span text:style-name="T265_15">que</text:span><text:span text:style-name="T265_16"><text:s/></text:span><text:span text:style-name="T265_17">utilizamos</text:span><text:span text:style-name="T265_18"><text:s/></text:span><text:span text:style-name="T265_19">no</text:span><text:span text:style-name="T265_20"><text:s/></text:span><text:span text:style-name="T265_21">auxílio</text:span><text:span text:style-name="T265_22"><text:s/></text:span><text:span text:style-name="T265_23">à</text:span><text:span text:style-name="T265_24"><text:s/></text:span><text:span text:style-name="T265_25">construção</text:span><text:span text:style-name="T265_26"><text:s/></text:span><text:span text:style-name="T265_27">deste</text:span><text:span text:style-name="T265_28"><text:s/></text:span><text:span text:style-name="T265_29">documento</text:span><text:span text:style-name="T265_30"><text:s/></text:span><text:span text:style-name="T265_31">de</text:span><text:span text:style-name="T265_32"><text:s/></text:span><text:span text:style-name="T265_33">requisitos</text:span><text:span text:style-name="T265_34">:</text:span></text:p>
      <text:p text:style-name="P266"/>
      <text:list text:style-name="LS2" xml:id="list3">
        <text:list-item>
          <text:p text:style-name="P267"><text:span text:style-name="T267_1">Página</text:span><text:span text:style-name="T267_2"><text:s/></text:span><text:span text:style-name="T267_3">da</text:span><text:span text:style-name="T267_4"><text:s/></text:span><text:span text:style-name="T267_5">disciplina</text:span><text:span text:style-name="T267_6"><text:s/></text:span><text:span text:style-name="T267_7">de</text:span><text:span text:style-name="T267_8"><text:s/></text:span><text:span text:style-name="T267_9">engenharia</text:span><text:span text:style-name="T267_10"><text:s/></text:span><text:span text:style-name="T267_11">de</text:span><text:span text:style-name="T267_12"><text:s/></text:span><text:span text:style-name="T267_13">requisitos</text:span><text:span text:style-name="T267_14">:<text:s/></text:span><text:span text:style-name="T267_15">http</text:span><text:span text:style-name="T267_16">://</text:span><text:span text:style-name="T267_17">migre</text:span><text:span text:style-name="T267_18">.</text:span><text:span text:style-name="T267_19">me</text:span><text:span text:style-name="T267_20">/</text:span><text:span text:style-name="T267_21">lWMLC</text:span></text:p>
        </text:list-item>
        <text:list-item>
          <text:p text:style-name="P268"><text:span text:style-name="T268_1">SOMMERVILLE</text:span><text:span text:style-name="T268_2">,<text:s/></text:span><text:span text:style-name="T268_3">I</text:span><text:span text:style-name="T268_4">.<text:s/></text:span><text:span text:style-name="T268_5">Engenharia</text:span><text:span text:style-name="T268_6"><text:s/></text:span><text:span text:style-name="T268_7">de</text:span><text:span text:style-name="T268_8"><text:s/></text:span><text:span text:style-name="T268_9">Software</text:span><text:span text:style-name="T268_10">.<text:s/>9</text:span><text:span text:style-name="T268_11">ª</text:span><text:span text:style-name="T268_12"><text:s/></text:span><text:span text:style-name="T268_13">ed</text:span><text:span text:style-name="T268_14">.<text:s/></text:span><text:span text:style-name="T268_15">São</text:span><text:span text:style-name="T268_16"><text:s/></text:span><text:span text:style-name="T268_17">Paulo</text:span><text:span text:style-name="T268_18">:<text:s/></text:span><text:span text:style-name="T268_19">Pearson</text:span><text:span text:style-name="T268_20"><text:s/></text:span><text:span text:style-name="T268_21">Prentice</text:span><text:span text:style-name="T268_22"><text:s/></text:span><text:span text:style-name="T268_23">Hall</text:span><text:span text:style-name="T268_24">,<text:s/>2011.</text:span></text:p>
        </text:list-item>
      </text:list>
      <text:p text:style-name="P269"/>
      <text:h text:style-name="P270" text:outline-level="10"><text:bookmark-start text:name="id.2jxsxqh"/><text:bookmark-end text:name="id.2jxsxqh"/></text:h>
      <text:h text:style-name="P271" text:outline-level="10"><text:span text:style-name="T271_1">1.5<text:s/></text:span><text:span text:style-name="T271_2">Visão</text:span><text:span text:style-name="T271_3"><text:s/></text:span><text:span text:style-name="T271_4">Geral</text:span><text:span text:style-name="T271_5"><text:s/></text:span><text:span text:style-name="T271_6">do</text:span><text:span text:style-name="T271_7"><text:s/></text:span><text:span text:style-name="T271_8">Restante</text:span><text:span text:style-name="T271_9"><text:s/></text:span><text:span text:style-name="T271_10">do</text:span><text:span text:style-name="T271_11"><text:s/></text:span><text:span text:style-name="T271_12">Documento</text:span></text:h>
      <text:p text:style-name="P272"/>
      <text:p text:style-name="P273"><text:span text:style-name="T273_1">Este</text:span><text:span text:style-name="T273_2"><text:s/></text:span><text:span text:style-name="T273_3">documento</text:span><text:span text:style-name="T273_4"><text:s/></text:span><text:span text:style-name="T273_5">está</text:span><text:span text:style-name="T273_6"><text:s/></text:span><text:span text:style-name="T273_7">disposto</text:span><text:span text:style-name="T273_8"><text:s/></text:span><text:span text:style-name="T273_9">na</text:span><text:span text:style-name="T273_10"><text:s/></text:span><text:span text:style-name="T273_11">seguinte</text:span><text:span text:style-name="T273_12"><text:s/></text:span><text:span text:style-name="T273_13">organização</text:span><text:span text:style-name="T273_14">:</text:span></text:p>
      <text:p text:style-name="P274"/>
      <text:list text:style-name="LS3" xml:id="list5">
        <text:list-item>
          <text:p text:style-name="P275"><text:span text:style-name="T275_1">Seção</text:span><text:span text:style-name="T275_2"><text:s/>1<text:s/>–<text:s/></text:span><text:span text:style-name="T275_3">Contém</text:span><text:span text:style-name="T275_4"><text:s/></text:span><text:span text:style-name="T275_5">uma</text:span><text:span text:style-name="T275_6"><text:s/></text:span><text:span text:style-name="T275_7">introdução</text:span><text:span text:style-name="T275_8"><text:s/></text:span><text:span text:style-name="T275_9">ao</text:span><text:span text:style-name="T275_10"><text:s/></text:span><text:span text:style-name="T275_11">documento</text:span><text:span text:style-name="T275_12"><text:s/></text:span><text:span text:style-name="T275_13">de</text:span><text:span text:style-name="T275_14"><text:s/></text:span><text:span text:style-name="T275_15">requisitos</text:span><text:span text:style-name="T275_16"><text:s/></text:span><text:span text:style-name="T275_17">e</text:span><text:span text:style-name="T275_18"><text:s/></text:span><text:span text:style-name="T275_19">as</text:span><text:span text:style-name="T275_20"><text:s/></text:span><text:span text:style-name="T275_21">especificações</text:span><text:span text:style-name="T275_22"><text:s/></text:span><text:span text:style-name="T275_23">do</text:span><text:span text:style-name="T275_24"><text:s/></text:span><text:span text:style-name="T275_25">sistema</text:span><text:span text:style-name="T275_26">.</text:span></text:p>
        </text:list-item>
        <text:list-item>
          <text:p text:style-name="P276"><text:span text:style-name="T276_1">Seção</text:span><text:span text:style-name="T276_2"><text:s/>2<text:s/>–<text:s/></text:span><text:span text:style-name="T276_3">Traz</text:span><text:span text:style-name="T276_4"><text:s/></text:span><text:span text:style-name="T276_5">uma</text:span><text:span text:style-name="T276_6"><text:s/></text:span><text:span text:style-name="T276_7">descrição</text:span><text:span text:style-name="T276_8"><text:s/></text:span><text:span text:style-name="T276_9">de</text:span><text:span text:style-name="T276_10"><text:s/></text:span><text:span text:style-name="T276_11">forma</text:span><text:span text:style-name="T276_12"><text:s/></text:span><text:span text:style-name="T276_13">geral</text:span><text:span text:style-name="T276_14"><text:s/></text:span><text:span text:style-name="T276_15">sobre</text:span><text:span text:style-name="T276_16"><text:s/></text:span><text:span text:style-name="T276_17">o</text:span><text:span text:style-name="T276_18"><text:s/></text:span><text:span text:style-name="T276_19">sistema</text:span><text:span text:style-name="T276_20">.</text:span></text:p>
        </text:list-item>
        <text:list-item>
          <text:p text:style-name="P277"><text:span text:style-name="T277_1">Seção</text:span><text:span text:style-name="T277_2"><text:s/>3<text:s/>–<text:s/></text:span><text:span text:style-name="T277_3">Requisitos</text:span><text:span text:style-name="T277_4"><text:s/></text:span><text:span text:style-name="T277_5">funcionais</text:span><text:span text:style-name="T277_6">:<text:s/></text:span><text:span text:style-name="T277_7">lista</text:span><text:span text:style-name="T277_8"><text:s/></text:span><text:span text:style-name="T277_9">os</text:span><text:span text:style-name="T277_10"><text:s/></text:span><text:span text:style-name="T277_11">requisitos</text:span><text:span text:style-name="T277_12"><text:s/></text:span><text:span text:style-name="T277_13">funcionais</text:span><text:span text:style-name="T277_14"><text:s/></text:span><text:span text:style-name="T277_15">do</text:span><text:span text:style-name="T277_16"><text:s/></text:span><text:span text:style-name="T277_17">sistema</text:span><text:span text:style-name="T277_18">,<text:s/></text:span><text:span text:style-name="T277_19">especificando</text:span><text:span text:style-name="T277_20"><text:s/></text:span><text:span text:style-name="T277_21">seus</text:span><text:span text:style-name="T277_22"><text:s/></text:span><text:span text:style-name="T277_23">objetivos</text:span><text:span text:style-name="T277_24"><text:s/></text:span><text:span text:style-name="T277_25">e</text:span><text:span text:style-name="T277_26"><text:s/></text:span><text:span text:style-name="T277_27">prioridades</text:span><text:span text:style-name="T277_28">.</text:span></text:p>
        </text:list-item>
        <text:list-item>
          <text:p text:style-name="P278"><text:span text:style-name="T278_1">Seção</text:span><text:span text:style-name="T278_2"><text:s/>4<text:s/>–<text:s/></text:span><text:span text:style-name="T278_3">Requisitos</text:span><text:span text:style-name="T278_4"><text:s/></text:span><text:span text:style-name="T278_5">não</text:span><text:span text:style-name="T278_6"><text:s/></text:span><text:span text:style-name="T278_7">funcionais</text:span><text:span text:style-name="T278_8">:<text:s/></text:span><text:span text:style-name="T278_9">especifica</text:span><text:span text:style-name="T278_10"><text:s/></text:span><text:span text:style-name="T278_11">todos</text:span><text:span text:style-name="T278_12"><text:s/></text:span><text:span text:style-name="T278_13">os</text:span><text:span text:style-name="T278_14"><text:s/></text:span><text:span text:style-name="T278_15">requisitos</text:span><text:span text:style-name="T278_16"><text:s/></text:span><text:span text:style-name="T278_17">não</text:span><text:span text:style-name="T278_18"><text:s/></text:span><text:span text:style-name="T278_19">funcionais</text:span><text:span text:style-name="T278_20"><text:s/></text:span><text:span text:style-name="T278_21">do</text:span><text:span text:style-name="T278_22"><text:s/></text:span><text:span text:style-name="T278_23">sistema</text:span><text:span text:style-name="T278_24">,<text:s/></text:span><text:span text:style-name="T278_25">divididos</text:span><text:span text:style-name="T278_26"><text:s/></text:span><text:span text:style-name="T278_27">em</text:span><text:span text:style-name="T278_28"><text:s/></text:span><text:span text:style-name="T278_29">requisitos</text:span><text:span text:style-name="T278_30"><text:s/></text:span><text:span text:style-name="T278_31">de</text:span><text:span text:style-name="T278_32"><text:s/></text:span><text:span text:style-name="T278_33">usabilidade</text:span><text:span text:style-name="T278_34">,<text:s/></text:span><text:span text:style-name="T278_35">confiabilidade</text:span><text:span text:style-name="T278_36">,<text:s/></text:span><text:span text:style-name="T278_37">desempenho</text:span><text:span text:style-name="T278_38">,<text:s/></text:span><text:span text:style-name="T278_39">segurança</text:span><text:span text:style-name="T278_40">,<text:s/></text:span><text:span text:style-name="T278_41">distribuição</text:span><text:span text:style-name="T278_42">,<text:s/></text:span><text:span text:style-name="T278_43">adequação</text:span><text:span text:style-name="T278_44"><text:s/></text:span><text:span text:style-name="T278_45">a</text:span><text:span text:style-name="T278_46"><text:s/></text:span><text:span text:style-name="T278_47">padrões</text:span><text:span text:style-name="T278_48"><text:s/></text:span><text:span text:style-name="T278_49">e</text:span><text:span text:style-name="T278_50"><text:s/></text:span><text:span text:style-name="T278_51">requisitos</text:span><text:span text:style-name="T278_52"><text:s/></text:span><text:span text:style-name="T278_53">de</text:span><text:span text:style-name="T278_54"><text:s/></text:span><text:span text:style-name="T278_55">hardware</text:span><text:span text:style-name="T278_56"><text:s/></text:span><text:span text:style-name="T278_57">e</text:span><text:span text:style-name="T278_58"><text:s/></text:span><text:span text:style-name="T278_59">software</text:span><text:span text:style-name="T278_60">.</text:span></text:p>
        </text:list-item>
        <text:list-item>
          <text:p text:style-name="P279"><text:span text:style-name="T279_1">Seção</text:span><text:span text:style-name="T279_2"><text:s/>5<text:s/>–<text:s/></text:span><text:span text:style-name="T279_3">Contém</text:span><text:span text:style-name="T279_4"><text:s/></text:span><text:span text:style-name="T279_5">as</text:span><text:span text:style-name="T279_6"><text:s/></text:span><text:span text:style-name="T279_7">descrições</text:span><text:span text:style-name="T279_8"><text:s/></text:span><text:span text:style-name="T279_9">e</text:span><text:span text:style-name="T279_10"><text:s/></text:span><text:span text:style-name="T279_11">digramas</text:span><text:span text:style-name="T279_12"><text:s/></text:span><text:span text:style-name="T279_13">dos</text:span><text:span text:style-name="T279_14"><text:s/></text:span><text:span text:style-name="T279_15">casos</text:span><text:span text:style-name="T279_16"><text:s/></text:span><text:span text:style-name="T279_17">de</text:span><text:span text:style-name="T279_18"><text:s/></text:span><text:span text:style-name="T279_19">uso</text:span><text:span text:style-name="T279_20">.</text:span></text:p>
        </text:list-item>
      </text:list>
      <text:h text:style-name="P280" text:outline-level="1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><text:bookmark-start text:name="id.z337ya"/><text:bookmark-end text:name="id.z337ya"/></text:p>
      <text:p text:style-name="P290"><text:bookmark-start text:name="id.3j2qqm3"/><text:bookmark-end text:name="id.3j2qqm3"/></text:p>
      <text:h text:style-name="P291" text:outline-level="10"><text:span text:style-name="T291_1">2.<text:s/></text:span><text:span text:style-name="T291_2">Descrição</text:span><text:span text:style-name="T291_3"><text:s/></text:span><text:span text:style-name="T291_4">geral</text:span><text:span text:style-name="T291_5"><text:s/></text:span><text:span text:style-name="T291_6">do</text:span><text:span text:style-name="T291_7"><text:s/></text:span><text:span text:style-name="T291_8">sistema</text:span></text:h>
      <text:p text:style-name="P292"/>
      <text:p text:style-name="P293"><text:span text:style-name="T293_1"><text:tab/></text:span><text:span text:style-name="T293_2">Faz</text:span><text:span text:style-name="T293_3">-</text:span><text:span text:style-name="T293_4">se</text:span><text:span text:style-name="T293_5"><text:s/></text:span><text:span text:style-name="T293_6">necessário</text:span><text:span text:style-name="T293_7"><text:s/></text:span><text:span text:style-name="T293_8">informatizar</text:span><text:span text:style-name="T293_9"><text:s/></text:span><text:span text:style-name="T293_10">o</text:span><text:span text:style-name="T293_11"><text:s/></text:span><text:span text:style-name="T293_12">processo</text:span><text:span text:style-name="T293_13"><text:s/></text:span><text:span text:style-name="T293_14">de</text:span><text:span text:style-name="T293_15"><text:s/></text:span><text:span text:style-name="T293_16">entrega</text:span><text:span text:style-name="T293_17"><text:s/></text:span><text:span text:style-name="T293_18">e</text:span><text:span text:style-name="T293_19"><text:s/></text:span><text:span text:style-name="T293_20">elaboração</text:span><text:span text:style-name="T293_21"><text:s/></text:span><text:span text:style-name="T293_22">dos</text:span><text:span text:style-name="T293_23"><text:s/></text:span><text:span text:style-name="T293_24">relatórios</text:span><text:span text:style-name="T293_25"><text:s/></text:span><text:span text:style-name="T293_26">de</text:span><text:span text:style-name="T293_27"><text:s/></text:span><text:span text:style-name="T293_28">frequência</text:span><text:span text:style-name="T293_29"><text:s/></text:span><text:span text:style-name="T293_30">mensais</text:span><text:span text:style-name="T293_31"><text:s/></text:span><text:span text:style-name="T293_32">realizados</text:span><text:span text:style-name="T293_33"><text:s/></text:span><text:span text:style-name="T293_34">pelos</text:span><text:span text:style-name="T293_35"><text:s/></text:span><text:span text:style-name="T293_36">monitores</text:span><text:span text:style-name="T293_37"><text:s/></text:span><text:span text:style-name="T293_38">e</text:span><text:span text:style-name="T293_39"><text:s/></text:span><text:span text:style-name="T293_40">pesquisadores</text:span><text:span text:style-name="T293_41">,<text:s/></text:span><text:span text:style-name="T293_42">visto</text:span><text:span text:style-name="T293_43"><text:s/></text:span><text:span text:style-name="T293_44">que</text:span><text:span text:style-name="T293_45"><text:s/></text:span><text:span text:style-name="T293_46">os</text:span><text:span text:style-name="T293_47"><text:s/></text:span><text:span text:style-name="T293_48">mesmos</text:span><text:span text:style-name="T293_49">,<text:s/></text:span><text:span text:style-name="T293_50">em</text:span><text:span text:style-name="T293_51"><text:s/></text:span><text:span text:style-name="T293_52">sua</text:span><text:span text:style-name="T293_53"><text:s/></text:span><text:span text:style-name="T293_54">maioria</text:span><text:span text:style-name="T293_55">,<text:s/></text:span><text:span text:style-name="T293_56">realizam</text:span><text:span text:style-name="T293_57"><text:s/></text:span><text:span text:style-name="T293_58">esse</text:span><text:span text:style-name="T293_59"><text:s/></text:span><text:span text:style-name="T293_60">processo</text:span><text:span text:style-name="T293_61"><text:s/></text:span><text:span text:style-name="T293_62">de</text:span><text:span text:style-name="T293_63"><text:s/></text:span><text:span text:style-name="T293_64">forma</text:span><text:span text:style-name="T293_65"><text:s/></text:span><text:span text:style-name="T293_66">presencial</text:span><text:span text:style-name="T293_67"><text:s/></text:span><text:span text:style-name="T293_68">e</text:span><text:span text:style-name="T293_69"><text:s/></text:span><text:span text:style-name="T293_70">manuscrita</text:span><text:span text:style-name="T293_71">,<text:s/></text:span><text:span text:style-name="T293_72">respectivamente</text:span><text:span text:style-name="T293_73">.<text:s/></text:span><text:span text:style-name="T293_74">O</text:span><text:span text:style-name="T293_75"><text:s/></text:span><text:span text:style-name="T293_76">processo</text:span><text:span text:style-name="T293_77"><text:s/></text:span><text:span text:style-name="T293_78">manuscrito</text:span><text:span text:style-name="T293_79"><text:s/></text:span><text:span text:style-name="T293_80">é</text:span><text:span text:style-name="T293_81"><text:s/></text:span><text:span text:style-name="T293_82">custoso</text:span><text:span text:style-name="T293_83"><text:s/></text:span><text:span text:style-name="T293_84">para</text:span><text:span text:style-name="T293_85"><text:s/></text:span><text:span text:style-name="T293_86">o</text:span><text:span text:style-name="T293_87"><text:s/></text:span><text:span text:style-name="T293_88">estudante</text:span><text:span text:style-name="T293_89">,<text:s/></text:span><text:span text:style-name="T293_90">pois</text:span><text:span text:style-name="T293_91"><text:s/></text:span><text:span text:style-name="T293_92">um</text:span><text:span text:style-name="T293_93"><text:s/></text:span><text:span text:style-name="T293_94">conjunto</text:span><text:span text:style-name="T293_95"><text:s/></text:span><text:span text:style-name="T293_96">das</text:span><text:span text:style-name="T293_97"><text:s/></text:span><text:span text:style-name="T293_98">informações</text:span><text:span text:style-name="T293_99"><text:s/></text:span><text:span text:style-name="T293_100">a</text:span><text:span text:style-name="T293_101"><text:s/></text:span><text:span text:style-name="T293_102">serem</text:span><text:span text:style-name="T293_103"><text:s/></text:span><text:span text:style-name="T293_104">informadas</text:span><text:span text:style-name="T293_105"><text:s/></text:span><text:span text:style-name="T293_106">no</text:span><text:span text:style-name="T293_107"><text:s/></text:span><text:span text:style-name="T293_108">relatório</text:span><text:span text:style-name="T293_109"><text:s/></text:span><text:span text:style-name="T293_110">não</text:span><text:span text:style-name="T293_111"><text:s/></text:span><text:span text:style-name="T293_112">são</text:span><text:span text:style-name="T293_113"><text:s/></text:span><text:span text:style-name="T293_114">variáveis</text:span><text:span text:style-name="T293_115">,<text:s/></text:span><text:span text:style-name="T293_116">tornando</text:span><text:span text:style-name="T293_117"><text:s/></text:span><text:span text:style-name="T293_118">massante</text:span><text:span text:style-name="T293_119"><text:s/></text:span><text:span text:style-name="T293_120">o</text:span><text:span text:style-name="T293_121"><text:s/></text:span><text:span text:style-name="T293_122">processo</text:span><text:span text:style-name="T293_123"><text:s/></text:span><text:span text:style-name="T293_124">de</text:span><text:span text:style-name="T293_125"><text:s/></text:span><text:span text:style-name="T293_126">preencher</text:span><text:span text:style-name="T293_127"><text:s/></text:span><text:span text:style-name="T293_128">o</text:span><text:span text:style-name="T293_129"><text:s/></text:span><text:span text:style-name="T293_130">relatório</text:span><text:span text:style-name="T293_131"><text:s/></text:span><text:span text:style-name="T293_132">de</text:span><text:span text:style-name="T293_133"><text:s/></text:span><text:span text:style-name="T293_134">frequência</text:span><text:span text:style-name="T293_135">,<text:s/></text:span><text:span text:style-name="T293_136">que</text:span><text:span text:style-name="T293_137"><text:s/></text:span><text:span text:style-name="T293_138">se</text:span><text:span text:style-name="T293_139"><text:s/></text:span><text:span text:style-name="T293_140">repete</text:span><text:span text:style-name="T293_141"><text:s/></text:span><text:span text:style-name="T293_142">a</text:span><text:span text:style-name="T293_143"><text:s/></text:span><text:span text:style-name="T293_144">cada</text:span><text:span text:style-name="T293_145"><text:s/></text:span><text:span text:style-name="T293_146">entrega</text:span><text:span text:style-name="T293_147"><text:s/></text:span><text:span text:style-name="T293_148">mensal</text:span><text:span text:style-name="T293_149">.<text:s/></text:span><text:span text:style-name="T293_150">A</text:span><text:span text:style-name="T293_151"><text:s/></text:span><text:span text:style-name="T293_152">entrega</text:span><text:span text:style-name="T293_153"><text:s/></text:span><text:span text:style-name="T293_154">do</text:span><text:span text:style-name="T293_155"><text:s/></text:span><text:span text:style-name="T293_156">relatório</text:span><text:span text:style-name="T293_157"><text:s/></text:span><text:span text:style-name="T293_158">ao</text:span><text:span text:style-name="T293_159"><text:s/></text:span><text:span text:style-name="T293_160">funcionário</text:span><text:span text:style-name="T293_161"><text:s/></text:span><text:span text:style-name="T293_162">encarregado</text:span><text:span text:style-name="T293_163"><text:s/></text:span><text:span text:style-name="T293_164">deve</text:span><text:span text:style-name="T293_165"><text:s/></text:span><text:span text:style-name="T293_166">ocorrer</text:span><text:span text:style-name="T293_167"><text:s/></text:span><text:span text:style-name="T293_168">de</text:span><text:span text:style-name="T293_169"><text:s/></text:span><text:span text:style-name="T293_170">forma</text:span><text:span text:style-name="T293_171"><text:s/></text:span><text:span text:style-name="T293_172">presencial</text:span><text:span text:style-name="T293_173"><text:s/></text:span><text:span text:style-name="T293_174">e</text:span><text:span text:style-name="T293_175"><text:s/></text:span><text:span text:style-name="T293_176">a</text:span><text:span text:style-name="T293_177"><text:s/></text:span><text:span text:style-name="T293_178">inexistência</text:span><text:span text:style-name="T293_179"><text:s/></text:span><text:span text:style-name="T293_180">desta</text:span><text:span text:style-name="T293_181"><text:s/></text:span><text:span text:style-name="T293_182">pode</text:span><text:span text:style-name="T293_183"><text:s/></text:span><text:span text:style-name="T293_184">acarretar</text:span><text:span text:style-name="T293_185"><text:s/></text:span><text:span text:style-name="T293_186">na</text:span><text:span text:style-name="T293_187"><text:s/></text:span><text:span text:style-name="T293_188">punição</text:span><text:span text:style-name="T293_189"><text:s/></text:span><text:span text:style-name="T293_190">do</text:span><text:span text:style-name="T293_191"><text:s/></text:span><text:span text:style-name="T293_192">estudante</text:span><text:span text:style-name="T293_193">.<text:s/></text:span><text:span text:style-name="T293_194">A</text:span><text:span text:style-name="T293_195"><text:s/></text:span><text:span text:style-name="T293_196">informatização</text:span><text:span text:style-name="T293_197"><text:s/></text:span><text:span text:style-name="T293_198">desse</text:span><text:span text:style-name="T293_199"><text:s/></text:span><text:span text:style-name="T293_200">processo</text:span><text:span text:style-name="T293_201"><text:s/></text:span><text:span text:style-name="T293_202">automatizará</text:span><text:span text:style-name="T293_203"><text:s/></text:span><text:span text:style-name="T293_204">o</text:span><text:span text:style-name="T293_205"><text:s/></text:span><text:span text:style-name="T293_206">preenchimento</text:span><text:span text:style-name="T293_207"><text:s/></text:span><text:span text:style-name="T293_208">do</text:span><text:span text:style-name="T293_209"><text:s/></text:span><text:span text:style-name="T293_210">relatório</text:span><text:span text:style-name="T293_211"><text:s/></text:span><text:span text:style-name="T293_212">de</text:span><text:span text:style-name="T293_213"><text:s/></text:span><text:span text:style-name="T293_214">frequência</text:span><text:span text:style-name="T293_215">,<text:s/></text:span><text:span text:style-name="T293_216">já</text:span><text:span text:style-name="T293_217"><text:s/></text:span><text:span text:style-name="T293_218">que</text:span><text:span text:style-name="T293_219"><text:s/></text:span><text:span text:style-name="T293_220">o</text:span><text:span text:style-name="T293_221"><text:s/></text:span><text:span text:style-name="T293_222">conjunto</text:span><text:span text:style-name="T293_223"><text:s/></text:span><text:span text:style-name="T293_224">invariável</text:span><text:span text:style-name="T293_225"><text:s/></text:span><text:span text:style-name="T293_226">de</text:span><text:span text:style-name="T293_227"><text:s/></text:span><text:span text:style-name="T293_228">informações</text:span><text:span text:style-name="T293_229"><text:s/></text:span><text:span text:style-name="T293_230">do</text:span><text:span text:style-name="T293_231"><text:s/></text:span><text:span text:style-name="T293_232">relatório</text:span><text:span text:style-name="T293_233">,<text:s/></text:span><text:span text:style-name="T293_234">pode</text:span><text:span text:style-name="T293_235"><text:s/></text:span><text:span text:style-name="T293_236">ser</text:span><text:span text:style-name="T293_237"><text:s/></text:span><text:span text:style-name="T293_238">facilmente</text:span><text:span text:style-name="T293_239"><text:s/></text:span><text:span text:style-name="T293_240">reproduzido</text:span><text:span text:style-name="T293_241"><text:s/></text:span><text:span text:style-name="T293_242">pelo</text:span><text:span text:style-name="T293_243"><text:s/></text:span><text:span text:style-name="T293_244">software</text:span><text:span text:style-name="T293_245">.</text:span></text:p>
      <text:p text:style-name="P294"><text:span text:style-name="T294_1"><text:tab/></text:span><text:span text:style-name="T294_2">A</text:span><text:span text:style-name="T294_3"><text:s/></text:span><text:span text:style-name="T294_4">implementação</text:span><text:span text:style-name="T294_5"><text:s/></text:span><text:span text:style-name="T294_6">d</text:span></text:p>
      <text:p text:style-name="P295"><text:span text:style-name="T295_1">e</text:span><text:span text:style-name="T295_2"><text:s/></text:span><text:span text:style-name="T295_3">um</text:span><text:span text:style-name="T295_4"><text:s/></text:span><text:span text:style-name="T295_5">software</text:span><text:span text:style-name="T295_6"><text:s/></text:span><text:span text:style-name="T295_7">que</text:span><text:span text:style-name="T295_8"><text:s/></text:span><text:span text:style-name="T295_9">permite</text:span><text:span text:style-name="T295_10"><text:s/></text:span><text:span text:style-name="T295_11">o</text:span><text:span text:style-name="T295_12"><text:s/></text:span><text:span text:style-name="T295_13">acompanhamento</text:span><text:span text:style-name="T295_14"><text:s/></text:span><text:span text:style-name="T295_15">da</text:span><text:span text:style-name="T295_16"><text:s/></text:span><text:span text:style-name="T295_17">entrega</text:span><text:span text:style-name="T295_18"><text:s/></text:span><text:span text:style-name="T295_19">dos</text:span><text:span text:style-name="T295_20"><text:s/></text:span><text:span text:style-name="T295_21">relatórios</text:span><text:span text:style-name="T295_22">,<text:s/></text:span><text:span text:style-name="T295_23">abrangendo</text:span><text:span text:style-name="T295_24"><text:s/></text:span><text:span text:style-name="T295_25">a</text:span><text:span text:style-name="T295_26"><text:s/></text:span><text:span text:style-name="T295_27">perspectiva</text:span><text:span text:style-name="T295_28"><text:s/></text:span><text:span text:style-name="T295_29">do</text:span><text:span text:style-name="T295_30"><text:s/></text:span><text:span text:style-name="T295_31">funcionário</text:span><text:span text:style-name="T295_32"><text:s/></text:span><text:span text:style-name="T295_33">encarregado</text:span><text:span text:style-name="T295_34"><text:s/></text:span><text:span text:style-name="T295_35">de</text:span><text:span text:style-name="T295_36"><text:s/></text:span><text:span text:style-name="T295_37">receber</text:span><text:span text:style-name="T295_38"><text:s/></text:span><text:span text:style-name="T295_39">os</text:span><text:span text:style-name="T295_40"><text:s/></text:span><text:span text:style-name="T295_41">documentos</text:span><text:span text:style-name="T295_42"><text:s/></text:span><text:span text:style-name="T295_43">e</text:span><text:span text:style-name="T295_44"><text:s/></text:span><text:span text:style-name="T295_45">a</text:span><text:span text:style-name="T295_46"><text:s/></text:span><text:span text:style-name="T295_47">perspectiva</text:span><text:span text:style-name="T295_48"><text:s/></text:span><text:span text:style-name="T295_49">do</text:span><text:span text:style-name="T295_50"><text:s/></text:span><text:span text:style-name="T295_51">aluno</text:span><text:span text:style-name="T295_52">,<text:s/></text:span><text:span text:style-name="T295_53">monitor</text:span><text:span text:style-name="T295_54"><text:s/></text:span><text:span text:style-name="T295_55">ou</text:span><text:span text:style-name="T295_56"><text:s/></text:span><text:span text:style-name="T295_57">pesquisador</text:span><text:span text:style-name="T295_58">,<text:s/></text:span><text:span text:style-name="T295_59">é</text:span><text:span text:style-name="T295_60"><text:s/></text:span><text:span text:style-name="T295_61">benéfica</text:span><text:span text:style-name="T295_62"><text:s/></text:span><text:span text:style-name="T295_63">para</text:span><text:span text:style-name="T295_64"><text:s/></text:span><text:span text:style-name="T295_65">o</text:span><text:span text:style-name="T295_66"><text:s/></text:span><text:span text:style-name="T295_67">meio</text:span><text:span text:style-name="T295_68"><text:s/></text:span><text:span text:style-name="T295_69">acadêmico</text:span><text:span text:style-name="T295_70">,<text:s/></text:span><text:span text:style-name="T295_71">visto</text:span><text:span text:style-name="T295_72"><text:s/></text:span><text:span text:style-name="T295_73">que</text:span><text:span text:style-name="T295_74"><text:s/></text:span><text:span text:style-name="T295_75">aproxima</text:span><text:span text:style-name="T295_76"><text:s/></text:span><text:span text:style-name="T295_77">o</text:span><text:span text:style-name="T295_78"><text:s/></text:span><text:span text:style-name="T295_79">educado</text:span><text:span text:style-name="T295_80"><text:s/></text:span><text:span text:style-name="T295_81">de</text:span><text:span text:style-name="T295_82"><text:s/></text:span><text:span text:style-name="T295_83">seu</text:span><text:span text:style-name="T295_84"><text:s/></text:span><text:span text:style-name="T295_85">orientador</text:span><text:span text:style-name="T295_86"><text:s/></text:span><text:span text:style-name="T295_87">e</text:span><text:span text:style-name="T295_88"><text:s/></text:span><text:span text:style-name="T295_89">realiza</text:span><text:span text:style-name="T295_90"><text:s/></text:span><text:span text:style-name="T295_91">uma</text:span><text:span text:style-name="T295_92"><text:s/></text:span><text:span text:style-name="T295_93">maior</text:span><text:span text:style-name="T295_94"><text:s/></text:span><text:span text:style-name="T295_95">controle</text:span><text:span text:style-name="T295_96"><text:s/></text:span><text:span text:style-name="T295_97">da</text:span><text:span text:style-name="T295_98"><text:s/></text:span><text:span text:style-name="T295_99">entrega</text:span><text:span text:style-name="T295_100"><text:s/></text:span><text:span text:style-name="T295_101">dos</text:span><text:span text:style-name="T295_102"><text:s/></text:span><text:span text:style-name="T295_103">relatórios</text:span><text:span text:style-name="T295_104"><text:s/></text:span><text:span text:style-name="T295_105">de</text:span><text:span text:style-name="T295_106"><text:s/></text:span><text:span text:style-name="T295_107">frequência</text:span><text:span text:style-name="T295_108"><text:s/></text:span><text:span text:style-name="T295_109">mensal</text:span><text:span text:style-name="T295_110">.</text:span><text:bookmark-start text:name="id.1y810tw"/><text:bookmark-end text:name="id.1y810tw"/></text:p>
      <text:p text:style-name="P296"><text:bookmark-start text:name="id.4i7ojhp"/><text:bookmark-end text:name="id.4i7ojhp"/></text:p>
      <text:h text:style-name="P297" text:outline-level="10"><text:span text:style-name="T297_1">2.1<text:s/></text:span><text:span text:style-name="T297_2">Funções</text:span><text:span text:style-name="T297_3"><text:s/></text:span><text:span text:style-name="T297_4">do</text:span><text:span text:style-name="T297_5"><text:s/></text:span><text:span text:style-name="T297_6">produto</text:span></text:h>
      <text:p text:style-name="P298"/>
      <text:p text:style-name="P299"><text:span text:style-name="T299_1"><text:tab/></text:span><text:span text:style-name="T299_2">O</text:span><text:span text:style-name="T299_3"><text:s/></text:span><text:span text:style-name="T299_4">sistema</text:span><text:span text:style-name="T299_5"><text:s/></text:span><text:span text:style-name="T299_6">gerenciará</text:span><text:span text:style-name="T299_7"><text:s/></text:span><text:span text:style-name="T299_8">o</text:span><text:span text:style-name="T299_9"><text:s/></text:span><text:span text:style-name="T299_10">preenchimento</text:span><text:span text:style-name="T299_11"><text:s/></text:span><text:span text:style-name="T299_12">e</text:span><text:span text:style-name="T299_13"><text:s/></text:span><text:span text:style-name="T299_14">envio</text:span><text:span text:style-name="T299_15"><text:s/></text:span><text:span text:style-name="T299_16">de</text:span><text:span text:style-name="T299_17"><text:s/></text:span><text:span text:style-name="T299_18">documentos</text:span><text:span text:style-name="T299_19"><text:s/></text:span><text:span text:style-name="T299_20">relativos</text:span><text:span text:style-name="T299_21"><text:s/></text:span><text:span text:style-name="T299_22">as</text:span><text:span text:style-name="T299_23"><text:s/></text:span><text:span text:style-name="T299_24">funções</text:span><text:span text:style-name="T299_25"><text:s/></text:span><text:span text:style-name="T299_26">de</text:span><text:span text:style-name="T299_27"><text:s/></text:span><text:span text:style-name="T299_28">monitoria</text:span><text:span text:style-name="T299_29"><text:s/></text:span><text:span text:style-name="T299_30">e</text:span><text:span text:style-name="T299_31"><text:s/></text:span><text:span text:style-name="T299_32">pesquisa</text:span><text:span text:style-name="T299_33"><text:s/></text:span><text:span text:style-name="T299_34">de</text:span><text:span text:style-name="T299_35"><text:s/></text:span><text:span text:style-name="T299_36">uma</text:span><text:span text:style-name="T299_37"><text:s/></text:span><text:span text:style-name="T299_38">instituição</text:span><text:span text:style-name="T299_39"><text:s/></text:span><text:span text:style-name="T299_40">de</text:span><text:span text:style-name="T299_41"><text:s/></text:span><text:span text:style-name="T299_42">ensino</text:span><text:span text:style-name="T299_43"><text:s/></text:span><text:span text:style-name="T299_44">superior</text:span><text:span text:style-name="T299_45">.</text:span></text:p>
      <text:p text:style-name="P300"><text:span text:style-name="T300_1"><text:tab/></text:span><text:span text:style-name="T300_2">Possuindo</text:span><text:span text:style-name="T300_3"><text:s text:c="2"/></text:span><text:span text:style-name="T300_4">as</text:span><text:span text:style-name="T300_5"><text:s/></text:span><text:span text:style-name="T300_6">funções</text:span><text:span text:style-name="T300_7"><text:s/></text:span><text:span text:style-name="T300_8">básicas</text:span><text:span text:style-name="T300_9"><text:s/></text:span><text:span text:style-name="T300_10">de</text:span><text:span text:style-name="T300_11"><text:s/></text:span><text:span text:style-name="T300_12">inserir</text:span><text:span text:style-name="T300_13">,<text:s/></text:span><text:span text:style-name="T300_14">remover</text:span><text:span text:style-name="T300_15">,<text:s/></text:span><text:span text:style-name="T300_16">atualizar</text:span><text:span text:style-name="T300_17"><text:s/></text:span><text:span text:style-name="T300_18">e</text:span><text:span text:style-name="T300_19"><text:s/></text:span><text:span text:style-name="T300_20">listar</text:span><text:span text:style-name="T300_21"><text:s/></text:span><text:span text:style-name="T300_22">em</text:span><text:span text:style-name="T300_23"><text:s/></text:span><text:span text:style-name="T300_24">todas</text:span><text:span text:style-name="T300_25"><text:s/></text:span><text:span text:style-name="T300_26">as</text:span><text:span text:style-name="T300_27"><text:s/></text:span><text:span text:style-name="T300_28">seções</text:span><text:span text:style-name="T300_29"><text:s/></text:span><text:span text:style-name="T300_30">do</text:span><text:span text:style-name="T300_31"><text:s/></text:span><text:span text:style-name="T300_32">sistema</text:span><text:span text:style-name="T300_33">,<text:s/></text:span><text:span text:style-name="T300_34">que</text:span><text:span text:style-name="T300_35"><text:s/></text:span><text:span text:style-name="T300_36">são</text:span><text:span text:style-name="T300_37"><text:s/></text:span><text:span text:style-name="T300_38">elas</text:span><text:span text:style-name="T300_39">:</text:span><text:span text:style-name="T300_40">instituição</text:span><text:span text:style-name="T300_41">,<text:s/></text:span><text:span text:style-name="T300_42">relatório</text:span><text:span text:style-name="T300_43"><text:s/></text:span><text:span text:style-name="T300_44">e</text:span><text:span text:style-name="T300_45"><text:s/></text:span><text:span text:style-name="T300_46">usuário</text:span><text:span text:style-name="T300_47">.</text:span><text:bookmark-start text:name="id.2xcytpi"/><text:bookmark-end text:name="id.2xcytpi"/></text:p>
      <text:p text:style-name="P301"><text:bookmark-start text:name="id.1ci93xb"/><text:bookmark-end text:name="id.1ci93xb"/></text:p>
      <text:h text:style-name="P302" text:outline-level="10"><text:span text:style-name="T302_1">2.2<text:s/></text:span><text:span text:style-name="T302_2">Descrições</text:span><text:span text:style-name="T302_3"><text:s/></text:span><text:span text:style-name="T302_4">dos</text:span><text:span text:style-name="T302_5"><text:s/></text:span><text:span text:style-name="T302_6">usuários</text:span></text:h>
      <text:p text:style-name="P303"/>
      <text:p text:style-name="P304"><text:span text:style-name="T304_1"><text:tab/></text:span><text:span text:style-name="T304_2">Usuário</text:span><text:span text:style-name="T304_3"><text:s/></text:span><text:span text:style-name="T304_4">de</text:span><text:span text:style-name="T304_5"><text:s/></text:span><text:span text:style-name="T304_6">faixa</text:span><text:span text:style-name="T304_7"><text:s/></text:span><text:span text:style-name="T304_8">etária</text:span><text:span text:style-name="T304_9"><text:s/></text:span><text:span text:style-name="T304_10">entre</text:span><text:span text:style-name="T304_11"><text:s/>27-70,<text:s/></text:span><text:span text:style-name="T304_12">do</text:span><text:span text:style-name="T304_13"><text:s/></text:span><text:span text:style-name="T304_14">sexo</text:span><text:span text:style-name="T304_15"><text:s/></text:span><text:span text:style-name="T304_16">feminino</text:span><text:span text:style-name="T304_17"><text:s/></text:span><text:span text:style-name="T304_18">e</text:span><text:span text:style-name="T304_19"><text:s/></text:span><text:span text:style-name="T304_20">masculino</text:span><text:span text:style-name="T304_21">.</text:span><text:span text:style-name="T304_22">Alunos</text:span><text:span text:style-name="T304_23"><text:s/></text:span><text:span text:style-name="T304_24">e</text:span><text:span text:style-name="T304_25"><text:s/></text:span><text:span text:style-name="T304_26">funcionários</text:span><text:span text:style-name="T304_27"><text:s/></text:span><text:span text:style-name="T304_28">do</text:span><text:span text:style-name="T304_29"><text:s/></text:span><text:span text:style-name="T304_30">Estado</text:span><text:span text:style-name="T304_31">.</text:span></text:p>
      <text:p text:style-name="P305"/>
      <text:p text:style-name="P306"><text:bookmark-start text:name="id.3whwml4"/><text:bookmark-end text:name="id.3whwml4"/></text:p>
      <text:h text:style-name="P307" text:outline-level="10"><text:span text:style-name="T307_1">2.3<text:s/></text:span><text:span text:style-name="T307_2">Restrições</text:span><text:span text:style-name="T307_3"><text:s/></text:span><text:span text:style-name="T307_4">gerais</text:span></text:h>
      <text:p text:style-name="P308"/>
      <text:p text:style-name="P309"><text:span text:style-name="T309_1"><text:tab/></text:span><text:span text:style-name="T309_2"><text:s/></text:span><text:span text:style-name="T309_3">Nosso</text:span><text:span text:style-name="T309_4"><text:s/></text:span><text:span text:style-name="T309_5">software</text:span><text:span text:style-name="T309_6"><text:s/></text:span><text:span text:style-name="T309_7">se</text:span><text:span text:style-name="T309_8"><text:s/></text:span><text:span text:style-name="T309_9">utilizará</text:span><text:span text:style-name="T309_10"><text:s/></text:span><text:span text:style-name="T309_11">dos</text:span><text:span text:style-name="T309_12"><text:s/></text:span><text:span text:style-name="T309_13">princípios</text:span><text:span text:style-name="T309_14"><text:s/></text:span><text:span text:style-name="T309_15">legais</text:span><text:span text:style-name="T309_16"><text:s/></text:span><text:span text:style-name="T309_17">dos</text:span><text:span text:style-name="T309_18"><text:s/></text:span><text:span text:style-name="T309_19">softwares</text:span><text:span text:style-name="T309_20"><text:s/></text:span><text:span text:style-name="T309_21">proprietários</text:span><text:span text:style-name="T309_22">,<text:s/></text:span><text:span text:style-name="T309_23">ou</text:span><text:span text:style-name="T309_24"><text:s/></text:span><text:span text:style-name="T309_25">seja</text:span><text:span text:style-name="T309_26">,<text:s/></text:span><text:span text:style-name="T309_27">possuirá</text:span><text:span text:style-name="T309_28"><text:s/></text:span><text:span text:style-name="T309_29">código</text:span><text:span text:style-name="T309_30"><text:s/></text:span><text:span text:style-name="T309_31">fechado</text:span><text:span text:style-name="T309_32">,<text:s/></text:span><text:span text:style-name="T309_33">sem</text:span><text:span text:style-name="T309_34"><text:s/></text:span><text:span text:style-name="T309_35">permissões</text:span><text:span text:style-name="T309_36"><text:s/></text:span><text:span text:style-name="T309_37">externas</text:span><text:span text:style-name="T309_38"><text:s/></text:span><text:span text:style-name="T309_39">de</text:span><text:span text:style-name="T309_40"><text:s/></text:span><text:span text:style-name="T309_41">modificação</text:span><text:span text:style-name="T309_42">;<text:s/></text:span><text:span text:style-name="T309_43">obterá</text:span><text:span text:style-name="T309_44"><text:s/></text:span><text:span text:style-name="T309_45">permissão</text:span><text:span text:style-name="T309_46"><text:s/></text:span><text:span text:style-name="T309_47">apenas</text:span><text:span text:style-name="T309_48"><text:s/></text:span><text:span text:style-name="T309_49">para</text:span><text:span text:style-name="T309_50"><text:s/></text:span><text:span text:style-name="T309_51">ser</text:span><text:span text:style-name="T309_52"><text:s/></text:span><text:span text:style-name="T309_53">manuseado</text:span><text:span text:style-name="T309_54"><text:s/></text:span><text:span text:style-name="T309_55">em</text:span><text:span text:style-name="T309_56"><text:s/></text:span><text:span text:style-name="T309_57">território</text:span><text:span text:style-name="T309_58"><text:s/></text:span><text:span text:style-name="T309_59">nacional</text:span><text:span text:style-name="T309_60">.<text:s/></text:span><text:span text:style-name="T309_61">Para</text:span><text:span text:style-name="T309_62"><text:s/></text:span><text:span text:style-name="T309_63">que</text:span><text:span text:style-name="T309_64"><text:s/></text:span><text:span text:style-name="T309_65">o</text:span><text:span text:style-name="T309_66"><text:s/></text:span><text:span text:style-name="T309_67">usuário</text:span><text:span text:style-name="T309_68"><text:s/></text:span><text:span text:style-name="T309_69">possa</text:span><text:span text:style-name="T309_70"><text:s/></text:span><text:span text:style-name="T309_71">manusear</text:span><text:span text:style-name="T309_72"><text:s/></text:span><text:span text:style-name="T309_73">de</text:span><text:span text:style-name="T309_74"><text:s/></text:span><text:span text:style-name="T309_75">forma</text:span><text:span text:style-name="T309_76"><text:s/></text:span><text:span text:style-name="T309_77">correta</text:span><text:span text:style-name="T309_78"><text:s/></text:span><text:span text:style-name="T309_79">o</text:span><text:span text:style-name="T309_80"><text:s/></text:span><text:span text:style-name="T309_81">software</text:span><text:span text:style-name="T309_82">,<text:s/></text:span><text:span text:style-name="T309_83">se</text:span><text:span text:style-name="T309_84"><text:s/></text:span><text:span text:style-name="T309_85">faz</text:span><text:span text:style-name="T309_86"><text:s/></text:span><text:span text:style-name="T309_87">necessário</text:span><text:span text:style-name="T309_88"><text:s/></text:span><text:span text:style-name="T309_89">que</text:span><text:span text:style-name="T309_90"><text:s/></text:span><text:span text:style-name="T309_91">ele</text:span><text:span text:style-name="T309_92"><text:s/></text:span><text:span text:style-name="T309_93">possua</text:span><text:span text:style-name="T309_94"><text:s/></text:span><text:span text:style-name="T309_95">conhecimentos</text:span><text:span text:style-name="T309_96"><text:s/></text:span><text:span text:style-name="T309_97">básicos</text:span><text:span text:style-name="T309_98"><text:s/></text:span><text:span text:style-name="T309_99">em</text:span><text:span text:style-name="T309_100"><text:s/></text:span><text:span text:style-name="T309_101">relação</text:span><text:span text:style-name="T309_102"><text:s/></text:span><text:span text:style-name="T309_103">a</text:span><text:span text:style-name="T309_104"><text:s/></text:span><text:span text:style-name="T309_105">componentes</text:span><text:span text:style-name="T309_106"><text:s/></text:span><text:span text:style-name="T309_107">computacionais</text:span><text:span text:style-name="T309_108">.</text:span></text:p>
      <text:p text:style-name="P310"/>
      <text:p text:style-name="P311"><text:bookmark-start text:name="id.2bn6wsx"/><text:bookmark-end text:name="id.2bn6wsx"/></text:p>
      <text:h text:style-name="P312" text:outline-level="10"><text:span text:style-name="T312_1">2.4<text:s/></text:span><text:span text:style-name="T312_2">Suposições</text:span><text:span text:style-name="T312_3"><text:s/></text:span><text:span text:style-name="T312_4">de</text:span><text:span text:style-name="T312_5"><text:s/></text:span><text:span text:style-name="T312_6">dependências</text:span></text:h>
      <text:p text:style-name="P313"><text:span text:style-name="T313_1"><text:tab/></text:span></text:p>
      <text:p text:style-name="P314"><text:span text:style-name="T314_1"><text:tab/></text:span><text:span text:style-name="T314_2">O</text:span><text:span text:style-name="T314_3"><text:s/></text:span><text:span text:style-name="T314_4">sistema</text:span><text:span text:style-name="T314_5"><text:s/></text:span><text:span text:style-name="T314_6">dependerá</text:span><text:span text:style-name="T314_7"><text:s/></text:span><text:span text:style-name="T314_8">do</text:span><text:span text:style-name="T314_9"><text:s/></text:span><text:span text:style-name="T314_10">acesso</text:span><text:span text:style-name="T314_11"><text:s/></text:span><text:span text:style-name="T314_12">ao</text:span><text:span text:style-name="T314_13"><text:s/></text:span><text:span text:style-name="T314_14">banco</text:span><text:span text:style-name="T314_15"><text:s/></text:span><text:span text:style-name="T314_16">de</text:span><text:span text:style-name="T314_17"><text:s/></text:span><text:span text:style-name="T314_18">dados</text:span><text:span text:style-name="T314_19">,<text:s/></text:span><text:span text:style-name="T314_20">e</text:span><text:span text:style-name="T314_21"><text:s/></text:span><text:span text:style-name="T314_22">dessa</text:span><text:span text:style-name="T314_23"><text:s/></text:span><text:span text:style-name="T314_24">forma</text:span><text:span text:style-name="T314_25"><text:s/></text:span><text:span text:style-name="T314_26">solicitará</text:span><text:span text:style-name="T314_27"><text:s/></text:span><text:span text:style-name="T314_28">ou</text:span><text:span text:style-name="T314_29"><text:s/></text:span><text:span text:style-name="T314_30">armazenará</text:span><text:span text:style-name="T314_31"><text:s/></text:span><text:span text:style-name="T314_32">informações</text:span><text:span text:style-name="T314_33"><text:s/></text:span><text:span text:style-name="T314_34">a</text:span><text:span text:style-name="T314_35"><text:s/></text:span><text:span text:style-name="T314_36">partir</text:span><text:span text:style-name="T314_37"><text:s/></text:span><text:span text:style-name="T314_38">dos</text:span><text:span text:style-name="T314_39"><text:s/></text:span><text:span text:style-name="T314_40">critérios</text:span><text:span text:style-name="T314_41"><text:s/></text:span><text:span text:style-name="T314_42">estabelecidos</text:span><text:span text:style-name="T314_43"><text:s/></text:span><text:span text:style-name="T314_44">previamente</text:span><text:span text:style-name="T314_45"><text:s/></text:span><text:span text:style-name="T314_46">pelo</text:span><text:span text:style-name="T314_47"><text:s/></text:span><text:span text:style-name="T314_48">sistema</text:span><text:span text:style-name="T314_49"><text:s/></text:span><text:span text:style-name="T314_50">e</text:span><text:span text:style-name="T314_51"><text:s/></text:span><text:span text:style-name="T314_52">de</text:span><text:span text:style-name="T314_53"><text:s/></text:span><text:span text:style-name="T314_54">acordo</text:span><text:span text:style-name="T314_55"><text:s/></text:span><text:span text:style-name="T314_56">com</text:span><text:span text:style-name="T314_57"><text:s/></text:span><text:span text:style-name="T314_58">a</text:span><text:span text:style-name="T314_59"><text:s/></text:span><text:span text:style-name="T314_60">necessidade</text:span><text:span text:style-name="T314_61"><text:s/></text:span><text:span text:style-name="T314_62">do</text:span><text:span text:style-name="T314_63"><text:s/></text:span><text:span text:style-name="T314_64">usuário</text:span><text:span text:style-name="T314_65">,<text:s/></text:span><text:span text:style-name="T314_66">e</text:span><text:span text:style-name="T314_67"><text:s/></text:span><text:span text:style-name="T314_68">da</text:span><text:span text:style-name="T314_69"><text:s/></text:span><text:span text:style-name="T314_70">hospedagem</text:span><text:span text:style-name="T314_71"><text:s/></text:span><text:span text:style-name="T314_72">do</text:span><text:span text:style-name="T314_73"><text:s/></text:span><text:span text:style-name="T314_74">sistema</text:span><text:span text:style-name="T314_75"><text:s/></text:span><text:span text:style-name="T314_76">em</text:span><text:span text:style-name="T314_77"><text:s/></text:span><text:span text:style-name="T314_78">um</text:span><text:span text:style-name="T314_79"><text:s/></text:span><text:span text:style-name="T314_80">servidor</text:span><text:span text:style-name="T314_81"><text:s/></text:span><text:span text:style-name="T314_82">Web</text:span><text:span text:style-name="T314_83">.</text:span></text:p>
      <text:p text:style-name="P315"/>
      <text:p text:style-name="P316"/>
      <text:h text:style-name="P317" text:outline-level="10"/>
      <text:h text:style-name="P318" text:outline-level="10"/>
      <text:h text:style-name="P319" text:outline-level="10"><text:bookmark-start text:name="id.qsh70q"/><text:bookmark-end text:name="id.qsh70q"/></text:h>
      <text:h text:style-name="P320" text:outline-level="10"><text:span text:style-name="T320_1">3.<text:s/></text:span><text:span text:style-name="T320_2">Requisitos</text:span><text:span text:style-name="T320_3"><text:s/></text:span><text:span text:style-name="T320_4">Funcionais</text:span></text:h>
      <text:p text:style-name="P321"/>
      <text:p text:style-name="P322"><text:span text:style-name="T322_1">3.1<text:s/></text:span><text:span text:style-name="T322_2">Está</text:span><text:span text:style-name="T322_3"><text:s/></text:span><text:span text:style-name="T322_4">seção</text:span><text:span text:style-name="T322_5"><text:s/></text:span><text:span text:style-name="T322_6">grupa</text:span><text:span text:style-name="T322_7"><text:s/></text:span><text:span text:style-name="T322_8">requisitos</text:span><text:span text:style-name="T322_9"><text:s/></text:span><text:span text:style-name="T322_10">gerais</text:span><text:span text:style-name="T322_11"><text:s/></text:span><text:span text:style-name="T322_12">da</text:span><text:span text:style-name="T322_13"><text:s/></text:span><text:span text:style-name="T322_14">aplicação</text:span></text:p>
      <text:p text:style-name="P323"/>
      <text:p text:style-name="P324"><text:span text:style-name="T324_1">RF</text:span><text:span text:style-name="T324_2">001<text:s/>–<text:s/></text:span><text:span text:style-name="T324_3">Fornecer</text:span><text:span text:style-name="T324_4"><text:s/></text:span><text:span text:style-name="T324_5">perspectivas</text:span><text:span text:style-name="T324_6"><text:s/></text:span><text:span text:style-name="T324_7">diferentes</text:span><text:span text:style-name="T324_8"><text:s/></text:span><text:span text:style-name="T324_9">por</text:span><text:span text:style-name="T324_10"><text:s/></text:span><text:span text:style-name="T324_11">usuário</text:span></text:p>
      <text:p text:style-name="P325"><text:span text:style-name="T325_1"><text:tab/></text:span><text:span text:style-name="T325_2">O</text:span><text:span text:style-name="T325_3"><text:s/></text:span><text:span text:style-name="T325_4">sistema</text:span><text:span text:style-name="T325_5"><text:s/></text:span><text:span text:style-name="T325_6">deve</text:span><text:span text:style-name="T325_7"><text:s/></text:span><text:span text:style-name="T325_8">fornecer</text:span><text:span text:style-name="T325_9"><text:s/></text:span><text:span text:style-name="T325_10">perspectivas</text:span><text:span text:style-name="T325_11"><text:s/></text:span><text:span text:style-name="T325_12">diferentes</text:span><text:span text:style-name="T325_13"><text:s/></text:span><text:span text:style-name="T325_14">para</text:span><text:span text:style-name="T325_15"><text:s/></text:span><text:span text:style-name="T325_16">os</text:span><text:span text:style-name="T325_17"><text:s/></text:span><text:span text:style-name="T325_18">diferentes</text:span><text:span text:style-name="T325_19"><text:s/></text:span><text:span text:style-name="T325_20">usuários</text:span><text:span text:style-name="T325_21"><text:s/></text:span><text:span text:style-name="T325_22">e</text:span><text:span text:style-name="T325_23"><text:s/></text:span><text:span text:style-name="T325_24">que</text:span><text:span text:style-name="T325_25"><text:s/></text:span><text:span text:style-name="T325_26">essas</text:span><text:span text:style-name="T325_27"><text:s/></text:span><text:span text:style-name="T325_28">forneçam</text:span><text:span text:style-name="T325_29"><text:s/></text:span><text:span text:style-name="T325_30">serviços</text:span><text:span text:style-name="T325_31"><text:s/></text:span><text:span text:style-name="T325_32">diferentes</text:span><text:span text:style-name="T325_33">,<text:s/></text:span><text:span text:style-name="T325_34">dado</text:span><text:span text:style-name="T325_35"><text:s/></text:span><text:span text:style-name="T325_36">o</text:span><text:span text:style-name="T325_37"><text:s/></text:span><text:span text:style-name="T325_38">tipo</text:span><text:span text:style-name="T325_39"><text:s/></text:span><text:span text:style-name="T325_40">do</text:span><text:span text:style-name="T325_41"><text:s/></text:span><text:span text:style-name="T325_42">usuário</text:span><text:span text:style-name="T325_43"><text:s/></text:span><text:span text:style-name="T325_44">que</text:span><text:span text:style-name="T325_45"><text:s/></text:span><text:span text:style-name="T325_46">está</text:span><text:span text:style-name="T325_47"><text:s/></text:span><text:span text:style-name="T325_48">utilizando</text:span><text:span text:style-name="T325_49"><text:s/></text:span><text:span text:style-name="T325_50">o</text:span><text:span text:style-name="T325_51"><text:s/></text:span><text:span text:style-name="T325_52">sistema</text:span><text:span text:style-name="T325_53">,<text:s/></text:span><text:span text:style-name="T325_54">seja</text:span><text:span text:style-name="T325_55"><text:s/></text:span><text:span text:style-name="T325_56">ele</text:span><text:span text:style-name="T325_57"><text:s/></text:span><text:span text:style-name="T325_58">um</text:span><text:span text:style-name="T325_59"><text:s/></text:span><text:span text:style-name="T325_60">aluno</text:span><text:span text:style-name="T325_61"><text:s/></text:span><text:span text:style-name="T325_62">ou</text:span><text:span text:style-name="T325_63"><text:s/></text:span><text:span text:style-name="T325_64">supervisor</text:span><text:span text:style-name="T325_65">.</text:span></text:p>
      <text:p text:style-name="P326"/>
      <text:p text:style-name="P327"><text:span text:style-name="T327_1">RF</text:span><text:span text:style-name="T327_2">030<text:s/>–<text:s/></text:span><text:span text:style-name="T327_3">Criação</text:span><text:span text:style-name="T327_4"><text:s/></text:span><text:span text:style-name="T327_5">de</text:span><text:span text:style-name="T327_6"><text:s/></text:span><text:span text:style-name="T327_7">documentos</text:span><text:span text:style-name="T327_8"><text:s/></text:span><text:span text:style-name="T327_9">PDF</text:span><text:span text:style-name="T327_10"><text:s/></text:span><text:span text:style-name="T327_11">a</text:span><text:span text:style-name="T327_12"><text:s/></text:span><text:span text:style-name="T327_13">partir</text:span><text:span text:style-name="T327_14"><text:s/></text:span><text:span text:style-name="T327_15">de</text:span><text:span text:style-name="T327_16"><text:s/></text:span><text:span text:style-name="T327_17">relatórios</text:span><text:span text:style-name="T327_18"><text:s/></text:span><text:span text:style-name="T327_19">de</text:span><text:span text:style-name="T327_20"><text:s/></text:span><text:span text:style-name="T327_21">frequência</text:span><text:span text:style-name="T327_22"><text:s/></text:span><text:span text:style-name="T327_23">mensal</text:span></text:p>
      <text:p text:style-name="P328"><text:span text:style-name="T328_1"><text:tab/></text:span><text:span text:style-name="T328_2">O</text:span><text:span text:style-name="T328_3"><text:s/></text:span><text:span text:style-name="T328_4">sistema</text:span><text:span text:style-name="T328_5"><text:s/></text:span><text:span text:style-name="T328_6">deve</text:span><text:span text:style-name="T328_7"><text:s/></text:span><text:span text:style-name="T328_8">ser</text:span><text:span text:style-name="T328_9"><text:s/></text:span><text:span text:style-name="T328_10">capaz</text:span><text:span text:style-name="T328_11"><text:s/></text:span><text:span text:style-name="T328_12">de</text:span><text:span text:style-name="T328_13"><text:s/></text:span><text:span text:style-name="T328_14">gerar</text:span><text:span text:style-name="T328_15"><text:s/></text:span><text:span text:style-name="T328_16">um</text:span><text:span text:style-name="T328_17"><text:s/></text:span><text:span text:style-name="T328_18">documento</text:span><text:span text:style-name="T328_19"><text:s/></text:span><text:span text:style-name="T328_20">no</text:span><text:span text:style-name="T328_21"><text:s/></text:span><text:span text:style-name="T328_22">formato</text:span><text:span text:style-name="T328_23"><text:s/></text:span><text:span text:style-name="T328_24">PDF</text:span><text:span text:style-name="T328_25"><text:s/></text:span><text:span text:style-name="T328_26">a</text:span><text:span text:style-name="T328_27"><text:s/></text:span><text:span text:style-name="T328_28">partir</text:span><text:span text:style-name="T328_29"><text:s/></text:span><text:span text:style-name="T328_30">de</text:span><text:span text:style-name="T328_31"><text:s/></text:span><text:span text:style-name="T328_32">um</text:span><text:span text:style-name="T328_33"><text:s/></text:span><text:span text:style-name="T328_34">relatório</text:span><text:span text:style-name="T328_35"><text:s/></text:span><text:span text:style-name="T328_36">de</text:span><text:span text:style-name="T328_37"><text:s/></text:span><text:span text:style-name="T328_38">frequência</text:span><text:span text:style-name="T328_39"><text:s/></text:span><text:span text:style-name="T328_40">de</text:span><text:span text:style-name="T328_41"><text:s/></text:span><text:span text:style-name="T328_42">um</text:span><text:span text:style-name="T328_43"><text:s/></text:span><text:span text:style-name="T328_44">aluno</text:span><text:span text:style-name="T328_45">,<text:s/></text:span><text:span text:style-name="T328_46">seja</text:span><text:span text:style-name="T328_47"><text:s/></text:span><text:span text:style-name="T328_48">ele</text:span><text:span text:style-name="T328_49"><text:s/></text:span><text:span text:style-name="T328_50">um</text:span><text:span text:style-name="T328_51"><text:s/></text:span><text:span text:style-name="T328_52">monitor</text:span><text:span text:style-name="T328_53"><text:s/></text:span><text:span text:style-name="T328_54">ou</text:span><text:span text:style-name="T328_55"><text:s/></text:span><text:span text:style-name="T328_56">pesquisador</text:span><text:span text:style-name="T328_57">,<text:s/></text:span><text:span text:style-name="T328_58">seguindo</text:span><text:span text:style-name="T328_59"><text:s/></text:span><text:span text:style-name="T328_60">o</text:span><text:span text:style-name="T328_61"><text:s/></text:span><text:span text:style-name="T328_62">especificado</text:span><text:span text:style-name="T328_63"><text:s/></text:span><text:span text:style-name="T328_64">no</text:span><text:span text:style-name="T328_65"><text:s/></text:span><text:span text:style-name="T328_66">RNF</text:span><text:span text:style-name="T328_67">01.<text:s/></text:span><text:span text:style-name="T328_68">Este</text:span><text:span text:style-name="T328_69"><text:s/></text:span><text:span text:style-name="T328_70">documento</text:span><text:span text:style-name="T328_71"><text:s/></text:span><text:span text:style-name="T328_72">contém</text:span><text:span text:style-name="T328_73"><text:s/></text:span><text:span text:style-name="T328_74">todas</text:span><text:span text:style-name="T328_75"><text:s/></text:span><text:span text:style-name="T328_76">as</text:span><text:span text:style-name="T328_77"><text:s/></text:span><text:span text:style-name="T328_78">informações</text:span><text:span text:style-name="T328_79"><text:s/></text:span><text:span text:style-name="T328_80">de</text:span><text:span text:style-name="T328_81"><text:s/></text:span><text:span text:style-name="T328_82">cadastro</text:span><text:span text:style-name="T328_83"><text:s/></text:span><text:span text:style-name="T328_84">de</text:span><text:span text:style-name="T328_85"><text:s/></text:span><text:span text:style-name="T328_86">relatórios</text:span><text:span text:style-name="T328_87"><text:s/></text:span><text:span text:style-name="T328_88">apresentados</text:span><text:span text:style-name="T328_89"><text:s/></text:span><text:span text:style-name="T328_90">no</text:span><text:span text:style-name="T328_91"><text:s/></text:span><text:span text:style-name="T328_92">RF</text:span><text:span text:style-name="T328_93">016<text:s/></text:span><text:span text:style-name="T328_94">e</text:span><text:span text:style-name="T328_95"><text:s/></text:span><text:span text:style-name="T328_96">RF</text:span><text:span text:style-name="T328_97">020.</text:span></text:p>
      <text:p text:style-name="P329"/>
      <text:p text:style-name="P330"><text:span text:style-name="T330_1">RF</text:span><text:span text:style-name="T330_2">040<text:s/>–<text:s/></text:span><text:span text:style-name="T330_3">Criação</text:span><text:span text:style-name="T330_4"><text:s/></text:span><text:span text:style-name="T330_5">de</text:span><text:span text:style-name="T330_6"><text:s/></text:span><text:span text:style-name="T330_7">documentos</text:span><text:span text:style-name="T330_8"><text:s/></text:span><text:span text:style-name="T330_9">de</text:span><text:span text:style-name="T330_10"><text:s/></text:span><text:span text:style-name="T330_11">confirmação</text:span><text:span text:style-name="T330_12"><text:s/></text:span><text:span text:style-name="T330_13">de</text:span><text:span text:style-name="T330_14"><text:s/></text:span><text:span text:style-name="T330_15">relatórios</text:span><text:span text:style-name="T330_16"><text:s/></text:span><text:span text:style-name="T330_17">de</text:span><text:span text:style-name="T330_18"><text:s/></text:span><text:span text:style-name="T330_19">frequência</text:span><text:span text:style-name="T330_20"><text:s/></text:span><text:span text:style-name="T330_21">em</text:span><text:span text:style-name="T330_22"><text:s/></text:span><text:span text:style-name="T330_23">PDF</text:span></text:p>
      <text:p text:style-name="P331"><text:span text:style-name="T331_1"><text:tab/></text:span><text:span text:style-name="T331_2">O</text:span><text:span text:style-name="T331_3"><text:s/></text:span><text:span text:style-name="T331_4">sistema</text:span><text:span text:style-name="T331_5"><text:s/></text:span><text:span text:style-name="T331_6">deve</text:span><text:span text:style-name="T331_7"><text:s/></text:span><text:span text:style-name="T331_8">gerar</text:span><text:span text:style-name="T331_9"><text:s/></text:span><text:span text:style-name="T331_10">um</text:span><text:span text:style-name="T331_11"><text:s/></text:span><text:span text:style-name="T331_12">documento</text:span><text:span text:style-name="T331_13"><text:s/></text:span><text:span text:style-name="T331_14">PDF</text:span><text:span text:style-name="T331_15">,<text:s/></text:span><text:span text:style-name="T331_16">de</text:span><text:span text:style-name="T331_17"><text:s/></text:span><text:span text:style-name="T331_18">confirmação</text:span><text:span text:style-name="T331_19"><text:s/></text:span><text:span text:style-name="T331_20">de</text:span><text:span text:style-name="T331_21"><text:s/></text:span><text:span text:style-name="T331_22">recebimento</text:span><text:span text:style-name="T331_23"><text:s/></text:span><text:span text:style-name="T331_24">de</text:span><text:span text:style-name="T331_25"><text:s/></text:span><text:span text:style-name="T331_26">um</text:span><text:span text:style-name="T331_27"><text:s/></text:span><text:span text:style-name="T331_28">relatório</text:span><text:span text:style-name="T331_29"><text:s/></text:span><text:span text:style-name="T331_30">de</text:span><text:span text:style-name="T331_31"><text:s/></text:span><text:span text:style-name="T331_32">frequência</text:span><text:span text:style-name="T331_33"><text:s/></text:span><text:span text:style-name="T331_34">mensal</text:span><text:span text:style-name="T331_35"><text:s/></text:span><text:span text:style-name="T331_36">de</text:span><text:span text:style-name="T331_37"><text:s/></text:span><text:span text:style-name="T331_38">um</text:span><text:span text:style-name="T331_39"><text:s/></text:span><text:span text:style-name="T331_40">aluno</text:span><text:span text:style-name="T331_41">,<text:s/></text:span><text:span text:style-name="T331_42">monitor</text:span><text:span text:style-name="T331_43"><text:s/></text:span><text:span text:style-name="T331_44">ou</text:span><text:span text:style-name="T331_45"><text:s/></text:span><text:span text:style-name="T331_46">pesquisador</text:span><text:span text:style-name="T331_47">,<text:s/></text:span><text:span text:style-name="T331_48">seguindo</text:span><text:span text:style-name="T331_49"><text:s/></text:span><text:span text:style-name="T331_50">o</text:span><text:span text:style-name="T331_51"><text:s/></text:span><text:span text:style-name="T331_52">especificado</text:span><text:span text:style-name="T331_53"><text:s/></text:span><text:span text:style-name="T331_54">no</text:span><text:span text:style-name="T331_55"><text:s/></text:span><text:span text:style-name="T331_56">RNF</text:span><text:span text:style-name="T331_57">001,<text:s/></text:span><text:span text:style-name="T331_58">que</text:span><text:span text:style-name="T331_59"><text:s/></text:span><text:span text:style-name="T331_60">contém</text:span><text:span text:style-name="T331_61"><text:s/></text:span><text:span text:style-name="T331_62">as</text:span><text:span text:style-name="T331_63"><text:s/></text:span><text:span text:style-name="T331_64">informações</text:span><text:span text:style-name="T331_65"><text:s/></text:span><text:span text:style-name="T331_66">do</text:span><text:span text:style-name="T331_67"><text:s/></text:span><text:span text:style-name="T331_68">documento</text:span><text:span text:style-name="T331_69"><text:s/></text:span><text:span text:style-name="T331_70">relativas</text:span><text:span text:style-name="T331_71"><text:s/></text:span><text:span text:style-name="T331_72">a</text:span><text:span text:style-name="T331_73"><text:s/></text:span><text:span text:style-name="T331_74">confirmação</text:span><text:span text:style-name="T331_75"><text:s/></text:span><text:span text:style-name="T331_76">de</text:span><text:span text:style-name="T331_77"><text:s/></text:span><text:span text:style-name="T331_78">entrega</text:span><text:span text:style-name="T331_79"><text:s/></text:span><text:span text:style-name="T331_80">do</text:span><text:span text:style-name="T331_81"><text:s/></text:span><text:span text:style-name="T331_82">relatório</text:span><text:span text:style-name="T331_83">.</text:span></text:p>
      <text:p text:style-name="P332"/>
      <text:p text:style-name="P333"><text:span text:style-name="T333_1">RF</text:span><text:span text:style-name="T333_2">032<text:s/>–<text:s/></text:span><text:span text:style-name="T333_3">Cadastro</text:span><text:span text:style-name="T333_4"><text:s/></text:span><text:span text:style-name="T333_5">de</text:span><text:span text:style-name="T333_6"><text:s/></text:span><text:span text:style-name="T333_7">usuários</text:span><text:span text:style-name="T333_8"><text:s/></text:span><text:span text:style-name="T333_9">supervisores</text:span></text:p>
      <text:p text:style-name="P334"><text:span text:style-name="T334_1"><text:tab/></text:span><text:span text:style-name="T334_2">O</text:span><text:span text:style-name="T334_3"><text:s/></text:span><text:span text:style-name="T334_4">sistema</text:span><text:span text:style-name="T334_5"><text:s/></text:span><text:span text:style-name="T334_6">deve</text:span><text:span text:style-name="T334_7"><text:s/></text:span><text:span text:style-name="T334_8">possibilitar</text:span><text:span text:style-name="T334_9"><text:s/></text:span><text:span text:style-name="T334_10">que</text:span><text:span text:style-name="T334_11"><text:s/></text:span><text:span text:style-name="T334_12">o</text:span><text:span text:style-name="T334_13"><text:s/></text:span><text:span text:style-name="T334_14">usuário</text:span><text:span text:style-name="T334_15"><text:s/></text:span><text:span text:style-name="T334_16">administrador</text:span><text:span text:style-name="T334_17"><text:s/></text:span><text:span text:style-name="T334_18">realize</text:span><text:span text:style-name="T334_19"><text:s/></text:span><text:span text:style-name="T334_20">o</text:span><text:span text:style-name="T334_21"><text:s/></text:span><text:span text:style-name="T334_22">cadastro</text:span><text:span text:style-name="T334_23"><text:s/></text:span><text:span text:style-name="T334_24">de</text:span><text:span text:style-name="T334_25"><text:s/></text:span><text:span text:style-name="T334_26">um</text:span><text:span text:style-name="T334_27"><text:s/></text:span><text:span text:style-name="T334_28">usuário</text:span><text:span text:style-name="T334_29"><text:s/></text:span><text:span text:style-name="T334_30">supervisor</text:span><text:span text:style-name="T334_31">.<text:s/></text:span><text:span text:style-name="T334_32">Para</text:span><text:span text:style-name="T334_33"><text:s/></text:span><text:span text:style-name="T334_34">isso</text:span><text:span text:style-name="T334_35">,<text:s/></text:span><text:span text:style-name="T334_36">o</text:span><text:span text:style-name="T334_37"><text:s/></text:span><text:span text:style-name="T334_38">administrador</text:span><text:span text:style-name="T334_39"><text:s/></text:span><text:span text:style-name="T334_40">deve</text:span><text:span text:style-name="T334_41"><text:s/></text:span><text:span text:style-name="T334_42">fornecer</text:span><text:span text:style-name="T334_43">:<text:s/></text:span><text:span text:style-name="T334_44">o</text:span><text:span text:style-name="T334_45"><text:s/></text:span><text:span text:style-name="T334_46">siape</text:span><text:span text:style-name="T334_47"><text:s/></text:span><text:span text:style-name="T334_48">do</text:span><text:span text:style-name="T334_49"><text:s/></text:span><text:span text:style-name="T334_50">supervisor</text:span><text:span text:style-name="T334_51">,<text:s/></text:span><text:span text:style-name="T334_52">o</text:span><text:span text:style-name="T334_53"><text:s/></text:span><text:span text:style-name="T334_54">nome</text:span><text:span text:style-name="T334_55"><text:s/></text:span><text:span text:style-name="T334_56">do</text:span><text:span text:style-name="T334_57"><text:s/></text:span><text:span text:style-name="T334_58">supervisor</text:span><text:span text:style-name="T334_59">,<text:s/></text:span><text:span text:style-name="T334_60">seu</text:span><text:span text:style-name="T334_61"><text:s/></text:span><text:span text:style-name="T334_62">departamento</text:span><text:span text:style-name="T334_63">,<text:s/></text:span><text:span text:style-name="T334_64">o</text:span><text:span text:style-name="T334_65"><text:s/></text:span><text:span text:style-name="T334_66">e</text:span><text:span text:style-name="T334_67">-</text:span><text:span text:style-name="T334_68">mail</text:span><text:span text:style-name="T334_69"><text:s/></text:span><text:span text:style-name="T334_70">do</text:span><text:span text:style-name="T334_71"><text:s/></text:span><text:span text:style-name="T334_72">suupervisor</text:span><text:span text:style-name="T334_73"><text:s/></text:span><text:span text:style-name="T334_74">e</text:span><text:span text:style-name="T334_75"><text:s/></text:span><text:span text:style-name="T334_76">a</text:span><text:span text:style-name="T334_77"><text:s/></text:span><text:span text:style-name="T334_78">assinatura</text:span><text:span text:style-name="T334_79"><text:s/></text:span><text:span text:style-name="T334_80">do</text:span><text:span text:style-name="T334_81"><text:s/></text:span><text:span text:style-name="T334_82">mesmo</text:span><text:span text:style-name="T334_83">,<text:s/></text:span><text:span text:style-name="T334_84">como</text:span><text:span text:style-name="T334_85"><text:s/></text:span><text:span text:style-name="T334_86">especificado</text:span><text:span text:style-name="T334_87"><text:s/></text:span><text:span text:style-name="T334_88">no</text:span><text:span text:style-name="T334_89"><text:s/></text:span><text:span text:style-name="T334_90">RF</text:span><text:span text:style-name="T334_91">020.</text:span></text:p>
      <text:p text:style-name="P335"><text:span text:style-name="T335_1"><text:tab/></text:span></text:p>
      <text:p text:style-name="P336"><text:span text:style-name="T336_1">RF</text:span><text:span text:style-name="T336_2">031<text:s/>–<text:s/></text:span><text:span text:style-name="T336_3">Disponibilizar</text:span><text:span text:style-name="T336_4"><text:s/></text:span><text:span text:style-name="T336_5">um</text:span><text:span text:style-name="T336_6"><text:s/></text:span><text:span text:style-name="T336_7">login</text:span></text:p>
      <text:p text:style-name="P337"><text:span text:style-name="T337_1"><text:tab/></text:span><text:span text:style-name="T337_2">O</text:span><text:span text:style-name="T337_3"><text:s/></text:span><text:span text:style-name="T337_4">sistema</text:span><text:span text:style-name="T337_5"><text:s/></text:span><text:span text:style-name="T337_6">deve</text:span><text:span text:style-name="T337_7"><text:s/></text:span><text:span text:style-name="T337_8">possibilitar</text:span><text:span text:style-name="T337_9"><text:s/></text:span><text:span text:style-name="T337_10">que</text:span><text:span text:style-name="T337_11"><text:s/></text:span><text:span text:style-name="T337_12">o</text:span><text:span text:style-name="T337_13"><text:s/></text:span><text:span text:style-name="T337_14">usuário</text:span><text:span text:style-name="T337_15">,<text:s/></text:span><text:span text:style-name="T337_16">aluno</text:span><text:span text:style-name="T337_17"><text:s/></text:span><text:span text:style-name="T337_18">ou</text:span><text:span text:style-name="T337_19"><text:s/></text:span><text:span text:style-name="T337_20">supervisor</text:span><text:span text:style-name="T337_21">,<text:s/></text:span><text:span text:style-name="T337_22">realize</text:span><text:span text:style-name="T337_23"><text:s/></text:span><text:span text:style-name="T337_24">o</text:span><text:span text:style-name="T337_25"><text:s/></text:span><text:span text:style-name="T337_26">login</text:span><text:span text:style-name="T337_27"><text:s/></text:span><text:span text:style-name="T337_28">no</text:span><text:span text:style-name="T337_29"><text:s/></text:span><text:span text:style-name="T337_30">sistema</text:span><text:span text:style-name="T337_31"><text:s/></text:span><text:span text:style-name="T337_32">e</text:span><text:span text:style-name="T337_33"><text:s/></text:span><text:span text:style-name="T337_34">esse</text:span><text:span text:style-name="T337_35"><text:s/></text:span><text:span text:style-name="T337_36">deve</text:span><text:span text:style-name="T337_37"><text:s/></text:span><text:span text:style-name="T337_38">ser</text:span><text:span text:style-name="T337_39"><text:s/></text:span><text:span text:style-name="T337_40">diferente</text:span><text:span text:style-name="T337_41"><text:s/></text:span><text:span text:style-name="T337_42">para</text:span><text:span text:style-name="T337_43"><text:s/></text:span><text:span text:style-name="T337_44">cada</text:span><text:span text:style-name="T337_45"><text:s/></text:span><text:span text:style-name="T337_46">tipo</text:span><text:span text:style-name="T337_47"><text:s/></text:span><text:span text:style-name="T337_48">de</text:span><text:span text:style-name="T337_49"><text:s/></text:span><text:span text:style-name="T337_50">usuário</text:span><text:span text:style-name="T337_51">,<text:s/></text:span><text:span text:style-name="T337_52">como</text:span><text:span text:style-name="T337_53"><text:s/></text:span><text:span text:style-name="T337_54">especificado</text:span><text:span text:style-name="T337_55"><text:s/></text:span><text:span text:style-name="T337_56">no</text:span><text:span text:style-name="T337_57"><text:s/></text:span><text:span text:style-name="T337_58">RF</text:span><text:span text:style-name="T337_59">001.<text:s/></text:span><text:span text:style-name="T337_60">Um</text:span><text:span text:style-name="T337_61"><text:s/></text:span><text:span text:style-name="T337_62">usuário</text:span><text:span text:style-name="T337_63"><text:s/></text:span><text:span text:style-name="T337_64">aluno</text:span><text:span text:style-name="T337_65"><text:s/></text:span><text:span text:style-name="T337_66">deve</text:span><text:span text:style-name="T337_67"><text:s/></text:span><text:span text:style-name="T337_68">realizar</text:span><text:span text:style-name="T337_69"><text:s/></text:span><text:span text:style-name="T337_70">o</text:span><text:span text:style-name="T337_71"><text:s/></text:span><text:span text:style-name="T337_72">login</text:span><text:span text:style-name="T337_73"><text:s/></text:span><text:span text:style-name="T337_74">utilizando</text:span><text:span text:style-name="T337_75"><text:s/></text:span><text:span text:style-name="T337_76">sua</text:span><text:span text:style-name="T337_77"><text:s/></text:span><text:span text:style-name="T337_78">matrícula</text:span><text:span text:style-name="T337_79"><text:s/></text:span><text:span text:style-name="T337_80">e</text:span><text:span text:style-name="T337_81"><text:s/></text:span><text:span text:style-name="T337_82">o</text:span><text:span text:style-name="T337_83"><text:s/></text:span><text:span text:style-name="T337_84">usuário</text:span><text:span text:style-name="T337_85"><text:s/></text:span><text:span text:style-name="T337_86">supervisor</text:span><text:span text:style-name="T337_87"><text:s/></text:span><text:span text:style-name="T337_88">deve</text:span><text:span text:style-name="T337_89"><text:s/></text:span><text:span text:style-name="T337_90">utilizar</text:span><text:span text:style-name="T337_91"><text:s/></text:span><text:span text:style-name="T337_92">o</text:span><text:span text:style-name="T337_93"><text:s/></text:span><text:span text:style-name="T337_94">seu</text:span><text:span text:style-name="T337_95"><text:s/></text:span><text:span text:style-name="T337_96">siape</text:span><text:span text:style-name="T337_97">.</text:span></text:p>
      <text:p text:style-name="P338"/>
      <text:p text:style-name="P339"><text:span text:style-name="T339_1">3.1.<text:s/></text:span><text:span text:style-name="T339_2">Está</text:span><text:span text:style-name="T339_3"><text:s/></text:span><text:span text:style-name="T339_4">seção</text:span><text:span text:style-name="T339_5"><text:s/></text:span><text:span text:style-name="T339_6">agrupa</text:span><text:span text:style-name="T339_7"><text:s/></text:span><text:span text:style-name="T339_8">os</text:span><text:span text:style-name="T339_9"><text:s/></text:span><text:span text:style-name="T339_10">requisitos</text:span><text:span text:style-name="T339_11"><text:s/></text:span><text:span text:style-name="T339_12">referentes</text:span><text:span text:style-name="T339_13"><text:s/></text:span><text:span text:style-name="T339_14">aos</text:span><text:span text:style-name="T339_15"><text:s/></text:span><text:span text:style-name="T339_16">supervisores</text:span><text:span text:style-name="T339_17">.</text:span></text:p>
      <text:p text:style-name="P340"/>
      <text:p text:style-name="P341"><text:span text:style-name="T341_1">RF</text:span><text:span text:style-name="T341_2">002<text:s/>–<text:s/></text:span><text:span text:style-name="T341_3">Cadastrar</text:span><text:span text:style-name="T341_4"><text:s/></text:span><text:span text:style-name="T341_5">aluno</text:span><text:span text:style-name="T341_6"><text:s/></text:span><text:span text:style-name="T341_7">monitor</text:span></text:p>
      <text:p text:style-name="P342"><text:span text:style-name="T342_1"><text:tab/></text:span><text:span text:style-name="T342_2">O</text:span><text:span text:style-name="T342_3"><text:s/></text:span><text:span text:style-name="T342_4">sistema</text:span><text:span text:style-name="T342_5"><text:s/></text:span><text:span text:style-name="T342_6">deve</text:span><text:span text:style-name="T342_7"><text:s/></text:span><text:span text:style-name="T342_8">fornecer</text:span><text:span text:style-name="T342_9"><text:s/></text:span><text:span text:style-name="T342_10">a</text:span><text:span text:style-name="T342_11"><text:s/></text:span><text:span text:style-name="T342_12">opção</text:span><text:span text:style-name="T342_13"><text:s/></text:span><text:span text:style-name="T342_14">de</text:span><text:span text:style-name="T342_15"><text:s/></text:span><text:span text:style-name="T342_16">um</text:span><text:span text:style-name="T342_17"><text:s/></text:span><text:span text:style-name="T342_18">usuário</text:span><text:span text:style-name="T342_19"><text:s/></text:span><text:span text:style-name="T342_20">supervisor</text:span><text:span text:style-name="T342_21"><text:s/></text:span><text:span text:style-name="T342_22">cadastrar</text:span><text:span text:style-name="T342_23"><text:s/></text:span><text:span text:style-name="T342_24">um</text:span><text:span text:style-name="T342_25"><text:s/></text:span><text:span text:style-name="T342_26">aluno</text:span><text:span text:style-name="T342_27"><text:s/></text:span><text:span text:style-name="T342_28">monitor</text:span><text:span text:style-name="T342_29">.<text:s/></text:span><text:span text:style-name="T342_30">Para</text:span><text:span text:style-name="T342_31"><text:s/></text:span><text:span text:style-name="T342_32">cadastrar</text:span><text:span text:style-name="T342_33"><text:s/></text:span><text:span text:style-name="T342_34">este</text:span><text:span text:style-name="T342_35">,<text:s/></text:span><text:span text:style-name="T342_36">o</text:span><text:span text:style-name="T342_37"><text:s/></text:span><text:span text:style-name="T342_38">supervisor</text:span><text:span text:style-name="T342_39"><text:s/></text:span><text:span text:style-name="T342_40">deverá</text:span><text:span text:style-name="T342_41"><text:s/></text:span><text:span text:style-name="T342_42">informar</text:span><text:span text:style-name="T342_43"><text:s/></text:span><text:span text:style-name="T342_44">o</text:span><text:span text:style-name="T342_45"><text:s/></text:span><text:span text:style-name="T342_46">nome</text:span><text:span text:style-name="T342_47">,<text:s/></text:span><text:span text:style-name="T342_48">e</text:span><text:span text:style-name="T342_49">-</text:span><text:span text:style-name="T342_50">mail</text:span><text:span text:style-name="T342_51">,<text:s/></text:span><text:span text:style-name="T342_52">matricula</text:span><text:span text:style-name="T342_53">,<text:s/></text:span><text:span text:style-name="T342_54">curso</text:span><text:span text:style-name="T342_55">,<text:s/></text:span><text:span text:style-name="T342_56">nome</text:span><text:span text:style-name="T342_57"><text:s/></text:span><text:span text:style-name="T342_58">do</text:span><text:span text:style-name="T342_59"><text:s/></text:span><text:span text:style-name="T342_60">orientador</text:span><text:span text:style-name="T342_61"><text:s/></text:span><text:span text:style-name="T342_62">e</text:span><text:span text:style-name="T342_63"><text:s/></text:span><text:span text:style-name="T342_64">disciplina</text:span><text:span text:style-name="T342_65">.<text:s/></text:span><text:span text:style-name="T342_66">Após</text:span><text:span text:style-name="T342_67"><text:s/></text:span><text:span text:style-name="T342_68">preencher</text:span><text:span text:style-name="T342_69"><text:s/></text:span><text:span text:style-name="T342_70">as</text:span><text:span text:style-name="T342_71"><text:s/></text:span><text:span text:style-name="T342_72">informações</text:span><text:span text:style-name="T342_73"><text:s/></text:span><text:span text:style-name="T342_74">de</text:span><text:span text:style-name="T342_75"><text:s/></text:span><text:span text:style-name="T342_76">cadastro</text:span><text:span text:style-name="T342_77"><text:s/></text:span><text:span text:style-name="T342_78">de</text:span><text:span text:style-name="T342_79"><text:s/></text:span><text:span text:style-name="T342_80">um</text:span><text:span text:style-name="T342_81"><text:s/></text:span><text:span text:style-name="T342_82">aluno</text:span><text:span text:style-name="T342_83"><text:s/></text:span><text:span text:style-name="T342_84">monitor</text:span><text:span text:style-name="T342_85">,<text:s/></text:span><text:span text:style-name="T342_86">o</text:span><text:span text:style-name="T342_87"><text:s/></text:span><text:span text:style-name="T342_88">sistema</text:span><text:span text:style-name="T342_89"><text:s/></text:span><text:span text:style-name="T342_90">deve</text:span><text:span text:style-name="T342_91"><text:s/></text:span><text:span text:style-name="T342_92">verificar</text:span><text:span text:style-name="T342_93"><text:s/></text:span><text:span text:style-name="T342_94">se</text:span><text:span text:style-name="T342_95"><text:s/></text:span><text:span text:style-name="T342_96">este</text:span><text:span text:style-name="T342_97"><text:s/></text:span><text:span text:style-name="T342_98">aluno</text:span><text:span text:style-name="T342_99"><text:s/></text:span><text:span text:style-name="T342_100">já</text:span><text:span text:style-name="T342_101"><text:s/></text:span><text:span text:style-name="T342_102">está</text:span><text:span text:style-name="T342_103"><text:s/></text:span><text:span text:style-name="T342_104">cadastrado</text:span><text:span text:style-name="T342_105">,<text:s/></text:span><text:span text:style-name="T342_106">se</text:span><text:span text:style-name="T342_107"><text:s/></text:span><text:span text:style-name="T342_108">estiver</text:span><text:span text:style-name="T342_109">,<text:s/></text:span><text:span text:style-name="T342_110">o</text:span><text:span text:style-name="T342_111"><text:s/></text:span><text:span text:style-name="T342_112">sistema</text:span><text:span text:style-name="T342_113"><text:s/></text:span><text:span text:style-name="T342_114">deverá</text:span><text:span text:style-name="T342_115"><text:s/></text:span><text:span text:style-name="T342_116">informar</text:span><text:span text:style-name="T342_117"><text:s/></text:span><text:span text:style-name="T342_118">essa</text:span><text:span text:style-name="T342_119"><text:s/></text:span><text:span text:style-name="T342_120">situação</text:span><text:span text:style-name="T342_121"><text:s/></text:span><text:span text:style-name="T342_122">ao</text:span><text:span text:style-name="T342_123"><text:s/></text:span><text:span text:style-name="T342_124">usuário</text:span><text:span text:style-name="T342_125"><text:s/></text:span><text:span text:style-name="T342_126">supervisor</text:span><text:span text:style-name="T342_127">.<text:s/></text:span><text:span text:style-name="T342_128">Todos</text:span><text:span text:style-name="T342_129"><text:s/></text:span><text:span text:style-name="T342_130">os</text:span><text:span text:style-name="T342_131"><text:s/></text:span><text:span text:style-name="T342_132">campos</text:span><text:span text:style-name="T342_133"><text:s/></text:span><text:span text:style-name="T342_134">são</text:span><text:span text:style-name="T342_135"><text:s/></text:span><text:span text:style-name="T342_136">obrigatórios</text:span><text:span text:style-name="T342_137">.<text:s/></text:span><text:span text:style-name="T342_138">Após</text:span><text:span text:style-name="T342_139"><text:s/></text:span><text:span text:style-name="T342_140">cadastrar</text:span><text:span text:style-name="T342_141"><text:s/></text:span><text:span text:style-name="T342_142">um</text:span><text:span text:style-name="T342_143"><text:s/></text:span><text:span text:style-name="T342_144">monitor</text:span><text:span text:style-name="T342_145">,<text:s/></text:span><text:span text:style-name="T342_146">o</text:span><text:span text:style-name="T342_147"><text:s/></text:span><text:span text:style-name="T342_148">sistema</text:span><text:span text:style-name="T342_149"><text:s/></text:span><text:span text:style-name="T342_150">deve</text:span><text:span text:style-name="T342_151"><text:s/></text:span><text:span text:style-name="T342_152">enviar</text:span><text:span text:style-name="T342_153"><text:s/></text:span><text:span text:style-name="T342_154">um</text:span><text:span text:style-name="T342_155"><text:s/></text:span><text:span text:style-name="T342_156">e</text:span><text:span text:style-name="T342_157">-</text:span><text:span text:style-name="T342_158">mail</text:span><text:span text:style-name="T342_159"><text:s/></text:span><text:span text:style-name="T342_160">para</text:span><text:span text:style-name="T342_161"><text:s/></text:span><text:span text:style-name="T342_162">o</text:span><text:span text:style-name="T342_163"><text:s/></text:span><text:span text:style-name="T342_164">mesmo</text:span><text:span text:style-name="T342_165">,<text:s/></text:span><text:span text:style-name="T342_166">informando</text:span><text:span text:style-name="T342_167"><text:s/></text:span><text:span text:style-name="T342_168">a</text:span><text:span text:style-name="T342_169"><text:s/></text:span><text:span text:style-name="T342_170">senha</text:span><text:span text:style-name="T342_171"><text:s/></text:span><text:span text:style-name="T342_172">de</text:span><text:span text:style-name="T342_173"><text:s/></text:span><text:span text:style-name="T342_174">acesso</text:span><text:span text:style-name="T342_175"><text:s/></text:span><text:span text:style-name="T342_176">e</text:span><text:span text:style-name="T342_177"><text:s/></text:span><text:span text:style-name="T342_178">instruções</text:span><text:span text:style-name="T342_179"><text:s/></text:span><text:span text:style-name="T342_180">de</text:span><text:span text:style-name="T342_181"><text:s/></text:span><text:span text:style-name="T342_182">como</text:span><text:span text:style-name="T342_183"><text:s/></text:span><text:span text:style-name="T342_184">acessar</text:span><text:span text:style-name="T342_185"><text:s/></text:span><text:span text:style-name="T342_186">o</text:span><text:span text:style-name="T342_187"><text:s/></text:span><text:span text:style-name="T342_188">sistema</text:span><text:span text:style-name="T342_189">.</text:span></text:p>
      <text:p text:style-name="P343"/>
      <text:p text:style-name="P344"><text:span text:style-name="T344_1">RF</text:span><text:span text:style-name="T344_2">003<text:s/>–<text:s/></text:span><text:span text:style-name="T344_3">Disponibilizar</text:span><text:span text:style-name="T344_4"><text:s/></text:span><text:span text:style-name="T344_5">listagem</text:span><text:span text:style-name="T344_6"><text:s/></text:span><text:span text:style-name="T344_7">de</text:span><text:span text:style-name="T344_8"><text:s/></text:span><text:span text:style-name="T344_9">alunos</text:span><text:span text:style-name="T344_10"><text:s/></text:span><text:span text:style-name="T344_11">monitores</text:span><text:span text:style-name="T344_12"><text:s/></text:span><text:span text:style-name="T344_13">cadastrados</text:span></text:p>
      <text:p text:style-name="P345"><text:span text:style-name="T345_1"><text:tab/></text:span><text:span text:style-name="T345_2">O</text:span><text:span text:style-name="T345_3"><text:s/></text:span><text:span text:style-name="T345_4">sistema</text:span><text:span text:style-name="T345_5"><text:s/></text:span><text:span text:style-name="T345_6">deve</text:span><text:span text:style-name="T345_7"><text:s/></text:span><text:span text:style-name="T345_8">ser</text:span><text:span text:style-name="T345_9"><text:s/></text:span><text:span text:style-name="T345_10">capaz</text:span><text:span text:style-name="T345_11"><text:s/></text:span><text:span text:style-name="T345_12">de</text:span><text:span text:style-name="T345_13"><text:s/></text:span><text:span text:style-name="T345_14">apresentar</text:span><text:span text:style-name="T345_15"><text:s/></text:span><text:span text:style-name="T345_16">para</text:span><text:span text:style-name="T345_17"><text:s/></text:span><text:span text:style-name="T345_18">o</text:span><text:span text:style-name="T345_19"><text:s/></text:span><text:span text:style-name="T345_20">usuário</text:span><text:span text:style-name="T345_21"><text:s/></text:span><text:span text:style-name="T345_22">supervisor</text:span><text:span text:style-name="T345_23"><text:s/></text:span><text:span text:style-name="T345_24">uma</text:span><text:span text:style-name="T345_25"><text:s/></text:span><text:span text:style-name="T345_26">listagem</text:span><text:span text:style-name="T345_27"><text:s/></text:span><text:span text:style-name="T345_28">dos</text:span><text:span text:style-name="T345_29"><text:s/></text:span><text:span text:style-name="T345_30">alunos</text:span><text:span text:style-name="T345_31"><text:s/></text:span><text:span text:style-name="T345_32">monitores</text:span><text:span text:style-name="T345_33"><text:s/></text:span><text:span text:style-name="T345_34">já</text:span><text:span text:style-name="T345_35"><text:s/></text:span><text:span text:style-name="T345_36">cadastrados</text:span><text:span text:style-name="T345_37">.<text:s/></text:span><text:span text:style-name="T345_38">Se</text:span><text:span text:style-name="T345_39"><text:s/></text:span><text:span text:style-name="T345_40">não</text:span><text:span text:style-name="T345_41"><text:s/></text:span><text:span text:style-name="T345_42">existirem</text:span><text:span text:style-name="T345_43"><text:s/></text:span><text:span text:style-name="T345_44">cadastrados</text:span><text:span text:style-name="T345_45">,<text:s/></text:span><text:span text:style-name="T345_46">o</text:span><text:span text:style-name="T345_47"><text:s/></text:span><text:span text:style-name="T345_48">sistema</text:span><text:span text:style-name="T345_49"><text:s/></text:span><text:span text:style-name="T345_50">deverá</text:span><text:span text:style-name="T345_51"><text:s/></text:span><text:span text:style-name="T345_52">informar</text:span><text:span text:style-name="T345_53"><text:s/></text:span><text:span text:style-name="T345_54">essa</text:span><text:span text:style-name="T345_55"><text:s/></text:span><text:span text:style-name="T345_56">situação</text:span><text:span text:style-name="T345_57"><text:s/></text:span><text:span text:style-name="T345_58">ao</text:span><text:span text:style-name="T345_59"><text:s/></text:span><text:span text:style-name="T345_60">usuário</text:span><text:span text:style-name="T345_61">.</text:span></text:p>
      <text:p text:style-name="P346"/>
      <text:p text:style-name="P347"><text:span text:style-name="T347_1">RF</text:span><text:span text:style-name="T347_2">004<text:s/>–<text:s/></text:span><text:span text:style-name="T347_3">Editar</text:span><text:span text:style-name="T347_4"><text:s/></text:span><text:span text:style-name="T347_5">cadastro</text:span><text:span text:style-name="T347_6"><text:s/></text:span><text:span text:style-name="T347_7">do</text:span><text:span text:style-name="T347_8"><text:s/></text:span><text:span text:style-name="T347_9">aluno</text:span></text:p>
      <text:p text:style-name="P348"><text:span text:style-name="T348_1"><text:tab/></text:span><text:span text:style-name="T348_2">O</text:span><text:span text:style-name="T348_3"><text:s/></text:span><text:span text:style-name="T348_4">sistema</text:span><text:span text:style-name="T348_5"><text:s/></text:span><text:span text:style-name="T348_6">deve</text:span><text:span text:style-name="T348_7"><text:s/></text:span><text:span text:style-name="T348_8">permitir</text:span><text:span text:style-name="T348_9"><text:s/></text:span><text:span text:style-name="T348_10">que</text:span><text:span text:style-name="T348_11"><text:s/></text:span><text:span text:style-name="T348_12">um</text:span><text:span text:style-name="T348_13"><text:s/></text:span><text:span text:style-name="T348_14">supervisor</text:span><text:span text:style-name="T348_15"><text:s/></text:span><text:span text:style-name="T348_16">edite</text:span><text:span text:style-name="T348_17"><text:s/></text:span><text:span text:style-name="T348_18">as</text:span><text:span text:style-name="T348_19"><text:s/></text:span><text:span text:style-name="T348_20">informações</text:span><text:span text:style-name="T348_21"><text:s/></text:span><text:span text:style-name="T348_22">de</text:span><text:span text:style-name="T348_23"><text:s/></text:span><text:span text:style-name="T348_24">cadastro</text:span><text:span text:style-name="T348_25"><text:s/></text:span><text:span text:style-name="T348_26">de</text:span><text:span text:style-name="T348_27"><text:s/></text:span><text:span text:style-name="T348_28">um</text:span><text:span text:style-name="T348_29"><text:s/></text:span><text:span text:style-name="T348_30">aluno</text:span><text:span text:style-name="T348_31"><text:s/></text:span><text:span text:style-name="T348_32">já</text:span><text:span text:style-name="T348_33"><text:s/></text:span><text:span text:style-name="T348_34">cadastrado</text:span><text:span text:style-name="T348_35">.</text:span></text:p>
      <text:p text:style-name="P349"/>
      <text:p text:style-name="P350"><text:span text:style-name="T350_1">RF</text:span><text:span text:style-name="T350_2">005<text:s/>-<text:s/></text:span><text:span text:style-name="T350_3">Disponibilizar</text:span><text:span text:style-name="T350_4"><text:s/></text:span><text:span text:style-name="T350_5">listagem</text:span><text:span text:style-name="T350_6"><text:s/></text:span><text:span text:style-name="T350_7">de</text:span><text:span text:style-name="T350_8"><text:s/></text:span><text:span text:style-name="T350_9">alunos</text:span><text:span text:style-name="T350_10"><text:s/></text:span><text:span text:style-name="T350_11">pesquisadores</text:span><text:span text:style-name="T350_12"><text:s/></text:span><text:span text:style-name="T350_13">cadastrados</text:span></text:p>
      <text:p text:style-name="P351"><text:span text:style-name="T351_1"><text:tab/></text:span><text:span text:style-name="T351_2">O</text:span><text:span text:style-name="T351_3"><text:s/></text:span><text:span text:style-name="T351_4">sistema</text:span><text:span text:style-name="T351_5"><text:s/></text:span><text:span text:style-name="T351_6">deve</text:span><text:span text:style-name="T351_7"><text:s/></text:span><text:span text:style-name="T351_8">ser</text:span><text:span text:style-name="T351_9"><text:s/></text:span><text:span text:style-name="T351_10">capaz</text:span><text:span text:style-name="T351_11"><text:s/></text:span><text:span text:style-name="T351_12">de</text:span><text:span text:style-name="T351_13"><text:s/></text:span><text:span text:style-name="T351_14">apresentar</text:span><text:span text:style-name="T351_15"><text:s/></text:span><text:span text:style-name="T351_16">para</text:span><text:span text:style-name="T351_17"><text:s/></text:span><text:span text:style-name="T351_18">o</text:span><text:span text:style-name="T351_19"><text:s/></text:span><text:span text:style-name="T351_20">usuário</text:span><text:span text:style-name="T351_21"><text:s/></text:span><text:span text:style-name="T351_22">supervisor</text:span><text:span text:style-name="T351_23"><text:s/></text:span><text:span text:style-name="T351_24">uma</text:span><text:span text:style-name="T351_25"><text:s/></text:span><text:span text:style-name="T351_26">listagem</text:span><text:span text:style-name="T351_27"><text:s/></text:span><text:span text:style-name="T351_28">dos</text:span><text:span text:style-name="T351_29"><text:s/></text:span><text:span text:style-name="T351_30">alunos</text:span><text:span text:style-name="T351_31"><text:s/></text:span><text:span text:style-name="T351_32">pesquisadores</text:span><text:span text:style-name="T351_33"><text:s/></text:span><text:span text:style-name="T351_34">já</text:span><text:span text:style-name="T351_35"><text:s/></text:span><text:span text:style-name="T351_36">cadastrados</text:span><text:span text:style-name="T351_37">.<text:s/></text:span><text:span text:style-name="T351_38">Se</text:span><text:span text:style-name="T351_39"><text:s/></text:span><text:span text:style-name="T351_40">não</text:span><text:span text:style-name="T351_41"><text:s/></text:span><text:span text:style-name="T351_42">existirem</text:span><text:span text:style-name="T351_43"><text:s/></text:span><text:span text:style-name="T351_44">cadastrados</text:span><text:span text:style-name="T351_45">,<text:s/></text:span><text:span text:style-name="T351_46">o</text:span><text:span text:style-name="T351_47"><text:s/></text:span><text:span text:style-name="T351_48">sistema</text:span><text:span text:style-name="T351_49"><text:s/></text:span><text:span text:style-name="T351_50">deverá</text:span><text:span text:style-name="T351_51"><text:s/></text:span><text:span text:style-name="T351_52">informar</text:span><text:span text:style-name="T351_53"><text:s/></text:span><text:span text:style-name="T351_54">essa</text:span><text:span text:style-name="T351_55"><text:s/></text:span><text:span text:style-name="T351_56">situação</text:span><text:span text:style-name="T351_57"><text:s/></text:span><text:span text:style-name="T351_58">ao</text:span><text:span text:style-name="T351_59"><text:s/></text:span><text:span text:style-name="T351_60">usuário</text:span><text:span text:style-name="T351_61">.</text:span></text:p>
      <text:p text:style-name="P352"/>
      <text:p text:style-name="P353"><text:span text:style-name="T353_1">RF</text:span><text:span text:style-name="T353_2">007<text:s/>–<text:s/></text:span><text:span text:style-name="T353_3">Buscar</text:span><text:span text:style-name="T353_4"><text:s/></text:span><text:span text:style-name="T353_5">aluno</text:span></text:p>
      <text:p text:style-name="P354"><text:span text:style-name="T354_1"><text:tab/></text:span><text:span text:style-name="T354_2">O</text:span><text:span text:style-name="T354_3"><text:s/></text:span><text:span text:style-name="T354_4">supervisor</text:span><text:span text:style-name="T354_5"><text:s/></text:span><text:span text:style-name="T354_6">deve</text:span><text:span text:style-name="T354_7"><text:s/></text:span><text:span text:style-name="T354_8">poder</text:span><text:span text:style-name="T354_9"><text:s/></text:span><text:span text:style-name="T354_10">realizar</text:span><text:span text:style-name="T354_11"><text:s/></text:span><text:span text:style-name="T354_12">uma</text:span><text:span text:style-name="T354_13"><text:s/></text:span><text:span text:style-name="T354_14">busca</text:span><text:span text:style-name="T354_15"><text:s/></text:span><text:span text:style-name="T354_16">de</text:span><text:span text:style-name="T354_17"><text:s/></text:span><text:span text:style-name="T354_18">um</text:span><text:span text:style-name="T354_19"><text:s/></text:span><text:span text:style-name="T354_20">aluno</text:span><text:span text:style-name="T354_21"><text:s/></text:span><text:span text:style-name="T354_22">já</text:span><text:span text:style-name="T354_23"><text:s/></text:span><text:span text:style-name="T354_24">cadastrado</text:span><text:span text:style-name="T354_25">,<text:s/></text:span><text:span text:style-name="T354_26">seja</text:span><text:span text:style-name="T354_27"><text:s/></text:span><text:span text:style-name="T354_28">ele</text:span><text:span text:style-name="T354_29"><text:s/></text:span><text:span text:style-name="T354_30">um</text:span><text:span text:style-name="T354_31"><text:s/></text:span><text:span text:style-name="T354_32">monitor</text:span><text:span text:style-name="T354_33"><text:s/></text:span><text:span text:style-name="T354_34">ou</text:span><text:span text:style-name="T354_35"><text:s/></text:span><text:span text:style-name="T354_36">pesquisador</text:span><text:span text:style-name="T354_37">,<text:s/></text:span><text:span text:style-name="T354_38">informando</text:span><text:span text:style-name="T354_39"><text:s/></text:span><text:span text:style-name="T354_40">como</text:span><text:span text:style-name="T354_41"><text:s/></text:span><text:span text:style-name="T354_42">critério</text:span><text:span text:style-name="T354_43"><text:s/></text:span><text:span text:style-name="T354_44">de</text:span><text:span text:style-name="T354_45"><text:s/></text:span><text:span text:style-name="T354_46">pesquisa</text:span><text:span text:style-name="T354_47">,<text:s/></text:span><text:span text:style-name="T354_48">a</text:span><text:span text:style-name="T354_49"><text:s/></text:span><text:span text:style-name="T354_50">matrícula</text:span><text:span text:style-name="T354_51"><text:s/></text:span><text:span text:style-name="T354_52">desse</text:span><text:span text:style-name="T354_53"><text:s/></text:span><text:span text:style-name="T354_54">aluno</text:span><text:span text:style-name="T354_55">.<text:s/></text:span><text:span text:style-name="T354_56">Se</text:span><text:span text:style-name="T354_57"><text:s/></text:span><text:span text:style-name="T354_58">o</text:span><text:span text:style-name="T354_59"><text:s/></text:span><text:span text:style-name="T354_60">aluno</text:span><text:span text:style-name="T354_61"><text:s/></text:span><text:span text:style-name="T354_62">não</text:span><text:span text:style-name="T354_63"><text:s/></text:span><text:span text:style-name="T354_64">for</text:span><text:span text:style-name="T354_65"><text:s/></text:span><text:span text:style-name="T354_66">encontrado</text:span><text:span text:style-name="T354_67">,<text:s/></text:span><text:span text:style-name="T354_68">o</text:span><text:span text:style-name="T354_69"><text:s/></text:span><text:span text:style-name="T354_70">sistema</text:span><text:span text:style-name="T354_71"><text:s/></text:span><text:span text:style-name="T354_72">deverá</text:span><text:span text:style-name="T354_73"><text:s/></text:span><text:span text:style-name="T354_74">informar</text:span><text:span text:style-name="T354_75"><text:s/></text:span><text:span text:style-name="T354_76">ao</text:span><text:span text:style-name="T354_77"><text:s/></text:span><text:span text:style-name="T354_78">usuário</text:span><text:span text:style-name="T354_79"><text:s/></text:span><text:span text:style-name="T354_80">que</text:span><text:span text:style-name="T354_81"><text:s/></text:span><text:span text:style-name="T354_82">o</text:span><text:span text:style-name="T354_83"><text:s/></text:span><text:span text:style-name="T354_84">aluno</text:span><text:span text:style-name="T354_85"><text:s/></text:span><text:span text:style-name="T354_86">não</text:span><text:span text:style-name="T354_87"><text:s/></text:span><text:span text:style-name="T354_88">está</text:span><text:span text:style-name="T354_89"><text:s/></text:span><text:span text:style-name="T354_90">cadastrado</text:span><text:span text:style-name="T354_91">.</text:span></text:p>
      <text:p text:style-name="P355"/>
      <text:p text:style-name="P356"><text:span text:style-name="T356_1">RF</text:span><text:span text:style-name="T356_2">008<text:s/>–<text:s/></text:span><text:span text:style-name="T356_3">Disponibilizar</text:span><text:span text:style-name="T356_4"><text:s/></text:span><text:span text:style-name="T356_5">listagem</text:span><text:span text:style-name="T356_6"><text:s/></text:span><text:span text:style-name="T356_7">de</text:span><text:span text:style-name="T356_8"><text:s/></text:span><text:span text:style-name="T356_9">relatórios</text:span><text:span text:style-name="T356_10"><text:s/></text:span><text:span text:style-name="T356_11">de</text:span><text:span text:style-name="T356_12"><text:s/></text:span><text:span text:style-name="T356_13">um</text:span><text:span text:style-name="T356_14"><text:s/></text:span><text:span text:style-name="T356_15">aluno</text:span></text:p>
      <text:p text:style-name="P357"><text:span text:style-name="T357_1"><text:tab/></text:span><text:span text:style-name="T357_2">O</text:span><text:span text:style-name="T357_3"><text:s/></text:span><text:span text:style-name="T357_4">sistema</text:span><text:span text:style-name="T357_5"><text:s/></text:span><text:span text:style-name="T357_6">deve</text:span><text:span text:style-name="T357_7"><text:s/></text:span><text:span text:style-name="T357_8">permitir</text:span><text:span text:style-name="T357_9"><text:s/></text:span><text:span text:style-name="T357_10">que</text:span><text:span text:style-name="T357_11"><text:s/></text:span><text:span text:style-name="T357_12">o</text:span><text:span text:style-name="T357_13"><text:s/></text:span><text:span text:style-name="T357_14">usuário</text:span><text:span text:style-name="T357_15"><text:s/></text:span><text:span text:style-name="T357_16">supervisor</text:span><text:span text:style-name="T357_17"><text:s/></text:span><text:span text:style-name="T357_18">escolha</text:span><text:span text:style-name="T357_19"><text:s/></text:span><text:span text:style-name="T357_20">um</text:span><text:span text:style-name="T357_21"><text:s/></text:span><text:span text:style-name="T357_22">aluno</text:span><text:span text:style-name="T357_23">,<text:s/></text:span><text:span text:style-name="T357_24">monitor</text:span><text:span text:style-name="T357_25"><text:s/></text:span><text:span text:style-name="T357_26">ou</text:span><text:span text:style-name="T357_27"><text:s/></text:span><text:span text:style-name="T357_28">pesquisador</text:span><text:span text:style-name="T357_29">,<text:s/></text:span><text:span text:style-name="T357_30">apresentado</text:span><text:span text:style-name="T357_31"><text:s/></text:span><text:span text:style-name="T357_32">nas</text:span><text:span text:style-name="T357_33"><text:s/></text:span><text:span text:style-name="T357_34">listagens</text:span><text:span text:style-name="T357_35"><text:s/></text:span><text:span text:style-name="T357_36">dos</text:span><text:span text:style-name="T357_37"><text:s/></text:span><text:span text:style-name="T357_38">mesmos</text:span><text:span text:style-name="T357_39">,<text:s/></text:span><text:span text:style-name="T357_40">descritas</text:span><text:span text:style-name="T357_41"><text:s/></text:span><text:span text:style-name="T357_42">no</text:span><text:span text:style-name="T357_43"><text:s/></text:span><text:span text:style-name="T357_44">RF</text:span><text:span text:style-name="T357_45">003<text:s/></text:span><text:span text:style-name="T357_46">e</text:span><text:span text:style-name="T357_47"><text:s/></text:span><text:span text:style-name="T357_48">RF</text:span><text:span text:style-name="T357_49">004,<text:s/></text:span><text:span text:style-name="T357_50">ou</text:span><text:span text:style-name="T357_51"><text:s/></text:span><text:span text:style-name="T357_52">apresentado</text:span><text:span text:style-name="T357_53"><text:s/></text:span><text:span text:style-name="T357_54">em</text:span><text:span text:style-name="T357_55"><text:s/></text:span><text:span text:style-name="T357_56">uma</text:span><text:span text:style-name="T357_57"><text:s/></text:span><text:span text:style-name="T357_58">pesquisa</text:span><text:span text:style-name="T357_59"><text:s/></text:span><text:span text:style-name="T357_60">por</text:span><text:span text:style-name="T357_61"><text:s/></text:span><text:span text:style-name="T357_62">aluno</text:span><text:span text:style-name="T357_63"><text:s/></text:span><text:span text:style-name="T357_64">realizada</text:span><text:span text:style-name="T357_65">,<text:s/></text:span><text:span text:style-name="T357_66">como</text:span><text:span text:style-name="T357_67"><text:s/></text:span><text:span text:style-name="T357_68">elicitado</text:span><text:span text:style-name="T357_69"><text:s/></text:span><text:span text:style-name="T357_70">no</text:span><text:span text:style-name="T357_71"><text:s/></text:span><text:span text:style-name="T357_72">RF</text:span><text:span text:style-name="T357_73">007,<text:s/></text:span><text:span text:style-name="T357_74">para</text:span><text:span text:style-name="T357_75"><text:s/></text:span><text:span text:style-name="T357_76">visualizar</text:span><text:span text:style-name="T357_77"><text:s/></text:span><text:span text:style-name="T357_78">os</text:span><text:span text:style-name="T357_79"><text:s/></text:span><text:span text:style-name="T357_80">relatórios</text:span><text:span text:style-name="T357_81"><text:s/></text:span><text:span text:style-name="T357_82">de</text:span><text:span text:style-name="T357_83"><text:s/></text:span><text:span text:style-name="T357_84">frequência</text:span><text:span text:style-name="T357_85"><text:s/></text:span><text:span text:style-name="T357_86">deste</text:span><text:span text:style-name="T357_87">.</text:span></text:p>
      <text:p text:style-name="P358"><text:span text:style-name="T358_1">Requisitos</text:span><text:span text:style-name="T358_2"><text:s/></text:span><text:span text:style-name="T358_3">relacionados</text:span><text:span text:style-name="T358_4">:<text:s/></text:span><text:span text:style-name="T358_5">RF</text:span><text:span text:style-name="T358_6">003,<text:s/></text:span><text:span text:style-name="T358_7">RF</text:span><text:span text:style-name="T358_8">004.</text:span></text:p>
      <text:p text:style-name="P359"/>
      <text:p text:style-name="P360"><text:span text:style-name="T360_1">RF</text:span><text:span text:style-name="T360_2">008<text:s/>–<text:s/></text:span><text:span text:style-name="T360_3">Disponibilizar</text:span><text:span text:style-name="T360_4"><text:s/></text:span><text:span text:style-name="T360_5">acesso</text:span><text:span text:style-name="T360_6"><text:s/></text:span><text:span text:style-name="T360_7">a</text:span><text:span text:style-name="T360_8"><text:s/></text:span><text:span text:style-name="T360_9">dados</text:span><text:span text:style-name="T360_10"><text:s/></text:span><text:span text:style-name="T360_11">cadastrais</text:span><text:span text:style-name="T360_12"><text:s/></text:span><text:span text:style-name="T360_13">de</text:span><text:span text:style-name="T360_14"><text:s/></text:span><text:span text:style-name="T360_15">um</text:span><text:span text:style-name="T360_16"><text:s/></text:span><text:span text:style-name="T360_17">aluno</text:span></text:p>
      <text:p text:style-name="P361"><text:span text:style-name="T361_1"><text:tab/></text:span><text:span text:style-name="T361_2">O</text:span><text:span text:style-name="T361_3"><text:s/></text:span><text:span text:style-name="T361_4">sistema</text:span><text:span text:style-name="T361_5"><text:s/></text:span><text:span text:style-name="T361_6">deve</text:span><text:span text:style-name="T361_7"><text:s/></text:span><text:span text:style-name="T361_8">permitir</text:span><text:span text:style-name="T361_9"><text:s/></text:span><text:span text:style-name="T361_10">que</text:span><text:span text:style-name="T361_11"><text:s/></text:span><text:span text:style-name="T361_12">o</text:span><text:span text:style-name="T361_13"><text:s/></text:span><text:span text:style-name="T361_14">usuário</text:span><text:span text:style-name="T361_15"><text:s/></text:span><text:span text:style-name="T361_16">supervisor</text:span><text:span text:style-name="T361_17"><text:s/></text:span><text:span text:style-name="T361_18">escolha</text:span><text:span text:style-name="T361_19"><text:s/></text:span><text:span text:style-name="T361_20">um</text:span><text:span text:style-name="T361_21"><text:s/></text:span><text:span text:style-name="T361_22">aluno</text:span><text:span text:style-name="T361_23">,<text:s/></text:span><text:span text:style-name="T361_24">monitor</text:span><text:span text:style-name="T361_25"><text:s/></text:span><text:span text:style-name="T361_26">ou</text:span><text:span text:style-name="T361_27"><text:s/></text:span><text:span text:style-name="T361_28">pesquisador</text:span><text:span text:style-name="T361_29">,<text:s/></text:span><text:span text:style-name="T361_30">apresentado</text:span><text:span text:style-name="T361_31"><text:s/></text:span><text:span text:style-name="T361_32">nas</text:span><text:span text:style-name="T361_33"><text:s/></text:span><text:span text:style-name="T361_34">listagens</text:span><text:span text:style-name="T361_35"><text:s/></text:span><text:span text:style-name="T361_36">dos</text:span><text:span text:style-name="T361_37"><text:s/></text:span><text:span text:style-name="T361_38">mesmos</text:span><text:span text:style-name="T361_39">,<text:s/></text:span><text:span text:style-name="T361_40">descritas</text:span><text:span text:style-name="T361_41"><text:s/></text:span><text:span text:style-name="T361_42">no</text:span><text:span text:style-name="T361_43"><text:s/></text:span><text:span text:style-name="T361_44">RF</text:span><text:span text:style-name="T361_45">003<text:s/></text:span><text:span text:style-name="T361_46">e</text:span><text:span text:style-name="T361_47"><text:s/></text:span><text:span text:style-name="T361_48">RF</text:span><text:span text:style-name="T361_49">004,<text:s/></text:span><text:span text:style-name="T361_50">ou</text:span><text:span text:style-name="T361_51"><text:s/></text:span><text:span text:style-name="T361_52">apresentado</text:span><text:span text:style-name="T361_53"><text:s/></text:span><text:span text:style-name="T361_54">em</text:span><text:span text:style-name="T361_55"><text:s/></text:span><text:span text:style-name="T361_56">uma</text:span><text:span text:style-name="T361_57"><text:s/></text:span><text:span text:style-name="T361_58">pesquisa</text:span><text:span text:style-name="T361_59"><text:s/></text:span><text:span text:style-name="T361_60">por</text:span><text:span text:style-name="T361_61"><text:s/></text:span><text:span text:style-name="T361_62">aluno</text:span><text:span text:style-name="T361_63"><text:s/></text:span><text:span text:style-name="T361_64">realizada</text:span><text:span text:style-name="T361_65">,<text:s/></text:span><text:span text:style-name="T361_66">como</text:span><text:span text:style-name="T361_67"><text:s/></text:span><text:span text:style-name="T361_68">elicitado</text:span><text:span text:style-name="T361_69"><text:s/></text:span><text:span text:style-name="T361_70">no</text:span><text:span text:style-name="T361_71"><text:s/></text:span><text:span text:style-name="T361_72">RF</text:span><text:span text:style-name="T361_73">007,<text:s/></text:span><text:span text:style-name="T361_74">para</text:span><text:span text:style-name="T361_75"><text:s/></text:span><text:span text:style-name="T361_76">visualizar</text:span><text:span text:style-name="T361_77"><text:s/></text:span><text:span text:style-name="T361_78">os</text:span><text:span text:style-name="T361_79"><text:s/></text:span><text:span text:style-name="T361_80">seus</text:span><text:span text:style-name="T361_81"><text:s/></text:span><text:span text:style-name="T361_82">dados</text:span><text:span text:style-name="T361_83"><text:s/></text:span><text:span text:style-name="T361_84">cadastrais</text:span><text:span text:style-name="T361_85">,<text:s/></text:span><text:span text:style-name="T361_86">permitindo</text:span><text:span text:style-name="T361_87"><text:s/></text:span><text:span text:style-name="T361_88">que</text:span><text:span text:style-name="T361_89"><text:s/></text:span><text:span text:style-name="T361_90">estes</text:span><text:span text:style-name="T361_91"><text:s/></text:span><text:span text:style-name="T361_92">sejam</text:span><text:span text:style-name="T361_93"><text:s/></text:span><text:span text:style-name="T361_94">alterados</text:span><text:span text:style-name="T361_95"><text:s/></text:span><text:span text:style-name="T361_96">como</text:span><text:span text:style-name="T361_97"><text:s/></text:span><text:span text:style-name="T361_98">informado</text:span><text:span text:style-name="T361_99"><text:s/></text:span><text:span text:style-name="T361_100">no</text:span><text:span text:style-name="T361_101"><text:s/></text:span><text:span text:style-name="T361_102">RF</text:span><text:span text:style-name="T361_103">004.</text:span></text:p>
      <text:p text:style-name="P362"/>
      <text:p text:style-name="P363"><text:span text:style-name="T363_1">RF</text:span><text:span text:style-name="T363_2">009<text:s/>–<text:s/></text:span><text:span text:style-name="T363_3">Disponibilizar</text:span><text:span text:style-name="T363_4"><text:s/></text:span><text:span text:style-name="T363_5">critérios</text:span><text:span text:style-name="T363_6"><text:s/></text:span><text:span text:style-name="T363_7">de</text:span><text:span text:style-name="T363_8"><text:s/></text:span><text:span text:style-name="T363_9">período</text:span><text:span text:style-name="T363_10"><text:s/></text:span><text:span text:style-name="T363_11">para</text:span><text:span text:style-name="T363_12"><text:s/></text:span><text:span text:style-name="T363_13">listagem</text:span><text:span text:style-name="T363_14"><text:s/></text:span><text:span text:style-name="T363_15">e</text:span><text:span text:style-name="T363_16"><text:s/></text:span><text:span text:style-name="T363_17">visualização</text:span><text:span text:style-name="T363_18"><text:s/></text:span><text:span text:style-name="T363_19">de</text:span><text:span text:style-name="T363_20"><text:s/></text:span><text:span text:style-name="T363_21">relatórios</text:span></text:p>
      <text:p text:style-name="P364"><text:span text:style-name="T364_1"><text:tab/></text:span><text:span text:style-name="T364_2">O</text:span><text:span text:style-name="T364_3"><text:s/></text:span><text:span text:style-name="T364_4">sistema</text:span><text:span text:style-name="T364_5"><text:s/></text:span><text:span text:style-name="T364_6">deve</text:span><text:span text:style-name="T364_7"><text:s/></text:span><text:span text:style-name="T364_8">permitir</text:span><text:span text:style-name="T364_9"><text:s/></text:span><text:span text:style-name="T364_10">que</text:span><text:span text:style-name="T364_11"><text:s/></text:span><text:span text:style-name="T364_12">a</text:span><text:span text:style-name="T364_13"><text:s/></text:span><text:span text:style-name="T364_14">listagem</text:span><text:span text:style-name="T364_15"><text:s/></text:span><text:span text:style-name="T364_16">ou</text:span><text:span text:style-name="T364_17"><text:s/></text:span><text:span text:style-name="T364_18">apresentação</text:span><text:span text:style-name="T364_19"><text:s/></text:span><text:span text:style-name="T364_20">de</text:span><text:span text:style-name="T364_21"><text:s/></text:span><text:span text:style-name="T364_22">relatórios</text:span><text:span text:style-name="T364_23"><text:s/></text:span><text:span text:style-name="T364_24">de</text:span><text:span text:style-name="T364_25"><text:s/></text:span><text:span text:style-name="T364_26">frequência</text:span><text:span text:style-name="T364_27"><text:s/></text:span><text:span text:style-name="T364_28">mensal</text:span><text:span text:style-name="T364_29"><text:s/></text:span><text:span text:style-name="T364_30">possa</text:span><text:span text:style-name="T364_31"><text:s/></text:span><text:span text:style-name="T364_32">ser</text:span><text:span text:style-name="T364_33"><text:s/></text:span><text:span text:style-name="T364_34">filtrada</text:span><text:span text:style-name="T364_35"><text:s/></text:span><text:span text:style-name="T364_36">por</text:span><text:span text:style-name="T364_37"><text:s/></text:span><text:span text:style-name="T364_38">mês</text:span><text:span text:style-name="T364_39"><text:s/></text:span><text:span text:style-name="T364_40">e</text:span><text:span text:style-name="T364_41"><text:s/></text:span><text:span text:style-name="T364_42">ou</text:span><text:span text:style-name="T364_43"><text:s/></text:span><text:span text:style-name="T364_44">ano</text:span><text:span text:style-name="T364_45">.</text:span></text:p>
      <text:p text:style-name="P365"/>
      <text:p text:style-name="P366"><text:span text:style-name="T366_1">RF</text:span><text:span text:style-name="T366_2">010<text:s/>–<text:s/></text:span><text:span text:style-name="T366_3">Disponibilizar</text:span><text:span text:style-name="T366_4"><text:s/></text:span><text:span text:style-name="T366_5">critérios</text:span><text:span text:style-name="T366_6"><text:s/></text:span><text:span text:style-name="T366_7">de</text:span><text:span text:style-name="T366_8"><text:s/></text:span><text:span text:style-name="T366_9">modalidade</text:span><text:span text:style-name="T366_10"><text:s/></text:span><text:span text:style-name="T366_11">para</text:span><text:span text:style-name="T366_12"><text:s/></text:span><text:span text:style-name="T366_13">listagem</text:span><text:span text:style-name="T366_14"><text:s/></text:span><text:span text:style-name="T366_15">e</text:span><text:span text:style-name="T366_16"><text:s/></text:span><text:span text:style-name="T366_17">visualização</text:span><text:span text:style-name="T366_18"><text:s/></text:span><text:span text:style-name="T366_19">de</text:span><text:span text:style-name="T366_20"><text:s/></text:span><text:span text:style-name="T366_21">relatórios</text:span></text:p>
      <text:p text:style-name="P367"><text:span text:style-name="T367_1"><text:tab/></text:span><text:span text:style-name="T367_2">O</text:span><text:span text:style-name="T367_3"><text:s/></text:span><text:span text:style-name="T367_4">sistema</text:span><text:span text:style-name="T367_5"><text:s/></text:span><text:span text:style-name="T367_6">deve</text:span><text:span text:style-name="T367_7"><text:s/></text:span><text:span text:style-name="T367_8">permitir</text:span><text:span text:style-name="T367_9"><text:s/></text:span><text:span text:style-name="T367_10">que</text:span><text:span text:style-name="T367_11"><text:s/></text:span><text:span text:style-name="T367_12">a</text:span><text:span text:style-name="T367_13"><text:s/></text:span><text:span text:style-name="T367_14">listagem</text:span><text:span text:style-name="T367_15"><text:s/></text:span><text:span text:style-name="T367_16">de</text:span><text:span text:style-name="T367_17"><text:s/></text:span><text:span text:style-name="T367_18">relatórios</text:span><text:span text:style-name="T367_19"><text:s/></text:span><text:span text:style-name="T367_20">de</text:span><text:span text:style-name="T367_21"><text:s/></text:span><text:span text:style-name="T367_22">frequência</text:span><text:span text:style-name="T367_23"><text:s/></text:span><text:span text:style-name="T367_24">mensal</text:span><text:span text:style-name="T367_25"><text:s/></text:span><text:span text:style-name="T367_26">possa</text:span><text:span text:style-name="T367_27"><text:s/></text:span><text:span text:style-name="T367_28">ser</text:span><text:span text:style-name="T367_29"><text:s/></text:span><text:span text:style-name="T367_30">filtrada</text:span><text:span text:style-name="T367_31"><text:s/></text:span><text:span text:style-name="T367_32">por</text:span><text:span text:style-name="T367_33"><text:s/></text:span><text:span text:style-name="T367_34">tipo</text:span><text:span text:style-name="T367_35"><text:s/></text:span><text:span text:style-name="T367_36">de</text:span><text:span text:style-name="T367_37"><text:s/></text:span><text:span text:style-name="T367_38">cadastro</text:span><text:span text:style-name="T367_39"><text:s/></text:span><text:span text:style-name="T367_40">do</text:span><text:span text:style-name="T367_41"><text:s/></text:span><text:span text:style-name="T367_42">aluno</text:span><text:span text:style-name="T367_43">,<text:s/></text:span><text:span text:style-name="T367_44">este</text:span><text:span text:style-name="T367_45"><text:s/></text:span><text:span text:style-name="T367_46">pode</text:span><text:span text:style-name="T367_47"><text:s/></text:span><text:span text:style-name="T367_48">variar</text:span><text:span text:style-name="T367_49"><text:s/></text:span><text:span text:style-name="T367_50">entre</text:span><text:span text:style-name="T367_51">:<text:s/></text:span><text:span text:style-name="T367_52">aluno</text:span><text:span text:style-name="T367_53"><text:s/></text:span><text:span text:style-name="T367_54">monitor</text:span><text:span text:style-name="T367_55"><text:s/></text:span><text:span text:style-name="T367_56">e</text:span><text:span text:style-name="T367_57"><text:s/></text:span><text:span text:style-name="T367_58">aluno</text:span><text:span text:style-name="T367_59"><text:s/></text:span><text:span text:style-name="T367_60">pesquisador</text:span><text:span text:style-name="T367_61">.</text:span></text:p>
      <text:p text:style-name="P368"/>
      <text:p text:style-name="P369"><text:span text:style-name="T369_1">RF</text:span><text:span text:style-name="T369_2">011–<text:s/></text:span><text:span text:style-name="T369_3">Disponibilizar</text:span><text:span text:style-name="T369_4"><text:s/></text:span><text:span text:style-name="T369_5">critérios</text:span><text:span text:style-name="T369_6"><text:s/></text:span><text:span text:style-name="T369_7">de</text:span><text:span text:style-name="T369_8"><text:s/></text:span><text:span text:style-name="T369_9">estado</text:span><text:span text:style-name="T369_10"><text:s/></text:span><text:span text:style-name="T369_11">para</text:span><text:span text:style-name="T369_12"><text:s/></text:span><text:span text:style-name="T369_13">listagem</text:span><text:span text:style-name="T369_14"><text:s/></text:span><text:span text:style-name="T369_15">e</text:span><text:span text:style-name="T369_16"><text:s/></text:span><text:span text:style-name="T369_17">visualização</text:span><text:span text:style-name="T369_18"><text:s/></text:span><text:span text:style-name="T369_19">de</text:span><text:span text:style-name="T369_20"><text:s/></text:span><text:span text:style-name="T369_21">relatórios</text:span></text:p>
      <text:p text:style-name="P370"><text:span text:style-name="T370_1"><text:tab/></text:span><text:span text:style-name="T370_2">O</text:span><text:span text:style-name="T370_3"><text:s/></text:span><text:span text:style-name="T370_4">sistema</text:span><text:span text:style-name="T370_5"><text:s/></text:span><text:span text:style-name="T370_6">deve</text:span><text:span text:style-name="T370_7"><text:s/></text:span><text:span text:style-name="T370_8">permitir</text:span><text:span text:style-name="T370_9"><text:s/></text:span><text:span text:style-name="T370_10">que</text:span><text:span text:style-name="T370_11"><text:s/></text:span><text:span text:style-name="T370_12">a</text:span><text:span text:style-name="T370_13"><text:s/></text:span><text:span text:style-name="T370_14">listagem</text:span><text:span text:style-name="T370_15"><text:s/></text:span><text:span text:style-name="T370_16">ou</text:span><text:span text:style-name="T370_17"><text:s/></text:span><text:span text:style-name="T370_18">apresentação</text:span><text:span text:style-name="T370_19"><text:s/></text:span><text:span text:style-name="T370_20">de</text:span><text:span text:style-name="T370_21"><text:s/></text:span><text:span text:style-name="T370_22">relatórios</text:span><text:span text:style-name="T370_23"><text:s/></text:span><text:span text:style-name="T370_24">de</text:span><text:span text:style-name="T370_25"><text:s/></text:span><text:span text:style-name="T370_26">frequência</text:span><text:span text:style-name="T370_27"><text:s/></text:span><text:span text:style-name="T370_28">mensal</text:span><text:span text:style-name="T370_29"><text:s/></text:span><text:span text:style-name="T370_30">possa</text:span><text:span text:style-name="T370_31"><text:s/></text:span><text:span text:style-name="T370_32">ser</text:span><text:span text:style-name="T370_33"><text:s/></text:span><text:span text:style-name="T370_34">filtrada</text:span><text:span text:style-name="T370_35"><text:s/></text:span><text:span text:style-name="T370_36">por</text:span><text:span text:style-name="T370_37"><text:s/></text:span><text:span text:style-name="T370_38">estado</text:span><text:span text:style-name="T370_39">,<text:s/></text:span><text:span text:style-name="T370_40">sendo</text:span><text:span text:style-name="T370_41"><text:s/></text:span><text:span text:style-name="T370_42">os</text:span><text:span text:style-name="T370_43"><text:s/></text:span><text:span text:style-name="T370_44">seguintes</text:span><text:span text:style-name="T370_45"><text:s/></text:span><text:span text:style-name="T370_46">estados</text:span><text:span text:style-name="T370_47">:<text:s/></text:span><text:span text:style-name="T370_48">pendente</text:span><text:span text:style-name="T370_49">,<text:s/></text:span><text:span text:style-name="T370_50">entregue</text:span><text:span text:style-name="T370_51"><text:s/></text:span><text:span text:style-name="T370_52">e</text:span><text:span text:style-name="T370_53"><text:s/></text:span><text:span text:style-name="T370_54">confirmado</text:span><text:span text:style-name="T370_55">.<text:s/></text:span><text:span text:style-name="T370_56">Caso</text:span><text:span text:style-name="T370_57"><text:s/></text:span><text:span text:style-name="T370_58">o</text:span><text:span text:style-name="T370_59"><text:s/></text:span><text:span text:style-name="T370_60">relatório</text:span><text:span text:style-name="T370_61"><text:s/></text:span><text:span text:style-name="T370_62">esteja</text:span><text:span text:style-name="T370_63"><text:s/></text:span><text:span text:style-name="T370_64">em</text:span><text:span text:style-name="T370_65"><text:s/></text:span><text:span text:style-name="T370_66">estado</text:span><text:span text:style-name="T370_67"><text:s/></text:span><text:span text:style-name="T370_68">entregue</text:span><text:span text:style-name="T370_69"><text:s/></text:span><text:span text:style-name="T370_70">e</text:span><text:span text:style-name="T370_71"><text:s/></text:span><text:span text:style-name="T370_72">esteja</text:span><text:span text:style-name="T370_73"><text:s/></text:span><text:span text:style-name="T370_74">sendo</text:span><text:span text:style-name="T370_75"><text:s/></text:span><text:span text:style-name="T370_76">consultado</text:span><text:span text:style-name="T370_77"><text:s/></text:span><text:span text:style-name="T370_78">por</text:span><text:span text:style-name="T370_79"><text:s/></text:span><text:span text:style-name="T370_80">um</text:span><text:span text:style-name="T370_81"><text:s/></text:span><text:span text:style-name="T370_82">usuário</text:span><text:span text:style-name="T370_83"><text:s/></text:span><text:span text:style-name="T370_84">supervisor</text:span><text:span text:style-name="T370_85"><text:s/></text:span><text:span text:style-name="T370_86">a</text:span><text:span text:style-name="T370_87"><text:s/></text:span><text:span text:style-name="T370_88">opção</text:span><text:span text:style-name="T370_89"><text:s/></text:span><text:span text:style-name="T370_90">de</text:span><text:span text:style-name="T370_91"><text:s/></text:span><text:span text:style-name="T370_92">confirmar</text:span><text:span text:style-name="T370_93"><text:s/></text:span><text:span text:style-name="T370_94">o</text:span><text:span text:style-name="T370_95"><text:s/></text:span><text:span text:style-name="T370_96">recebimento</text:span><text:span text:style-name="T370_97"><text:s/></text:span><text:span text:style-name="T370_98">do</text:span><text:span text:style-name="T370_99"><text:s/></text:span><text:span text:style-name="T370_100">mesmo</text:span><text:span text:style-name="T370_101"><text:s/></text:span><text:span text:style-name="T370_102">deve</text:span><text:span text:style-name="T370_103"><text:s/></text:span><text:span text:style-name="T370_104">ser</text:span><text:span text:style-name="T370_105"><text:s/></text:span><text:span text:style-name="T370_106">apresentada</text:span><text:span text:style-name="T370_107"><text:s/></text:span><text:span text:style-name="T370_108">ao</text:span><text:span text:style-name="T370_109"><text:s/></text:span><text:span text:style-name="T370_110">usuário</text:span><text:span text:style-name="T370_111">,<text:s/></text:span><text:span text:style-name="T370_112">como</text:span><text:span text:style-name="T370_113"><text:s/></text:span><text:span text:style-name="T370_114">elicitado</text:span><text:span text:style-name="T370_115"><text:s/></text:span><text:span text:style-name="T370_116">no</text:span><text:span text:style-name="T370_117"><text:s/></text:span><text:span text:style-name="T370_118">RF</text:span><text:span text:style-name="T370_119">019.</text:span></text:p>
      <text:p text:style-name="P371"/>
      <text:p text:style-name="P372"><text:span text:style-name="T372_1">RF</text:span><text:span text:style-name="T372_2">012<text:s/>–<text:s/></text:span><text:span text:style-name="T372_3">Disponibilizar</text:span><text:span text:style-name="T372_4"><text:s/></text:span><text:span text:style-name="T372_5">listagem</text:span><text:span text:style-name="T372_6"><text:s/></text:span><text:span text:style-name="T372_7">de</text:span><text:span text:style-name="T372_8"><text:s/></text:span><text:span text:style-name="T372_9">relatórios</text:span><text:span text:style-name="T372_10"><text:s/></text:span><text:span text:style-name="T372_11">para</text:span><text:span text:style-name="T372_12"><text:s/></text:span><text:span text:style-name="T372_13">supervisores</text:span></text:p>
      <text:p text:style-name="P373"><text:span text:style-name="T373_1"><text:tab/></text:span><text:span text:style-name="T373_2">O</text:span><text:span text:style-name="T373_3"><text:s/></text:span><text:span text:style-name="T373_4">sistema</text:span><text:span text:style-name="T373_5"><text:s/></text:span><text:span text:style-name="T373_6">deve</text:span><text:span text:style-name="T373_7"><text:s/></text:span><text:span text:style-name="T373_8">ser</text:span><text:span text:style-name="T373_9"><text:s/></text:span><text:span text:style-name="T373_10">capaz</text:span><text:span text:style-name="T373_11"><text:s/></text:span><text:span text:style-name="T373_12">de</text:span><text:span text:style-name="T373_13"><text:s/></text:span><text:span text:style-name="T373_14">apresentar</text:span><text:span text:style-name="T373_15"><text:s/></text:span><text:span text:style-name="T373_16">uma</text:span><text:span text:style-name="T373_17"><text:s/></text:span><text:span text:style-name="T373_18">lista</text:span><text:span text:style-name="T373_19"><text:s/></text:span><text:span text:style-name="T373_20">dos</text:span><text:span text:style-name="T373_21"><text:s/></text:span><text:span text:style-name="T373_22">relatórios</text:span><text:span text:style-name="T373_23"><text:s/></text:span><text:span text:style-name="T373_24">de</text:span><text:span text:style-name="T373_25"><text:s/></text:span><text:span text:style-name="T373_26">frequência</text:span><text:span text:style-name="T373_27">,<text:s/></text:span><text:span text:style-name="T373_28">esta</text:span><text:span text:style-name="T373_29"><text:s/></text:span><text:span text:style-name="T373_30">deve</text:span><text:span text:style-name="T373_31"><text:s/></text:span><text:span text:style-name="T373_32">apresentar</text:span><text:span text:style-name="T373_33"><text:s/></text:span><text:span text:style-name="T373_34">o</text:span><text:span text:style-name="T373_35"><text:s/></text:span><text:span text:style-name="T373_36">nome</text:span><text:span text:style-name="T373_37"><text:s/></text:span><text:span text:style-name="T373_38">e</text:span><text:span text:style-name="T373_39"><text:s/></text:span><text:span text:style-name="T373_40">matrícula</text:span><text:span text:style-name="T373_41"><text:s/></text:span><text:span text:style-name="T373_42">do</text:span><text:span text:style-name="T373_43"><text:s/></text:span><text:span text:style-name="T373_44">aluno</text:span><text:span text:style-name="T373_45">,<text:s/></text:span><text:span text:style-name="T373_46">o</text:span><text:span text:style-name="T373_47"><text:s/></text:span><text:span text:style-name="T373_48">mês</text:span><text:span text:style-name="T373_49"><text:s/></text:span><text:span text:style-name="T373_50">e</text:span><text:span text:style-name="T373_51"><text:s/></text:span><text:span text:style-name="T373_52">ano</text:span><text:span text:style-name="T373_53"><text:s/></text:span><text:span text:style-name="T373_54">referente</text:span><text:span text:style-name="T373_55"><text:s/></text:span><text:span text:style-name="T373_56">ao</text:span><text:span text:style-name="T373_57"><text:s/></text:span><text:span text:style-name="T373_58">relatório</text:span><text:span text:style-name="T373_59">,<text:s/></text:span><text:span text:style-name="T373_60">o</text:span><text:span text:style-name="T373_61"><text:s/></text:span><text:span text:style-name="T373_62">tipo</text:span><text:span text:style-name="T373_63"><text:s/></text:span><text:span text:style-name="T373_64">de</text:span><text:span text:style-name="T373_65"><text:s/></text:span><text:span text:style-name="T373_66">aluno</text:span><text:span text:style-name="T373_67">,<text:s/></text:span><text:span text:style-name="T373_68">se</text:span><text:span text:style-name="T373_69"><text:s/></text:span><text:span text:style-name="T373_70">é</text:span><text:span text:style-name="T373_71"><text:s/></text:span><text:span text:style-name="T373_72">monitor</text:span><text:span text:style-name="T373_73"><text:s/></text:span><text:span text:style-name="T373_74">ou</text:span><text:span text:style-name="T373_75"><text:s/></text:span><text:span text:style-name="T373_76">pesquisador</text:span><text:span text:style-name="T373_77">,<text:s/></text:span><text:span text:style-name="T373_78">e</text:span><text:span text:style-name="T373_79"><text:s/></text:span><text:span text:style-name="T373_80">a</text:span><text:span text:style-name="T373_81"><text:s/></text:span><text:span text:style-name="T373_82">opção</text:span><text:span text:style-name="T373_83"><text:s/></text:span><text:span text:style-name="T373_84">de</text:span><text:span text:style-name="T373_85"><text:s/></text:span><text:span text:style-name="T373_86">impressão</text:span><text:span text:style-name="T373_87"><text:s/></text:span><text:span text:style-name="T373_88">do</text:span><text:span text:style-name="T373_89"><text:s/></text:span><text:span text:style-name="T373_90">relatório</text:span><text:span text:style-name="T373_91">,<text:s/></text:span><text:span text:style-name="T373_92">elicitada</text:span><text:span text:style-name="T373_93"><text:s/></text:span><text:span text:style-name="T373_94">em</text:span><text:span text:style-name="T373_95"><text:s/></text:span><text:span text:style-name="T373_96">RF</text:span><text:span text:style-name="T373_97">013,<text:s/></text:span><text:span text:style-name="T373_98">para</text:span><text:span text:style-name="T373_99"><text:s/></text:span><text:span text:style-name="T373_100">todos</text:span><text:span text:style-name="T373_101"><text:s/></text:span><text:span text:style-name="T373_102">os</text:span><text:span text:style-name="T373_103"><text:s/></text:span><text:span text:style-name="T373_104">alunos</text:span><text:span text:style-name="T373_105"><text:s/></text:span><text:span text:style-name="T373_106">cadastrados</text:span><text:span text:style-name="T373_107"><text:s/></text:span><text:span text:style-name="T373_108">no</text:span><text:span text:style-name="T373_109"><text:s/></text:span><text:span text:style-name="T373_110">sistema</text:span><text:span text:style-name="T373_111">.<text:s/></text:span><text:span text:style-name="T373_112">Podem</text:span><text:span text:style-name="T373_113"><text:s/></text:span><text:span text:style-name="T373_114">ser</text:span><text:span text:style-name="T373_115"><text:s/></text:span><text:span text:style-name="T373_116">utilizados</text:span><text:span text:style-name="T373_117"><text:s/></text:span><text:span text:style-name="T373_118">critérios</text:span><text:span text:style-name="T373_119"><text:s/></text:span><text:span text:style-name="T373_120">para</text:span><text:span text:style-name="T373_121"><text:s/></text:span><text:span text:style-name="T373_122">a</text:span><text:span text:style-name="T373_123"><text:s/></text:span><text:span text:style-name="T373_124">listagem</text:span><text:span text:style-name="T373_125"><text:s/></text:span><text:span text:style-name="T373_126">dos</text:span><text:span text:style-name="T373_127"><text:s/></text:span><text:span text:style-name="T373_128">relatórios</text:span><text:span text:style-name="T373_129">,<text:s/></text:span><text:span text:style-name="T373_130">estes</text:span><text:span text:style-name="T373_131"><text:s/></text:span><text:span text:style-name="T373_132">estão</text:span><text:span text:style-name="T373_133"><text:s/></text:span><text:span text:style-name="T373_134">especificados</text:span><text:span text:style-name="T373_135"><text:s/></text:span><text:span text:style-name="T373_136">no</text:span><text:span text:style-name="T373_137"><text:s/></text:span><text:span text:style-name="T373_138">RF</text:span><text:span text:style-name="T373_139">09,<text:s/></text:span><text:span text:style-name="T373_140">RF</text:span><text:span text:style-name="T373_141">010,<text:s/></text:span><text:span text:style-name="T373_142">RF</text:span><text:span text:style-name="T373_143">011,<text:s/></text:span><text:span text:style-name="T373_144">podendo</text:span><text:span text:style-name="T373_145"><text:s/></text:span><text:span text:style-name="T373_146">ser</text:span><text:span text:style-name="T373_147"><text:s/></text:span><text:span text:style-name="T373_148">especificado</text:span><text:span text:style-name="T373_149"><text:s/></text:span><text:span text:style-name="T373_150">mais</text:span><text:span text:style-name="T373_151"><text:s/></text:span><text:span text:style-name="T373_152">de</text:span><text:span text:style-name="T373_153"><text:s/></text:span><text:span text:style-name="T373_154">um</text:span><text:span text:style-name="T373_155"><text:s/></text:span><text:span text:style-name="T373_156">critério</text:span><text:span text:style-name="T373_157">.<text:s/></text:span><text:span text:style-name="T373_158">O</text:span><text:span text:style-name="T373_159"><text:s/></text:span><text:span text:style-name="T373_160">padrão</text:span><text:span text:style-name="T373_161"><text:s/></text:span><text:span text:style-name="T373_162">de</text:span><text:span text:style-name="T373_163"><text:s/></text:span><text:span text:style-name="T373_164">listagem</text:span><text:span text:style-name="T373_165"><text:s/></text:span><text:span text:style-name="T373_166">é</text:span><text:span text:style-name="T373_167"><text:s/></text:span><text:span text:style-name="T373_168">apresentar</text:span><text:span text:style-name="T373_169"><text:s/></text:span><text:span text:style-name="T373_170">todos</text:span><text:span text:style-name="T373_171"><text:s/></text:span><text:span text:style-name="T373_172">os</text:span><text:span text:style-name="T373_173"><text:s/></text:span><text:span text:style-name="T373_174">relatórios</text:span><text:span text:style-name="T373_175"><text:s/></text:span><text:span text:style-name="T373_176">de</text:span><text:span text:style-name="T373_177"><text:s/></text:span><text:span text:style-name="T373_178">frequência</text:span><text:span text:style-name="T373_179"><text:s/></text:span><text:span text:style-name="T373_180">disponíveis</text:span><text:span text:style-name="T373_181"><text:s/></text:span><text:span text:style-name="T373_182">do</text:span><text:span text:style-name="T373_183"><text:s/></text:span><text:span text:style-name="T373_184">mês</text:span><text:span text:style-name="T373_185"><text:s/></text:span><text:span text:style-name="T373_186">atual</text:span><text:span text:style-name="T373_187"><text:s/></text:span><text:span text:style-name="T373_188">no</text:span><text:span text:style-name="T373_189"><text:s/></text:span><text:span text:style-name="T373_190">momento</text:span><text:span text:style-name="T373_191"><text:s/></text:span><text:span text:style-name="T373_192">da</text:span><text:span text:style-name="T373_193"><text:s/></text:span><text:span text:style-name="T373_194">visualização</text:span><text:span text:style-name="T373_195"><text:s/></text:span><text:span text:style-name="T373_196">da</text:span><text:span text:style-name="T373_197"><text:s/></text:span><text:span text:style-name="T373_198">listagem</text:span><text:span text:style-name="T373_199">.<text:s/></text:span><text:span text:style-name="T373_200">Caso</text:span><text:span text:style-name="T373_201"><text:s/></text:span><text:span text:style-name="T373_202">não</text:span><text:span text:style-name="T373_203"><text:s/></text:span><text:span text:style-name="T373_204">exista</text:span><text:span text:style-name="T373_205"><text:s/></text:span><text:span text:style-name="T373_206">algum</text:span><text:span text:style-name="T373_207"><text:s/></text:span><text:span text:style-name="T373_208">relatório</text:span><text:span text:style-name="T373_209"><text:s/></text:span><text:span text:style-name="T373_210">de</text:span><text:span text:style-name="T373_211"><text:s/></text:span><text:span text:style-name="T373_212">acordo</text:span><text:span text:style-name="T373_213"><text:s/></text:span><text:span text:style-name="T373_214">com</text:span><text:span text:style-name="T373_215"><text:s/></text:span><text:span text:style-name="T373_216">os</text:span><text:span text:style-name="T373_217"><text:s/></text:span><text:span text:style-name="T373_218">critérios</text:span><text:span text:style-name="T373_219"><text:s/></text:span><text:span text:style-name="T373_220">especificados</text:span><text:span text:style-name="T373_221">,<text:s/></text:span><text:span text:style-name="T373_222">o</text:span><text:span text:style-name="T373_223"><text:s/></text:span><text:span text:style-name="T373_224">sistema</text:span><text:span text:style-name="T373_225"><text:s/></text:span><text:span text:style-name="T373_226">deve</text:span><text:span text:style-name="T373_227"><text:s/></text:span><text:span text:style-name="T373_228">informar</text:span><text:span text:style-name="T373_229"><text:s/></text:span><text:span text:style-name="T373_230">essa</text:span><text:span text:style-name="T373_231"><text:s/></text:span><text:span text:style-name="T373_232">situação</text:span><text:span text:style-name="T373_233"><text:s/></text:span><text:span text:style-name="T373_234">ao</text:span><text:span text:style-name="T373_235"><text:s/></text:span><text:span text:style-name="T373_236">usuário</text:span><text:span text:style-name="T373_237">.</text:span></text:p>
      <text:p text:style-name="P374"/>
      <text:p text:style-name="P375"><text:span text:style-name="T375_1">RF</text:span><text:span text:style-name="T375_2">020<text:s/>–<text:s/></text:span><text:span text:style-name="T375_3">Assinatura</text:span><text:span text:style-name="T375_4"><text:s/></text:span><text:span text:style-name="T375_5">do</text:span><text:span text:style-name="T375_6"><text:s/></text:span><text:span text:style-name="T375_7">usuário</text:span><text:span text:style-name="T375_8"><text:s/></text:span><text:span text:style-name="T375_9">supervisor</text:span></text:p>
      <text:p text:style-name="P376"><text:span text:style-name="T376_1"><text:tab/></text:span><text:span text:style-name="T376_2">O</text:span><text:span text:style-name="T376_3"><text:s/></text:span><text:span text:style-name="T376_4">sistema</text:span><text:span text:style-name="T376_5"><text:s/></text:span><text:span text:style-name="T376_6">deve</text:span><text:span text:style-name="T376_7"><text:s/></text:span><text:span text:style-name="T376_8">permitir</text:span><text:span text:style-name="T376_9"><text:s/></text:span><text:span text:style-name="T376_10">que</text:span><text:span text:style-name="T376_11"><text:s/></text:span><text:span text:style-name="T376_12">o</text:span><text:span text:style-name="T376_13"><text:s/></text:span><text:span text:style-name="T376_14">usuário</text:span><text:span text:style-name="T376_15"><text:s/></text:span><text:span text:style-name="T376_16">supervisor</text:span><text:span text:style-name="T376_17"><text:s/></text:span><text:span text:style-name="T376_18">digitalize</text:span><text:span text:style-name="T376_19"><text:s/></text:span><text:span text:style-name="T376_20">a</text:span><text:span text:style-name="T376_21"><text:s/></text:span><text:span text:style-name="T376_22">sua</text:span><text:span text:style-name="T376_23"><text:s/></text:span><text:span text:style-name="T376_24">assinatura</text:span><text:span text:style-name="T376_25"><text:s/></text:span><text:span text:style-name="T376_26">a</text:span><text:span text:style-name="T376_27"><text:s/></text:span><text:span text:style-name="T376_28">ser</text:span><text:span text:style-name="T376_29"><text:s/></text:span><text:span text:style-name="T376_30">utilizada</text:span><text:span text:style-name="T376_31"><text:s/></text:span><text:span text:style-name="T376_32">nos</text:span><text:span text:style-name="T376_33"><text:s/></text:span><text:span text:style-name="T376_34">documentos</text:span><text:span text:style-name="T376_35"><text:s/></text:span><text:span text:style-name="T376_36">PDF</text:span><text:span text:style-name="T376_37"><text:s/></text:span><text:span text:style-name="T376_38">que</text:span><text:span text:style-name="T376_39"><text:s/></text:span><text:span text:style-name="T376_40">confirmam</text:span><text:span text:style-name="T376_41"><text:s/></text:span><text:span text:style-name="T376_42">o</text:span><text:span text:style-name="T376_43"><text:s/></text:span><text:span text:style-name="T376_44">recebimento</text:span><text:span text:style-name="T376_45"><text:s/></text:span><text:span text:style-name="T376_46">de</text:span><text:span text:style-name="T376_47"><text:s/></text:span><text:span text:style-name="T376_48">um</text:span><text:span text:style-name="T376_49"><text:s/></text:span><text:span text:style-name="T376_50">relatório</text:span><text:span text:style-name="T376_51"><text:s/></text:span><text:span text:style-name="T376_52">de</text:span><text:span text:style-name="T376_53"><text:s/></text:span><text:span text:style-name="T376_54">frequência</text:span><text:span text:style-name="T376_55"><text:s/></text:span><text:span text:style-name="T376_56">mensal</text:span><text:span text:style-name="T376_57">.</text:span></text:p>
      <text:p text:style-name="P377"/>
      <text:p text:style-name="P378"><text:span text:style-name="T378_1">RF</text:span><text:span text:style-name="T378_2">013<text:s/>–<text:s/></text:span><text:span text:style-name="T378_3">Possibilitar</text:span><text:span text:style-name="T378_4"><text:s/></text:span><text:span text:style-name="T378_5">a</text:span><text:span text:style-name="T378_6"><text:s/></text:span><text:span text:style-name="T378_7">impressão</text:span><text:span text:style-name="T378_8"><text:s/></text:span><text:span text:style-name="T378_9">de</text:span><text:span text:style-name="T378_10"><text:s/></text:span><text:span text:style-name="T378_11">um</text:span><text:span text:style-name="T378_12"><text:s/></text:span><text:span text:style-name="T378_13">relatório</text:span><text:span text:style-name="T378_14"><text:s/></text:span><text:span text:style-name="T378_15">pelo</text:span><text:span text:style-name="T378_16"><text:s/></text:span><text:span text:style-name="T378_17">supervisor</text:span></text:p>
      <text:p text:style-name="P379"><text:span text:style-name="T379_1"><text:tab/></text:span><text:span text:style-name="T379_2">O</text:span><text:span text:style-name="T379_3"><text:s/></text:span><text:span text:style-name="T379_4">sistema</text:span><text:span text:style-name="T379_5"><text:s/></text:span><text:span text:style-name="T379_6">deve</text:span><text:span text:style-name="T379_7"><text:s/></text:span><text:span text:style-name="T379_8">possibilitar</text:span><text:span text:style-name="T379_9"><text:s/></text:span><text:span text:style-name="T379_10">que</text:span><text:span text:style-name="T379_11"><text:s/></text:span><text:span text:style-name="T379_12">um</text:span><text:span text:style-name="T379_13"><text:s/></text:span><text:span text:style-name="T379_14">supervisor</text:span><text:span text:style-name="T379_15">,<text:s/></text:span><text:span text:style-name="T379_16">dada</text:span><text:span text:style-name="T379_17"><text:s/></text:span><text:span text:style-name="T379_18">a</text:span><text:span text:style-name="T379_19"><text:s/></text:span><text:span text:style-name="T379_20">escolha</text:span><text:span text:style-name="T379_21"><text:s/></text:span><text:span text:style-name="T379_22">do</text:span><text:span text:style-name="T379_23"><text:s/></text:span><text:span text:style-name="T379_24">aluno</text:span><text:span text:style-name="T379_25"><text:s/></text:span><text:span text:style-name="T379_26">elicitada</text:span><text:span text:style-name="T379_27"><text:s/></text:span><text:span text:style-name="T379_28">no</text:span><text:span text:style-name="T379_29"><text:s/></text:span><text:span text:style-name="T379_30">RF</text:span><text:span text:style-name="T379_31">008,<text:s/></text:span><text:span text:style-name="T379_32">imprima</text:span><text:span text:style-name="T379_33"><text:s/></text:span><text:span text:style-name="T379_34">o</text:span><text:span text:style-name="T379_35"><text:s/></text:span><text:span text:style-name="T379_36">relatório</text:span><text:span text:style-name="T379_37"><text:s/></text:span><text:span text:style-name="T379_38">de</text:span><text:span text:style-name="T379_39"><text:s/></text:span><text:span text:style-name="T379_40">frequência</text:span><text:span text:style-name="T379_41"><text:s/></text:span><text:span text:style-name="T379_42">deste</text:span><text:span text:style-name="T379_43">,<text:s/></text:span><text:span text:style-name="T379_44">gerado</text:span><text:span text:style-name="T379_45"><text:s/></text:span><text:span text:style-name="T379_46">em</text:span><text:span text:style-name="T379_47"><text:s/></text:span><text:span text:style-name="T379_48">formato</text:span><text:span text:style-name="T379_49"><text:s/></text:span><text:span text:style-name="T379_50">PDF</text:span><text:span text:style-name="T379_51">,<text:s/></text:span><text:span text:style-name="T379_52">como</text:span><text:span text:style-name="T379_53"><text:s/></text:span><text:span text:style-name="T379_54">especificado</text:span><text:span text:style-name="T379_55"><text:s/></text:span><text:span text:style-name="T379_56">no</text:span><text:span text:style-name="T379_57"><text:s/></text:span><text:span text:style-name="T379_58">RF</text:span><text:span text:style-name="T379_59">030.</text:span></text:p>
      <text:p text:style-name="P380"/>
      <text:p text:style-name="P381"><text:span text:style-name="T381_1">RF</text:span><text:span text:style-name="T381_2">019<text:s/>–<text:s/></text:span><text:span text:style-name="T381_3">Disponibilizar</text:span><text:span text:style-name="T381_4"><text:s/></text:span><text:span text:style-name="T381_5">a</text:span><text:span text:style-name="T381_6"><text:s/></text:span><text:span text:style-name="T381_7">confirmação</text:span><text:span text:style-name="T381_8"><text:s/></text:span><text:span text:style-name="T381_9">do</text:span><text:span text:style-name="T381_10"><text:s/></text:span><text:span text:style-name="T381_11">recebimento</text:span><text:span text:style-name="T381_12"><text:s/></text:span><text:span text:style-name="T381_13">de</text:span><text:span text:style-name="T381_14"><text:s/></text:span><text:span text:style-name="T381_15">relatórios</text:span></text:p>
      <text:p text:style-name="P382"><text:span text:style-name="T382_1"><text:tab/></text:span><text:span text:style-name="T382_2">Nas</text:span><text:span text:style-name="T382_3"><text:s/></text:span><text:span text:style-name="T382_4">listagens</text:span><text:span text:style-name="T382_5"><text:s/></text:span><text:span text:style-name="T382_6">ou</text:span><text:span text:style-name="T382_7"><text:s/></text:span><text:span text:style-name="T382_8">visualização</text:span><text:span text:style-name="T382_9"><text:s/></text:span><text:span text:style-name="T382_10">de</text:span><text:span text:style-name="T382_11"><text:s/></text:span><text:span text:style-name="T382_12">relatórios</text:span><text:span text:style-name="T382_13"><text:s/></text:span><text:span text:style-name="T382_14">que</text:span><text:span text:style-name="T382_15"><text:s/></text:span><text:span text:style-name="T382_16">se</text:span><text:span text:style-name="T382_17"><text:s/></text:span><text:span text:style-name="T382_18">encontram</text:span><text:span text:style-name="T382_19"><text:s/></text:span><text:span text:style-name="T382_20">no</text:span><text:span text:style-name="T382_21"><text:s/></text:span><text:span text:style-name="T382_22">estado</text:span><text:span text:style-name="T382_23"><text:s/></text:span><text:span text:style-name="T382_24">entregue</text:span><text:span text:style-name="T382_25"><text:s/></text:span><text:span text:style-name="T382_26">a</text:span><text:span text:style-name="T382_27"><text:s/></text:span><text:span text:style-name="T382_28">opção</text:span><text:span text:style-name="T382_29"><text:s/></text:span><text:span text:style-name="T382_30">de</text:span><text:span text:style-name="T382_31"><text:s/></text:span><text:span text:style-name="T382_32">confirmar</text:span><text:span text:style-name="T382_33"><text:s/></text:span><text:span text:style-name="T382_34">o</text:span><text:span text:style-name="T382_35"><text:s/></text:span><text:span text:style-name="T382_36">recebimento</text:span><text:span text:style-name="T382_37"><text:s/></text:span><text:span text:style-name="T382_38">do</text:span><text:span text:style-name="T382_39"><text:s/></text:span><text:span text:style-name="T382_40">relatório</text:span><text:span text:style-name="T382_41"><text:s/></text:span><text:span text:style-name="T382_42">deve</text:span><text:span text:style-name="T382_43"><text:s/></text:span><text:span text:style-name="T382_44">ser</text:span><text:span text:style-name="T382_45"><text:s/></text:span><text:span text:style-name="T382_46">apresentada</text:span><text:span text:style-name="T382_47"><text:s/></text:span><text:span text:style-name="T382_48">ao</text:span><text:span text:style-name="T382_49"><text:s/></text:span><text:span text:style-name="T382_50">usuário</text:span><text:span text:style-name="T382_51"><text:s/></text:span><text:span text:style-name="T382_52">supervisor</text:span><text:span text:style-name="T382_53">.<text:s/></text:span><text:span text:style-name="T382_54">O</text:span><text:span text:style-name="T382_55"><text:s/></text:span><text:span text:style-name="T382_56">ato</text:span><text:span text:style-name="T382_57"><text:s/></text:span><text:span text:style-name="T382_58">de</text:span><text:span text:style-name="T382_59"><text:s/></text:span><text:span text:style-name="T382_60">confirmar</text:span><text:span text:style-name="T382_61"><text:s/></text:span><text:span text:style-name="T382_62">implica</text:span><text:span text:style-name="T382_63"><text:s/></text:span><text:span text:style-name="T382_64">o</text:span><text:span text:style-name="T382_65"><text:s/></text:span><text:span text:style-name="T382_66">envio</text:span><text:span text:style-name="T382_67"><text:s/></text:span><text:span text:style-name="T382_68">para</text:span><text:span text:style-name="T382_69"><text:s/></text:span><text:span text:style-name="T382_70">o</text:span><text:span text:style-name="T382_71"><text:s/></text:span><text:span text:style-name="T382_72">usuário</text:span><text:span text:style-name="T382_73"><text:s/></text:span><text:span text:style-name="T382_74">aluno</text:span><text:span text:style-name="T382_75"><text:s/></text:span><text:span text:style-name="T382_76">de</text:span><text:span text:style-name="T382_77"><text:s/></text:span><text:span text:style-name="T382_78">um</text:span><text:span text:style-name="T382_79"><text:s/></text:span><text:span text:style-name="T382_80">documento</text:span><text:span text:style-name="T382_81"><text:s/></text:span><text:span text:style-name="T382_82">PDF</text:span><text:span text:style-name="T382_83">,<text:s/></text:span><text:span text:style-name="T382_84">descrito</text:span><text:span text:style-name="T382_85"><text:s/></text:span><text:span text:style-name="T382_86">no</text:span><text:span text:style-name="T382_87"><text:s/></text:span><text:span text:style-name="T382_88">RF</text:span><text:span text:style-name="T382_89">040,<text:s/></text:span><text:span text:style-name="T382_90">que</text:span><text:span text:style-name="T382_91"><text:s/></text:span><text:span text:style-name="T382_92">contém</text:span><text:span text:style-name="T382_93"><text:s/></text:span><text:span text:style-name="T382_94">as</text:span><text:span text:style-name="T382_95"><text:s/></text:span><text:span text:style-name="T382_96">seguintes</text:span><text:span text:style-name="T382_97"><text:s/></text:span><text:span text:style-name="T382_98">informações</text:span><text:span text:style-name="T382_99">:<text:s/></text:span><text:span text:style-name="T382_100">nome</text:span><text:span text:style-name="T382_101"><text:s/></text:span><text:span text:style-name="T382_102">do</text:span><text:span text:style-name="T382_103"><text:s/></text:span><text:span text:style-name="T382_104">estudante</text:span><text:span text:style-name="T382_105">,<text:s/></text:span><text:span text:style-name="T382_106">matrícula</text:span><text:span text:style-name="T382_107">,<text:s/></text:span><text:span text:style-name="T382_108">nome</text:span><text:span text:style-name="T382_109"><text:s/></text:span><text:span text:style-name="T382_110">da</text:span><text:span text:style-name="T382_111"><text:s/></text:span><text:span text:style-name="T382_112">disciplina</text:span><text:span text:style-name="T382_113">,<text:s/></text:span><text:span text:style-name="T382_114">nome</text:span><text:span text:style-name="T382_115"><text:s/></text:span><text:span text:style-name="T382_116">do</text:span><text:span text:style-name="T382_117"><text:s/></text:span><text:span text:style-name="T382_118">curso</text:span><text:span text:style-name="T382_119">,<text:s/></text:span><text:span text:style-name="T382_120">data</text:span><text:span text:style-name="T382_121"><text:s/></text:span><text:span text:style-name="T382_122">de</text:span><text:span text:style-name="T382_123"><text:s/></text:span><text:span text:style-name="T382_124">recebimento</text:span><text:span text:style-name="T382_125"><text:s/></text:span><text:span text:style-name="T382_126">e</text:span><text:span text:style-name="T382_127"><text:s/></text:span><text:span text:style-name="T382_128">siape</text:span><text:span text:style-name="T382_129"><text:s/></text:span><text:span text:style-name="T382_130">do</text:span><text:span text:style-name="T382_131">,<text:s/></text:span><text:span text:style-name="T382_132">usuário</text:span><text:span text:style-name="T382_133"><text:s/></text:span><text:span text:style-name="T382_134">supervisor</text:span><text:span text:style-name="T382_135"><text:s/></text:span><text:span text:style-name="T382_136">que</text:span><text:span text:style-name="T382_137"><text:s/></text:span><text:span text:style-name="T382_138">confirma</text:span><text:span text:style-name="T382_139"><text:s/></text:span><text:span text:style-name="T382_140">o</text:span><text:span text:style-name="T382_141"><text:s/></text:span><text:span text:style-name="T382_142">recebimento</text:span><text:span text:style-name="T382_143">.<text:s/></text:span><text:span text:style-name="T382_144">Confirmar</text:span><text:span text:style-name="T382_145"><text:s/></text:span><text:span text:style-name="T382_146">o</text:span><text:span text:style-name="T382_147"><text:s/></text:span><text:span text:style-name="T382_148">recebimento</text:span><text:span text:style-name="T382_149"><text:s/></text:span><text:span text:style-name="T382_150">do</text:span><text:span text:style-name="T382_151"><text:s/></text:span><text:span text:style-name="T382_152">relatório</text:span><text:span text:style-name="T382_153">,<text:s/></text:span><text:span text:style-name="T382_154">altera</text:span><text:span text:style-name="T382_155"><text:s/></text:span><text:span text:style-name="T382_156">o</text:span><text:span text:style-name="T382_157"><text:s/></text:span><text:span text:style-name="T382_158">estado</text:span><text:span text:style-name="T382_159"><text:s/></text:span><text:span text:style-name="T382_160">do</text:span><text:span text:style-name="T382_161"><text:s/></text:span><text:span text:style-name="T382_162">mesmo</text:span><text:span text:style-name="T382_163"><text:s/></text:span><text:span text:style-name="T382_164">de</text:span><text:span text:style-name="T382_165"><text:s/></text:span><text:span text:style-name="T382_166">entregue</text:span><text:span text:style-name="T382_167"><text:s/></text:span><text:span text:style-name="T382_168">para</text:span><text:span text:style-name="T382_169"><text:s/></text:span><text:span text:style-name="T382_170">confirmado</text:span><text:span text:style-name="T382_171">.</text:span></text:p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><text:span text:style-name="T402_1">3.2<text:s/></text:span><text:span text:style-name="T402_2">Está</text:span><text:span text:style-name="T402_3"><text:s/></text:span><text:span text:style-name="T402_4">seção</text:span><text:span text:style-name="T402_5"><text:s/></text:span><text:span text:style-name="T402_6">agrupa</text:span><text:span text:style-name="T402_7"><text:s/></text:span><text:span text:style-name="T402_8">os</text:span><text:span text:style-name="T402_9"><text:s/></text:span><text:span text:style-name="T402_10">requisitos</text:span><text:span text:style-name="T402_11"><text:s/></text:span><text:span text:style-name="T402_12">referentes</text:span><text:span text:style-name="T402_13"><text:s/></text:span><text:span text:style-name="T402_14">aos</text:span><text:span text:style-name="T402_15"><text:s/></text:span><text:span text:style-name="T402_16">alunos</text:span></text:p>
      <text:p text:style-name="P403"/>
      <text:p text:style-name="P404"><text:span text:style-name="T404_1">RF</text:span><text:span text:style-name="T404_2">031<text:s/>–<text:s/></text:span><text:span text:style-name="T404_3">Complemento</text:span><text:span text:style-name="T404_4"><text:s/></text:span><text:span text:style-name="T404_5">de</text:span><text:span text:style-name="T404_6"><text:s/></text:span><text:span text:style-name="T404_7">cadastro</text:span><text:span text:style-name="T404_8"><text:s/></text:span><text:span text:style-name="T404_9">do</text:span><text:span text:style-name="T404_10"><text:s/></text:span><text:span text:style-name="T404_11">aluno</text:span></text:p>
      <text:p text:style-name="P405"><text:span text:style-name="T405_1"><text:tab/></text:span><text:span text:style-name="T405_2">O</text:span><text:span text:style-name="T405_3"><text:s/></text:span><text:span text:style-name="T405_4">sistema</text:span><text:span text:style-name="T405_5"><text:s/></text:span><text:span text:style-name="T405_6">deve</text:span><text:span text:style-name="T405_7"><text:s/></text:span><text:span text:style-name="T405_8">exigir</text:span><text:span text:style-name="T405_9"><text:s/></text:span><text:span text:style-name="T405_10">que</text:span><text:span text:style-name="T405_11"><text:s/></text:span><text:span text:style-name="T405_12">o</text:span><text:span text:style-name="T405_13"><text:s/></text:span><text:span text:style-name="T405_14">usuário</text:span><text:span text:style-name="T405_15"><text:s/></text:span><text:span text:style-name="T405_16">aluno</text:span><text:span text:style-name="T405_17">,<text:s/></text:span><text:span text:style-name="T405_18">monitor</text:span><text:span text:style-name="T405_19"><text:s/></text:span><text:span text:style-name="T405_20">ou</text:span><text:span text:style-name="T405_21"><text:s/></text:span><text:span text:style-name="T405_22">pesquisador</text:span><text:span text:style-name="T405_23">,<text:s/></text:span><text:span text:style-name="T405_24">que</text:span><text:span text:style-name="T405_25"><text:s/></text:span><text:span text:style-name="T405_26">realiza</text:span><text:span text:style-name="T405_27"><text:s/></text:span><text:span text:style-name="T405_28">o</text:span><text:span text:style-name="T405_29"><text:s/></text:span><text:span text:style-name="T405_30">seu</text:span><text:span text:style-name="T405_31"><text:s/></text:span><text:span text:style-name="T405_32">primeiro</text:span><text:span text:style-name="T405_33"><text:s/></text:span><text:span text:style-name="T405_34">acesso</text:span><text:span text:style-name="T405_35">,<text:s/></text:span><text:span text:style-name="T405_36">complemente</text:span><text:span text:style-name="T405_37"><text:s/></text:span><text:span text:style-name="T405_38">o</text:span><text:span text:style-name="T405_39"><text:s/></text:span><text:span text:style-name="T405_40">seu</text:span><text:span text:style-name="T405_41"><text:s/></text:span><text:span text:style-name="T405_42">cadastro</text:span><text:span text:style-name="T405_43">,<text:s/></text:span><text:span text:style-name="T405_44">esse</text:span><text:span text:style-name="T405_45"><text:s/></text:span><text:span text:style-name="T405_46">deve</text:span><text:span text:style-name="T405_47"><text:s/></text:span><text:span text:style-name="T405_48">informar</text:span><text:span text:style-name="T405_49">:<text:s/></text:span><text:span text:style-name="T405_50">o</text:span><text:span text:style-name="T405_51"><text:s/></text:span><text:span text:style-name="T405_52">horário</text:span><text:span text:style-name="T405_53"><text:s/></text:span><text:span text:style-name="T405_54">de</text:span><text:span text:style-name="T405_55"><text:s/></text:span><text:span text:style-name="T405_56">entrada</text:span><text:span text:style-name="T405_57"><text:s/></text:span><text:span text:style-name="T405_58">e</text:span><text:span text:style-name="T405_59"><text:s/></text:span><text:span text:style-name="T405_60">saída</text:span><text:span text:style-name="T405_61"><text:s/></text:span><text:span text:style-name="T405_62">de</text:span><text:span text:style-name="T405_63"><text:s/></text:span><text:span text:style-name="T405_64">suas</text:span><text:span text:style-name="T405_65"><text:s/></text:span><text:span text:style-name="T405_66">atividades</text:span><text:span text:style-name="T405_67"><text:s/></text:span><text:span text:style-name="T405_68">acadêmicas</text:span><text:span text:style-name="T405_69">,<text:s/></text:span><text:span text:style-name="T405_70">a</text:span><text:span text:style-name="T405_71"><text:s/></text:span><text:span text:style-name="T405_72">carga</text:span><text:span text:style-name="T405_73"><text:s/></text:span><text:span text:style-name="T405_74">horaria</text:span><text:span text:style-name="T405_75"><text:s/></text:span><text:span text:style-name="T405_76">mensal</text:span><text:span text:style-name="T405_77"><text:s/></text:span><text:span text:style-name="T405_78">e</text:span><text:span text:style-name="T405_79"><text:s/></text:span><text:span text:style-name="T405_80">digitalizar</text:span><text:span text:style-name="T405_81"><text:s/></text:span><text:span text:style-name="T405_82">sua</text:span><text:span text:style-name="T405_83"><text:s/></text:span><text:span text:style-name="T405_84">assinatura</text:span><text:span text:style-name="T405_85"><text:s/></text:span><text:span text:style-name="T405_86">como</text:span><text:span text:style-name="T405_87"><text:s/></text:span><text:span text:style-name="T405_88">elicitado</text:span><text:span text:style-name="T405_89"><text:s/></text:span><text:span text:style-name="T405_90">no</text:span><text:span text:style-name="T405_91"><text:s/></text:span><text:span text:style-name="T405_92">RF</text:span><text:span text:style-name="T405_93">020.</text:span></text:p>
      <text:p text:style-name="P406"/>
      <text:p text:style-name="P407"/>
      <text:p text:style-name="P408"/>
      <text:p text:style-name="P409"><text:span text:style-name="T409_1">RF</text:span><text:span text:style-name="T409_2">016<text:s/>–<text:s/></text:span><text:span text:style-name="T409_3">Cadastrar</text:span><text:span text:style-name="T409_4"><text:s/></text:span><text:span text:style-name="T409_5">um</text:span><text:span text:style-name="T409_6"><text:s/></text:span><text:span text:style-name="T409_7">relatório</text:span><text:span text:style-name="T409_8"><text:s/></text:span><text:span text:style-name="T409_9">de</text:span><text:span text:style-name="T409_10"><text:s/></text:span><text:span text:style-name="T409_11">frequência</text:span><text:span text:style-name="T409_12"><text:s/></text:span><text:span text:style-name="T409_13">mensal</text:span><text:span text:style-name="T409_14"><text:s/></text:span><text:span text:style-name="T409_15">de</text:span><text:span text:style-name="T409_16"><text:s/></text:span><text:span text:style-name="T409_17">monitoria</text:span></text:p>
      <text:p text:style-name="P410"><text:span text:style-name="T410_1"><text:tab/></text:span><text:span text:style-name="T410_2">O</text:span><text:span text:style-name="T410_3"><text:s/></text:span><text:span text:style-name="T410_4">sistema</text:span><text:span text:style-name="T410_5"><text:s/></text:span><text:span text:style-name="T410_6">deve</text:span><text:span text:style-name="T410_7"><text:s/></text:span><text:span text:style-name="T410_8">estar</text:span><text:span text:style-name="T410_9"><text:s/></text:span><text:span text:style-name="T410_10">apto</text:span><text:span text:style-name="T410_11"><text:s/></text:span><text:span text:style-name="T410_12">a</text:span><text:span text:style-name="T410_13"><text:s/></text:span><text:span text:style-name="T410_14">permitir</text:span><text:span text:style-name="T410_15"><text:s/></text:span><text:span text:style-name="T410_16">o</text:span><text:span text:style-name="T410_17"><text:s/></text:span><text:span text:style-name="T410_18">cadastro</text:span><text:span text:style-name="T410_19"><text:s/></text:span><text:span text:style-name="T410_20">dos</text:span><text:span text:style-name="T410_21"><text:s/></text:span><text:span text:style-name="T410_22">relatórios</text:span><text:span text:style-name="T410_23"><text:s/></text:span><text:span text:style-name="T410_24">de</text:span><text:span text:style-name="T410_25"><text:s/></text:span><text:span text:style-name="T410_26">frequência</text:span><text:span text:style-name="T410_27"><text:s/></text:span><text:span text:style-name="T410_28">mensal</text:span><text:span text:style-name="T410_29"><text:s/></text:span><text:span text:style-name="T410_30">realizado</text:span><text:span text:style-name="T410_31"><text:s/></text:span><text:span text:style-name="T410_32">pelos</text:span><text:span text:style-name="T410_33"><text:s/></text:span><text:span text:style-name="T410_34">monitores</text:span><text:span text:style-name="T410_35">,<text:s/></text:span><text:span text:style-name="T410_36">para</text:span><text:span text:style-name="T410_37"><text:s/></text:span><text:span text:style-name="T410_38">este</text:span><text:span text:style-name="T410_39"><text:s/></text:span><text:span text:style-name="T410_40">cadastro</text:span><text:span text:style-name="T410_41"><text:s/></text:span><text:span text:style-name="T410_42">as</text:span><text:span text:style-name="T410_43"><text:s/></text:span><text:span text:style-name="T410_44">seguintes</text:span><text:span text:style-name="T410_45"><text:s/></text:span><text:span text:style-name="T410_46">informações</text:span><text:span text:style-name="T410_47"><text:s/></text:span><text:span text:style-name="T410_48">já</text:span><text:span text:style-name="T410_49"><text:s/></text:span><text:span text:style-name="T410_50">coletadas</text:span><text:span text:style-name="T410_51"><text:s/></text:span><text:span text:style-name="T410_52">no</text:span><text:span text:style-name="T410_53"><text:s/></text:span><text:span text:style-name="T410_54">cadastro</text:span><text:span text:style-name="T410_55"><text:s/></text:span><text:span text:style-name="T410_56">do</text:span><text:span text:style-name="T410_57"><text:s/></text:span><text:span text:style-name="T410_58">usuário</text:span><text:span text:style-name="T410_59"><text:s/></text:span><text:span text:style-name="T410_60">monitor</text:span><text:span text:style-name="T410_61">,<text:s/></text:span><text:span text:style-name="T410_62">descrito</text:span><text:span text:style-name="T410_63"><text:s/></text:span><text:span text:style-name="T410_64">no</text:span><text:span text:style-name="T410_65"><text:s/></text:span><text:span text:style-name="T410_66">RF</text:span><text:span text:style-name="T410_67">002<text:s/></text:span><text:span text:style-name="T410_68">e</text:span><text:span text:style-name="T410_69"><text:s/></text:span><text:span text:style-name="T410_70">no</text:span><text:span text:style-name="T410_71"><text:s/></text:span><text:span text:style-name="T410_72">RF</text:span><text:span text:style-name="T410_73">031.<text:s/></text:span><text:span text:style-name="T410_74">O</text:span><text:span text:style-name="T410_75"><text:s/></text:span><text:span text:style-name="T410_76">usuário</text:span><text:span text:style-name="T410_77"><text:s/></text:span><text:span text:style-name="T410_78">aluno</text:span><text:span text:style-name="T410_79"><text:s/></text:span><text:span text:style-name="T410_80">deve</text:span><text:span text:style-name="T410_81"><text:s/></text:span><text:span text:style-name="T410_82">informar</text:span><text:span text:style-name="T410_83">:<text:s/></text:span><text:span text:style-name="T410_84">para</text:span><text:span text:style-name="T410_85"><text:s/></text:span><text:span text:style-name="T410_86">cada</text:span><text:span text:style-name="T410_87"><text:s/></text:span><text:span text:style-name="T410_88">semana</text:span><text:span text:style-name="T410_89"><text:s/></text:span><text:span text:style-name="T410_90">do</text:span><text:span text:style-name="T410_91"><text:s/></text:span><text:span text:style-name="T410_92">mês</text:span><text:span text:style-name="T410_93">,<text:s/></text:span><text:span text:style-name="T410_94">o</text:span><text:span text:style-name="T410_95"><text:s/></text:span><text:span text:style-name="T410_96">resumo</text:span><text:span text:style-name="T410_97"><text:s/></text:span><text:span text:style-name="T410_98">de</text:span><text:span text:style-name="T410_99"><text:s/></text:span><text:span text:style-name="T410_100">suas</text:span><text:span text:style-name="T410_101"><text:s/></text:span><text:span text:style-name="T410_102">atividades</text:span><text:span text:style-name="T410_103"><text:s/></text:span><text:span text:style-name="T410_104">semanais</text:span><text:span text:style-name="T410_105"><text:s/></text:span><text:span text:style-name="T410_106">informando</text:span><text:span text:style-name="T410_107"><text:s/></text:span><text:span text:style-name="T410_108">a</text:span><text:span text:style-name="T410_109"><text:s/></text:span><text:span text:style-name="T410_110">data</text:span><text:span text:style-name="T410_111"><text:s/></text:span><text:span text:style-name="T410_112">de</text:span><text:span text:style-name="T410_113"><text:s/></text:span><text:span text:style-name="T410_114">cada</text:span><text:span text:style-name="T410_115"><text:s/></text:span><text:span text:style-name="T410_116">dia</text:span><text:span text:style-name="T410_117"><text:s/></text:span><text:span text:style-name="T410_118">da</text:span><text:span text:style-name="T410_119"><text:s/></text:span><text:span text:style-name="T410_120">semana</text:span><text:span text:style-name="T410_121">,<text:s/></text:span><text:span text:style-name="T410_122">e</text:span><text:span text:style-name="T410_123"><text:s/></text:span><text:span text:style-name="T410_124">se</text:span><text:span text:style-name="T410_125"><text:s/></text:span><text:span text:style-name="T410_126">este</text:span><text:span text:style-name="T410_127"><text:s/></text:span><text:span text:style-name="T410_128">desejar</text:span><text:span text:style-name="T410_129">,<text:s/></text:span><text:span text:style-name="T410_130">pode</text:span><text:span text:style-name="T410_131"><text:s/></text:span><text:span text:style-name="T410_132">informar</text:span><text:span text:style-name="T410_133"><text:s/></text:span><text:span text:style-name="T410_134">uma</text:span><text:span text:style-name="T410_135"><text:s/></text:span><text:span text:style-name="T410_136">observação</text:span><text:span text:style-name="T410_137">,<text:s/></text:span><text:span text:style-name="T410_138">com</text:span><text:span text:style-name="T410_139"><text:s/></text:span><text:span text:style-name="T410_140">limite</text:span><text:span text:style-name="T410_141"><text:s/></text:span><text:span text:style-name="T410_142">de</text:span><text:span text:style-name="T410_143"><text:s/></text:span><text:span text:style-name="T410_144">uma</text:span><text:span text:style-name="T410_145"><text:s/></text:span><text:span text:style-name="T410_146">obervação</text:span><text:span text:style-name="T410_147"><text:s/></text:span><text:span text:style-name="T410_148">por</text:span><text:span text:style-name="T410_149"><text:s/></text:span><text:span text:style-name="T410_150">resumo</text:span><text:span text:style-name="T410_151"><text:s/></text:span><text:span text:style-name="T410_152">semanal</text:span><text:span text:style-name="T410_153">.<text:s/></text:span><text:span text:style-name="T410_154">Após</text:span><text:span text:style-name="T410_155"><text:s/></text:span><text:span text:style-name="T410_156">realizar</text:span><text:span text:style-name="T410_157"><text:s/></text:span><text:span text:style-name="T410_158">o</text:span><text:span text:style-name="T410_159"><text:s/></text:span><text:span text:style-name="T410_160">cadastro</text:span><text:span text:style-name="T410_161">,<text:s/></text:span><text:span text:style-name="T410_162">o</text:span><text:span text:style-name="T410_163"><text:s/></text:span><text:span text:style-name="T410_164">usuário</text:span><text:span text:style-name="T410_165"><text:s/></text:span><text:span text:style-name="T410_166">aluno</text:span><text:span text:style-name="T410_167"><text:s/></text:span><text:span text:style-name="T410_168">pode</text:span><text:span text:style-name="T410_169"><text:s/></text:span><text:span text:style-name="T410_170">optar</text:span><text:span text:style-name="T410_171"><text:s/></text:span><text:span text:style-name="T410_172">por</text:span><text:span text:style-name="T410_173"><text:s/></text:span><text:span text:style-name="T410_174">enviar</text:span><text:span text:style-name="T410_175"><text:s/></text:span><text:span text:style-name="T410_176">o</text:span><text:span text:style-name="T410_177"><text:s/></text:span><text:span text:style-name="T410_178">relatório</text:span><text:span text:style-name="T410_179"><text:s/></text:span><text:span text:style-name="T410_180">ou</text:span><text:span text:style-name="T410_181"><text:s/></text:span><text:span text:style-name="T410_182">não</text:span><text:span text:style-name="T410_183">.</text:span></text:p>
      <text:p text:style-name="P411"/>
      <text:p text:style-name="P412"><text:span text:style-name="T412_1">RF</text:span><text:span text:style-name="T412_2">020<text:s/>–<text:s/></text:span><text:span text:style-name="T412_3">Assinatura</text:span><text:span text:style-name="T412_4"><text:s/></text:span><text:span text:style-name="T412_5">do</text:span><text:span text:style-name="T412_6"><text:s/></text:span><text:span text:style-name="T412_7">usuário</text:span><text:span text:style-name="T412_8"><text:s/></text:span><text:span text:style-name="T412_9">aluno</text:span></text:p>
      <text:p text:style-name="P413"><text:span text:style-name="T413_1"><text:tab/></text:span><text:span text:style-name="T413_2">O</text:span><text:span text:style-name="T413_3"><text:s/></text:span><text:span text:style-name="T413_4">sistema</text:span><text:span text:style-name="T413_5"><text:s/></text:span><text:span text:style-name="T413_6">deve</text:span><text:span text:style-name="T413_7"><text:s/></text:span><text:span text:style-name="T413_8">permitir</text:span><text:span text:style-name="T413_9"><text:s/></text:span><text:span text:style-name="T413_10">que</text:span><text:span text:style-name="T413_11"><text:s/></text:span><text:span text:style-name="T413_12">o</text:span><text:span text:style-name="T413_13"><text:s/></text:span><text:span text:style-name="T413_14">usuário</text:span><text:span text:style-name="T413_15"><text:s/></text:span><text:span text:style-name="T413_16">aluno</text:span><text:span text:style-name="T413_17">,<text:s/></text:span><text:span text:style-name="T413_18">monitor</text:span><text:span text:style-name="T413_19"><text:s/></text:span><text:span text:style-name="T413_20">ou</text:span><text:span text:style-name="T413_21"><text:s/></text:span><text:span text:style-name="T413_22">pesquisador</text:span><text:span text:style-name="T413_23">,<text:s/></text:span><text:span text:style-name="T413_24">digitalize</text:span><text:span text:style-name="T413_25"><text:s/></text:span><text:span text:style-name="T413_26">a</text:span><text:span text:style-name="T413_27"><text:s/></text:span><text:span text:style-name="T413_28">sua</text:span><text:span text:style-name="T413_29"><text:s/></text:span><text:span text:style-name="T413_30">assinatura</text:span><text:span text:style-name="T413_31"><text:s/></text:span><text:span text:style-name="T413_32">a</text:span><text:span text:style-name="T413_33"><text:s/></text:span><text:span text:style-name="T413_34">ser</text:span><text:span text:style-name="T413_35"><text:s/></text:span><text:span text:style-name="T413_36">utilizada</text:span><text:span text:style-name="T413_37"><text:s/></text:span><text:span text:style-name="T413_38">na</text:span><text:span text:style-name="T413_39"><text:s/></text:span><text:span text:style-name="T413_40">impressão</text:span><text:span text:style-name="T413_41"><text:s/></text:span><text:span text:style-name="T413_42">do</text:span><text:span text:style-name="T413_43"><text:s/></text:span><text:span text:style-name="T413_44">relatório</text:span><text:span text:style-name="T413_45"><text:s/></text:span><text:span text:style-name="T413_46">de</text:span><text:span text:style-name="T413_47"><text:s/></text:span><text:span text:style-name="T413_48">frequência</text:span><text:span text:style-name="T413_49"><text:s/></text:span><text:span text:style-name="T413_50">mensal</text:span><text:span text:style-name="T413_51">.</text:span></text:p>
      <text:p text:style-name="P414"/>
      <text:p text:style-name="P415"/>
      <text:p text:style-name="P416"><text:span text:style-name="T416_1">RF</text:span><text:span text:style-name="T416_2">021<text:s/>–<text:s/></text:span><text:span text:style-name="T416_3">Disponibilizar</text:span><text:span text:style-name="T416_4"><text:s/></text:span><text:span text:style-name="T416_5">listagem</text:span><text:span text:style-name="T416_6"><text:s/></text:span><text:span text:style-name="T416_7">de</text:span><text:span text:style-name="T416_8"><text:s/></text:span><text:span text:style-name="T416_9">relatórios</text:span><text:span text:style-name="T416_10"><text:s/></text:span><text:span text:style-name="T416_11">para</text:span><text:span text:style-name="T416_12"><text:s/></text:span><text:span text:style-name="T416_13">alunos</text:span></text:p>
      <text:p text:style-name="P417"><text:span text:style-name="T417_1"><text:tab/></text:span><text:span text:style-name="T417_2">O</text:span><text:span text:style-name="T417_3"><text:s/></text:span><text:span text:style-name="T417_4">sistema</text:span><text:span text:style-name="T417_5"><text:s/></text:span><text:span text:style-name="T417_6">deve</text:span><text:span text:style-name="T417_7"><text:s/></text:span><text:span text:style-name="T417_8">ser</text:span><text:span text:style-name="T417_9"><text:s/></text:span><text:span text:style-name="T417_10">capaz</text:span><text:span text:style-name="T417_11"><text:s/></text:span><text:span text:style-name="T417_12">de</text:span><text:span text:style-name="T417_13"><text:s/></text:span><text:span text:style-name="T417_14">apresentar</text:span><text:span text:style-name="T417_15"><text:s/></text:span><text:span text:style-name="T417_16">uma</text:span><text:span text:style-name="T417_17"><text:s/></text:span><text:span text:style-name="T417_18">lista</text:span><text:span text:style-name="T417_19"><text:s/></text:span><text:span text:style-name="T417_20">dos</text:span><text:span text:style-name="T417_21"><text:s/></text:span><text:span text:style-name="T417_22">relatórios</text:span><text:span text:style-name="T417_23"><text:s/></text:span><text:span text:style-name="T417_24">de</text:span><text:span text:style-name="T417_25"><text:s/></text:span><text:span text:style-name="T417_26">frequência</text:span><text:span text:style-name="T417_27">,<text:s/></text:span><text:span text:style-name="T417_28">esta</text:span><text:span text:style-name="T417_29"><text:s/></text:span><text:span text:style-name="T417_30">deve</text:span><text:span text:style-name="T417_31"><text:s/></text:span><text:span text:style-name="T417_32">apresentar</text:span><text:span text:style-name="T417_33"><text:s/></text:span><text:span text:style-name="T417_34">o</text:span><text:span text:style-name="T417_35"><text:s/></text:span><text:span text:style-name="T417_36">nome</text:span><text:span text:style-name="T417_37"><text:s/></text:span><text:span text:style-name="T417_38">e</text:span><text:span text:style-name="T417_39"><text:s/></text:span><text:span text:style-name="T417_40">matrícula</text:span><text:span text:style-name="T417_41"><text:s/></text:span><text:span text:style-name="T417_42">do</text:span><text:span text:style-name="T417_43"><text:s/></text:span><text:span text:style-name="T417_44">aluno</text:span><text:span text:style-name="T417_45">,<text:s/></text:span><text:span text:style-name="T417_46">o</text:span><text:span text:style-name="T417_47"><text:s/></text:span><text:span text:style-name="T417_48">mês</text:span><text:span text:style-name="T417_49"><text:s/></text:span><text:span text:style-name="T417_50">e</text:span><text:span text:style-name="T417_51"><text:s/></text:span><text:span text:style-name="T417_52">ano</text:span><text:span text:style-name="T417_53"><text:s/></text:span><text:span text:style-name="T417_54">referente</text:span><text:span text:style-name="T417_55"><text:s/></text:span><text:span text:style-name="T417_56">ao</text:span><text:span text:style-name="T417_57"><text:s/></text:span><text:span text:style-name="T417_58">relatório</text:span><text:span text:style-name="T417_59">,<text:s/></text:span><text:span text:style-name="T417_60">e</text:span><text:span text:style-name="T417_61"><text:s/></text:span><text:span text:style-name="T417_62">a</text:span><text:span text:style-name="T417_63"><text:s/></text:span><text:span text:style-name="T417_64">opção</text:span><text:span text:style-name="T417_65"><text:s/></text:span><text:span text:style-name="T417_66">de</text:span><text:span text:style-name="T417_67"><text:s/></text:span><text:span text:style-name="T417_68">impressão</text:span><text:span text:style-name="T417_69"><text:s/></text:span><text:span text:style-name="T417_70">do</text:span><text:span text:style-name="T417_71"><text:s/></text:span><text:span text:style-name="T417_72">relatório</text:span><text:span text:style-name="T417_73">,<text:s/></text:span><text:span text:style-name="T417_74">elicitada</text:span><text:span text:style-name="T417_75"><text:s/></text:span><text:span text:style-name="T417_76">em</text:span><text:span text:style-name="T417_77"><text:s/></text:span><text:span text:style-name="T417_78">RF</text:span><text:span text:style-name="T417_79">013,<text:s/></text:span><text:span text:style-name="T417_80">para</text:span><text:span text:style-name="T417_81"><text:s/></text:span><text:span text:style-name="T417_82">o</text:span><text:span text:style-name="T417_83"><text:s/></text:span><text:span text:style-name="T417_84">usuário</text:span><text:span text:style-name="T417_85"><text:s/></text:span><text:span text:style-name="T417_86">aluno</text:span><text:span text:style-name="T417_87"><text:s/></text:span><text:span text:style-name="T417_88">logado</text:span><text:span text:style-name="T417_89"><text:s/></text:span><text:span text:style-name="T417_90">no</text:span><text:span text:style-name="T417_91"><text:s/></text:span><text:span text:style-name="T417_92">sistema</text:span><text:span text:style-name="T417_93">.<text:s/></text:span><text:span text:style-name="T417_94">Podem</text:span><text:span text:style-name="T417_95"><text:s/></text:span><text:span text:style-name="T417_96">ser</text:span><text:span text:style-name="T417_97"><text:s/></text:span><text:span text:style-name="T417_98">utilizados</text:span><text:span text:style-name="T417_99"><text:s/></text:span><text:span text:style-name="T417_100">critérios</text:span><text:span text:style-name="T417_101"><text:s/></text:span><text:span text:style-name="T417_102">para</text:span><text:span text:style-name="T417_103"><text:s/></text:span><text:span text:style-name="T417_104">a</text:span><text:span text:style-name="T417_105"><text:s/></text:span><text:span text:style-name="T417_106">listagem</text:span><text:span text:style-name="T417_107"><text:s/></text:span><text:span text:style-name="T417_108">dos</text:span><text:span text:style-name="T417_109"><text:s/></text:span><text:span text:style-name="T417_110">relatórios</text:span><text:span text:style-name="T417_111">,<text:s/></text:span><text:span text:style-name="T417_112">estes</text:span><text:span text:style-name="T417_113"><text:s/></text:span><text:span text:style-name="T417_114">estão</text:span><text:span text:style-name="T417_115"><text:s/></text:span><text:span text:style-name="T417_116">especificados</text:span><text:span text:style-name="T417_117"><text:s/></text:span><text:span text:style-name="T417_118">no</text:span><text:span text:style-name="T417_119"><text:s/></text:span><text:span text:style-name="T417_120">RF</text:span><text:span text:style-name="T417_121">09,<text:s/></text:span><text:span text:style-name="T417_122">RF</text:span><text:span text:style-name="T417_123">010,<text:s/></text:span><text:span text:style-name="T417_124">RF</text:span><text:span text:style-name="T417_125">011,<text:s/></text:span><text:span text:style-name="T417_126">podendo</text:span><text:span text:style-name="T417_127"><text:s/></text:span><text:span text:style-name="T417_128">ser</text:span><text:span text:style-name="T417_129"><text:s/></text:span><text:span text:style-name="T417_130">especificado</text:span><text:span text:style-name="T417_131"><text:s/></text:span><text:span text:style-name="T417_132">mais</text:span><text:span text:style-name="T417_133"><text:s/></text:span><text:span text:style-name="T417_134">de</text:span><text:span text:style-name="T417_135"><text:s/></text:span><text:span text:style-name="T417_136">um</text:span><text:span text:style-name="T417_137"><text:s/></text:span><text:span text:style-name="T417_138">critério</text:span><text:span text:style-name="T417_139">.<text:s/></text:span><text:span text:style-name="T417_140">O</text:span><text:span text:style-name="T417_141"><text:s/></text:span><text:span text:style-name="T417_142">padrão</text:span><text:span text:style-name="T417_143"><text:s/></text:span><text:span text:style-name="T417_144">de</text:span><text:span text:style-name="T417_145"><text:s/></text:span><text:span text:style-name="T417_146">listagem</text:span><text:span text:style-name="T417_147"><text:s/></text:span><text:span text:style-name="T417_148">é</text:span><text:span text:style-name="T417_149"><text:s/></text:span><text:span text:style-name="T417_150">apresentar</text:span><text:span text:style-name="T417_151"><text:s/></text:span><text:span text:style-name="T417_152">todos</text:span><text:span text:style-name="T417_153"><text:s/></text:span><text:span text:style-name="T417_154">os</text:span><text:span text:style-name="T417_155"><text:s/></text:span><text:span text:style-name="T417_156">relatórios</text:span><text:span text:style-name="T417_157"><text:s/></text:span><text:span text:style-name="T417_158">de</text:span><text:span text:style-name="T417_159"><text:s/></text:span><text:span text:style-name="T417_160">frequência</text:span><text:span text:style-name="T417_161"><text:s/></text:span><text:span text:style-name="T417_162">disponíveis</text:span><text:span text:style-name="T417_163"><text:s/></text:span><text:span text:style-name="T417_164">do</text:span><text:span text:style-name="T417_165"><text:s/></text:span><text:span text:style-name="T417_166">mês</text:span><text:span text:style-name="T417_167"><text:s/></text:span><text:span text:style-name="T417_168">atual</text:span><text:span text:style-name="T417_169"><text:s/></text:span><text:span text:style-name="T417_170">no</text:span><text:span text:style-name="T417_171"><text:s/></text:span><text:span text:style-name="T417_172">momento</text:span><text:span text:style-name="T417_173"><text:s/></text:span><text:span text:style-name="T417_174">da</text:span><text:span text:style-name="T417_175"><text:s/></text:span><text:span text:style-name="T417_176">visualização</text:span><text:span text:style-name="T417_177"><text:s/></text:span><text:span text:style-name="T417_178">da</text:span><text:span text:style-name="T417_179"><text:s/></text:span><text:span text:style-name="T417_180">listagem</text:span><text:span text:style-name="T417_181">.<text:s/></text:span><text:span text:style-name="T417_182">Caso</text:span><text:span text:style-name="T417_183"><text:s/></text:span><text:span text:style-name="T417_184">não</text:span><text:span text:style-name="T417_185"><text:s/></text:span><text:span text:style-name="T417_186">exista</text:span><text:span text:style-name="T417_187"><text:s/></text:span><text:span text:style-name="T417_188">algum</text:span><text:span text:style-name="T417_189"><text:s/></text:span><text:span text:style-name="T417_190">relatório</text:span><text:span text:style-name="T417_191"><text:s/></text:span><text:span text:style-name="T417_192">de</text:span><text:span text:style-name="T417_193"><text:s/></text:span><text:span text:style-name="T417_194">acordo</text:span><text:span text:style-name="T417_195"><text:s/></text:span><text:span text:style-name="T417_196">com</text:span><text:span text:style-name="T417_197"><text:s/></text:span><text:span text:style-name="T417_198">os</text:span><text:span text:style-name="T417_199"><text:s/></text:span><text:span text:style-name="T417_200">critérios</text:span><text:span text:style-name="T417_201"><text:s/></text:span><text:span text:style-name="T417_202">especificados</text:span><text:span text:style-name="T417_203">,<text:s/></text:span><text:span text:style-name="T417_204">o</text:span><text:span text:style-name="T417_205"><text:s/></text:span><text:span text:style-name="T417_206">sistema</text:span><text:span text:style-name="T417_207"><text:s/></text:span><text:span text:style-name="T417_208">deve</text:span><text:span text:style-name="T417_209"><text:s/></text:span><text:span text:style-name="T417_210">informar</text:span><text:span text:style-name="T417_211"><text:s/></text:span><text:span text:style-name="T417_212">essa</text:span><text:span text:style-name="T417_213"><text:s/></text:span><text:span text:style-name="T417_214">situação</text:span><text:span text:style-name="T417_215"><text:s/></text:span><text:span text:style-name="T417_216">ao</text:span><text:span text:style-name="T417_217"><text:s/></text:span><text:span text:style-name="T417_218">usuário</text:span><text:span text:style-name="T417_219">.</text:span></text:p>
      <text:p text:style-name="P418"/>
      <text:p text:style-name="P419"><text:span text:style-name="T419_1">RF</text:span><text:span text:style-name="T419_2">017<text:s/>–<text:s/></text:span><text:span text:style-name="T419_3">Disponibilizar</text:span><text:span text:style-name="T419_4"><text:s/></text:span><text:span text:style-name="T419_5">alteração</text:span><text:span text:style-name="T419_6"><text:s/></text:span><text:span text:style-name="T419_7">de</text:span><text:span text:style-name="T419_8"><text:s/></text:span><text:span text:style-name="T419_9">senha</text:span></text:p>
      <text:p text:style-name="P420"><text:span text:style-name="T420_1"><text:tab/></text:span><text:span text:style-name="T420_2">O</text:span><text:span text:style-name="T420_3"><text:s/></text:span><text:span text:style-name="T420_4">sistema</text:span><text:span text:style-name="T420_5"><text:s/></text:span><text:span text:style-name="T420_6">deve</text:span><text:span text:style-name="T420_7"><text:s/></text:span><text:span text:style-name="T420_8">possibilitar</text:span><text:span text:style-name="T420_9"><text:s/></text:span><text:span text:style-name="T420_10">que</text:span><text:span text:style-name="T420_11"><text:s/></text:span><text:span text:style-name="T420_12">o</text:span><text:span text:style-name="T420_13"><text:s/></text:span><text:span text:style-name="T420_14">usuário</text:span><text:span text:style-name="T420_15"><text:s/></text:span><text:span text:style-name="T420_16">aluno</text:span><text:span text:style-name="T420_17">,<text:s/></text:span><text:span text:style-name="T420_18">seja</text:span><text:span text:style-name="T420_19"><text:s/></text:span><text:span text:style-name="T420_20">monitor</text:span><text:span text:style-name="T420_21"><text:s/></text:span><text:span text:style-name="T420_22">ou</text:span><text:span text:style-name="T420_23"><text:s/></text:span><text:span text:style-name="T420_24">pesquisador</text:span><text:span text:style-name="T420_25">,<text:s/></text:span><text:span text:style-name="T420_26">e</text:span><text:span text:style-name="T420_27"><text:s/></text:span><text:span text:style-name="T420_28">supervisor</text:span><text:span text:style-name="T420_29">,<text:s/></text:span><text:span text:style-name="T420_30">altere</text:span><text:span text:style-name="T420_31"><text:s/></text:span><text:span text:style-name="T420_32">a</text:span><text:span text:style-name="T420_33"><text:s/></text:span><text:span text:style-name="T420_34">sua</text:span><text:span text:style-name="T420_35"><text:s/></text:span><text:span text:style-name="T420_36">senha</text:span><text:span text:style-name="T420_37">.</text:span></text:p>
      <text:p text:style-name="P421"/>
      <text:p text:style-name="P422"/>
      <text:p text:style-name="P423"><text:span text:style-name="T423_1">RF</text:span><text:span text:style-name="T423_2">018<text:s/>–<text:s/></text:span><text:span text:style-name="T423_3">Requisitar</text:span><text:span text:style-name="T423_4"><text:s/></text:span><text:span text:style-name="T423_5">nova</text:span><text:span text:style-name="T423_6"><text:s/></text:span><text:span text:style-name="T423_7">senha</text:span></text:p>
      <text:p text:style-name="P424"><text:span text:style-name="T424_1"><text:tab/></text:span><text:span text:style-name="T424_2">O</text:span><text:span text:style-name="T424_3"><text:s/></text:span><text:span text:style-name="T424_4">sistema</text:span><text:span text:style-name="T424_5"><text:s/></text:span><text:span text:style-name="T424_6">deve</text:span><text:span text:style-name="T424_7"><text:s/></text:span><text:span text:style-name="T424_8">possibilitar</text:span><text:span text:style-name="T424_9"><text:s/></text:span><text:span text:style-name="T424_10">que</text:span><text:span text:style-name="T424_11"><text:s/></text:span><text:span text:style-name="T424_12">o</text:span><text:span text:style-name="T424_13"><text:s/></text:span><text:span text:style-name="T424_14">usuário</text:span><text:span text:style-name="T424_15"><text:s/></text:span><text:span text:style-name="T424_16">aluno</text:span><text:span text:style-name="T424_17">,<text:s/></text:span><text:span text:style-name="T424_18">seja</text:span><text:span text:style-name="T424_19"><text:s/></text:span><text:span text:style-name="T424_20">monitor</text:span><text:span text:style-name="T424_21"><text:s/></text:span><text:span text:style-name="T424_22">ou</text:span><text:span text:style-name="T424_23"><text:s/></text:span><text:span text:style-name="T424_24">pesquisador</text:span><text:span text:style-name="T424_25">,<text:s/></text:span><text:span text:style-name="T424_26">requisite</text:span><text:span text:style-name="T424_27"><text:s/></text:span><text:span text:style-name="T424_28">uma</text:span><text:span text:style-name="T424_29"><text:s/></text:span><text:span text:style-name="T424_30">nova</text:span><text:span text:style-name="T424_31"><text:s/></text:span><text:span text:style-name="T424_32">senha</text:span><text:span text:style-name="T424_33"><text:s/></text:span><text:span text:style-name="T424_34">em</text:span><text:span text:style-name="T424_35"><text:s/></text:span><text:span text:style-name="T424_36">caso</text:span><text:span text:style-name="T424_37"><text:s/></text:span><text:span text:style-name="T424_38">de</text:span><text:span text:style-name="T424_39"><text:s/></text:span><text:span text:style-name="T424_40">perda</text:span><text:span text:style-name="T424_41"><text:s/></text:span><text:span text:style-name="T424_42">de</text:span><text:span text:style-name="T424_43"><text:s/></text:span><text:span text:style-name="T424_44">acesso</text:span><text:span text:style-name="T424_45"><text:s/></text:span><text:span text:style-name="T424_46">ao</text:span><text:span text:style-name="T424_47"><text:s/></text:span><text:span text:style-name="T424_48">sistema</text:span><text:span text:style-name="T424_49"><text:s/></text:span><text:span text:style-name="T424_50">devido</text:span><text:span text:style-name="T424_51"><text:s/></text:span><text:span text:style-name="T424_52">a</text:span><text:span text:style-name="T424_53"><text:s/></text:span><text:span text:style-name="T424_54">esquecimento</text:span><text:span text:style-name="T424_55"><text:s/></text:span><text:span text:style-name="T424_56">de</text:span><text:span text:style-name="T424_57"><text:s/></text:span><text:span text:style-name="T424_58">senha</text:span><text:span text:style-name="T424_59">.<text:s/></text:span><text:span text:style-name="T424_60">Para</text:span><text:span text:style-name="T424_61"><text:s/></text:span><text:span text:style-name="T424_62">isso</text:span><text:span text:style-name="T424_63">,<text:s/></text:span><text:span text:style-name="T424_64">o</text:span><text:span text:style-name="T424_65"><text:s/></text:span><text:span text:style-name="T424_66">aluno</text:span><text:span text:style-name="T424_67"><text:s/></text:span><text:span text:style-name="T424_68">preciso</text:span><text:span text:style-name="T424_69"><text:s/></text:span><text:span text:style-name="T424_70">solicitar</text:span><text:span text:style-name="T424_71"><text:s/></text:span><text:span text:style-name="T424_72">o</text:span><text:span text:style-name="T424_73"><text:s/></text:span><text:span text:style-name="T424_74">envio</text:span><text:span text:style-name="T424_75"><text:s/></text:span><text:span text:style-name="T424_76">de</text:span><text:span text:style-name="T424_77"><text:s/></text:span><text:span text:style-name="T424_78">uma</text:span><text:span text:style-name="T424_79"><text:s/></text:span><text:span text:style-name="T424_80">nova</text:span><text:span text:style-name="T424_81"><text:s/></text:span><text:span text:style-name="T424_82">senha</text:span><text:span text:style-name="T424_83">,<text:s/></text:span><text:span text:style-name="T424_84">e</text:span><text:span text:style-name="T424_85"><text:s/></text:span><text:span text:style-name="T424_86">esta</text:span><text:span text:style-name="T424_87"><text:s/></text:span><text:span text:style-name="T424_88">será</text:span><text:span text:style-name="T424_89"><text:s/></text:span><text:span text:style-name="T424_90">enviada</text:span><text:span text:style-name="T424_91"><text:s/></text:span><text:span text:style-name="T424_92">para</text:span><text:span text:style-name="T424_93"><text:s/></text:span><text:span text:style-name="T424_94">e</text:span><text:span text:style-name="T424_95">-</text:span><text:span text:style-name="T424_96">mail</text:span><text:span text:style-name="T424_97"><text:s/></text:span><text:span text:style-name="T424_98">o</text:span><text:span text:style-name="T424_99"><text:s/></text:span><text:span text:style-name="T424_100">aluno</text:span><text:span text:style-name="T424_101">.</text:span></text:p>
      <text:p text:style-name="P425"/>
      <text:p text:style-name="P426"><text:span text:style-name="T426_1">RF</text:span><text:span text:style-name="T426_2">025<text:s/>–<text:s/></text:span><text:span text:style-name="T426_3">Solicitar</text:span><text:span text:style-name="T426_4"><text:s/></text:span><text:span text:style-name="T426_5">alteração</text:span><text:span text:style-name="T426_6"><text:s/></text:span><text:span text:style-name="T426_7">dos</text:span><text:span text:style-name="T426_8"><text:s/></text:span><text:span text:style-name="T426_9">dados</text:span><text:span text:style-name="T426_10"><text:s/></text:span><text:span text:style-name="T426_11">cadastrais</text:span></text:p>
      <text:p text:style-name="P427"><text:span text:style-name="T427_1"><text:tab/></text:span><text:span text:style-name="T427_2">O</text:span><text:span text:style-name="T427_3"><text:s/></text:span><text:span text:style-name="T427_4">sistema</text:span><text:span text:style-name="T427_5"><text:s/></text:span><text:span text:style-name="T427_6">deve</text:span><text:span text:style-name="T427_7"><text:s/></text:span><text:span text:style-name="T427_8">possibilitar</text:span><text:span text:style-name="T427_9"><text:s/></text:span><text:span text:style-name="T427_10">que</text:span><text:span text:style-name="T427_11"><text:s/></text:span><text:span text:style-name="T427_12">um</text:span><text:span text:style-name="T427_13"><text:s/></text:span><text:span text:style-name="T427_14">usuário</text:span><text:span text:style-name="T427_15"><text:s/></text:span><text:span text:style-name="T427_16">aluno</text:span><text:span text:style-name="T427_17"><text:s/></text:span><text:span text:style-name="T427_18">solicite</text:span><text:span text:style-name="T427_19"><text:s/></text:span><text:span text:style-name="T427_20">a</text:span><text:span text:style-name="T427_21"><text:s/></text:span><text:span text:style-name="T427_22">um</text:span><text:span text:style-name="T427_23"><text:s/></text:span><text:span text:style-name="T427_24">usuário</text:span><text:span text:style-name="T427_25"><text:s/></text:span><text:span text:style-name="T427_26">supervisor</text:span><text:span text:style-name="T427_27"><text:s/></text:span><text:span text:style-name="T427_28">a</text:span><text:span text:style-name="T427_29"><text:s/></text:span><text:span text:style-name="T427_30">alteração</text:span><text:span text:style-name="T427_31"><text:s/></text:span><text:span text:style-name="T427_32">de</text:span><text:span text:style-name="T427_33"><text:s/></text:span><text:span text:style-name="T427_34">seus</text:span><text:span text:style-name="T427_35"><text:s/></text:span><text:span text:style-name="T427_36">dados</text:span><text:span text:style-name="T427_37"><text:s/></text:span><text:span text:style-name="T427_38">cadastrais</text:span><text:span text:style-name="T427_39">.</text:span></text:p>
      <text:p text:style-name="P428"/>
      <text:p text:style-name="P429"/>
      <text:p text:style-name="P430"><text:span text:style-name="T430_1">RF</text:span><text:span text:style-name="T430_2">026<text:s/>–<text:s/></text:span><text:span text:style-name="T430_3">Remover</text:span><text:span text:style-name="T430_4"><text:s/></text:span><text:span text:style-name="T430_5">relatório</text:span><text:span text:style-name="T430_6"><text:s/></text:span><text:span text:style-name="T430_7">de</text:span><text:span text:style-name="T430_8"><text:s/></text:span><text:span text:style-name="T430_9">frequência</text:span><text:span text:style-name="T430_10"><text:s/></text:span><text:span text:style-name="T430_11">cadastrado</text:span></text:p>
      <text:p text:style-name="P431"><text:span text:style-name="T431_1"><text:tab/></text:span><text:span text:style-name="T431_2">O</text:span><text:span text:style-name="T431_3"><text:s/></text:span><text:span text:style-name="T431_4">sistema</text:span><text:span text:style-name="T431_5"><text:s/></text:span><text:span text:style-name="T431_6">deve</text:span><text:span text:style-name="T431_7"><text:s/></text:span><text:span text:style-name="T431_8">possibilitar</text:span><text:span text:style-name="T431_9"><text:s/></text:span><text:span text:style-name="T431_10">a</text:span><text:span text:style-name="T431_11"><text:s/></text:span><text:span text:style-name="T431_12">remoção</text:span><text:span text:style-name="T431_13"><text:s/></text:span><text:span text:style-name="T431_14">de</text:span><text:span text:style-name="T431_15"><text:s/></text:span><text:span text:style-name="T431_16">um</text:span><text:span text:style-name="T431_17"><text:s/></text:span><text:span text:style-name="T431_18">relatório</text:span><text:span text:style-name="T431_19"><text:s/></text:span><text:span text:style-name="T431_20">de</text:span><text:span text:style-name="T431_21"><text:s/></text:span><text:span text:style-name="T431_22">frequência</text:span><text:span text:style-name="T431_23"><text:s/></text:span><text:span text:style-name="T431_24">já</text:span><text:span text:style-name="T431_25"><text:s/></text:span><text:span text:style-name="T431_26">cadastrado</text:span><text:span text:style-name="T431_27">,<text:s/></text:span><text:span text:style-name="T431_28">desde</text:span><text:span text:style-name="T431_29"><text:s/></text:span><text:span text:style-name="T431_30">que</text:span><text:span text:style-name="T431_31"><text:s/></text:span><text:span text:style-name="T431_32">este</text:span><text:span text:style-name="T431_33"><text:s/></text:span><text:span text:style-name="T431_34">já</text:span><text:span text:style-name="T431_35"><text:s/></text:span><text:span text:style-name="T431_36">tenha</text:span><text:span text:style-name="T431_37"><text:s/></text:span><text:span text:style-name="T431_38">sido</text:span><text:span text:style-name="T431_39"><text:s/></text:span><text:span text:style-name="T431_40">disponibilizado</text:span><text:span text:style-name="T431_41"><text:s/></text:span><text:span text:style-name="T431_42">para</text:span><text:span text:style-name="T431_43"><text:s/></text:span><text:span text:style-name="T431_44">o</text:span><text:span text:style-name="T431_45"><text:s/></text:span><text:span text:style-name="T431_46">usuário</text:span><text:span text:style-name="T431_47"><text:s/></text:span><text:span text:style-name="T431_48">supervisor</text:span><text:span text:style-name="T431_49"><text:s/></text:span><text:span text:style-name="T431_50">e</text:span><text:span text:style-name="T431_51"><text:s/></text:span><text:span text:style-name="T431_52">este</text:span><text:span text:style-name="T431_53"><text:s/></text:span><text:span text:style-name="T431_54">tenha</text:span><text:span text:style-name="T431_55"><text:s/></text:span><text:span text:style-name="T431_56">confirmado</text:span><text:span text:style-name="T431_57">,<text:s/></text:span><text:span text:style-name="T431_58">e</text:span><text:span text:style-name="T431_59"><text:s/></text:span><text:span text:style-name="T431_60">que</text:span><text:span text:style-name="T431_61"><text:s/></text:span><text:span text:style-name="T431_62">tenha</text:span><text:span text:style-name="T431_63"><text:s/></text:span><text:span text:style-name="T431_64">passado</text:span><text:span text:style-name="T431_65"><text:s/></text:span><text:span text:style-name="T431_66">um</text:span><text:span text:style-name="T431_67"><text:s/></text:span><text:span text:style-name="T431_68">mês</text:span><text:span text:style-name="T431_69"><text:s/></text:span><text:span text:style-name="T431_70">desde</text:span><text:span text:style-name="T431_71"><text:s/></text:span><text:span text:style-name="T431_72">o</text:span><text:span text:style-name="T431_73"><text:s/></text:span><text:span text:style-name="T431_74">cadastro</text:span><text:span text:style-name="T431_75"><text:s/></text:span><text:span text:style-name="T431_76">do</text:span><text:span text:style-name="T431_77"><text:s/></text:span><text:span text:style-name="T431_78">relatório</text:span><text:span text:style-name="T431_79"><text:s/></text:span><text:span text:style-name="T431_80">a</text:span><text:span text:style-name="T431_81"><text:s/></text:span><text:span text:style-name="T431_82">ser</text:span><text:span text:style-name="T431_83"><text:s/></text:span><text:span text:style-name="T431_84">removido</text:span><text:span text:style-name="T431_85">.</text:span></text:p>
      <text:p text:style-name="P432"/>
      <text:p text:style-name="P433"><text:span text:style-name="T433_1">RF</text:span><text:span text:style-name="T433_2">028<text:s/>–<text:s/></text:span><text:span text:style-name="T433_3">Disponibilizar</text:span><text:span text:style-name="T433_4"><text:s/></text:span><text:span text:style-name="T433_5">seleção</text:span><text:span text:style-name="T433_6"><text:s/></text:span><text:span text:style-name="T433_7">de</text:span><text:span text:style-name="T433_8"><text:s/></text:span><text:span text:style-name="T433_9">relatório</text:span><text:span text:style-name="T433_10"><text:s/></text:span><text:span text:style-name="T433_11">de</text:span><text:span text:style-name="T433_12"><text:s/></text:span><text:span text:style-name="T433_13">frequência</text:span></text:p>
      <text:p text:style-name="P434"><text:span text:style-name="T434_1"><text:tab/></text:span><text:span text:style-name="T434_2">O</text:span><text:span text:style-name="T434_3"><text:s/></text:span><text:span text:style-name="T434_4">sistema</text:span><text:span text:style-name="T434_5"><text:s/></text:span><text:span text:style-name="T434_6">deve</text:span><text:span text:style-name="T434_7"><text:s/></text:span><text:span text:style-name="T434_8">permitir</text:span><text:span text:style-name="T434_9"><text:s/></text:span><text:span text:style-name="T434_10">que</text:span><text:span text:style-name="T434_11"><text:s/></text:span><text:span text:style-name="T434_12">um</text:span><text:span text:style-name="T434_13"><text:s/></text:span><text:span text:style-name="T434_14">relatório</text:span><text:span text:style-name="T434_15"><text:s/></text:span><text:span text:style-name="T434_16">apresentado</text:span><text:span text:style-name="T434_17"><text:s/></text:span><text:span text:style-name="T434_18">nas</text:span><text:span text:style-name="T434_19"><text:s/></text:span><text:span text:style-name="T434_20">listagens</text:span><text:span text:style-name="T434_21">,<text:s/></text:span><text:span text:style-name="T434_22">descritas</text:span><text:span text:style-name="T434_23"><text:s text:c="2"/></text:span><text:span text:style-name="T434_24">no</text:span><text:span text:style-name="T434_25"><text:s/></text:span><text:span text:style-name="T434_26">RF</text:span><text:span text:style-name="T434_27">021,<text:s/></text:span><text:span text:style-name="T434_28">RF</text:span><text:span text:style-name="T434_29">012<text:s/></text:span><text:span text:style-name="T434_30">e</text:span><text:span text:style-name="T434_31"><text:s/></text:span><text:span text:style-name="T434_32">RF</text:span><text:span text:style-name="T434_33">008,<text:s/></text:span><text:span text:style-name="T434_34">possa</text:span><text:span text:style-name="T434_35"><text:s/></text:span><text:span text:style-name="T434_36">ser</text:span><text:span text:style-name="T434_37"><text:s/></text:span><text:span text:style-name="T434_38">escolhida</text:span><text:span text:style-name="T434_39"><text:s/></text:span><text:span text:style-name="T434_40">para</text:span><text:span text:style-name="T434_41"><text:s/></text:span><text:span text:style-name="T434_42">que</text:span><text:span text:style-name="T434_43"><text:s/></text:span><text:span text:style-name="T434_44">seus</text:span><text:span text:style-name="T434_45"><text:s/></text:span><text:span text:style-name="T434_46">dados</text:span><text:span text:style-name="T434_47"><text:s/></text:span><text:span text:style-name="T434_48">de</text:span><text:span text:style-name="T434_49"><text:s/></text:span><text:span text:style-name="T434_50">cadastro</text:span><text:span text:style-name="T434_51"><text:s/></text:span><text:span text:style-name="T434_52">sejam</text:span><text:span text:style-name="T434_53"><text:s/></text:span><text:span text:style-name="T434_54">apresentadas</text:span><text:span text:style-name="T434_55"><text:s/></text:span><text:span text:style-name="T434_56">a</text:span><text:span text:style-name="T434_57"><text:s/></text:span><text:span text:style-name="T434_58">um</text:span><text:span text:style-name="T434_59"><text:s/></text:span><text:span text:style-name="T434_60">usuário</text:span><text:span text:style-name="T434_61">,<text:s/></text:span><text:span text:style-name="T434_62">supervisor</text:span><text:span text:style-name="T434_63"><text:s/></text:span><text:span text:style-name="T434_64">ou</text:span><text:span text:style-name="T434_65"><text:s/></text:span><text:span text:style-name="T434_66">aluno</text:span><text:span text:style-name="T434_67">.<text:s/></text:span><text:span text:style-name="T434_68">Os</text:span><text:span text:style-name="T434_69"><text:s/></text:span><text:span text:style-name="T434_70">dados</text:span><text:span text:style-name="T434_71"><text:s/></text:span><text:span text:style-name="T434_72">cadastrais</text:span><text:span text:style-name="T434_73"><text:s/></text:span><text:span text:style-name="T434_74">a</text:span><text:span text:style-name="T434_75"><text:s/></text:span><text:span text:style-name="T434_76">serem</text:span><text:span text:style-name="T434_77"><text:s/></text:span><text:span text:style-name="T434_78">apresentados</text:span><text:span text:style-name="T434_79"><text:s/></text:span><text:span text:style-name="T434_80">estão</text:span><text:span text:style-name="T434_81"><text:s/></text:span><text:span text:style-name="T434_82">descritos</text:span><text:span text:style-name="T434_83"><text:s/></text:span><text:span text:style-name="T434_84">no</text:span><text:span text:style-name="T434_85"><text:s/></text:span><text:span text:style-name="T434_86">RF</text:span><text:span text:style-name="T434_87">016.</text:span></text:p>
      <text:p text:style-name="P435"/>
      <text:p text:style-name="P436"><text:span text:style-name="T436_1">RF</text:span><text:span text:style-name="T436_2">022<text:s/>-<text:s/></text:span><text:span text:style-name="T436_3">Visualizar</text:span><text:span text:style-name="T436_4"><text:s/></text:span><text:span text:style-name="T436_5">confirmação</text:span><text:span text:style-name="T436_6"><text:s/></text:span><text:span text:style-name="T436_7">do</text:span><text:span text:style-name="T436_8"><text:s/></text:span><text:span text:style-name="T436_9">relatório</text:span></text:p>
      <text:p text:style-name="P437"><text:span text:style-name="T437_1"><text:tab/></text:span><text:span text:style-name="T437_2">O</text:span><text:span text:style-name="T437_3"><text:s/></text:span><text:span text:style-name="T437_4">sistema</text:span><text:span text:style-name="T437_5"><text:s/></text:span><text:span text:style-name="T437_6">deve</text:span><text:span text:style-name="T437_7"><text:s/></text:span><text:span text:style-name="T437_8">informar</text:span><text:span text:style-name="T437_9"><text:s/></text:span><text:span text:style-name="T437_10">na</text:span><text:span text:style-name="T437_11"><text:s/></text:span><text:span text:style-name="T437_12">listagem</text:span><text:span text:style-name="T437_13"><text:s/></text:span><text:span text:style-name="T437_14">de</text:span><text:span text:style-name="T437_15"><text:s/></text:span><text:span text:style-name="T437_16">relatórios</text:span><text:span text:style-name="T437_17"><text:s/></text:span><text:span text:style-name="T437_18">cadastrados</text:span><text:span text:style-name="T437_19">,<text:s/></text:span><text:span text:style-name="T437_20">apresentadas</text:span><text:span text:style-name="T437_21"><text:s/></text:span><text:span text:style-name="T437_22">no</text:span><text:span text:style-name="T437_23"><text:s/></text:span><text:span text:style-name="T437_24">RF</text:span><text:span text:style-name="T437_25">021,<text:s/></text:span><text:span text:style-name="T437_26">RF</text:span><text:span text:style-name="T437_27">012<text:s/></text:span><text:span text:style-name="T437_28">e</text:span><text:span text:style-name="T437_29"><text:s/></text:span><text:span text:style-name="T437_30">RF</text:span><text:span text:style-name="T437_31">008<text:s/></text:span><text:span text:style-name="T437_32">quando</text:span><text:span text:style-name="T437_33"><text:s/></text:span><text:span text:style-name="T437_34">um</text:span><text:span text:style-name="T437_35"><text:s/></text:span><text:span text:style-name="T437_36">relatório</text:span><text:span text:style-name="T437_37"><text:s/></text:span><text:span text:style-name="T437_38">de</text:span><text:span text:style-name="T437_39"><text:s/></text:span><text:span text:style-name="T437_40">frequência</text:span><text:span text:style-name="T437_41"><text:s/></text:span><text:span text:style-name="T437_42">sai</text:span><text:span text:style-name="T437_43"><text:s/></text:span><text:span text:style-name="T437_44">do</text:span><text:span text:style-name="T437_45"><text:s/></text:span><text:span text:style-name="T437_46">estado</text:span><text:span text:style-name="T437_47"><text:s/></text:span><text:span text:style-name="T437_48">entregue</text:span><text:span text:style-name="T437_49"><text:s/></text:span><text:span text:style-name="T437_50">e</text:span><text:span text:style-name="T437_51"><text:s/></text:span><text:span text:style-name="T437_52">entra</text:span><text:span text:style-name="T437_53"><text:s/></text:span><text:span text:style-name="T437_54">no</text:span><text:span text:style-name="T437_55"><text:s/></text:span><text:span text:style-name="T437_56">estado</text:span><text:span text:style-name="T437_57"><text:s/></text:span><text:span text:style-name="T437_58">confirmado</text:span><text:span text:style-name="T437_59"><text:s/></text:span><text:span text:style-name="T437_60">enviado</text:span><text:span text:style-name="T437_61"><text:s/></text:span><text:span text:style-name="T437_62">o</text:span><text:span text:style-name="T437_63"><text:s/></text:span><text:span text:style-name="T437_64">que</text:span><text:span text:style-name="T437_65"><text:s/></text:span><text:span text:style-name="T437_66">indica</text:span><text:span text:style-name="T437_67"><text:s/></text:span><text:span text:style-name="T437_68">confirmação</text:span><text:span text:style-name="T437_69"><text:s/></text:span><text:span text:style-name="T437_70">do</text:span><text:span text:style-name="T437_71"><text:s/></text:span><text:span text:style-name="T437_72">recebimento</text:span><text:span text:style-name="T437_73"><text:s/></text:span><text:span text:style-name="T437_74">por</text:span><text:span text:style-name="T437_75"><text:s/></text:span><text:span text:style-name="T437_76">parte</text:span><text:span text:style-name="T437_77"><text:s/></text:span><text:span text:style-name="T437_78">do</text:span><text:span text:style-name="T437_79"><text:s/></text:span><text:span text:style-name="T437_80">usuário</text:span><text:span text:style-name="T437_81"><text:s/></text:span><text:span text:style-name="T437_82">supervisor</text:span><text:span text:style-name="T437_83">,<text:s/></text:span><text:span text:style-name="T437_84">permitindo</text:span><text:span text:style-name="T437_85"><text:s/></text:span><text:span text:style-name="T437_86">que</text:span><text:span text:style-name="T437_87"><text:s/></text:span><text:span text:style-name="T437_88">o</text:span><text:span text:style-name="T437_89"><text:s/></text:span><text:span text:style-name="T437_90">aluno</text:span><text:span text:style-name="T437_91"><text:s/></text:span><text:span text:style-name="T437_92">visualize</text:span><text:span text:style-name="T437_93"><text:s/></text:span><text:span text:style-name="T437_94">o</text:span><text:span text:style-name="T437_95"><text:s/></text:span><text:span text:style-name="T437_96">documento</text:span><text:span text:style-name="T437_97"><text:s/></text:span><text:span text:style-name="T437_98">de</text:span><text:span text:style-name="T437_99"><text:s/></text:span><text:span text:style-name="T437_100">confirmação</text:span><text:span text:style-name="T437_101"><text:s/></text:span><text:span text:style-name="T437_102">ou</text:span><text:span text:style-name="T437_103"><text:s/></text:span><text:span text:style-name="T437_104">que</text:span><text:span text:style-name="T437_105"><text:s/></text:span><text:span text:style-name="T437_106">imprima</text:span><text:span text:style-name="T437_107"><text:s/></text:span><text:span text:style-name="T437_108">como</text:span><text:span text:style-name="T437_109"><text:s/></text:span><text:span text:style-name="T437_110">descrito</text:span><text:span text:style-name="T437_111"><text:s/></text:span><text:span text:style-name="T437_112">no</text:span><text:span text:style-name="T437_113"><text:s/></text:span><text:span text:style-name="T437_114">RF</text:span><text:span text:style-name="T437_115">023.</text:span></text:p>
      <text:p text:style-name="P438"/>
      <text:p text:style-name="P439"><text:span text:style-name="T439_1">RF</text:span><text:span text:style-name="T439_2">023<text:s/>-<text:s/></text:span><text:span text:style-name="T439_3">Imprimir</text:span><text:span text:style-name="T439_4"><text:s/></text:span><text:span text:style-name="T439_5">confirmação</text:span><text:span text:style-name="T439_6"><text:s/></text:span><text:span text:style-name="T439_7">do</text:span><text:span text:style-name="T439_8"><text:s/></text:span><text:span text:style-name="T439_9">relatório</text:span><text:span text:style-name="T439_10"><text:s/></text:span><text:span text:style-name="T439_11">de</text:span><text:span text:style-name="T439_12"><text:s/></text:span><text:span text:style-name="T439_13">frequência</text:span></text:p>
      <text:p text:style-name="P440"><text:span text:style-name="T440_1"><text:tab/></text:span><text:span text:style-name="T440_2">O</text:span><text:span text:style-name="T440_3"><text:s/></text:span><text:span text:style-name="T440_4">sistema</text:span><text:span text:style-name="T440_5"><text:s/></text:span><text:span text:style-name="T440_6">deve</text:span><text:span text:style-name="T440_7"><text:s/></text:span><text:span text:style-name="T440_8">possibilitar</text:span><text:span text:style-name="T440_9"><text:s/></text:span><text:span text:style-name="T440_10">que</text:span><text:span text:style-name="T440_11"><text:s/></text:span><text:span text:style-name="T440_12">o</text:span><text:span text:style-name="T440_13"><text:s/></text:span><text:span text:style-name="T440_14">usuário</text:span><text:span text:style-name="T440_15"><text:s/></text:span><text:span text:style-name="T440_16">aluno</text:span><text:span text:style-name="T440_17"><text:s/></text:span><text:span text:style-name="T440_18">imprima</text:span><text:span text:style-name="T440_19"><text:s/></text:span><text:span text:style-name="T440_20">o</text:span><text:span text:style-name="T440_21"><text:s/></text:span><text:span text:style-name="T440_22">documento</text:span><text:span text:style-name="T440_23"><text:s/></text:span><text:span text:style-name="T440_24">que</text:span><text:span text:style-name="T440_25"><text:s/></text:span><text:span text:style-name="T440_26">confirma</text:span><text:span text:style-name="T440_27"><text:s/></text:span><text:span text:style-name="T440_28">o</text:span><text:span text:style-name="T440_29"><text:s/></text:span><text:span text:style-name="T440_30">recebimento</text:span><text:span text:style-name="T440_31"><text:s/></text:span><text:span text:style-name="T440_32">de</text:span><text:span text:style-name="T440_33"><text:s/></text:span><text:span text:style-name="T440_34">um</text:span><text:span text:style-name="T440_35"><text:s/></text:span><text:span text:style-name="T440_36">relatório</text:span><text:span text:style-name="T440_37"><text:s/></text:span><text:span text:style-name="T440_38">descrito</text:span><text:span text:style-name="T440_39"><text:s/></text:span><text:span text:style-name="T440_40">no</text:span><text:span text:style-name="T440_41"><text:s/></text:span><text:span text:style-name="T440_42">RF</text:span><text:span text:style-name="T440_43">040.</text:span></text:p>
      <text:p text:style-name="P441"/>
      <text:p text:style-name="P442"><text:span text:style-name="T442_1">RF</text:span><text:span text:style-name="T442_2">024<text:s/>-<text:s/></text:span><text:span text:style-name="T442_3">Editar</text:span><text:span text:style-name="T442_4"><text:s/></text:span><text:span text:style-name="T442_5">relatório</text:span><text:span text:style-name="T442_6"><text:s/></text:span><text:span text:style-name="T442_7">de</text:span><text:span text:style-name="T442_8"><text:s/></text:span><text:span text:style-name="T442_9">frequência</text:span><text:span text:style-name="T442_10"><text:s/></text:span><text:span text:style-name="T442_11">não</text:span><text:span text:style-name="T442_12"><text:s/></text:span><text:span text:style-name="T442_13">enviado</text:span></text:p>
      <text:p text:style-name="P443"><text:span text:style-name="T443_1"><text:tab/></text:span><text:span text:style-name="T443_2">O</text:span><text:span text:style-name="T443_3"><text:s/></text:span><text:span text:style-name="T443_4">sistema</text:span><text:span text:style-name="T443_5"><text:s/></text:span><text:span text:style-name="T443_6">deve</text:span><text:span text:style-name="T443_7"><text:s/></text:span><text:span text:style-name="T443_8">possibilitar</text:span><text:span text:style-name="T443_9"><text:s/></text:span><text:span text:style-name="T443_10">que</text:span><text:span text:style-name="T443_11"><text:s/></text:span><text:span text:style-name="T443_12">um</text:span><text:span text:style-name="T443_13"><text:s/></text:span><text:span text:style-name="T443_14">relatório</text:span><text:span text:style-name="T443_15"><text:s/></text:span><text:span text:style-name="T443_16">cadastrado</text:span><text:span text:style-name="T443_17"><text:s/></text:span><text:span text:style-name="T443_18">por</text:span><text:span text:style-name="T443_19"><text:s/></text:span><text:span text:style-name="T443_20">um</text:span><text:span text:style-name="T443_21"><text:s/></text:span><text:span text:style-name="T443_22">usuário</text:span><text:span text:style-name="T443_23"><text:s/></text:span><text:span text:style-name="T443_24">aluno</text:span><text:span text:style-name="T443_25"><text:s/></text:span><text:span text:style-name="T443_26">e</text:span><text:span text:style-name="T443_27"><text:s/></text:span><text:span text:style-name="T443_28">não</text:span><text:span text:style-name="T443_29"><text:s/></text:span><text:span text:style-name="T443_30">enviado</text:span><text:span text:style-name="T443_31"><text:s/></text:span><text:span text:style-name="T443_32">para</text:span><text:span text:style-name="T443_33"><text:s/></text:span><text:span text:style-name="T443_34">o</text:span><text:span text:style-name="T443_35"><text:s/></text:span><text:span text:style-name="T443_36">usuário</text:span><text:span text:style-name="T443_37"><text:s/></text:span><text:span text:style-name="T443_38">supervisor</text:span><text:span text:style-name="T443_39"><text:s/></text:span><text:span text:style-name="T443_40">possa</text:span><text:span text:style-name="T443_41"><text:s/></text:span><text:span text:style-name="T443_42">ter</text:span><text:span text:style-name="T443_43"><text:s/></text:span><text:span text:style-name="T443_44">seus</text:span><text:span text:style-name="T443_45"><text:s/></text:span><text:span text:style-name="T443_46">dados</text:span><text:span text:style-name="T443_47"><text:s/></text:span><text:span text:style-name="T443_48">cadastrais</text:span><text:span text:style-name="T443_49"><text:s/></text:span><text:span text:style-name="T443_50">alterados</text:span><text:span text:style-name="T443_51">.</text:span></text:p>
      <text:p text:style-name="P444"/>
      <text:p text:style-name="P445"/>
      <text:p text:style-name="P446"/>
      <text:p text:style-name="P447"/>
      <text:p text:style-name="P448"><text:bookmark-start text:name="id.3as4poj"/><text:bookmark-end text:name="id.3as4poj"/></text:p>
      <text:h text:style-name="P449" text:outline-level="10"><text:span text:style-name="T449_1">4.<text:s/></text:span><text:span text:style-name="T449_2">Requisitos</text:span><text:span text:style-name="T449_3"><text:s/></text:span><text:span text:style-name="T449_4">Não</text:span><text:span text:style-name="T449_5"><text:s/></text:span><text:span text:style-name="T449_6">funcionais</text:span></text:h>
      <text:p text:style-name="P450"/>
      <text:p text:style-name="P451"><text:span text:style-name="T451_1">RNF</text:span><text:span text:style-name="T451_2">001<text:s/>-<text:s/></text:span><text:span text:style-name="T451_3">Organizacional</text:span></text:p>
      <text:p text:style-name="P452"><text:span text:style-name="T452_1"><text:tab/></text:span><text:span text:style-name="T452_2">Os</text:span><text:span text:style-name="T452_3"><text:s/></text:span><text:span text:style-name="T452_4">documentos</text:span><text:span text:style-name="T452_5"><text:s/></text:span><text:span text:style-name="T452_6">PDF</text:span><text:span text:style-name="T452_7">,<text:s/></text:span><text:span text:style-name="T452_8">gerados</text:span><text:span text:style-name="T452_9"><text:s/></text:span><text:span text:style-name="T452_10">a</text:span><text:span text:style-name="T452_11"><text:s/></text:span><text:span text:style-name="T452_12">partir</text:span><text:span text:style-name="T452_13"><text:s/></text:span><text:span text:style-name="T452_14">das</text:span><text:span text:style-name="T452_15"><text:s/></text:span><text:span text:style-name="T452_16">informações</text:span><text:span text:style-name="T452_17"><text:s/></text:span><text:span text:style-name="T452_18">de</text:span><text:span text:style-name="T452_19"><text:s/></text:span><text:span text:style-name="T452_20">cadastro</text:span><text:span text:style-name="T452_21"><text:s/></text:span><text:span text:style-name="T452_22">de</text:span><text:span text:style-name="T452_23"><text:s/></text:span><text:span text:style-name="T452_24">relatórios</text:span><text:span text:style-name="T452_25"><text:s/></text:span><text:span text:style-name="T452_26">de</text:span><text:span text:style-name="T452_27"><text:s/></text:span><text:span text:style-name="T452_28">frequência</text:span><text:span text:style-name="T452_29"><text:s/></text:span><text:span text:style-name="T452_30">do</text:span><text:span text:style-name="T452_31"><text:s/></text:span><text:span text:style-name="T452_32">sistema</text:span><text:span text:style-name="T452_33"><text:s/></text:span><text:span text:style-name="T452_34">devem</text:span><text:span text:style-name="T452_35"><text:s/></text:span><text:span text:style-name="T452_36">ser</text:span><text:span text:style-name="T452_37"><text:s/></text:span><text:span text:style-name="T452_38">estruturados</text:span><text:span text:style-name="T452_39"><text:s/></text:span><text:span text:style-name="T452_40">e</text:span><text:span text:style-name="T452_41"><text:s/></text:span><text:span text:style-name="T452_42">apresentados</text:span><text:span text:style-name="T452_43"><text:s/></text:span><text:span text:style-name="T452_44">como</text:span><text:span text:style-name="T452_45"><text:s/></text:span><text:span text:style-name="T452_46">estão</text:span><text:span text:style-name="T452_47"><text:s/></text:span><text:span text:style-name="T452_48">anexados</text:span><text:span text:style-name="T452_49"><text:s/></text:span><text:span text:style-name="T452_50">no</text:span><text:span text:style-name="T452_51"><text:s/></text:span><text:span text:style-name="T452_52">edital</text:span><text:span text:style-name="T452_53"><text:s/></text:span><text:span text:style-name="T452_54">de</text:span><text:span text:style-name="T452_55"><text:s/></text:span><text:span text:style-name="T452_56">monitoria</text:span><text:span text:style-name="T452_57"><text:s/></text:span><text:span text:style-name="T452_58">para</text:span><text:span text:style-name="T452_59"><text:s/></text:span><text:span text:style-name="T452_60">relatórios</text:span><text:span text:style-name="T452_61"><text:s/></text:span><text:span text:style-name="T452_62">de</text:span><text:span text:style-name="T452_63"><text:s/></text:span><text:span text:style-name="T452_64">monitores</text:span><text:span text:style-name="T452_65">,<text:s/></text:span><text:span text:style-name="T452_66">e</text:span><text:span text:style-name="T452_67"><text:s/></text:span><text:span text:style-name="T452_68">de</text:span><text:span text:style-name="T452_69"><text:s/></text:span><text:span text:style-name="T452_70">pesquisa</text:span><text:span text:style-name="T452_71">,<text:s/></text:span><text:span text:style-name="T452_72">para</text:span><text:span text:style-name="T452_73"><text:s/></text:span><text:span text:style-name="T452_74">relatórios</text:span><text:span text:style-name="T452_75"><text:s/></text:span><text:span text:style-name="T452_76">de</text:span><text:span text:style-name="T452_77"><text:s/></text:span><text:span text:style-name="T452_78">pesquisadores</text:span><text:span text:style-name="T452_79">,<text:s/></text:span><text:span text:style-name="T452_80">do</text:span><text:span text:style-name="T452_81"><text:s/></text:span><text:span text:style-name="T452_82">período</text:span><text:span text:style-name="T452_83"><text:s/></text:span><text:span text:style-name="T452_84">vigente</text:span><text:span text:style-name="T452_85"><text:s/></text:span><text:span text:style-name="T452_86">ao</text:span><text:span text:style-name="T452_87"><text:s/></text:span><text:span text:style-name="T452_88">usuário</text:span><text:span text:style-name="T452_89"><text:s/></text:span><text:span text:style-name="T452_90">que</text:span><text:span text:style-name="T452_91"><text:s/></text:span><text:span text:style-name="T452_92">cadastrou</text:span><text:span text:style-name="T452_93"><text:s/></text:span><text:span text:style-name="T452_94">o</text:span><text:span text:style-name="T452_95"><text:s/></text:span><text:span text:style-name="T452_96">relatório</text:span><text:span text:style-name="T452_97"><text:s/></text:span><text:span text:style-name="T452_98">e</text:span><text:span text:style-name="T452_99"><text:s/></text:span><text:span text:style-name="T452_100">estruturados</text:span><text:span text:style-name="T452_101"><text:s/></text:span><text:span text:style-name="T452_102">de</text:span><text:span text:style-name="T452_103"><text:s/></text:span><text:span text:style-name="T452_104">acordo</text:span><text:span text:style-name="T452_105"><text:s/></text:span><text:span text:style-name="T452_106">com</text:span><text:span text:style-name="T452_107"><text:s/></text:span><text:span text:style-name="T452_108">as</text:span><text:span text:style-name="T452_109"><text:s/></text:span><text:span text:style-name="T452_110">normas</text:span><text:span text:style-name="T452_111"><text:s/></text:span><text:span text:style-name="T452_112">da</text:span><text:span text:style-name="T452_113"><text:s/></text:span><text:span text:style-name="T452_114">ABTN</text:span><text:span text:style-name="T452_115">.</text:span></text:p>
      <text:p text:style-name="P453"/>
      <text:p text:style-name="P454"><text:span text:style-name="T454_1">RNF</text:span><text:span text:style-name="T454_2">002<text:s/>–<text:s/></text:span><text:span text:style-name="T454_3">Organizacional</text:span></text:p>
      <text:p text:style-name="P455"><text:span text:style-name="T455_1"><text:tab/></text:span><text:span text:style-name="T455_2">O</text:span><text:span text:style-name="T455_3"><text:s/></text:span><text:span text:style-name="T455_4">cadastro</text:span><text:span text:style-name="T455_5"><text:s/></text:span><text:span text:style-name="T455_6">dos</text:span><text:span text:style-name="T455_7"><text:s/></text:span><text:span text:style-name="T455_8">usuários</text:span><text:span text:style-name="T455_9"><text:s/></text:span><text:span text:style-name="T455_10">supervisores</text:span><text:span text:style-name="T455_11"><text:s/></text:span><text:span text:style-name="T455_12">deve</text:span><text:span text:style-name="T455_13"><text:s/></text:span><text:span text:style-name="T455_14">ocorrer</text:span><text:span text:style-name="T455_15"><text:s/></text:span><text:span text:style-name="T455_16">mediante</text:span><text:span text:style-name="T455_17"><text:s/></text:span><text:span text:style-name="T455_18">solicitação</text:span><text:span text:style-name="T455_19"><text:s/></text:span><text:span text:style-name="T455_20">a</text:span><text:span text:style-name="T455_21"><text:s/></text:span><text:span text:style-name="T455_22">empresa</text:span><text:span text:style-name="T455_23"><text:s/></text:span><text:span text:style-name="T455_24">de</text:span><text:span text:style-name="T455_25"><text:s/></text:span><text:span text:style-name="T455_26">desenvolvimento</text:span><text:span text:style-name="T455_27"><text:s/></text:span><text:span text:style-name="T455_28">do</text:span><text:span text:style-name="T455_29"><text:s/></text:span><text:span text:style-name="T455_30">sistema</text:span><text:span text:style-name="T455_31"><text:s/></text:span><text:span text:style-name="T455_32">e</text:span><text:span text:style-name="T455_33"><text:s/></text:span><text:span text:style-name="T455_34">este</text:span><text:span text:style-name="T455_35"><text:s/></text:span><text:span text:style-name="T455_36">deve</text:span><text:span text:style-name="T455_37"><text:s/></text:span><text:span text:style-name="T455_38">ser</text:span><text:span text:style-name="T455_39"><text:s/></text:span><text:span text:style-name="T455_40">realizado</text:span><text:span text:style-name="T455_41"><text:s/></text:span><text:span text:style-name="T455_42">por</text:span><text:span text:style-name="T455_43"><text:s/></text:span><text:span text:style-name="T455_44">um</text:span><text:span text:style-name="T455_45"><text:s/></text:span><text:span text:style-name="T455_46">integrante</text:span><text:span text:style-name="T455_47"><text:s/></text:span><text:span text:style-name="T455_48">da</text:span><text:span text:style-name="T455_49"><text:s/></text:span><text:span text:style-name="T455_50">empresa</text:span><text:span text:style-name="T455_51">.</text:span></text:p>
      <text:p text:style-name="P456"/>
      <text:p text:style-name="P457"><text:span text:style-name="T457_1">RNF</text:span><text:span text:style-name="T457_2">003<text:s/>-<text:s/></text:span><text:span text:style-name="T457_3">Usabilidade</text:span></text:p>
      <text:p text:style-name="P458"><text:span text:style-name="T458_1"><text:tab/></text:span><text:span text:style-name="T458_2">Um</text:span><text:span text:style-name="T458_3"><text:s/></text:span><text:span text:style-name="T458_4">usuário</text:span><text:span text:style-name="T458_5"><text:s/></text:span><text:span text:style-name="T458_6">treinado</text:span><text:span text:style-name="T458_7"><text:s/></text:span><text:span text:style-name="T458_8">deverá</text:span><text:span text:style-name="T458_9"><text:s/></text:span><text:span text:style-name="T458_10">preencher</text:span><text:span text:style-name="T458_11"><text:s/></text:span><text:span text:style-name="T458_12">um</text:span><text:span text:style-name="T458_13"><text:s/></text:span><text:span text:style-name="T458_14">formulário</text:span><text:span text:style-name="T458_15"><text:s/></text:span><text:span text:style-name="T458_16">e</text:span><text:span text:style-name="T458_17"><text:s/></text:span><text:span text:style-name="T458_18">gerar</text:span><text:span text:style-name="T458_19"><text:s/></text:span><text:span text:style-name="T458_20">um</text:span><text:span text:style-name="T458_21"><text:s/></text:span><text:span text:style-name="T458_22">documento</text:span><text:span text:style-name="T458_23"><text:s/></text:span><text:span text:style-name="T458_24">em</text:span><text:span text:style-name="T458_25"><text:s/></text:span><text:span text:style-name="T458_26">formato</text:span><text:span text:style-name="T458_27"><text:s/></text:span><text:span text:style-name="T458_28">PDF</text:span><text:span text:style-name="T458_29"><text:s/></text:span><text:span text:style-name="T458_30">em</text:span><text:span text:style-name="T458_31"><text:s/></text:span><text:span text:style-name="T458_32">no</text:span><text:span text:style-name="T458_33"><text:s/></text:span><text:span text:style-name="T458_34">máximo</text:span><text:span text:style-name="T458_35"><text:s/>10<text:s/></text:span><text:span text:style-name="T458_36">minutos</text:span><text:span text:style-name="T458_37">.<text:s/></text:span><text:span text:style-name="T458_38">Um</text:span><text:span text:style-name="T458_39"><text:s/></text:span><text:span text:style-name="T458_40">usuário</text:span><text:span text:style-name="T458_41"><text:s/></text:span><text:span text:style-name="T458_42">não</text:span><text:span text:style-name="T458_43"><text:s/></text:span><text:span text:style-name="T458_44">treinado</text:span><text:span text:style-name="T458_45"><text:s/></text:span><text:span text:style-name="T458_46">deverá</text:span><text:span text:style-name="T458_47"><text:s/></text:span><text:span text:style-name="T458_48">preencher</text:span><text:span text:style-name="T458_49"><text:s/></text:span><text:span text:style-name="T458_50">um</text:span><text:span text:style-name="T458_51"><text:s/></text:span><text:span text:style-name="T458_52">formulário</text:span><text:span text:style-name="T458_53"><text:s/></text:span><text:span text:style-name="T458_54">e</text:span><text:span text:style-name="T458_55"><text:s/></text:span><text:span text:style-name="T458_56">gerar</text:span><text:span text:style-name="T458_57"><text:s/></text:span><text:span text:style-name="T458_58">um</text:span><text:span text:style-name="T458_59"><text:s/></text:span><text:span text:style-name="T458_60">documento</text:span><text:span text:style-name="T458_61"><text:s/></text:span><text:span text:style-name="T458_62">PDF</text:span><text:span text:style-name="T458_63"><text:s/></text:span><text:span text:style-name="T458_64">em</text:span><text:span text:style-name="T458_65"><text:s/></text:span><text:span text:style-name="T458_66">no</text:span><text:span text:style-name="T458_67"><text:s/></text:span><text:span text:style-name="T458_68">máximo</text:span><text:span text:style-name="T458_69"><text:s/>15<text:s/></text:span><text:span text:style-name="T458_70">minutos</text:span><text:span text:style-name="T458_71">.</text:span></text:p>
      <text:p text:style-name="P459"/>
      <text:p text:style-name="P460"><text:span text:style-name="T460_1">RNF</text:span><text:span text:style-name="T460_2">004<text:s/>–<text:s/></text:span><text:span text:style-name="T460_3">Portabilidade</text:span></text:p>
      <text:p text:style-name="P461"><text:span text:style-name="T461_1"><text:tab/></text:span><text:span text:style-name="T461_2">O</text:span><text:span text:style-name="T461_3"><text:s/></text:span><text:span text:style-name="T461_4">sistema</text:span><text:span text:style-name="T461_5"><text:s/></text:span><text:span text:style-name="T461_6">deverá</text:span><text:span text:style-name="T461_7"><text:s/></text:span><text:span text:style-name="T461_8">ser</text:span><text:span text:style-name="T461_9"><text:s/></text:span><text:span text:style-name="T461_10">compatível</text:span><text:span text:style-name="T461_11"><text:s/></text:span><text:span text:style-name="T461_12">com</text:span><text:span text:style-name="T461_13"><text:s/></text:span><text:span text:style-name="T461_14">os</text:span><text:span text:style-name="T461_15"><text:s/></text:span><text:span text:style-name="T461_16">navegadores</text:span><text:span text:style-name="T461_17"><text:s/></text:span><text:span text:style-name="T461_18">Google</text:span><text:span text:style-name="T461_19"><text:s/></text:span><text:span text:style-name="T461_20">Chrome</text:span><text:span text:style-name="T461_21"><text:s/></text:span><text:span text:style-name="T461_22">nas</text:span><text:span text:style-name="T461_23"><text:s/></text:span><text:span text:style-name="T461_24">versões</text:span><text:span text:style-name="T461_25"><text:s text:c="2"/>19.0.1084,20.0.1132<text:s/></text:span><text:span text:style-name="T461_26">e</text:span><text:span text:style-name="T461_27"><text:s/>21.0.1171<text:s text:c="2"/></text:span><text:span text:style-name="T461_28">e</text:span><text:span text:style-name="T461_29"><text:s/></text:span><text:span text:style-name="T461_30">Mozilla</text:span><text:span text:style-name="T461_31"><text:s/></text:span><text:span text:style-name="T461_32">Firefox</text:span><text:span text:style-name="T461_33"><text:s/>24.4.0.</text:span></text:p>
      <text:p text:style-name="P462"><text:span text:style-name="T462_1"><text:s text:c="2"/></text:span></text:p>
      <text:p text:style-name="P463"><text:span text:style-name="T463_1">RNF</text:span><text:span text:style-name="T463_2">005<text:s/>-<text:s/></text:span><text:span text:style-name="T463_3">Direitos</text:span><text:span text:style-name="T463_4"><text:s/></text:span><text:span text:style-name="T463_5">sobre</text:span><text:span text:style-name="T463_6"><text:s/></text:span><text:span text:style-name="T463_7">propriedade</text:span><text:span text:style-name="T463_8"><text:s/></text:span><text:span text:style-name="T463_9">intelectual</text:span></text:p>
      <text:p text:style-name="P464"><text:span text:style-name="T464_1"><text:tab/></text:span><text:span text:style-name="T464_2">O</text:span><text:span text:style-name="T464_3"><text:s/></text:span><text:span text:style-name="T464_4">sistema</text:span><text:span text:style-name="T464_5"><text:s/></text:span><text:span text:style-name="T464_6">não</text:span><text:span text:style-name="T464_7"><text:s/></text:span><text:span text:style-name="T464_8">deverá</text:span><text:span text:style-name="T464_9"><text:s/></text:span><text:span text:style-name="T464_10">possuir</text:span><text:span text:style-name="T464_11"><text:s/></text:span><text:span text:style-name="T464_12">vínculo</text:span><text:span text:style-name="T464_13"><text:s/></text:span><text:span text:style-name="T464_14">comercial</text:span><text:span text:style-name="T464_15"><text:s/></text:span><text:span text:style-name="T464_16">exclusivo</text:span><text:span text:style-name="T464_17"><text:s/></text:span><text:span text:style-name="T464_18">com</text:span><text:span text:style-name="T464_19"><text:s/></text:span><text:span text:style-name="T464_20">uma</text:span><text:span text:style-name="T464_21"><text:s/></text:span><text:span text:style-name="T464_22">única</text:span><text:span text:style-name="T464_23"><text:s/></text:span><text:span text:style-name="T464_24">instituição</text:span><text:span text:style-name="T464_25"><text:s/></text:span><text:span text:style-name="T464_26">de</text:span><text:span text:style-name="T464_27"><text:s/></text:span><text:span text:style-name="T464_28">ensino</text:span><text:span text:style-name="T464_29">.</text:span></text:p>
      <text:p text:style-name="P465"/>
      <text:p text:style-name="P466"><text:span text:style-name="T466_1">RNF</text:span><text:span text:style-name="T466_2">006<text:s/>-<text:s/></text:span><text:span text:style-name="T466_3">Comunicação</text:span></text:p>
      <text:p text:style-name="P467"><text:span text:style-name="T467_1"><text:tab/></text:span><text:span text:style-name="T467_2">O</text:span><text:span text:style-name="T467_3"><text:s/></text:span><text:span text:style-name="T467_4">sistema</text:span><text:span text:style-name="T467_5"><text:s/></text:span><text:span text:style-name="T467_6">deverá</text:span><text:span text:style-name="T467_7"><text:s/></text:span><text:span text:style-name="T467_8">utilizar</text:span><text:span text:style-name="T467_9"><text:s/></text:span><text:span text:style-name="T467_10">o</text:span><text:span text:style-name="T467_11"><text:s/></text:span><text:span text:style-name="T467_12">protocolo</text:span><text:span text:style-name="T467_13"><text:s/></text:span><text:span text:style-name="T467_14">TCP</text:span><text:span text:style-name="T467_15">/</text:span><text:span text:style-name="T467_16">IP</text:span><text:span text:style-name="T467_17"><text:s/></text:span><text:span text:style-name="T467_18">para</text:span><text:span text:style-name="T467_19"><text:s/></text:span><text:span text:style-name="T467_20">a</text:span><text:span text:style-name="T467_21"><text:s/></text:span><text:span text:style-name="T467_22">troca</text:span><text:span text:style-name="T467_23"><text:s/></text:span><text:span text:style-name="T467_24">de</text:span><text:span text:style-name="T467_25"><text:s/></text:span><text:span text:style-name="T467_26">informações</text:span><text:span text:style-name="T467_27"><text:s/></text:span><text:span text:style-name="T467_28">entre</text:span><text:span text:style-name="T467_29"><text:s/></text:span><text:span text:style-name="T467_30">os</text:span><text:span text:style-name="T467_31"><text:s/></text:span><text:span text:style-name="T467_32">usuários</text:span><text:span text:style-name="T467_33"><text:s/></text:span><text:span text:style-name="T467_34">do</text:span><text:span text:style-name="T467_35"><text:s/></text:span><text:span text:style-name="T467_36">sistema</text:span><text:span text:style-name="T467_37">.</text:span></text:p>
      <text:p text:style-name="P468"/>
      <text:p text:style-name="P469"><text:span text:style-name="T469_1">RNF</text:span><text:span text:style-name="T469_2">007<text:s/>-<text:s/></text:span><text:span text:style-name="T469_3">Acesso</text:span><text:span text:style-name="T469_4"><text:s/></text:span><text:span text:style-name="T469_5">ao</text:span><text:span text:style-name="T469_6"><text:s/></text:span><text:span text:style-name="T469_7">sistema</text:span></text:p>
      <text:p text:style-name="P470"><text:span text:style-name="T470_1"><text:tab/></text:span><text:span text:style-name="T470_2">O</text:span><text:span text:style-name="T470_3"><text:s/></text:span><text:span text:style-name="T470_4">usuário</text:span><text:span text:style-name="T470_5"><text:s/></text:span><text:span text:style-name="T470_6">deverá</text:span><text:span text:style-name="T470_7"><text:s/></text:span><text:span text:style-name="T470_8">ter</text:span><text:span text:style-name="T470_9"><text:s/></text:span><text:span text:style-name="T470_10">acesso</text:span><text:span text:style-name="T470_11"><text:s/></text:span><text:span text:style-name="T470_12">ao</text:span><text:span text:style-name="T470_13"><text:s/></text:span><text:span text:style-name="T470_14">sistema</text:span><text:span text:style-name="T470_15"><text:s/></text:span><text:span text:style-name="T470_16">por</text:span><text:span text:style-name="T470_17"><text:s/></text:span><text:span text:style-name="T470_18">meio</text:span><text:span text:style-name="T470_19"><text:s/></text:span><text:span text:style-name="T470_20">de</text:span><text:span text:style-name="T470_21"><text:s/></text:span><text:span text:style-name="T470_22">um</text:span><text:span text:style-name="T470_23"><text:s/></text:span><text:span text:style-name="T470_24">servidor</text:span><text:span text:style-name="T470_25"><text:s/></text:span><text:span text:style-name="T470_26">Web</text:span><text:span text:style-name="T470_27">.</text:span></text:p>
      <text:p text:style-name="P471"/>
      <text:p text:style-name="P472"><text:span text:style-name="T472_1">RNF</text:span><text:span text:style-name="T472_2">008<text:s/>-<text:s/></text:span><text:span text:style-name="T472_3">Localização</text:span><text:span text:style-name="T472_4"><text:s/></text:span><text:span text:style-name="T472_5">do</text:span><text:span text:style-name="T472_6"><text:s/></text:span><text:span text:style-name="T472_7">sistema</text:span></text:p>
      <text:p text:style-name="P473"><text:span text:style-name="T473_1"><text:tab/></text:span><text:span text:style-name="T473_2">O</text:span><text:span text:style-name="T473_3"><text:s/></text:span><text:span text:style-name="T473_4">sistema</text:span><text:span text:style-name="T473_5"><text:s/></text:span><text:span text:style-name="T473_6">deverá</text:span><text:span text:style-name="T473_7"><text:s/></text:span><text:span text:style-name="T473_8">estar</text:span><text:span text:style-name="T473_9"><text:s/></text:span><text:span text:style-name="T473_10">hospedado</text:span><text:span text:style-name="T473_11"><text:s/></text:span><text:span text:style-name="T473_12">em</text:span><text:span text:style-name="T473_13"><text:s/></text:span><text:span text:style-name="T473_14">um</text:span><text:span text:style-name="T473_15"><text:s/></text:span><text:span text:style-name="T473_16">servidor</text:span><text:span text:style-name="T473_17"><text:s/></text:span><text:span text:style-name="T473_18">Web</text:span><text:span text:style-name="T473_19">.</text:span></text:p>
      <text:p text:style-name="P474"/>
      <text:p text:style-name="P475"/>
      <text:p text:style-name="P476"/>
      <text:p text:style-name="P477"><text:span text:style-name="T477_1">RNF</text:span><text:span text:style-name="T477_2">009<text:s/>-<text:s/></text:span><text:span text:style-name="T477_3">Falha</text:span><text:span text:style-name="T477_4"><text:s/></text:span><text:span text:style-name="T477_5">na</text:span><text:span text:style-name="T477_6"><text:s/></text:span><text:span text:style-name="T477_7">conexão</text:span></text:p>
      <text:p text:style-name="P478"><text:span text:style-name="T478_1"><text:tab/></text:span><text:span text:style-name="T478_2">O</text:span><text:span text:style-name="T478_3"><text:s/></text:span><text:span text:style-name="T478_4">sistema</text:span><text:span text:style-name="T478_5"><text:s/></text:span><text:span text:style-name="T478_6">deverá</text:span><text:span text:style-name="T478_7"><text:s/></text:span><text:span text:style-name="T478_8">preservar</text:span><text:span text:style-name="T478_9"><text:s/></text:span><text:span text:style-name="T478_10">os</text:span><text:span text:style-name="T478_11"><text:s/></text:span><text:span text:style-name="T478_12">dados</text:span><text:span text:style-name="T478_13"><text:s/></text:span><text:span text:style-name="T478_14">do</text:span><text:span text:style-name="T478_15"><text:s/></text:span><text:span text:style-name="T478_16">usuário</text:span><text:span text:style-name="T478_17"><text:s/></text:span><text:span text:style-name="T478_18">em</text:span><text:span text:style-name="T478_19"><text:s/></text:span><text:span text:style-name="T478_20">seu</text:span><text:span text:style-name="T478_21"><text:s/></text:span><text:span text:style-name="T478_22">banco</text:span><text:span text:style-name="T478_23"><text:s/></text:span><text:span text:style-name="T478_24">de</text:span><text:span text:style-name="T478_25"><text:s/></text:span><text:span text:style-name="T478_26">dados</text:span><text:span text:style-name="T478_27">,<text:s/></text:span><text:span text:style-name="T478_28">caso</text:span><text:span text:style-name="T478_29"><text:s/></text:span><text:span text:style-name="T478_30">tenham</text:span><text:span text:style-name="T478_31"><text:s/></text:span><text:span text:style-name="T478_32">sido</text:span><text:span text:style-name="T478_33"><text:s/></text:span><text:span text:style-name="T478_34">salvos</text:span><text:span text:style-name="T478_35"><text:s/></text:span><text:span text:style-name="T478_36">no</text:span><text:span text:style-name="T478_37"><text:s/></text:span><text:span text:style-name="T478_38">sistema</text:span><text:span text:style-name="T478_39">,<text:s/></text:span><text:span text:style-name="T478_40">em</text:span><text:span text:style-name="T478_41"><text:s/></text:span><text:span text:style-name="T478_42">caso</text:span><text:span text:style-name="T478_43"><text:s/></text:span><text:span text:style-name="T478_44">de</text:span><text:span text:style-name="T478_45"><text:s/></text:span><text:span text:style-name="T478_46">falha</text:span><text:span text:style-name="T478_47"><text:s/></text:span><text:span text:style-name="T478_48">na</text:span><text:span text:style-name="T478_49"><text:s/></text:span><text:span text:style-name="T478_50">conexão</text:span><text:span text:style-name="T478_51"><text:s/></text:span><text:span text:style-name="T478_52">com</text:span><text:span text:style-name="T478_53"><text:s/></text:span><text:span text:style-name="T478_54">a</text:span><text:span text:style-name="T478_55"><text:s/></text:span><text:span text:style-name="T478_56">Internet</text:span><text:span text:style-name="T478_57">.</text:span></text:p>
      <text:p text:style-name="P479"/>
      <text:p text:style-name="P480"><text:span text:style-name="T480_1">RNF</text:span><text:span text:style-name="T480_2">0010<text:s/>-<text:s/></text:span><text:span text:style-name="T480_3">Falha</text:span><text:span text:style-name="T480_4"><text:s/></text:span><text:span text:style-name="T480_5">operacional</text:span></text:p>
      <text:p text:style-name="P481"><text:span text:style-name="T481_1"><text:tab/></text:span><text:span text:style-name="T481_2">O</text:span><text:span text:style-name="T481_3"><text:s/></text:span><text:span text:style-name="T481_4">sistema</text:span><text:span text:style-name="T481_5"><text:s/></text:span><text:span text:style-name="T481_6">deverá</text:span><text:span text:style-name="T481_7"><text:s/></text:span><text:span text:style-name="T481_8">preservar</text:span><text:span text:style-name="T481_9"><text:s/></text:span><text:span text:style-name="T481_10">os</text:span><text:span text:style-name="T481_11"><text:s/></text:span><text:span text:style-name="T481_12">dados</text:span><text:span text:style-name="T481_13"><text:s/></text:span><text:span text:style-name="T481_14">do</text:span><text:span text:style-name="T481_15"><text:s/></text:span><text:span text:style-name="T481_16">usuário</text:span><text:span text:style-name="T481_17"><text:s/></text:span><text:span text:style-name="T481_18">em</text:span><text:span text:style-name="T481_19"><text:s/></text:span><text:span text:style-name="T481_20">seu</text:span><text:span text:style-name="T481_21"><text:s/></text:span><text:span text:style-name="T481_22">banco</text:span><text:span text:style-name="T481_23"><text:s/></text:span><text:span text:style-name="T481_24">de</text:span><text:span text:style-name="T481_25"><text:s/></text:span><text:span text:style-name="T481_26">dados</text:span><text:span text:style-name="T481_27">,<text:s/></text:span><text:span text:style-name="T481_28">caso</text:span><text:span text:style-name="T481_29"><text:s/></text:span><text:span text:style-name="T481_30">tenham</text:span><text:span text:style-name="T481_31"><text:s/></text:span><text:span text:style-name="T481_32">sido</text:span><text:span text:style-name="T481_33"><text:s/></text:span><text:span text:style-name="T481_34">previamente</text:span><text:span text:style-name="T481_35"><text:s/></text:span><text:span text:style-name="T481_36">salvos</text:span><text:span text:style-name="T481_37"><text:s/></text:span><text:span text:style-name="T481_38">no</text:span><text:span text:style-name="T481_39"><text:s/></text:span><text:span text:style-name="T481_40">sistema</text:span><text:span text:style-name="T481_41">,<text:s/></text:span><text:span text:style-name="T481_42">em</text:span><text:span text:style-name="T481_43"><text:s/></text:span><text:span text:style-name="T481_44">caso</text:span><text:span text:style-name="T481_45"><text:s/></text:span><text:span text:style-name="T481_46">de</text:span><text:span text:style-name="T481_47"><text:s/></text:span><text:span text:style-name="T481_48">falha</text:span><text:span text:style-name="T481_49"><text:s/></text:span><text:span text:style-name="T481_50">operacional</text:span><text:span text:style-name="T481_51"><text:s/></text:span><text:span text:style-name="T481_52">do</text:span><text:span text:style-name="T481_53"><text:s/></text:span><text:span text:style-name="T481_54">componente</text:span><text:span text:style-name="T481_55"><text:s/></text:span><text:span text:style-name="T481_56">computacional</text:span><text:span text:style-name="T481_57"><text:s/></text:span><text:span text:style-name="T481_58">utilizado</text:span><text:span text:style-name="T481_59"><text:s/></text:span><text:span text:style-name="T481_60">pelo</text:span><text:span text:style-name="T481_61"><text:s/></text:span><text:span text:style-name="T481_62">usuário</text:span><text:span text:style-name="T481_63">.</text:span></text:p>
      <text:p text:style-name="P482"/>
      <text:p text:style-name="P483"><text:span text:style-name="T483_1">RNF</text:span><text:span text:style-name="T483_2">0011<text:s/>-<text:s/></text:span><text:span text:style-name="T483_3">Desempenho</text:span></text:p>
      <text:p text:style-name="P484"><text:span text:style-name="T484_1"><text:tab/></text:span><text:span text:style-name="T484_2">O</text:span><text:span text:style-name="T484_3"><text:s/></text:span><text:span text:style-name="T484_4">sistema</text:span><text:span text:style-name="T484_5"><text:s/></text:span><text:span text:style-name="T484_6">deverá</text:span><text:span text:style-name="T484_7"><text:s/></text:span><text:span text:style-name="T484_8">ter</text:span><text:span text:style-name="T484_9"><text:s/></text:span><text:span text:style-name="T484_10">um</text:span><text:span text:style-name="T484_11"><text:s/></text:span><text:span text:style-name="T484_12">tempo</text:span><text:span text:style-name="T484_13"><text:s/></text:span><text:span text:style-name="T484_14">de</text:span><text:span text:style-name="T484_15"><text:s/></text:span><text:span text:style-name="T484_16">resposta</text:span><text:span text:style-name="T484_17"><text:s/></text:span><text:span text:style-name="T484_18">de</text:span><text:span text:style-name="T484_19"><text:s/></text:span><text:span text:style-name="T484_20">no</text:span><text:span text:style-name="T484_21"><text:s/></text:span><text:span text:style-name="T484_22">máximo</text:span><text:span text:style-name="T484_23"><text:s/>2<text:s/></text:span><text:span text:style-name="T484_24">segundos</text:span><text:span text:style-name="T484_25">,<text:s/></text:span><text:span text:style-name="T484_26">ao</text:span><text:span text:style-name="T484_27"><text:s/></text:span><text:span text:style-name="T484_28">ser</text:span><text:span text:style-name="T484_29"><text:s/></text:span><text:span text:style-name="T484_30">realizada</text:span><text:span text:style-name="T484_31"><text:s/></text:span><text:span text:style-name="T484_32">alguma</text:span><text:span text:style-name="T484_33"><text:s/></text:span><text:span text:style-name="T484_34">ação</text:span><text:span text:style-name="T484_35"><text:s/></text:span><text:span text:style-name="T484_36">no</text:span><text:span text:style-name="T484_37"><text:s/></text:span><text:span text:style-name="T484_38">mesmo</text:span><text:span text:style-name="T484_39"><text:s/></text:span><text:span text:style-name="T484_40">pelo</text:span><text:span text:style-name="T484_41"><text:s/></text:span><text:span text:style-name="T484_42">usuário</text:span><text:span text:style-name="T484_43">.</text:span></text:p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h text:style-name="P502" text:outline-level="10"/>
      <text:h text:style-name="P503" text:outline-level="10"/>
      <text:p text:style-name="P504"/>
      <text:p text:style-name="P505"/>
      <text:p text:style-name="P506"/>
      <text:p text:style-name="P507"/>
      <text:p text:style-name="P508"/>
      <text:p text:style-name="P509"/>
      <text:p text:style-name="P510"><text:bookmark-start text:name="id.1pxezwc"/><text:bookmark-end text:name="id.1pxezwc"/></text:p>
      <text:h text:style-name="P511" text:outline-level="10"><text:span text:style-name="T511_1">5.<text:s/></text:span><text:span text:style-name="T511_2">Descrições</text:span><text:span text:style-name="T511_3"><text:s/></text:span><text:span text:style-name="T511_4">de</text:span><text:span text:style-name="T511_5"><text:s/></text:span><text:span text:style-name="T511_6">Casos</text:span><text:span text:style-name="T511_7"><text:s/></text:span><text:span text:style-name="T511_8">de</text:span><text:span text:style-name="T511_9"><text:s/></text:span><text:span text:style-name="T511_10">Uso</text:span></text:h>
      <text:p text:style-name="P512"><text:bookmark-start text:name="id.49x2ik5"/><text:bookmark-end text:name="id.49x2ik5"/></text:p>
      <text:h text:style-name="P513" text:outline-level="10"><text:span text:style-name="T513_1">UC</text:span><text:span text:style-name="T513_2">001</text:span><text:span text:style-name="T513_3">:<text:s/></text:span><text:span text:style-name="T513_4">Cadastrar</text:span><text:span text:style-name="T513_5"><text:s/></text:span><text:span text:style-name="T513_6">monitor</text:span></text:h>
      <text:p text:style-name="P514"/>
      <text:p text:style-name="P515"><text:span text:style-name="T515_1">Atores</text:span><text:span text:style-name="T515_2">:<text:s/></text:span><text:span text:style-name="T515_3">Supervisor</text:span></text:p>
      <text:p text:style-name="P516"/>
      <text:p text:style-name="P517"><text:span text:style-name="T517_1">Descrição</text:span><text:span text:style-name="T517_2">:<text:s/></text:span><text:span text:style-name="T517_3">O</text:span><text:span text:style-name="T517_4"><text:s/></text:span><text:span text:style-name="T517_5">supervisor</text:span><text:span text:style-name="T517_6"><text:s/></text:span><text:span text:style-name="T517_7">deseja</text:span><text:span text:style-name="T517_8"><text:s/></text:span><text:span text:style-name="T517_9">cadastrar</text:span><text:span text:style-name="T517_10"><text:s/></text:span><text:span text:style-name="T517_11">um</text:span><text:span text:style-name="T517_12"><text:s/></text:span><text:span text:style-name="T517_13">aluno</text:span><text:span text:style-name="T517_14"><text:s/></text:span><text:span text:style-name="T517_15">que</text:span><text:span text:style-name="T517_16"><text:s/></text:span><text:span text:style-name="T517_17">realiza</text:span><text:span text:style-name="T517_18"><text:s/></text:span><text:span text:style-name="T517_19">a</text:span><text:span text:style-name="T517_20"><text:s/></text:span><text:span text:style-name="T517_21">atividade</text:span><text:span text:style-name="T517_22"><text:s/></text:span><text:span text:style-name="T517_23">de</text:span><text:span text:style-name="T517_24"><text:s/></text:span><text:span text:style-name="T517_25">monitora</text:span><text:span text:style-name="T517_26">.<text:s/></text:span><text:span text:style-name="T517_27">O</text:span><text:span text:style-name="T517_28"><text:s/></text:span><text:span text:style-name="T517_29">Sistema</text:span><text:span text:style-name="T517_30"><text:s/></text:span><text:span text:style-name="T517_31">cadastra</text:span><text:span text:style-name="T517_32"><text:s/></text:span><text:span text:style-name="T517_33">o</text:span><text:span text:style-name="T517_34"><text:s/></text:span><text:span text:style-name="T517_35">monitor</text:span><text:span text:style-name="T517_36"><text:s/></text:span><text:span text:style-name="T517_37">desejado</text:span><text:span text:style-name="T517_38"><text:s/></text:span><text:span text:style-name="T517_39">pelo</text:span><text:span text:style-name="T517_40"><text:s/></text:span><text:span text:style-name="T517_41">supervisor</text:span><text:span text:style-name="T517_42">.</text:span></text:p>
      <text:p text:style-name="P518"/>
      <text:p text:style-name="P519"><text:span text:style-name="T519_1">Requisitos</text:span><text:span text:style-name="T519_2">:</text:span></text:p>
      <text:p text:style-name="P520"/>
      <text:p text:style-name="P521"><text:span text:style-name="T521_1">Pré</text:span><text:span text:style-name="T521_2">-</text:span><text:span text:style-name="T521_3">condição</text:span><text:span text:style-name="T521_4">:<text:s/></text:span><text:span text:style-name="T521_5">Supervisor</text:span><text:span text:style-name="T521_6"><text:s/></text:span><text:span text:style-name="T521_7">estar</text:span><text:span text:style-name="T521_8"><text:s/></text:span><text:span text:style-name="T521_9">logado</text:span><text:span text:style-name="T521_10"><text:s/></text:span><text:span text:style-name="T521_11">no</text:span><text:span text:style-name="T521_12"><text:s/></text:span><text:span text:style-name="T521_13">sistema</text:span><text:span text:style-name="T521_14">.<text:s/></text:span><text:span text:style-name="T521_15">Opção</text:span><text:span text:style-name="T521_16"><text:s/></text:span><text:span text:style-name="T521_17">de</text:span><text:span text:style-name="T521_18"><text:s/></text:span><text:span text:style-name="T521_19">cadastrar</text:span><text:span text:style-name="T521_20"><text:s/></text:span><text:span text:style-name="T521_21">um</text:span><text:span text:style-name="T521_22"><text:s/></text:span><text:span text:style-name="T521_23">monitor</text:span><text:span text:style-name="T521_24"><text:s/></text:span><text:span text:style-name="T521_25">ser</text:span><text:span text:style-name="T521_26"><text:s/></text:span><text:span text:style-name="T521_27">escolhida</text:span><text:span text:style-name="T521_28"><text:s/></text:span><text:span text:style-name="T521_29">no</text:span><text:span text:style-name="T521_30"><text:s/></text:span><text:span text:style-name="T521_31">sistema</text:span><text:span text:style-name="T521_32">.</text:span></text:p>
      <text:p text:style-name="P522"/>
      <text:p text:style-name="P523"><text:span text:style-name="T523_1">Pós</text:span><text:span text:style-name="T523_2">-</text:span><text:span text:style-name="T523_3">condição</text:span><text:span text:style-name="T523_4">:<text:s/></text:span><text:span text:style-name="T523_5">Sistema</text:span><text:span text:style-name="T523_6"><text:s/></text:span><text:span text:style-name="T523_7">cadastrar</text:span><text:span text:style-name="T523_8"><text:s/></text:span><text:span text:style-name="T523_9">um</text:span><text:span text:style-name="T523_10"><text:s/></text:span><text:span text:style-name="T523_11">monitor</text:span></text:p>
      <text:p text:style-name="P524"/>
      <text:p text:style-name="P525"><text:span text:style-name="T525_1">Fluxo</text:span><text:span text:style-name="T525_2"><text:s/></text:span><text:span text:style-name="T525_3">Principal</text:span><text:span text:style-name="T525_4">:</text:span></text:p>
      <text:p text:style-name="P526"><text:span text:style-name="T526_1"><text:tab/></text:span></text:p>
      <text:p text:style-name="P527"><text:span text:style-name="T527_1"><text:tab/></text:span><text:span text:style-name="T527_2">1-</text:span><text:span text:style-name="T527_3">O</text:span><text:span text:style-name="T527_4"><text:s/></text:span><text:span text:style-name="T527_5">sistema</text:span><text:span text:style-name="T527_6"><text:s/></text:span><text:span text:style-name="T527_7">apresenta</text:span><text:span text:style-name="T527_8"><text:s/></text:span><text:span text:style-name="T527_9">ao</text:span><text:span text:style-name="T527_10"><text:s/></text:span><text:span text:style-name="T527_11">supervisor</text:span><text:span text:style-name="T527_12"><text:s/></text:span><text:span text:style-name="T527_13">os</text:span><text:span text:style-name="T527_14"><text:s/></text:span><text:span text:style-name="T527_15">seguintes</text:span><text:span text:style-name="T527_16"><text:s/></text:span><text:span text:style-name="T527_17">campos</text:span><text:span text:style-name="T527_18"><text:s/></text:span><text:span text:style-name="T527_19">para</text:span><text:span text:style-name="T527_20"><text:s/></text:span><text:span text:style-name="T527_21">serem</text:span><text:span text:style-name="T527_22"><text:s/></text:span><text:span text:style-name="T527_23">preenchidos</text:span><text:span text:style-name="T527_24">:</text:span></text:p>
      <text:p text:style-name="P528"><text:span text:style-name="T528_1"><text:tab/><text:tab/></text:span><text:span text:style-name="T528_2">a</text:span><text:span text:style-name="T528_3">)</text:span><text:span text:style-name="T528_4"><text:s/></text:span><text:span text:style-name="T528_5">Nome</text:span><text:span text:style-name="T528_6"><text:s/></text:span><text:span text:style-name="T528_7">do</text:span><text:span text:style-name="T528_8"><text:s/></text:span><text:span text:style-name="T528_9">aluno</text:span><text:span text:style-name="T528_10"><text:s/></text:span><text:span text:style-name="T528_11">monitor</text:span></text:p>
      <text:p text:style-name="P529"><text:span text:style-name="T529_1"><text:tab/><text:tab/></text:span><text:span text:style-name="T529_2">b</text:span><text:span text:style-name="T529_3">)</text:span><text:span text:style-name="T529_4"><text:s/></text:span><text:span text:style-name="T529_5">Nome</text:span><text:span text:style-name="T529_6"><text:s/></text:span><text:span text:style-name="T529_7">do</text:span><text:span text:style-name="T529_8"><text:s/></text:span><text:span text:style-name="T529_9">orientador</text:span></text:p>
      <text:p text:style-name="P530"><text:span text:style-name="T530_1"><text:tab/><text:tab/></text:span><text:span text:style-name="T530_2">b</text:span><text:span text:style-name="T530_3">)</text:span><text:span text:style-name="T530_4"><text:s/></text:span><text:span text:style-name="T530_5">Nome</text:span><text:span text:style-name="T530_6"><text:s/></text:span><text:span text:style-name="T530_7">do</text:span><text:span text:style-name="T530_8"><text:s/></text:span><text:span text:style-name="T530_9">curso</text:span></text:p>
      <text:p text:style-name="P531"><text:span text:style-name="T531_1"><text:tab/><text:tab/></text:span><text:span text:style-name="T531_2">c</text:span><text:span text:style-name="T531_3">)</text:span><text:span text:style-name="T531_4"><text:s/></text:span><text:span text:style-name="T531_5">Número</text:span><text:span text:style-name="T531_6"><text:s/></text:span><text:span text:style-name="T531_7">de</text:span><text:span text:style-name="T531_8"><text:s/></text:span><text:span text:style-name="T531_9">matrícula</text:span><text:span text:style-name="T531_10"><text:s/></text:span><text:span text:style-name="T531_11">do</text:span><text:span text:style-name="T531_12"><text:s/></text:span><text:span text:style-name="T531_13">aluno</text:span></text:p>
      <text:p text:style-name="P532"><text:span text:style-name="T532_1"><text:tab/><text:tab/></text:span></text:p>
      <text:p text:style-name="P533"><text:span text:style-name="T533_1"><text:tab/>2-</text:span><text:span text:style-name="T533_2">Para</text:span><text:span text:style-name="T533_3">(</text:span><text:span text:style-name="T533_4">cada</text:span><text:span text:style-name="T533_5"><text:s/></text:span><text:span text:style-name="T533_6">campo</text:span><text:span text:style-name="T533_7"><text:s/></text:span><text:span text:style-name="T533_8">preenchido</text:span><text:span text:style-name="T533_9"><text:s/></text:span><text:span text:style-name="T533_10">pelo</text:span><text:span text:style-name="T533_11"><text:s/></text:span><text:span text:style-name="T533_12">supervisor</text:span><text:span text:style-name="T533_13">)</text:span></text:p>
      <text:p text:style-name="P534"><text:span text:style-name="T534_1"><text:tab/><text:tab/></text:span><text:span text:style-name="T534_2">2.1-</text:span><text:span text:style-name="T534_3">O</text:span><text:span text:style-name="T534_4"><text:s/></text:span><text:span text:style-name="T534_5">sistema</text:span><text:span text:style-name="T534_6"><text:s/></text:span><text:span text:style-name="T534_7">verifica</text:span><text:span text:style-name="T534_8"><text:s/></text:span><text:span text:style-name="T534_9">se</text:span><text:span text:style-name="T534_10"><text:s/></text:span><text:span text:style-name="T534_11">o</text:span><text:span text:style-name="T534_12"><text:s/></text:span><text:span text:style-name="T534_13">dado</text:span><text:span text:style-name="T534_14"><text:s/></text:span><text:span text:style-name="T534_15">inserido</text:span><text:span text:style-name="T534_16"><text:s/></text:span><text:span text:style-name="T534_17">no</text:span><text:span text:style-name="T534_18"><text:s/></text:span><text:span text:style-name="T534_19">campo</text:span><text:span text:style-name="T534_20"><text:s/></text:span><text:span text:style-name="T534_21">é</text:span><text:span text:style-name="T534_22"><text:s/></text:span><text:span text:style-name="T534_23">valido</text:span></text:p>
      <text:p text:style-name="P535"><text:span text:style-name="T535_1"><text:tab/></text:span><text:span text:style-name="T535_2">3</text:span><text:span text:style-name="T535_3">-</text:span><text:span text:style-name="T535_4">O</text:span><text:span text:style-name="T535_5"><text:s/></text:span><text:span text:style-name="T535_6">sistema</text:span><text:span text:style-name="T535_7"><text:s/></text:span><text:span text:style-name="T535_8">verifica</text:span><text:span text:style-name="T535_9"><text:s/></text:span><text:span text:style-name="T535_10">se</text:span><text:span text:style-name="T535_11"><text:s/></text:span><text:span text:style-name="T535_12">o</text:span><text:span text:style-name="T535_13"><text:s/></text:span><text:span text:style-name="T535_14">campo</text:span><text:span text:style-name="T535_15"><text:s/></text:span><text:span text:style-name="T535_16">nome</text:span><text:span text:style-name="T535_17"><text:s/></text:span><text:span text:style-name="T535_18">está</text:span><text:span text:style-name="T535_19"><text:s/></text:span><text:span text:style-name="T535_20">preenchido</text:span></text:p>
      <text:p text:style-name="P536"><text:span text:style-name="T536_1"><text:tab/></text:span><text:span text:style-name="T536_2">4-</text:span><text:span text:style-name="T536_3">O</text:span><text:span text:style-name="T536_4"><text:s/></text:span><text:span text:style-name="T536_5">sistema</text:span><text:span text:style-name="T536_6"><text:s/></text:span><text:span text:style-name="T536_7">verifica</text:span><text:span text:style-name="T536_8"><text:s/></text:span><text:span text:style-name="T536_9">se</text:span><text:span text:style-name="T536_10"><text:s/></text:span><text:span text:style-name="T536_11">o</text:span><text:span text:style-name="T536_12"><text:s/></text:span><text:span text:style-name="T536_13">monitor</text:span><text:span text:style-name="T536_14"><text:s/></text:span><text:span text:style-name="T536_15">já</text:span><text:span text:style-name="T536_16"><text:s/></text:span><text:span text:style-name="T536_17">está</text:span><text:span text:style-name="T536_18"><text:s/></text:span><text:span text:style-name="T536_19">cadastrado</text:span></text:p>
      <text:p text:style-name="P537"><text:span text:style-name="T537_1"><text:tab/></text:span><text:span text:style-name="T537_2">5-</text:span><text:span text:style-name="T537_3">O</text:span><text:span text:style-name="T537_4"><text:s/></text:span><text:span text:style-name="T537_5">sistema</text:span><text:span text:style-name="T537_6"><text:s/></text:span><text:span text:style-name="T537_7">disponibiliza</text:span><text:span text:style-name="T537_8"><text:s/></text:span><text:span text:style-name="T537_9">a</text:span><text:span text:style-name="T537_10"><text:s/></text:span><text:span text:style-name="T537_11">opção</text:span><text:span text:style-name="T537_12"><text:s/></text:span><text:span text:style-name="T537_13">do</text:span><text:span text:style-name="T537_14"><text:s/></text:span><text:span text:style-name="T537_15">supervisor</text:span><text:span text:style-name="T537_16"><text:s/></text:span><text:span text:style-name="T537_17">confirmar</text:span><text:span text:style-name="T537_18"><text:s/></text:span><text:span text:style-name="T537_19">o</text:span><text:span text:style-name="T537_20"><text:s/></text:span><text:span text:style-name="T537_21">cadastro</text:span></text:p>
      <text:p text:style-name="P538"><text:span text:style-name="T538_1"><text:tab/></text:span><text:span text:style-name="T538_2">6-</text:span><text:span text:style-name="T538_3">O</text:span><text:span text:style-name="T538_4"><text:s/></text:span><text:span text:style-name="T538_5">supervisor</text:span><text:span text:style-name="T538_6"><text:s/></text:span><text:span text:style-name="T538_7">seleciona</text:span><text:span text:style-name="T538_8"><text:s/></text:span><text:span text:style-name="T538_9">a</text:span><text:span text:style-name="T538_10"><text:s/></text:span><text:span text:style-name="T538_11">opção</text:span><text:span text:style-name="T538_12"><text:s/></text:span><text:span text:style-name="T538_13">de</text:span><text:span text:style-name="T538_14"><text:s/></text:span><text:span text:style-name="T538_15">confirmar</text:span><text:span text:style-name="T538_16"><text:s/></text:span><text:span text:style-name="T538_17">o</text:span><text:span text:style-name="T538_18"><text:s/></text:span><text:span text:style-name="T538_19">cadastro</text:span></text:p>
      <text:p text:style-name="P539"><text:span text:style-name="T539_1"><text:tab/></text:span><text:span text:style-name="T539_2">7-</text:span><text:span text:style-name="T539_3">O</text:span><text:span text:style-name="T539_4"><text:s/></text:span><text:span text:style-name="T539_5">sistema</text:span><text:span text:style-name="T539_6"><text:s/></text:span><text:span text:style-name="T539_7">cadastra</text:span><text:span text:style-name="T539_8"><text:s/></text:span><text:span text:style-name="T539_9">o</text:span><text:span text:style-name="T539_10"><text:s/></text:span><text:span text:style-name="T539_11">monitor</text:span></text:p>
      <text:p text:style-name="P540"><text:span text:style-name="T540_1"><text:tab/></text:span></text:p>
      <text:p text:style-name="P541"><text:span text:style-name="T541_1">Fluxo</text:span><text:span text:style-name="T541_2"><text:s/></text:span><text:span text:style-name="T541_3">Alternativo</text:span><text:span text:style-name="T541_4"><text:s/>1:</text:span></text:p>
      <text:p text:style-name="P542"/>
      <text:p text:style-name="P543"><text:span text:style-name="T543_1"><text:tab/></text:span><text:span text:style-name="T543_2">No</text:span><text:span text:style-name="T543_3"><text:s/></text:span><text:span text:style-name="T543_4">passo</text:span><text:span text:style-name="T543_5"><text:s/>4<text:s/></text:span><text:span text:style-name="T543_6">do</text:span><text:span text:style-name="T543_7"><text:s/></text:span><text:span text:style-name="T543_8">fluxo</text:span><text:span text:style-name="T543_9"><text:s/></text:span><text:span text:style-name="T543_10">principal</text:span><text:span text:style-name="T543_11">,<text:s/></text:span><text:span text:style-name="T543_12">pode</text:span><text:span text:style-name="T543_13"><text:s/></text:span><text:span text:style-name="T543_14">ser</text:span><text:span text:style-name="T543_15"><text:s/></text:span><text:span text:style-name="T543_16">que</text:span><text:span text:style-name="T543_17"><text:s/></text:span><text:span text:style-name="T543_18">o</text:span><text:span text:style-name="T543_19"><text:s/></text:span><text:span text:style-name="T543_20">monitor</text:span><text:span text:style-name="T543_21"><text:s/></text:span><text:span text:style-name="T543_22">já</text:span><text:span text:style-name="T543_23"><text:s/></text:span><text:span text:style-name="T543_24">tenha</text:span><text:span text:style-name="T543_25"><text:s/></text:span><text:span text:style-name="T543_26">cadastro</text:span><text:span text:style-name="T543_27">.<text:s/></text:span><text:span text:style-name="T543_28">Nesse</text:span><text:span text:style-name="T543_29"><text:s/></text:span><text:span text:style-name="T543_30">caso</text:span><text:span text:style-name="T543_31"><text:s/></text:span><text:span text:style-name="T543_32">o</text:span><text:span text:style-name="T543_33"><text:s/></text:span><text:span text:style-name="T543_34">sistema</text:span><text:span text:style-name="T543_35"><text:s/></text:span><text:span text:style-name="T543_36">exibi</text:span><text:span text:style-name="T543_37"><text:s/></text:span><text:span text:style-name="T543_38">uma</text:span><text:span text:style-name="T543_39"><text:s/></text:span><text:span text:style-name="T543_40">mensagem</text:span><text:span text:style-name="T543_41"><text:s/></text:span><text:span text:style-name="T543_42">avisando</text:span><text:span text:style-name="T543_43"><text:s/></text:span><text:span text:style-name="T543_44">que</text:span><text:span text:style-name="T543_45"><text:s/></text:span><text:span text:style-name="T543_46">o</text:span><text:span text:style-name="T543_47"><text:s/></text:span><text:span text:style-name="T543_48">monitor</text:span><text:span text:style-name="T543_49"><text:s/></text:span><text:span text:style-name="T543_50">já</text:span><text:span text:style-name="T543_51"><text:s/></text:span><text:span text:style-name="T543_52">está</text:span><text:span text:style-name="T543_53"><text:s/></text:span><text:span text:style-name="T543_54">cadastrado</text:span><text:span text:style-name="T543_55"><text:s/></text:span><text:span text:style-name="T543_56">no</text:span><text:span text:style-name="T543_57"><text:s/></text:span><text:span text:style-name="T543_58">sistema</text:span><text:span text:style-name="T543_59">,<text:s/></text:span><text:span text:style-name="T543_60">não</text:span><text:span text:style-name="T543_61"><text:s/></text:span><text:span text:style-name="T543_62">cadastrando</text:span><text:span text:style-name="T543_63"><text:s/></text:span><text:span text:style-name="T543_64">os</text:span><text:span text:style-name="T543_65"><text:s/></text:span><text:span text:style-name="T543_66">dados</text:span><text:span text:style-name="T543_67"><text:s/></text:span><text:span text:style-name="T543_68">inseridos</text:span><text:span text:style-name="T543_69"><text:s/></text:span><text:span text:style-name="T543_70">e</text:span><text:span text:style-name="T543_71"><text:s/></text:span><text:span text:style-name="T543_72">permitindo</text:span><text:span text:style-name="T543_73"><text:s/></text:span><text:span text:style-name="T543_74">que</text:span><text:span text:style-name="T543_75"><text:s/></text:span><text:span text:style-name="T543_76">o</text:span><text:span text:style-name="T543_77"><text:s/></text:span><text:span text:style-name="T543_78">supervisor</text:span><text:span text:style-name="T543_79"><text:s/></text:span><text:span text:style-name="T543_80">insira</text:span><text:span text:style-name="T543_81"><text:s/></text:span><text:span text:style-name="T543_82">os</text:span><text:span text:style-name="T543_83"><text:s/></text:span><text:span text:style-name="T543_84">dados</text:span><text:span text:style-name="T543_85"><text:s/></text:span><text:span text:style-name="T543_86">nos</text:span><text:span text:style-name="T543_87"><text:s/></text:span><text:span text:style-name="T543_88">campos</text:span><text:span text:style-name="T543_89"><text:s/></text:span><text:span text:style-name="T543_90">novamente</text:span><text:span text:style-name="T543_91"><text:s/></text:span><text:span text:style-name="T543_92">no</text:span><text:span text:style-name="T543_93"><text:s/></text:span><text:span text:style-name="T543_94">passo</text:span><text:span text:style-name="T543_95"><text:s/>2.</text:span></text:p>
      <text:p text:style-name="P544"/>
      <text:h text:style-name="P545" text:outline-level="10"/>
      <text:h text:style-name="P546" text:outline-level="10"><text:span text:style-name="T546_1">UC</text:span><text:span text:style-name="T546_2">002</text:span><text:span text:style-name="T546_3">:<text:s/></text:span><text:span text:style-name="T546_4">Buscar</text:span><text:span text:style-name="T546_5"><text:s/></text:span><text:span text:style-name="T546_6">aluno</text:span></text:h>
      <text:p text:style-name="P547"/>
      <text:p text:style-name="P548"><text:span text:style-name="T548_1">Atores</text:span><text:span text:style-name="T548_2">:<text:s/></text:span><text:span text:style-name="T548_3">Supervisor</text:span></text:p>
      <text:p text:style-name="P549"/>
      <text:p text:style-name="P550"><text:span text:style-name="T550_1">Descrição</text:span><text:span text:style-name="T550_2">:<text:s/></text:span><text:span text:style-name="T550_3">O</text:span><text:span text:style-name="T550_4"><text:s/></text:span><text:span text:style-name="T550_5">supervisor</text:span><text:span text:style-name="T550_6"><text:s/></text:span><text:span text:style-name="T550_7">deseja</text:span><text:span text:style-name="T550_8"><text:s/></text:span><text:span text:style-name="T550_9">buscar</text:span><text:span text:style-name="T550_10"><text:s/></text:span><text:span text:style-name="T550_11">o</text:span><text:span text:style-name="T550_12"><text:s/></text:span><text:span text:style-name="T550_13">cadastro</text:span><text:span text:style-name="T550_14"><text:s/></text:span><text:span text:style-name="T550_15">de</text:span><text:span text:style-name="T550_16"><text:s/></text:span><text:span text:style-name="T550_17">um</text:span><text:span text:style-name="T550_18"><text:s/></text:span><text:span text:style-name="T550_19">aluno</text:span><text:span text:style-name="T550_20"><text:s/></text:span><text:span text:style-name="T550_21">no</text:span><text:span text:style-name="T550_22"><text:s/></text:span><text:span text:style-name="T550_23">sistema</text:span><text:span text:style-name="T550_24">,<text:s/></text:span><text:span text:style-name="T550_25">seja</text:span><text:span text:style-name="T550_26"><text:s/></text:span><text:span text:style-name="T550_27">ele</text:span><text:span text:style-name="T550_28"><text:s/></text:span><text:span text:style-name="T550_29">um</text:span><text:span text:style-name="T550_30"><text:s/></text:span><text:span text:style-name="T550_31">monitor</text:span><text:span text:style-name="T550_32"><text:s/></text:span><text:span text:style-name="T550_33">ou</text:span><text:span text:style-name="T550_34"><text:s/></text:span><text:span text:style-name="T550_35">pesquisador</text:span><text:span text:style-name="T550_36">.<text:s/></text:span><text:span text:style-name="T550_37">O</text:span><text:span text:style-name="T550_38"><text:s/></text:span><text:span text:style-name="T550_39">Sistema</text:span><text:span text:style-name="T550_40"><text:s/></text:span><text:span text:style-name="T550_41">realiza</text:span><text:span text:style-name="T550_42"><text:s/></text:span><text:span text:style-name="T550_43">a</text:span><text:span text:style-name="T550_44"><text:s/></text:span><text:span text:style-name="T550_45">busca</text:span><text:span text:style-name="T550_46"><text:s/></text:span><text:span text:style-name="T550_47">e</text:span><text:span text:style-name="T550_48"><text:s/></text:span><text:span text:style-name="T550_49">apresenta</text:span><text:span text:style-name="T550_50"><text:s/></text:span><text:span text:style-name="T550_51">os</text:span><text:span text:style-name="T550_52"><text:s/></text:span><text:span text:style-name="T550_53">dados</text:span><text:span text:style-name="T550_54"><text:s/></text:span><text:span text:style-name="T550_55">cadastrais</text:span><text:span text:style-name="T550_56"><text:s/></text:span><text:span text:style-name="T550_57">do</text:span><text:span text:style-name="T550_58"><text:s/></text:span><text:span text:style-name="T550_59">aluno</text:span><text:span text:style-name="T550_60"><text:s/></text:span><text:span text:style-name="T550_61">ao</text:span><text:span text:style-name="T550_62"><text:s/></text:span><text:span text:style-name="T550_63">supervisor</text:span><text:span text:style-name="T550_64">.</text:span></text:p>
      <text:p text:style-name="P551"/>
      <text:p text:style-name="P552"><text:span text:style-name="T552_1">Requisitos</text:span><text:span text:style-name="T552_2">:</text:span></text:p>
      <text:p text:style-name="P553"/>
      <text:p text:style-name="P554"><text:span text:style-name="T554_1">Pré</text:span><text:span text:style-name="T554_2">-</text:span><text:span text:style-name="T554_3">condição</text:span><text:span text:style-name="T554_4">:<text:s/></text:span><text:span text:style-name="T554_5">Supervisor</text:span><text:span text:style-name="T554_6"><text:s/></text:span><text:span text:style-name="T554_7">estar</text:span><text:span text:style-name="T554_8"><text:s/></text:span><text:span text:style-name="T554_9">logado</text:span><text:span text:style-name="T554_10"><text:s/></text:span><text:span text:style-name="T554_11">no</text:span><text:span text:style-name="T554_12"><text:s/></text:span><text:span text:style-name="T554_13">sistema</text:span><text:span text:style-name="T554_14">.<text:s/></text:span><text:span text:style-name="T554_15">Opção</text:span><text:span text:style-name="T554_16"><text:s/></text:span><text:span text:style-name="T554_17">de</text:span><text:span text:style-name="T554_18"><text:s/></text:span><text:span text:style-name="T554_19">buscar</text:span><text:span text:style-name="T554_20"><text:s/></text:span><text:span text:style-name="T554_21">um</text:span><text:span text:style-name="T554_22"><text:s/></text:span><text:span text:style-name="T554_23">aluno</text:span><text:span text:style-name="T554_24"><text:s/></text:span><text:span text:style-name="T554_25">ser</text:span><text:span text:style-name="T554_26"><text:s/></text:span><text:span text:style-name="T554_27">escolhida</text:span><text:span text:style-name="T554_28"><text:s/></text:span><text:span text:style-name="T554_29">no</text:span><text:span text:style-name="T554_30"><text:s/></text:span><text:span text:style-name="T554_31">sistema</text:span><text:span text:style-name="T554_32">.</text:span></text:p>
      <text:p text:style-name="P555"/>
      <text:p text:style-name="P556"><text:span text:style-name="T556_1">Pós</text:span><text:span text:style-name="T556_2">-</text:span><text:span text:style-name="T556_3">condição</text:span><text:span text:style-name="T556_4">:<text:s/></text:span><text:span text:style-name="T556_5">Sistema</text:span><text:span text:style-name="T556_6"><text:s/></text:span><text:span text:style-name="T556_7">apresenta</text:span><text:span text:style-name="T556_8"><text:s/></text:span><text:span text:style-name="T556_9">os</text:span><text:span text:style-name="T556_10"><text:s/></text:span><text:span text:style-name="T556_11">dados</text:span><text:span text:style-name="T556_12"><text:s/></text:span><text:span text:style-name="T556_13">cadastrais</text:span><text:span text:style-name="T556_14"><text:s/></text:span><text:span text:style-name="T556_15">do</text:span><text:span text:style-name="T556_16"><text:s/></text:span><text:span text:style-name="T556_17">aluno</text:span><text:span text:style-name="T556_18"><text:s/></text:span><text:span text:style-name="T556_19">buscado</text:span><text:span text:style-name="T556_20"><text:s/></text:span><text:span text:style-name="T556_21">pelo</text:span><text:span text:style-name="T556_22"><text:s/></text:span><text:span text:style-name="T556_23">supervisor</text:span><text:span text:style-name="T556_24">.</text:span></text:p>
      <text:p text:style-name="P557"/>
      <text:p text:style-name="P558"><text:span text:style-name="T558_1">Fluxo</text:span><text:span text:style-name="T558_2"><text:s/></text:span><text:span text:style-name="T558_3">Principal</text:span><text:span text:style-name="T558_4">:</text:span></text:p>
      <text:p text:style-name="P559"><text:span text:style-name="T559_1"><text:tab/></text:span></text:p>
      <text:p text:style-name="P560"><text:span text:style-name="T560_1"><text:tab/></text:span><text:span text:style-name="T560_2">1-</text:span><text:span text:style-name="T560_3">O</text:span><text:span text:style-name="T560_4"><text:s/></text:span><text:span text:style-name="T560_5">sistema</text:span><text:span text:style-name="T560_6"><text:s/></text:span><text:span text:style-name="T560_7">apresenta</text:span><text:span text:style-name="T560_8"><text:s/></text:span><text:span text:style-name="T560_9">ao</text:span><text:span text:style-name="T560_10"><text:s/></text:span><text:span text:style-name="T560_11">supervisor</text:span><text:span text:style-name="T560_12"><text:s/></text:span><text:span text:style-name="T560_13">um</text:span><text:span text:style-name="T560_14"><text:s/></text:span><text:span text:style-name="T560_15">campo</text:span><text:span text:style-name="T560_16"><text:s/></text:span><text:span text:style-name="T560_17">de</text:span><text:span text:style-name="T560_18"><text:s/></text:span><text:span text:style-name="T560_19">busca</text:span><text:span text:style-name="T560_20"><text:s/></text:span><text:span text:style-name="T560_21">e</text:span><text:span text:style-name="T560_22"><text:s/></text:span><text:span text:style-name="T560_23">informa</text:span><text:span text:style-name="T560_24"><text:s/></text:span><text:span text:style-name="T560_25">que</text:span><text:span text:style-name="T560_26"><text:s/></text:span><text:span text:style-name="T560_27">a</text:span><text:span text:style-name="T560_28"><text:s/></text:span><text:span text:style-name="T560_29">busca</text:span><text:span text:style-name="T560_30"><text:s/></text:span><text:span text:style-name="T560_31">pode</text:span><text:span text:style-name="T560_32"><text:s/></text:span><text:span text:style-name="T560_33">ser</text:span><text:span text:style-name="T560_34"><text:s/></text:span><text:span text:style-name="T560_35">realizada</text:span><text:span text:style-name="T560_36"><text:s/></text:span><text:span text:style-name="T560_37">por</text:span><text:span text:style-name="T560_38"><text:s/></text:span><text:span text:style-name="T560_39">número</text:span><text:span text:style-name="T560_40"><text:s/></text:span><text:span text:style-name="T560_41">de</text:span><text:span text:style-name="T560_42"><text:s/></text:span><text:span text:style-name="T560_43">matrícula</text:span><text:span text:style-name="T560_44">.</text:span></text:p>
      <text:p text:style-name="P561"><text:span text:style-name="T561_1"><text:tab/></text:span><text:span text:style-name="T561_2">2-</text:span><text:span text:style-name="T561_3">Supervisor</text:span><text:span text:style-name="T561_4"><text:s/></text:span><text:span text:style-name="T561_5">preenche</text:span><text:span text:style-name="T561_6"><text:s/></text:span><text:span text:style-name="T561_7">o</text:span><text:span text:style-name="T561_8"><text:s/></text:span><text:span text:style-name="T561_9">campo</text:span><text:span text:style-name="T561_10"><text:s/></text:span><text:span text:style-name="T561_11">de</text:span><text:span text:style-name="T561_12"><text:s/></text:span><text:span text:style-name="T561_13">busca</text:span><text:span text:style-name="T561_14"><text:s/></text:span><text:span text:style-name="T561_15">com</text:span><text:span text:style-name="T561_16"><text:s/></text:span><text:span text:style-name="T561_17">a</text:span><text:span text:style-name="T561_18"><text:s/></text:span><text:span text:style-name="T561_19">matrícula</text:span><text:span text:style-name="T561_20"><text:s/></text:span><text:span text:style-name="T561_21">do</text:span><text:span text:style-name="T561_22"><text:s/></text:span><text:span text:style-name="T561_23">aluno</text:span><text:span text:style-name="T561_24"><text:s/></text:span><text:span text:style-name="T561_25">desejado</text:span><text:span text:style-name="T561_26">.</text:span></text:p>
      <text:p text:style-name="P562"><text:span text:style-name="T562_1"><text:tab/></text:span><text:span text:style-name="T562_2">3-</text:span><text:span text:style-name="T562_3">O</text:span><text:span text:style-name="T562_4"><text:s/></text:span><text:span text:style-name="T562_5">sistema</text:span><text:span text:style-name="T562_6"><text:s/></text:span><text:span text:style-name="T562_7">busca</text:span><text:span text:style-name="T562_8"><text:s/></text:span><text:span text:style-name="T562_9">o</text:span><text:span text:style-name="T562_10"><text:s/></text:span><text:span text:style-name="T562_11">aluno</text:span><text:span text:style-name="T562_12"><text:s/></text:span><text:span text:style-name="T562_13">utilizando</text:span><text:span text:style-name="T562_14"><text:s/></text:span><text:span text:style-name="T562_15">como</text:span><text:span text:style-name="T562_16"><text:s/></text:span><text:span text:style-name="T562_17">critério</text:span><text:span text:style-name="T562_18"><text:s/></text:span><text:span text:style-name="T562_19">o</text:span><text:span text:style-name="T562_20"><text:s/></text:span><text:span text:style-name="T562_21">valor</text:span><text:span text:style-name="T562_22"><text:s/></text:span><text:span text:style-name="T562_23">colocado</text:span><text:span text:style-name="T562_24"><text:s/></text:span><text:span text:style-name="T562_25">no</text:span><text:span text:style-name="T562_26"><text:s/></text:span><text:span text:style-name="T562_27">campo</text:span><text:span text:style-name="T562_28"><text:s/></text:span><text:span text:style-name="T562_29">de</text:span><text:span text:style-name="T562_30"><text:s/></text:span><text:span text:style-name="T562_31">busca</text:span><text:span text:style-name="T562_32">.</text:span></text:p>
      <text:p text:style-name="P563"><text:span text:style-name="T563_1"><text:tab/></text:span><text:span text:style-name="T563_2">4-</text:span><text:span text:style-name="T563_3">O</text:span><text:span text:style-name="T563_4"><text:s/></text:span><text:span text:style-name="T563_5">sistema</text:span><text:span text:style-name="T563_6"><text:s/></text:span><text:span text:style-name="T563_7">apresenta</text:span><text:span text:style-name="T563_8"><text:s/></text:span><text:span text:style-name="T563_9">o</text:span><text:span text:style-name="T563_10"><text:s/></text:span><text:span text:style-name="T563_11">nome</text:span><text:span text:style-name="T563_12"><text:s/></text:span><text:span text:style-name="T563_13">do</text:span><text:span text:style-name="T563_14"><text:s/></text:span><text:span text:style-name="T563_15">aluno</text:span><text:span text:style-name="T563_16">,<text:s/></text:span><text:span text:style-name="T563_17">o</text:span><text:span text:style-name="T563_18"><text:s/></text:span><text:span text:style-name="T563_19">seu</text:span><text:span text:style-name="T563_20"><text:s/></text:span><text:span text:style-name="T563_21">número</text:span><text:span text:style-name="T563_22"><text:s/></text:span><text:span text:style-name="T563_23">de</text:span><text:span text:style-name="T563_24"><text:s/></text:span><text:span text:style-name="T563_25">matrícula</text:span><text:span text:style-name="T563_26">,<text:s/></text:span><text:span text:style-name="T563_27">o</text:span><text:span text:style-name="T563_28"><text:s/></text:span><text:span text:style-name="T563_29">tipo</text:span><text:span text:style-name="T563_30"><text:s/></text:span><text:span text:style-name="T563_31">do</text:span><text:span text:style-name="T563_32"><text:s/></text:span><text:span text:style-name="T563_33">aluno</text:span><text:span text:style-name="T563_34">,<text:s/></text:span><text:span text:style-name="T563_35">se</text:span><text:span text:style-name="T563_36"><text:s/></text:span><text:span text:style-name="T563_37">é</text:span><text:span text:style-name="T563_38"><text:s/></text:span><text:span text:style-name="T563_39">um</text:span><text:span text:style-name="T563_40"><text:s/></text:span><text:span text:style-name="T563_41">monitor</text:span><text:span text:style-name="T563_42"><text:s/></text:span><text:span text:style-name="T563_43">ou</text:span><text:span text:style-name="T563_44"><text:s/></text:span><text:span text:style-name="T563_45">pesquisador</text:span><text:span text:style-name="T563_46"><text:s/></text:span><text:span text:style-name="T563_47">e</text:span><text:span text:style-name="T563_48"><text:s/></text:span><text:span text:style-name="T563_49">permite</text:span><text:span text:style-name="T563_50"><text:s/></text:span><text:span text:style-name="T563_51">que</text:span><text:span text:style-name="T563_52"><text:s/></text:span><text:span text:style-name="T563_53">o</text:span><text:span text:style-name="T563_54"><text:s/></text:span><text:span text:style-name="T563_55">supervisor</text:span><text:span text:style-name="T563_56"><text:s/></text:span><text:span text:style-name="T563_57">escolha</text:span><text:span text:style-name="T563_58"><text:s/></text:span><text:span text:style-name="T563_59">o</text:span><text:span text:style-name="T563_60"><text:s/></text:span><text:span text:style-name="T563_61">aluno</text:span><text:span text:style-name="T563_62"><text:s/></text:span><text:span text:style-name="T563_63">apresentado</text:span><text:span text:style-name="T563_64"><text:s/></text:span><text:span text:style-name="T563_65">para</text:span><text:span text:style-name="T563_66"><text:s/></text:span><text:span text:style-name="T563_67">visualizar</text:span><text:span text:style-name="T563_68"><text:s/></text:span><text:span text:style-name="T563_69">mais</text:span><text:span text:style-name="T563_70"><text:s/></text:span><text:span text:style-name="T563_71">informações</text:span><text:span text:style-name="T563_72">.</text:span></text:p>
      <text:p text:style-name="P564"><text:span text:style-name="T564_1"><text:tab/></text:span><text:span text:style-name="T564_2">5-</text:span><text:span text:style-name="T564_3">se</text:span><text:span text:style-name="T564_4"><text:s/>(<text:s/></text:span><text:span text:style-name="T564_5">supervisor</text:span><text:span text:style-name="T564_6"><text:s/></text:span><text:span text:style-name="T564_7">selecionar</text:span><text:span text:style-name="T564_8"><text:s/></text:span><text:span text:style-name="T564_9">aluno</text:span><text:span text:style-name="T564_10"><text:s/>)</text:span></text:p>
      <text:p text:style-name="P565"><text:span text:style-name="T565_1"><text:tab/><text:tab/></text:span><text:span text:style-name="T565_2">5.1-</text:span><text:span text:style-name="T565_3"><text:s/></text:span><text:span text:style-name="T565_4">extend</text:span><text:span text:style-name="T565_5"><text:s/></text:span><text:span text:style-name="T565_6">Selecionar</text:span><text:span text:style-name="T565_7"><text:s/></text:span><text:span text:style-name="T565_8">aluno</text:span></text:p>
      <text:p text:style-name="P566"><text:span text:style-name="T566_1"><text:tab/></text:span><text:span text:style-name="T566_2">6-</text:span><text:span text:style-name="T566_3"><text:s/></text:span><text:span text:style-name="T566_4">O</text:span><text:span text:style-name="T566_5"><text:s/></text:span><text:span text:style-name="T566_6">supervisor</text:span><text:span text:style-name="T566_7"><text:s/></text:span><text:span text:style-name="T566_8">visualiza</text:span><text:span text:style-name="T566_9"><text:s/></text:span><text:span text:style-name="T566_10">as</text:span><text:span text:style-name="T566_11"><text:s/></text:span><text:span text:style-name="T566_12">informações</text:span><text:span text:style-name="T566_13"><text:s/></text:span><text:span text:style-name="T566_14">apresentadas</text:span><text:span text:style-name="T566_15"><text:s/></text:span><text:span text:style-name="T566_16">pelo</text:span><text:span text:style-name="T566_17"><text:s/></text:span><text:span text:style-name="T566_18">sistema</text:span></text:p>
      <text:p text:style-name="P567"><text:span text:style-name="T567_1"><text:tab/></text:span><text:span text:style-name="T567_2">7-</text:span><text:span text:style-name="T567_3"><text:s/></text:span><text:span text:style-name="T567_4">O</text:span><text:span text:style-name="T567_5"><text:s/></text:span><text:span text:style-name="T567_6">caso</text:span><text:span text:style-name="T567_7"><text:s/></text:span><text:span text:style-name="T567_8">de</text:span><text:span text:style-name="T567_9"><text:s/></text:span><text:span text:style-name="T567_10">uso</text:span><text:span text:style-name="T567_11"><text:s/></text:span><text:span text:style-name="T567_12">é</text:span><text:span text:style-name="T567_13"><text:s/></text:span><text:span text:style-name="T567_14">encerrado</text:span><text:span text:style-name="T567_15">.</text:span></text:p>
      <text:p text:style-name="P568"><text:span text:style-name="T568_1"><text:tab/></text:span></text:p>
      <text:p text:style-name="P569"/>
      <text:p text:style-name="P570"><text:span text:style-name="T570_1">Fluxo</text:span><text:span text:style-name="T570_2"><text:s/></text:span><text:span text:style-name="T570_3">Alternativo</text:span><text:span text:style-name="T570_4"><text:s/>1:</text:span></text:p>
      <text:p text:style-name="P571"/>
      <text:p text:style-name="P572"><text:span text:style-name="T572_1"><text:tab/></text:span><text:span text:style-name="T572_2">No</text:span><text:span text:style-name="T572_3"><text:s/></text:span><text:span text:style-name="T572_4">passo</text:span><text:span text:style-name="T572_5"><text:s/>3<text:s/></text:span><text:span text:style-name="T572_6">do</text:span><text:span text:style-name="T572_7"><text:s/></text:span><text:span text:style-name="T572_8">fluxo</text:span><text:span text:style-name="T572_9"><text:s/></text:span><text:span text:style-name="T572_10">principal</text:span><text:span text:style-name="T572_11">,<text:s/></text:span><text:span text:style-name="T572_12">pode</text:span><text:span text:style-name="T572_13"><text:s/></text:span><text:span text:style-name="T572_14">ser</text:span><text:span text:style-name="T572_15"><text:s/></text:span><text:span text:style-name="T572_16">que</text:span><text:span text:style-name="T572_17"><text:s/></text:span><text:span text:style-name="T572_18">o</text:span><text:span text:style-name="T572_19"><text:s/></text:span><text:span text:style-name="T572_20">sistema</text:span><text:span text:style-name="T572_21"><text:s/></text:span><text:span text:style-name="T572_22">não</text:span><text:span text:style-name="T572_23"><text:s/></text:span><text:span text:style-name="T572_24">encontre</text:span><text:span text:style-name="T572_25"><text:s/></text:span><text:span text:style-name="T572_26">o</text:span><text:span text:style-name="T572_27"><text:s/></text:span><text:span text:style-name="T572_28">cadastro</text:span><text:span text:style-name="T572_29"><text:s/></text:span><text:span text:style-name="T572_30">de</text:span><text:span text:style-name="T572_31"><text:s/></text:span><text:span text:style-name="T572_32">um</text:span><text:span text:style-name="T572_33"><text:s/></text:span><text:span text:style-name="T572_34">aluno</text:span><text:span text:style-name="T572_35"><text:s/></text:span><text:span text:style-name="T572_36">com</text:span><text:span text:style-name="T572_37"><text:s/></text:span><text:span text:style-name="T572_38">o</text:span><text:span text:style-name="T572_39"><text:s/></text:span><text:span text:style-name="T572_40">critério</text:span><text:span text:style-name="T572_41"><text:s/></text:span><text:span text:style-name="T572_42">de</text:span><text:span text:style-name="T572_43"><text:s/></text:span><text:span text:style-name="T572_44">busca</text:span><text:span text:style-name="T572_45"><text:s/></text:span><text:span text:style-name="T572_46">informado</text:span><text:span text:style-name="T572_47">.<text:s/></text:span><text:span text:style-name="T572_48">Nesse</text:span><text:span text:style-name="T572_49"><text:s/></text:span><text:span text:style-name="T572_50">caso</text:span><text:span text:style-name="T572_51">,<text:s/></text:span><text:span text:style-name="T572_52">o</text:span><text:span text:style-name="T572_53"><text:s/></text:span><text:span text:style-name="T572_54">sistema</text:span><text:span text:style-name="T572_55"><text:s/></text:span><text:span text:style-name="T572_56">informa</text:span><text:span text:style-name="T572_57"><text:s/></text:span><text:span text:style-name="T572_58">ao</text:span><text:span text:style-name="T572_59"><text:s/></text:span><text:span text:style-name="T572_60">usuário</text:span><text:span text:style-name="T572_61"><text:s/></text:span><text:span text:style-name="T572_62">supervisor</text:span><text:span text:style-name="T572_63"><text:s/></text:span><text:span text:style-name="T572_64">que</text:span><text:span text:style-name="T572_65"><text:s/></text:span><text:span text:style-name="T572_66">não</text:span><text:span text:style-name="T572_67"><text:s/></text:span><text:span text:style-name="T572_68">foram</text:span><text:span text:style-name="T572_69"><text:s/></text:span><text:span text:style-name="T572_70">encontrados</text:span><text:span text:style-name="T572_71"><text:s/></text:span><text:span text:style-name="T572_72">alunos</text:span><text:span text:style-name="T572_73">.</text:span></text:p>
      <text:p text:style-name="P573"/>
      <text:h text:style-name="P574" text:outline-level="10"/>
      <text:p text:style-name="P575"/>
      <text:p text:style-name="P576"/>
      <text:p text:style-name="P577"/>
      <text:h text:style-name="P578" text:outline-level="10"><text:span text:style-name="T578_1">UC</text:span><text:span text:style-name="T578_2">002</text:span><text:span text:style-name="T578_3">:<text:s/></text:span><text:span text:style-name="T578_4">Imprimir</text:span><text:span text:style-name="T578_5"><text:s/></text:span><text:span text:style-name="T578_6">relatório</text:span><text:span text:style-name="T578_7"><text:s/></text:span><text:span text:style-name="T578_8">de</text:span><text:span text:style-name="T578_9"><text:s/></text:span><text:span text:style-name="T578_10">frequência</text:span><text:span text:style-name="T578_11"><text:s/></text:span><text:span text:style-name="T578_12">mensal</text:span></text:h>
      <text:p text:style-name="P579"/>
      <text:p text:style-name="P580"><text:span text:style-name="T580_1">Atores</text:span><text:span text:style-name="T580_2">:<text:s/></text:span><text:span text:style-name="T580_3">Supervisor</text:span></text:p>
      <text:p text:style-name="P581"/>
      <text:p text:style-name="P582"><text:span text:style-name="T582_1">Descrição</text:span><text:span text:style-name="T582_2">:<text:s/></text:span><text:span text:style-name="T582_3">O</text:span><text:span text:style-name="T582_4"><text:s/></text:span><text:span text:style-name="T582_5">supervisor</text:span><text:span text:style-name="T582_6"><text:s/></text:span><text:span text:style-name="T582_7">deseja</text:span><text:span text:style-name="T582_8"><text:s/></text:span><text:span text:style-name="T582_9">imprimir</text:span><text:span text:style-name="T582_10"><text:s/></text:span><text:span text:style-name="T582_11">o</text:span><text:span text:style-name="T582_12"><text:s/></text:span><text:span text:style-name="T582_13">relatório</text:span><text:span text:style-name="T582_14"><text:s/></text:span><text:span text:style-name="T582_15">de</text:span><text:span text:style-name="T582_16"><text:s/></text:span><text:span text:style-name="T582_17">frequência</text:span><text:span text:style-name="T582_18"><text:s/></text:span><text:span text:style-name="T582_19">mensal</text:span><text:span text:style-name="T582_20"><text:s/></text:span><text:span text:style-name="T582_21">um</text:span><text:span text:style-name="T582_22"><text:s/></text:span><text:span text:style-name="T582_23">aluno</text:span><text:span text:style-name="T582_24"><text:s/></text:span><text:span text:style-name="T582_25">cadastrado</text:span><text:span text:style-name="T582_26"><text:s/></text:span><text:span text:style-name="T582_27">no</text:span><text:span text:style-name="T582_28"><text:s/></text:span><text:span text:style-name="T582_29">sistema</text:span><text:span text:style-name="T582_30">.</text:span></text:p>
      <text:p text:style-name="P583"/>
      <text:p text:style-name="P584"><text:span text:style-name="T584_1">Requisitos</text:span><text:span text:style-name="T584_2">:</text:span></text:p>
      <text:p text:style-name="P585"/>
      <text:p text:style-name="P586"><text:span text:style-name="T586_1">Pré</text:span><text:span text:style-name="T586_2">-</text:span><text:span text:style-name="T586_3">condição</text:span><text:span text:style-name="T586_4">:<text:s/></text:span><text:span text:style-name="T586_5">Supervisor</text:span><text:span text:style-name="T586_6"><text:s/></text:span><text:span text:style-name="T586_7">estar</text:span><text:span text:style-name="T586_8"><text:s/></text:span><text:span text:style-name="T586_9">logado</text:span><text:span text:style-name="T586_10"><text:s/></text:span><text:span text:style-name="T586_11">no</text:span><text:span text:style-name="T586_12"><text:s/></text:span><text:span text:style-name="T586_13">sistema</text:span><text:span text:style-name="T586_14">.</text:span></text:p>
      <text:p text:style-name="P587"/>
      <text:p text:style-name="P588"><text:span text:style-name="T588_1">Pós</text:span><text:span text:style-name="T588_2">-</text:span><text:span text:style-name="T588_3">condição</text:span><text:span text:style-name="T588_4">:</text:span></text:p>
      <text:p text:style-name="P589"/>
      <text:p text:style-name="P590"><text:span text:style-name="T590_1">Fluxo</text:span><text:span text:style-name="T590_2"><text:s/></text:span><text:span text:style-name="T590_3">Principal</text:span><text:span text:style-name="T590_4">:</text:span></text:p>
      <text:p text:style-name="P591"><text:span text:style-name="T591_1"><text:tab/></text:span></text:p>
      <text:p text:style-name="P592"><text:span text:style-name="T592_1"><text:tab/></text:span></text:p>
      <text:p text:style-name="P593"><text:span text:style-name="T593_1"><text:tab/></text:span></text:p>
      <text:p text:style-name="P594"/>
      <text:p text:style-name="P595"><text:span text:style-name="T595_1">Fluxo</text:span><text:span text:style-name="T595_2"><text:s/></text:span><text:span text:style-name="T595_3">Alternativo</text:span><text:span text:style-name="T595_4"><text:s/>1:</text:span></text:p>
      <text:p text:style-name="P596"/>
      <text:p text:style-name="P597"><text:span text:style-name="T597_1"><text:tab/></text:span></text:p>
      <text:p text:style-name="P598"/>
      <text:p text:style-name="P599"/>
      <text:p text:style-name="P600"/>
      <text:p text:style-name="P601"><text:span text:style-name="T601_1">UC</text:span><text:span text:style-name="T601_2">003:</text:span><text:span text:style-name="T601_3"><text:s/></text:span><text:span text:style-name="T601_4">Visualizar</text:span><text:span text:style-name="T601_5"><text:s/></text:span><text:span text:style-name="T601_6">confirmação</text:span><text:span text:style-name="T601_7"><text:s/></text:span><text:span text:style-name="T601_8">de</text:span><text:span text:style-name="T601_9"><text:s/></text:span><text:span text:style-name="T601_10">relatório</text:span></text:p>
      <text:p text:style-name="P602"><text:span text:style-name="T602_1">Atores</text:span><text:span text:style-name="T602_2">:</text:span><text:span text:style-name="T602_3">Aluno</text:span><text:span text:style-name="T602_4">,</text:span><text:span text:style-name="T602_5">servidor</text:span><text:span text:style-name="T602_6"><text:s/></text:span><text:span text:style-name="T602_7">público</text:span><text:span text:style-name="T602_8">,<text:s/></text:span><text:span text:style-name="T602_9">navegador</text:span></text:p>
      <text:p text:style-name="P603"><text:span text:style-name="T603_1">Descrição</text:span><text:span text:style-name="T603_2">:</text:span><text:span text:style-name="T603_3">O</text:span><text:span text:style-name="T603_4"><text:s/></text:span><text:span text:style-name="T603_5">aluno</text:span><text:span text:style-name="T603_6"><text:s/></text:span><text:span text:style-name="T603_7">preenche</text:span><text:span text:style-name="T603_8"><text:s/></text:span><text:span text:style-name="T603_9">e</text:span><text:span text:style-name="T603_10"><text:s/></text:span><text:span text:style-name="T603_11">envia</text:span><text:span text:style-name="T603_12"><text:s/></text:span><text:span text:style-name="T603_13">o</text:span><text:span text:style-name="T603_14"><text:s/></text:span><text:span text:style-name="T603_15">formulário</text:span><text:span text:style-name="T603_16"><text:s/></text:span><text:span text:style-name="T603_17">referente</text:span><text:span text:style-name="T603_18"><text:s/></text:span><text:span text:style-name="T603_19">ao</text:span><text:span text:style-name="T603_20"><text:s/></text:span><text:span text:style-name="T603_21">seu</text:span><text:span text:style-name="T603_22"><text:s/></text:span><text:span text:style-name="T603_23">relátório</text:span><text:span text:style-name="T603_24"><text:s/></text:span><text:span text:style-name="T603_25">e</text:span><text:span text:style-name="T603_26"><text:s/></text:span><text:span text:style-name="T603_27">deseja</text:span><text:span text:style-name="T603_28"><text:s/></text:span><text:span text:style-name="T603_29">visualizar</text:span><text:span text:style-name="T603_30"><text:s/></text:span><text:span text:style-name="T603_31">a</text:span><text:span text:style-name="T603_32"><text:s/></text:span><text:span text:style-name="T603_33">confirmação</text:span><text:span text:style-name="T603_34"><text:s/></text:span><text:span text:style-name="T603_35">do</text:span><text:span text:style-name="T603_36"><text:s/></text:span><text:span text:style-name="T603_37">envio</text:span><text:span text:style-name="T603_38"><text:s/></text:span><text:span text:style-name="T603_39">e</text:span><text:span text:style-name="T603_40"><text:s/></text:span><text:span text:style-name="T603_41">recebimento</text:span><text:span text:style-name="T603_42"><text:s/></text:span><text:span text:style-name="T603_43">por</text:span><text:span text:style-name="T603_44"><text:s/></text:span><text:span text:style-name="T603_45">parte</text:span><text:span text:style-name="T603_46"><text:s/></text:span><text:span text:style-name="T603_47">do</text:span><text:span text:style-name="T603_48"><text:s/></text:span><text:span text:style-name="T603_49">servidor</text:span><text:span text:style-name="T603_50"><text:s/></text:span><text:span text:style-name="T603_51">público</text:span><text:span text:style-name="T603_52">.</text:span></text:p>
      <text:p text:style-name="P604"><text:span text:style-name="T604_1">Requisito</text:span><text:span text:style-name="T604_2">:</text:span><text:span text:style-name="T604_3">RF</text:span><text:span text:style-name="T604_4">030.</text:span></text:p>
      <text:p text:style-name="P605"><text:span text:style-name="T605_1">Pré</text:span><text:span text:style-name="T605_2">-</text:span><text:span text:style-name="T605_3">condição</text:span><text:span text:style-name="T605_4">:</text:span><text:span text:style-name="T605_5">Formulário</text:span><text:span text:style-name="T605_6"><text:s/></text:span><text:span text:style-name="T605_7">preenchido</text:span><text:span text:style-name="T605_8"><text:s/></text:span><text:span text:style-name="T605_9">e</text:span><text:span text:style-name="T605_10"><text:s/></text:span><text:span text:style-name="T605_11">enviado</text:span><text:span text:style-name="T605_12"><text:s/></text:span><text:span text:style-name="T605_13">pelo</text:span><text:span text:style-name="T605_14"><text:s/></text:span><text:span text:style-name="T605_15">aluno</text:span><text:span text:style-name="T605_16"><text:s/></text:span><text:span text:style-name="T605_17">para</text:span><text:span text:style-name="T605_18"><text:s/></text:span><text:span text:style-name="T605_19">o</text:span><text:span text:style-name="T605_20"><text:s/></text:span><text:span text:style-name="T605_21">servidor</text:span><text:span text:style-name="T605_22"><text:s/></text:span><text:span text:style-name="T605_23">público</text:span></text:p>
      <text:p text:style-name="P606"><text:span text:style-name="T606_1">Pós</text:span><text:span text:style-name="T606_2">-</text:span><text:span text:style-name="T606_3">condição</text:span><text:span text:style-name="T606_4">:</text:span><text:span text:style-name="T606_5">Informações</text:span><text:span text:style-name="T606_6"><text:s/></text:span><text:span text:style-name="T606_7">do</text:span><text:span text:style-name="T606_8"><text:s/></text:span><text:span text:style-name="T606_9">formulário</text:span><text:span text:style-name="T606_10"><text:s/></text:span><text:span text:style-name="T606_11">preenchidos</text:span><text:span text:style-name="T606_12"><text:s/></text:span><text:span text:style-name="T606_13">pelo</text:span><text:span text:style-name="T606_14"><text:s/></text:span><text:span text:style-name="T606_15">aluno</text:span><text:span text:style-name="T606_16"><text:s/></text:span><text:span text:style-name="T606_17">enviados</text:span><text:span text:style-name="T606_18"><text:s/></text:span><text:span text:style-name="T606_19">e</text:span><text:span text:style-name="T606_20"><text:s/></text:span><text:span text:style-name="T606_21">recebidos</text:span><text:span text:style-name="T606_22"><text:s/></text:span><text:span text:style-name="T606_23">pelo</text:span><text:span text:style-name="T606_24"><text:s/></text:span><text:span text:style-name="T606_25">servidor</text:span><text:span text:style-name="T606_26"><text:s/></text:span><text:span text:style-name="T606_27">público</text:span><text:span text:style-name="T606_28">,<text:s/></text:span><text:span text:style-name="T606_29">e</text:span><text:span text:style-name="T606_30"><text:s/></text:span><text:span text:style-name="T606_31">comprovante</text:span><text:span text:style-name="T606_32"><text:s/></text:span><text:span text:style-name="T606_33">da</text:span><text:span text:style-name="T606_34"><text:s/></text:span><text:span text:style-name="T606_35">confirmação</text:span><text:span text:style-name="T606_36"><text:s/></text:span><text:span text:style-name="T606_37">de</text:span><text:span text:style-name="T606_38"><text:s/></text:span><text:span text:style-name="T606_39">envio</text:span><text:span text:style-name="T606_40"><text:s/></text:span><text:span text:style-name="T606_41">e</text:span><text:span text:style-name="T606_42"><text:s/></text:span><text:span text:style-name="T606_43">recebimento</text:span><text:span text:style-name="T606_44"><text:s/></text:span><text:span text:style-name="T606_45">das</text:span><text:span text:style-name="T606_46"><text:s/></text:span><text:span text:style-name="T606_47">informações</text:span><text:span text:style-name="T606_48"><text:s/></text:span><text:span text:style-name="T606_49">visualizadas</text:span><text:span text:style-name="T606_50"><text:s/></text:span><text:span text:style-name="T606_51">pelo</text:span><text:span text:style-name="T606_52"><text:s/></text:span><text:span text:style-name="T606_53">aluno</text:span><text:span text:style-name="T606_54">.</text:span></text:p>
      <text:p text:style-name="P607"><text:span text:style-name="T607_1">Fluxo</text:span><text:span text:style-name="T607_2"><text:s/></text:span><text:span text:style-name="T607_3">principal</text:span><text:span text:style-name="T607_4">:</text:span></text:p>
      <text:p text:style-name="P608"><text:span text:style-name="T608_1">1<text:s/>-</text:span><text:span text:style-name="T608_2"><text:s/></text:span><text:span text:style-name="T608_3">Aluno</text:span><text:span text:style-name="T608_4"><text:s/></text:span><text:span text:style-name="T608_5">realiza</text:span><text:span text:style-name="T608_6"><text:s/></text:span><text:span text:style-name="T608_7">login</text:span><text:span text:style-name="T608_8"><text:s/></text:span><text:span text:style-name="T608_9">no</text:span><text:span text:style-name="T608_10"><text:s/></text:span><text:span text:style-name="T608_11">sistema</text:span></text:p>
      <text:p text:style-name="P609"><text:span text:style-name="T609_1">2<text:s/>-</text:span><text:span text:style-name="T609_2"><text:s/></text:span><text:span text:style-name="T609_3">Aluno</text:span><text:span text:style-name="T609_4"><text:s/></text:span><text:span text:style-name="T609_5">seleciona</text:span><text:span text:style-name="T609_6"><text:s/></text:span><text:span text:style-name="T609_7">a</text:span><text:span text:style-name="T609_8"><text:s/></text:span><text:span text:style-name="T609_9">opção</text:span><text:span text:style-name="T609_10"><text:s/></text:span><text:span text:style-name="T609_11">referente</text:span><text:span text:style-name="T609_12"><text:s/></text:span><text:span text:style-name="T609_13">ao</text:span><text:span text:style-name="T609_14"><text:s/></text:span><text:span text:style-name="T609_15">preenchimento</text:span><text:span text:style-name="T609_16"><text:s/></text:span><text:span text:style-name="T609_17">do</text:span><text:span text:style-name="T609_18"><text:s/></text:span><text:span text:style-name="T609_19">formulário</text:span><text:span text:style-name="T609_20"><text:s/></text:span><text:span text:style-name="T609_21">referente</text:span><text:span text:style-name="T609_22"><text:s/></text:span><text:span text:style-name="T609_23">ao</text:span><text:span text:style-name="T609_24"><text:s/></text:span><text:span text:style-name="T609_25">relatório</text:span></text:p>
      <text:p text:style-name="P610"><text:span text:style-name="T610_1">3<text:s/>-</text:span><text:span text:style-name="T610_2"><text:s/></text:span><text:span text:style-name="T610_3">Aluno</text:span><text:span text:style-name="T610_4"><text:s/></text:span><text:span text:style-name="T610_5">preenche</text:span><text:span text:style-name="T610_6"><text:s/></text:span><text:span text:style-name="T610_7">o</text:span><text:span text:style-name="T610_8"><text:s/></text:span><text:span text:style-name="T610_9">formulário</text:span></text:p>
      <text:p text:style-name="P611"><text:span text:style-name="T611_1">4<text:s/>-</text:span><text:span text:style-name="T611_2"><text:s/></text:span><text:span text:style-name="T611_3">Informações</text:span><text:span text:style-name="T611_4"><text:s/></text:span><text:span text:style-name="T611_5">do</text:span><text:span text:style-name="T611_6"><text:s/></text:span><text:span text:style-name="T611_7">formulário</text:span><text:span text:style-name="T611_8"><text:s/></text:span><text:span text:style-name="T611_9">são</text:span><text:span text:style-name="T611_10"><text:s/></text:span><text:span text:style-name="T611_11">transformados</text:span><text:span text:style-name="T611_12"><text:s/></text:span><text:span text:style-name="T611_13">em</text:span><text:span text:style-name="T611_14"><text:s/></text:span><text:span text:style-name="T611_15">um</text:span><text:span text:style-name="T611_16"><text:s/></text:span><text:span text:style-name="T611_17">documento</text:span><text:span text:style-name="T611_18"><text:s/>.</text:span><text:span text:style-name="T611_19">pdf</text:span></text:p>
      <text:p text:style-name="P612"><text:span text:style-name="T612_1">5<text:s/>-</text:span><text:span text:style-name="T612_2"><text:s/></text:span><text:span text:style-name="T612_3">Navegador</text:span><text:span text:style-name="T612_4"><text:s/></text:span><text:span text:style-name="T612_5">envia</text:span><text:span text:style-name="T612_6"><text:s/></text:span><text:span text:style-name="T612_7">o</text:span><text:span text:style-name="T612_8"><text:s/></text:span><text:span text:style-name="T612_9">documento</text:span><text:span text:style-name="T612_10"><text:s/></text:span><text:span text:style-name="T612_11">para</text:span><text:span text:style-name="T612_12"><text:s/></text:span><text:span text:style-name="T612_13">o</text:span><text:span text:style-name="T612_14"><text:s/></text:span><text:span text:style-name="T612_15">servidor</text:span><text:span text:style-name="T612_16"><text:s/></text:span><text:span text:style-name="T612_17">público</text:span><text:span text:style-name="T612_18"><text:s/></text:span><text:span text:style-name="T612_19">utilizando</text:span><text:span text:style-name="T612_20"><text:s/></text:span><text:span text:style-name="T612_21">como</text:span><text:span text:style-name="T612_22"><text:s/></text:span><text:span text:style-name="T612_23">ponte</text:span><text:span text:style-name="T612_24"><text:s/></text:span><text:span text:style-name="T612_25">um</text:span><text:span text:style-name="T612_26"><text:s/></text:span><text:span text:style-name="T612_27">servidor</text:span><text:span text:style-name="T612_28"><text:s/></text:span><text:span text:style-name="T612_29">Web</text:span></text:p>
      <text:p text:style-name="P613"><text:span text:style-name="T613_1">6<text:s/>-</text:span><text:span text:style-name="T613_2"><text:s/></text:span><text:span text:style-name="T613_3">Servidor</text:span><text:span text:style-name="T613_4"><text:s/></text:span><text:span text:style-name="T613_5">público</text:span><text:span text:style-name="T613_6"><text:s/></text:span><text:span text:style-name="T613_7">recebe</text:span><text:span text:style-name="T613_8"><text:s/></text:span><text:span text:style-name="T613_9">as</text:span><text:span text:style-name="T613_10"><text:s/></text:span><text:span text:style-name="T613_11">o</text:span><text:span text:style-name="T613_12"><text:s/></text:span><text:span text:style-name="T613_13">documento</text:span><text:span text:style-name="T613_14"><text:s/></text:span><text:span text:style-name="T613_15">enviado</text:span><text:span text:style-name="T613_16"><text:s/></text:span><text:span text:style-name="T613_17">pelo</text:span><text:span text:style-name="T613_18"><text:s/></text:span><text:span text:style-name="T613_19">aluno</text:span></text:p>
      <text:p text:style-name="P614"><text:span text:style-name="T614_1">7<text:s/>-</text:span><text:span text:style-name="T614_2"><text:s/></text:span><text:span text:style-name="T614_3">Servidor</text:span><text:span text:style-name="T614_4"><text:s/></text:span><text:span text:style-name="T614_5">público</text:span><text:span text:style-name="T614_6"><text:s/></text:span><text:span text:style-name="T614_7">altera</text:span><text:span text:style-name="T614_8"><text:s/></text:span><text:span text:style-name="T614_9">a</text:span><text:span text:style-name="T614_10"><text:s/></text:span><text:span text:style-name="T614_11">situação</text:span><text:span text:style-name="T614_12"><text:s/></text:span><text:span text:style-name="T614_13">do</text:span><text:span text:style-name="T614_14"><text:s/></text:span><text:span text:style-name="T614_15">aluno</text:span><text:span text:style-name="T614_16"><text:s/></text:span><text:span text:style-name="T614_17">de</text:span><text:span text:style-name="T614_18"><text:s/></text:span><text:span text:style-name="T614_19">pendente</text:span><text:span text:style-name="T614_20"><text:s/></text:span><text:span text:style-name="T614_21">para</text:span><text:span text:style-name="T614_22"><text:s/></text:span><text:span text:style-name="T614_23">OK</text:span><text:span text:style-name="T614_24"><text:s/></text:span><text:span text:style-name="T614_25">no</text:span><text:span text:style-name="T614_26"><text:s/></text:span><text:span text:style-name="T614_27">contexto</text:span><text:span text:style-name="T614_28"><text:s/></text:span><text:span text:style-name="T614_29">referente</text:span><text:span text:style-name="T614_30"><text:s/></text:span><text:span text:style-name="T614_31">ao</text:span><text:span text:style-name="T614_32"><text:s/></text:span><text:span text:style-name="T614_33">recebimento</text:span><text:span text:style-name="T614_34"><text:s/></text:span><text:span text:style-name="T614_35">dos</text:span><text:span text:style-name="T614_36"><text:s/></text:span><text:span text:style-name="T614_37">relátórios</text:span><text:span text:style-name="T614_38"><text:s/></text:span><text:span text:style-name="T614_39">dos</text:span><text:span text:style-name="T614_40"><text:s/></text:span><text:span text:style-name="T614_41">alunos</text:span></text:p>
      <text:p text:style-name="P615"><text:span text:style-name="T615_1">8<text:s/>-</text:span><text:span text:style-name="T615_2"><text:s/></text:span><text:span text:style-name="T615_3">Quando</text:span><text:span text:style-name="T615_4"><text:s/></text:span><text:span text:style-name="T615_5">a</text:span><text:span text:style-name="T615_6"><text:s/></text:span><text:span text:style-name="T615_7">situação</text:span><text:span text:style-name="T615_8"><text:s/></text:span><text:span text:style-name="T615_9">do</text:span><text:span text:style-name="T615_10"><text:s/></text:span><text:span text:style-name="T615_11">aluno</text:span><text:span text:style-name="T615_12"><text:s/></text:span><text:span text:style-name="T615_13">é</text:span><text:span text:style-name="T615_14"><text:s/></text:span><text:span text:style-name="T615_15">alterada</text:span><text:span text:style-name="T615_16"><text:s/></text:span><text:span text:style-name="T615_17">para</text:span><text:span text:style-name="T615_18"><text:s/></text:span><text:span text:style-name="T615_19">OK</text:span><text:span text:style-name="T615_20">,<text:s/></text:span><text:span text:style-name="T615_21">o</text:span><text:span text:style-name="T615_22"><text:s/></text:span><text:span text:style-name="T615_23">navegador</text:span><text:span text:style-name="T615_24"><text:s/></text:span><text:span text:style-name="T615_25">envia</text:span><text:span text:style-name="T615_26"><text:s/></text:span><text:span text:style-name="T615_27">para</text:span><text:span text:style-name="T615_28"><text:s/></text:span><text:span text:style-name="T615_29">o</text:span><text:span text:style-name="T615_30"><text:s/></text:span><text:span text:style-name="T615_31">aluno</text:span><text:span text:style-name="T615_32">,<text:s/></text:span><text:span text:style-name="T615_33">utilizando</text:span><text:span text:style-name="T615_34"><text:s/></text:span><text:span text:style-name="T615_35">como</text:span><text:span text:style-name="T615_36"><text:s/></text:span><text:span text:style-name="T615_37">intermediário</text:span><text:span text:style-name="T615_38"><text:s/></text:span><text:span text:style-name="T615_39">um</text:span><text:span text:style-name="T615_40"><text:s/></text:span><text:span text:style-name="T615_41">servidor</text:span><text:span text:style-name="T615_42"><text:s/></text:span><text:span text:style-name="T615_43">Web</text:span><text:span text:style-name="T615_44">,<text:s/></text:span><text:span text:style-name="T615_45">um</text:span><text:span text:style-name="T615_46"><text:s/></text:span><text:span text:style-name="T615_47">documento</text:span><text:span text:style-name="T615_48"><text:s/></text:span><text:span text:style-name="T615_49">em</text:span><text:span text:style-name="T615_50"><text:s/></text:span><text:span text:style-name="T615_51">formato</text:span><text:span text:style-name="T615_52"><text:s/>.</text:span><text:span text:style-name="T615_53">pdf</text:span><text:span text:style-name="T615_54"><text:s/></text:span><text:span text:style-name="T615_55">informando</text:span><text:span text:style-name="T615_56"><text:s/></text:span><text:span text:style-name="T615_57">que</text:span><text:span text:style-name="T615_58"><text:s/></text:span><text:span text:style-name="T615_59">seu</text:span><text:span text:style-name="T615_60"><text:s/></text:span><text:span text:style-name="T615_61">relatório</text:span><text:span text:style-name="T615_62"><text:s/></text:span><text:span text:style-name="T615_63">foi</text:span><text:span text:style-name="T615_64"><text:s/></text:span><text:span text:style-name="T615_65">recebido</text:span><text:span text:style-name="T615_66">.</text:span></text:p>
      <text:p text:style-name="P616"><text:span text:style-name="T616_1">9<text:s/>-</text:span><text:span text:style-name="T616_2"><text:s/></text:span><text:span text:style-name="T616_3">Aluno</text:span><text:span text:style-name="T616_4"><text:s/></text:span><text:span text:style-name="T616_5">recebe</text:span><text:span text:style-name="T616_6"><text:s/></text:span><text:span text:style-name="T616_7">o</text:span><text:span text:style-name="T616_8"><text:s/></text:span><text:span text:style-name="T616_9">documento</text:span><text:span text:style-name="T616_10"><text:s/></text:span><text:span text:style-name="T616_11">referente</text:span><text:span text:style-name="T616_12"><text:s/></text:span><text:span text:style-name="T616_13">a</text:span><text:span text:style-name="T616_14"><text:s/></text:span><text:span text:style-name="T616_15">confirmação</text:span><text:span text:style-name="T616_16"><text:s/></text:span><text:span text:style-name="T616_17">do</text:span><text:span text:style-name="T616_18"><text:s/></text:span><text:span text:style-name="T616_19">envio</text:span><text:span text:style-name="T616_20"><text:s/></text:span><text:span text:style-name="T616_21">do</text:span><text:span text:style-name="T616_22"><text:s/></text:span><text:span text:style-name="T616_23">seu</text:span><text:span text:style-name="T616_24"><text:s/></text:span><text:span text:style-name="T616_25">formulário</text:span><text:span text:style-name="T616_26">,<text:s/></text:span><text:span text:style-name="T616_27">utilizando</text:span><text:span text:style-name="T616_28"><text:s/></text:span><text:span text:style-name="T616_29">como</text:span><text:span text:style-name="T616_30"><text:s/></text:span><text:span text:style-name="T616_31">intermediário</text:span><text:span text:style-name="T616_32"><text:s/></text:span><text:span text:style-name="T616_33">um</text:span><text:span text:style-name="T616_34"><text:s/></text:span><text:span text:style-name="T616_35">servidor</text:span><text:span text:style-name="T616_36"><text:s/></text:span><text:span text:style-name="T616_37">Web</text:span><text:span text:style-name="T616_38">,<text:s/></text:span><text:span text:style-name="T616_39">e</text:span><text:span text:style-name="T616_40"><text:s/></text:span><text:span text:style-name="T616_41">visualiza</text:span><text:span text:style-name="T616_42">-</text:span><text:span text:style-name="T616_43">o</text:span><text:span text:style-name="T616_44"><text:s/></text:span><text:span text:style-name="T616_45">através</text:span><text:span text:style-name="T616_46"><text:s/></text:span><text:span text:style-name="T616_47">do</text:span><text:span text:style-name="T616_48"><text:s/></text:span><text:span text:style-name="T616_49">seu</text:span><text:span text:style-name="T616_50"><text:s/></text:span><text:span text:style-name="T616_51">navegador</text:span><text:span text:style-name="T616_52">.</text:span></text:p>
      <text:p text:style-name="P617"/>
      <text:p text:style-name="P618"><text:span text:style-name="T618_1">Fluxo</text:span><text:span text:style-name="T618_2"><text:s/></text:span><text:span text:style-name="T618_3">alternativo</text:span><text:span text:style-name="T618_4">:</text:span></text:p>
      <text:p text:style-name="P619"><text:span text:style-name="T619_1">Nos</text:span><text:span text:style-name="T619_2"><text:s/></text:span><text:span text:style-name="T619_3">passos</text:span><text:span text:style-name="T619_4"><text:s/>4<text:s/></text:span><text:span text:style-name="T619_5">e</text:span><text:span text:style-name="T619_6"><text:s/>8,<text:s/></text:span><text:span text:style-name="T619_7">caso</text:span><text:span text:style-name="T619_8"><text:s/></text:span><text:span text:style-name="T619_9">a</text:span><text:span text:style-name="T619_10"><text:s/></text:span><text:span text:style-name="T619_11">conexão</text:span><text:span text:style-name="T619_12"><text:s/></text:span><text:span text:style-name="T619_13">com</text:span><text:span text:style-name="T619_14"><text:s/></text:span><text:span text:style-name="T619_15">a</text:span><text:span text:style-name="T619_16"><text:s/></text:span><text:span text:style-name="T619_17">Internet</text:span><text:span text:style-name="T619_18"><text:s/></text:span><text:span text:style-name="T619_19">do</text:span><text:span text:style-name="T619_20"><text:s/></text:span><text:span text:style-name="T619_21">usuário</text:span><text:span text:style-name="T619_22"><text:s/></text:span><text:span text:style-name="T619_23">seja</text:span><text:span text:style-name="T619_24"><text:s/></text:span><text:span text:style-name="T619_25">perdida</text:span><text:span text:style-name="T619_26"><text:s/></text:span><text:span text:style-name="T619_27">enquanto</text:span><text:span text:style-name="T619_28"><text:s/></text:span><text:span text:style-name="T619_29">o</text:span><text:span text:style-name="T619_30"><text:s/></text:span><text:span text:style-name="T619_31">processo</text:span><text:span text:style-name="T619_32"><text:s/></text:span><text:span text:style-name="T619_33">de</text:span><text:span text:style-name="T619_34"><text:s/></text:span><text:span text:style-name="T619_35">envio</text:span><text:span text:style-name="T619_36"><text:s text:c="2"/></text:span><text:span text:style-name="T619_37">do</text:span><text:span text:style-name="T619_38"><text:s/></text:span><text:span text:style-name="T619_39">documento</text:span><text:span text:style-name="T619_40"><text:s/></text:span><text:span text:style-name="T619_41">em</text:span><text:span text:style-name="T619_42"><text:s/></text:span><text:span text:style-name="T619_43">formato</text:span><text:span text:style-name="T619_44"><text:s/>.</text:span><text:span text:style-name="T619_45">pdf</text:span><text:span text:style-name="T619_46"><text:s/></text:span><text:span text:style-name="T619_47">está</text:span><text:span text:style-name="T619_48"><text:s/></text:span><text:span text:style-name="T619_49">ocorrendo</text:span><text:span text:style-name="T619_50">,<text:s/></text:span><text:span text:style-name="T619_51">e</text:span><text:span text:style-name="T619_52"><text:s/></text:span><text:span text:style-name="T619_53">este</text:span><text:span text:style-name="T619_54"><text:s/></text:span><text:span text:style-name="T619_55">consequentemente</text:span><text:span text:style-name="T619_56"><text:s/></text:span><text:span text:style-name="T619_57">for</text:span><text:span text:style-name="T619_58"><text:s/></text:span><text:span text:style-name="T619_59">interrompido</text:span><text:span text:style-name="T619_60">,<text:s/></text:span><text:span text:style-name="T619_61">será</text:span><text:span text:style-name="T619_62"><text:s/></text:span><text:span text:style-name="T619_63">informado</text:span><text:span text:style-name="T619_64"><text:s/></text:span><text:span text:style-name="T619_65">ao</text:span><text:span text:style-name="T619_66"><text:s/></text:span><text:span text:style-name="T619_67">cliente</text:span><text:span text:style-name="T619_68"><text:s/></text:span><text:span text:style-name="T619_69">de</text:span><text:span text:style-name="T619_70"><text:s/></text:span><text:span text:style-name="T619_71">que</text:span><text:span text:style-name="T619_72"><text:s/></text:span><text:span text:style-name="T619_73">o</text:span><text:span text:style-name="T619_74"><text:s/></text:span><text:span text:style-name="T619_75">documento</text:span><text:span text:style-name="T619_76"><text:s/></text:span><text:span text:style-name="T619_77">não</text:span><text:span text:style-name="T619_78"><text:s/></text:span><text:span text:style-name="T619_79">pode</text:span><text:span text:style-name="T619_80"><text:s/></text:span><text:span text:style-name="T619_81">ser</text:span><text:span text:style-name="T619_82"><text:s/></text:span><text:span text:style-name="T619_83">enviado</text:span><text:span text:style-name="T619_84">,<text:s text:c="2"/></text:span><text:span text:style-name="T619_85">será</text:span><text:span text:style-name="T619_86"><text:s/></text:span><text:span text:style-name="T619_87">solicitado</text:span><text:span text:style-name="T619_88"><text:s/></text:span><text:span text:style-name="T619_89">ao</text:span><text:span text:style-name="T619_90"><text:s/></text:span><text:span text:style-name="T619_91">mesmo</text:span><text:span text:style-name="T619_92"><text:s/></text:span><text:span text:style-name="T619_93">o</text:span><text:span text:style-name="T619_94"><text:s/></text:span><text:span text:style-name="T619_95">reenvio</text:span><text:span text:style-name="T619_96"><text:s/></text:span><text:span text:style-name="T619_97">do</text:span><text:span text:style-name="T619_98"><text:s/></text:span><text:span text:style-name="T619_99">documento</text:span><text:span text:style-name="T619_100">.</text:span></text:p>
      <text:p text:style-name="P620"/>
      <text:p text:style-name="P621"><text:span text:style-name="T621_1">UC</text:span><text:span text:style-name="T621_2">004</text:span><text:span text:style-name="T621_3">:</text:span><text:span text:style-name="T621_4">Solicitar</text:span><text:span text:style-name="T621_5"><text:s/></text:span><text:span text:style-name="T621_6">impressão</text:span><text:span text:style-name="T621_7"><text:s/></text:span><text:span text:style-name="T621_8">da</text:span><text:span text:style-name="T621_9"><text:s/></text:span><text:span text:style-name="T621_10">confirmação</text:span><text:span text:style-name="T621_11"><text:s/></text:span><text:span text:style-name="T621_12">do</text:span><text:span text:style-name="T621_13"><text:s/></text:span><text:span text:style-name="T621_14">relatório</text:span></text:p>
      <text:p text:style-name="P622"><text:span text:style-name="T622_1">Atores</text:span><text:span text:style-name="T622_2">:</text:span><text:span text:style-name="T622_3">Aluno</text:span><text:span text:style-name="T622_4">,<text:s/></text:span><text:span text:style-name="T622_5">servidor</text:span><text:span text:style-name="T622_6"><text:s/></text:span><text:span text:style-name="T622_7">público</text:span><text:span text:style-name="T622_8">,<text:s/></text:span><text:span text:style-name="T622_9">navegador</text:span></text:p>
      <text:p text:style-name="P623"><text:span text:style-name="T623_1">Descrição</text:span><text:span text:style-name="T623_2">:</text:span><text:span text:style-name="T623_3"><text:s/></text:span><text:span text:style-name="T623_4">O</text:span><text:span text:style-name="T623_5"><text:s/></text:span><text:span text:style-name="T623_6">aluno</text:span><text:span text:style-name="T623_7"><text:s/></text:span><text:span text:style-name="T623_8">recebeu</text:span><text:span text:style-name="T623_9"><text:s/></text:span><text:span text:style-name="T623_10">o</text:span><text:span text:style-name="T623_11"><text:s/></text:span><text:span text:style-name="T623_12">documento</text:span><text:span text:style-name="T623_13"><text:s/></text:span><text:span text:style-name="T623_14">referente</text:span><text:span text:style-name="T623_15"><text:s/></text:span><text:span text:style-name="T623_16">a</text:span><text:span text:style-name="T623_17"><text:s/></text:span><text:span text:style-name="T623_18">confirmação</text:span><text:span text:style-name="T623_19"><text:s/></text:span><text:span text:style-name="T623_20">de</text:span><text:span text:style-name="T623_21"><text:s/></text:span><text:span text:style-name="T623_22">envio</text:span><text:span text:style-name="T623_23"><text:s/></text:span><text:span text:style-name="T623_24">do</text:span><text:span text:style-name="T623_25"><text:s/></text:span><text:span text:style-name="T623_26">seu</text:span><text:span text:style-name="T623_27"><text:s/></text:span><text:span text:style-name="T623_28">relatório</text:span><text:span text:style-name="T623_29"><text:s/></text:span><text:span text:style-name="T623_30">e</text:span><text:span text:style-name="T623_31"><text:s/></text:span><text:span text:style-name="T623_32">deseja</text:span><text:span text:style-name="T623_33"><text:s/></text:span><text:span text:style-name="T623_34">realizar</text:span><text:span text:style-name="T623_35"><text:s/></text:span><text:span text:style-name="T623_36">a</text:span><text:span text:style-name="T623_37"><text:s/></text:span><text:span text:style-name="T623_38">sua</text:span><text:span text:style-name="T623_39"><text:s/></text:span><text:span text:style-name="T623_40">impressão</text:span><text:span text:style-name="T623_41">.<text:s/></text:span><text:span text:style-name="T623_42">O</text:span><text:span text:style-name="T623_43"><text:s/></text:span><text:span text:style-name="T623_44">sistema</text:span><text:span text:style-name="T623_45"><text:s/></text:span><text:span text:style-name="T623_46">disponibliza</text:span><text:span text:style-name="T623_47"><text:s/></text:span><text:span text:style-name="T623_48">a</text:span><text:span text:style-name="T623_49"><text:s/></text:span><text:span text:style-name="T623_50">possibilidade</text:span><text:span text:style-name="T623_51"><text:s/></text:span><text:span text:style-name="T623_52">de</text:span><text:span text:style-name="T623_53"><text:s/></text:span><text:span text:style-name="T623_54">impressão</text:span><text:span text:style-name="T623_55"><text:s/></text:span><text:span text:style-name="T623_56">através</text:span><text:span text:style-name="T623_57"><text:s/></text:span><text:span text:style-name="T623_58">de</text:span><text:span text:style-name="T623_59"><text:s/></text:span><text:span text:style-name="T623_60">um</text:span><text:span text:style-name="T623_61"><text:s/></text:span><text:span text:style-name="T623_62">navegador</text:span><text:span text:style-name="T623_63">.</text:span></text:p>
      <text:p text:style-name="P624"><text:span text:style-name="T624_1">Requisito</text:span><text:span text:style-name="T624_2">:</text:span><text:span text:style-name="T624_3">RF</text:span><text:span text:style-name="T624_4">013.</text:span></text:p>
      <text:p text:style-name="P625"><text:span text:style-name="T625_1">Pré</text:span><text:span text:style-name="T625_2">-</text:span><text:span text:style-name="T625_3">condição</text:span><text:span text:style-name="T625_4">:</text:span><text:span text:style-name="T625_5">Aluno</text:span><text:span text:style-name="T625_6"><text:s/></text:span><text:span text:style-name="T625_7">visualiza</text:span><text:span text:style-name="T625_8"><text:s/></text:span><text:span text:style-name="T625_9">documento</text:span><text:span text:style-name="T625_10"><text:s/></text:span><text:span text:style-name="T625_11">referente</text:span><text:span text:style-name="T625_12"><text:s/></text:span><text:span text:style-name="T625_13">a</text:span><text:span text:style-name="T625_14"><text:s/></text:span><text:span text:style-name="T625_15">confirmação</text:span><text:span text:style-name="T625_16"><text:s/></text:span><text:span text:style-name="T625_17">do</text:span><text:span text:style-name="T625_18"><text:s/></text:span><text:span text:style-name="T625_19">envio</text:span><text:span text:style-name="T625_20"><text:s/></text:span><text:span text:style-name="T625_21">do</text:span><text:span text:style-name="T625_22"><text:s/></text:span><text:span text:style-name="T625_23">seu</text:span><text:span text:style-name="T625_24"><text:s/></text:span><text:span text:style-name="T625_25">relatório</text:span><text:span text:style-name="T625_26"><text:s/></text:span><text:span text:style-name="T625_27">e</text:span><text:span text:style-name="T625_28"><text:s/></text:span><text:span text:style-name="T625_29">solicita</text:span><text:span text:style-name="T625_30"><text:s/></text:span><text:span text:style-name="T625_31">que</text:span><text:span text:style-name="T625_32"><text:s/></text:span><text:span text:style-name="T625_33">este</text:span><text:span text:style-name="T625_34"><text:s/></text:span><text:span text:style-name="T625_35">seja</text:span><text:span text:style-name="T625_36"><text:s/></text:span><text:span text:style-name="T625_37">impresso</text:span><text:span text:style-name="T625_38">.</text:span></text:p>
      <text:p text:style-name="P626"><text:span text:style-name="T626_1">Pós</text:span><text:span text:style-name="T626_2">-</text:span><text:span text:style-name="T626_3">condição</text:span><text:span text:style-name="T626_4">:</text:span><text:span text:style-name="T626_5">Documento</text:span><text:span text:style-name="T626_6"><text:s/></text:span><text:span text:style-name="T626_7">referente</text:span><text:span text:style-name="T626_8"><text:s/></text:span><text:span text:style-name="T626_9">a</text:span><text:span text:style-name="T626_10"><text:s/></text:span><text:span text:style-name="T626_11">confirmação</text:span><text:span text:style-name="T626_12"><text:s/></text:span><text:span text:style-name="T626_13">de</text:span><text:span text:style-name="T626_14"><text:s/></text:span><text:span text:style-name="T626_15">envio</text:span><text:span text:style-name="T626_16"><text:s/></text:span><text:span text:style-name="T626_17">do</text:span><text:span text:style-name="T626_18"><text:s/></text:span><text:span text:style-name="T626_19">relatório</text:span><text:span text:style-name="T626_20"><text:s/></text:span><text:span text:style-name="T626_21">do</text:span><text:span text:style-name="T626_22"><text:s/></text:span><text:span text:style-name="T626_23">aluno</text:span><text:span text:style-name="T626_24"><text:s/></text:span><text:span text:style-name="T626_25">impresso</text:span><text:span text:style-name="T626_26">.</text:span></text:p>
      <text:p text:style-name="P627"><text:span text:style-name="T627_1">Fluxo</text:span><text:span text:style-name="T627_2"><text:s/></text:span><text:span text:style-name="T627_3">principal</text:span><text:span text:style-name="T627_4">:</text:span></text:p>
      <text:p text:style-name="P628"><text:span text:style-name="T628_1">1<text:s/>-</text:span><text:span text:style-name="T628_2"><text:s/></text:span><text:span text:style-name="T628_3">Aluno</text:span><text:span text:style-name="T628_4"><text:s/></text:span><text:span text:style-name="T628_5">recebe</text:span><text:span text:style-name="T628_6"><text:s/></text:span><text:span text:style-name="T628_7">Documento</text:span><text:span text:style-name="T628_8"><text:s/></text:span><text:span text:style-name="T628_9">referente</text:span><text:span text:style-name="T628_10"><text:s/></text:span><text:span text:style-name="T628_11">a</text:span><text:span text:style-name="T628_12"><text:s/></text:span><text:span text:style-name="T628_13">confirmação</text:span><text:span text:style-name="T628_14"><text:s/></text:span><text:span text:style-name="T628_15">de</text:span><text:span text:style-name="T628_16"><text:s/></text:span><text:span text:style-name="T628_17">envio</text:span><text:span text:style-name="T628_18"><text:s/></text:span><text:span text:style-name="T628_19">do</text:span><text:span text:style-name="T628_20"><text:s/></text:span><text:span text:style-name="T628_21">relatório</text:span><text:span text:style-name="T628_22"><text:s/></text:span><text:span text:style-name="T628_23">e</text:span><text:span text:style-name="T628_24"><text:s/></text:span><text:span text:style-name="T628_25">visualiza</text:span><text:span text:style-name="T628_26"><text:s/></text:span><text:span text:style-name="T628_27">através</text:span><text:span text:style-name="T628_28"><text:s/></text:span><text:span text:style-name="T628_29">do</text:span><text:span text:style-name="T628_30"><text:s/></text:span><text:span text:style-name="T628_31">navegador</text:span><text:span text:style-name="T628_32">,<text:s/></text:span><text:span text:style-name="T628_33">e</text:span><text:span text:style-name="T628_34"><text:s/></text:span><text:span text:style-name="T628_35">a</text:span><text:span text:style-name="T628_36"><text:s/></text:span><text:span text:style-name="T628_37">concretização</text:span><text:span text:style-name="T628_38"><text:s/></text:span><text:span text:style-name="T628_39">desse</text:span><text:span text:style-name="T628_40"><text:s/></text:span><text:span text:style-name="T628_41">processo</text:span><text:span text:style-name="T628_42"><text:s/></text:span><text:span text:style-name="T628_43">de</text:span><text:span text:style-name="T628_44"><text:s/></text:span><text:span text:style-name="T628_45">recebimento</text:span><text:span text:style-name="T628_46"><text:s/></text:span><text:span text:style-name="T628_47">do</text:span><text:span text:style-name="T628_48"><text:s/></text:span><text:span text:style-name="T628_49">documento</text:span><text:span text:style-name="T628_50"><text:s/></text:span><text:span text:style-name="T628_51">ocorreu</text:span><text:span text:style-name="T628_52"><text:s/></text:span><text:span text:style-name="T628_53">utilizando</text:span><text:span text:style-name="T628_54">-</text:span><text:span text:style-name="T628_55">se</text:span><text:span text:style-name="T628_56"><text:s/></text:span><text:span text:style-name="T628_57">como</text:span><text:span text:style-name="T628_58"><text:s/></text:span><text:span text:style-name="T628_59">intermediário</text:span><text:span text:style-name="T628_60"><text:s/></text:span><text:span text:style-name="T628_61">um</text:span><text:span text:style-name="T628_62"><text:s/></text:span><text:span text:style-name="T628_63">servidor</text:span><text:span text:style-name="T628_64"><text:s/></text:span><text:span text:style-name="T628_65">Web</text:span><text:span text:style-name="T628_66">.</text:span></text:p>
      <text:p text:style-name="P629"><text:span text:style-name="T629_1">3<text:s/>-</text:span><text:span text:style-name="T629_2"><text:s/></text:span><text:span text:style-name="T629_3">Aluno</text:span><text:span text:style-name="T629_4"><text:s/></text:span><text:span text:style-name="T629_5">seleciona</text:span><text:span text:style-name="T629_6"><text:s/></text:span><text:span text:style-name="T629_7">opção</text:span><text:span text:style-name="T629_8"><text:s/></text:span><text:span text:style-name="T629_9">referente</text:span><text:span text:style-name="T629_10"><text:s/></text:span><text:span text:style-name="T629_11">a</text:span><text:span text:style-name="T629_12"><text:s/></text:span><text:span text:style-name="T629_13">impressão</text:span><text:span text:style-name="T629_14"><text:s/></text:span><text:span text:style-name="T629_15">do</text:span><text:span text:style-name="T629_16"><text:s/></text:span><text:span text:style-name="T629_17">documento</text:span><text:span text:style-name="T629_18"><text:s/></text:span><text:span text:style-name="T629_19">referente</text:span><text:span text:style-name="T629_20"><text:s/></text:span><text:span text:style-name="T629_21">a</text:span><text:span text:style-name="T629_22"><text:s/></text:span><text:span text:style-name="T629_23">confirmação</text:span><text:span text:style-name="T629_24"><text:s/></text:span><text:span text:style-name="T629_25">de</text:span><text:span text:style-name="T629_26"><text:s/></text:span><text:span text:style-name="T629_27">envio</text:span><text:span text:style-name="T629_28"><text:s/></text:span><text:span text:style-name="T629_29">do</text:span><text:span text:style-name="T629_30"><text:s/></text:span><text:span text:style-name="T629_31">documento</text:span><text:span text:style-name="T629_32"><text:s/></text:span><text:span text:style-name="T629_33">Web</text:span><text:span text:style-name="T629_34">.</text:span></text:p>
      <text:p text:style-name="P630"><text:span text:style-name="T630_1">4<text:s/>-</text:span><text:span text:style-name="T630_2"><text:s/></text:span><text:span text:style-name="T630_3">Navegador</text:span><text:span text:style-name="T630_4"><text:s/></text:span><text:span text:style-name="T630_5">disponibiliza</text:span><text:span text:style-name="T630_6"><text:s/></text:span><text:span text:style-name="T630_7">para</text:span><text:span text:style-name="T630_8"><text:s/></text:span><text:span text:style-name="T630_9">o</text:span><text:span text:style-name="T630_10"><text:s/></text:span><text:span text:style-name="T630_11">aluno</text:span><text:span text:style-name="T630_12"><text:s/></text:span><text:span text:style-name="T630_13">a</text:span><text:span text:style-name="T630_14"><text:s/></text:span><text:span text:style-name="T630_15">visualização</text:span><text:span text:style-name="T630_16"><text:s/></text:span><text:span text:style-name="T630_17">do</text:span><text:span text:style-name="T630_18"><text:s/></text:span><text:span text:style-name="T630_19">documento</text:span><text:span text:style-name="T630_20"><text:s/></text:span><text:span text:style-name="T630_21">em</text:span><text:span text:style-name="T630_22"><text:s/></text:span><text:span text:style-name="T630_23">modo</text:span><text:span text:style-name="T630_24"><text:s/></text:span><text:span text:style-name="T630_25">de</text:span><text:span text:style-name="T630_26"><text:s/></text:span><text:span text:style-name="T630_27">impressão</text:span><text:span text:style-name="T630_28">.</text:span></text:p>
      <text:p text:style-name="P631"><text:span text:style-name="T631_1">5<text:s/>-</text:span><text:span text:style-name="T631_2"><text:s/></text:span><text:span text:style-name="T631_3">Aluno</text:span><text:span text:style-name="T631_4"><text:s/></text:span><text:span text:style-name="T631_5">configura</text:span><text:span text:style-name="T631_6"><text:s/></text:span><text:span text:style-name="T631_7">e</text:span><text:span text:style-name="T631_8"><text:s/></text:span><text:span text:style-name="T631_9">solicita</text:span><text:span text:style-name="T631_10"><text:s/></text:span><text:span text:style-name="T631_11">a</text:span><text:span text:style-name="T631_12"><text:s/></text:span><text:span text:style-name="T631_13">impressão</text:span><text:span text:style-name="T631_14"><text:s/></text:span><text:span text:style-name="T631_15">do</text:span><text:span text:style-name="T631_16"><text:s/></text:span><text:span text:style-name="T631_17">documento</text:span><text:span text:style-name="T631_18"><text:s/></text:span><text:span text:style-name="T631_19">para</text:span><text:span text:style-name="T631_20"><text:s/></text:span><text:span text:style-name="T631_21">a</text:span><text:span text:style-name="T631_22"><text:s/></text:span><text:span text:style-name="T631_23">impressora</text:span></text:p>
      <text:p text:style-name="P632"><text:span text:style-name="T632_1">6<text:s/>-</text:span><text:span text:style-name="T632_2"><text:s/></text:span><text:span text:style-name="T632_3">Navegador</text:span><text:span text:style-name="T632_4"><text:s/></text:span><text:span text:style-name="T632_5">encaminha</text:span><text:span text:style-name="T632_6"><text:s/></text:span><text:span text:style-name="T632_7">documento</text:span><text:span text:style-name="T632_8"><text:s/></text:span><text:span text:style-name="T632_9">para</text:span><text:span text:style-name="T632_10"><text:s/></text:span><text:span text:style-name="T632_11">a</text:span><text:span text:style-name="T632_12"><text:s/></text:span><text:span text:style-name="T632_13">fila</text:span><text:span text:style-name="T632_14"><text:s/></text:span><text:span text:style-name="T632_15">de</text:span><text:span text:style-name="T632_16"><text:s/></text:span><text:span text:style-name="T632_17">impressão</text:span><text:span text:style-name="T632_18"><text:s/></text:span><text:span text:style-name="T632_19">da</text:span><text:span text:style-name="T632_20"><text:s/></text:span><text:span text:style-name="T632_21">impressora</text:span></text:p>
      <text:p text:style-name="P633"><text:span text:style-name="T633_1">7<text:s/>-<text:s/></text:span><text:span text:style-name="T633_2">Documento</text:span><text:span text:style-name="T633_3"><text:s/></text:span><text:span text:style-name="T633_4">é</text:span><text:span text:style-name="T633_5"><text:s/></text:span><text:span text:style-name="T633_6">impresso</text:span><text:span text:style-name="T633_7">.</text:span></text:p>
      <text:p text:style-name="P634"><text:span text:style-name="T634_1">Fluxo</text:span><text:span text:style-name="T634_2"><text:s/></text:span><text:span text:style-name="T634_3">alternativo</text:span><text:span text:style-name="T634_4">:</text:span></text:p>
      <text:p text:style-name="P635"><text:span text:style-name="T635_1">No</text:span><text:span text:style-name="T635_2"><text:s/></text:span><text:span text:style-name="T635_3">passo</text:span><text:span text:style-name="T635_4"><text:s/>6,<text:s/></text:span><text:span text:style-name="T635_5">caso</text:span><text:span text:style-name="T635_6"><text:s/></text:span><text:span text:style-name="T635_7">ocorra</text:span><text:span text:style-name="T635_8"><text:s/></text:span><text:span text:style-name="T635_9">algum</text:span><text:span text:style-name="T635_10"><text:s/></text:span><text:span text:style-name="T635_11">problema</text:span><text:span text:style-name="T635_12"><text:s/></text:span><text:span text:style-name="T635_13">em</text:span><text:span text:style-name="T635_14"><text:s/></text:span><text:span text:style-name="T635_15">relação</text:span><text:span text:style-name="T635_16"><text:s/></text:span><text:span text:style-name="T635_17">a</text:span><text:span text:style-name="T635_18"><text:s/></text:span><text:span text:style-name="T635_19">impressora</text:span><text:span text:style-name="T635_20">,<text:s/></text:span><text:span text:style-name="T635_21">o</text:span><text:span text:style-name="T635_22"><text:s/></text:span><text:span text:style-name="T635_23">sistema</text:span><text:span text:style-name="T635_24"><text:s/></text:span><text:span text:style-name="T635_25">informará</text:span><text:span text:style-name="T635_26"><text:s/></text:span><text:span text:style-name="T635_27">que</text:span><text:span text:style-name="T635_28"><text:s/></text:span><text:span text:style-name="T635_29">o</text:span><text:span text:style-name="T635_30"><text:s/></text:span><text:span text:style-name="T635_31">documento</text:span><text:span text:style-name="T635_32"><text:s/></text:span><text:span text:style-name="T635_33">não</text:span><text:span text:style-name="T635_34"><text:s/></text:span><text:span text:style-name="T635_35">foi</text:span><text:span text:style-name="T635_36"><text:s/></text:span><text:span text:style-name="T635_37">impresso</text:span><text:span text:style-name="T635_38">.</text:span></text:p>
      <text:p text:style-name="P636"><text:span text:style-name="T636_1"><text:s/></text:span></text:p>
      <text:p text:style-name="P637"><text:span text:style-name="T637_1">UC</text:span><text:span text:style-name="T637_2">005:</text:span><text:span text:style-name="T637_3">Editar</text:span><text:span text:style-name="T637_4"><text:s/></text:span><text:span text:style-name="T637_5">Relatório</text:span><text:span text:style-name="T637_6"><text:s/></text:span><text:span text:style-name="T637_7">não</text:span><text:span text:style-name="T637_8"><text:s/></text:span><text:span text:style-name="T637_9">enviado</text:span></text:p>
      <text:p text:style-name="P638"><text:span text:style-name="T638_1">Atores</text:span><text:span text:style-name="T638_2">:</text:span><text:span text:style-name="T638_3">Aluno</text:span><text:span text:style-name="T638_4">,<text:s/></text:span><text:span text:style-name="T638_5">servidor</text:span><text:span text:style-name="T638_6"><text:s/></text:span><text:span text:style-name="T638_7">público</text:span><text:span text:style-name="T638_8">,<text:s/></text:span><text:span text:style-name="T638_9">navegador</text:span></text:p>
      <text:p text:style-name="P639"><text:span text:style-name="T639_1">Descrição</text:span><text:span text:style-name="T639_2">:</text:span><text:span text:style-name="T639_3">Aluno</text:span><text:span text:style-name="T639_4"><text:s/></text:span><text:span text:style-name="T639_5">deseja</text:span><text:span text:style-name="T639_6"><text:s/></text:span><text:span text:style-name="T639_7">editar</text:span><text:span text:style-name="T639_8"><text:s/></text:span><text:span text:style-name="T639_9">relatório</text:span><text:span text:style-name="T639_10"><text:s/></text:span><text:span text:style-name="T639_11">salvo</text:span><text:span text:style-name="T639_12"><text:s/></text:span><text:span text:style-name="T639_13">e</text:span><text:span text:style-name="T639_14"><text:s/></text:span><text:span text:style-name="T639_15">não</text:span><text:span text:style-name="T639_16"><text:s/></text:span><text:span text:style-name="T639_17">enviado</text:span><text:span text:style-name="T639_18">,<text:s/></text:span><text:span text:style-name="T639_19">para</text:span><text:span text:style-name="T639_20"><text:s/></text:span><text:span text:style-name="T639_21">que</text:span><text:span text:style-name="T639_22"><text:s/></text:span><text:span text:style-name="T639_23">após</text:span><text:span text:style-name="T639_24"><text:s/></text:span><text:span text:style-name="T639_25">a</text:span><text:span text:style-name="T639_26"><text:s/></text:span><text:span text:style-name="T639_27">edição</text:span><text:span text:style-name="T639_28">,<text:s/></text:span><text:span text:style-name="T639_29">envie</text:span><text:span text:style-name="T639_30"><text:s/></text:span><text:span text:style-name="T639_31">para</text:span><text:span text:style-name="T639_32"><text:s/></text:span><text:span text:style-name="T639_33">o</text:span><text:span text:style-name="T639_34"><text:s/></text:span><text:span text:style-name="T639_35">servidor</text:span><text:span text:style-name="T639_36"><text:s/></text:span><text:span text:style-name="T639_37">púlbico</text:span><text:span text:style-name="T639_38">.</text:span></text:p>
      <text:p text:style-name="P640"><text:span text:style-name="T640_1">Requisito</text:span><text:span text:style-name="T640_2">:</text:span><text:span text:style-name="T640_3">RF</text:span><text:span text:style-name="T640_4">04</text:span></text:p>
      <text:p text:style-name="P641"><text:span text:style-name="T641_1">Pré</text:span><text:span text:style-name="T641_2">-</text:span><text:span text:style-name="T641_3">condição</text:span><text:span text:style-name="T641_4">:</text:span><text:span text:style-name="T641_5">Relatório</text:span><text:span text:style-name="T641_6"><text:s/></text:span><text:span text:style-name="T641_7">preenchido</text:span><text:span text:style-name="T641_8"><text:s/></text:span><text:span text:style-name="T641_9">e</text:span><text:span text:style-name="T641_10"><text:s/></text:span><text:span text:style-name="T641_11">salvo</text:span><text:span text:style-name="T641_12"><text:s/></text:span><text:span text:style-name="T641_13">no</text:span><text:span text:style-name="T641_14"><text:s/></text:span><text:span text:style-name="T641_15">contexto</text:span><text:span text:style-name="T641_16"><text:s/></text:span><text:span text:style-name="T641_17">do</text:span><text:span text:style-name="T641_18"><text:s/></text:span><text:span text:style-name="T641_19">aluno</text:span><text:span text:style-name="T641_20">.</text:span></text:p>
      <text:p text:style-name="P642"><text:span text:style-name="T642_1">Pós</text:span><text:span text:style-name="T642_2">-</text:span><text:span text:style-name="T642_3">condição</text:span><text:span text:style-name="T642_4">:</text:span><text:span text:style-name="T642_5">Relatório</text:span><text:span text:style-name="T642_6"><text:s/></text:span><text:span text:style-name="T642_7">recebido</text:span><text:span text:style-name="T642_8"><text:s/></text:span><text:span text:style-name="T642_9">pelo</text:span><text:span text:style-name="T642_10"><text:s/></text:span><text:span text:style-name="T642_11">o</text:span><text:span text:style-name="T642_12"><text:s/></text:span><text:span text:style-name="T642_13">servidor</text:span><text:span text:style-name="T642_14"><text:s/></text:span><text:span text:style-name="T642_15">público</text:span><text:span text:style-name="T642_16">.</text:span></text:p>
      <text:p text:style-name="P643"><text:span text:style-name="T643_1">Fluxo</text:span><text:span text:style-name="T643_2"><text:s/></text:span><text:span text:style-name="T643_3">principal</text:span><text:span text:style-name="T643_4">:</text:span></text:p>
      <text:p text:style-name="P644"><text:span text:style-name="T644_1">1<text:s/>-</text:span><text:span text:style-name="T644_2"><text:s/></text:span><text:span text:style-name="T644_3">Aluno</text:span><text:span text:style-name="T644_4"><text:s/></text:span><text:span text:style-name="T644_5">preenche</text:span><text:span text:style-name="T644_6"><text:s/></text:span><text:span text:style-name="T644_7">e</text:span><text:span text:style-name="T644_8"><text:s/></text:span><text:span text:style-name="T644_9">salva</text:span><text:span text:style-name="T644_10"><text:s/></text:span><text:span text:style-name="T644_11">relatório</text:span><text:span text:style-name="T644_12"><text:s/></text:span><text:span text:style-name="T644_13">em</text:span><text:span text:style-name="T644_14"><text:s/></text:span><text:span text:style-name="T644_15">seu</text:span><text:span text:style-name="T644_16"><text:s/></text:span><text:span text:style-name="T644_17">contexto</text:span><text:span text:style-name="T644_18">.</text:span></text:p>
      <text:p text:style-name="P645"><text:span text:style-name="T645_1">2<text:s/>-</text:span><text:span text:style-name="T645_2"><text:s/></text:span><text:span text:style-name="T645_3">Aluno</text:span><text:span text:style-name="T645_4"><text:s/></text:span><text:span text:style-name="T645_5">seleciona</text:span><text:span text:style-name="T645_6"><text:s/></text:span><text:span text:style-name="T645_7">a</text:span><text:span text:style-name="T645_8"><text:s/></text:span><text:span text:style-name="T645_9">opção</text:span><text:span text:style-name="T645_10"><text:s/></text:span><text:span text:style-name="T645_11">que</text:span><text:span text:style-name="T645_12"><text:s/></text:span><text:span text:style-name="T645_13">possibilita</text:span><text:span text:style-name="T645_14"><text:s/></text:span><text:span text:style-name="T645_15">edição</text:span><text:span text:style-name="T645_16"><text:s/></text:span><text:span text:style-name="T645_17">do</text:span><text:span text:style-name="T645_18"><text:s/></text:span><text:span text:style-name="T645_19">documento</text:span><text:span text:style-name="T645_20">.</text:span></text:p>
      <text:p text:style-name="P646"><text:span text:style-name="T646_1">3<text:s/>-</text:span><text:span text:style-name="T646_2"><text:s/></text:span><text:span text:style-name="T646_3">Aluno</text:span><text:span text:style-name="T646_4"><text:s/></text:span><text:span text:style-name="T646_5">edita</text:span><text:span text:style-name="T646_6"><text:s/></text:span><text:span text:style-name="T646_7">e</text:span><text:span text:style-name="T646_8"><text:s/></text:span><text:span text:style-name="T646_9">salva</text:span><text:span text:style-name="T646_10"><text:s/></text:span><text:span text:style-name="T646_11">as</text:span><text:span text:style-name="T646_12"><text:s/></text:span><text:span text:style-name="T646_13">novas</text:span><text:span text:style-name="T646_14"><text:s/></text:span><text:span text:style-name="T646_15">alterações</text:span><text:span text:style-name="T646_16"><text:s/></text:span><text:span text:style-name="T646_17">realizadas</text:span><text:span text:style-name="T646_18"><text:s/></text:span><text:span text:style-name="T646_19">no</text:span><text:span text:style-name="T646_20"><text:s/></text:span><text:span text:style-name="T646_21">documento</text:span></text:p>
      <text:p text:style-name="P647"><text:span text:style-name="T647_1">4<text:s/>-</text:span><text:span text:style-name="T647_2"><text:s/></text:span><text:span text:style-name="T647_3">Navegador</text:span><text:span text:style-name="T647_4"><text:s/></text:span><text:span text:style-name="T647_5">gera</text:span><text:span text:style-name="T647_6"><text:s/></text:span><text:span text:style-name="T647_7">um</text:span><text:span text:style-name="T647_8"><text:s/></text:span><text:span text:style-name="T647_9">novo</text:span><text:span text:style-name="T647_10"><text:s/></text:span><text:span text:style-name="T647_11">documento</text:span><text:span text:style-name="T647_12"><text:s/></text:span><text:span text:style-name="T647_13">em</text:span><text:span text:style-name="T647_14"><text:s/></text:span><text:span text:style-name="T647_15">formato</text:span><text:span text:style-name="T647_16"><text:s/>.</text:span><text:span text:style-name="T647_17">pdf</text:span></text:p>
      <text:p text:style-name="P648"><text:span text:style-name="T648_1">5<text:s/>-</text:span><text:span text:style-name="T648_2"><text:s/></text:span><text:span text:style-name="T648_3">Aluno</text:span><text:span text:style-name="T648_4"><text:s/></text:span><text:span text:style-name="T648_5">seleciona</text:span><text:span text:style-name="T648_6"><text:s/></text:span><text:span text:style-name="T648_7">a</text:span><text:span text:style-name="T648_8"><text:s/></text:span><text:span text:style-name="T648_9">opção</text:span><text:span text:style-name="T648_10"><text:s/></text:span><text:span text:style-name="T648_11">referente</text:span><text:span text:style-name="T648_12"><text:s/></text:span><text:span text:style-name="T648_13">ao</text:span><text:span text:style-name="T648_14"><text:s/></text:span><text:span text:style-name="T648_15">envio</text:span><text:span text:style-name="T648_16"><text:s/></text:span><text:span text:style-name="T648_17">do</text:span><text:span text:style-name="T648_18"><text:s/></text:span><text:span text:style-name="T648_19">documento</text:span><text:span text:style-name="T648_20"><text:s/></text:span><text:span text:style-name="T648_21">para</text:span><text:span text:style-name="T648_22"><text:s/></text:span><text:span text:style-name="T648_23">o</text:span><text:span text:style-name="T648_24"><text:s/></text:span><text:span text:style-name="T648_25">servidor</text:span><text:span text:style-name="T648_26"><text:s/></text:span><text:span text:style-name="T648_27">público</text:span></text:p>
      <text:p text:style-name="P649"><text:span text:style-name="T649_1">6<text:s/>-</text:span><text:span text:style-name="T649_2"><text:s/></text:span><text:span text:style-name="T649_3">Navegador</text:span><text:span text:style-name="T649_4"><text:s/></text:span><text:span text:style-name="T649_5">envia</text:span><text:span text:style-name="T649_6"><text:s/></text:span><text:span text:style-name="T649_7">o</text:span><text:span text:style-name="T649_8"><text:s/></text:span><text:span text:style-name="T649_9">documento</text:span><text:span text:style-name="T649_10"><text:s/></text:span><text:span text:style-name="T649_11">para</text:span><text:span text:style-name="T649_12"><text:s/></text:span><text:span text:style-name="T649_13">o</text:span><text:span text:style-name="T649_14"><text:s/></text:span><text:span text:style-name="T649_15">servidor</text:span><text:span text:style-name="T649_16"><text:s/></text:span><text:span text:style-name="T649_17">público</text:span><text:span text:style-name="T649_18">,<text:s/></text:span><text:span text:style-name="T649_19">utilizando</text:span><text:span text:style-name="T649_20"><text:s/></text:span><text:span text:style-name="T649_21">como</text:span><text:span text:style-name="T649_22"><text:s/></text:span><text:span text:style-name="T649_23">intermediário</text:span><text:span text:style-name="T649_24"><text:s/></text:span><text:span text:style-name="T649_25">o</text:span><text:span text:style-name="T649_26"><text:s/></text:span><text:span text:style-name="T649_27">servidor</text:span><text:span text:style-name="T649_28"><text:s/></text:span><text:span text:style-name="T649_29">Web</text:span><text:span text:style-name="T649_30">.</text:span></text:p>
      <text:p text:style-name="P650"><text:span text:style-name="T650_1">7<text:s/>-</text:span><text:span text:style-name="T650_2"><text:s/></text:span><text:span text:style-name="T650_3">Servidor</text:span><text:span text:style-name="T650_4"><text:s/></text:span><text:span text:style-name="T650_5">público</text:span><text:span text:style-name="T650_6"><text:s/></text:span><text:span text:style-name="T650_7">recebe</text:span><text:span text:style-name="T650_8"><text:s/></text:span><text:span text:style-name="T650_9">o</text:span><text:span text:style-name="T650_10"><text:s/></text:span><text:span text:style-name="T650_11">documento</text:span><text:span text:style-name="T650_12"><text:s/></text:span><text:span text:style-name="T650_13">referente</text:span><text:span text:style-name="T650_14"><text:s/></text:span><text:span text:style-name="T650_15">ao</text:span><text:span text:style-name="T650_16"><text:s/></text:span><text:span text:style-name="T650_17">relatório</text:span><text:span text:style-name="T650_18"><text:s/></text:span><text:span text:style-name="T650_19">do</text:span><text:span text:style-name="T650_20"><text:s/></text:span><text:span text:style-name="T650_21">aluno</text:span><text:span text:style-name="T650_22"><text:s/></text:span><text:span text:style-name="T650_23">e</text:span><text:span text:style-name="T650_24"><text:s/></text:span><text:span text:style-name="T650_25">a</text:span><text:span text:style-name="T650_26"><text:s/></text:span><text:span text:style-name="T650_27">situação</text:span><text:span text:style-name="T650_28"><text:s/></text:span><text:span text:style-name="T650_29">do</text:span><text:span text:style-name="T650_30"><text:s/></text:span><text:span text:style-name="T650_31">aluno</text:span><text:span text:style-name="T650_32"><text:s/></text:span><text:span text:style-name="T650_33">é</text:span><text:span text:style-name="T650_34"><text:s/></text:span><text:span text:style-name="T650_35">modificada</text:span><text:span text:style-name="T650_36"><text:s/></text:span><text:span text:style-name="T650_37">de</text:span><text:span text:style-name="T650_38"><text:s/></text:span><text:span text:style-name="T650_39">pendente</text:span><text:span text:style-name="T650_40"><text:s/></text:span><text:span text:style-name="T650_41">para</text:span><text:span text:style-name="T650_42"><text:s/></text:span><text:span text:style-name="T650_43">OK</text:span><text:span text:style-name="T650_44">.</text:span></text:p>
      <text:p text:style-name="P651"><text:span text:style-name="T651_1">8<text:s/>-</text:span><text:span text:style-name="T651_2"><text:s/></text:span><text:span text:style-name="T651_3">Navegador</text:span><text:span text:style-name="T651_4"><text:s/></text:span><text:span text:style-name="T651_5">envia</text:span><text:span text:style-name="T651_6"><text:s/></text:span><text:span text:style-name="T651_7">documento</text:span><text:span text:style-name="T651_8"><text:s/></text:span><text:span text:style-name="T651_9">referente</text:span><text:span text:style-name="T651_10"><text:s/></text:span><text:span text:style-name="T651_11">a</text:span><text:span text:style-name="T651_12"><text:s/></text:span><text:span text:style-name="T651_13">confirmação</text:span><text:span text:style-name="T651_14"><text:s/></text:span><text:span text:style-name="T651_15">de</text:span><text:span text:style-name="T651_16"><text:s/></text:span><text:span text:style-name="T651_17">envio</text:span><text:span text:style-name="T651_18"><text:s/></text:span><text:span text:style-name="T651_19">do</text:span><text:span text:style-name="T651_20"><text:s/></text:span><text:span text:style-name="T651_21">relatório</text:span><text:span text:style-name="T651_22"><text:s/></text:span><text:span text:style-name="T651_23">para</text:span><text:span text:style-name="T651_24"><text:s/></text:span><text:span text:style-name="T651_25">o</text:span><text:span text:style-name="T651_26"><text:s/></text:span><text:span text:style-name="T651_27">aluno</text:span><text:span text:style-name="T651_28">,<text:s/></text:span><text:span text:style-name="T651_29">quando</text:span><text:span text:style-name="T651_30"><text:s/></text:span><text:span text:style-name="T651_31">a</text:span><text:span text:style-name="T651_32"><text:s/></text:span><text:span text:style-name="T651_33">situação</text:span><text:span text:style-name="T651_34"><text:s/></text:span><text:span text:style-name="T651_35">do</text:span><text:span text:style-name="T651_36"><text:s/></text:span><text:span text:style-name="T651_37">aluno</text:span><text:span text:style-name="T651_38"><text:s/></text:span><text:span text:style-name="T651_39">é</text:span><text:span text:style-name="T651_40"><text:s/></text:span><text:span text:style-name="T651_41">modificada</text:span><text:span text:style-name="T651_42"><text:s/></text:span><text:span text:style-name="T651_43">de</text:span><text:span text:style-name="T651_44"><text:s/></text:span><text:span text:style-name="T651_45">pendente</text:span><text:span text:style-name="T651_46"><text:s/></text:span><text:span text:style-name="T651_47">para</text:span><text:span text:style-name="T651_48"><text:s/></text:span><text:span text:style-name="T651_49">OK</text:span><text:span text:style-name="T651_50"><text:s/></text:span><text:span text:style-name="T651_51">no</text:span><text:span text:style-name="T651_52"><text:s/></text:span><text:span text:style-name="T651_53">contexto</text:span><text:span text:style-name="T651_54"><text:s/></text:span><text:span text:style-name="T651_55">do</text:span><text:span text:style-name="T651_56"><text:s/></text:span><text:span text:style-name="T651_57">servidor</text:span><text:span text:style-name="T651_58"><text:s/></text:span><text:span text:style-name="T651_59">público</text:span><text:span text:style-name="T651_60">.</text:span></text:p>
      <text:p text:style-name="P652"><text:span text:style-name="T652_1">Fluxo</text:span><text:span text:style-name="T652_2"><text:s/></text:span><text:span text:style-name="T652_3">alternativo</text:span><text:span text:style-name="T652_4">:</text:span></text:p>
      <text:p text:style-name="P653"><text:span text:style-name="T653_1">No</text:span><text:span text:style-name="T653_2"><text:s/></text:span><text:span text:style-name="T653_3">passo</text:span><text:span text:style-name="T653_4"><text:s/>6,<text:s/></text:span><text:span text:style-name="T653_5">caso</text:span><text:span text:style-name="T653_6"><text:s/></text:span><text:span text:style-name="T653_7">a</text:span><text:span text:style-name="T653_8"><text:s/></text:span><text:span text:style-name="T653_9">conexão</text:span><text:span text:style-name="T653_10"><text:s/></text:span><text:span text:style-name="T653_11">com</text:span><text:span text:style-name="T653_12"><text:s/></text:span><text:span text:style-name="T653_13">a</text:span><text:span text:style-name="T653_14"><text:s/></text:span><text:span text:style-name="T653_15">Internet</text:span><text:span text:style-name="T653_16"><text:s/></text:span><text:span text:style-name="T653_17">do</text:span><text:span text:style-name="T653_18"><text:s/></text:span><text:span text:style-name="T653_19">usuário</text:span><text:span text:style-name="T653_20"><text:s/></text:span><text:span text:style-name="T653_21">seja</text:span><text:span text:style-name="T653_22"><text:s/></text:span><text:span text:style-name="T653_23">perdida</text:span><text:span text:style-name="T653_24"><text:s/></text:span><text:span text:style-name="T653_25">enquanto</text:span><text:span text:style-name="T653_26"><text:s/></text:span><text:span text:style-name="T653_27">o</text:span><text:span text:style-name="T653_28"><text:s/></text:span><text:span text:style-name="T653_29">processo</text:span><text:span text:style-name="T653_30"><text:s/></text:span><text:span text:style-name="T653_31">de</text:span><text:span text:style-name="T653_32"><text:s/></text:span><text:span text:style-name="T653_33">envio</text:span><text:span text:style-name="T653_34"><text:s text:c="2"/></text:span><text:span text:style-name="T653_35">do</text:span><text:span text:style-name="T653_36"><text:s/></text:span><text:span text:style-name="T653_37">documento</text:span><text:span text:style-name="T653_38"><text:s/></text:span><text:span text:style-name="T653_39">em</text:span><text:span text:style-name="T653_40"><text:s/></text:span><text:span text:style-name="T653_41">formato</text:span><text:span text:style-name="T653_42"><text:s/>.</text:span><text:span text:style-name="T653_43">pdf</text:span><text:span text:style-name="T653_44"><text:s/></text:span><text:span text:style-name="T653_45">está</text:span><text:span text:style-name="T653_46"><text:s/></text:span><text:span text:style-name="T653_47">ocorrendo</text:span><text:span text:style-name="T653_48">,<text:s/></text:span><text:span text:style-name="T653_49">e</text:span><text:span text:style-name="T653_50"><text:s/></text:span><text:span text:style-name="T653_51">este</text:span><text:span text:style-name="T653_52"><text:s/></text:span><text:span text:style-name="T653_53">consequentemente</text:span><text:span text:style-name="T653_54"><text:s/></text:span><text:span text:style-name="T653_55">for</text:span><text:span text:style-name="T653_56"><text:s/></text:span><text:span text:style-name="T653_57">interrompido</text:span><text:span text:style-name="T653_58">,<text:s/></text:span><text:span text:style-name="T653_59">será</text:span><text:span text:style-name="T653_60"><text:s/></text:span><text:span text:style-name="T653_61">informado</text:span><text:span text:style-name="T653_62"><text:s/></text:span><text:span text:style-name="T653_63">ao</text:span><text:span text:style-name="T653_64"><text:s/></text:span><text:span text:style-name="T653_65">cliente</text:span><text:span text:style-name="T653_66"><text:s/></text:span><text:span text:style-name="T653_67">de</text:span><text:span text:style-name="T653_68"><text:s/></text:span><text:span text:style-name="T653_69">que</text:span><text:span text:style-name="T653_70"><text:s/></text:span><text:span text:style-name="T653_71">o</text:span><text:span text:style-name="T653_72"><text:s/></text:span><text:span text:style-name="T653_73">documento</text:span><text:span text:style-name="T653_74"><text:s/></text:span><text:span text:style-name="T653_75">não</text:span><text:span text:style-name="T653_76"><text:s/></text:span><text:span text:style-name="T653_77">pode</text:span><text:span text:style-name="T653_78"><text:s/></text:span><text:span text:style-name="T653_79">ser</text:span><text:span text:style-name="T653_80"><text:s/></text:span><text:span text:style-name="T653_81">enviado</text:span><text:span text:style-name="T653_82">,<text:s text:c="2"/></text:span><text:span text:style-name="T653_83">será</text:span><text:span text:style-name="T653_84"><text:s/></text:span><text:span text:style-name="T653_85">solicitado</text:span><text:span text:style-name="T653_86"><text:s/></text:span><text:span text:style-name="T653_87">ao</text:span><text:span text:style-name="T653_88"><text:s/></text:span><text:span text:style-name="T653_89">mesmo</text:span><text:span text:style-name="T653_90"><text:s/></text:span><text:span text:style-name="T653_91">o</text:span><text:span text:style-name="T653_92"><text:s/></text:span><text:span text:style-name="T653_93">reenvio</text:span><text:span text:style-name="T653_94"><text:s/></text:span><text:span text:style-name="T653_95">do</text:span><text:span text:style-name="T653_96"><text:s/></text:span><text:span text:style-name="T653_97">documento</text:span></text:p>
      <text:p text:style-name="P654"/>
      <text:p text:style-name="P655"><text:span text:style-name="T655_1">UC</text:span><text:span text:style-name="T655_2">006:</text:span><text:span text:style-name="T655_3">Listar</text:span><text:span text:style-name="T655_4"><text:s/></text:span><text:span text:style-name="T655_5">relatórios</text:span><text:span text:style-name="T655_6"><text:s/></text:span><text:span text:style-name="T655_7">confirmados</text:span></text:p>
      <text:p text:style-name="P656"><text:span text:style-name="T656_1">Atores</text:span><text:span text:style-name="T656_2">:</text:span><text:span text:style-name="T656_3">Servidor</text:span><text:span text:style-name="T656_4"><text:s/></text:span><text:span text:style-name="T656_5">público</text:span><text:span text:style-name="T656_6">.</text:span></text:p>
      <text:p text:style-name="P657"><text:span text:style-name="T657_1">Descrição</text:span><text:span text:style-name="T657_2">:</text:span><text:span text:style-name="T657_3">Servidor</text:span><text:span text:style-name="T657_4"><text:s/></text:span><text:span text:style-name="T657_5">público</text:span><text:span text:style-name="T657_6"><text:s/></text:span><text:span text:style-name="T657_7">deseja</text:span><text:span text:style-name="T657_8"><text:s/></text:span><text:span text:style-name="T657_9">listar</text:span><text:span text:style-name="T657_10"><text:s/></text:span><text:span text:style-name="T657_11">informações</text:span><text:span text:style-name="T657_12"><text:s/></text:span><text:span text:style-name="T657_13">referentes</text:span><text:span text:style-name="T657_14"><text:s/></text:span><text:span text:style-name="T657_15">aos</text:span><text:span text:style-name="T657_16"><text:s/></text:span><text:span text:style-name="T657_17">alunos</text:span><text:span text:style-name="T657_18"><text:s/></text:span><text:span text:style-name="T657_19">que</text:span><text:span text:style-name="T657_20"><text:s/></text:span><text:span text:style-name="T657_21">enviaram</text:span><text:span text:style-name="T657_22"><text:s/></text:span><text:span text:style-name="T657_23">seus</text:span><text:span text:style-name="T657_24"><text:s/></text:span><text:span text:style-name="T657_25">relatórios</text:span><text:span text:style-name="T657_26">.</text:span></text:p>
      <text:p text:style-name="P658"><text:span text:style-name="T658_1">Requisito</text:span><text:span text:style-name="T658_2">:</text:span><text:span text:style-name="T658_3">RF</text:span><text:span text:style-name="T658_4">012.</text:span></text:p>
      <text:p text:style-name="P659"><text:span text:style-name="T659_1">Pré</text:span><text:span text:style-name="T659_2">-</text:span><text:span text:style-name="T659_3">condição</text:span><text:span text:style-name="T659_4">:</text:span><text:span text:style-name="T659_5">Todos</text:span><text:span text:style-name="T659_6"><text:s/></text:span><text:span text:style-name="T659_7">os</text:span><text:span text:style-name="T659_8"><text:s/></text:span><text:span text:style-name="T659_9">alunos</text:span><text:span text:style-name="T659_10"><text:s/></text:span><text:span text:style-name="T659_11">listados</text:span><text:span text:style-name="T659_12">.</text:span></text:p>
      <text:p text:style-name="P660"><text:span text:style-name="T660_1">Pós</text:span><text:span text:style-name="T660_2">-</text:span><text:span text:style-name="T660_3">condição</text:span><text:span text:style-name="T660_4">:</text:span><text:span text:style-name="T660_5">Listagem</text:span><text:span text:style-name="T660_6"><text:s/></text:span><text:span text:style-name="T660_7">de</text:span><text:span text:style-name="T660_8"><text:s/></text:span><text:span text:style-name="T660_9">informações</text:span><text:span text:style-name="T660_10"><text:s/></text:span><text:span text:style-name="T660_11">dos</text:span><text:span text:style-name="T660_12"><text:s/></text:span><text:span text:style-name="T660_13">alunos</text:span><text:span text:style-name="T660_14"><text:s/></text:span><text:span text:style-name="T660_15">que</text:span><text:span text:style-name="T660_16"><text:s/></text:span><text:span text:style-name="T660_17">enviaram</text:span><text:span text:style-name="T660_18"><text:s/></text:span><text:span text:style-name="T660_19">seus</text:span><text:span text:style-name="T660_20"><text:s/></text:span><text:span text:style-name="T660_21">relatórios</text:span><text:span text:style-name="T660_22">.</text:span></text:p>
      <text:p text:style-name="P661"><text:span text:style-name="T661_1">Fluxo</text:span><text:span text:style-name="T661_2"><text:s/></text:span><text:span text:style-name="T661_3">principal</text:span><text:span text:style-name="T661_4">:</text:span></text:p>
      <text:p text:style-name="P662"><text:span text:style-name="T662_1">1<text:s/>-<text:s/></text:span><text:span text:style-name="T662_2">Servidor</text:span><text:span text:style-name="T662_3"><text:s/></text:span><text:span text:style-name="T662_4">público</text:span><text:span text:style-name="T662_5"><text:s/></text:span><text:span text:style-name="T662_6">realiza</text:span><text:span text:style-name="T662_7"><text:s/></text:span><text:span text:style-name="T662_8">login</text:span><text:span text:style-name="T662_9"><text:s/></text:span><text:span text:style-name="T662_10">no</text:span><text:span text:style-name="T662_11"><text:s/></text:span><text:span text:style-name="T662_12">sistema</text:span></text:p>
      <text:p text:style-name="P663"><text:span text:style-name="T663_1">2<text:s/>-<text:s/></text:span><text:span text:style-name="T663_2">Servidor</text:span><text:span text:style-name="T663_3"><text:s/></text:span><text:span text:style-name="T663_4">público</text:span><text:span text:style-name="T663_5"><text:s/></text:span><text:span text:style-name="T663_6">seleciona</text:span><text:span text:style-name="T663_7"><text:s/></text:span><text:span text:style-name="T663_8">opção</text:span><text:span text:style-name="T663_9"><text:s/></text:span><text:span text:style-name="T663_10">referente</text:span><text:span text:style-name="T663_11"><text:s/></text:span><text:span text:style-name="T663_12">a</text:span><text:span text:style-name="T663_13"><text:s/></text:span><text:span text:style-name="T663_14">visualização</text:span><text:span text:style-name="T663_15"><text:s/></text:span><text:span text:style-name="T663_16">de</text:span><text:span text:style-name="T663_17"><text:s/></text:span><text:span text:style-name="T663_18">relatórios</text:span><text:span text:style-name="T663_19"><text:s/></text:span><text:span text:style-name="T663_20">dos</text:span><text:span text:style-name="T663_21"><text:s/></text:span><text:span text:style-name="T663_22">alunos</text:span></text:p>
      <text:p text:style-name="P664"><text:span text:style-name="T664_1">3<text:s/>-<text:s/></text:span><text:span text:style-name="T664_2">Servidor</text:span><text:span text:style-name="T664_3"><text:s/></text:span><text:span text:style-name="T664_4">público</text:span><text:span text:style-name="T664_5"><text:s/></text:span><text:span text:style-name="T664_6">seleciona</text:span><text:span text:style-name="T664_7"><text:s/></text:span><text:span text:style-name="T664_8">opção</text:span><text:span text:style-name="T664_9"><text:s/></text:span><text:span text:style-name="T664_10">referente</text:span><text:span text:style-name="T664_11"><text:s/></text:span><text:span text:style-name="T664_12">a</text:span><text:span text:style-name="T664_13"><text:s/></text:span><text:span text:style-name="T664_14">listagem</text:span><text:span text:style-name="T664_15"><text:s/></text:span><text:span text:style-name="T664_16">de</text:span><text:span text:style-name="T664_17"><text:s/></text:span><text:span text:style-name="T664_18">alunos</text:span><text:span text:style-name="T664_19"><text:s/></text:span><text:span text:style-name="T664_20">que</text:span><text:span text:style-name="T664_21"><text:s/></text:span><text:span text:style-name="T664_22">enviaram</text:span><text:span text:style-name="T664_23"><text:s/></text:span><text:span text:style-name="T664_24">seus</text:span><text:span text:style-name="T664_25"><text:s/></text:span><text:span text:style-name="T664_26">relatórios</text:span></text:p>
      <text:p text:style-name="P665"><text:span text:style-name="T665_1">4<text:s/>-<text:s/></text:span><text:span text:style-name="T665_2">Servidor</text:span><text:span text:style-name="T665_3"><text:s/></text:span><text:span text:style-name="T665_4">público</text:span><text:span text:style-name="T665_5"><text:s/></text:span><text:span text:style-name="T665_6">visualiza</text:span><text:span text:style-name="T665_7"><text:s/></text:span><text:span text:style-name="T665_8">a</text:span><text:span text:style-name="T665_9"><text:s/></text:span><text:span text:style-name="T665_10">listagem</text:span><text:span text:style-name="T665_11"><text:s/></text:span><text:span text:style-name="T665_12">de</text:span><text:span text:style-name="T665_13"><text:s/></text:span><text:span text:style-name="T665_14">informações</text:span><text:span text:style-name="T665_15"><text:s/></text:span><text:span text:style-name="T665_16">referentes</text:span><text:span text:style-name="T665_17"><text:s/></text:span><text:span text:style-name="T665_18">aos</text:span><text:span text:style-name="T665_19"><text:s/></text:span><text:span text:style-name="T665_20">alunos</text:span><text:span text:style-name="T665_21"><text:s/></text:span><text:span text:style-name="T665_22">que</text:span><text:span text:style-name="T665_23"><text:s/></text:span><text:span text:style-name="T665_24">enviaram</text:span><text:span text:style-name="T665_25"><text:s/></text:span><text:span text:style-name="T665_26">seus</text:span><text:span text:style-name="T665_27"><text:s/></text:span><text:span text:style-name="T665_28">relatórios</text:span><text:span text:style-name="T665_29">.</text:span></text:p>
      <text:p text:style-name="P666"><text:span text:style-name="T666_1">sistema</text:span><text:span text:style-name="T666_2">,<text:s/></text:span><text:span text:style-name="T666_3">não</text:span><text:span text:style-name="T666_4"><text:s/></text:span><text:span text:style-name="T666_5">cadastrando</text:span><text:span text:style-name="T666_6"><text:s/></text:span><text:span text:style-name="T666_7">os</text:span><text:span text:style-name="T666_8"><text:s/></text:span><text:span text:style-name="T666_9">dados</text:span><text:span text:style-name="T666_10"><text:s/></text:span><text:span text:style-name="T666_11">inseridos</text:span><text:span text:style-name="T666_12"><text:s/></text:span><text:span text:style-name="T666_13">e</text:span><text:span text:style-name="T666_14"><text:s/></text:span><text:span text:style-name="T666_15">permitindo</text:span><text:span text:style-name="T666_16"><text:s/></text:span><text:span text:style-name="T666_17">que</text:span><text:span text:style-name="T666_18"><text:s/></text:span><text:span text:style-name="T666_19">o</text:span><text:span text:style-name="T666_20"><text:s/></text:span><text:span text:style-name="T666_21">Revendedor</text:span><text:span text:style-name="T666_22"><text:s/></text:span><text:span text:style-name="T666_23">insira</text:span><text:span text:style-name="T666_24"><text:s/></text:span><text:span text:style-name="T666_25">os</text:span><text:span text:style-name="T666_26"><text:s/></text:span><text:span text:style-name="T666_27">dados</text:span><text:span text:style-name="T666_28"><text:s/></text:span><text:span text:style-name="T666_29">nos</text:span><text:span text:style-name="T666_30"><text:s/></text:span><text:span text:style-name="T666_31">campos</text:span><text:span text:style-name="T666_32"><text:s/></text:span><text:span text:style-name="T666_33">novamente</text:span><text:span text:style-name="T666_34"><text:s/></text:span><text:span text:style-name="T666_35">no</text:span><text:span text:style-name="T666_36"><text:s/></text:span><text:span text:style-name="T666_37">passo</text:span><text:span text:style-name="T666_38"><text:s/>2.</text:span></text:p>
      <text:p text:style-name="P667"/>
      <text:p text:style-name="P668"><text:span text:style-name="T668_1">[<text:s/></text:span><text:span text:style-name="T668_2">Douglas</text:span><text:span text:style-name="T668_3"><text:s/></text:span><text:span text:style-name="T668_4">Albuquerque</text:span><text:span text:style-name="T668_5"><text:s/>]</text:span></text:p>
      <text:p text:style-name="P669"/>
      <text:p text:style-name="P670"><text:span text:style-name="T670_1">UC</text:span><text:span text:style-name="T670_2">01</text:span><text:span text:style-name="T670_3">:<text:s/></text:span><text:span text:style-name="T670_4">Realizar</text:span><text:span text:style-name="T670_5"><text:s/></text:span><text:span text:style-name="T670_6">login</text:span></text:p>
      <text:p text:style-name="P671"/>
      <text:p text:style-name="P672"><text:span text:style-name="T672_1">Ator</text:span><text:span text:style-name="T672_2">:<text:s/></text:span><text:span text:style-name="T672_3">Funcionário</text:span><text:span text:style-name="T672_4">,</text:span><text:span text:style-name="T672_5">Aluno</text:span></text:p>
      <text:p text:style-name="P673"><text:span text:style-name="T673_1">Descrição</text:span><text:span text:style-name="T673_2">:<text:s/></text:span><text:span text:style-name="T673_3">O</text:span><text:span text:style-name="T673_4"><text:s/></text:span><text:span text:style-name="T673_5">usuário</text:span><text:span text:style-name="T673_6"><text:s/></text:span><text:span text:style-name="T673_7">deseja</text:span><text:span text:style-name="T673_8"><text:s/></text:span><text:span text:style-name="T673_9">acessar</text:span><text:span text:style-name="T673_10"><text:s/></text:span><text:span text:style-name="T673_11">o</text:span><text:span text:style-name="T673_12"><text:s/></text:span><text:span text:style-name="T673_13">sistema</text:span><text:span text:style-name="T673_14"><text:s/></text:span><text:span text:style-name="T673_15">e</text:span><text:span text:style-name="T673_16"><text:s/></text:span><text:span text:style-name="T673_17">para</text:span><text:span text:style-name="T673_18"><text:s/></text:span><text:span text:style-name="T673_19">isso</text:span><text:span text:style-name="T673_20"><text:s/></text:span><text:span text:style-name="T673_21">é</text:span><text:span text:style-name="T673_22"><text:s/></text:span><text:span text:style-name="T673_23">preciso</text:span><text:span text:style-name="T673_24"><text:s/></text:span><text:span text:style-name="T673_25">entrar</text:span><text:span text:style-name="T673_26"><text:s/></text:span><text:span text:style-name="T673_27">com</text:span><text:span text:style-name="T673_28"><text:s/></text:span><text:span text:style-name="T673_29">um</text:span><text:span text:style-name="T673_30"><text:s/></text:span><text:span text:style-name="T673_31">login</text:span><text:span text:style-name="T673_32"><text:s/></text:span><text:span text:style-name="T673_33">e</text:span><text:span text:style-name="T673_34"><text:s/></text:span><text:span text:style-name="T673_35">senha</text:span><text:span text:style-name="T673_36">.</text:span></text:p>
      <text:p text:style-name="P674"><text:span text:style-name="T674_1">Requisitos</text:span><text:span text:style-name="T674_2">:<text:s/></text:span><text:span text:style-name="T674_3">RF</text:span><text:span text:style-name="T674_4">031</text:span></text:p>
      <text:p text:style-name="P675"><text:span text:style-name="T675_1">Pré</text:span><text:span text:style-name="T675_2">-</text:span><text:span text:style-name="T675_3">condição</text:span><text:span text:style-name="T675_4">:<text:s/></text:span><text:span text:style-name="T675_5">O</text:span><text:span text:style-name="T675_6"><text:s/></text:span><text:span text:style-name="T675_7">usuário</text:span><text:span text:style-name="T675_8"><text:s/></text:span><text:span text:style-name="T675_9">seleciona</text:span><text:span text:style-name="T675_10"><text:s/></text:span><text:span text:style-name="T675_11">a</text:span><text:span text:style-name="T675_12"><text:s/></text:span><text:span text:style-name="T675_13">opção</text:span><text:span text:style-name="T675_14"><text:s/></text:span><text:span text:style-name="T675_15">de</text:span><text:span text:style-name="T675_16"><text:s/></text:span><text:span text:style-name="T675_17">login</text:span><text:span text:style-name="T675_18">:<text:s/></text:span><text:span text:style-name="T675_19">funcionário</text:span><text:span text:style-name="T675_20"><text:s/></text:span><text:span text:style-name="T675_21">ou</text:span><text:span text:style-name="T675_22"><text:s/></text:span><text:span text:style-name="T675_23">aluno</text:span><text:span text:style-name="T675_24">,</text:span><text:span text:style-name="T675_25">e</text:span><text:span text:style-name="T675_26"><text:s/></text:span><text:span text:style-name="T675_27">informa</text:span><text:span text:style-name="T675_28"><text:s/></text:span><text:span text:style-name="T675_29">o</text:span><text:span text:style-name="T675_30"><text:s/></text:span><text:span text:style-name="T675_31">login</text:span><text:span text:style-name="T675_32"><text:s/></text:span><text:span text:style-name="T675_33">e</text:span><text:span text:style-name="T675_34"><text:s/></text:span><text:span text:style-name="T675_35">a</text:span><text:span text:style-name="T675_36"><text:s/></text:span><text:span text:style-name="T675_37">senha</text:span><text:span text:style-name="T675_38">.</text:span></text:p>
      <text:p text:style-name="P676"><text:span text:style-name="T676_1">Pós</text:span><text:span text:style-name="T676_2">-</text:span><text:span text:style-name="T676_3">condição</text:span><text:span text:style-name="T676_4">:<text:s/></text:span><text:span text:style-name="T676_5">O</text:span><text:span text:style-name="T676_6"><text:s/></text:span><text:span text:style-name="T676_7">sistema</text:span><text:span text:style-name="T676_8"><text:s/></text:span><text:span text:style-name="T676_9">abre</text:span><text:span text:style-name="T676_10"><text:s/></text:span><text:span text:style-name="T676_11">no</text:span><text:span text:style-name="T676_12"><text:s/></text:span><text:span text:style-name="T676_13">menu</text:span><text:span text:style-name="T676_14"><text:s/></text:span><text:span text:style-name="T676_15">da</text:span><text:span text:style-name="T676_16"><text:s/></text:span><text:span text:style-name="T676_17">seção</text:span><text:span text:style-name="T676_18"><text:s/></text:span><text:span text:style-name="T676_19">escolhida</text:span><text:span text:style-name="T676_20"><text:s/></text:span><text:span text:style-name="T676_21">pelo</text:span><text:span text:style-name="T676_22"><text:s/></text:span><text:span text:style-name="T676_23">usuário</text:span><text:span text:style-name="T676_24">.</text:span></text:p>
      <text:p text:style-name="P677"/>
      <text:p text:style-name="P678"><text:span text:style-name="T678_1">Fluxo</text:span><text:span text:style-name="T678_2"><text:s/></text:span><text:span text:style-name="T678_3">Principal</text:span><text:span text:style-name="T678_4">:</text:span></text:p>
      <text:p text:style-name="P679"/>
      <text:p text:style-name="P680"><text:span text:style-name="T680_1">1-</text:span><text:span text:style-name="T680_2">O</text:span><text:span text:style-name="T680_3"><text:s/></text:span><text:span text:style-name="T680_4">usuário</text:span><text:span text:style-name="T680_5"><text:s/></text:span><text:span text:style-name="T680_6">seleciona</text:span><text:span text:style-name="T680_7"><text:s/></text:span><text:span text:style-name="T680_8">a</text:span><text:span text:style-name="T680_9"><text:s/></text:span><text:span text:style-name="T680_10">opção</text:span><text:span text:style-name="T680_11"><text:s/></text:span><text:span text:style-name="T680_12">de</text:span><text:span text:style-name="T680_13"><text:s/></text:span><text:span text:style-name="T680_14">funcionário</text:span><text:span text:style-name="T680_15"><text:s/></text:span><text:span text:style-name="T680_16">ou</text:span><text:span text:style-name="T680_17"><text:s/></text:span><text:span text:style-name="T680_18">aluno</text:span><text:span text:style-name="T680_19">.</text:span></text:p>
      <text:p text:style-name="P681"><text:span text:style-name="T681_1">2-</text:span><text:span text:style-name="T681_2">O</text:span><text:span text:style-name="T681_3"><text:s/></text:span><text:span text:style-name="T681_4">sistema</text:span><text:span text:style-name="T681_5"><text:s/></text:span><text:span text:style-name="T681_6">solicita</text:span><text:span text:style-name="T681_7"><text:s/></text:span><text:span text:style-name="T681_8">que</text:span><text:span text:style-name="T681_9"><text:s/></text:span><text:span text:style-name="T681_10">o</text:span><text:span text:style-name="T681_11"><text:s/></text:span><text:span text:style-name="T681_12">usuário</text:span><text:span text:style-name="T681_13"><text:s/></text:span><text:span text:style-name="T681_14">informe</text:span><text:span text:style-name="T681_15"><text:s/></text:span><text:span text:style-name="T681_16">seu</text:span><text:span text:style-name="T681_17"><text:s/></text:span><text:span text:style-name="T681_18">login</text:span><text:span text:style-name="T681_19"><text:s/></text:span><text:span text:style-name="T681_20">e</text:span><text:span text:style-name="T681_21"><text:s/></text:span><text:span text:style-name="T681_22">senha</text:span><text:span text:style-name="T681_23">.</text:span></text:p>
      <text:p text:style-name="P682"><text:span text:style-name="T682_1">3-</text:span><text:span text:style-name="T682_2">O</text:span><text:span text:style-name="T682_3"><text:s/></text:span><text:span text:style-name="T682_4">usuário</text:span><text:span text:style-name="T682_5"><text:s/></text:span><text:span text:style-name="T682_6">preenche</text:span><text:span text:style-name="T682_7"><text:s/></text:span><text:span text:style-name="T682_8">os</text:span><text:span text:style-name="T682_9"><text:s/></text:span><text:span text:style-name="T682_10">campos</text:span><text:span text:style-name="T682_11"><text:s/></text:span><text:span text:style-name="T682_12">solicitados</text:span></text:p>
      <text:p text:style-name="P683"><text:span text:style-name="T683_1">4-</text:span><text:span text:style-name="T683_2">O</text:span><text:span text:style-name="T683_3"><text:s/></text:span><text:span text:style-name="T683_4">sistema</text:span><text:span text:style-name="T683_5"><text:s/></text:span><text:span text:style-name="T683_6">valida</text:span><text:span text:style-name="T683_7"><text:s/></text:span><text:span text:style-name="T683_8">os</text:span><text:span text:style-name="T683_9"><text:s/></text:span><text:span text:style-name="T683_10">campos</text:span><text:span text:style-name="T683_11"><text:s/></text:span><text:span text:style-name="T683_12">informados</text:span></text:p>
      <text:p text:style-name="P684"><text:span text:style-name="T684_1">5-</text:span><text:span text:style-name="T684_2">O</text:span><text:span text:style-name="T684_3"><text:s/></text:span><text:span text:style-name="T684_4">sistema</text:span><text:span text:style-name="T684_5"><text:s/></text:span><text:span text:style-name="T684_6">abre</text:span><text:span text:style-name="T684_7"><text:s/></text:span><text:span text:style-name="T684_8">no</text:span><text:span text:style-name="T684_9"><text:s/></text:span><text:span text:style-name="T684_10">menu</text:span><text:span text:style-name="T684_11"><text:s/></text:span><text:span text:style-name="T684_12">da</text:span><text:span text:style-name="T684_13"><text:s/></text:span><text:span text:style-name="T684_14">seção</text:span><text:span text:style-name="T684_15"><text:s/></text:span><text:span text:style-name="T684_16">escolhida</text:span><text:span text:style-name="T684_17"><text:s/></text:span><text:span text:style-name="T684_18">pelo</text:span><text:span text:style-name="T684_19"><text:s/></text:span><text:span text:style-name="T684_20">usuário</text:span></text:p>
      <text:p text:style-name="P685"/>
      <text:p text:style-name="P686"><text:span text:style-name="T686_1">Fluxo</text:span><text:span text:style-name="T686_2"><text:s/></text:span><text:span text:style-name="T686_3">Alternativo</text:span><text:span text:style-name="T686_4"><text:s/>1:</text:span></text:p>
      <text:p text:style-name="P687"><text:span text:style-name="T687_1"><text:tab/></text:span><text:span text:style-name="T687_2">No</text:span><text:span text:style-name="T687_3"><text:s/></text:span><text:span text:style-name="T687_4">passo</text:span><text:span text:style-name="T687_5"><text:s text:c="2"/>4<text:s/></text:span><text:span text:style-name="T687_6">do</text:span><text:span text:style-name="T687_7"><text:s/></text:span><text:span text:style-name="T687_8">fluxo</text:span><text:span text:style-name="T687_9"><text:s/></text:span><text:span text:style-name="T687_10">principal</text:span><text:span text:style-name="T687_11">,<text:s/></text:span><text:span text:style-name="T687_12">pode</text:span><text:span text:style-name="T687_13"><text:s/></text:span><text:span text:style-name="T687_14">ser</text:span><text:span text:style-name="T687_15"><text:s/></text:span><text:span text:style-name="T687_16">que</text:span><text:span text:style-name="T687_17"><text:s/></text:span><text:span text:style-name="T687_18">algum</text:span><text:span text:style-name="T687_19"><text:s/></text:span><text:span text:style-name="T687_20">dos</text:span><text:span text:style-name="T687_21"><text:s/></text:span><text:span text:style-name="T687_22">campos</text:span><text:span text:style-name="T687_23"><text:s/></text:span><text:span text:style-name="T687_24">informados</text:span><text:span text:style-name="T687_25"><text:s/></text:span><text:span text:style-name="T687_26">estejam</text:span><text:span text:style-name="T687_27"><text:s/></text:span><text:span text:style-name="T687_28">incorretos</text:span><text:span text:style-name="T687_29">.<text:s/></text:span><text:span text:style-name="T687_30">Nesse</text:span><text:span text:style-name="T687_31"><text:s/></text:span><text:span text:style-name="T687_32">caso</text:span><text:span text:style-name="T687_33"><text:s/></text:span><text:span text:style-name="T687_34">o</text:span><text:span text:style-name="T687_35"><text:s/></text:span><text:span text:style-name="T687_36">sistema</text:span><text:span text:style-name="T687_37"><text:s/></text:span><text:span text:style-name="T687_38">informa</text:span><text:span text:style-name="T687_39"><text:s/></text:span><text:span text:style-name="T687_40">que</text:span><text:span text:style-name="T687_41"><text:s/></text:span><text:span text:style-name="T687_42">os</text:span><text:span text:style-name="T687_43"><text:s/></text:span><text:span text:style-name="T687_44">campos</text:span><text:span text:style-name="T687_45"><text:s/></text:span><text:span text:style-name="T687_46">estão</text:span><text:span text:style-name="T687_47"><text:s/></text:span><text:span text:style-name="T687_48">incorretos</text:span><text:span text:style-name="T687_49"><text:s/></text:span><text:span text:style-name="T687_50">e</text:span><text:span text:style-name="T687_51"><text:s/></text:span><text:span text:style-name="T687_52">pede</text:span><text:span text:style-name="T687_53"><text:s/></text:span><text:span text:style-name="T687_54">para</text:span><text:span text:style-name="T687_55"><text:s/></text:span><text:span text:style-name="T687_56">que</text:span><text:span text:style-name="T687_57"><text:s/></text:span><text:span text:style-name="T687_58">o</text:span><text:span text:style-name="T687_59"><text:s/></text:span><text:span text:style-name="T687_60">usuário</text:span><text:span text:style-name="T687_61"><text:s/></text:span><text:span text:style-name="T687_62">tente</text:span><text:span text:style-name="T687_63"><text:s/></text:span><text:span text:style-name="T687_64">novamente</text:span><text:span text:style-name="T687_65">.</text:span></text:p>
      <text:p text:style-name="P688"/>
      <text:p text:style-name="P689"><text:span text:style-name="T689_1">Fluxo</text:span><text:span text:style-name="T689_2"><text:s/></text:span><text:span text:style-name="T689_3">Alternativo</text:span><text:span text:style-name="T689_4"><text:s/>2:</text:span></text:p>
      <text:p text:style-name="P690"><text:span text:style-name="T690_1"><text:tab/></text:span><text:span text:style-name="T690_2">O</text:span><text:span text:style-name="T690_3"><text:s/></text:span><text:span text:style-name="T690_4">usuário</text:span><text:span text:style-name="T690_5"><text:s/></text:span><text:span text:style-name="T690_6">pode</text:span><text:span text:style-name="T690_7"><text:s/></text:span><text:span text:style-name="T690_8">escolher</text:span><text:span text:style-name="T690_9"><text:s/></text:span><text:span text:style-name="T690_10">a</text:span><text:span text:style-name="T690_11"><text:s/></text:span><text:span text:style-name="T690_12">opção</text:span><text:span text:style-name="T690_13"><text:s/></text:span><text:span text:style-name="T690_14">voltar</text:span><text:span text:style-name="T690_15"><text:s/></text:span><text:span text:style-name="T690_16">para</text:span><text:span text:style-name="T690_17"><text:s/></text:span><text:span text:style-name="T690_18">retornar</text:span><text:span text:style-name="T690_19"><text:s/></text:span><text:span text:style-name="T690_20">a</text:span><text:span text:style-name="T690_21"><text:s/></text:span><text:span text:style-name="T690_22">seleção</text:span><text:span text:style-name="T690_23"><text:s/></text:span><text:span text:style-name="T690_24">da</text:span><text:span text:style-name="T690_25"><text:s/></text:span><text:span text:style-name="T690_26">opção</text:span><text:span text:style-name="T690_27"><text:s/></text:span><text:span text:style-name="T690_28">de</text:span><text:span text:style-name="T690_29"><text:s/></text:span><text:span text:style-name="T690_30">login</text:span><text:span text:style-name="T690_31">:<text:s/></text:span><text:span text:style-name="T690_32">funcionário</text:span><text:span text:style-name="T690_33"><text:s/></text:span><text:span text:style-name="T690_34">ou</text:span><text:span text:style-name="T690_35"><text:s/></text:span><text:span text:style-name="T690_36">aluno</text:span><text:span text:style-name="T690_37">.</text:span></text:p>
      <text:p text:style-name="P691"><text:span text:style-name="T691_1"><text:tab/></text:span></text:p>
      <text:p text:style-name="P692"><text:span text:style-name="T692_1"><text:tab/></text:span><text:bookmark-start text:name="id.2p2csry"/><text:bookmark-end text:name="id.2p2csry"/></text:p>
      <text:p text:style-name="P693"><text:span text:style-name="T693_1">UC</text:span><text:span text:style-name="T693_2">02:<text:s/></text:span><text:span text:style-name="T693_3">Listar</text:span><text:span text:style-name="T693_4"><text:s/></text:span><text:span text:style-name="T693_5">alunos</text:span><text:span text:style-name="T693_6"><text:s/></text:span><text:span text:style-name="T693_7">pendentes</text:span></text:p>
      <text:p text:style-name="P694"/>
      <text:p text:style-name="P695"><text:span text:style-name="T695_1">Ator</text:span><text:span text:style-name="T695_2">:<text:s/></text:span><text:span text:style-name="T695_3">Funcionário</text:span></text:p>
      <text:p text:style-name="P696"><text:span text:style-name="T696_1">Descrição</text:span><text:span text:style-name="T696_2">:<text:s/></text:span><text:span text:style-name="T696_3">O</text:span><text:span text:style-name="T696_4"><text:s/></text:span><text:span text:style-name="T696_5">funcionário</text:span><text:span text:style-name="T696_6"><text:s/></text:span><text:span text:style-name="T696_7">deseja</text:span><text:span text:style-name="T696_8"><text:s/></text:span><text:span text:style-name="T696_9">saber</text:span><text:span text:style-name="T696_10"><text:s/></text:span><text:span text:style-name="T696_11">quais</text:span><text:span text:style-name="T696_12"><text:s/></text:span><text:span text:style-name="T696_13">alunos</text:span><text:span text:style-name="T696_14"><text:s/></text:span><text:span text:style-name="T696_15">estão</text:span><text:span text:style-name="T696_16"><text:s/></text:span><text:span text:style-name="T696_17">com</text:span><text:span text:style-name="T696_18"><text:s/></text:span><text:span text:style-name="T696_19">o</text:span><text:span text:style-name="T696_20"><text:s/></text:span><text:span text:style-name="T696_21">relatório</text:span><text:span text:style-name="T696_22"><text:s/></text:span><text:span text:style-name="T696_23">de</text:span><text:span text:style-name="T696_24"><text:s/></text:span><text:span text:style-name="T696_25">frequência</text:span><text:span text:style-name="T696_26"><text:s/></text:span><text:span text:style-name="T696_27">pendentes</text:span><text:span text:style-name="T696_28">.</text:span></text:p>
      <text:p text:style-name="P697"><text:span text:style-name="T697_1">Requisitos</text:span><text:span text:style-name="T697_2">:<text:s/></text:span><text:span text:style-name="T697_3">RF</text:span><text:span text:style-name="T697_4">011</text:span></text:p>
      <text:p text:style-name="P698"><text:span text:style-name="T698_1">Pré</text:span><text:span text:style-name="T698_2">-</text:span><text:span text:style-name="T698_3">condição</text:span><text:span text:style-name="T698_4">:<text:s/></text:span><text:span text:style-name="T698_5">Opção</text:span><text:span text:style-name="T698_6"><text:s/></text:span><text:span text:style-name="T698_7">de</text:span><text:span text:style-name="T698_8"><text:s/></text:span><text:span text:style-name="T698_9">listar</text:span><text:span text:style-name="T698_10"><text:s/></text:span><text:span text:style-name="T698_11">alunos</text:span><text:span text:style-name="T698_12"><text:s/></text:span><text:span text:style-name="T698_13">pendentes</text:span><text:span text:style-name="T698_14"><text:s/></text:span><text:span text:style-name="T698_15">ser</text:span><text:span text:style-name="T698_16"><text:s/></text:span><text:span text:style-name="T698_17">selecionada</text:span><text:span text:style-name="T698_18"><text:s/></text:span><text:span text:style-name="T698_19">no</text:span><text:span text:style-name="T698_20"><text:s/></text:span><text:span text:style-name="T698_21">sistema</text:span><text:span text:style-name="T698_22">.</text:span></text:p>
      <text:p text:style-name="P699"><text:span text:style-name="T699_1">Pós</text:span><text:span text:style-name="T699_2">-</text:span><text:span text:style-name="T699_3">condição</text:span><text:span text:style-name="T699_4">:<text:s/></text:span><text:span text:style-name="T699_5">O</text:span><text:span text:style-name="T699_6"><text:s/></text:span><text:span text:style-name="T699_7">sistema</text:span><text:span text:style-name="T699_8"><text:s/></text:span><text:span text:style-name="T699_9">exibe</text:span><text:span text:style-name="T699_10"><text:s/></text:span><text:span text:style-name="T699_11">a</text:span><text:span text:style-name="T699_12"><text:s/></text:span><text:span text:style-name="T699_13">lista</text:span><text:span text:style-name="T699_14"><text:s/></text:span><text:span text:style-name="T699_15">com</text:span><text:span text:style-name="T699_16"><text:s/></text:span><text:span text:style-name="T699_17">o</text:span><text:span text:style-name="T699_18"><text:s/></text:span><text:span text:style-name="T699_19">nome</text:span><text:span text:style-name="T699_20">,<text:s/></text:span><text:span text:style-name="T699_21">e</text:span><text:span text:style-name="T699_22">-</text:span><text:span text:style-name="T699_23">mail</text:span><text:span text:style-name="T699_24"><text:s/></text:span><text:span text:style-name="T699_25">do</text:span><text:span text:style-name="T699_26"><text:s/></text:span><text:span text:style-name="T699_27">aluno</text:span><text:span text:style-name="T699_28">..</text:span></text:p>
      <text:p text:style-name="P700"/>
      <text:p text:style-name="P701"><text:span text:style-name="T701_1">Fluxo</text:span><text:span text:style-name="T701_2"><text:s/></text:span><text:span text:style-name="T701_3">Principal</text:span><text:span text:style-name="T701_4">:</text:span></text:p>
      <text:p text:style-name="P702"/>
      <text:p text:style-name="P703"><text:span text:style-name="T703_1">1-<text:s/></text:span><text:span text:style-name="T703_2">O</text:span><text:span text:style-name="T703_3"><text:s/></text:span><text:span text:style-name="T703_4">usuário</text:span><text:span text:style-name="T703_5"><text:s/></text:span><text:span text:style-name="T703_6">acessa</text:span><text:span text:style-name="T703_7"><text:s/></text:span><text:span text:style-name="T703_8">o</text:span><text:span text:style-name="T703_9"><text:s/></text:span><text:span text:style-name="T703_10">sistema</text:span><text:span text:style-name="T703_11"><text:s/></text:span><text:span text:style-name="T703_12">como</text:span><text:span text:style-name="T703_13"><text:s/></text:span><text:span text:style-name="T703_14">funcionário</text:span><text:span text:style-name="T703_15">.</text:span></text:p>
      <text:p text:style-name="P704"><text:span text:style-name="T704_1">2-<text:s/></text:span><text:span text:style-name="T704_2">O</text:span><text:span text:style-name="T704_3"><text:s/></text:span><text:span text:style-name="T704_4">usuário</text:span><text:span text:style-name="T704_5"><text:s/></text:span><text:span text:style-name="T704_6">seleciona</text:span><text:span text:style-name="T704_7"><text:s/></text:span><text:span text:style-name="T704_8">a</text:span><text:span text:style-name="T704_9"><text:s/></text:span><text:span text:style-name="T704_10">opção</text:span><text:span text:style-name="T704_11"><text:s/></text:span><text:span text:style-name="T704_12">de</text:span><text:span text:style-name="T704_13"><text:s/></text:span><text:span text:style-name="T704_14">listar</text:span><text:span text:style-name="T704_15"><text:s/></text:span><text:span text:style-name="T704_16">alunos</text:span><text:span text:style-name="T704_17"><text:s/></text:span><text:span text:style-name="T704_18">pendentes</text:span><text:span text:style-name="T704_19">.</text:span></text:p>
      <text:p text:style-name="P705"><text:span text:style-name="T705_1">3-</text:span><text:span text:style-name="T705_2">O</text:span><text:span text:style-name="T705_3"><text:s/></text:span><text:span text:style-name="T705_4">sistema</text:span><text:span text:style-name="T705_5"><text:s/></text:span><text:span text:style-name="T705_6">solicitará</text:span><text:span text:style-name="T705_7"><text:s/></text:span><text:span text:style-name="T705_8">o</text:span><text:span text:style-name="T705_9"><text:s/></text:span><text:span text:style-name="T705_10">tipo</text:span><text:span text:style-name="T705_11"><text:s/></text:span><text:span text:style-name="T705_12">do</text:span><text:span text:style-name="T705_13"><text:s/></text:span><text:span text:style-name="T705_14">aluno</text:span><text:span text:style-name="T705_15">,</text:span><text:span text:style-name="T705_16">que</text:span><text:span text:style-name="T705_17"><text:s/></text:span><text:span text:style-name="T705_18">pode</text:span><text:span text:style-name="T705_19"><text:s/></text:span><text:span text:style-name="T705_20">ser</text:span><text:span text:style-name="T705_21">:</text:span></text:p>
      <text:p text:style-name="P706"><text:span text:style-name="T706_1">a</text:span><text:span text:style-name="T706_2">)</text:span><text:span text:style-name="T706_3">Monitor</text:span></text:p>
      <text:p text:style-name="P707"><text:span text:style-name="T707_1">b</text:span><text:span text:style-name="T707_2">)</text:span><text:span text:style-name="T707_3">Pesquisador</text:span></text:p>
      <text:p text:style-name="P708"><text:span text:style-name="T708_1">4-</text:span><text:span text:style-name="T708_2">O</text:span><text:span text:style-name="T708_3"><text:s/></text:span><text:span text:style-name="T708_4">usuário</text:span><text:span text:style-name="T708_5"><text:s/></text:span><text:span text:style-name="T708_6">informará</text:span><text:span text:style-name="T708_7"><text:s/></text:span><text:span text:style-name="T708_8">a</text:span><text:span text:style-name="T708_9"><text:s/></text:span><text:span text:style-name="T708_10">opção</text:span><text:span text:style-name="T708_11"><text:s/></text:span><text:span text:style-name="T708_12">desejada</text:span><text:span text:style-name="T708_13">.</text:span></text:p>
      <text:p text:style-name="P709"><text:span text:style-name="T709_1">5-</text:span><text:span text:style-name="T709_2">O</text:span><text:span text:style-name="T709_3"><text:s/></text:span><text:span text:style-name="T709_4">sistema</text:span><text:span text:style-name="T709_5"><text:s/></text:span><text:span text:style-name="T709_6">busca</text:span><text:span text:style-name="T709_7"><text:s/></text:span><text:span text:style-name="T709_8">os</text:span><text:span text:style-name="T709_9"><text:s/></text:span><text:span text:style-name="T709_10">alunos</text:span><text:span text:style-name="T709_11"><text:s/></text:span><text:span text:style-name="T709_12">pendentes</text:span><text:span text:style-name="T709_13">.</text:span></text:p>
      <text:p text:style-name="P710"><text:span text:style-name="T710_1">6-</text:span><text:span text:style-name="T710_2">O</text:span><text:span text:style-name="T710_3"><text:s/></text:span><text:span text:style-name="T710_4">sistema</text:span><text:span text:style-name="T710_5"><text:s/></text:span><text:span text:style-name="T710_6">exibe</text:span><text:span text:style-name="T710_7"><text:s/></text:span><text:span text:style-name="T710_8">uma</text:span><text:span text:style-name="T710_9"><text:s/></text:span><text:span text:style-name="T710_10">lista</text:span><text:span text:style-name="T710_11"><text:s/></text:span><text:span text:style-name="T710_12">contendo</text:span><text:span text:style-name="T710_13"><text:s/></text:span><text:span text:style-name="T710_14">o</text:span><text:span text:style-name="T710_15"><text:s/></text:span><text:span text:style-name="T710_16">nome</text:span><text:span text:style-name="T710_17"><text:s/></text:span><text:span text:style-name="T710_18">e</text:span><text:span text:style-name="T710_19"><text:s/></text:span><text:span text:style-name="T710_20">o</text:span><text:span text:style-name="T710_21"><text:s/></text:span><text:span text:style-name="T710_22">e</text:span><text:span text:style-name="T710_23">-</text:span><text:span text:style-name="T710_24">mail</text:span><text:span text:style-name="T710_25"><text:s/></text:span><text:span text:style-name="T710_26">dos</text:span><text:span text:style-name="T710_27"><text:s/></text:span><text:span text:style-name="T710_28">alunos</text:span><text:span text:style-name="T710_29">.</text:span></text:p>
      <text:p text:style-name="P711"/>
      <text:p text:style-name="P712"><text:span text:style-name="T712_1">Fluxo</text:span><text:span text:style-name="T712_2"><text:s/></text:span><text:span text:style-name="T712_3">Alternativo</text:span><text:span text:style-name="T712_4"><text:s/>1:</text:span></text:p>
      <text:p text:style-name="P713"><text:span text:style-name="T713_1">No</text:span><text:span text:style-name="T713_2"><text:s/></text:span><text:span text:style-name="T713_3">passo</text:span><text:span text:style-name="T713_4"><text:s/>6<text:s/></text:span><text:span text:style-name="T713_5">do</text:span><text:span text:style-name="T713_6"><text:s/></text:span><text:span text:style-name="T713_7">fluxo</text:span><text:span text:style-name="T713_8"><text:s/></text:span><text:span text:style-name="T713_9">principal</text:span><text:span text:style-name="T713_10">,<text:s/></text:span><text:span text:style-name="T713_11">pode</text:span><text:span text:style-name="T713_12"><text:s/></text:span><text:span text:style-name="T713_13">ser</text:span><text:span text:style-name="T713_14"><text:s/></text:span><text:span text:style-name="T713_15">que</text:span><text:span text:style-name="T713_16"><text:s/></text:span><text:span text:style-name="T713_17">na</text:span><text:span text:style-name="T713_18"><text:s/></text:span><text:span text:style-name="T713_19">modalidade</text:span><text:span text:style-name="T713_20"><text:s/></text:span><text:span text:style-name="T713_21">escolhida</text:span><text:span text:style-name="T713_22"><text:s/></text:span><text:span text:style-name="T713_23">não</text:span><text:span text:style-name="T713_24"><text:s/></text:span><text:span text:style-name="T713_25">exista</text:span><text:span text:style-name="T713_26"><text:s/></text:span><text:span text:style-name="T713_27">alunos</text:span><text:span text:style-name="T713_28"><text:s/></text:span><text:span text:style-name="T713_29">pendente</text:span><text:span text:style-name="T713_30">.<text:s/></text:span><text:span text:style-name="T713_31">Nesse</text:span><text:span text:style-name="T713_32"><text:s/></text:span><text:span text:style-name="T713_33">caso</text:span><text:span text:style-name="T713_34"><text:s/></text:span><text:span text:style-name="T713_35">o</text:span><text:span text:style-name="T713_36"><text:s/></text:span><text:span text:style-name="T713_37">sistema</text:span><text:span text:style-name="T713_38"><text:s/></text:span><text:span text:style-name="T713_39">exibi</text:span><text:span text:style-name="T713_40"><text:s/></text:span><text:span text:style-name="T713_41">uma</text:span><text:span text:style-name="T713_42"><text:s/></text:span><text:span text:style-name="T713_43">mensagem</text:span><text:span text:style-name="T713_44"><text:s/></text:span><text:span text:style-name="T713_45">avisando</text:span><text:span text:style-name="T713_46"><text:s/></text:span><text:span text:style-name="T713_47">que</text:span><text:span text:style-name="T713_48"><text:s/></text:span><text:span text:style-name="T713_49">não</text:span><text:span text:style-name="T713_50"><text:s/></text:span><text:span text:style-name="T713_51">há</text:span><text:span text:style-name="T713_52"><text:s/></text:span><text:span text:style-name="T713_53">alunos</text:span><text:span text:style-name="T713_54"><text:s/></text:span><text:span text:style-name="T713_55">pendentes</text:span><text:span text:style-name="T713_56"><text:s/></text:span><text:span text:style-name="T713_57">na</text:span><text:span text:style-name="T713_58"><text:s/></text:span><text:span text:style-name="T713_59">modalidade</text:span><text:span text:style-name="T713_60"><text:s/></text:span><text:span text:style-name="T713_61">escolhida</text:span><text:span text:style-name="T713_62"><text:s/></text:span><text:span text:style-name="T713_63">e</text:span><text:span text:style-name="T713_64"><text:s/></text:span><text:span text:style-name="T713_65">retorna</text:span><text:span text:style-name="T713_66"><text:s/></text:span><text:span text:style-name="T713_67">ao</text:span><text:span text:style-name="T713_68"><text:s/></text:span><text:span text:style-name="T713_69">passo</text:span><text:span text:style-name="T713_70"><text:s/>2.</text:span></text:p>
      <text:p text:style-name="P714"/>
      <text:p text:style-name="P715"><text:span text:style-name="T715_1">Fluxo</text:span><text:span text:style-name="T715_2"><text:s/></text:span><text:span text:style-name="T715_3">Alternativo</text:span><text:span text:style-name="T715_4"><text:s/>2:</text:span></text:p>
      <text:p text:style-name="P716"/>
      <text:p text:style-name="P717"><text:span text:style-name="T717_1"><text:tab/></text:span><text:span text:style-name="T717_2">O</text:span><text:span text:style-name="T717_3"><text:s/></text:span><text:span text:style-name="T717_4">usuário</text:span><text:span text:style-name="T717_5"><text:s/></text:span><text:span text:style-name="T717_6">poderá</text:span><text:span text:style-name="T717_7"><text:s/></text:span><text:span text:style-name="T717_8">sair</text:span><text:span text:style-name="T717_9"><text:s/></text:span><text:span text:style-name="T717_10">do</text:span><text:span text:style-name="T717_11"><text:s/></text:span><text:span text:style-name="T717_12">fluxo</text:span><text:span text:style-name="T717_13"><text:s/></text:span><text:span text:style-name="T717_14">principal</text:span><text:span text:style-name="T717_15"><text:s/></text:span><text:span text:style-name="T717_16">a</text:span><text:span text:style-name="T717_17"><text:s/></text:span><text:span text:style-name="T717_18">qualquer</text:span><text:span text:style-name="T717_19"><text:s/></text:span><text:span text:style-name="T717_20">momento</text:span><text:span text:style-name="T717_21">,<text:s/></text:span><text:span text:style-name="T717_22">não</text:span><text:span text:style-name="T717_23"><text:s/></text:span><text:span text:style-name="T717_24">exibindo</text:span><text:span text:style-name="T717_25"><text:s/></text:span><text:span text:style-name="T717_26">a</text:span><text:span text:style-name="T717_27"><text:s/></text:span><text:span text:style-name="T717_28">listagem</text:span><text:span text:style-name="T717_29"><text:s/></text:span><text:span text:style-name="T717_30">dos</text:span><text:span text:style-name="T717_31"><text:s/></text:span><text:span text:style-name="T717_32">alunos</text:span><text:span text:style-name="T717_33"><text:s/></text:span><text:span text:style-name="T717_34">pendentes</text:span><text:span text:style-name="T717_35">,<text:s/></text:span><text:span text:style-name="T717_36">retornando</text:span><text:span text:style-name="T717_37"><text:s/></text:span><text:span text:style-name="T717_38">a</text:span><text:span text:style-name="T717_39"><text:s/></text:span><text:span text:style-name="T717_40">seção</text:span><text:span text:style-name="T717_41"><text:s/></text:span><text:span text:style-name="T717_42">funcionário</text:span><text:span text:style-name="T717_43">,<text:s/></text:span><text:span text:style-name="T717_44">encerrando</text:span><text:span text:style-name="T717_45"><text:s/></text:span><text:span text:style-name="T717_46">o</text:span><text:span text:style-name="T717_47"><text:s/></text:span><text:span text:style-name="T717_48">caso</text:span><text:span text:style-name="T717_49"><text:s/></text:span><text:span text:style-name="T717_50">de</text:span><text:span text:style-name="T717_51"><text:s/></text:span><text:span text:style-name="T717_52">uso</text:span><text:span text:style-name="T717_53">.</text:span></text:p>
      <text:p text:style-name="P718"/>
      <text:p text:style-name="P719"><text:span text:style-name="T719_1">RF</text:span><text:span text:style-name="T719_2">017<text:s/>–<text:s/></text:span><text:span text:style-name="T719_3">Disponibilizar</text:span><text:span text:style-name="T719_4"><text:s/></text:span><text:span text:style-name="T719_5">alteração</text:span><text:span text:style-name="T719_6"><text:s/></text:span><text:span text:style-name="T719_7">de</text:span><text:span text:style-name="T719_8"><text:s/></text:span><text:span text:style-name="T719_9">senha</text:span><text:span text:style-name="T719_10"><text:s/></text:span><text:span text:style-name="T719_11">O</text:span><text:span text:style-name="T719_12"><text:s/></text:span><text:span text:style-name="T719_13">sistema</text:span><text:span text:style-name="T719_14"><text:s/></text:span><text:span text:style-name="T719_15">deve</text:span><text:span text:style-name="T719_16"><text:s/></text:span><text:span text:style-name="T719_17">possibilitar</text:span><text:span text:style-name="T719_18"><text:s/></text:span><text:span text:style-name="T719_19">que</text:span><text:span text:style-name="T719_20"><text:s/></text:span><text:span text:style-name="T719_21">o</text:span><text:span text:style-name="T719_22"><text:s/></text:span><text:span text:style-name="T719_23">usuário</text:span><text:span text:style-name="T719_24"><text:s/></text:span><text:span text:style-name="T719_25">aluno</text:span><text:span text:style-name="T719_26">,<text:s/></text:span><text:span text:style-name="T719_27">seja</text:span><text:span text:style-name="T719_28"><text:s/></text:span><text:span text:style-name="T719_29">monitor</text:span><text:span text:style-name="T719_30"><text:s/></text:span><text:span text:style-name="T719_31">ou</text:span><text:span text:style-name="T719_32"><text:s/></text:span><text:span text:style-name="T719_33">pesquisador</text:span><text:span text:style-name="T719_34">,<text:s/></text:span><text:span text:style-name="T719_35">altere</text:span><text:span text:style-name="T719_36"><text:s/></text:span><text:span text:style-name="T719_37">a</text:span><text:span text:style-name="T719_38"><text:s/></text:span><text:span text:style-name="T719_39">sua</text:span><text:span text:style-name="T719_40"><text:s/></text:span><text:span text:style-name="T719_41">senha</text:span><text:span text:style-name="T719_42">.</text:span></text:p>
      <text:p text:style-name="P720"><text:span text:style-name="T720_1">RF</text:span><text:span text:style-name="T720_2">018<text:s/>–<text:s/></text:span><text:span text:style-name="T720_3">Requisitar</text:span><text:span text:style-name="T720_4"><text:s/></text:span><text:span text:style-name="T720_5">nova</text:span><text:span text:style-name="T720_6"><text:s/></text:span><text:span text:style-name="T720_7">senha</text:span><text:span text:style-name="T720_8"><text:s/></text:span><text:span text:style-name="T720_9">O</text:span><text:span text:style-name="T720_10"><text:s/></text:span><text:span text:style-name="T720_11">sistema</text:span><text:span text:style-name="T720_12"><text:s/></text:span><text:span text:style-name="T720_13">deve</text:span><text:span text:style-name="T720_14"><text:s/></text:span><text:span text:style-name="T720_15">possibilitar</text:span><text:span text:style-name="T720_16"><text:s/></text:span><text:span text:style-name="T720_17">que</text:span><text:span text:style-name="T720_18"><text:s/></text:span><text:span text:style-name="T720_19">o</text:span><text:span text:style-name="T720_20"><text:s/></text:span><text:span text:style-name="T720_21">usuário</text:span><text:span text:style-name="T720_22"><text:s/></text:span><text:span text:style-name="T720_23">aluno</text:span><text:span text:style-name="T720_24">,<text:s/></text:span><text:span text:style-name="T720_25">seja</text:span><text:span text:style-name="T720_26"><text:s/></text:span><text:span text:style-name="T720_27">monitor</text:span><text:span text:style-name="T720_28"><text:s/></text:span><text:span text:style-name="T720_29">ou</text:span><text:span text:style-name="T720_30"><text:s/></text:span><text:span text:style-name="T720_31">pesquisador</text:span><text:span text:style-name="T720_32">,<text:s/></text:span><text:span text:style-name="T720_33">requisite</text:span><text:span text:style-name="T720_34"><text:s/></text:span><text:span text:style-name="T720_35">uma</text:span><text:span text:style-name="T720_36"><text:s/></text:span><text:span text:style-name="T720_37">nova</text:span><text:span text:style-name="T720_38"><text:s/></text:span><text:span text:style-name="T720_39">senha</text:span><text:span text:style-name="T720_40"><text:s/></text:span><text:span text:style-name="T720_41">em</text:span><text:span text:style-name="T720_42"><text:s/></text:span><text:span text:style-name="T720_43">caso</text:span><text:span text:style-name="T720_44"><text:s/></text:span><text:span text:style-name="T720_45">de</text:span><text:span text:style-name="T720_46"><text:s/></text:span><text:span text:style-name="T720_47">perda</text:span><text:span text:style-name="T720_48"><text:s/></text:span><text:span text:style-name="T720_49">de</text:span><text:span text:style-name="T720_50"><text:s/></text:span><text:span text:style-name="T720_51">acesso</text:span><text:span text:style-name="T720_52"><text:s/></text:span><text:span text:style-name="T720_53">ao</text:span><text:span text:style-name="T720_54"><text:s/></text:span><text:span text:style-name="T720_55">sistema</text:span><text:span text:style-name="T720_56"><text:s/></text:span><text:span text:style-name="T720_57">devido</text:span><text:span text:style-name="T720_58"><text:s/></text:span><text:span text:style-name="T720_59">a</text:span><text:span text:style-name="T720_60"><text:s/></text:span><text:span text:style-name="T720_61">esquecimento</text:span><text:span text:style-name="T720_62"><text:s/></text:span><text:span text:style-name="T720_63">de</text:span><text:span text:style-name="T720_64"><text:s/></text:span><text:span text:style-name="T720_65">senha</text:span><text:span text:style-name="T720_66">.<text:s/></text:span><text:span text:style-name="T720_67">Para</text:span><text:span text:style-name="T720_68"><text:s/></text:span><text:span text:style-name="T720_69">isso</text:span><text:span text:style-name="T720_70">,<text:s/></text:span><text:span text:style-name="T720_71">esta</text:span><text:span text:style-name="T720_72"><text:s/></text:span><text:span text:style-name="T720_73">precisa</text:span><text:span text:style-name="T720_74"><text:s/></text:span><text:span text:style-name="T720_75">solicitar</text:span><text:span text:style-name="T720_76"><text:s/></text:span><text:span text:style-name="T720_77">o</text:span><text:span text:style-name="T720_78"><text:s/></text:span><text:span text:style-name="T720_79">envio</text:span><text:span text:style-name="T720_80"><text:s/></text:span><text:span text:style-name="T720_81">de</text:span><text:span text:style-name="T720_82"><text:s/></text:span><text:span text:style-name="T720_83">uma</text:span><text:span text:style-name="T720_84"><text:s/></text:span><text:span text:style-name="T720_85">nova</text:span><text:span text:style-name="T720_86"><text:s/></text:span><text:span text:style-name="T720_87">senha</text:span><text:span text:style-name="T720_88">,<text:s/></text:span><text:span text:style-name="T720_89">e</text:span><text:span text:style-name="T720_90"><text:s/></text:span><text:span text:style-name="T720_91">esta</text:span><text:span text:style-name="T720_92"><text:s/></text:span><text:span text:style-name="T720_93">será</text:span><text:span text:style-name="T720_94"><text:s/></text:span><text:span text:style-name="T720_95">enviada</text:span><text:span text:style-name="T720_96"><text:s/></text:span><text:span text:style-name="T720_97">para</text:span><text:span text:style-name="T720_98"><text:s/></text:span><text:span text:style-name="T720_99">e</text:span><text:span text:style-name="T720_100">-</text:span><text:span text:style-name="T720_101">mail</text:span><text:span text:style-name="T720_102"><text:s/></text:span><text:span text:style-name="T720_103">o</text:span><text:span text:style-name="T720_104"><text:s/></text:span><text:span text:style-name="T720_105">aluno</text:span><text:span text:style-name="T720_106">.</text:span></text:p>
      <text:p text:style-name="P721"/>
      <text:p text:style-name="P722"><text:span text:style-name="T722_1">UC</text:span><text:span text:style-name="T722_2">03:<text:s/></text:span><text:span text:style-name="T722_3">Alterar</text:span><text:span text:style-name="T722_4"><text:s/></text:span><text:span text:style-name="T722_5">senha</text:span></text:p>
      <text:p text:style-name="P723"/>
      <text:p text:style-name="P724"><text:span text:style-name="T724_1">Ator</text:span><text:span text:style-name="T724_2">:<text:s/></text:span><text:span text:style-name="T724_3">Aluno</text:span><text:span text:style-name="T724_4">,</text:span><text:span text:style-name="T724_5">Funcionário</text:span></text:p>
      <text:p text:style-name="P725"><text:span text:style-name="T725_1">Descrição</text:span><text:span text:style-name="T725_2">:<text:s/></text:span><text:span text:style-name="T725_3">O</text:span><text:span text:style-name="T725_4"><text:s/></text:span><text:span text:style-name="T725_5">usuário</text:span><text:span text:style-name="T725_6"><text:s/></text:span><text:span text:style-name="T725_7">deseja</text:span><text:span text:style-name="T725_8"><text:s/></text:span><text:span text:style-name="T725_9">alterar</text:span><text:span text:style-name="T725_10"><text:s/></text:span><text:span text:style-name="T725_11">sua</text:span><text:span text:style-name="T725_12"><text:s/></text:span><text:span text:style-name="T725_13">senha</text:span><text:span text:style-name="T725_14">.</text:span></text:p>
      <text:p text:style-name="P726"><text:span text:style-name="T726_1">Requisitos</text:span><text:span text:style-name="T726_2">:<text:s/></text:span><text:span text:style-name="T726_3">RF</text:span><text:span text:style-name="T726_4">017</text:span></text:p>
      <text:p text:style-name="P727"><text:span text:style-name="T727_1">Pré</text:span><text:span text:style-name="T727_2">-</text:span><text:span text:style-name="T727_3">condição</text:span><text:span text:style-name="T727_4">:<text:s/></text:span><text:span text:style-name="T727_5">O</text:span><text:span text:style-name="T727_6"><text:s/></text:span><text:span text:style-name="T727_7">usuário</text:span><text:span text:style-name="T727_8"><text:s/></text:span><text:span text:style-name="T727_9">seleciona</text:span><text:span text:style-name="T727_10"><text:s/></text:span><text:span text:style-name="T727_11">a</text:span><text:span text:style-name="T727_12"><text:s/></text:span><text:span text:style-name="T727_13">opção</text:span><text:span text:style-name="T727_14"><text:s/></text:span><text:span text:style-name="T727_15">de</text:span><text:span text:style-name="T727_16"><text:s/></text:span><text:span text:style-name="T727_17">alterar</text:span><text:span text:style-name="T727_18"><text:s/></text:span><text:span text:style-name="T727_19">senha</text:span><text:span text:style-name="T727_20">.</text:span></text:p>
      <text:p text:style-name="P728"><text:span text:style-name="T728_1">Pós</text:span><text:span text:style-name="T728_2">-</text:span><text:span text:style-name="T728_3">condição</text:span><text:span text:style-name="T728_4">:<text:s/></text:span><text:span text:style-name="T728_5">O</text:span><text:span text:style-name="T728_6"><text:s/></text:span><text:span text:style-name="T728_7">sistema</text:span><text:span text:style-name="T728_8"><text:s/></text:span><text:span text:style-name="T728_9">salva</text:span><text:span text:style-name="T728_10"><text:s/></text:span><text:span text:style-name="T728_11">a</text:span><text:span text:style-name="T728_12"><text:s/></text:span><text:span text:style-name="T728_13">nova</text:span><text:span text:style-name="T728_14"><text:s/></text:span><text:span text:style-name="T728_15">senha</text:span><text:span text:style-name="T728_16"><text:s/></text:span><text:span text:style-name="T728_17">informada</text:span><text:span text:style-name="T728_18"><text:s/></text:span><text:span text:style-name="T728_19">pelo</text:span><text:span text:style-name="T728_20"><text:s/></text:span><text:span text:style-name="T728_21">usuário</text:span><text:span text:style-name="T728_22">.</text:span></text:p>
      <text:p text:style-name="P729"/>
      <text:p text:style-name="P730"><text:span text:style-name="T730_1">Fluxo</text:span><text:span text:style-name="T730_2"><text:s/></text:span><text:span text:style-name="T730_3">Principal</text:span><text:span text:style-name="T730_4">:</text:span></text:p>
      <text:p text:style-name="P731"><text:span text:style-name="T731_1">1-</text:span><text:span text:style-name="T731_2">O</text:span><text:span text:style-name="T731_3"><text:s/></text:span><text:span text:style-name="T731_4">usuário</text:span><text:span text:style-name="T731_5"><text:s text:c="2"/></text:span><text:span text:style-name="T731_6">seleciona</text:span><text:span text:style-name="T731_7"><text:s/></text:span><text:span text:style-name="T731_8">a</text:span><text:span text:style-name="T731_9"><text:s/></text:span><text:span text:style-name="T731_10">opção</text:span><text:span text:style-name="T731_11"><text:s/></text:span><text:span text:style-name="T731_12">de</text:span><text:span text:style-name="T731_13"><text:s/></text:span><text:span text:style-name="T731_14">alterar</text:span><text:span text:style-name="T731_15"><text:s/></text:span><text:span text:style-name="T731_16">senha</text:span><text:span text:style-name="T731_17">.</text:span></text:p>
      <text:p text:style-name="P732"><text:span text:style-name="T732_1">2-</text:span><text:span text:style-name="T732_2">O</text:span><text:span text:style-name="T732_3"><text:s/></text:span><text:span text:style-name="T732_4">sistema</text:span><text:span text:style-name="T732_5"><text:s/></text:span><text:span text:style-name="T732_6">solicita</text:span><text:span text:style-name="T732_7"><text:s/></text:span><text:span text:style-name="T732_8">a</text:span><text:span text:style-name="T732_9"><text:s/></text:span><text:span text:style-name="T732_10">senha</text:span><text:span text:style-name="T732_11"><text:s/></text:span><text:span text:style-name="T732_12">antiga</text:span><text:span text:style-name="T732_13">.</text:span></text:p>
      <text:p text:style-name="P733"><text:span text:style-name="T733_1">3-</text:span><text:span text:style-name="T733_2">O</text:span><text:span text:style-name="T733_3"><text:s/></text:span><text:span text:style-name="T733_4">usuário</text:span><text:span text:style-name="T733_5"><text:s/></text:span><text:span text:style-name="T733_6">informa</text:span><text:span text:style-name="T733_7"><text:s/></text:span><text:span text:style-name="T733_8">a</text:span><text:span text:style-name="T733_9"><text:s/></text:span><text:span text:style-name="T733_10">senha</text:span><text:span text:style-name="T733_11"><text:s/></text:span><text:span text:style-name="T733_12">antiga</text:span><text:span text:style-name="T733_13">.</text:span></text:p>
      <text:p text:style-name="P734"><text:span text:style-name="T734_1">4-</text:span><text:span text:style-name="T734_2">O</text:span><text:span text:style-name="T734_3"><text:s/></text:span><text:span text:style-name="T734_4">sistema</text:span><text:span text:style-name="T734_5"><text:s/></text:span><text:span text:style-name="T734_6">valida</text:span><text:span text:style-name="T734_7"><text:s/></text:span><text:span text:style-name="T734_8">a</text:span><text:span text:style-name="T734_9"><text:s/></text:span><text:span text:style-name="T734_10">senha</text:span><text:span text:style-name="T734_11"><text:s/></text:span><text:span text:style-name="T734_12">antiga</text:span><text:span text:style-name="T734_13">.</text:span></text:p>
      <text:p text:style-name="P735"><text:span text:style-name="T735_1">5-</text:span><text:span text:style-name="T735_2">O</text:span><text:span text:style-name="T735_3"><text:s/></text:span><text:span text:style-name="T735_4">sistema</text:span><text:span text:style-name="T735_5"><text:s/></text:span><text:span text:style-name="T735_6">solicita</text:span><text:span text:style-name="T735_7"><text:s/></text:span><text:span text:style-name="T735_8">que</text:span><text:span text:style-name="T735_9"><text:s/></text:span><text:span text:style-name="T735_10">o</text:span><text:span text:style-name="T735_11"><text:s/></text:span><text:span text:style-name="T735_12">usuário</text:span><text:span text:style-name="T735_13"><text:s/></text:span><text:span text:style-name="T735_14">informe</text:span><text:span text:style-name="T735_15"><text:s/></text:span><text:span text:style-name="T735_16">a</text:span><text:span text:style-name="T735_17"><text:s/></text:span><text:span text:style-name="T735_18">nova</text:span><text:span text:style-name="T735_19"><text:s/></text:span><text:span text:style-name="T735_20">senha</text:span><text:span text:style-name="T735_21"><text:s/></text:span><text:span text:style-name="T735_22">e</text:span><text:span text:style-name="T735_23"><text:s/></text:span><text:span text:style-name="T735_24">a</text:span><text:span text:style-name="T735_25"><text:s/></text:span><text:span text:style-name="T735_26">confirme</text:span><text:span text:style-name="T735_27">.</text:span></text:p>
      <text:p text:style-name="P736"><text:span text:style-name="T736_1">6-</text:span><text:span text:style-name="T736_2">O</text:span><text:span text:style-name="T736_3"><text:s/></text:span><text:span text:style-name="T736_4">sistema</text:span><text:span text:style-name="T736_5"><text:s/></text:span><text:span text:style-name="T736_6">valida</text:span><text:span text:style-name="T736_7"><text:s/></text:span><text:span text:style-name="T736_8">a</text:span><text:span text:style-name="T736_9"><text:s/></text:span><text:span text:style-name="T736_10">senha</text:span><text:span text:style-name="T736_11">.</text:span></text:p>
      <text:p text:style-name="P737"><text:span text:style-name="T737_1">7-</text:span><text:span text:style-name="T737_2">O</text:span><text:span text:style-name="T737_3"><text:s/></text:span><text:span text:style-name="T737_4">sistema</text:span><text:span text:style-name="T737_5"><text:s/></text:span><text:span text:style-name="T737_6">exibe</text:span><text:span text:style-name="T737_7"><text:s/></text:span><text:span text:style-name="T737_8">uma</text:span><text:span text:style-name="T737_9"><text:s/></text:span><text:span text:style-name="T737_10">mensagem</text:span><text:span text:style-name="T737_11"><text:s/></text:span><text:span text:style-name="T737_12">de</text:span><text:span text:style-name="T737_13"><text:s/></text:span><text:span text:style-name="T737_14">confirmação</text:span><text:span text:style-name="T737_15"><text:s/></text:span><text:span text:style-name="T737_16">da</text:span><text:span text:style-name="T737_17"><text:s/></text:span><text:span text:style-name="T737_18">alteração</text:span><text:span text:style-name="T737_19">.</text:span></text:p>
      <text:p text:style-name="P738"><text:span text:style-name="T738_1"><text:s/></text:span></text:p>
      <text:p text:style-name="P739"><text:span text:style-name="T739_1">Fluxo</text:span><text:span text:style-name="T739_2"><text:s/></text:span><text:span text:style-name="T739_3">Alternativo</text:span><text:span text:style-name="T739_4"><text:s/>1:</text:span></text:p>
      <text:p text:style-name="P740"><text:span text:style-name="T740_1"><text:tab/></text:span><text:span text:style-name="T740_2">No</text:span><text:span text:style-name="T740_3"><text:s/></text:span><text:span text:style-name="T740_4">passo</text:span><text:span text:style-name="T740_5"><text:s/>4<text:s/></text:span><text:span text:style-name="T740_6">do</text:span><text:span text:style-name="T740_7"><text:s/></text:span><text:span text:style-name="T740_8">fluxo</text:span><text:span text:style-name="T740_9"><text:s/></text:span><text:span text:style-name="T740_10">principal</text:span><text:span text:style-name="T740_11">,<text:s/></text:span><text:span text:style-name="T740_12">caso</text:span><text:span text:style-name="T740_13"><text:s/></text:span><text:span text:style-name="T740_14">a</text:span><text:span text:style-name="T740_15"><text:s/></text:span><text:span text:style-name="T740_16">senha</text:span><text:span text:style-name="T740_17"><text:s/></text:span><text:span text:style-name="T740_18">antiga</text:span><text:span text:style-name="T740_19"><text:s/></text:span><text:span text:style-name="T740_20">informada</text:span><text:span text:style-name="T740_21"><text:s/></text:span><text:span text:style-name="T740_22">pelo</text:span><text:span text:style-name="T740_23"><text:s/></text:span><text:span text:style-name="T740_24">usuário</text:span><text:span text:style-name="T740_25"><text:s/></text:span><text:span text:style-name="T740_26">esteja</text:span><text:span text:style-name="T740_27"><text:s/></text:span><text:span text:style-name="T740_28">incorreta</text:span><text:span text:style-name="T740_29">,<text:s/></text:span><text:span text:style-name="T740_30">o</text:span><text:span text:style-name="T740_31"><text:s/></text:span><text:span text:style-name="T740_32">sistema</text:span><text:span text:style-name="T740_33"><text:s/></text:span><text:span text:style-name="T740_34">exibirá</text:span><text:span text:style-name="T740_35"><text:s/></text:span><text:span text:style-name="T740_36">uma</text:span><text:span text:style-name="T740_37"><text:s/></text:span><text:span text:style-name="T740_38">mensagem</text:span><text:span text:style-name="T740_39"><text:s/></text:span><text:span text:style-name="T740_40">informando</text:span><text:span text:style-name="T740_41"><text:s/></text:span><text:span text:style-name="T740_42">que</text:span><text:span text:style-name="T740_43"><text:s/></text:span><text:span text:style-name="T740_44">a</text:span><text:span text:style-name="T740_45"><text:s/></text:span><text:span text:style-name="T740_46">senha</text:span><text:span text:style-name="T740_47"><text:s/></text:span><text:span text:style-name="T740_48">está</text:span><text:span text:style-name="T740_49"><text:s/></text:span><text:span text:style-name="T740_50">incorreta</text:span><text:span text:style-name="T740_51"><text:s/></text:span><text:span text:style-name="T740_52">e</text:span><text:span text:style-name="T740_53"><text:s/></text:span><text:span text:style-name="T740_54">solicitará</text:span><text:span text:style-name="T740_55"><text:s/></text:span><text:span text:style-name="T740_56">a</text:span><text:span text:style-name="T740_57"><text:s/></text:span><text:span text:style-name="T740_58">senha</text:span><text:span text:style-name="T740_59"><text:s/></text:span><text:span text:style-name="T740_60">novamente</text:span><text:span text:style-name="T740_61">.</text:span></text:p>
      <text:p text:style-name="P741"><text:span text:style-name="T741_1">Fluxo</text:span><text:span text:style-name="T741_2"><text:s/></text:span><text:span text:style-name="T741_3">Alternativo</text:span><text:span text:style-name="T741_4"><text:s/>2:</text:span></text:p>
      <text:p text:style-name="P742"><text:span text:style-name="T742_1"><text:tab/></text:span><text:span text:style-name="T742_2">No</text:span><text:span text:style-name="T742_3"><text:s/></text:span><text:span text:style-name="T742_4">passo</text:span><text:span text:style-name="T742_5"><text:s/>6<text:s/></text:span><text:span text:style-name="T742_6">do</text:span><text:span text:style-name="T742_7"><text:s/></text:span><text:span text:style-name="T742_8">fluxo</text:span><text:span text:style-name="T742_9"><text:s/></text:span><text:span text:style-name="T742_10">principal</text:span><text:span text:style-name="T742_11">,<text:s/></text:span><text:span text:style-name="T742_12">caso</text:span><text:span text:style-name="T742_13"><text:s/></text:span><text:span text:style-name="T742_14">a</text:span><text:span text:style-name="T742_15"><text:s/></text:span><text:span text:style-name="T742_16">nova</text:span><text:span text:style-name="T742_17"><text:s/></text:span><text:span text:style-name="T742_18">senha</text:span><text:span text:style-name="T742_19"><text:s/></text:span><text:span text:style-name="T742_20">e</text:span><text:span text:style-name="T742_21"><text:s/></text:span><text:span text:style-name="T742_22">a</text:span><text:span text:style-name="T742_23"><text:s/></text:span><text:span text:style-name="T742_24">confirmação</text:span><text:span text:style-name="T742_25"><text:s/></text:span><text:span text:style-name="T742_26">de</text:span><text:span text:style-name="T742_27"><text:s/></text:span><text:span text:style-name="T742_28">senha</text:span><text:span text:style-name="T742_29"><text:s/></text:span><text:span text:style-name="T742_30">não</text:span><text:span text:style-name="T742_31"><text:s/></text:span><text:span text:style-name="T742_32">sejam</text:span><text:span text:style-name="T742_33"><text:s/></text:span><text:span text:style-name="T742_34">válidas</text:span><text:span text:style-name="T742_35"><text:s/></text:span><text:span text:style-name="T742_36">o</text:span><text:span text:style-name="T742_37"><text:s/></text:span><text:span text:style-name="T742_38">sistema</text:span><text:span text:style-name="T742_39"><text:s/></text:span><text:span text:style-name="T742_40">informará</text:span><text:span text:style-name="T742_41"><text:s/></text:span><text:span text:style-name="T742_42">que</text:span><text:span text:style-name="T742_43"><text:s/></text:span><text:span text:style-name="T742_44">as</text:span><text:span text:style-name="T742_45"><text:s/></text:span><text:span text:style-name="T742_46">senhas</text:span><text:span text:style-name="T742_47"><text:s/></text:span><text:span text:style-name="T742_48">são</text:span><text:span text:style-name="T742_49"><text:s/></text:span><text:span text:style-name="T742_50">distintas</text:span><text:span text:style-name="T742_51"><text:s/></text:span><text:span text:style-name="T742_52">e</text:span><text:span text:style-name="T742_53"><text:s/></text:span><text:span text:style-name="T742_54">solicitará</text:span><text:span text:style-name="T742_55"><text:s/></text:span><text:span text:style-name="T742_56">que</text:span><text:span text:style-name="T742_57"><text:s/></text:span><text:span text:style-name="T742_58">ele</text:span><text:span text:style-name="T742_59"><text:s/></text:span><text:span text:style-name="T742_60">repita</text:span><text:span text:style-name="T742_61"><text:s/></text:span><text:span text:style-name="T742_62">o</text:span><text:span text:style-name="T742_63"><text:s/></text:span><text:span text:style-name="T742_64">passo</text:span><text:span text:style-name="T742_65"><text:s/>5<text:s/></text:span><text:span text:style-name="T742_66">do</text:span><text:span text:style-name="T742_67"><text:s/></text:span><text:span text:style-name="T742_68">fluxo</text:span><text:span text:style-name="T742_69"><text:s/></text:span><text:span text:style-name="T742_70">principal</text:span><text:span text:style-name="T742_71">.</text:span></text:p>
      <text:p text:style-name="P743"><text:span text:style-name="T743_1">Fluxo</text:span><text:span text:style-name="T743_2"><text:s/></text:span><text:span text:style-name="T743_3">Alternativo</text:span><text:span text:style-name="T743_4"><text:s/>3:</text:span></text:p>
      <text:p text:style-name="P744"><text:span text:style-name="T744_1"><text:tab/></text:span><text:span text:style-name="T744_2">O</text:span><text:span text:style-name="T744_3"><text:s/></text:span><text:span text:style-name="T744_4">usuário</text:span><text:span text:style-name="T744_5"><text:s/></text:span><text:span text:style-name="T744_6">pode</text:span><text:span text:style-name="T744_7"><text:s/></text:span><text:span text:style-name="T744_8">selecionar</text:span><text:span text:style-name="T744_9"><text:s/></text:span><text:span text:style-name="T744_10">a</text:span><text:span text:style-name="T744_11"><text:s/></text:span><text:span text:style-name="T744_12">opção</text:span><text:span text:style-name="T744_13"><text:s/></text:span><text:span text:style-name="T744_14">voltar</text:span><text:span text:style-name="T744_15"><text:s/></text:span><text:span text:style-name="T744_16">a</text:span><text:span text:style-name="T744_17"><text:s/></text:span><text:span text:style-name="T744_18">qualquer</text:span><text:span text:style-name="T744_19"><text:s/></text:span><text:span text:style-name="T744_20">momento</text:span><text:span text:style-name="T744_21"><text:s/></text:span><text:span text:style-name="T744_22">do</text:span><text:span text:style-name="T744_23"><text:s/></text:span><text:span text:style-name="T744_24">fluxo</text:span><text:span text:style-name="T744_25"><text:s/></text:span><text:span text:style-name="T744_26">principal</text:span><text:span text:style-name="T744_27">.</text:span></text:p>
      <text:p text:style-name="P745"/>
      <text:p text:style-name="P746"><text:span text:style-name="T746_1">UC</text:span><text:span text:style-name="T746_2">04:</text:span><text:span text:style-name="T746_3">Solicitar</text:span><text:span text:style-name="T746_4"><text:s/></text:span><text:span text:style-name="T746_5">nova</text:span><text:span text:style-name="T746_6"><text:s/></text:span><text:span text:style-name="T746_7">senha</text:span><text:span text:style-name="T746_8"><text:line-break/></text:span></text:p>
      <text:p text:style-name="P747"><text:span text:style-name="T747_1">Ator</text:span><text:span text:style-name="T747_2">:<text:s/></text:span><text:span text:style-name="T747_3">Aluno</text:span><text:span text:style-name="T747_4">,</text:span><text:span text:style-name="T747_5">Funcionário</text:span></text:p>
      <text:p text:style-name="P748"><text:span text:style-name="T748_1">Descrição</text:span><text:span text:style-name="T748_2">:<text:s/></text:span><text:span text:style-name="T748_3">O</text:span><text:span text:style-name="T748_4"><text:s/></text:span><text:span text:style-name="T748_5">usuário</text:span><text:span text:style-name="T748_6"><text:s/></text:span><text:span text:style-name="T748_7">deseja</text:span><text:span text:style-name="T748_8"><text:s/></text:span><text:span text:style-name="T748_9">solicitar</text:span><text:span text:style-name="T748_10"><text:s/></text:span><text:span text:style-name="T748_11">uma</text:span><text:span text:style-name="T748_12"><text:s/></text:span><text:span text:style-name="T748_13">nova</text:span><text:span text:style-name="T748_14"><text:s/></text:span><text:span text:style-name="T748_15">senha</text:span><text:span text:style-name="T748_16">.</text:span></text:p>
      <text:p text:style-name="P749"><text:span text:style-name="T749_1">Requisitos</text:span><text:span text:style-name="T749_2">:<text:s/></text:span><text:span text:style-name="T749_3">RF</text:span><text:span text:style-name="T749_4">018</text:span></text:p>
      <text:p text:style-name="P750"><text:span text:style-name="T750_1">Pré</text:span><text:span text:style-name="T750_2">-</text:span><text:span text:style-name="T750_3">condição</text:span><text:span text:style-name="T750_4">:<text:s/></text:span><text:span text:style-name="T750_5">O</text:span><text:span text:style-name="T750_6"><text:s/></text:span><text:span text:style-name="T750_7">usuário</text:span><text:span text:style-name="T750_8"><text:s/></text:span><text:span text:style-name="T750_9">seleciona</text:span><text:span text:style-name="T750_10"><text:s/></text:span><text:span text:style-name="T750_11">a</text:span><text:span text:style-name="T750_12"><text:s/></text:span><text:span text:style-name="T750_13">opção</text:span><text:span text:style-name="T750_14"><text:s/></text:span><text:span text:style-name="T750_15">de</text:span><text:span text:style-name="T750_16"><text:s/></text:span><text:span text:style-name="T750_17">solicitar</text:span><text:span text:style-name="T750_18"><text:s/></text:span><text:span text:style-name="T750_19">nova</text:span><text:span text:style-name="T750_20"><text:s/></text:span><text:span text:style-name="T750_21">senha</text:span><text:span text:style-name="T750_22">.</text:span></text:p>
      <text:p text:style-name="P751"><text:span text:style-name="T751_1">Pós</text:span><text:span text:style-name="T751_2">-</text:span><text:span text:style-name="T751_3">condição</text:span><text:span text:style-name="T751_4">:<text:s/></text:span><text:span text:style-name="T751_5">O</text:span><text:span text:style-name="T751_6"><text:s/></text:span><text:span text:style-name="T751_7">usuário</text:span><text:span text:style-name="T751_8"><text:s/></text:span><text:span text:style-name="T751_9">recebe</text:span><text:span text:style-name="T751_10"><text:s/></text:span><text:span text:style-name="T751_11">um</text:span><text:span text:style-name="T751_12"><text:s/></text:span><text:span text:style-name="T751_13">e</text:span><text:span text:style-name="T751_14">-</text:span><text:span text:style-name="T751_15">mail</text:span><text:span text:style-name="T751_16"><text:s/></text:span><text:span text:style-name="T751_17">com</text:span><text:span text:style-name="T751_18"><text:s/></text:span><text:span text:style-name="T751_19">sua</text:span><text:span text:style-name="T751_20"><text:s/></text:span><text:span text:style-name="T751_21">nova</text:span><text:span text:style-name="T751_22"><text:s/></text:span><text:span text:style-name="T751_23">senha</text:span><text:span text:style-name="T751_24">.</text:span></text:p>
      <text:p text:style-name="P752"/>
      <text:p text:style-name="P753"><text:span text:style-name="T753_1">Fluxo</text:span><text:span text:style-name="T753_2"><text:s/></text:span><text:span text:style-name="T753_3">Principal</text:span><text:span text:style-name="T753_4">:</text:span></text:p>
      <text:p text:style-name="P754"><text:span text:style-name="T754_1">1-</text:span><text:span text:style-name="T754_2">O</text:span><text:span text:style-name="T754_3"><text:s/></text:span><text:span text:style-name="T754_4">usuário</text:span><text:span text:style-name="T754_5"><text:s/></text:span><text:span text:style-name="T754_6">solicita</text:span><text:span text:style-name="T754_7"><text:s/></text:span><text:span text:style-name="T754_8">a</text:span><text:span text:style-name="T754_9"><text:s/></text:span><text:span text:style-name="T754_10">opção</text:span><text:span text:style-name="T754_11"><text:s/></text:span><text:span text:style-name="T754_12">de</text:span><text:span text:style-name="T754_13"><text:s/></text:span><text:span text:style-name="T754_14">receber</text:span><text:span text:style-name="T754_15"><text:s/></text:span><text:span text:style-name="T754_16">uma</text:span><text:span text:style-name="T754_17"><text:s/></text:span><text:span text:style-name="T754_18">nova</text:span><text:span text:style-name="T754_19"><text:s/></text:span><text:span text:style-name="T754_20">senha</text:span></text:p>
      <text:p text:style-name="P755"><text:span text:style-name="T755_1">2-</text:span><text:span text:style-name="T755_2">O</text:span><text:span text:style-name="T755_3"><text:s/></text:span><text:span text:style-name="T755_4">sistema</text:span><text:span text:style-name="T755_5"><text:s/></text:span><text:span text:style-name="T755_6">envia</text:span><text:span text:style-name="T755_7"><text:s/></text:span><text:span text:style-name="T755_8">um</text:span><text:span text:style-name="T755_9"><text:s/></text:span><text:span text:style-name="T755_10">e</text:span><text:span text:style-name="T755_11">-</text:span><text:span text:style-name="T755_12">mail</text:span><text:span text:style-name="T755_13"><text:s/></text:span><text:span text:style-name="T755_14">com</text:span><text:span text:style-name="T755_15"><text:s/></text:span><text:span text:style-name="T755_16">o</text:span><text:span text:style-name="T755_17"><text:s/></text:span><text:span text:style-name="T755_18">requerimento</text:span><text:span text:style-name="T755_19"><text:s/></text:span><text:span text:style-name="T755_20">de</text:span><text:span text:style-name="T755_21"><text:s/></text:span><text:span text:style-name="T755_22">troca</text:span><text:span text:style-name="T755_23"><text:s/></text:span><text:span text:style-name="T755_24">de</text:span><text:span text:style-name="T755_25"><text:s/></text:span><text:span text:style-name="T755_26">senha</text:span><text:span text:style-name="T755_27"><text:s/></text:span><text:span text:style-name="T755_28">daquele</text:span><text:span text:style-name="T755_29"><text:s/></text:span><text:span text:style-name="T755_30">usuário</text:span><text:span text:style-name="T755_31"><text:s/></text:span><text:span text:style-name="T755_32">para</text:span><text:span text:style-name="T755_33"><text:s/></text:span><text:span text:style-name="T755_34">o</text:span><text:span text:style-name="T755_35"><text:s/></text:span><text:span text:style-name="T755_36">administrador</text:span><text:span text:style-name="T755_37"><text:s/></text:span><text:span text:style-name="T755_38">do</text:span><text:span text:style-name="T755_39"><text:s/></text:span><text:span text:style-name="T755_40">sistema</text:span><text:span text:style-name="T755_41">.</text:span></text:p>
      <text:p text:style-name="P756"><text:span text:style-name="T756_1">3-</text:span><text:span text:style-name="T756_2">O</text:span><text:span text:style-name="T756_3"><text:s/></text:span><text:span text:style-name="T756_4">administrador</text:span><text:span text:style-name="T756_5"><text:s/></text:span><text:span text:style-name="T756_6">do</text:span><text:span text:style-name="T756_7"><text:s/></text:span><text:span text:style-name="T756_8">sistema</text:span><text:span text:style-name="T756_9"><text:s/></text:span><text:span text:style-name="T756_10">envia</text:span><text:span text:style-name="T756_11"><text:s/></text:span><text:span text:style-name="T756_12">a</text:span><text:span text:style-name="T756_13"><text:s/></text:span><text:span text:style-name="T756_14">nova</text:span><text:span text:style-name="T756_15"><text:s/></text:span><text:span text:style-name="T756_16">senha</text:span><text:span text:style-name="T756_17"><text:s/></text:span><text:span text:style-name="T756_18">para</text:span><text:span text:style-name="T756_19"><text:s/></text:span><text:span text:style-name="T756_20">o</text:span><text:span text:style-name="T756_21"><text:s/></text:span><text:span text:style-name="T756_22">e</text:span><text:span text:style-name="T756_23">-</text:span><text:span text:style-name="T756_24">mail</text:span><text:span text:style-name="T756_25"><text:s/></text:span><text:span text:style-name="T756_26">do</text:span><text:span text:style-name="T756_27"><text:s/></text:span><text:span text:style-name="T756_28">usuário</text:span><text:span text:style-name="T756_29">.</text:span></text:p>
      <text:p text:style-name="P757"><text:span text:style-name="T757_1">4-</text:span><text:span text:style-name="T757_2">O</text:span><text:span text:style-name="T757_3"><text:s/></text:span><text:span text:style-name="T757_4">usuário</text:span><text:span text:style-name="T757_5"><text:s/></text:span><text:span text:style-name="T757_6">receberá</text:span><text:span text:style-name="T757_7"><text:s/></text:span><text:span text:style-name="T757_8">a</text:span><text:span text:style-name="T757_9"><text:s/></text:span><text:span text:style-name="T757_10">nova</text:span><text:span text:style-name="T757_11"><text:s/></text:span><text:span text:style-name="T757_12">senha</text:span><text:span text:style-name="T757_13"><text:s/></text:span><text:span text:style-name="T757_14">no</text:span><text:span text:style-name="T757_15"><text:s/></text:span><text:span text:style-name="T757_16">e</text:span><text:span text:style-name="T757_17">-</text:span><text:span text:style-name="T757_18">mail</text:span><text:span text:style-name="T757_19"><text:s/></text:span><text:span text:style-name="T757_20">e</text:span><text:span text:style-name="T757_21"><text:s/></text:span><text:span text:style-name="T757_22">poderá</text:span><text:span text:style-name="T757_23"><text:s/></text:span><text:span text:style-name="T757_24">entrar</text:span><text:span text:style-name="T757_25"><text:s/></text:span><text:span text:style-name="T757_26">novamente</text:span><text:span text:style-name="T757_27"><text:s/></text:span><text:span text:style-name="T757_28">no</text:span><text:span text:style-name="T757_29"><text:s/></text:span><text:span text:style-name="T757_30">sistema</text:span><text:span text:style-name="T757_31">.</text:span></text:p>
      <text:p text:style-name="P758"><text:span text:style-name="T758_1">Fluxo</text:span><text:span text:style-name="T758_2"><text:s/></text:span><text:span text:style-name="T758_3">Alternativo</text:span><text:span text:style-name="T758_4"><text:s/>1:</text:span></text:p>
      <text:p text:style-name="P759"><text:span text:style-name="T759_1"><text:tab/></text:span><text:span text:style-name="T759_2">O</text:span><text:span text:style-name="T759_3"><text:s/></text:span><text:span text:style-name="T759_4">usuário</text:span><text:span text:style-name="T759_5"><text:s/></text:span><text:span text:style-name="T759_6">poderá</text:span><text:span text:style-name="T759_7"><text:s/></text:span><text:span text:style-name="T759_8">selecionar</text:span><text:span text:style-name="T759_9"><text:s/></text:span><text:span text:style-name="T759_10">a</text:span><text:span text:style-name="T759_11"><text:s/></text:span><text:span text:style-name="T759_12">opção</text:span><text:span text:style-name="T759_13"><text:s/></text:span><text:span text:style-name="T759_14">voltar</text:span><text:span text:style-name="T759_15"><text:s/></text:span><text:span text:style-name="T759_16">a</text:span><text:span text:style-name="T759_17"><text:s/></text:span><text:span text:style-name="T759_18">qualquer</text:span><text:span text:style-name="T759_19"><text:s/></text:span><text:span text:style-name="T759_20">momento</text:span><text:span text:style-name="T759_21"><text:s/></text:span><text:span text:style-name="T759_22">do</text:span><text:span text:style-name="T759_23"><text:s/></text:span><text:span text:style-name="T759_24">fluxo</text:span><text:span text:style-name="T759_25"><text:s/></text:span><text:span text:style-name="T759_26">principal</text:span><text:span text:style-name="T759_27">.</text:span></text:p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font-size="14pt" style:font-size-asian="14pt" style:font-size-complex="14pt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00000a" fo:font-size="13pt" style:font-size-asian="13pt" style:font-size-complex="13pt"/>
    </style:style>
    <style:style style:name="Heading_20_4" style:display-name="Heading 4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margin-top="0.423cm" fo:margin-bottom="0.212cm" fo:keep-with-next="always" style:writing-mode="lr-tb"/>
      <style:text-properties fo:font-size="28pt" style:font-size-asian="28pt" style:font-size-complex="28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•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∙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0.021cm" fo:margin-bottom="0.021cm" style:dynamic-spacing="true"/>
      </style:header-style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Documento</text:span><text:span text:style-name="T1_2"><text:s/></text:span><text:span text:style-name="T1_3">de</text:span><text:span text:style-name="T1_4"><text:s/></text:span><text:span text:style-name="T1_5">Requisitos</text:span></text:p>
        <text:p text:style-name="P2"/>
      </style:header>
      <style:footer>
        <text:p text:style-name="P3"><text:span text:style-name="T3_1"><text:page-number text:select-page="current"/></text:span></text:p>
        <text:p text:style-name="P4"/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